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5" table:default-cell-style-name="Default"/>
        <table:table-column table:style-name="co5" table:number-columns-repeated="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  <table:table-cell office:value-type="string" calcext:value-type="string">
            <text:p>NET_P_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3.388453" calcext:value-type="float">
            <text:p>3.388453</text:p>
          </table:table-cell>
          <table:table-cell office:value-type="float" office:value="135.7592" calcext:value-type="float">
            <text:p>135.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6744" calcext:value-type="float">
            <text:p>32.767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6924895" calcext:value-type="float">
            <text:p>6.924895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6906726" calcext:value-type="float">
            <text:p>6.906726E-08</text:p>
          </table:table-cell>
          <table:table-cell office:value-type="float" office:value="1171.54" calcext:value-type="float">
            <text:p>1171.54</text:p>
          </table:table-cell>
          <table:table-cell office:value-type="float" office:value="1.424977" calcext:value-type="float">
            <text:p>1.424977</text:p>
          </table:table-cell>
          <table:table-cell office:value-type="float" office:value="0" calcext:value-type="float">
            <text:p>0</text:p>
          </table:table-cell>
          <table:table-cell office:value-type="float" office:value="0.02708119" calcext:value-type="float">
            <text:p>0.02708119</text:p>
          </table:table-cell>
          <table:table-cell office:value-type="float" office:value="0.1186388" calcext:value-type="float">
            <text:p>0.1186388</text:p>
          </table:table-cell>
          <table:table-cell office:value-type="float" office:value="0.1875078" calcext:value-type="float">
            <text:p>0.1875078</text:p>
          </table:table-cell>
          <table:table-cell office:value-type="float" office:value="0.03691444" calcext:value-type="float">
            <text:p>0.03691444</text:p>
          </table:table-cell>
          <table:table-cell office:value-type="float" office:value="0.02783328" calcext:value-type="float">
            <text:p>0.02783328</text:p>
          </table:table-cell>
          <table:table-cell office:value-type="float" office:value="0.02027029" calcext:value-type="float">
            <text:p>0.02027029</text:p>
          </table:table-cell>
          <table:table-cell office:value-type="float" office:value="0.02707933" calcext:value-type="float">
            <text:p>0.02707933</text:p>
          </table:table-cell>
          <table:table-cell office:value-type="float" office:value="0.07184795" calcext:value-type="float">
            <text:p>0.07184795</text:p>
          </table:table-cell>
          <table:table-cell office:value-type="float" office:value="0.1386772" calcext:value-type="float">
            <text:p>0.1386772</text:p>
          </table:table-cell>
          <table:table-cell office:value-type="float" office:value="0.142262" calcext:value-type="float">
            <text:p>0.142262</text:p>
          </table:table-cell>
          <table:table-cell office:value-type="float" office:value="0.1475315" calcext:value-type="float">
            <text:p>0.1475315</text:p>
          </table:table-cell>
          <table:table-cell office:value-type="float" office:value="0.1533961" calcext:value-type="float">
            <text:p>0.1533961</text:p>
          </table:table-cell>
          <table:table-cell office:value-type="float" office:value="0.1636539" calcext:value-type="float">
            <text:p>0.1636539</text:p>
          </table:table-cell>
          <table:table-cell office:value-type="float" office:value="0.1687047" calcext:value-type="float">
            <text:p>0.1687047</text:p>
          </table:table-cell>
          <table:table-cell office:value-type="float" office:value="0" calcext:value-type="float">
            <text:p>0</text:p>
          </table:table-cell>
          <table:table-cell office:value-type="float" office:value="17.97622" calcext:value-type="float">
            <text:p>17.97622</text:p>
          </table:table-cell>
          <table:table-cell office:value-type="float" office:value="17.28521" calcext:value-type="float">
            <text:p>17.28521</text:p>
          </table:table-cell>
          <table:table-cell office:value-type="float" office:value="28.76797" calcext:value-type="float">
            <text:p>28.76797</text:p>
          </table:table-cell>
          <table:table-cell office:value-type="float" office:value="6.119859" calcext:value-type="float">
            <text:p>6.119859</text:p>
          </table:table-cell>
          <table:table-cell office:value-type="float" office:value="4.886878" calcext:value-type="float">
            <text:p>4.886878</text:p>
          </table:table-cell>
          <table:table-cell office:value-type="float" office:value="2.188444" calcext:value-type="float">
            <text:p>2.188444</text:p>
          </table:table-cell>
          <table:table-cell office:value-type="float" office:value="2.097516" calcext:value-type="float">
            <text:p>2.097516</text:p>
          </table:table-cell>
          <table:table-cell office:value-type="float" office:value="4.538043" calcext:value-type="float">
            <text:p>4.538043</text:p>
          </table:table-cell>
          <table:table-cell office:value-type="float" office:value="7.41026" calcext:value-type="float">
            <text:p>7.41026</text:p>
          </table:table-cell>
          <table:table-cell office:value-type="float" office:value="7.746217" calcext:value-type="float">
            <text:p>7.746217</text:p>
          </table:table-cell>
          <table:table-cell office:value-type="float" office:value="8.264147" calcext:value-type="float">
            <text:p>8.264147</text:p>
          </table:table-cell>
          <table:table-cell office:value-type="float" office:value="8.787143" calcext:value-type="float">
            <text:p>8.787143</text:p>
          </table:table-cell>
          <table:table-cell office:value-type="float" office:value="9.772931" calcext:value-type="float">
            <text:p>9.772931</text:p>
          </table:table-cell>
          <table:table-cell office:value-type="float" office:value="10.26327" calcext:value-type="float">
            <text:p>10.26327</text:p>
          </table:table-cell>
          <table:table-cell office:value-type="float" office:value="0" calcext:value-type="float">
            <text:p>0</text:p>
          </table:table-cell>
          <table:table-cell office:value-type="float" office:value="0.009758644" calcext:value-type="float">
            <text:p>0.00975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25832" calcext:value-type="float">
            <text:p>0.0001225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3.388408" calcext:value-type="float">
            <text:p>3.388408</text:p>
          </table:table-cell>
          <table:table-cell office:value-type="float" office:value="135.759" calcext:value-type="float">
            <text:p>135.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836" calcext:value-type="float">
            <text:p>32.78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924895" calcext:value-type="float">
            <text:p>6.924895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6906726" calcext:value-type="float">
            <text:p>6.906726E-08</text:p>
          </table:table-cell>
          <table:table-cell office:value-type="float" office:value="1171.524" calcext:value-type="float">
            <text:p>1171.524</text:p>
          </table:table-cell>
          <table:table-cell office:value-type="float" office:value="1.428255" calcext:value-type="float">
            <text:p>1.428255</text:p>
          </table:table-cell>
          <table:table-cell office:value-type="float" office:value="0" calcext:value-type="float">
            <text:p>0</text:p>
          </table:table-cell>
          <table:table-cell office:value-type="float" office:value="0.02680795" calcext:value-type="float">
            <text:p>0.02680795</text:p>
          </table:table-cell>
          <table:table-cell office:value-type="float" office:value="0.1187763" calcext:value-type="float">
            <text:p>0.1187763</text:p>
          </table:table-cell>
          <table:table-cell office:value-type="float" office:value="0.1884704" calcext:value-type="float">
            <text:p>0.1884704</text:p>
          </table:table-cell>
          <table:table-cell office:value-type="float" office:value="0.03614959" calcext:value-type="float">
            <text:p>0.03614959</text:p>
          </table:table-cell>
          <table:table-cell office:value-type="float" office:value="0.02715829" calcext:value-type="float">
            <text:p>0.02715829</text:p>
          </table:table-cell>
          <table:table-cell office:value-type="float" office:value="0.02030735" calcext:value-type="float">
            <text:p>0.02030735</text:p>
          </table:table-cell>
          <table:table-cell office:value-type="float" office:value="0.02736854" calcext:value-type="float">
            <text:p>0.02736854</text:p>
          </table:table-cell>
          <table:table-cell office:value-type="float" office:value="0.0719069" calcext:value-type="float">
            <text:p>0.0719069</text:p>
          </table:table-cell>
          <table:table-cell office:value-type="float" office:value="0.1387455" calcext:value-type="float">
            <text:p>0.1387455</text:p>
          </table:table-cell>
          <table:table-cell office:value-type="float" office:value="0.1423245" calcext:value-type="float">
            <text:p>0.1423245</text:p>
          </table:table-cell>
          <table:table-cell office:value-type="float" office:value="0.1475939" calcext:value-type="float">
            <text:p>0.1475939</text:p>
          </table:table-cell>
          <table:table-cell office:value-type="float" office:value="0.1534491" calcext:value-type="float">
            <text:p>0.1534491</text:p>
          </table:table-cell>
          <table:table-cell office:value-type="float" office:value="0.1637029" calcext:value-type="float">
            <text:p>0.1637029</text:p>
          </table:table-cell>
          <table:table-cell office:value-type="float" office:value="0.168752" calcext:value-type="float">
            <text:p>0.168752</text:p>
          </table:table-cell>
          <table:table-cell office:value-type="float" office:value="0" calcext:value-type="float">
            <text:p>0</text:p>
          </table:table-cell>
          <table:table-cell office:value-type="float" office:value="17.9362" calcext:value-type="float">
            <text:p>17.9362</text:p>
          </table:table-cell>
          <table:table-cell office:value-type="float" office:value="17.27373" calcext:value-type="float">
            <text:p>17.27373</text:p>
          </table:table-cell>
          <table:table-cell office:value-type="float" office:value="28.74354" calcext:value-type="float">
            <text:p>28.74354</text:p>
          </table:table-cell>
          <table:table-cell office:value-type="float" office:value="6.114155" calcext:value-type="float">
            <text:p>6.114155</text:p>
          </table:table-cell>
          <table:table-cell office:value-type="float" office:value="4.881627" calcext:value-type="float">
            <text:p>4.881627</text:p>
          </table:table-cell>
          <table:table-cell office:value-type="float" office:value="2.188553" calcext:value-type="float">
            <text:p>2.188553</text:p>
          </table:table-cell>
          <table:table-cell office:value-type="float" office:value="2.098946" calcext:value-type="float">
            <text:p>2.098946</text:p>
          </table:table-cell>
          <table:table-cell office:value-type="float" office:value="4.5422" calcext:value-type="float">
            <text:p>4.5422</text:p>
          </table:table-cell>
          <table:table-cell office:value-type="float" office:value="7.416477" calcext:value-type="float">
            <text:p>7.416477</text:p>
          </table:table-cell>
          <table:table-cell office:value-type="float" office:value="7.752291" calcext:value-type="float">
            <text:p>7.752291</text:p>
          </table:table-cell>
          <table:table-cell office:value-type="float" office:value="8.270085" calcext:value-type="float">
            <text:p>8.270085</text:p>
          </table:table-cell>
          <table:table-cell office:value-type="float" office:value="8.792568" calcext:value-type="float">
            <text:p>8.792568</text:p>
          </table:table-cell>
          <table:table-cell office:value-type="float" office:value="9.777428" calcext:value-type="float">
            <text:p>9.777428</text:p>
          </table:table-cell>
          <table:table-cell office:value-type="float" office:value="10.26764" calcext:value-type="float">
            <text:p>10.26764</text:p>
          </table:table-cell>
          <table:table-cell office:value-type="float" office:value="0" calcext:value-type="float">
            <text:p>0</text:p>
          </table:table-cell>
          <table:table-cell office:value-type="float" office:value="0.009751189" calcext:value-type="float">
            <text:p>0.009751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21849" calcext:value-type="float">
            <text:p>0.0002321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3.388408" calcext:value-type="float">
            <text:p>3.388408</text:p>
          </table:table-cell>
          <table:table-cell office:value-type="float" office:value="135.7587" calcext:value-type="float">
            <text:p>135.7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9994" calcext:value-type="float">
            <text:p>32.79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7867204" calcext:value-type="float">
            <text:p>7.867204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7848057" calcext:value-type="float">
            <text:p>7.848057E-08</text:p>
          </table:table-cell>
          <table:table-cell office:value-type="float" office:value="1171.507" calcext:value-type="float">
            <text:p>1171.507</text:p>
          </table:table-cell>
          <table:table-cell office:value-type="float" office:value="1.428485" calcext:value-type="float">
            <text:p>1.428485</text:p>
          </table:table-cell>
          <table:table-cell office:value-type="float" office:value="0" calcext:value-type="float">
            <text:p>0</text:p>
          </table:table-cell>
          <table:table-cell office:value-type="float" office:value="0.08410187" calcext:value-type="float">
            <text:p>0.08410187</text:p>
          </table:table-cell>
          <table:table-cell office:value-type="float" office:value="0.1242577" calcext:value-type="float">
            <text:p>0.1242577</text:p>
          </table:table-cell>
          <table:table-cell office:value-type="float" office:value="0.1865708" calcext:value-type="float">
            <text:p>0.1865708</text:p>
          </table:table-cell>
          <table:table-cell office:value-type="float" office:value="0.03672149" calcext:value-type="float">
            <text:p>0.03672149</text:p>
          </table:table-cell>
          <table:table-cell office:value-type="float" office:value="0.02739498" calcext:value-type="float">
            <text:p>0.02739498</text:p>
          </table:table-cell>
          <table:table-cell office:value-type="float" office:value="0.02025885" calcext:value-type="float">
            <text:p>0.02025885</text:p>
          </table:table-cell>
          <table:table-cell office:value-type="float" office:value="0.02748169" calcext:value-type="float">
            <text:p>0.02748169</text:p>
          </table:table-cell>
          <table:table-cell office:value-type="float" office:value="0.07198159" calcext:value-type="float">
            <text:p>0.07198159</text:p>
          </table:table-cell>
          <table:table-cell office:value-type="float" office:value="0.1388171" calcext:value-type="float">
            <text:p>0.1388171</text:p>
          </table:table-cell>
          <table:table-cell office:value-type="float" office:value="0.1423875" calcext:value-type="float">
            <text:p>0.1423875</text:p>
          </table:table-cell>
          <table:table-cell office:value-type="float" office:value="0.1476565" calcext:value-type="float">
            <text:p>0.1476565</text:p>
          </table:table-cell>
          <table:table-cell office:value-type="float" office:value="0.1535037" calcext:value-type="float">
            <text:p>0.1535037</text:p>
          </table:table-cell>
          <table:table-cell office:value-type="float" office:value="0.163752" calcext:value-type="float">
            <text:p>0.163752</text:p>
          </table:table-cell>
          <table:table-cell office:value-type="float" office:value="0.168799" calcext:value-type="float">
            <text:p>0.168799</text:p>
          </table:table-cell>
          <table:table-cell office:value-type="float" office:value="0" calcext:value-type="float">
            <text:p>0</text:p>
          </table:table-cell>
          <table:table-cell office:value-type="float" office:value="17.91304" calcext:value-type="float">
            <text:p>17.91304</text:p>
          </table:table-cell>
          <table:table-cell office:value-type="float" office:value="17.26268" calcext:value-type="float">
            <text:p>17.26268</text:p>
          </table:table-cell>
          <table:table-cell office:value-type="float" office:value="28.7191" calcext:value-type="float">
            <text:p>28.7191</text:p>
          </table:table-cell>
          <table:table-cell office:value-type="float" office:value="6.10828" calcext:value-type="float">
            <text:p>6.10828</text:p>
          </table:table-cell>
          <table:table-cell office:value-type="float" office:value="4.876175" calcext:value-type="float">
            <text:p>4.876175</text:p>
          </table:table-cell>
          <table:table-cell office:value-type="float" office:value="2.188664" calcext:value-type="float">
            <text:p>2.188664</text:p>
          </table:table-cell>
          <table:table-cell office:value-type="float" office:value="2.100413" calcext:value-type="float">
            <text:p>2.100413</text:p>
          </table:table-cell>
          <table:table-cell office:value-type="float" office:value="4.546359" calcext:value-type="float">
            <text:p>4.546359</text:p>
          </table:table-cell>
          <table:table-cell office:value-type="float" office:value="7.422693" calcext:value-type="float">
            <text:p>7.422693</text:p>
          </table:table-cell>
          <table:table-cell office:value-type="float" office:value="7.758368" calcext:value-type="float">
            <text:p>7.758368</text:p>
          </table:table-cell>
          <table:table-cell office:value-type="float" office:value="8.276025" calcext:value-type="float">
            <text:p>8.276025</text:p>
          </table:table-cell>
          <table:table-cell office:value-type="float" office:value="8.797999" calcext:value-type="float">
            <text:p>8.797999</text:p>
          </table:table-cell>
          <table:table-cell office:value-type="float" office:value="9.781924" calcext:value-type="float">
            <text:p>9.781924</text:p>
          </table:table-cell>
          <table:table-cell office:value-type="float" office:value="10.27052" calcext:value-type="float">
            <text:p>10.27052</text:p>
          </table:table-cell>
          <table:table-cell office:value-type="float" office:value="0" calcext:value-type="float">
            <text:p>0</text:p>
          </table:table-cell>
          <table:table-cell office:value-type="float" office:value="0.02785023" calcext:value-type="float">
            <text:p>0.0278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0334" calcext:value-type="float">
            <text:p>0.000530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3.388269" calcext:value-type="float">
            <text:p>3.388269</text:p>
          </table:table-cell>
          <table:table-cell office:value-type="float" office:value="135.7583" calcext:value-type="float">
            <text:p>135.7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1657" calcext:value-type="float">
            <text:p>32.81657</text:p>
          </table:table-cell>
          <table:table-cell office:value-type="float" office:value="0" calcext:value-type="float">
            <text:p>0</text:p>
          </table:table-cell>
          <table:table-cell office:value-type="float" office:value="0.00000001355046" calcext:value-type="float">
            <text:p>1.35504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356697" calcext:value-type="float">
            <text:p>1.356697E-07</text:p>
          </table:table-cell>
          <table:table-cell office:value-type="float" office:value="1171.49" calcext:value-type="float">
            <text:p>1171.49</text:p>
          </table:table-cell>
          <table:table-cell office:value-type="float" office:value="1.428263" calcext:value-type="float">
            <text:p>1.428263</text:p>
          </table:table-cell>
          <table:table-cell office:value-type="float" office:value="0" calcext:value-type="float">
            <text:p>0</text:p>
          </table:table-cell>
          <table:table-cell office:value-type="float" office:value="0.09003688" calcext:value-type="float">
            <text:p>0.09003688</text:p>
          </table:table-cell>
          <table:table-cell office:value-type="float" office:value="0.1410023" calcext:value-type="float">
            <text:p>0.1410023</text:p>
          </table:table-cell>
          <table:table-cell office:value-type="float" office:value="0.1864911" calcext:value-type="float">
            <text:p>0.1864911</text:p>
          </table:table-cell>
          <table:table-cell office:value-type="float" office:value="0.03769294" calcext:value-type="float">
            <text:p>0.03769294</text:p>
          </table:table-cell>
          <table:table-cell office:value-type="float" office:value="0.02852682" calcext:value-type="float">
            <text:p>0.02852682</text:p>
          </table:table-cell>
          <table:table-cell office:value-type="float" office:value="0.02022261" calcext:value-type="float">
            <text:p>0.02022261</text:p>
          </table:table-cell>
          <table:table-cell office:value-type="float" office:value="0.02742632" calcext:value-type="float">
            <text:p>0.02742632</text:p>
          </table:table-cell>
          <table:table-cell office:value-type="float" office:value="0.07200254" calcext:value-type="float">
            <text:p>0.07200254</text:p>
          </table:table-cell>
          <table:table-cell office:value-type="float" office:value="0.1388847" calcext:value-type="float">
            <text:p>0.1388847</text:p>
          </table:table-cell>
          <table:table-cell office:value-type="float" office:value="0.142451" calcext:value-type="float">
            <text:p>0.142451</text:p>
          </table:table-cell>
          <table:table-cell office:value-type="float" office:value="0.1477193" calcext:value-type="float">
            <text:p>0.1477193</text:p>
          </table:table-cell>
          <table:table-cell office:value-type="float" office:value="0.153557" calcext:value-type="float">
            <text:p>0.153557</text:p>
          </table:table-cell>
          <table:table-cell office:value-type="float" office:value="0.1638009" calcext:value-type="float">
            <text:p>0.1638009</text:p>
          </table:table-cell>
          <table:table-cell office:value-type="float" office:value="0.1688452" calcext:value-type="float">
            <text:p>0.1688452</text:p>
          </table:table-cell>
          <table:table-cell office:value-type="float" office:value="0" calcext:value-type="float">
            <text:p>0</text:p>
          </table:table-cell>
          <table:table-cell office:value-type="float" office:value="17.90136" calcext:value-type="float">
            <text:p>17.90136</text:p>
          </table:table-cell>
          <table:table-cell office:value-type="float" office:value="17.25677" calcext:value-type="float">
            <text:p>17.25677</text:p>
          </table:table-cell>
          <table:table-cell office:value-type="float" office:value="28.69441" calcext:value-type="float">
            <text:p>28.69441</text:p>
          </table:table-cell>
          <table:table-cell office:value-type="float" office:value="6.102905" calcext:value-type="float">
            <text:p>6.102905</text:p>
          </table:table-cell>
          <table:table-cell office:value-type="float" office:value="4.871172" calcext:value-type="float">
            <text:p>4.871172</text:p>
          </table:table-cell>
          <table:table-cell office:value-type="float" office:value="2.188763" calcext:value-type="float">
            <text:p>2.188763</text:p>
          </table:table-cell>
          <table:table-cell office:value-type="float" office:value="2.10187" calcext:value-type="float">
            <text:p>2.10187</text:p>
          </table:table-cell>
          <table:table-cell office:value-type="float" office:value="4.550497" calcext:value-type="float">
            <text:p>4.550497</text:p>
          </table:table-cell>
          <table:table-cell office:value-type="float" office:value="7.428885" calcext:value-type="float">
            <text:p>7.428885</text:p>
          </table:table-cell>
          <table:table-cell office:value-type="float" office:value="7.764371" calcext:value-type="float">
            <text:p>7.764371</text:p>
          </table:table-cell>
          <table:table-cell office:value-type="float" office:value="8.281964" calcext:value-type="float">
            <text:p>8.281964</text:p>
          </table:table-cell>
          <table:table-cell office:value-type="float" office:value="8.803427" calcext:value-type="float">
            <text:p>8.803427</text:p>
          </table:table-cell>
          <table:table-cell office:value-type="float" office:value="9.786421" calcext:value-type="float">
            <text:p>9.786421</text:p>
          </table:table-cell>
          <table:table-cell office:value-type="float" office:value="10.26942" calcext:value-type="float">
            <text:p>10.26942</text:p>
          </table:table-cell>
          <table:table-cell office:value-type="float" office:value="0" calcext:value-type="float">
            <text:p>0</text:p>
          </table:table-cell>
          <table:table-cell office:value-type="float" office:value="0.02452281" calcext:value-type="float">
            <text:p>0.02452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734778" calcext:value-type="float">
            <text:p>0.0009734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3.388077" calcext:value-type="float">
            <text:p>3.388077</text:p>
          </table:table-cell>
          <table:table-cell office:value-type="float" office:value="135.758" calcext:value-type="float">
            <text:p>135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3353" calcext:value-type="float">
            <text:p>32.833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0786" calcext:value-type="float">
            <text:p>1.45078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3365" calcext:value-type="float">
            <text:p>1.453365E-07</text:p>
          </table:table-cell>
          <table:table-cell office:value-type="float" office:value="1171.474" calcext:value-type="float">
            <text:p>1171.474</text:p>
          </table:table-cell>
          <table:table-cell office:value-type="float" office:value="1.427921" calcext:value-type="float">
            <text:p>1.427921</text:p>
          </table:table-cell>
          <table:table-cell office:value-type="float" office:value="0" calcext:value-type="float">
            <text:p>0</text:p>
          </table:table-cell>
          <table:table-cell office:value-type="float" office:value="0.09597047" calcext:value-type="float">
            <text:p>0.09597047</text:p>
          </table:table-cell>
          <table:table-cell office:value-type="float" office:value="0.1395285" calcext:value-type="float">
            <text:p>0.1395285</text:p>
          </table:table-cell>
          <table:table-cell office:value-type="float" office:value="0.202061" calcext:value-type="float">
            <text:p>0.202061</text:p>
          </table:table-cell>
          <table:table-cell office:value-type="float" office:value="0.03825303" calcext:value-type="float">
            <text:p>0.03825303</text:p>
          </table:table-cell>
          <table:table-cell office:value-type="float" office:value="0.02908191" calcext:value-type="float">
            <text:p>0.02908191</text:p>
          </table:table-cell>
          <table:table-cell office:value-type="float" office:value="0.0201954" calcext:value-type="float">
            <text:p>0.0201954</text:p>
          </table:table-cell>
          <table:table-cell office:value-type="float" office:value="0.02737288" calcext:value-type="float">
            <text:p>0.02737288</text:p>
          </table:table-cell>
          <table:table-cell office:value-type="float" office:value="0.07199748" calcext:value-type="float">
            <text:p>0.07199748</text:p>
          </table:table-cell>
          <table:table-cell office:value-type="float" office:value="0.1389411" calcext:value-type="float">
            <text:p>0.1389411</text:p>
          </table:table-cell>
          <table:table-cell office:value-type="float" office:value="0.1425131" calcext:value-type="float">
            <text:p>0.1425131</text:p>
          </table:table-cell>
          <table:table-cell office:value-type="float" office:value="0.1477819" calcext:value-type="float">
            <text:p>0.1477819</text:p>
          </table:table-cell>
          <table:table-cell office:value-type="float" office:value="0.1536102" calcext:value-type="float">
            <text:p>0.1536102</text:p>
          </table:table-cell>
          <table:table-cell office:value-type="float" office:value="0.1638495" calcext:value-type="float">
            <text:p>0.1638495</text:p>
          </table:table-cell>
          <table:table-cell office:value-type="float" office:value="0.168891" calcext:value-type="float">
            <text:p>0.168891</text:p>
          </table:table-cell>
          <table:table-cell office:value-type="float" office:value="0" calcext:value-type="float">
            <text:p>0</text:p>
          </table:table-cell>
          <table:table-cell office:value-type="float" office:value="17.8922" calcext:value-type="float">
            <text:p>17.8922</text:p>
          </table:table-cell>
          <table:table-cell office:value-type="float" office:value="17.2541" calcext:value-type="float">
            <text:p>17.2541</text:p>
          </table:table-cell>
          <table:table-cell office:value-type="float" office:value="28.67326" calcext:value-type="float">
            <text:p>28.67326</text:p>
          </table:table-cell>
          <table:table-cell office:value-type="float" office:value="6.097846" calcext:value-type="float">
            <text:p>6.097846</text:p>
          </table:table-cell>
          <table:table-cell office:value-type="float" office:value="4.86651" calcext:value-type="float">
            <text:p>4.86651</text:p>
          </table:table-cell>
          <table:table-cell office:value-type="float" office:value="2.188854" calcext:value-type="float">
            <text:p>2.188854</text:p>
          </table:table-cell>
          <table:table-cell office:value-type="float" office:value="2.10331" calcext:value-type="float">
            <text:p>2.10331</text:p>
          </table:table-cell>
          <table:table-cell office:value-type="float" office:value="4.554624" calcext:value-type="float">
            <text:p>4.554624</text:p>
          </table:table-cell>
          <table:table-cell office:value-type="float" office:value="7.435056" calcext:value-type="float">
            <text:p>7.435056</text:p>
          </table:table-cell>
          <table:table-cell office:value-type="float" office:value="7.770368" calcext:value-type="float">
            <text:p>7.770368</text:p>
          </table:table-cell>
          <table:table-cell office:value-type="float" office:value="8.287903" calcext:value-type="float">
            <text:p>8.287903</text:p>
          </table:table-cell>
          <table:table-cell office:value-type="float" office:value="8.808849" calcext:value-type="float">
            <text:p>8.808849</text:p>
          </table:table-cell>
          <table:table-cell office:value-type="float" office:value="9.790917" calcext:value-type="float">
            <text:p>9.790917</text:p>
          </table:table-cell>
          <table:table-cell office:value-type="float" office:value="10.26555" calcext:value-type="float">
            <text:p>10.26555</text:p>
          </table:table-cell>
          <table:table-cell office:value-type="float" office:value="0" calcext:value-type="float">
            <text:p>0</text:p>
          </table:table-cell>
          <table:table-cell office:value-type="float" office:value="0.02291429" calcext:value-type="float">
            <text:p>0.0229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64998" calcext:value-type="float">
            <text:p>0.001464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3.387958" calcext:value-type="float">
            <text:p>3.387958</text:p>
          </table:table-cell>
          <table:table-cell office:value-type="float" office:value="135.7577" calcext:value-type="float">
            <text:p>135.7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5086" calcext:value-type="float">
            <text:p>32.850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061" calcext:value-type="float">
            <text:p>1.45506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681" calcext:value-type="float">
            <text:p>1.457681E-07</text:p>
          </table:table-cell>
          <table:table-cell office:value-type="float" office:value="1171.457" calcext:value-type="float">
            <text:p>1171.457</text:p>
          </table:table-cell>
          <table:table-cell office:value-type="float" office:value="1.42761" calcext:value-type="float">
            <text:p>1.42761</text:p>
          </table:table-cell>
          <table:table-cell office:value-type="float" office:value="0" calcext:value-type="float">
            <text:p>0</text:p>
          </table:table-cell>
          <table:table-cell office:value-type="float" office:value="0.07353791" calcext:value-type="float">
            <text:p>0.07353791</text:p>
          </table:table-cell>
          <table:table-cell office:value-type="float" office:value="0.1277732" calcext:value-type="float">
            <text:p>0.1277732</text:p>
          </table:table-cell>
          <table:table-cell office:value-type="float" office:value="0.2159087" calcext:value-type="float">
            <text:p>0.2159087</text:p>
          </table:table-cell>
          <table:table-cell office:value-type="float" office:value="0.03830707" calcext:value-type="float">
            <text:p>0.03830707</text:p>
          </table:table-cell>
          <table:table-cell office:value-type="float" office:value="0.02938081" calcext:value-type="float">
            <text:p>0.02938081</text:p>
          </table:table-cell>
          <table:table-cell office:value-type="float" office:value="0.02018009" calcext:value-type="float">
            <text:p>0.02018009</text:p>
          </table:table-cell>
          <table:table-cell office:value-type="float" office:value="0.02734054" calcext:value-type="float">
            <text:p>0.02734054</text:p>
          </table:table-cell>
          <table:table-cell office:value-type="float" office:value="0.0719891" calcext:value-type="float">
            <text:p>0.0719891</text:p>
          </table:table-cell>
          <table:table-cell office:value-type="float" office:value="0.13899" calcext:value-type="float">
            <text:p>0.13899</text:p>
          </table:table-cell>
          <table:table-cell office:value-type="float" office:value="0.1425731" calcext:value-type="float">
            <text:p>0.1425731</text:p>
          </table:table-cell>
          <table:table-cell office:value-type="float" office:value="0.1478444" calcext:value-type="float">
            <text:p>0.1478444</text:p>
          </table:table-cell>
          <table:table-cell office:value-type="float" office:value="0.1536639" calcext:value-type="float">
            <text:p>0.1536639</text:p>
          </table:table-cell>
          <table:table-cell office:value-type="float" office:value="0.1638987" calcext:value-type="float">
            <text:p>0.1638987</text:p>
          </table:table-cell>
          <table:table-cell office:value-type="float" office:value="0.1689377" calcext:value-type="float">
            <text:p>0.1689377</text:p>
          </table:table-cell>
          <table:table-cell office:value-type="float" office:value="0" calcext:value-type="float">
            <text:p>0</text:p>
          </table:table-cell>
          <table:table-cell office:value-type="float" office:value="17.88028" calcext:value-type="float">
            <text:p>17.88028</text:p>
          </table:table-cell>
          <table:table-cell office:value-type="float" office:value="17.24861" calcext:value-type="float">
            <text:p>17.24861</text:p>
          </table:table-cell>
          <table:table-cell office:value-type="float" office:value="28.66215" calcext:value-type="float">
            <text:p>28.66215</text:p>
          </table:table-cell>
          <table:table-cell office:value-type="float" office:value="6.092943" calcext:value-type="float">
            <text:p>6.092943</text:p>
          </table:table-cell>
          <table:table-cell office:value-type="float" office:value="4.862047" calcext:value-type="float">
            <text:p>4.862047</text:p>
          </table:table-cell>
          <table:table-cell office:value-type="float" office:value="2.18894" calcext:value-type="float">
            <text:p>2.18894</text:p>
          </table:table-cell>
          <table:table-cell office:value-type="float" office:value="2.104732" calcext:value-type="float">
            <text:p>2.104732</text:p>
          </table:table-cell>
          <table:table-cell office:value-type="float" office:value="4.558728" calcext:value-type="float">
            <text:p>4.558728</text:p>
          </table:table-cell>
          <table:table-cell office:value-type="float" office:value="7.441227" calcext:value-type="float">
            <text:p>7.441227</text:p>
          </table:table-cell>
          <table:table-cell office:value-type="float" office:value="7.776367" calcext:value-type="float">
            <text:p>7.776367</text:p>
          </table:table-cell>
          <table:table-cell office:value-type="float" office:value="8.293842" calcext:value-type="float">
            <text:p>8.293842</text:p>
          </table:table-cell>
          <table:table-cell office:value-type="float" office:value="8.814281" calcext:value-type="float">
            <text:p>8.814281</text:p>
          </table:table-cell>
          <table:table-cell office:value-type="float" office:value="9.795414" calcext:value-type="float">
            <text:p>9.795414</text:p>
          </table:table-cell>
          <table:table-cell office:value-type="float" office:value="10.26307" calcext:value-type="float">
            <text:p>10.26307</text:p>
          </table:table-cell>
          <table:table-cell office:value-type="float" office:value="0" calcext:value-type="float">
            <text:p>0</text:p>
          </table:table-cell>
          <table:table-cell office:value-type="float" office:value="0.008192366" calcext:value-type="float">
            <text:p>0.008192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70177" calcext:value-type="float">
            <text:p>0.001870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3.387821" calcext:value-type="float">
            <text:p>3.387821</text:p>
          </table:table-cell>
          <table:table-cell office:value-type="float" office:value="135.7574" calcext:value-type="float">
            <text:p>135.7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6821" calcext:value-type="float">
            <text:p>32.86821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061" calcext:value-type="float">
            <text:p>1.45506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681" calcext:value-type="float">
            <text:p>1.457681E-07</text:p>
          </table:table-cell>
          <table:table-cell office:value-type="float" office:value="1171.44" calcext:value-type="float">
            <text:p>1171.44</text:p>
          </table:table-cell>
          <table:table-cell office:value-type="float" office:value="1.427286" calcext:value-type="float">
            <text:p>1.427286</text:p>
          </table:table-cell>
          <table:table-cell office:value-type="float" office:value="0" calcext:value-type="float">
            <text:p>0</text:p>
          </table:table-cell>
          <table:table-cell office:value-type="float" office:value="0.0672868" calcext:value-type="float">
            <text:p>0.0672868</text:p>
          </table:table-cell>
          <table:table-cell office:value-type="float" office:value="0.121503" calcext:value-type="float">
            <text:p>0.121503</text:p>
          </table:table-cell>
          <table:table-cell office:value-type="float" office:value="0.1988686" calcext:value-type="float">
            <text:p>0.1988686</text:p>
          </table:table-cell>
          <table:table-cell office:value-type="float" office:value="0.03960883" calcext:value-type="float">
            <text:p>0.03960883</text:p>
          </table:table-cell>
          <table:table-cell office:value-type="float" office:value="0.02954495" calcext:value-type="float">
            <text:p>0.02954495</text:p>
          </table:table-cell>
          <table:table-cell office:value-type="float" office:value="0.02017243" calcext:value-type="float">
            <text:p>0.02017243</text:p>
          </table:table-cell>
          <table:table-cell office:value-type="float" office:value="0.02731553" calcext:value-type="float">
            <text:p>0.02731553</text:p>
          </table:table-cell>
          <table:table-cell office:value-type="float" office:value="0.07199036" calcext:value-type="float">
            <text:p>0.07199036</text:p>
          </table:table-cell>
          <table:table-cell office:value-type="float" office:value="0.1390348" calcext:value-type="float">
            <text:p>0.1390348</text:p>
          </table:table-cell>
          <table:table-cell office:value-type="float" office:value="0.1426314" calcext:value-type="float">
            <text:p>0.1426314</text:p>
          </table:table-cell>
          <table:table-cell office:value-type="float" office:value="0.1479068" calcext:value-type="float">
            <text:p>0.1479068</text:p>
          </table:table-cell>
          <table:table-cell office:value-type="float" office:value="0.153718" calcext:value-type="float">
            <text:p>0.153718</text:p>
          </table:table-cell>
          <table:table-cell office:value-type="float" office:value="0.1639482" calcext:value-type="float">
            <text:p>0.1639482</text:p>
          </table:table-cell>
          <table:table-cell office:value-type="float" office:value="0.1689855" calcext:value-type="float">
            <text:p>0.1689855</text:p>
          </table:table-cell>
          <table:table-cell office:value-type="float" office:value="0" calcext:value-type="float">
            <text:p>0</text:p>
          </table:table-cell>
          <table:table-cell office:value-type="float" office:value="17.86621" calcext:value-type="float">
            <text:p>17.86621</text:p>
          </table:table-cell>
          <table:table-cell office:value-type="float" office:value="17.24197" calcext:value-type="float">
            <text:p>17.24197</text:p>
          </table:table-cell>
          <table:table-cell office:value-type="float" office:value="28.65253" calcext:value-type="float">
            <text:p>28.65253</text:p>
          </table:table-cell>
          <table:table-cell office:value-type="float" office:value="6.088451" calcext:value-type="float">
            <text:p>6.088451</text:p>
          </table:table-cell>
          <table:table-cell office:value-type="float" office:value="4.857716" calcext:value-type="float">
            <text:p>4.857716</text:p>
          </table:table-cell>
          <table:table-cell office:value-type="float" office:value="2.189021" calcext:value-type="float">
            <text:p>2.189021</text:p>
          </table:table-cell>
          <table:table-cell office:value-type="float" office:value="2.106141" calcext:value-type="float">
            <text:p>2.106141</text:p>
          </table:table-cell>
          <table:table-cell office:value-type="float" office:value="4.562825" calcext:value-type="float">
            <text:p>4.562825</text:p>
          </table:table-cell>
          <table:table-cell office:value-type="float" office:value="7.447397" calcext:value-type="float">
            <text:p>7.447397</text:p>
          </table:table-cell>
          <table:table-cell office:value-type="float" office:value="7.782367" calcext:value-type="float">
            <text:p>7.782367</text:p>
          </table:table-cell>
          <table:table-cell office:value-type="float" office:value="8.299753" calcext:value-type="float">
            <text:p>8.299753</text:p>
          </table:table-cell>
          <table:table-cell office:value-type="float" office:value="8.819708" calcext:value-type="float">
            <text:p>8.819708</text:p>
          </table:table-cell>
          <table:table-cell office:value-type="float" office:value="9.799911" calcext:value-type="float">
            <text:p>9.799911</text:p>
          </table:table-cell>
          <table:table-cell office:value-type="float" office:value="10.26362" calcext:value-type="float">
            <text:p>10.26362</text:p>
          </table:table-cell>
          <table:table-cell office:value-type="float" office:value="0" calcext:value-type="float">
            <text:p>0</text:p>
          </table:table-cell>
          <table:table-cell office:value-type="float" office:value="0.005985123" calcext:value-type="float">
            <text:p>0.005985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76337" calcext:value-type="float">
            <text:p>0.002276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3.387659" calcext:value-type="float">
            <text:p>3.387659</text:p>
          </table:table-cell>
          <table:table-cell office:value-type="float" office:value="135.7572" calcext:value-type="float">
            <text:p>135.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8527" calcext:value-type="float">
            <text:p>32.885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086" calcext:value-type="float">
            <text:p>1.45508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712" calcext:value-type="float">
            <text:p>1.457712E-07</text:p>
          </table:table-cell>
          <table:table-cell office:value-type="float" office:value="1171.423" calcext:value-type="float">
            <text:p>1171.423</text:p>
          </table:table-cell>
          <table:table-cell office:value-type="float" office:value="1.426985" calcext:value-type="float">
            <text:p>1.426985</text:p>
          </table:table-cell>
          <table:table-cell office:value-type="float" office:value="0" calcext:value-type="float">
            <text:p>0</text:p>
          </table:table-cell>
          <table:table-cell office:value-type="float" office:value="0.06207842" calcext:value-type="float">
            <text:p>0.06207842</text:p>
          </table:table-cell>
          <table:table-cell office:value-type="float" office:value="0.1206966" calcext:value-type="float">
            <text:p>0.1206966</text:p>
          </table:table-cell>
          <table:table-cell office:value-type="float" office:value="0.1889436" calcext:value-type="float">
            <text:p>0.1889436</text:p>
          </table:table-cell>
          <table:table-cell office:value-type="float" office:value="0.03972681" calcext:value-type="float">
            <text:p>0.03972681</text:p>
          </table:table-cell>
          <table:table-cell office:value-type="float" office:value="0.02963271" calcext:value-type="float">
            <text:p>0.02963271</text:p>
          </table:table-cell>
          <table:table-cell office:value-type="float" office:value="0.02017613" calcext:value-type="float">
            <text:p>0.02017613</text:p>
          </table:table-cell>
          <table:table-cell office:value-type="float" office:value="0.02732171" calcext:value-type="float">
            <text:p>0.02732171</text:p>
          </table:table-cell>
          <table:table-cell office:value-type="float" office:value="0.07200094" calcext:value-type="float">
            <text:p>0.07200094</text:p>
          </table:table-cell>
          <table:table-cell office:value-type="float" office:value="0.1390789" calcext:value-type="float">
            <text:p>0.1390789</text:p>
          </table:table-cell>
          <table:table-cell office:value-type="float" office:value="0.1426884" calcext:value-type="float">
            <text:p>0.1426884</text:p>
          </table:table-cell>
          <table:table-cell office:value-type="float" office:value="0.1479685" calcext:value-type="float">
            <text:p>0.1479685</text:p>
          </table:table-cell>
          <table:table-cell office:value-type="float" office:value="0.1537722" calcext:value-type="float">
            <text:p>0.1537722</text:p>
          </table:table-cell>
          <table:table-cell office:value-type="float" office:value="0.1639976" calcext:value-type="float">
            <text:p>0.1639976</text:p>
          </table:table-cell>
          <table:table-cell office:value-type="float" office:value="0.1690332" calcext:value-type="float">
            <text:p>0.1690332</text:p>
          </table:table-cell>
          <table:table-cell office:value-type="float" office:value="0" calcext:value-type="float">
            <text:p>0</text:p>
          </table:table-cell>
          <table:table-cell office:value-type="float" office:value="17.84992" calcext:value-type="float">
            <text:p>17.84992</text:p>
          </table:table-cell>
          <table:table-cell office:value-type="float" office:value="17.23438" calcext:value-type="float">
            <text:p>17.23438</text:p>
          </table:table-cell>
          <table:table-cell office:value-type="float" office:value="28.63881" calcext:value-type="float">
            <text:p>28.63881</text:p>
          </table:table-cell>
          <table:table-cell office:value-type="float" office:value="6.084386" calcext:value-type="float">
            <text:p>6.084386</text:p>
          </table:table-cell>
          <table:table-cell office:value-type="float" office:value="4.853514" calcext:value-type="float">
            <text:p>4.853514</text:p>
          </table:table-cell>
          <table:table-cell office:value-type="float" office:value="2.189102" calcext:value-type="float">
            <text:p>2.189102</text:p>
          </table:table-cell>
          <table:table-cell office:value-type="float" office:value="2.107543" calcext:value-type="float">
            <text:p>2.107543</text:p>
          </table:table-cell>
          <table:table-cell office:value-type="float" office:value="4.566896" calcext:value-type="float">
            <text:p>4.566896</text:p>
          </table:table-cell>
          <table:table-cell office:value-type="float" office:value="7.453522" calcext:value-type="float">
            <text:p>7.453522</text:p>
          </table:table-cell>
          <table:table-cell office:value-type="float" office:value="7.788364" calcext:value-type="float">
            <text:p>7.788364</text:p>
          </table:table-cell>
          <table:table-cell office:value-type="float" office:value="8.305636" calcext:value-type="float">
            <text:p>8.305636</text:p>
          </table:table-cell>
          <table:table-cell office:value-type="float" office:value="8.825134" calcext:value-type="float">
            <text:p>8.825134</text:p>
          </table:table-cell>
          <table:table-cell office:value-type="float" office:value="9.804407" calcext:value-type="float">
            <text:p>9.804407</text:p>
          </table:table-cell>
          <table:table-cell office:value-type="float" office:value="10.26722" calcext:value-type="float">
            <text:p>10.26722</text:p>
          </table:table-cell>
          <table:table-cell office:value-type="float" office:value="0" calcext:value-type="float">
            <text:p>0</text:p>
          </table:table-cell>
          <table:table-cell office:value-type="float" office:value="0.006166367" calcext:value-type="float">
            <text:p>0.006166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83065" calcext:value-type="float">
            <text:p>0.0026830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3.387451" calcext:value-type="float">
            <text:p>3.387451</text:p>
          </table:table-cell>
          <table:table-cell office:value-type="float" office:value="135.7569" calcext:value-type="float">
            <text:p>135.7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0236" calcext:value-type="float">
            <text:p>32.9023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086" calcext:value-type="float">
            <text:p>1.45508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712" calcext:value-type="float">
            <text:p>1.457712E-07</text:p>
          </table:table-cell>
          <table:table-cell office:value-type="float" office:value="1171.406" calcext:value-type="float">
            <text:p>1171.406</text:p>
          </table:table-cell>
          <table:table-cell office:value-type="float" office:value="1.426499" calcext:value-type="float">
            <text:p>1.426499</text:p>
          </table:table-cell>
          <table:table-cell office:value-type="float" office:value="0" calcext:value-type="float">
            <text:p>0</text:p>
          </table:table-cell>
          <table:table-cell office:value-type="float" office:value="0.08004433" calcext:value-type="float">
            <text:p>0.08004433</text:p>
          </table:table-cell>
          <table:table-cell office:value-type="float" office:value="0.1256837" calcext:value-type="float">
            <text:p>0.1256837</text:p>
          </table:table-cell>
          <table:table-cell office:value-type="float" office:value="0.1927282" calcext:value-type="float">
            <text:p>0.1927282</text:p>
          </table:table-cell>
          <table:table-cell office:value-type="float" office:value="0.03991636" calcext:value-type="float">
            <text:p>0.03991636</text:p>
          </table:table-cell>
          <table:table-cell office:value-type="float" office:value="0.02971804" calcext:value-type="float">
            <text:p>0.02971804</text:p>
          </table:table-cell>
          <table:table-cell office:value-type="float" office:value="0.02018619" calcext:value-type="float">
            <text:p>0.02018619</text:p>
          </table:table-cell>
          <table:table-cell office:value-type="float" office:value="0.02734641" calcext:value-type="float">
            <text:p>0.02734641</text:p>
          </table:table-cell>
          <table:table-cell office:value-type="float" office:value="0.07202061" calcext:value-type="float">
            <text:p>0.07202061</text:p>
          </table:table-cell>
          <table:table-cell office:value-type="float" office:value="0.1391246" calcext:value-type="float">
            <text:p>0.1391246</text:p>
          </table:table-cell>
          <table:table-cell office:value-type="float" office:value="0.1427447" calcext:value-type="float">
            <text:p>0.1427447</text:p>
          </table:table-cell>
          <table:table-cell office:value-type="float" office:value="0.1480299" calcext:value-type="float">
            <text:p>0.1480299</text:p>
          </table:table-cell>
          <table:table-cell office:value-type="float" office:value="0.1538257" calcext:value-type="float">
            <text:p>0.1538257</text:p>
          </table:table-cell>
          <table:table-cell office:value-type="float" office:value="0.1640463" calcext:value-type="float">
            <text:p>0.1640463</text:p>
          </table:table-cell>
          <table:table-cell office:value-type="float" office:value="0.1690806" calcext:value-type="float">
            <text:p>0.1690806</text:p>
          </table:table-cell>
          <table:table-cell office:value-type="float" office:value="0" calcext:value-type="float">
            <text:p>0</text:p>
          </table:table-cell>
          <table:table-cell office:value-type="float" office:value="17.83573" calcext:value-type="float">
            <text:p>17.83573</text:p>
          </table:table-cell>
          <table:table-cell office:value-type="float" office:value="17.22748" calcext:value-type="float">
            <text:p>17.22748</text:p>
          </table:table-cell>
          <table:table-cell office:value-type="float" office:value="28.62433" calcext:value-type="float">
            <text:p>28.62433</text:p>
          </table:table-cell>
          <table:table-cell office:value-type="float" office:value="6.080423" calcext:value-type="float">
            <text:p>6.080423</text:p>
          </table:table-cell>
          <table:table-cell office:value-type="float" office:value="4.849415" calcext:value-type="float">
            <text:p>4.849415</text:p>
          </table:table-cell>
          <table:table-cell office:value-type="float" office:value="2.189182" calcext:value-type="float">
            <text:p>2.189182</text:p>
          </table:table-cell>
          <table:table-cell office:value-type="float" office:value="2.10894" calcext:value-type="float">
            <text:p>2.10894</text:p>
          </table:table-cell>
          <table:table-cell office:value-type="float" office:value="4.570961" calcext:value-type="float">
            <text:p>4.570961</text:p>
          </table:table-cell>
          <table:table-cell office:value-type="float" office:value="7.459647" calcext:value-type="float">
            <text:p>7.459647</text:p>
          </table:table-cell>
          <table:table-cell office:value-type="float" office:value="7.794365" calcext:value-type="float">
            <text:p>7.794365</text:p>
          </table:table-cell>
          <table:table-cell office:value-type="float" office:value="8.31152" calcext:value-type="float">
            <text:p>8.31152</text:p>
          </table:table-cell>
          <table:table-cell office:value-type="float" office:value="8.830559" calcext:value-type="float">
            <text:p>8.830559</text:p>
          </table:table-cell>
          <table:table-cell office:value-type="float" office:value="9.808906" calcext:value-type="float">
            <text:p>9.808906</text:p>
          </table:table-cell>
          <table:table-cell office:value-type="float" office:value="10.26869" calcext:value-type="float">
            <text:p>10.26869</text:p>
          </table:table-cell>
          <table:table-cell office:value-type="float" office:value="0" calcext:value-type="float">
            <text:p>0</text:p>
          </table:table-cell>
          <table:table-cell office:value-type="float" office:value="0.01186492" calcext:value-type="float">
            <text:p>0.0118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51979" calcext:value-type="float">
            <text:p>0.0031519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3.387308" calcext:value-type="float">
            <text:p>3.387308</text:p>
          </table:table-cell>
          <table:table-cell office:value-type="float" office:value="135.7566" calcext:value-type="float">
            <text:p>135.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1949" calcext:value-type="float">
            <text:p>32.91949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138" calcext:value-type="float">
            <text:p>1.45513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766" calcext:value-type="float">
            <text:p>1.457766E-07</text:p>
          </table:table-cell>
          <table:table-cell office:value-type="float" office:value="1171.39" calcext:value-type="float">
            <text:p>1171.39</text:p>
          </table:table-cell>
          <table:table-cell office:value-type="float" office:value="1.426248" calcext:value-type="float">
            <text:p>1.426248</text:p>
          </table:table-cell>
          <table:table-cell office:value-type="float" office:value="0" calcext:value-type="float">
            <text:p>0</text:p>
          </table:table-cell>
          <table:table-cell office:value-type="float" office:value="0.04613368" calcext:value-type="float">
            <text:p>0.04613368</text:p>
          </table:table-cell>
          <table:table-cell office:value-type="float" office:value="0.118281" calcext:value-type="float">
            <text:p>0.118281</text:p>
          </table:table-cell>
          <table:table-cell office:value-type="float" office:value="0.1875395" calcext:value-type="float">
            <text:p>0.1875395</text:p>
          </table:table-cell>
          <table:table-cell office:value-type="float" office:value="0.04070015" calcext:value-type="float">
            <text:p>0.04070015</text:p>
          </table:table-cell>
          <table:table-cell office:value-type="float" office:value="0.02983962" calcext:value-type="float">
            <text:p>0.02983962</text:p>
          </table:table-cell>
          <table:table-cell office:value-type="float" office:value="0.0201911" calcext:value-type="float">
            <text:p>0.0201911</text:p>
          </table:table-cell>
          <table:table-cell office:value-type="float" office:value="0.02738688" calcext:value-type="float">
            <text:p>0.02738688</text:p>
          </table:table-cell>
          <table:table-cell office:value-type="float" office:value="0.07204599" calcext:value-type="float">
            <text:p>0.07204599</text:p>
          </table:table-cell>
          <table:table-cell office:value-type="float" office:value="0.1391723" calcext:value-type="float">
            <text:p>0.1391723</text:p>
          </table:table-cell>
          <table:table-cell office:value-type="float" office:value="0.1428006" calcext:value-type="float">
            <text:p>0.1428006</text:p>
          </table:table-cell>
          <table:table-cell office:value-type="float" office:value="0.1480909" calcext:value-type="float">
            <text:p>0.1480909</text:p>
          </table:table-cell>
          <table:table-cell office:value-type="float" office:value="0.1538797" calcext:value-type="float">
            <text:p>0.1538797</text:p>
          </table:table-cell>
          <table:table-cell office:value-type="float" office:value="0.1640958" calcext:value-type="float">
            <text:p>0.1640958</text:p>
          </table:table-cell>
          <table:table-cell office:value-type="float" office:value="0.1691278" calcext:value-type="float">
            <text:p>0.1691278</text:p>
          </table:table-cell>
          <table:table-cell office:value-type="float" office:value="0" calcext:value-type="float">
            <text:p>0</text:p>
          </table:table-cell>
          <table:table-cell office:value-type="float" office:value="17.82089" calcext:value-type="float">
            <text:p>17.82089</text:p>
          </table:table-cell>
          <table:table-cell office:value-type="float" office:value="17.22046" calcext:value-type="float">
            <text:p>17.22046</text:p>
          </table:table-cell>
          <table:table-cell office:value-type="float" office:value="28.61076" calcext:value-type="float">
            <text:p>28.61076</text:p>
          </table:table-cell>
          <table:table-cell office:value-type="float" office:value="6.076888" calcext:value-type="float">
            <text:p>6.076888</text:p>
          </table:table-cell>
          <table:table-cell office:value-type="float" office:value="4.845387" calcext:value-type="float">
            <text:p>4.845387</text:p>
          </table:table-cell>
          <table:table-cell office:value-type="float" office:value="2.189265" calcext:value-type="float">
            <text:p>2.189265</text:p>
          </table:table-cell>
          <table:table-cell office:value-type="float" office:value="2.110337" calcext:value-type="float">
            <text:p>2.110337</text:p>
          </table:table-cell>
          <table:table-cell office:value-type="float" office:value="4.575021" calcext:value-type="float">
            <text:p>4.575021</text:p>
          </table:table-cell>
          <table:table-cell office:value-type="float" office:value="7.465771" calcext:value-type="float">
            <text:p>7.465771</text:p>
          </table:table-cell>
          <table:table-cell office:value-type="float" office:value="7.800364" calcext:value-type="float">
            <text:p>7.800364</text:p>
          </table:table-cell>
          <table:table-cell office:value-type="float" office:value="8.317402" calcext:value-type="float">
            <text:p>8.317402</text:p>
          </table:table-cell>
          <table:table-cell office:value-type="float" office:value="8.835985" calcext:value-type="float">
            <text:p>8.835985</text:p>
          </table:table-cell>
          <table:table-cell office:value-type="float" office:value="9.813402" calcext:value-type="float">
            <text:p>9.813402</text:p>
          </table:table-cell>
          <table:table-cell office:value-type="float" office:value="10.27154" calcext:value-type="float">
            <text:p>10.27154</text:p>
          </table:table-cell>
          <table:table-cell office:value-type="float" office:value="0" calcext:value-type="float">
            <text:p>0</text:p>
          </table:table-cell>
          <table:table-cell office:value-type="float" office:value="0.003146834" calcext:value-type="float">
            <text:p>0.003146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20898" calcext:value-type="float">
            <text:p>0.0035208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3.387049" calcext:value-type="float">
            <text:p>3.387049</text:p>
          </table:table-cell>
          <table:table-cell office:value-type="float" office:value="135.7565" calcext:value-type="float">
            <text:p>135.7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3633" calcext:value-type="float">
            <text:p>32.9363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201" calcext:value-type="float">
            <text:p>1.45520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829" calcext:value-type="float">
            <text:p>1.457829E-07</text:p>
          </table:table-cell>
          <table:table-cell office:value-type="float" office:value="1171.372" calcext:value-type="float">
            <text:p>1171.372</text:p>
          </table:table-cell>
          <table:table-cell office:value-type="float" office:value="1.427107" calcext:value-type="float">
            <text:p>1.427107</text:p>
          </table:table-cell>
          <table:table-cell office:value-type="float" office:value="0" calcext:value-type="float">
            <text:p>0</text:p>
          </table:table-cell>
          <table:table-cell office:value-type="float" office:value="0.03278967" calcext:value-type="float">
            <text:p>0.03278967</text:p>
          </table:table-cell>
          <table:table-cell office:value-type="float" office:value="0.1145371" calcext:value-type="float">
            <text:p>0.1145371</text:p>
          </table:table-cell>
          <table:table-cell office:value-type="float" office:value="0.1833019" calcext:value-type="float">
            <text:p>0.1833019</text:p>
          </table:table-cell>
          <table:table-cell office:value-type="float" office:value="0.03981671" calcext:value-type="float">
            <text:p>0.03981671</text:p>
          </table:table-cell>
          <table:table-cell office:value-type="float" office:value="0.02991562" calcext:value-type="float">
            <text:p>0.02991562</text:p>
          </table:table-cell>
          <table:table-cell office:value-type="float" office:value="0.02019562" calcext:value-type="float">
            <text:p>0.02019562</text:p>
          </table:table-cell>
          <table:table-cell office:value-type="float" office:value="0.0274085" calcext:value-type="float">
            <text:p>0.0274085</text:p>
          </table:table-cell>
          <table:table-cell office:value-type="float" office:value="0.07207585" calcext:value-type="float">
            <text:p>0.07207585</text:p>
          </table:table-cell>
          <table:table-cell office:value-type="float" office:value="0.1392219" calcext:value-type="float">
            <text:p>0.1392219</text:p>
          </table:table-cell>
          <table:table-cell office:value-type="float" office:value="0.1428566" calcext:value-type="float">
            <text:p>0.1428566</text:p>
          </table:table-cell>
          <table:table-cell office:value-type="float" office:value="0.1481521" calcext:value-type="float">
            <text:p>0.1481521</text:p>
          </table:table-cell>
          <table:table-cell office:value-type="float" office:value="0.153933" calcext:value-type="float">
            <text:p>0.153933</text:p>
          </table:table-cell>
          <table:table-cell office:value-type="float" office:value="0.1641463" calcext:value-type="float">
            <text:p>0.1641463</text:p>
          </table:table-cell>
          <table:table-cell office:value-type="float" office:value="0.1691752" calcext:value-type="float">
            <text:p>0.1691752</text:p>
          </table:table-cell>
          <table:table-cell office:value-type="float" office:value="0" calcext:value-type="float">
            <text:p>0</text:p>
          </table:table-cell>
          <table:table-cell office:value-type="float" office:value="17.79968" calcext:value-type="float">
            <text:p>17.79968</text:p>
          </table:table-cell>
          <table:table-cell office:value-type="float" office:value="17.21151" calcext:value-type="float">
            <text:p>17.21151</text:p>
          </table:table-cell>
          <table:table-cell office:value-type="float" office:value="28.59454" calcext:value-type="float">
            <text:p>28.59454</text:p>
          </table:table-cell>
          <table:table-cell office:value-type="float" office:value="6.073419" calcext:value-type="float">
            <text:p>6.073419</text:p>
          </table:table-cell>
          <table:table-cell office:value-type="float" office:value="4.841447" calcext:value-type="float">
            <text:p>4.841447</text:p>
          </table:table-cell>
          <table:table-cell office:value-type="float" office:value="2.189345" calcext:value-type="float">
            <text:p>2.189345</text:p>
          </table:table-cell>
          <table:table-cell office:value-type="float" office:value="2.111735" calcext:value-type="float">
            <text:p>2.111735</text:p>
          </table:table-cell>
          <table:table-cell office:value-type="float" office:value="4.579055" calcext:value-type="float">
            <text:p>4.579055</text:p>
          </table:table-cell>
          <table:table-cell office:value-type="float" office:value="7.471856" calcext:value-type="float">
            <text:p>7.471856</text:p>
          </table:table-cell>
          <table:table-cell office:value-type="float" office:value="7.806363" calcext:value-type="float">
            <text:p>7.806363</text:p>
          </table:table-cell>
          <table:table-cell office:value-type="float" office:value="8.323285" calcext:value-type="float">
            <text:p>8.323285</text:p>
          </table:table-cell>
          <table:table-cell office:value-type="float" office:value="8.841409" calcext:value-type="float">
            <text:p>8.841409</text:p>
          </table:table-cell>
          <table:table-cell office:value-type="float" office:value="9.817897" calcext:value-type="float">
            <text:p>9.817897</text:p>
          </table:table-cell>
          <table:table-cell office:value-type="float" office:value="10.27882" calcext:value-type="float">
            <text:p>10.27882</text:p>
          </table:table-cell>
          <table:table-cell office:value-type="float" office:value="0" calcext:value-type="float">
            <text:p>0</text:p>
          </table:table-cell>
          <table:table-cell office:value-type="float" office:value="0.00795063" calcext:value-type="float">
            <text:p>0.00795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88634" calcext:value-type="float">
            <text:p>0.0038886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3.386835" calcext:value-type="float">
            <text:p>3.386835</text:p>
          </table:table-cell>
          <table:table-cell office:value-type="float" office:value="135.7563" calcext:value-type="float">
            <text:p>135.7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5281" calcext:value-type="float">
            <text:p>32.95281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201" calcext:value-type="float">
            <text:p>1.45520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829" calcext:value-type="float">
            <text:p>1.457829E-07</text:p>
          </table:table-cell>
          <table:table-cell office:value-type="float" office:value="1171.356" calcext:value-type="float">
            <text:p>1171.356</text:p>
          </table:table-cell>
          <table:table-cell office:value-type="float" office:value="1.428285" calcext:value-type="float">
            <text:p>1.428285</text:p>
          </table:table-cell>
          <table:table-cell office:value-type="float" office:value="0" calcext:value-type="float">
            <text:p>0</text:p>
          </table:table-cell>
          <table:table-cell office:value-type="float" office:value="0.03076195" calcext:value-type="float">
            <text:p>0.03076195</text:p>
          </table:table-cell>
          <table:table-cell office:value-type="float" office:value="0.1146735" calcext:value-type="float">
            <text:p>0.1146735</text:p>
          </table:table-cell>
          <table:table-cell office:value-type="float" office:value="0.1838633" calcext:value-type="float">
            <text:p>0.1838633</text:p>
          </table:table-cell>
          <table:table-cell office:value-type="float" office:value="0.03889596" calcext:value-type="float">
            <text:p>0.03889596</text:p>
          </table:table-cell>
          <table:table-cell office:value-type="float" office:value="0.02993454" calcext:value-type="float">
            <text:p>0.02993454</text:p>
          </table:table-cell>
          <table:table-cell office:value-type="float" office:value="0.02020297" calcext:value-type="float">
            <text:p>0.02020297</text:p>
          </table:table-cell>
          <table:table-cell office:value-type="float" office:value="0.02741236" calcext:value-type="float">
            <text:p>0.02741236</text:p>
          </table:table-cell>
          <table:table-cell office:value-type="float" office:value="0.07210893" calcext:value-type="float">
            <text:p>0.07210893</text:p>
          </table:table-cell>
          <table:table-cell office:value-type="float" office:value="0.1392735" calcext:value-type="float">
            <text:p>0.1392735</text:p>
          </table:table-cell>
          <table:table-cell office:value-type="float" office:value="0.1429127" calcext:value-type="float">
            <text:p>0.1429127</text:p>
          </table:table-cell>
          <table:table-cell office:value-type="float" office:value="0.1482127" calcext:value-type="float">
            <text:p>0.1482127</text:p>
          </table:table-cell>
          <table:table-cell office:value-type="float" office:value="0.1539856" calcext:value-type="float">
            <text:p>0.1539856</text:p>
          </table:table-cell>
          <table:table-cell office:value-type="float" office:value="0.1641958" calcext:value-type="float">
            <text:p>0.1641958</text:p>
          </table:table-cell>
          <table:table-cell office:value-type="float" office:value="0.1692225" calcext:value-type="float">
            <text:p>0.1692225</text:p>
          </table:table-cell>
          <table:table-cell office:value-type="float" office:value="0" calcext:value-type="float">
            <text:p>0</text:p>
          </table:table-cell>
          <table:table-cell office:value-type="float" office:value="17.76987" calcext:value-type="float">
            <text:p>17.76987</text:p>
          </table:table-cell>
          <table:table-cell office:value-type="float" office:value="17.20173" calcext:value-type="float">
            <text:p>17.20173</text:p>
          </table:table-cell>
          <table:table-cell office:value-type="float" office:value="28.57665" calcext:value-type="float">
            <text:p>28.57665</text:p>
          </table:table-cell>
          <table:table-cell office:value-type="float" office:value="6.069576" calcext:value-type="float">
            <text:p>6.069576</text:p>
          </table:table-cell>
          <table:table-cell office:value-type="float" office:value="4.837546" calcext:value-type="float">
            <text:p>4.837546</text:p>
          </table:table-cell>
          <table:table-cell office:value-type="float" office:value="2.189427" calcext:value-type="float">
            <text:p>2.189427</text:p>
          </table:table-cell>
          <table:table-cell office:value-type="float" office:value="2.113123" calcext:value-type="float">
            <text:p>2.113123</text:p>
          </table:table-cell>
          <table:table-cell office:value-type="float" office:value="4.583088" calcext:value-type="float">
            <text:p>4.583088</text:p>
          </table:table-cell>
          <table:table-cell office:value-type="float" office:value="7.477934" calcext:value-type="float">
            <text:p>7.477934</text:p>
          </table:table-cell>
          <table:table-cell office:value-type="float" office:value="7.812287" calcext:value-type="float">
            <text:p>7.812287</text:p>
          </table:table-cell>
          <table:table-cell office:value-type="float" office:value="8.329167" calcext:value-type="float">
            <text:p>8.329167</text:p>
          </table:table-cell>
          <table:table-cell office:value-type="float" office:value="8.846759" calcext:value-type="float">
            <text:p>8.846759</text:p>
          </table:table-cell>
          <table:table-cell office:value-type="float" office:value="9.822393" calcext:value-type="float">
            <text:p>9.822393</text:p>
          </table:table-cell>
          <table:table-cell office:value-type="float" office:value="10.28605" calcext:value-type="float">
            <text:p>10.28605</text:p>
          </table:table-cell>
          <table:table-cell office:value-type="float" office:value="0" calcext:value-type="float">
            <text:p>0</text:p>
          </table:table-cell>
          <table:table-cell office:value-type="float" office:value="0.005261344" calcext:value-type="float">
            <text:p>0.005261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83528" calcext:value-type="float">
            <text:p>0.0041835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3.386647" calcext:value-type="float">
            <text:p>3.386647</text:p>
          </table:table-cell>
          <table:table-cell office:value-type="float" office:value="135.7561" calcext:value-type="float">
            <text:p>135.7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6925" calcext:value-type="float">
            <text:p>32.9692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201" calcext:value-type="float">
            <text:p>1.45520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829" calcext:value-type="float">
            <text:p>1.457829E-07</text:p>
          </table:table-cell>
          <table:table-cell office:value-type="float" office:value="1171.339" calcext:value-type="float">
            <text:p>1171.339</text:p>
          </table:table-cell>
          <table:table-cell office:value-type="float" office:value="1.428867" calcext:value-type="float">
            <text:p>1.428867</text:p>
          </table:table-cell>
          <table:table-cell office:value-type="float" office:value="0" calcext:value-type="float">
            <text:p>0</text:p>
          </table:table-cell>
          <table:table-cell office:value-type="float" office:value="0.03958721" calcext:value-type="float">
            <text:p>0.03958721</text:p>
          </table:table-cell>
          <table:table-cell office:value-type="float" office:value="0.1181224" calcext:value-type="float">
            <text:p>0.1181224</text:p>
          </table:table-cell>
          <table:table-cell office:value-type="float" office:value="0.1851897" calcext:value-type="float">
            <text:p>0.1851897</text:p>
          </table:table-cell>
          <table:table-cell office:value-type="float" office:value="0.03837806" calcext:value-type="float">
            <text:p>0.03837806</text:p>
          </table:table-cell>
          <table:table-cell office:value-type="float" office:value="0.02994996" calcext:value-type="float">
            <text:p>0.02994996</text:p>
          </table:table-cell>
          <table:table-cell office:value-type="float" office:value="0.02021442" calcext:value-type="float">
            <text:p>0.02021442</text:p>
          </table:table-cell>
          <table:table-cell office:value-type="float" office:value="0.02744694" calcext:value-type="float">
            <text:p>0.02744694</text:p>
          </table:table-cell>
          <table:table-cell office:value-type="float" office:value="0.07214294" calcext:value-type="float">
            <text:p>0.07214294</text:p>
          </table:table-cell>
          <table:table-cell office:value-type="float" office:value="0.1393274" calcext:value-type="float">
            <text:p>0.1393274</text:p>
          </table:table-cell>
          <table:table-cell office:value-type="float" office:value="0.1429685" calcext:value-type="float">
            <text:p>0.1429685</text:p>
          </table:table-cell>
          <table:table-cell office:value-type="float" office:value="0.1482738" calcext:value-type="float">
            <text:p>0.1482738</text:p>
          </table:table-cell>
          <table:table-cell office:value-type="float" office:value="0.1540387" calcext:value-type="float">
            <text:p>0.1540387</text:p>
          </table:table-cell>
          <table:table-cell office:value-type="float" office:value="0.1642448" calcext:value-type="float">
            <text:p>0.1642448</text:p>
          </table:table-cell>
          <table:table-cell office:value-type="float" office:value="0.1692692" calcext:value-type="float">
            <text:p>0.1692692</text:p>
          </table:table-cell>
          <table:table-cell office:value-type="float" office:value="0" calcext:value-type="float">
            <text:p>0</text:p>
          </table:table-cell>
          <table:table-cell office:value-type="float" office:value="17.74126" calcext:value-type="float">
            <text:p>17.74126</text:p>
          </table:table-cell>
          <table:table-cell office:value-type="float" office:value="17.19193" calcext:value-type="float">
            <text:p>17.19193</text:p>
          </table:table-cell>
          <table:table-cell office:value-type="float" office:value="28.55798" calcext:value-type="float">
            <text:p>28.55798</text:p>
          </table:table-cell>
          <table:table-cell office:value-type="float" office:value="6.06535" calcext:value-type="float">
            <text:p>6.06535</text:p>
          </table:table-cell>
          <table:table-cell office:value-type="float" office:value="4.833681" calcext:value-type="float">
            <text:p>4.833681</text:p>
          </table:table-cell>
          <table:table-cell office:value-type="float" office:value="2.189518" calcext:value-type="float">
            <text:p>2.189518</text:p>
          </table:table-cell>
          <table:table-cell office:value-type="float" office:value="2.114506" calcext:value-type="float">
            <text:p>2.114506</text:p>
          </table:table-cell>
          <table:table-cell office:value-type="float" office:value="4.587123" calcext:value-type="float">
            <text:p>4.587123</text:p>
          </table:table-cell>
          <table:table-cell office:value-type="float" office:value="7.484014" calcext:value-type="float">
            <text:p>7.484014</text:p>
          </table:table-cell>
          <table:table-cell office:value-type="float" office:value="7.81821" calcext:value-type="float">
            <text:p>7.81821</text:p>
          </table:table-cell>
          <table:table-cell office:value-type="float" office:value="8.33505" calcext:value-type="float">
            <text:p>8.33505</text:p>
          </table:table-cell>
          <table:table-cell office:value-type="float" office:value="8.852113" calcext:value-type="float">
            <text:p>8.852113</text:p>
          </table:table-cell>
          <table:table-cell office:value-type="float" office:value="9.826891" calcext:value-type="float">
            <text:p>9.826891</text:p>
          </table:table-cell>
          <table:table-cell office:value-type="float" office:value="10.29233" calcext:value-type="float">
            <text:p>10.29233</text:p>
          </table:table-cell>
          <table:table-cell office:value-type="float" office:value="0" calcext:value-type="float">
            <text:p>0</text:p>
          </table:table-cell>
          <table:table-cell office:value-type="float" office:value="0.005203665" calcext:value-type="float">
            <text:p>0.005203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87097" calcext:value-type="float">
            <text:p>0.004487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3.386419" calcext:value-type="float">
            <text:p>3.386419</text:p>
          </table:table-cell>
          <table:table-cell office:value-type="float" office:value="135.7559" calcext:value-type="float">
            <text:p>135.7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8561" calcext:value-type="float">
            <text:p>32.985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201" calcext:value-type="float">
            <text:p>1.45520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829" calcext:value-type="float">
            <text:p>1.457829E-07</text:p>
          </table:table-cell>
          <table:table-cell office:value-type="float" office:value="1171.322" calcext:value-type="float">
            <text:p>1171.322</text:p>
          </table:table-cell>
          <table:table-cell office:value-type="float" office:value="1.429883" calcext:value-type="float">
            <text:p>1.429883</text:p>
          </table:table-cell>
          <table:table-cell office:value-type="float" office:value="0" calcext:value-type="float">
            <text:p>0</text:p>
          </table:table-cell>
          <table:table-cell office:value-type="float" office:value="0.05513421" calcext:value-type="float">
            <text:p>0.05513421</text:p>
          </table:table-cell>
          <table:table-cell office:value-type="float" office:value="0.1183405" calcext:value-type="float">
            <text:p>0.1183405</text:p>
          </table:table-cell>
          <table:table-cell office:value-type="float" office:value="0.1853557" calcext:value-type="float">
            <text:p>0.1853557</text:p>
          </table:table-cell>
          <table:table-cell office:value-type="float" office:value="0.03809669" calcext:value-type="float">
            <text:p>0.03809669</text:p>
          </table:table-cell>
          <table:table-cell office:value-type="float" office:value="0.02998886" calcext:value-type="float">
            <text:p>0.02998886</text:p>
          </table:table-cell>
          <table:table-cell office:value-type="float" office:value="0.020215" calcext:value-type="float">
            <text:p>0.020215</text:p>
          </table:table-cell>
          <table:table-cell office:value-type="float" office:value="0.02747105" calcext:value-type="float">
            <text:p>0.02747105</text:p>
          </table:table-cell>
          <table:table-cell office:value-type="float" office:value="0.07217918" calcext:value-type="float">
            <text:p>0.07217918</text:p>
          </table:table-cell>
          <table:table-cell office:value-type="float" office:value="0.1393826" calcext:value-type="float">
            <text:p>0.1393826</text:p>
          </table:table-cell>
          <table:table-cell office:value-type="float" office:value="0.1430247" calcext:value-type="float">
            <text:p>0.1430247</text:p>
          </table:table-cell>
          <table:table-cell office:value-type="float" office:value="0.1483349" calcext:value-type="float">
            <text:p>0.1483349</text:p>
          </table:table-cell>
          <table:table-cell office:value-type="float" office:value="0.154091" calcext:value-type="float">
            <text:p>0.154091</text:p>
          </table:table-cell>
          <table:table-cell office:value-type="float" office:value="0.1642936" calcext:value-type="float">
            <text:p>0.1642936</text:p>
          </table:table-cell>
          <table:table-cell office:value-type="float" office:value="0.1693159" calcext:value-type="float">
            <text:p>0.1693159</text:p>
          </table:table-cell>
          <table:table-cell office:value-type="float" office:value="0" calcext:value-type="float">
            <text:p>0</text:p>
          </table:table-cell>
          <table:table-cell office:value-type="float" office:value="17.71417" calcext:value-type="float">
            <text:p>17.71417</text:p>
          </table:table-cell>
          <table:table-cell office:value-type="float" office:value="17.18193" calcext:value-type="float">
            <text:p>17.18193</text:p>
          </table:table-cell>
          <table:table-cell office:value-type="float" office:value="28.53862" calcext:value-type="float">
            <text:p>28.53862</text:p>
          </table:table-cell>
          <table:table-cell office:value-type="float" office:value="6.06085" calcext:value-type="float">
            <text:p>6.06085</text:p>
          </table:table-cell>
          <table:table-cell office:value-type="float" office:value="4.829826" calcext:value-type="float">
            <text:p>4.829826</text:p>
          </table:table-cell>
          <table:table-cell office:value-type="float" office:value="2.189609" calcext:value-type="float">
            <text:p>2.189609</text:p>
          </table:table-cell>
          <table:table-cell office:value-type="float" office:value="2.115887" calcext:value-type="float">
            <text:p>2.115887</text:p>
          </table:table-cell>
          <table:table-cell office:value-type="float" office:value="4.591148" calcext:value-type="float">
            <text:p>4.591148</text:p>
          </table:table-cell>
          <table:table-cell office:value-type="float" office:value="7.490064" calcext:value-type="float">
            <text:p>7.490064</text:p>
          </table:table-cell>
          <table:table-cell office:value-type="float" office:value="7.824135" calcext:value-type="float">
            <text:p>7.824135</text:p>
          </table:table-cell>
          <table:table-cell office:value-type="float" office:value="8.340902" calcext:value-type="float">
            <text:p>8.340902</text:p>
          </table:table-cell>
          <table:table-cell office:value-type="float" office:value="8.857462" calcext:value-type="float">
            <text:p>8.857462</text:p>
          </table:table-cell>
          <table:table-cell office:value-type="float" office:value="9.831388" calcext:value-type="float">
            <text:p>9.831388</text:p>
          </table:table-cell>
          <table:table-cell office:value-type="float" office:value="10.29888" calcext:value-type="float">
            <text:p>10.29888</text:p>
          </table:table-cell>
          <table:table-cell office:value-type="float" office:value="0" calcext:value-type="float">
            <text:p>0</text:p>
          </table:table-cell>
          <table:table-cell office:value-type="float" office:value="0.009628416" calcext:value-type="float">
            <text:p>0.009628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92002" calcext:value-type="float">
            <text:p>0.004792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3.386222" calcext:value-type="float">
            <text:p>3.386222</text:p>
          </table:table-cell>
          <table:table-cell office:value-type="float" office:value="135.7558" calcext:value-type="float">
            <text:p>135.7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0202" calcext:value-type="float">
            <text:p>33.00202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201" calcext:value-type="float">
            <text:p>1.45520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829" calcext:value-type="float">
            <text:p>1.457829E-07</text:p>
          </table:table-cell>
          <table:table-cell office:value-type="float" office:value="1171.306" calcext:value-type="float">
            <text:p>1171.306</text:p>
          </table:table-cell>
          <table:table-cell office:value-type="float" office:value="1.430796" calcext:value-type="float">
            <text:p>1.430796</text:p>
          </table:table-cell>
          <table:table-cell office:value-type="float" office:value="0" calcext:value-type="float">
            <text:p>0</text:p>
          </table:table-cell>
          <table:table-cell office:value-type="float" office:value="0.03827929" calcext:value-type="float">
            <text:p>0.03827929</text:p>
          </table:table-cell>
          <table:table-cell office:value-type="float" office:value="0.1187501" calcext:value-type="float">
            <text:p>0.1187501</text:p>
          </table:table-cell>
          <table:table-cell office:value-type="float" office:value="0.1859324" calcext:value-type="float">
            <text:p>0.1859324</text:p>
          </table:table-cell>
          <table:table-cell office:value-type="float" office:value="0.03799881" calcext:value-type="float">
            <text:p>0.03799881</text:p>
          </table:table-cell>
          <table:table-cell office:value-type="float" office:value="0.02998383" calcext:value-type="float">
            <text:p>0.02998383</text:p>
          </table:table-cell>
          <table:table-cell office:value-type="float" office:value="0.02021502" calcext:value-type="float">
            <text:p>0.02021502</text:p>
          </table:table-cell>
          <table:table-cell office:value-type="float" office:value="0.02747291" calcext:value-type="float">
            <text:p>0.02747291</text:p>
          </table:table-cell>
          <table:table-cell office:value-type="float" office:value="0.07221492" calcext:value-type="float">
            <text:p>0.07221492</text:p>
          </table:table-cell>
          <table:table-cell office:value-type="float" office:value="0.1394391" calcext:value-type="float">
            <text:p>0.1394391</text:p>
          </table:table-cell>
          <table:table-cell office:value-type="float" office:value="0.1430816" calcext:value-type="float">
            <text:p>0.1430816</text:p>
          </table:table-cell>
          <table:table-cell office:value-type="float" office:value="0.1483956" calcext:value-type="float">
            <text:p>0.1483956</text:p>
          </table:table-cell>
          <table:table-cell office:value-type="float" office:value="0.1541431" calcext:value-type="float">
            <text:p>0.1541431</text:p>
          </table:table-cell>
          <table:table-cell office:value-type="float" office:value="0.1643425" calcext:value-type="float">
            <text:p>0.1643425</text:p>
          </table:table-cell>
          <table:table-cell office:value-type="float" office:value="0.1693623" calcext:value-type="float">
            <text:p>0.1693623</text:p>
          </table:table-cell>
          <table:table-cell office:value-type="float" office:value="0" calcext:value-type="float">
            <text:p>0</text:p>
          </table:table-cell>
          <table:table-cell office:value-type="float" office:value="17.69187" calcext:value-type="float">
            <text:p>17.69187</text:p>
          </table:table-cell>
          <table:table-cell office:value-type="float" office:value="17.17303" calcext:value-type="float">
            <text:p>17.17303</text:p>
          </table:table-cell>
          <table:table-cell office:value-type="float" office:value="28.51903" calcext:value-type="float">
            <text:p>28.51903</text:p>
          </table:table-cell>
          <table:table-cell office:value-type="float" office:value="6.056221" calcext:value-type="float">
            <text:p>6.056221</text:p>
          </table:table-cell>
          <table:table-cell office:value-type="float" office:value="4.825961" calcext:value-type="float">
            <text:p>4.825961</text:p>
          </table:table-cell>
          <table:table-cell office:value-type="float" office:value="2.1897" calcext:value-type="float">
            <text:p>2.1897</text:p>
          </table:table-cell>
          <table:table-cell office:value-type="float" office:value="2.117268" calcext:value-type="float">
            <text:p>2.117268</text:p>
          </table:table-cell>
          <table:table-cell office:value-type="float" office:value="4.595152" calcext:value-type="float">
            <text:p>4.595152</text:p>
          </table:table-cell>
          <table:table-cell office:value-type="float" office:value="7.496097" calcext:value-type="float">
            <text:p>7.496097</text:p>
          </table:table-cell>
          <table:table-cell office:value-type="float" office:value="7.830057" calcext:value-type="float">
            <text:p>7.830057</text:p>
          </table:table-cell>
          <table:table-cell office:value-type="float" office:value="8.346728" calcext:value-type="float">
            <text:p>8.346728</text:p>
          </table:table-cell>
          <table:table-cell office:value-type="float" office:value="8.862808" calcext:value-type="float">
            <text:p>8.862808</text:p>
          </table:table-cell>
          <table:table-cell office:value-type="float" office:value="9.835884" calcext:value-type="float">
            <text:p>9.835884</text:p>
          </table:table-cell>
          <table:table-cell office:value-type="float" office:value="10.30456" calcext:value-type="float">
            <text:p>10.30456</text:p>
          </table:table-cell>
          <table:table-cell office:value-type="float" office:value="0" calcext:value-type="float">
            <text:p>0</text:p>
          </table:table-cell>
          <table:table-cell office:value-type="float" office:value="0.003851153" calcext:value-type="float">
            <text:p>0.003851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74048" calcext:value-type="float">
            <text:p>0.005074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3.386238" calcext:value-type="float">
            <text:p>3.386238</text:p>
          </table:table-cell>
          <table:table-cell office:value-type="float" office:value="135.7555" calcext:value-type="float">
            <text:p>135.7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833" calcext:value-type="float">
            <text:p>33.0183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5972" calcext:value-type="float">
            <text:p>1.45597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12" calcext:value-type="float">
            <text:p>1.458612E-07</text:p>
          </table:table-cell>
          <table:table-cell office:value-type="float" office:value="1171.289" calcext:value-type="float">
            <text:p>1171.289</text:p>
          </table:table-cell>
          <table:table-cell office:value-type="float" office:value="1.430925" calcext:value-type="float">
            <text:p>1.430925</text:p>
          </table:table-cell>
          <table:table-cell office:value-type="float" office:value="0" calcext:value-type="float">
            <text:p>0</text:p>
          </table:table-cell>
          <table:table-cell office:value-type="float" office:value="0.03066329" calcext:value-type="float">
            <text:p>0.03066329</text:p>
          </table:table-cell>
          <table:table-cell office:value-type="float" office:value="0.1201921" calcext:value-type="float">
            <text:p>0.1201921</text:p>
          </table:table-cell>
          <table:table-cell office:value-type="float" office:value="0.1859258" calcext:value-type="float">
            <text:p>0.1859258</text:p>
          </table:table-cell>
          <table:table-cell office:value-type="float" office:value="0.03794314" calcext:value-type="float">
            <text:p>0.03794314</text:p>
          </table:table-cell>
          <table:table-cell office:value-type="float" office:value="0.02994263" calcext:value-type="float">
            <text:p>0.02994263</text:p>
          </table:table-cell>
          <table:table-cell office:value-type="float" office:value="0.02021526" calcext:value-type="float">
            <text:p>0.02021526</text:p>
          </table:table-cell>
          <table:table-cell office:value-type="float" office:value="0.02747301" calcext:value-type="float">
            <text:p>0.02747301</text:p>
          </table:table-cell>
          <table:table-cell office:value-type="float" office:value="0.07224904" calcext:value-type="float">
            <text:p>0.07224904</text:p>
          </table:table-cell>
          <table:table-cell office:value-type="float" office:value="0.1394966" calcext:value-type="float">
            <text:p>0.1394966</text:p>
          </table:table-cell>
          <table:table-cell office:value-type="float" office:value="0.1431388" calcext:value-type="float">
            <text:p>0.1431388</text:p>
          </table:table-cell>
          <table:table-cell office:value-type="float" office:value="0.1484563" calcext:value-type="float">
            <text:p>0.1484563</text:p>
          </table:table-cell>
          <table:table-cell office:value-type="float" office:value="0.1541957" calcext:value-type="float">
            <text:p>0.1541957</text:p>
          </table:table-cell>
          <table:table-cell office:value-type="float" office:value="0.1643905" calcext:value-type="float">
            <text:p>0.1643905</text:p>
          </table:table-cell>
          <table:table-cell office:value-type="float" office:value="0.1694092" calcext:value-type="float">
            <text:p>0.1694092</text:p>
          </table:table-cell>
          <table:table-cell office:value-type="float" office:value="0" calcext:value-type="float">
            <text:p>0</text:p>
          </table:table-cell>
          <table:table-cell office:value-type="float" office:value="17.66401" calcext:value-type="float">
            <text:p>17.66401</text:p>
          </table:table-cell>
          <table:table-cell office:value-type="float" office:value="17.16389" calcext:value-type="float">
            <text:p>17.16389</text:p>
          </table:table-cell>
          <table:table-cell office:value-type="float" office:value="28.49891" calcext:value-type="float">
            <text:p>28.49891</text:p>
          </table:table-cell>
          <table:table-cell office:value-type="float" office:value="6.05151" calcext:value-type="float">
            <text:p>6.05151</text:p>
          </table:table-cell>
          <table:table-cell office:value-type="float" office:value="4.822076" calcext:value-type="float">
            <text:p>4.822076</text:p>
          </table:table-cell>
          <table:table-cell office:value-type="float" office:value="2.189784" calcext:value-type="float">
            <text:p>2.189784</text:p>
          </table:table-cell>
          <table:table-cell office:value-type="float" office:value="2.118649" calcext:value-type="float">
            <text:p>2.118649</text:p>
          </table:table-cell>
          <table:table-cell office:value-type="float" office:value="4.599155" calcext:value-type="float">
            <text:p>4.599155</text:p>
          </table:table-cell>
          <table:table-cell office:value-type="float" office:value="7.502131" calcext:value-type="float">
            <text:p>7.502131</text:p>
          </table:table-cell>
          <table:table-cell office:value-type="float" office:value="7.83598" calcext:value-type="float">
            <text:p>7.83598</text:p>
          </table:table-cell>
          <table:table-cell office:value-type="float" office:value="8.352555" calcext:value-type="float">
            <text:p>8.352555</text:p>
          </table:table-cell>
          <table:table-cell office:value-type="float" office:value="8.868158" calcext:value-type="float">
            <text:p>8.868158</text:p>
          </table:table-cell>
          <table:table-cell office:value-type="float" office:value="9.840381" calcext:value-type="float">
            <text:p>9.840381</text:p>
          </table:table-cell>
          <table:table-cell office:value-type="float" office:value="10.30982" calcext:value-type="float">
            <text:p>10.30982</text:p>
          </table:table-cell>
          <table:table-cell office:value-type="float" office:value="0" calcext:value-type="float">
            <text:p>0</text:p>
          </table:table-cell>
          <table:table-cell office:value-type="float" office:value="0.009195209" calcext:value-type="float">
            <text:p>0.00919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01204" calcext:value-type="float">
            <text:p>0.0052012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3.386162" calcext:value-type="float">
            <text:p>3.386162</text:p>
          </table:table-cell>
          <table:table-cell office:value-type="float" office:value="135.7552" calcext:value-type="float">
            <text:p>135.7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3458" calcext:value-type="float">
            <text:p>33.0345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273" calcext:value-type="float">
            <text:p>1171.273</text:p>
          </table:table-cell>
          <table:table-cell office:value-type="float" office:value="1.430873" calcext:value-type="float">
            <text:p>1.430873</text:p>
          </table:table-cell>
          <table:table-cell office:value-type="float" office:value="0" calcext:value-type="float">
            <text:p>0</text:p>
          </table:table-cell>
          <table:table-cell office:value-type="float" office:value="0.04881829" calcext:value-type="float">
            <text:p>0.04881829</text:p>
          </table:table-cell>
          <table:table-cell office:value-type="float" office:value="0.1224459" calcext:value-type="float">
            <text:p>0.1224459</text:p>
          </table:table-cell>
          <table:table-cell office:value-type="float" office:value="0.1856718" calcext:value-type="float">
            <text:p>0.1856718</text:p>
          </table:table-cell>
          <table:table-cell office:value-type="float" office:value="0.03790961" calcext:value-type="float">
            <text:p>0.03790961</text:p>
          </table:table-cell>
          <table:table-cell office:value-type="float" office:value="0.02989274" calcext:value-type="float">
            <text:p>0.02989274</text:p>
          </table:table-cell>
          <table:table-cell office:value-type="float" office:value="0.02021275" calcext:value-type="float">
            <text:p>0.02021275</text:p>
          </table:table-cell>
          <table:table-cell office:value-type="float" office:value="0.02747251" calcext:value-type="float">
            <text:p>0.02747251</text:p>
          </table:table-cell>
          <table:table-cell office:value-type="float" office:value="0.07227899" calcext:value-type="float">
            <text:p>0.07227899</text:p>
          </table:table-cell>
          <table:table-cell office:value-type="float" office:value="0.1395552" calcext:value-type="float">
            <text:p>0.1395552</text:p>
          </table:table-cell>
          <table:table-cell office:value-type="float" office:value="0.1431963" calcext:value-type="float">
            <text:p>0.1431963</text:p>
          </table:table-cell>
          <table:table-cell office:value-type="float" office:value="0.1485171" calcext:value-type="float">
            <text:p>0.1485171</text:p>
          </table:table-cell>
          <table:table-cell office:value-type="float" office:value="0.1542478" calcext:value-type="float">
            <text:p>0.1542478</text:p>
          </table:table-cell>
          <table:table-cell office:value-type="float" office:value="0.1644389" calcext:value-type="float">
            <text:p>0.1644389</text:p>
          </table:table-cell>
          <table:table-cell office:value-type="float" office:value="0.169456" calcext:value-type="float">
            <text:p>0.169456</text:p>
          </table:table-cell>
          <table:table-cell office:value-type="float" office:value="0" calcext:value-type="float">
            <text:p>0</text:p>
          </table:table-cell>
          <table:table-cell office:value-type="float" office:value="17.634" calcext:value-type="float">
            <text:p>17.634</text:p>
          </table:table-cell>
          <table:table-cell office:value-type="float" office:value="17.15461" calcext:value-type="float">
            <text:p>17.15461</text:p>
          </table:table-cell>
          <table:table-cell office:value-type="float" office:value="28.47823" calcext:value-type="float">
            <text:p>28.47823</text:p>
          </table:table-cell>
          <table:table-cell office:value-type="float" office:value="6.046732" calcext:value-type="float">
            <text:p>6.046732</text:p>
          </table:table-cell>
          <table:table-cell office:value-type="float" office:value="4.818149" calcext:value-type="float">
            <text:p>4.818149</text:p>
          </table:table-cell>
          <table:table-cell office:value-type="float" office:value="2.189875" calcext:value-type="float">
            <text:p>2.189875</text:p>
          </table:table-cell>
          <table:table-cell office:value-type="float" office:value="2.120026" calcext:value-type="float">
            <text:p>2.120026</text:p>
          </table:table-cell>
          <table:table-cell office:value-type="float" office:value="4.603158" calcext:value-type="float">
            <text:p>4.603158</text:p>
          </table:table-cell>
          <table:table-cell office:value-type="float" office:value="7.508161" calcext:value-type="float">
            <text:p>7.508161</text:p>
          </table:table-cell>
          <table:table-cell office:value-type="float" office:value="7.841903" calcext:value-type="float">
            <text:p>7.841903</text:p>
          </table:table-cell>
          <table:table-cell office:value-type="float" office:value="8.358381" calcext:value-type="float">
            <text:p>8.358381</text:p>
          </table:table-cell>
          <table:table-cell office:value-type="float" office:value="8.873507" calcext:value-type="float">
            <text:p>8.873507</text:p>
          </table:table-cell>
          <table:table-cell office:value-type="float" office:value="9.844877" calcext:value-type="float">
            <text:p>9.844877</text:p>
          </table:table-cell>
          <table:table-cell office:value-type="float" office:value="10.31389" calcext:value-type="float">
            <text:p>10.31389</text:p>
          </table:table-cell>
          <table:table-cell office:value-type="float" office:value="0" calcext:value-type="float">
            <text:p>0</text:p>
          </table:table-cell>
          <table:table-cell office:value-type="float" office:value="0.006187742" calcext:value-type="float">
            <text:p>0.006187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34207" calcext:value-type="float">
            <text:p>0.0054342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3.385991" calcext:value-type="float">
            <text:p>3.385991</text:p>
          </table:table-cell>
          <table:table-cell office:value-type="float" office:value="135.755" calcext:value-type="float">
            <text:p>135.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5106" calcext:value-type="float">
            <text:p>33.0510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256" calcext:value-type="float">
            <text:p>1171.256</text:p>
          </table:table-cell>
          <table:table-cell office:value-type="float" office:value="1.430559" calcext:value-type="float">
            <text:p>1.430559</text:p>
          </table:table-cell>
          <table:table-cell office:value-type="float" office:value="0" calcext:value-type="float">
            <text:p>0</text:p>
          </table:table-cell>
          <table:table-cell office:value-type="float" office:value="0.07417645" calcext:value-type="float">
            <text:p>0.07417645</text:p>
          </table:table-cell>
          <table:table-cell office:value-type="float" office:value="0.1331491" calcext:value-type="float">
            <text:p>0.1331491</text:p>
          </table:table-cell>
          <table:table-cell office:value-type="float" office:value="0.1901231" calcext:value-type="float">
            <text:p>0.1901231</text:p>
          </table:table-cell>
          <table:table-cell office:value-type="float" office:value="0.0380192" calcext:value-type="float">
            <text:p>0.0380192</text:p>
          </table:table-cell>
          <table:table-cell office:value-type="float" office:value="0.02986465" calcext:value-type="float">
            <text:p>0.02986465</text:p>
          </table:table-cell>
          <table:table-cell office:value-type="float" office:value="0.02020397" calcext:value-type="float">
            <text:p>0.02020397</text:p>
          </table:table-cell>
          <table:table-cell office:value-type="float" office:value="0.02746087" calcext:value-type="float">
            <text:p>0.02746087</text:p>
          </table:table-cell>
          <table:table-cell office:value-type="float" office:value="0.07230671" calcext:value-type="float">
            <text:p>0.07230671</text:p>
          </table:table-cell>
          <table:table-cell office:value-type="float" office:value="0.1396144" calcext:value-type="float">
            <text:p>0.1396144</text:p>
          </table:table-cell>
          <table:table-cell office:value-type="float" office:value="0.1432548" calcext:value-type="float">
            <text:p>0.1432548</text:p>
          </table:table-cell>
          <table:table-cell office:value-type="float" office:value="0.1485778" calcext:value-type="float">
            <text:p>0.1485778</text:p>
          </table:table-cell>
          <table:table-cell office:value-type="float" office:value="0.1542996" calcext:value-type="float">
            <text:p>0.1542996</text:p>
          </table:table-cell>
          <table:table-cell office:value-type="float" office:value="0.1644878" calcext:value-type="float">
            <text:p>0.1644878</text:p>
          </table:table-cell>
          <table:table-cell office:value-type="float" office:value="0.1695015" calcext:value-type="float">
            <text:p>0.1695015</text:p>
          </table:table-cell>
          <table:table-cell office:value-type="float" office:value="0" calcext:value-type="float">
            <text:p>0</text:p>
          </table:table-cell>
          <table:table-cell office:value-type="float" office:value="17.61558" calcext:value-type="float">
            <text:p>17.61558</text:p>
          </table:table-cell>
          <table:table-cell office:value-type="float" office:value="17.14781" calcext:value-type="float">
            <text:p>17.14781</text:p>
          </table:table-cell>
          <table:table-cell office:value-type="float" office:value="28.45818" calcext:value-type="float">
            <text:p>28.45818</text:p>
          </table:table-cell>
          <table:table-cell office:value-type="float" office:value="6.041974" calcext:value-type="float">
            <text:p>6.041974</text:p>
          </table:table-cell>
          <table:table-cell office:value-type="float" office:value="4.814215" calcext:value-type="float">
            <text:p>4.814215</text:p>
          </table:table-cell>
          <table:table-cell office:value-type="float" office:value="2.189956" calcext:value-type="float">
            <text:p>2.189956</text:p>
          </table:table-cell>
          <table:table-cell office:value-type="float" office:value="2.121393" calcext:value-type="float">
            <text:p>2.121393</text:p>
          </table:table-cell>
          <table:table-cell office:value-type="float" office:value="4.607162" calcext:value-type="float">
            <text:p>4.607162</text:p>
          </table:table-cell>
          <table:table-cell office:value-type="float" office:value="7.514149" calcext:value-type="float">
            <text:p>7.514149</text:p>
          </table:table-cell>
          <table:table-cell office:value-type="float" office:value="7.847826" calcext:value-type="float">
            <text:p>7.847826</text:p>
          </table:table-cell>
          <table:table-cell office:value-type="float" office:value="8.364207" calcext:value-type="float">
            <text:p>8.364207</text:p>
          </table:table-cell>
          <table:table-cell office:value-type="float" office:value="8.878857" calcext:value-type="float">
            <text:p>8.878857</text:p>
          </table:table-cell>
          <table:table-cell office:value-type="float" office:value="9.849374" calcext:value-type="float">
            <text:p>9.849374</text:p>
          </table:table-cell>
          <table:table-cell office:value-type="float" office:value="10.31475" calcext:value-type="float">
            <text:p>10.31475</text:p>
          </table:table-cell>
          <table:table-cell office:value-type="float" office:value="0" calcext:value-type="float">
            <text:p>0</text:p>
          </table:table-cell>
          <table:table-cell office:value-type="float" office:value="0.01531233" calcext:value-type="float">
            <text:p>0.01531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97314" calcext:value-type="float">
            <text:p>0.005797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3.385797" calcext:value-type="float">
            <text:p>3.385797</text:p>
          </table:table-cell>
          <table:table-cell office:value-type="float" office:value="135.7547" calcext:value-type="float">
            <text:p>135.7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6787" calcext:value-type="float">
            <text:p>33.0678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24" calcext:value-type="float">
            <text:p>1171.24</text:p>
          </table:table-cell>
          <table:table-cell office:value-type="float" office:value="1.430127" calcext:value-type="float">
            <text:p>1.430127</text:p>
          </table:table-cell>
          <table:table-cell office:value-type="float" office:value="0" calcext:value-type="float">
            <text:p>0</text:p>
          </table:table-cell>
          <table:table-cell office:value-type="float" office:value="0.07660661" calcext:value-type="float">
            <text:p>0.07660661</text:p>
          </table:table-cell>
          <table:table-cell office:value-type="float" office:value="0.1277613" calcext:value-type="float">
            <text:p>0.1277613</text:p>
          </table:table-cell>
          <table:table-cell office:value-type="float" office:value="0.2014077" calcext:value-type="float">
            <text:p>0.2014077</text:p>
          </table:table-cell>
          <table:table-cell office:value-type="float" office:value="0.03836938" calcext:value-type="float">
            <text:p>0.03836938</text:p>
          </table:table-cell>
          <table:table-cell office:value-type="float" office:value="0.02986464" calcext:value-type="float">
            <text:p>0.02986464</text:p>
          </table:table-cell>
          <table:table-cell office:value-type="float" office:value="0.02019877" calcext:value-type="float">
            <text:p>0.02019877</text:p>
          </table:table-cell>
          <table:table-cell office:value-type="float" office:value="0.02745346" calcext:value-type="float">
            <text:p>0.02745346</text:p>
          </table:table-cell>
          <table:table-cell office:value-type="float" office:value="0.07233737" calcext:value-type="float">
            <text:p>0.07233737</text:p>
          </table:table-cell>
          <table:table-cell office:value-type="float" office:value="0.1396733" calcext:value-type="float">
            <text:p>0.1396733</text:p>
          </table:table-cell>
          <table:table-cell office:value-type="float" office:value="0.1433126" calcext:value-type="float">
            <text:p>0.1433126</text:p>
          </table:table-cell>
          <table:table-cell office:value-type="float" office:value="0.148639" calcext:value-type="float">
            <text:p>0.148639</text:p>
          </table:table-cell>
          <table:table-cell office:value-type="float" office:value="0.1543518" calcext:value-type="float">
            <text:p>0.1543518</text:p>
          </table:table-cell>
          <table:table-cell office:value-type="float" office:value="0.1645368" calcext:value-type="float">
            <text:p>0.1645368</text:p>
          </table:table-cell>
          <table:table-cell office:value-type="float" office:value="0.1695474" calcext:value-type="float">
            <text:p>0.1695474</text:p>
          </table:table-cell>
          <table:table-cell office:value-type="float" office:value="0" calcext:value-type="float">
            <text:p>0</text:p>
          </table:table-cell>
          <table:table-cell office:value-type="float" office:value="17.60141" calcext:value-type="float">
            <text:p>17.60141</text:p>
          </table:table-cell>
          <table:table-cell office:value-type="float" office:value="17.14303" calcext:value-type="float">
            <text:p>17.14303</text:p>
          </table:table-cell>
          <table:table-cell office:value-type="float" office:value="28.44282" calcext:value-type="float">
            <text:p>28.44282</text:p>
          </table:table-cell>
          <table:table-cell office:value-type="float" office:value="6.037334" calcext:value-type="float">
            <text:p>6.037334</text:p>
          </table:table-cell>
          <table:table-cell office:value-type="float" office:value="4.81028" calcext:value-type="float">
            <text:p>4.81028</text:p>
          </table:table-cell>
          <table:table-cell office:value-type="float" office:value="2.190037" calcext:value-type="float">
            <text:p>2.190037</text:p>
          </table:table-cell>
          <table:table-cell office:value-type="float" office:value="2.122756" calcext:value-type="float">
            <text:p>2.122756</text:p>
          </table:table-cell>
          <table:table-cell office:value-type="float" office:value="4.611146" calcext:value-type="float">
            <text:p>4.611146</text:p>
          </table:table-cell>
          <table:table-cell office:value-type="float" office:value="7.520136" calcext:value-type="float">
            <text:p>7.520136</text:p>
          </table:table-cell>
          <table:table-cell office:value-type="float" office:value="7.853707" calcext:value-type="float">
            <text:p>7.853707</text:p>
          </table:table-cell>
          <table:table-cell office:value-type="float" office:value="8.370033" calcext:value-type="float">
            <text:p>8.370033</text:p>
          </table:table-cell>
          <table:table-cell office:value-type="float" office:value="8.884204" calcext:value-type="float">
            <text:p>8.884204</text:p>
          </table:table-cell>
          <table:table-cell office:value-type="float" office:value="9.853871" calcext:value-type="float">
            <text:p>9.853871</text:p>
          </table:table-cell>
          <table:table-cell office:value-type="float" office:value="10.31427" calcext:value-type="float">
            <text:p>10.31427</text:p>
          </table:table-cell>
          <table:table-cell office:value-type="float" office:value="0" calcext:value-type="float">
            <text:p>0</text:p>
          </table:table-cell>
          <table:table-cell office:value-type="float" office:value="0.01637261" calcext:value-type="float">
            <text:p>0.0163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307" calcext:value-type="float">
            <text:p>0.0062003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3.385525" calcext:value-type="float">
            <text:p>3.385525</text:p>
          </table:table-cell>
          <table:table-cell office:value-type="float" office:value="135.7544" calcext:value-type="float">
            <text:p>135.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8478" calcext:value-type="float">
            <text:p>33.0847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223" calcext:value-type="float">
            <text:p>1171.223</text:p>
          </table:table-cell>
          <table:table-cell office:value-type="float" office:value="1.429548" calcext:value-type="float">
            <text:p>1.429548</text:p>
          </table:table-cell>
          <table:table-cell office:value-type="float" office:value="0" calcext:value-type="float">
            <text:p>0</text:p>
          </table:table-cell>
          <table:table-cell office:value-type="float" office:value="0.09071424" calcext:value-type="float">
            <text:p>0.09071424</text:p>
          </table:table-cell>
          <table:table-cell office:value-type="float" office:value="0.123362" calcext:value-type="float">
            <text:p>0.123362</text:p>
          </table:table-cell>
          <table:table-cell office:value-type="float" office:value="0.1983351" calcext:value-type="float">
            <text:p>0.1983351</text:p>
          </table:table-cell>
          <table:table-cell office:value-type="float" office:value="0.03895232" calcext:value-type="float">
            <text:p>0.03895232</text:p>
          </table:table-cell>
          <table:table-cell office:value-type="float" office:value="0.02989123" calcext:value-type="float">
            <text:p>0.02989123</text:p>
          </table:table-cell>
          <table:table-cell office:value-type="float" office:value="0.02019823" calcext:value-type="float">
            <text:p>0.02019823</text:p>
          </table:table-cell>
          <table:table-cell office:value-type="float" office:value="0.02744621" calcext:value-type="float">
            <text:p>0.02744621</text:p>
          </table:table-cell>
          <table:table-cell office:value-type="float" office:value="0.07236718" calcext:value-type="float">
            <text:p>0.07236718</text:p>
          </table:table-cell>
          <table:table-cell office:value-type="float" office:value="0.1397322" calcext:value-type="float">
            <text:p>0.1397322</text:p>
          </table:table-cell>
          <table:table-cell office:value-type="float" office:value="0.1433706" calcext:value-type="float">
            <text:p>0.1433706</text:p>
          </table:table-cell>
          <table:table-cell office:value-type="float" office:value="0.1487002" calcext:value-type="float">
            <text:p>0.1487002</text:p>
          </table:table-cell>
          <table:table-cell office:value-type="float" office:value="0.1544047" calcext:value-type="float">
            <text:p>0.1544047</text:p>
          </table:table-cell>
          <table:table-cell office:value-type="float" office:value="0.164586" calcext:value-type="float">
            <text:p>0.164586</text:p>
          </table:table-cell>
          <table:table-cell office:value-type="float" office:value="0.1695942" calcext:value-type="float">
            <text:p>0.1695942</text:p>
          </table:table-cell>
          <table:table-cell office:value-type="float" office:value="0" calcext:value-type="float">
            <text:p>0</text:p>
          </table:table-cell>
          <table:table-cell office:value-type="float" office:value="17.59054" calcext:value-type="float">
            <text:p>17.59054</text:p>
          </table:table-cell>
          <table:table-cell office:value-type="float" office:value="17.1367" calcext:value-type="float">
            <text:p>17.1367</text:p>
          </table:table-cell>
          <table:table-cell office:value-type="float" office:value="28.43022" calcext:value-type="float">
            <text:p>28.43022</text:p>
          </table:table-cell>
          <table:table-cell office:value-type="float" office:value="6.03293" calcext:value-type="float">
            <text:p>6.03293</text:p>
          </table:table-cell>
          <table:table-cell office:value-type="float" office:value="4.806374" calcext:value-type="float">
            <text:p>4.806374</text:p>
          </table:table-cell>
          <table:table-cell office:value-type="float" office:value="2.190117" calcext:value-type="float">
            <text:p>2.190117</text:p>
          </table:table-cell>
          <table:table-cell office:value-type="float" office:value="2.12411" calcext:value-type="float">
            <text:p>2.12411</text:p>
          </table:table-cell>
          <table:table-cell office:value-type="float" office:value="4.615118" calcext:value-type="float">
            <text:p>4.615118</text:p>
          </table:table-cell>
          <table:table-cell office:value-type="float" office:value="7.526124" calcext:value-type="float">
            <text:p>7.526124</text:p>
          </table:table-cell>
          <table:table-cell office:value-type="float" office:value="7.859554" calcext:value-type="float">
            <text:p>7.859554</text:p>
          </table:table-cell>
          <table:table-cell office:value-type="float" office:value="8.375859" calcext:value-type="float">
            <text:p>8.375859</text:p>
          </table:table-cell>
          <table:table-cell office:value-type="float" office:value="8.889556" calcext:value-type="float">
            <text:p>8.889556</text:p>
          </table:table-cell>
          <table:table-cell office:value-type="float" office:value="9.85837" calcext:value-type="float">
            <text:p>9.85837</text:p>
          </table:table-cell>
          <table:table-cell office:value-type="float" office:value="10.31575" calcext:value-type="float">
            <text:p>10.31575</text:p>
          </table:table-cell>
          <table:table-cell office:value-type="float" office:value="0" calcext:value-type="float">
            <text:p>0</text:p>
          </table:table-cell>
          <table:table-cell office:value-type="float" office:value="0.02378774" calcext:value-type="float">
            <text:p>0.0237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83908" calcext:value-type="float">
            <text:p>0.0066839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3.385298" calcext:value-type="float">
            <text:p>3.385298</text:p>
          </table:table-cell>
          <table:table-cell office:value-type="float" office:value="135.7543" calcext:value-type="float">
            <text:p>135.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0146" calcext:value-type="float">
            <text:p>33.1014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206" calcext:value-type="float">
            <text:p>1171.206</text:p>
          </table:table-cell>
          <table:table-cell office:value-type="float" office:value="1.430805" calcext:value-type="float">
            <text:p>1.430805</text:p>
          </table:table-cell>
          <table:table-cell office:value-type="float" office:value="0" calcext:value-type="float">
            <text:p>0</text:p>
          </table:table-cell>
          <table:table-cell office:value-type="float" office:value="0.03828303" calcext:value-type="float">
            <text:p>0.03828303</text:p>
          </table:table-cell>
          <table:table-cell office:value-type="float" office:value="0.1153838" calcext:value-type="float">
            <text:p>0.1153838</text:p>
          </table:table-cell>
          <table:table-cell office:value-type="float" office:value="0.1867105" calcext:value-type="float">
            <text:p>0.1867105</text:p>
          </table:table-cell>
          <table:table-cell office:value-type="float" office:value="0.03915109" calcext:value-type="float">
            <text:p>0.03915109</text:p>
          </table:table-cell>
          <table:table-cell office:value-type="float" office:value="0.02994718" calcext:value-type="float">
            <text:p>0.02994718</text:p>
          </table:table-cell>
          <table:table-cell office:value-type="float" office:value="0.02020444" calcext:value-type="float">
            <text:p>0.02020444</text:p>
          </table:table-cell>
          <table:table-cell office:value-type="float" office:value="0.02744831" calcext:value-type="float">
            <text:p>0.02744831</text:p>
          </table:table-cell>
          <table:table-cell office:value-type="float" office:value="0.07238948" calcext:value-type="float">
            <text:p>0.07238948</text:p>
          </table:table-cell>
          <table:table-cell office:value-type="float" office:value="0.1397916" calcext:value-type="float">
            <text:p>0.1397916</text:p>
          </table:table-cell>
          <table:table-cell office:value-type="float" office:value="0.1434288" calcext:value-type="float">
            <text:p>0.1434288</text:p>
          </table:table-cell>
          <table:table-cell office:value-type="float" office:value="0.1487616" calcext:value-type="float">
            <text:p>0.1487616</text:p>
          </table:table-cell>
          <table:table-cell office:value-type="float" office:value="0.1544576" calcext:value-type="float">
            <text:p>0.1544576</text:p>
          </table:table-cell>
          <table:table-cell office:value-type="float" office:value="0.1646364" calcext:value-type="float">
            <text:p>0.1646364</text:p>
          </table:table-cell>
          <table:table-cell office:value-type="float" office:value="0.1696407" calcext:value-type="float">
            <text:p>0.1696407</text:p>
          </table:table-cell>
          <table:table-cell office:value-type="float" office:value="0" calcext:value-type="float">
            <text:p>0</text:p>
          </table:table-cell>
          <table:table-cell office:value-type="float" office:value="17.57401" calcext:value-type="float">
            <text:p>17.57401</text:p>
          </table:table-cell>
          <table:table-cell office:value-type="float" office:value="17.1286" calcext:value-type="float">
            <text:p>17.1286</text:p>
          </table:table-cell>
          <table:table-cell office:value-type="float" office:value="28.41619" calcext:value-type="float">
            <text:p>28.41619</text:p>
          </table:table-cell>
          <table:table-cell office:value-type="float" office:value="6.028837" calcext:value-type="float">
            <text:p>6.028837</text:p>
          </table:table-cell>
          <table:table-cell office:value-type="float" office:value="4.802535" calcext:value-type="float">
            <text:p>4.802535</text:p>
          </table:table-cell>
          <table:table-cell office:value-type="float" office:value="2.190197" calcext:value-type="float">
            <text:p>2.190197</text:p>
          </table:table-cell>
          <table:table-cell office:value-type="float" office:value="2.125463" calcext:value-type="float">
            <text:p>2.125463</text:p>
          </table:table-cell>
          <table:table-cell office:value-type="float" office:value="4.61909" calcext:value-type="float">
            <text:p>4.61909</text:p>
          </table:table-cell>
          <table:table-cell office:value-type="float" office:value="7.532112" calcext:value-type="float">
            <text:p>7.532112</text:p>
          </table:table-cell>
          <table:table-cell office:value-type="float" office:value="7.865401" calcext:value-type="float">
            <text:p>7.865401</text:p>
          </table:table-cell>
          <table:table-cell office:value-type="float" office:value="8.381641" calcext:value-type="float">
            <text:p>8.381641</text:p>
          </table:table-cell>
          <table:table-cell office:value-type="float" office:value="8.894908" calcext:value-type="float">
            <text:p>8.894908</text:p>
          </table:table-cell>
          <table:table-cell office:value-type="float" office:value="9.862805" calcext:value-type="float">
            <text:p>9.862805</text:p>
          </table:table-cell>
          <table:table-cell office:value-type="float" office:value="10.32109" calcext:value-type="float">
            <text:p>10.32109</text:p>
          </table:table-cell>
          <table:table-cell office:value-type="float" office:value="0" calcext:value-type="float">
            <text:p>0</text:p>
          </table:table-cell>
          <table:table-cell office:value-type="float" office:value="0.008435306" calcext:value-type="float">
            <text:p>0.008435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60999" calcext:value-type="float">
            <text:p>0.006960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3.385105" calcext:value-type="float">
            <text:p>3.385105</text:p>
          </table:table-cell>
          <table:table-cell office:value-type="float" office:value="135.754" calcext:value-type="float">
            <text:p>135.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1798" calcext:value-type="float">
            <text:p>33.117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19" calcext:value-type="float">
            <text:p>1171.19</text:p>
          </table:table-cell>
          <table:table-cell office:value-type="float" office:value="1.430524" calcext:value-type="float">
            <text:p>1.430524</text:p>
          </table:table-cell>
          <table:table-cell office:value-type="float" office:value="0" calcext:value-type="float">
            <text:p>0</text:p>
          </table:table-cell>
          <table:table-cell office:value-type="float" office:value="0.06234756" calcext:value-type="float">
            <text:p>0.06234756</text:p>
          </table:table-cell>
          <table:table-cell office:value-type="float" office:value="0.1233158" calcext:value-type="float">
            <text:p>0.1233158</text:p>
          </table:table-cell>
          <table:table-cell office:value-type="float" office:value="0.188627" calcext:value-type="float">
            <text:p>0.188627</text:p>
          </table:table-cell>
          <table:table-cell office:value-type="float" office:value="0.03897299" calcext:value-type="float">
            <text:p>0.03897299</text:p>
          </table:table-cell>
          <table:table-cell office:value-type="float" office:value="0.02998926" calcext:value-type="float">
            <text:p>0.02998926</text:p>
          </table:table-cell>
          <table:table-cell office:value-type="float" office:value="0.02021188" calcext:value-type="float">
            <text:p>0.02021188</text:p>
          </table:table-cell>
          <table:table-cell office:value-type="float" office:value="0.02744787" calcext:value-type="float">
            <text:p>0.02744787</text:p>
          </table:table-cell>
          <table:table-cell office:value-type="float" office:value="0.0724146" calcext:value-type="float">
            <text:p>0.0724146</text:p>
          </table:table-cell>
          <table:table-cell office:value-type="float" office:value="0.1398509" calcext:value-type="float">
            <text:p>0.1398509</text:p>
          </table:table-cell>
          <table:table-cell office:value-type="float" office:value="0.1434867" calcext:value-type="float">
            <text:p>0.1434867</text:p>
          </table:table-cell>
          <table:table-cell office:value-type="float" office:value="0.1488226" calcext:value-type="float">
            <text:p>0.1488226</text:p>
          </table:table-cell>
          <table:table-cell office:value-type="float" office:value="0.1545107" calcext:value-type="float">
            <text:p>0.1545107</text:p>
          </table:table-cell>
          <table:table-cell office:value-type="float" office:value="0.1646844" calcext:value-type="float">
            <text:p>0.1646844</text:p>
          </table:table-cell>
          <table:table-cell office:value-type="float" office:value="0.1696871" calcext:value-type="float">
            <text:p>0.1696871</text:p>
          </table:table-cell>
          <table:table-cell office:value-type="float" office:value="0" calcext:value-type="float">
            <text:p>0</text:p>
          </table:table-cell>
          <table:table-cell office:value-type="float" office:value="17.55382" calcext:value-type="float">
            <text:p>17.55382</text:p>
          </table:table-cell>
          <table:table-cell office:value-type="float" office:value="17.12091" calcext:value-type="float">
            <text:p>17.12091</text:p>
          </table:table-cell>
          <table:table-cell office:value-type="float" office:value="28.40017" calcext:value-type="float">
            <text:p>28.40017</text:p>
          </table:table-cell>
          <table:table-cell office:value-type="float" office:value="6.024747" calcext:value-type="float">
            <text:p>6.024747</text:p>
          </table:table-cell>
          <table:table-cell office:value-type="float" office:value="4.798755" calcext:value-type="float">
            <text:p>4.798755</text:p>
          </table:table-cell>
          <table:table-cell office:value-type="float" office:value="2.190278" calcext:value-type="float">
            <text:p>2.190278</text:p>
          </table:table-cell>
          <table:table-cell office:value-type="float" office:value="2.126816" calcext:value-type="float">
            <text:p>2.126816</text:p>
          </table:table-cell>
          <table:table-cell office:value-type="float" office:value="4.623064" calcext:value-type="float">
            <text:p>4.623064</text:p>
          </table:table-cell>
          <table:table-cell office:value-type="float" office:value="7.538059" calcext:value-type="float">
            <text:p>7.538059</text:p>
          </table:table-cell>
          <table:table-cell office:value-type="float" office:value="7.871248" calcext:value-type="float">
            <text:p>7.871248</text:p>
          </table:table-cell>
          <table:table-cell office:value-type="float" office:value="8.387411" calcext:value-type="float">
            <text:p>8.387411</text:p>
          </table:table-cell>
          <table:table-cell office:value-type="float" office:value="8.900252" calcext:value-type="float">
            <text:p>8.900252</text:p>
          </table:table-cell>
          <table:table-cell office:value-type="float" office:value="9.867222" calcext:value-type="float">
            <text:p>9.867222</text:p>
          </table:table-cell>
          <table:table-cell office:value-type="float" office:value="10.32371" calcext:value-type="float">
            <text:p>10.32371</text:p>
          </table:table-cell>
          <table:table-cell office:value-type="float" office:value="0" calcext:value-type="float">
            <text:p>0</text:p>
          </table:table-cell>
          <table:table-cell office:value-type="float" office:value="0.008708539" calcext:value-type="float">
            <text:p>0.00870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28419" calcext:value-type="float">
            <text:p>0.0073284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3.384809" calcext:value-type="float">
            <text:p>3.384809</text:p>
          </table:table-cell>
          <table:table-cell office:value-type="float" office:value="135.754" calcext:value-type="float">
            <text:p>135.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3439" calcext:value-type="float">
            <text:p>33.13439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173" calcext:value-type="float">
            <text:p>1171.173</text:p>
          </table:table-cell>
          <table:table-cell office:value-type="float" office:value="1.432695" calcext:value-type="float">
            <text:p>1.432695</text:p>
          </table:table-cell>
          <table:table-cell office:value-type="float" office:value="0" calcext:value-type="float">
            <text:p>0</text:p>
          </table:table-cell>
          <table:table-cell office:value-type="float" office:value="0.02901857" calcext:value-type="float">
            <text:p>0.02901857</text:p>
          </table:table-cell>
          <table:table-cell office:value-type="float" office:value="0.1134481" calcext:value-type="float">
            <text:p>0.1134481</text:p>
          </table:table-cell>
          <table:table-cell office:value-type="float" office:value="0.1844908" calcext:value-type="float">
            <text:p>0.1844908</text:p>
          </table:table-cell>
          <table:table-cell office:value-type="float" office:value="0.03874731" calcext:value-type="float">
            <text:p>0.03874731</text:p>
          </table:table-cell>
          <table:table-cell office:value-type="float" office:value="0.03004704" calcext:value-type="float">
            <text:p>0.03004704</text:p>
          </table:table-cell>
          <table:table-cell office:value-type="float" office:value="0.02021891" calcext:value-type="float">
            <text:p>0.02021891</text:p>
          </table:table-cell>
          <table:table-cell office:value-type="float" office:value="0.02744633" calcext:value-type="float">
            <text:p>0.02744633</text:p>
          </table:table-cell>
          <table:table-cell office:value-type="float" office:value="0.0724451" calcext:value-type="float">
            <text:p>0.0724451</text:p>
          </table:table-cell>
          <table:table-cell office:value-type="float" office:value="0.1399096" calcext:value-type="float">
            <text:p>0.1399096</text:p>
          </table:table-cell>
          <table:table-cell office:value-type="float" office:value="0.1435449" calcext:value-type="float">
            <text:p>0.1435449</text:p>
          </table:table-cell>
          <table:table-cell office:value-type="float" office:value="0.1488833" calcext:value-type="float">
            <text:p>0.1488833</text:p>
          </table:table-cell>
          <table:table-cell office:value-type="float" office:value="0.1545626" calcext:value-type="float">
            <text:p>0.1545626</text:p>
          </table:table-cell>
          <table:table-cell office:value-type="float" office:value="0.1647339" calcext:value-type="float">
            <text:p>0.1647339</text:p>
          </table:table-cell>
          <table:table-cell office:value-type="float" office:value="0.1697336" calcext:value-type="float">
            <text:p>0.1697336</text:p>
          </table:table-cell>
          <table:table-cell office:value-type="float" office:value="0" calcext:value-type="float">
            <text:p>0</text:p>
          </table:table-cell>
          <table:table-cell office:value-type="float" office:value="17.53168" calcext:value-type="float">
            <text:p>17.53168</text:p>
          </table:table-cell>
          <table:table-cell office:value-type="float" office:value="17.11235" calcext:value-type="float">
            <text:p>17.11235</text:p>
          </table:table-cell>
          <table:table-cell office:value-type="float" office:value="28.38399" calcext:value-type="float">
            <text:p>28.38399</text:p>
          </table:table-cell>
          <table:table-cell office:value-type="float" office:value="6.020647" calcext:value-type="float">
            <text:p>6.020647</text:p>
          </table:table-cell>
          <table:table-cell office:value-type="float" office:value="4.795033" calcext:value-type="float">
            <text:p>4.795033</text:p>
          </table:table-cell>
          <table:table-cell office:value-type="float" office:value="2.190358" calcext:value-type="float">
            <text:p>2.190358</text:p>
          </table:table-cell>
          <table:table-cell office:value-type="float" office:value="2.128156" calcext:value-type="float">
            <text:p>2.128156</text:p>
          </table:table-cell>
          <table:table-cell office:value-type="float" office:value="4.627035" calcext:value-type="float">
            <text:p>4.627035</text:p>
          </table:table-cell>
          <table:table-cell office:value-type="float" office:value="7.544001" calcext:value-type="float">
            <text:p>7.544001</text:p>
          </table:table-cell>
          <table:table-cell office:value-type="float" office:value="7.877098" calcext:value-type="float">
            <text:p>7.877098</text:p>
          </table:table-cell>
          <table:table-cell office:value-type="float" office:value="8.39318" calcext:value-type="float">
            <text:p>8.39318</text:p>
          </table:table-cell>
          <table:table-cell office:value-type="float" office:value="8.905526" calcext:value-type="float">
            <text:p>8.905526</text:p>
          </table:table-cell>
          <table:table-cell office:value-type="float" office:value="9.871644" calcext:value-type="float">
            <text:p>9.871644</text:p>
          </table:table-cell>
          <table:table-cell office:value-type="float" office:value="10.33097" calcext:value-type="float">
            <text:p>10.33097</text:p>
          </table:table-cell>
          <table:table-cell office:value-type="float" office:value="0" calcext:value-type="float">
            <text:p>0</text:p>
          </table:table-cell>
          <table:table-cell office:value-type="float" office:value="0.005551011" calcext:value-type="float">
            <text:p>0.00555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93659" calcext:value-type="float">
            <text:p>0.0075936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3.384626" calcext:value-type="float">
            <text:p>3.384626</text:p>
          </table:table-cell>
          <table:table-cell office:value-type="float" office:value="135.7537" calcext:value-type="float">
            <text:p>135.7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5071" calcext:value-type="float">
            <text:p>33.15071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156" calcext:value-type="float">
            <text:p>1171.156</text:p>
          </table:table-cell>
          <table:table-cell office:value-type="float" office:value="1.432387" calcext:value-type="float">
            <text:p>1.432387</text:p>
          </table:table-cell>
          <table:table-cell office:value-type="float" office:value="0" calcext:value-type="float">
            <text:p>0</text:p>
          </table:table-cell>
          <table:table-cell office:value-type="float" office:value="0.06048087" calcext:value-type="float">
            <text:p>0.06048087</text:p>
          </table:table-cell>
          <table:table-cell office:value-type="float" office:value="0.1234096" calcext:value-type="float">
            <text:p>0.1234096</text:p>
          </table:table-cell>
          <table:table-cell office:value-type="float" office:value="0.1870736" calcext:value-type="float">
            <text:p>0.1870736</text:p>
          </table:table-cell>
          <table:table-cell office:value-type="float" office:value="0.03850908" calcext:value-type="float">
            <text:p>0.03850908</text:p>
          </table:table-cell>
          <table:table-cell office:value-type="float" office:value="0.0300615" calcext:value-type="float">
            <text:p>0.0300615</text:p>
          </table:table-cell>
          <table:table-cell office:value-type="float" office:value="0.02022912" calcext:value-type="float">
            <text:p>0.02022912</text:p>
          </table:table-cell>
          <table:table-cell office:value-type="float" office:value="0.02746474" calcext:value-type="float">
            <text:p>0.02746474</text:p>
          </table:table-cell>
          <table:table-cell office:value-type="float" office:value="0.07247679" calcext:value-type="float">
            <text:p>0.07247679</text:p>
          </table:table-cell>
          <table:table-cell office:value-type="float" office:value="0.1399683" calcext:value-type="float">
            <text:p>0.1399683</text:p>
          </table:table-cell>
          <table:table-cell office:value-type="float" office:value="0.1436033" calcext:value-type="float">
            <text:p>0.1436033</text:p>
          </table:table-cell>
          <table:table-cell office:value-type="float" office:value="0.1489441" calcext:value-type="float">
            <text:p>0.1489441</text:p>
          </table:table-cell>
          <table:table-cell office:value-type="float" office:value="0.1546158" calcext:value-type="float">
            <text:p>0.1546158</text:p>
          </table:table-cell>
          <table:table-cell office:value-type="float" office:value="0.164781" calcext:value-type="float">
            <text:p>0.164781</text:p>
          </table:table-cell>
          <table:table-cell office:value-type="float" office:value="0.1697804" calcext:value-type="float">
            <text:p>0.1697804</text:p>
          </table:table-cell>
          <table:table-cell office:value-type="float" office:value="0" calcext:value-type="float">
            <text:p>0</text:p>
          </table:table-cell>
          <table:table-cell office:value-type="float" office:value="17.50849" calcext:value-type="float">
            <text:p>17.50849</text:p>
          </table:table-cell>
          <table:table-cell office:value-type="float" office:value="17.10386" calcext:value-type="float">
            <text:p>17.10386</text:p>
          </table:table-cell>
          <table:table-cell office:value-type="float" office:value="28.36653" calcext:value-type="float">
            <text:p>28.36653</text:p>
          </table:table-cell>
          <table:table-cell office:value-type="float" office:value="6.016415" calcext:value-type="float">
            <text:p>6.016415</text:p>
          </table:table-cell>
          <table:table-cell office:value-type="float" office:value="4.791327" calcext:value-type="float">
            <text:p>4.791327</text:p>
          </table:table-cell>
          <table:table-cell office:value-type="float" office:value="2.190444" calcext:value-type="float">
            <text:p>2.190444</text:p>
          </table:table-cell>
          <table:table-cell office:value-type="float" office:value="2.129496" calcext:value-type="float">
            <text:p>2.129496</text:p>
          </table:table-cell>
          <table:table-cell office:value-type="float" office:value="4.630976" calcext:value-type="float">
            <text:p>4.630976</text:p>
          </table:table-cell>
          <table:table-cell office:value-type="float" office:value="7.549943" calcext:value-type="float">
            <text:p>7.549943</text:p>
          </table:table-cell>
          <table:table-cell office:value-type="float" office:value="7.882942" calcext:value-type="float">
            <text:p>7.882942</text:p>
          </table:table-cell>
          <table:table-cell office:value-type="float" office:value="8.39895" calcext:value-type="float">
            <text:p>8.39895</text:p>
          </table:table-cell>
          <table:table-cell office:value-type="float" office:value="8.910798" calcext:value-type="float">
            <text:p>8.910798</text:p>
          </table:table-cell>
          <table:table-cell office:value-type="float" office:value="9.876063" calcext:value-type="float">
            <text:p>9.876063</text:p>
          </table:table-cell>
          <table:table-cell office:value-type="float" office:value="10.33429" calcext:value-type="float">
            <text:p>10.33429</text:p>
          </table:table-cell>
          <table:table-cell office:value-type="float" office:value="0" calcext:value-type="float">
            <text:p>0</text:p>
          </table:table-cell>
          <table:table-cell office:value-type="float" office:value="0.009277444" calcext:value-type="float">
            <text:p>0.009277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39393" calcext:value-type="float">
            <text:p>0.0079393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3.384435" calcext:value-type="float">
            <text:p>3.384435</text:p>
          </table:table-cell>
          <table:table-cell office:value-type="float" office:value="135.7534" calcext:value-type="float">
            <text:p>135.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673" calcext:value-type="float">
            <text:p>33.167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139" calcext:value-type="float">
            <text:p>1171.139</text:p>
          </table:table-cell>
          <table:table-cell office:value-type="float" office:value="1.431873" calcext:value-type="float">
            <text:p>1.431873</text:p>
          </table:table-cell>
          <table:table-cell office:value-type="float" office:value="0" calcext:value-type="float">
            <text:p>0</text:p>
          </table:table-cell>
          <table:table-cell office:value-type="float" office:value="0.07046869" calcext:value-type="float">
            <text:p>0.07046869</text:p>
          </table:table-cell>
          <table:table-cell office:value-type="float" office:value="0.1273145" calcext:value-type="float">
            <text:p>0.1273145</text:p>
          </table:table-cell>
          <table:table-cell office:value-type="float" office:value="0.1939505" calcext:value-type="float">
            <text:p>0.1939505</text:p>
          </table:table-cell>
          <table:table-cell office:value-type="float" office:value="0.03878155" calcext:value-type="float">
            <text:p>0.03878155</text:p>
          </table:table-cell>
          <table:table-cell office:value-type="float" office:value="0.0300718" calcext:value-type="float">
            <text:p>0.0300718</text:p>
          </table:table-cell>
          <table:table-cell office:value-type="float" office:value="0.02023462" calcext:value-type="float">
            <text:p>0.02023462</text:p>
          </table:table-cell>
          <table:table-cell office:value-type="float" office:value="0.02748643" calcext:value-type="float">
            <text:p>0.02748643</text:p>
          </table:table-cell>
          <table:table-cell office:value-type="float" office:value="0.07250925" calcext:value-type="float">
            <text:p>0.07250925</text:p>
          </table:table-cell>
          <table:table-cell office:value-type="float" office:value="0.1400272" calcext:value-type="float">
            <text:p>0.1400272</text:p>
          </table:table-cell>
          <table:table-cell office:value-type="float" office:value="0.1436623" calcext:value-type="float">
            <text:p>0.1436623</text:p>
          </table:table-cell>
          <table:table-cell office:value-type="float" office:value="0.1490051" calcext:value-type="float">
            <text:p>0.1490051</text:p>
          </table:table-cell>
          <table:table-cell office:value-type="float" office:value="0.1546683" calcext:value-type="float">
            <text:p>0.1546683</text:p>
          </table:table-cell>
          <table:table-cell office:value-type="float" office:value="0.1648282" calcext:value-type="float">
            <text:p>0.1648282</text:p>
          </table:table-cell>
          <table:table-cell office:value-type="float" office:value="0.1698269" calcext:value-type="float">
            <text:p>0.1698269</text:p>
          </table:table-cell>
          <table:table-cell office:value-type="float" office:value="0" calcext:value-type="float">
            <text:p>0</text:p>
          </table:table-cell>
          <table:table-cell office:value-type="float" office:value="17.49305" calcext:value-type="float">
            <text:p>17.49305</text:p>
          </table:table-cell>
          <table:table-cell office:value-type="float" office:value="17.09764" calcext:value-type="float">
            <text:p>17.09764</text:p>
          </table:table-cell>
          <table:table-cell office:value-type="float" office:value="28.35081" calcext:value-type="float">
            <text:p>28.35081</text:p>
          </table:table-cell>
          <table:table-cell office:value-type="float" office:value="6.012193" calcext:value-type="float">
            <text:p>6.012193</text:p>
          </table:table-cell>
          <table:table-cell office:value-type="float" office:value="4.787633" calcext:value-type="float">
            <text:p>4.787633</text:p>
          </table:table-cell>
          <table:table-cell office:value-type="float" office:value="2.19053" calcext:value-type="float">
            <text:p>2.19053</text:p>
          </table:table-cell>
          <table:table-cell office:value-type="float" office:value="2.130835" calcext:value-type="float">
            <text:p>2.130835</text:p>
          </table:table-cell>
          <table:table-cell office:value-type="float" office:value="4.634919" calcext:value-type="float">
            <text:p>4.634919</text:p>
          </table:table-cell>
          <table:table-cell office:value-type="float" office:value="7.555885" calcext:value-type="float">
            <text:p>7.555885</text:p>
          </table:table-cell>
          <table:table-cell office:value-type="float" office:value="7.888792" calcext:value-type="float">
            <text:p>7.888792</text:p>
          </table:table-cell>
          <table:table-cell office:value-type="float" office:value="8.404719" calcext:value-type="float">
            <text:p>8.404719</text:p>
          </table:table-cell>
          <table:table-cell office:value-type="float" office:value="8.916067" calcext:value-type="float">
            <text:p>8.916067</text:p>
          </table:table-cell>
          <table:table-cell office:value-type="float" office:value="9.880485" calcext:value-type="float">
            <text:p>9.880485</text:p>
          </table:table-cell>
          <table:table-cell office:value-type="float" office:value="10.33555" calcext:value-type="float">
            <text:p>10.33555</text:p>
          </table:table-cell>
          <table:table-cell office:value-type="float" office:value="0" calcext:value-type="float">
            <text:p>0</text:p>
          </table:table-cell>
          <table:table-cell office:value-type="float" office:value="0.009744615" calcext:value-type="float">
            <text:p>0.00974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29047" calcext:value-type="float">
            <text:p>0.0083290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3.384243" calcext:value-type="float">
            <text:p>3.384243</text:p>
          </table:table-cell>
          <table:table-cell office:value-type="float" office:value="135.7532" calcext:value-type="float">
            <text:p>135.7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8405" calcext:value-type="float">
            <text:p>33.184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123" calcext:value-type="float">
            <text:p>1171.123</text:p>
          </table:table-cell>
          <table:table-cell office:value-type="float" office:value="1.431356" calcext:value-type="float">
            <text:p>1.431356</text:p>
          </table:table-cell>
          <table:table-cell office:value-type="float" office:value="0" calcext:value-type="float">
            <text:p>0</text:p>
          </table:table-cell>
          <table:table-cell office:value-type="float" office:value="0.07884486" calcext:value-type="float">
            <text:p>0.07884486</text:p>
          </table:table-cell>
          <table:table-cell office:value-type="float" office:value="0.1286519" calcext:value-type="float">
            <text:p>0.1286519</text:p>
          </table:table-cell>
          <table:table-cell office:value-type="float" office:value="0.1987617" calcext:value-type="float">
            <text:p>0.1987617</text:p>
          </table:table-cell>
          <table:table-cell office:value-type="float" office:value="0.03970791" calcext:value-type="float">
            <text:p>0.03970791</text:p>
          </table:table-cell>
          <table:table-cell office:value-type="float" office:value="0.03011857" calcext:value-type="float">
            <text:p>0.03011857</text:p>
          </table:table-cell>
          <table:table-cell office:value-type="float" office:value="0.02023813" calcext:value-type="float">
            <text:p>0.02023813</text:p>
          </table:table-cell>
          <table:table-cell office:value-type="float" office:value="0.02750341" calcext:value-type="float">
            <text:p>0.02750341</text:p>
          </table:table-cell>
          <table:table-cell office:value-type="float" office:value="0.07254167" calcext:value-type="float">
            <text:p>0.07254167</text:p>
          </table:table-cell>
          <table:table-cell office:value-type="float" office:value="0.1400861" calcext:value-type="float">
            <text:p>0.1400861</text:p>
          </table:table-cell>
          <table:table-cell office:value-type="float" office:value="0.1437206" calcext:value-type="float">
            <text:p>0.1437206</text:p>
          </table:table-cell>
          <table:table-cell office:value-type="float" office:value="0.1490661" calcext:value-type="float">
            <text:p>0.1490661</text:p>
          </table:table-cell>
          <table:table-cell office:value-type="float" office:value="0.1547207" calcext:value-type="float">
            <text:p>0.1547207</text:p>
          </table:table-cell>
          <table:table-cell office:value-type="float" office:value="0.164876" calcext:value-type="float">
            <text:p>0.164876</text:p>
          </table:table-cell>
          <table:table-cell office:value-type="float" office:value="0.1698728" calcext:value-type="float">
            <text:p>0.1698728</text:p>
          </table:table-cell>
          <table:table-cell office:value-type="float" office:value="0" calcext:value-type="float">
            <text:p>0</text:p>
          </table:table-cell>
          <table:table-cell office:value-type="float" office:value="17.48024" calcext:value-type="float">
            <text:p>17.48024</text:p>
          </table:table-cell>
          <table:table-cell office:value-type="float" office:value="17.09171" calcext:value-type="float">
            <text:p>17.09171</text:p>
          </table:table-cell>
          <table:table-cell office:value-type="float" office:value="28.33748" calcext:value-type="float">
            <text:p>28.33748</text:p>
          </table:table-cell>
          <table:table-cell office:value-type="float" office:value="6.008246" calcext:value-type="float">
            <text:p>6.008246</text:p>
          </table:table-cell>
          <table:table-cell office:value-type="float" office:value="4.783986" calcext:value-type="float">
            <text:p>4.783986</text:p>
          </table:table-cell>
          <table:table-cell office:value-type="float" office:value="2.190626" calcext:value-type="float">
            <text:p>2.190626</text:p>
          </table:table-cell>
          <table:table-cell office:value-type="float" office:value="2.132171" calcext:value-type="float">
            <text:p>2.132171</text:p>
          </table:table-cell>
          <table:table-cell office:value-type="float" office:value="4.638861" calcext:value-type="float">
            <text:p>4.638861</text:p>
          </table:table-cell>
          <table:table-cell office:value-type="float" office:value="7.561812" calcext:value-type="float">
            <text:p>7.561812</text:p>
          </table:table-cell>
          <table:table-cell office:value-type="float" office:value="7.894638" calcext:value-type="float">
            <text:p>7.894638</text:p>
          </table:table-cell>
          <table:table-cell office:value-type="float" office:value="8.410489" calcext:value-type="float">
            <text:p>8.410489</text:p>
          </table:table-cell>
          <table:table-cell office:value-type="float" office:value="8.921339" calcext:value-type="float">
            <text:p>8.921339</text:p>
          </table:table-cell>
          <table:table-cell office:value-type="float" office:value="9.884898" calcext:value-type="float">
            <text:p>9.884898</text:p>
          </table:table-cell>
          <table:table-cell office:value-type="float" office:value="10.3351" calcext:value-type="float">
            <text:p>10.3351</text:p>
          </table:table-cell>
          <table:table-cell office:value-type="float" office:value="0" calcext:value-type="float">
            <text:p>0</text:p>
          </table:table-cell>
          <table:table-cell office:value-type="float" office:value="0.01067746" calcext:value-type="float">
            <text:p>0.01067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728304" calcext:value-type="float">
            <text:p>0.0087283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3.384079" calcext:value-type="float">
            <text:p>3.384079</text:p>
          </table:table-cell>
          <table:table-cell office:value-type="float" office:value="135.7529" calcext:value-type="float">
            <text:p>135.7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0094" calcext:value-type="float">
            <text:p>33.2009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106" calcext:value-type="float">
            <text:p>1171.106</text:p>
          </table:table-cell>
          <table:table-cell office:value-type="float" office:value="1.430881" calcext:value-type="float">
            <text:p>1.430881</text:p>
          </table:table-cell>
          <table:table-cell office:value-type="float" office:value="0" calcext:value-type="float">
            <text:p>0</text:p>
          </table:table-cell>
          <table:table-cell office:value-type="float" office:value="0.07823081" calcext:value-type="float">
            <text:p>0.07823081</text:p>
          </table:table-cell>
          <table:table-cell office:value-type="float" office:value="0.1250283" calcext:value-type="float">
            <text:p>0.1250283</text:p>
          </table:table-cell>
          <table:table-cell office:value-type="float" office:value="0.1967071" calcext:value-type="float">
            <text:p>0.1967071</text:p>
          </table:table-cell>
          <table:table-cell office:value-type="float" office:value="0.04265779" calcext:value-type="float">
            <text:p>0.04265779</text:p>
          </table:table-cell>
          <table:table-cell office:value-type="float" office:value="0.03024323" calcext:value-type="float">
            <text:p>0.03024323</text:p>
          </table:table-cell>
          <table:table-cell office:value-type="float" office:value="0.02023809" calcext:value-type="float">
            <text:p>0.02023809</text:p>
          </table:table-cell>
          <table:table-cell office:value-type="float" office:value="0.02751496" calcext:value-type="float">
            <text:p>0.02751496</text:p>
          </table:table-cell>
          <table:table-cell office:value-type="float" office:value="0.07257222" calcext:value-type="float">
            <text:p>0.07257222</text:p>
          </table:table-cell>
          <table:table-cell office:value-type="float" office:value="0.1401448" calcext:value-type="float">
            <text:p>0.1401448</text:p>
          </table:table-cell>
          <table:table-cell office:value-type="float" office:value="0.1437798" calcext:value-type="float">
            <text:p>0.1437798</text:p>
          </table:table-cell>
          <table:table-cell office:value-type="float" office:value="0.1491272" calcext:value-type="float">
            <text:p>0.1491272</text:p>
          </table:table-cell>
          <table:table-cell office:value-type="float" office:value="0.1547733" calcext:value-type="float">
            <text:p>0.1547733</text:p>
          </table:table-cell>
          <table:table-cell office:value-type="float" office:value="0.1649238" calcext:value-type="float">
            <text:p>0.1649238</text:p>
          </table:table-cell>
          <table:table-cell office:value-type="float" office:value="0.1699183" calcext:value-type="float">
            <text:p>0.1699183</text:p>
          </table:table-cell>
          <table:table-cell office:value-type="float" office:value="0" calcext:value-type="float">
            <text:p>0</text:p>
          </table:table-cell>
          <table:table-cell office:value-type="float" office:value="17.46913" calcext:value-type="float">
            <text:p>17.46913</text:p>
          </table:table-cell>
          <table:table-cell office:value-type="float" office:value="17.08598" calcext:value-type="float">
            <text:p>17.08598</text:p>
          </table:table-cell>
          <table:table-cell office:value-type="float" office:value="28.32625" calcext:value-type="float">
            <text:p>28.32625</text:p>
          </table:table-cell>
          <table:table-cell office:value-type="float" office:value="6.005247" calcext:value-type="float">
            <text:p>6.005247</text:p>
          </table:table-cell>
          <table:table-cell office:value-type="float" office:value="4.780402" calcext:value-type="float">
            <text:p>4.780402</text:p>
          </table:table-cell>
          <table:table-cell office:value-type="float" office:value="2.190722" calcext:value-type="float">
            <text:p>2.190722</text:p>
          </table:table-cell>
          <table:table-cell office:value-type="float" office:value="2.133508" calcext:value-type="float">
            <text:p>2.133508</text:p>
          </table:table-cell>
          <table:table-cell office:value-type="float" office:value="4.642803" calcext:value-type="float">
            <text:p>4.642803</text:p>
          </table:table-cell>
          <table:table-cell office:value-type="float" office:value="7.567708" calcext:value-type="float">
            <text:p>7.567708</text:p>
          </table:table-cell>
          <table:table-cell office:value-type="float" office:value="7.900465" calcext:value-type="float">
            <text:p>7.900465</text:p>
          </table:table-cell>
          <table:table-cell office:value-type="float" office:value="8.416259" calcext:value-type="float">
            <text:p>8.416259</text:p>
          </table:table-cell>
          <table:table-cell office:value-type="float" office:value="8.926611" calcext:value-type="float">
            <text:p>8.926611</text:p>
          </table:table-cell>
          <table:table-cell office:value-type="float" office:value="9.889318" calcext:value-type="float">
            <text:p>9.889318</text:p>
          </table:table-cell>
          <table:table-cell office:value-type="float" office:value="10.33231" calcext:value-type="float">
            <text:p>10.33231</text:p>
          </table:table-cell>
          <table:table-cell office:value-type="float" office:value="0" calcext:value-type="float">
            <text:p>0</text:p>
          </table:table-cell>
          <table:table-cell office:value-type="float" office:value="0.007509861" calcext:value-type="float">
            <text:p>0.007509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01161" calcext:value-type="float">
            <text:p>0.0091011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3.383923" calcext:value-type="float">
            <text:p>3.383923</text:p>
          </table:table-cell>
          <table:table-cell office:value-type="float" office:value="135.7527" calcext:value-type="float">
            <text:p>135.7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1775" calcext:value-type="float">
            <text:p>33.2177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089" calcext:value-type="float">
            <text:p>1171.089</text:p>
          </table:table-cell>
          <table:table-cell office:value-type="float" office:value="1.430415" calcext:value-type="float">
            <text:p>1.430415</text:p>
          </table:table-cell>
          <table:table-cell office:value-type="float" office:value="0" calcext:value-type="float">
            <text:p>0</text:p>
          </table:table-cell>
          <table:table-cell office:value-type="float" office:value="0.07317965" calcext:value-type="float">
            <text:p>0.07317965</text:p>
          </table:table-cell>
          <table:table-cell office:value-type="float" office:value="0.1225892" calcext:value-type="float">
            <text:p>0.1225892</text:p>
          </table:table-cell>
          <table:table-cell office:value-type="float" office:value="0.1924926" calcext:value-type="float">
            <text:p>0.1924926</text:p>
          </table:table-cell>
          <table:table-cell office:value-type="float" office:value="0.04436268" calcext:value-type="float">
            <text:p>0.04436268</text:p>
          </table:table-cell>
          <table:table-cell office:value-type="float" office:value="0.03147914" calcext:value-type="float">
            <text:p>0.03147914</text:p>
          </table:table-cell>
          <table:table-cell office:value-type="float" office:value="0.02023554" calcext:value-type="float">
            <text:p>0.02023554</text:p>
          </table:table-cell>
          <table:table-cell office:value-type="float" office:value="0.02752252" calcext:value-type="float">
            <text:p>0.02752252</text:p>
          </table:table-cell>
          <table:table-cell office:value-type="float" office:value="0.07260029" calcext:value-type="float">
            <text:p>0.07260029</text:p>
          </table:table-cell>
          <table:table-cell office:value-type="float" office:value="0.1402025" calcext:value-type="float">
            <text:p>0.1402025</text:p>
          </table:table-cell>
          <table:table-cell office:value-type="float" office:value="0.143838" calcext:value-type="float">
            <text:p>0.143838</text:p>
          </table:table-cell>
          <table:table-cell office:value-type="float" office:value="0.149188" calcext:value-type="float">
            <text:p>0.149188</text:p>
          </table:table-cell>
          <table:table-cell office:value-type="float" office:value="0.1548265" calcext:value-type="float">
            <text:p>0.1548265</text:p>
          </table:table-cell>
          <table:table-cell office:value-type="float" office:value="0.1649717" calcext:value-type="float">
            <text:p>0.1649717</text:p>
          </table:table-cell>
          <table:table-cell office:value-type="float" office:value="0.1699637" calcext:value-type="float">
            <text:p>0.1699637</text:p>
          </table:table-cell>
          <table:table-cell office:value-type="float" office:value="0" calcext:value-type="float">
            <text:p>0</text:p>
          </table:table-cell>
          <table:table-cell office:value-type="float" office:value="17.45737" calcext:value-type="float">
            <text:p>17.45737</text:p>
          </table:table-cell>
          <table:table-cell office:value-type="float" office:value="17.07959" calcext:value-type="float">
            <text:p>17.07959</text:p>
          </table:table-cell>
          <table:table-cell office:value-type="float" office:value="28.31435" calcext:value-type="float">
            <text:p>28.31435</text:p>
          </table:table-cell>
          <table:table-cell office:value-type="float" office:value="6.003466" calcext:value-type="float">
            <text:p>6.003466</text:p>
          </table:table-cell>
          <table:table-cell office:value-type="float" office:value="4.777094" calcext:value-type="float">
            <text:p>4.777094</text:p>
          </table:table-cell>
          <table:table-cell office:value-type="float" office:value="2.190812" calcext:value-type="float">
            <text:p>2.190812</text:p>
          </table:table-cell>
          <table:table-cell office:value-type="float" office:value="2.134844" calcext:value-type="float">
            <text:p>2.134844</text:p>
          </table:table-cell>
          <table:table-cell office:value-type="float" office:value="4.646745" calcext:value-type="float">
            <text:p>4.646745</text:p>
          </table:table-cell>
          <table:table-cell office:value-type="float" office:value="7.573605" calcext:value-type="float">
            <text:p>7.573605</text:p>
          </table:table-cell>
          <table:table-cell office:value-type="float" office:value="7.906236" calcext:value-type="float">
            <text:p>7.906236</text:p>
          </table:table-cell>
          <table:table-cell office:value-type="float" office:value="8.421991" calcext:value-type="float">
            <text:p>8.421991</text:p>
          </table:table-cell>
          <table:table-cell office:value-type="float" office:value="8.931883" calcext:value-type="float">
            <text:p>8.931883</text:p>
          </table:table-cell>
          <table:table-cell office:value-type="float" office:value="9.893742" calcext:value-type="float">
            <text:p>9.893742</text:p>
          </table:table-cell>
          <table:table-cell office:value-type="float" office:value="10.33009" calcext:value-type="float">
            <text:p>10.33009</text:p>
          </table:table-cell>
          <table:table-cell office:value-type="float" office:value="0" calcext:value-type="float">
            <text:p>0</text:p>
          </table:table-cell>
          <table:table-cell office:value-type="float" office:value="0.006627297" calcext:value-type="float">
            <text:p>0.006627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62391" calcext:value-type="float">
            <text:p>0.009462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3.383756" calcext:value-type="float">
            <text:p>3.383756</text:p>
          </table:table-cell>
          <table:table-cell office:value-type="float" office:value="135.7525" calcext:value-type="float">
            <text:p>135.7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3458" calcext:value-type="float">
            <text:p>33.2345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072" calcext:value-type="float">
            <text:p>1171.072</text:p>
          </table:table-cell>
          <table:table-cell office:value-type="float" office:value="1.429924" calcext:value-type="float">
            <text:p>1.429924</text:p>
          </table:table-cell>
          <table:table-cell office:value-type="float" office:value="0" calcext:value-type="float">
            <text:p>0</text:p>
          </table:table-cell>
          <table:table-cell office:value-type="float" office:value="0.07564521" calcext:value-type="float">
            <text:p>0.07564521</text:p>
          </table:table-cell>
          <table:table-cell office:value-type="float" office:value="0.1215849" calcext:value-type="float">
            <text:p>0.1215849</text:p>
          </table:table-cell>
          <table:table-cell office:value-type="float" office:value="0.1913344" calcext:value-type="float">
            <text:p>0.1913344</text:p>
          </table:table-cell>
          <table:table-cell office:value-type="float" office:value="0.04296236" calcext:value-type="float">
            <text:p>0.04296236</text:p>
          </table:table-cell>
          <table:table-cell office:value-type="float" office:value="0.03453173" calcext:value-type="float">
            <text:p>0.03453173</text:p>
          </table:table-cell>
          <table:table-cell office:value-type="float" office:value="0.02024525" calcext:value-type="float">
            <text:p>0.02024525</text:p>
          </table:table-cell>
          <table:table-cell office:value-type="float" office:value="0.02752493" calcext:value-type="float">
            <text:p>0.02752493</text:p>
          </table:table-cell>
          <table:table-cell office:value-type="float" office:value="0.07262577" calcext:value-type="float">
            <text:p>0.07262577</text:p>
          </table:table-cell>
          <table:table-cell office:value-type="float" office:value="0.1402592" calcext:value-type="float">
            <text:p>0.1402592</text:p>
          </table:table-cell>
          <table:table-cell office:value-type="float" office:value="0.1438963" calcext:value-type="float">
            <text:p>0.1438963</text:p>
          </table:table-cell>
          <table:table-cell office:value-type="float" office:value="0.1492484" calcext:value-type="float">
            <text:p>0.1492484</text:p>
          </table:table-cell>
          <table:table-cell office:value-type="float" office:value="0.1548799" calcext:value-type="float">
            <text:p>0.1548799</text:p>
          </table:table-cell>
          <table:table-cell office:value-type="float" office:value="0.1650197" calcext:value-type="float">
            <text:p>0.1650197</text:p>
          </table:table-cell>
          <table:table-cell office:value-type="float" office:value="0.1700092" calcext:value-type="float">
            <text:p>0.1700092</text:p>
          </table:table-cell>
          <table:table-cell office:value-type="float" office:value="0" calcext:value-type="float">
            <text:p>0</text:p>
          </table:table-cell>
          <table:table-cell office:value-type="float" office:value="17.44602" calcext:value-type="float">
            <text:p>17.44602</text:p>
          </table:table-cell>
          <table:table-cell office:value-type="float" office:value="17.07311" calcext:value-type="float">
            <text:p>17.07311</text:p>
          </table:table-cell>
          <table:table-cell office:value-type="float" office:value="28.30238" calcext:value-type="float">
            <text:p>28.30238</text:p>
          </table:table-cell>
          <table:table-cell office:value-type="float" office:value="6.001887" calcext:value-type="float">
            <text:p>6.001887</text:p>
          </table:table-cell>
          <table:table-cell office:value-type="float" office:value="4.774734" calcext:value-type="float">
            <text:p>4.774734</text:p>
          </table:table-cell>
          <table:table-cell office:value-type="float" office:value="2.190897" calcext:value-type="float">
            <text:p>2.190897</text:p>
          </table:table-cell>
          <table:table-cell office:value-type="float" office:value="2.136176" calcext:value-type="float">
            <text:p>2.136176</text:p>
          </table:table-cell>
          <table:table-cell office:value-type="float" office:value="4.650656" calcext:value-type="float">
            <text:p>4.650656</text:p>
          </table:table-cell>
          <table:table-cell office:value-type="float" office:value="7.579501" calcext:value-type="float">
            <text:p>7.579501</text:p>
          </table:table-cell>
          <table:table-cell office:value-type="float" office:value="7.91201" calcext:value-type="float">
            <text:p>7.91201</text:p>
          </table:table-cell>
          <table:table-cell office:value-type="float" office:value="8.427705" calcext:value-type="float">
            <text:p>8.427705</text:p>
          </table:table-cell>
          <table:table-cell office:value-type="float" office:value="8.937155" calcext:value-type="float">
            <text:p>8.937155</text:p>
          </table:table-cell>
          <table:table-cell office:value-type="float" office:value="9.89816" calcext:value-type="float">
            <text:p>9.89816</text:p>
          </table:table-cell>
          <table:table-cell office:value-type="float" office:value="10.32827" calcext:value-type="float">
            <text:p>10.32827</text:p>
          </table:table-cell>
          <table:table-cell office:value-type="float" office:value="0" calcext:value-type="float">
            <text:p>0</text:p>
          </table:table-cell>
          <table:table-cell office:value-type="float" office:value="0.006627827" calcext:value-type="float">
            <text:p>0.006627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835051" calcext:value-type="float">
            <text:p>0.0098350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3.383597" calcext:value-type="float">
            <text:p>3.383597</text:p>
          </table:table-cell>
          <table:table-cell office:value-type="float" office:value="135.7523" calcext:value-type="float">
            <text:p>135.7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5143" calcext:value-type="float">
            <text:p>33.251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055" calcext:value-type="float">
            <text:p>1171.055</text:p>
          </table:table-cell>
          <table:table-cell office:value-type="float" office:value="1.42944" calcext:value-type="float">
            <text:p>1.42944</text:p>
          </table:table-cell>
          <table:table-cell office:value-type="float" office:value="0" calcext:value-type="float">
            <text:p>0</text:p>
          </table:table-cell>
          <table:table-cell office:value-type="float" office:value="0.07460152" calcext:value-type="float">
            <text:p>0.07460152</text:p>
          </table:table-cell>
          <table:table-cell office:value-type="float" office:value="0.1197273" calcext:value-type="float">
            <text:p>0.1197273</text:p>
          </table:table-cell>
          <table:table-cell office:value-type="float" office:value="0.1888389" calcext:value-type="float">
            <text:p>0.1888389</text:p>
          </table:table-cell>
          <table:table-cell office:value-type="float" office:value="0.04195617" calcext:value-type="float">
            <text:p>0.04195617</text:p>
          </table:table-cell>
          <table:table-cell office:value-type="float" office:value="0.03665064" calcext:value-type="float">
            <text:p>0.03665064</text:p>
          </table:table-cell>
          <table:table-cell office:value-type="float" office:value="0.02047549" calcext:value-type="float">
            <text:p>0.02047549</text:p>
          </table:table-cell>
          <table:table-cell office:value-type="float" office:value="0.02754436" calcext:value-type="float">
            <text:p>0.02754436</text:p>
          </table:table-cell>
          <table:table-cell office:value-type="float" office:value="0.07264922" calcext:value-type="float">
            <text:p>0.07264922</text:p>
          </table:table-cell>
          <table:table-cell office:value-type="float" office:value="0.1403144" calcext:value-type="float">
            <text:p>0.1403144</text:p>
          </table:table-cell>
          <table:table-cell office:value-type="float" office:value="0.1439542" calcext:value-type="float">
            <text:p>0.1439542</text:p>
          </table:table-cell>
          <table:table-cell office:value-type="float" office:value="0.1493087" calcext:value-type="float">
            <text:p>0.1493087</text:p>
          </table:table-cell>
          <table:table-cell office:value-type="float" office:value="0.1549333" calcext:value-type="float">
            <text:p>0.1549333</text:p>
          </table:table-cell>
          <table:table-cell office:value-type="float" office:value="0.1650676" calcext:value-type="float">
            <text:p>0.1650676</text:p>
          </table:table-cell>
          <table:table-cell office:value-type="float" office:value="0.1700548" calcext:value-type="float">
            <text:p>0.1700548</text:p>
          </table:table-cell>
          <table:table-cell office:value-type="float" office:value="0" calcext:value-type="float">
            <text:p>0</text:p>
          </table:table-cell>
          <table:table-cell office:value-type="float" office:value="17.43443" calcext:value-type="float">
            <text:p>17.43443</text:p>
          </table:table-cell>
          <table:table-cell office:value-type="float" office:value="17.06651" calcext:value-type="float">
            <text:p>17.06651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6.000101" calcext:value-type="float">
            <text:p>6.000101</text:p>
          </table:table-cell>
          <table:table-cell office:value-type="float" office:value="4.773606" calcext:value-type="float">
            <text:p>4.773606</text:p>
          </table:table-cell>
          <table:table-cell office:value-type="float" office:value="2.191003" calcext:value-type="float">
            <text:p>2.191003</text:p>
          </table:table-cell>
          <table:table-cell office:value-type="float" office:value="2.137496" calcext:value-type="float">
            <text:p>2.137496</text:p>
          </table:table-cell>
          <table:table-cell office:value-type="float" office:value="4.654567" calcext:value-type="float">
            <text:p>4.654567</text:p>
          </table:table-cell>
          <table:table-cell office:value-type="float" office:value="7.585397" calcext:value-type="float">
            <text:p>7.585397</text:p>
          </table:table-cell>
          <table:table-cell office:value-type="float" office:value="7.91778" calcext:value-type="float">
            <text:p>7.91778</text:p>
          </table:table-cell>
          <table:table-cell office:value-type="float" office:value="8.433417" calcext:value-type="float">
            <text:p>8.433417</text:p>
          </table:table-cell>
          <table:table-cell office:value-type="float" office:value="8.942427" calcext:value-type="float">
            <text:p>8.942427</text:p>
          </table:table-cell>
          <table:table-cell office:value-type="float" office:value="9.902575" calcext:value-type="float">
            <text:p>9.902575</text:p>
          </table:table-cell>
          <table:table-cell office:value-type="float" office:value="10.32719" calcext:value-type="float">
            <text:p>10.32719</text:p>
          </table:table-cell>
          <table:table-cell office:value-type="float" office:value="0" calcext:value-type="float">
            <text:p>0</text:p>
          </table:table-cell>
          <table:table-cell office:value-type="float" office:value="0.005962177" calcext:value-type="float">
            <text:p>0.00596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526" calcext:value-type="float">
            <text:p>0.010195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3.383438" calcext:value-type="float">
            <text:p>3.383438</text:p>
          </table:table-cell>
          <table:table-cell office:value-type="float" office:value="135.7522" calcext:value-type="float">
            <text:p>135.7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682" calcext:value-type="float">
            <text:p>33.2682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038" calcext:value-type="float">
            <text:p>1171.038</text:p>
          </table:table-cell>
          <table:table-cell office:value-type="float" office:value="1.428985" calcext:value-type="float">
            <text:p>1.428985</text:p>
          </table:table-cell>
          <table:table-cell office:value-type="float" office:value="0" calcext:value-type="float">
            <text:p>0</text:p>
          </table:table-cell>
          <table:table-cell office:value-type="float" office:value="0.06997599" calcext:value-type="float">
            <text:p>0.06997599</text:p>
          </table:table-cell>
          <table:table-cell office:value-type="float" office:value="0.1180194" calcext:value-type="float">
            <text:p>0.1180194</text:p>
          </table:table-cell>
          <table:table-cell office:value-type="float" office:value="0.1856502" calcext:value-type="float">
            <text:p>0.1856502</text:p>
          </table:table-cell>
          <table:table-cell office:value-type="float" office:value="0.04094453" calcext:value-type="float">
            <text:p>0.04094453</text:p>
          </table:table-cell>
          <table:table-cell office:value-type="float" office:value="0.03482862" calcext:value-type="float">
            <text:p>0.03482862</text:p>
          </table:table-cell>
          <table:table-cell office:value-type="float" office:value="0.02086687" calcext:value-type="float">
            <text:p>0.02086687</text:p>
          </table:table-cell>
          <table:table-cell office:value-type="float" office:value="0.02754962" calcext:value-type="float">
            <text:p>0.02754962</text:p>
          </table:table-cell>
          <table:table-cell office:value-type="float" office:value="0.07267598" calcext:value-type="float">
            <text:p>0.07267598</text:p>
          </table:table-cell>
          <table:table-cell office:value-type="float" office:value="0.1403685" calcext:value-type="float">
            <text:p>0.1403685</text:p>
          </table:table-cell>
          <table:table-cell office:value-type="float" office:value="0.1440118" calcext:value-type="float">
            <text:p>0.1440118</text:p>
          </table:table-cell>
          <table:table-cell office:value-type="float" office:value="0.1493687" calcext:value-type="float">
            <text:p>0.1493687</text:p>
          </table:table-cell>
          <table:table-cell office:value-type="float" office:value="0.1549871" calcext:value-type="float">
            <text:p>0.1549871</text:p>
          </table:table-cell>
          <table:table-cell office:value-type="float" office:value="0.1651161" calcext:value-type="float">
            <text:p>0.1651161</text:p>
          </table:table-cell>
          <table:table-cell office:value-type="float" office:value="0.1701008" calcext:value-type="float">
            <text:p>0.1701008</text:p>
          </table:table-cell>
          <table:table-cell office:value-type="float" office:value="0" calcext:value-type="float">
            <text:p>0</text:p>
          </table:table-cell>
          <table:table-cell office:value-type="float" office:value="17.42133" calcext:value-type="float">
            <text:p>17.42133</text:p>
          </table:table-cell>
          <table:table-cell office:value-type="float" office:value="17.05952" calcext:value-type="float">
            <text:p>17.05952</text:p>
          </table:table-cell>
          <table:table-cell office:value-type="float" office:value="28.27774" calcext:value-type="float">
            <text:p>28.27774</text:p>
          </table:table-cell>
          <table:table-cell office:value-type="float" office:value="5.998165" calcext:value-type="float">
            <text:p>5.998165</text:p>
          </table:table-cell>
          <table:table-cell office:value-type="float" office:value="4.772557" calcext:value-type="float">
            <text:p>4.772557</text:p>
          </table:table-cell>
          <table:table-cell office:value-type="float" office:value="2.19118" calcext:value-type="float">
            <text:p>2.19118</text:p>
          </table:table-cell>
          <table:table-cell office:value-type="float" office:value="2.138815" calcext:value-type="float">
            <text:p>2.138815</text:p>
          </table:table-cell>
          <table:table-cell office:value-type="float" office:value="4.658477" calcext:value-type="float">
            <text:p>4.658477</text:p>
          </table:table-cell>
          <table:table-cell office:value-type="float" office:value="7.591249" calcext:value-type="float">
            <text:p>7.591249</text:p>
          </table:table-cell>
          <table:table-cell office:value-type="float" office:value="7.923552" calcext:value-type="float">
            <text:p>7.923552</text:p>
          </table:table-cell>
          <table:table-cell office:value-type="float" office:value="8.439131" calcext:value-type="float">
            <text:p>8.439131</text:p>
          </table:table-cell>
          <table:table-cell office:value-type="float" office:value="8.9477" calcext:value-type="float">
            <text:p>8.9477</text:p>
          </table:table-cell>
          <table:table-cell office:value-type="float" office:value="9.906994" calcext:value-type="float">
            <text:p>9.906994</text:p>
          </table:table-cell>
          <table:table-cell office:value-type="float" office:value="10.32837" calcext:value-type="float">
            <text:p>10.32837</text:p>
          </table:table-cell>
          <table:table-cell office:value-type="float" office:value="0" calcext:value-type="float">
            <text:p>0</text:p>
          </table:table-cell>
          <table:table-cell office:value-type="float" office:value="0.005285998" calcext:value-type="float">
            <text:p>0.00528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3902" calcext:value-type="float">
            <text:p>0.01053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3.383202" calcext:value-type="float">
            <text:p>3.383202</text:p>
          </table:table-cell>
          <table:table-cell office:value-type="float" office:value="135.752" calcext:value-type="float">
            <text:p>135.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8497" calcext:value-type="float">
            <text:p>33.2849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021" calcext:value-type="float">
            <text:p>1171.021</text:p>
          </table:table-cell>
          <table:table-cell office:value-type="float" office:value="1.428388" calcext:value-type="float">
            <text:p>1.428388</text:p>
          </table:table-cell>
          <table:table-cell office:value-type="float" office:value="0" calcext:value-type="float">
            <text:p>0</text:p>
          </table:table-cell>
          <table:table-cell office:value-type="float" office:value="0.08696115" calcext:value-type="float">
            <text:p>0.08696115</text:p>
          </table:table-cell>
          <table:table-cell office:value-type="float" office:value="0.1192752" calcext:value-type="float">
            <text:p>0.1192752</text:p>
          </table:table-cell>
          <table:table-cell office:value-type="float" office:value="0.1864181" calcext:value-type="float">
            <text:p>0.1864181</text:p>
          </table:table-cell>
          <table:table-cell office:value-type="float" office:value="0.04072957" calcext:value-type="float">
            <text:p>0.04072957</text:p>
          </table:table-cell>
          <table:table-cell office:value-type="float" office:value="0.03403914" calcext:value-type="float">
            <text:p>0.03403914</text:p>
          </table:table-cell>
          <table:table-cell office:value-type="float" office:value="0.02099665" calcext:value-type="float">
            <text:p>0.02099665</text:p>
          </table:table-cell>
          <table:table-cell office:value-type="float" office:value="0.0275671" calcext:value-type="float">
            <text:p>0.0275671</text:p>
          </table:table-cell>
          <table:table-cell office:value-type="float" office:value="0.07270484" calcext:value-type="float">
            <text:p>0.07270484</text:p>
          </table:table-cell>
          <table:table-cell office:value-type="float" office:value="0.140423" calcext:value-type="float">
            <text:p>0.140423</text:p>
          </table:table-cell>
          <table:table-cell office:value-type="float" office:value="0.1440692" calcext:value-type="float">
            <text:p>0.1440692</text:p>
          </table:table-cell>
          <table:table-cell office:value-type="float" office:value="0.1494291" calcext:value-type="float">
            <text:p>0.1494291</text:p>
          </table:table-cell>
          <table:table-cell office:value-type="float" office:value="0.1550407" calcext:value-type="float">
            <text:p>0.1550407</text:p>
          </table:table-cell>
          <table:table-cell office:value-type="float" office:value="0.1651638" calcext:value-type="float">
            <text:p>0.1651638</text:p>
          </table:table-cell>
          <table:table-cell office:value-type="float" office:value="0.1701466" calcext:value-type="float">
            <text:p>0.1701466</text:p>
          </table:table-cell>
          <table:table-cell office:value-type="float" office:value="0" calcext:value-type="float">
            <text:p>0</text:p>
          </table:table-cell>
          <table:table-cell office:value-type="float" office:value="17.4103" calcext:value-type="float">
            <text:p>17.4103</text:p>
          </table:table-cell>
          <table:table-cell office:value-type="float" office:value="17.05253" calcext:value-type="float">
            <text:p>17.05253</text:p>
          </table:table-cell>
          <table:table-cell office:value-type="float" office:value="28.26479" calcext:value-type="float">
            <text:p>28.26479</text:p>
          </table:table-cell>
          <table:table-cell office:value-type="float" office:value="5.996051" calcext:value-type="float">
            <text:p>5.996051</text:p>
          </table:table-cell>
          <table:table-cell office:value-type="float" office:value="4.771177" calcext:value-type="float">
            <text:p>4.771177</text:p>
          </table:table-cell>
          <table:table-cell office:value-type="float" office:value="2.191399" calcext:value-type="float">
            <text:p>2.191399</text:p>
          </table:table-cell>
          <table:table-cell office:value-type="float" office:value="2.140133" calcext:value-type="float">
            <text:p>2.140133</text:p>
          </table:table-cell>
          <table:table-cell office:value-type="float" office:value="4.662389" calcext:value-type="float">
            <text:p>4.662389</text:p>
          </table:table-cell>
          <table:table-cell office:value-type="float" office:value="7.5971" calcext:value-type="float">
            <text:p>7.5971</text:p>
          </table:table-cell>
          <table:table-cell office:value-type="float" office:value="7.92932" calcext:value-type="float">
            <text:p>7.92932</text:p>
          </table:table-cell>
          <table:table-cell office:value-type="float" office:value="8.444843" calcext:value-type="float">
            <text:p>8.444843</text:p>
          </table:table-cell>
          <table:table-cell office:value-type="float" office:value="8.952971" calcext:value-type="float">
            <text:p>8.952971</text:p>
          </table:table-cell>
          <table:table-cell office:value-type="float" office:value="9.911412" calcext:value-type="float">
            <text:p>9.911412</text:p>
          </table:table-cell>
          <table:table-cell office:value-type="float" office:value="10.33005" calcext:value-type="float">
            <text:p>10.33005</text:p>
          </table:table-cell>
          <table:table-cell office:value-type="float" office:value="0" calcext:value-type="float">
            <text:p>0</text:p>
          </table:table-cell>
          <table:table-cell office:value-type="float" office:value="0.01105999" calcext:value-type="float">
            <text:p>0.0110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666" calcext:value-type="float">
            <text:p>0.01096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3.383002" calcext:value-type="float">
            <text:p>3.383002</text:p>
          </table:table-cell>
          <table:table-cell office:value-type="float" office:value="135.7518" calcext:value-type="float">
            <text:p>135.7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0167" calcext:value-type="float">
            <text:p>33.3016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1.004" calcext:value-type="float">
            <text:p>1171.004</text:p>
          </table:table-cell>
          <table:table-cell office:value-type="float" office:value="1.428128" calcext:value-type="float">
            <text:p>1.428128</text:p>
          </table:table-cell>
          <table:table-cell office:value-type="float" office:value="0" calcext:value-type="float">
            <text:p>0</text:p>
          </table:table-cell>
          <table:table-cell office:value-type="float" office:value="0.06692237" calcext:value-type="float">
            <text:p>0.06692237</text:p>
          </table:table-cell>
          <table:table-cell office:value-type="float" office:value="0.120117" calcext:value-type="float">
            <text:p>0.120117</text:p>
          </table:table-cell>
          <table:table-cell office:value-type="float" office:value="0.1855597" calcext:value-type="float">
            <text:p>0.1855597</text:p>
          </table:table-cell>
          <table:table-cell office:value-type="float" office:value="0.04048949" calcext:value-type="float">
            <text:p>0.04048949</text:p>
          </table:table-cell>
          <table:table-cell office:value-type="float" office:value="0.03379079" calcext:value-type="float">
            <text:p>0.03379079</text:p>
          </table:table-cell>
          <table:table-cell office:value-type="float" office:value="0.02102894" calcext:value-type="float">
            <text:p>0.02102894</text:p>
          </table:table-cell>
          <table:table-cell office:value-type="float" office:value="0.0275592" calcext:value-type="float">
            <text:p>0.0275592</text:p>
          </table:table-cell>
          <table:table-cell office:value-type="float" office:value="0.07273543" calcext:value-type="float">
            <text:p>0.07273543</text:p>
          </table:table-cell>
          <table:table-cell office:value-type="float" office:value="0.1404784" calcext:value-type="float">
            <text:p>0.1404784</text:p>
          </table:table-cell>
          <table:table-cell office:value-type="float" office:value="0.1441266" calcext:value-type="float">
            <text:p>0.1441266</text:p>
          </table:table-cell>
          <table:table-cell office:value-type="float" office:value="0.1494891" calcext:value-type="float">
            <text:p>0.1494891</text:p>
          </table:table-cell>
          <table:table-cell office:value-type="float" office:value="0.1550943" calcext:value-type="float">
            <text:p>0.1550943</text:p>
          </table:table-cell>
          <table:table-cell office:value-type="float" office:value="0.1652123" calcext:value-type="float">
            <text:p>0.1652123</text:p>
          </table:table-cell>
          <table:table-cell office:value-type="float" office:value="0.1701922" calcext:value-type="float">
            <text:p>0.1701922</text:p>
          </table:table-cell>
          <table:table-cell office:value-type="float" office:value="0" calcext:value-type="float">
            <text:p>0</text:p>
          </table:table-cell>
          <table:table-cell office:value-type="float" office:value="17.39728" calcext:value-type="float">
            <text:p>17.39728</text:p>
          </table:table-cell>
          <table:table-cell office:value-type="float" office:value="17.04536" calcext:value-type="float">
            <text:p>17.04536</text:p>
          </table:table-cell>
          <table:table-cell office:value-type="float" office:value="28.25161" calcext:value-type="float">
            <text:p>28.25161</text:p>
          </table:table-cell>
          <table:table-cell office:value-type="float" office:value="5.993894" calcext:value-type="float">
            <text:p>5.993894</text:p>
          </table:table-cell>
          <table:table-cell office:value-type="float" office:value="4.769703" calcext:value-type="float">
            <text:p>4.769703</text:p>
          </table:table-cell>
          <table:table-cell office:value-type="float" office:value="2.191623" calcext:value-type="float">
            <text:p>2.191623</text:p>
          </table:table-cell>
          <table:table-cell office:value-type="float" office:value="2.141449" calcext:value-type="float">
            <text:p>2.141449</text:p>
          </table:table-cell>
          <table:table-cell office:value-type="float" office:value="4.66627" calcext:value-type="float">
            <text:p>4.66627</text:p>
          </table:table-cell>
          <table:table-cell office:value-type="float" office:value="7.602951" calcext:value-type="float">
            <text:p>7.602951</text:p>
          </table:table-cell>
          <table:table-cell office:value-type="float" office:value="7.935094" calcext:value-type="float">
            <text:p>7.935094</text:p>
          </table:table-cell>
          <table:table-cell office:value-type="float" office:value="8.450557" calcext:value-type="float">
            <text:p>8.450557</text:p>
          </table:table-cell>
          <table:table-cell office:value-type="float" office:value="8.95823" calcext:value-type="float">
            <text:p>8.95823</text:p>
          </table:table-cell>
          <table:table-cell office:value-type="float" office:value="9.915832" calcext:value-type="float">
            <text:p>9.915832</text:p>
          </table:table-cell>
          <table:table-cell office:value-type="float" office:value="10.33267" calcext:value-type="float">
            <text:p>10.33267</text:p>
          </table:table-cell>
          <table:table-cell office:value-type="float" office:value="0" calcext:value-type="float">
            <text:p>0</text:p>
          </table:table-cell>
          <table:table-cell office:value-type="float" office:value="0.007368493" calcext:value-type="float">
            <text:p>0.007368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127" calcext:value-type="float">
            <text:p>0.01131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3.38282" calcext:value-type="float">
            <text:p>3.38282</text:p>
          </table:table-cell>
          <table:table-cell office:value-type="float" office:value="135.7516" calcext:value-type="float">
            <text:p>135.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1837" calcext:value-type="float">
            <text:p>33.318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0.987" calcext:value-type="float">
            <text:p>1170.987</text:p>
          </table:table-cell>
          <table:table-cell office:value-type="float" office:value="1.427644" calcext:value-type="float">
            <text:p>1.427644</text:p>
          </table:table-cell>
          <table:table-cell office:value-type="float" office:value="0" calcext:value-type="float">
            <text:p>0</text:p>
          </table:table-cell>
          <table:table-cell office:value-type="float" office:value="0.07019473" calcext:value-type="float">
            <text:p>0.07019473</text:p>
          </table:table-cell>
          <table:table-cell office:value-type="float" office:value="0.1196152" calcext:value-type="float">
            <text:p>0.1196152</text:p>
          </table:table-cell>
          <table:table-cell office:value-type="float" office:value="0.1870701" calcext:value-type="float">
            <text:p>0.1870701</text:p>
          </table:table-cell>
          <table:table-cell office:value-type="float" office:value="0.04090659" calcext:value-type="float">
            <text:p>0.04090659</text:p>
          </table:table-cell>
          <table:table-cell office:value-type="float" office:value="0.03404849" calcext:value-type="float">
            <text:p>0.03404849</text:p>
          </table:table-cell>
          <table:table-cell office:value-type="float" office:value="0.02108358" calcext:value-type="float">
            <text:p>0.02108358</text:p>
          </table:table-cell>
          <table:table-cell office:value-type="float" office:value="0.02752484" calcext:value-type="float">
            <text:p>0.02752484</text:p>
          </table:table-cell>
          <table:table-cell office:value-type="float" office:value="0.07276461" calcext:value-type="float">
            <text:p>0.07276461</text:p>
          </table:table-cell>
          <table:table-cell office:value-type="float" office:value="0.1405347" calcext:value-type="float">
            <text:p>0.1405347</text:p>
          </table:table-cell>
          <table:table-cell office:value-type="float" office:value="0.1441841" calcext:value-type="float">
            <text:p>0.1441841</text:p>
          </table:table-cell>
          <table:table-cell office:value-type="float" office:value="0.1495493" calcext:value-type="float">
            <text:p>0.1495493</text:p>
          </table:table-cell>
          <table:table-cell office:value-type="float" office:value="0.1551471" calcext:value-type="float">
            <text:p>0.1551471</text:p>
          </table:table-cell>
          <table:table-cell office:value-type="float" office:value="0.1652603" calcext:value-type="float">
            <text:p>0.1652603</text:p>
          </table:table-cell>
          <table:table-cell office:value-type="float" office:value="0.1702377" calcext:value-type="float">
            <text:p>0.1702377</text:p>
          </table:table-cell>
          <table:table-cell office:value-type="float" office:value="0" calcext:value-type="float">
            <text:p>0</text:p>
          </table:table-cell>
          <table:table-cell office:value-type="float" office:value="17.38377" calcext:value-type="float">
            <text:p>17.38377</text:p>
          </table:table-cell>
          <table:table-cell office:value-type="float" office:value="17.03873" calcext:value-type="float">
            <text:p>17.03873</text:p>
          </table:table-cell>
          <table:table-cell office:value-type="float" office:value="28.23896" calcext:value-type="float">
            <text:p>28.23896</text:p>
          </table:table-cell>
          <table:table-cell office:value-type="float" office:value="5.991783" calcext:value-type="float">
            <text:p>5.991783</text:p>
          </table:table-cell>
          <table:table-cell office:value-type="float" office:value="4.768231" calcext:value-type="float">
            <text:p>4.768231</text:p>
          </table:table-cell>
          <table:table-cell office:value-type="float" office:value="2.191838" calcext:value-type="float">
            <text:p>2.191838</text:p>
          </table:table-cell>
          <table:table-cell office:value-type="float" office:value="2.142761" calcext:value-type="float">
            <text:p>2.142761</text:p>
          </table:table-cell>
          <table:table-cell office:value-type="float" office:value="4.67015" calcext:value-type="float">
            <text:p>4.67015</text:p>
          </table:table-cell>
          <table:table-cell office:value-type="float" office:value="7.608802" calcext:value-type="float">
            <text:p>7.608802</text:p>
          </table:table-cell>
          <table:table-cell office:value-type="float" office:value="7.940865" calcext:value-type="float">
            <text:p>7.940865</text:p>
          </table:table-cell>
          <table:table-cell office:value-type="float" office:value="8.456269" calcext:value-type="float">
            <text:p>8.456269</text:p>
          </table:table-cell>
          <table:table-cell office:value-type="float" office:value="8.963425" calcext:value-type="float">
            <text:p>8.963425</text:p>
          </table:table-cell>
          <table:table-cell office:value-type="float" office:value="9.920251" calcext:value-type="float">
            <text:p>9.920251</text:p>
          </table:table-cell>
          <table:table-cell office:value-type="float" office:value="10.33373" calcext:value-type="float">
            <text:p>10.33373</text:p>
          </table:table-cell>
          <table:table-cell office:value-type="float" office:value="0" calcext:value-type="float">
            <text:p>0</text:p>
          </table:table-cell>
          <table:table-cell office:value-type="float" office:value="0.006253513" calcext:value-type="float">
            <text:p>0.00625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7035" calcext:value-type="float">
            <text:p>0.011670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3.38259" calcext:value-type="float">
            <text:p>3.38259</text:p>
          </table:table-cell>
          <table:table-cell office:value-type="float" office:value="135.7514" calcext:value-type="float">
            <text:p>135.7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5" calcext:value-type="float">
            <text:p>33.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0.97" calcext:value-type="float">
            <text:p>1170.97</text:p>
          </table:table-cell>
          <table:table-cell office:value-type="float" office:value="1.427068" calcext:value-type="float">
            <text:p>1.427068</text:p>
          </table:table-cell>
          <table:table-cell office:value-type="float" office:value="0" calcext:value-type="float">
            <text:p>0</text:p>
          </table:table-cell>
          <table:table-cell office:value-type="float" office:value="0.07545538" calcext:value-type="float">
            <text:p>0.07545538</text:p>
          </table:table-cell>
          <table:table-cell office:value-type="float" office:value="0.1176253" calcext:value-type="float">
            <text:p>0.1176253</text:p>
          </table:table-cell>
          <table:table-cell office:value-type="float" office:value="0.1849191" calcext:value-type="float">
            <text:p>0.1849191</text:p>
          </table:table-cell>
          <table:table-cell office:value-type="float" office:value="0.04067508" calcext:value-type="float">
            <text:p>0.04067508</text:p>
          </table:table-cell>
          <table:table-cell office:value-type="float" office:value="0.03390751" calcext:value-type="float">
            <text:p>0.03390751</text:p>
          </table:table-cell>
          <table:table-cell office:value-type="float" office:value="0.02113165" calcext:value-type="float">
            <text:p>0.02113165</text:p>
          </table:table-cell>
          <table:table-cell office:value-type="float" office:value="0.02749904" calcext:value-type="float">
            <text:p>0.02749904</text:p>
          </table:table-cell>
          <table:table-cell office:value-type="float" office:value="0.07279039" calcext:value-type="float">
            <text:p>0.07279039</text:p>
          </table:table-cell>
          <table:table-cell office:value-type="float" office:value="0.1405916" calcext:value-type="float">
            <text:p>0.1405916</text:p>
          </table:table-cell>
          <table:table-cell office:value-type="float" office:value="0.1442415" calcext:value-type="float">
            <text:p>0.1442415</text:p>
          </table:table-cell>
          <table:table-cell office:value-type="float" office:value="0.1496095" calcext:value-type="float">
            <text:p>0.1496095</text:p>
          </table:table-cell>
          <table:table-cell office:value-type="float" office:value="0.1552006" calcext:value-type="float">
            <text:p>0.1552006</text:p>
          </table:table-cell>
          <table:table-cell office:value-type="float" office:value="0.1653084" calcext:value-type="float">
            <text:p>0.1653084</text:p>
          </table:table-cell>
          <table:table-cell office:value-type="float" office:value="0.1702836" calcext:value-type="float">
            <text:p>0.1702836</text:p>
          </table:table-cell>
          <table:table-cell office:value-type="float" office:value="0" calcext:value-type="float">
            <text:p>0</text:p>
          </table:table-cell>
          <table:table-cell office:value-type="float" office:value="17.37161" calcext:value-type="float">
            <text:p>17.37161</text:p>
          </table:table-cell>
          <table:table-cell office:value-type="float" office:value="17.03173" calcext:value-type="float">
            <text:p>17.03173</text:p>
          </table:table-cell>
          <table:table-cell office:value-type="float" office:value="28.22602" calcext:value-type="float">
            <text:p>28.22602</text:p>
          </table:table-cell>
          <table:table-cell office:value-type="float" office:value="5.989672" calcext:value-type="float">
            <text:p>5.989672</text:p>
          </table:table-cell>
          <table:table-cell office:value-type="float" office:value="4.766778" calcext:value-type="float">
            <text:p>4.766778</text:p>
          </table:table-cell>
          <table:table-cell office:value-type="float" office:value="2.192055" calcext:value-type="float">
            <text:p>2.192055</text:p>
          </table:table-cell>
          <table:table-cell office:value-type="float" office:value="2.144066" calcext:value-type="float">
            <text:p>2.144066</text:p>
          </table:table-cell>
          <table:table-cell office:value-type="float" office:value="4.674031" calcext:value-type="float">
            <text:p>4.674031</text:p>
          </table:table-cell>
          <table:table-cell office:value-type="float" office:value="7.614616" calcext:value-type="float">
            <text:p>7.614616</text:p>
          </table:table-cell>
          <table:table-cell office:value-type="float" office:value="7.946633" calcext:value-type="float">
            <text:p>7.946633</text:p>
          </table:table-cell>
          <table:table-cell office:value-type="float" office:value="8.461952" calcext:value-type="float">
            <text:p>8.461952</text:p>
          </table:table-cell>
          <table:table-cell office:value-type="float" office:value="8.968619" calcext:value-type="float">
            <text:p>8.968619</text:p>
          </table:table-cell>
          <table:table-cell office:value-type="float" office:value="9.924617" calcext:value-type="float">
            <text:p>9.924617</text:p>
          </table:table-cell>
          <table:table-cell office:value-type="float" office:value="10.33658" calcext:value-type="float">
            <text:p>10.33658</text:p>
          </table:table-cell>
          <table:table-cell office:value-type="float" office:value="0" calcext:value-type="float">
            <text:p>0</text:p>
          </table:table-cell>
          <table:table-cell office:value-type="float" office:value="0.008827978" calcext:value-type="float">
            <text:p>0.008827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7023" calcext:value-type="float">
            <text:p>0.012070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3.38235" calcext:value-type="float">
            <text:p>3.38235</text:p>
          </table:table-cell>
          <table:table-cell office:value-type="float" office:value="135.7513" calcext:value-type="float">
            <text:p>135.7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152" calcext:value-type="float">
            <text:p>33.35152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0.953" calcext:value-type="float">
            <text:p>1170.953</text:p>
          </table:table-cell>
          <table:table-cell office:value-type="float" office:value="1.426474" calcext:value-type="float">
            <text:p>1.426474</text:p>
          </table:table-cell>
          <table:table-cell office:value-type="float" office:value="0" calcext:value-type="float">
            <text:p>0</text:p>
          </table:table-cell>
          <table:table-cell office:value-type="float" office:value="0.0733287" calcext:value-type="float">
            <text:p>0.0733287</text:p>
          </table:table-cell>
          <table:table-cell office:value-type="float" office:value="0.1192668" calcext:value-type="float">
            <text:p>0.1192668</text:p>
          </table:table-cell>
          <table:table-cell office:value-type="float" office:value="0.1855955" calcext:value-type="float">
            <text:p>0.1855955</text:p>
          </table:table-cell>
          <table:table-cell office:value-type="float" office:value="0.0406066" calcext:value-type="float">
            <text:p>0.0406066</text:p>
          </table:table-cell>
          <table:table-cell office:value-type="float" office:value="0.03369869" calcext:value-type="float">
            <text:p>0.03369869</text:p>
          </table:table-cell>
          <table:table-cell office:value-type="float" office:value="0.02104741" calcext:value-type="float">
            <text:p>0.02104741</text:p>
          </table:table-cell>
          <table:table-cell office:value-type="float" office:value="0.02745058" calcext:value-type="float">
            <text:p>0.02745058</text:p>
          </table:table-cell>
          <table:table-cell office:value-type="float" office:value="0.07281394" calcext:value-type="float">
            <text:p>0.07281394</text:p>
          </table:table-cell>
          <table:table-cell office:value-type="float" office:value="0.1406485" calcext:value-type="float">
            <text:p>0.1406485</text:p>
          </table:table-cell>
          <table:table-cell office:value-type="float" office:value="0.1442994" calcext:value-type="float">
            <text:p>0.1442994</text:p>
          </table:table-cell>
          <table:table-cell office:value-type="float" office:value="0.1496696" calcext:value-type="float">
            <text:p>0.1496696</text:p>
          </table:table-cell>
          <table:table-cell office:value-type="float" office:value="0.1552538" calcext:value-type="float">
            <text:p>0.1552538</text:p>
          </table:table-cell>
          <table:table-cell office:value-type="float" office:value="0.1653562" calcext:value-type="float">
            <text:p>0.1653562</text:p>
          </table:table-cell>
          <table:table-cell office:value-type="float" office:value="0.1703294" calcext:value-type="float">
            <text:p>0.1703294</text:p>
          </table:table-cell>
          <table:table-cell office:value-type="float" office:value="0" calcext:value-type="float">
            <text:p>0</text:p>
          </table:table-cell>
          <table:table-cell office:value-type="float" office:value="17.35879" calcext:value-type="float">
            <text:p>17.35879</text:p>
          </table:table-cell>
          <table:table-cell office:value-type="float" office:value="17.02448" calcext:value-type="float">
            <text:p>17.02448</text:p>
          </table:table-cell>
          <table:table-cell office:value-type="float" office:value="28.21252" calcext:value-type="float">
            <text:p>28.21252</text:p>
          </table:table-cell>
          <table:table-cell office:value-type="float" office:value="5.987475" calcext:value-type="float">
            <text:p>5.987475</text:p>
          </table:table-cell>
          <table:table-cell office:value-type="float" office:value="4.765259" calcext:value-type="float">
            <text:p>4.765259</text:p>
          </table:table-cell>
          <table:table-cell office:value-type="float" office:value="2.19226" calcext:value-type="float">
            <text:p>2.19226</text:p>
          </table:table-cell>
          <table:table-cell office:value-type="float" office:value="2.145365" calcext:value-type="float">
            <text:p>2.145365</text:p>
          </table:table-cell>
          <table:table-cell office:value-type="float" office:value="4.677911" calcext:value-type="float">
            <text:p>4.677911</text:p>
          </table:table-cell>
          <table:table-cell office:value-type="float" office:value="7.620421" calcext:value-type="float">
            <text:p>7.620421</text:p>
          </table:table-cell>
          <table:table-cell office:value-type="float" office:value="7.952357" calcext:value-type="float">
            <text:p>7.952357</text:p>
          </table:table-cell>
          <table:table-cell office:value-type="float" office:value="8.467608" calcext:value-type="float">
            <text:p>8.467608</text:p>
          </table:table-cell>
          <table:table-cell office:value-type="float" office:value="8.973813" calcext:value-type="float">
            <text:p>8.973813</text:p>
          </table:table-cell>
          <table:table-cell office:value-type="float" office:value="9.928964" calcext:value-type="float">
            <text:p>9.928964</text:p>
          </table:table-cell>
          <table:table-cell office:value-type="float" office:value="10.34029" calcext:value-type="float">
            <text:p>10.34029</text:p>
          </table:table-cell>
          <table:table-cell office:value-type="float" office:value="0" calcext:value-type="float">
            <text:p>0</text:p>
          </table:table-cell>
          <table:table-cell office:value-type="float" office:value="0.01013685" calcext:value-type="float">
            <text:p>0.01013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7024" calcext:value-type="float">
            <text:p>0.01247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3.382127" calcext:value-type="float">
            <text:p>3.382127</text:p>
          </table:table-cell>
          <table:table-cell office:value-type="float" office:value="135.7511" calcext:value-type="float">
            <text:p>135.7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6803" calcext:value-type="float">
            <text:p>33.3680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0.936" calcext:value-type="float">
            <text:p>1170.936</text:p>
          </table:table-cell>
          <table:table-cell office:value-type="float" office:value="1.426026" calcext:value-type="float">
            <text:p>1.426026</text:p>
          </table:table-cell>
          <table:table-cell office:value-type="float" office:value="0" calcext:value-type="float">
            <text:p>0</text:p>
          </table:table-cell>
          <table:table-cell office:value-type="float" office:value="0.06627411" calcext:value-type="float">
            <text:p>0.06627411</text:p>
          </table:table-cell>
          <table:table-cell office:value-type="float" office:value="0.1210451" calcext:value-type="float">
            <text:p>0.1210451</text:p>
          </table:table-cell>
          <table:table-cell office:value-type="float" office:value="0.1871395" calcext:value-type="float">
            <text:p>0.1871395</text:p>
          </table:table-cell>
          <table:table-cell office:value-type="float" office:value="0.04080033" calcext:value-type="float">
            <text:p>0.04080033</text:p>
          </table:table-cell>
          <table:table-cell office:value-type="float" office:value="0.03373272" calcext:value-type="float">
            <text:p>0.03373272</text:p>
          </table:table-cell>
          <table:table-cell office:value-type="float" office:value="0.02096509" calcext:value-type="float">
            <text:p>0.02096509</text:p>
          </table:table-cell>
          <table:table-cell office:value-type="float" office:value="0.02741197" calcext:value-type="float">
            <text:p>0.02741197</text:p>
          </table:table-cell>
          <table:table-cell office:value-type="float" office:value="0.07283478" calcext:value-type="float">
            <text:p>0.07283478</text:p>
          </table:table-cell>
          <table:table-cell office:value-type="float" office:value="0.1407057" calcext:value-type="float">
            <text:p>0.1407057</text:p>
          </table:table-cell>
          <table:table-cell office:value-type="float" office:value="0.1443565" calcext:value-type="float">
            <text:p>0.1443565</text:p>
          </table:table-cell>
          <table:table-cell office:value-type="float" office:value="0.1497294" calcext:value-type="float">
            <text:p>0.1497294</text:p>
          </table:table-cell>
          <table:table-cell office:value-type="float" office:value="0.155306" calcext:value-type="float">
            <text:p>0.155306</text:p>
          </table:table-cell>
          <table:table-cell office:value-type="float" office:value="0.1654037" calcext:value-type="float">
            <text:p>0.1654037</text:p>
          </table:table-cell>
          <table:table-cell office:value-type="float" office:value="0.1703749" calcext:value-type="float">
            <text:p>0.1703749</text:p>
          </table:table-cell>
          <table:table-cell office:value-type="float" office:value="0" calcext:value-type="float">
            <text:p>0</text:p>
          </table:table-cell>
          <table:table-cell office:value-type="float" office:value="17.34481" calcext:value-type="float">
            <text:p>17.34481</text:p>
          </table:table-cell>
          <table:table-cell office:value-type="float" office:value="17.01747" calcext:value-type="float">
            <text:p>17.01747</text:p>
          </table:table-cell>
          <table:table-cell office:value-type="float" office:value="28.1992" calcext:value-type="float">
            <text:p>28.1992</text:p>
          </table:table-cell>
          <table:table-cell office:value-type="float" office:value="5.985274" calcext:value-type="float">
            <text:p>5.985274</text:p>
          </table:table-cell>
          <table:table-cell office:value-type="float" office:value="4.763722" calcext:value-type="float">
            <text:p>4.763722</text:p>
          </table:table-cell>
          <table:table-cell office:value-type="float" office:value="2.192444" calcext:value-type="float">
            <text:p>2.192444</text:p>
          </table:table-cell>
          <table:table-cell office:value-type="float" office:value="2.146657" calcext:value-type="float">
            <text:p>2.146657</text:p>
          </table:table-cell>
          <table:table-cell office:value-type="float" office:value="4.681791" calcext:value-type="float">
            <text:p>4.681791</text:p>
          </table:table-cell>
          <table:table-cell office:value-type="float" office:value="7.626226" calcext:value-type="float">
            <text:p>7.626226</text:p>
          </table:table-cell>
          <table:table-cell office:value-type="float" office:value="7.958051" calcext:value-type="float">
            <text:p>7.958051</text:p>
          </table:table-cell>
          <table:table-cell office:value-type="float" office:value="8.473266" calcext:value-type="float">
            <text:p>8.473266</text:p>
          </table:table-cell>
          <table:table-cell office:value-type="float" office:value="8.979008" calcext:value-type="float">
            <text:p>8.979008</text:p>
          </table:table-cell>
          <table:table-cell office:value-type="float" office:value="9.9333" calcext:value-type="float">
            <text:p>9.9333</text:p>
          </table:table-cell>
          <table:table-cell office:value-type="float" office:value="10.34356" calcext:value-type="float">
            <text:p>10.34356</text:p>
          </table:table-cell>
          <table:table-cell office:value-type="float" office:value="0" calcext:value-type="float">
            <text:p>0</text:p>
          </table:table-cell>
          <table:table-cell office:value-type="float" office:value="0.007832894" calcext:value-type="float">
            <text:p>0.007832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3889" calcext:value-type="float">
            <text:p>0.012838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3.381918" calcext:value-type="float">
            <text:p>3.381918</text:p>
          </table:table-cell>
          <table:table-cell office:value-type="float" office:value="135.7509" calcext:value-type="float">
            <text:p>135.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8459" calcext:value-type="float">
            <text:p>33.38459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29" calcext:value-type="float">
            <text:p>1.456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7" calcext:value-type="float">
            <text:p>1.45867E-07</text:p>
          </table:table-cell>
          <table:table-cell office:value-type="float" office:value="1170.919" calcext:value-type="float">
            <text:p>1170.919</text:p>
          </table:table-cell>
          <table:table-cell office:value-type="float" office:value="1.425556" calcext:value-type="float">
            <text:p>1.425556</text:p>
          </table:table-cell>
          <table:table-cell office:value-type="float" office:value="0" calcext:value-type="float">
            <text:p>0</text:p>
          </table:table-cell>
          <table:table-cell office:value-type="float" office:value="0.06831072" calcext:value-type="float">
            <text:p>0.06831072</text:p>
          </table:table-cell>
          <table:table-cell office:value-type="float" office:value="0.1220336" calcext:value-type="float">
            <text:p>0.1220336</text:p>
          </table:table-cell>
          <table:table-cell office:value-type="float" office:value="0.1889523" calcext:value-type="float">
            <text:p>0.1889523</text:p>
          </table:table-cell>
          <table:table-cell office:value-type="float" office:value="0.04114883" calcext:value-type="float">
            <text:p>0.04114883</text:p>
          </table:table-cell>
          <table:table-cell office:value-type="float" office:value="0.0339732" calcext:value-type="float">
            <text:p>0.0339732</text:p>
          </table:table-cell>
          <table:table-cell office:value-type="float" office:value="0.02096303" calcext:value-type="float">
            <text:p>0.02096303</text:p>
          </table:table-cell>
          <table:table-cell office:value-type="float" office:value="0.0274315" calcext:value-type="float">
            <text:p>0.0274315</text:p>
          </table:table-cell>
          <table:table-cell office:value-type="float" office:value="0.07285458" calcext:value-type="float">
            <text:p>0.07285458</text:p>
          </table:table-cell>
          <table:table-cell office:value-type="float" office:value="0.1407629" calcext:value-type="float">
            <text:p>0.1407629</text:p>
          </table:table-cell>
          <table:table-cell office:value-type="float" office:value="0.1444137" calcext:value-type="float">
            <text:p>0.1444137</text:p>
          </table:table-cell>
          <table:table-cell office:value-type="float" office:value="0.1497889" calcext:value-type="float">
            <text:p>0.1497889</text:p>
          </table:table-cell>
          <table:table-cell office:value-type="float" office:value="0.1553588" calcext:value-type="float">
            <text:p>0.1553588</text:p>
          </table:table-cell>
          <table:table-cell office:value-type="float" office:value="0.1654511" calcext:value-type="float">
            <text:p>0.1654511</text:p>
          </table:table-cell>
          <table:table-cell office:value-type="float" office:value="0.1704203" calcext:value-type="float">
            <text:p>0.1704203</text:p>
          </table:table-cell>
          <table:table-cell office:value-type="float" office:value="0" calcext:value-type="float">
            <text:p>0</text:p>
          </table:table-cell>
          <table:table-cell office:value-type="float" office:value="17.33098" calcext:value-type="float">
            <text:p>17.33098</text:p>
          </table:table-cell>
          <table:table-cell office:value-type="float" office:value="17.01089" calcext:value-type="float">
            <text:p>17.01089</text:p>
          </table:table-cell>
          <table:table-cell office:value-type="float" office:value="28.18648" calcext:value-type="float">
            <text:p>28.18648</text:p>
          </table:table-cell>
          <table:table-cell office:value-type="float" office:value="5.98317" calcext:value-type="float">
            <text:p>5.98317</text:p>
          </table:table-cell>
          <table:table-cell office:value-type="float" office:value="4.762234" calcext:value-type="float">
            <text:p>4.762234</text:p>
          </table:table-cell>
          <table:table-cell office:value-type="float" office:value="2.192621" calcext:value-type="float">
            <text:p>2.192621</text:p>
          </table:table-cell>
          <table:table-cell office:value-type="float" office:value="2.147939" calcext:value-type="float">
            <text:p>2.147939</text:p>
          </table:table-cell>
          <table:table-cell office:value-type="float" office:value="4.68567" calcext:value-type="float">
            <text:p>4.68567</text:p>
          </table:table-cell>
          <table:table-cell office:value-type="float" office:value="7.632031" calcext:value-type="float">
            <text:p>7.632031</text:p>
          </table:table-cell>
          <table:table-cell office:value-type="float" office:value="7.963748" calcext:value-type="float">
            <text:p>7.963748</text:p>
          </table:table-cell>
          <table:table-cell office:value-type="float" office:value="8.478922" calcext:value-type="float">
            <text:p>8.478922</text:p>
          </table:table-cell>
          <table:table-cell office:value-type="float" office:value="8.984202" calcext:value-type="float">
            <text:p>8.984202</text:p>
          </table:table-cell>
          <table:table-cell office:value-type="float" office:value="9.937642" calcext:value-type="float">
            <text:p>9.937642</text:p>
          </table:table-cell>
          <table:table-cell office:value-type="float" office:value="10.34546" calcext:value-type="float">
            <text:p>10.34546</text:p>
          </table:table-cell>
          <table:table-cell office:value-type="float" office:value="0" calcext:value-type="float">
            <text:p>0</text:p>
          </table:table-cell>
          <table:table-cell office:value-type="float" office:value="0.00770464" calcext:value-type="float">
            <text:p>0.0077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9947" calcext:value-type="float">
            <text:p>0.013199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3.38173" calcext:value-type="float">
            <text:p>3.38173</text:p>
          </table:table-cell>
          <table:table-cell office:value-type="float" office:value="135.7508" calcext:value-type="float">
            <text:p>135.7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0116" calcext:value-type="float">
            <text:p>33.4011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072" calcext:value-type="float">
            <text:p>1.45607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715" calcext:value-type="float">
            <text:p>1.458715E-07</text:p>
          </table:table-cell>
          <table:table-cell office:value-type="float" office:value="1170.902" calcext:value-type="float">
            <text:p>1170.902</text:p>
          </table:table-cell>
          <table:table-cell office:value-type="float" office:value="1.425218" calcext:value-type="float">
            <text:p>1.425218</text:p>
          </table:table-cell>
          <table:table-cell office:value-type="float" office:value="0" calcext:value-type="float">
            <text:p>0</text:p>
          </table:table-cell>
          <table:table-cell office:value-type="float" office:value="0.05615847" calcext:value-type="float">
            <text:p>0.05615847</text:p>
          </table:table-cell>
          <table:table-cell office:value-type="float" office:value="0.1172365" calcext:value-type="float">
            <text:p>0.1172365</text:p>
          </table:table-cell>
          <table:table-cell office:value-type="float" office:value="0.1851666" calcext:value-type="float">
            <text:p>0.1851666</text:p>
          </table:table-cell>
          <table:table-cell office:value-type="float" office:value="0.04090551" calcext:value-type="float">
            <text:p>0.04090551</text:p>
          </table:table-cell>
          <table:table-cell office:value-type="float" office:value="0.03399389" calcext:value-type="float">
            <text:p>0.03399389</text:p>
          </table:table-cell>
          <table:table-cell office:value-type="float" office:value="0.02100969" calcext:value-type="float">
            <text:p>0.02100969</text:p>
          </table:table-cell>
          <table:table-cell office:value-type="float" office:value="0.02762969" calcext:value-type="float">
            <text:p>0.02762969</text:p>
          </table:table-cell>
          <table:table-cell office:value-type="float" office:value="0.07287648" calcext:value-type="float">
            <text:p>0.07287648</text:p>
          </table:table-cell>
          <table:table-cell office:value-type="float" office:value="0.14082" calcext:value-type="float">
            <text:p>0.14082</text:p>
          </table:table-cell>
          <table:table-cell office:value-type="float" office:value="0.144471" calcext:value-type="float">
            <text:p>0.144471</text:p>
          </table:table-cell>
          <table:table-cell office:value-type="float" office:value="0.1498489" calcext:value-type="float">
            <text:p>0.1498489</text:p>
          </table:table-cell>
          <table:table-cell office:value-type="float" office:value="0.1554116" calcext:value-type="float">
            <text:p>0.1554116</text:p>
          </table:table-cell>
          <table:table-cell office:value-type="float" office:value="0.1654985" calcext:value-type="float">
            <text:p>0.1654985</text:p>
          </table:table-cell>
          <table:table-cell office:value-type="float" office:value="0.1704661" calcext:value-type="float">
            <text:p>0.1704661</text:p>
          </table:table-cell>
          <table:table-cell office:value-type="float" office:value="0" calcext:value-type="float">
            <text:p>0</text:p>
          </table:table-cell>
          <table:table-cell office:value-type="float" office:value="17.31689" calcext:value-type="float">
            <text:p>17.31689</text:p>
          </table:table-cell>
          <table:table-cell office:value-type="float" office:value="17.00418" calcext:value-type="float">
            <text:p>17.00418</text:p>
          </table:table-cell>
          <table:table-cell office:value-type="float" office:value="28.17406" calcext:value-type="float">
            <text:p>28.17406</text:p>
          </table:table-cell>
          <table:table-cell office:value-type="float" office:value="5.981161" calcext:value-type="float">
            <text:p>5.981161</text:p>
          </table:table-cell>
          <table:table-cell office:value-type="float" office:value="4.760834" calcext:value-type="float">
            <text:p>4.760834</text:p>
          </table:table-cell>
          <table:table-cell office:value-type="float" office:value="2.192797" calcext:value-type="float">
            <text:p>2.192797</text:p>
          </table:table-cell>
          <table:table-cell office:value-type="float" office:value="2.149241" calcext:value-type="float">
            <text:p>2.149241</text:p>
          </table:table-cell>
          <table:table-cell office:value-type="float" office:value="4.689519" calcext:value-type="float">
            <text:p>4.689519</text:p>
          </table:table-cell>
          <table:table-cell office:value-type="float" office:value="7.637836" calcext:value-type="float">
            <text:p>7.637836</text:p>
          </table:table-cell>
          <table:table-cell office:value-type="float" office:value="7.969443" calcext:value-type="float">
            <text:p>7.969443</text:p>
          </table:table-cell>
          <table:table-cell office:value-type="float" office:value="8.484578" calcext:value-type="float">
            <text:p>8.484578</text:p>
          </table:table-cell>
          <table:table-cell office:value-type="float" office:value="8.989396" calcext:value-type="float">
            <text:p>8.989396</text:p>
          </table:table-cell>
          <table:table-cell office:value-type="float" office:value="9.941989" calcext:value-type="float">
            <text:p>9.941989</text:p>
          </table:table-cell>
          <table:table-cell office:value-type="float" office:value="10.34814" calcext:value-type="float">
            <text:p>10.34814</text:p>
          </table:table-cell>
          <table:table-cell office:value-type="float" office:value="0" calcext:value-type="float">
            <text:p>0</text:p>
          </table:table-cell>
          <table:table-cell office:value-type="float" office:value="0.003160383" calcext:value-type="float">
            <text:p>0.003160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1929" calcext:value-type="float">
            <text:p>0.013519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3.381455" calcext:value-type="float">
            <text:p>3.381455</text:p>
          </table:table-cell>
          <table:table-cell office:value-type="float" office:value="135.7507" calcext:value-type="float">
            <text:p>135.7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1758" calcext:value-type="float">
            <text:p>33.4175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547" calcext:value-type="float">
            <text:p>1.45654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199" calcext:value-type="float">
            <text:p>1.459199E-07</text:p>
          </table:table-cell>
          <table:table-cell office:value-type="float" office:value="1170.885" calcext:value-type="float">
            <text:p>1170.885</text:p>
          </table:table-cell>
          <table:table-cell office:value-type="float" office:value="1.425631" calcext:value-type="float">
            <text:p>1.425631</text:p>
          </table:table-cell>
          <table:table-cell office:value-type="float" office:value="0" calcext:value-type="float">
            <text:p>0</text:p>
          </table:table-cell>
          <table:table-cell office:value-type="float" office:value="0.05230598" calcext:value-type="float">
            <text:p>0.05230598</text:p>
          </table:table-cell>
          <table:table-cell office:value-type="float" office:value="0.1176175" calcext:value-type="float">
            <text:p>0.1176175</text:p>
          </table:table-cell>
          <table:table-cell office:value-type="float" office:value="0.1836714" calcext:value-type="float">
            <text:p>0.1836714</text:p>
          </table:table-cell>
          <table:table-cell office:value-type="float" office:value="0.04039305" calcext:value-type="float">
            <text:p>0.04039305</text:p>
          </table:table-cell>
          <table:table-cell office:value-type="float" office:value="0.03355784" calcext:value-type="float">
            <text:p>0.03355784</text:p>
          </table:table-cell>
          <table:table-cell office:value-type="float" office:value="0.02084621" calcext:value-type="float">
            <text:p>0.02084621</text:p>
          </table:table-cell>
          <table:table-cell office:value-type="float" office:value="0.02786052" calcext:value-type="float">
            <text:p>0.02786052</text:p>
          </table:table-cell>
          <table:table-cell office:value-type="float" office:value="0.07290602" calcext:value-type="float">
            <text:p>0.07290602</text:p>
          </table:table-cell>
          <table:table-cell office:value-type="float" office:value="0.1408766" calcext:value-type="float">
            <text:p>0.1408766</text:p>
          </table:table-cell>
          <table:table-cell office:value-type="float" office:value="0.1445282" calcext:value-type="float">
            <text:p>0.1445282</text:p>
          </table:table-cell>
          <table:table-cell office:value-type="float" office:value="0.1499088" calcext:value-type="float">
            <text:p>0.1499088</text:p>
          </table:table-cell>
          <table:table-cell office:value-type="float" office:value="0.1554644" calcext:value-type="float">
            <text:p>0.1554644</text:p>
          </table:table-cell>
          <table:table-cell office:value-type="float" office:value="0.1655465" calcext:value-type="float">
            <text:p>0.1655465</text:p>
          </table:table-cell>
          <table:table-cell office:value-type="float" office:value="0.1705118" calcext:value-type="float">
            <text:p>0.1705118</text:p>
          </table:table-cell>
          <table:table-cell office:value-type="float" office:value="0" calcext:value-type="float">
            <text:p>0</text:p>
          </table:table-cell>
          <table:table-cell office:value-type="float" office:value="17.2998" calcext:value-type="float">
            <text:p>17.2998</text:p>
          </table:table-cell>
          <table:table-cell office:value-type="float" office:value="16.99665" calcext:value-type="float">
            <text:p>16.99665</text:p>
          </table:table-cell>
          <table:table-cell office:value-type="float" office:value="28.1605" calcext:value-type="float">
            <text:p>28.1605</text:p>
          </table:table-cell>
          <table:table-cell office:value-type="float" office:value="5.978997" calcext:value-type="float">
            <text:p>5.978997</text:p>
          </table:table-cell>
          <table:table-cell office:value-type="float" office:value="4.759363" calcext:value-type="float">
            <text:p>4.759363</text:p>
          </table:table-cell>
          <table:table-cell office:value-type="float" office:value="2.192959" calcext:value-type="float">
            <text:p>2.192959</text:p>
          </table:table-cell>
          <table:table-cell office:value-type="float" office:value="2.150575" calcext:value-type="float">
            <text:p>2.150575</text:p>
          </table:table-cell>
          <table:table-cell office:value-type="float" office:value="4.693369" calcext:value-type="float">
            <text:p>4.693369</text:p>
          </table:table-cell>
          <table:table-cell office:value-type="float" office:value="7.643614" calcext:value-type="float">
            <text:p>7.643614</text:p>
          </table:table-cell>
          <table:table-cell office:value-type="float" office:value="7.975136" calcext:value-type="float">
            <text:p>7.975136</text:p>
          </table:table-cell>
          <table:table-cell office:value-type="float" office:value="8.490234" calcext:value-type="float">
            <text:p>8.490234</text:p>
          </table:table-cell>
          <table:table-cell office:value-type="float" office:value="8.994591" calcext:value-type="float">
            <text:p>8.994591</text:p>
          </table:table-cell>
          <table:table-cell office:value-type="float" office:value="9.946325" calcext:value-type="float">
            <text:p>9.946325</text:p>
          </table:table-cell>
          <table:table-cell office:value-type="float" office:value="10.35295" calcext:value-type="float">
            <text:p>10.35295</text:p>
          </table:table-cell>
          <table:table-cell office:value-type="float" office:value="0" calcext:value-type="float">
            <text:p>0</text:p>
          </table:table-cell>
          <table:table-cell office:value-type="float" office:value="0.004206263" calcext:value-type="float">
            <text:p>0.004206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4742" calcext:value-type="float">
            <text:p>0.013847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3.381166" calcext:value-type="float">
            <text:p>3.381166</text:p>
          </table:table-cell>
          <table:table-cell office:value-type="float" office:value="135.7507" calcext:value-type="float">
            <text:p>135.7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34" calcext:value-type="float">
            <text:p>33.43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667" calcext:value-type="float">
            <text:p>1.456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322" calcext:value-type="float">
            <text:p>1.459322E-07</text:p>
          </table:table-cell>
          <table:table-cell office:value-type="float" office:value="1170.868" calcext:value-type="float">
            <text:p>1170.868</text:p>
          </table:table-cell>
          <table:table-cell office:value-type="float" office:value="1.426028" calcext:value-type="float">
            <text:p>1.426028</text:p>
          </table:table-cell>
          <table:table-cell office:value-type="float" office:value="0" calcext:value-type="float">
            <text:p>0</text:p>
          </table:table-cell>
          <table:table-cell office:value-type="float" office:value="0.05508048" calcext:value-type="float">
            <text:p>0.05508048</text:p>
          </table:table-cell>
          <table:table-cell office:value-type="float" office:value="0.1188034" calcext:value-type="float">
            <text:p>0.1188034</text:p>
          </table:table-cell>
          <table:table-cell office:value-type="float" office:value="0.1848642" calcext:value-type="float">
            <text:p>0.1848642</text:p>
          </table:table-cell>
          <table:table-cell office:value-type="float" office:value="0.04050419" calcext:value-type="float">
            <text:p>0.04050419</text:p>
          </table:table-cell>
          <table:table-cell office:value-type="float" office:value="0.03351455" calcext:value-type="float">
            <text:p>0.03351455</text:p>
          </table:table-cell>
          <table:table-cell office:value-type="float" office:value="0.02070227" calcext:value-type="float">
            <text:p>0.02070227</text:p>
          </table:table-cell>
          <table:table-cell office:value-type="float" office:value="0.02801845" calcext:value-type="float">
            <text:p>0.02801845</text:p>
          </table:table-cell>
          <table:table-cell office:value-type="float" office:value="0.07294389" calcext:value-type="float">
            <text:p>0.07294389</text:p>
          </table:table-cell>
          <table:table-cell office:value-type="float" office:value="0.1409326" calcext:value-type="float">
            <text:p>0.1409326</text:p>
          </table:table-cell>
          <table:table-cell office:value-type="float" office:value="0.1445858" calcext:value-type="float">
            <text:p>0.1445858</text:p>
          </table:table-cell>
          <table:table-cell office:value-type="float" office:value="0.1499688" calcext:value-type="float">
            <text:p>0.1499688</text:p>
          </table:table-cell>
          <table:table-cell office:value-type="float" office:value="0.1555173" calcext:value-type="float">
            <text:p>0.1555173</text:p>
          </table:table-cell>
          <table:table-cell office:value-type="float" office:value="0.1655943" calcext:value-type="float">
            <text:p>0.1655943</text:p>
          </table:table-cell>
          <table:table-cell office:value-type="float" office:value="0.1705573" calcext:value-type="float">
            <text:p>0.1705573</text:p>
          </table:table-cell>
          <table:table-cell office:value-type="float" office:value="0" calcext:value-type="float">
            <text:p>0</text:p>
          </table:table-cell>
          <table:table-cell office:value-type="float" office:value="17.28248" calcext:value-type="float">
            <text:p>17.28248</text:p>
          </table:table-cell>
          <table:table-cell office:value-type="float" office:value="16.9894" calcext:value-type="float">
            <text:p>16.9894</text:p>
          </table:table-cell>
          <table:table-cell office:value-type="float" office:value="28.14689" calcext:value-type="float">
            <text:p>28.14689</text:p>
          </table:table-cell>
          <table:table-cell office:value-type="float" office:value="5.976772" calcext:value-type="float">
            <text:p>5.976772</text:p>
          </table:table-cell>
          <table:table-cell office:value-type="float" office:value="4.757818" calcext:value-type="float">
            <text:p>4.757818</text:p>
          </table:table-cell>
          <table:table-cell office:value-type="float" office:value="2.193095" calcext:value-type="float">
            <text:p>2.193095</text:p>
          </table:table-cell>
          <table:table-cell office:value-type="float" office:value="2.151934" calcext:value-type="float">
            <text:p>2.151934</text:p>
          </table:table-cell>
          <table:table-cell office:value-type="float" office:value="4.697217" calcext:value-type="float">
            <text:p>4.697217</text:p>
          </table:table-cell>
          <table:table-cell office:value-type="float" office:value="7.649373" calcext:value-type="float">
            <text:p>7.649373</text:p>
          </table:table-cell>
          <table:table-cell office:value-type="float" office:value="7.980831" calcext:value-type="float">
            <text:p>7.980831</text:p>
          </table:table-cell>
          <table:table-cell office:value-type="float" office:value="8.495891" calcext:value-type="float">
            <text:p>8.495891</text:p>
          </table:table-cell>
          <table:table-cell office:value-type="float" office:value="8.999785" calcext:value-type="float">
            <text:p>8.999785</text:p>
          </table:table-cell>
          <table:table-cell office:value-type="float" office:value="9.950666" calcext:value-type="float">
            <text:p>9.950666</text:p>
          </table:table-cell>
          <table:table-cell office:value-type="float" office:value="10.35739" calcext:value-type="float">
            <text:p>10.35739</text:p>
          </table:table-cell>
          <table:table-cell office:value-type="float" office:value="0" calcext:value-type="float">
            <text:p>0</text:p>
          </table:table-cell>
          <table:table-cell office:value-type="float" office:value="0.005022192" calcext:value-type="float">
            <text:p>0.00502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8866" calcext:value-type="float">
            <text:p>0.014188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3.380881" calcext:value-type="float">
            <text:p>3.380881</text:p>
          </table:table-cell>
          <table:table-cell office:value-type="float" office:value="135.7506" calcext:value-type="float">
            <text:p>135.7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5037" calcext:value-type="float">
            <text:p>33.450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667" calcext:value-type="float">
            <text:p>1.456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322" calcext:value-type="float">
            <text:p>1.459322E-07</text:p>
          </table:table-cell>
          <table:table-cell office:value-type="float" office:value="1170.851" calcext:value-type="float">
            <text:p>1170.851</text:p>
          </table:table-cell>
          <table:table-cell office:value-type="float" office:value="1.425964" calcext:value-type="float">
            <text:p>1.425964</text:p>
          </table:table-cell>
          <table:table-cell office:value-type="float" office:value="0" calcext:value-type="float">
            <text:p>0</text:p>
          </table:table-cell>
          <table:table-cell office:value-type="float" office:value="0.06868746" calcext:value-type="float">
            <text:p>0.06868746</text:p>
          </table:table-cell>
          <table:table-cell office:value-type="float" office:value="0.1223155" calcext:value-type="float">
            <text:p>0.1223155</text:p>
          </table:table-cell>
          <table:table-cell office:value-type="float" office:value="0.1865059" calcext:value-type="float">
            <text:p>0.1865059</text:p>
          </table:table-cell>
          <table:table-cell office:value-type="float" office:value="0.04049348" calcext:value-type="float">
            <text:p>0.04049348</text:p>
          </table:table-cell>
          <table:table-cell office:value-type="float" office:value="0.03340491" calcext:value-type="float">
            <text:p>0.03340491</text:p>
          </table:table-cell>
          <table:table-cell office:value-type="float" office:value="0.02061154" calcext:value-type="float">
            <text:p>0.02061154</text:p>
          </table:table-cell>
          <table:table-cell office:value-type="float" office:value="0.02803516" calcext:value-type="float">
            <text:p>0.02803516</text:p>
          </table:table-cell>
          <table:table-cell office:value-type="float" office:value="0.07298765" calcext:value-type="float">
            <text:p>0.07298765</text:p>
          </table:table-cell>
          <table:table-cell office:value-type="float" office:value="0.1409887" calcext:value-type="float">
            <text:p>0.1409887</text:p>
          </table:table-cell>
          <table:table-cell office:value-type="float" office:value="0.1446435" calcext:value-type="float">
            <text:p>0.1446435</text:p>
          </table:table-cell>
          <table:table-cell office:value-type="float" office:value="0.1500289" calcext:value-type="float">
            <text:p>0.1500289</text:p>
          </table:table-cell>
          <table:table-cell office:value-type="float" office:value="0.1555707" calcext:value-type="float">
            <text:p>0.1555707</text:p>
          </table:table-cell>
          <table:table-cell office:value-type="float" office:value="0.1656417" calcext:value-type="float">
            <text:p>0.1656417</text:p>
          </table:table-cell>
          <table:table-cell office:value-type="float" office:value="0.1706029" calcext:value-type="float">
            <text:p>0.1706029</text:p>
          </table:table-cell>
          <table:table-cell office:value-type="float" office:value="0" calcext:value-type="float">
            <text:p>0</text:p>
          </table:table-cell>
          <table:table-cell office:value-type="float" office:value="17.26516" calcext:value-type="float">
            <text:p>17.26516</text:p>
          </table:table-cell>
          <table:table-cell office:value-type="float" office:value="16.98189" calcext:value-type="float">
            <text:p>16.98189</text:p>
          </table:table-cell>
          <table:table-cell office:value-type="float" office:value="28.13288" calcext:value-type="float">
            <text:p>28.13288</text:p>
          </table:table-cell>
          <table:table-cell office:value-type="float" office:value="5.974488" calcext:value-type="float">
            <text:p>5.974488</text:p>
          </table:table-cell>
          <table:table-cell office:value-type="float" office:value="4.756233" calcext:value-type="float">
            <text:p>4.756233</text:p>
          </table:table-cell>
          <table:table-cell office:value-type="float" office:value="2.193213" calcext:value-type="float">
            <text:p>2.193213</text:p>
          </table:table-cell>
          <table:table-cell office:value-type="float" office:value="2.1533" calcext:value-type="float">
            <text:p>2.1533</text:p>
          </table:table-cell>
          <table:table-cell office:value-type="float" office:value="4.701067" calcext:value-type="float">
            <text:p>4.701067</text:p>
          </table:table-cell>
          <table:table-cell office:value-type="float" office:value="7.655132" calcext:value-type="float">
            <text:p>7.655132</text:p>
          </table:table-cell>
          <table:table-cell office:value-type="float" office:value="7.986526" calcext:value-type="float">
            <text:p>7.986526</text:p>
          </table:table-cell>
          <table:table-cell office:value-type="float" office:value="8.501528" calcext:value-type="float">
            <text:p>8.501528</text:p>
          </table:table-cell>
          <table:table-cell office:value-type="float" office:value="9.004979" calcext:value-type="float">
            <text:p>9.004979</text:p>
          </table:table-cell>
          <table:table-cell office:value-type="float" office:value="9.955013" calcext:value-type="float">
            <text:p>9.955013</text:p>
          </table:table-cell>
          <table:table-cell office:value-type="float" office:value="10.36232" calcext:value-type="float">
            <text:p>10.36232</text:p>
          </table:table-cell>
          <table:table-cell office:value-type="float" office:value="0" calcext:value-type="float">
            <text:p>0</text:p>
          </table:table-cell>
          <table:table-cell office:value-type="float" office:value="0.008094538" calcext:value-type="float">
            <text:p>0.008094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5088" calcext:value-type="float">
            <text:p>0.014550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3.380628" calcext:value-type="float">
            <text:p>3.380628</text:p>
          </table:table-cell>
          <table:table-cell office:value-type="float" office:value="135.7504" calcext:value-type="float">
            <text:p>135.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6687" calcext:value-type="float">
            <text:p>33.4668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667" calcext:value-type="float">
            <text:p>1.456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322" calcext:value-type="float">
            <text:p>1.459322E-07</text:p>
          </table:table-cell>
          <table:table-cell office:value-type="float" office:value="1170.834" calcext:value-type="float">
            <text:p>1170.834</text:p>
          </table:table-cell>
          <table:table-cell office:value-type="float" office:value="1.425324" calcext:value-type="float">
            <text:p>1.425324</text:p>
          </table:table-cell>
          <table:table-cell office:value-type="float" office:value="0" calcext:value-type="float">
            <text:p>0</text:p>
          </table:table-cell>
          <table:table-cell office:value-type="float" office:value="0.07803901" calcext:value-type="float">
            <text:p>0.07803901</text:p>
          </table:table-cell>
          <table:table-cell office:value-type="float" office:value="0.1239878" calcext:value-type="float">
            <text:p>0.1239878</text:p>
          </table:table-cell>
          <table:table-cell office:value-type="float" office:value="0.1900308" calcext:value-type="float">
            <text:p>0.1900308</text:p>
          </table:table-cell>
          <table:table-cell office:value-type="float" office:value="0.04106098" calcext:value-type="float">
            <text:p>0.04106098</text:p>
          </table:table-cell>
          <table:table-cell office:value-type="float" office:value="0.03369506" calcext:value-type="float">
            <text:p>0.03369506</text:p>
          </table:table-cell>
          <table:table-cell office:value-type="float" office:value="0.0206389" calcext:value-type="float">
            <text:p>0.0206389</text:p>
          </table:table-cell>
          <table:table-cell office:value-type="float" office:value="0.02801929" calcext:value-type="float">
            <text:p>0.02801929</text:p>
          </table:table-cell>
          <table:table-cell office:value-type="float" office:value="0.07302523" calcext:value-type="float">
            <text:p>0.07302523</text:p>
          </table:table-cell>
          <table:table-cell office:value-type="float" office:value="0.1410462" calcext:value-type="float">
            <text:p>0.1410462</text:p>
          </table:table-cell>
          <table:table-cell office:value-type="float" office:value="0.1447013" calcext:value-type="float">
            <text:p>0.1447013</text:p>
          </table:table-cell>
          <table:table-cell office:value-type="float" office:value="0.1500884" calcext:value-type="float">
            <text:p>0.1500884</text:p>
          </table:table-cell>
          <table:table-cell office:value-type="float" office:value="0.1556236" calcext:value-type="float">
            <text:p>0.1556236</text:p>
          </table:table-cell>
          <table:table-cell office:value-type="float" office:value="0.1656886" calcext:value-type="float">
            <text:p>0.1656886</text:p>
          </table:table-cell>
          <table:table-cell office:value-type="float" office:value="0.1706482" calcext:value-type="float">
            <text:p>0.1706482</text:p>
          </table:table-cell>
          <table:table-cell office:value-type="float" office:value="0" calcext:value-type="float">
            <text:p>0</text:p>
          </table:table-cell>
          <table:table-cell office:value-type="float" office:value="17.25256" calcext:value-type="float">
            <text:p>17.25256</text:p>
          </table:table-cell>
          <table:table-cell office:value-type="float" office:value="16.9754" calcext:value-type="float">
            <text:p>16.9754</text:p>
          </table:table-cell>
          <table:table-cell office:value-type="float" office:value="28.11992" calcext:value-type="float">
            <text:p>28.11992</text:p>
          </table:table-cell>
          <table:table-cell office:value-type="float" office:value="5.972303" calcext:value-type="float">
            <text:p>5.972303</text:p>
          </table:table-cell>
          <table:table-cell office:value-type="float" office:value="4.754671" calcext:value-type="float">
            <text:p>4.754671</text:p>
          </table:table-cell>
          <table:table-cell office:value-type="float" office:value="2.193329" calcext:value-type="float">
            <text:p>2.193329</text:p>
          </table:table-cell>
          <table:table-cell office:value-type="float" office:value="2.154658" calcext:value-type="float">
            <text:p>2.154658</text:p>
          </table:table-cell>
          <table:table-cell office:value-type="float" office:value="4.704913" calcext:value-type="float">
            <text:p>4.704913</text:p>
          </table:table-cell>
          <table:table-cell office:value-type="float" office:value="7.660891" calcext:value-type="float">
            <text:p>7.660891</text:p>
          </table:table-cell>
          <table:table-cell office:value-type="float" office:value="7.992224" calcext:value-type="float">
            <text:p>7.992224</text:p>
          </table:table-cell>
          <table:table-cell office:value-type="float" office:value="8.507128" calcext:value-type="float">
            <text:p>8.507128</text:p>
          </table:table-cell>
          <table:table-cell office:value-type="float" office:value="9.010174" calcext:value-type="float">
            <text:p>9.010174</text:p>
          </table:table-cell>
          <table:table-cell office:value-type="float" office:value="9.95935" calcext:value-type="float">
            <text:p>9.95935</text:p>
          </table:table-cell>
          <table:table-cell office:value-type="float" office:value="10.36453" calcext:value-type="float">
            <text:p>10.36453</text:p>
          </table:table-cell>
          <table:table-cell office:value-type="float" office:value="0" calcext:value-type="float">
            <text:p>0</text:p>
          </table:table-cell>
          <table:table-cell office:value-type="float" office:value="0.008412011" calcext:value-type="float">
            <text:p>0.00841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3687" calcext:value-type="float">
            <text:p>0.014936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3.380186" calcext:value-type="float">
            <text:p>3.380186</text:p>
          </table:table-cell>
          <table:table-cell office:value-type="float" office:value="135.7504" calcext:value-type="float">
            <text:p>135.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834" calcext:value-type="float">
            <text:p>33.483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667" calcext:value-type="float">
            <text:p>1.456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322" calcext:value-type="float">
            <text:p>1.459322E-07</text:p>
          </table:table-cell>
          <table:table-cell office:value-type="float" office:value="1170.818" calcext:value-type="float">
            <text:p>1170.818</text:p>
          </table:table-cell>
          <table:table-cell office:value-type="float" office:value="1.424042" calcext:value-type="float">
            <text:p>1.424042</text:p>
          </table:table-cell>
          <table:table-cell office:value-type="float" office:value="0" calcext:value-type="float">
            <text:p>0</text:p>
          </table:table-cell>
          <table:table-cell office:value-type="float" office:value="0.09672029" calcext:value-type="float">
            <text:p>0.09672029</text:p>
          </table:table-cell>
          <table:table-cell office:value-type="float" office:value="0.1192828" calcext:value-type="float">
            <text:p>0.1192828</text:p>
          </table:table-cell>
          <table:table-cell office:value-type="float" office:value="0.1853669" calcext:value-type="float">
            <text:p>0.1853669</text:p>
          </table:table-cell>
          <table:table-cell office:value-type="float" office:value="0.04077935" calcext:value-type="float">
            <text:p>0.04077935</text:p>
          </table:table-cell>
          <table:table-cell office:value-type="float" office:value="0.03373411" calcext:value-type="float">
            <text:p>0.03373411</text:p>
          </table:table-cell>
          <table:table-cell office:value-type="float" office:value="0.02073513" calcext:value-type="float">
            <text:p>0.02073513</text:p>
          </table:table-cell>
          <table:table-cell office:value-type="float" office:value="0.02805763" calcext:value-type="float">
            <text:p>0.02805763</text:p>
          </table:table-cell>
          <table:table-cell office:value-type="float" office:value="0.0730532" calcext:value-type="float">
            <text:p>0.0730532</text:p>
          </table:table-cell>
          <table:table-cell office:value-type="float" office:value="0.1411053" calcext:value-type="float">
            <text:p>0.1411053</text:p>
          </table:table-cell>
          <table:table-cell office:value-type="float" office:value="0.1447595" calcext:value-type="float">
            <text:p>0.1447595</text:p>
          </table:table-cell>
          <table:table-cell office:value-type="float" office:value="0.1501481" calcext:value-type="float">
            <text:p>0.1501481</text:p>
          </table:table-cell>
          <table:table-cell office:value-type="float" office:value="0.1556771" calcext:value-type="float">
            <text:p>0.1556771</text:p>
          </table:table-cell>
          <table:table-cell office:value-type="float" office:value="0.1657363" calcext:value-type="float">
            <text:p>0.1657363</text:p>
          </table:table-cell>
          <table:table-cell office:value-type="float" office:value="0.1706938" calcext:value-type="float">
            <text:p>0.1706938</text:p>
          </table:table-cell>
          <table:table-cell office:value-type="float" office:value="0" calcext:value-type="float">
            <text:p>0</text:p>
          </table:table-cell>
          <table:table-cell office:value-type="float" office:value="17.24369" calcext:value-type="float">
            <text:p>17.24369</text:p>
          </table:table-cell>
          <table:table-cell office:value-type="float" office:value="16.96837" calcext:value-type="float">
            <text:p>16.96837</text:p>
          </table:table-cell>
          <table:table-cell office:value-type="float" office:value="28.1072" calcext:value-type="float">
            <text:p>28.1072</text:p>
          </table:table-cell>
          <table:table-cell office:value-type="float" office:value="5.970235" calcext:value-type="float">
            <text:p>5.970235</text:p>
          </table:table-cell>
          <table:table-cell office:value-type="float" office:value="4.753193" calcext:value-type="float">
            <text:p>4.753193</text:p>
          </table:table-cell>
          <table:table-cell office:value-type="float" office:value="2.193455" calcext:value-type="float">
            <text:p>2.193455</text:p>
          </table:table-cell>
          <table:table-cell office:value-type="float" office:value="2.156005" calcext:value-type="float">
            <text:p>2.156005</text:p>
          </table:table-cell>
          <table:table-cell office:value-type="float" office:value="4.708732" calcext:value-type="float">
            <text:p>4.708732</text:p>
          </table:table-cell>
          <table:table-cell office:value-type="float" office:value="7.66665" calcext:value-type="float">
            <text:p>7.66665</text:p>
          </table:table-cell>
          <table:table-cell office:value-type="float" office:value="7.997916" calcext:value-type="float">
            <text:p>7.997916</text:p>
          </table:table-cell>
          <table:table-cell office:value-type="float" office:value="8.512728" calcext:value-type="float">
            <text:p>8.512728</text:p>
          </table:table-cell>
          <table:table-cell office:value-type="float" office:value="9.015362" calcext:value-type="float">
            <text:p>9.015362</text:p>
          </table:table-cell>
          <table:table-cell office:value-type="float" office:value="9.963691" calcext:value-type="float">
            <text:p>9.963691</text:p>
          </table:table-cell>
          <table:table-cell office:value-type="float" office:value="10.36856" calcext:value-type="float">
            <text:p>10.36856</text:p>
          </table:table-cell>
          <table:table-cell office:value-type="float" office:value="0" calcext:value-type="float">
            <text:p>0</text:p>
          </table:table-cell>
          <table:table-cell office:value-type="float" office:value="0.02968398" calcext:value-type="float">
            <text:p>0.02968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1304" calcext:value-type="float">
            <text:p>0.015413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3.379516" calcext:value-type="float">
            <text:p>3.379516</text:p>
          </table:table-cell>
          <table:table-cell office:value-type="float" office:value="135.7503" calcext:value-type="float">
            <text:p>135.7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9979" calcext:value-type="float">
            <text:p>33.49979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667" calcext:value-type="float">
            <text:p>1.456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322" calcext:value-type="float">
            <text:p>1.459322E-07</text:p>
          </table:table-cell>
          <table:table-cell office:value-type="float" office:value="1170.801" calcext:value-type="float">
            <text:p>1170.801</text:p>
          </table:table-cell>
          <table:table-cell office:value-type="float" office:value="1.422648" calcext:value-type="float">
            <text:p>1.422648</text:p>
          </table:table-cell>
          <table:table-cell office:value-type="float" office:value="0" calcext:value-type="float">
            <text:p>0</text:p>
          </table:table-cell>
          <table:table-cell office:value-type="float" office:value="0.1088229" calcext:value-type="float">
            <text:p>0.1088229</text:p>
          </table:table-cell>
          <table:table-cell office:value-type="float" office:value="0.1222433" calcext:value-type="float">
            <text:p>0.1222433</text:p>
          </table:table-cell>
          <table:table-cell office:value-type="float" office:value="0.1868892" calcext:value-type="float">
            <text:p>0.1868892</text:p>
          </table:table-cell>
          <table:table-cell office:value-type="float" office:value="0.0406814" calcext:value-type="float">
            <text:p>0.0406814</text:p>
          </table:table-cell>
          <table:table-cell office:value-type="float" office:value="0.03357314" calcext:value-type="float">
            <text:p>0.03357314</text:p>
          </table:table-cell>
          <table:table-cell office:value-type="float" office:value="0.02070984" calcext:value-type="float">
            <text:p>0.02070984</text:p>
          </table:table-cell>
          <table:table-cell office:value-type="float" office:value="0.02810061" calcext:value-type="float">
            <text:p>0.02810061</text:p>
          </table:table-cell>
          <table:table-cell office:value-type="float" office:value="0.07308456" calcext:value-type="float">
            <text:p>0.07308456</text:p>
          </table:table-cell>
          <table:table-cell office:value-type="float" office:value="0.141164" calcext:value-type="float">
            <text:p>0.141164</text:p>
          </table:table-cell>
          <table:table-cell office:value-type="float" office:value="0.1448175" calcext:value-type="float">
            <text:p>0.1448175</text:p>
          </table:table-cell>
          <table:table-cell office:value-type="float" office:value="0.1502078" calcext:value-type="float">
            <text:p>0.1502078</text:p>
          </table:table-cell>
          <table:table-cell office:value-type="float" office:value="0.1557298" calcext:value-type="float">
            <text:p>0.1557298</text:p>
          </table:table-cell>
          <table:table-cell office:value-type="float" office:value="0.1657835" calcext:value-type="float">
            <text:p>0.1657835</text:p>
          </table:table-cell>
          <table:table-cell office:value-type="float" office:value="0.1707392" calcext:value-type="float">
            <text:p>0.1707392</text:p>
          </table:table-cell>
          <table:table-cell office:value-type="float" office:value="0" calcext:value-type="float">
            <text:p>0</text:p>
          </table:table-cell>
          <table:table-cell office:value-type="float" office:value="17.23793" calcext:value-type="float">
            <text:p>17.23793</text:p>
          </table:table-cell>
          <table:table-cell office:value-type="float" office:value="16.96122" calcext:value-type="float">
            <text:p>16.96122</text:p>
          </table:table-cell>
          <table:table-cell office:value-type="float" office:value="28.09384" calcext:value-type="float">
            <text:p>28.09384</text:p>
          </table:table-cell>
          <table:table-cell office:value-type="float" office:value="5.968066" calcext:value-type="float">
            <text:p>5.968066</text:p>
          </table:table-cell>
          <table:table-cell office:value-type="float" office:value="4.751675" calcext:value-type="float">
            <text:p>4.751675</text:p>
          </table:table-cell>
          <table:table-cell office:value-type="float" office:value="2.193586" calcext:value-type="float">
            <text:p>2.193586</text:p>
          </table:table-cell>
          <table:table-cell office:value-type="float" office:value="2.157351" calcext:value-type="float">
            <text:p>2.157351</text:p>
          </table:table-cell>
          <table:table-cell office:value-type="float" office:value="4.71255" calcext:value-type="float">
            <text:p>4.71255</text:p>
          </table:table-cell>
          <table:table-cell office:value-type="float" office:value="7.672379" calcext:value-type="float">
            <text:p>7.672379</text:p>
          </table:table-cell>
          <table:table-cell office:value-type="float" office:value="8.003566" calcext:value-type="float">
            <text:p>8.003566</text:p>
          </table:table-cell>
          <table:table-cell office:value-type="float" office:value="8.518328" calcext:value-type="float">
            <text:p>8.518328</text:p>
          </table:table-cell>
          <table:table-cell office:value-type="float" office:value="9.020478" calcext:value-type="float">
            <text:p>9.020478</text:p>
          </table:table-cell>
          <table:table-cell office:value-type="float" office:value="9.968034" calcext:value-type="float">
            <text:p>9.968034</text:p>
          </table:table-cell>
          <table:table-cell office:value-type="float" office:value="10.37212" calcext:value-type="float">
            <text:p>10.37212</text:p>
          </table:table-cell>
          <table:table-cell office:value-type="float" office:value="0" calcext:value-type="float">
            <text:p>0</text:p>
          </table:table-cell>
          <table:table-cell office:value-type="float" office:value="0.1735995" calcext:value-type="float">
            <text:p>0.173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5385" calcext:value-type="float">
            <text:p>0.016153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3.379018" calcext:value-type="float">
            <text:p>3.379018</text:p>
          </table:table-cell>
          <table:table-cell office:value-type="float" office:value="135.7502" calcext:value-type="float">
            <text:p>135.7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1624" calcext:value-type="float">
            <text:p>33.516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667" calcext:value-type="float">
            <text:p>1.456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322" calcext:value-type="float">
            <text:p>1.459322E-07</text:p>
          </table:table-cell>
          <table:table-cell office:value-type="float" office:value="1170.784" calcext:value-type="float">
            <text:p>1170.784</text:p>
          </table:table-cell>
          <table:table-cell office:value-type="float" office:value="1.421574" calcext:value-type="float">
            <text:p>1.421574</text:p>
          </table:table-cell>
          <table:table-cell office:value-type="float" office:value="0" calcext:value-type="float">
            <text:p>0</text:p>
          </table:table-cell>
          <table:table-cell office:value-type="float" office:value="0.1103477" calcext:value-type="float">
            <text:p>0.1103477</text:p>
          </table:table-cell>
          <table:table-cell office:value-type="float" office:value="0.1214605" calcext:value-type="float">
            <text:p>0.1214605</text:p>
          </table:table-cell>
          <table:table-cell office:value-type="float" office:value="0.1882671" calcext:value-type="float">
            <text:p>0.1882671</text:p>
          </table:table-cell>
          <table:table-cell office:value-type="float" office:value="0.04104967" calcext:value-type="float">
            <text:p>0.04104967</text:p>
          </table:table-cell>
          <table:table-cell office:value-type="float" office:value="0.0338283" calcext:value-type="float">
            <text:p>0.0338283</text:p>
          </table:table-cell>
          <table:table-cell office:value-type="float" office:value="0.02076046" calcext:value-type="float">
            <text:p>0.02076046</text:p>
          </table:table-cell>
          <table:table-cell office:value-type="float" office:value="0.02815179" calcext:value-type="float">
            <text:p>0.02815179</text:p>
          </table:table-cell>
          <table:table-cell office:value-type="float" office:value="0.07312282" calcext:value-type="float">
            <text:p>0.07312282</text:p>
          </table:table-cell>
          <table:table-cell office:value-type="float" office:value="0.1412222" calcext:value-type="float">
            <text:p>0.1412222</text:p>
          </table:table-cell>
          <table:table-cell office:value-type="float" office:value="0.1448752" calcext:value-type="float">
            <text:p>0.1448752</text:p>
          </table:table-cell>
          <table:table-cell office:value-type="float" office:value="0.1502673" calcext:value-type="float">
            <text:p>0.1502673</text:p>
          </table:table-cell>
          <table:table-cell office:value-type="float" office:value="0.1557825" calcext:value-type="float">
            <text:p>0.1557825</text:p>
          </table:table-cell>
          <table:table-cell office:value-type="float" office:value="0.1658303" calcext:value-type="float">
            <text:p>0.1658303</text:p>
          </table:table-cell>
          <table:table-cell office:value-type="float" office:value="0.1707841" calcext:value-type="float">
            <text:p>0.1707841</text:p>
          </table:table-cell>
          <table:table-cell office:value-type="float" office:value="0" calcext:value-type="float">
            <text:p>0</text:p>
          </table:table-cell>
          <table:table-cell office:value-type="float" office:value="17.23313" calcext:value-type="float">
            <text:p>17.23313</text:p>
          </table:table-cell>
          <table:table-cell office:value-type="float" office:value="16.95475" calcext:value-type="float">
            <text:p>16.95475</text:p>
          </table:table-cell>
          <table:table-cell office:value-type="float" office:value="28.08132" calcext:value-type="float">
            <text:p>28.08132</text:p>
          </table:table-cell>
          <table:table-cell office:value-type="float" office:value="5.965981" calcext:value-type="float">
            <text:p>5.965981</text:p>
          </table:table-cell>
          <table:table-cell office:value-type="float" office:value="4.750188" calcext:value-type="float">
            <text:p>4.750188</text:p>
          </table:table-cell>
          <table:table-cell office:value-type="float" office:value="2.193717" calcext:value-type="float">
            <text:p>2.193717</text:p>
          </table:table-cell>
          <table:table-cell office:value-type="float" office:value="2.158694" calcext:value-type="float">
            <text:p>2.158694</text:p>
          </table:table-cell>
          <table:table-cell office:value-type="float" office:value="4.716369" calcext:value-type="float">
            <text:p>4.716369</text:p>
          </table:table-cell>
          <table:table-cell office:value-type="float" office:value="7.678093" calcext:value-type="float">
            <text:p>7.678093</text:p>
          </table:table-cell>
          <table:table-cell office:value-type="float" office:value="8.009187" calcext:value-type="float">
            <text:p>8.009187</text:p>
          </table:table-cell>
          <table:table-cell office:value-type="float" office:value="8.523928" calcext:value-type="float">
            <text:p>8.523928</text:p>
          </table:table-cell>
          <table:table-cell office:value-type="float" office:value="9.025595" calcext:value-type="float">
            <text:p>9.025595</text:p>
          </table:table-cell>
          <table:table-cell office:value-type="float" office:value="9.972381" calcext:value-type="float">
            <text:p>9.972381</text:p>
          </table:table-cell>
          <table:table-cell office:value-type="float" office:value="10.37393" calcext:value-type="float">
            <text:p>10.37393</text:p>
          </table:table-cell>
          <table:table-cell office:value-type="float" office:value="0" calcext:value-type="float">
            <text:p>0</text:p>
          </table:table-cell>
          <table:table-cell office:value-type="float" office:value="0.1915695" calcext:value-type="float">
            <text:p>0.1915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6727" calcext:value-type="float">
            <text:p>0.016767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3.378382" calcext:value-type="float">
            <text:p>3.378382</text:p>
          </table:table-cell>
          <table:table-cell office:value-type="float" office:value="135.7501" calcext:value-type="float">
            <text:p>135.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3266" calcext:value-type="float">
            <text:p>33.5326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667" calcext:value-type="float">
            <text:p>1.456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322" calcext:value-type="float">
            <text:p>1.459322E-07</text:p>
          </table:table-cell>
          <table:table-cell office:value-type="float" office:value="1170.768" calcext:value-type="float">
            <text:p>1170.768</text:p>
          </table:table-cell>
          <table:table-cell office:value-type="float" office:value="1.420249" calcext:value-type="float">
            <text:p>1.420249</text:p>
          </table:table-cell>
          <table:table-cell office:value-type="float" office:value="0" calcext:value-type="float">
            <text:p>0</text:p>
          </table:table-cell>
          <table:table-cell office:value-type="float" office:value="0.1126724" calcext:value-type="float">
            <text:p>0.1126724</text:p>
          </table:table-cell>
          <table:table-cell office:value-type="float" office:value="0.1193559" calcext:value-type="float">
            <text:p>0.1193559</text:p>
          </table:table-cell>
          <table:table-cell office:value-type="float" office:value="0.1848005" calcext:value-type="float">
            <text:p>0.1848005</text:p>
          </table:table-cell>
          <table:table-cell office:value-type="float" office:value="0.04061632" calcext:value-type="float">
            <text:p>0.04061632</text:p>
          </table:table-cell>
          <table:table-cell office:value-type="float" office:value="0.03366887" calcext:value-type="float">
            <text:p>0.03366887</text:p>
          </table:table-cell>
          <table:table-cell office:value-type="float" office:value="0.02079786" calcext:value-type="float">
            <text:p>0.02079786</text:p>
          </table:table-cell>
          <table:table-cell office:value-type="float" office:value="0.028293" calcext:value-type="float">
            <text:p>0.028293</text:p>
          </table:table-cell>
          <table:table-cell office:value-type="float" office:value="0.0731626" calcext:value-type="float">
            <text:p>0.0731626</text:p>
          </table:table-cell>
          <table:table-cell office:value-type="float" office:value="0.1412799" calcext:value-type="float">
            <text:p>0.1412799</text:p>
          </table:table-cell>
          <table:table-cell office:value-type="float" office:value="0.1449331" calcext:value-type="float">
            <text:p>0.1449331</text:p>
          </table:table-cell>
          <table:table-cell office:value-type="float" office:value="0.150327" calcext:value-type="float">
            <text:p>0.150327</text:p>
          </table:table-cell>
          <table:table-cell office:value-type="float" office:value="0.1558352" calcext:value-type="float">
            <text:p>0.1558352</text:p>
          </table:table-cell>
          <table:table-cell office:value-type="float" office:value="0.1658777" calcext:value-type="float">
            <text:p>0.1658777</text:p>
          </table:table-cell>
          <table:table-cell office:value-type="float" office:value="0.170829" calcext:value-type="float">
            <text:p>0.170829</text:p>
          </table:table-cell>
          <table:table-cell office:value-type="float" office:value="0" calcext:value-type="float">
            <text:p>0</text:p>
          </table:table-cell>
          <table:table-cell office:value-type="float" office:value="17.22865" calcext:value-type="float">
            <text:p>17.22865</text:p>
          </table:table-cell>
          <table:table-cell office:value-type="float" office:value="16.9477" calcext:value-type="float">
            <text:p>16.9477</text:p>
          </table:table-cell>
          <table:table-cell office:value-type="float" office:value="28.06851" calcext:value-type="float">
            <text:p>28.06851</text:p>
          </table:table-cell>
          <table:table-cell office:value-type="float" office:value="5.963921" calcext:value-type="float">
            <text:p>5.963921</text:p>
          </table:table-cell>
          <table:table-cell office:value-type="float" office:value="4.748749" calcext:value-type="float">
            <text:p>4.748749</text:p>
          </table:table-cell>
          <table:table-cell office:value-type="float" office:value="2.193857" calcext:value-type="float">
            <text:p>2.193857</text:p>
          </table:table-cell>
          <table:table-cell office:value-type="float" office:value="2.160044" calcext:value-type="float">
            <text:p>2.160044</text:p>
          </table:table-cell>
          <table:table-cell office:value-type="float" office:value="4.720188" calcext:value-type="float">
            <text:p>4.720188</text:p>
          </table:table-cell>
          <table:table-cell office:value-type="float" office:value="7.683807" calcext:value-type="float">
            <text:p>7.683807</text:p>
          </table:table-cell>
          <table:table-cell office:value-type="float" office:value="8.014806" calcext:value-type="float">
            <text:p>8.014806</text:p>
          </table:table-cell>
          <table:table-cell office:value-type="float" office:value="8.529528" calcext:value-type="float">
            <text:p>8.529528</text:p>
          </table:table-cell>
          <table:table-cell office:value-type="float" office:value="9.030712" calcext:value-type="float">
            <text:p>9.030712</text:p>
          </table:table-cell>
          <table:table-cell office:value-type="float" office:value="9.97672" calcext:value-type="float">
            <text:p>9.97672</text:p>
          </table:table-cell>
          <table:table-cell office:value-type="float" office:value="10.37756" calcext:value-type="float">
            <text:p>10.37756</text:p>
          </table:table-cell>
          <table:table-cell office:value-type="float" office:value="0" calcext:value-type="float">
            <text:p>0</text:p>
          </table:table-cell>
          <table:table-cell office:value-type="float" office:value="0.2572428" calcext:value-type="float">
            <text:p>0.257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8142" calcext:value-type="float">
            <text:p>0.017481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3.377535" calcext:value-type="float">
            <text:p>3.377535</text:p>
          </table:table-cell>
          <table:table-cell office:value-type="float" office:value="135.7501" calcext:value-type="float">
            <text:p>135.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4902" calcext:value-type="float">
            <text:p>33.54902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667" calcext:value-type="float">
            <text:p>1.456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322" calcext:value-type="float">
            <text:p>1.459322E-07</text:p>
          </table:table-cell>
          <table:table-cell office:value-type="float" office:value="1170.751" calcext:value-type="float">
            <text:p>1170.751</text:p>
          </table:table-cell>
          <table:table-cell office:value-type="float" office:value="1.418566" calcext:value-type="float">
            <text:p>1.418566</text:p>
          </table:table-cell>
          <table:table-cell office:value-type="float" office:value="0" calcext:value-type="float">
            <text:p>0</text:p>
          </table:table-cell>
          <table:table-cell office:value-type="float" office:value="0.1150133" calcext:value-type="float">
            <text:p>0.1150133</text:p>
          </table:table-cell>
          <table:table-cell office:value-type="float" office:value="0.1167678" calcext:value-type="float">
            <text:p>0.1167678</text:p>
          </table:table-cell>
          <table:table-cell office:value-type="float" office:value="0.182943" calcext:value-type="float">
            <text:p>0.182943</text:p>
          </table:table-cell>
          <table:table-cell office:value-type="float" office:value="0.0403623" calcext:value-type="float">
            <text:p>0.0403623</text:p>
          </table:table-cell>
          <table:table-cell office:value-type="float" office:value="0.03348654" calcext:value-type="float">
            <text:p>0.03348654</text:p>
          </table:table-cell>
          <table:table-cell office:value-type="float" office:value="0.02073887" calcext:value-type="float">
            <text:p>0.02073887</text:p>
          </table:table-cell>
          <table:table-cell office:value-type="float" office:value="0.02836793" calcext:value-type="float">
            <text:p>0.02836793</text:p>
          </table:table-cell>
          <table:table-cell office:value-type="float" office:value="0.07320442" calcext:value-type="float">
            <text:p>0.07320442</text:p>
          </table:table-cell>
          <table:table-cell office:value-type="float" office:value="0.1413377" calcext:value-type="float">
            <text:p>0.1413377</text:p>
          </table:table-cell>
          <table:table-cell office:value-type="float" office:value="0.1449909" calcext:value-type="float">
            <text:p>0.1449909</text:p>
          </table:table-cell>
          <table:table-cell office:value-type="float" office:value="0.1503867" calcext:value-type="float">
            <text:p>0.1503867</text:p>
          </table:table-cell>
          <table:table-cell office:value-type="float" office:value="0.1558882" calcext:value-type="float">
            <text:p>0.1558882</text:p>
          </table:table-cell>
          <table:table-cell office:value-type="float" office:value="0.1659252" calcext:value-type="float">
            <text:p>0.1659252</text:p>
          </table:table-cell>
          <table:table-cell office:value-type="float" office:value="0.170874" calcext:value-type="float">
            <text:p>0.170874</text:p>
          </table:table-cell>
          <table:table-cell office:value-type="float" office:value="0" calcext:value-type="float">
            <text:p>0</text:p>
          </table:table-cell>
          <table:table-cell office:value-type="float" office:value="17.22442" calcext:value-type="float">
            <text:p>17.22442</text:p>
          </table:table-cell>
          <table:table-cell office:value-type="float" office:value="16.94037" calcext:value-type="float">
            <text:p>16.94037</text:p>
          </table:table-cell>
          <table:table-cell office:value-type="float" office:value="28.05524" calcext:value-type="float">
            <text:p>28.05524</text:p>
          </table:table-cell>
          <table:table-cell office:value-type="float" office:value="5.961779" calcext:value-type="float">
            <text:p>5.961779</text:p>
          </table:table-cell>
          <table:table-cell office:value-type="float" office:value="4.747262" calcext:value-type="float">
            <text:p>4.747262</text:p>
          </table:table-cell>
          <table:table-cell office:value-type="float" office:value="2.193992" calcext:value-type="float">
            <text:p>2.193992</text:p>
          </table:table-cell>
          <table:table-cell office:value-type="float" office:value="2.161401" calcext:value-type="float">
            <text:p>2.161401</text:p>
          </table:table-cell>
          <table:table-cell office:value-type="float" office:value="4.723978" calcext:value-type="float">
            <text:p>4.723978</text:p>
          </table:table-cell>
          <table:table-cell office:value-type="float" office:value="7.68952" calcext:value-type="float">
            <text:p>7.68952</text:p>
          </table:table-cell>
          <table:table-cell office:value-type="float" office:value="8.020426" calcext:value-type="float">
            <text:p>8.020426</text:p>
          </table:table-cell>
          <table:table-cell office:value-type="float" office:value="8.535128" calcext:value-type="float">
            <text:p>8.535128</text:p>
          </table:table-cell>
          <table:table-cell office:value-type="float" office:value="9.035829" calcext:value-type="float">
            <text:p>9.035829</text:p>
          </table:table-cell>
          <table:table-cell office:value-type="float" office:value="9.981064" calcext:value-type="float">
            <text:p>9.981064</text:p>
          </table:table-cell>
          <table:table-cell office:value-type="float" office:value="10.38216" calcext:value-type="float">
            <text:p>10.38216</text:p>
          </table:table-cell>
          <table:table-cell office:value-type="float" office:value="0" calcext:value-type="float">
            <text:p>0</text:p>
          </table:table-cell>
          <table:table-cell office:value-type="float" office:value="0.3916352" calcext:value-type="float">
            <text:p>0.3916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6433" calcext:value-type="float">
            <text:p>0.018364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3.376218" calcext:value-type="float">
            <text:p>3.376218</text:p>
          </table:table-cell>
          <table:table-cell office:value-type="float" office:value="135.7501" calcext:value-type="float">
            <text:p>135.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6525" calcext:value-type="float">
            <text:p>33.5652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667" calcext:value-type="float">
            <text:p>1.456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322" calcext:value-type="float">
            <text:p>1.459322E-07</text:p>
          </table:table-cell>
          <table:table-cell office:value-type="float" office:value="1170.735" calcext:value-type="float">
            <text:p>1170.735</text:p>
          </table:table-cell>
          <table:table-cell office:value-type="float" office:value="1.416256" calcext:value-type="float">
            <text:p>1.416256</text:p>
          </table:table-cell>
          <table:table-cell office:value-type="float" office:value="0" calcext:value-type="float">
            <text:p>0</text:p>
          </table:table-cell>
          <table:table-cell office:value-type="float" office:value="0.1183026" calcext:value-type="float">
            <text:p>0.1183026</text:p>
          </table:table-cell>
          <table:table-cell office:value-type="float" office:value="0.1176444" calcext:value-type="float">
            <text:p>0.1176444</text:p>
          </table:table-cell>
          <table:table-cell office:value-type="float" office:value="0.1806761" calcext:value-type="float">
            <text:p>0.1806761</text:p>
          </table:table-cell>
          <table:table-cell office:value-type="float" office:value="0.03983206" calcext:value-type="float">
            <text:p>0.03983206</text:p>
          </table:table-cell>
          <table:table-cell office:value-type="float" office:value="0.0330159" calcext:value-type="float">
            <text:p>0.0330159</text:p>
          </table:table-cell>
          <table:table-cell office:value-type="float" office:value="0.02057336" calcext:value-type="float">
            <text:p>0.02057336</text:p>
          </table:table-cell>
          <table:table-cell office:value-type="float" office:value="0.02842147" calcext:value-type="float">
            <text:p>0.02842147</text:p>
          </table:table-cell>
          <table:table-cell office:value-type="float" office:value="0.07324604" calcext:value-type="float">
            <text:p>0.07324604</text:p>
          </table:table-cell>
          <table:table-cell office:value-type="float" office:value="0.1413954" calcext:value-type="float">
            <text:p>0.1413954</text:p>
          </table:table-cell>
          <table:table-cell office:value-type="float" office:value="0.145049" calcext:value-type="float">
            <text:p>0.145049</text:p>
          </table:table-cell>
          <table:table-cell office:value-type="float" office:value="0.1504462" calcext:value-type="float">
            <text:p>0.1504462</text:p>
          </table:table-cell>
          <table:table-cell office:value-type="float" office:value="0.1559416" calcext:value-type="float">
            <text:p>0.1559416</text:p>
          </table:table-cell>
          <table:table-cell office:value-type="float" office:value="0.1659733" calcext:value-type="float">
            <text:p>0.1659733</text:p>
          </table:table-cell>
          <table:table-cell office:value-type="float" office:value="0.1709192" calcext:value-type="float">
            <text:p>0.1709192</text:p>
          </table:table-cell>
          <table:table-cell office:value-type="float" office:value="0" calcext:value-type="float">
            <text:p>0</text:p>
          </table:table-cell>
          <table:table-cell office:value-type="float" office:value="17.22069" calcext:value-type="float">
            <text:p>17.22069</text:p>
          </table:table-cell>
          <table:table-cell office:value-type="float" office:value="16.93221" calcext:value-type="float">
            <text:p>16.93221</text:p>
          </table:table-cell>
          <table:table-cell office:value-type="float" office:value="28.04006" calcext:value-type="float">
            <text:p>28.04006</text:p>
          </table:table-cell>
          <table:table-cell office:value-type="float" office:value="5.959426" calcext:value-type="float">
            <text:p>5.959426</text:p>
          </table:table-cell>
          <table:table-cell office:value-type="float" office:value="4.745656" calcext:value-type="float">
            <text:p>4.745656</text:p>
          </table:table-cell>
          <table:table-cell office:value-type="float" office:value="2.194111" calcext:value-type="float">
            <text:p>2.194111</text:p>
          </table:table-cell>
          <table:table-cell office:value-type="float" office:value="2.162756" calcext:value-type="float">
            <text:p>2.162756</text:p>
          </table:table-cell>
          <table:table-cell office:value-type="float" office:value="4.727765" calcext:value-type="float">
            <text:p>4.727765</text:p>
          </table:table-cell>
          <table:table-cell office:value-type="float" office:value="7.695224" calcext:value-type="float">
            <text:p>7.695224</text:p>
          </table:table-cell>
          <table:table-cell office:value-type="float" office:value="8.026045" calcext:value-type="float">
            <text:p>8.026045</text:p>
          </table:table-cell>
          <table:table-cell office:value-type="float" office:value="8.540728" calcext:value-type="float">
            <text:p>8.540728</text:p>
          </table:table-cell>
          <table:table-cell office:value-type="float" office:value="9.040946" calcext:value-type="float">
            <text:p>9.040946</text:p>
          </table:table-cell>
          <table:table-cell office:value-type="float" office:value="9.9854" calcext:value-type="float">
            <text:p>9.9854</text:p>
          </table:table-cell>
          <table:table-cell office:value-type="float" office:value="10.39025" calcext:value-type="float">
            <text:p>10.39025</text:p>
          </table:table-cell>
          <table:table-cell office:value-type="float" office:value="0" calcext:value-type="float">
            <text:p>0</text:p>
          </table:table-cell>
          <table:table-cell office:value-type="float" office:value="0.659047" calcext:value-type="float">
            <text:p>0.659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2911" calcext:value-type="float">
            <text:p>0.019629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3.3749" calcext:value-type="float">
            <text:p>3.3749</text:p>
          </table:table-cell>
          <table:table-cell office:value-type="float" office:value="135.7501" calcext:value-type="float">
            <text:p>135.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8137" calcext:value-type="float">
            <text:p>33.581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78" calcext:value-type="float">
            <text:p>1.4567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439" calcext:value-type="float">
            <text:p>1.459439E-07</text:p>
          </table:table-cell>
          <table:table-cell office:value-type="float" office:value="1170.719" calcext:value-type="float">
            <text:p>1170.719</text:p>
          </table:table-cell>
          <table:table-cell office:value-type="float" office:value="1.414005" calcext:value-type="float">
            <text:p>1.414005</text:p>
          </table:table-cell>
          <table:table-cell office:value-type="float" office:value="0" calcext:value-type="float">
            <text:p>0</text:p>
          </table:table-cell>
          <table:table-cell office:value-type="float" office:value="0.1195239" calcext:value-type="float">
            <text:p>0.1195239</text:p>
          </table:table-cell>
          <table:table-cell office:value-type="float" office:value="0.1221467" calcext:value-type="float">
            <text:p>0.1221467</text:p>
          </table:table-cell>
          <table:table-cell office:value-type="float" office:value="0.1795337" calcext:value-type="float">
            <text:p>0.1795337</text:p>
          </table:table-cell>
          <table:table-cell office:value-type="float" office:value="0.03977873" calcext:value-type="float">
            <text:p>0.03977873</text:p>
          </table:table-cell>
          <table:table-cell office:value-type="float" office:value="0.03279471" calcext:value-type="float">
            <text:p>0.03279471</text:p>
          </table:table-cell>
          <table:table-cell office:value-type="float" office:value="0.02045561" calcext:value-type="float">
            <text:p>0.02045561</text:p>
          </table:table-cell>
          <table:table-cell office:value-type="float" office:value="0.02834375" calcext:value-type="float">
            <text:p>0.02834375</text:p>
          </table:table-cell>
          <table:table-cell office:value-type="float" office:value="0.0732849" calcext:value-type="float">
            <text:p>0.0732849</text:p>
          </table:table-cell>
          <table:table-cell office:value-type="float" office:value="0.1414537" calcext:value-type="float">
            <text:p>0.1414537</text:p>
          </table:table-cell>
          <table:table-cell office:value-type="float" office:value="0.145107" calcext:value-type="float">
            <text:p>0.145107</text:p>
          </table:table-cell>
          <table:table-cell office:value-type="float" office:value="0.1505059" calcext:value-type="float">
            <text:p>0.1505059</text:p>
          </table:table-cell>
          <table:table-cell office:value-type="float" office:value="0.1559949" calcext:value-type="float">
            <text:p>0.1559949</text:p>
          </table:table-cell>
          <table:table-cell office:value-type="float" office:value="0.1660207" calcext:value-type="float">
            <text:p>0.1660207</text:p>
          </table:table-cell>
          <table:table-cell office:value-type="float" office:value="0.1709642" calcext:value-type="float">
            <text:p>0.1709642</text:p>
          </table:table-cell>
          <table:table-cell office:value-type="float" office:value="0" calcext:value-type="float">
            <text:p>0</text:p>
          </table:table-cell>
          <table:table-cell office:value-type="float" office:value="17.21701" calcext:value-type="float">
            <text:p>17.21701</text:p>
          </table:table-cell>
          <table:table-cell office:value-type="float" office:value="16.92502" calcext:value-type="float">
            <text:p>16.92502</text:p>
          </table:table-cell>
          <table:table-cell office:value-type="float" office:value="28.02353" calcext:value-type="float">
            <text:p>28.02353</text:p>
          </table:table-cell>
          <table:table-cell office:value-type="float" office:value="5.956903" calcext:value-type="float">
            <text:p>5.956903</text:p>
          </table:table-cell>
          <table:table-cell office:value-type="float" office:value="4.743916" calcext:value-type="float">
            <text:p>4.743916</text:p>
          </table:table-cell>
          <table:table-cell office:value-type="float" office:value="2.194208" calcext:value-type="float">
            <text:p>2.194208</text:p>
          </table:table-cell>
          <table:table-cell office:value-type="float" office:value="2.164104" calcext:value-type="float">
            <text:p>2.164104</text:p>
          </table:table-cell>
          <table:table-cell office:value-type="float" office:value="4.731552" calcext:value-type="float">
            <text:p>4.731552</text:p>
          </table:table-cell>
          <table:table-cell office:value-type="float" office:value="7.700892" calcext:value-type="float">
            <text:p>7.700892</text:p>
          </table:table-cell>
          <table:table-cell office:value-type="float" office:value="8.031664" calcext:value-type="float">
            <text:p>8.031664</text:p>
          </table:table-cell>
          <table:table-cell office:value-type="float" office:value="8.546279" calcext:value-type="float">
            <text:p>8.546279</text:p>
          </table:table-cell>
          <table:table-cell office:value-type="float" office:value="9.046062" calcext:value-type="float">
            <text:p>9.046062</text:p>
          </table:table-cell>
          <table:table-cell office:value-type="float" office:value="9.989721" calcext:value-type="float">
            <text:p>9.989721</text:p>
          </table:table-cell>
          <table:table-cell office:value-type="float" office:value="10.39797" calcext:value-type="float">
            <text:p>10.39797</text:p>
          </table:table-cell>
          <table:table-cell office:value-type="float" office:value="0" calcext:value-type="float">
            <text:p>0</text:p>
          </table:table-cell>
          <table:table-cell office:value-type="float" office:value="0.8027669" calcext:value-type="float">
            <text:p>0.8027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9223" calcext:value-type="float">
            <text:p>0.020892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3.373718" calcext:value-type="float">
            <text:p>3.373718</text:p>
          </table:table-cell>
          <table:table-cell office:value-type="float" office:value="135.7501" calcext:value-type="float">
            <text:p>135.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9743" calcext:value-type="float">
            <text:p>33.597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836" calcext:value-type="float">
            <text:p>1.45683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498" calcext:value-type="float">
            <text:p>1.459498E-07</text:p>
          </table:table-cell>
          <table:table-cell office:value-type="float" office:value="1170.703" calcext:value-type="float">
            <text:p>1170.703</text:p>
          </table:table-cell>
          <table:table-cell office:value-type="float" office:value="1.412183" calcext:value-type="float">
            <text:p>1.412183</text:p>
          </table:table-cell>
          <table:table-cell office:value-type="float" office:value="0" calcext:value-type="float">
            <text:p>0</text:p>
          </table:table-cell>
          <table:table-cell office:value-type="float" office:value="0.1217152" calcext:value-type="float">
            <text:p>0.1217152</text:p>
          </table:table-cell>
          <table:table-cell office:value-type="float" office:value="0.1249286" calcext:value-type="float">
            <text:p>0.1249286</text:p>
          </table:table-cell>
          <table:table-cell office:value-type="float" office:value="0.1786941" calcext:value-type="float">
            <text:p>0.1786941</text:p>
          </table:table-cell>
          <table:table-cell office:value-type="float" office:value="0.03982082" calcext:value-type="float">
            <text:p>0.03982082</text:p>
          </table:table-cell>
          <table:table-cell office:value-type="float" office:value="0.03261531" calcext:value-type="float">
            <text:p>0.03261531</text:p>
          </table:table-cell>
          <table:table-cell office:value-type="float" office:value="0.02040757" calcext:value-type="float">
            <text:p>0.02040757</text:p>
          </table:table-cell>
          <table:table-cell office:value-type="float" office:value="0.02817092" calcext:value-type="float">
            <text:p>0.02817092</text:p>
          </table:table-cell>
          <table:table-cell office:value-type="float" office:value="0.07332136" calcext:value-type="float">
            <text:p>0.07332136</text:p>
          </table:table-cell>
          <table:table-cell office:value-type="float" office:value="0.1415128" calcext:value-type="float">
            <text:p>0.1415128</text:p>
          </table:table-cell>
          <table:table-cell office:value-type="float" office:value="0.1451652" calcext:value-type="float">
            <text:p>0.1451652</text:p>
          </table:table-cell>
          <table:table-cell office:value-type="float" office:value="0.1505653" calcext:value-type="float">
            <text:p>0.1505653</text:p>
          </table:table-cell>
          <table:table-cell office:value-type="float" office:value="0.1560482" calcext:value-type="float">
            <text:p>0.1560482</text:p>
          </table:table-cell>
          <table:table-cell office:value-type="float" office:value="0.1660676" calcext:value-type="float">
            <text:p>0.1660676</text:p>
          </table:table-cell>
          <table:table-cell office:value-type="float" office:value="0.1710092" calcext:value-type="float">
            <text:p>0.1710092</text:p>
          </table:table-cell>
          <table:table-cell office:value-type="float" office:value="0" calcext:value-type="float">
            <text:p>0</text:p>
          </table:table-cell>
          <table:table-cell office:value-type="float" office:value="17.21498" calcext:value-type="float">
            <text:p>17.21498</text:p>
          </table:table-cell>
          <table:table-cell office:value-type="float" office:value="16.91863" calcext:value-type="float">
            <text:p>16.91863</text:p>
          </table:table-cell>
          <table:table-cell office:value-type="float" office:value="28.00561" calcext:value-type="float">
            <text:p>28.00561</text:p>
          </table:table-cell>
          <table:table-cell office:value-type="float" office:value="5.954251" calcext:value-type="float">
            <text:p>5.954251</text:p>
          </table:table-cell>
          <table:table-cell office:value-type="float" office:value="4.742064" calcext:value-type="float">
            <text:p>4.742064</text:p>
          </table:table-cell>
          <table:table-cell office:value-type="float" office:value="2.194294" calcext:value-type="float">
            <text:p>2.194294</text:p>
          </table:table-cell>
          <table:table-cell office:value-type="float" office:value="2.165431" calcext:value-type="float">
            <text:p>2.165431</text:p>
          </table:table-cell>
          <table:table-cell office:value-type="float" office:value="4.735341" calcext:value-type="float">
            <text:p>4.735341</text:p>
          </table:table-cell>
          <table:table-cell office:value-type="float" office:value="7.70656" calcext:value-type="float">
            <text:p>7.70656</text:p>
          </table:table-cell>
          <table:table-cell office:value-type="float" office:value="8.037283" calcext:value-type="float">
            <text:p>8.037283</text:p>
          </table:table-cell>
          <table:table-cell office:value-type="float" office:value="8.551823" calcext:value-type="float">
            <text:p>8.551823</text:p>
          </table:table-cell>
          <table:table-cell office:value-type="float" office:value="9.051179" calcext:value-type="float">
            <text:p>9.051179</text:p>
          </table:table-cell>
          <table:table-cell office:value-type="float" office:value="9.993985" calcext:value-type="float">
            <text:p>9.993985</text:p>
          </table:table-cell>
          <table:table-cell office:value-type="float" office:value="10.40608" calcext:value-type="float">
            <text:p>10.40608</text:p>
          </table:table-cell>
          <table:table-cell office:value-type="float" office:value="0" calcext:value-type="float">
            <text:p>0</text:p>
          </table:table-cell>
          <table:table-cell office:value-type="float" office:value="0.7764651" calcext:value-type="float">
            <text:p>0.7764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0308" calcext:value-type="float">
            <text:p>0.022003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3.372514" calcext:value-type="float">
            <text:p>3.372514</text:p>
          </table:table-cell>
          <table:table-cell office:value-type="float" office:value="135.75" calcext:value-type="float">
            <text:p>13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1347" calcext:value-type="float">
            <text:p>33.6134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891" calcext:value-type="float">
            <text:p>1.45689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555" calcext:value-type="float">
            <text:p>1.459555E-07</text:p>
          </table:table-cell>
          <table:table-cell office:value-type="float" office:value="1170.688" calcext:value-type="float">
            <text:p>1170.688</text:p>
          </table:table-cell>
          <table:table-cell office:value-type="float" office:value="1.410127" calcext:value-type="float">
            <text:p>1.410127</text:p>
          </table:table-cell>
          <table:table-cell office:value-type="float" office:value="0" calcext:value-type="float">
            <text:p>0</text:p>
          </table:table-cell>
          <table:table-cell office:value-type="float" office:value="0.1197062" calcext:value-type="float">
            <text:p>0.1197062</text:p>
          </table:table-cell>
          <table:table-cell office:value-type="float" office:value="0.1252765" calcext:value-type="float">
            <text:p>0.1252765</text:p>
          </table:table-cell>
          <table:table-cell office:value-type="float" office:value="0.1796927" calcext:value-type="float">
            <text:p>0.1796927</text:p>
          </table:table-cell>
          <table:table-cell office:value-type="float" office:value="0.03991293" calcext:value-type="float">
            <text:p>0.03991293</text:p>
          </table:table-cell>
          <table:table-cell office:value-type="float" office:value="0.03250564" calcext:value-type="float">
            <text:p>0.03250564</text:p>
          </table:table-cell>
          <table:table-cell office:value-type="float" office:value="0.02040292" calcext:value-type="float">
            <text:p>0.02040292</text:p>
          </table:table-cell>
          <table:table-cell office:value-type="float" office:value="0.02796942" calcext:value-type="float">
            <text:p>0.02796942</text:p>
          </table:table-cell>
          <table:table-cell office:value-type="float" office:value="0.07335591" calcext:value-type="float">
            <text:p>0.07335591</text:p>
          </table:table-cell>
          <table:table-cell office:value-type="float" office:value="0.1415725" calcext:value-type="float">
            <text:p>0.1415725</text:p>
          </table:table-cell>
          <table:table-cell office:value-type="float" office:value="0.1452238" calcext:value-type="float">
            <text:p>0.1452238</text:p>
          </table:table-cell>
          <table:table-cell office:value-type="float" office:value="0.1506246" calcext:value-type="float">
            <text:p>0.1506246</text:p>
          </table:table-cell>
          <table:table-cell office:value-type="float" office:value="0.1561015" calcext:value-type="float">
            <text:p>0.1561015</text:p>
          </table:table-cell>
          <table:table-cell office:value-type="float" office:value="0.1661138" calcext:value-type="float">
            <text:p>0.1661138</text:p>
          </table:table-cell>
          <table:table-cell office:value-type="float" office:value="0.1710541" calcext:value-type="float">
            <text:p>0.1710541</text:p>
          </table:table-cell>
          <table:table-cell office:value-type="float" office:value="0" calcext:value-type="float">
            <text:p>0</text:p>
          </table:table-cell>
          <table:table-cell office:value-type="float" office:value="17.21161" calcext:value-type="float">
            <text:p>17.21161</text:p>
          </table:table-cell>
          <table:table-cell office:value-type="float" office:value="16.91255" calcext:value-type="float">
            <text:p>16.91255</text:p>
          </table:table-cell>
          <table:table-cell office:value-type="float" office:value="27.98763" calcext:value-type="float">
            <text:p>27.98763</text:p>
          </table:table-cell>
          <table:table-cell office:value-type="float" office:value="5.951542" calcext:value-type="float">
            <text:p>5.951542</text:p>
          </table:table-cell>
          <table:table-cell office:value-type="float" office:value="4.740127" calcext:value-type="float">
            <text:p>4.740127</text:p>
          </table:table-cell>
          <table:table-cell office:value-type="float" office:value="2.19438" calcext:value-type="float">
            <text:p>2.19438</text:p>
          </table:table-cell>
          <table:table-cell office:value-type="float" office:value="2.166728" calcext:value-type="float">
            <text:p>2.166728</text:p>
          </table:table-cell>
          <table:table-cell office:value-type="float" office:value="4.739128" calcext:value-type="float">
            <text:p>4.739128</text:p>
          </table:table-cell>
          <table:table-cell office:value-type="float" office:value="7.712228" calcext:value-type="float">
            <text:p>7.712228</text:p>
          </table:table-cell>
          <table:table-cell office:value-type="float" office:value="8.0429" calcext:value-type="float">
            <text:p>8.0429</text:p>
          </table:table-cell>
          <table:table-cell office:value-type="float" office:value="8.557365" calcext:value-type="float">
            <text:p>8.557365</text:p>
          </table:table-cell>
          <table:table-cell office:value-type="float" office:value="9.056296" calcext:value-type="float">
            <text:p>9.056296</text:p>
          </table:table-cell>
          <table:table-cell office:value-type="float" office:value="9.99825" calcext:value-type="float">
            <text:p>9.99825</text:p>
          </table:table-cell>
          <table:table-cell office:value-type="float" office:value="10.41305" calcext:value-type="float">
            <text:p>10.41305</text:p>
          </table:table-cell>
          <table:table-cell office:value-type="float" office:value="0" calcext:value-type="float">
            <text:p>0</text:p>
          </table:table-cell>
          <table:table-cell office:value-type="float" office:value="0.8149124" calcext:value-type="float">
            <text:p>0.8149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8323" calcext:value-type="float">
            <text:p>0.023183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3.371364" calcext:value-type="float">
            <text:p>3.371364</text:p>
          </table:table-cell>
          <table:table-cell office:value-type="float" office:value="135.75" calcext:value-type="float">
            <text:p>13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2944" calcext:value-type="float">
            <text:p>33.6294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945" calcext:value-type="float">
            <text:p>1.4569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612" calcext:value-type="float">
            <text:p>1.459612E-07</text:p>
          </table:table-cell>
          <table:table-cell office:value-type="float" office:value="1170.672" calcext:value-type="float">
            <text:p>1170.672</text:p>
          </table:table-cell>
          <table:table-cell office:value-type="float" office:value="1.408352" calcext:value-type="float">
            <text:p>1.408352</text:p>
          </table:table-cell>
          <table:table-cell office:value-type="float" office:value="0" calcext:value-type="float">
            <text:p>0</text:p>
          </table:table-cell>
          <table:table-cell office:value-type="float" office:value="0.1225467" calcext:value-type="float">
            <text:p>0.1225467</text:p>
          </table:table-cell>
          <table:table-cell office:value-type="float" office:value="0.1264139" calcext:value-type="float">
            <text:p>0.1264139</text:p>
          </table:table-cell>
          <table:table-cell office:value-type="float" office:value="0.1773321" calcext:value-type="float">
            <text:p>0.1773321</text:p>
          </table:table-cell>
          <table:table-cell office:value-type="float" office:value="0.03996848" calcext:value-type="float">
            <text:p>0.03996848</text:p>
          </table:table-cell>
          <table:table-cell office:value-type="float" office:value="0.032321" calcext:value-type="float">
            <text:p>0.032321</text:p>
          </table:table-cell>
          <table:table-cell office:value-type="float" office:value="0.02040311" calcext:value-type="float">
            <text:p>0.02040311</text:p>
          </table:table-cell>
          <table:table-cell office:value-type="float" office:value="0.02782352" calcext:value-type="float">
            <text:p>0.02782352</text:p>
          </table:table-cell>
          <table:table-cell office:value-type="float" office:value="0.07338694" calcext:value-type="float">
            <text:p>0.07338694</text:p>
          </table:table-cell>
          <table:table-cell office:value-type="float" office:value="0.1416325" calcext:value-type="float">
            <text:p>0.1416325</text:p>
          </table:table-cell>
          <table:table-cell office:value-type="float" office:value="0.1452818" calcext:value-type="float">
            <text:p>0.1452818</text:p>
          </table:table-cell>
          <table:table-cell office:value-type="float" office:value="0.150684" calcext:value-type="float">
            <text:p>0.150684</text:p>
          </table:table-cell>
          <table:table-cell office:value-type="float" office:value="0.1561546" calcext:value-type="float">
            <text:p>0.1561546</text:p>
          </table:table-cell>
          <table:table-cell office:value-type="float" office:value="0.1661603" calcext:value-type="float">
            <text:p>0.1661603</text:p>
          </table:table-cell>
          <table:table-cell office:value-type="float" office:value="0.1710992" calcext:value-type="float">
            <text:p>0.1710992</text:p>
          </table:table-cell>
          <table:table-cell office:value-type="float" office:value="0" calcext:value-type="float">
            <text:p>0</text:p>
          </table:table-cell>
          <table:table-cell office:value-type="float" office:value="17.20946" calcext:value-type="float">
            <text:p>17.20946</text:p>
          </table:table-cell>
          <table:table-cell office:value-type="float" office:value="16.90675" calcext:value-type="float">
            <text:p>16.90675</text:p>
          </table:table-cell>
          <table:table-cell office:value-type="float" office:value="27.96794" calcext:value-type="float">
            <text:p>27.96794</text:p>
          </table:table-cell>
          <table:table-cell office:value-type="float" office:value="5.948738" calcext:value-type="float">
            <text:p>5.948738</text:p>
          </table:table-cell>
          <table:table-cell office:value-type="float" office:value="4.738092" calcext:value-type="float">
            <text:p>4.738092</text:p>
          </table:table-cell>
          <table:table-cell office:value-type="float" office:value="2.194465" calcext:value-type="float">
            <text:p>2.194465</text:p>
          </table:table-cell>
          <table:table-cell office:value-type="float" office:value="2.168002" calcext:value-type="float">
            <text:p>2.168002</text:p>
          </table:table-cell>
          <table:table-cell office:value-type="float" office:value="4.742898" calcext:value-type="float">
            <text:p>4.742898</text:p>
          </table:table-cell>
          <table:table-cell office:value-type="float" office:value="7.717896" calcext:value-type="float">
            <text:p>7.717896</text:p>
          </table:table-cell>
          <table:table-cell office:value-type="float" office:value="8.048521" calcext:value-type="float">
            <text:p>8.048521</text:p>
          </table:table-cell>
          <table:table-cell office:value-type="float" office:value="8.562909" calcext:value-type="float">
            <text:p>8.562909</text:p>
          </table:table-cell>
          <table:table-cell office:value-type="float" office:value="9.061413" calcext:value-type="float">
            <text:p>9.061413</text:p>
          </table:table-cell>
          <table:table-cell office:value-type="float" office:value="10.00251" calcext:value-type="float">
            <text:p>10.00251</text:p>
          </table:table-cell>
          <table:table-cell office:value-type="float" office:value="10.4213" calcext:value-type="float">
            <text:p>10.4213</text:p>
          </table:table-cell>
          <table:table-cell office:value-type="float" office:value="0" calcext:value-type="float">
            <text:p>0</text:p>
          </table:table-cell>
          <table:table-cell office:value-type="float" office:value="0.7771086" calcext:value-type="float">
            <text:p>0.7771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7523" calcext:value-type="float">
            <text:p>0.024275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3.370951" calcext:value-type="float">
            <text:p>3.370951</text:p>
          </table:table-cell>
          <table:table-cell office:value-type="float" office:value="135.7497" calcext:value-type="float">
            <text:p>135.7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454" calcext:value-type="float">
            <text:p>33.645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945" calcext:value-type="float">
            <text:p>1.4569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612" calcext:value-type="float">
            <text:p>1.459612E-07</text:p>
          </table:table-cell>
          <table:table-cell office:value-type="float" office:value="1170.656" calcext:value-type="float">
            <text:p>1170.656</text:p>
          </table:table-cell>
          <table:table-cell office:value-type="float" office:value="1.40767" calcext:value-type="float">
            <text:p>1.40767</text:p>
          </table:table-cell>
          <table:table-cell office:value-type="float" office:value="0" calcext:value-type="float">
            <text:p>0</text:p>
          </table:table-cell>
          <table:table-cell office:value-type="float" office:value="0.1155199" calcext:value-type="float">
            <text:p>0.1155199</text:p>
          </table:table-cell>
          <table:table-cell office:value-type="float" office:value="0.1246866" calcext:value-type="float">
            <text:p>0.1246866</text:p>
          </table:table-cell>
          <table:table-cell office:value-type="float" office:value="0.1846994" calcext:value-type="float">
            <text:p>0.1846994</text:p>
          </table:table-cell>
          <table:table-cell office:value-type="float" office:value="0.04015497" calcext:value-type="float">
            <text:p>0.04015497</text:p>
          </table:table-cell>
          <table:table-cell office:value-type="float" office:value="0.03223879" calcext:value-type="float">
            <text:p>0.03223879</text:p>
          </table:table-cell>
          <table:table-cell office:value-type="float" office:value="0.02041098" calcext:value-type="float">
            <text:p>0.02041098</text:p>
          </table:table-cell>
          <table:table-cell office:value-type="float" office:value="0.0276484" calcext:value-type="float">
            <text:p>0.0276484</text:p>
          </table:table-cell>
          <table:table-cell office:value-type="float" office:value="0.07341704" calcext:value-type="float">
            <text:p>0.07341704</text:p>
          </table:table-cell>
          <table:table-cell office:value-type="float" office:value="0.1416928" calcext:value-type="float">
            <text:p>0.1416928</text:p>
          </table:table-cell>
          <table:table-cell office:value-type="float" office:value="0.1453404" calcext:value-type="float">
            <text:p>0.1453404</text:p>
          </table:table-cell>
          <table:table-cell office:value-type="float" office:value="0.1507431" calcext:value-type="float">
            <text:p>0.1507431</text:p>
          </table:table-cell>
          <table:table-cell office:value-type="float" office:value="0.1562075" calcext:value-type="float">
            <text:p>0.1562075</text:p>
          </table:table-cell>
          <table:table-cell office:value-type="float" office:value="0.1662055" calcext:value-type="float">
            <text:p>0.1662055</text:p>
          </table:table-cell>
          <table:table-cell office:value-type="float" office:value="0.1711445" calcext:value-type="float">
            <text:p>0.1711445</text:p>
          </table:table-cell>
          <table:table-cell office:value-type="float" office:value="0" calcext:value-type="float">
            <text:p>0</text:p>
          </table:table-cell>
          <table:table-cell office:value-type="float" office:value="17.20577" calcext:value-type="float">
            <text:p>17.20577</text:p>
          </table:table-cell>
          <table:table-cell office:value-type="float" office:value="16.90088" calcext:value-type="float">
            <text:p>16.90088</text:p>
          </table:table-cell>
          <table:table-cell office:value-type="float" office:value="27.94908" calcext:value-type="float">
            <text:p>27.94908</text:p>
          </table:table-cell>
          <table:table-cell office:value-type="float" office:value="5.945916" calcext:value-type="float">
            <text:p>5.945916</text:p>
          </table:table-cell>
          <table:table-cell office:value-type="float" office:value="4.735971" calcext:value-type="float">
            <text:p>4.735971</text:p>
          </table:table-cell>
          <table:table-cell office:value-type="float" office:value="2.194553" calcext:value-type="float">
            <text:p>2.194553</text:p>
          </table:table-cell>
          <table:table-cell office:value-type="float" office:value="2.169253" calcext:value-type="float">
            <text:p>2.169253</text:p>
          </table:table-cell>
          <table:table-cell office:value-type="float" office:value="4.746655" calcext:value-type="float">
            <text:p>4.746655</text:p>
          </table:table-cell>
          <table:table-cell office:value-type="float" office:value="7.723528" calcext:value-type="float">
            <text:p>7.723528</text:p>
          </table:table-cell>
          <table:table-cell office:value-type="float" office:value="8.054139" calcext:value-type="float">
            <text:p>8.054139</text:p>
          </table:table-cell>
          <table:table-cell office:value-type="float" office:value="8.568452" calcext:value-type="float">
            <text:p>8.568452</text:p>
          </table:table-cell>
          <table:table-cell office:value-type="float" office:value="9.066529" calcext:value-type="float">
            <text:p>9.066529</text:p>
          </table:table-cell>
          <table:table-cell office:value-type="float" office:value="10.00678" calcext:value-type="float">
            <text:p>10.00678</text:p>
          </table:table-cell>
          <table:table-cell office:value-type="float" office:value="10.4264" calcext:value-type="float">
            <text:p>10.4264</text:p>
          </table:table-cell>
          <table:table-cell office:value-type="float" office:value="0" calcext:value-type="float">
            <text:p>0</text:p>
          </table:table-cell>
          <table:table-cell office:value-type="float" office:value="0.4358389" calcext:value-type="float">
            <text:p>0.435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0359" calcext:value-type="float">
            <text:p>0.024803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.370589" calcext:value-type="float">
            <text:p>3.370589</text:p>
          </table:table-cell>
          <table:table-cell office:value-type="float" office:value="135.7495" calcext:value-type="float">
            <text:p>135.7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614" calcext:value-type="float">
            <text:p>33.661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945" calcext:value-type="float">
            <text:p>1.4569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612" calcext:value-type="float">
            <text:p>1.459612E-07</text:p>
          </table:table-cell>
          <table:table-cell office:value-type="float" office:value="1170.64" calcext:value-type="float">
            <text:p>1170.64</text:p>
          </table:table-cell>
          <table:table-cell office:value-type="float" office:value="1.40701" calcext:value-type="float">
            <text:p>1.40701</text:p>
          </table:table-cell>
          <table:table-cell office:value-type="float" office:value="0" calcext:value-type="float">
            <text:p>0</text:p>
          </table:table-cell>
          <table:table-cell office:value-type="float" office:value="0.1107574" calcext:value-type="float">
            <text:p>0.1107574</text:p>
          </table:table-cell>
          <table:table-cell office:value-type="float" office:value="0.1239898" calcext:value-type="float">
            <text:p>0.1239898</text:p>
          </table:table-cell>
          <table:table-cell office:value-type="float" office:value="0.1895699" calcext:value-type="float">
            <text:p>0.1895699</text:p>
          </table:table-cell>
          <table:table-cell office:value-type="float" office:value="0.0399758" calcext:value-type="float">
            <text:p>0.0399758</text:p>
          </table:table-cell>
          <table:table-cell office:value-type="float" office:value="0.03221043" calcext:value-type="float">
            <text:p>0.03221043</text:p>
          </table:table-cell>
          <table:table-cell office:value-type="float" office:value="0.02042688" calcext:value-type="float">
            <text:p>0.02042688</text:p>
          </table:table-cell>
          <table:table-cell office:value-type="float" office:value="0.02752212" calcext:value-type="float">
            <text:p>0.02752212</text:p>
          </table:table-cell>
          <table:table-cell office:value-type="float" office:value="0.07344389" calcext:value-type="float">
            <text:p>0.07344389</text:p>
          </table:table-cell>
          <table:table-cell office:value-type="float" office:value="0.1417533" calcext:value-type="float">
            <text:p>0.1417533</text:p>
          </table:table-cell>
          <table:table-cell office:value-type="float" office:value="0.1453989" calcext:value-type="float">
            <text:p>0.1453989</text:p>
          </table:table-cell>
          <table:table-cell office:value-type="float" office:value="0.1508021" calcext:value-type="float">
            <text:p>0.1508021</text:p>
          </table:table-cell>
          <table:table-cell office:value-type="float" office:value="0.1562608" calcext:value-type="float">
            <text:p>0.1562608</text:p>
          </table:table-cell>
          <table:table-cell office:value-type="float" office:value="0.1662508" calcext:value-type="float">
            <text:p>0.1662508</text:p>
          </table:table-cell>
          <table:table-cell office:value-type="float" office:value="0.1711898" calcext:value-type="float">
            <text:p>0.1711898</text:p>
          </table:table-cell>
          <table:table-cell office:value-type="float" office:value="0" calcext:value-type="float">
            <text:p>0</text:p>
          </table:table-cell>
          <table:table-cell office:value-type="float" office:value="17.201" calcext:value-type="float">
            <text:p>17.201</text:p>
          </table:table-cell>
          <table:table-cell office:value-type="float" office:value="16.89483" calcext:value-type="float">
            <text:p>16.89483</text:p>
          </table:table-cell>
          <table:table-cell office:value-type="float" office:value="27.93243" calcext:value-type="float">
            <text:p>27.93243</text:p>
          </table:table-cell>
          <table:table-cell office:value-type="float" office:value="5.943069" calcext:value-type="float">
            <text:p>5.943069</text:p>
          </table:table-cell>
          <table:table-cell office:value-type="float" office:value="4.733813" calcext:value-type="float">
            <text:p>4.733813</text:p>
          </table:table-cell>
          <table:table-cell office:value-type="float" office:value="2.194649" calcext:value-type="float">
            <text:p>2.194649</text:p>
          </table:table-cell>
          <table:table-cell office:value-type="float" office:value="2.170485" calcext:value-type="float">
            <text:p>2.170485</text:p>
          </table:table-cell>
          <table:table-cell office:value-type="float" office:value="4.750412" calcext:value-type="float">
            <text:p>4.750412</text:p>
          </table:table-cell>
          <table:table-cell office:value-type="float" office:value="7.72915" calcext:value-type="float">
            <text:p>7.72915</text:p>
          </table:table-cell>
          <table:table-cell office:value-type="float" office:value="8.05968" calcext:value-type="float">
            <text:p>8.05968</text:p>
          </table:table-cell>
          <table:table-cell office:value-type="float" office:value="8.573996" calcext:value-type="float">
            <text:p>8.573996</text:p>
          </table:table-cell>
          <table:table-cell office:value-type="float" office:value="9.071647" calcext:value-type="float">
            <text:p>9.071647</text:p>
          </table:table-cell>
          <table:table-cell office:value-type="float" office:value="10.01104" calcext:value-type="float">
            <text:p>10.01104</text:p>
          </table:table-cell>
          <table:table-cell office:value-type="float" office:value="10.4303" calcext:value-type="float">
            <text:p>10.4303</text:p>
          </table:table-cell>
          <table:table-cell office:value-type="float" office:value="0" calcext:value-type="float">
            <text:p>0</text:p>
          </table:table-cell>
          <table:table-cell office:value-type="float" office:value="0.2286411" calcext:value-type="float">
            <text:p>0.2286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9228" calcext:value-type="float">
            <text:p>0.025292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3.370259" calcext:value-type="float">
            <text:p>3.370259</text:p>
          </table:table-cell>
          <table:table-cell office:value-type="float" office:value="135.7493" calcext:value-type="float">
            <text:p>135.7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7741" calcext:value-type="float">
            <text:p>33.67741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945" calcext:value-type="float">
            <text:p>1.4569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612" calcext:value-type="float">
            <text:p>1.459612E-07</text:p>
          </table:table-cell>
          <table:table-cell office:value-type="float" office:value="1170.624" calcext:value-type="float">
            <text:p>1170.624</text:p>
          </table:table-cell>
          <table:table-cell office:value-type="float" office:value="1.406537" calcext:value-type="float">
            <text:p>1.406537</text:p>
          </table:table-cell>
          <table:table-cell office:value-type="float" office:value="0" calcext:value-type="float">
            <text:p>0</text:p>
          </table:table-cell>
          <table:table-cell office:value-type="float" office:value="0.1049887" calcext:value-type="float">
            <text:p>0.1049887</text:p>
          </table:table-cell>
          <table:table-cell office:value-type="float" office:value="0.1238476" calcext:value-type="float">
            <text:p>0.1238476</text:p>
          </table:table-cell>
          <table:table-cell office:value-type="float" office:value="0.1864157" calcext:value-type="float">
            <text:p>0.1864157</text:p>
          </table:table-cell>
          <table:table-cell office:value-type="float" office:value="0.03978908" calcext:value-type="float">
            <text:p>0.03978908</text:p>
          </table:table-cell>
          <table:table-cell office:value-type="float" office:value="0.03217878" calcext:value-type="float">
            <text:p>0.03217878</text:p>
          </table:table-cell>
          <table:table-cell office:value-type="float" office:value="0.02044111" calcext:value-type="float">
            <text:p>0.02044111</text:p>
          </table:table-cell>
          <table:table-cell office:value-type="float" office:value="0.02740556" calcext:value-type="float">
            <text:p>0.02740556</text:p>
          </table:table-cell>
          <table:table-cell office:value-type="float" office:value="0.07346916" calcext:value-type="float">
            <text:p>0.07346916</text:p>
          </table:table-cell>
          <table:table-cell office:value-type="float" office:value="0.1418139" calcext:value-type="float">
            <text:p>0.1418139</text:p>
          </table:table-cell>
          <table:table-cell office:value-type="float" office:value="0.1454571" calcext:value-type="float">
            <text:p>0.1454571</text:p>
          </table:table-cell>
          <table:table-cell office:value-type="float" office:value="0.1508616" calcext:value-type="float">
            <text:p>0.1508616</text:p>
          </table:table-cell>
          <table:table-cell office:value-type="float" office:value="0.1563137" calcext:value-type="float">
            <text:p>0.1563137</text:p>
          </table:table-cell>
          <table:table-cell office:value-type="float" office:value="0.1662977" calcext:value-type="float">
            <text:p>0.1662977</text:p>
          </table:table-cell>
          <table:table-cell office:value-type="float" office:value="0.1712344" calcext:value-type="float">
            <text:p>0.1712344</text:p>
          </table:table-cell>
          <table:table-cell office:value-type="float" office:value="0" calcext:value-type="float">
            <text:p>0</text:p>
          </table:table-cell>
          <table:table-cell office:value-type="float" office:value="17.19507" calcext:value-type="float">
            <text:p>17.19507</text:p>
          </table:table-cell>
          <table:table-cell office:value-type="float" office:value="16.88877" calcext:value-type="float">
            <text:p>16.88877</text:p>
          </table:table-cell>
          <table:table-cell office:value-type="float" office:value="27.91651" calcext:value-type="float">
            <text:p>27.91651</text:p>
          </table:table-cell>
          <table:table-cell office:value-type="float" office:value="5.940197" calcext:value-type="float">
            <text:p>5.940197</text:p>
          </table:table-cell>
          <table:table-cell office:value-type="float" office:value="4.73163" calcext:value-type="float">
            <text:p>4.73163</text:p>
          </table:table-cell>
          <table:table-cell office:value-type="float" office:value="2.194744" calcext:value-type="float">
            <text:p>2.194744</text:p>
          </table:table-cell>
          <table:table-cell office:value-type="float" office:value="2.171697" calcext:value-type="float">
            <text:p>2.171697</text:p>
          </table:table-cell>
          <table:table-cell office:value-type="float" office:value="4.754168" calcext:value-type="float">
            <text:p>4.754168</text:p>
          </table:table-cell>
          <table:table-cell office:value-type="float" office:value="7.734772" calcext:value-type="float">
            <text:p>7.734772</text:p>
          </table:table-cell>
          <table:table-cell office:value-type="float" office:value="8.065226" calcext:value-type="float">
            <text:p>8.065226</text:p>
          </table:table-cell>
          <table:table-cell office:value-type="float" office:value="8.579538" calcext:value-type="float">
            <text:p>8.579538</text:p>
          </table:table-cell>
          <table:table-cell office:value-type="float" office:value="9.076745" calcext:value-type="float">
            <text:p>9.076745</text:p>
          </table:table-cell>
          <table:table-cell office:value-type="float" office:value="10.01531" calcext:value-type="float">
            <text:p>10.01531</text:p>
          </table:table-cell>
          <table:table-cell office:value-type="float" office:value="10.43517" calcext:value-type="float">
            <text:p>10.43517</text:p>
          </table:table-cell>
          <table:table-cell office:value-type="float" office:value="0" calcext:value-type="float">
            <text:p>0</text:p>
          </table:table-cell>
          <table:table-cell office:value-type="float" office:value="0.0959053" calcext:value-type="float">
            <text:p>0.0959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278" calcext:value-type="float">
            <text:p>0.02572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3.369088" calcext:value-type="float">
            <text:p>3.369088</text:p>
          </table:table-cell>
          <table:table-cell office:value-type="float" office:value="135.7493" calcext:value-type="float">
            <text:p>135.7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332" calcext:value-type="float">
            <text:p>33.69332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945" calcext:value-type="float">
            <text:p>1.4569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612" calcext:value-type="float">
            <text:p>1.459612E-07</text:p>
          </table:table-cell>
          <table:table-cell office:value-type="float" office:value="1170.608" calcext:value-type="float">
            <text:p>1170.608</text:p>
          </table:table-cell>
          <table:table-cell office:value-type="float" office:value="1.404577" calcext:value-type="float">
            <text:p>1.404577</text:p>
          </table:table-cell>
          <table:table-cell office:value-type="float" office:value="0" calcext:value-type="float">
            <text:p>0</text:p>
          </table:table-cell>
          <table:table-cell office:value-type="float" office:value="0.1126633" calcext:value-type="float">
            <text:p>0.1126633</text:p>
          </table:table-cell>
          <table:table-cell office:value-type="float" office:value="0.1255689" calcext:value-type="float">
            <text:p>0.1255689</text:p>
          </table:table-cell>
          <table:table-cell office:value-type="float" office:value="0.1781636" calcext:value-type="float">
            <text:p>0.1781636</text:p>
          </table:table-cell>
          <table:table-cell office:value-type="float" office:value="0.03957419" calcext:value-type="float">
            <text:p>0.03957419</text:p>
          </table:table-cell>
          <table:table-cell office:value-type="float" office:value="0.03204974" calcext:value-type="float">
            <text:p>0.03204974</text:p>
          </table:table-cell>
          <table:table-cell office:value-type="float" office:value="0.02045073" calcext:value-type="float">
            <text:p>0.02045073</text:p>
          </table:table-cell>
          <table:table-cell office:value-type="float" office:value="0.02734175" calcext:value-type="float">
            <text:p>0.02734175</text:p>
          </table:table-cell>
          <table:table-cell office:value-type="float" office:value="0.07348756" calcext:value-type="float">
            <text:p>0.07348756</text:p>
          </table:table-cell>
          <table:table-cell office:value-type="float" office:value="0.1418748" calcext:value-type="float">
            <text:p>0.1418748</text:p>
          </table:table-cell>
          <table:table-cell office:value-type="float" office:value="0.1455151" calcext:value-type="float">
            <text:p>0.1455151</text:p>
          </table:table-cell>
          <table:table-cell office:value-type="float" office:value="0.1509211" calcext:value-type="float">
            <text:p>0.1509211</text:p>
          </table:table-cell>
          <table:table-cell office:value-type="float" office:value="0.1563662" calcext:value-type="float">
            <text:p>0.1563662</text:p>
          </table:table-cell>
          <table:table-cell office:value-type="float" office:value="0.1663454" calcext:value-type="float">
            <text:p>0.1663454</text:p>
          </table:table-cell>
          <table:table-cell office:value-type="float" office:value="0.1712788" calcext:value-type="float">
            <text:p>0.1712788</text:p>
          </table:table-cell>
          <table:table-cell office:value-type="float" office:value="0" calcext:value-type="float">
            <text:p>0</text:p>
          </table:table-cell>
          <table:table-cell office:value-type="float" office:value="17.18971" calcext:value-type="float">
            <text:p>17.18971</text:p>
          </table:table-cell>
          <table:table-cell office:value-type="float" office:value="16.88293" calcext:value-type="float">
            <text:p>16.88293</text:p>
          </table:table-cell>
          <table:table-cell office:value-type="float" office:value="27.89898" calcext:value-type="float">
            <text:p>27.89898</text:p>
          </table:table-cell>
          <table:table-cell office:value-type="float" office:value="5.937276" calcext:value-type="float">
            <text:p>5.937276</text:p>
          </table:table-cell>
          <table:table-cell office:value-type="float" office:value="4.72942" calcext:value-type="float">
            <text:p>4.72942</text:p>
          </table:table-cell>
          <table:table-cell office:value-type="float" office:value="2.19484" calcext:value-type="float">
            <text:p>2.19484</text:p>
          </table:table-cell>
          <table:table-cell office:value-type="float" office:value="2.172899" calcext:value-type="float">
            <text:p>2.172899</text:p>
          </table:table-cell>
          <table:table-cell office:value-type="float" office:value="4.757926" calcext:value-type="float">
            <text:p>4.757926</text:p>
          </table:table-cell>
          <table:table-cell office:value-type="float" office:value="7.740394" calcext:value-type="float">
            <text:p>7.740394</text:p>
          </table:table-cell>
          <table:table-cell office:value-type="float" office:value="8.070767" calcext:value-type="float">
            <text:p>8.070767</text:p>
          </table:table-cell>
          <table:table-cell office:value-type="float" office:value="8.585067" calcext:value-type="float">
            <text:p>8.585067</text:p>
          </table:table-cell>
          <table:table-cell office:value-type="float" office:value="9.081784" calcext:value-type="float">
            <text:p>9.081784</text:p>
          </table:table-cell>
          <table:table-cell office:value-type="float" office:value="10.01957" calcext:value-type="float">
            <text:p>10.01957</text:p>
          </table:table-cell>
          <table:table-cell office:value-type="float" office:value="10.44231" calcext:value-type="float">
            <text:p>10.44231</text:p>
          </table:table-cell>
          <table:table-cell office:value-type="float" office:value="0" calcext:value-type="float">
            <text:p>0</text:p>
          </table:table-cell>
          <table:table-cell office:value-type="float" office:value="0.4358405" calcext:value-type="float">
            <text:p>0.4358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72" calcext:value-type="float">
            <text:p>0.0268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3.367523" calcext:value-type="float">
            <text:p>3.367523</text:p>
          </table:table-cell>
          <table:table-cell office:value-type="float" office:value="135.7493" calcext:value-type="float">
            <text:p>135.7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0904" calcext:value-type="float">
            <text:p>33.7090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945" calcext:value-type="float">
            <text:p>1.4569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612" calcext:value-type="float">
            <text:p>1.459612E-07</text:p>
          </table:table-cell>
          <table:table-cell office:value-type="float" office:value="1170.593" calcext:value-type="float">
            <text:p>1170.593</text:p>
          </table:table-cell>
          <table:table-cell office:value-type="float" office:value="1.401973" calcext:value-type="float">
            <text:p>1.401973</text:p>
          </table:table-cell>
          <table:table-cell office:value-type="float" office:value="0" calcext:value-type="float">
            <text:p>0</text:p>
          </table:table-cell>
          <table:table-cell office:value-type="float" office:value="0.1231202" calcext:value-type="float">
            <text:p>0.1231202</text:p>
          </table:table-cell>
          <table:table-cell office:value-type="float" office:value="0.1275203" calcext:value-type="float">
            <text:p>0.1275203</text:p>
          </table:table-cell>
          <table:table-cell office:value-type="float" office:value="0.1726268" calcext:value-type="float">
            <text:p>0.1726268</text:p>
          </table:table-cell>
          <table:table-cell office:value-type="float" office:value="0.03966361" calcext:value-type="float">
            <text:p>0.03966361</text:p>
          </table:table-cell>
          <table:table-cell office:value-type="float" office:value="0.03182666" calcext:value-type="float">
            <text:p>0.03182666</text:p>
          </table:table-cell>
          <table:table-cell office:value-type="float" office:value="0.020439" calcext:value-type="float">
            <text:p>0.020439</text:p>
          </table:table-cell>
          <table:table-cell office:value-type="float" office:value="0.02729217" calcext:value-type="float">
            <text:p>0.02729217</text:p>
          </table:table-cell>
          <table:table-cell office:value-type="float" office:value="0.07350259" calcext:value-type="float">
            <text:p>0.07350259</text:p>
          </table:table-cell>
          <table:table-cell office:value-type="float" office:value="0.1419361" calcext:value-type="float">
            <text:p>0.1419361</text:p>
          </table:table-cell>
          <table:table-cell office:value-type="float" office:value="0.145573" calcext:value-type="float">
            <text:p>0.145573</text:p>
          </table:table-cell>
          <table:table-cell office:value-type="float" office:value="0.1509802" calcext:value-type="float">
            <text:p>0.1509802</text:p>
          </table:table-cell>
          <table:table-cell office:value-type="float" office:value="0.1564195" calcext:value-type="float">
            <text:p>0.1564195</text:p>
          </table:table-cell>
          <table:table-cell office:value-type="float" office:value="0.1663928" calcext:value-type="float">
            <text:p>0.1663928</text:p>
          </table:table-cell>
          <table:table-cell office:value-type="float" office:value="0.1713235" calcext:value-type="float">
            <text:p>0.1713235</text:p>
          </table:table-cell>
          <table:table-cell office:value-type="float" office:value="0" calcext:value-type="float">
            <text:p>0</text:p>
          </table:table-cell>
          <table:table-cell office:value-type="float" office:value="17.1862" calcext:value-type="float">
            <text:p>17.1862</text:p>
          </table:table-cell>
          <table:table-cell office:value-type="float" office:value="16.87745" calcext:value-type="float">
            <text:p>16.87745</text:p>
          </table:table-cell>
          <table:table-cell office:value-type="float" office:value="27.87809" calcext:value-type="float">
            <text:p>27.87809</text:p>
          </table:table-cell>
          <table:table-cell office:value-type="float" office:value="5.934235" calcext:value-type="float">
            <text:p>5.934235</text:p>
          </table:table-cell>
          <table:table-cell office:value-type="float" office:value="4.727141" calcext:value-type="float">
            <text:p>4.727141</text:p>
          </table:table-cell>
          <table:table-cell office:value-type="float" office:value="2.194936" calcext:value-type="float">
            <text:p>2.194936</text:p>
          </table:table-cell>
          <table:table-cell office:value-type="float" office:value="2.174089" calcext:value-type="float">
            <text:p>2.174089</text:p>
          </table:table-cell>
          <table:table-cell office:value-type="float" office:value="4.761683" calcext:value-type="float">
            <text:p>4.761683</text:p>
          </table:table-cell>
          <table:table-cell office:value-type="float" office:value="7.746016" calcext:value-type="float">
            <text:p>7.746016</text:p>
          </table:table-cell>
          <table:table-cell office:value-type="float" office:value="8.076309" calcext:value-type="float">
            <text:p>8.076309</text:p>
          </table:table-cell>
          <table:table-cell office:value-type="float" office:value="8.590553" calcext:value-type="float">
            <text:p>8.590553</text:p>
          </table:table-cell>
          <table:table-cell office:value-type="float" office:value="9.086823" calcext:value-type="float">
            <text:p>9.086823</text:p>
          </table:table-cell>
          <table:table-cell office:value-type="float" office:value="10.02383" calcext:value-type="float">
            <text:p>10.02383</text:p>
          </table:table-cell>
          <table:table-cell office:value-type="float" office:value="10.45129" calcext:value-type="float">
            <text:p>10.45129</text:p>
          </table:table-cell>
          <table:table-cell office:value-type="float" office:value="0" calcext:value-type="float">
            <text:p>0</text:p>
          </table:table-cell>
          <table:table-cell office:value-type="float" office:value="0.7942134" calcext:value-type="float">
            <text:p>0.7942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3496" calcext:value-type="float">
            <text:p>0.028334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3.366532" calcext:value-type="float">
            <text:p>3.366532</text:p>
          </table:table-cell>
          <table:table-cell office:value-type="float" office:value="135.7491" calcext:value-type="float">
            <text:p>135.7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2461" calcext:value-type="float">
            <text:p>33.724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6945" calcext:value-type="float">
            <text:p>1.4569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612" calcext:value-type="float">
            <text:p>1.459612E-07</text:p>
          </table:table-cell>
          <table:table-cell office:value-type="float" office:value="1170.577" calcext:value-type="float">
            <text:p>1170.577</text:p>
          </table:table-cell>
          <table:table-cell office:value-type="float" office:value="1.400399" calcext:value-type="float">
            <text:p>1.400399</text:p>
          </table:table-cell>
          <table:table-cell office:value-type="float" office:value="0" calcext:value-type="float">
            <text:p>0</text:p>
          </table:table-cell>
          <table:table-cell office:value-type="float" office:value="0.1259714" calcext:value-type="float">
            <text:p>0.1259714</text:p>
          </table:table-cell>
          <table:table-cell office:value-type="float" office:value="0.1277695" calcext:value-type="float">
            <text:p>0.1277695</text:p>
          </table:table-cell>
          <table:table-cell office:value-type="float" office:value="0.1726319" calcext:value-type="float">
            <text:p>0.1726319</text:p>
          </table:table-cell>
          <table:table-cell office:value-type="float" office:value="0.0402161" calcext:value-type="float">
            <text:p>0.0402161</text:p>
          </table:table-cell>
          <table:table-cell office:value-type="float" office:value="0.03163626" calcext:value-type="float">
            <text:p>0.03163626</text:p>
          </table:table-cell>
          <table:table-cell office:value-type="float" office:value="0.020424" calcext:value-type="float">
            <text:p>0.020424</text:p>
          </table:table-cell>
          <table:table-cell office:value-type="float" office:value="0.02724984" calcext:value-type="float">
            <text:p>0.02724984</text:p>
          </table:table-cell>
          <table:table-cell office:value-type="float" office:value="0.0735187" calcext:value-type="float">
            <text:p>0.0735187</text:p>
          </table:table-cell>
          <table:table-cell office:value-type="float" office:value="0.1419974" calcext:value-type="float">
            <text:p>0.1419974</text:p>
          </table:table-cell>
          <table:table-cell office:value-type="float" office:value="0.1456313" calcext:value-type="float">
            <text:p>0.1456313</text:p>
          </table:table-cell>
          <table:table-cell office:value-type="float" office:value="0.1510391" calcext:value-type="float">
            <text:p>0.1510391</text:p>
          </table:table-cell>
          <table:table-cell office:value-type="float" office:value="0.1564725" calcext:value-type="float">
            <text:p>0.1564725</text:p>
          </table:table-cell>
          <table:table-cell office:value-type="float" office:value="0.1664392" calcext:value-type="float">
            <text:p>0.1664392</text:p>
          </table:table-cell>
          <table:table-cell office:value-type="float" office:value="0.171368" calcext:value-type="float">
            <text:p>0.171368</text:p>
          </table:table-cell>
          <table:table-cell office:value-type="float" office:value="0" calcext:value-type="float">
            <text:p>0</text:p>
          </table:table-cell>
          <table:table-cell office:value-type="float" office:value="17.18383" calcext:value-type="float">
            <text:p>17.18383</text:p>
          </table:table-cell>
          <table:table-cell office:value-type="float" office:value="16.87216" calcext:value-type="float">
            <text:p>16.87216</text:p>
          </table:table-cell>
          <table:table-cell office:value-type="float" office:value="27.85448" calcext:value-type="float">
            <text:p>27.85448</text:p>
          </table:table-cell>
          <table:table-cell office:value-type="float" office:value="5.931201" calcext:value-type="float">
            <text:p>5.931201</text:p>
          </table:table-cell>
          <table:table-cell office:value-type="float" office:value="4.724753" calcext:value-type="float">
            <text:p>4.724753</text:p>
          </table:table-cell>
          <table:table-cell office:value-type="float" office:value="2.195031" calcext:value-type="float">
            <text:p>2.195031</text:p>
          </table:table-cell>
          <table:table-cell office:value-type="float" office:value="2.175279" calcext:value-type="float">
            <text:p>2.175279</text:p>
          </table:table-cell>
          <table:table-cell office:value-type="float" office:value="4.76544" calcext:value-type="float">
            <text:p>4.76544</text:p>
          </table:table-cell>
          <table:table-cell office:value-type="float" office:value="7.751638" calcext:value-type="float">
            <text:p>7.751638</text:p>
          </table:table-cell>
          <table:table-cell office:value-type="float" office:value="8.081855" calcext:value-type="float">
            <text:p>8.081855</text:p>
          </table:table-cell>
          <table:table-cell office:value-type="float" office:value="8.59604" calcext:value-type="float">
            <text:p>8.59604</text:p>
          </table:table-cell>
          <table:table-cell office:value-type="float" office:value="9.091863" calcext:value-type="float">
            <text:p>9.091863</text:p>
          </table:table-cell>
          <table:table-cell office:value-type="float" office:value="10.02809" calcext:value-type="float">
            <text:p>10.02809</text:p>
          </table:table-cell>
          <table:table-cell office:value-type="float" office:value="10.46004" calcext:value-type="float">
            <text:p>10.46004</text:p>
          </table:table-cell>
          <table:table-cell office:value-type="float" office:value="0" calcext:value-type="float">
            <text:p>0</text:p>
          </table:table-cell>
          <table:table-cell office:value-type="float" office:value="0.7108203" calcext:value-type="float">
            <text:p>0.7108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2461" calcext:value-type="float">
            <text:p>0.029324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3.367217" calcext:value-type="float">
            <text:p>3.367217</text:p>
          </table:table-cell>
          <table:table-cell office:value-type="float" office:value="135.7491" calcext:value-type="float">
            <text:p>135.7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3987" calcext:value-type="float">
            <text:p>33.7398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22814" calcext:value-type="float">
            <text:p>1.62281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628354" calcext:value-type="float">
            <text:p>1.628354E-07</text:p>
          </table:table-cell>
          <table:table-cell office:value-type="float" office:value="1170.562" calcext:value-type="float">
            <text:p>1170.562</text:p>
          </table:table-cell>
          <table:table-cell office:value-type="float" office:value="1.402498" calcext:value-type="float">
            <text:p>1.402498</text:p>
          </table:table-cell>
          <table:table-cell office:value-type="float" office:value="0" calcext:value-type="float">
            <text:p>0</text:p>
          </table:table-cell>
          <table:table-cell office:value-type="float" office:value="0.04183268" calcext:value-type="float">
            <text:p>0.04183268</text:p>
          </table:table-cell>
          <table:table-cell office:value-type="float" office:value="0.1100657" calcext:value-type="float">
            <text:p>0.1100657</text:p>
          </table:table-cell>
          <table:table-cell office:value-type="float" office:value="0.1735668" calcext:value-type="float">
            <text:p>0.1735668</text:p>
          </table:table-cell>
          <table:table-cell office:value-type="float" office:value="0.04095861" calcext:value-type="float">
            <text:p>0.04095861</text:p>
          </table:table-cell>
          <table:table-cell office:value-type="float" office:value="0.03149736" calcext:value-type="float">
            <text:p>0.03149736</text:p>
          </table:table-cell>
          <table:table-cell office:value-type="float" office:value="0.0204105" calcext:value-type="float">
            <text:p>0.0204105</text:p>
          </table:table-cell>
          <table:table-cell office:value-type="float" office:value="0.0271134" calcext:value-type="float">
            <text:p>0.0271134</text:p>
          </table:table-cell>
          <table:table-cell office:value-type="float" office:value="0.0735249" calcext:value-type="float">
            <text:p>0.0735249</text:p>
          </table:table-cell>
          <table:table-cell office:value-type="float" office:value="0.1420586" calcext:value-type="float">
            <text:p>0.1420586</text:p>
          </table:table-cell>
          <table:table-cell office:value-type="float" office:value="0.1456895" calcext:value-type="float">
            <text:p>0.1456895</text:p>
          </table:table-cell>
          <table:table-cell office:value-type="float" office:value="0.1510979" calcext:value-type="float">
            <text:p>0.1510979</text:p>
          </table:table-cell>
          <table:table-cell office:value-type="float" office:value="0.1565281" calcext:value-type="float">
            <text:p>0.1565281</text:p>
          </table:table-cell>
          <table:table-cell office:value-type="float" office:value="0.1664851" calcext:value-type="float">
            <text:p>0.1664851</text:p>
          </table:table-cell>
          <table:table-cell office:value-type="float" office:value="0.1714124" calcext:value-type="float">
            <text:p>0.1714124</text:p>
          </table:table-cell>
          <table:table-cell office:value-type="float" office:value="0" calcext:value-type="float">
            <text:p>0</text:p>
          </table:table-cell>
          <table:table-cell office:value-type="float" office:value="17.16202" calcext:value-type="float">
            <text:p>17.16202</text:p>
          </table:table-cell>
          <table:table-cell office:value-type="float" office:value="16.8648" calcext:value-type="float">
            <text:p>16.8648</text:p>
          </table:table-cell>
          <table:table-cell office:value-type="float" office:value="27.83006" calcext:value-type="float">
            <text:p>27.83006</text:p>
          </table:table-cell>
          <table:table-cell office:value-type="float" office:value="5.928247" calcext:value-type="float">
            <text:p>5.928247</text:p>
          </table:table-cell>
          <table:table-cell office:value-type="float" office:value="4.72227" calcext:value-type="float">
            <text:p>4.72227</text:p>
          </table:table-cell>
          <table:table-cell office:value-type="float" office:value="2.195127" calcext:value-type="float">
            <text:p>2.195127</text:p>
          </table:table-cell>
          <table:table-cell office:value-type="float" office:value="2.176456" calcext:value-type="float">
            <text:p>2.176456</text:p>
          </table:table-cell>
          <table:table-cell office:value-type="float" office:value="4.769198" calcext:value-type="float">
            <text:p>4.769198</text:p>
          </table:table-cell>
          <table:table-cell office:value-type="float" office:value="7.75726" calcext:value-type="float">
            <text:p>7.75726</text:p>
          </table:table-cell>
          <table:table-cell office:value-type="float" office:value="8.087399" calcext:value-type="float">
            <text:p>8.087399</text:p>
          </table:table-cell>
          <table:table-cell office:value-type="float" office:value="8.601526" calcext:value-type="float">
            <text:p>8.601526</text:p>
          </table:table-cell>
          <table:table-cell office:value-type="float" office:value="9.096903" calcext:value-type="float">
            <text:p>9.096903</text:p>
          </table:table-cell>
          <table:table-cell office:value-type="float" office:value="10.03236" calcext:value-type="float">
            <text:p>10.03236</text:p>
          </table:table-cell>
          <table:table-cell office:value-type="float" office:value="10.46788" calcext:value-type="float">
            <text:p>10.46788</text:p>
          </table:table-cell>
          <table:table-cell office:value-type="float" office:value="0" calcext:value-type="float">
            <text:p>0</text:p>
          </table:table-cell>
          <table:table-cell office:value-type="float" office:value="0.1424228" calcext:value-type="float">
            <text:p>0.142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8951" calcext:value-type="float">
            <text:p>0.028589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3.367856" calcext:value-type="float">
            <text:p>3.367856</text:p>
          </table:table-cell>
          <table:table-cell office:value-type="float" office:value="135.7491" calcext:value-type="float">
            <text:p>135.7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5393" calcext:value-type="float">
            <text:p>33.75393</text:p>
          </table:table-cell>
          <table:table-cell office:value-type="float" office:value="0" calcext:value-type="float">
            <text:p>0</text:p>
          </table:table-cell>
          <table:table-cell office:value-type="float" office:value="0.00000002507779" calcext:value-type="float">
            <text:p>2.5077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51886" calcext:value-type="float">
            <text:p>2.51886E-07</text:p>
          </table:table-cell>
          <table:table-cell office:value-type="float" office:value="1170.546" calcext:value-type="float">
            <text:p>1170.546</text:p>
          </table:table-cell>
          <table:table-cell office:value-type="float" office:value="1.405676" calcext:value-type="float">
            <text:p>1.405676</text:p>
          </table:table-cell>
          <table:table-cell office:value-type="float" office:value="0" calcext:value-type="float">
            <text:p>0</text:p>
          </table:table-cell>
          <table:table-cell office:value-type="float" office:value="0.0234373" calcext:value-type="float">
            <text:p>0.0234373</text:p>
          </table:table-cell>
          <table:table-cell office:value-type="float" office:value="0.09671772" calcext:value-type="float">
            <text:p>0.09671772</text:p>
          </table:table-cell>
          <table:table-cell office:value-type="float" office:value="0.1669181" calcext:value-type="float">
            <text:p>0.1669181</text:p>
          </table:table-cell>
          <table:table-cell office:value-type="float" office:value="0.04247624" calcext:value-type="float">
            <text:p>0.04247624</text:p>
          </table:table-cell>
          <table:table-cell office:value-type="float" office:value="0.03137625" calcext:value-type="float">
            <text:p>0.03137625</text:p>
          </table:table-cell>
          <table:table-cell office:value-type="float" office:value="0.02039334" calcext:value-type="float">
            <text:p>0.02039334</text:p>
          </table:table-cell>
          <table:table-cell office:value-type="float" office:value="0.02647818" calcext:value-type="float">
            <text:p>0.02647818</text:p>
          </table:table-cell>
          <table:table-cell office:value-type="float" office:value="0.07344428" calcext:value-type="float">
            <text:p>0.07344428</text:p>
          </table:table-cell>
          <table:table-cell office:value-type="float" office:value="0.142121" calcext:value-type="float">
            <text:p>0.142121</text:p>
          </table:table-cell>
          <table:table-cell office:value-type="float" office:value="0.1457479" calcext:value-type="float">
            <text:p>0.1457479</text:p>
          </table:table-cell>
          <table:table-cell office:value-type="float" office:value="0.1511569" calcext:value-type="float">
            <text:p>0.1511569</text:p>
          </table:table-cell>
          <table:table-cell office:value-type="float" office:value="0.1565767" calcext:value-type="float">
            <text:p>0.1565767</text:p>
          </table:table-cell>
          <table:table-cell office:value-type="float" office:value="0.1665309" calcext:value-type="float">
            <text:p>0.1665309</text:p>
          </table:table-cell>
          <table:table-cell office:value-type="float" office:value="0.1714569" calcext:value-type="float">
            <text:p>0.1714569</text:p>
          </table:table-cell>
          <table:table-cell office:value-type="float" office:value="0" calcext:value-type="float">
            <text:p>0</text:p>
          </table:table-cell>
          <table:table-cell office:value-type="float" office:value="17.10557" calcext:value-type="float">
            <text:p>17.10557</text:p>
          </table:table-cell>
          <table:table-cell office:value-type="float" office:value="16.84206" calcext:value-type="float">
            <text:p>16.84206</text:p>
          </table:table-cell>
          <table:table-cell office:value-type="float" office:value="27.80134" calcext:value-type="float">
            <text:p>27.80134</text:p>
          </table:table-cell>
          <table:table-cell office:value-type="float" office:value="5.925436" calcext:value-type="float">
            <text:p>5.925436</text:p>
          </table:table-cell>
          <table:table-cell office:value-type="float" office:value="4.719677" calcext:value-type="float">
            <text:p>4.719677</text:p>
          </table:table-cell>
          <table:table-cell office:value-type="float" office:value="2.19522" calcext:value-type="float">
            <text:p>2.19522</text:p>
          </table:table-cell>
          <table:table-cell office:value-type="float" office:value="2.177579" calcext:value-type="float">
            <text:p>2.177579</text:p>
          </table:table-cell>
          <table:table-cell office:value-type="float" office:value="4.772954" calcext:value-type="float">
            <text:p>4.772954</text:p>
          </table:table-cell>
          <table:table-cell office:value-type="float" office:value="7.762882" calcext:value-type="float">
            <text:p>7.762882</text:p>
          </table:table-cell>
          <table:table-cell office:value-type="float" office:value="8.09294" calcext:value-type="float">
            <text:p>8.09294</text:p>
          </table:table-cell>
          <table:table-cell office:value-type="float" office:value="8.607013" calcext:value-type="float">
            <text:p>8.607013</text:p>
          </table:table-cell>
          <table:table-cell office:value-type="float" office:value="9.101942" calcext:value-type="float">
            <text:p>9.101942</text:p>
          </table:table-cell>
          <table:table-cell office:value-type="float" office:value="10.03662" calcext:value-type="float">
            <text:p>10.03662</text:p>
          </table:table-cell>
          <table:table-cell office:value-type="float" office:value="10.47514" calcext:value-type="float">
            <text:p>10.47514</text:p>
          </table:table-cell>
          <table:table-cell office:value-type="float" office:value="0" calcext:value-type="float">
            <text:p>0</text:p>
          </table:table-cell>
          <table:table-cell office:value-type="float" office:value="0.02072963" calcext:value-type="float">
            <text:p>0.02072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9612" calcext:value-type="float">
            <text:p>0.027796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3.368079" calcext:value-type="float">
            <text:p>3.368079</text:p>
          </table:table-cell>
          <table:table-cell office:value-type="float" office:value="135.749" calcext:value-type="float">
            <text:p>135.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6837" calcext:value-type="float">
            <text:p>33.76837</text:p>
          </table:table-cell>
          <table:table-cell office:value-type="float" office:value="0" calcext:value-type="float">
            <text:p>0</text:p>
          </table:table-cell>
          <table:table-cell office:value-type="float" office:value="0.00000003862927" calcext:value-type="float">
            <text:p>3.86292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877108" calcext:value-type="float">
            <text:p>3.877108E-07</text:p>
          </table:table-cell>
          <table:table-cell office:value-type="float" office:value="1170.53" calcext:value-type="float">
            <text:p>1170.53</text:p>
          </table:table-cell>
          <table:table-cell office:value-type="float" office:value="1.406646" calcext:value-type="float">
            <text:p>1.406646</text:p>
          </table:table-cell>
          <table:table-cell office:value-type="float" office:value="0" calcext:value-type="float">
            <text:p>0</text:p>
          </table:table-cell>
          <table:table-cell office:value-type="float" office:value="0.03320013" calcext:value-type="float">
            <text:p>0.03320013</text:p>
          </table:table-cell>
          <table:table-cell office:value-type="float" office:value="0.1099447" calcext:value-type="float">
            <text:p>0.1099447</text:p>
          </table:table-cell>
          <table:table-cell office:value-type="float" office:value="0.1776893" calcext:value-type="float">
            <text:p>0.1776893</text:p>
          </table:table-cell>
          <table:table-cell office:value-type="float" office:value="0.04439823" calcext:value-type="float">
            <text:p>0.04439823</text:p>
          </table:table-cell>
          <table:table-cell office:value-type="float" office:value="0.03134263" calcext:value-type="float">
            <text:p>0.03134263</text:p>
          </table:table-cell>
          <table:table-cell office:value-type="float" office:value="0.02037857" calcext:value-type="float">
            <text:p>0.02037857</text:p>
          </table:table-cell>
          <table:table-cell office:value-type="float" office:value="0.02654825" calcext:value-type="float">
            <text:p>0.02654825</text:p>
          </table:table-cell>
          <table:table-cell office:value-type="float" office:value="0.07322867" calcext:value-type="float">
            <text:p>0.07322867</text:p>
          </table:table-cell>
          <table:table-cell office:value-type="float" office:value="0.1421565" calcext:value-type="float">
            <text:p>0.1421565</text:p>
          </table:table-cell>
          <table:table-cell office:value-type="float" office:value="0.1458062" calcext:value-type="float">
            <text:p>0.1458062</text:p>
          </table:table-cell>
          <table:table-cell office:value-type="float" office:value="0.1512157" calcext:value-type="float">
            <text:p>0.1512157</text:p>
          </table:table-cell>
          <table:table-cell office:value-type="float" office:value="0.1566315" calcext:value-type="float">
            <text:p>0.1566315</text:p>
          </table:table-cell>
          <table:table-cell office:value-type="float" office:value="0.1665763" calcext:value-type="float">
            <text:p>0.1665763</text:p>
          </table:table-cell>
          <table:table-cell office:value-type="float" office:value="0.1715012" calcext:value-type="float">
            <text:p>0.1715012</text:p>
          </table:table-cell>
          <table:table-cell office:value-type="float" office:value="0" calcext:value-type="float">
            <text:p>0</text:p>
          </table:table-cell>
          <table:table-cell office:value-type="float" office:value="17.06459" calcext:value-type="float">
            <text:p>17.06459</text:p>
          </table:table-cell>
          <table:table-cell office:value-type="float" office:value="16.8252" calcext:value-type="float">
            <text:p>16.8252</text:p>
          </table:table-cell>
          <table:table-cell office:value-type="float" office:value="27.77249" calcext:value-type="float">
            <text:p>27.77249</text:p>
          </table:table-cell>
          <table:table-cell office:value-type="float" office:value="5.923153" calcext:value-type="float">
            <text:p>5.923153</text:p>
          </table:table-cell>
          <table:table-cell office:value-type="float" office:value="4.716978" calcext:value-type="float">
            <text:p>4.716978</text:p>
          </table:table-cell>
          <table:table-cell office:value-type="float" office:value="2.195311" calcext:value-type="float">
            <text:p>2.195311</text:p>
          </table:table-cell>
          <table:table-cell office:value-type="float" office:value="2.178578" calcext:value-type="float">
            <text:p>2.178578</text:p>
          </table:table-cell>
          <table:table-cell office:value-type="float" office:value="4.776664" calcext:value-type="float">
            <text:p>4.776664</text:p>
          </table:table-cell>
          <table:table-cell office:value-type="float" office:value="7.768488" calcext:value-type="float">
            <text:p>7.768488</text:p>
          </table:table-cell>
          <table:table-cell office:value-type="float" office:value="8.098486" calcext:value-type="float">
            <text:p>8.098486</text:p>
          </table:table-cell>
          <table:table-cell office:value-type="float" office:value="8.6125" calcext:value-type="float">
            <text:p>8.6125</text:p>
          </table:table-cell>
          <table:table-cell office:value-type="float" office:value="9.106981" calcext:value-type="float">
            <text:p>9.106981</text:p>
          </table:table-cell>
          <table:table-cell office:value-type="float" office:value="10.04088" calcext:value-type="float">
            <text:p>10.04088</text:p>
          </table:table-cell>
          <table:table-cell office:value-type="float" office:value="10.48003" calcext:value-type="float">
            <text:p>10.48003</text:p>
          </table:table-cell>
          <table:table-cell office:value-type="float" office:value="0" calcext:value-type="float">
            <text:p>0</text:p>
          </table:table-cell>
          <table:table-cell office:value-type="float" office:value="0.01400282" calcext:value-type="float">
            <text:p>0.0140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6233" calcext:value-type="float">
            <text:p>0.027562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3.368292" calcext:value-type="float">
            <text:p>3.368292</text:p>
          </table:table-cell>
          <table:table-cell office:value-type="float" office:value="135.7489" calcext:value-type="float">
            <text:p>135.7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8319" calcext:value-type="float">
            <text:p>33.78319</text:p>
          </table:table-cell>
          <table:table-cell office:value-type="float" office:value="0" calcext:value-type="float">
            <text:p>0</text:p>
          </table:table-cell>
          <table:table-cell office:value-type="float" office:value="0.00000005384" calcext:value-type="float">
            <text:p>5.38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540113" calcext:value-type="float">
            <text:p>5.40113E-07</text:p>
          </table:table-cell>
          <table:table-cell office:value-type="float" office:value="1170.515" calcext:value-type="float">
            <text:p>1170.515</text:p>
          </table:table-cell>
          <table:table-cell office:value-type="float" office:value="1.407358" calcext:value-type="float">
            <text:p>1.407358</text:p>
          </table:table-cell>
          <table:table-cell office:value-type="float" office:value="0" calcext:value-type="float">
            <text:p>0</text:p>
          </table:table-cell>
          <table:table-cell office:value-type="float" office:value="0.03875054" calcext:value-type="float">
            <text:p>0.03875054</text:p>
          </table:table-cell>
          <table:table-cell office:value-type="float" office:value="0.1153269" calcext:value-type="float">
            <text:p>0.1153269</text:p>
          </table:table-cell>
          <table:table-cell office:value-type="float" office:value="0.1806771" calcext:value-type="float">
            <text:p>0.1806771</text:p>
          </table:table-cell>
          <table:table-cell office:value-type="float" office:value="0.04303274" calcext:value-type="float">
            <text:p>0.04303274</text:p>
          </table:table-cell>
          <table:table-cell office:value-type="float" office:value="0.03115789" calcext:value-type="float">
            <text:p>0.03115789</text:p>
          </table:table-cell>
          <table:table-cell office:value-type="float" office:value="0.02037742" calcext:value-type="float">
            <text:p>0.02037742</text:p>
          </table:table-cell>
          <table:table-cell office:value-type="float" office:value="0.02617793" calcext:value-type="float">
            <text:p>0.02617793</text:p>
          </table:table-cell>
          <table:table-cell office:value-type="float" office:value="0.0731529" calcext:value-type="float">
            <text:p>0.0731529</text:p>
          </table:table-cell>
          <table:table-cell office:value-type="float" office:value="0.1421548" calcext:value-type="float">
            <text:p>0.1421548</text:p>
          </table:table-cell>
          <table:table-cell office:value-type="float" office:value="0.1458648" calcext:value-type="float">
            <text:p>0.1458648</text:p>
          </table:table-cell>
          <table:table-cell office:value-type="float" office:value="0.1512747" calcext:value-type="float">
            <text:p>0.1512747</text:p>
          </table:table-cell>
          <table:table-cell office:value-type="float" office:value="0.1566856" calcext:value-type="float">
            <text:p>0.1566856</text:p>
          </table:table-cell>
          <table:table-cell office:value-type="float" office:value="0.1666221" calcext:value-type="float">
            <text:p>0.1666221</text:p>
          </table:table-cell>
          <table:table-cell office:value-type="float" office:value="0.1715456" calcext:value-type="float">
            <text:p>0.1715456</text:p>
          </table:table-cell>
          <table:table-cell office:value-type="float" office:value="0" calcext:value-type="float">
            <text:p>0</text:p>
          </table:table-cell>
          <table:table-cell office:value-type="float" office:value="17.02935" calcext:value-type="float">
            <text:p>17.02935</text:p>
          </table:table-cell>
          <table:table-cell office:value-type="float" office:value="16.81161" calcext:value-type="float">
            <text:p>16.81161</text:p>
          </table:table-cell>
          <table:table-cell office:value-type="float" office:value="27.74778" calcext:value-type="float">
            <text:p>27.74778</text:p>
          </table:table-cell>
          <table:table-cell office:value-type="float" office:value="5.920934" calcext:value-type="float">
            <text:p>5.920934</text:p>
          </table:table-cell>
          <table:table-cell office:value-type="float" office:value="4.714137" calcext:value-type="float">
            <text:p>4.714137</text:p>
          </table:table-cell>
          <table:table-cell office:value-type="float" office:value="2.195402" calcext:value-type="float">
            <text:p>2.195402</text:p>
          </table:table-cell>
          <table:table-cell office:value-type="float" office:value="2.179626" calcext:value-type="float">
            <text:p>2.179626</text:p>
          </table:table-cell>
          <table:table-cell office:value-type="float" office:value="4.780375" calcext:value-type="float">
            <text:p>4.780375</text:p>
          </table:table-cell>
          <table:table-cell office:value-type="float" office:value="7.774064" calcext:value-type="float">
            <text:p>7.774064</text:p>
          </table:table-cell>
          <table:table-cell office:value-type="float" office:value="8.104029" calcext:value-type="float">
            <text:p>8.104029</text:p>
          </table:table-cell>
          <table:table-cell office:value-type="float" office:value="8.617987" calcext:value-type="float">
            <text:p>8.617987</text:p>
          </table:table-cell>
          <table:table-cell office:value-type="float" office:value="9.112021" calcext:value-type="float">
            <text:p>9.112021</text:p>
          </table:table-cell>
          <table:table-cell office:value-type="float" office:value="10.04515" calcext:value-type="float">
            <text:p>10.04515</text:p>
          </table:table-cell>
          <table:table-cell office:value-type="float" office:value="10.48441" calcext:value-type="float">
            <text:p>10.48441</text:p>
          </table:table-cell>
          <table:table-cell office:value-type="float" office:value="0" calcext:value-type="float">
            <text:p>0</text:p>
          </table:table-cell>
          <table:table-cell office:value-type="float" office:value="0.01057635" calcext:value-type="float">
            <text:p>0.01057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6123" calcext:value-type="float">
            <text:p>0.027361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3.368673" calcext:value-type="float">
            <text:p>3.368673</text:p>
          </table:table-cell>
          <table:table-cell office:value-type="float" office:value="135.7487" calcext:value-type="float">
            <text:p>135.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9809" calcext:value-type="float">
            <text:p>33.79809</text:p>
          </table:table-cell>
          <table:table-cell office:value-type="float" office:value="0" calcext:value-type="float">
            <text:p>0</text:p>
          </table:table-cell>
          <table:table-cell office:value-type="float" office:value="0.0000001904859" calcext:value-type="float">
            <text:p>1.90485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232615" calcext:value-type="float">
            <text:p>1.232615E-06</text:p>
          </table:table-cell>
          <table:table-cell office:value-type="float" office:value="1170.499" calcext:value-type="float">
            <text:p>1170.499</text:p>
          </table:table-cell>
          <table:table-cell office:value-type="float" office:value="1.408139" calcext:value-type="float">
            <text:p>1.408139</text:p>
          </table:table-cell>
          <table:table-cell office:value-type="float" office:value="0" calcext:value-type="float">
            <text:p>0</text:p>
          </table:table-cell>
          <table:table-cell office:value-type="float" office:value="0.04158625" calcext:value-type="float">
            <text:p>0.04158625</text:p>
          </table:table-cell>
          <table:table-cell office:value-type="float" office:value="0.107096" calcext:value-type="float">
            <text:p>0.107096</text:p>
          </table:table-cell>
          <table:table-cell office:value-type="float" office:value="0.1806274" calcext:value-type="float">
            <text:p>0.1806274</text:p>
          </table:table-cell>
          <table:table-cell office:value-type="float" office:value="0.03575774" calcext:value-type="float">
            <text:p>0.03575774</text:p>
          </table:table-cell>
          <table:table-cell office:value-type="float" office:value="0.03084061" calcext:value-type="float">
            <text:p>0.03084061</text:p>
          </table:table-cell>
          <table:table-cell office:value-type="float" office:value="0.02046569" calcext:value-type="float">
            <text:p>0.02046569</text:p>
          </table:table-cell>
          <table:table-cell office:value-type="float" office:value="0.02083255" calcext:value-type="float">
            <text:p>0.02083255</text:p>
          </table:table-cell>
          <table:table-cell office:value-type="float" office:value="0.07171589" calcext:value-type="float">
            <text:p>0.07171589</text:p>
          </table:table-cell>
          <table:table-cell office:value-type="float" office:value="0.14212" calcext:value-type="float">
            <text:p>0.14212</text:p>
          </table:table-cell>
          <table:table-cell office:value-type="float" office:value="0.1459232" calcext:value-type="float">
            <text:p>0.1459232</text:p>
          </table:table-cell>
          <table:table-cell office:value-type="float" office:value="0.1513336" calcext:value-type="float">
            <text:p>0.1513336</text:p>
          </table:table-cell>
          <table:table-cell office:value-type="float" office:value="0.1567482" calcext:value-type="float">
            <text:p>0.1567482</text:p>
          </table:table-cell>
          <table:table-cell office:value-type="float" office:value="0.1666682" calcext:value-type="float">
            <text:p>0.1666682</text:p>
          </table:table-cell>
          <table:table-cell office:value-type="float" office:value="0.1715898" calcext:value-type="float">
            <text:p>0.1715898</text:p>
          </table:table-cell>
          <table:table-cell office:value-type="float" office:value="0" calcext:value-type="float">
            <text:p>0</text:p>
          </table:table-cell>
          <table:table-cell office:value-type="float" office:value="16.99633" calcext:value-type="float">
            <text:p>16.99633</text:p>
          </table:table-cell>
          <table:table-cell office:value-type="float" office:value="16.79951" calcext:value-type="float">
            <text:p>16.79951</text:p>
          </table:table-cell>
          <table:table-cell office:value-type="float" office:value="27.72493" calcext:value-type="float">
            <text:p>27.72493</text:p>
          </table:table-cell>
          <table:table-cell office:value-type="float" office:value="5.917531" calcext:value-type="float">
            <text:p>5.917531</text:p>
          </table:table-cell>
          <table:table-cell office:value-type="float" office:value="4.711101" calcext:value-type="float">
            <text:p>4.711101</text:p>
          </table:table-cell>
          <table:table-cell office:value-type="float" office:value="2.1955" calcext:value-type="float">
            <text:p>2.1955</text:p>
          </table:table-cell>
          <table:table-cell office:value-type="float" office:value="2.180342" calcext:value-type="float">
            <text:p>2.180342</text:p>
          </table:table-cell>
          <table:table-cell office:value-type="float" office:value="4.784066" calcext:value-type="float">
            <text:p>4.784066</text:p>
          </table:table-cell>
          <table:table-cell office:value-type="float" office:value="7.779641" calcext:value-type="float">
            <text:p>7.779641</text:p>
          </table:table-cell>
          <table:table-cell office:value-type="float" office:value="8.109571" calcext:value-type="float">
            <text:p>8.109571</text:p>
          </table:table-cell>
          <table:table-cell office:value-type="float" office:value="8.623473" calcext:value-type="float">
            <text:p>8.623473</text:p>
          </table:table-cell>
          <table:table-cell office:value-type="float" office:value="9.117061" calcext:value-type="float">
            <text:p>9.117061</text:p>
          </table:table-cell>
          <table:table-cell office:value-type="float" office:value="10.04942" calcext:value-type="float">
            <text:p>10.04942</text:p>
          </table:table-cell>
          <table:table-cell office:value-type="float" office:value="10.4885" calcext:value-type="float">
            <text:p>10.4885</text:p>
          </table:table-cell>
          <table:table-cell office:value-type="float" office:value="0" calcext:value-type="float">
            <text:p>0</text:p>
          </table:table-cell>
          <table:table-cell office:value-type="float" office:value="0.66535" calcext:value-type="float">
            <text:p>0.66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9939" calcext:value-type="float">
            <text:p>0.026999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3.369419" calcext:value-type="float">
            <text:p>3.369419</text:p>
          </table:table-cell>
          <table:table-cell office:value-type="float" office:value="135.7486" calcext:value-type="float">
            <text:p>135.7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1238" calcext:value-type="float">
            <text:p>33.81238</text:p>
          </table:table-cell>
          <table:table-cell office:value-type="float" office:value="0" calcext:value-type="float">
            <text:p>0</text:p>
          </table:table-cell>
          <table:table-cell office:value-type="float" office:value="0.0000003332022" calcext:value-type="float">
            <text:p>3.33202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834907" calcext:value-type="float">
            <text:p>1.834907E-06</text:p>
          </table:table-cell>
          <table:table-cell office:value-type="float" office:value="1170.483" calcext:value-type="float">
            <text:p>1170.483</text:p>
          </table:table-cell>
          <table:table-cell office:value-type="float" office:value="1.409719" calcext:value-type="float">
            <text:p>1.409719</text:p>
          </table:table-cell>
          <table:table-cell office:value-type="float" office:value="0" calcext:value-type="float">
            <text:p>0</text:p>
          </table:table-cell>
          <table:table-cell office:value-type="float" office:value="0.06686207" calcext:value-type="float">
            <text:p>0.06686207</text:p>
          </table:table-cell>
          <table:table-cell office:value-type="float" office:value="0.1132151" calcext:value-type="float">
            <text:p>0.1132151</text:p>
          </table:table-cell>
          <table:table-cell office:value-type="float" office:value="0.177438" calcext:value-type="float">
            <text:p>0.177438</text:p>
          </table:table-cell>
          <table:table-cell office:value-type="float" office:value="0.03681188" calcext:value-type="float">
            <text:p>0.03681188</text:p>
          </table:table-cell>
          <table:table-cell office:value-type="float" office:value="0.0297194" calcext:value-type="float">
            <text:p>0.0297194</text:p>
          </table:table-cell>
          <table:table-cell office:value-type="float" office:value="0.02037411" calcext:value-type="float">
            <text:p>0.02037411</text:p>
          </table:table-cell>
          <table:table-cell office:value-type="float" office:value="0.02491645" calcext:value-type="float">
            <text:p>0.02491645</text:p>
          </table:table-cell>
          <table:table-cell office:value-type="float" office:value="0.07205641" calcext:value-type="float">
            <text:p>0.07205641</text:p>
          </table:table-cell>
          <table:table-cell office:value-type="float" office:value="0.1418483" calcext:value-type="float">
            <text:p>0.1418483</text:p>
          </table:table-cell>
          <table:table-cell office:value-type="float" office:value="0.1459818" calcext:value-type="float">
            <text:p>0.1459818</text:p>
          </table:table-cell>
          <table:table-cell office:value-type="float" office:value="0.1513926" calcext:value-type="float">
            <text:p>0.1513926</text:p>
          </table:table-cell>
          <table:table-cell office:value-type="float" office:value="0.1567914" calcext:value-type="float">
            <text:p>0.1567914</text:p>
          </table:table-cell>
          <table:table-cell office:value-type="float" office:value="0.166715" calcext:value-type="float">
            <text:p>0.166715</text:p>
          </table:table-cell>
          <table:table-cell office:value-type="float" office:value="0.1716337" calcext:value-type="float">
            <text:p>0.1716337</text:p>
          </table:table-cell>
          <table:table-cell office:value-type="float" office:value="0" calcext:value-type="float">
            <text:p>0</text:p>
          </table:table-cell>
          <table:table-cell office:value-type="float" office:value="16.96364" calcext:value-type="float">
            <text:p>16.96364</text:p>
          </table:table-cell>
          <table:table-cell office:value-type="float" office:value="16.78312" calcext:value-type="float">
            <text:p>16.78312</text:p>
          </table:table-cell>
          <table:table-cell office:value-type="float" office:value="27.69918" calcext:value-type="float">
            <text:p>27.69918</text:p>
          </table:table-cell>
          <table:table-cell office:value-type="float" office:value="5.911797" calcext:value-type="float">
            <text:p>5.911797</text:p>
          </table:table-cell>
          <table:table-cell office:value-type="float" office:value="4.707422" calcext:value-type="float">
            <text:p>4.707422</text:p>
          </table:table-cell>
          <table:table-cell office:value-type="float" office:value="2.195608" calcext:value-type="float">
            <text:p>2.195608</text:p>
          </table:table-cell>
          <table:table-cell office:value-type="float" office:value="2.180564" calcext:value-type="float">
            <text:p>2.180564</text:p>
          </table:table-cell>
          <table:table-cell office:value-type="float" office:value="4.787474" calcext:value-type="float">
            <text:p>4.787474</text:p>
          </table:table-cell>
          <table:table-cell office:value-type="float" office:value="7.785217" calcext:value-type="float">
            <text:p>7.785217</text:p>
          </table:table-cell>
          <table:table-cell office:value-type="float" office:value="8.115107" calcext:value-type="float">
            <text:p>8.115107</text:p>
          </table:table-cell>
          <table:table-cell office:value-type="float" office:value="8.628961" calcext:value-type="float">
            <text:p>8.628961</text:p>
          </table:table-cell>
          <table:table-cell office:value-type="float" office:value="9.1221" calcext:value-type="float">
            <text:p>9.1221</text:p>
          </table:table-cell>
          <table:table-cell office:value-type="float" office:value="10.05368" calcext:value-type="float">
            <text:p>10.05368</text:p>
          </table:table-cell>
          <table:table-cell office:value-type="float" office:value="10.49346" calcext:value-type="float">
            <text:p>10.49346</text:p>
          </table:table-cell>
          <table:table-cell office:value-type="float" office:value="0" calcext:value-type="float">
            <text:p>0</text:p>
          </table:table-cell>
          <table:table-cell office:value-type="float" office:value="0.1430758" calcext:value-type="float">
            <text:p>0.1430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3194" calcext:value-type="float">
            <text:p>0.026231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3.369202" calcext:value-type="float">
            <text:p>3.369202</text:p>
          </table:table-cell>
          <table:table-cell office:value-type="float" office:value="135.749" calcext:value-type="float">
            <text:p>135.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2693" calcext:value-type="float">
            <text:p>33.82693</text:p>
          </table:table-cell>
          <table:table-cell office:value-type="float" office:value="0" calcext:value-type="float">
            <text:p>0</text:p>
          </table:table-cell>
          <table:table-cell office:value-type="float" office:value="0.0000003410517" calcext:value-type="float">
            <text:p>3.410517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912025" calcext:value-type="float">
            <text:p>1.912025E-06</text:p>
          </table:table-cell>
          <table:table-cell office:value-type="float" office:value="1170.467" calcext:value-type="float">
            <text:p>1170.467</text:p>
          </table:table-cell>
          <table:table-cell office:value-type="float" office:value="1.418492" calcext:value-type="float">
            <text:p>1.418492</text:p>
          </table:table-cell>
          <table:table-cell office:value-type="float" office:value="0" calcext:value-type="float">
            <text:p>0</text:p>
          </table:table-cell>
          <table:table-cell office:value-type="float" office:value="0.02462744" calcext:value-type="float">
            <text:p>0.02462744</text:p>
          </table:table-cell>
          <table:table-cell office:value-type="float" office:value="0.1135842" calcext:value-type="float">
            <text:p>0.1135842</text:p>
          </table:table-cell>
          <table:table-cell office:value-type="float" office:value="0.1715534" calcext:value-type="float">
            <text:p>0.1715534</text:p>
          </table:table-cell>
          <table:table-cell office:value-type="float" office:value="0.03707808" calcext:value-type="float">
            <text:p>0.03707808</text:p>
          </table:table-cell>
          <table:table-cell office:value-type="float" office:value="0.02897551" calcext:value-type="float">
            <text:p>0.02897551</text:p>
          </table:table-cell>
          <table:table-cell office:value-type="float" office:value="0.02049579" calcext:value-type="float">
            <text:p>0.02049579</text:p>
          </table:table-cell>
          <table:table-cell office:value-type="float" office:value="0.02746501" calcext:value-type="float">
            <text:p>0.02746501</text:p>
          </table:table-cell>
          <table:table-cell office:value-type="float" office:value="0.07354908" calcext:value-type="float">
            <text:p>0.07354908</text:p>
          </table:table-cell>
          <table:table-cell office:value-type="float" office:value="0.1417901" calcext:value-type="float">
            <text:p>0.1417901</text:p>
          </table:table-cell>
          <table:table-cell office:value-type="float" office:value="0.1460386" calcext:value-type="float">
            <text:p>0.1460386</text:p>
          </table:table-cell>
          <table:table-cell office:value-type="float" office:value="0.1514515" calcext:value-type="float">
            <text:p>0.1514515</text:p>
          </table:table-cell>
          <table:table-cell office:value-type="float" office:value="0.1568415" calcext:value-type="float">
            <text:p>0.1568415</text:p>
          </table:table-cell>
          <table:table-cell office:value-type="float" office:value="0.1667636" calcext:value-type="float">
            <text:p>0.1667636</text:p>
          </table:table-cell>
          <table:table-cell office:value-type="float" office:value="0.171677" calcext:value-type="float">
            <text:p>0.171677</text:p>
          </table:table-cell>
          <table:table-cell office:value-type="float" office:value="0" calcext:value-type="float">
            <text:p>0</text:p>
          </table:table-cell>
          <table:table-cell office:value-type="float" office:value="16.93202" calcext:value-type="float">
            <text:p>16.93202</text:p>
          </table:table-cell>
          <table:table-cell office:value-type="float" office:value="16.77011" calcext:value-type="float">
            <text:p>16.77011</text:p>
          </table:table-cell>
          <table:table-cell office:value-type="float" office:value="27.67218" calcext:value-type="float">
            <text:p>27.67218</text:p>
          </table:table-cell>
          <table:table-cell office:value-type="float" office:value="5.90667" calcext:value-type="float">
            <text:p>5.90667</text:p>
          </table:table-cell>
          <table:table-cell office:value-type="float" office:value="4.70311" calcext:value-type="float">
            <text:p>4.70311</text:p>
          </table:table-cell>
          <table:table-cell office:value-type="float" office:value="2.195747" calcext:value-type="float">
            <text:p>2.195747</text:p>
          </table:table-cell>
          <table:table-cell office:value-type="float" office:value="2.181745" calcext:value-type="float">
            <text:p>2.181745</text:p>
          </table:table-cell>
          <table:table-cell office:value-type="float" office:value="4.791359" calcext:value-type="float">
            <text:p>4.791359</text:p>
          </table:table-cell>
          <table:table-cell office:value-type="float" office:value="7.790793" calcext:value-type="float">
            <text:p>7.790793</text:p>
          </table:table-cell>
          <table:table-cell office:value-type="float" office:value="8.120573" calcext:value-type="float">
            <text:p>8.120573</text:p>
          </table:table-cell>
          <table:table-cell office:value-type="float" office:value="8.634398" calcext:value-type="float">
            <text:p>8.634398</text:p>
          </table:table-cell>
          <table:table-cell office:value-type="float" office:value="9.127139" calcext:value-type="float">
            <text:p>9.127139</text:p>
          </table:table-cell>
          <table:table-cell office:value-type="float" office:value="10.05787" calcext:value-type="float">
            <text:p>10.05787</text:p>
          </table:table-cell>
          <table:table-cell office:value-type="float" office:value="10.50282" calcext:value-type="float">
            <text:p>10.50282</text:p>
          </table:table-cell>
          <table:table-cell office:value-type="float" office:value="0" calcext:value-type="float">
            <text:p>0</text:p>
          </table:table-cell>
          <table:table-cell office:value-type="float" office:value="0.008176799" calcext:value-type="float">
            <text:p>0.008176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1607" calcext:value-type="float">
            <text:p>0.025916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3.36851" calcext:value-type="float">
            <text:p>3.36851</text:p>
          </table:table-cell>
          <table:table-cell office:value-type="float" office:value="135.7497" calcext:value-type="float">
            <text:p>135.7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4144" calcext:value-type="float">
            <text:p>33.84144</text:p>
          </table:table-cell>
          <table:table-cell office:value-type="float" office:value="0" calcext:value-type="float">
            <text:p>0</text:p>
          </table:table-cell>
          <table:table-cell office:value-type="float" office:value="0.0000003410609" calcext:value-type="float">
            <text:p>3.4106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912036" calcext:value-type="float">
            <text:p>1.912036E-06</text:p>
          </table:table-cell>
          <table:table-cell office:value-type="float" office:value="1170.451" calcext:value-type="float">
            <text:p>1170.451</text:p>
          </table:table-cell>
          <table:table-cell office:value-type="float" office:value="1.432583" calcext:value-type="float">
            <text:p>1.432583</text:p>
          </table:table-cell>
          <table:table-cell office:value-type="float" office:value="0" calcext:value-type="float">
            <text:p>0</text:p>
          </table:table-cell>
          <table:table-cell office:value-type="float" office:value="0.03403367" calcext:value-type="float">
            <text:p>0.03403367</text:p>
          </table:table-cell>
          <table:table-cell office:value-type="float" office:value="0.117317" calcext:value-type="float">
            <text:p>0.117317</text:p>
          </table:table-cell>
          <table:table-cell office:value-type="float" office:value="0.1698743" calcext:value-type="float">
            <text:p>0.1698743</text:p>
          </table:table-cell>
          <table:table-cell office:value-type="float" office:value="0.03631138" calcext:value-type="float">
            <text:p>0.03631138</text:p>
          </table:table-cell>
          <table:table-cell office:value-type="float" office:value="0.02880427" calcext:value-type="float">
            <text:p>0.02880427</text:p>
          </table:table-cell>
          <table:table-cell office:value-type="float" office:value="0.02037249" calcext:value-type="float">
            <text:p>0.02037249</text:p>
          </table:table-cell>
          <table:table-cell office:value-type="float" office:value="0.02783989" calcext:value-type="float">
            <text:p>0.02783989</text:p>
          </table:table-cell>
          <table:table-cell office:value-type="float" office:value="0.07397033" calcext:value-type="float">
            <text:p>0.07397033</text:p>
          </table:table-cell>
          <table:table-cell office:value-type="float" office:value="0.1418756" calcext:value-type="float">
            <text:p>0.1418756</text:p>
          </table:table-cell>
          <table:table-cell office:value-type="float" office:value="0.1460945" calcext:value-type="float">
            <text:p>0.1460945</text:p>
          </table:table-cell>
          <table:table-cell office:value-type="float" office:value="0.1515099" calcext:value-type="float">
            <text:p>0.1515099</text:p>
          </table:table-cell>
          <table:table-cell office:value-type="float" office:value="0.1568956" calcext:value-type="float">
            <text:p>0.1568956</text:p>
          </table:table-cell>
          <table:table-cell office:value-type="float" office:value="0.1668098" calcext:value-type="float">
            <text:p>0.1668098</text:p>
          </table:table-cell>
          <table:table-cell office:value-type="float" office:value="0.1717211" calcext:value-type="float">
            <text:p>0.1717211</text:p>
          </table:table-cell>
          <table:table-cell office:value-type="float" office:value="0" calcext:value-type="float">
            <text:p>0</text:p>
          </table:table-cell>
          <table:table-cell office:value-type="float" office:value="16.89461" calcext:value-type="float">
            <text:p>16.89461</text:p>
          </table:table-cell>
          <table:table-cell office:value-type="float" office:value="16.75802" calcext:value-type="float">
            <text:p>16.75802</text:p>
          </table:table-cell>
          <table:table-cell office:value-type="float" office:value="27.64343" calcext:value-type="float">
            <text:p>27.64343</text:p>
          </table:table-cell>
          <table:table-cell office:value-type="float" office:value="5.901111" calcext:value-type="float">
            <text:p>5.901111</text:p>
          </table:table-cell>
          <table:table-cell office:value-type="float" office:value="4.698435" calcext:value-type="float">
            <text:p>4.698435</text:p>
          </table:table-cell>
          <table:table-cell office:value-type="float" office:value="2.195894" calcext:value-type="float">
            <text:p>2.195894</text:p>
          </table:table-cell>
          <table:table-cell office:value-type="float" office:value="2.183298" calcext:value-type="float">
            <text:p>2.183298</text:p>
          </table:table-cell>
          <table:table-cell office:value-type="float" office:value="4.795361" calcext:value-type="float">
            <text:p>4.795361</text:p>
          </table:table-cell>
          <table:table-cell office:value-type="float" office:value="7.796402" calcext:value-type="float">
            <text:p>7.796402</text:p>
          </table:table-cell>
          <table:table-cell office:value-type="float" office:value="8.126048" calcext:value-type="float">
            <text:p>8.126048</text:p>
          </table:table-cell>
          <table:table-cell office:value-type="float" office:value="8.639829" calcext:value-type="float">
            <text:p>8.639829</text:p>
          </table:table-cell>
          <table:table-cell office:value-type="float" office:value="9.132176" calcext:value-type="float">
            <text:p>9.132176</text:p>
          </table:table-cell>
          <table:table-cell office:value-type="float" office:value="10.06206" calcext:value-type="float">
            <text:p>10.06206</text:p>
          </table:table-cell>
          <table:table-cell office:value-type="float" office:value="10.51217" calcext:value-type="float">
            <text:p>10.51217</text:p>
          </table:table-cell>
          <table:table-cell office:value-type="float" office:value="0" calcext:value-type="float">
            <text:p>0</text:p>
          </table:table-cell>
          <table:table-cell office:value-type="float" office:value="0.009385319" calcext:value-type="float">
            <text:p>0.009385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2419" calcext:value-type="float">
            <text:p>0.025724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3.367696" calcext:value-type="float">
            <text:p>3.367696</text:p>
          </table:table-cell>
          <table:table-cell office:value-type="float" office:value="135.7506" calcext:value-type="float">
            <text:p>135.7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5601" calcext:value-type="float">
            <text:p>33.85601</text:p>
          </table:table-cell>
          <table:table-cell office:value-type="float" office:value="0" calcext:value-type="float">
            <text:p>0</text:p>
          </table:table-cell>
          <table:table-cell office:value-type="float" office:value="0.0000003410655" calcext:value-type="float">
            <text:p>3.41065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912043" calcext:value-type="float">
            <text:p>1.912043E-06</text:p>
          </table:table-cell>
          <table:table-cell office:value-type="float" office:value="1170.435" calcext:value-type="float">
            <text:p>1170.435</text:p>
          </table:table-cell>
          <table:table-cell office:value-type="float" office:value="1.446478" calcext:value-type="float">
            <text:p>1.446478</text:p>
          </table:table-cell>
          <table:table-cell office:value-type="float" office:value="0" calcext:value-type="float">
            <text:p>0</text:p>
          </table:table-cell>
          <table:table-cell office:value-type="float" office:value="0.03056213" calcext:value-type="float">
            <text:p>0.03056213</text:p>
          </table:table-cell>
          <table:table-cell office:value-type="float" office:value="0.1196814" calcext:value-type="float">
            <text:p>0.1196814</text:p>
          </table:table-cell>
          <table:table-cell office:value-type="float" office:value="0.1681109" calcext:value-type="float">
            <text:p>0.1681109</text:p>
          </table:table-cell>
          <table:table-cell office:value-type="float" office:value="0.03642359" calcext:value-type="float">
            <text:p>0.03642359</text:p>
          </table:table-cell>
          <table:table-cell office:value-type="float" office:value="0.02892392" calcext:value-type="float">
            <text:p>0.02892392</text:p>
          </table:table-cell>
          <table:table-cell office:value-type="float" office:value="0.02023806" calcext:value-type="float">
            <text:p>0.02023806</text:p>
          </table:table-cell>
          <table:table-cell office:value-type="float" office:value="0.02738151" calcext:value-type="float">
            <text:p>0.02738151</text:p>
          </table:table-cell>
          <table:table-cell office:value-type="float" office:value="0.07412578" calcext:value-type="float">
            <text:p>0.07412578</text:p>
          </table:table-cell>
          <table:table-cell office:value-type="float" office:value="0.1419649" calcext:value-type="float">
            <text:p>0.1419649</text:p>
          </table:table-cell>
          <table:table-cell office:value-type="float" office:value="0.14615" calcext:value-type="float">
            <text:p>0.14615</text:p>
          </table:table-cell>
          <table:table-cell office:value-type="float" office:value="0.1515686" calcext:value-type="float">
            <text:p>0.1515686</text:p>
          </table:table-cell>
          <table:table-cell office:value-type="float" office:value="0.1569492" calcext:value-type="float">
            <text:p>0.1569492</text:p>
          </table:table-cell>
          <table:table-cell office:value-type="float" office:value="0.1668559" calcext:value-type="float">
            <text:p>0.1668559</text:p>
          </table:table-cell>
          <table:table-cell office:value-type="float" office:value="0.1717651" calcext:value-type="float">
            <text:p>0.1717651</text:p>
          </table:table-cell>
          <table:table-cell office:value-type="float" office:value="0" calcext:value-type="float">
            <text:p>0</text:p>
          </table:table-cell>
          <table:table-cell office:value-type="float" office:value="16.86186" calcext:value-type="float">
            <text:p>16.86186</text:p>
          </table:table-cell>
          <table:table-cell office:value-type="float" office:value="16.74714" calcext:value-type="float">
            <text:p>16.74714</text:p>
          </table:table-cell>
          <table:table-cell office:value-type="float" office:value="27.61319" calcext:value-type="float">
            <text:p>27.61319</text:p>
          </table:table-cell>
          <table:table-cell office:value-type="float" office:value="5.895444" calcext:value-type="float">
            <text:p>5.895444</text:p>
          </table:table-cell>
          <table:table-cell office:value-type="float" office:value="4.693707" calcext:value-type="float">
            <text:p>4.693707</text:p>
          </table:table-cell>
          <table:table-cell office:value-type="float" office:value="2.196005" calcext:value-type="float">
            <text:p>2.196005</text:p>
          </table:table-cell>
          <table:table-cell office:value-type="float" office:value="2.184775" calcext:value-type="float">
            <text:p>2.184775</text:p>
          </table:table-cell>
          <table:table-cell office:value-type="float" office:value="4.799365" calcext:value-type="float">
            <text:p>4.799365</text:p>
          </table:table-cell>
          <table:table-cell office:value-type="float" office:value="7.802045" calcext:value-type="float">
            <text:p>7.802045</text:p>
          </table:table-cell>
          <table:table-cell office:value-type="float" office:value="8.131592" calcext:value-type="float">
            <text:p>8.131592</text:p>
          </table:table-cell>
          <table:table-cell office:value-type="float" office:value="8.645259" calcext:value-type="float">
            <text:p>8.645259</text:p>
          </table:table-cell>
          <table:table-cell office:value-type="float" office:value="9.13722" calcext:value-type="float">
            <text:p>9.13722</text:p>
          </table:table-cell>
          <table:table-cell office:value-type="float" office:value="10.06625" calcext:value-type="float">
            <text:p>10.06625</text:p>
          </table:table-cell>
          <table:table-cell office:value-type="float" office:value="10.52098" calcext:value-type="float">
            <text:p>10.52098</text:p>
          </table:table-cell>
          <table:table-cell office:value-type="float" office:value="0" calcext:value-type="float">
            <text:p>0</text:p>
          </table:table-cell>
          <table:table-cell office:value-type="float" office:value="0.007450863" calcext:value-type="float">
            <text:p>0.007450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2805" calcext:value-type="float">
            <text:p>0.025528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3.366781" calcext:value-type="float">
            <text:p>3.366781</text:p>
          </table:table-cell>
          <table:table-cell office:value-type="float" office:value="135.7516" calcext:value-type="float">
            <text:p>135.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7051" calcext:value-type="float">
            <text:p>33.87051</text:p>
          </table:table-cell>
          <table:table-cell office:value-type="float" office:value="0" calcext:value-type="float">
            <text:p>0</text:p>
          </table:table-cell>
          <table:table-cell office:value-type="float" office:value="0.0000003410678" calcext:value-type="float">
            <text:p>3.41067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912043" calcext:value-type="float">
            <text:p>1.912043E-06</text:p>
          </table:table-cell>
          <table:table-cell office:value-type="float" office:value="1170.419" calcext:value-type="float">
            <text:p>1170.419</text:p>
          </table:table-cell>
          <table:table-cell office:value-type="float" office:value="1.45921" calcext:value-type="float">
            <text:p>1.45921</text:p>
          </table:table-cell>
          <table:table-cell office:value-type="float" office:value="0" calcext:value-type="float">
            <text:p>0</text:p>
          </table:table-cell>
          <table:table-cell office:value-type="float" office:value="0.03275973" calcext:value-type="float">
            <text:p>0.03275973</text:p>
          </table:table-cell>
          <table:table-cell office:value-type="float" office:value="0.1198968" calcext:value-type="float">
            <text:p>0.1198968</text:p>
          </table:table-cell>
          <table:table-cell office:value-type="float" office:value="0.1673048" calcext:value-type="float">
            <text:p>0.1673048</text:p>
          </table:table-cell>
          <table:table-cell office:value-type="float" office:value="0.03642176" calcext:value-type="float">
            <text:p>0.03642176</text:p>
          </table:table-cell>
          <table:table-cell office:value-type="float" office:value="0.02902817" calcext:value-type="float">
            <text:p>0.02902817</text:p>
          </table:table-cell>
          <table:table-cell office:value-type="float" office:value="0.02015962" calcext:value-type="float">
            <text:p>0.02015962</text:p>
          </table:table-cell>
          <table:table-cell office:value-type="float" office:value="0.02722594" calcext:value-type="float">
            <text:p>0.02722594</text:p>
          </table:table-cell>
          <table:table-cell office:value-type="float" office:value="0.07413495" calcext:value-type="float">
            <text:p>0.07413495</text:p>
          </table:table-cell>
          <table:table-cell office:value-type="float" office:value="0.1421129" calcext:value-type="float">
            <text:p>0.1421129</text:p>
          </table:table-cell>
          <table:table-cell office:value-type="float" office:value="0.1462062" calcext:value-type="float">
            <text:p>0.1462062</text:p>
          </table:table-cell>
          <table:table-cell office:value-type="float" office:value="0.1516272" calcext:value-type="float">
            <text:p>0.1516272</text:p>
          </table:table-cell>
          <table:table-cell office:value-type="float" office:value="0.157002" calcext:value-type="float">
            <text:p>0.157002</text:p>
          </table:table-cell>
          <table:table-cell office:value-type="float" office:value="0.1669015" calcext:value-type="float">
            <text:p>0.1669015</text:p>
          </table:table-cell>
          <table:table-cell office:value-type="float" office:value="0.1718094" calcext:value-type="float">
            <text:p>0.1718094</text:p>
          </table:table-cell>
          <table:table-cell office:value-type="float" office:value="0" calcext:value-type="float">
            <text:p>0</text:p>
          </table:table-cell>
          <table:table-cell office:value-type="float" office:value="16.82896" calcext:value-type="float">
            <text:p>16.82896</text:p>
          </table:table-cell>
          <table:table-cell office:value-type="float" office:value="16.73653" calcext:value-type="float">
            <text:p>16.73653</text:p>
          </table:table-cell>
          <table:table-cell office:value-type="float" office:value="27.5822" calcext:value-type="float">
            <text:p>27.5822</text:p>
          </table:table-cell>
          <table:table-cell office:value-type="float" office:value="5.889718" calcext:value-type="float">
            <text:p>5.889718</text:p>
          </table:table-cell>
          <table:table-cell office:value-type="float" office:value="4.689007" calcext:value-type="float">
            <text:p>4.689007</text:p>
          </table:table-cell>
          <table:table-cell office:value-type="float" office:value="2.196088" calcext:value-type="float">
            <text:p>2.196088</text:p>
          </table:table-cell>
          <table:table-cell office:value-type="float" office:value="2.186154" calcext:value-type="float">
            <text:p>2.186154</text:p>
          </table:table-cell>
          <table:table-cell office:value-type="float" office:value="4.803336" calcext:value-type="float">
            <text:p>4.803336</text:p>
          </table:table-cell>
          <table:table-cell office:value-type="float" office:value="7.807718" calcext:value-type="float">
            <text:p>7.807718</text:p>
          </table:table-cell>
          <table:table-cell office:value-type="float" office:value="8.137133" calcext:value-type="float">
            <text:p>8.137133</text:p>
          </table:table-cell>
          <table:table-cell office:value-type="float" office:value="8.650689" calcext:value-type="float">
            <text:p>8.650689</text:p>
          </table:table-cell>
          <table:table-cell office:value-type="float" office:value="9.14222" calcext:value-type="float">
            <text:p>9.14222</text:p>
          </table:table-cell>
          <table:table-cell office:value-type="float" office:value="10.07043" calcext:value-type="float">
            <text:p>10.07043</text:p>
          </table:table-cell>
          <table:table-cell office:value-type="float" office:value="10.53042" calcext:value-type="float">
            <text:p>10.53042</text:p>
          </table:table-cell>
          <table:table-cell office:value-type="float" office:value="0" calcext:value-type="float">
            <text:p>0</text:p>
          </table:table-cell>
          <table:table-cell office:value-type="float" office:value="0.006552453" calcext:value-type="float">
            <text:p>0.006552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3008" calcext:value-type="float">
            <text:p>0.025330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3.366261" calcext:value-type="float">
            <text:p>3.366261</text:p>
          </table:table-cell>
          <table:table-cell office:value-type="float" office:value="135.7522" calcext:value-type="float">
            <text:p>135.7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85" calcext:value-type="float">
            <text:p>33.885</text:p>
          </table:table-cell>
          <table:table-cell office:value-type="float" office:value="0" calcext:value-type="float">
            <text:p>0</text:p>
          </table:table-cell>
          <table:table-cell office:value-type="float" office:value="0.0000003410692" calcext:value-type="float">
            <text:p>3.41069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912058" calcext:value-type="float">
            <text:p>1.912058E-06</text:p>
          </table:table-cell>
          <table:table-cell office:value-type="float" office:value="1170.402" calcext:value-type="float">
            <text:p>1170.402</text:p>
          </table:table-cell>
          <table:table-cell office:value-type="float" office:value="1.46633" calcext:value-type="float">
            <text:p>1.46633</text:p>
          </table:table-cell>
          <table:table-cell office:value-type="float" office:value="0" calcext:value-type="float">
            <text:p>0</text:p>
          </table:table-cell>
          <table:table-cell office:value-type="float" office:value="0.03809344" calcext:value-type="float">
            <text:p>0.03809344</text:p>
          </table:table-cell>
          <table:table-cell office:value-type="float" office:value="0.1213838" calcext:value-type="float">
            <text:p>0.1213838</text:p>
          </table:table-cell>
          <table:table-cell office:value-type="float" office:value="0.1687425" calcext:value-type="float">
            <text:p>0.1687425</text:p>
          </table:table-cell>
          <table:table-cell office:value-type="float" office:value="0.03709027" calcext:value-type="float">
            <text:p>0.03709027</text:p>
          </table:table-cell>
          <table:table-cell office:value-type="float" office:value="0.02916763" calcext:value-type="float">
            <text:p>0.02916763</text:p>
          </table:table-cell>
          <table:table-cell office:value-type="float" office:value="0.02011555" calcext:value-type="float">
            <text:p>0.02011555</text:p>
          </table:table-cell>
          <table:table-cell office:value-type="float" office:value="0.02731418" calcext:value-type="float">
            <text:p>0.02731418</text:p>
          </table:table-cell>
          <table:table-cell office:value-type="float" office:value="0.07414221" calcext:value-type="float">
            <text:p>0.07414221</text:p>
          </table:table-cell>
          <table:table-cell office:value-type="float" office:value="0.1422657" calcext:value-type="float">
            <text:p>0.1422657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1516856" calcext:value-type="float">
            <text:p>0.1516856</text:p>
          </table:table-cell>
          <table:table-cell office:value-type="float" office:value="0.1570565" calcext:value-type="float">
            <text:p>0.1570565</text:p>
          </table:table-cell>
          <table:table-cell office:value-type="float" office:value="0.1669458" calcext:value-type="float">
            <text:p>0.1669458</text:p>
          </table:table-cell>
          <table:table-cell office:value-type="float" office:value="0.1718541" calcext:value-type="float">
            <text:p>0.1718541</text:p>
          </table:table-cell>
          <table:table-cell office:value-type="float" office:value="0" calcext:value-type="float">
            <text:p>0</text:p>
          </table:table-cell>
          <table:table-cell office:value-type="float" office:value="16.79643" calcext:value-type="float">
            <text:p>16.79643</text:p>
          </table:table-cell>
          <table:table-cell office:value-type="float" office:value="16.72593" calcext:value-type="float">
            <text:p>16.72593</text:p>
          </table:table-cell>
          <table:table-cell office:value-type="float" office:value="27.55125" calcext:value-type="float">
            <text:p>27.55125</text:p>
          </table:table-cell>
          <table:table-cell office:value-type="float" office:value="5.884128" calcext:value-type="float">
            <text:p>5.884128</text:p>
          </table:table-cell>
          <table:table-cell office:value-type="float" office:value="4.684383" calcext:value-type="float">
            <text:p>4.684383</text:p>
          </table:table-cell>
          <table:table-cell office:value-type="float" office:value="2.196157" calcext:value-type="float">
            <text:p>2.196157</text:p>
          </table:table-cell>
          <table:table-cell office:value-type="float" office:value="2.187508" calcext:value-type="float">
            <text:p>2.187508</text:p>
          </table:table-cell>
          <table:table-cell office:value-type="float" office:value="4.807278" calcext:value-type="float">
            <text:p>4.807278</text:p>
          </table:table-cell>
          <table:table-cell office:value-type="float" office:value="7.813432" calcext:value-type="float">
            <text:p>7.813432</text:p>
          </table:table-cell>
          <table:table-cell office:value-type="float" office:value="8.142677" calcext:value-type="float">
            <text:p>8.142677</text:p>
          </table:table-cell>
          <table:table-cell office:value-type="float" office:value="8.656119" calcext:value-type="float">
            <text:p>8.656119</text:p>
          </table:table-cell>
          <table:table-cell office:value-type="float" office:value="9.147179" calcext:value-type="float">
            <text:p>9.147179</text:p>
          </table:table-cell>
          <table:table-cell office:value-type="float" office:value="10.07462" calcext:value-type="float">
            <text:p>10.07462</text:p>
          </table:table-cell>
          <table:table-cell office:value-type="float" office:value="10.53765" calcext:value-type="float">
            <text:p>10.53765</text:p>
          </table:table-cell>
          <table:table-cell office:value-type="float" office:value="0" calcext:value-type="float">
            <text:p>0</text:p>
          </table:table-cell>
          <table:table-cell office:value-type="float" office:value="0.00867027" calcext:value-type="float">
            <text:p>0.00867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17" calcext:value-type="float">
            <text:p>0.0251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3.36527" calcext:value-type="float">
            <text:p>3.36527</text:p>
          </table:table-cell>
          <table:table-cell office:value-type="float" office:value="135.7532" calcext:value-type="float">
            <text:p>135.7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9951" calcext:value-type="float">
            <text:p>33.89951</text:p>
          </table:table-cell>
          <table:table-cell office:value-type="float" office:value="0" calcext:value-type="float">
            <text:p>0</text:p>
          </table:table-cell>
          <table:table-cell office:value-type="float" office:value="0.0000003410692" calcext:value-type="float">
            <text:p>3.41069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912058" calcext:value-type="float">
            <text:p>1.912058E-06</text:p>
          </table:table-cell>
          <table:table-cell office:value-type="float" office:value="1170.386" calcext:value-type="float">
            <text:p>1170.386</text:p>
          </table:table-cell>
          <table:table-cell office:value-type="float" office:value="1.478819" calcext:value-type="float">
            <text:p>1.478819</text:p>
          </table:table-cell>
          <table:table-cell office:value-type="float" office:value="0" calcext:value-type="float">
            <text:p>0</text:p>
          </table:table-cell>
          <table:table-cell office:value-type="float" office:value="0.03731721" calcext:value-type="float">
            <text:p>0.03731721</text:p>
          </table:table-cell>
          <table:table-cell office:value-type="float" office:value="0.1193853" calcext:value-type="float">
            <text:p>0.1193853</text:p>
          </table:table-cell>
          <table:table-cell office:value-type="float" office:value="0.1707412" calcext:value-type="float">
            <text:p>0.1707412</text:p>
          </table:table-cell>
          <table:table-cell office:value-type="float" office:value="0.03751092" calcext:value-type="float">
            <text:p>0.03751092</text:p>
          </table:table-cell>
          <table:table-cell office:value-type="float" office:value="0.0278628" calcext:value-type="float">
            <text:p>0.0278628</text:p>
          </table:table-cell>
          <table:table-cell office:value-type="float" office:value="0.01996319" calcext:value-type="float">
            <text:p>0.01996319</text:p>
          </table:table-cell>
          <table:table-cell office:value-type="float" office:value="0.02745591" calcext:value-type="float">
            <text:p>0.02745591</text:p>
          </table:table-cell>
          <table:table-cell office:value-type="float" office:value="0.07419591" calcext:value-type="float">
            <text:p>0.07419591</text:p>
          </table:table-cell>
          <table:table-cell office:value-type="float" office:value="0.1423759" calcext:value-type="float">
            <text:p>0.1423759</text:p>
          </table:table-cell>
          <table:table-cell office:value-type="float" office:value="0.1463203" calcext:value-type="float">
            <text:p>0.1463203</text:p>
          </table:table-cell>
          <table:table-cell office:value-type="float" office:value="0.1517434" calcext:value-type="float">
            <text:p>0.1517434</text:p>
          </table:table-cell>
          <table:table-cell office:value-type="float" office:value="0.1571073" calcext:value-type="float">
            <text:p>0.1571073</text:p>
          </table:table-cell>
          <table:table-cell office:value-type="float" office:value="0.1669911" calcext:value-type="float">
            <text:p>0.1669911</text:p>
          </table:table-cell>
          <table:table-cell office:value-type="float" office:value="0.1718978" calcext:value-type="float">
            <text:p>0.1718978</text:p>
          </table:table-cell>
          <table:table-cell office:value-type="float" office:value="0" calcext:value-type="float">
            <text:p>0</text:p>
          </table:table-cell>
          <table:table-cell office:value-type="float" office:value="16.76257" calcext:value-type="float">
            <text:p>16.76257</text:p>
          </table:table-cell>
          <table:table-cell office:value-type="float" office:value="16.7153" calcext:value-type="float">
            <text:p>16.7153</text:p>
          </table:table-cell>
          <table:table-cell office:value-type="float" office:value="27.52148" calcext:value-type="float">
            <text:p>27.52148</text:p>
          </table:table-cell>
          <table:table-cell office:value-type="float" office:value="5.878898" calcext:value-type="float">
            <text:p>5.878898</text:p>
          </table:table-cell>
          <table:table-cell office:value-type="float" office:value="4.679681" calcext:value-type="float">
            <text:p>4.679681</text:p>
          </table:table-cell>
          <table:table-cell office:value-type="float" office:value="2.196201" calcext:value-type="float">
            <text:p>2.196201</text:p>
          </table:table-cell>
          <table:table-cell office:value-type="float" office:value="2.188887" calcext:value-type="float">
            <text:p>2.188887</text:p>
          </table:table-cell>
          <table:table-cell office:value-type="float" office:value="4.811189" calcext:value-type="float">
            <text:p>4.811189</text:p>
          </table:table-cell>
          <table:table-cell office:value-type="float" office:value="7.819147" calcext:value-type="float">
            <text:p>7.819147</text:p>
          </table:table-cell>
          <table:table-cell office:value-type="float" office:value="8.148221" calcext:value-type="float">
            <text:p>8.148221</text:p>
          </table:table-cell>
          <table:table-cell office:value-type="float" office:value="8.661549" calcext:value-type="float">
            <text:p>8.661549</text:p>
          </table:table-cell>
          <table:table-cell office:value-type="float" office:value="9.152143" calcext:value-type="float">
            <text:p>9.152143</text:p>
          </table:table-cell>
          <table:table-cell office:value-type="float" office:value="10.07881" calcext:value-type="float">
            <text:p>10.07881</text:p>
          </table:table-cell>
          <table:table-cell office:value-type="float" office:value="10.54481" calcext:value-type="float">
            <text:p>10.54481</text:p>
          </table:table-cell>
          <table:table-cell office:value-type="float" office:value="0" calcext:value-type="float">
            <text:p>0</text:p>
          </table:table-cell>
          <table:table-cell office:value-type="float" office:value="0.01088921" calcext:value-type="float">
            <text:p>0.01088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0874" calcext:value-type="float">
            <text:p>0.024908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3.364117" calcext:value-type="float">
            <text:p>3.364117</text:p>
          </table:table-cell>
          <table:table-cell office:value-type="float" office:value="135.7543" calcext:value-type="float">
            <text:p>135.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1409" calcext:value-type="float">
            <text:p>33.91409</text:p>
          </table:table-cell>
          <table:table-cell office:value-type="float" office:value="0" calcext:value-type="float">
            <text:p>0</text:p>
          </table:table-cell>
          <table:table-cell office:value-type="float" office:value="0.0000003410692" calcext:value-type="float">
            <text:p>3.41069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912058" calcext:value-type="float">
            <text:p>1.912058E-06</text:p>
          </table:table-cell>
          <table:table-cell office:value-type="float" office:value="1170.37" calcext:value-type="float">
            <text:p>1170.37</text:p>
          </table:table-cell>
          <table:table-cell office:value-type="float" office:value="1.49096" calcext:value-type="float">
            <text:p>1.49096</text:p>
          </table:table-cell>
          <table:table-cell office:value-type="float" office:value="0" calcext:value-type="float">
            <text:p>0</text:p>
          </table:table-cell>
          <table:table-cell office:value-type="float" office:value="0.02547701" calcext:value-type="float">
            <text:p>0.02547701</text:p>
          </table:table-cell>
          <table:table-cell office:value-type="float" office:value="0.1182657" calcext:value-type="float">
            <text:p>0.1182657</text:p>
          </table:table-cell>
          <table:table-cell office:value-type="float" office:value="0.1712518" calcext:value-type="float">
            <text:p>0.1712518</text:p>
          </table:table-cell>
          <table:table-cell office:value-type="float" office:value="0.03758578" calcext:value-type="float">
            <text:p>0.03758578</text:p>
          </table:table-cell>
          <table:table-cell office:value-type="float" office:value="0.02757556" calcext:value-type="float">
            <text:p>0.02757556</text:p>
          </table:table-cell>
          <table:table-cell office:value-type="float" office:value="0.01992171" calcext:value-type="float">
            <text:p>0.01992171</text:p>
          </table:table-cell>
          <table:table-cell office:value-type="float" office:value="0.02749668" calcext:value-type="float">
            <text:p>0.02749668</text:p>
          </table:table-cell>
          <table:table-cell office:value-type="float" office:value="0.07422529" calcext:value-type="float">
            <text:p>0.07422529</text:p>
          </table:table-cell>
          <table:table-cell office:value-type="float" office:value="0.1424747" calcext:value-type="float">
            <text:p>0.1424747</text:p>
          </table:table-cell>
          <table:table-cell office:value-type="float" office:value="0.1463784" calcext:value-type="float">
            <text:p>0.1463784</text:p>
          </table:table-cell>
          <table:table-cell office:value-type="float" office:value="0.1518009" calcext:value-type="float">
            <text:p>0.1518009</text:p>
          </table:table-cell>
          <table:table-cell office:value-type="float" office:value="0.1571584" calcext:value-type="float">
            <text:p>0.1571584</text:p>
          </table:table-cell>
          <table:table-cell office:value-type="float" office:value="0.1670371" calcext:value-type="float">
            <text:p>0.1670371</text:p>
          </table:table-cell>
          <table:table-cell office:value-type="float" office:value="0.1719411" calcext:value-type="float">
            <text:p>0.1719411</text:p>
          </table:table-cell>
          <table:table-cell office:value-type="float" office:value="0" calcext:value-type="float">
            <text:p>0</text:p>
          </table:table-cell>
          <table:table-cell office:value-type="float" office:value="16.73107" calcext:value-type="float">
            <text:p>16.73107</text:p>
          </table:table-cell>
          <table:table-cell office:value-type="float" office:value="16.7046" calcext:value-type="float">
            <text:p>16.7046</text:p>
          </table:table-cell>
          <table:table-cell office:value-type="float" office:value="27.49245" calcext:value-type="float">
            <text:p>27.49245</text:p>
          </table:table-cell>
          <table:table-cell office:value-type="float" office:value="5.873789" calcext:value-type="float">
            <text:p>5.873789</text:p>
          </table:table-cell>
          <table:table-cell office:value-type="float" office:value="4.674748" calcext:value-type="float">
            <text:p>4.674748</text:p>
          </table:table-cell>
          <table:table-cell office:value-type="float" office:value="2.196222" calcext:value-type="float">
            <text:p>2.196222</text:p>
          </table:table-cell>
          <table:table-cell office:value-type="float" office:value="2.190273" calcext:value-type="float">
            <text:p>2.190273</text:p>
          </table:table-cell>
          <table:table-cell office:value-type="float" office:value="4.815094" calcext:value-type="float">
            <text:p>4.815094</text:p>
          </table:table-cell>
          <table:table-cell office:value-type="float" office:value="7.824906" calcext:value-type="float">
            <text:p>7.824906</text:p>
          </table:table-cell>
          <table:table-cell office:value-type="float" office:value="8.153764" calcext:value-type="float">
            <text:p>8.153764</text:p>
          </table:table-cell>
          <table:table-cell office:value-type="float" office:value="8.666979" calcext:value-type="float">
            <text:p>8.666979</text:p>
          </table:table-cell>
          <table:table-cell office:value-type="float" office:value="9.157103" calcext:value-type="float">
            <text:p>9.157103</text:p>
          </table:table-cell>
          <table:table-cell office:value-type="float" office:value="10.08299" calcext:value-type="float">
            <text:p>10.08299</text:p>
          </table:table-cell>
          <table:table-cell office:value-type="float" office:value="10.55199" calcext:value-type="float">
            <text:p>10.55199</text:p>
          </table:table-cell>
          <table:table-cell office:value-type="float" office:value="0" calcext:value-type="float">
            <text:p>0</text:p>
          </table:table-cell>
          <table:table-cell office:value-type="float" office:value="0.007413013" calcext:value-type="float">
            <text:p>0.0074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2745" calcext:value-type="float">
            <text:p>0.024727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3.36276" calcext:value-type="float">
            <text:p>3.36276</text:p>
          </table:table-cell>
          <table:table-cell office:value-type="float" office:value="135.7557" calcext:value-type="float">
            <text:p>135.7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286" calcext:value-type="float">
            <text:p>33.9286</text:p>
          </table:table-cell>
          <table:table-cell office:value-type="float" office:value="0" calcext:value-type="float">
            <text:p>0</text:p>
          </table:table-cell>
          <table:table-cell office:value-type="float" office:value="0.0000003410692" calcext:value-type="float">
            <text:p>3.41069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912058" calcext:value-type="float">
            <text:p>1.912058E-06</text:p>
          </table:table-cell>
          <table:table-cell office:value-type="float" office:value="1170.354" calcext:value-type="float">
            <text:p>1170.354</text:p>
          </table:table-cell>
          <table:table-cell office:value-type="float" office:value="1.503187" calcext:value-type="float">
            <text:p>1.503187</text:p>
          </table:table-cell>
          <table:table-cell office:value-type="float" office:value="0" calcext:value-type="float">
            <text:p>0</text:p>
          </table:table-cell>
          <table:table-cell office:value-type="float" office:value="0.02684909" calcext:value-type="float">
            <text:p>0.02684909</text:p>
          </table:table-cell>
          <table:table-cell office:value-type="float" office:value="0.1190081" calcext:value-type="float">
            <text:p>0.1190081</text:p>
          </table:table-cell>
          <table:table-cell office:value-type="float" office:value="0.1718001" calcext:value-type="float">
            <text:p>0.1718001</text:p>
          </table:table-cell>
          <table:table-cell office:value-type="float" office:value="0.03738848" calcext:value-type="float">
            <text:p>0.03738848</text:p>
          </table:table-cell>
          <table:table-cell office:value-type="float" office:value="0.02831354" calcext:value-type="float">
            <text:p>0.02831354</text:p>
          </table:table-cell>
          <table:table-cell office:value-type="float" office:value="0.01963614" calcext:value-type="float">
            <text:p>0.01963614</text:p>
          </table:table-cell>
          <table:table-cell office:value-type="float" office:value="0.02748316" calcext:value-type="float">
            <text:p>0.02748316</text:p>
          </table:table-cell>
          <table:table-cell office:value-type="float" office:value="0.07424391" calcext:value-type="float">
            <text:p>0.07424391</text:p>
          </table:table-cell>
          <table:table-cell office:value-type="float" office:value="0.1425806" calcext:value-type="float">
            <text:p>0.1425806</text:p>
          </table:table-cell>
          <table:table-cell office:value-type="float" office:value="0.1464369" calcext:value-type="float">
            <text:p>0.1464369</text:p>
          </table:table-cell>
          <table:table-cell office:value-type="float" office:value="0.1518584" calcext:value-type="float">
            <text:p>0.1518584</text:p>
          </table:table-cell>
          <table:table-cell office:value-type="float" office:value="0.1572111" calcext:value-type="float">
            <text:p>0.1572111</text:p>
          </table:table-cell>
          <table:table-cell office:value-type="float" office:value="0.1670824" calcext:value-type="float">
            <text:p>0.1670824</text:p>
          </table:table-cell>
          <table:table-cell office:value-type="float" office:value="0.1719849" calcext:value-type="float">
            <text:p>0.1719849</text:p>
          </table:table-cell>
          <table:table-cell office:value-type="float" office:value="0" calcext:value-type="float">
            <text:p>0</text:p>
          </table:table-cell>
          <table:table-cell office:value-type="float" office:value="16.69392" calcext:value-type="float">
            <text:p>16.69392</text:p>
          </table:table-cell>
          <table:table-cell office:value-type="float" office:value="16.69381" calcext:value-type="float">
            <text:p>16.69381</text:p>
          </table:table-cell>
          <table:table-cell office:value-type="float" office:value="27.46372" calcext:value-type="float">
            <text:p>27.46372</text:p>
          </table:table-cell>
          <table:table-cell office:value-type="float" office:value="5.868671" calcext:value-type="float">
            <text:p>5.868671</text:p>
          </table:table-cell>
          <table:table-cell office:value-type="float" office:value="4.669769" calcext:value-type="float">
            <text:p>4.669769</text:p>
          </table:table-cell>
          <table:table-cell office:value-type="float" office:value="2.196213" calcext:value-type="float">
            <text:p>2.196213</text:p>
          </table:table-cell>
          <table:table-cell office:value-type="float" office:value="2.191654" calcext:value-type="float">
            <text:p>2.191654</text:p>
          </table:table-cell>
          <table:table-cell office:value-type="float" office:value="4.818974" calcext:value-type="float">
            <text:p>4.818974</text:p>
          </table:table-cell>
          <table:table-cell office:value-type="float" office:value="7.830665" calcext:value-type="float">
            <text:p>7.830665</text:p>
          </table:table-cell>
          <table:table-cell office:value-type="float" office:value="8.159307" calcext:value-type="float">
            <text:p>8.159307</text:p>
          </table:table-cell>
          <table:table-cell office:value-type="float" office:value="8.672409" calcext:value-type="float">
            <text:p>8.672409</text:p>
          </table:table-cell>
          <table:table-cell office:value-type="float" office:value="9.162062" calcext:value-type="float">
            <text:p>9.162062</text:p>
          </table:table-cell>
          <table:table-cell office:value-type="float" office:value="10.08718" calcext:value-type="float">
            <text:p>10.08718</text:p>
          </table:table-cell>
          <table:table-cell office:value-type="float" office:value="10.55976" calcext:value-type="float">
            <text:p>10.55976</text:p>
          </table:table-cell>
          <table:table-cell office:value-type="float" office:value="0" calcext:value-type="float">
            <text:p>0</text:p>
          </table:table-cell>
          <table:table-cell office:value-type="float" office:value="0.007722532" calcext:value-type="float">
            <text:p>0.007722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5988" calcext:value-type="float">
            <text:p>0.024559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3.361058" calcext:value-type="float">
            <text:p>3.361058</text:p>
          </table:table-cell>
          <table:table-cell office:value-type="float" office:value="135.7574" calcext:value-type="float">
            <text:p>135.7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4317" calcext:value-type="float">
            <text:p>33.94317</text:p>
          </table:table-cell>
          <table:table-cell office:value-type="float" office:value="0" calcext:value-type="float">
            <text:p>0</text:p>
          </table:table-cell>
          <table:table-cell office:value-type="float" office:value="0.0000003410692" calcext:value-type="float">
            <text:p>3.41069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1912058" calcext:value-type="float">
            <text:p>1.912058E-06</text:p>
          </table:table-cell>
          <table:table-cell office:value-type="float" office:value="1170.337" calcext:value-type="float">
            <text:p>1170.337</text:p>
          </table:table-cell>
          <table:table-cell office:value-type="float" office:value="1.518891" calcext:value-type="float">
            <text:p>1.518891</text:p>
          </table:table-cell>
          <table:table-cell office:value-type="float" office:value="0" calcext:value-type="float">
            <text:p>0</text:p>
          </table:table-cell>
          <table:table-cell office:value-type="float" office:value="0.02651516" calcext:value-type="float">
            <text:p>0.02651516</text:p>
          </table:table-cell>
          <table:table-cell office:value-type="float" office:value="0.1185357" calcext:value-type="float">
            <text:p>0.1185357</text:p>
          </table:table-cell>
          <table:table-cell office:value-type="float" office:value="0.1727017" calcext:value-type="float">
            <text:p>0.1727017</text:p>
          </table:table-cell>
          <table:table-cell office:value-type="float" office:value="0.03701461" calcext:value-type="float">
            <text:p>0.03701461</text:p>
          </table:table-cell>
          <table:table-cell office:value-type="float" office:value="0.02836838" calcext:value-type="float">
            <text:p>0.02836838</text:p>
          </table:table-cell>
          <table:table-cell office:value-type="float" office:value="0.01942406" calcext:value-type="float">
            <text:p>0.01942406</text:p>
          </table:table-cell>
          <table:table-cell office:value-type="float" office:value="0.02748062" calcext:value-type="float">
            <text:p>0.02748062</text:p>
          </table:table-cell>
          <table:table-cell office:value-type="float" office:value="0.07426123" calcext:value-type="float">
            <text:p>0.07426123</text:p>
          </table:table-cell>
          <table:table-cell office:value-type="float" office:value="0.1426713" calcext:value-type="float">
            <text:p>0.1426713</text:p>
          </table:table-cell>
          <table:table-cell office:value-type="float" office:value="0.1464951" calcext:value-type="float">
            <text:p>0.1464951</text:p>
          </table:table-cell>
          <table:table-cell office:value-type="float" office:value="0.1519151" calcext:value-type="float">
            <text:p>0.1519151</text:p>
          </table:table-cell>
          <table:table-cell office:value-type="float" office:value="0.1572629" calcext:value-type="float">
            <text:p>0.1572629</text:p>
          </table:table-cell>
          <table:table-cell office:value-type="float" office:value="0.1671285" calcext:value-type="float">
            <text:p>0.1671285</text:p>
          </table:table-cell>
          <table:table-cell office:value-type="float" office:value="0.1720282" calcext:value-type="float">
            <text:p>0.1720282</text:p>
          </table:table-cell>
          <table:table-cell office:value-type="float" office:value="0" calcext:value-type="float">
            <text:p>0</text:p>
          </table:table-cell>
          <table:table-cell office:value-type="float" office:value="16.65785" calcext:value-type="float">
            <text:p>16.65785</text:p>
          </table:table-cell>
          <table:table-cell office:value-type="float" office:value="16.68306" calcext:value-type="float">
            <text:p>16.68306</text:p>
          </table:table-cell>
          <table:table-cell office:value-type="float" office:value="27.43564" calcext:value-type="float">
            <text:p>27.43564</text:p>
          </table:table-cell>
          <table:table-cell office:value-type="float" office:value="5.863508" calcext:value-type="float">
            <text:p>5.863508</text:p>
          </table:table-cell>
          <table:table-cell office:value-type="float" office:value="4.665055" calcext:value-type="float">
            <text:p>4.665055</text:p>
          </table:table-cell>
          <table:table-cell office:value-type="float" office:value="2.196139" calcext:value-type="float">
            <text:p>2.196139</text:p>
          </table:table-cell>
          <table:table-cell office:value-type="float" office:value="2.193031" calcext:value-type="float">
            <text:p>2.193031</text:p>
          </table:table-cell>
          <table:table-cell office:value-type="float" office:value="4.822852" calcext:value-type="float">
            <text:p>4.822852</text:p>
          </table:table-cell>
          <table:table-cell office:value-type="float" office:value="7.836425" calcext:value-type="float">
            <text:p>7.836425</text:p>
          </table:table-cell>
          <table:table-cell office:value-type="float" office:value="8.16485" calcext:value-type="float">
            <text:p>8.16485</text:p>
          </table:table-cell>
          <table:table-cell office:value-type="float" office:value="8.677839" calcext:value-type="float">
            <text:p>8.677839</text:p>
          </table:table-cell>
          <table:table-cell office:value-type="float" office:value="9.167024" calcext:value-type="float">
            <text:p>9.167024</text:p>
          </table:table-cell>
          <table:table-cell office:value-type="float" office:value="10.09136" calcext:value-type="float">
            <text:p>10.09136</text:p>
          </table:table-cell>
          <table:table-cell office:value-type="float" office:value="10.5678" calcext:value-type="float">
            <text:p>10.5678</text:p>
          </table:table-cell>
          <table:table-cell office:value-type="float" office:value="0" calcext:value-type="float">
            <text:p>0</text:p>
          </table:table-cell>
          <table:table-cell office:value-type="float" office:value="0.007149309" calcext:value-type="float">
            <text:p>0.007149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565" calcext:value-type="float">
            <text:p>0.02435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3.36184" calcext:value-type="float">
            <text:p>3.36184</text:p>
          </table:table-cell>
          <table:table-cell office:value-type="float" office:value="135.7577" calcext:value-type="float">
            <text:p>135.7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57" calcext:value-type="float">
            <text:p>33.957</text:p>
          </table:table-cell>
          <table:table-cell office:value-type="float" office:value="0" calcext:value-type="float">
            <text:p>0</text:p>
          </table:table-cell>
          <table:table-cell office:value-type="float" office:value="0.0000003532349" calcext:value-type="float">
            <text:p>3.5323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036153" calcext:value-type="float">
            <text:p>2.036153E-06</text:p>
          </table:table-cell>
          <table:table-cell office:value-type="float" office:value="1170.321" calcext:value-type="float">
            <text:p>1170.321</text:p>
          </table:table-cell>
          <table:table-cell office:value-type="float" office:value="1.521921" calcext:value-type="float">
            <text:p>1.521921</text:p>
          </table:table-cell>
          <table:table-cell office:value-type="float" office:value="0" calcext:value-type="float">
            <text:p>0</text:p>
          </table:table-cell>
          <table:table-cell office:value-type="float" office:value="0.02832806" calcext:value-type="float">
            <text:p>0.02832806</text:p>
          </table:table-cell>
          <table:table-cell office:value-type="float" office:value="0.09504108" calcext:value-type="float">
            <text:p>0.09504108</text:p>
          </table:table-cell>
          <table:table-cell office:value-type="float" office:value="0.1616475" calcext:value-type="float">
            <text:p>0.1616475</text:p>
          </table:table-cell>
          <table:table-cell office:value-type="float" office:value="0.0472386" calcext:value-type="float">
            <text:p>0.0472386</text:p>
          </table:table-cell>
          <table:table-cell office:value-type="float" office:value="0.02976201" calcext:value-type="float">
            <text:p>0.02976201</text:p>
          </table:table-cell>
          <table:table-cell office:value-type="float" office:value="0.02010606" calcext:value-type="float">
            <text:p>0.02010606</text:p>
          </table:table-cell>
          <table:table-cell office:value-type="float" office:value="0.02494358" calcext:value-type="float">
            <text:p>0.02494358</text:p>
          </table:table-cell>
          <table:table-cell office:value-type="float" office:value="0.0741632" calcext:value-type="float">
            <text:p>0.0741632</text:p>
          </table:table-cell>
          <table:table-cell office:value-type="float" office:value="0.1427427" calcext:value-type="float">
            <text:p>0.1427427</text:p>
          </table:table-cell>
          <table:table-cell office:value-type="float" office:value="0.1465538" calcext:value-type="float">
            <text:p>0.1465538</text:p>
          </table:table-cell>
          <table:table-cell office:value-type="float" office:value="0.1519718" calcext:value-type="float">
            <text:p>0.1519718</text:p>
          </table:table-cell>
          <table:table-cell office:value-type="float" office:value="0.1573157" calcext:value-type="float">
            <text:p>0.1573157</text:p>
          </table:table-cell>
          <table:table-cell office:value-type="float" office:value="0.1671724" calcext:value-type="float">
            <text:p>0.1671724</text:p>
          </table:table-cell>
          <table:table-cell office:value-type="float" office:value="0.1720725" calcext:value-type="float">
            <text:p>0.1720725</text:p>
          </table:table-cell>
          <table:table-cell office:value-type="float" office:value="0" calcext:value-type="float">
            <text:p>0</text:p>
          </table:table-cell>
          <table:table-cell office:value-type="float" office:value="16.60483" calcext:value-type="float">
            <text:p>16.60483</text:p>
          </table:table-cell>
          <table:table-cell office:value-type="float" office:value="16.66268" calcext:value-type="float">
            <text:p>16.66268</text:p>
          </table:table-cell>
          <table:table-cell office:value-type="float" office:value="27.40346" calcext:value-type="float">
            <text:p>27.40346</text:p>
          </table:table-cell>
          <table:table-cell office:value-type="float" office:value="5.859285" calcext:value-type="float">
            <text:p>5.859285</text:p>
          </table:table-cell>
          <table:table-cell office:value-type="float" office:value="4.660385" calcext:value-type="float">
            <text:p>4.660385</text:p>
          </table:table-cell>
          <table:table-cell office:value-type="float" office:value="2.196096" calcext:value-type="float">
            <text:p>2.196096</text:p>
          </table:table-cell>
          <table:table-cell office:value-type="float" office:value="2.19433" calcext:value-type="float">
            <text:p>2.19433</text:p>
          </table:table-cell>
          <table:table-cell office:value-type="float" office:value="4.8267" calcext:value-type="float">
            <text:p>4.8267</text:p>
          </table:table-cell>
          <table:table-cell office:value-type="float" office:value="7.842184" calcext:value-type="float">
            <text:p>7.842184</text:p>
          </table:table-cell>
          <table:table-cell office:value-type="float" office:value="8.170392" calcext:value-type="float">
            <text:p>8.170392</text:p>
          </table:table-cell>
          <table:table-cell office:value-type="float" office:value="8.68327" calcext:value-type="float">
            <text:p>8.68327</text:p>
          </table:table-cell>
          <table:table-cell office:value-type="float" office:value="9.17199" calcext:value-type="float">
            <text:p>9.17199</text:p>
          </table:table-cell>
          <table:table-cell office:value-type="float" office:value="10.09555" calcext:value-type="float">
            <text:p>10.09555</text:p>
          </table:table-cell>
          <table:table-cell office:value-type="float" office:value="10.5726" calcext:value-type="float">
            <text:p>10.5726</text:p>
          </table:table-cell>
          <table:table-cell office:value-type="float" office:value="0" calcext:value-type="float">
            <text:p>0</text:p>
          </table:table-cell>
          <table:table-cell office:value-type="float" office:value="0.01889476" calcext:value-type="float">
            <text:p>0.01889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3158" calcext:value-type="float">
            <text:p>0.023131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3.361811" calcext:value-type="float">
            <text:p>3.361811</text:p>
          </table:table-cell>
          <table:table-cell office:value-type="float" office:value="135.7579" calcext:value-type="float">
            <text:p>135.7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7115" calcext:value-type="float">
            <text:p>33.97115</text:p>
          </table:table-cell>
          <table:table-cell office:value-type="float" office:value="0" calcext:value-type="float">
            <text:p>0</text:p>
          </table:table-cell>
          <table:table-cell office:value-type="float" office:value="0.0000003758813" calcext:value-type="float">
            <text:p>3.758813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262897" calcext:value-type="float">
            <text:p>2.262897E-06</text:p>
          </table:table-cell>
          <table:table-cell office:value-type="float" office:value="1170.306" calcext:value-type="float">
            <text:p>1170.306</text:p>
          </table:table-cell>
          <table:table-cell office:value-type="float" office:value="1.524016" calcext:value-type="float">
            <text:p>1.524016</text:p>
          </table:table-cell>
          <table:table-cell office:value-type="float" office:value="0" calcext:value-type="float">
            <text:p>0</text:p>
          </table:table-cell>
          <table:table-cell office:value-type="float" office:value="0.03347459" calcext:value-type="float">
            <text:p>0.03347459</text:p>
          </table:table-cell>
          <table:table-cell office:value-type="float" office:value="0.1155694" calcext:value-type="float">
            <text:p>0.1155694</text:p>
          </table:table-cell>
          <table:table-cell office:value-type="float" office:value="0.1681334" calcext:value-type="float">
            <text:p>0.1681334</text:p>
          </table:table-cell>
          <table:table-cell office:value-type="float" office:value="0.0394052" calcext:value-type="float">
            <text:p>0.0394052</text:p>
          </table:table-cell>
          <table:table-cell office:value-type="float" office:value="0.02891124" calcext:value-type="float">
            <text:p>0.02891124</text:p>
          </table:table-cell>
          <table:table-cell office:value-type="float" office:value="0.02033146" calcext:value-type="float">
            <text:p>0.02033146</text:p>
          </table:table-cell>
          <table:table-cell office:value-type="float" office:value="0.02568269" calcext:value-type="float">
            <text:p>0.02568269</text:p>
          </table:table-cell>
          <table:table-cell office:value-type="float" office:value="0.0738936" calcext:value-type="float">
            <text:p>0.0738936</text:p>
          </table:table-cell>
          <table:table-cell office:value-type="float" office:value="0.1427052" calcext:value-type="float">
            <text:p>0.1427052</text:p>
          </table:table-cell>
          <table:table-cell office:value-type="float" office:value="0.1466128" calcext:value-type="float">
            <text:p>0.1466128</text:p>
          </table:table-cell>
          <table:table-cell office:value-type="float" office:value="0.152029" calcext:value-type="float">
            <text:p>0.152029</text:p>
          </table:table-cell>
          <table:table-cell office:value-type="float" office:value="0.1573689" calcext:value-type="float">
            <text:p>0.1573689</text:p>
          </table:table-cell>
          <table:table-cell office:value-type="float" office:value="0.1672174" calcext:value-type="float">
            <text:p>0.1672174</text:p>
          </table:table-cell>
          <table:table-cell office:value-type="float" office:value="0.1721157" calcext:value-type="float">
            <text:p>0.1721157</text:p>
          </table:table-cell>
          <table:table-cell office:value-type="float" office:value="0" calcext:value-type="float">
            <text:p>0</text:p>
          </table:table-cell>
          <table:table-cell office:value-type="float" office:value="16.56722" calcext:value-type="float">
            <text:p>16.56722</text:p>
          </table:table-cell>
          <table:table-cell office:value-type="float" office:value="16.64676" calcext:value-type="float">
            <text:p>16.64676</text:p>
          </table:table-cell>
          <table:table-cell office:value-type="float" office:value="27.37107" calcext:value-type="float">
            <text:p>27.37107</text:p>
          </table:table-cell>
          <table:table-cell office:value-type="float" office:value="5.855951" calcext:value-type="float">
            <text:p>5.855951</text:p>
          </table:table-cell>
          <table:table-cell office:value-type="float" office:value="4.655824" calcext:value-type="float">
            <text:p>4.655824</text:p>
          </table:table-cell>
          <table:table-cell office:value-type="float" office:value="2.196205" calcext:value-type="float">
            <text:p>2.196205</text:p>
          </table:table-cell>
          <table:table-cell office:value-type="float" office:value="2.195178" calcext:value-type="float">
            <text:p>2.195178</text:p>
          </table:table-cell>
          <table:table-cell office:value-type="float" office:value="4.830494" calcext:value-type="float">
            <text:p>4.830494</text:p>
          </table:table-cell>
          <table:table-cell office:value-type="float" office:value="7.847943" calcext:value-type="float">
            <text:p>7.847943</text:p>
          </table:table-cell>
          <table:table-cell office:value-type="float" office:value="8.175935" calcext:value-type="float">
            <text:p>8.175935</text:p>
          </table:table-cell>
          <table:table-cell office:value-type="float" office:value="8.6887" calcext:value-type="float">
            <text:p>8.6887</text:p>
          </table:table-cell>
          <table:table-cell office:value-type="float" office:value="9.176952" calcext:value-type="float">
            <text:p>9.176952</text:p>
          </table:table-cell>
          <table:table-cell office:value-type="float" office:value="10.09974" calcext:value-type="float">
            <text:p>10.09974</text:p>
          </table:table-cell>
          <table:table-cell office:value-type="float" office:value="10.57659" calcext:value-type="float">
            <text:p>10.57659</text:p>
          </table:table-cell>
          <table:table-cell office:value-type="float" office:value="0" calcext:value-type="float">
            <text:p>0</text:p>
          </table:table-cell>
          <table:table-cell office:value-type="float" office:value="0.01330101" calcext:value-type="float">
            <text:p>0.0133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5608" calcext:value-type="float">
            <text:p>0.022756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3.360711" calcext:value-type="float">
            <text:p>3.360711</text:p>
          </table:table-cell>
          <table:table-cell office:value-type="float" office:value="135.7592" calcext:value-type="float">
            <text:p>135.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854" calcext:value-type="float">
            <text:p>33.9854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291" calcext:value-type="float">
            <text:p>1170.291</text:p>
          </table:table-cell>
          <table:table-cell office:value-type="float" office:value="1.537311" calcext:value-type="float">
            <text:p>1.537311</text:p>
          </table:table-cell>
          <table:table-cell office:value-type="float" office:value="0" calcext:value-type="float">
            <text:p>0</text:p>
          </table:table-cell>
          <table:table-cell office:value-type="float" office:value="0.009724133" calcext:value-type="float">
            <text:p>0.009724133</text:p>
          </table:table-cell>
          <table:table-cell office:value-type="float" office:value="0.1116593" calcext:value-type="float">
            <text:p>0.1116593</text:p>
          </table:table-cell>
          <table:table-cell office:value-type="float" office:value="0.1690197" calcext:value-type="float">
            <text:p>0.1690197</text:p>
          </table:table-cell>
          <table:table-cell office:value-type="float" office:value="0.03775471" calcext:value-type="float">
            <text:p>0.03775471</text:p>
          </table:table-cell>
          <table:table-cell office:value-type="float" office:value="0.02843168" calcext:value-type="float">
            <text:p>0.02843168</text:p>
          </table:table-cell>
          <table:table-cell office:value-type="float" office:value="0.02038869" calcext:value-type="float">
            <text:p>0.02038869</text:p>
          </table:table-cell>
          <table:table-cell office:value-type="float" office:value="0.02629191" calcext:value-type="float">
            <text:p>0.02629191</text:p>
          </table:table-cell>
          <table:table-cell office:value-type="float" office:value="0.07401849" calcext:value-type="float">
            <text:p>0.07401849</text:p>
          </table:table-cell>
          <table:table-cell office:value-type="float" office:value="0.1426616" calcext:value-type="float">
            <text:p>0.1426616</text:p>
          </table:table-cell>
          <table:table-cell office:value-type="float" office:value="0.1466722" calcext:value-type="float">
            <text:p>0.1466722</text:p>
          </table:table-cell>
          <table:table-cell office:value-type="float" office:value="0.1520868" calcext:value-type="float">
            <text:p>0.1520868</text:p>
          </table:table-cell>
          <table:table-cell office:value-type="float" office:value="0.1574148" calcext:value-type="float">
            <text:p>0.1574148</text:p>
          </table:table-cell>
          <table:table-cell office:value-type="float" office:value="0.1672628" calcext:value-type="float">
            <text:p>0.1672628</text:p>
          </table:table-cell>
          <table:table-cell office:value-type="float" office:value="0.172159" calcext:value-type="float">
            <text:p>0.172159</text:p>
          </table:table-cell>
          <table:table-cell office:value-type="float" office:value="0" calcext:value-type="float">
            <text:p>0</text:p>
          </table:table-cell>
          <table:table-cell office:value-type="float" office:value="16.52599" calcext:value-type="float">
            <text:p>16.52599</text:p>
          </table:table-cell>
          <table:table-cell office:value-type="float" office:value="16.63392" calcext:value-type="float">
            <text:p>16.63392</text:p>
          </table:table-cell>
          <table:table-cell office:value-type="float" office:value="27.34013" calcext:value-type="float">
            <text:p>27.34013</text:p>
          </table:table-cell>
          <table:table-cell office:value-type="float" office:value="5.851063" calcext:value-type="float">
            <text:p>5.851063</text:p>
          </table:table-cell>
          <table:table-cell office:value-type="float" office:value="4.651007" calcext:value-type="float">
            <text:p>4.651007</text:p>
          </table:table-cell>
          <table:table-cell office:value-type="float" office:value="2.196338" calcext:value-type="float">
            <text:p>2.196338</text:p>
          </table:table-cell>
          <table:table-cell office:value-type="float" office:value="2.196118" calcext:value-type="float">
            <text:p>2.196118</text:p>
          </table:table-cell>
          <table:table-cell office:value-type="float" office:value="4.834289" calcext:value-type="float">
            <text:p>4.834289</text:p>
          </table:table-cell>
          <table:table-cell office:value-type="float" office:value="7.853703" calcext:value-type="float">
            <text:p>7.853703</text:p>
          </table:table-cell>
          <table:table-cell office:value-type="float" office:value="8.181479" calcext:value-type="float">
            <text:p>8.181479</text:p>
          </table:table-cell>
          <table:table-cell office:value-type="float" office:value="8.69413" calcext:value-type="float">
            <text:p>8.69413</text:p>
          </table:table-cell>
          <table:table-cell office:value-type="float" office:value="9.181914" calcext:value-type="float">
            <text:p>9.181914</text:p>
          </table:table-cell>
          <table:table-cell office:value-type="float" office:value="10.10392" calcext:value-type="float">
            <text:p>10.10392</text:p>
          </table:table-cell>
          <table:table-cell office:value-type="float" office:value="10.58058" calcext:value-type="float">
            <text:p>10.58058</text:p>
          </table:table-cell>
          <table:table-cell office:value-type="float" office:value="0" calcext:value-type="float">
            <text:p>0</text:p>
          </table:table-cell>
          <table:table-cell office:value-type="float" office:value="0.008974518" calcext:value-type="float">
            <text:p>0.008974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6877" calcext:value-type="float">
            <text:p>0.022368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3.358081" calcext:value-type="float">
            <text:p>3.358081</text:p>
          </table:table-cell>
          <table:table-cell office:value-type="float" office:value="135.7619" calcext:value-type="float">
            <text:p>135.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997" calcext:value-type="float">
            <text:p>33.9997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276" calcext:value-type="float">
            <text:p>1170.276</text:p>
          </table:table-cell>
          <table:table-cell office:value-type="float" office:value="1.564469" calcext:value-type="float">
            <text:p>1.564469</text:p>
          </table:table-cell>
          <table:table-cell office:value-type="float" office:value="0" calcext:value-type="float">
            <text:p>0</text:p>
          </table:table-cell>
          <table:table-cell office:value-type="float" office:value="0.0215601" calcext:value-type="float">
            <text:p>0.0215601</text:p>
          </table:table-cell>
          <table:table-cell office:value-type="float" office:value="0.1164937" calcext:value-type="float">
            <text:p>0.1164937</text:p>
          </table:table-cell>
          <table:table-cell office:value-type="float" office:value="0.1721077" calcext:value-type="float">
            <text:p>0.1721077</text:p>
          </table:table-cell>
          <table:table-cell office:value-type="float" office:value="0.03635209" calcext:value-type="float">
            <text:p>0.03635209</text:p>
          </table:table-cell>
          <table:table-cell office:value-type="float" office:value="0.02769455" calcext:value-type="float">
            <text:p>0.02769455</text:p>
          </table:table-cell>
          <table:table-cell office:value-type="float" office:value="0.02038088" calcext:value-type="float">
            <text:p>0.02038088</text:p>
          </table:table-cell>
          <table:table-cell office:value-type="float" office:value="0.02742044" calcext:value-type="float">
            <text:p>0.02742044</text:p>
          </table:table-cell>
          <table:table-cell office:value-type="float" office:value="0.07453526" calcext:value-type="float">
            <text:p>0.07453526</text:p>
          </table:table-cell>
          <table:table-cell office:value-type="float" office:value="0.1426847" calcext:value-type="float">
            <text:p>0.1426847</text:p>
          </table:table-cell>
          <table:table-cell office:value-type="float" office:value="0.1467313" calcext:value-type="float">
            <text:p>0.1467313</text:p>
          </table:table-cell>
          <table:table-cell office:value-type="float" office:value="0.1521448" calcext:value-type="float">
            <text:p>0.1521448</text:p>
          </table:table-cell>
          <table:table-cell office:value-type="float" office:value="0.1574694" calcext:value-type="float">
            <text:p>0.1574694</text:p>
          </table:table-cell>
          <table:table-cell office:value-type="float" office:value="0.1673083" calcext:value-type="float">
            <text:p>0.1673083</text:p>
          </table:table-cell>
          <table:table-cell office:value-type="float" office:value="0.1722022" calcext:value-type="float">
            <text:p>0.1722022</text:p>
          </table:table-cell>
          <table:table-cell office:value-type="float" office:value="0" calcext:value-type="float">
            <text:p>0</text:p>
          </table:table-cell>
          <table:table-cell office:value-type="float" office:value="16.48151" calcext:value-type="float">
            <text:p>16.48151</text:p>
          </table:table-cell>
          <table:table-cell office:value-type="float" office:value="16.62124" calcext:value-type="float">
            <text:p>16.62124</text:p>
          </table:table-cell>
          <table:table-cell office:value-type="float" office:value="27.31022" calcext:value-type="float">
            <text:p>27.31022</text:p>
          </table:table-cell>
          <table:table-cell office:value-type="float" office:value="5.845623" calcext:value-type="float">
            <text:p>5.845623</text:p>
          </table:table-cell>
          <table:table-cell office:value-type="float" office:value="4.646045" calcext:value-type="float">
            <text:p>4.646045</text:p>
          </table:table-cell>
          <table:table-cell office:value-type="float" office:value="2.196467" calcext:value-type="float">
            <text:p>2.196467</text:p>
          </table:table-cell>
          <table:table-cell office:value-type="float" office:value="2.197419" calcext:value-type="float">
            <text:p>2.197419</text:p>
          </table:table-cell>
          <table:table-cell office:value-type="float" office:value="4.838176" calcext:value-type="float">
            <text:p>4.838176</text:p>
          </table:table-cell>
          <table:table-cell office:value-type="float" office:value="7.859462" calcext:value-type="float">
            <text:p>7.859462</text:p>
          </table:table-cell>
          <table:table-cell office:value-type="float" office:value="8.187023" calcext:value-type="float">
            <text:p>8.187023</text:p>
          </table:table-cell>
          <table:table-cell office:value-type="float" office:value="8.69956" calcext:value-type="float">
            <text:p>8.69956</text:p>
          </table:table-cell>
          <table:table-cell office:value-type="float" office:value="9.186875" calcext:value-type="float">
            <text:p>9.186875</text:p>
          </table:table-cell>
          <table:table-cell office:value-type="float" office:value="10.10811" calcext:value-type="float">
            <text:p>10.10811</text:p>
          </table:table-cell>
          <table:table-cell office:value-type="float" office:value="10.58453" calcext:value-type="float">
            <text:p>10.58453</text:p>
          </table:table-cell>
          <table:table-cell office:value-type="float" office:value="0" calcext:value-type="float">
            <text:p>0</text:p>
          </table:table-cell>
          <table:table-cell office:value-type="float" office:value="0.009469834" calcext:value-type="float">
            <text:p>0.00946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5544" calcext:value-type="float">
            <text:p>0.022055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3.353946" calcext:value-type="float">
            <text:p>3.353946</text:p>
          </table:table-cell>
          <table:table-cell office:value-type="float" office:value="135.7661" calcext:value-type="float">
            <text:p>135.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1418" calcext:value-type="float">
            <text:p>34.01418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261" calcext:value-type="float">
            <text:p>1170.261</text:p>
          </table:table-cell>
          <table:table-cell office:value-type="float" office:value="1.598189" calcext:value-type="float">
            <text:p>1.598189</text:p>
          </table:table-cell>
          <table:table-cell office:value-type="float" office:value="0" calcext:value-type="float">
            <text:p>0</text:p>
          </table:table-cell>
          <table:table-cell office:value-type="float" office:value="0.01511187" calcext:value-type="float">
            <text:p>0.01511187</text:p>
          </table:table-cell>
          <table:table-cell office:value-type="float" office:value="0.1170641" calcext:value-type="float">
            <text:p>0.1170641</text:p>
          </table:table-cell>
          <table:table-cell office:value-type="float" office:value="0.1739401" calcext:value-type="float">
            <text:p>0.1739401</text:p>
          </table:table-cell>
          <table:table-cell office:value-type="float" office:value="0.035434" calcext:value-type="float">
            <text:p>0.035434</text:p>
          </table:table-cell>
          <table:table-cell office:value-type="float" office:value="0.02686606" calcext:value-type="float">
            <text:p>0.02686606</text:p>
          </table:table-cell>
          <table:table-cell office:value-type="float" office:value="0.0204347" calcext:value-type="float">
            <text:p>0.0204347</text:p>
          </table:table-cell>
          <table:table-cell office:value-type="float" office:value="0.02776011" calcext:value-type="float">
            <text:p>0.02776011</text:p>
          </table:table-cell>
          <table:table-cell office:value-type="float" office:value="0.07477129" calcext:value-type="float">
            <text:p>0.07477129</text:p>
          </table:table-cell>
          <table:table-cell office:value-type="float" office:value="0.1428279" calcext:value-type="float">
            <text:p>0.1428279</text:p>
          </table:table-cell>
          <table:table-cell office:value-type="float" office:value="0.1467918" calcext:value-type="float">
            <text:p>0.1467918</text:p>
          </table:table-cell>
          <table:table-cell office:value-type="float" office:value="0.1522031" calcext:value-type="float">
            <text:p>0.1522031</text:p>
          </table:table-cell>
          <table:table-cell office:value-type="float" office:value="0.1575198" calcext:value-type="float">
            <text:p>0.1575198</text:p>
          </table:table-cell>
          <table:table-cell office:value-type="float" office:value="0.1673542" calcext:value-type="float">
            <text:p>0.1673542</text:p>
          </table:table-cell>
          <table:table-cell office:value-type="float" office:value="0.1722454" calcext:value-type="float">
            <text:p>0.1722454</text:p>
          </table:table-cell>
          <table:table-cell office:value-type="float" office:value="0" calcext:value-type="float">
            <text:p>0</text:p>
          </table:table-cell>
          <table:table-cell office:value-type="float" office:value="16.44093" calcext:value-type="float">
            <text:p>16.44093</text:p>
          </table:table-cell>
          <table:table-cell office:value-type="float" office:value="16.60979" calcext:value-type="float">
            <text:p>16.60979</text:p>
          </table:table-cell>
          <table:table-cell office:value-type="float" office:value="27.28174" calcext:value-type="float">
            <text:p>27.28174</text:p>
          </table:table-cell>
          <table:table-cell office:value-type="float" office:value="5.839833" calcext:value-type="float">
            <text:p>5.839833</text:p>
          </table:table-cell>
          <table:table-cell office:value-type="float" office:value="4.640822" calcext:value-type="float">
            <text:p>4.640822</text:p>
          </table:table-cell>
          <table:table-cell office:value-type="float" office:value="2.196599" calcext:value-type="float">
            <text:p>2.196599</text:p>
          </table:table-cell>
          <table:table-cell office:value-type="float" office:value="2.198845" calcext:value-type="float">
            <text:p>2.198845</text:p>
          </table:table-cell>
          <table:table-cell office:value-type="float" office:value="4.842114" calcext:value-type="float">
            <text:p>4.842114</text:p>
          </table:table-cell>
          <table:table-cell office:value-type="float" office:value="7.865221" calcext:value-type="float">
            <text:p>7.865221</text:p>
          </table:table-cell>
          <table:table-cell office:value-type="float" office:value="8.192565" calcext:value-type="float">
            <text:p>8.192565</text:p>
          </table:table-cell>
          <table:table-cell office:value-type="float" office:value="8.704989" calcext:value-type="float">
            <text:p>8.704989</text:p>
          </table:table-cell>
          <table:table-cell office:value-type="float" office:value="9.191833" calcext:value-type="float">
            <text:p>9.191833</text:p>
          </table:table-cell>
          <table:table-cell office:value-type="float" office:value="10.1123" calcext:value-type="float">
            <text:p>10.1123</text:p>
          </table:table-cell>
          <table:table-cell office:value-type="float" office:value="10.58848" calcext:value-type="float">
            <text:p>10.58848</text:p>
          </table:table-cell>
          <table:table-cell office:value-type="float" office:value="0" calcext:value-type="float">
            <text:p>0</text:p>
          </table:table-cell>
          <table:table-cell office:value-type="float" office:value="0.008209143" calcext:value-type="float">
            <text:p>0.008209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7371" calcext:value-type="float">
            <text:p>0.021773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3.35" calcext:value-type="float">
            <text:p>3.35</text:p>
          </table:table-cell>
          <table:table-cell office:value-type="float" office:value="135.7699" calcext:value-type="float">
            <text:p>135.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2876" calcext:value-type="float">
            <text:p>34.02876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246" calcext:value-type="float">
            <text:p>1170.246</text:p>
          </table:table-cell>
          <table:table-cell office:value-type="float" office:value="1.625475" calcext:value-type="float">
            <text:p>1.625475</text:p>
          </table:table-cell>
          <table:table-cell office:value-type="float" office:value="0" calcext:value-type="float">
            <text:p>0</text:p>
          </table:table-cell>
          <table:table-cell office:value-type="float" office:value="0.01903064" calcext:value-type="float">
            <text:p>0.01903064</text:p>
          </table:table-cell>
          <table:table-cell office:value-type="float" office:value="0.1173606" calcext:value-type="float">
            <text:p>0.1173606</text:p>
          </table:table-cell>
          <table:table-cell office:value-type="float" office:value="0.1754054" calcext:value-type="float">
            <text:p>0.1754054</text:p>
          </table:table-cell>
          <table:table-cell office:value-type="float" office:value="0.0333204" calcext:value-type="float">
            <text:p>0.0333204</text:p>
          </table:table-cell>
          <table:table-cell office:value-type="float" office:value="0.02488346" calcext:value-type="float">
            <text:p>0.02488346</text:p>
          </table:table-cell>
          <table:table-cell office:value-type="float" office:value="0.02054386" calcext:value-type="float">
            <text:p>0.02054386</text:p>
          </table:table-cell>
          <table:table-cell office:value-type="float" office:value="0.02799272" calcext:value-type="float">
            <text:p>0.02799272</text:p>
          </table:table-cell>
          <table:table-cell office:value-type="float" office:value="0.07494035" calcext:value-type="float">
            <text:p>0.07494035</text:p>
          </table:table-cell>
          <table:table-cell office:value-type="float" office:value="0.143026" calcext:value-type="float">
            <text:p>0.143026</text:p>
          </table:table-cell>
          <table:table-cell office:value-type="float" office:value="0.146855" calcext:value-type="float">
            <text:p>0.146855</text:p>
          </table:table-cell>
          <table:table-cell office:value-type="float" office:value="0.1522614" calcext:value-type="float">
            <text:p>0.1522614</text:p>
          </table:table-cell>
          <table:table-cell office:value-type="float" office:value="0.1575719" calcext:value-type="float">
            <text:p>0.1575719</text:p>
          </table:table-cell>
          <table:table-cell office:value-type="float" office:value="0.1673997" calcext:value-type="float">
            <text:p>0.1673997</text:p>
          </table:table-cell>
          <table:table-cell office:value-type="float" office:value="0.1722886" calcext:value-type="float">
            <text:p>0.1722886</text:p>
          </table:table-cell>
          <table:table-cell office:value-type="float" office:value="0" calcext:value-type="float">
            <text:p>0</text:p>
          </table:table-cell>
          <table:table-cell office:value-type="float" office:value="16.40133" calcext:value-type="float">
            <text:p>16.40133</text:p>
          </table:table-cell>
          <table:table-cell office:value-type="float" office:value="16.59926" calcext:value-type="float">
            <text:p>16.59926</text:p>
          </table:table-cell>
          <table:table-cell office:value-type="float" office:value="27.25472" calcext:value-type="float">
            <text:p>27.25472</text:p>
          </table:table-cell>
          <table:table-cell office:value-type="float" office:value="5.833533" calcext:value-type="float">
            <text:p>5.833533</text:p>
          </table:table-cell>
          <table:table-cell office:value-type="float" office:value="4.635103" calcext:value-type="float">
            <text:p>4.635103</text:p>
          </table:table-cell>
          <table:table-cell office:value-type="float" office:value="2.196752" calcext:value-type="float">
            <text:p>2.196752</text:p>
          </table:table-cell>
          <table:table-cell office:value-type="float" office:value="2.200309" calcext:value-type="float">
            <text:p>2.200309</text:p>
          </table:table-cell>
          <table:table-cell office:value-type="float" office:value="4.846056" calcext:value-type="float">
            <text:p>4.846056</text:p>
          </table:table-cell>
          <table:table-cell office:value-type="float" office:value="7.871006" calcext:value-type="float">
            <text:p>7.871006</text:p>
          </table:table-cell>
          <table:table-cell office:value-type="float" office:value="8.198111" calcext:value-type="float">
            <text:p>8.198111</text:p>
          </table:table-cell>
          <table:table-cell office:value-type="float" office:value="8.71042" calcext:value-type="float">
            <text:p>8.71042</text:p>
          </table:table-cell>
          <table:table-cell office:value-type="float" office:value="9.196795" calcext:value-type="float">
            <text:p>9.196795</text:p>
          </table:table-cell>
          <table:table-cell office:value-type="float" office:value="10.11648" calcext:value-type="float">
            <text:p>10.11648</text:p>
          </table:table-cell>
          <table:table-cell office:value-type="float" office:value="10.59244" calcext:value-type="float">
            <text:p>10.59244</text:p>
          </table:table-cell>
          <table:table-cell office:value-type="float" office:value="0" calcext:value-type="float">
            <text:p>0</text:p>
          </table:table-cell>
          <table:table-cell office:value-type="float" office:value="0.006951297" calcext:value-type="float">
            <text:p>0.006951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9827" calcext:value-type="float">
            <text:p>0.021498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3.347986" calcext:value-type="float">
            <text:p>3.347986</text:p>
          </table:table-cell>
          <table:table-cell office:value-type="float" office:value="135.7718" calcext:value-type="float">
            <text:p>135.7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4346" calcext:value-type="float">
            <text:p>34.04346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23" calcext:value-type="float">
            <text:p>1170.23</text:p>
          </table:table-cell>
          <table:table-cell office:value-type="float" office:value="1.637378" calcext:value-type="float">
            <text:p>1.637378</text:p>
          </table:table-cell>
          <table:table-cell office:value-type="float" office:value="0" calcext:value-type="float">
            <text:p>0</text:p>
          </table:table-cell>
          <table:table-cell office:value-type="float" office:value="0.02413573" calcext:value-type="float">
            <text:p>0.02413573</text:p>
          </table:table-cell>
          <table:table-cell office:value-type="float" office:value="0.1197093" calcext:value-type="float">
            <text:p>0.1197093</text:p>
          </table:table-cell>
          <table:table-cell office:value-type="float" office:value="0.1749517" calcext:value-type="float">
            <text:p>0.1749517</text:p>
          </table:table-cell>
          <table:table-cell office:value-type="float" office:value="0.03377616" calcext:value-type="float">
            <text:p>0.03377616</text:p>
          </table:table-cell>
          <table:table-cell office:value-type="float" office:value="0.02495085" calcext:value-type="float">
            <text:p>0.02495085</text:p>
          </table:table-cell>
          <table:table-cell office:value-type="float" office:value="0.02054331" calcext:value-type="float">
            <text:p>0.02054331</text:p>
          </table:table-cell>
          <table:table-cell office:value-type="float" office:value="0.02812896" calcext:value-type="float">
            <text:p>0.02812896</text:p>
          </table:table-cell>
          <table:table-cell office:value-type="float" office:value="0.07507781" calcext:value-type="float">
            <text:p>0.07507781</text:p>
          </table:table-cell>
          <table:table-cell office:value-type="float" office:value="0.1432046" calcext:value-type="float">
            <text:p>0.1432046</text:p>
          </table:table-cell>
          <table:table-cell office:value-type="float" office:value="0.1469199" calcext:value-type="float">
            <text:p>0.1469199</text:p>
          </table:table-cell>
          <table:table-cell office:value-type="float" office:value="0.1523193" calcext:value-type="float">
            <text:p>0.1523193</text:p>
          </table:table-cell>
          <table:table-cell office:value-type="float" office:value="0.1576253" calcext:value-type="float">
            <text:p>0.1576253</text:p>
          </table:table-cell>
          <table:table-cell office:value-type="float" office:value="0.167445" calcext:value-type="float">
            <text:p>0.167445</text:p>
          </table:table-cell>
          <table:table-cell office:value-type="float" office:value="0.1723318" calcext:value-type="float">
            <text:p>0.1723318</text:p>
          </table:table-cell>
          <table:table-cell office:value-type="float" office:value="0" calcext:value-type="float">
            <text:p>0</text:p>
          </table:table-cell>
          <table:table-cell office:value-type="float" office:value="16.36739" calcext:value-type="float">
            <text:p>16.36739</text:p>
          </table:table-cell>
          <table:table-cell office:value-type="float" office:value="16.58945" calcext:value-type="float">
            <text:p>16.58945</text:p>
          </table:table-cell>
          <table:table-cell office:value-type="float" office:value="27.22854" calcext:value-type="float">
            <text:p>27.22854</text:p>
          </table:table-cell>
          <table:table-cell office:value-type="float" office:value="5.826995" calcext:value-type="float">
            <text:p>5.826995</text:p>
          </table:table-cell>
          <table:table-cell office:value-type="float" office:value="4.62904" calcext:value-type="float">
            <text:p>4.62904</text:p>
          </table:table-cell>
          <table:table-cell office:value-type="float" office:value="2.196916" calcext:value-type="float">
            <text:p>2.196916</text:p>
          </table:table-cell>
          <table:table-cell office:value-type="float" office:value="2.201797" calcext:value-type="float">
            <text:p>2.201797</text:p>
          </table:table-cell>
          <table:table-cell office:value-type="float" office:value="4.85002" calcext:value-type="float">
            <text:p>4.85002</text:p>
          </table:table-cell>
          <table:table-cell office:value-type="float" office:value="7.876811" calcext:value-type="float">
            <text:p>7.876811</text:p>
          </table:table-cell>
          <table:table-cell office:value-type="float" office:value="8.203651" calcext:value-type="float">
            <text:p>8.203651</text:p>
          </table:table-cell>
          <table:table-cell office:value-type="float" office:value="8.71585" calcext:value-type="float">
            <text:p>8.71585</text:p>
          </table:table-cell>
          <table:table-cell office:value-type="float" office:value="9.201761" calcext:value-type="float">
            <text:p>9.201761</text:p>
          </table:table-cell>
          <table:table-cell office:value-type="float" office:value="10.12067" calcext:value-type="float">
            <text:p>10.12067</text:p>
          </table:table-cell>
          <table:table-cell office:value-type="float" office:value="10.5964" calcext:value-type="float">
            <text:p>10.5964</text:p>
          </table:table-cell>
          <table:table-cell office:value-type="float" office:value="0" calcext:value-type="float">
            <text:p>0</text:p>
          </table:table-cell>
          <table:table-cell office:value-type="float" office:value="0.006848551" calcext:value-type="float">
            <text:p>0.006848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4862" calcext:value-type="float">
            <text:p>0.021348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3.344918" calcext:value-type="float">
            <text:p>3.344918</text:p>
          </table:table-cell>
          <table:table-cell office:value-type="float" office:value="135.7745" calcext:value-type="float">
            <text:p>135.7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5825" calcext:value-type="float">
            <text:p>34.05825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214" calcext:value-type="float">
            <text:p>1170.214</text:p>
          </table:table-cell>
          <table:table-cell office:value-type="float" office:value="1.654108" calcext:value-type="float">
            <text:p>1.654108</text:p>
          </table:table-cell>
          <table:table-cell office:value-type="float" office:value="0" calcext:value-type="float">
            <text:p>0</text:p>
          </table:table-cell>
          <table:table-cell office:value-type="float" office:value="0.0199908" calcext:value-type="float">
            <text:p>0.0199908</text:p>
          </table:table-cell>
          <table:table-cell office:value-type="float" office:value="0.1200836" calcext:value-type="float">
            <text:p>0.1200836</text:p>
          </table:table-cell>
          <table:table-cell office:value-type="float" office:value="0.1761096" calcext:value-type="float">
            <text:p>0.1761096</text:p>
          </table:table-cell>
          <table:table-cell office:value-type="float" office:value="0.03407806" calcext:value-type="float">
            <text:p>0.03407806</text:p>
          </table:table-cell>
          <table:table-cell office:value-type="float" office:value="0.02533792" calcext:value-type="float">
            <text:p>0.02533792</text:p>
          </table:table-cell>
          <table:table-cell office:value-type="float" office:value="0.02057332" calcext:value-type="float">
            <text:p>0.02057332</text:p>
          </table:table-cell>
          <table:table-cell office:value-type="float" office:value="0.02821873" calcext:value-type="float">
            <text:p>0.02821873</text:p>
          </table:table-cell>
          <table:table-cell office:value-type="float" office:value="0.07515413" calcext:value-type="float">
            <text:p>0.07515413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0.1469875" calcext:value-type="float">
            <text:p>0.1469875</text:p>
          </table:table-cell>
          <table:table-cell office:value-type="float" office:value="0.152378" calcext:value-type="float">
            <text:p>0.152378</text:p>
          </table:table-cell>
          <table:table-cell office:value-type="float" office:value="0.1576774" calcext:value-type="float">
            <text:p>0.1576774</text:p>
          </table:table-cell>
          <table:table-cell office:value-type="float" office:value="0.1674898" calcext:value-type="float">
            <text:p>0.1674898</text:p>
          </table:table-cell>
          <table:table-cell office:value-type="float" office:value="0.172375" calcext:value-type="float">
            <text:p>0.172375</text:p>
          </table:table-cell>
          <table:table-cell office:value-type="float" office:value="0" calcext:value-type="float">
            <text:p>0</text:p>
          </table:table-cell>
          <table:table-cell office:value-type="float" office:value="16.33572" calcext:value-type="float">
            <text:p>16.33572</text:p>
          </table:table-cell>
          <table:table-cell office:value-type="float" office:value="16.58025" calcext:value-type="float">
            <text:p>16.58025</text:p>
          </table:table-cell>
          <table:table-cell office:value-type="float" office:value="27.2031" calcext:value-type="float">
            <text:p>27.2031</text:p>
          </table:table-cell>
          <table:table-cell office:value-type="float" office:value="5.820858" calcext:value-type="float">
            <text:p>5.820858</text:p>
          </table:table-cell>
          <table:table-cell office:value-type="float" office:value="4.623311" calcext:value-type="float">
            <text:p>4.623311</text:p>
          </table:table-cell>
          <table:table-cell office:value-type="float" office:value="2.197079" calcext:value-type="float">
            <text:p>2.197079</text:p>
          </table:table-cell>
          <table:table-cell office:value-type="float" office:value="2.20329" calcext:value-type="float">
            <text:p>2.20329</text:p>
          </table:table-cell>
          <table:table-cell office:value-type="float" office:value="4.853981" calcext:value-type="float">
            <text:p>4.853981</text:p>
          </table:table-cell>
          <table:table-cell office:value-type="float" office:value="7.882616" calcext:value-type="float">
            <text:p>7.882616</text:p>
          </table:table-cell>
          <table:table-cell office:value-type="float" office:value="8.209194" calcext:value-type="float">
            <text:p>8.209194</text:p>
          </table:table-cell>
          <table:table-cell office:value-type="float" office:value="8.72128" calcext:value-type="float">
            <text:p>8.72128</text:p>
          </table:table-cell>
          <table:table-cell office:value-type="float" office:value="9.206717" calcext:value-type="float">
            <text:p>9.206717</text:p>
          </table:table-cell>
          <table:table-cell office:value-type="float" office:value="10.12482" calcext:value-type="float">
            <text:p>10.12482</text:p>
          </table:table-cell>
          <table:table-cell office:value-type="float" office:value="10.60036" calcext:value-type="float">
            <text:p>10.60036</text:p>
          </table:table-cell>
          <table:table-cell office:value-type="float" office:value="0" calcext:value-type="float">
            <text:p>0</text:p>
          </table:table-cell>
          <table:table-cell office:value-type="float" office:value="0.004740928" calcext:value-type="float">
            <text:p>0.00474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5167" calcext:value-type="float">
            <text:p>0.021351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3.341837" calcext:value-type="float">
            <text:p>3.341837</text:p>
          </table:table-cell>
          <table:table-cell office:value-type="float" office:value="135.7772" calcext:value-type="float">
            <text:p>135.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7311" calcext:value-type="float">
            <text:p>34.07311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199" calcext:value-type="float">
            <text:p>1170.199</text:p>
          </table:table-cell>
          <table:table-cell office:value-type="float" office:value="1.666137" calcext:value-type="float">
            <text:p>1.666137</text:p>
          </table:table-cell>
          <table:table-cell office:value-type="float" office:value="0" calcext:value-type="float">
            <text:p>0</text:p>
          </table:table-cell>
          <table:table-cell office:value-type="float" office:value="0.01751579" calcext:value-type="float">
            <text:p>0.01751579</text:p>
          </table:table-cell>
          <table:table-cell office:value-type="float" office:value="0.1216894" calcext:value-type="float">
            <text:p>0.1216894</text:p>
          </table:table-cell>
          <table:table-cell office:value-type="float" office:value="0.1774911" calcext:value-type="float">
            <text:p>0.1774911</text:p>
          </table:table-cell>
          <table:table-cell office:value-type="float" office:value="0.0337766" calcext:value-type="float">
            <text:p>0.0337766</text:p>
          </table:table-cell>
          <table:table-cell office:value-type="float" office:value="0.02504056" calcext:value-type="float">
            <text:p>0.02504056</text:p>
          </table:table-cell>
          <table:table-cell office:value-type="float" office:value="0.02061636" calcext:value-type="float">
            <text:p>0.02061636</text:p>
          </table:table-cell>
          <table:table-cell office:value-type="float" office:value="0.02833202" calcext:value-type="float">
            <text:p>0.02833202</text:p>
          </table:table-cell>
          <table:table-cell office:value-type="float" office:value="0.0752192" calcext:value-type="float">
            <text:p>0.0752192</text:p>
          </table:table-cell>
          <table:table-cell office:value-type="float" office:value="0.143504" calcext:value-type="float">
            <text:p>0.143504</text:p>
          </table:table-cell>
          <table:table-cell office:value-type="float" office:value="0.1470564" calcext:value-type="float">
            <text:p>0.1470564</text:p>
          </table:table-cell>
          <table:table-cell office:value-type="float" office:value="0.1524377" calcext:value-type="float">
            <text:p>0.1524377</text:p>
          </table:table-cell>
          <table:table-cell office:value-type="float" office:value="0.1577308" calcext:value-type="float">
            <text:p>0.1577308</text:p>
          </table:table-cell>
          <table:table-cell office:value-type="float" office:value="0.1675345" calcext:value-type="float">
            <text:p>0.1675345</text:p>
          </table:table-cell>
          <table:table-cell office:value-type="float" office:value="0.1724182" calcext:value-type="float">
            <text:p>0.1724182</text:p>
          </table:table-cell>
          <table:table-cell office:value-type="float" office:value="0" calcext:value-type="float">
            <text:p>0</text:p>
          </table:table-cell>
          <table:table-cell office:value-type="float" office:value="16.30676" calcext:value-type="float">
            <text:p>16.30676</text:p>
          </table:table-cell>
          <table:table-cell office:value-type="float" office:value="16.57155" calcext:value-type="float">
            <text:p>16.57155</text:p>
          </table:table-cell>
          <table:table-cell office:value-type="float" office:value="27.1785" calcext:value-type="float">
            <text:p>27.1785</text:p>
          </table:table-cell>
          <table:table-cell office:value-type="float" office:value="5.814772" calcext:value-type="float">
            <text:p>5.814772</text:p>
          </table:table-cell>
          <table:table-cell office:value-type="float" office:value="4.617622" calcext:value-type="float">
            <text:p>4.617622</text:p>
          </table:table-cell>
          <table:table-cell office:value-type="float" office:value="2.197253" calcext:value-type="float">
            <text:p>2.197253</text:p>
          </table:table-cell>
          <table:table-cell office:value-type="float" office:value="2.204793" calcext:value-type="float">
            <text:p>2.204793</text:p>
          </table:table-cell>
          <table:table-cell office:value-type="float" office:value="4.857923" calcext:value-type="float">
            <text:p>4.857923</text:p>
          </table:table-cell>
          <table:table-cell office:value-type="float" office:value="7.888421" calcext:value-type="float">
            <text:p>7.888421</text:p>
          </table:table-cell>
          <table:table-cell office:value-type="float" office:value="8.21474" calcext:value-type="float">
            <text:p>8.21474</text:p>
          </table:table-cell>
          <table:table-cell office:value-type="float" office:value="8.72671" calcext:value-type="float">
            <text:p>8.72671</text:p>
          </table:table-cell>
          <table:table-cell office:value-type="float" office:value="9.211684" calcext:value-type="float">
            <text:p>9.211684</text:p>
          </table:table-cell>
          <table:table-cell office:value-type="float" office:value="10.12893" calcext:value-type="float">
            <text:p>10.12893</text:p>
          </table:table-cell>
          <table:table-cell office:value-type="float" office:value="10.60432" calcext:value-type="float">
            <text:p>10.60432</text:p>
          </table:table-cell>
          <table:table-cell office:value-type="float" office:value="0" calcext:value-type="float">
            <text:p>0</text:p>
          </table:table-cell>
          <table:table-cell office:value-type="float" office:value="0.003722176" calcext:value-type="float">
            <text:p>0.00372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6026" calcext:value-type="float">
            <text:p>0.021460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3.328413" calcext:value-type="float">
            <text:p>3.328413</text:p>
          </table:table-cell>
          <table:table-cell office:value-type="float" office:value="135.7818" calcext:value-type="float">
            <text:p>135.7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8813" calcext:value-type="float">
            <text:p>34.08813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185" calcext:value-type="float">
            <text:p>1170.185</text:p>
          </table:table-cell>
          <table:table-cell office:value-type="float" office:value="1.656444" calcext:value-type="float">
            <text:p>1.656444</text:p>
          </table:table-cell>
          <table:table-cell office:value-type="float" office:value="0" calcext:value-type="float">
            <text:p>0</text:p>
          </table:table-cell>
          <table:table-cell office:value-type="float" office:value="0.09720073" calcext:value-type="float">
            <text:p>0.09720073</text:p>
          </table:table-cell>
          <table:table-cell office:value-type="float" office:value="0.1253172" calcext:value-type="float">
            <text:p>0.1253172</text:p>
          </table:table-cell>
          <table:table-cell office:value-type="float" office:value="0.1801878" calcext:value-type="float">
            <text:p>0.1801878</text:p>
          </table:table-cell>
          <table:table-cell office:value-type="float" office:value="0.0321749" calcext:value-type="float">
            <text:p>0.0321749</text:p>
          </table:table-cell>
          <table:table-cell office:value-type="float" office:value="0.02362878" calcext:value-type="float">
            <text:p>0.02362878</text:p>
          </table:table-cell>
          <table:table-cell office:value-type="float" office:value="0.02074616" calcext:value-type="float">
            <text:p>0.02074616</text:p>
          </table:table-cell>
          <table:table-cell office:value-type="float" office:value="0.02852152" calcext:value-type="float">
            <text:p>0.02852152</text:p>
          </table:table-cell>
          <table:table-cell office:value-type="float" office:value="0.07530204" calcext:value-type="float">
            <text:p>0.07530204</text:p>
          </table:table-cell>
          <table:table-cell office:value-type="float" office:value="0.1436363" calcext:value-type="float">
            <text:p>0.1436363</text:p>
          </table:table-cell>
          <table:table-cell office:value-type="float" office:value="0.1471261" calcext:value-type="float">
            <text:p>0.1471261</text:p>
          </table:table-cell>
          <table:table-cell office:value-type="float" office:value="0.1524979" calcext:value-type="float">
            <text:p>0.1524979</text:p>
          </table:table-cell>
          <table:table-cell office:value-type="float" office:value="0.1577858" calcext:value-type="float">
            <text:p>0.1577858</text:p>
          </table:table-cell>
          <table:table-cell office:value-type="float" office:value="0.167579" calcext:value-type="float">
            <text:p>0.167579</text:p>
          </table:table-cell>
          <table:table-cell office:value-type="float" office:value="0.1724614" calcext:value-type="float">
            <text:p>0.1724614</text:p>
          </table:table-cell>
          <table:table-cell office:value-type="float" office:value="0" calcext:value-type="float">
            <text:p>0</text:p>
          </table:table-cell>
          <table:table-cell office:value-type="float" office:value="16.28597" calcext:value-type="float">
            <text:p>16.28597</text:p>
          </table:table-cell>
          <table:table-cell office:value-type="float" office:value="16.56358" calcext:value-type="float">
            <text:p>16.56358</text:p>
          </table:table-cell>
          <table:table-cell office:value-type="float" office:value="27.15491" calcext:value-type="float">
            <text:p>27.15491</text:p>
          </table:table-cell>
          <table:table-cell office:value-type="float" office:value="5.808506" calcext:value-type="float">
            <text:p>5.808506</text:p>
          </table:table-cell>
          <table:table-cell office:value-type="float" office:value="4.61174" calcext:value-type="float">
            <text:p>4.61174</text:p>
          </table:table-cell>
          <table:table-cell office:value-type="float" office:value="2.197443" calcext:value-type="float">
            <text:p>2.197443</text:p>
          </table:table-cell>
          <table:table-cell office:value-type="float" office:value="2.206309" calcext:value-type="float">
            <text:p>2.206309</text:p>
          </table:table-cell>
          <table:table-cell office:value-type="float" office:value="4.861866" calcext:value-type="float">
            <text:p>4.861866</text:p>
          </table:table-cell>
          <table:table-cell office:value-type="float" office:value="7.894226" calcext:value-type="float">
            <text:p>7.894226</text:p>
          </table:table-cell>
          <table:table-cell office:value-type="float" office:value="8.220284" calcext:value-type="float">
            <text:p>8.220284</text:p>
          </table:table-cell>
          <table:table-cell office:value-type="float" office:value="8.732141" calcext:value-type="float">
            <text:p>8.732141</text:p>
          </table:table-cell>
          <table:table-cell office:value-type="float" office:value="9.216641" calcext:value-type="float">
            <text:p>9.216641</text:p>
          </table:table-cell>
          <table:table-cell office:value-type="float" office:value="10.13303" calcext:value-type="float">
            <text:p>10.13303</text:p>
          </table:table-cell>
          <table:table-cell office:value-type="float" office:value="10.60828" calcext:value-type="float">
            <text:p>10.60828</text:p>
          </table:table-cell>
          <table:table-cell office:value-type="float" office:value="0" calcext:value-type="float">
            <text:p>0</text:p>
          </table:table-cell>
          <table:table-cell office:value-type="float" office:value="5.578755" calcext:value-type="float">
            <text:p>5.578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4091" calcext:value-type="float">
            <text:p>0.029940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3.325246" calcext:value-type="float">
            <text:p>3.325246</text:p>
          </table:table-cell>
          <table:table-cell office:value-type="float" office:value="135.7837" calcext:value-type="float">
            <text:p>135.7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0336" calcext:value-type="float">
            <text:p>34.10336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172" calcext:value-type="float">
            <text:p>1170.172</text:p>
          </table:table-cell>
          <table:table-cell office:value-type="float" office:value="1.662092" calcext:value-type="float">
            <text:p>1.662092</text:p>
          </table:table-cell>
          <table:table-cell office:value-type="float" office:value="0" calcext:value-type="float">
            <text:p>0</text:p>
          </table:table-cell>
          <table:table-cell office:value-type="float" office:value="0.1605991" calcext:value-type="float">
            <text:p>0.1605991</text:p>
          </table:table-cell>
          <table:table-cell office:value-type="float" office:value="0.1268262" calcext:value-type="float">
            <text:p>0.1268262</text:p>
          </table:table-cell>
          <table:table-cell office:value-type="float" office:value="0.1821954" calcext:value-type="float">
            <text:p>0.1821954</text:p>
          </table:table-cell>
          <table:table-cell office:value-type="float" office:value="0.03087017" calcext:value-type="float">
            <text:p>0.03087017</text:p>
          </table:table-cell>
          <table:table-cell office:value-type="float" office:value="0.02207657" calcext:value-type="float">
            <text:p>0.02207657</text:p>
          </table:table-cell>
          <table:table-cell office:value-type="float" office:value="0.02082537" calcext:value-type="float">
            <text:p>0.02082537</text:p>
          </table:table-cell>
          <table:table-cell office:value-type="float" office:value="0.02876408" calcext:value-type="float">
            <text:p>0.02876408</text:p>
          </table:table-cell>
          <table:table-cell office:value-type="float" office:value="0.07543704" calcext:value-type="float">
            <text:p>0.07543704</text:p>
          </table:table-cell>
          <table:table-cell office:value-type="float" office:value="0.1437616" calcext:value-type="float">
            <text:p>0.1437616</text:p>
          </table:table-cell>
          <table:table-cell office:value-type="float" office:value="0.1471962" calcext:value-type="float">
            <text:p>0.1471962</text:p>
          </table:table-cell>
          <table:table-cell office:value-type="float" office:value="0.1525575" calcext:value-type="float">
            <text:p>0.1525575</text:p>
          </table:table-cell>
          <table:table-cell office:value-type="float" office:value="0.1578408" calcext:value-type="float">
            <text:p>0.1578408</text:p>
          </table:table-cell>
          <table:table-cell office:value-type="float" office:value="0.1676226" calcext:value-type="float">
            <text:p>0.1676226</text:p>
          </table:table-cell>
          <table:table-cell office:value-type="float" office:value="0.1725046" calcext:value-type="float">
            <text:p>0.1725046</text:p>
          </table:table-cell>
          <table:table-cell office:value-type="float" office:value="0" calcext:value-type="float">
            <text:p>0</text:p>
          </table:table-cell>
          <table:table-cell office:value-type="float" office:value="16.28927" calcext:value-type="float">
            <text:p>16.28927</text:p>
          </table:table-cell>
          <table:table-cell office:value-type="float" office:value="16.55579" calcext:value-type="float">
            <text:p>16.55579</text:p>
          </table:table-cell>
          <table:table-cell office:value-type="float" office:value="27.13238" calcext:value-type="float">
            <text:p>27.13238</text:p>
          </table:table-cell>
          <table:table-cell office:value-type="float" office:value="5.801545" calcext:value-type="float">
            <text:p>5.801545</text:p>
          </table:table-cell>
          <table:table-cell office:value-type="float" office:value="4.605165" calcext:value-type="float">
            <text:p>4.605165</text:p>
          </table:table-cell>
          <table:table-cell office:value-type="float" office:value="2.197663" calcext:value-type="float">
            <text:p>2.197663</text:p>
          </table:table-cell>
          <table:table-cell office:value-type="float" office:value="2.207865" calcext:value-type="float">
            <text:p>2.207865</text:p>
          </table:table-cell>
          <table:table-cell office:value-type="float" office:value="4.865809" calcext:value-type="float">
            <text:p>4.865809</text:p>
          </table:table-cell>
          <table:table-cell office:value-type="float" office:value="7.900031" calcext:value-type="float">
            <text:p>7.900031</text:p>
          </table:table-cell>
          <table:table-cell office:value-type="float" office:value="8.225826" calcext:value-type="float">
            <text:p>8.225826</text:p>
          </table:table-cell>
          <table:table-cell office:value-type="float" office:value="8.737571" calcext:value-type="float">
            <text:p>8.737571</text:p>
          </table:table-cell>
          <table:table-cell office:value-type="float" office:value="9.221608" calcext:value-type="float">
            <text:p>9.221608</text:p>
          </table:table-cell>
          <table:table-cell office:value-type="float" office:value="10.13714" calcext:value-type="float">
            <text:p>10.13714</text:p>
          </table:table-cell>
          <table:table-cell office:value-type="float" office:value="10.6122" calcext:value-type="float">
            <text:p>10.6122</text:p>
          </table:table-cell>
          <table:table-cell office:value-type="float" office:value="0" calcext:value-type="float">
            <text:p>0</text:p>
          </table:table-cell>
          <table:table-cell office:value-type="float" office:value="3.237406" calcext:value-type="float">
            <text:p>3.237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3465" calcext:value-type="float">
            <text:p>0.030834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3.313525" calcext:value-type="float">
            <text:p>3.313525</text:p>
          </table:table-cell>
          <table:table-cell office:value-type="float" office:value="135.7867" calcext:value-type="float">
            <text:p>135.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1869" calcext:value-type="float">
            <text:p>34.11869</text:p>
          </table:table-cell>
          <table:table-cell office:value-type="float" office:value="0" calcext:value-type="float">
            <text:p>0</text:p>
          </table:table-cell>
          <table:table-cell office:value-type="float" office:value="0.0000003934879" calcext:value-type="float">
            <text:p>3.9348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39041" calcext:value-type="float">
            <text:p>2.439041E-06</text:p>
          </table:table-cell>
          <table:table-cell office:value-type="float" office:value="1170.16" calcext:value-type="float">
            <text:p>1170.16</text:p>
          </table:table-cell>
          <table:table-cell office:value-type="float" office:value="1.651428" calcext:value-type="float">
            <text:p>1.651428</text:p>
          </table:table-cell>
          <table:table-cell office:value-type="float" office:value="0" calcext:value-type="float">
            <text:p>0</text:p>
          </table:table-cell>
          <table:table-cell office:value-type="float" office:value="0.1870681" calcext:value-type="float">
            <text:p>0.1870681</text:p>
          </table:table-cell>
          <table:table-cell office:value-type="float" office:value="0.1291688" calcext:value-type="float">
            <text:p>0.1291688</text:p>
          </table:table-cell>
          <table:table-cell office:value-type="float" office:value="0.1845142" calcext:value-type="float">
            <text:p>0.1845142</text:p>
          </table:table-cell>
          <table:table-cell office:value-type="float" office:value="0.03044247" calcext:value-type="float">
            <text:p>0.03044247</text:p>
          </table:table-cell>
          <table:table-cell office:value-type="float" office:value="0.02156121" calcext:value-type="float">
            <text:p>0.02156121</text:p>
          </table:table-cell>
          <table:table-cell office:value-type="float" office:value="0.02092363" calcext:value-type="float">
            <text:p>0.02092363</text:p>
          </table:table-cell>
          <table:table-cell office:value-type="float" office:value="0.02892281" calcext:value-type="float">
            <text:p>0.02892281</text:p>
          </table:table-cell>
          <table:table-cell office:value-type="float" office:value="0.07557362" calcext:value-type="float">
            <text:p>0.07557362</text:p>
          </table:table-cell>
          <table:table-cell office:value-type="float" office:value="0.143887" calcext:value-type="float">
            <text:p>0.143887</text:p>
          </table:table-cell>
          <table:table-cell office:value-type="float" office:value="0.1472675" calcext:value-type="float">
            <text:p>0.1472675</text:p>
          </table:table-cell>
          <table:table-cell office:value-type="float" office:value="0.1526182" calcext:value-type="float">
            <text:p>0.1526182</text:p>
          </table:table-cell>
          <table:table-cell office:value-type="float" office:value="0.1578954" calcext:value-type="float">
            <text:p>0.1578954</text:p>
          </table:table-cell>
          <table:table-cell office:value-type="float" office:value="0.1676662" calcext:value-type="float">
            <text:p>0.1676662</text:p>
          </table:table-cell>
          <table:table-cell office:value-type="float" office:value="0.1725474" calcext:value-type="float">
            <text:p>0.1725474</text:p>
          </table:table-cell>
          <table:table-cell office:value-type="float" office:value="0" calcext:value-type="float">
            <text:p>0</text:p>
          </table:table-cell>
          <table:table-cell office:value-type="float" office:value="16.29824" calcext:value-type="float">
            <text:p>16.29824</text:p>
          </table:table-cell>
          <table:table-cell office:value-type="float" office:value="16.54815" calcext:value-type="float">
            <text:p>16.54815</text:p>
          </table:table-cell>
          <table:table-cell office:value-type="float" office:value="27.11062" calcext:value-type="float">
            <text:p>27.11062</text:p>
          </table:table-cell>
          <table:table-cell office:value-type="float" office:value="5.794432" calcext:value-type="float">
            <text:p>5.794432</text:p>
          </table:table-cell>
          <table:table-cell office:value-type="float" office:value="4.598351" calcext:value-type="float">
            <text:p>4.598351</text:p>
          </table:table-cell>
          <table:table-cell office:value-type="float" office:value="2.1979" calcext:value-type="float">
            <text:p>2.1979</text:p>
          </table:table-cell>
          <table:table-cell office:value-type="float" office:value="2.209451" calcext:value-type="float">
            <text:p>2.209451</text:p>
          </table:table-cell>
          <table:table-cell office:value-type="float" office:value="4.869781" calcext:value-type="float">
            <text:p>4.869781</text:p>
          </table:table-cell>
          <table:table-cell office:value-type="float" office:value="7.905836" calcext:value-type="float">
            <text:p>7.905836</text:p>
          </table:table-cell>
          <table:table-cell office:value-type="float" office:value="8.231367" calcext:value-type="float">
            <text:p>8.231367</text:p>
          </table:table-cell>
          <table:table-cell office:value-type="float" office:value="8.743001" calcext:value-type="float">
            <text:p>8.743001</text:p>
          </table:table-cell>
          <table:table-cell office:value-type="float" office:value="9.226565" calcext:value-type="float">
            <text:p>9.226565</text:p>
          </table:table-cell>
          <table:table-cell office:value-type="float" office:value="10.14125" calcext:value-type="float">
            <text:p>10.14125</text:p>
          </table:table-cell>
          <table:table-cell office:value-type="float" office:value="10.61611" calcext:value-type="float">
            <text:p>10.61611</text:p>
          </table:table-cell>
          <table:table-cell office:value-type="float" office:value="0" calcext:value-type="float">
            <text:p>0</text:p>
          </table:table-cell>
          <table:table-cell office:value-type="float" office:value="7.066854" calcext:value-type="float">
            <text:p>7.066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1093" calcext:value-type="float">
            <text:p>0.039210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3.314239" calcext:value-type="float">
            <text:p>3.314239</text:p>
          </table:table-cell>
          <table:table-cell office:value-type="float" office:value="135.7915" calcext:value-type="float">
            <text:p>135.7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3401" calcext:value-type="float">
            <text:p>34.13401</text:p>
          </table:table-cell>
          <table:table-cell office:value-type="float" office:value="0" calcext:value-type="float">
            <text:p>0</text:p>
          </table:table-cell>
          <table:table-cell office:value-type="float" office:value="0.000003775554" calcext:value-type="float">
            <text:p>3.775554E-06</text:p>
          </table:table-cell>
          <table:table-cell office:value-type="float" office:value="0" calcext:value-type="float">
            <text:p>0</text:p>
          </table:table-cell>
          <table:table-cell office:value-type="float" office:value="0.00001027855" calcext:value-type="float">
            <text:p>1.027855E-05</text:p>
          </table:table-cell>
          <table:table-cell office:value-type="float" office:value="1170.147" calcext:value-type="float">
            <text:p>1170.147</text:p>
          </table:table-cell>
          <table:table-cell office:value-type="float" office:value="1.686433" calcext:value-type="float">
            <text:p>1.686433</text:p>
          </table:table-cell>
          <table:table-cell office:value-type="float" office:value="0" calcext:value-type="float">
            <text:p>0</text:p>
          </table:table-cell>
          <table:table-cell office:value-type="float" office:value="0.005273772" calcext:value-type="float">
            <text:p>0.005273772</text:p>
          </table:table-cell>
          <table:table-cell office:value-type="float" office:value="0.07027934" calcext:value-type="float">
            <text:p>0.07027934</text:p>
          </table:table-cell>
          <table:table-cell office:value-type="float" office:value="0.1528269" calcext:value-type="float">
            <text:p>0.1528269</text:p>
          </table:table-cell>
          <table:table-cell office:value-type="float" office:value="0.06698547" calcext:value-type="float">
            <text:p>0.06698547</text:p>
          </table:table-cell>
          <table:table-cell office:value-type="float" office:value="0.03171705" calcext:value-type="float">
            <text:p>0.03171705</text:p>
          </table:table-cell>
          <table:table-cell office:value-type="float" office:value="0.02138446" calcext:value-type="float">
            <text:p>0.02138446</text:p>
          </table:table-cell>
          <table:table-cell office:value-type="float" office:value="0.02751213" calcext:value-type="float">
            <text:p>0.02751213</text:p>
          </table:table-cell>
          <table:table-cell office:value-type="float" office:value="0.07542949" calcext:value-type="float">
            <text:p>0.07542949</text:p>
          </table:table-cell>
          <table:table-cell office:value-type="float" office:value="0.1439676" calcext:value-type="float">
            <text:p>0.1439676</text:p>
          </table:table-cell>
          <table:table-cell office:value-type="float" office:value="0.1473405" calcext:value-type="float">
            <text:p>0.1473405</text:p>
          </table:table-cell>
          <table:table-cell office:value-type="float" office:value="0.1526796" calcext:value-type="float">
            <text:p>0.1526796</text:p>
          </table:table-cell>
          <table:table-cell office:value-type="float" office:value="0.1579427" calcext:value-type="float">
            <text:p>0.1579427</text:p>
          </table:table-cell>
          <table:table-cell office:value-type="float" office:value="0.1677102" calcext:value-type="float">
            <text:p>0.1677102</text:p>
          </table:table-cell>
          <table:table-cell office:value-type="float" office:value="0.1725901" calcext:value-type="float">
            <text:p>0.1725901</text:p>
          </table:table-cell>
          <table:table-cell office:value-type="float" office:value="0" calcext:value-type="float">
            <text:p>0</text:p>
          </table:table-cell>
          <table:table-cell office:value-type="float" office:value="16.2957" calcext:value-type="float">
            <text:p>16.2957</text:p>
          </table:table-cell>
          <table:table-cell office:value-type="float" office:value="16.54802" calcext:value-type="float">
            <text:p>16.54802</text:p>
          </table:table-cell>
          <table:table-cell office:value-type="float" office:value="27.08028" calcext:value-type="float">
            <text:p>27.08028</text:p>
          </table:table-cell>
          <table:table-cell office:value-type="float" office:value="5.792571" calcext:value-type="float">
            <text:p>5.792571</text:p>
          </table:table-cell>
          <table:table-cell office:value-type="float" office:value="4.591839" calcext:value-type="float">
            <text:p>4.591839</text:p>
          </table:table-cell>
          <table:table-cell office:value-type="float" office:value="2.198182" calcext:value-type="float">
            <text:p>2.198182</text:p>
          </table:table-cell>
          <table:table-cell office:value-type="float" office:value="2.21081" calcext:value-type="float">
            <text:p>2.21081</text:p>
          </table:table-cell>
          <table:table-cell office:value-type="float" office:value="4.873739" calcext:value-type="float">
            <text:p>4.873739</text:p>
          </table:table-cell>
          <table:table-cell office:value-type="float" office:value="7.911641" calcext:value-type="float">
            <text:p>7.911641</text:p>
          </table:table-cell>
          <table:table-cell office:value-type="float" office:value="8.236912" calcext:value-type="float">
            <text:p>8.236912</text:p>
          </table:table-cell>
          <table:table-cell office:value-type="float" office:value="8.748431" calcext:value-type="float">
            <text:p>8.748431</text:p>
          </table:table-cell>
          <table:table-cell office:value-type="float" office:value="9.231491" calcext:value-type="float">
            <text:p>9.231491</text:p>
          </table:table-cell>
          <table:table-cell office:value-type="float" office:value="10.14536" calcext:value-type="float">
            <text:p>10.14536</text:p>
          </table:table-cell>
          <table:table-cell office:value-type="float" office:value="10.61996" calcext:value-type="float">
            <text:p>10.61996</text:p>
          </table:table-cell>
          <table:table-cell office:value-type="float" office:value="0" calcext:value-type="float">
            <text:p>0</text:p>
          </table:table-cell>
          <table:table-cell office:value-type="float" office:value="0.01051486" calcext:value-type="float">
            <text:p>0.01051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0491" calcext:value-type="float">
            <text:p>0.033204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3.30944" calcext:value-type="float">
            <text:p>3.30944</text:p>
          </table:table-cell>
          <table:table-cell office:value-type="float" office:value="135.7963" calcext:value-type="float">
            <text:p>135.7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4753" calcext:value-type="float">
            <text:p>34.14753</text:p>
          </table:table-cell>
          <table:table-cell office:value-type="float" office:value="0" calcext:value-type="float">
            <text:p>0</text:p>
          </table:table-cell>
          <table:table-cell office:value-type="float" office:value="0.000003775566" calcext:value-type="float">
            <text:p>3.775566E-06</text:p>
          </table:table-cell>
          <table:table-cell office:value-type="float" office:value="0" calcext:value-type="float">
            <text:p>0</text:p>
          </table:table-cell>
          <table:table-cell office:value-type="float" office:value="0.00001027873" calcext:value-type="float">
            <text:p>1.027873E-05</text:p>
          </table:table-cell>
          <table:table-cell office:value-type="float" office:value="1170.132" calcext:value-type="float">
            <text:p>1170.132</text:p>
          </table:table-cell>
          <table:table-cell office:value-type="float" office:value="1.72298" calcext:value-type="float">
            <text:p>1.72298</text:p>
          </table:table-cell>
          <table:table-cell office:value-type="float" office:value="0" calcext:value-type="float">
            <text:p>0</text:p>
          </table:table-cell>
          <table:table-cell office:value-type="float" office:value="0.004198613" calcext:value-type="float">
            <text:p>0.004198613</text:p>
          </table:table-cell>
          <table:table-cell office:value-type="float" office:value="0.09442516" calcext:value-type="float">
            <text:p>0.09442516</text:p>
          </table:table-cell>
          <table:table-cell office:value-type="float" office:value="0.1739557" calcext:value-type="float">
            <text:p>0.1739557</text:p>
          </table:table-cell>
          <table:table-cell office:value-type="float" office:value="0.04540882" calcext:value-type="float">
            <text:p>0.04540882</text:p>
          </table:table-cell>
          <table:table-cell office:value-type="float" office:value="0.02789446" calcext:value-type="float">
            <text:p>0.02789446</text:p>
          </table:table-cell>
          <table:table-cell office:value-type="float" office:value="0.02146778" calcext:value-type="float">
            <text:p>0.02146778</text:p>
          </table:table-cell>
          <table:table-cell office:value-type="float" office:value="0.02831219" calcext:value-type="float">
            <text:p>0.02831219</text:p>
          </table:table-cell>
          <table:table-cell office:value-type="float" office:value="0.07546045" calcext:value-type="float">
            <text:p>0.07546045</text:p>
          </table:table-cell>
          <table:table-cell office:value-type="float" office:value="0.1439891" calcext:value-type="float">
            <text:p>0.1439891</text:p>
          </table:table-cell>
          <table:table-cell office:value-type="float" office:value="0.1474146" calcext:value-type="float">
            <text:p>0.1474146</text:p>
          </table:table-cell>
          <table:table-cell office:value-type="float" office:value="0.1527413" calcext:value-type="float">
            <text:p>0.1527413</text:p>
          </table:table-cell>
          <table:table-cell office:value-type="float" office:value="0.1579971" calcext:value-type="float">
            <text:p>0.1579971</text:p>
          </table:table-cell>
          <table:table-cell office:value-type="float" office:value="0.1677543" calcext:value-type="float">
            <text:p>0.1677543</text:p>
          </table:table-cell>
          <table:table-cell office:value-type="float" office:value="0.1726325" calcext:value-type="float">
            <text:p>0.1726325</text:p>
          </table:table-cell>
          <table:table-cell office:value-type="float" office:value="0" calcext:value-type="float">
            <text:p>0</text:p>
          </table:table-cell>
          <table:table-cell office:value-type="float" office:value="16.23594" calcext:value-type="float">
            <text:p>16.23594</text:p>
          </table:table-cell>
          <table:table-cell office:value-type="float" office:value="16.52001" calcext:value-type="float">
            <text:p>16.52001</text:p>
          </table:table-cell>
          <table:table-cell office:value-type="float" office:value="27.04294" calcext:value-type="float">
            <text:p>27.04294</text:p>
          </table:table-cell>
          <table:table-cell office:value-type="float" office:value="5.794483" calcext:value-type="float">
            <text:p>5.794483</text:p>
          </table:table-cell>
          <table:table-cell office:value-type="float" office:value="4.587222" calcext:value-type="float">
            <text:p>4.587222</text:p>
          </table:table-cell>
          <table:table-cell office:value-type="float" office:value="2.198641" calcext:value-type="float">
            <text:p>2.198641</text:p>
          </table:table-cell>
          <table:table-cell office:value-type="float" office:value="2.212328" calcext:value-type="float">
            <text:p>2.212328</text:p>
          </table:table-cell>
          <table:table-cell office:value-type="float" office:value="4.877707" calcext:value-type="float">
            <text:p>4.877707</text:p>
          </table:table-cell>
          <table:table-cell office:value-type="float" office:value="7.917446" calcext:value-type="float">
            <text:p>7.917446</text:p>
          </table:table-cell>
          <table:table-cell office:value-type="float" office:value="8.242455" calcext:value-type="float">
            <text:p>8.242455</text:p>
          </table:table-cell>
          <table:table-cell office:value-type="float" office:value="8.753861" calcext:value-type="float">
            <text:p>8.753861</text:p>
          </table:table-cell>
          <table:table-cell office:value-type="float" office:value="9.236379" calcext:value-type="float">
            <text:p>9.236379</text:p>
          </table:table-cell>
          <table:table-cell office:value-type="float" office:value="10.14947" calcext:value-type="float">
            <text:p>10.14947</text:p>
          </table:table-cell>
          <table:table-cell office:value-type="float" office:value="10.62383" calcext:value-type="float">
            <text:p>10.62383</text:p>
          </table:table-cell>
          <table:table-cell office:value-type="float" office:value="0" calcext:value-type="float">
            <text:p>0</text:p>
          </table:table-cell>
          <table:table-cell office:value-type="float" office:value="0.009781157" calcext:value-type="float">
            <text:p>0.00978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9301" calcext:value-type="float">
            <text:p>0.032693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3.304438" calcext:value-type="float">
            <text:p>3.304438</text:p>
          </table:table-cell>
          <table:table-cell office:value-type="float" office:value="135.8008" calcext:value-type="float">
            <text:p>135.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6159" calcext:value-type="float">
            <text:p>34.16159</text:p>
          </table:table-cell>
          <table:table-cell office:value-type="float" office:value="0" calcext:value-type="float">
            <text:p>0</text:p>
          </table:table-cell>
          <table:table-cell office:value-type="float" office:value="0.000003775566" calcext:value-type="float">
            <text:p>3.775566E-06</text:p>
          </table:table-cell>
          <table:table-cell office:value-type="float" office:value="0" calcext:value-type="float">
            <text:p>0</text:p>
          </table:table-cell>
          <table:table-cell office:value-type="float" office:value="0.00001027873" calcext:value-type="float">
            <text:p>1.027873E-05</text:p>
          </table:table-cell>
          <table:table-cell office:value-type="float" office:value="1170.117" calcext:value-type="float">
            <text:p>1170.117</text:p>
          </table:table-cell>
          <table:table-cell office:value-type="float" office:value="1.753482" calcext:value-type="float">
            <text:p>1.753482</text:p>
          </table:table-cell>
          <table:table-cell office:value-type="float" office:value="0" calcext:value-type="float">
            <text:p>0</text:p>
          </table:table-cell>
          <table:table-cell office:value-type="float" office:value="0.005425523" calcext:value-type="float">
            <text:p>0.005425523</text:p>
          </table:table-cell>
          <table:table-cell office:value-type="float" office:value="0.1136342" calcext:value-type="float">
            <text:p>0.1136342</text:p>
          </table:table-cell>
          <table:table-cell office:value-type="float" office:value="0.1791807" calcext:value-type="float">
            <text:p>0.1791807</text:p>
          </table:table-cell>
          <table:table-cell office:value-type="float" office:value="0.0364589" calcext:value-type="float">
            <text:p>0.0364589</text:p>
          </table:table-cell>
          <table:table-cell office:value-type="float" office:value="0.02486763" calcext:value-type="float">
            <text:p>0.02486763</text:p>
          </table:table-cell>
          <table:table-cell office:value-type="float" office:value="0.02103452" calcext:value-type="float">
            <text:p>0.02103452</text:p>
          </table:table-cell>
          <table:table-cell office:value-type="float" office:value="0.02859654" calcext:value-type="float">
            <text:p>0.02859654</text:p>
          </table:table-cell>
          <table:table-cell office:value-type="float" office:value="0.07544653" calcext:value-type="float">
            <text:p>0.07544653</text:p>
          </table:table-cell>
          <table:table-cell office:value-type="float" office:value="0.1439731" calcext:value-type="float">
            <text:p>0.1439731</text:p>
          </table:table-cell>
          <table:table-cell office:value-type="float" office:value="0.1474895" calcext:value-type="float">
            <text:p>0.1474895</text:p>
          </table:table-cell>
          <table:table-cell office:value-type="float" office:value="0.1528034" calcext:value-type="float">
            <text:p>0.1528034</text:p>
          </table:table-cell>
          <table:table-cell office:value-type="float" office:value="0.1580519" calcext:value-type="float">
            <text:p>0.1580519</text:p>
          </table:table-cell>
          <table:table-cell office:value-type="float" office:value="0.1677989" calcext:value-type="float">
            <text:p>0.1677989</text:p>
          </table:table-cell>
          <table:table-cell office:value-type="float" office:value="0.1726749" calcext:value-type="float">
            <text:p>0.1726749</text:p>
          </table:table-cell>
          <table:table-cell office:value-type="float" office:value="0" calcext:value-type="float">
            <text:p>0</text:p>
          </table:table-cell>
          <table:table-cell office:value-type="float" office:value="16.18037" calcext:value-type="float">
            <text:p>16.18037</text:p>
          </table:table-cell>
          <table:table-cell office:value-type="float" office:value="16.50326" calcext:value-type="float">
            <text:p>16.50326</text:p>
          </table:table-cell>
          <table:table-cell office:value-type="float" office:value="27.01323" calcext:value-type="float">
            <text:p>27.01323</text:p>
          </table:table-cell>
          <table:table-cell office:value-type="float" office:value="5.790277" calcext:value-type="float">
            <text:p>5.790277</text:p>
          </table:table-cell>
          <table:table-cell office:value-type="float" office:value="4.580962" calcext:value-type="float">
            <text:p>4.580962</text:p>
          </table:table-cell>
          <table:table-cell office:value-type="float" office:value="2.199011" calcext:value-type="float">
            <text:p>2.199011</text:p>
          </table:table-cell>
          <table:table-cell office:value-type="float" office:value="2.213998" calcext:value-type="float">
            <text:p>2.213998</text:p>
          </table:table-cell>
          <table:table-cell office:value-type="float" office:value="4.88168" calcext:value-type="float">
            <text:p>4.88168</text:p>
          </table:table-cell>
          <table:table-cell office:value-type="float" office:value="7.923251" calcext:value-type="float">
            <text:p>7.923251</text:p>
          </table:table-cell>
          <table:table-cell office:value-type="float" office:value="8.247997" calcext:value-type="float">
            <text:p>8.247997</text:p>
          </table:table-cell>
          <table:table-cell office:value-type="float" office:value="8.759292" calcext:value-type="float">
            <text:p>8.759292</text:p>
          </table:table-cell>
          <table:table-cell office:value-type="float" office:value="9.241258" calcext:value-type="float">
            <text:p>9.241258</text:p>
          </table:table-cell>
          <table:table-cell office:value-type="float" office:value="10.15358" calcext:value-type="float">
            <text:p>10.15358</text:p>
          </table:table-cell>
          <table:table-cell office:value-type="float" office:value="10.62772" calcext:value-type="float">
            <text:p>10.62772</text:p>
          </table:table-cell>
          <table:table-cell office:value-type="float" office:value="0" calcext:value-type="float">
            <text:p>0</text:p>
          </table:table-cell>
          <table:table-cell office:value-type="float" office:value="0.009575166" calcext:value-type="float">
            <text:p>0.00957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979" calcext:value-type="float">
            <text:p>0.03269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3.300526" calcext:value-type="float">
            <text:p>3.300526</text:p>
          </table:table-cell>
          <table:table-cell office:value-type="float" office:value="135.8041" calcext:value-type="float">
            <text:p>135.8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7589" calcext:value-type="float">
            <text:p>34.17589</text:p>
          </table:table-cell>
          <table:table-cell office:value-type="float" office:value="0" calcext:value-type="float">
            <text:p>0</text:p>
          </table:table-cell>
          <table:table-cell office:value-type="float" office:value="0.00000378303" calcext:value-type="float">
            <text:p>3.78303E-06</text:p>
          </table:table-cell>
          <table:table-cell office:value-type="float" office:value="0" calcext:value-type="float">
            <text:p>0</text:p>
          </table:table-cell>
          <table:table-cell office:value-type="float" office:value="-0.0000001970829" calcext:value-type="float">
            <text:p>-1.970829E-07</text:p>
          </table:table-cell>
          <table:table-cell office:value-type="float" office:value="1170.101" calcext:value-type="float">
            <text:p>1170.101</text:p>
          </table:table-cell>
          <table:table-cell office:value-type="float" office:value="1.775028" calcext:value-type="float">
            <text:p>1.775028</text:p>
          </table:table-cell>
          <table:table-cell office:value-type="float" office:value="0" calcext:value-type="float">
            <text:p>0</text:p>
          </table:table-cell>
          <table:table-cell office:value-type="float" office:value="0.01967068" calcext:value-type="float">
            <text:p>0.01967068</text:p>
          </table:table-cell>
          <table:table-cell office:value-type="float" office:value="0.1215538" calcext:value-type="float">
            <text:p>0.1215538</text:p>
          </table:table-cell>
          <table:table-cell office:value-type="float" office:value="0.1767296" calcext:value-type="float">
            <text:p>0.1767296</text:p>
          </table:table-cell>
          <table:table-cell office:value-type="float" office:value="0.03481608" calcext:value-type="float">
            <text:p>0.03481608</text:p>
          </table:table-cell>
          <table:table-cell office:value-type="float" office:value="0.02470249" calcext:value-type="float">
            <text:p>0.02470249</text:p>
          </table:table-cell>
          <table:table-cell office:value-type="float" office:value="0.02088883" calcext:value-type="float">
            <text:p>0.02088883</text:p>
          </table:table-cell>
          <table:table-cell office:value-type="float" office:value="0.02841394" calcext:value-type="float">
            <text:p>0.02841394</text:p>
          </table:table-cell>
          <table:table-cell office:value-type="float" office:value="0.07557663" calcext:value-type="float">
            <text:p>0.07557663</text:p>
          </table:table-cell>
          <table:table-cell office:value-type="float" office:value="0.143935" calcext:value-type="float">
            <text:p>0.143935</text:p>
          </table:table-cell>
          <table:table-cell office:value-type="float" office:value="0.1475637" calcext:value-type="float">
            <text:p>0.1475637</text:p>
          </table:table-cell>
          <table:table-cell office:value-type="float" office:value="0.1528656" calcext:value-type="float">
            <text:p>0.1528656</text:p>
          </table:table-cell>
          <table:table-cell office:value-type="float" office:value="0.1581111" calcext:value-type="float">
            <text:p>0.1581111</text:p>
          </table:table-cell>
          <table:table-cell office:value-type="float" office:value="0.1678437" calcext:value-type="float">
            <text:p>0.1678437</text:p>
          </table:table-cell>
          <table:table-cell office:value-type="float" office:value="0.1727172" calcext:value-type="float">
            <text:p>0.1727172</text:p>
          </table:table-cell>
          <table:table-cell office:value-type="float" office:value="0" calcext:value-type="float">
            <text:p>0</text:p>
          </table:table-cell>
          <table:table-cell office:value-type="float" office:value="16.13268" calcext:value-type="float">
            <text:p>16.13268</text:p>
          </table:table-cell>
          <table:table-cell office:value-type="float" office:value="16.49192" calcext:value-type="float">
            <text:p>16.49192</text:p>
          </table:table-cell>
          <table:table-cell office:value-type="float" office:value="26.98532" calcext:value-type="float">
            <text:p>26.98532</text:p>
          </table:table-cell>
          <table:table-cell office:value-type="float" office:value="5.783849" calcext:value-type="float">
            <text:p>5.783849</text:p>
          </table:table-cell>
          <table:table-cell office:value-type="float" office:value="4.574207" calcext:value-type="float">
            <text:p>4.574207</text:p>
          </table:table-cell>
          <table:table-cell office:value-type="float" office:value="2.1993" calcext:value-type="float">
            <text:p>2.1993</text:p>
          </table:table-cell>
          <table:table-cell office:value-type="float" office:value="2.215598" calcext:value-type="float">
            <text:p>2.215598</text:p>
          </table:table-cell>
          <table:table-cell office:value-type="float" office:value="4.885669" calcext:value-type="float">
            <text:p>4.885669</text:p>
          </table:table-cell>
          <table:table-cell office:value-type="float" office:value="7.92905" calcext:value-type="float">
            <text:p>7.92905</text:p>
          </table:table-cell>
          <table:table-cell office:value-type="float" office:value="8.253543" calcext:value-type="float">
            <text:p>8.253543</text:p>
          </table:table-cell>
          <table:table-cell office:value-type="float" office:value="8.764722" calcext:value-type="float">
            <text:p>8.764722</text:p>
          </table:table-cell>
          <table:table-cell office:value-type="float" office:value="9.246145" calcext:value-type="float">
            <text:p>9.246145</text:p>
          </table:table-cell>
          <table:table-cell office:value-type="float" office:value="10.15769" calcext:value-type="float">
            <text:p>10.15769</text:p>
          </table:table-cell>
          <table:table-cell office:value-type="float" office:value="10.6316" calcext:value-type="float">
            <text:p>10.6316</text:p>
          </table:table-cell>
          <table:table-cell office:value-type="float" office:value="0" calcext:value-type="float">
            <text:p>0</text:p>
          </table:table-cell>
          <table:table-cell office:value-type="float" office:value="0.01070765" calcext:value-type="float">
            <text:p>0.0107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432" calcext:value-type="float">
            <text:p>0.03274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3.295147" calcext:value-type="float">
            <text:p>3.295147</text:p>
          </table:table-cell>
          <table:table-cell office:value-type="float" office:value="135.8089" calcext:value-type="float">
            <text:p>135.8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9037" calcext:value-type="float">
            <text:p>34.19037</text:p>
          </table:table-cell>
          <table:table-cell office:value-type="float" office:value="0" calcext:value-type="float">
            <text:p>0</text:p>
          </table:table-cell>
          <table:table-cell office:value-type="float" office:value="0.000003794118" calcext:value-type="float">
            <text:p>3.794118E-06</text:p>
          </table:table-cell>
          <table:table-cell office:value-type="float" office:value="0" calcext:value-type="float">
            <text:p>0</text:p>
          </table:table-cell>
          <table:table-cell office:value-type="float" office:value="-0.00001475421" calcext:value-type="float">
            <text:p>-1.475421E-05</text:p>
          </table:table-cell>
          <table:table-cell office:value-type="float" office:value="1170.086" calcext:value-type="float">
            <text:p>1170.086</text:p>
          </table:table-cell>
          <table:table-cell office:value-type="float" office:value="1.804131" calcext:value-type="float">
            <text:p>1.804131</text:p>
          </table:table-cell>
          <table:table-cell office:value-type="float" office:value="0" calcext:value-type="float">
            <text:p>0</text:p>
          </table:table-cell>
          <table:table-cell office:value-type="float" office:value="0.02501241" calcext:value-type="float">
            <text:p>0.02501241</text:p>
          </table:table-cell>
          <table:table-cell office:value-type="float" office:value="0.1268185" calcext:value-type="float">
            <text:p>0.1268185</text:p>
          </table:table-cell>
          <table:table-cell office:value-type="float" office:value="0.1735024" calcext:value-type="float">
            <text:p>0.1735024</text:p>
          </table:table-cell>
          <table:table-cell office:value-type="float" office:value="0.03514287" calcext:value-type="float">
            <text:p>0.03514287</text:p>
          </table:table-cell>
          <table:table-cell office:value-type="float" office:value="0.02520851" calcext:value-type="float">
            <text:p>0.02520851</text:p>
          </table:table-cell>
          <table:table-cell office:value-type="float" office:value="0.02092587" calcext:value-type="float">
            <text:p>0.02092587</text:p>
          </table:table-cell>
          <table:table-cell office:value-type="float" office:value="0.02814428" calcext:value-type="float">
            <text:p>0.02814428</text:p>
          </table:table-cell>
          <table:table-cell office:value-type="float" office:value="0.07571585" calcext:value-type="float">
            <text:p>0.07571585</text:p>
          </table:table-cell>
          <table:table-cell office:value-type="float" office:value="0.1438924" calcext:value-type="float">
            <text:p>0.1438924</text:p>
          </table:table-cell>
          <table:table-cell office:value-type="float" office:value="0.1476357" calcext:value-type="float">
            <text:p>0.1476357</text:p>
          </table:table-cell>
          <table:table-cell office:value-type="float" office:value="0.1529276" calcext:value-type="float">
            <text:p>0.1529276</text:p>
          </table:table-cell>
          <table:table-cell office:value-type="float" office:value="0.1581674" calcext:value-type="float">
            <text:p>0.1581674</text:p>
          </table:table-cell>
          <table:table-cell office:value-type="float" office:value="0.1678884" calcext:value-type="float">
            <text:p>0.1678884</text:p>
          </table:table-cell>
          <table:table-cell office:value-type="float" office:value="0.1727596" calcext:value-type="float">
            <text:p>0.1727596</text:p>
          </table:table-cell>
          <table:table-cell office:value-type="float" office:value="0" calcext:value-type="float">
            <text:p>0</text:p>
          </table:table-cell>
          <table:table-cell office:value-type="float" office:value="16.09425" calcext:value-type="float">
            <text:p>16.09425</text:p>
          </table:table-cell>
          <table:table-cell office:value-type="float" office:value="16.48298" calcext:value-type="float">
            <text:p>16.48298</text:p>
          </table:table-cell>
          <table:table-cell office:value-type="float" office:value="26.95733" calcext:value-type="float">
            <text:p>26.95733</text:p>
          </table:table-cell>
          <table:table-cell office:value-type="float" office:value="5.777524" calcext:value-type="float">
            <text:p>5.777524</text:p>
          </table:table-cell>
          <table:table-cell office:value-type="float" office:value="4.56785" calcext:value-type="float">
            <text:p>4.56785</text:p>
          </table:table-cell>
          <table:table-cell office:value-type="float" office:value="2.199576" calcext:value-type="float">
            <text:p>2.199576</text:p>
          </table:table-cell>
          <table:table-cell office:value-type="float" office:value="2.217074" calcext:value-type="float">
            <text:p>2.217074</text:p>
          </table:table-cell>
          <table:table-cell office:value-type="float" office:value="4.889679" calcext:value-type="float">
            <text:p>4.889679</text:p>
          </table:table-cell>
          <table:table-cell office:value-type="float" office:value="7.934811" calcext:value-type="float">
            <text:p>7.934811</text:p>
          </table:table-cell>
          <table:table-cell office:value-type="float" office:value="8.259084" calcext:value-type="float">
            <text:p>8.259084</text:p>
          </table:table-cell>
          <table:table-cell office:value-type="float" office:value="8.770152" calcext:value-type="float">
            <text:p>8.770152</text:p>
          </table:table-cell>
          <table:table-cell office:value-type="float" office:value="9.251032" calcext:value-type="float">
            <text:p>9.251032</text:p>
          </table:table-cell>
          <table:table-cell office:value-type="float" office:value="10.1618" calcext:value-type="float">
            <text:p>10.1618</text:p>
          </table:table-cell>
          <table:table-cell office:value-type="float" office:value="10.63546" calcext:value-type="float">
            <text:p>10.63546</text:p>
          </table:table-cell>
          <table:table-cell office:value-type="float" office:value="0" calcext:value-type="float">
            <text:p>0</text:p>
          </table:table-cell>
          <table:table-cell office:value-type="float" office:value="0.009356493" calcext:value-type="float">
            <text:p>0.0093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8645" calcext:value-type="float">
            <text:p>0.032786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3.287753" calcext:value-type="float">
            <text:p>3.287753</text:p>
          </table:table-cell>
          <table:table-cell office:value-type="float" office:value="135.8155" calcext:value-type="float">
            <text:p>135.8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0501" calcext:value-type="float">
            <text:p>34.20501</text:p>
          </table:table-cell>
          <table:table-cell office:value-type="float" office:value="0" calcext:value-type="float">
            <text:p>0</text:p>
          </table:table-cell>
          <table:table-cell office:value-type="float" office:value="0.000003794118" calcext:value-type="float">
            <text:p>3.794118E-06</text:p>
          </table:table-cell>
          <table:table-cell office:value-type="float" office:value="0" calcext:value-type="float">
            <text:p>0</text:p>
          </table:table-cell>
          <table:table-cell office:value-type="float" office:value="-0.00002703695" calcext:value-type="float">
            <text:p>-2.703695E-05</text:p>
          </table:table-cell>
          <table:table-cell office:value-type="float" office:value="1170.07" calcext:value-type="float">
            <text:p>1170.07</text:p>
          </table:table-cell>
          <table:table-cell office:value-type="float" office:value="1.839208" calcext:value-type="float">
            <text:p>1.839208</text:p>
          </table:table-cell>
          <table:table-cell office:value-type="float" office:value="0" calcext:value-type="float">
            <text:p>0</text:p>
          </table:table-cell>
          <table:table-cell office:value-type="float" office:value="0.02628315" calcext:value-type="float">
            <text:p>0.02628315</text:p>
          </table:table-cell>
          <table:table-cell office:value-type="float" office:value="0.1285193" calcext:value-type="float">
            <text:p>0.1285193</text:p>
          </table:table-cell>
          <table:table-cell office:value-type="float" office:value="0.1765288" calcext:value-type="float">
            <text:p>0.1765288</text:p>
          </table:table-cell>
          <table:table-cell office:value-type="float" office:value="0.0349493" calcext:value-type="float">
            <text:p>0.0349493</text:p>
          </table:table-cell>
          <table:table-cell office:value-type="float" office:value="0.02522817" calcext:value-type="float">
            <text:p>0.02522817</text:p>
          </table:table-cell>
          <table:table-cell office:value-type="float" office:value="0.02097934" calcext:value-type="float">
            <text:p>0.02097934</text:p>
          </table:table-cell>
          <table:table-cell office:value-type="float" office:value="0.02862446" calcext:value-type="float">
            <text:p>0.02862446</text:p>
          </table:table-cell>
          <table:table-cell office:value-type="float" office:value="0.07605697" calcext:value-type="float">
            <text:p>0.07605697</text:p>
          </table:table-cell>
          <table:table-cell office:value-type="float" office:value="0.1440175" calcext:value-type="float">
            <text:p>0.1440175</text:p>
          </table:table-cell>
          <table:table-cell office:value-type="float" office:value="0.1477059" calcext:value-type="float">
            <text:p>0.1477059</text:p>
          </table:table-cell>
          <table:table-cell office:value-type="float" office:value="0.1529889" calcext:value-type="float">
            <text:p>0.1529889</text:p>
          </table:table-cell>
          <table:table-cell office:value-type="float" office:value="0.1582227" calcext:value-type="float">
            <text:p>0.1582227</text:p>
          </table:table-cell>
          <table:table-cell office:value-type="float" office:value="0.1679331" calcext:value-type="float">
            <text:p>0.1679331</text:p>
          </table:table-cell>
          <table:table-cell office:value-type="float" office:value="0.172802" calcext:value-type="float">
            <text:p>0.172802</text:p>
          </table:table-cell>
          <table:table-cell office:value-type="float" office:value="0" calcext:value-type="float">
            <text:p>0</text:p>
          </table:table-cell>
          <table:table-cell office:value-type="float" office:value="16.05694" calcext:value-type="float">
            <text:p>16.05694</text:p>
          </table:table-cell>
          <table:table-cell office:value-type="float" office:value="16.47521" calcext:value-type="float">
            <text:p>16.47521</text:p>
          </table:table-cell>
          <table:table-cell office:value-type="float" office:value="26.93022" calcext:value-type="float">
            <text:p>26.93022</text:p>
          </table:table-cell>
          <table:table-cell office:value-type="float" office:value="5.771463" calcext:value-type="float">
            <text:p>5.771463</text:p>
          </table:table-cell>
          <table:table-cell office:value-type="float" office:value="4.561805" calcext:value-type="float">
            <text:p>4.561805</text:p>
          </table:table-cell>
          <table:table-cell office:value-type="float" office:value="2.199848" calcext:value-type="float">
            <text:p>2.199848</text:p>
          </table:table-cell>
          <table:table-cell office:value-type="float" office:value="2.218684" calcext:value-type="float">
            <text:p>2.218684</text:p>
          </table:table-cell>
          <table:table-cell office:value-type="float" office:value="4.893739" calcext:value-type="float">
            <text:p>4.893739</text:p>
          </table:table-cell>
          <table:table-cell office:value-type="float" office:value="7.940616" calcext:value-type="float">
            <text:p>7.940616</text:p>
          </table:table-cell>
          <table:table-cell office:value-type="float" office:value="8.264627" calcext:value-type="float">
            <text:p>8.264627</text:p>
          </table:table-cell>
          <table:table-cell office:value-type="float" office:value="8.775538" calcext:value-type="float">
            <text:p>8.775538</text:p>
          </table:table-cell>
          <table:table-cell office:value-type="float" office:value="9.255912" calcext:value-type="float">
            <text:p>9.255912</text:p>
          </table:table-cell>
          <table:table-cell office:value-type="float" office:value="10.16591" calcext:value-type="float">
            <text:p>10.16591</text:p>
          </table:table-cell>
          <table:table-cell office:value-type="float" office:value="10.63932" calcext:value-type="float">
            <text:p>10.63932</text:p>
          </table:table-cell>
          <table:table-cell office:value-type="float" office:value="0" calcext:value-type="float">
            <text:p>0</text:p>
          </table:table-cell>
          <table:table-cell office:value-type="float" office:value="0.008905826" calcext:value-type="float">
            <text:p>0.008905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769" calcext:value-type="float">
            <text:p>0.03307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3.280059" calcext:value-type="float">
            <text:p>3.280059</text:p>
          </table:table-cell>
          <table:table-cell office:value-type="float" office:value="135.8222" calcext:value-type="float">
            <text:p>135.8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1986" calcext:value-type="float">
            <text:p>34.21986</text:p>
          </table:table-cell>
          <table:table-cell office:value-type="float" office:value="0" calcext:value-type="float">
            <text:p>0</text:p>
          </table:table-cell>
          <table:table-cell office:value-type="float" office:value="0.000003794118" calcext:value-type="float">
            <text:p>3.794118E-06</text:p>
          </table:table-cell>
          <table:table-cell office:value-type="float" office:value="0" calcext:value-type="float">
            <text:p>0</text:p>
          </table:table-cell>
          <table:table-cell office:value-type="float" office:value="-0.00003712763" calcext:value-type="float">
            <text:p>-3.712763E-05</text:p>
          </table:table-cell>
          <table:table-cell office:value-type="float" office:value="1170.056" calcext:value-type="float">
            <text:p>1170.056</text:p>
          </table:table-cell>
          <table:table-cell office:value-type="float" office:value="1.869526" calcext:value-type="float">
            <text:p>1.869526</text:p>
          </table:table-cell>
          <table:table-cell office:value-type="float" office:value="0" calcext:value-type="float">
            <text:p>0</text:p>
          </table:table-cell>
          <table:table-cell office:value-type="float" office:value="0.02155519" calcext:value-type="float">
            <text:p>0.02155519</text:p>
          </table:table-cell>
          <table:table-cell office:value-type="float" office:value="0.1309007" calcext:value-type="float">
            <text:p>0.1309007</text:p>
          </table:table-cell>
          <table:table-cell office:value-type="float" office:value="0.1791385" calcext:value-type="float">
            <text:p>0.1791385</text:p>
          </table:table-cell>
          <table:table-cell office:value-type="float" office:value="0.03471422" calcext:value-type="float">
            <text:p>0.03471422</text:p>
          </table:table-cell>
          <table:table-cell office:value-type="float" office:value="0.0250168" calcext:value-type="float">
            <text:p>0.0250168</text:p>
          </table:table-cell>
          <table:table-cell office:value-type="float" office:value="0.02108727" calcext:value-type="float">
            <text:p>0.02108727</text:p>
          </table:table-cell>
          <table:table-cell office:value-type="float" office:value="0.02878091" calcext:value-type="float">
            <text:p>0.02878091</text:p>
          </table:table-cell>
          <table:table-cell office:value-type="float" office:value="0.07624476" calcext:value-type="float">
            <text:p>0.07624476</text:p>
          </table:table-cell>
          <table:table-cell office:value-type="float" office:value="0.1441945" calcext:value-type="float">
            <text:p>0.1441945</text:p>
          </table:table-cell>
          <table:table-cell office:value-type="float" office:value="0.1477749" calcext:value-type="float">
            <text:p>0.1477749</text:p>
          </table:table-cell>
          <table:table-cell office:value-type="float" office:value="0.1530497" calcext:value-type="float">
            <text:p>0.1530497</text:p>
          </table:table-cell>
          <table:table-cell office:value-type="float" office:value="0.1582781" calcext:value-type="float">
            <text:p>0.1582781</text:p>
          </table:table-cell>
          <table:table-cell office:value-type="float" office:value="0.1679779" calcext:value-type="float">
            <text:p>0.1679779</text:p>
          </table:table-cell>
          <table:table-cell office:value-type="float" office:value="0.1728444" calcext:value-type="float">
            <text:p>0.1728444</text:p>
          </table:table-cell>
          <table:table-cell office:value-type="float" office:value="0" calcext:value-type="float">
            <text:p>0</text:p>
          </table:table-cell>
          <table:table-cell office:value-type="float" office:value="16.02359" calcext:value-type="float">
            <text:p>16.02359</text:p>
          </table:table-cell>
          <table:table-cell office:value-type="float" office:value="16.46865" calcext:value-type="float">
            <text:p>16.46865</text:p>
          </table:table-cell>
          <table:table-cell office:value-type="float" office:value="26.90495" calcext:value-type="float">
            <text:p>26.90495</text:p>
          </table:table-cell>
          <table:table-cell office:value-type="float" office:value="5.765472" calcext:value-type="float">
            <text:p>5.765472</text:p>
          </table:table-cell>
          <table:table-cell office:value-type="float" office:value="4.555869" calcext:value-type="float">
            <text:p>4.555869</text:p>
          </table:table-cell>
          <table:table-cell office:value-type="float" office:value="2.200139" calcext:value-type="float">
            <text:p>2.200139</text:p>
          </table:table-cell>
          <table:table-cell office:value-type="float" office:value="2.220324" calcext:value-type="float">
            <text:p>2.220324</text:p>
          </table:table-cell>
          <table:table-cell office:value-type="float" office:value="4.897835" calcext:value-type="float">
            <text:p>4.897835</text:p>
          </table:table-cell>
          <table:table-cell office:value-type="float" office:value="7.946426" calcext:value-type="float">
            <text:p>7.946426</text:p>
          </table:table-cell>
          <table:table-cell office:value-type="float" office:value="8.270173" calcext:value-type="float">
            <text:p>8.270173</text:p>
          </table:table-cell>
          <table:table-cell office:value-type="float" office:value="8.780911" calcext:value-type="float">
            <text:p>8.780911</text:p>
          </table:table-cell>
          <table:table-cell office:value-type="float" office:value="9.2608" calcext:value-type="float">
            <text:p>9.2608</text:p>
          </table:table-cell>
          <table:table-cell office:value-type="float" office:value="10.17002" calcext:value-type="float">
            <text:p>10.17002</text:p>
          </table:table-cell>
          <table:table-cell office:value-type="float" office:value="10.64317" calcext:value-type="float">
            <text:p>10.64317</text:p>
          </table:table-cell>
          <table:table-cell office:value-type="float" office:value="0" calcext:value-type="float">
            <text:p>0</text:p>
          </table:table-cell>
          <table:table-cell office:value-type="float" office:value="0.007219905" calcext:value-type="float">
            <text:p>0.007219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54922" calcext:value-type="float">
            <text:p>0.033549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3.273109" calcext:value-type="float">
            <text:p>3.273109</text:p>
          </table:table-cell>
          <table:table-cell office:value-type="float" office:value="135.8278" calcext:value-type="float">
            <text:p>135.8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3492" calcext:value-type="float">
            <text:p>34.23492</text:p>
          </table:table-cell>
          <table:table-cell office:value-type="float" office:value="0" calcext:value-type="float">
            <text:p>0</text:p>
          </table:table-cell>
          <table:table-cell office:value-type="float" office:value="0.000003794118" calcext:value-type="float">
            <text:p>3.794118E-06</text:p>
          </table:table-cell>
          <table:table-cell office:value-type="float" office:value="0" calcext:value-type="float">
            <text:p>0</text:p>
          </table:table-cell>
          <table:table-cell office:value-type="float" office:value="-0.00004517569" calcext:value-type="float">
            <text:p>-4.517569E-05</text:p>
          </table:table-cell>
          <table:table-cell office:value-type="float" office:value="1170.041" calcext:value-type="float">
            <text:p>1170.041</text:p>
          </table:table-cell>
          <table:table-cell office:value-type="float" office:value="1.890608" calcext:value-type="float">
            <text:p>1.890608</text:p>
          </table:table-cell>
          <table:table-cell office:value-type="float" office:value="0" calcext:value-type="float">
            <text:p>0</text:p>
          </table:table-cell>
          <table:table-cell office:value-type="float" office:value="0.02906689" calcext:value-type="float">
            <text:p>0.02906689</text:p>
          </table:table-cell>
          <table:table-cell office:value-type="float" office:value="0.1319177" calcext:value-type="float">
            <text:p>0.1319177</text:p>
          </table:table-cell>
          <table:table-cell office:value-type="float" office:value="0.1814176" calcext:value-type="float">
            <text:p>0.1814176</text:p>
          </table:table-cell>
          <table:table-cell office:value-type="float" office:value="0.03459172" calcext:value-type="float">
            <text:p>0.03459172</text:p>
          </table:table-cell>
          <table:table-cell office:value-type="float" office:value="0.02487302" calcext:value-type="float">
            <text:p>0.02487302</text:p>
          </table:table-cell>
          <table:table-cell office:value-type="float" office:value="0.02119451" calcext:value-type="float">
            <text:p>0.02119451</text:p>
          </table:table-cell>
          <table:table-cell office:value-type="float" office:value="0.02892112" calcext:value-type="float">
            <text:p>0.02892112</text:p>
          </table:table-cell>
          <table:table-cell office:value-type="float" office:value="0.07636729" calcext:value-type="float">
            <text:p>0.07636729</text:p>
          </table:table-cell>
          <table:table-cell office:value-type="float" office:value="0.144375" calcext:value-type="float">
            <text:p>0.144375</text:p>
          </table:table-cell>
          <table:table-cell office:value-type="float" office:value="0.1478434" calcext:value-type="float">
            <text:p>0.1478434</text:p>
          </table:table-cell>
          <table:table-cell office:value-type="float" office:value="0.1531104" calcext:value-type="float">
            <text:p>0.1531104</text:p>
          </table:table-cell>
          <table:table-cell office:value-type="float" office:value="0.1583324" calcext:value-type="float">
            <text:p>0.1583324</text:p>
          </table:table-cell>
          <table:table-cell office:value-type="float" office:value="0.1680225" calcext:value-type="float">
            <text:p>0.1680225</text:p>
          </table:table-cell>
          <table:table-cell office:value-type="float" office:value="0.1728868" calcext:value-type="float">
            <text:p>0.1728868</text:p>
          </table:table-cell>
          <table:table-cell office:value-type="float" office:value="0" calcext:value-type="float">
            <text:p>0</text:p>
          </table:table-cell>
          <table:table-cell office:value-type="float" office:value="15.99669" calcext:value-type="float">
            <text:p>15.99669</text:p>
          </table:table-cell>
          <table:table-cell office:value-type="float" office:value="16.46319" calcext:value-type="float">
            <text:p>16.46319</text:p>
          </table:table-cell>
          <table:table-cell office:value-type="float" office:value="26.88134" calcext:value-type="float">
            <text:p>26.88134</text:p>
          </table:table-cell>
          <table:table-cell office:value-type="float" office:value="5.759556" calcext:value-type="float">
            <text:p>5.759556</text:p>
          </table:table-cell>
          <table:table-cell office:value-type="float" office:value="4.549999" calcext:value-type="float">
            <text:p>4.549999</text:p>
          </table:table-cell>
          <table:table-cell office:value-type="float" office:value="2.200451" calcext:value-type="float">
            <text:p>2.200451</text:p>
          </table:table-cell>
          <table:table-cell office:value-type="float" office:value="2.221966" calcext:value-type="float">
            <text:p>2.221966</text:p>
          </table:table-cell>
          <table:table-cell office:value-type="float" office:value="4.90193" calcext:value-type="float">
            <text:p>4.90193</text:p>
          </table:table-cell>
          <table:table-cell office:value-type="float" office:value="7.952277" calcext:value-type="float">
            <text:p>7.952277</text:p>
          </table:table-cell>
          <table:table-cell office:value-type="float" office:value="8.275714" calcext:value-type="float">
            <text:p>8.275714</text:p>
          </table:table-cell>
          <table:table-cell office:value-type="float" office:value="8.786285" calcext:value-type="float">
            <text:p>8.786285</text:p>
          </table:table-cell>
          <table:table-cell office:value-type="float" office:value="9.265685" calcext:value-type="float">
            <text:p>9.265685</text:p>
          </table:table-cell>
          <table:table-cell office:value-type="float" office:value="10.17412" calcext:value-type="float">
            <text:p>10.17412</text:p>
          </table:table-cell>
          <table:table-cell office:value-type="float" office:value="10.64705" calcext:value-type="float">
            <text:p>10.64705</text:p>
          </table:table-cell>
          <table:table-cell office:value-type="float" office:value="0" calcext:value-type="float">
            <text:p>0</text:p>
          </table:table-cell>
          <table:table-cell office:value-type="float" office:value="0.003393188" calcext:value-type="float">
            <text:p>0.003393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93" calcext:value-type="float">
            <text:p>0.0342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3.252703" calcext:value-type="float">
            <text:p>3.252703</text:p>
          </table:table-cell>
          <table:table-cell office:value-type="float" office:value="135.8328" calcext:value-type="float">
            <text:p>135.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5019" calcext:value-type="float">
            <text:p>34.25019</text:p>
          </table:table-cell>
          <table:table-cell office:value-type="float" office:value="0" calcext:value-type="float">
            <text:p>0</text:p>
          </table:table-cell>
          <table:table-cell office:value-type="float" office:value="0.000003794118" calcext:value-type="float">
            <text:p>3.794118E-06</text:p>
          </table:table-cell>
          <table:table-cell office:value-type="float" office:value="0" calcext:value-type="float">
            <text:p>0</text:p>
          </table:table-cell>
          <table:table-cell office:value-type="float" office:value="-0.00005126707" calcext:value-type="float">
            <text:p>-5.126707E-05</text:p>
          </table:table-cell>
          <table:table-cell office:value-type="float" office:value="1170.03" calcext:value-type="float">
            <text:p>1170.03</text:p>
          </table:table-cell>
          <table:table-cell office:value-type="float" office:value="1.86084" calcext:value-type="float">
            <text:p>1.86084</text:p>
          </table:table-cell>
          <table:table-cell office:value-type="float" office:value="0" calcext:value-type="float">
            <text:p>0</text:p>
          </table:table-cell>
          <table:table-cell office:value-type="float" office:value="0.1338975" calcext:value-type="float">
            <text:p>0.1338975</text:p>
          </table:table-cell>
          <table:table-cell office:value-type="float" office:value="0.1341765" calcext:value-type="float">
            <text:p>0.1341765</text:p>
          </table:table-cell>
          <table:table-cell office:value-type="float" office:value="0.1846602" calcext:value-type="float">
            <text:p>0.1846602</text:p>
          </table:table-cell>
          <table:table-cell office:value-type="float" office:value="0.03483973" calcext:value-type="float">
            <text:p>0.03483973</text:p>
          </table:table-cell>
          <table:table-cell office:value-type="float" office:value="0.02519422" calcext:value-type="float">
            <text:p>0.02519422</text:p>
          </table:table-cell>
          <table:table-cell office:value-type="float" office:value="0.02126602" calcext:value-type="float">
            <text:p>0.02126602</text:p>
          </table:table-cell>
          <table:table-cell office:value-type="float" office:value="0.02907144" calcext:value-type="float">
            <text:p>0.02907144</text:p>
          </table:table-cell>
          <table:table-cell office:value-type="float" office:value="0.07644948" calcext:value-type="float">
            <text:p>0.07644948</text:p>
          </table:table-cell>
          <table:table-cell office:value-type="float" office:value="0.1445422" calcext:value-type="float">
            <text:p>0.1445422</text:p>
          </table:table-cell>
          <table:table-cell office:value-type="float" office:value="0.1479121" calcext:value-type="float">
            <text:p>0.1479121</text:p>
          </table:table-cell>
          <table:table-cell office:value-type="float" office:value="0.1531712" calcext:value-type="float">
            <text:p>0.1531712</text:p>
          </table:table-cell>
          <table:table-cell office:value-type="float" office:value="0.1583907" calcext:value-type="float">
            <text:p>0.1583907</text:p>
          </table:table-cell>
          <table:table-cell office:value-type="float" office:value="0.1680671" calcext:value-type="float">
            <text:p>0.1680671</text:p>
          </table:table-cell>
          <table:table-cell office:value-type="float" office:value="0.1729292" calcext:value-type="float">
            <text:p>0.1729292</text:p>
          </table:table-cell>
          <table:table-cell office:value-type="float" office:value="0" calcext:value-type="float">
            <text:p>0</text:p>
          </table:table-cell>
          <table:table-cell office:value-type="float" office:value="15.98276" calcext:value-type="float">
            <text:p>15.98276</text:p>
          </table:table-cell>
          <table:table-cell office:value-type="float" office:value="16.45756" calcext:value-type="float">
            <text:p>16.45756</text:p>
          </table:table-cell>
          <table:table-cell office:value-type="float" office:value="26.85895" calcext:value-type="float">
            <text:p>26.85895</text:p>
          </table:table-cell>
          <table:table-cell office:value-type="float" office:value="5.753757" calcext:value-type="float">
            <text:p>5.753757</text:p>
          </table:table-cell>
          <table:table-cell office:value-type="float" office:value="4.54425" calcext:value-type="float">
            <text:p>4.54425</text:p>
          </table:table-cell>
          <table:table-cell office:value-type="float" office:value="2.20078" calcext:value-type="float">
            <text:p>2.20078</text:p>
          </table:table-cell>
          <table:table-cell office:value-type="float" office:value="2.223622" calcext:value-type="float">
            <text:p>2.223622</text:p>
          </table:table-cell>
          <table:table-cell office:value-type="float" office:value="4.906026" calcext:value-type="float">
            <text:p>4.906026</text:p>
          </table:table-cell>
          <table:table-cell office:value-type="float" office:value="7.958127" calcext:value-type="float">
            <text:p>7.958127</text:p>
          </table:table-cell>
          <table:table-cell office:value-type="float" office:value="8.281257" calcext:value-type="float">
            <text:p>8.281257</text:p>
          </table:table-cell>
          <table:table-cell office:value-type="float" office:value="8.791658" calcext:value-type="float">
            <text:p>8.791658</text:p>
          </table:table-cell>
          <table:table-cell office:value-type="float" office:value="9.270564" calcext:value-type="float">
            <text:p>9.270564</text:p>
          </table:table-cell>
          <table:table-cell office:value-type="float" office:value="10.17823" calcext:value-type="float">
            <text:p>10.17823</text:p>
          </table:table-cell>
          <table:table-cell office:value-type="float" office:value="10.65093" calcext:value-type="float">
            <text:p>10.65093</text:p>
          </table:table-cell>
          <table:table-cell office:value-type="float" office:value="0" calcext:value-type="float">
            <text:p>0</text:p>
          </table:table-cell>
          <table:table-cell office:value-type="float" office:value="10.06725" calcext:value-type="float">
            <text:p>10.06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202" calcext:value-type="float">
            <text:p>0.0492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3.220763" calcext:value-type="float">
            <text:p>3.220763</text:p>
          </table:table-cell>
          <table:table-cell office:value-type="float" office:value="135.8389" calcext:value-type="float">
            <text:p>135.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6587" calcext:value-type="float">
            <text:p>34.26587</text:p>
          </table:table-cell>
          <table:table-cell office:value-type="float" office:value="0" calcext:value-type="float">
            <text:p>0</text:p>
          </table:table-cell>
          <table:table-cell office:value-type="float" office:value="0.000003794745" calcext:value-type="float">
            <text:p>3.794745E-06</text:p>
          </table:table-cell>
          <table:table-cell office:value-type="float" office:value="0" calcext:value-type="float">
            <text:p>0</text:p>
          </table:table-cell>
          <table:table-cell office:value-type="float" office:value="-0.00005550338" calcext:value-type="float">
            <text:p>-5.550338E-05</text:p>
          </table:table-cell>
          <table:table-cell office:value-type="float" office:value="1170.026" calcext:value-type="float">
            <text:p>1170.026</text:p>
          </table:table-cell>
          <table:table-cell office:value-type="float" office:value="1.812826" calcext:value-type="float">
            <text:p>1.812826</text:p>
          </table:table-cell>
          <table:table-cell office:value-type="float" office:value="0" calcext:value-type="float">
            <text:p>0</text:p>
          </table:table-cell>
          <table:table-cell office:value-type="float" office:value="0.2724629" calcext:value-type="float">
            <text:p>0.2724629</text:p>
          </table:table-cell>
          <table:table-cell office:value-type="float" office:value="0.1400997" calcext:value-type="float">
            <text:p>0.1400997</text:p>
          </table:table-cell>
          <table:table-cell office:value-type="float" office:value="0.1880725" calcext:value-type="float">
            <text:p>0.1880725</text:p>
          </table:table-cell>
          <table:table-cell office:value-type="float" office:value="0.03489783" calcext:value-type="float">
            <text:p>0.03489783</text:p>
          </table:table-cell>
          <table:table-cell office:value-type="float" office:value="0.02526613" calcext:value-type="float">
            <text:p>0.02526613</text:p>
          </table:table-cell>
          <table:table-cell office:value-type="float" office:value="0.0213789" calcext:value-type="float">
            <text:p>0.0213789</text:p>
          </table:table-cell>
          <table:table-cell office:value-type="float" office:value="0.02921934" calcext:value-type="float">
            <text:p>0.02921934</text:p>
          </table:table-cell>
          <table:table-cell office:value-type="float" office:value="0.07652357" calcext:value-type="float">
            <text:p>0.07652357</text:p>
          </table:table-cell>
          <table:table-cell office:value-type="float" office:value="0.1446863" calcext:value-type="float">
            <text:p>0.1446863</text:p>
          </table:table-cell>
          <table:table-cell office:value-type="float" office:value="0.1479811" calcext:value-type="float">
            <text:p>0.1479811</text:p>
          </table:table-cell>
          <table:table-cell office:value-type="float" office:value="0.1532317" calcext:value-type="float">
            <text:p>0.1532317</text:p>
          </table:table-cell>
          <table:table-cell office:value-type="float" office:value="0.1584501" calcext:value-type="float">
            <text:p>0.1584501</text:p>
          </table:table-cell>
          <table:table-cell office:value-type="float" office:value="0.1681116" calcext:value-type="float">
            <text:p>0.1681116</text:p>
          </table:table-cell>
          <table:table-cell office:value-type="float" office:value="0.1729716" calcext:value-type="float">
            <text:p>0.1729716</text:p>
          </table:table-cell>
          <table:table-cell office:value-type="float" office:value="0" calcext:value-type="float">
            <text:p>0</text:p>
          </table:table-cell>
          <table:table-cell office:value-type="float" office:value="16.00113" calcext:value-type="float">
            <text:p>16.00113</text:p>
          </table:table-cell>
          <table:table-cell office:value-type="float" office:value="16.45238" calcext:value-type="float">
            <text:p>16.45238</text:p>
          </table:table-cell>
          <table:table-cell office:value-type="float" office:value="26.83783" calcext:value-type="float">
            <text:p>26.83783</text:p>
          </table:table-cell>
          <table:table-cell office:value-type="float" office:value="5.748075" calcext:value-type="float">
            <text:p>5.748075</text:p>
          </table:table-cell>
          <table:table-cell office:value-type="float" office:value="4.538675" calcext:value-type="float">
            <text:p>4.538675</text:p>
          </table:table-cell>
          <table:table-cell office:value-type="float" office:value="2.201129" calcext:value-type="float">
            <text:p>2.201129</text:p>
          </table:table-cell>
          <table:table-cell office:value-type="float" office:value="2.225298" calcext:value-type="float">
            <text:p>2.225298</text:p>
          </table:table-cell>
          <table:table-cell office:value-type="float" office:value="4.910102" calcext:value-type="float">
            <text:p>4.910102</text:p>
          </table:table-cell>
          <table:table-cell office:value-type="float" office:value="7.963978" calcext:value-type="float">
            <text:p>7.963978</text:p>
          </table:table-cell>
          <table:table-cell office:value-type="float" office:value="8.286803" calcext:value-type="float">
            <text:p>8.286803</text:p>
          </table:table-cell>
          <table:table-cell office:value-type="float" office:value="8.797032" calcext:value-type="float">
            <text:p>8.797032</text:p>
          </table:table-cell>
          <table:table-cell office:value-type="float" office:value="9.275449" calcext:value-type="float">
            <text:p>9.275449</text:p>
          </table:table-cell>
          <table:table-cell office:value-type="float" office:value="10.18234" calcext:value-type="float">
            <text:p>10.18234</text:p>
          </table:table-cell>
          <table:table-cell office:value-type="float" office:value="10.65481" calcext:value-type="float">
            <text:p>10.65481</text:p>
          </table:table-cell>
          <table:table-cell office:value-type="float" office:value="0" calcext:value-type="float">
            <text:p>0</text:p>
          </table:table-cell>
          <table:table-cell office:value-type="float" office:value="21.37992" calcext:value-type="float">
            <text:p>21.37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39144" calcext:value-type="float">
            <text:p>0.074391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3.189534" calcext:value-type="float">
            <text:p>3.189534</text:p>
          </table:table-cell>
          <table:table-cell office:value-type="float" office:value="135.8447" calcext:value-type="float">
            <text:p>135.8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8191" calcext:value-type="float">
            <text:p>34.28191</text:p>
          </table:table-cell>
          <table:table-cell office:value-type="float" office:value="0" calcext:value-type="float">
            <text:p>0</text:p>
          </table:table-cell>
          <table:table-cell office:value-type="float" office:value="0.000003797344" calcext:value-type="float">
            <text:p>3.797344E-06</text:p>
          </table:table-cell>
          <table:table-cell office:value-type="float" office:value="0" calcext:value-type="float">
            <text:p>0</text:p>
          </table:table-cell>
          <table:table-cell office:value-type="float" office:value="-0.00005797814" calcext:value-type="float">
            <text:p>-5.797814E-05</text:p>
          </table:table-cell>
          <table:table-cell office:value-type="float" office:value="1170.029" calcext:value-type="float">
            <text:p>1170.029</text:p>
          </table:table-cell>
          <table:table-cell office:value-type="float" office:value="1.767341" calcext:value-type="float">
            <text:p>1.767341</text:p>
          </table:table-cell>
          <table:table-cell office:value-type="float" office:value="0" calcext:value-type="float">
            <text:p>0</text:p>
          </table:table-cell>
          <table:table-cell office:value-type="float" office:value="0.3479933" calcext:value-type="float">
            <text:p>0.3479933</text:p>
          </table:table-cell>
          <table:table-cell office:value-type="float" office:value="0.1465707" calcext:value-type="float">
            <text:p>0.1465707</text:p>
          </table:table-cell>
          <table:table-cell office:value-type="float" office:value="0.1920042" calcext:value-type="float">
            <text:p>0.1920042</text:p>
          </table:table-cell>
          <table:table-cell office:value-type="float" office:value="0.03496393" calcext:value-type="float">
            <text:p>0.03496393</text:p>
          </table:table-cell>
          <table:table-cell office:value-type="float" office:value="0.0252284" calcext:value-type="float">
            <text:p>0.0252284</text:p>
          </table:table-cell>
          <table:table-cell office:value-type="float" office:value="0.02154963" calcext:value-type="float">
            <text:p>0.02154963</text:p>
          </table:table-cell>
          <table:table-cell office:value-type="float" office:value="0.02938305" calcext:value-type="float">
            <text:p>0.02938305</text:p>
          </table:table-cell>
          <table:table-cell office:value-type="float" office:value="0.07661761" calcext:value-type="float">
            <text:p>0.07661761</text:p>
          </table:table-cell>
          <table:table-cell office:value-type="float" office:value="0.1448193" calcext:value-type="float">
            <text:p>0.1448193</text:p>
          </table:table-cell>
          <table:table-cell office:value-type="float" office:value="0.1480505" calcext:value-type="float">
            <text:p>0.1480505</text:p>
          </table:table-cell>
          <table:table-cell office:value-type="float" office:value="0.1532925" calcext:value-type="float">
            <text:p>0.1532925</text:p>
          </table:table-cell>
          <table:table-cell office:value-type="float" office:value="0.1585079" calcext:value-type="float">
            <text:p>0.1585079</text:p>
          </table:table-cell>
          <table:table-cell office:value-type="float" office:value="0.1681559" calcext:value-type="float">
            <text:p>0.1681559</text:p>
          </table:table-cell>
          <table:table-cell office:value-type="float" office:value="0.173014" calcext:value-type="float">
            <text:p>0.173014</text:p>
          </table:table-cell>
          <table:table-cell office:value-type="float" office:value="0" calcext:value-type="float">
            <text:p>0</text:p>
          </table:table-cell>
          <table:table-cell office:value-type="float" office:value="16.04198" calcext:value-type="float">
            <text:p>16.04198</text:p>
          </table:table-cell>
          <table:table-cell office:value-type="float" office:value="16.4485" calcext:value-type="float">
            <text:p>16.4485</text:p>
          </table:table-cell>
          <table:table-cell office:value-type="float" office:value="26.81809" calcext:value-type="float">
            <text:p>26.81809</text:p>
          </table:table-cell>
          <table:table-cell office:value-type="float" office:value="5.742468" calcext:value-type="float">
            <text:p>5.742468</text:p>
          </table:table-cell>
          <table:table-cell office:value-type="float" office:value="4.533155" calcext:value-type="float">
            <text:p>4.533155</text:p>
          </table:table-cell>
          <table:table-cell office:value-type="float" office:value="2.201506" calcext:value-type="float">
            <text:p>2.201506</text:p>
          </table:table-cell>
          <table:table-cell office:value-type="float" office:value="2.22699" calcext:value-type="float">
            <text:p>2.22699</text:p>
          </table:table-cell>
          <table:table-cell office:value-type="float" office:value="4.914167" calcext:value-type="float">
            <text:p>4.914167</text:p>
          </table:table-cell>
          <table:table-cell office:value-type="float" office:value="7.969829" calcext:value-type="float">
            <text:p>7.969829</text:p>
          </table:table-cell>
          <table:table-cell office:value-type="float" office:value="8.292343" calcext:value-type="float">
            <text:p>8.292343</text:p>
          </table:table-cell>
          <table:table-cell office:value-type="float" office:value="8.802405" calcext:value-type="float">
            <text:p>8.802405</text:p>
          </table:table-cell>
          <table:table-cell office:value-type="float" office:value="9.280333" calcext:value-type="float">
            <text:p>9.280333</text:p>
          </table:table-cell>
          <table:table-cell office:value-type="float" office:value="10.18645" calcext:value-type="float">
            <text:p>10.18645</text:p>
          </table:table-cell>
          <table:table-cell office:value-type="float" office:value="10.65869" calcext:value-type="float">
            <text:p>10.65869</text:p>
          </table:table-cell>
          <table:table-cell office:value-type="float" office:value="0" calcext:value-type="float">
            <text:p>0</text:p>
          </table:table-cell>
          <table:table-cell office:value-type="float" office:value="26.62194" calcext:value-type="float">
            <text:p>26.6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13415" calcext:value-type="float">
            <text:p>0.099134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3.161811" calcext:value-type="float">
            <text:p>3.161811</text:p>
          </table:table-cell>
          <table:table-cell office:value-type="float" office:value="135.8493" calcext:value-type="float">
            <text:p>135.8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9821" calcext:value-type="float">
            <text:p>34.29821</text:p>
          </table:table-cell>
          <table:table-cell office:value-type="float" office:value="0" calcext:value-type="float">
            <text:p>0</text:p>
          </table:table-cell>
          <table:table-cell office:value-type="float" office:value="0.000003801872" calcext:value-type="float">
            <text:p>3.801872E-06</text:p>
          </table:table-cell>
          <table:table-cell office:value-type="float" office:value="0" calcext:value-type="float">
            <text:p>0</text:p>
          </table:table-cell>
          <table:table-cell office:value-type="float" office:value="-0.00005877134" calcext:value-type="float">
            <text:p>-5.877134E-05</text:p>
          </table:table-cell>
          <table:table-cell office:value-type="float" office:value="1170.035" calcext:value-type="float">
            <text:p>1170.035</text:p>
          </table:table-cell>
          <table:table-cell office:value-type="float" office:value="1.727537" calcext:value-type="float">
            <text:p>1.727537</text:p>
          </table:table-cell>
          <table:table-cell office:value-type="float" office:value="0" calcext:value-type="float">
            <text:p>0</text:p>
          </table:table-cell>
          <table:table-cell office:value-type="float" office:value="0.3953871" calcext:value-type="float">
            <text:p>0.3953871</text:p>
          </table:table-cell>
          <table:table-cell office:value-type="float" office:value="0.1509838" calcext:value-type="float">
            <text:p>0.1509838</text:p>
          </table:table-cell>
          <table:table-cell office:value-type="float" office:value="0.195269" calcext:value-type="float">
            <text:p>0.195269</text:p>
          </table:table-cell>
          <table:table-cell office:value-type="float" office:value="0.03520367" calcext:value-type="float">
            <text:p>0.03520367</text:p>
          </table:table-cell>
          <table:table-cell office:value-type="float" office:value="0.02529128" calcext:value-type="float">
            <text:p>0.02529128</text:p>
          </table:table-cell>
          <table:table-cell office:value-type="float" office:value="0.02173474" calcext:value-type="float">
            <text:p>0.02173474</text:p>
          </table:table-cell>
          <table:table-cell office:value-type="float" office:value="0.02953774" calcext:value-type="float">
            <text:p>0.02953774</text:p>
          </table:table-cell>
          <table:table-cell office:value-type="float" office:value="0.07673614" calcext:value-type="float">
            <text:p>0.07673614</text:p>
          </table:table-cell>
          <table:table-cell office:value-type="float" office:value="0.1449503" calcext:value-type="float">
            <text:p>0.1449503</text:p>
          </table:table-cell>
          <table:table-cell office:value-type="float" office:value="0.1481206" calcext:value-type="float">
            <text:p>0.1481206</text:p>
          </table:table-cell>
          <table:table-cell office:value-type="float" office:value="0.1533525" calcext:value-type="float">
            <text:p>0.1533525</text:p>
          </table:table-cell>
          <table:table-cell office:value-type="float" office:value="0.1585646" calcext:value-type="float">
            <text:p>0.1585646</text:p>
          </table:table-cell>
          <table:table-cell office:value-type="float" office:value="0.1682003" calcext:value-type="float">
            <text:p>0.1682003</text:p>
          </table:table-cell>
          <table:table-cell office:value-type="float" office:value="0.1730564" calcext:value-type="float">
            <text:p>0.1730564</text:p>
          </table:table-cell>
          <table:table-cell office:value-type="float" office:value="0" calcext:value-type="float">
            <text:p>0</text:p>
          </table:table-cell>
          <table:table-cell office:value-type="float" office:value="16.09334" calcext:value-type="float">
            <text:p>16.09334</text:p>
          </table:table-cell>
          <table:table-cell office:value-type="float" office:value="16.44602" calcext:value-type="float">
            <text:p>16.44602</text:p>
          </table:table-cell>
          <table:table-cell office:value-type="float" office:value="26.79983" calcext:value-type="float">
            <text:p>26.79983</text:p>
          </table:table-cell>
          <table:table-cell office:value-type="float" office:value="5.736908" calcext:value-type="float">
            <text:p>5.736908</text:p>
          </table:table-cell>
          <table:table-cell office:value-type="float" office:value="4.52768" calcext:value-type="float">
            <text:p>4.52768</text:p>
          </table:table-cell>
          <table:table-cell office:value-type="float" office:value="2.201928" calcext:value-type="float">
            <text:p>2.201928</text:p>
          </table:table-cell>
          <table:table-cell office:value-type="float" office:value="2.228704" calcext:value-type="float">
            <text:p>2.228704</text:p>
          </table:table-cell>
          <table:table-cell office:value-type="float" office:value="4.918246" calcext:value-type="float">
            <text:p>4.918246</text:p>
          </table:table-cell>
          <table:table-cell office:value-type="float" office:value="7.975679" calcext:value-type="float">
            <text:p>7.975679</text:p>
          </table:table-cell>
          <table:table-cell office:value-type="float" office:value="8.29789" calcext:value-type="float">
            <text:p>8.29789</text:p>
          </table:table-cell>
          <table:table-cell office:value-type="float" office:value="8.807779" calcext:value-type="float">
            <text:p>8.807779</text:p>
          </table:table-cell>
          <table:table-cell office:value-type="float" office:value="9.285222" calcext:value-type="float">
            <text:p>9.285222</text:p>
          </table:table-cell>
          <table:table-cell office:value-type="float" office:value="10.19056" calcext:value-type="float">
            <text:p>10.19056</text:p>
          </table:table-cell>
          <table:table-cell office:value-type="float" office:value="10.66258" calcext:value-type="float">
            <text:p>10.66258</text:p>
          </table:table-cell>
          <table:table-cell office:value-type="float" office:value="0" calcext:value-type="float">
            <text:p>0</text:p>
          </table:table-cell>
          <table:table-cell office:value-type="float" office:value="27.21665" calcext:value-type="float">
            <text:p>27.21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5162" calcext:value-type="float">
            <text:p>0.12151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3.147369" calcext:value-type="float">
            <text:p>3.147369</text:p>
          </table:table-cell>
          <table:table-cell office:value-type="float" office:value="135.8509" calcext:value-type="float">
            <text:p>135.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1458" calcext:value-type="float">
            <text:p>34.31458</text:p>
          </table:table-cell>
          <table:table-cell office:value-type="float" office:value="0" calcext:value-type="float">
            <text:p>0</text:p>
          </table:table-cell>
          <table:table-cell office:value-type="float" office:value="0.000003808255" calcext:value-type="float">
            <text:p>3.808255E-06</text:p>
          </table:table-cell>
          <table:table-cell office:value-type="float" office:value="0" calcext:value-type="float">
            <text:p>0</text:p>
          </table:table-cell>
          <table:table-cell office:value-type="float" office:value="-0.00005794827" calcext:value-type="float">
            <text:p>-5.794827E-05</text:p>
          </table:table-cell>
          <table:table-cell office:value-type="float" office:value="1170.036" calcext:value-type="float">
            <text:p>1170.036</text:p>
          </table:table-cell>
          <table:table-cell office:value-type="float" office:value="1.709515" calcext:value-type="float">
            <text:p>1.709515</text:p>
          </table:table-cell>
          <table:table-cell office:value-type="float" office:value="0" calcext:value-type="float">
            <text:p>0</text:p>
          </table:table-cell>
          <table:table-cell office:value-type="float" office:value="0.3605181" calcext:value-type="float">
            <text:p>0.3605181</text:p>
          </table:table-cell>
          <table:table-cell office:value-type="float" office:value="0.1499154" calcext:value-type="float">
            <text:p>0.1499154</text:p>
          </table:table-cell>
          <table:table-cell office:value-type="float" office:value="0.1957836" calcext:value-type="float">
            <text:p>0.1957836</text:p>
          </table:table-cell>
          <table:table-cell office:value-type="float" office:value="0.03583394" calcext:value-type="float">
            <text:p>0.03583394</text:p>
          </table:table-cell>
          <table:table-cell office:value-type="float" office:value="0.0257733" calcext:value-type="float">
            <text:p>0.0257733</text:p>
          </table:table-cell>
          <table:table-cell office:value-type="float" office:value="0.02184543" calcext:value-type="float">
            <text:p>0.02184543</text:p>
          </table:table-cell>
          <table:table-cell office:value-type="float" office:value="0.02963958" calcext:value-type="float">
            <text:p>0.02963958</text:p>
          </table:table-cell>
          <table:table-cell office:value-type="float" office:value="0.07685869" calcext:value-type="float">
            <text:p>0.07685869</text:p>
          </table:table-cell>
          <table:table-cell office:value-type="float" office:value="0.1450703" calcext:value-type="float">
            <text:p>0.1450703</text:p>
          </table:table-cell>
          <table:table-cell office:value-type="float" office:value="0.1481918" calcext:value-type="float">
            <text:p>0.1481918</text:p>
          </table:table-cell>
          <table:table-cell office:value-type="float" office:value="0.1534125" calcext:value-type="float">
            <text:p>0.1534125</text:p>
          </table:table-cell>
          <table:table-cell office:value-type="float" office:value="0.1586185" calcext:value-type="float">
            <text:p>0.1586185</text:p>
          </table:table-cell>
          <table:table-cell office:value-type="float" office:value="0.1682449" calcext:value-type="float">
            <text:p>0.1682449</text:p>
          </table:table-cell>
          <table:table-cell office:value-type="float" office:value="0.1730988" calcext:value-type="float">
            <text:p>0.1730988</text:p>
          </table:table-cell>
          <table:table-cell office:value-type="float" office:value="0" calcext:value-type="float">
            <text:p>0</text:p>
          </table:table-cell>
          <table:table-cell office:value-type="float" office:value="16.14387" calcext:value-type="float">
            <text:p>16.14387</text:p>
          </table:table-cell>
          <table:table-cell office:value-type="float" office:value="16.44412" calcext:value-type="float">
            <text:p>16.44412</text:p>
          </table:table-cell>
          <table:table-cell office:value-type="float" office:value="26.78233" calcext:value-type="float">
            <text:p>26.78233</text:p>
          </table:table-cell>
          <table:table-cell office:value-type="float" office:value="5.73153" calcext:value-type="float">
            <text:p>5.73153</text:p>
          </table:table-cell>
          <table:table-cell office:value-type="float" office:value="4.522318" calcext:value-type="float">
            <text:p>4.522318</text:p>
          </table:table-cell>
          <table:table-cell office:value-type="float" office:value="2.202387" calcext:value-type="float">
            <text:p>2.202387</text:p>
          </table:table-cell>
          <table:table-cell office:value-type="float" office:value="2.230439" calcext:value-type="float">
            <text:p>2.230439</text:p>
          </table:table-cell>
          <table:table-cell office:value-type="float" office:value="4.922342" calcext:value-type="float">
            <text:p>4.922342</text:p>
          </table:table-cell>
          <table:table-cell office:value-type="float" office:value="7.98153" calcext:value-type="float">
            <text:p>7.98153</text:p>
          </table:table-cell>
          <table:table-cell office:value-type="float" office:value="8.303432" calcext:value-type="float">
            <text:p>8.303432</text:p>
          </table:table-cell>
          <table:table-cell office:value-type="float" office:value="8.813153" calcext:value-type="float">
            <text:p>8.813153</text:p>
          </table:table-cell>
          <table:table-cell office:value-type="float" office:value="9.290101" calcext:value-type="float">
            <text:p>9.290101</text:p>
          </table:table-cell>
          <table:table-cell office:value-type="float" office:value="10.19467" calcext:value-type="float">
            <text:p>10.19467</text:p>
          </table:table-cell>
          <table:table-cell office:value-type="float" office:value="10.6665" calcext:value-type="float">
            <text:p>10.6665</text:p>
          </table:table-cell>
          <table:table-cell office:value-type="float" office:value="0" calcext:value-type="float">
            <text:p>0</text:p>
          </table:table-cell>
          <table:table-cell office:value-type="float" office:value="20.69794" calcext:value-type="float">
            <text:p>20.69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5748" calcext:value-type="float">
            <text:p>0.13357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3.147251" calcext:value-type="float">
            <text:p>3.147251</text:p>
          </table:table-cell>
          <table:table-cell office:value-type="float" office:value="135.8514" calcext:value-type="float">
            <text:p>135.8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3122" calcext:value-type="float">
            <text:p>34.33122</text:p>
          </table:table-cell>
          <table:table-cell office:value-type="float" office:value="0" calcext:value-type="float">
            <text:p>0</text:p>
          </table:table-cell>
          <table:table-cell office:value-type="float" office:value="0.000003816449" calcext:value-type="float">
            <text:p>3.816449E-06</text:p>
          </table:table-cell>
          <table:table-cell office:value-type="float" office:value="0" calcext:value-type="float">
            <text:p>0</text:p>
          </table:table-cell>
          <table:table-cell office:value-type="float" office:value="-0.00005555574" calcext:value-type="float">
            <text:p>-5.555574E-05</text:p>
          </table:table-cell>
          <table:table-cell office:value-type="float" office:value="1170.03" calcext:value-type="float">
            <text:p>1170.03</text:p>
          </table:table-cell>
          <table:table-cell office:value-type="float" office:value="1.720972" calcext:value-type="float">
            <text:p>1.720972</text:p>
          </table:table-cell>
          <table:table-cell office:value-type="float" office:value="0" calcext:value-type="float">
            <text:p>0</text:p>
          </table:table-cell>
          <table:table-cell office:value-type="float" office:value="0.3933568" calcext:value-type="float">
            <text:p>0.3933568</text:p>
          </table:table-cell>
          <table:table-cell office:value-type="float" office:value="0.1499767" calcext:value-type="float">
            <text:p>0.1499767</text:p>
          </table:table-cell>
          <table:table-cell office:value-type="float" office:value="0.1919064" calcext:value-type="float">
            <text:p>0.1919064</text:p>
          </table:table-cell>
          <table:table-cell office:value-type="float" office:value="0.03655025" calcext:value-type="float">
            <text:p>0.03655025</text:p>
          </table:table-cell>
          <table:table-cell office:value-type="float" office:value="0.02652939" calcext:value-type="float">
            <text:p>0.02652939</text:p>
          </table:table-cell>
          <table:table-cell office:value-type="float" office:value="0.02180175" calcext:value-type="float">
            <text:p>0.02180175</text:p>
          </table:table-cell>
          <table:table-cell office:value-type="float" office:value="0.02965521" calcext:value-type="float">
            <text:p>0.02965521</text:p>
          </table:table-cell>
          <table:table-cell office:value-type="float" office:value="0.07694896" calcext:value-type="float">
            <text:p>0.07694896</text:p>
          </table:table-cell>
          <table:table-cell office:value-type="float" office:value="0.1451854" calcext:value-type="float">
            <text:p>0.1451854</text:p>
          </table:table-cell>
          <table:table-cell office:value-type="float" office:value="0.1482646" calcext:value-type="float">
            <text:p>0.1482646</text:p>
          </table:table-cell>
          <table:table-cell office:value-type="float" office:value="0.1534736" calcext:value-type="float">
            <text:p>0.1534736</text:p>
          </table:table-cell>
          <table:table-cell office:value-type="float" office:value="0.158679" calcext:value-type="float">
            <text:p>0.158679</text:p>
          </table:table-cell>
          <table:table-cell office:value-type="float" office:value="0.1682892" calcext:value-type="float">
            <text:p>0.1682892</text:p>
          </table:table-cell>
          <table:table-cell office:value-type="float" office:value="0.1731412" calcext:value-type="float">
            <text:p>0.1731412</text:p>
          </table:table-cell>
          <table:table-cell office:value-type="float" office:value="0" calcext:value-type="float">
            <text:p>0</text:p>
          </table:table-cell>
          <table:table-cell office:value-type="float" office:value="16.22178" calcext:value-type="float">
            <text:p>16.22178</text:p>
          </table:table-cell>
          <table:table-cell office:value-type="float" office:value="16.44155" calcext:value-type="float">
            <text:p>16.44155</text:p>
          </table:table-cell>
          <table:table-cell office:value-type="float" office:value="26.76464" calcext:value-type="float">
            <text:p>26.76464</text:p>
          </table:table-cell>
          <table:table-cell office:value-type="float" office:value="5.726439" calcext:value-type="float">
            <text:p>5.726439</text:p>
          </table:table-cell>
          <table:table-cell office:value-type="float" office:value="4.517228" calcext:value-type="float">
            <text:p>4.517228</text:p>
          </table:table-cell>
          <table:table-cell office:value-type="float" office:value="2.202859" calcext:value-type="float">
            <text:p>2.202859</text:p>
          </table:table-cell>
          <table:table-cell office:value-type="float" office:value="2.232178" calcext:value-type="float">
            <text:p>2.232178</text:p>
          </table:table-cell>
          <table:table-cell office:value-type="float" office:value="4.926437" calcext:value-type="float">
            <text:p>4.926437</text:p>
          </table:table-cell>
          <table:table-cell office:value-type="float" office:value="7.987381" calcext:value-type="float">
            <text:p>7.987381</text:p>
          </table:table-cell>
          <table:table-cell office:value-type="float" office:value="8.308973" calcext:value-type="float">
            <text:p>8.308973</text:p>
          </table:table-cell>
          <table:table-cell office:value-type="float" office:value="8.818526" calcext:value-type="float">
            <text:p>8.818526</text:p>
          </table:table-cell>
          <table:table-cell office:value-type="float" office:value="9.294991" calcext:value-type="float">
            <text:p>9.294991</text:p>
          </table:table-cell>
          <table:table-cell office:value-type="float" office:value="10.19878" calcext:value-type="float">
            <text:p>10.19878</text:p>
          </table:table-cell>
          <table:table-cell office:value-type="float" office:value="10.67042" calcext:value-type="float">
            <text:p>10.67042</text:p>
          </table:table-cell>
          <table:table-cell office:value-type="float" office:value="0" calcext:value-type="float">
            <text:p>0</text:p>
          </table:table-cell>
          <table:table-cell office:value-type="float" office:value="9.356" calcext:value-type="float">
            <text:p>9.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5666" calcext:value-type="float">
            <text:p>0.13256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3.140136" calcext:value-type="float">
            <text:p>3.140136</text:p>
          </table:table-cell>
          <table:table-cell office:value-type="float" office:value="135.8522" calcext:value-type="float">
            <text:p>135.8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4737" calcext:value-type="float">
            <text:p>34.34737</text:p>
          </table:table-cell>
          <table:table-cell office:value-type="float" office:value="0" calcext:value-type="float">
            <text:p>0</text:p>
          </table:table-cell>
          <table:table-cell office:value-type="float" office:value="0.000003826384" calcext:value-type="float">
            <text:p>3.826384E-06</text:p>
          </table:table-cell>
          <table:table-cell office:value-type="float" office:value="0" calcext:value-type="float">
            <text:p>0</text:p>
          </table:table-cell>
          <table:table-cell office:value-type="float" office:value="-0.00005163453" calcext:value-type="float">
            <text:p>-5.163453E-05</text:p>
          </table:table-cell>
          <table:table-cell office:value-type="float" office:value="1170.019" calcext:value-type="float">
            <text:p>1170.019</text:p>
          </table:table-cell>
          <table:table-cell office:value-type="float" office:value="1.716405" calcext:value-type="float">
            <text:p>1.716405</text:p>
          </table:table-cell>
          <table:table-cell office:value-type="float" office:value="0" calcext:value-type="float">
            <text:p>0</text:p>
          </table:table-cell>
          <table:table-cell office:value-type="float" office:value="0.2251024" calcext:value-type="float">
            <text:p>0.2251024</text:p>
          </table:table-cell>
          <table:table-cell office:value-type="float" office:value="0.1417759" calcext:value-type="float">
            <text:p>0.1417759</text:p>
          </table:table-cell>
          <table:table-cell office:value-type="float" office:value="0.1921963" calcext:value-type="float">
            <text:p>0.1921963</text:p>
          </table:table-cell>
          <table:table-cell office:value-type="float" office:value="0.03755012" calcext:value-type="float">
            <text:p>0.03755012</text:p>
          </table:table-cell>
          <table:table-cell office:value-type="float" office:value="0.02769752" calcext:value-type="float">
            <text:p>0.02769752</text:p>
          </table:table-cell>
          <table:table-cell office:value-type="float" office:value="0.02179369" calcext:value-type="float">
            <text:p>0.02179369</text:p>
          </table:table-cell>
          <table:table-cell office:value-type="float" office:value="0.02960137" calcext:value-type="float">
            <text:p>0.02960137</text:p>
          </table:table-cell>
          <table:table-cell office:value-type="float" office:value="0.07696691" calcext:value-type="float">
            <text:p>0.07696691</text:p>
          </table:table-cell>
          <table:table-cell office:value-type="float" office:value="0.1452906" calcext:value-type="float">
            <text:p>0.1452906</text:p>
          </table:table-cell>
          <table:table-cell office:value-type="float" office:value="0.1483385" calcext:value-type="float">
            <text:p>0.1483385</text:p>
          </table:table-cell>
          <table:table-cell office:value-type="float" office:value="0.1535369" calcext:value-type="float">
            <text:p>0.1535369</text:p>
          </table:table-cell>
          <table:table-cell office:value-type="float" office:value="0.1587255" calcext:value-type="float">
            <text:p>0.1587255</text:p>
          </table:table-cell>
          <table:table-cell office:value-type="float" office:value="0.1683335" calcext:value-type="float">
            <text:p>0.1683335</text:p>
          </table:table-cell>
          <table:table-cell office:value-type="float" office:value="0.1731832" calcext:value-type="float">
            <text:p>0.1731832</text:p>
          </table:table-cell>
          <table:table-cell office:value-type="float" office:value="0" calcext:value-type="float">
            <text:p>0</text:p>
          </table:table-cell>
          <table:table-cell office:value-type="float" office:value="16.25856" calcext:value-type="float">
            <text:p>16.25856</text:p>
          </table:table-cell>
          <table:table-cell office:value-type="float" office:value="16.43821" calcext:value-type="float">
            <text:p>16.43821</text:p>
          </table:table-cell>
          <table:table-cell office:value-type="float" office:value="26.74627" calcext:value-type="float">
            <text:p>26.74627</text:p>
          </table:table-cell>
          <table:table-cell office:value-type="float" office:value="5.721813" calcext:value-type="float">
            <text:p>5.721813</text:p>
          </table:table-cell>
          <table:table-cell office:value-type="float" office:value="4.512663" calcext:value-type="float">
            <text:p>4.512663</text:p>
          </table:table-cell>
          <table:table-cell office:value-type="float" office:value="2.203309" calcext:value-type="float">
            <text:p>2.203309</text:p>
          </table:table-cell>
          <table:table-cell office:value-type="float" office:value="2.233896" calcext:value-type="float">
            <text:p>2.233896</text:p>
          </table:table-cell>
          <table:table-cell office:value-type="float" office:value="4.930533" calcext:value-type="float">
            <text:p>4.930533</text:p>
          </table:table-cell>
          <table:table-cell office:value-type="float" office:value="7.993231" calcext:value-type="float">
            <text:p>7.993231</text:p>
          </table:table-cell>
          <table:table-cell office:value-type="float" office:value="8.314518" calcext:value-type="float">
            <text:p>8.314518</text:p>
          </table:table-cell>
          <table:table-cell office:value-type="float" office:value="8.8239" calcext:value-type="float">
            <text:p>8.8239</text:p>
          </table:table-cell>
          <table:table-cell office:value-type="float" office:value="9.299874" calcext:value-type="float">
            <text:p>9.299874</text:p>
          </table:table-cell>
          <table:table-cell office:value-type="float" office:value="10.20289" calcext:value-type="float">
            <text:p>10.20289</text:p>
          </table:table-cell>
          <table:table-cell office:value-type="float" office:value="10.67427" calcext:value-type="float">
            <text:p>10.67427</text:p>
          </table:table-cell>
          <table:table-cell office:value-type="float" office:value="0" calcext:value-type="float">
            <text:p>0</text:p>
          </table:table-cell>
          <table:table-cell office:value-type="float" office:value="8.52969" calcext:value-type="float">
            <text:p>8.5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1453" calcext:value-type="float">
            <text:p>0.13814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3.136388" calcext:value-type="float">
            <text:p>3.136388</text:p>
          </table:table-cell>
          <table:table-cell office:value-type="float" office:value="135.8519" calcext:value-type="float">
            <text:p>135.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6327" calcext:value-type="float">
            <text:p>34.36327</text:p>
          </table:table-cell>
          <table:table-cell office:value-type="float" office:value="0" calcext:value-type="float">
            <text:p>0</text:p>
          </table:table-cell>
          <table:table-cell office:value-type="float" office:value="0.000003840231" calcext:value-type="float">
            <text:p>3.840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004559308" calcext:value-type="float">
            <text:p>-4.559308E-05</text:p>
          </table:table-cell>
          <table:table-cell office:value-type="float" office:value="1170.008" calcext:value-type="float">
            <text:p>1170.008</text:p>
          </table:table-cell>
          <table:table-cell office:value-type="float" office:value="1.714444" calcext:value-type="float">
            <text:p>1.714444</text:p>
          </table:table-cell>
          <table:table-cell office:value-type="float" office:value="0" calcext:value-type="float">
            <text:p>0</text:p>
          </table:table-cell>
          <table:table-cell office:value-type="float" office:value="0.2005518" calcext:value-type="float">
            <text:p>0.2005518</text:p>
          </table:table-cell>
          <table:table-cell office:value-type="float" office:value="0.1359118" calcext:value-type="float">
            <text:p>0.1359118</text:p>
          </table:table-cell>
          <table:table-cell office:value-type="float" office:value="0.189815" calcext:value-type="float">
            <text:p>0.189815</text:p>
          </table:table-cell>
          <table:table-cell office:value-type="float" office:value="0.03803579" calcext:value-type="float">
            <text:p>0.03803579</text:p>
          </table:table-cell>
          <table:table-cell office:value-type="float" office:value="0.02839245" calcext:value-type="float">
            <text:p>0.02839245</text:p>
          </table:table-cell>
          <table:table-cell office:value-type="float" office:value="0.02169984" calcext:value-type="float">
            <text:p>0.02169984</text:p>
          </table:table-cell>
          <table:table-cell office:value-type="float" office:value="0.02953321" calcext:value-type="float">
            <text:p>0.02953321</text:p>
          </table:table-cell>
          <table:table-cell office:value-type="float" office:value="0.07697221" calcext:value-type="float">
            <text:p>0.07697221</text:p>
          </table:table-cell>
          <table:table-cell office:value-type="float" office:value="0.1453796" calcext:value-type="float">
            <text:p>0.1453796</text:p>
          </table:table-cell>
          <table:table-cell office:value-type="float" office:value="0.1484104" calcext:value-type="float">
            <text:p>0.1484104</text:p>
          </table:table-cell>
          <table:table-cell office:value-type="float" office:value="0.1535991" calcext:value-type="float">
            <text:p>0.1535991</text:p>
          </table:table-cell>
          <table:table-cell office:value-type="float" office:value="0.1587798" calcext:value-type="float">
            <text:p>0.1587798</text:p>
          </table:table-cell>
          <table:table-cell office:value-type="float" office:value="0.1683781" calcext:value-type="float">
            <text:p>0.1683781</text:p>
          </table:table-cell>
          <table:table-cell office:value-type="float" office:value="0.1732249" calcext:value-type="float">
            <text:p>0.1732249</text:p>
          </table:table-cell>
          <table:table-cell office:value-type="float" office:value="0" calcext:value-type="float">
            <text:p>0</text:p>
          </table:table-cell>
          <table:table-cell office:value-type="float" office:value="16.27551" calcext:value-type="float">
            <text:p>16.27551</text:p>
          </table:table-cell>
          <table:table-cell office:value-type="float" office:value="16.4337" calcext:value-type="float">
            <text:p>16.4337</text:p>
          </table:table-cell>
          <table:table-cell office:value-type="float" office:value="26.7276" calcext:value-type="float">
            <text:p>26.7276</text:p>
          </table:table-cell>
          <table:table-cell office:value-type="float" office:value="5.71741" calcext:value-type="float">
            <text:p>5.71741</text:p>
          </table:table-cell>
          <table:table-cell office:value-type="float" office:value="4.50841" calcext:value-type="float">
            <text:p>4.50841</text:p>
          </table:table-cell>
          <table:table-cell office:value-type="float" office:value="2.203753" calcext:value-type="float">
            <text:p>2.203753</text:p>
          </table:table-cell>
          <table:table-cell office:value-type="float" office:value="2.235596" calcext:value-type="float">
            <text:p>2.235596</text:p>
          </table:table-cell>
          <table:table-cell office:value-type="float" office:value="4.934604" calcext:value-type="float">
            <text:p>4.934604</text:p>
          </table:table-cell>
          <table:table-cell office:value-type="float" office:value="7.999082" calcext:value-type="float">
            <text:p>7.999082</text:p>
          </table:table-cell>
          <table:table-cell office:value-type="float" office:value="8.320063" calcext:value-type="float">
            <text:p>8.320063</text:p>
          </table:table-cell>
          <table:table-cell office:value-type="float" office:value="8.829273" calcext:value-type="float">
            <text:p>8.829273</text:p>
          </table:table-cell>
          <table:table-cell office:value-type="float" office:value="9.304759" calcext:value-type="float">
            <text:p>9.304759</text:p>
          </table:table-cell>
          <table:table-cell office:value-type="float" office:value="10.207" calcext:value-type="float">
            <text:p>10.207</text:p>
          </table:table-cell>
          <table:table-cell office:value-type="float" office:value="10.6781" calcext:value-type="float">
            <text:p>10.6781</text:p>
          </table:table-cell>
          <table:table-cell office:value-type="float" office:value="0" calcext:value-type="float">
            <text:p>0</text:p>
          </table:table-cell>
          <table:table-cell office:value-type="float" office:value="6.412731" calcext:value-type="float">
            <text:p>6.412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4934" calcext:value-type="float">
            <text:p>0.14149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3.132828" calcext:value-type="float">
            <text:p>3.132828</text:p>
          </table:table-cell>
          <table:table-cell office:value-type="float" office:value="135.8516" calcext:value-type="float">
            <text:p>135.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7911" calcext:value-type="float">
            <text:p>34.37911</text:p>
          </table:table-cell>
          <table:table-cell office:value-type="float" office:value="0" calcext:value-type="float">
            <text:p>0</text:p>
          </table:table-cell>
          <table:table-cell office:value-type="float" office:value="0.000003860951" calcext:value-type="float">
            <text:p>3.860951E-06</text:p>
          </table:table-cell>
          <table:table-cell office:value-type="float" office:value="0" calcext:value-type="float">
            <text:p>0</text:p>
          </table:table-cell>
          <table:table-cell office:value-type="float" office:value="-0.00003655043" calcext:value-type="float">
            <text:p>-3.655043E-05</text:p>
          </table:table-cell>
          <table:table-cell office:value-type="float" office:value="1169.995" calcext:value-type="float">
            <text:p>1169.995</text:p>
          </table:table-cell>
          <table:table-cell office:value-type="float" office:value="1.712377" calcext:value-type="float">
            <text:p>1.712377</text:p>
          </table:table-cell>
          <table:table-cell office:value-type="float" office:value="0" calcext:value-type="float">
            <text:p>0</text:p>
          </table:table-cell>
          <table:table-cell office:value-type="float" office:value="0.1999468" calcext:value-type="float">
            <text:p>0.1999468</text:p>
          </table:table-cell>
          <table:table-cell office:value-type="float" office:value="0.1346364" calcext:value-type="float">
            <text:p>0.1346364</text:p>
          </table:table-cell>
          <table:table-cell office:value-type="float" office:value="0.1892857" calcext:value-type="float">
            <text:p>0.1892857</text:p>
          </table:table-cell>
          <table:table-cell office:value-type="float" office:value="0.03847679" calcext:value-type="float">
            <text:p>0.03847679</text:p>
          </table:table-cell>
          <table:table-cell office:value-type="float" office:value="0.02901363" calcext:value-type="float">
            <text:p>0.02901363</text:p>
          </table:table-cell>
          <table:table-cell office:value-type="float" office:value="0.02166348" calcext:value-type="float">
            <text:p>0.02166348</text:p>
          </table:table-cell>
          <table:table-cell office:value-type="float" office:value="0.02945667" calcext:value-type="float">
            <text:p>0.02945667</text:p>
          </table:table-cell>
          <table:table-cell office:value-type="float" office:value="0.07695403" calcext:value-type="float">
            <text:p>0.07695403</text:p>
          </table:table-cell>
          <table:table-cell office:value-type="float" office:value="0.1454536" calcext:value-type="float">
            <text:p>0.1454536</text:p>
          </table:table-cell>
          <table:table-cell office:value-type="float" office:value="0.1484799" calcext:value-type="float">
            <text:p>0.1484799</text:p>
          </table:table-cell>
          <table:table-cell office:value-type="float" office:value="0.1536608" calcext:value-type="float">
            <text:p>0.1536608</text:p>
          </table:table-cell>
          <table:table-cell office:value-type="float" office:value="0.1588354" calcext:value-type="float">
            <text:p>0.1588354</text:p>
          </table:table-cell>
          <table:table-cell office:value-type="float" office:value="0.1684225" calcext:value-type="float">
            <text:p>0.1684225</text:p>
          </table:table-cell>
          <table:table-cell office:value-type="float" office:value="0.1732667" calcext:value-type="float">
            <text:p>0.1732667</text:p>
          </table:table-cell>
          <table:table-cell office:value-type="float" office:value="0" calcext:value-type="float">
            <text:p>0</text:p>
          </table:table-cell>
          <table:table-cell office:value-type="float" office:value="16.2897" calcext:value-type="float">
            <text:p>16.2897</text:p>
          </table:table-cell>
          <table:table-cell office:value-type="float" office:value="16.42849" calcext:value-type="float">
            <text:p>16.42849</text:p>
          </table:table-cell>
          <table:table-cell office:value-type="float" office:value="26.70872" calcext:value-type="float">
            <text:p>26.70872</text:p>
          </table:table-cell>
          <table:table-cell office:value-type="float" office:value="5.713276" calcext:value-type="float">
            <text:p>5.713276</text:p>
          </table:table-cell>
          <table:table-cell office:value-type="float" office:value="4.504487" calcext:value-type="float">
            <text:p>4.504487</text:p>
          </table:table-cell>
          <table:table-cell office:value-type="float" office:value="2.204176" calcext:value-type="float">
            <text:p>2.204176</text:p>
          </table:table-cell>
          <table:table-cell office:value-type="float" office:value="2.237267" calcext:value-type="float">
            <text:p>2.237267</text:p>
          </table:table-cell>
          <table:table-cell office:value-type="float" office:value="4.938662" calcext:value-type="float">
            <text:p>4.938662</text:p>
          </table:table-cell>
          <table:table-cell office:value-type="float" office:value="8.004932" calcext:value-type="float">
            <text:p>8.004932</text:p>
          </table:table-cell>
          <table:table-cell office:value-type="float" office:value="8.325603" calcext:value-type="float">
            <text:p>8.325603</text:p>
          </table:table-cell>
          <table:table-cell office:value-type="float" office:value="8.834647" calcext:value-type="float">
            <text:p>8.834647</text:p>
          </table:table-cell>
          <table:table-cell office:value-type="float" office:value="9.309638" calcext:value-type="float">
            <text:p>9.309638</text:p>
          </table:table-cell>
          <table:table-cell office:value-type="float" office:value="10.21111" calcext:value-type="float">
            <text:p>10.21111</text:p>
          </table:table-cell>
          <table:table-cell office:value-type="float" office:value="10.68195" calcext:value-type="float">
            <text:p>10.68195</text:p>
          </table:table-cell>
          <table:table-cell office:value-type="float" office:value="0" calcext:value-type="float">
            <text:p>0</text:p>
          </table:table-cell>
          <table:table-cell office:value-type="float" office:value="5.211955" calcext:value-type="float">
            <text:p>5.211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7451" calcext:value-type="float">
            <text:p>0.1447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3.120842" calcext:value-type="float">
            <text:p>3.120842</text:p>
          </table:table-cell>
          <table:table-cell office:value-type="float" office:value="135.8527" calcext:value-type="float">
            <text:p>135.8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9501" calcext:value-type="float">
            <text:p>34.39501</text:p>
          </table:table-cell>
          <table:table-cell office:value-type="float" office:value="0" calcext:value-type="float">
            <text:p>0</text:p>
          </table:table-cell>
          <table:table-cell office:value-type="float" office:value="0.000003887875" calcext:value-type="float">
            <text:p>3.887875E-06</text:p>
          </table:table-cell>
          <table:table-cell office:value-type="float" office:value="0" calcext:value-type="float">
            <text:p>0</text:p>
          </table:table-cell>
          <table:table-cell office:value-type="float" office:value="-0.00002479931" calcext:value-type="float">
            <text:p>-2.479931E-05</text:p>
          </table:table-cell>
          <table:table-cell office:value-type="float" office:value="1169.984" calcext:value-type="float">
            <text:p>1169.984</text:p>
          </table:table-cell>
          <table:table-cell office:value-type="float" office:value="1.696142" calcext:value-type="float">
            <text:p>1.696142</text:p>
          </table:table-cell>
          <table:table-cell office:value-type="float" office:value="0" calcext:value-type="float">
            <text:p>0</text:p>
          </table:table-cell>
          <table:table-cell office:value-type="float" office:value="0.2320281" calcext:value-type="float">
            <text:p>0.2320281</text:p>
          </table:table-cell>
          <table:table-cell office:value-type="float" office:value="0.1410544" calcext:value-type="float">
            <text:p>0.1410544</text:p>
          </table:table-cell>
          <table:table-cell office:value-type="float" office:value="0.1923368" calcext:value-type="float">
            <text:p>0.1923368</text:p>
          </table:table-cell>
          <table:table-cell office:value-type="float" office:value="0.03912162" calcext:value-type="float">
            <text:p>0.03912162</text:p>
          </table:table-cell>
          <table:table-cell office:value-type="float" office:value="0.02962904" calcext:value-type="float">
            <text:p>0.02962904</text:p>
          </table:table-cell>
          <table:table-cell office:value-type="float" office:value="0.02174232" calcext:value-type="float">
            <text:p>0.02174232</text:p>
          </table:table-cell>
          <table:table-cell office:value-type="float" office:value="0.0294501" calcext:value-type="float">
            <text:p>0.0294501</text:p>
          </table:table-cell>
          <table:table-cell office:value-type="float" office:value="0.07694467" calcext:value-type="float">
            <text:p>0.07694467</text:p>
          </table:table-cell>
          <table:table-cell office:value-type="float" office:value="0.1455155" calcext:value-type="float">
            <text:p>0.1455155</text:p>
          </table:table-cell>
          <table:table-cell office:value-type="float" office:value="0.1485467" calcext:value-type="float">
            <text:p>0.1485467</text:p>
          </table:table-cell>
          <table:table-cell office:value-type="float" office:value="0.1537225" calcext:value-type="float">
            <text:p>0.1537225</text:p>
          </table:table-cell>
          <table:table-cell office:value-type="float" office:value="0.1588929" calcext:value-type="float">
            <text:p>0.1588929</text:p>
          </table:table-cell>
          <table:table-cell office:value-type="float" office:value="0.1684668" calcext:value-type="float">
            <text:p>0.1684668</text:p>
          </table:table-cell>
          <table:table-cell office:value-type="float" office:value="0.1733084" calcext:value-type="float">
            <text:p>0.1733084</text:p>
          </table:table-cell>
          <table:table-cell office:value-type="float" office:value="0" calcext:value-type="float">
            <text:p>0</text:p>
          </table:table-cell>
          <table:table-cell office:value-type="float" office:value="16.30686" calcext:value-type="float">
            <text:p>16.30686</text:p>
          </table:table-cell>
          <table:table-cell office:value-type="float" office:value="16.42381" calcext:value-type="float">
            <text:p>16.42381</text:p>
          </table:table-cell>
          <table:table-cell office:value-type="float" office:value="26.69018" calcext:value-type="float">
            <text:p>26.69018</text:p>
          </table:table-cell>
          <table:table-cell office:value-type="float" office:value="5.709372" calcext:value-type="float">
            <text:p>5.709372</text:p>
          </table:table-cell>
          <table:table-cell office:value-type="float" office:value="4.500823" calcext:value-type="float">
            <text:p>4.500823</text:p>
          </table:table-cell>
          <table:table-cell office:value-type="float" office:value="2.204594" calcext:value-type="float">
            <text:p>2.204594</text:p>
          </table:table-cell>
          <table:table-cell office:value-type="float" office:value="2.238919" calcext:value-type="float">
            <text:p>2.238919</text:p>
          </table:table-cell>
          <table:table-cell office:value-type="float" office:value="4.942697" calcext:value-type="float">
            <text:p>4.942697</text:p>
          </table:table-cell>
          <table:table-cell office:value-type="float" office:value="8.010761" calcext:value-type="float">
            <text:p>8.010761</text:p>
          </table:table-cell>
          <table:table-cell office:value-type="float" office:value="8.331149" calcext:value-type="float">
            <text:p>8.331149</text:p>
          </table:table-cell>
          <table:table-cell office:value-type="float" office:value="8.840021" calcext:value-type="float">
            <text:p>8.840021</text:p>
          </table:table-cell>
          <table:table-cell office:value-type="float" office:value="9.314523" calcext:value-type="float">
            <text:p>9.314523</text:p>
          </table:table-cell>
          <table:table-cell office:value-type="float" office:value="10.21521" calcext:value-type="float">
            <text:p>10.21521</text:p>
          </table:table-cell>
          <table:table-cell office:value-type="float" office:value="10.68577" calcext:value-type="float">
            <text:p>10.68577</text:p>
          </table:table-cell>
          <table:table-cell office:value-type="float" office:value="0" calcext:value-type="float">
            <text:p>0</text:p>
          </table:table-cell>
          <table:table-cell office:value-type="float" office:value="8.94005" calcext:value-type="float">
            <text:p>8.94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8977" calcext:value-type="float">
            <text:p>0.15489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3.102195" calcext:value-type="float">
            <text:p>3.102195</text:p>
          </table:table-cell>
          <table:table-cell office:value-type="float" office:value="135.8551" calcext:value-type="float">
            <text:p>135.8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1118" calcext:value-type="float">
            <text:p>34.41118</text:p>
          </table:table-cell>
          <table:table-cell office:value-type="float" office:value="0" calcext:value-type="float">
            <text:p>0</text:p>
          </table:table-cell>
          <table:table-cell office:value-type="float" office:value="0.000003920345" calcext:value-type="float">
            <text:p>3.920345E-06</text:p>
          </table:table-cell>
          <table:table-cell office:value-type="float" office:value="0" calcext:value-type="float">
            <text:p>0</text:p>
          </table:table-cell>
          <table:table-cell office:value-type="float" office:value="-0.00001062568" calcext:value-type="float">
            <text:p>-1.062568E-05</text:p>
          </table:table-cell>
          <table:table-cell office:value-type="float" office:value="1169.977" calcext:value-type="float">
            <text:p>1169.977</text:p>
          </table:table-cell>
          <table:table-cell office:value-type="float" office:value="1.670289" calcext:value-type="float">
            <text:p>1.670289</text:p>
          </table:table-cell>
          <table:table-cell office:value-type="float" office:value="0" calcext:value-type="float">
            <text:p>0</text:p>
          </table:table-cell>
          <table:table-cell office:value-type="float" office:value="0.2857623" calcext:value-type="float">
            <text:p>0.2857623</text:p>
          </table:table-cell>
          <table:table-cell office:value-type="float" office:value="0.1517247" calcext:value-type="float">
            <text:p>0.1517247</text:p>
          </table:table-cell>
          <table:table-cell office:value-type="float" office:value="0.1979851" calcext:value-type="float">
            <text:p>0.1979851</text:p>
          </table:table-cell>
          <table:table-cell office:value-type="float" office:value="0.0397462" calcext:value-type="float">
            <text:p>0.0397462</text:p>
          </table:table-cell>
          <table:table-cell office:value-type="float" office:value="0.02993692" calcext:value-type="float">
            <text:p>0.02993692</text:p>
          </table:table-cell>
          <table:table-cell office:value-type="float" office:value="0.02198696" calcext:value-type="float">
            <text:p>0.02198696</text:p>
          </table:table-cell>
          <table:table-cell office:value-type="float" office:value="0.02957079" calcext:value-type="float">
            <text:p>0.02957079</text:p>
          </table:table-cell>
          <table:table-cell office:value-type="float" office:value="0.07699598" calcext:value-type="float">
            <text:p>0.07699598</text:p>
          </table:table-cell>
          <table:table-cell office:value-type="float" office:value="0.1455754" calcext:value-type="float">
            <text:p>0.1455754</text:p>
          </table:table-cell>
          <table:table-cell office:value-type="float" office:value="0.1486116" calcext:value-type="float">
            <text:p>0.1486116</text:p>
          </table:table-cell>
          <table:table-cell office:value-type="float" office:value="0.1537837" calcext:value-type="float">
            <text:p>0.1537837</text:p>
          </table:table-cell>
          <table:table-cell office:value-type="float" office:value="0.1589511" calcext:value-type="float">
            <text:p>0.1589511</text:p>
          </table:table-cell>
          <table:table-cell office:value-type="float" office:value="0.1685113" calcext:value-type="float">
            <text:p>0.1685113</text:p>
          </table:table-cell>
          <table:table-cell office:value-type="float" office:value="0.17335" calcext:value-type="float">
            <text:p>0.17335</text:p>
          </table:table-cell>
          <table:table-cell office:value-type="float" office:value="0" calcext:value-type="float">
            <text:p>0</text:p>
          </table:table-cell>
          <table:table-cell office:value-type="float" office:value="16.33328" calcext:value-type="float">
            <text:p>16.33328</text:p>
          </table:table-cell>
          <table:table-cell office:value-type="float" office:value="16.42159" calcext:value-type="float">
            <text:p>16.42159</text:p>
          </table:table-cell>
          <table:table-cell office:value-type="float" office:value="26.67315" calcext:value-type="float">
            <text:p>26.67315</text:p>
          </table:table-cell>
          <table:table-cell office:value-type="float" office:value="5.70569" calcext:value-type="float">
            <text:p>5.70569</text:p>
          </table:table-cell>
          <table:table-cell office:value-type="float" office:value="4.497336" calcext:value-type="float">
            <text:p>4.497336</text:p>
          </table:table-cell>
          <table:table-cell office:value-type="float" office:value="2.20505" calcext:value-type="float">
            <text:p>2.20505</text:p>
          </table:table-cell>
          <table:table-cell office:value-type="float" office:value="2.240577" calcext:value-type="float">
            <text:p>2.240577</text:p>
          </table:table-cell>
          <table:table-cell office:value-type="float" office:value="4.946731" calcext:value-type="float">
            <text:p>4.946731</text:p>
          </table:table-cell>
          <table:table-cell office:value-type="float" office:value="8.016521" calcext:value-type="float">
            <text:p>8.016521</text:p>
          </table:table-cell>
          <table:table-cell office:value-type="float" office:value="8.336691" calcext:value-type="float">
            <text:p>8.336691</text:p>
          </table:table-cell>
          <table:table-cell office:value-type="float" office:value="8.845395" calcext:value-type="float">
            <text:p>8.845395</text:p>
          </table:table-cell>
          <table:table-cell office:value-type="float" office:value="9.319411" calcext:value-type="float">
            <text:p>9.319411</text:p>
          </table:table-cell>
          <table:table-cell office:value-type="float" office:value="10.21932" calcext:value-type="float">
            <text:p>10.21932</text:p>
          </table:table-cell>
          <table:table-cell office:value-type="float" office:value="10.68959" calcext:value-type="float">
            <text:p>10.68959</text:p>
          </table:table-cell>
          <table:table-cell office:value-type="float" office:value="0" calcext:value-type="float">
            <text:p>0</text:p>
          </table:table-cell>
          <table:table-cell office:value-type="float" office:value="13.97851" calcext:value-type="float">
            <text:p>13.97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3869" calcext:value-type="float">
            <text:p>0.17038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3.090871" calcext:value-type="float">
            <text:p>3.090871</text:p>
          </table:table-cell>
          <table:table-cell office:value-type="float" office:value="135.8559" calcext:value-type="float">
            <text:p>135.8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2773" calcext:value-type="float">
            <text:p>34.42773</text:p>
          </table:table-cell>
          <table:table-cell office:value-type="float" office:value="0" calcext:value-type="float">
            <text:p>0</text:p>
          </table:table-cell>
          <table:table-cell office:value-type="float" office:value="0.000003957772" calcext:value-type="float">
            <text:p>3.95777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715438" calcext:value-type="float">
            <text:p>5.715438E-06</text:p>
          </table:table-cell>
          <table:table-cell office:value-type="float" office:value="1169.971" calcext:value-type="float">
            <text:p>1169.971</text:p>
          </table:table-cell>
          <table:table-cell office:value-type="float" office:value="1.658333" calcext:value-type="float">
            <text:p>1.658333</text:p>
          </table:table-cell>
          <table:table-cell office:value-type="float" office:value="0" calcext:value-type="float">
            <text:p>0</text:p>
          </table:table-cell>
          <table:table-cell office:value-type="float" office:value="0.3262952" calcext:value-type="float">
            <text:p>0.3262952</text:p>
          </table:table-cell>
          <table:table-cell office:value-type="float" office:value="0.1600137" calcext:value-type="float">
            <text:p>0.1600137</text:p>
          </table:table-cell>
          <table:table-cell office:value-type="float" office:value="0.2035109" calcext:value-type="float">
            <text:p>0.2035109</text:p>
          </table:table-cell>
          <table:table-cell office:value-type="float" office:value="0.04041924" calcext:value-type="float">
            <text:p>0.04041924</text:p>
          </table:table-cell>
          <table:table-cell office:value-type="float" office:value="0.03016172" calcext:value-type="float">
            <text:p>0.03016172</text:p>
          </table:table-cell>
          <table:table-cell office:value-type="float" office:value="0.02234858" calcext:value-type="float">
            <text:p>0.02234858</text:p>
          </table:table-cell>
          <table:table-cell office:value-type="float" office:value="0.02981602" calcext:value-type="float">
            <text:p>0.02981602</text:p>
          </table:table-cell>
          <table:table-cell office:value-type="float" office:value="0.0771227" calcext:value-type="float">
            <text:p>0.0771227</text:p>
          </table:table-cell>
          <table:table-cell office:value-type="float" office:value="0.1456486" calcext:value-type="float">
            <text:p>0.1456486</text:p>
          </table:table-cell>
          <table:table-cell office:value-type="float" office:value="0.1486759" calcext:value-type="float">
            <text:p>0.1486759</text:p>
          </table:table-cell>
          <table:table-cell office:value-type="float" office:value="0.1538449" calcext:value-type="float">
            <text:p>0.1538449</text:p>
          </table:table-cell>
          <table:table-cell office:value-type="float" office:value="0.1590079" calcext:value-type="float">
            <text:p>0.1590079</text:p>
          </table:table-cell>
          <table:table-cell office:value-type="float" office:value="0.168556" calcext:value-type="float">
            <text:p>0.168556</text:p>
          </table:table-cell>
          <table:table-cell office:value-type="float" office:value="0.1733916" calcext:value-type="float">
            <text:p>0.1733916</text:p>
          </table:table-cell>
          <table:table-cell office:value-type="float" office:value="0" calcext:value-type="float">
            <text:p>0</text:p>
          </table:table-cell>
          <table:table-cell office:value-type="float" office:value="16.37016" calcext:value-type="float">
            <text:p>16.37016</text:p>
          </table:table-cell>
          <table:table-cell office:value-type="float" office:value="16.42255" calcext:value-type="float">
            <text:p>16.42255</text:p>
          </table:table-cell>
          <table:table-cell office:value-type="float" office:value="26.65849" calcext:value-type="float">
            <text:p>26.65849</text:p>
          </table:table-cell>
          <table:table-cell office:value-type="float" office:value="5.702288" calcext:value-type="float">
            <text:p>5.702288</text:p>
          </table:table-cell>
          <table:table-cell office:value-type="float" office:value="4.493961" calcext:value-type="float">
            <text:p>4.493961</text:p>
          </table:table-cell>
          <table:table-cell office:value-type="float" office:value="2.205583" calcext:value-type="float">
            <text:p>2.205583</text:p>
          </table:table-cell>
          <table:table-cell office:value-type="float" office:value="2.242268" calcext:value-type="float">
            <text:p>2.242268</text:p>
          </table:table-cell>
          <table:table-cell office:value-type="float" office:value="4.950765" calcext:value-type="float">
            <text:p>4.950765</text:p>
          </table:table-cell>
          <table:table-cell office:value-type="float" office:value="8.02228" calcext:value-type="float">
            <text:p>8.02228</text:p>
          </table:table-cell>
          <table:table-cell office:value-type="float" office:value="8.342236" calcext:value-type="float">
            <text:p>8.342236</text:p>
          </table:table-cell>
          <table:table-cell office:value-type="float" office:value="8.850768" calcext:value-type="float">
            <text:p>8.850768</text:p>
          </table:table-cell>
          <table:table-cell office:value-type="float" office:value="9.324296" calcext:value-type="float">
            <text:p>9.324296</text:p>
          </table:table-cell>
          <table:table-cell office:value-type="float" office:value="10.22343" calcext:value-type="float">
            <text:p>10.22343</text:p>
          </table:table-cell>
          <table:table-cell office:value-type="float" office:value="10.69344" calcext:value-type="float">
            <text:p>10.69344</text:p>
          </table:table-cell>
          <table:table-cell office:value-type="float" office:value="0" calcext:value-type="float">
            <text:p>0</text:p>
          </table:table-cell>
          <table:table-cell office:value-type="float" office:value="12.30017" calcext:value-type="float">
            <text:p>12.3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1855" calcext:value-type="float">
            <text:p>0.18018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3.076364" calcext:value-type="float">
            <text:p>3.076364</text:p>
          </table:table-cell>
          <table:table-cell office:value-type="float" office:value="135.857" calcext:value-type="float">
            <text:p>135.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446" calcext:value-type="float">
            <text:p>34.4446</text:p>
          </table:table-cell>
          <table:table-cell office:value-type="float" office:value="0" calcext:value-type="float">
            <text:p>0</text:p>
          </table:table-cell>
          <table:table-cell office:value-type="float" office:value="0.000003999635" calcext:value-type="float">
            <text:p>3.999635E-06</text:p>
          </table:table-cell>
          <table:table-cell office:value-type="float" office:value="0" calcext:value-type="float">
            <text:p>0</text:p>
          </table:table-cell>
          <table:table-cell office:value-type="float" office:value="0.00002399676" calcext:value-type="float">
            <text:p>2.399676E-05</text:p>
          </table:table-cell>
          <table:table-cell office:value-type="float" office:value="1169.964" calcext:value-type="float">
            <text:p>1169.964</text:p>
          </table:table-cell>
          <table:table-cell office:value-type="float" office:value="1.641849" calcext:value-type="float">
            <text:p>1.641849</text:p>
          </table:table-cell>
          <table:table-cell office:value-type="float" office:value="0" calcext:value-type="float">
            <text:p>0</text:p>
          </table:table-cell>
          <table:table-cell office:value-type="float" office:value="0.3483041" calcext:value-type="float">
            <text:p>0.3483041</text:p>
          </table:table-cell>
          <table:table-cell office:value-type="float" office:value="0.1706074" calcext:value-type="float">
            <text:p>0.1706074</text:p>
          </table:table-cell>
          <table:table-cell office:value-type="float" office:value="0.2104758" calcext:value-type="float">
            <text:p>0.2104758</text:p>
          </table:table-cell>
          <table:table-cell office:value-type="float" office:value="0.04181904" calcext:value-type="float">
            <text:p>0.04181904</text:p>
          </table:table-cell>
          <table:table-cell office:value-type="float" office:value="0.03090398" calcext:value-type="float">
            <text:p>0.03090398</text:p>
          </table:table-cell>
          <table:table-cell office:value-type="float" office:value="0.02272643" calcext:value-type="float">
            <text:p>0.02272643</text:p>
          </table:table-cell>
          <table:table-cell office:value-type="float" office:value="0.03006904" calcext:value-type="float">
            <text:p>0.03006904</text:p>
          </table:table-cell>
          <table:table-cell office:value-type="float" office:value="0.07728929" calcext:value-type="float">
            <text:p>0.07728929</text:p>
          </table:table-cell>
          <table:table-cell office:value-type="float" office:value="0.1457405" calcext:value-type="float">
            <text:p>0.1457405</text:p>
          </table:table-cell>
          <table:table-cell office:value-type="float" office:value="0.1487423" calcext:value-type="float">
            <text:p>0.1487423</text:p>
          </table:table-cell>
          <table:table-cell office:value-type="float" office:value="0.1539059" calcext:value-type="float">
            <text:p>0.1539059</text:p>
          </table:table-cell>
          <table:table-cell office:value-type="float" office:value="0.1590652" calcext:value-type="float">
            <text:p>0.1590652</text:p>
          </table:table-cell>
          <table:table-cell office:value-type="float" office:value="0.1686007" calcext:value-type="float">
            <text:p>0.1686007</text:p>
          </table:table-cell>
          <table:table-cell office:value-type="float" office:value="0.1734331" calcext:value-type="float">
            <text:p>0.1734331</text:p>
          </table:table-cell>
          <table:table-cell office:value-type="float" office:value="0" calcext:value-type="float">
            <text:p>0</text:p>
          </table:table-cell>
          <table:table-cell office:value-type="float" office:value="16.41368" calcext:value-type="float">
            <text:p>16.41368</text:p>
          </table:table-cell>
          <table:table-cell office:value-type="float" office:value="16.42624" calcext:value-type="float">
            <text:p>16.42624</text:p>
          </table:table-cell>
          <table:table-cell office:value-type="float" office:value="26.64588" calcext:value-type="float">
            <text:p>26.64588</text:p>
          </table:table-cell>
          <table:table-cell office:value-type="float" office:value="5.699244" calcext:value-type="float">
            <text:p>5.699244</text:p>
          </table:table-cell>
          <table:table-cell office:value-type="float" office:value="4.490754" calcext:value-type="float">
            <text:p>4.490754</text:p>
          </table:table-cell>
          <table:table-cell office:value-type="float" office:value="2.206198" calcext:value-type="float">
            <text:p>2.206198</text:p>
          </table:table-cell>
          <table:table-cell office:value-type="float" office:value="2.244005" calcext:value-type="float">
            <text:p>2.244005</text:p>
          </table:table-cell>
          <table:table-cell office:value-type="float" office:value="4.954816" calcext:value-type="float">
            <text:p>4.954816</text:p>
          </table:table-cell>
          <table:table-cell office:value-type="float" office:value="8.028039" calcext:value-type="float">
            <text:p>8.028039</text:p>
          </table:table-cell>
          <table:table-cell office:value-type="float" office:value="8.347778" calcext:value-type="float">
            <text:p>8.347778</text:p>
          </table:table-cell>
          <table:table-cell office:value-type="float" office:value="8.856142" calcext:value-type="float">
            <text:p>8.856142</text:p>
          </table:table-cell>
          <table:table-cell office:value-type="float" office:value="9.329175" calcext:value-type="float">
            <text:p>9.329175</text:p>
          </table:table-cell>
          <table:table-cell office:value-type="float" office:value="10.22754" calcext:value-type="float">
            <text:p>10.22754</text:p>
          </table:table-cell>
          <table:table-cell office:value-type="float" office:value="10.6973" calcext:value-type="float">
            <text:p>10.6973</text:p>
          </table:table-cell>
          <table:table-cell office:value-type="float" office:value="0" calcext:value-type="float">
            <text:p>0</text:p>
          </table:table-cell>
          <table:table-cell office:value-type="float" office:value="12.85952" calcext:value-type="float">
            <text:p>12.8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7395" calcext:value-type="float">
            <text:p>0.19273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3.067602" calcext:value-type="float">
            <text:p>3.067602</text:p>
          </table:table-cell>
          <table:table-cell office:value-type="float" office:value="135.8568" calcext:value-type="float">
            <text:p>135.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6182" calcext:value-type="float">
            <text:p>34.46182</text:p>
          </table:table-cell>
          <table:table-cell office:value-type="float" office:value="0" calcext:value-type="float">
            <text:p>0</text:p>
          </table:table-cell>
          <table:table-cell office:value-type="float" office:value="0.000004045591" calcext:value-type="float">
            <text:p>4.045591E-06</text:p>
          </table:table-cell>
          <table:table-cell office:value-type="float" office:value="0" calcext:value-type="float">
            <text:p>0</text:p>
          </table:table-cell>
          <table:table-cell office:value-type="float" office:value="0.00004406731" calcext:value-type="float">
            <text:p>4.406731E-05</text:p>
          </table:table-cell>
          <table:table-cell office:value-type="float" office:value="1169.957" calcext:value-type="float">
            <text:p>1169.957</text:p>
          </table:table-cell>
          <table:table-cell office:value-type="float" office:value="1.635534" calcext:value-type="float">
            <text:p>1.635534</text:p>
          </table:table-cell>
          <table:table-cell office:value-type="float" office:value="0" calcext:value-type="float">
            <text:p>0</text:p>
          </table:table-cell>
          <table:table-cell office:value-type="float" office:value="0.3759803" calcext:value-type="float">
            <text:p>0.3759803</text:p>
          </table:table-cell>
          <table:table-cell office:value-type="float" office:value="0.1793864" calcext:value-type="float">
            <text:p>0.1793864</text:p>
          </table:table-cell>
          <table:table-cell office:value-type="float" office:value="0.216619" calcext:value-type="float">
            <text:p>0.216619</text:p>
          </table:table-cell>
          <table:table-cell office:value-type="float" office:value="0.04349434" calcext:value-type="float">
            <text:p>0.04349434</text:p>
          </table:table-cell>
          <table:table-cell office:value-type="float" office:value="0.03197575" calcext:value-type="float">
            <text:p>0.03197575</text:p>
          </table:table-cell>
          <table:table-cell office:value-type="float" office:value="0.02313164" calcext:value-type="float">
            <text:p>0.02313164</text:p>
          </table:table-cell>
          <table:table-cell office:value-type="float" office:value="0.03031678" calcext:value-type="float">
            <text:p>0.03031678</text:p>
          </table:table-cell>
          <table:table-cell office:value-type="float" office:value="0.07748181" calcext:value-type="float">
            <text:p>0.07748181</text:p>
          </table:table-cell>
          <table:table-cell office:value-type="float" office:value="0.1458486" calcext:value-type="float">
            <text:p>0.1458486</text:p>
          </table:table-cell>
          <table:table-cell office:value-type="float" office:value="0.1488116" calcext:value-type="float">
            <text:p>0.1488116</text:p>
          </table:table-cell>
          <table:table-cell office:value-type="float" office:value="0.1539671" calcext:value-type="float">
            <text:p>0.1539671</text:p>
          </table:table-cell>
          <table:table-cell office:value-type="float" office:value="0.1591209" calcext:value-type="float">
            <text:p>0.1591209</text:p>
          </table:table-cell>
          <table:table-cell office:value-type="float" office:value="0.1686452" calcext:value-type="float">
            <text:p>0.1686452</text:p>
          </table:table-cell>
          <table:table-cell office:value-type="float" office:value="0.1734747" calcext:value-type="float">
            <text:p>0.1734747</text:p>
          </table:table-cell>
          <table:table-cell office:value-type="float" office:value="0" calcext:value-type="float">
            <text:p>0</text:p>
          </table:table-cell>
          <table:table-cell office:value-type="float" office:value="16.46032" calcext:value-type="float">
            <text:p>16.46032</text:p>
          </table:table-cell>
          <table:table-cell office:value-type="float" office:value="16.43286" calcext:value-type="float">
            <text:p>16.43286</text:p>
          </table:table-cell>
          <table:table-cell office:value-type="float" office:value="26.63567" calcext:value-type="float">
            <text:p>26.63567</text:p>
          </table:table-cell>
          <table:table-cell office:value-type="float" office:value="5.696725" calcext:value-type="float">
            <text:p>5.696725</text:p>
          </table:table-cell>
          <table:table-cell office:value-type="float" office:value="4.48788" calcext:value-type="float">
            <text:p>4.48788</text:p>
          </table:table-cell>
          <table:table-cell office:value-type="float" office:value="2.206909" calcext:value-type="float">
            <text:p>2.206909</text:p>
          </table:table-cell>
          <table:table-cell office:value-type="float" office:value="2.245792" calcext:value-type="float">
            <text:p>2.245792</text:p>
          </table:table-cell>
          <table:table-cell office:value-type="float" office:value="4.958897" calcext:value-type="float">
            <text:p>4.958897</text:p>
          </table:table-cell>
          <table:table-cell office:value-type="float" office:value="8.033798" calcext:value-type="float">
            <text:p>8.033798</text:p>
          </table:table-cell>
          <table:table-cell office:value-type="float" office:value="8.353319" calcext:value-type="float">
            <text:p>8.353319</text:p>
          </table:table-cell>
          <table:table-cell office:value-type="float" office:value="8.861515" calcext:value-type="float">
            <text:p>8.861515</text:p>
          </table:table-cell>
          <table:table-cell office:value-type="float" office:value="9.33406" calcext:value-type="float">
            <text:p>9.33406</text:p>
          </table:table-cell>
          <table:table-cell office:value-type="float" office:value="10.23165" calcext:value-type="float">
            <text:p>10.23165</text:p>
          </table:table-cell>
          <table:table-cell office:value-type="float" office:value="10.70117" calcext:value-type="float">
            <text:p>10.70117</text:p>
          </table:table-cell>
          <table:table-cell office:value-type="float" office:value="0" calcext:value-type="float">
            <text:p>0</text:p>
          </table:table-cell>
          <table:table-cell office:value-type="float" office:value="9.924758" calcext:value-type="float">
            <text:p>9.924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9998" calcext:value-type="float">
            <text:p>0.20099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3.062625" calcext:value-type="float">
            <text:p>3.062625</text:p>
          </table:table-cell>
          <table:table-cell office:value-type="float" office:value="135.856" calcext:value-type="float">
            <text:p>135.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7947" calcext:value-type="float">
            <text:p>34.47947</text:p>
          </table:table-cell>
          <table:table-cell office:value-type="float" office:value="0" calcext:value-type="float">
            <text:p>0</text:p>
          </table:table-cell>
          <table:table-cell office:value-type="float" office:value="0.000004095179" calcext:value-type="float">
            <text:p>4.095179E-06</text:p>
          </table:table-cell>
          <table:table-cell office:value-type="float" office:value="0" calcext:value-type="float">
            <text:p>0</text:p>
          </table:table-cell>
          <table:table-cell office:value-type="float" office:value="0.00006571753" calcext:value-type="float">
            <text:p>6.571753E-05</text:p>
          </table:table-cell>
          <table:table-cell office:value-type="float" office:value="1169.945" calcext:value-type="float">
            <text:p>1169.945</text:p>
          </table:table-cell>
          <table:table-cell office:value-type="float" office:value="1.637501" calcext:value-type="float">
            <text:p>1.637501</text:p>
          </table:table-cell>
          <table:table-cell office:value-type="float" office:value="0" calcext:value-type="float">
            <text:p>0</text:p>
          </table:table-cell>
          <table:table-cell office:value-type="float" office:value="0.5235208" calcext:value-type="float">
            <text:p>0.5235208</text:p>
          </table:table-cell>
          <table:table-cell office:value-type="float" office:value="0.1998876" calcext:value-type="float">
            <text:p>0.1998876</text:p>
          </table:table-cell>
          <table:table-cell office:value-type="float" office:value="0.2204535" calcext:value-type="float">
            <text:p>0.2204535</text:p>
          </table:table-cell>
          <table:table-cell office:value-type="float" office:value="0.04514802" calcext:value-type="float">
            <text:p>0.04514802</text:p>
          </table:table-cell>
          <table:table-cell office:value-type="float" office:value="0.03322082" calcext:value-type="float">
            <text:p>0.03322082</text:p>
          </table:table-cell>
          <table:table-cell office:value-type="float" office:value="0.02357181" calcext:value-type="float">
            <text:p>0.02357181</text:p>
          </table:table-cell>
          <table:table-cell office:value-type="float" office:value="0.03059927" calcext:value-type="float">
            <text:p>0.03059927</text:p>
          </table:table-cell>
          <table:table-cell office:value-type="float" office:value="0.07769056" calcext:value-type="float">
            <text:p>0.07769056</text:p>
          </table:table-cell>
          <table:table-cell office:value-type="float" office:value="0.14597" calcext:value-type="float">
            <text:p>0.14597</text:p>
          </table:table-cell>
          <table:table-cell office:value-type="float" office:value="0.1488847" calcext:value-type="float">
            <text:p>0.1488847</text:p>
          </table:table-cell>
          <table:table-cell office:value-type="float" office:value="0.1540287" calcext:value-type="float">
            <text:p>0.1540287</text:p>
          </table:table-cell>
          <table:table-cell office:value-type="float" office:value="0.1591949" calcext:value-type="float">
            <text:p>0.1591949</text:p>
          </table:table-cell>
          <table:table-cell office:value-type="float" office:value="0.16869" calcext:value-type="float">
            <text:p>0.16869</text:p>
          </table:table-cell>
          <table:table-cell office:value-type="float" office:value="0.1735163" calcext:value-type="float">
            <text:p>0.1735163</text:p>
          </table:table-cell>
          <table:table-cell office:value-type="float" office:value="0" calcext:value-type="float">
            <text:p>0</text:p>
          </table:table-cell>
          <table:table-cell office:value-type="float" office:value="16.51965" calcext:value-type="float">
            <text:p>16.51965</text:p>
          </table:table-cell>
          <table:table-cell office:value-type="float" office:value="16.44249" calcext:value-type="float">
            <text:p>16.44249</text:p>
          </table:table-cell>
          <table:table-cell office:value-type="float" office:value="26.62787" calcext:value-type="float">
            <text:p>26.62787</text:p>
          </table:table-cell>
          <table:table-cell office:value-type="float" office:value="5.694971" calcext:value-type="float">
            <text:p>5.694971</text:p>
          </table:table-cell>
          <table:table-cell office:value-type="float" office:value="4.485501" calcext:value-type="float">
            <text:p>4.485501</text:p>
          </table:table-cell>
          <table:table-cell office:value-type="float" office:value="2.207726" calcext:value-type="float">
            <text:p>2.207726</text:p>
          </table:table-cell>
          <table:table-cell office:value-type="float" office:value="2.247631" calcext:value-type="float">
            <text:p>2.247631</text:p>
          </table:table-cell>
          <table:table-cell office:value-type="float" office:value="4.96301" calcext:value-type="float">
            <text:p>4.96301</text:p>
          </table:table-cell>
          <table:table-cell office:value-type="float" office:value="8.039557" calcext:value-type="float">
            <text:p>8.039557</text:p>
          </table:table-cell>
          <table:table-cell office:value-type="float" office:value="8.358866" calcext:value-type="float">
            <text:p>8.358866</text:p>
          </table:table-cell>
          <table:table-cell office:value-type="float" office:value="8.866849" calcext:value-type="float">
            <text:p>8.866849</text:p>
          </table:table-cell>
          <table:table-cell office:value-type="float" office:value="9.338943" calcext:value-type="float">
            <text:p>9.338943</text:p>
          </table:table-cell>
          <table:table-cell office:value-type="float" office:value="10.23576" calcext:value-type="float">
            <text:p>10.23576</text:p>
          </table:table-cell>
          <table:table-cell office:value-type="float" office:value="10.70504" calcext:value-type="float">
            <text:p>10.70504</text:p>
          </table:table-cell>
          <table:table-cell office:value-type="float" office:value="0" calcext:value-type="float">
            <text:p>0</text:p>
          </table:table-cell>
          <table:table-cell office:value-type="float" office:value="7.616489" calcext:value-type="float">
            <text:p>7.61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9499" calcext:value-type="float">
            <text:p>0.20594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3.065261" calcext:value-type="float">
            <text:p>3.065261</text:p>
          </table:table-cell>
          <table:table-cell office:value-type="float" office:value="135.8566" calcext:value-type="float">
            <text:p>135.8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9716" calcext:value-type="float">
            <text:p>34.49716</text:p>
          </table:table-cell>
          <table:table-cell office:value-type="float" office:value="0" calcext:value-type="float">
            <text:p>0</text:p>
          </table:table-cell>
          <table:table-cell office:value-type="float" office:value="0.000009572481" calcext:value-type="float">
            <text:p>9.572481E-06</text:p>
          </table:table-cell>
          <table:table-cell office:value-type="float" office:value="0" calcext:value-type="float">
            <text:p>0</text:p>
          </table:table-cell>
          <table:table-cell office:value-type="float" office:value="0.00041935" calcext:value-type="float">
            <text:p>0.00041935</text:p>
          </table:table-cell>
          <table:table-cell office:value-type="float" office:value="1169.932" calcext:value-type="float">
            <text:p>1169.932</text:p>
          </table:table-cell>
          <table:table-cell office:value-type="float" office:value="1.661282" calcext:value-type="float">
            <text:p>1.661282</text:p>
          </table:table-cell>
          <table:table-cell office:value-type="float" office:value="0" calcext:value-type="float">
            <text:p>0</text:p>
          </table:table-cell>
          <table:table-cell office:value-type="float" office:value="0.05420972" calcext:value-type="float">
            <text:p>0.05420972</text:p>
          </table:table-cell>
          <table:table-cell office:value-type="float" office:value="0.1722097" calcext:value-type="float">
            <text:p>0.1722097</text:p>
          </table:table-cell>
          <table:table-cell office:value-type="float" office:value="0.2133139" calcext:value-type="float">
            <text:p>0.2133139</text:p>
          </table:table-cell>
          <table:table-cell office:value-type="float" office:value="0.04516836" calcext:value-type="float">
            <text:p>0.04516836</text:p>
          </table:table-cell>
          <table:table-cell office:value-type="float" office:value="0.0337964" calcext:value-type="float">
            <text:p>0.0337964</text:p>
          </table:table-cell>
          <table:table-cell office:value-type="float" office:value="0.02361331" calcext:value-type="float">
            <text:p>0.02361331</text:p>
          </table:table-cell>
          <table:table-cell office:value-type="float" office:value="0.03073867" calcext:value-type="float">
            <text:p>0.03073867</text:p>
          </table:table-cell>
          <table:table-cell office:value-type="float" office:value="0.07787023" calcext:value-type="float">
            <text:p>0.07787023</text:p>
          </table:table-cell>
          <table:table-cell office:value-type="float" office:value="0.1460939" calcext:value-type="float">
            <text:p>0.1460939</text:p>
          </table:table-cell>
          <table:table-cell office:value-type="float" office:value="0.1489566" calcext:value-type="float">
            <text:p>0.1489566</text:p>
          </table:table-cell>
          <table:table-cell office:value-type="float" office:value="0.1540885" calcext:value-type="float">
            <text:p>0.1540885</text:p>
          </table:table-cell>
          <table:table-cell office:value-type="float" office:value="0.1592292" calcext:value-type="float">
            <text:p>0.1592292</text:p>
          </table:table-cell>
          <table:table-cell office:value-type="float" office:value="0.1687351" calcext:value-type="float">
            <text:p>0.1687351</text:p>
          </table:table-cell>
          <table:table-cell office:value-type="float" office:value="0.1735579" calcext:value-type="float">
            <text:p>0.1735579</text:p>
          </table:table-cell>
          <table:table-cell office:value-type="float" office:value="0" calcext:value-type="float">
            <text:p>0</text:p>
          </table:table-cell>
          <table:table-cell office:value-type="float" office:value="16.58869" calcext:value-type="float">
            <text:p>16.58869</text:p>
          </table:table-cell>
          <table:table-cell office:value-type="float" office:value="16.45117" calcext:value-type="float">
            <text:p>16.45117</text:p>
          </table:table-cell>
          <table:table-cell office:value-type="float" office:value="26.61947" calcext:value-type="float">
            <text:p>26.61947</text:p>
          </table:table-cell>
          <table:table-cell office:value-type="float" office:value="5.693497" calcext:value-type="float">
            <text:p>5.693497</text:p>
          </table:table-cell>
          <table:table-cell office:value-type="float" office:value="4.483505" calcext:value-type="float">
            <text:p>4.483505</text:p>
          </table:table-cell>
          <table:table-cell office:value-type="float" office:value="2.208601" calcext:value-type="float">
            <text:p>2.208601</text:p>
          </table:table-cell>
          <table:table-cell office:value-type="float" office:value="2.249506" calcext:value-type="float">
            <text:p>2.249506</text:p>
          </table:table-cell>
          <table:table-cell office:value-type="float" office:value="4.967144" calcext:value-type="float">
            <text:p>4.967144</text:p>
          </table:table-cell>
          <table:table-cell office:value-type="float" office:value="8.045317" calcext:value-type="float">
            <text:p>8.045317</text:p>
          </table:table-cell>
          <table:table-cell office:value-type="float" office:value="8.364364" calcext:value-type="float">
            <text:p>8.364364</text:p>
          </table:table-cell>
          <table:table-cell office:value-type="float" office:value="8.872166" calcext:value-type="float">
            <text:p>8.872166</text:p>
          </table:table-cell>
          <table:table-cell office:value-type="float" office:value="9.343828" calcext:value-type="float">
            <text:p>9.343828</text:p>
          </table:table-cell>
          <table:table-cell office:value-type="float" office:value="10.23987" calcext:value-type="float">
            <text:p>10.23987</text:p>
          </table:table-cell>
          <table:table-cell office:value-type="float" office:value="10.7089" calcext:value-type="float">
            <text:p>10.7089</text:p>
          </table:table-cell>
          <table:table-cell office:value-type="float" office:value="0" calcext:value-type="float">
            <text:p>0</text:p>
          </table:table-cell>
          <table:table-cell office:value-type="float" office:value="0.008302919" calcext:value-type="float">
            <text:p>0.00830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21039" calcext:value-type="float">
            <text:p>0.2021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3.059357" calcext:value-type="float">
            <text:p>3.059357</text:p>
          </table:table-cell>
          <table:table-cell office:value-type="float" office:value="135.8591" calcext:value-type="float">
            <text:p>135.8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1359" calcext:value-type="float">
            <text:p>34.51359</text:p>
          </table:table-cell>
          <table:table-cell office:value-type="float" office:value="0" calcext:value-type="float">
            <text:p>0</text:p>
          </table:table-cell>
          <table:table-cell office:value-type="float" office:value="0.00001426439" calcext:value-type="float">
            <text:p>1.426439E-05</text:p>
          </table:table-cell>
          <table:table-cell office:value-type="float" office:value="0" calcext:value-type="float">
            <text:p>0</text:p>
          </table:table-cell>
          <table:table-cell office:value-type="float" office:value="0.0007769584" calcext:value-type="float">
            <text:p>0.0007769584</text:p>
          </table:table-cell>
          <table:table-cell office:value-type="float" office:value="1169.917" calcext:value-type="float">
            <text:p>1169.917</text:p>
          </table:table-cell>
          <table:table-cell office:value-type="float" office:value="1.69778" calcext:value-type="float">
            <text:p>1.69778</text:p>
          </table:table-cell>
          <table:table-cell office:value-type="float" office:value="0" calcext:value-type="float">
            <text:p>0</text:p>
          </table:table-cell>
          <table:table-cell office:value-type="float" office:value="0.02164016" calcext:value-type="float">
            <text:p>0.02164016</text:p>
          </table:table-cell>
          <table:table-cell office:value-type="float" office:value="0.1632955" calcext:value-type="float">
            <text:p>0.1632955</text:p>
          </table:table-cell>
          <table:table-cell office:value-type="float" office:value="0.2139738" calcext:value-type="float">
            <text:p>0.2139738</text:p>
          </table:table-cell>
          <table:table-cell office:value-type="float" office:value="0.04637044" calcext:value-type="float">
            <text:p>0.04637044</text:p>
          </table:table-cell>
          <table:table-cell office:value-type="float" office:value="0.03514202" calcext:value-type="float">
            <text:p>0.03514202</text:p>
          </table:table-cell>
          <table:table-cell office:value-type="float" office:value="0.02359237" calcext:value-type="float">
            <text:p>0.02359237</text:p>
          </table:table-cell>
          <table:table-cell office:value-type="float" office:value="0.03063504" calcext:value-type="float">
            <text:p>0.03063504</text:p>
          </table:table-cell>
          <table:table-cell office:value-type="float" office:value="0.07795085" calcext:value-type="float">
            <text:p>0.07795085</text:p>
          </table:table-cell>
          <table:table-cell office:value-type="float" office:value="0.1462167" calcext:value-type="float">
            <text:p>0.1462167</text:p>
          </table:table-cell>
          <table:table-cell office:value-type="float" office:value="0.1490363" calcext:value-type="float">
            <text:p>0.1490363</text:p>
          </table:table-cell>
          <table:table-cell office:value-type="float" office:value="0.1541527" calcext:value-type="float">
            <text:p>0.1541527</text:p>
          </table:table-cell>
          <table:table-cell office:value-type="float" office:value="0.1592784" calcext:value-type="float">
            <text:p>0.1592784</text:p>
          </table:table-cell>
          <table:table-cell office:value-type="float" office:value="0.1687815" calcext:value-type="float">
            <text:p>0.1687815</text:p>
          </table:table-cell>
          <table:table-cell office:value-type="float" office:value="0.1735995" calcext:value-type="float">
            <text:p>0.1735995</text:p>
          </table:table-cell>
          <table:table-cell office:value-type="float" office:value="0" calcext:value-type="float">
            <text:p>0</text:p>
          </table:table-cell>
          <table:table-cell office:value-type="float" office:value="16.55475" calcext:value-type="float">
            <text:p>16.55475</text:p>
          </table:table-cell>
          <table:table-cell office:value-type="float" office:value="16.45667" calcext:value-type="float">
            <text:p>16.45667</text:p>
          </table:table-cell>
          <table:table-cell office:value-type="float" office:value="26.60982" calcext:value-type="float">
            <text:p>26.60982</text:p>
          </table:table-cell>
          <table:table-cell office:value-type="float" office:value="5.692282" calcext:value-type="float">
            <text:p>5.692282</text:p>
          </table:table-cell>
          <table:table-cell office:value-type="float" office:value="4.481903" calcext:value-type="float">
            <text:p>4.481903</text:p>
          </table:table-cell>
          <table:table-cell office:value-type="float" office:value="2.209452" calcext:value-type="float">
            <text:p>2.209452</text:p>
          </table:table-cell>
          <table:table-cell office:value-type="float" office:value="2.251351" calcext:value-type="float">
            <text:p>2.251351</text:p>
          </table:table-cell>
          <table:table-cell office:value-type="float" office:value="4.97127" calcext:value-type="float">
            <text:p>4.97127</text:p>
          </table:table-cell>
          <table:table-cell office:value-type="float" office:value="8.051056" calcext:value-type="float">
            <text:p>8.051056</text:p>
          </table:table-cell>
          <table:table-cell office:value-type="float" office:value="8.369832" calcext:value-type="float">
            <text:p>8.369832</text:p>
          </table:table-cell>
          <table:table-cell office:value-type="float" office:value="8.877482" calcext:value-type="float">
            <text:p>8.877482</text:p>
          </table:table-cell>
          <table:table-cell office:value-type="float" office:value="9.348657" calcext:value-type="float">
            <text:p>9.348657</text:p>
          </table:table-cell>
          <table:table-cell office:value-type="float" office:value="10.24398" calcext:value-type="float">
            <text:p>10.24398</text:p>
          </table:table-cell>
          <table:table-cell office:value-type="float" office:value="10.71274" calcext:value-type="float">
            <text:p>10.71274</text:p>
          </table:table-cell>
          <table:table-cell office:value-type="float" office:value="0" calcext:value-type="float">
            <text:p>0</text:p>
          </table:table-cell>
          <table:table-cell office:value-type="float" office:value="0.005211863" calcext:value-type="float">
            <text:p>0.005211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8012" calcext:value-type="float">
            <text:p>0.20480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3.054466" calcext:value-type="float">
            <text:p>3.054466</text:p>
          </table:table-cell>
          <table:table-cell office:value-type="float" office:value="135.8601" calcext:value-type="float">
            <text:p>135.8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3016" calcext:value-type="float">
            <text:p>34.53016</text:p>
          </table:table-cell>
          <table:table-cell office:value-type="float" office:value="0" calcext:value-type="float">
            <text:p>0</text:p>
          </table:table-cell>
          <table:table-cell office:value-type="float" office:value="0.00001623126" calcext:value-type="float">
            <text:p>1.623126E-05</text:p>
          </table:table-cell>
          <table:table-cell office:value-type="float" office:value="0" calcext:value-type="float">
            <text:p>0</text:p>
          </table:table-cell>
          <table:table-cell office:value-type="float" office:value="0.0009516812" calcext:value-type="float">
            <text:p>0.0009516812</text:p>
          </table:table-cell>
          <table:table-cell office:value-type="float" office:value="1169.903" calcext:value-type="float">
            <text:p>1169.903</text:p>
          </table:table-cell>
          <table:table-cell office:value-type="float" office:value="1.712902" calcext:value-type="float">
            <text:p>1.712902</text:p>
          </table:table-cell>
          <table:table-cell office:value-type="float" office:value="0" calcext:value-type="float">
            <text:p>0</text:p>
          </table:table-cell>
          <table:table-cell office:value-type="float" office:value="0.05037806" calcext:value-type="float">
            <text:p>0.05037806</text:p>
          </table:table-cell>
          <table:table-cell office:value-type="float" office:value="0.1708914" calcext:value-type="float">
            <text:p>0.1708914</text:p>
          </table:table-cell>
          <table:table-cell office:value-type="float" office:value="0.2139141" calcext:value-type="float">
            <text:p>0.2139141</text:p>
          </table:table-cell>
          <table:table-cell office:value-type="float" office:value="0.04728515" calcext:value-type="float">
            <text:p>0.04728515</text:p>
          </table:table-cell>
          <table:table-cell office:value-type="float" office:value="0.0360928" calcext:value-type="float">
            <text:p>0.0360928</text:p>
          </table:table-cell>
          <table:table-cell office:value-type="float" office:value="0.02365747" calcext:value-type="float">
            <text:p>0.02365747</text:p>
          </table:table-cell>
          <table:table-cell office:value-type="float" office:value="0.03057936" calcext:value-type="float">
            <text:p>0.03057936</text:p>
          </table:table-cell>
          <table:table-cell office:value-type="float" office:value="0.07799749" calcext:value-type="float">
            <text:p>0.07799749</text:p>
          </table:table-cell>
          <table:table-cell office:value-type="float" office:value="0.1463264" calcext:value-type="float">
            <text:p>0.1463264</text:p>
          </table:table-cell>
          <table:table-cell office:value-type="float" office:value="0.1491185" calcext:value-type="float">
            <text:p>0.1491185</text:p>
          </table:table-cell>
          <table:table-cell office:value-type="float" office:value="0.1542188" calcext:value-type="float">
            <text:p>0.1542188</text:p>
          </table:table-cell>
          <table:table-cell office:value-type="float" office:value="0.1593383" calcext:value-type="float">
            <text:p>0.1593383</text:p>
          </table:table-cell>
          <table:table-cell office:value-type="float" office:value="0.1688282" calcext:value-type="float">
            <text:p>0.1688282</text:p>
          </table:table-cell>
          <table:table-cell office:value-type="float" office:value="0.173641" calcext:value-type="float">
            <text:p>0.173641</text:p>
          </table:table-cell>
          <table:table-cell office:value-type="float" office:value="0" calcext:value-type="float">
            <text:p>0</text:p>
          </table:table-cell>
          <table:table-cell office:value-type="float" office:value="16.53301" calcext:value-type="float">
            <text:p>16.53301</text:p>
          </table:table-cell>
          <table:table-cell office:value-type="float" office:value="16.46317" calcext:value-type="float">
            <text:p>16.46317</text:p>
          </table:table-cell>
          <table:table-cell office:value-type="float" office:value="26.60055" calcext:value-type="float">
            <text:p>26.60055</text:p>
          </table:table-cell>
          <table:table-cell office:value-type="float" office:value="5.69145" calcext:value-type="float">
            <text:p>5.69145</text:p>
          </table:table-cell>
          <table:table-cell office:value-type="float" office:value="4.480757" calcext:value-type="float">
            <text:p>4.480757</text:p>
          </table:table-cell>
          <table:table-cell office:value-type="float" office:value="2.210309" calcext:value-type="float">
            <text:p>2.210309</text:p>
          </table:table-cell>
          <table:table-cell office:value-type="float" office:value="2.25317" calcext:value-type="float">
            <text:p>2.25317</text:p>
          </table:table-cell>
          <table:table-cell office:value-type="float" office:value="4.975398" calcext:value-type="float">
            <text:p>4.975398</text:p>
          </table:table-cell>
          <table:table-cell office:value-type="float" office:value="8.056724" calcext:value-type="float">
            <text:p>8.056724</text:p>
          </table:table-cell>
          <table:table-cell office:value-type="float" office:value="8.375297" calcext:value-type="float">
            <text:p>8.375297</text:p>
          </table:table-cell>
          <table:table-cell office:value-type="float" office:value="8.882778" calcext:value-type="float">
            <text:p>8.882778</text:p>
          </table:table-cell>
          <table:table-cell office:value-type="float" office:value="9.353464" calcext:value-type="float">
            <text:p>9.353464</text:p>
          </table:table-cell>
          <table:table-cell office:value-type="float" office:value="10.24809" calcext:value-type="float">
            <text:p>10.24809</text:p>
          </table:table-cell>
          <table:table-cell office:value-type="float" office:value="10.71659" calcext:value-type="float">
            <text:p>10.71659</text:p>
          </table:table-cell>
          <table:table-cell office:value-type="float" office:value="0" calcext:value-type="float">
            <text:p>0</text:p>
          </table:table-cell>
          <table:table-cell office:value-type="float" office:value="0.003258669" calcext:value-type="float">
            <text:p>0.003258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9974" calcext:value-type="float">
            <text:p>0.20799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3.049671" calcext:value-type="float">
            <text:p>3.049671</text:p>
          </table:table-cell>
          <table:table-cell office:value-type="float" office:value="135.8599" calcext:value-type="float">
            <text:p>135.8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4691" calcext:value-type="float">
            <text:p>34.54691</text:p>
          </table:table-cell>
          <table:table-cell office:value-type="float" office:value="0" calcext:value-type="float">
            <text:p>0</text:p>
          </table:table-cell>
          <table:table-cell office:value-type="float" office:value="0.00001628181" calcext:value-type="float">
            <text:p>1.628181E-05</text:p>
          </table:table-cell>
          <table:table-cell office:value-type="float" office:value="0" calcext:value-type="float">
            <text:p>0</text:p>
          </table:table-cell>
          <table:table-cell office:value-type="float" office:value="0.0009737967" calcext:value-type="float">
            <text:p>0.0009737967</text:p>
          </table:table-cell>
          <table:table-cell office:value-type="float" office:value="1169.889" calcext:value-type="float">
            <text:p>1169.889</text:p>
          </table:table-cell>
          <table:table-cell office:value-type="float" office:value="1.711981" calcext:value-type="float">
            <text:p>1.711981</text:p>
          </table:table-cell>
          <table:table-cell office:value-type="float" office:value="0" calcext:value-type="float">
            <text:p>0</text:p>
          </table:table-cell>
          <table:table-cell office:value-type="float" office:value="0.1395987" calcext:value-type="float">
            <text:p>0.1395987</text:p>
          </table:table-cell>
          <table:table-cell office:value-type="float" office:value="0.1688252" calcext:value-type="float">
            <text:p>0.1688252</text:p>
          </table:table-cell>
          <table:table-cell office:value-type="float" office:value="0.2122175" calcext:value-type="float">
            <text:p>0.2122175</text:p>
          </table:table-cell>
          <table:table-cell office:value-type="float" office:value="0.04761812" calcext:value-type="float">
            <text:p>0.04761812</text:p>
          </table:table-cell>
          <table:table-cell office:value-type="float" office:value="0.0367269" calcext:value-type="float">
            <text:p>0.0367269</text:p>
          </table:table-cell>
          <table:table-cell office:value-type="float" office:value="0.02369935" calcext:value-type="float">
            <text:p>0.02369935</text:p>
          </table:table-cell>
          <table:table-cell office:value-type="float" office:value="0.03058205" calcext:value-type="float">
            <text:p>0.03058205</text:p>
          </table:table-cell>
          <table:table-cell office:value-type="float" office:value="0.07803733" calcext:value-type="float">
            <text:p>0.07803733</text:p>
          </table:table-cell>
          <table:table-cell office:value-type="float" office:value="0.1464209" calcext:value-type="float">
            <text:p>0.1464209</text:p>
          </table:table-cell>
          <table:table-cell office:value-type="float" office:value="0.1491973" calcext:value-type="float">
            <text:p>0.1491973</text:p>
          </table:table-cell>
          <table:table-cell office:value-type="float" office:value="0.1542836" calcext:value-type="float">
            <text:p>0.1542836</text:p>
          </table:table-cell>
          <table:table-cell office:value-type="float" office:value="0.1593972" calcext:value-type="float">
            <text:p>0.1593972</text:p>
          </table:table-cell>
          <table:table-cell office:value-type="float" office:value="0.1688738" calcext:value-type="float">
            <text:p>0.1688738</text:p>
          </table:table-cell>
          <table:table-cell office:value-type="float" office:value="0.1736826" calcext:value-type="float">
            <text:p>0.1736826</text:p>
          </table:table-cell>
          <table:table-cell office:value-type="float" office:value="0" calcext:value-type="float">
            <text:p>0</text:p>
          </table:table-cell>
          <table:table-cell office:value-type="float" office:value="16.52763" calcext:value-type="float">
            <text:p>16.52763</text:p>
          </table:table-cell>
          <table:table-cell office:value-type="float" office:value="16.4701" calcext:value-type="float">
            <text:p>16.4701</text:p>
          </table:table-cell>
          <table:table-cell office:value-type="float" office:value="26.59134" calcext:value-type="float">
            <text:p>26.59134</text:p>
          </table:table-cell>
          <table:table-cell office:value-type="float" office:value="5.690922" calcext:value-type="float">
            <text:p>5.690922</text:p>
          </table:table-cell>
          <table:table-cell office:value-type="float" office:value="4.47996" calcext:value-type="float">
            <text:p>4.47996</text:p>
          </table:table-cell>
          <table:table-cell office:value-type="float" office:value="2.211179" calcext:value-type="float">
            <text:p>2.211179</text:p>
          </table:table-cell>
          <table:table-cell office:value-type="float" office:value="2.254977" calcext:value-type="float">
            <text:p>2.254977</text:p>
          </table:table-cell>
          <table:table-cell office:value-type="float" office:value="4.979523" calcext:value-type="float">
            <text:p>4.979523</text:p>
          </table:table-cell>
          <table:table-cell office:value-type="float" office:value="8.062391" calcext:value-type="float">
            <text:p>8.062391</text:p>
          </table:table-cell>
          <table:table-cell office:value-type="float" office:value="8.38071" calcext:value-type="float">
            <text:p>8.38071</text:p>
          </table:table-cell>
          <table:table-cell office:value-type="float" office:value="8.888039" calcext:value-type="float">
            <text:p>8.888039</text:p>
          </table:table-cell>
          <table:table-cell office:value-type="float" office:value="9.358275" calcext:value-type="float">
            <text:p>9.358275</text:p>
          </table:table-cell>
          <table:table-cell office:value-type="float" office:value="10.2522" calcext:value-type="float">
            <text:p>10.2522</text:p>
          </table:table-cell>
          <table:table-cell office:value-type="float" office:value="10.72043" calcext:value-type="float">
            <text:p>10.72043</text:p>
          </table:table-cell>
          <table:table-cell office:value-type="float" office:value="0" calcext:value-type="float">
            <text:p>0</text:p>
          </table:table-cell>
          <table:table-cell office:value-type="float" office:value="0.6489488" calcext:value-type="float">
            <text:p>0.648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3229" calcext:value-type="float">
            <text:p>0.21232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3.035089" calcext:value-type="float">
            <text:p>3.035089</text:p>
          </table:table-cell>
          <table:table-cell office:value-type="float" office:value="135.8611" calcext:value-type="float">
            <text:p>135.8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388" calcext:value-type="float">
            <text:p>34.56388</text:p>
          </table:table-cell>
          <table:table-cell office:value-type="float" office:value="0" calcext:value-type="float">
            <text:p>0</text:p>
          </table:table-cell>
          <table:table-cell office:value-type="float" office:value="0.00001633042" calcext:value-type="float">
            <text:p>1.633042E-05</text:p>
          </table:table-cell>
          <table:table-cell office:value-type="float" office:value="0" calcext:value-type="float">
            <text:p>0</text:p>
          </table:table-cell>
          <table:table-cell office:value-type="float" office:value="0.0009950723" calcext:value-type="float">
            <text:p>0.0009950723</text:p>
          </table:table-cell>
          <table:table-cell office:value-type="float" office:value="1169.877" calcext:value-type="float">
            <text:p>1169.877</text:p>
          </table:table-cell>
          <table:table-cell office:value-type="float" office:value="1.694705" calcext:value-type="float">
            <text:p>1.694705</text:p>
          </table:table-cell>
          <table:table-cell office:value-type="float" office:value="0" calcext:value-type="float">
            <text:p>0</text:p>
          </table:table-cell>
          <table:table-cell office:value-type="float" office:value="0.2483241" calcext:value-type="float">
            <text:p>0.2483241</text:p>
          </table:table-cell>
          <table:table-cell office:value-type="float" office:value="0.1775754" calcext:value-type="float">
            <text:p>0.1775754</text:p>
          </table:table-cell>
          <table:table-cell office:value-type="float" office:value="0.2168522" calcext:value-type="float">
            <text:p>0.2168522</text:p>
          </table:table-cell>
          <table:table-cell office:value-type="float" office:value="0.04921593" calcext:value-type="float">
            <text:p>0.04921593</text:p>
          </table:table-cell>
          <table:table-cell office:value-type="float" office:value="0.03806897" calcext:value-type="float">
            <text:p>0.03806897</text:p>
          </table:table-cell>
          <table:table-cell office:value-type="float" office:value="0.02383752" calcext:value-type="float">
            <text:p>0.02383752</text:p>
          </table:table-cell>
          <table:table-cell office:value-type="float" office:value="0.03061495" calcext:value-type="float">
            <text:p>0.03061495</text:p>
          </table:table-cell>
          <table:table-cell office:value-type="float" office:value="0.07805992" calcext:value-type="float">
            <text:p>0.07805992</text:p>
          </table:table-cell>
          <table:table-cell office:value-type="float" office:value="0.1465026" calcext:value-type="float">
            <text:p>0.1465026</text:p>
          </table:table-cell>
          <table:table-cell office:value-type="float" office:value="0.1492721" calcext:value-type="float">
            <text:p>0.1492721</text:p>
          </table:table-cell>
          <table:table-cell office:value-type="float" office:value="0.1543463" calcext:value-type="float">
            <text:p>0.1543463</text:p>
          </table:table-cell>
          <table:table-cell office:value-type="float" office:value="0.1594564" calcext:value-type="float">
            <text:p>0.1594564</text:p>
          </table:table-cell>
          <table:table-cell office:value-type="float" office:value="0.1689191" calcext:value-type="float">
            <text:p>0.1689191</text:p>
          </table:table-cell>
          <table:table-cell office:value-type="float" office:value="0.1737242" calcext:value-type="float">
            <text:p>0.1737242</text:p>
          </table:table-cell>
          <table:table-cell office:value-type="float" office:value="0" calcext:value-type="float">
            <text:p>0</text:p>
          </table:table-cell>
          <table:table-cell office:value-type="float" office:value="16.54299" calcext:value-type="float">
            <text:p>16.54299</text:p>
          </table:table-cell>
          <table:table-cell office:value-type="float" office:value="16.47716" calcext:value-type="float">
            <text:p>16.47716</text:p>
          </table:table-cell>
          <table:table-cell office:value-type="float" office:value="26.58236" calcext:value-type="float">
            <text:p>26.58236</text:p>
          </table:table-cell>
          <table:table-cell office:value-type="float" office:value="5.690679" calcext:value-type="float">
            <text:p>5.690679</text:p>
          </table:table-cell>
          <table:table-cell office:value-type="float" office:value="4.479481" calcext:value-type="float">
            <text:p>4.479481</text:p>
          </table:table-cell>
          <table:table-cell office:value-type="float" office:value="2.212052" calcext:value-type="float">
            <text:p>2.212052</text:p>
          </table:table-cell>
          <table:table-cell office:value-type="float" office:value="2.256772" calcext:value-type="float">
            <text:p>2.256772</text:p>
          </table:table-cell>
          <table:table-cell office:value-type="float" office:value="4.983644" calcext:value-type="float">
            <text:p>4.983644</text:p>
          </table:table-cell>
          <table:table-cell office:value-type="float" office:value="8.068059" calcext:value-type="float">
            <text:p>8.068059</text:p>
          </table:table-cell>
          <table:table-cell office:value-type="float" office:value="8.386103" calcext:value-type="float">
            <text:p>8.386103</text:p>
          </table:table-cell>
          <table:table-cell office:value-type="float" office:value="8.893299" calcext:value-type="float">
            <text:p>8.893299</text:p>
          </table:table-cell>
          <table:table-cell office:value-type="float" office:value="9.363077" calcext:value-type="float">
            <text:p>9.363077</text:p>
          </table:table-cell>
          <table:table-cell office:value-type="float" office:value="10.2563" calcext:value-type="float">
            <text:p>10.2563</text:p>
          </table:table-cell>
          <table:table-cell office:value-type="float" office:value="10.72428" calcext:value-type="float">
            <text:p>10.72428</text:p>
          </table:table-cell>
          <table:table-cell office:value-type="float" office:value="0" calcext:value-type="float">
            <text:p>0</text:p>
          </table:table-cell>
          <table:table-cell office:value-type="float" office:value="6.836522" calcext:value-type="float">
            <text:p>6.836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0906" calcext:value-type="float">
            <text:p>0.22509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3.034915" calcext:value-type="float">
            <text:p>3.034915</text:p>
          </table:table-cell>
          <table:table-cell office:value-type="float" office:value="135.8622" calcext:value-type="float">
            <text:p>135.8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8085" calcext:value-type="float">
            <text:p>34.58085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1885106" calcext:value-type="float">
            <text:p>1.885106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163473" calcext:value-type="float">
            <text:p>0.001163473</text:p>
          </table:table-cell>
          <table:table-cell office:value-type="float" office:value="1169.865" calcext:value-type="float">
            <text:p>1169.865</text:p>
          </table:table-cell>
          <table:table-cell office:value-type="float" office:value="1.712866" calcext:value-type="float">
            <text:p>1.712866</text:p>
          </table:table-cell>
          <table:table-cell office:value-type="float" office:value="0" calcext:value-type="float">
            <text:p>0</text:p>
          </table:table-cell>
          <table:table-cell office:value-type="float" office:value="0.004534871" calcext:value-type="float">
            <text:p>0.004534871</text:p>
          </table:table-cell>
          <table:table-cell office:value-type="float" office:value="0.1205129" calcext:value-type="float">
            <text:p>0.1205129</text:p>
          </table:table-cell>
          <table:table-cell office:value-type="float" office:value="0.1830188" calcext:value-type="float">
            <text:p>0.1830188</text:p>
          </table:table-cell>
          <table:table-cell office:value-type="float" office:value="0.07899974" calcext:value-type="float">
            <text:p>0.07899974</text:p>
          </table:table-cell>
          <table:table-cell office:value-type="float" office:value="0.04300011" calcext:value-type="float">
            <text:p>0.04300011</text:p>
          </table:table-cell>
          <table:table-cell office:value-type="float" office:value="0.02385905" calcext:value-type="float">
            <text:p>0.02385905</text:p>
          </table:table-cell>
          <table:table-cell office:value-type="float" office:value="0.02878795" calcext:value-type="float">
            <text:p>0.02878795</text:p>
          </table:table-cell>
          <table:table-cell office:value-type="float" office:value="0.07777428" calcext:value-type="float">
            <text:p>0.07777428</text:p>
          </table:table-cell>
          <table:table-cell office:value-type="float" office:value="0.1465648" calcext:value-type="float">
            <text:p>0.1465648</text:p>
          </table:table-cell>
          <table:table-cell office:value-type="float" office:value="0.1493431" calcext:value-type="float">
            <text:p>0.1493431</text:p>
          </table:table-cell>
          <table:table-cell office:value-type="float" office:value="0.1544079" calcext:value-type="float">
            <text:p>0.1544079</text:p>
          </table:table-cell>
          <table:table-cell office:value-type="float" office:value="0.1595031" calcext:value-type="float">
            <text:p>0.1595031</text:p>
          </table:table-cell>
          <table:table-cell office:value-type="float" office:value="0.1689585" calcext:value-type="float">
            <text:p>0.1689585</text:p>
          </table:table-cell>
          <table:table-cell office:value-type="float" office:value="0.1737658" calcext:value-type="float">
            <text:p>0.1737658</text:p>
          </table:table-cell>
          <table:table-cell office:value-type="float" office:value="0" calcext:value-type="float">
            <text:p>0</text:p>
          </table:table-cell>
          <table:table-cell office:value-type="float" office:value="16.55494" calcext:value-type="float">
            <text:p>16.55494</text:p>
          </table:table-cell>
          <table:table-cell office:value-type="float" office:value="16.48877" calcext:value-type="float">
            <text:p>16.48877</text:p>
          </table:table-cell>
          <table:table-cell office:value-type="float" office:value="26.5682" calcext:value-type="float">
            <text:p>26.5682</text:p>
          </table:table-cell>
          <table:table-cell office:value-type="float" office:value="5.693107" calcext:value-type="float">
            <text:p>5.693107</text:p>
          </table:table-cell>
          <table:table-cell office:value-type="float" office:value="4.47946" calcext:value-type="float">
            <text:p>4.47946</text:p>
          </table:table-cell>
          <table:table-cell office:value-type="float" office:value="2.21296" calcext:value-type="float">
            <text:p>2.21296</text:p>
          </table:table-cell>
          <table:table-cell office:value-type="float" office:value="2.258339" calcext:value-type="float">
            <text:p>2.258339</text:p>
          </table:table-cell>
          <table:table-cell office:value-type="float" office:value="4.987728" calcext:value-type="float">
            <text:p>4.987728</text:p>
          </table:table-cell>
          <table:table-cell office:value-type="float" office:value="8.073727" calcext:value-type="float">
            <text:p>8.073727</text:p>
          </table:table-cell>
          <table:table-cell office:value-type="float" office:value="8.391494" calcext:value-type="float">
            <text:p>8.391494</text:p>
          </table:table-cell>
          <table:table-cell office:value-type="float" office:value="8.89856" calcext:value-type="float">
            <text:p>8.89856</text:p>
          </table:table-cell>
          <table:table-cell office:value-type="float" office:value="9.367886" calcext:value-type="float">
            <text:p>9.367886</text:p>
          </table:table-cell>
          <table:table-cell office:value-type="float" office:value="10.26037" calcext:value-type="float">
            <text:p>10.26037</text:p>
          </table:table-cell>
          <table:table-cell office:value-type="float" office:value="10.7281" calcext:value-type="float">
            <text:p>10.7281</text:p>
          </table:table-cell>
          <table:table-cell office:value-type="float" office:value="0" calcext:value-type="float">
            <text:p>0</text:p>
          </table:table-cell>
          <table:table-cell office:value-type="float" office:value="0.01047197" calcext:value-type="float">
            <text:p>0.01047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4702" calcext:value-type="float">
            <text:p>0.22347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3.026664" calcext:value-type="float">
            <text:p>3.026664</text:p>
          </table:table-cell>
          <table:table-cell office:value-type="float" office:value="135.8676" calcext:value-type="float">
            <text:p>135.8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9639" calcext:value-type="float">
            <text:p>34.59639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16641" calcext:value-type="float">
            <text:p>2.016641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167912" calcext:value-type="float">
            <text:p>0.001167912</text:p>
          </table:table-cell>
          <table:table-cell office:value-type="float" office:value="1169.851" calcext:value-type="float">
            <text:p>1169.851</text:p>
          </table:table-cell>
          <table:table-cell office:value-type="float" office:value="1.761518" calcext:value-type="float">
            <text:p>1.761518</text:p>
          </table:table-cell>
          <table:table-cell office:value-type="float" office:value="0" calcext:value-type="float">
            <text:p>0</text:p>
          </table:table-cell>
          <table:table-cell office:value-type="float" office:value="0.02193839" calcext:value-type="float">
            <text:p>0.02193839</text:p>
          </table:table-cell>
          <table:table-cell office:value-type="float" office:value="0.1470257" calcext:value-type="float">
            <text:p>0.1470257</text:p>
          </table:table-cell>
          <table:table-cell office:value-type="float" office:value="0.1954055" calcext:value-type="float">
            <text:p>0.1954055</text:p>
          </table:table-cell>
          <table:table-cell office:value-type="float" office:value="0.05549812" calcext:value-type="float">
            <text:p>0.05549812</text:p>
          </table:table-cell>
          <table:table-cell office:value-type="float" office:value="0.03984891" calcext:value-type="float">
            <text:p>0.03984891</text:p>
          </table:table-cell>
          <table:table-cell office:value-type="float" office:value="0.02408159" calcext:value-type="float">
            <text:p>0.02408159</text:p>
          </table:table-cell>
          <table:table-cell office:value-type="float" office:value="0.02986376" calcext:value-type="float">
            <text:p>0.02986376</text:p>
          </table:table-cell>
          <table:table-cell office:value-type="float" office:value="0.07783183" calcext:value-type="float">
            <text:p>0.07783183</text:p>
          </table:table-cell>
          <table:table-cell office:value-type="float" office:value="0.1465796" calcext:value-type="float">
            <text:p>0.1465796</text:p>
          </table:table-cell>
          <table:table-cell office:value-type="float" office:value="0.1494121" calcext:value-type="float">
            <text:p>0.1494121</text:p>
          </table:table-cell>
          <table:table-cell office:value-type="float" office:value="0.1544692" calcext:value-type="float">
            <text:p>0.1544692</text:p>
          </table:table-cell>
          <table:table-cell office:value-type="float" office:value="0.1595647" calcext:value-type="float">
            <text:p>0.1595647</text:p>
          </table:table-cell>
          <table:table-cell office:value-type="float" office:value="0.169006" calcext:value-type="float">
            <text:p>0.169006</text:p>
          </table:table-cell>
          <table:table-cell office:value-type="float" office:value="0.1738074" calcext:value-type="float">
            <text:p>0.1738074</text:p>
          </table:table-cell>
          <table:table-cell office:value-type="float" office:value="0" calcext:value-type="float">
            <text:p>0</text:p>
          </table:table-cell>
          <table:table-cell office:value-type="float" office:value="16.50455" calcext:value-type="float">
            <text:p>16.50455</text:p>
          </table:table-cell>
          <table:table-cell office:value-type="float" office:value="16.48299" calcext:value-type="float">
            <text:p>16.48299</text:p>
          </table:table-cell>
          <table:table-cell office:value-type="float" office:value="26.5456" calcext:value-type="float">
            <text:p>26.5456</text:p>
          </table:table-cell>
          <table:table-cell office:value-type="float" office:value="5.701378" calcext:value-type="float">
            <text:p>5.701378</text:p>
          </table:table-cell>
          <table:table-cell office:value-type="float" office:value="4.481094" calcext:value-type="float">
            <text:p>4.481094</text:p>
          </table:table-cell>
          <table:table-cell office:value-type="float" office:value="2.213986" calcext:value-type="float">
            <text:p>2.213986</text:p>
          </table:table-cell>
          <table:table-cell office:value-type="float" office:value="2.259992" calcext:value-type="float">
            <text:p>2.259992</text:p>
          </table:table-cell>
          <table:table-cell office:value-type="float" office:value="4.991793" calcext:value-type="float">
            <text:p>4.991793</text:p>
          </table:table-cell>
          <table:table-cell office:value-type="float" office:value="8.079395" calcext:value-type="float">
            <text:p>8.079395</text:p>
          </table:table-cell>
          <table:table-cell office:value-type="float" office:value="8.396885" calcext:value-type="float">
            <text:p>8.396885</text:p>
          </table:table-cell>
          <table:table-cell office:value-type="float" office:value="8.90382" calcext:value-type="float">
            <text:p>8.90382</text:p>
          </table:table-cell>
          <table:table-cell office:value-type="float" office:value="9.372692" calcext:value-type="float">
            <text:p>9.372692</text:p>
          </table:table-cell>
          <table:table-cell office:value-type="float" office:value="10.2644" calcext:value-type="float">
            <text:p>10.2644</text:p>
          </table:table-cell>
          <table:table-cell office:value-type="float" office:value="10.73191" calcext:value-type="float">
            <text:p>10.73191</text:p>
          </table:table-cell>
          <table:table-cell office:value-type="float" office:value="0" calcext:value-type="float">
            <text:p>0</text:p>
          </table:table-cell>
          <table:table-cell office:value-type="float" office:value="0.009696782" calcext:value-type="float">
            <text:p>0.00969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74" calcext:value-type="float">
            <text:p>0.225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3.016466" calcext:value-type="float">
            <text:p>3.016466</text:p>
          </table:table-cell>
          <table:table-cell office:value-type="float" office:value="135.8743" calcext:value-type="float">
            <text:p>135.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1231" calcext:value-type="float">
            <text:p>34.61231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17921" calcext:value-type="float">
            <text:p>2.017921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173532" calcext:value-type="float">
            <text:p>0.001173532</text:p>
          </table:table-cell>
          <table:table-cell office:value-type="float" office:value="1169.837" calcext:value-type="float">
            <text:p>1169.837</text:p>
          </table:table-cell>
          <table:table-cell office:value-type="float" office:value="1.809735" calcext:value-type="float">
            <text:p>1.809735</text:p>
          </table:table-cell>
          <table:table-cell office:value-type="float" office:value="0" calcext:value-type="float">
            <text:p>0</text:p>
          </table:table-cell>
          <table:table-cell office:value-type="float" office:value="0.0411365" calcext:value-type="float">
            <text:p>0.0411365</text:p>
          </table:table-cell>
          <table:table-cell office:value-type="float" office:value="0.1636436" calcext:value-type="float">
            <text:p>0.1636436</text:p>
          </table:table-cell>
          <table:table-cell office:value-type="float" office:value="0.2034753" calcext:value-type="float">
            <text:p>0.2034753</text:p>
          </table:table-cell>
          <table:table-cell office:value-type="float" office:value="0.05028486" calcext:value-type="float">
            <text:p>0.05028486</text:p>
          </table:table-cell>
          <table:table-cell office:value-type="float" office:value="0.03874984" calcext:value-type="float">
            <text:p>0.03874984</text:p>
          </table:table-cell>
          <table:table-cell office:value-type="float" office:value="0.02374009" calcext:value-type="float">
            <text:p>0.02374009</text:p>
          </table:table-cell>
          <table:table-cell office:value-type="float" office:value="0.0301518" calcext:value-type="float">
            <text:p>0.0301518</text:p>
          </table:table-cell>
          <table:table-cell office:value-type="float" office:value="0.07789107" calcext:value-type="float">
            <text:p>0.07789107</text:p>
          </table:table-cell>
          <table:table-cell office:value-type="float" office:value="0.1466058" calcext:value-type="float">
            <text:p>0.1466058</text:p>
          </table:table-cell>
          <table:table-cell office:value-type="float" office:value="0.1494786" calcext:value-type="float">
            <text:p>0.1494786</text:p>
          </table:table-cell>
          <table:table-cell office:value-type="float" office:value="0.1545298" calcext:value-type="float">
            <text:p>0.1545298</text:p>
          </table:table-cell>
          <table:table-cell office:value-type="float" office:value="0.1596247" calcext:value-type="float">
            <text:p>0.1596247</text:p>
          </table:table-cell>
          <table:table-cell office:value-type="float" office:value="0.1690517" calcext:value-type="float">
            <text:p>0.1690517</text:p>
          </table:table-cell>
          <table:table-cell office:value-type="float" office:value="0.1738487" calcext:value-type="float">
            <text:p>0.1738487</text:p>
          </table:table-cell>
          <table:table-cell office:value-type="float" office:value="0" calcext:value-type="float">
            <text:p>0</text:p>
          </table:table-cell>
          <table:table-cell office:value-type="float" office:value="16.46778" calcext:value-type="float">
            <text:p>16.46778</text:p>
          </table:table-cell>
          <table:table-cell office:value-type="float" office:value="16.48507" calcext:value-type="float">
            <text:p>16.48507</text:p>
          </table:table-cell>
          <table:table-cell office:value-type="float" office:value="26.52964" calcext:value-type="float">
            <text:p>26.52964</text:p>
          </table:table-cell>
          <table:table-cell office:value-type="float" office:value="5.702533" calcext:value-type="float">
            <text:p>5.702533</text:p>
          </table:table-cell>
          <table:table-cell office:value-type="float" office:value="4.481234" calcext:value-type="float">
            <text:p>4.481234</text:p>
          </table:table-cell>
          <table:table-cell office:value-type="float" office:value="2.214983" calcext:value-type="float">
            <text:p>2.214983</text:p>
          </table:table-cell>
          <table:table-cell office:value-type="float" office:value="2.261778" calcext:value-type="float">
            <text:p>2.261778</text:p>
          </table:table-cell>
          <table:table-cell office:value-type="float" office:value="4.995859" calcext:value-type="float">
            <text:p>4.995859</text:p>
          </table:table-cell>
          <table:table-cell office:value-type="float" office:value="8.085064" calcext:value-type="float">
            <text:p>8.085064</text:p>
          </table:table-cell>
          <table:table-cell office:value-type="float" office:value="8.402275" calcext:value-type="float">
            <text:p>8.402275</text:p>
          </table:table-cell>
          <table:table-cell office:value-type="float" office:value="8.909081" calcext:value-type="float">
            <text:p>8.909081</text:p>
          </table:table-cell>
          <table:table-cell office:value-type="float" office:value="9.377503" calcext:value-type="float">
            <text:p>9.377503</text:p>
          </table:table-cell>
          <table:table-cell office:value-type="float" office:value="10.26844" calcext:value-type="float">
            <text:p>10.26844</text:p>
          </table:table-cell>
          <table:table-cell office:value-type="float" office:value="10.73565" calcext:value-type="float">
            <text:p>10.73565</text:p>
          </table:table-cell>
          <table:table-cell office:value-type="float" office:value="0" calcext:value-type="float">
            <text:p>0</text:p>
          </table:table-cell>
          <table:table-cell office:value-type="float" office:value="0.01084036" calcext:value-type="float">
            <text:p>0.0108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5514" calcext:value-type="float">
            <text:p>0.22855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3.006768" calcext:value-type="float">
            <text:p>3.006768</text:p>
          </table:table-cell>
          <table:table-cell office:value-type="float" office:value="135.88" calcext:value-type="float">
            <text:p>13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2856" calcext:value-type="float">
            <text:p>34.62856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19477" calcext:value-type="float">
            <text:p>2.019477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180352" calcext:value-type="float">
            <text:p>0.001180352</text:p>
          </table:table-cell>
          <table:table-cell office:value-type="float" office:value="1169.823" calcext:value-type="float">
            <text:p>1169.823</text:p>
          </table:table-cell>
          <table:table-cell office:value-type="float" office:value="1.838752" calcext:value-type="float">
            <text:p>1.838752</text:p>
          </table:table-cell>
          <table:table-cell office:value-type="float" office:value="0" calcext:value-type="float">
            <text:p>0</text:p>
          </table:table-cell>
          <table:table-cell office:value-type="float" office:value="0.02327532" calcext:value-type="float">
            <text:p>0.02327532</text:p>
          </table:table-cell>
          <table:table-cell office:value-type="float" office:value="0.170399" calcext:value-type="float">
            <text:p>0.170399</text:p>
          </table:table-cell>
          <table:table-cell office:value-type="float" office:value="0.2082894" calcext:value-type="float">
            <text:p>0.2082894</text:p>
          </table:table-cell>
          <table:table-cell office:value-type="float" office:value="0.05081196" calcext:value-type="float">
            <text:p>0.05081196</text:p>
          </table:table-cell>
          <table:table-cell office:value-type="float" office:value="0.0394632" calcext:value-type="float">
            <text:p>0.0394632</text:p>
          </table:table-cell>
          <table:table-cell office:value-type="float" office:value="0.02378641" calcext:value-type="float">
            <text:p>0.02378641</text:p>
          </table:table-cell>
          <table:table-cell office:value-type="float" office:value="0.03034164" calcext:value-type="float">
            <text:p>0.03034164</text:p>
          </table:table-cell>
          <table:table-cell office:value-type="float" office:value="0.07799528" calcext:value-type="float">
            <text:p>0.07799528</text:p>
          </table:table-cell>
          <table:table-cell office:value-type="float" office:value="0.1466421" calcext:value-type="float">
            <text:p>0.1466421</text:p>
          </table:table-cell>
          <table:table-cell office:value-type="float" office:value="0.1495436" calcext:value-type="float">
            <text:p>0.1495436</text:p>
          </table:table-cell>
          <table:table-cell office:value-type="float" office:value="0.1545897" calcext:value-type="float">
            <text:p>0.1545897</text:p>
          </table:table-cell>
          <table:table-cell office:value-type="float" office:value="0.1596787" calcext:value-type="float">
            <text:p>0.1596787</text:p>
          </table:table-cell>
          <table:table-cell office:value-type="float" office:value="0.1690967" calcext:value-type="float">
            <text:p>0.1690967</text:p>
          </table:table-cell>
          <table:table-cell office:value-type="float" office:value="0.1738897" calcext:value-type="float">
            <text:p>0.1738897</text:p>
          </table:table-cell>
          <table:table-cell office:value-type="float" office:value="0" calcext:value-type="float">
            <text:p>0</text:p>
          </table:table-cell>
          <table:table-cell office:value-type="float" office:value="16.44264" calcext:value-type="float">
            <text:p>16.44264</text:p>
          </table:table-cell>
          <table:table-cell office:value-type="float" office:value="16.49089" calcext:value-type="float">
            <text:p>16.49089</text:p>
          </table:table-cell>
          <table:table-cell office:value-type="float" office:value="26.51597" calcext:value-type="float">
            <text:p>26.51597</text:p>
          </table:table-cell>
          <table:table-cell office:value-type="float" office:value="5.702956" calcext:value-type="float">
            <text:p>5.702956</text:p>
          </table:table-cell>
          <table:table-cell office:value-type="float" office:value="4.481331" calcext:value-type="float">
            <text:p>4.481331</text:p>
          </table:table-cell>
          <table:table-cell office:value-type="float" office:value="2.215927" calcext:value-type="float">
            <text:p>2.215927</text:p>
          </table:table-cell>
          <table:table-cell office:value-type="float" office:value="2.263612" calcext:value-type="float">
            <text:p>2.263612</text:p>
          </table:table-cell>
          <table:table-cell office:value-type="float" office:value="4.999955" calcext:value-type="float">
            <text:p>4.999955</text:p>
          </table:table-cell>
          <table:table-cell office:value-type="float" office:value="8.090732" calcext:value-type="float">
            <text:p>8.090732</text:p>
          </table:table-cell>
          <table:table-cell office:value-type="float" office:value="8.407666" calcext:value-type="float">
            <text:p>8.407666</text:p>
          </table:table-cell>
          <table:table-cell office:value-type="float" office:value="8.914341" calcext:value-type="float">
            <text:p>8.914341</text:p>
          </table:table-cell>
          <table:table-cell office:value-type="float" office:value="9.382305" calcext:value-type="float">
            <text:p>9.382305</text:p>
          </table:table-cell>
          <table:table-cell office:value-type="float" office:value="10.27247" calcext:value-type="float">
            <text:p>10.27247</text:p>
          </table:table-cell>
          <table:table-cell office:value-type="float" office:value="10.73938" calcext:value-type="float">
            <text:p>10.73938</text:p>
          </table:table-cell>
          <table:table-cell office:value-type="float" office:value="0" calcext:value-type="float">
            <text:p>0</text:p>
          </table:table-cell>
          <table:table-cell office:value-type="float" office:value="0.003193728" calcext:value-type="float">
            <text:p>0.003193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8635" calcext:value-type="float">
            <text:p>0.23186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2.944212" calcext:value-type="float">
            <text:p>2.944212</text:p>
          </table:table-cell>
          <table:table-cell office:value-type="float" office:value="135.8923" calcext:value-type="float">
            <text:p>135.8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4569" calcext:value-type="float">
            <text:p>34.64569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21215" calcext:value-type="float">
            <text:p>2.021215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187964" calcext:value-type="float">
            <text:p>0.001187964</text:p>
          </table:table-cell>
          <table:table-cell office:value-type="float" office:value="1169.821" calcext:value-type="float">
            <text:p>1169.821</text:p>
          </table:table-cell>
          <table:table-cell office:value-type="float" office:value="1.742603" calcext:value-type="float">
            <text:p>1.742603</text:p>
          </table:table-cell>
          <table:table-cell office:value-type="float" office:value="0" calcext:value-type="float">
            <text:p>0</text:p>
          </table:table-cell>
          <table:table-cell office:value-type="float" office:value="0.3717161" calcext:value-type="float">
            <text:p>0.3717161</text:p>
          </table:table-cell>
          <table:table-cell office:value-type="float" office:value="0.195741" calcext:value-type="float">
            <text:p>0.195741</text:p>
          </table:table-cell>
          <table:table-cell office:value-type="float" office:value="0.2230139" calcext:value-type="float">
            <text:p>0.2230139</text:p>
          </table:table-cell>
          <table:table-cell office:value-type="float" office:value="0.05419517" calcext:value-type="float">
            <text:p>0.05419517</text:p>
          </table:table-cell>
          <table:table-cell office:value-type="float" office:value="0.04214048" calcext:value-type="float">
            <text:p>0.04214048</text:p>
          </table:table-cell>
          <table:table-cell office:value-type="float" office:value="0.02435087" calcext:value-type="float">
            <text:p>0.02435087</text:p>
          </table:table-cell>
          <table:table-cell office:value-type="float" office:value="0.03060446" calcext:value-type="float">
            <text:p>0.03060446</text:p>
          </table:table-cell>
          <table:table-cell office:value-type="float" office:value="0.0781869" calcext:value-type="float">
            <text:p>0.0781869</text:p>
          </table:table-cell>
          <table:table-cell office:value-type="float" office:value="0.1466941" calcext:value-type="float">
            <text:p>0.1466941</text:p>
          </table:table-cell>
          <table:table-cell office:value-type="float" office:value="0.1496087" calcext:value-type="float">
            <text:p>0.1496087</text:p>
          </table:table-cell>
          <table:table-cell office:value-type="float" office:value="0.1546494" calcext:value-type="float">
            <text:p>0.1546494</text:p>
          </table:table-cell>
          <table:table-cell office:value-type="float" office:value="0.159745" calcext:value-type="float">
            <text:p>0.159745</text:p>
          </table:table-cell>
          <table:table-cell office:value-type="float" office:value="0.1691414" calcext:value-type="float">
            <text:p>0.1691414</text:p>
          </table:table-cell>
          <table:table-cell office:value-type="float" office:value="0.1739306" calcext:value-type="float">
            <text:p>0.1739306</text:p>
          </table:table-cell>
          <table:table-cell office:value-type="float" office:value="0" calcext:value-type="float">
            <text:p>0</text:p>
          </table:table-cell>
          <table:table-cell office:value-type="float" office:value="16.45699" calcext:value-type="float">
            <text:p>16.45699</text:p>
          </table:table-cell>
          <table:table-cell office:value-type="float" office:value="16.50147" calcext:value-type="float">
            <text:p>16.50147</text:p>
          </table:table-cell>
          <table:table-cell office:value-type="float" office:value="26.50645" calcext:value-type="float">
            <text:p>26.50645</text:p>
          </table:table-cell>
          <table:table-cell office:value-type="float" office:value="5.704136" calcext:value-type="float">
            <text:p>5.704136</text:p>
          </table:table-cell>
          <table:table-cell office:value-type="float" office:value="4.482083" calcext:value-type="float">
            <text:p>4.482083</text:p>
          </table:table-cell>
          <table:table-cell office:value-type="float" office:value="2.216931" calcext:value-type="float">
            <text:p>2.216931</text:p>
          </table:table-cell>
          <table:table-cell office:value-type="float" office:value="2.265476" calcext:value-type="float">
            <text:p>2.265476</text:p>
          </table:table-cell>
          <table:table-cell office:value-type="float" office:value="5.004071" calcext:value-type="float">
            <text:p>5.004071</text:p>
          </table:table-cell>
          <table:table-cell office:value-type="float" office:value="8.096399" calcext:value-type="float">
            <text:p>8.096399</text:p>
          </table:table-cell>
          <table:table-cell office:value-type="float" office:value="8.413057" calcext:value-type="float">
            <text:p>8.413057</text:p>
          </table:table-cell>
          <table:table-cell office:value-type="float" office:value="8.919601" calcext:value-type="float">
            <text:p>8.919601</text:p>
          </table:table-cell>
          <table:table-cell office:value-type="float" office:value="9.387112" calcext:value-type="float">
            <text:p>9.387112</text:p>
          </table:table-cell>
          <table:table-cell office:value-type="float" office:value="10.2765" calcext:value-type="float">
            <text:p>10.2765</text:p>
          </table:table-cell>
          <table:table-cell office:value-type="float" office:value="10.74308" calcext:value-type="float">
            <text:p>10.74308</text:p>
          </table:table-cell>
          <table:table-cell office:value-type="float" office:value="0" calcext:value-type="float">
            <text:p>0</text:p>
          </table:table-cell>
          <table:table-cell office:value-type="float" office:value="33.2042" calcext:value-type="float">
            <text:p>33.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4994" calcext:value-type="float">
            <text:p>0.28149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2.939347" calcext:value-type="float">
            <text:p>2.939347</text:p>
          </table:table-cell>
          <table:table-cell office:value-type="float" office:value="135.8913" calcext:value-type="float">
            <text:p>135.8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6359" calcext:value-type="float">
            <text:p>34.66359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23073" calcext:value-type="float">
            <text:p>2.023073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19611" calcext:value-type="float">
            <text:p>0.00119611</text:p>
          </table:table-cell>
          <table:table-cell office:value-type="float" office:value="1169.822" calcext:value-type="float">
            <text:p>1169.822</text:p>
          </table:table-cell>
          <table:table-cell office:value-type="float" office:value="1.743825" calcext:value-type="float">
            <text:p>1.743825</text:p>
          </table:table-cell>
          <table:table-cell office:value-type="float" office:value="0" calcext:value-type="float">
            <text:p>0</text:p>
          </table:table-cell>
          <table:table-cell office:value-type="float" office:value="0.4492678" calcext:value-type="float">
            <text:p>0.4492678</text:p>
          </table:table-cell>
          <table:table-cell office:value-type="float" office:value="0.1788867" calcext:value-type="float">
            <text:p>0.1788867</text:p>
          </table:table-cell>
          <table:table-cell office:value-type="float" office:value="0.2164296" calcext:value-type="float">
            <text:p>0.2164296</text:p>
          </table:table-cell>
          <table:table-cell office:value-type="float" office:value="0.05304724" calcext:value-type="float">
            <text:p>0.05304724</text:p>
          </table:table-cell>
          <table:table-cell office:value-type="float" office:value="0.04213508" calcext:value-type="float">
            <text:p>0.04213508</text:p>
          </table:table-cell>
          <table:table-cell office:value-type="float" office:value="0.02461907" calcext:value-type="float">
            <text:p>0.02461907</text:p>
          </table:table-cell>
          <table:table-cell office:value-type="float" office:value="0.03082839" calcext:value-type="float">
            <text:p>0.03082839</text:p>
          </table:table-cell>
          <table:table-cell office:value-type="float" office:value="0.07841795" calcext:value-type="float">
            <text:p>0.07841795</text:p>
          </table:table-cell>
          <table:table-cell office:value-type="float" office:value="0.1467871" calcext:value-type="float">
            <text:p>0.1467871</text:p>
          </table:table-cell>
          <table:table-cell office:value-type="float" office:value="0.1496751" calcext:value-type="float">
            <text:p>0.1496751</text:p>
          </table:table-cell>
          <table:table-cell office:value-type="float" office:value="0.1547088" calcext:value-type="float">
            <text:p>0.1547088</text:p>
          </table:table-cell>
          <table:table-cell office:value-type="float" office:value="0.1598002" calcext:value-type="float">
            <text:p>0.1598002</text:p>
          </table:table-cell>
          <table:table-cell office:value-type="float" office:value="0.1691857" calcext:value-type="float">
            <text:p>0.1691857</text:p>
          </table:table-cell>
          <table:table-cell office:value-type="float" office:value="0.1739714" calcext:value-type="float">
            <text:p>0.1739714</text:p>
          </table:table-cell>
          <table:table-cell office:value-type="float" office:value="0" calcext:value-type="float">
            <text:p>0</text:p>
          </table:table-cell>
          <table:table-cell office:value-type="float" office:value="16.51646" calcext:value-type="float">
            <text:p>16.51646</text:p>
          </table:table-cell>
          <table:table-cell office:value-type="float" office:value="16.51356" calcext:value-type="float">
            <text:p>16.51356</text:p>
          </table:table-cell>
          <table:table-cell office:value-type="float" office:value="26.49993" calcext:value-type="float">
            <text:p>26.49993</text:p>
          </table:table-cell>
          <table:table-cell office:value-type="float" office:value="5.706176" calcext:value-type="float">
            <text:p>5.706176</text:p>
          </table:table-cell>
          <table:table-cell office:value-type="float" office:value="4.483661" calcext:value-type="float">
            <text:p>4.483661</text:p>
          </table:table-cell>
          <table:table-cell office:value-type="float" office:value="2.218072" calcext:value-type="float">
            <text:p>2.218072</text:p>
          </table:table-cell>
          <table:table-cell office:value-type="float" office:value="2.267392" calcext:value-type="float">
            <text:p>2.267392</text:p>
          </table:table-cell>
          <table:table-cell office:value-type="float" office:value="5.008221" calcext:value-type="float">
            <text:p>5.008221</text:p>
          </table:table-cell>
          <table:table-cell office:value-type="float" office:value="8.102067" calcext:value-type="float">
            <text:p>8.102067</text:p>
          </table:table-cell>
          <table:table-cell office:value-type="float" office:value="8.41845" calcext:value-type="float">
            <text:p>8.41845</text:p>
          </table:table-cell>
          <table:table-cell office:value-type="float" office:value="8.924862" calcext:value-type="float">
            <text:p>8.924862</text:p>
          </table:table-cell>
          <table:table-cell office:value-type="float" office:value="9.39192" calcext:value-type="float">
            <text:p>9.39192</text:p>
          </table:table-cell>
          <table:table-cell office:value-type="float" office:value="10.28053" calcext:value-type="float">
            <text:p>10.28053</text:p>
          </table:table-cell>
          <table:table-cell office:value-type="float" office:value="10.74686" calcext:value-type="float">
            <text:p>10.74686</text:p>
          </table:table-cell>
          <table:table-cell office:value-type="float" office:value="0" calcext:value-type="float">
            <text:p>0</text:p>
          </table:table-cell>
          <table:table-cell office:value-type="float" office:value="17.25902" calcext:value-type="float">
            <text:p>17.25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5828" calcext:value-type="float">
            <text:p>0.28658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2.935842" calcext:value-type="float">
            <text:p>2.935842</text:p>
          </table:table-cell>
          <table:table-cell office:value-type="float" office:value="135.8908" calcext:value-type="float">
            <text:p>135.8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8087" calcext:value-type="float">
            <text:p>34.68087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25011" calcext:value-type="float">
            <text:p>2.025011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04606" calcext:value-type="float">
            <text:p>0.001204606</text:p>
          </table:table-cell>
          <table:table-cell office:value-type="float" office:value="1169.815" calcext:value-type="float">
            <text:p>1169.815</text:p>
          </table:table-cell>
          <table:table-cell office:value-type="float" office:value="1.745605" calcext:value-type="float">
            <text:p>1.745605</text:p>
          </table:table-cell>
          <table:table-cell office:value-type="float" office:value="0" calcext:value-type="float">
            <text:p>0</text:p>
          </table:table-cell>
          <table:table-cell office:value-type="float" office:value="0.3167657" calcext:value-type="float">
            <text:p>0.3167657</text:p>
          </table:table-cell>
          <table:table-cell office:value-type="float" office:value="0.1625374" calcext:value-type="float">
            <text:p>0.1625374</text:p>
          </table:table-cell>
          <table:table-cell office:value-type="float" office:value="0.2073646" calcext:value-type="float">
            <text:p>0.2073646</text:p>
          </table:table-cell>
          <table:table-cell office:value-type="float" office:value="0.05083942" calcext:value-type="float">
            <text:p>0.05083942</text:p>
          </table:table-cell>
          <table:table-cell office:value-type="float" office:value="0.04109733" calcext:value-type="float">
            <text:p>0.04109733</text:p>
          </table:table-cell>
          <table:table-cell office:value-type="float" office:value="0.0242134" calcext:value-type="float">
            <text:p>0.0242134</text:p>
          </table:table-cell>
          <table:table-cell office:value-type="float" office:value="0.03066679" calcext:value-type="float">
            <text:p>0.03066679</text:p>
          </table:table-cell>
          <table:table-cell office:value-type="float" office:value="0.07850438" calcext:value-type="float">
            <text:p>0.07850438</text:p>
          </table:table-cell>
          <table:table-cell office:value-type="float" office:value="0.1469077" calcext:value-type="float">
            <text:p>0.1469077</text:p>
          </table:table-cell>
          <table:table-cell office:value-type="float" office:value="0.1497437" calcext:value-type="float">
            <text:p>0.1497437</text:p>
          </table:table-cell>
          <table:table-cell office:value-type="float" office:value="0.1547685" calcext:value-type="float">
            <text:p>0.1547685</text:p>
          </table:table-cell>
          <table:table-cell office:value-type="float" office:value="0.1598525" calcext:value-type="float">
            <text:p>0.1598525</text:p>
          </table:table-cell>
          <table:table-cell office:value-type="float" office:value="0.1692301" calcext:value-type="float">
            <text:p>0.1692301</text:p>
          </table:table-cell>
          <table:table-cell office:value-type="float" office:value="0.1740121" calcext:value-type="float">
            <text:p>0.1740121</text:p>
          </table:table-cell>
          <table:table-cell office:value-type="float" office:value="0" calcext:value-type="float">
            <text:p>0</text:p>
          </table:table-cell>
          <table:table-cell office:value-type="float" office:value="16.56444" calcext:value-type="float">
            <text:p>16.56444</text:p>
          </table:table-cell>
          <table:table-cell office:value-type="float" office:value="16.51913" calcext:value-type="float">
            <text:p>16.51913</text:p>
          </table:table-cell>
          <table:table-cell office:value-type="float" office:value="26.48974" calcext:value-type="float">
            <text:p>26.48974</text:p>
          </table:table-cell>
          <table:table-cell office:value-type="float" office:value="5.707318" calcext:value-type="float">
            <text:p>5.707318</text:p>
          </table:table-cell>
          <table:table-cell office:value-type="float" office:value="4.48488" calcext:value-type="float">
            <text:p>4.48488</text:p>
          </table:table-cell>
          <table:table-cell office:value-type="float" office:value="2.219162" calcext:value-type="float">
            <text:p>2.219162</text:p>
          </table:table-cell>
          <table:table-cell office:value-type="float" office:value="2.269292" calcext:value-type="float">
            <text:p>2.269292</text:p>
          </table:table-cell>
          <table:table-cell office:value-type="float" office:value="5.012404" calcext:value-type="float">
            <text:p>5.012404</text:p>
          </table:table-cell>
          <table:table-cell office:value-type="float" office:value="8.107735" calcext:value-type="float">
            <text:p>8.107735</text:p>
          </table:table-cell>
          <table:table-cell office:value-type="float" office:value="8.423842" calcext:value-type="float">
            <text:p>8.423842</text:p>
          </table:table-cell>
          <table:table-cell office:value-type="float" office:value="8.930122" calcext:value-type="float">
            <text:p>8.930122</text:p>
          </table:table-cell>
          <table:table-cell office:value-type="float" office:value="9.396727" calcext:value-type="float">
            <text:p>9.396727</text:p>
          </table:table-cell>
          <table:table-cell office:value-type="float" office:value="10.28456" calcext:value-type="float">
            <text:p>10.28456</text:p>
          </table:table-cell>
          <table:table-cell office:value-type="float" office:value="10.75063" calcext:value-type="float">
            <text:p>10.75063</text:p>
          </table:table-cell>
          <table:table-cell office:value-type="float" office:value="0" calcext:value-type="float">
            <text:p>0</text:p>
          </table:table-cell>
          <table:table-cell office:value-type="float" office:value="9.28758" calcext:value-type="float">
            <text:p>9.28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012" calcext:value-type="float">
            <text:p>0.2900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2.923025" calcext:value-type="float">
            <text:p>2.923025</text:p>
          </table:table-cell>
          <table:table-cell office:value-type="float" office:value="135.8915" calcext:value-type="float">
            <text:p>135.8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9782" calcext:value-type="float">
            <text:p>34.69782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26997" calcext:value-type="float">
            <text:p>2.026997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13318" calcext:value-type="float">
            <text:p>0.001213318</text:p>
          </table:table-cell>
          <table:table-cell office:value-type="float" office:value="1169.807" calcext:value-type="float">
            <text:p>1169.807</text:p>
          </table:table-cell>
          <table:table-cell office:value-type="float" office:value="1.730365" calcext:value-type="float">
            <text:p>1.730365</text:p>
          </table:table-cell>
          <table:table-cell office:value-type="float" office:value="0" calcext:value-type="float">
            <text:p>0</text:p>
          </table:table-cell>
          <table:table-cell office:value-type="float" office:value="0.2934604" calcext:value-type="float">
            <text:p>0.2934604</text:p>
          </table:table-cell>
          <table:table-cell office:value-type="float" office:value="0.1678596" calcext:value-type="float">
            <text:p>0.1678596</text:p>
          </table:table-cell>
          <table:table-cell office:value-type="float" office:value="0.210799" calcext:value-type="float">
            <text:p>0.210799</text:p>
          </table:table-cell>
          <table:table-cell office:value-type="float" office:value="0.05180144" calcext:value-type="float">
            <text:p>0.05180144</text:p>
          </table:table-cell>
          <table:table-cell office:value-type="float" office:value="0.04185207" calcext:value-type="float">
            <text:p>0.04185207</text:p>
          </table:table-cell>
          <table:table-cell office:value-type="float" office:value="0.02413856" calcext:value-type="float">
            <text:p>0.02413856</text:p>
          </table:table-cell>
          <table:table-cell office:value-type="float" office:value="0.03053786" calcext:value-type="float">
            <text:p>0.03053786</text:p>
          </table:table-cell>
          <table:table-cell office:value-type="float" office:value="0.0784789" calcext:value-type="float">
            <text:p>0.0784789</text:p>
          </table:table-cell>
          <table:table-cell office:value-type="float" office:value="0.1470073" calcext:value-type="float">
            <text:p>0.1470073</text:p>
          </table:table-cell>
          <table:table-cell office:value-type="float" office:value="0.1498125" calcext:value-type="float">
            <text:p>0.1498125</text:p>
          </table:table-cell>
          <table:table-cell office:value-type="float" office:value="0.1548278" calcext:value-type="float">
            <text:p>0.1548278</text:p>
          </table:table-cell>
          <table:table-cell office:value-type="float" office:value="0.1599079" calcext:value-type="float">
            <text:p>0.1599079</text:p>
          </table:table-cell>
          <table:table-cell office:value-type="float" office:value="0.1692747" calcext:value-type="float">
            <text:p>0.1692747</text:p>
          </table:table-cell>
          <table:table-cell office:value-type="float" office:value="0.1740529" calcext:value-type="float">
            <text:p>0.1740529</text:p>
          </table:table-cell>
          <table:table-cell office:value-type="float" office:value="0" calcext:value-type="float">
            <text:p>0</text:p>
          </table:table-cell>
          <table:table-cell office:value-type="float" office:value="16.59959" calcext:value-type="float">
            <text:p>16.59959</text:p>
          </table:table-cell>
          <table:table-cell office:value-type="float" office:value="16.52316" calcext:value-type="float">
            <text:p>16.52316</text:p>
          </table:table-cell>
          <table:table-cell office:value-type="float" office:value="26.47813" calcext:value-type="float">
            <text:p>26.47813</text:p>
          </table:table-cell>
          <table:table-cell office:value-type="float" office:value="5.708086" calcext:value-type="float">
            <text:p>5.708086</text:p>
          </table:table-cell>
          <table:table-cell office:value-type="float" office:value="4.485942" calcext:value-type="float">
            <text:p>4.485942</text:p>
          </table:table-cell>
          <table:table-cell office:value-type="float" office:value="2.22016" calcext:value-type="float">
            <text:p>2.22016</text:p>
          </table:table-cell>
          <table:table-cell office:value-type="float" office:value="2.271137" calcext:value-type="float">
            <text:p>2.271137</text:p>
          </table:table-cell>
          <table:table-cell office:value-type="float" office:value="5.016562" calcext:value-type="float">
            <text:p>5.016562</text:p>
          </table:table-cell>
          <table:table-cell office:value-type="float" office:value="8.113402" calcext:value-type="float">
            <text:p>8.113402</text:p>
          </table:table-cell>
          <table:table-cell office:value-type="float" office:value="8.429235" calcext:value-type="float">
            <text:p>8.429235</text:p>
          </table:table-cell>
          <table:table-cell office:value-type="float" office:value="8.935328" calcext:value-type="float">
            <text:p>8.935328</text:p>
          </table:table-cell>
          <table:table-cell office:value-type="float" office:value="9.401537" calcext:value-type="float">
            <text:p>9.401537</text:p>
          </table:table-cell>
          <table:table-cell office:value-type="float" office:value="10.28859" calcext:value-type="float">
            <text:p>10.28859</text:p>
          </table:table-cell>
          <table:table-cell office:value-type="float" office:value="10.75438" calcext:value-type="float">
            <text:p>10.75438</text:p>
          </table:table-cell>
          <table:table-cell office:value-type="float" office:value="0" calcext:value-type="float">
            <text:p>0</text:p>
          </table:table-cell>
          <table:table-cell office:value-type="float" office:value="10.82016" calcext:value-type="float">
            <text:p>10.8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476" calcext:value-type="float">
            <text:p>0.3014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2.919585" calcext:value-type="float">
            <text:p>2.919585</text:p>
          </table:table-cell>
          <table:table-cell office:value-type="float" office:value="135.8913" calcext:value-type="float">
            <text:p>135.8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1512" calcext:value-type="float">
            <text:p>34.71512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29015" calcext:value-type="float">
            <text:p>2.029015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22162" calcext:value-type="float">
            <text:p>0.001222162</text:p>
          </table:table-cell>
          <table:table-cell office:value-type="float" office:value="1169.796" calcext:value-type="float">
            <text:p>1169.796</text:p>
          </table:table-cell>
          <table:table-cell office:value-type="float" office:value="1.734346" calcext:value-type="float">
            <text:p>1.734346</text:p>
          </table:table-cell>
          <table:table-cell office:value-type="float" office:value="0" calcext:value-type="float">
            <text:p>0</text:p>
          </table:table-cell>
          <table:table-cell office:value-type="float" office:value="0.3133562" calcext:value-type="float">
            <text:p>0.3133562</text:p>
          </table:table-cell>
          <table:table-cell office:value-type="float" office:value="0.1671019" calcext:value-type="float">
            <text:p>0.1671019</text:p>
          </table:table-cell>
          <table:table-cell office:value-type="float" office:value="0.2099749" calcext:value-type="float">
            <text:p>0.2099749</text:p>
          </table:table-cell>
          <table:table-cell office:value-type="float" office:value="0.05197195" calcext:value-type="float">
            <text:p>0.05197195</text:p>
          </table:table-cell>
          <table:table-cell office:value-type="float" office:value="0.04221203" calcext:value-type="float">
            <text:p>0.04221203</text:p>
          </table:table-cell>
          <table:table-cell office:value-type="float" office:value="0.02422049" calcext:value-type="float">
            <text:p>0.02422049</text:p>
          </table:table-cell>
          <table:table-cell office:value-type="float" office:value="0.0305469" calcext:value-type="float">
            <text:p>0.0305469</text:p>
          </table:table-cell>
          <table:table-cell office:value-type="float" office:value="0.07849012" calcext:value-type="float">
            <text:p>0.07849012</text:p>
          </table:table-cell>
          <table:table-cell office:value-type="float" office:value="0.1470864" calcext:value-type="float">
            <text:p>0.1470864</text:p>
          </table:table-cell>
          <table:table-cell office:value-type="float" office:value="0.149879" calcext:value-type="float">
            <text:p>0.149879</text:p>
          </table:table-cell>
          <table:table-cell office:value-type="float" office:value="0.1548869" calcext:value-type="float">
            <text:p>0.1548869</text:p>
          </table:table-cell>
          <table:table-cell office:value-type="float" office:value="0.159965" calcext:value-type="float">
            <text:p>0.159965</text:p>
          </table:table-cell>
          <table:table-cell office:value-type="float" office:value="0.1693193" calcext:value-type="float">
            <text:p>0.1693193</text:p>
          </table:table-cell>
          <table:table-cell office:value-type="float" office:value="0.1740936" calcext:value-type="float">
            <text:p>0.1740936</text:p>
          </table:table-cell>
          <table:table-cell office:value-type="float" office:value="0" calcext:value-type="float">
            <text:p>0</text:p>
          </table:table-cell>
          <table:table-cell office:value-type="float" office:value="16.65832" calcext:value-type="float">
            <text:p>16.65832</text:p>
          </table:table-cell>
          <table:table-cell office:value-type="float" office:value="16.52841" calcext:value-type="float">
            <text:p>16.52841</text:p>
          </table:table-cell>
          <table:table-cell office:value-type="float" office:value="26.46745" calcext:value-type="float">
            <text:p>26.46745</text:p>
          </table:table-cell>
          <table:table-cell office:value-type="float" office:value="5.709179" calcext:value-type="float">
            <text:p>5.709179</text:p>
          </table:table-cell>
          <table:table-cell office:value-type="float" office:value="4.487292" calcext:value-type="float">
            <text:p>4.487292</text:p>
          </table:table-cell>
          <table:table-cell office:value-type="float" office:value="2.221172" calcext:value-type="float">
            <text:p>2.221172</text:p>
          </table:table-cell>
          <table:table-cell office:value-type="float" office:value="2.272966" calcext:value-type="float">
            <text:p>2.272966</text:p>
          </table:table-cell>
          <table:table-cell office:value-type="float" office:value="5.0207" calcext:value-type="float">
            <text:p>5.0207</text:p>
          </table:table-cell>
          <table:table-cell office:value-type="float" office:value="8.11907" calcext:value-type="float">
            <text:p>8.11907</text:p>
          </table:table-cell>
          <table:table-cell office:value-type="float" office:value="8.434623" calcext:value-type="float">
            <text:p>8.434623</text:p>
          </table:table-cell>
          <table:table-cell office:value-type="float" office:value="8.940533" calcext:value-type="float">
            <text:p>8.940533</text:p>
          </table:table-cell>
          <table:table-cell office:value-type="float" office:value="9.406343" calcext:value-type="float">
            <text:p>9.406343</text:p>
          </table:table-cell>
          <table:table-cell office:value-type="float" office:value="10.29262" calcext:value-type="float">
            <text:p>10.29262</text:p>
          </table:table-cell>
          <table:table-cell office:value-type="float" office:value="10.75816" calcext:value-type="float">
            <text:p>10.75816</text:p>
          </table:table-cell>
          <table:table-cell office:value-type="float" office:value="0" calcext:value-type="float">
            <text:p>0</text:p>
          </table:table-cell>
          <table:table-cell office:value-type="float" office:value="5.928925" calcext:value-type="float">
            <text:p>5.928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44698" calcext:value-type="float">
            <text:p>0.30446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2.902467" calcext:value-type="float">
            <text:p>2.902467</text:p>
          </table:table-cell>
          <table:table-cell office:value-type="float" office:value="135.8926" calcext:value-type="float">
            <text:p>135.8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3217" calcext:value-type="float">
            <text:p>34.73217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31043" calcext:value-type="float">
            <text:p>2.031043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31082" calcext:value-type="float">
            <text:p>0.001231082</text:p>
          </table:table-cell>
          <table:table-cell office:value-type="float" office:value="1169.787" calcext:value-type="float">
            <text:p>1169.787</text:p>
          </table:table-cell>
          <table:table-cell office:value-type="float" office:value="1.711827" calcext:value-type="float">
            <text:p>1.711827</text:p>
          </table:table-cell>
          <table:table-cell office:value-type="float" office:value="0" calcext:value-type="float">
            <text:p>0</text:p>
          </table:table-cell>
          <table:table-cell office:value-type="float" office:value="0.315429" calcext:value-type="float">
            <text:p>0.315429</text:p>
          </table:table-cell>
          <table:table-cell office:value-type="float" office:value="0.1752088" calcext:value-type="float">
            <text:p>0.1752088</text:p>
          </table:table-cell>
          <table:table-cell office:value-type="float" office:value="0.2143632" calcext:value-type="float">
            <text:p>0.2143632</text:p>
          </table:table-cell>
          <table:table-cell office:value-type="float" office:value="0.05343738" calcext:value-type="float">
            <text:p>0.05343738</text:p>
          </table:table-cell>
          <table:table-cell office:value-type="float" office:value="0.04321195" calcext:value-type="float">
            <text:p>0.04321195</text:p>
          </table:table-cell>
          <table:table-cell office:value-type="float" office:value="0.02429655" calcext:value-type="float">
            <text:p>0.02429655</text:p>
          </table:table-cell>
          <table:table-cell office:value-type="float" office:value="0.03053071" calcext:value-type="float">
            <text:p>0.03053071</text:p>
          </table:table-cell>
          <table:table-cell office:value-type="float" office:value="0.07850204" calcext:value-type="float">
            <text:p>0.07850204</text:p>
          </table:table-cell>
          <table:table-cell office:value-type="float" office:value="0.147159" calcext:value-type="float">
            <text:p>0.147159</text:p>
          </table:table-cell>
          <table:table-cell office:value-type="float" office:value="0.1499433" calcext:value-type="float">
            <text:p>0.1499433</text:p>
          </table:table-cell>
          <table:table-cell office:value-type="float" office:value="0.1549457" calcext:value-type="float">
            <text:p>0.1549457</text:p>
          </table:table-cell>
          <table:table-cell office:value-type="float" office:value="0.1600214" calcext:value-type="float">
            <text:p>0.1600214</text:p>
          </table:table-cell>
          <table:table-cell office:value-type="float" office:value="0.1693634" calcext:value-type="float">
            <text:p>0.1693634</text:p>
          </table:table-cell>
          <table:table-cell office:value-type="float" office:value="0.1741344" calcext:value-type="float">
            <text:p>0.1741344</text:p>
          </table:table-cell>
          <table:table-cell office:value-type="float" office:value="0" calcext:value-type="float">
            <text:p>0</text:p>
          </table:table-cell>
          <table:table-cell office:value-type="float" office:value="16.69264" calcext:value-type="float">
            <text:p>16.69264</text:p>
          </table:table-cell>
          <table:table-cell office:value-type="float" office:value="16.53354" calcext:value-type="float">
            <text:p>16.53354</text:p>
          </table:table-cell>
          <table:table-cell office:value-type="float" office:value="26.45673" calcext:value-type="float">
            <text:p>26.45673</text:p>
          </table:table-cell>
          <table:table-cell office:value-type="float" office:value="5.710338" calcext:value-type="float">
            <text:p>5.710338</text:p>
          </table:table-cell>
          <table:table-cell office:value-type="float" office:value="4.488721" calcext:value-type="float">
            <text:p>4.488721</text:p>
          </table:table-cell>
          <table:table-cell office:value-type="float" office:value="2.222179" calcext:value-type="float">
            <text:p>2.222179</text:p>
          </table:table-cell>
          <table:table-cell office:value-type="float" office:value="2.27478" calcext:value-type="float">
            <text:p>2.27478</text:p>
          </table:table-cell>
          <table:table-cell office:value-type="float" office:value="5.024827" calcext:value-type="float">
            <text:p>5.024827</text:p>
          </table:table-cell>
          <table:table-cell office:value-type="float" office:value="8.124738" calcext:value-type="float">
            <text:p>8.124738</text:p>
          </table:table-cell>
          <table:table-cell office:value-type="float" office:value="8.440015" calcext:value-type="float">
            <text:p>8.440015</text:p>
          </table:table-cell>
          <table:table-cell office:value-type="float" office:value="8.945737" calcext:value-type="float">
            <text:p>8.945737</text:p>
          </table:table-cell>
          <table:table-cell office:value-type="float" office:value="9.41115" calcext:value-type="float">
            <text:p>9.41115</text:p>
          </table:table-cell>
          <table:table-cell office:value-type="float" office:value="10.29666" calcext:value-type="float">
            <text:p>10.29666</text:p>
          </table:table-cell>
          <table:table-cell office:value-type="float" office:value="10.76191" calcext:value-type="float">
            <text:p>10.76191</text:p>
          </table:table-cell>
          <table:table-cell office:value-type="float" office:value="0" calcext:value-type="float">
            <text:p>0</text:p>
          </table:table-cell>
          <table:table-cell office:value-type="float" office:value="11.68375" calcext:value-type="float">
            <text:p>11.68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5097" calcext:value-type="float">
            <text:p>0.31950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2.885799" calcext:value-type="float">
            <text:p>2.885799</text:p>
          </table:table-cell>
          <table:table-cell office:value-type="float" office:value="135.8939" calcext:value-type="float">
            <text:p>135.8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4981" calcext:value-type="float">
            <text:p>34.74981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33086" calcext:value-type="float">
            <text:p>2.033086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4005" calcext:value-type="float">
            <text:p>0.00124005</text:p>
          </table:table-cell>
          <table:table-cell office:value-type="float" office:value="1169.781" calcext:value-type="float">
            <text:p>1169.781</text:p>
          </table:table-cell>
          <table:table-cell office:value-type="float" office:value="1.69342" calcext:value-type="float">
            <text:p>1.69342</text:p>
          </table:table-cell>
          <table:table-cell office:value-type="float" office:value="0" calcext:value-type="float">
            <text:p>0</text:p>
          </table:table-cell>
          <table:table-cell office:value-type="float" office:value="0.3696959" calcext:value-type="float">
            <text:p>0.3696959</text:p>
          </table:table-cell>
          <table:table-cell office:value-type="float" office:value="0.1917609" calcext:value-type="float">
            <text:p>0.1917609</text:p>
          </table:table-cell>
          <table:table-cell office:value-type="float" office:value="0.2243621" calcext:value-type="float">
            <text:p>0.2243621</text:p>
          </table:table-cell>
          <table:table-cell office:value-type="float" office:value="0.05699372" calcext:value-type="float">
            <text:p>0.05699372</text:p>
          </table:table-cell>
          <table:table-cell office:value-type="float" office:value="0.04584894" calcext:value-type="float">
            <text:p>0.04584894</text:p>
          </table:table-cell>
          <table:table-cell office:value-type="float" office:value="0.0248523" calcext:value-type="float">
            <text:p>0.0248523</text:p>
          </table:table-cell>
          <table:table-cell office:value-type="float" office:value="0.03072708" calcext:value-type="float">
            <text:p>0.03072708</text:p>
          </table:table-cell>
          <table:table-cell office:value-type="float" office:value="0.07857416" calcext:value-type="float">
            <text:p>0.07857416</text:p>
          </table:table-cell>
          <table:table-cell office:value-type="float" office:value="0.1472323" calcext:value-type="float">
            <text:p>0.1472323</text:p>
          </table:table-cell>
          <table:table-cell office:value-type="float" office:value="0.1500062" calcext:value-type="float">
            <text:p>0.1500062</text:p>
          </table:table-cell>
          <table:table-cell office:value-type="float" office:value="0.1550043" calcext:value-type="float">
            <text:p>0.1550043</text:p>
          </table:table-cell>
          <table:table-cell office:value-type="float" office:value="0.1600799" calcext:value-type="float">
            <text:p>0.1600799</text:p>
          </table:table-cell>
          <table:table-cell office:value-type="float" office:value="0.1694072" calcext:value-type="float">
            <text:p>0.1694072</text:p>
          </table:table-cell>
          <table:table-cell office:value-type="float" office:value="0.1741752" calcext:value-type="float">
            <text:p>0.1741752</text:p>
          </table:table-cell>
          <table:table-cell office:value-type="float" office:value="0" calcext:value-type="float">
            <text:p>0</text:p>
          </table:table-cell>
          <table:table-cell office:value-type="float" office:value="16.74243" calcext:value-type="float">
            <text:p>16.74243</text:p>
          </table:table-cell>
          <table:table-cell office:value-type="float" office:value="16.54349" calcext:value-type="float">
            <text:p>16.54349</text:p>
          </table:table-cell>
          <table:table-cell office:value-type="float" office:value="26.44914" calcext:value-type="float">
            <text:p>26.44914</text:p>
          </table:table-cell>
          <table:table-cell office:value-type="float" office:value="5.71252" calcext:value-type="float">
            <text:p>5.71252</text:p>
          </table:table-cell>
          <table:table-cell office:value-type="float" office:value="4.490887" calcext:value-type="float">
            <text:p>4.490887</text:p>
          </table:table-cell>
          <table:table-cell office:value-type="float" office:value="2.223265" calcext:value-type="float">
            <text:p>2.223265</text:p>
          </table:table-cell>
          <table:table-cell office:value-type="float" office:value="2.276605" calcext:value-type="float">
            <text:p>2.276605</text:p>
          </table:table-cell>
          <table:table-cell office:value-type="float" office:value="5.028953" calcext:value-type="float">
            <text:p>5.028953</text:p>
          </table:table-cell>
          <table:table-cell office:value-type="float" office:value="8.130405" calcext:value-type="float">
            <text:p>8.130405</text:p>
          </table:table-cell>
          <table:table-cell office:value-type="float" office:value="8.445406" calcext:value-type="float">
            <text:p>8.445406</text:p>
          </table:table-cell>
          <table:table-cell office:value-type="float" office:value="8.95094" calcext:value-type="float">
            <text:p>8.95094</text:p>
          </table:table-cell>
          <table:table-cell office:value-type="float" office:value="9.415956" calcext:value-type="float">
            <text:p>9.415956</text:p>
          </table:table-cell>
          <table:table-cell office:value-type="float" office:value="10.30069" calcext:value-type="float">
            <text:p>10.30069</text:p>
          </table:table-cell>
          <table:table-cell office:value-type="float" office:value="10.76568" calcext:value-type="float">
            <text:p>10.76568</text:p>
          </table:table-cell>
          <table:table-cell office:value-type="float" office:value="0" calcext:value-type="float">
            <text:p>0</text:p>
          </table:table-cell>
          <table:table-cell office:value-type="float" office:value="13.54666" calcext:value-type="float">
            <text:p>13.54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40771" calcext:value-type="float">
            <text:p>0.33407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2.867962" calcext:value-type="float">
            <text:p>2.867962</text:p>
          </table:table-cell>
          <table:table-cell office:value-type="float" office:value="135.8947" calcext:value-type="float">
            <text:p>135.8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68" calcext:value-type="float">
            <text:p>34.768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35147" calcext:value-type="float">
            <text:p>2.035147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49061" calcext:value-type="float">
            <text:p>0.001249061</text:p>
          </table:table-cell>
          <table:table-cell office:value-type="float" office:value="1169.776" calcext:value-type="float">
            <text:p>1169.776</text:p>
          </table:table-cell>
          <table:table-cell office:value-type="float" office:value="1.673265" calcext:value-type="float">
            <text:p>1.673265</text:p>
          </table:table-cell>
          <table:table-cell office:value-type="float" office:value="0" calcext:value-type="float">
            <text:p>0</text:p>
          </table:table-cell>
          <table:table-cell office:value-type="float" office:value="0.4342329" calcext:value-type="float">
            <text:p>0.4342329</text:p>
          </table:table-cell>
          <table:table-cell office:value-type="float" office:value="0.2120288" calcext:value-type="float">
            <text:p>0.2120288</text:p>
          </table:table-cell>
          <table:table-cell office:value-type="float" office:value="0.2362286" calcext:value-type="float">
            <text:p>0.2362286</text:p>
          </table:table-cell>
          <table:table-cell office:value-type="float" office:value="0.0613449" calcext:value-type="float">
            <text:p>0.0613449</text:p>
          </table:table-cell>
          <table:table-cell office:value-type="float" office:value="0.04914992" calcext:value-type="float">
            <text:p>0.04914992</text:p>
          </table:table-cell>
          <table:table-cell office:value-type="float" office:value="0.02554974" calcext:value-type="float">
            <text:p>0.02554974</text:p>
          </table:table-cell>
          <table:table-cell office:value-type="float" office:value="0.03102449" calcext:value-type="float">
            <text:p>0.03102449</text:p>
          </table:table-cell>
          <table:table-cell office:value-type="float" office:value="0.07872286" calcext:value-type="float">
            <text:p>0.07872286</text:p>
          </table:table-cell>
          <table:table-cell office:value-type="float" office:value="0.1473215" calcext:value-type="float">
            <text:p>0.1473215</text:p>
          </table:table-cell>
          <table:table-cell office:value-type="float" office:value="0.1500694" calcext:value-type="float">
            <text:p>0.1500694</text:p>
          </table:table-cell>
          <table:table-cell office:value-type="float" office:value="0.1550627" calcext:value-type="float">
            <text:p>0.1550627</text:p>
          </table:table-cell>
          <table:table-cell office:value-type="float" office:value="0.1601381" calcext:value-type="float">
            <text:p>0.1601381</text:p>
          </table:table-cell>
          <table:table-cell office:value-type="float" office:value="0.1694515" calcext:value-type="float">
            <text:p>0.1694515</text:p>
          </table:table-cell>
          <table:table-cell office:value-type="float" office:value="0.1742159" calcext:value-type="float">
            <text:p>0.1742159</text:p>
          </table:table-cell>
          <table:table-cell office:value-type="float" office:value="0" calcext:value-type="float">
            <text:p>0</text:p>
          </table:table-cell>
          <table:table-cell office:value-type="float" office:value="16.79908" calcext:value-type="float">
            <text:p>16.79908</text:p>
          </table:table-cell>
          <table:table-cell office:value-type="float" office:value="16.55853" calcext:value-type="float">
            <text:p>16.55853</text:p>
          </table:table-cell>
          <table:table-cell office:value-type="float" office:value="26.44525" calcext:value-type="float">
            <text:p>26.44525</text:p>
          </table:table-cell>
          <table:table-cell office:value-type="float" office:value="5.716086" calcext:value-type="float">
            <text:p>5.716086</text:p>
          </table:table-cell>
          <table:table-cell office:value-type="float" office:value="4.494096" calcext:value-type="float">
            <text:p>4.494096</text:p>
          </table:table-cell>
          <table:table-cell office:value-type="float" office:value="2.224496" calcext:value-type="float">
            <text:p>2.224496</text:p>
          </table:table-cell>
          <table:table-cell office:value-type="float" office:value="2.278476" calcext:value-type="float">
            <text:p>2.278476</text:p>
          </table:table-cell>
          <table:table-cell office:value-type="float" office:value="5.033082" calcext:value-type="float">
            <text:p>5.033082</text:p>
          </table:table-cell>
          <table:table-cell office:value-type="float" office:value="8.136073" calcext:value-type="float">
            <text:p>8.136073</text:p>
          </table:table-cell>
          <table:table-cell office:value-type="float" office:value="8.4508" calcext:value-type="float">
            <text:p>8.4508</text:p>
          </table:table-cell>
          <table:table-cell office:value-type="float" office:value="8.956144" calcext:value-type="float">
            <text:p>8.956144</text:p>
          </table:table-cell>
          <table:table-cell office:value-type="float" office:value="9.420692" calcext:value-type="float">
            <text:p>9.420692</text:p>
          </table:table-cell>
          <table:table-cell office:value-type="float" office:value="10.30472" calcext:value-type="float">
            <text:p>10.30472</text:p>
          </table:table-cell>
          <table:table-cell office:value-type="float" office:value="10.76947" calcext:value-type="float">
            <text:p>10.76947</text:p>
          </table:table-cell>
          <table:table-cell office:value-type="float" office:value="0" calcext:value-type="float">
            <text:p>0</text:p>
          </table:table-cell>
          <table:table-cell office:value-type="float" office:value="14.6492" calcext:value-type="float">
            <text:p>14.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2674" calcext:value-type="float">
            <text:p>0.35026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2.857303" calcext:value-type="float">
            <text:p>2.857303</text:p>
          </table:table-cell>
          <table:table-cell office:value-type="float" office:value="135.8933" calcext:value-type="float">
            <text:p>135.8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8706" calcext:value-type="float">
            <text:p>34.78706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37207" calcext:value-type="float">
            <text:p>2.037207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58109" calcext:value-type="float">
            <text:p>0.001258109</text:p>
          </table:table-cell>
          <table:table-cell office:value-type="float" office:value="1169.77" calcext:value-type="float">
            <text:p>1169.77</text:p>
          </table:table-cell>
          <table:table-cell office:value-type="float" office:value="1.665628" calcext:value-type="float">
            <text:p>1.665628</text:p>
          </table:table-cell>
          <table:table-cell office:value-type="float" office:value="0" calcext:value-type="float">
            <text:p>0</text:p>
          </table:table-cell>
          <table:table-cell office:value-type="float" office:value="0.5637708" calcext:value-type="float">
            <text:p>0.5637708</text:p>
          </table:table-cell>
          <table:table-cell office:value-type="float" office:value="0.2270313" calcext:value-type="float">
            <text:p>0.2270313</text:p>
          </table:table-cell>
          <table:table-cell office:value-type="float" office:value="0.2472486" calcext:value-type="float">
            <text:p>0.2472486</text:p>
          </table:table-cell>
          <table:table-cell office:value-type="float" office:value="0.06628477" calcext:value-type="float">
            <text:p>0.06628477</text:p>
          </table:table-cell>
          <table:table-cell office:value-type="float" office:value="0.05320158" calcext:value-type="float">
            <text:p>0.05320158</text:p>
          </table:table-cell>
          <table:table-cell office:value-type="float" office:value="0.02648002" calcext:value-type="float">
            <text:p>0.02648002</text:p>
          </table:table-cell>
          <table:table-cell office:value-type="float" office:value="0.03146333" calcext:value-type="float">
            <text:p>0.03146333</text:p>
          </table:table-cell>
          <table:table-cell office:value-type="float" office:value="0.07894125" calcext:value-type="float">
            <text:p>0.07894125</text:p>
          </table:table-cell>
          <table:table-cell office:value-type="float" office:value="0.1474328" calcext:value-type="float">
            <text:p>0.1474328</text:p>
          </table:table-cell>
          <table:table-cell office:value-type="float" office:value="0.1501352" calcext:value-type="float">
            <text:p>0.1501352</text:p>
          </table:table-cell>
          <table:table-cell office:value-type="float" office:value="0.1551208" calcext:value-type="float">
            <text:p>0.1551208</text:p>
          </table:table-cell>
          <table:table-cell office:value-type="float" office:value="0.1601955" calcext:value-type="float">
            <text:p>0.1601955</text:p>
          </table:table-cell>
          <table:table-cell office:value-type="float" office:value="0.1694955" calcext:value-type="float">
            <text:p>0.1694955</text:p>
          </table:table-cell>
          <table:table-cell office:value-type="float" office:value="0.1742567" calcext:value-type="float">
            <text:p>0.1742567</text:p>
          </table:table-cell>
          <table:table-cell office:value-type="float" office:value="0" calcext:value-type="float">
            <text:p>0</text:p>
          </table:table-cell>
          <table:table-cell office:value-type="float" office:value="16.87129" calcext:value-type="float">
            <text:p>16.87129</text:p>
          </table:table-cell>
          <table:table-cell office:value-type="float" office:value="16.5804" calcext:value-type="float">
            <text:p>16.5804</text:p>
          </table:table-cell>
          <table:table-cell office:value-type="float" office:value="26.44639" calcext:value-type="float">
            <text:p>26.44639</text:p>
          </table:table-cell>
          <table:table-cell office:value-type="float" office:value="5.721611" calcext:value-type="float">
            <text:p>5.721611</text:p>
          </table:table-cell>
          <table:table-cell office:value-type="float" office:value="4.498843" calcext:value-type="float">
            <text:p>4.498843</text:p>
          </table:table-cell>
          <table:table-cell office:value-type="float" office:value="2.22593" calcext:value-type="float">
            <text:p>2.22593</text:p>
          </table:table-cell>
          <table:table-cell office:value-type="float" office:value="2.280421" calcext:value-type="float">
            <text:p>2.280421</text:p>
          </table:table-cell>
          <table:table-cell office:value-type="float" office:value="5.037245" calcext:value-type="float">
            <text:p>5.037245</text:p>
          </table:table-cell>
          <table:table-cell office:value-type="float" office:value="8.141742" calcext:value-type="float">
            <text:p>8.141742</text:p>
          </table:table-cell>
          <table:table-cell office:value-type="float" office:value="8.456191" calcext:value-type="float">
            <text:p>8.456191</text:p>
          </table:table-cell>
          <table:table-cell office:value-type="float" office:value="8.961349" calcext:value-type="float">
            <text:p>8.961349</text:p>
          </table:table-cell>
          <table:table-cell office:value-type="float" office:value="9.425422" calcext:value-type="float">
            <text:p>9.425422</text:p>
          </table:table-cell>
          <table:table-cell office:value-type="float" office:value="10.30875" calcext:value-type="float">
            <text:p>10.30875</text:p>
          </table:table-cell>
          <table:table-cell office:value-type="float" office:value="10.77327" calcext:value-type="float">
            <text:p>10.77327</text:p>
          </table:table-cell>
          <table:table-cell office:value-type="float" office:value="0" calcext:value-type="float">
            <text:p>0</text:p>
          </table:table-cell>
          <table:table-cell office:value-type="float" office:value="10.31494" calcext:value-type="float">
            <text:p>10.31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4683" calcext:value-type="float">
            <text:p>0.36146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2.849806" calcext:value-type="float">
            <text:p>2.849806</text:p>
          </table:table-cell>
          <table:table-cell office:value-type="float" office:value="135.8912" calcext:value-type="float">
            <text:p>135.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0639" calcext:value-type="float">
            <text:p>34.80639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39277" calcext:value-type="float">
            <text:p>2.039277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67209" calcext:value-type="float">
            <text:p>0.001267209</text:p>
          </table:table-cell>
          <table:table-cell office:value-type="float" office:value="1169.762" calcext:value-type="float">
            <text:p>1169.762</text:p>
          </table:table-cell>
          <table:table-cell office:value-type="float" office:value="1.662031" calcext:value-type="float">
            <text:p>1.662031</text:p>
          </table:table-cell>
          <table:table-cell office:value-type="float" office:value="0" calcext:value-type="float">
            <text:p>0</text:p>
          </table:table-cell>
          <table:table-cell office:value-type="float" office:value="0.5745058" calcext:value-type="float">
            <text:p>0.5745058</text:p>
          </table:table-cell>
          <table:table-cell office:value-type="float" office:value="0.2225143" calcext:value-type="float">
            <text:p>0.2225143</text:p>
          </table:table-cell>
          <table:table-cell office:value-type="float" office:value="0.2461774" calcext:value-type="float">
            <text:p>0.2461774</text:p>
          </table:table-cell>
          <table:table-cell office:value-type="float" office:value="0.06728406" calcext:value-type="float">
            <text:p>0.06728406</text:p>
          </table:table-cell>
          <table:table-cell office:value-type="float" office:value="0.05470753" calcext:value-type="float">
            <text:p>0.05470753</text:p>
          </table:table-cell>
          <table:table-cell office:value-type="float" office:value="0.02691856" calcext:value-type="float">
            <text:p>0.02691856</text:p>
          </table:table-cell>
          <table:table-cell office:value-type="float" office:value="0.0317469" calcext:value-type="float">
            <text:p>0.0317469</text:p>
          </table:table-cell>
          <table:table-cell office:value-type="float" office:value="0.07917199" calcext:value-type="float">
            <text:p>0.07917199</text:p>
          </table:table-cell>
          <table:table-cell office:value-type="float" office:value="0.1475656" calcext:value-type="float">
            <text:p>0.1475656</text:p>
          </table:table-cell>
          <table:table-cell office:value-type="float" office:value="0.1502052" calcext:value-type="float">
            <text:p>0.1502052</text:p>
          </table:table-cell>
          <table:table-cell office:value-type="float" office:value="0.1551799" calcext:value-type="float">
            <text:p>0.1551799</text:p>
          </table:table-cell>
          <table:table-cell office:value-type="float" office:value="0.1602498" calcext:value-type="float">
            <text:p>0.1602498</text:p>
          </table:table-cell>
          <table:table-cell office:value-type="float" office:value="0.1695392" calcext:value-type="float">
            <text:p>0.1695392</text:p>
          </table:table-cell>
          <table:table-cell office:value-type="float" office:value="0.1742975" calcext:value-type="float">
            <text:p>0.1742975</text:p>
          </table:table-cell>
          <table:table-cell office:value-type="float" office:value="0" calcext:value-type="float">
            <text:p>0</text:p>
          </table:table-cell>
          <table:table-cell office:value-type="float" office:value="16.94607" calcext:value-type="float">
            <text:p>16.94607</text:p>
          </table:table-cell>
          <table:table-cell office:value-type="float" office:value="16.60296" calcext:value-type="float">
            <text:p>16.60296</text:p>
          </table:table-cell>
          <table:table-cell office:value-type="float" office:value="26.44904" calcext:value-type="float">
            <text:p>26.44904</text:p>
          </table:table-cell>
          <table:table-cell office:value-type="float" office:value="5.728168" calcext:value-type="float">
            <text:p>5.728168</text:p>
          </table:table-cell>
          <table:table-cell office:value-type="float" office:value="4.504618" calcext:value-type="float">
            <text:p>4.504618</text:p>
          </table:table-cell>
          <table:table-cell office:value-type="float" office:value="2.22753" calcext:value-type="float">
            <text:p>2.22753</text:p>
          </table:table-cell>
          <table:table-cell office:value-type="float" office:value="2.282442" calcext:value-type="float">
            <text:p>2.282442</text:p>
          </table:table-cell>
          <table:table-cell office:value-type="float" office:value="5.041451" calcext:value-type="float">
            <text:p>5.041451</text:p>
          </table:table-cell>
          <table:table-cell office:value-type="float" office:value="8.147409" calcext:value-type="float">
            <text:p>8.147409</text:p>
          </table:table-cell>
          <table:table-cell office:value-type="float" office:value="8.46158" calcext:value-type="float">
            <text:p>8.46158</text:p>
          </table:table-cell>
          <table:table-cell office:value-type="float" office:value="8.966552" calcext:value-type="float">
            <text:p>8.966552</text:p>
          </table:table-cell>
          <table:table-cell office:value-type="float" office:value="9.430151" calcext:value-type="float">
            <text:p>9.430151</text:p>
          </table:table-cell>
          <table:table-cell office:value-type="float" office:value="10.31278" calcext:value-type="float">
            <text:p>10.31278</text:p>
          </table:table-cell>
          <table:table-cell office:value-type="float" office:value="10.77708" calcext:value-type="float">
            <text:p>10.77708</text:p>
          </table:table-cell>
          <table:table-cell office:value-type="float" office:value="0" calcext:value-type="float">
            <text:p>0</text:p>
          </table:table-cell>
          <table:table-cell office:value-type="float" office:value="6.649328" calcext:value-type="float">
            <text:p>6.649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01565" calcext:value-type="float">
            <text:p>0.37015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2.840667" calcext:value-type="float">
            <text:p>2.840667</text:p>
          </table:table-cell>
          <table:table-cell office:value-type="float" office:value="135.8892" calcext:value-type="float">
            <text:p>135.8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2607" calcext:value-type="float">
            <text:p>34.82607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41366" calcext:value-type="float">
            <text:p>2.041366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76369" calcext:value-type="float">
            <text:p>0.001276369</text:p>
          </table:table-cell>
          <table:table-cell office:value-type="float" office:value="1169.752" calcext:value-type="float">
            <text:p>1169.752</text:p>
          </table:table-cell>
          <table:table-cell office:value-type="float" office:value="1.657239" calcext:value-type="float">
            <text:p>1.657239</text:p>
          </table:table-cell>
          <table:table-cell office:value-type="float" office:value="0" calcext:value-type="float">
            <text:p>0</text:p>
          </table:table-cell>
          <table:table-cell office:value-type="float" office:value="0.6243454" calcext:value-type="float">
            <text:p>0.6243454</text:p>
          </table:table-cell>
          <table:table-cell office:value-type="float" office:value="0.2409181" calcext:value-type="float">
            <text:p>0.2409181</text:p>
          </table:table-cell>
          <table:table-cell office:value-type="float" office:value="0.2573253" calcext:value-type="float">
            <text:p>0.2573253</text:p>
          </table:table-cell>
          <table:table-cell office:value-type="float" office:value="0.07180477" calcext:value-type="float">
            <text:p>0.07180477</text:p>
          </table:table-cell>
          <table:table-cell office:value-type="float" office:value="0.05833868" calcext:value-type="float">
            <text:p>0.05833868</text:p>
          </table:table-cell>
          <table:table-cell office:value-type="float" office:value="0.02755675" calcext:value-type="float">
            <text:p>0.02755675</text:p>
          </table:table-cell>
          <table:table-cell office:value-type="float" office:value="0.03201194" calcext:value-type="float">
            <text:p>0.03201194</text:p>
          </table:table-cell>
          <table:table-cell office:value-type="float" office:value="0.07935423" calcext:value-type="float">
            <text:p>0.07935423</text:p>
          </table:table-cell>
          <table:table-cell office:value-type="float" office:value="0.1477035" calcext:value-type="float">
            <text:p>0.1477035</text:p>
          </table:table-cell>
          <table:table-cell office:value-type="float" office:value="0.1502793" calcext:value-type="float">
            <text:p>0.1502793</text:p>
          </table:table-cell>
          <table:table-cell office:value-type="float" office:value="0.1552393" calcext:value-type="float">
            <text:p>0.1552393</text:p>
          </table:table-cell>
          <table:table-cell office:value-type="float" office:value="0.1603073" calcext:value-type="float">
            <text:p>0.1603073</text:p>
          </table:table-cell>
          <table:table-cell office:value-type="float" office:value="0.1695829" calcext:value-type="float">
            <text:p>0.1695829</text:p>
          </table:table-cell>
          <table:table-cell office:value-type="float" office:value="0.1743382" calcext:value-type="float">
            <text:p>0.1743382</text:p>
          </table:table-cell>
          <table:table-cell office:value-type="float" office:value="0" calcext:value-type="float">
            <text:p>0</text:p>
          </table:table-cell>
          <table:table-cell office:value-type="float" office:value="17.02774" calcext:value-type="float">
            <text:p>17.02774</text:p>
          </table:table-cell>
          <table:table-cell office:value-type="float" office:value="16.62805" calcext:value-type="float">
            <text:p>16.62805</text:p>
          </table:table-cell>
          <table:table-cell office:value-type="float" office:value="26.45325" calcext:value-type="float">
            <text:p>26.45325</text:p>
          </table:table-cell>
          <table:table-cell office:value-type="float" office:value="5.735573" calcext:value-type="float">
            <text:p>5.735573</text:p>
          </table:table-cell>
          <table:table-cell office:value-type="float" office:value="4.511198" calcext:value-type="float">
            <text:p>4.511198</text:p>
          </table:table-cell>
          <table:table-cell office:value-type="float" office:value="2.229228" calcext:value-type="float">
            <text:p>2.229228</text:p>
          </table:table-cell>
          <table:table-cell office:value-type="float" office:value="2.284506" calcext:value-type="float">
            <text:p>2.284506</text:p>
          </table:table-cell>
          <table:table-cell office:value-type="float" office:value="5.04569" calcext:value-type="float">
            <text:p>5.04569</text:p>
          </table:table-cell>
          <table:table-cell office:value-type="float" office:value="8.153144" calcext:value-type="float">
            <text:p>8.153144</text:p>
          </table:table-cell>
          <table:table-cell office:value-type="float" office:value="8.466971" calcext:value-type="float">
            <text:p>8.466971</text:p>
          </table:table-cell>
          <table:table-cell office:value-type="float" office:value="8.971756" calcext:value-type="float">
            <text:p>8.971756</text:p>
          </table:table-cell>
          <table:table-cell office:value-type="float" office:value="9.434885" calcext:value-type="float">
            <text:p>9.434885</text:p>
          </table:table-cell>
          <table:table-cell office:value-type="float" office:value="10.31678" calcext:value-type="float">
            <text:p>10.31678</text:p>
          </table:table-cell>
          <table:table-cell office:value-type="float" office:value="10.78089" calcext:value-type="float">
            <text:p>10.78089</text:p>
          </table:table-cell>
          <table:table-cell office:value-type="float" office:value="0" calcext:value-type="float">
            <text:p>0</text:p>
          </table:table-cell>
          <table:table-cell office:value-type="float" office:value="5.22211" calcext:value-type="float">
            <text:p>5.22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475" calcext:value-type="float">
            <text:p>0.3804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2.831279" calcext:value-type="float">
            <text:p>2.831279</text:p>
          </table:table-cell>
          <table:table-cell office:value-type="float" office:value="135.8875" calcext:value-type="float">
            <text:p>135.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4623" calcext:value-type="float">
            <text:p>34.84623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043463" calcext:value-type="float">
            <text:p>2.043463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285592" calcext:value-type="float">
            <text:p>0.001285592</text:p>
          </table:table-cell>
          <table:table-cell office:value-type="float" office:value="1169.741" calcext:value-type="float">
            <text:p>1169.741</text:p>
          </table:table-cell>
          <table:table-cell office:value-type="float" office:value="1.654162" calcext:value-type="float">
            <text:p>1.654162</text:p>
          </table:table-cell>
          <table:table-cell office:value-type="float" office:value="0" calcext:value-type="float">
            <text:p>0</text:p>
          </table:table-cell>
          <table:table-cell office:value-type="float" office:value="0.4255685" calcext:value-type="float">
            <text:p>0.4255685</text:p>
          </table:table-cell>
          <table:table-cell office:value-type="float" office:value="0.2455763" calcext:value-type="float">
            <text:p>0.2455763</text:p>
          </table:table-cell>
          <table:table-cell office:value-type="float" office:value="0.2634932" calcext:value-type="float">
            <text:p>0.2634932</text:p>
          </table:table-cell>
          <table:table-cell office:value-type="float" office:value="0.07531942" calcext:value-type="float">
            <text:p>0.07531942</text:p>
          </table:table-cell>
          <table:table-cell office:value-type="float" office:value="0.061555" calcext:value-type="float">
            <text:p>0.061555</text:p>
          </table:table-cell>
          <table:table-cell office:value-type="float" office:value="0.02825296" calcext:value-type="float">
            <text:p>0.02825296</text:p>
          </table:table-cell>
          <table:table-cell office:value-type="float" office:value="0.03233474" calcext:value-type="float">
            <text:p>0.03233474</text:p>
          </table:table-cell>
          <table:table-cell office:value-type="float" office:value="0.07956119" calcext:value-type="float">
            <text:p>0.07956119</text:p>
          </table:table-cell>
          <table:table-cell office:value-type="float" office:value="0.1478447" calcext:value-type="float">
            <text:p>0.1478447</text:p>
          </table:table-cell>
          <table:table-cell office:value-type="float" office:value="0.1503564" calcext:value-type="float">
            <text:p>0.1503564</text:p>
          </table:table-cell>
          <table:table-cell office:value-type="float" office:value="0.1552994" calcext:value-type="float">
            <text:p>0.1552994</text:p>
          </table:table-cell>
          <table:table-cell office:value-type="float" office:value="0.1603625" calcext:value-type="float">
            <text:p>0.1603625</text:p>
          </table:table-cell>
          <table:table-cell office:value-type="float" office:value="0.1696264" calcext:value-type="float">
            <text:p>0.1696264</text:p>
          </table:table-cell>
          <table:table-cell office:value-type="float" office:value="0.174379" calcext:value-type="float">
            <text:p>0.174379</text:p>
          </table:table-cell>
          <table:table-cell office:value-type="float" office:value="0" calcext:value-type="float">
            <text:p>0</text:p>
          </table:table-cell>
          <table:table-cell office:value-type="float" office:value="17.11075" calcext:value-type="float">
            <text:p>17.11075</text:p>
          </table:table-cell>
          <table:table-cell office:value-type="float" office:value="16.65698" calcext:value-type="float">
            <text:p>16.65698</text:p>
          </table:table-cell>
          <table:table-cell office:value-type="float" office:value="26.46061" calcext:value-type="float">
            <text:p>26.46061</text:p>
          </table:table-cell>
          <table:table-cell office:value-type="float" office:value="5.744476" calcext:value-type="float">
            <text:p>5.744476</text:p>
          </table:table-cell>
          <table:table-cell office:value-type="float" office:value="4.519119" calcext:value-type="float">
            <text:p>4.519119</text:p>
          </table:table-cell>
          <table:table-cell office:value-type="float" office:value="2.231095" calcext:value-type="float">
            <text:p>2.231095</text:p>
          </table:table-cell>
          <table:table-cell office:value-type="float" office:value="2.286631" calcext:value-type="float">
            <text:p>2.286631</text:p>
          </table:table-cell>
          <table:table-cell office:value-type="float" office:value="5.049959" calcext:value-type="float">
            <text:p>5.049959</text:p>
          </table:table-cell>
          <table:table-cell office:value-type="float" office:value="8.158903" calcext:value-type="float">
            <text:p>8.158903</text:p>
          </table:table-cell>
          <table:table-cell office:value-type="float" office:value="8.472363" calcext:value-type="float">
            <text:p>8.472363</text:p>
          </table:table-cell>
          <table:table-cell office:value-type="float" office:value="8.97696" calcext:value-type="float">
            <text:p>8.97696</text:p>
          </table:table-cell>
          <table:table-cell office:value-type="float" office:value="9.43961" calcext:value-type="float">
            <text:p>9.43961</text:p>
          </table:table-cell>
          <table:table-cell office:value-type="float" office:value="10.32073" calcext:value-type="float">
            <text:p>10.32073</text:p>
          </table:table-cell>
          <table:table-cell office:value-type="float" office:value="10.78471" calcext:value-type="float">
            <text:p>10.78471</text:p>
          </table:table-cell>
          <table:table-cell office:value-type="float" office:value="0" calcext:value-type="float">
            <text:p>0</text:p>
          </table:table-cell>
          <table:table-cell office:value-type="float" office:value="4.991676" calcext:value-type="float">
            <text:p>4.991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07329" calcext:value-type="float">
            <text:p>0.39073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2.826076" calcext:value-type="float">
            <text:p>2.826076</text:p>
          </table:table-cell>
          <table:table-cell office:value-type="float" office:value="135.8877" calcext:value-type="float">
            <text:p>135.8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6705" calcext:value-type="float">
            <text:p>34.86705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192022" calcext:value-type="float">
            <text:p>2.192022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344949" calcext:value-type="float">
            <text:p>0.001344949</text:p>
          </table:table-cell>
          <table:table-cell office:value-type="float" office:value="1169.728" calcext:value-type="float">
            <text:p>1169.728</text:p>
          </table:table-cell>
          <table:table-cell office:value-type="float" office:value="1.673779" calcext:value-type="float">
            <text:p>1.673779</text:p>
          </table:table-cell>
          <table:table-cell office:value-type="float" office:value="0" calcext:value-type="float">
            <text:p>0</text:p>
          </table:table-cell>
          <table:table-cell office:value-type="float" office:value="0.04491882" calcext:value-type="float">
            <text:p>0.04491882</text:p>
          </table:table-cell>
          <table:table-cell office:value-type="float" office:value="0.2313426" calcext:value-type="float">
            <text:p>0.2313426</text:p>
          </table:table-cell>
          <table:table-cell office:value-type="float" office:value="0.25181" calcext:value-type="float">
            <text:p>0.25181</text:p>
          </table:table-cell>
          <table:table-cell office:value-type="float" office:value="0.08287361" calcext:value-type="float">
            <text:p>0.08287361</text:p>
          </table:table-cell>
          <table:table-cell office:value-type="float" office:value="0.06229465" calcext:value-type="float">
            <text:p>0.06229465</text:p>
          </table:table-cell>
          <table:table-cell office:value-type="float" office:value="0.02873943" calcext:value-type="float">
            <text:p>0.02873943</text:p>
          </table:table-cell>
          <table:table-cell office:value-type="float" office:value="0.03221891" calcext:value-type="float">
            <text:p>0.03221891</text:p>
          </table:table-cell>
          <table:table-cell office:value-type="float" office:value="0.07971471" calcext:value-type="float">
            <text:p>0.07971471</text:p>
          </table:table-cell>
          <table:table-cell office:value-type="float" office:value="0.1479772" calcext:value-type="float">
            <text:p>0.1479772</text:p>
          </table:table-cell>
          <table:table-cell office:value-type="float" office:value="0.1504361" calcext:value-type="float">
            <text:p>0.1504361</text:p>
          </table:table-cell>
          <table:table-cell office:value-type="float" office:value="0.1553598" calcext:value-type="float">
            <text:p>0.1553598</text:p>
          </table:table-cell>
          <table:table-cell office:value-type="float" office:value="0.1604092" calcext:value-type="float">
            <text:p>0.1604092</text:p>
          </table:table-cell>
          <table:table-cell office:value-type="float" office:value="0.1696684" calcext:value-type="float">
            <text:p>0.1696684</text:p>
          </table:table-cell>
          <table:table-cell office:value-type="float" office:value="0.1744198" calcext:value-type="float">
            <text:p>0.1744198</text:p>
          </table:table-cell>
          <table:table-cell office:value-type="float" office:value="0" calcext:value-type="float">
            <text:p>0</text:p>
          </table:table-cell>
          <table:table-cell office:value-type="float" office:value="17.14816" calcext:value-type="float">
            <text:p>17.14816</text:p>
          </table:table-cell>
          <table:table-cell office:value-type="float" office:value="16.70653" calcext:value-type="float">
            <text:p>16.70653</text:p>
          </table:table-cell>
          <table:table-cell office:value-type="float" office:value="26.46829" calcext:value-type="float">
            <text:p>26.46829</text:p>
          </table:table-cell>
          <table:table-cell office:value-type="float" office:value="5.757658" calcext:value-type="float">
            <text:p>5.757658</text:p>
          </table:table-cell>
          <table:table-cell office:value-type="float" office:value="4.528229" calcext:value-type="float">
            <text:p>4.528229</text:p>
          </table:table-cell>
          <table:table-cell office:value-type="float" office:value="2.233113" calcext:value-type="float">
            <text:p>2.233113</text:p>
          </table:table-cell>
          <table:table-cell office:value-type="float" office:value="2.288733" calcext:value-type="float">
            <text:p>2.288733</text:p>
          </table:table-cell>
          <table:table-cell office:value-type="float" office:value="5.054257" calcext:value-type="float">
            <text:p>5.054257</text:p>
          </table:table-cell>
          <table:table-cell office:value-type="float" office:value="8.164662" calcext:value-type="float">
            <text:p>8.164662</text:p>
          </table:table-cell>
          <table:table-cell office:value-type="float" office:value="8.477757" calcext:value-type="float">
            <text:p>8.477757</text:p>
          </table:table-cell>
          <table:table-cell office:value-type="float" office:value="8.982163" calcext:value-type="float">
            <text:p>8.982163</text:p>
          </table:table-cell>
          <table:table-cell office:value-type="float" office:value="9.444339" calcext:value-type="float">
            <text:p>9.444339</text:p>
          </table:table-cell>
          <table:table-cell office:value-type="float" office:value="10.32469" calcext:value-type="float">
            <text:p>10.32469</text:p>
          </table:table-cell>
          <table:table-cell office:value-type="float" office:value="10.78851" calcext:value-type="float">
            <text:p>10.78851</text:p>
          </table:table-cell>
          <table:table-cell office:value-type="float" office:value="0" calcext:value-type="float">
            <text:p>0</text:p>
          </table:table-cell>
          <table:table-cell office:value-type="float" office:value="0.01066402" calcext:value-type="float">
            <text:p>0.01066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7954" calcext:value-type="float">
            <text:p>0.39479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2.815537" calcext:value-type="float">
            <text:p>2.815537</text:p>
          </table:table-cell>
          <table:table-cell office:value-type="float" office:value="135.8904" calcext:value-type="float">
            <text:p>135.8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8609" calcext:value-type="float">
            <text:p>34.88609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343127" calcext:value-type="float">
            <text:p>2.343127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34934" calcext:value-type="float">
            <text:p>0.00134934</text:p>
          </table:table-cell>
          <table:table-cell office:value-type="float" office:value="1169.715" calcext:value-type="float">
            <text:p>1169.715</text:p>
          </table:table-cell>
          <table:table-cell office:value-type="float" office:value="1.712491" calcext:value-type="float">
            <text:p>1.712491</text:p>
          </table:table-cell>
          <table:table-cell office:value-type="float" office:value="0" calcext:value-type="float">
            <text:p>0</text:p>
          </table:table-cell>
          <table:table-cell office:value-type="float" office:value="0.0443686" calcext:value-type="float">
            <text:p>0.0443686</text:p>
          </table:table-cell>
          <table:table-cell office:value-type="float" office:value="0.2241273" calcext:value-type="float">
            <text:p>0.2241273</text:p>
          </table:table-cell>
          <table:table-cell office:value-type="float" office:value="0.2523856" calcext:value-type="float">
            <text:p>0.2523856</text:p>
          </table:table-cell>
          <table:table-cell office:value-type="float" office:value="0.0758624" calcext:value-type="float">
            <text:p>0.0758624</text:p>
          </table:table-cell>
          <table:table-cell office:value-type="float" office:value="0.06216465" calcext:value-type="float">
            <text:p>0.06216465</text:p>
          </table:table-cell>
          <table:table-cell office:value-type="float" office:value="0.02878834" calcext:value-type="float">
            <text:p>0.02878834</text:p>
          </table:table-cell>
          <table:table-cell office:value-type="float" office:value="0.03244042" calcext:value-type="float">
            <text:p>0.03244042</text:p>
          </table:table-cell>
          <table:table-cell office:value-type="float" office:value="0.07985311" calcext:value-type="float">
            <text:p>0.07985311</text:p>
          </table:table-cell>
          <table:table-cell office:value-type="float" office:value="0.1481027" calcext:value-type="float">
            <text:p>0.1481027</text:p>
          </table:table-cell>
          <table:table-cell office:value-type="float" office:value="0.1505172" calcext:value-type="float">
            <text:p>0.1505172</text:p>
          </table:table-cell>
          <table:table-cell office:value-type="float" office:value="0.155421" calcext:value-type="float">
            <text:p>0.155421</text:p>
          </table:table-cell>
          <table:table-cell office:value-type="float" office:value="0.1604641" calcext:value-type="float">
            <text:p>0.1604641</text:p>
          </table:table-cell>
          <table:table-cell office:value-type="float" office:value="0.1697125" calcext:value-type="float">
            <text:p>0.1697125</text:p>
          </table:table-cell>
          <table:table-cell office:value-type="float" office:value="0.1744605" calcext:value-type="float">
            <text:p>0.1744605</text:p>
          </table:table-cell>
          <table:table-cell office:value-type="float" office:value="0" calcext:value-type="float">
            <text:p>0</text:p>
          </table:table-cell>
          <table:table-cell office:value-type="float" office:value="17.11969" calcext:value-type="float">
            <text:p>17.11969</text:p>
          </table:table-cell>
          <table:table-cell office:value-type="float" office:value="16.73304" calcext:value-type="float">
            <text:p>16.73304</text:p>
          </table:table-cell>
          <table:table-cell office:value-type="float" office:value="26.47337" calcext:value-type="float">
            <text:p>26.47337</text:p>
          </table:table-cell>
          <table:table-cell office:value-type="float" office:value="5.768913" calcext:value-type="float">
            <text:p>5.768913</text:p>
          </table:table-cell>
          <table:table-cell office:value-type="float" office:value="4.537371" calcext:value-type="float">
            <text:p>4.537371</text:p>
          </table:table-cell>
          <table:table-cell office:value-type="float" office:value="2.235224" calcext:value-type="float">
            <text:p>2.235224</text:p>
          </table:table-cell>
          <table:table-cell office:value-type="float" office:value="2.290904" calcext:value-type="float">
            <text:p>2.290904</text:p>
          </table:table-cell>
          <table:table-cell office:value-type="float" office:value="5.058589" calcext:value-type="float">
            <text:p>5.058589</text:p>
          </table:table-cell>
          <table:table-cell office:value-type="float" office:value="8.170422" calcext:value-type="float">
            <text:p>8.170422</text:p>
          </table:table-cell>
          <table:table-cell office:value-type="float" office:value="8.483149" calcext:value-type="float">
            <text:p>8.483149</text:p>
          </table:table-cell>
          <table:table-cell office:value-type="float" office:value="8.987368" calcext:value-type="float">
            <text:p>8.987368</text:p>
          </table:table-cell>
          <table:table-cell office:value-type="float" office:value="9.449068" calcext:value-type="float">
            <text:p>9.449068</text:p>
          </table:table-cell>
          <table:table-cell office:value-type="float" office:value="10.32864" calcext:value-type="float">
            <text:p>10.32864</text:p>
          </table:table-cell>
          <table:table-cell office:value-type="float" office:value="10.79228" calcext:value-type="float">
            <text:p>10.79228</text:p>
          </table:table-cell>
          <table:table-cell office:value-type="float" office:value="0" calcext:value-type="float">
            <text:p>0</text:p>
          </table:table-cell>
          <table:table-cell office:value-type="float" office:value="0.008082576" calcext:value-type="float">
            <text:p>0.008082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6193" calcext:value-type="float">
            <text:p>0.401619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2.806563" calcext:value-type="float">
            <text:p>2.806563</text:p>
          </table:table-cell>
          <table:table-cell office:value-type="float" office:value="135.8922" calcext:value-type="float">
            <text:p>135.8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0487" calcext:value-type="float">
            <text:p>34.90487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15512" calcext:value-type="float">
            <text:p>2.415512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354146" calcext:value-type="float">
            <text:p>0.001354146</text:p>
          </table:table-cell>
          <table:table-cell office:value-type="float" office:value="1169.702" calcext:value-type="float">
            <text:p>1169.702</text:p>
          </table:table-cell>
          <table:table-cell office:value-type="float" office:value="1.737884" calcext:value-type="float">
            <text:p>1.737884</text:p>
          </table:table-cell>
          <table:table-cell office:value-type="float" office:value="0" calcext:value-type="float">
            <text:p>0</text:p>
          </table:table-cell>
          <table:table-cell office:value-type="float" office:value="0.04378042" calcext:value-type="float">
            <text:p>0.04378042</text:p>
          </table:table-cell>
          <table:table-cell office:value-type="float" office:value="0.2084289" calcext:value-type="float">
            <text:p>0.2084289</text:p>
          </table:table-cell>
          <table:table-cell office:value-type="float" office:value="0.2413798" calcext:value-type="float">
            <text:p>0.2413798</text:p>
          </table:table-cell>
          <table:table-cell office:value-type="float" office:value="0.07222584" calcext:value-type="float">
            <text:p>0.07222584</text:p>
          </table:table-cell>
          <table:table-cell office:value-type="float" office:value="0.06085995" calcext:value-type="float">
            <text:p>0.06085995</text:p>
          </table:table-cell>
          <table:table-cell office:value-type="float" office:value="0.02853691" calcext:value-type="float">
            <text:p>0.02853691</text:p>
          </table:table-cell>
          <table:table-cell office:value-type="float" office:value="0.03249411" calcext:value-type="float">
            <text:p>0.03249411</text:p>
          </table:table-cell>
          <table:table-cell office:value-type="float" office:value="0.07995824" calcext:value-type="float">
            <text:p>0.07995824</text:p>
          </table:table-cell>
          <table:table-cell office:value-type="float" office:value="0.1482191" calcext:value-type="float">
            <text:p>0.1482191</text:p>
          </table:table-cell>
          <table:table-cell office:value-type="float" office:value="0.1505987" calcext:value-type="float">
            <text:p>0.1505987</text:p>
          </table:table-cell>
          <table:table-cell office:value-type="float" office:value="0.1554828" calcext:value-type="float">
            <text:p>0.1554828</text:p>
          </table:table-cell>
          <table:table-cell office:value-type="float" office:value="0.1605203" calcext:value-type="float">
            <text:p>0.1605203</text:p>
          </table:table-cell>
          <table:table-cell office:value-type="float" office:value="0.169756" calcext:value-type="float">
            <text:p>0.169756</text:p>
          </table:table-cell>
          <table:table-cell office:value-type="float" office:value="0.1745013" calcext:value-type="float">
            <text:p>0.1745013</text:p>
          </table:table-cell>
          <table:table-cell office:value-type="float" office:value="0" calcext:value-type="float">
            <text:p>0</text:p>
          </table:table-cell>
          <table:table-cell office:value-type="float" office:value="17.09589" calcext:value-type="float">
            <text:p>17.09589</text:p>
          </table:table-cell>
          <table:table-cell office:value-type="float" office:value="16.75561" calcext:value-type="float">
            <text:p>16.75561</text:p>
          </table:table-cell>
          <table:table-cell office:value-type="float" office:value="26.47717" calcext:value-type="float">
            <text:p>26.47717</text:p>
          </table:table-cell>
          <table:table-cell office:value-type="float" office:value="5.778639" calcext:value-type="float">
            <text:p>5.778639</text:p>
          </table:table-cell>
          <table:table-cell office:value-type="float" office:value="4.546429" calcext:value-type="float">
            <text:p>4.546429</text:p>
          </table:table-cell>
          <table:table-cell office:value-type="float" office:value="2.237328" calcext:value-type="float">
            <text:p>2.237328</text:p>
          </table:table-cell>
          <table:table-cell office:value-type="float" office:value="2.293107" calcext:value-type="float">
            <text:p>2.293107</text:p>
          </table:table-cell>
          <table:table-cell office:value-type="float" office:value="5.062931" calcext:value-type="float">
            <text:p>5.062931</text:p>
          </table:table-cell>
          <table:table-cell office:value-type="float" office:value="8.176181" calcext:value-type="float">
            <text:p>8.176181</text:p>
          </table:table-cell>
          <table:table-cell office:value-type="float" office:value="8.488538" calcext:value-type="float">
            <text:p>8.488538</text:p>
          </table:table-cell>
          <table:table-cell office:value-type="float" office:value="8.992571" calcext:value-type="float">
            <text:p>8.992571</text:p>
          </table:table-cell>
          <table:table-cell office:value-type="float" office:value="9.453797" calcext:value-type="float">
            <text:p>9.453797</text:p>
          </table:table-cell>
          <table:table-cell office:value-type="float" office:value="10.3326" calcext:value-type="float">
            <text:p>10.3326</text:p>
          </table:table-cell>
          <table:table-cell office:value-type="float" office:value="10.79605" calcext:value-type="float">
            <text:p>10.79605</text:p>
          </table:table-cell>
          <table:table-cell office:value-type="float" office:value="0" calcext:value-type="float">
            <text:p>0</text:p>
          </table:table-cell>
          <table:table-cell office:value-type="float" office:value="0.008392767" calcext:value-type="float">
            <text:p>0.008392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78171" calcext:value-type="float">
            <text:p>0.40781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2.801346" calcext:value-type="float">
            <text:p>2.801346</text:p>
          </table:table-cell>
          <table:table-cell office:value-type="float" office:value="135.892" calcext:value-type="float">
            <text:p>135.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2261" calcext:value-type="float">
            <text:p>34.92261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16747" calcext:value-type="float">
            <text:p>2.416747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359586" calcext:value-type="float">
            <text:p>0.001359586</text:p>
          </table:table-cell>
          <table:table-cell office:value-type="float" office:value="1169.689" calcext:value-type="float">
            <text:p>1169.689</text:p>
          </table:table-cell>
          <table:table-cell office:value-type="float" office:value="1.747346" calcext:value-type="float">
            <text:p>1.747346</text:p>
          </table:table-cell>
          <table:table-cell office:value-type="float" office:value="0" calcext:value-type="float">
            <text:p>0</text:p>
          </table:table-cell>
          <table:table-cell office:value-type="float" office:value="0.01904086" calcext:value-type="float">
            <text:p>0.01904086</text:p>
          </table:table-cell>
          <table:table-cell office:value-type="float" office:value="0.1688808" calcext:value-type="float">
            <text:p>0.1688808</text:p>
          </table:table-cell>
          <table:table-cell office:value-type="float" office:value="0.2215687" calcext:value-type="float">
            <text:p>0.2215687</text:p>
          </table:table-cell>
          <table:table-cell office:value-type="float" office:value="0.06434606" calcext:value-type="float">
            <text:p>0.06434606</text:p>
          </table:table-cell>
          <table:table-cell office:value-type="float" office:value="0.05521914" calcext:value-type="float">
            <text:p>0.05521914</text:p>
          </table:table-cell>
          <table:table-cell office:value-type="float" office:value="0.02749129" calcext:value-type="float">
            <text:p>0.02749129</text:p>
          </table:table-cell>
          <table:table-cell office:value-type="float" office:value="0.03212512" calcext:value-type="float">
            <text:p>0.03212512</text:p>
          </table:table-cell>
          <table:table-cell office:value-type="float" office:value="0.07994252" calcext:value-type="float">
            <text:p>0.07994252</text:p>
          </table:table-cell>
          <table:table-cell office:value-type="float" office:value="0.148319" calcext:value-type="float">
            <text:p>0.148319</text:p>
          </table:table-cell>
          <table:table-cell office:value-type="float" office:value="0.150679" calcext:value-type="float">
            <text:p>0.150679</text:p>
          </table:table-cell>
          <table:table-cell office:value-type="float" office:value="0.1555445" calcext:value-type="float">
            <text:p>0.1555445</text:p>
          </table:table-cell>
          <table:table-cell office:value-type="float" office:value="0.1605735" calcext:value-type="float">
            <text:p>0.1605735</text:p>
          </table:table-cell>
          <table:table-cell office:value-type="float" office:value="0.1697992" calcext:value-type="float">
            <text:p>0.1697992</text:p>
          </table:table-cell>
          <table:table-cell office:value-type="float" office:value="0.1745418" calcext:value-type="float">
            <text:p>0.1745418</text:p>
          </table:table-cell>
          <table:table-cell office:value-type="float" office:value="0" calcext:value-type="float">
            <text:p>0</text:p>
          </table:table-cell>
          <table:table-cell office:value-type="float" office:value="17.06097" calcext:value-type="float">
            <text:p>17.06097</text:p>
          </table:table-cell>
          <table:table-cell office:value-type="float" office:value="16.76906" calcext:value-type="float">
            <text:p>16.76906</text:p>
          </table:table-cell>
          <table:table-cell office:value-type="float" office:value="26.47483" calcext:value-type="float">
            <text:p>26.47483</text:p>
          </table:table-cell>
          <table:table-cell office:value-type="float" office:value="5.785842" calcext:value-type="float">
            <text:p>5.785842</text:p>
          </table:table-cell>
          <table:table-cell office:value-type="float" office:value="4.553866" calcext:value-type="float">
            <text:p>4.553866</text:p>
          </table:table-cell>
          <table:table-cell office:value-type="float" office:value="2.239252" calcext:value-type="float">
            <text:p>2.239252</text:p>
          </table:table-cell>
          <table:table-cell office:value-type="float" office:value="2.295269" calcext:value-type="float">
            <text:p>2.295269</text:p>
          </table:table-cell>
          <table:table-cell office:value-type="float" office:value="5.067272" calcext:value-type="float">
            <text:p>5.067272</text:p>
          </table:table-cell>
          <table:table-cell office:value-type="float" office:value="8.18194" calcext:value-type="float">
            <text:p>8.18194</text:p>
          </table:table-cell>
          <table:table-cell office:value-type="float" office:value="8.493932" calcext:value-type="float">
            <text:p>8.493932</text:p>
          </table:table-cell>
          <table:table-cell office:value-type="float" office:value="8.997767" calcext:value-type="float">
            <text:p>8.997767</text:p>
          </table:table-cell>
          <table:table-cell office:value-type="float" office:value="9.458531" calcext:value-type="float">
            <text:p>9.458531</text:p>
          </table:table-cell>
          <table:table-cell office:value-type="float" office:value="10.33655" calcext:value-type="float">
            <text:p>10.33655</text:p>
          </table:table-cell>
          <table:table-cell office:value-type="float" office:value="10.79973" calcext:value-type="float">
            <text:p>10.79973</text:p>
          </table:table-cell>
          <table:table-cell office:value-type="float" office:value="0" calcext:value-type="float">
            <text:p>0</text:p>
          </table:table-cell>
          <table:table-cell office:value-type="float" office:value="0.04023525" calcext:value-type="float">
            <text:p>0.04023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23051" calcext:value-type="float">
            <text:p>0.41230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2.792429" calcext:value-type="float">
            <text:p>2.792429</text:p>
          </table:table-cell>
          <table:table-cell office:value-type="float" office:value="135.8955" calcext:value-type="float">
            <text:p>135.8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3958" calcext:value-type="float">
            <text:p>34.93958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18132" calcext:value-type="float">
            <text:p>2.418132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365678" calcext:value-type="float">
            <text:p>0.001365678</text:p>
          </table:table-cell>
          <table:table-cell office:value-type="float" office:value="1169.677" calcext:value-type="float">
            <text:p>1169.677</text:p>
          </table:table-cell>
          <table:table-cell office:value-type="float" office:value="1.77283" calcext:value-type="float">
            <text:p>1.77283</text:p>
          </table:table-cell>
          <table:table-cell office:value-type="float" office:value="0" calcext:value-type="float">
            <text:p>0</text:p>
          </table:table-cell>
          <table:table-cell office:value-type="float" office:value="0.04073152" calcext:value-type="float">
            <text:p>0.04073152</text:p>
          </table:table-cell>
          <table:table-cell office:value-type="float" office:value="0.1785251" calcext:value-type="float">
            <text:p>0.1785251</text:p>
          </table:table-cell>
          <table:table-cell office:value-type="float" office:value="0.2255773" calcext:value-type="float">
            <text:p>0.2255773</text:p>
          </table:table-cell>
          <table:table-cell office:value-type="float" office:value="0.064173" calcext:value-type="float">
            <text:p>0.064173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0.02691681" calcext:value-type="float">
            <text:p>0.02691681</text:p>
          </table:table-cell>
          <table:table-cell office:value-type="float" office:value="0.03173946" calcext:value-type="float">
            <text:p>0.03173946</text:p>
          </table:table-cell>
          <table:table-cell office:value-type="float" office:value="0.07977901" calcext:value-type="float">
            <text:p>0.07977901</text:p>
          </table:table-cell>
          <table:table-cell office:value-type="float" office:value="0.1483814" calcext:value-type="float">
            <text:p>0.1483814</text:p>
          </table:table-cell>
          <table:table-cell office:value-type="float" office:value="0.1507551" calcext:value-type="float">
            <text:p>0.1507551</text:p>
          </table:table-cell>
          <table:table-cell office:value-type="float" office:value="0.1556054" calcext:value-type="float">
            <text:p>0.1556054</text:p>
          </table:table-cell>
          <table:table-cell office:value-type="float" office:value="0.1606296" calcext:value-type="float">
            <text:p>0.1606296</text:p>
          </table:table-cell>
          <table:table-cell office:value-type="float" office:value="0.1698423" calcext:value-type="float">
            <text:p>0.1698423</text:p>
          </table:table-cell>
          <table:table-cell office:value-type="float" office:value="0.1745819" calcext:value-type="float">
            <text:p>0.1745819</text:p>
          </table:table-cell>
          <table:table-cell office:value-type="float" office:value="0" calcext:value-type="float">
            <text:p>0</text:p>
          </table:table-cell>
          <table:table-cell office:value-type="float" office:value="17.02542" calcext:value-type="float">
            <text:p>17.02542</text:p>
          </table:table-cell>
          <table:table-cell office:value-type="float" office:value="16.77507" calcext:value-type="float">
            <text:p>16.77507</text:p>
          </table:table-cell>
          <table:table-cell office:value-type="float" office:value="26.4684" calcext:value-type="float">
            <text:p>26.4684</text:p>
          </table:table-cell>
          <table:table-cell office:value-type="float" office:value="5.790843" calcext:value-type="float">
            <text:p>5.790843</text:p>
          </table:table-cell>
          <table:table-cell office:value-type="float" office:value="4.559479" calcext:value-type="float">
            <text:p>4.559479</text:p>
          </table:table-cell>
          <table:table-cell office:value-type="float" office:value="2.240899" calcext:value-type="float">
            <text:p>2.240899</text:p>
          </table:table-cell>
          <table:table-cell office:value-type="float" office:value="2.297313" calcext:value-type="float">
            <text:p>2.297313</text:p>
          </table:table-cell>
          <table:table-cell office:value-type="float" office:value="5.071574" calcext:value-type="float">
            <text:p>5.071574</text:p>
          </table:table-cell>
          <table:table-cell office:value-type="float" office:value="8.187699" calcext:value-type="float">
            <text:p>8.187699</text:p>
          </table:table-cell>
          <table:table-cell office:value-type="float" office:value="8.49932" calcext:value-type="float">
            <text:p>8.49932</text:p>
          </table:table-cell>
          <table:table-cell office:value-type="float" office:value="9.002914" calcext:value-type="float">
            <text:p>9.002914</text:p>
          </table:table-cell>
          <table:table-cell office:value-type="float" office:value="9.463256" calcext:value-type="float">
            <text:p>9.463256</text:p>
          </table:table-cell>
          <table:table-cell office:value-type="float" office:value="10.3405" calcext:value-type="float">
            <text:p>10.3405</text:p>
          </table:table-cell>
          <table:table-cell office:value-type="float" office:value="10.80339" calcext:value-type="float">
            <text:p>10.80339</text:p>
          </table:table-cell>
          <table:table-cell office:value-type="float" office:value="0" calcext:value-type="float">
            <text:p>0</text:p>
          </table:table-cell>
          <table:table-cell office:value-type="float" office:value="0.004323777" calcext:value-type="float">
            <text:p>0.004323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9531" calcext:value-type="float">
            <text:p>0.41695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2.785591" calcext:value-type="float">
            <text:p>2.785591</text:p>
          </table:table-cell>
          <table:table-cell office:value-type="float" office:value="135.8967" calcext:value-type="float">
            <text:p>135.8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5692" calcext:value-type="float">
            <text:p>34.95692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19644" calcext:value-type="float">
            <text:p>2.419644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372329" calcext:value-type="float">
            <text:p>0.001372329</text:p>
          </table:table-cell>
          <table:table-cell office:value-type="float" office:value="1169.664" calcext:value-type="float">
            <text:p>1169.664</text:p>
          </table:table-cell>
          <table:table-cell office:value-type="float" office:value="1.781427" calcext:value-type="float">
            <text:p>1.781427</text:p>
          </table:table-cell>
          <table:table-cell office:value-type="float" office:value="0" calcext:value-type="float">
            <text:p>0</text:p>
          </table:table-cell>
          <table:table-cell office:value-type="float" office:value="0.0539533" calcext:value-type="float">
            <text:p>0.0539533</text:p>
          </table:table-cell>
          <table:table-cell office:value-type="float" office:value="0.1829425" calcext:value-type="float">
            <text:p>0.1829425</text:p>
          </table:table-cell>
          <table:table-cell office:value-type="float" office:value="0.2249063" calcext:value-type="float">
            <text:p>0.2249063</text:p>
          </table:table-cell>
          <table:table-cell office:value-type="float" office:value="0.06415737" calcext:value-type="float">
            <text:p>0.06415737</text:p>
          </table:table-cell>
          <table:table-cell office:value-type="float" office:value="0.05453637" calcext:value-type="float">
            <text:p>0.05453637</text:p>
          </table:table-cell>
          <table:table-cell office:value-type="float" office:value="0.02690062" calcext:value-type="float">
            <text:p>0.02690062</text:p>
          </table:table-cell>
          <table:table-cell office:value-type="float" office:value="0.03169295" calcext:value-type="float">
            <text:p>0.03169295</text:p>
          </table:table-cell>
          <table:table-cell office:value-type="float" office:value="0.07969221" calcext:value-type="float">
            <text:p>0.07969221</text:p>
          </table:table-cell>
          <table:table-cell office:value-type="float" office:value="0.148421" calcext:value-type="float">
            <text:p>0.148421</text:p>
          </table:table-cell>
          <table:table-cell office:value-type="float" office:value="0.1508247" calcext:value-type="float">
            <text:p>0.1508247</text:p>
          </table:table-cell>
          <table:table-cell office:value-type="float" office:value="0.1556658" calcext:value-type="float">
            <text:p>0.1556658</text:p>
          </table:table-cell>
          <table:table-cell office:value-type="float" office:value="0.1606877" calcext:value-type="float">
            <text:p>0.1606877</text:p>
          </table:table-cell>
          <table:table-cell office:value-type="float" office:value="0.1698855" calcext:value-type="float">
            <text:p>0.1698855</text:p>
          </table:table-cell>
          <table:table-cell office:value-type="float" office:value="0.1746219" calcext:value-type="float">
            <text:p>0.1746219</text:p>
          </table:table-cell>
          <table:table-cell office:value-type="float" office:value="0" calcext:value-type="float">
            <text:p>0</text:p>
          </table:table-cell>
          <table:table-cell office:value-type="float" office:value="17.00627" calcext:value-type="float">
            <text:p>17.00627</text:p>
          </table:table-cell>
          <table:table-cell office:value-type="float" office:value="16.78452" calcext:value-type="float">
            <text:p>16.78452</text:p>
          </table:table-cell>
          <table:table-cell office:value-type="float" office:value="26.46327" calcext:value-type="float">
            <text:p>26.46327</text:p>
          </table:table-cell>
          <table:table-cell office:value-type="float" office:value="5.796127" calcext:value-type="float">
            <text:p>5.796127</text:p>
          </table:table-cell>
          <table:table-cell office:value-type="float" office:value="4.565256" calcext:value-type="float">
            <text:p>4.565256</text:p>
          </table:table-cell>
          <table:table-cell office:value-type="float" office:value="2.24251" calcext:value-type="float">
            <text:p>2.24251</text:p>
          </table:table-cell>
          <table:table-cell office:value-type="float" office:value="2.299312" calcext:value-type="float">
            <text:p>2.299312</text:p>
          </table:table-cell>
          <table:table-cell office:value-type="float" office:value="5.075831" calcext:value-type="float">
            <text:p>5.075831</text:p>
          </table:table-cell>
          <table:table-cell office:value-type="float" office:value="8.193459" calcext:value-type="float">
            <text:p>8.193459</text:p>
          </table:table-cell>
          <table:table-cell office:value-type="float" office:value="8.504713" calcext:value-type="float">
            <text:p>8.504713</text:p>
          </table:table-cell>
          <table:table-cell office:value-type="float" office:value="9.008061" calcext:value-type="float">
            <text:p>9.008061</text:p>
          </table:table-cell>
          <table:table-cell office:value-type="float" office:value="9.46799" calcext:value-type="float">
            <text:p>9.46799</text:p>
          </table:table-cell>
          <table:table-cell office:value-type="float" office:value="10.34446" calcext:value-type="float">
            <text:p>10.34446</text:p>
          </table:table-cell>
          <table:table-cell office:value-type="float" office:value="10.80706" calcext:value-type="float">
            <text:p>10.80706</text:p>
          </table:table-cell>
          <table:table-cell office:value-type="float" office:value="0" calcext:value-type="float">
            <text:p>0</text:p>
          </table:table-cell>
          <table:table-cell office:value-type="float" office:value="0.003537902" calcext:value-type="float">
            <text:p>0.003537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8262" calcext:value-type="float">
            <text:p>0.42182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2.759719" calcext:value-type="float">
            <text:p>2.759719</text:p>
          </table:table-cell>
          <table:table-cell office:value-type="float" office:value="135.9007" calcext:value-type="float">
            <text:p>135.9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7475" calcext:value-type="float">
            <text:p>34.97475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21268" calcext:value-type="float">
            <text:p>2.421268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379467" calcext:value-type="float">
            <text:p>0.001379467</text:p>
          </table:table-cell>
          <table:table-cell office:value-type="float" office:value="1169.655" calcext:value-type="float">
            <text:p>1169.655</text:p>
          </table:table-cell>
          <table:table-cell office:value-type="float" office:value="1.749554" calcext:value-type="float">
            <text:p>1.749554</text:p>
          </table:table-cell>
          <table:table-cell office:value-type="float" office:value="0" calcext:value-type="float">
            <text:p>0</text:p>
          </table:table-cell>
          <table:table-cell office:value-type="float" office:value="0.4022322" calcext:value-type="float">
            <text:p>0.4022322</text:p>
          </table:table-cell>
          <table:table-cell office:value-type="float" office:value="0.2165107" calcext:value-type="float">
            <text:p>0.2165107</text:p>
          </table:table-cell>
          <table:table-cell office:value-type="float" office:value="0.2357729" calcext:value-type="float">
            <text:p>0.2357729</text:p>
          </table:table-cell>
          <table:table-cell office:value-type="float" office:value="0.06830494" calcext:value-type="float">
            <text:p>0.06830494</text:p>
          </table:table-cell>
          <table:table-cell office:value-type="float" office:value="0.05740599" calcext:value-type="float">
            <text:p>0.05740599</text:p>
          </table:table-cell>
          <table:table-cell office:value-type="float" office:value="0.02728699" calcext:value-type="float">
            <text:p>0.02728699</text:p>
          </table:table-cell>
          <table:table-cell office:value-type="float" office:value="0.03178588" calcext:value-type="float">
            <text:p>0.03178588</text:p>
          </table:table-cell>
          <table:table-cell office:value-type="float" office:value="0.07966568" calcext:value-type="float">
            <text:p>0.07966568</text:p>
          </table:table-cell>
          <table:table-cell office:value-type="float" office:value="0.1484617" calcext:value-type="float">
            <text:p>0.1484617</text:p>
          </table:table-cell>
          <table:table-cell office:value-type="float" office:value="0.1508888" calcext:value-type="float">
            <text:p>0.1508888</text:p>
          </table:table-cell>
          <table:table-cell office:value-type="float" office:value="0.1557253" calcext:value-type="float">
            <text:p>0.1557253</text:p>
          </table:table-cell>
          <table:table-cell office:value-type="float" office:value="0.1607609" calcext:value-type="float">
            <text:p>0.1607609</text:p>
          </table:table-cell>
          <table:table-cell office:value-type="float" office:value="0.1699287" calcext:value-type="float">
            <text:p>0.1699287</text:p>
          </table:table-cell>
          <table:table-cell office:value-type="float" office:value="0.1746618" calcext:value-type="float">
            <text:p>0.1746618</text:p>
          </table:table-cell>
          <table:table-cell office:value-type="float" office:value="0" calcext:value-type="float">
            <text:p>0</text:p>
          </table:table-cell>
          <table:table-cell office:value-type="float" office:value="17.01106" calcext:value-type="float">
            <text:p>17.01106</text:p>
          </table:table-cell>
          <table:table-cell office:value-type="float" office:value="16.7974" calcext:value-type="float">
            <text:p>16.7974</text:p>
          </table:table-cell>
          <table:table-cell office:value-type="float" office:value="26.45967" calcext:value-type="float">
            <text:p>26.45967</text:p>
          </table:table-cell>
          <table:table-cell office:value-type="float" office:value="5.801929" calcext:value-type="float">
            <text:p>5.801929</text:p>
          </table:table-cell>
          <table:table-cell office:value-type="float" office:value="4.571361" calcext:value-type="float">
            <text:p>4.571361</text:p>
          </table:table-cell>
          <table:table-cell office:value-type="float" office:value="2.244131" calcext:value-type="float">
            <text:p>2.244131</text:p>
          </table:table-cell>
          <table:table-cell office:value-type="float" office:value="2.301301" calcext:value-type="float">
            <text:p>2.301301</text:p>
          </table:table-cell>
          <table:table-cell office:value-type="float" office:value="5.080055" calcext:value-type="float">
            <text:p>5.080055</text:p>
          </table:table-cell>
          <table:table-cell office:value-type="float" office:value="8.199219" calcext:value-type="float">
            <text:p>8.199219</text:p>
          </table:table-cell>
          <table:table-cell office:value-type="float" office:value="8.510105" calcext:value-type="float">
            <text:p>8.510105</text:p>
          </table:table-cell>
          <table:table-cell office:value-type="float" office:value="9.013209" calcext:value-type="float">
            <text:p>9.013209</text:p>
          </table:table-cell>
          <table:table-cell office:value-type="float" office:value="9.472713" calcext:value-type="float">
            <text:p>9.472713</text:p>
          </table:table-cell>
          <table:table-cell office:value-type="float" office:value="10.34841" calcext:value-type="float">
            <text:p>10.34841</text:p>
          </table:table-cell>
          <table:table-cell office:value-type="float" office:value="10.81073" calcext:value-type="float">
            <text:p>10.81073</text:p>
          </table:table-cell>
          <table:table-cell office:value-type="float" office:value="0" calcext:value-type="float">
            <text:p>0</text:p>
          </table:table-cell>
          <table:table-cell office:value-type="float" office:value="12.04822" calcext:value-type="float">
            <text:p>12.04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9002" calcext:value-type="float">
            <text:p>0.44290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2.758564" calcext:value-type="float">
            <text:p>2.758564</text:p>
          </table:table-cell>
          <table:table-cell office:value-type="float" office:value="135.9044" calcext:value-type="float">
            <text:p>135.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9334" calcext:value-type="float">
            <text:p>34.99334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22985" calcext:value-type="float">
            <text:p>2.422985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387024" calcext:value-type="float">
            <text:p>0.001387024</text:p>
          </table:table-cell>
          <table:table-cell office:value-type="float" office:value="1169.644" calcext:value-type="float">
            <text:p>1169.644</text:p>
          </table:table-cell>
          <table:table-cell office:value-type="float" office:value="1.782691" calcext:value-type="float">
            <text:p>1.782691</text:p>
          </table:table-cell>
          <table:table-cell office:value-type="float" office:value="0" calcext:value-type="float">
            <text:p>0</text:p>
          </table:table-cell>
          <table:table-cell office:value-type="float" office:value="0.04110284" calcext:value-type="float">
            <text:p>0.04110284</text:p>
          </table:table-cell>
          <table:table-cell office:value-type="float" office:value="0.2039835" calcext:value-type="float">
            <text:p>0.2039835</text:p>
          </table:table-cell>
          <table:table-cell office:value-type="float" office:value="0.2376724" calcext:value-type="float">
            <text:p>0.2376724</text:p>
          </table:table-cell>
          <table:table-cell office:value-type="float" office:value="0.07031258" calcext:value-type="float">
            <text:p>0.07031258</text:p>
          </table:table-cell>
          <table:table-cell office:value-type="float" office:value="0.05954065" calcext:value-type="float">
            <text:p>0.05954065</text:p>
          </table:table-cell>
          <table:table-cell office:value-type="float" office:value="0.02788658" calcext:value-type="float">
            <text:p>0.02788658</text:p>
          </table:table-cell>
          <table:table-cell office:value-type="float" office:value="0.03205765" calcext:value-type="float">
            <text:p>0.03205765</text:p>
          </table:table-cell>
          <table:table-cell office:value-type="float" office:value="0.07974917" calcext:value-type="float">
            <text:p>0.07974917</text:p>
          </table:table-cell>
          <table:table-cell office:value-type="float" office:value="0.1485193" calcext:value-type="float">
            <text:p>0.1485193</text:p>
          </table:table-cell>
          <table:table-cell office:value-type="float" office:value="0.1509505" calcext:value-type="float">
            <text:p>0.1509505</text:p>
          </table:table-cell>
          <table:table-cell office:value-type="float" office:value="0.1557844" calcext:value-type="float">
            <text:p>0.1557844</text:p>
          </table:table-cell>
          <table:table-cell office:value-type="float" office:value="0.1608008" calcext:value-type="float">
            <text:p>0.1608008</text:p>
          </table:table-cell>
          <table:table-cell office:value-type="float" office:value="0.1699719" calcext:value-type="float">
            <text:p>0.1699719</text:p>
          </table:table-cell>
          <table:table-cell office:value-type="float" office:value="0.1747018" calcext:value-type="float">
            <text:p>0.1747018</text:p>
          </table:table-cell>
          <table:table-cell office:value-type="float" office:value="0" calcext:value-type="float">
            <text:p>0</text:p>
          </table:table-cell>
          <table:table-cell office:value-type="float" office:value="17.04066" calcext:value-type="float">
            <text:p>17.04066</text:p>
          </table:table-cell>
          <table:table-cell office:value-type="float" office:value="16.81516" calcext:value-type="float">
            <text:p>16.81516</text:p>
          </table:table-cell>
          <table:table-cell office:value-type="float" office:value="26.45966" calcext:value-type="float">
            <text:p>26.45966</text:p>
          </table:table-cell>
          <table:table-cell office:value-type="float" office:value="5.809308" calcext:value-type="float">
            <text:p>5.809308</text:p>
          </table:table-cell>
          <table:table-cell office:value-type="float" office:value="4.578709" calcext:value-type="float">
            <text:p>4.578709</text:p>
          </table:table-cell>
          <table:table-cell office:value-type="float" office:value="2.245895" calcext:value-type="float">
            <text:p>2.245895</text:p>
          </table:table-cell>
          <table:table-cell office:value-type="float" office:value="2.303328" calcext:value-type="float">
            <text:p>2.303328</text:p>
          </table:table-cell>
          <table:table-cell office:value-type="float" office:value="5.084273" calcext:value-type="float">
            <text:p>5.084273</text:p>
          </table:table-cell>
          <table:table-cell office:value-type="float" office:value="8.204978" calcext:value-type="float">
            <text:p>8.204978</text:p>
          </table:table-cell>
          <table:table-cell office:value-type="float" office:value="8.515496" calcext:value-type="float">
            <text:p>8.515496</text:p>
          </table:table-cell>
          <table:table-cell office:value-type="float" office:value="9.018356" calcext:value-type="float">
            <text:p>9.018356</text:p>
          </table:table-cell>
          <table:table-cell office:value-type="float" office:value="9.477445" calcext:value-type="float">
            <text:p>9.477445</text:p>
          </table:table-cell>
          <table:table-cell office:value-type="float" office:value="10.35237" calcext:value-type="float">
            <text:p>10.35237</text:p>
          </table:table-cell>
          <table:table-cell office:value-type="float" office:value="10.81439" calcext:value-type="float">
            <text:p>10.81439</text:p>
          </table:table-cell>
          <table:table-cell office:value-type="float" office:value="0" calcext:value-type="float">
            <text:p>0</text:p>
          </table:table-cell>
          <table:table-cell office:value-type="float" office:value="0.007350283" calcext:value-type="float">
            <text:p>0.007350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41" calcext:value-type="float">
            <text:p>0.4394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2.745208" calcext:value-type="float">
            <text:p>2.745208</text:p>
          </table:table-cell>
          <table:table-cell office:value-type="float" office:value="135.9113" calcext:value-type="float">
            <text:p>135.9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1111" calcext:value-type="float">
            <text:p>35.01111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24785" calcext:value-type="float">
            <text:p>2.424785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394942" calcext:value-type="float">
            <text:p>0.001394942</text:p>
          </table:table-cell>
          <table:table-cell office:value-type="float" office:value="1169.631" calcext:value-type="float">
            <text:p>1169.631</text:p>
          </table:table-cell>
          <table:table-cell office:value-type="float" office:value="1.817334" calcext:value-type="float">
            <text:p>1.817334</text:p>
          </table:table-cell>
          <table:table-cell office:value-type="float" office:value="0" calcext:value-type="float">
            <text:p>0</text:p>
          </table:table-cell>
          <table:table-cell office:value-type="float" office:value="0.02844588" calcext:value-type="float">
            <text:p>0.02844588</text:p>
          </table:table-cell>
          <table:table-cell office:value-type="float" office:value="0.2009556" calcext:value-type="float">
            <text:p>0.2009556</text:p>
          </table:table-cell>
          <table:table-cell office:value-type="float" office:value="0.2439176" calcext:value-type="float">
            <text:p>0.2439176</text:p>
          </table:table-cell>
          <table:table-cell office:value-type="float" office:value="0.0726119" calcext:value-type="float">
            <text:p>0.0726119</text:p>
          </table:table-cell>
          <table:table-cell office:value-type="float" office:value="0.06137222" calcext:value-type="float">
            <text:p>0.06137222</text:p>
          </table:table-cell>
          <table:table-cell office:value-type="float" office:value="0.02817294" calcext:value-type="float">
            <text:p>0.02817294</text:p>
          </table:table-cell>
          <table:table-cell office:value-type="float" office:value="0.03218123" calcext:value-type="float">
            <text:p>0.03218123</text:p>
          </table:table-cell>
          <table:table-cell office:value-type="float" office:value="0.07983384" calcext:value-type="float">
            <text:p>0.07983384</text:p>
          </table:table-cell>
          <table:table-cell office:value-type="float" office:value="0.1485955" calcext:value-type="float">
            <text:p>0.1485955</text:p>
          </table:table-cell>
          <table:table-cell office:value-type="float" office:value="0.1510125" calcext:value-type="float">
            <text:p>0.1510125</text:p>
          </table:table-cell>
          <table:table-cell office:value-type="float" office:value="0.1558425" calcext:value-type="float">
            <text:p>0.1558425</text:p>
          </table:table-cell>
          <table:table-cell office:value-type="float" office:value="0.1608554" calcext:value-type="float">
            <text:p>0.1608554</text:p>
          </table:table-cell>
          <table:table-cell office:value-type="float" office:value="0.1700151" calcext:value-type="float">
            <text:p>0.1700151</text:p>
          </table:table-cell>
          <table:table-cell office:value-type="float" office:value="0.1747417" calcext:value-type="float">
            <text:p>0.1747417</text:p>
          </table:table-cell>
          <table:table-cell office:value-type="float" office:value="0" calcext:value-type="float">
            <text:p>0</text:p>
          </table:table-cell>
          <table:table-cell office:value-type="float" office:value="17.00276" calcext:value-type="float">
            <text:p>17.00276</text:p>
          </table:table-cell>
          <table:table-cell office:value-type="float" office:value="16.82936" calcext:value-type="float">
            <text:p>16.82936</text:p>
          </table:table-cell>
          <table:table-cell office:value-type="float" office:value="26.45982" calcext:value-type="float">
            <text:p>26.45982</text:p>
          </table:table-cell>
          <table:table-cell office:value-type="float" office:value="5.816916" calcext:value-type="float">
            <text:p>5.816916</text:p>
          </table:table-cell>
          <table:table-cell office:value-type="float" office:value="4.586371" calcext:value-type="float">
            <text:p>4.586371</text:p>
          </table:table-cell>
          <table:table-cell office:value-type="float" office:value="2.247723" calcext:value-type="float">
            <text:p>2.247723</text:p>
          </table:table-cell>
          <table:table-cell office:value-type="float" office:value="2.30538" calcext:value-type="float">
            <text:p>2.30538</text:p>
          </table:table-cell>
          <table:table-cell office:value-type="float" office:value="5.088491" calcext:value-type="float">
            <text:p>5.088491</text:p>
          </table:table-cell>
          <table:table-cell office:value-type="float" office:value="8.210675" calcext:value-type="float">
            <text:p>8.210675</text:p>
          </table:table-cell>
          <table:table-cell office:value-type="float" office:value="8.520888" calcext:value-type="float">
            <text:p>8.520888</text:p>
          </table:table-cell>
          <table:table-cell office:value-type="float" office:value="9.023503" calcext:value-type="float">
            <text:p>9.023503</text:p>
          </table:table-cell>
          <table:table-cell office:value-type="float" office:value="9.482172" calcext:value-type="float">
            <text:p>9.482172</text:p>
          </table:table-cell>
          <table:table-cell office:value-type="float" office:value="10.35632" calcext:value-type="float">
            <text:p>10.35632</text:p>
          </table:table-cell>
          <table:table-cell office:value-type="float" office:value="10.81802" calcext:value-type="float">
            <text:p>10.81802</text:p>
          </table:table-cell>
          <table:table-cell office:value-type="float" office:value="0" calcext:value-type="float">
            <text:p>0</text:p>
          </table:table-cell>
          <table:table-cell office:value-type="float" office:value="0.006168567" calcext:value-type="float">
            <text:p>0.006168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0857" calcext:value-type="float">
            <text:p>0.44508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2.732707" calcext:value-type="float">
            <text:p>2.732707</text:p>
          </table:table-cell>
          <table:table-cell office:value-type="float" office:value="135.9166" calcext:value-type="float">
            <text:p>135.9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2938" calcext:value-type="float">
            <text:p>35.02938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26654" calcext:value-type="float">
            <text:p>2.426654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403169" calcext:value-type="float">
            <text:p>0.001403169</text:p>
          </table:table-cell>
          <table:table-cell office:value-type="float" office:value="1169.619" calcext:value-type="float">
            <text:p>1169.619</text:p>
          </table:table-cell>
          <table:table-cell office:value-type="float" office:value="1.83772" calcext:value-type="float">
            <text:p>1.83772</text:p>
          </table:table-cell>
          <table:table-cell office:value-type="float" office:value="0" calcext:value-type="float">
            <text:p>0</text:p>
          </table:table-cell>
          <table:table-cell office:value-type="float" office:value="0.05329669" calcext:value-type="float">
            <text:p>0.05329669</text:p>
          </table:table-cell>
          <table:table-cell office:value-type="float" office:value="0.2159119" calcext:value-type="float">
            <text:p>0.2159119</text:p>
          </table:table-cell>
          <table:table-cell office:value-type="float" office:value="0.244987" calcext:value-type="float">
            <text:p>0.244987</text:p>
          </table:table-cell>
          <table:table-cell office:value-type="float" office:value="0.07394338" calcext:value-type="float">
            <text:p>0.07394338</text:p>
          </table:table-cell>
          <table:table-cell office:value-type="float" office:value="0.06282627" calcext:value-type="float">
            <text:p>0.06282627</text:p>
          </table:table-cell>
          <table:table-cell office:value-type="float" office:value="0.02857638" calcext:value-type="float">
            <text:p>0.02857638</text:p>
          </table:table-cell>
          <table:table-cell office:value-type="float" office:value="0.03236553" calcext:value-type="float">
            <text:p>0.03236553</text:p>
          </table:table-cell>
          <table:table-cell office:value-type="float" office:value="0.07994735" calcext:value-type="float">
            <text:p>0.07994735</text:p>
          </table:table-cell>
          <table:table-cell office:value-type="float" office:value="0.1486766" calcext:value-type="float">
            <text:p>0.1486766</text:p>
          </table:table-cell>
          <table:table-cell office:value-type="float" office:value="0.1510756" calcext:value-type="float">
            <text:p>0.1510756</text:p>
          </table:table-cell>
          <table:table-cell office:value-type="float" office:value="0.1559007" calcext:value-type="float">
            <text:p>0.1559007</text:p>
          </table:table-cell>
          <table:table-cell office:value-type="float" office:value="0.1609142" calcext:value-type="float">
            <text:p>0.1609142</text:p>
          </table:table-cell>
          <table:table-cell office:value-type="float" office:value="0.1700583" calcext:value-type="float">
            <text:p>0.1700583</text:p>
          </table:table-cell>
          <table:table-cell office:value-type="float" office:value="0.1747817" calcext:value-type="float">
            <text:p>0.1747817</text:p>
          </table:table-cell>
          <table:table-cell office:value-type="float" office:value="0" calcext:value-type="float">
            <text:p>0</text:p>
          </table:table-cell>
          <table:table-cell office:value-type="float" office:value="16.9826" calcext:value-type="float">
            <text:p>16.9826</text:p>
          </table:table-cell>
          <table:table-cell office:value-type="float" office:value="16.84703" calcext:value-type="float">
            <text:p>16.84703</text:p>
          </table:table-cell>
          <table:table-cell office:value-type="float" office:value="26.46186" calcext:value-type="float">
            <text:p>26.46186</text:p>
          </table:table-cell>
          <table:table-cell office:value-type="float" office:value="5.825436" calcext:value-type="float">
            <text:p>5.825436</text:p>
          </table:table-cell>
          <table:table-cell office:value-type="float" office:value="4.594825" calcext:value-type="float">
            <text:p>4.594825</text:p>
          </table:table-cell>
          <table:table-cell office:value-type="float" office:value="2.24965" calcext:value-type="float">
            <text:p>2.24965</text:p>
          </table:table-cell>
          <table:table-cell office:value-type="float" office:value="2.307464" calcext:value-type="float">
            <text:p>2.307464</text:p>
          </table:table-cell>
          <table:table-cell office:value-type="float" office:value="5.092722" calcext:value-type="float">
            <text:p>5.092722</text:p>
          </table:table-cell>
          <table:table-cell office:value-type="float" office:value="8.216343" calcext:value-type="float">
            <text:p>8.216343</text:p>
          </table:table-cell>
          <table:table-cell office:value-type="float" office:value="8.526278" calcext:value-type="float">
            <text:p>8.526278</text:p>
          </table:table-cell>
          <table:table-cell office:value-type="float" office:value="9.028651" calcext:value-type="float">
            <text:p>9.028651</text:p>
          </table:table-cell>
          <table:table-cell office:value-type="float" office:value="9.486906" calcext:value-type="float">
            <text:p>9.486906</text:p>
          </table:table-cell>
          <table:table-cell office:value-type="float" office:value="10.36027" calcext:value-type="float">
            <text:p>10.36027</text:p>
          </table:table-cell>
          <table:table-cell office:value-type="float" office:value="10.82166" calcext:value-type="float">
            <text:p>10.82166</text:p>
          </table:table-cell>
          <table:table-cell office:value-type="float" office:value="0" calcext:value-type="float">
            <text:p>0</text:p>
          </table:table-cell>
          <table:table-cell office:value-type="float" office:value="0.005355383" calcext:value-type="float">
            <text:p>0.005355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4417" calcext:value-type="float">
            <text:p>0.4514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2.721111" calcext:value-type="float">
            <text:p>2.721111</text:p>
          </table:table-cell>
          <table:table-cell office:value-type="float" office:value="135.9206" calcext:value-type="float">
            <text:p>135.9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4797" calcext:value-type="float">
            <text:p>35.04797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28583" calcext:value-type="float">
            <text:p>2.428583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411658" calcext:value-type="float">
            <text:p>0.001411658</text:p>
          </table:table-cell>
          <table:table-cell office:value-type="float" office:value="1169.606" calcext:value-type="float">
            <text:p>1169.606</text:p>
          </table:table-cell>
          <table:table-cell office:value-type="float" office:value="1.850873" calcext:value-type="float">
            <text:p>1.850873</text:p>
          </table:table-cell>
          <table:table-cell office:value-type="float" office:value="0" calcext:value-type="float">
            <text:p>0</text:p>
          </table:table-cell>
          <table:table-cell office:value-type="float" office:value="0.0516825" calcext:value-type="float">
            <text:p>0.0516825</text:p>
          </table:table-cell>
          <table:table-cell office:value-type="float" office:value="0.2241002" calcext:value-type="float">
            <text:p>0.2241002</text:p>
          </table:table-cell>
          <table:table-cell office:value-type="float" office:value="0.2498691" calcext:value-type="float">
            <text:p>0.2498691</text:p>
          </table:table-cell>
          <table:table-cell office:value-type="float" office:value="0.07654887" calcext:value-type="float">
            <text:p>0.07654887</text:p>
          </table:table-cell>
          <table:table-cell office:value-type="float" office:value="0.06495079" calcext:value-type="float">
            <text:p>0.06495079</text:p>
          </table:table-cell>
          <table:table-cell office:value-type="float" office:value="0.02903574" calcext:value-type="float">
            <text:p>0.02903574</text:p>
          </table:table-cell>
          <table:table-cell office:value-type="float" office:value="0.03254432" calcext:value-type="float">
            <text:p>0.03254432</text:p>
          </table:table-cell>
          <table:table-cell office:value-type="float" office:value="0.08006184" calcext:value-type="float">
            <text:p>0.08006184</text:p>
          </table:table-cell>
          <table:table-cell office:value-type="float" office:value="0.1487636" calcext:value-type="float">
            <text:p>0.1487636</text:p>
          </table:table-cell>
          <table:table-cell office:value-type="float" office:value="0.1511409" calcext:value-type="float">
            <text:p>0.1511409</text:p>
          </table:table-cell>
          <table:table-cell office:value-type="float" office:value="0.1559592" calcext:value-type="float">
            <text:p>0.1559592</text:p>
          </table:table-cell>
          <table:table-cell office:value-type="float" office:value="0.1609685" calcext:value-type="float">
            <text:p>0.1609685</text:p>
          </table:table-cell>
          <table:table-cell office:value-type="float" office:value="0.1701015" calcext:value-type="float">
            <text:p>0.1701015</text:p>
          </table:table-cell>
          <table:table-cell office:value-type="float" office:value="0.1748216" calcext:value-type="float">
            <text:p>0.1748216</text:p>
          </table:table-cell>
          <table:table-cell office:value-type="float" office:value="0" calcext:value-type="float">
            <text:p>0</text:p>
          </table:table-cell>
          <table:table-cell office:value-type="float" office:value="16.96868" calcext:value-type="float">
            <text:p>16.96868</text:p>
          </table:table-cell>
          <table:table-cell office:value-type="float" office:value="16.86804" calcext:value-type="float">
            <text:p>16.86804</text:p>
          </table:table-cell>
          <table:table-cell office:value-type="float" office:value="26.46502" calcext:value-type="float">
            <text:p>26.46502</text:p>
          </table:table-cell>
          <table:table-cell office:value-type="float" office:value="5.834581" calcext:value-type="float">
            <text:p>5.834581</text:p>
          </table:table-cell>
          <table:table-cell office:value-type="float" office:value="4.603842" calcext:value-type="float">
            <text:p>4.603842</text:p>
          </table:table-cell>
          <table:table-cell office:value-type="float" office:value="2.251658" calcext:value-type="float">
            <text:p>2.251658</text:p>
          </table:table-cell>
          <table:table-cell office:value-type="float" office:value="2.309575" calcext:value-type="float">
            <text:p>2.309575</text:p>
          </table:table-cell>
          <table:table-cell office:value-type="float" office:value="5.096972" calcext:value-type="float">
            <text:p>5.096972</text:p>
          </table:table-cell>
          <table:table-cell office:value-type="float" office:value="8.222011" calcext:value-type="float">
            <text:p>8.222011</text:p>
          </table:table-cell>
          <table:table-cell office:value-type="float" office:value="8.531671" calcext:value-type="float">
            <text:p>8.531671</text:p>
          </table:table-cell>
          <table:table-cell office:value-type="float" office:value="9.033799" calcext:value-type="float">
            <text:p>9.033799</text:p>
          </table:table-cell>
          <table:table-cell office:value-type="float" office:value="9.491631" calcext:value-type="float">
            <text:p>9.491631</text:p>
          </table:table-cell>
          <table:table-cell office:value-type="float" office:value="10.36423" calcext:value-type="float">
            <text:p>10.36423</text:p>
          </table:table-cell>
          <table:table-cell office:value-type="float" office:value="10.82533" calcext:value-type="float">
            <text:p>10.82533</text:p>
          </table:table-cell>
          <table:table-cell office:value-type="float" office:value="0" calcext:value-type="float">
            <text:p>0</text:p>
          </table:table-cell>
          <table:table-cell office:value-type="float" office:value="0.004101047" calcext:value-type="float">
            <text:p>0.00410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82092" calcext:value-type="float">
            <text:p>0.45820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2.66372" calcext:value-type="float">
            <text:p>2.66372</text:p>
          </table:table-cell>
          <table:table-cell office:value-type="float" office:value="135.9298" calcext:value-type="float">
            <text:p>135.9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6744" calcext:value-type="float">
            <text:p>35.06744</text:p>
          </table:table-cell>
          <table:table-cell office:value-type="float" office:value="0.00001752224" calcext:value-type="float">
            <text:p>1.752224E-05</text:p>
          </table:table-cell>
          <table:table-cell office:value-type="float" office:value="0.00002430558" calcext:value-type="float">
            <text:p>2.430558E-05</text:p>
          </table:table-cell>
          <table:table-cell office:value-type="float" office:value="0.00004125975" calcext:value-type="float">
            <text:p>4.125975E-05</text:p>
          </table:table-cell>
          <table:table-cell office:value-type="float" office:value="0.001420362" calcext:value-type="float">
            <text:p>0.001420362</text:p>
          </table:table-cell>
          <table:table-cell office:value-type="float" office:value="1169.605" calcext:value-type="float">
            <text:p>1169.605</text:p>
          </table:table-cell>
          <table:table-cell office:value-type="float" office:value="1.766219" calcext:value-type="float">
            <text:p>1.766219</text:p>
          </table:table-cell>
          <table:table-cell office:value-type="float" office:value="0" calcext:value-type="float">
            <text:p>0</text:p>
          </table:table-cell>
          <table:table-cell office:value-type="float" office:value="0.5351704" calcext:value-type="float">
            <text:p>0.5351704</text:p>
          </table:table-cell>
          <table:table-cell office:value-type="float" office:value="0.2660241" calcext:value-type="float">
            <text:p>0.2660241</text:p>
          </table:table-cell>
          <table:table-cell office:value-type="float" office:value="0.2673505" calcext:value-type="float">
            <text:p>0.2673505</text:p>
          </table:table-cell>
          <table:table-cell office:value-type="float" office:value="0.08321738" calcext:value-type="float">
            <text:p>0.08321738</text:p>
          </table:table-cell>
          <table:table-cell office:value-type="float" office:value="0.0698496" calcext:value-type="float">
            <text:p>0.0698496</text:p>
          </table:table-cell>
          <table:table-cell office:value-type="float" office:value="0.02986345" calcext:value-type="float">
            <text:p>0.02986345</text:p>
          </table:table-cell>
          <table:table-cell office:value-type="float" office:value="0.03281835" calcext:value-type="float">
            <text:p>0.03281835</text:p>
          </table:table-cell>
          <table:table-cell office:value-type="float" office:value="0.08019298" calcext:value-type="float">
            <text:p>0.08019298</text:p>
          </table:table-cell>
          <table:table-cell office:value-type="float" office:value="0.1488561" calcext:value-type="float">
            <text:p>0.1488561</text:p>
          </table:table-cell>
          <table:table-cell office:value-type="float" office:value="0.1512079" calcext:value-type="float">
            <text:p>0.1512079</text:p>
          </table:table-cell>
          <table:table-cell office:value-type="float" office:value="0.1560176" calcext:value-type="float">
            <text:p>0.1560176</text:p>
          </table:table-cell>
          <table:table-cell office:value-type="float" office:value="0.1610358" calcext:value-type="float">
            <text:p>0.1610358</text:p>
          </table:table-cell>
          <table:table-cell office:value-type="float" office:value="0.1701446" calcext:value-type="float">
            <text:p>0.1701446</text:p>
          </table:table-cell>
          <table:table-cell office:value-type="float" office:value="0.1748616" calcext:value-type="float">
            <text:p>0.1748616</text:p>
          </table:table-cell>
          <table:table-cell office:value-type="float" office:value="0" calcext:value-type="float">
            <text:p>0</text:p>
          </table:table-cell>
          <table:table-cell office:value-type="float" office:value="16.99699" calcext:value-type="float">
            <text:p>16.99699</text:p>
          </table:table-cell>
          <table:table-cell office:value-type="float" office:value="16.89412" calcext:value-type="float">
            <text:p>16.89412</text:p>
          </table:table-cell>
          <table:table-cell office:value-type="float" office:value="26.47107" calcext:value-type="float">
            <text:p>26.47107</text:p>
          </table:table-cell>
          <table:table-cell office:value-type="float" office:value="5.844887" calcext:value-type="float">
            <text:p>5.844887</text:p>
          </table:table-cell>
          <table:table-cell office:value-type="float" office:value="4.613764" calcext:value-type="float">
            <text:p>4.613764</text:p>
          </table:table-cell>
          <table:table-cell office:value-type="float" office:value="2.253779" calcext:value-type="float">
            <text:p>2.253779</text:p>
          </table:table-cell>
          <table:table-cell office:value-type="float" office:value="2.311719" calcext:value-type="float">
            <text:p>2.311719</text:p>
          </table:table-cell>
          <table:table-cell office:value-type="float" office:value="5.101223" calcext:value-type="float">
            <text:p>5.101223</text:p>
          </table:table-cell>
          <table:table-cell office:value-type="float" office:value="8.227678" calcext:value-type="float">
            <text:p>8.227678</text:p>
          </table:table-cell>
          <table:table-cell office:value-type="float" office:value="8.537063" calcext:value-type="float">
            <text:p>8.537063</text:p>
          </table:table-cell>
          <table:table-cell office:value-type="float" office:value="9.038946" calcext:value-type="float">
            <text:p>9.038946</text:p>
          </table:table-cell>
          <table:table-cell office:value-type="float" office:value="9.496365" calcext:value-type="float">
            <text:p>9.496365</text:p>
          </table:table-cell>
          <table:table-cell office:value-type="float" office:value="10.36818" calcext:value-type="float">
            <text:p>10.36818</text:p>
          </table:table-cell>
          <table:table-cell office:value-type="float" office:value="10.82896" calcext:value-type="float">
            <text:p>10.82896</text:p>
          </table:table-cell>
          <table:table-cell office:value-type="float" office:value="0" calcext:value-type="float">
            <text:p>0</text:p>
          </table:table-cell>
          <table:table-cell office:value-type="float" office:value="32.22576" calcext:value-type="float">
            <text:p>32.22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54777" calcext:value-type="float">
            <text:p>0.50547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.664669" calcext:value-type="float">
            <text:p>2.664669</text:p>
          </table:table-cell>
          <table:table-cell office:value-type="float" office:value="135.9159" calcext:value-type="float">
            <text:p>135.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9059" calcext:value-type="float">
            <text:p>35.09059</text:p>
          </table:table-cell>
          <table:table-cell office:value-type="float" office:value="0.02095208" calcext:value-type="float">
            <text:p>0.02095208</text:p>
          </table:table-cell>
          <table:table-cell office:value-type="float" office:value="0.0000274951" calcext:value-type="float">
            <text:p>2.74951E-05</text:p>
          </table:table-cell>
          <table:table-cell office:value-type="float" office:value="0.0212251" calcext:value-type="float">
            <text:p>0.0212251</text:p>
          </table:table-cell>
          <table:table-cell office:value-type="float" office:value="0.001571265" calcext:value-type="float">
            <text:p>0.001571265</text:p>
          </table:table-cell>
          <table:table-cell office:value-type="float" office:value="1169.58" calcext:value-type="float">
            <text:p>1169.58</text:p>
          </table:table-cell>
          <table:table-cell office:value-type="float" office:value="1.811687" calcext:value-type="float">
            <text:p>1.811687</text:p>
          </table:table-cell>
          <table:table-cell office:value-type="float" office:value="0" calcext:value-type="float">
            <text:p>0</text:p>
          </table:table-cell>
          <table:table-cell office:value-type="float" office:value="0.04209361" calcext:value-type="float">
            <text:p>0.04209361</text:p>
          </table:table-cell>
          <table:table-cell office:value-type="float" office:value="0.2235022" calcext:value-type="float">
            <text:p>0.2235022</text:p>
          </table:table-cell>
          <table:table-cell office:value-type="float" office:value="0.2684203" calcext:value-type="float">
            <text:p>0.2684203</text:p>
          </table:table-cell>
          <table:table-cell office:value-type="float" office:value="0.08370691" calcext:value-type="float">
            <text:p>0.08370691</text:p>
          </table:table-cell>
          <table:table-cell office:value-type="float" office:value="0.07382482" calcext:value-type="float">
            <text:p>0.07382482</text:p>
          </table:table-cell>
          <table:table-cell office:value-type="float" office:value="0.0309229" calcext:value-type="float">
            <text:p>0.0309229</text:p>
          </table:table-cell>
          <table:table-cell office:value-type="float" office:value="0.0302633" calcext:value-type="float">
            <text:p>0.0302633</text:p>
          </table:table-cell>
          <table:table-cell office:value-type="float" office:value="0.08030508" calcext:value-type="float">
            <text:p>0.08030508</text:p>
          </table:table-cell>
          <table:table-cell office:value-type="float" office:value="0.1489629" calcext:value-type="float">
            <text:p>0.1489629</text:p>
          </table:table-cell>
          <table:table-cell office:value-type="float" office:value="0.1512779" calcext:value-type="float">
            <text:p>0.1512779</text:p>
          </table:table-cell>
          <table:table-cell office:value-type="float" office:value="0.1560781" calcext:value-type="float">
            <text:p>0.1560781</text:p>
          </table:table-cell>
          <table:table-cell office:value-type="float" office:value="0.1610868" calcext:value-type="float">
            <text:p>0.1610868</text:p>
          </table:table-cell>
          <table:table-cell office:value-type="float" office:value="0.1701806" calcext:value-type="float">
            <text:p>0.1701806</text:p>
          </table:table-cell>
          <table:table-cell office:value-type="float" office:value="0.1748999" calcext:value-type="float">
            <text:p>0.1748999</text:p>
          </table:table-cell>
          <table:table-cell office:value-type="float" office:value="0" calcext:value-type="float">
            <text:p>0</text:p>
          </table:table-cell>
          <table:table-cell office:value-type="float" office:value="17.42751" calcext:value-type="float">
            <text:p>17.42751</text:p>
          </table:table-cell>
          <table:table-cell office:value-type="float" office:value="16.96688" calcext:value-type="float">
            <text:p>16.96688</text:p>
          </table:table-cell>
          <table:table-cell office:value-type="float" office:value="26.44044" calcext:value-type="float">
            <text:p>26.44044</text:p>
          </table:table-cell>
          <table:table-cell office:value-type="float" office:value="5.854831" calcext:value-type="float">
            <text:p>5.854831</text:p>
          </table:table-cell>
          <table:table-cell office:value-type="float" office:value="4.620396" calcext:value-type="float">
            <text:p>4.620396</text:p>
          </table:table-cell>
          <table:table-cell office:value-type="float" office:value="2.256338" calcext:value-type="float">
            <text:p>2.256338</text:p>
          </table:table-cell>
          <table:table-cell office:value-type="float" office:value="2.318089" calcext:value-type="float">
            <text:p>2.318089</text:p>
          </table:table-cell>
          <table:table-cell office:value-type="float" office:value="5.106754" calcext:value-type="float">
            <text:p>5.106754</text:p>
          </table:table-cell>
          <table:table-cell office:value-type="float" office:value="8.233417" calcext:value-type="float">
            <text:p>8.233417</text:p>
          </table:table-cell>
          <table:table-cell office:value-type="float" office:value="8.542438" calcext:value-type="float">
            <text:p>8.542438</text:p>
          </table:table-cell>
          <table:table-cell office:value-type="float" office:value="9.044327" calcext:value-type="float">
            <text:p>9.044327</text:p>
          </table:table-cell>
          <table:table-cell office:value-type="float" office:value="9.501309" calcext:value-type="float">
            <text:p>9.501309</text:p>
          </table:table-cell>
          <table:table-cell office:value-type="float" office:value="10.37224" calcext:value-type="float">
            <text:p>10.37224</text:p>
          </table:table-cell>
          <table:table-cell office:value-type="float" office:value="10.82715" calcext:value-type="float">
            <text:p>10.82715</text:p>
          </table:table-cell>
          <table:table-cell office:value-type="float" office:value="0" calcext:value-type="float">
            <text:p>0</text:p>
          </table:table-cell>
          <table:table-cell office:value-type="float" office:value="0.02553061" calcext:value-type="float">
            <text:p>0.02553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64872" calcext:value-type="float">
            <text:p>0.49648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.648116" calcext:value-type="float">
            <text:p>2.648116</text:p>
          </table:table-cell>
          <table:table-cell office:value-type="float" office:value="135.925" calcext:value-type="float">
            <text:p>135.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0934" calcext:value-type="float">
            <text:p>35.10934</text:p>
          </table:table-cell>
          <table:table-cell office:value-type="float" office:value="0.02095208" calcext:value-type="float">
            <text:p>0.02095208</text:p>
          </table:table-cell>
          <table:table-cell office:value-type="float" office:value="0.00002899288" calcext:value-type="float">
            <text:p>2.899288E-05</text:p>
          </table:table-cell>
          <table:table-cell office:value-type="float" office:value="0.0212251" calcext:value-type="float">
            <text:p>0.0212251</text:p>
          </table:table-cell>
          <table:table-cell office:value-type="float" office:value="0.001569754" calcext:value-type="float">
            <text:p>0.001569754</text:p>
          </table:table-cell>
          <table:table-cell office:value-type="float" office:value="1169.569" calcext:value-type="float">
            <text:p>1169.569</text:p>
          </table:table-cell>
          <table:table-cell office:value-type="float" office:value="1.852222" calcext:value-type="float">
            <text:p>1.852222</text:p>
          </table:table-cell>
          <table:table-cell office:value-type="float" office:value="0" calcext:value-type="float">
            <text:p>0</text:p>
          </table:table-cell>
          <table:table-cell office:value-type="float" office:value="0.04382932" calcext:value-type="float">
            <text:p>0.04382932</text:p>
          </table:table-cell>
          <table:table-cell office:value-type="float" office:value="0.2040759" calcext:value-type="float">
            <text:p>0.2040759</text:p>
          </table:table-cell>
          <table:table-cell office:value-type="float" office:value="0.2436281" calcext:value-type="float">
            <text:p>0.2436281</text:p>
          </table:table-cell>
          <table:table-cell office:value-type="float" office:value="0.08982042" calcext:value-type="float">
            <text:p>0.08982042</text:p>
          </table:table-cell>
          <table:table-cell office:value-type="float" office:value="0.07111052" calcext:value-type="float">
            <text:p>0.07111052</text:p>
          </table:table-cell>
          <table:table-cell office:value-type="float" office:value="0.03095871" calcext:value-type="float">
            <text:p>0.03095871</text:p>
          </table:table-cell>
          <table:table-cell office:value-type="float" office:value="0.03241448" calcext:value-type="float">
            <text:p>0.03241448</text:p>
          </table:table-cell>
          <table:table-cell office:value-type="float" office:value="0.08039433" calcext:value-type="float">
            <text:p>0.08039433</text:p>
          </table:table-cell>
          <table:table-cell office:value-type="float" office:value="0.1490458" calcext:value-type="float">
            <text:p>0.1490458</text:p>
          </table:table-cell>
          <table:table-cell office:value-type="float" office:value="0.1513493" calcext:value-type="float">
            <text:p>0.1513493</text:p>
          </table:table-cell>
          <table:table-cell office:value-type="float" office:value="0.156137" calcext:value-type="float">
            <text:p>0.156137</text:p>
          </table:table-cell>
          <table:table-cell office:value-type="float" office:value="0.1611381" calcext:value-type="float">
            <text:p>0.1611381</text:p>
          </table:table-cell>
          <table:table-cell office:value-type="float" office:value="0.1702281" calcext:value-type="float">
            <text:p>0.1702281</text:p>
          </table:table-cell>
          <table:table-cell office:value-type="float" office:value="0.1749406" calcext:value-type="float">
            <text:p>0.1749406</text:p>
          </table:table-cell>
          <table:table-cell office:value-type="float" office:value="0" calcext:value-type="float">
            <text:p>0</text:p>
          </table:table-cell>
          <table:table-cell office:value-type="float" office:value="17.38674" calcext:value-type="float">
            <text:p>17.38674</text:p>
          </table:table-cell>
          <table:table-cell office:value-type="float" office:value="16.9879" calcext:value-type="float">
            <text:p>16.9879</text:p>
          </table:table-cell>
          <table:table-cell office:value-type="float" office:value="26.44298" calcext:value-type="float">
            <text:p>26.44298</text:p>
          </table:table-cell>
          <table:table-cell office:value-type="float" office:value="5.871133" calcext:value-type="float">
            <text:p>5.871133</text:p>
          </table:table-cell>
          <table:table-cell office:value-type="float" office:value="4.633076" calcext:value-type="float">
            <text:p>4.633076</text:p>
          </table:table-cell>
          <table:table-cell office:value-type="float" office:value="2.258857" calcext:value-type="float">
            <text:p>2.258857</text:p>
          </table:table-cell>
          <table:table-cell office:value-type="float" office:value="2.320106" calcext:value-type="float">
            <text:p>2.320106</text:p>
          </table:table-cell>
          <table:table-cell office:value-type="float" office:value="5.111044" calcext:value-type="float">
            <text:p>5.111044</text:p>
          </table:table-cell>
          <table:table-cell office:value-type="float" office:value="8.239084" calcext:value-type="float">
            <text:p>8.239084</text:p>
          </table:table-cell>
          <table:table-cell office:value-type="float" office:value="8.547755" calcext:value-type="float">
            <text:p>8.547755</text:p>
          </table:table-cell>
          <table:table-cell office:value-type="float" office:value="9.049474" calcext:value-type="float">
            <text:p>9.049474</text:p>
          </table:table-cell>
          <table:table-cell office:value-type="float" office:value="9.506034" calcext:value-type="float">
            <text:p>9.506034</text:p>
          </table:table-cell>
          <table:table-cell office:value-type="float" office:value="10.37612" calcext:value-type="float">
            <text:p>10.37612</text:p>
          </table:table-cell>
          <table:table-cell office:value-type="float" office:value="10.83078" calcext:value-type="float">
            <text:p>10.83078</text:p>
          </table:table-cell>
          <table:table-cell office:value-type="float" office:value="0" calcext:value-type="float">
            <text:p>0</text:p>
          </table:table-cell>
          <table:table-cell office:value-type="float" office:value="0.01043496" calcext:value-type="float">
            <text:p>0.0104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29455" calcext:value-type="float">
            <text:p>0.50294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2.634968" calcext:value-type="float">
            <text:p>2.634968</text:p>
          </table:table-cell>
          <table:table-cell office:value-type="float" office:value="135.9325" calcext:value-type="float">
            <text:p>135.9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2709" calcext:value-type="float">
            <text:p>35.12709</text:p>
          </table:table-cell>
          <table:table-cell office:value-type="float" office:value="0.02095208" calcext:value-type="float">
            <text:p>0.02095208</text:p>
          </table:table-cell>
          <table:table-cell office:value-type="float" office:value="0.00003051996" calcext:value-type="float">
            <text:p>3.051996E-05</text:p>
          </table:table-cell>
          <table:table-cell office:value-type="float" office:value="0.0212251" calcext:value-type="float">
            <text:p>0.0212251</text:p>
          </table:table-cell>
          <table:table-cell office:value-type="float" office:value="0.001596356" calcext:value-type="float">
            <text:p>0.001596356</text:p>
          </table:table-cell>
          <table:table-cell office:value-type="float" office:value="1169.557" calcext:value-type="float">
            <text:p>1169.557</text:p>
          </table:table-cell>
          <table:table-cell office:value-type="float" office:value="1.88077" calcext:value-type="float">
            <text:p>1.88077</text:p>
          </table:table-cell>
          <table:table-cell office:value-type="float" office:value="0" calcext:value-type="float">
            <text:p>0</text:p>
          </table:table-cell>
          <table:table-cell office:value-type="float" office:value="0.004241118" calcext:value-type="float">
            <text:p>0.004241118</text:p>
          </table:table-cell>
          <table:table-cell office:value-type="float" office:value="0.1157738" calcext:value-type="float">
            <text:p>0.1157738</text:p>
          </table:table-cell>
          <table:table-cell office:value-type="float" office:value="0.2239157" calcext:value-type="float">
            <text:p>0.2239157</text:p>
          </table:table-cell>
          <table:table-cell office:value-type="float" office:value="0.08449984" calcext:value-type="float">
            <text:p>0.08449984</text:p>
          </table:table-cell>
          <table:table-cell office:value-type="float" office:value="0.06699536" calcext:value-type="float">
            <text:p>0.06699536</text:p>
          </table:table-cell>
          <table:table-cell office:value-type="float" office:value="0.03038209" calcext:value-type="float">
            <text:p>0.03038209</text:p>
          </table:table-cell>
          <table:table-cell office:value-type="float" office:value="0.03256605" calcext:value-type="float">
            <text:p>0.03256605</text:p>
          </table:table-cell>
          <table:table-cell office:value-type="float" office:value="0.08055682" calcext:value-type="float">
            <text:p>0.08055682</text:p>
          </table:table-cell>
          <table:table-cell office:value-type="float" office:value="0.1491372" calcext:value-type="float">
            <text:p>0.1491372</text:p>
          </table:table-cell>
          <table:table-cell office:value-type="float" office:value="0.1514227" calcext:value-type="float">
            <text:p>0.1514227</text:p>
          </table:table-cell>
          <table:table-cell office:value-type="float" office:value="0.1561964" calcext:value-type="float">
            <text:p>0.1561964</text:p>
          </table:table-cell>
          <table:table-cell office:value-type="float" office:value="0.1611803" calcext:value-type="float">
            <text:p>0.1611803</text:p>
          </table:table-cell>
          <table:table-cell office:value-type="float" office:value="0.1702711" calcext:value-type="float">
            <text:p>0.1702711</text:p>
          </table:table-cell>
          <table:table-cell office:value-type="float" office:value="0.1749811" calcext:value-type="float">
            <text:p>0.1749811</text:p>
          </table:table-cell>
          <table:table-cell office:value-type="float" office:value="0" calcext:value-type="float">
            <text:p>0</text:p>
          </table:table-cell>
          <table:table-cell office:value-type="float" office:value="17.34232" calcext:value-type="float">
            <text:p>17.34232</text:p>
          </table:table-cell>
          <table:table-cell office:value-type="float" office:value="16.99277" calcext:value-type="float">
            <text:p>16.99277</text:p>
          </table:table-cell>
          <table:table-cell office:value-type="float" office:value="26.44293" calcext:value-type="float">
            <text:p>26.44293</text:p>
          </table:table-cell>
          <table:table-cell office:value-type="float" office:value="5.884549" calcext:value-type="float">
            <text:p>5.884549</text:p>
          </table:table-cell>
          <table:table-cell office:value-type="float" office:value="4.644777" calcext:value-type="float">
            <text:p>4.644777</text:p>
          </table:table-cell>
          <table:table-cell office:value-type="float" office:value="2.26141" calcext:value-type="float">
            <text:p>2.26141</text:p>
          </table:table-cell>
          <table:table-cell office:value-type="float" office:value="2.322287" calcext:value-type="float">
            <text:p>2.322287</text:p>
          </table:table-cell>
          <table:table-cell office:value-type="float" office:value="5.115378" calcext:value-type="float">
            <text:p>5.115378</text:p>
          </table:table-cell>
          <table:table-cell office:value-type="float" office:value="8.244771" calcext:value-type="float">
            <text:p>8.244771</text:p>
          </table:table-cell>
          <table:table-cell office:value-type="float" office:value="8.553068" calcext:value-type="float">
            <text:p>8.553068</text:p>
          </table:table-cell>
          <table:table-cell office:value-type="float" office:value="9.054621" calcext:value-type="float">
            <text:p>9.054621</text:p>
          </table:table-cell>
          <table:table-cell office:value-type="float" office:value="9.510689" calcext:value-type="float">
            <text:p>9.510689</text:p>
          </table:table-cell>
          <table:table-cell office:value-type="float" office:value="10.38" calcext:value-type="float">
            <text:p>10.38</text:p>
          </table:table-cell>
          <table:table-cell office:value-type="float" office:value="10.83439" calcext:value-type="float">
            <text:p>10.83439</text:p>
          </table:table-cell>
          <table:table-cell office:value-type="float" office:value="0" calcext:value-type="float">
            <text:p>0</text:p>
          </table:table-cell>
          <table:table-cell office:value-type="float" office:value="0.009437444" calcext:value-type="float">
            <text:p>0.009437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76681" calcext:value-type="float">
            <text:p>0.50766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.618747" calcext:value-type="float">
            <text:p>2.618747</text:p>
          </table:table-cell>
          <table:table-cell office:value-type="float" office:value="135.9415" calcext:value-type="float">
            <text:p>135.9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4447" calcext:value-type="float">
            <text:p>35.14447</text:p>
          </table:table-cell>
          <table:table-cell office:value-type="float" office:value="0.02095208" calcext:value-type="float">
            <text:p>0.02095208</text:p>
          </table:table-cell>
          <table:table-cell office:value-type="float" office:value="0.00003200607" calcext:value-type="float">
            <text:p>3.200607E-05</text:p>
          </table:table-cell>
          <table:table-cell office:value-type="float" office:value="0.0212251" calcext:value-type="float">
            <text:p>0.0212251</text:p>
          </table:table-cell>
          <table:table-cell office:value-type="float" office:value="0.001595336" calcext:value-type="float">
            <text:p>0.001595336</text:p>
          </table:table-cell>
          <table:table-cell office:value-type="float" office:value="1169.546" calcext:value-type="float">
            <text:p>1169.546</text:p>
          </table:table-cell>
          <table:table-cell office:value-type="float" office:value="1.910473" calcext:value-type="float">
            <text:p>1.910473</text:p>
          </table:table-cell>
          <table:table-cell office:value-type="float" office:value="0" calcext:value-type="float">
            <text:p>0</text:p>
          </table:table-cell>
          <table:table-cell office:value-type="float" office:value="0.04117288" calcext:value-type="float">
            <text:p>0.04117288</text:p>
          </table:table-cell>
          <table:table-cell office:value-type="float" office:value="0.1940209" calcext:value-type="float">
            <text:p>0.1940209</text:p>
          </table:table-cell>
          <table:table-cell office:value-type="float" office:value="0.2340737" calcext:value-type="float">
            <text:p>0.2340737</text:p>
          </table:table-cell>
          <table:table-cell office:value-type="float" office:value="0.077603" calcext:value-type="float">
            <text:p>0.077603</text:p>
          </table:table-cell>
          <table:table-cell office:value-type="float" office:value="0.06492269" calcext:value-type="float">
            <text:p>0.06492269</text:p>
          </table:table-cell>
          <table:table-cell office:value-type="float" office:value="0.03002079" calcext:value-type="float">
            <text:p>0.03002079</text:p>
          </table:table-cell>
          <table:table-cell office:value-type="float" office:value="0.03270477" calcext:value-type="float">
            <text:p>0.03270477</text:p>
          </table:table-cell>
          <table:table-cell office:value-type="float" office:value="0.08057572" calcext:value-type="float">
            <text:p>0.08057572</text:p>
          </table:table-cell>
          <table:table-cell office:value-type="float" office:value="0.14921" calcext:value-type="float">
            <text:p>0.14921</text:p>
          </table:table-cell>
          <table:table-cell office:value-type="float" office:value="0.1514959" calcext:value-type="float">
            <text:p>0.1514959</text:p>
          </table:table-cell>
          <table:table-cell office:value-type="float" office:value="0.1562558" calcext:value-type="float">
            <text:p>0.1562558</text:p>
          </table:table-cell>
          <table:table-cell office:value-type="float" office:value="0.1612477" calcext:value-type="float">
            <text:p>0.1612477</text:p>
          </table:table-cell>
          <table:table-cell office:value-type="float" office:value="0.170315" calcext:value-type="float">
            <text:p>0.170315</text:p>
          </table:table-cell>
          <table:table-cell office:value-type="float" office:value="0.1750212" calcext:value-type="float">
            <text:p>0.1750212</text:p>
          </table:table-cell>
          <table:table-cell office:value-type="float" office:value="0" calcext:value-type="float">
            <text:p>0</text:p>
          </table:table-cell>
          <table:table-cell office:value-type="float" office:value="17.30144" calcext:value-type="float">
            <text:p>17.30144</text:p>
          </table:table-cell>
          <table:table-cell office:value-type="float" office:value="16.99412" calcext:value-type="float">
            <text:p>16.99412</text:p>
          </table:table-cell>
          <table:table-cell office:value-type="float" office:value="26.43867" calcext:value-type="float">
            <text:p>26.43867</text:p>
          </table:table-cell>
          <table:table-cell office:value-type="float" office:value="5.897114" calcext:value-type="float">
            <text:p>5.897114</text:p>
          </table:table-cell>
          <table:table-cell office:value-type="float" office:value="4.655343" calcext:value-type="float">
            <text:p>4.655343</text:p>
          </table:table-cell>
          <table:table-cell office:value-type="float" office:value="2.263863" calcext:value-type="float">
            <text:p>2.263863</text:p>
          </table:table-cell>
          <table:table-cell office:value-type="float" office:value="2.324488" calcext:value-type="float">
            <text:p>2.324488</text:p>
          </table:table-cell>
          <table:table-cell office:value-type="float" office:value="5.119721" calcext:value-type="float">
            <text:p>5.119721</text:p>
          </table:table-cell>
          <table:table-cell office:value-type="float" office:value="8.25053" calcext:value-type="float">
            <text:p>8.25053</text:p>
          </table:table-cell>
          <table:table-cell office:value-type="float" office:value="8.558385" calcext:value-type="float">
            <text:p>8.558385</text:p>
          </table:table-cell>
          <table:table-cell office:value-type="float" office:value="9.059754" calcext:value-type="float">
            <text:p>9.059754</text:p>
          </table:table-cell>
          <table:table-cell office:value-type="float" office:value="9.515346" calcext:value-type="float">
            <text:p>9.515346</text:p>
          </table:table-cell>
          <table:table-cell office:value-type="float" office:value="10.38387" calcext:value-type="float">
            <text:p>10.38387</text:p>
          </table:table-cell>
          <table:table-cell office:value-type="float" office:value="10.83799" calcext:value-type="float">
            <text:p>10.83799</text:p>
          </table:table-cell>
          <table:table-cell office:value-type="float" office:value="0" calcext:value-type="float">
            <text:p>0</text:p>
          </table:table-cell>
          <table:table-cell office:value-type="float" office:value="0.01230791" calcext:value-type="float">
            <text:p>0.01230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9713" calcext:value-type="float">
            <text:p>0.51397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.601185" calcext:value-type="float">
            <text:p>2.601185</text:p>
          </table:table-cell>
          <table:table-cell office:value-type="float" office:value="135.9513" calcext:value-type="float">
            <text:p>135.9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6241" calcext:value-type="float">
            <text:p>35.16241</text:p>
          </table:table-cell>
          <table:table-cell office:value-type="float" office:value="0.02095208" calcext:value-type="float">
            <text:p>0.02095208</text:p>
          </table:table-cell>
          <table:table-cell office:value-type="float" office:value="0.00003349418" calcext:value-type="float">
            <text:p>3.349418E-05</text:p>
          </table:table-cell>
          <table:table-cell office:value-type="float" office:value="0.0212251" calcext:value-type="float">
            <text:p>0.0212251</text:p>
          </table:table-cell>
          <table:table-cell office:value-type="float" office:value="0.001595217" calcext:value-type="float">
            <text:p>0.001595217</text:p>
          </table:table-cell>
          <table:table-cell office:value-type="float" office:value="1169.535" calcext:value-type="float">
            <text:p>1169.535</text:p>
          </table:table-cell>
          <table:table-cell office:value-type="float" office:value="1.93688" calcext:value-type="float">
            <text:p>1.93688</text:p>
          </table:table-cell>
          <table:table-cell office:value-type="float" office:value="0" calcext:value-type="float">
            <text:p>0</text:p>
          </table:table-cell>
          <table:table-cell office:value-type="float" office:value="0.06082894" calcext:value-type="float">
            <text:p>0.06082894</text:p>
          </table:table-cell>
          <table:table-cell office:value-type="float" office:value="0.2090237" calcext:value-type="float">
            <text:p>0.2090237</text:p>
          </table:table-cell>
          <table:table-cell office:value-type="float" office:value="0.2457155" calcext:value-type="float">
            <text:p>0.2457155</text:p>
          </table:table-cell>
          <table:table-cell office:value-type="float" office:value="0.07918626" calcext:value-type="float">
            <text:p>0.07918626</text:p>
          </table:table-cell>
          <table:table-cell office:value-type="float" office:value="0.06726823" calcext:value-type="float">
            <text:p>0.06726823</text:p>
          </table:table-cell>
          <table:table-cell office:value-type="float" office:value="0.0300284" calcext:value-type="float">
            <text:p>0.0300284</text:p>
          </table:table-cell>
          <table:table-cell office:value-type="float" office:value="0.03282406" calcext:value-type="float">
            <text:p>0.03282406</text:p>
          </table:table-cell>
          <table:table-cell office:value-type="float" office:value="0.08060116" calcext:value-type="float">
            <text:p>0.08060116</text:p>
          </table:table-cell>
          <table:table-cell office:value-type="float" office:value="0.1492758" calcext:value-type="float">
            <text:p>0.1492758</text:p>
          </table:table-cell>
          <table:table-cell office:value-type="float" office:value="0.1515672" calcext:value-type="float">
            <text:p>0.1515672</text:p>
          </table:table-cell>
          <table:table-cell office:value-type="float" office:value="0.1563152" calcext:value-type="float">
            <text:p>0.1563152</text:p>
          </table:table-cell>
          <table:table-cell office:value-type="float" office:value="0.1613012" calcext:value-type="float">
            <text:p>0.1613012</text:p>
          </table:table-cell>
          <table:table-cell office:value-type="float" office:value="0.1703582" calcext:value-type="float">
            <text:p>0.1703582</text:p>
          </table:table-cell>
          <table:table-cell office:value-type="float" office:value="0.1750611" calcext:value-type="float">
            <text:p>0.1750611</text:p>
          </table:table-cell>
          <table:table-cell office:value-type="float" office:value="0" calcext:value-type="float">
            <text:p>0</text:p>
          </table:table-cell>
          <table:table-cell office:value-type="float" office:value="17.26731" calcext:value-type="float">
            <text:p>17.26731</text:p>
          </table:table-cell>
          <table:table-cell office:value-type="float" office:value="17.00611" calcext:value-type="float">
            <text:p>17.00611</text:p>
          </table:table-cell>
          <table:table-cell office:value-type="float" office:value="26.43816" calcext:value-type="float">
            <text:p>26.43816</text:p>
          </table:table-cell>
          <table:table-cell office:value-type="float" office:value="5.907876" calcext:value-type="float">
            <text:p>5.907876</text:p>
          </table:table-cell>
          <table:table-cell office:value-type="float" office:value="4.665679" calcext:value-type="float">
            <text:p>4.665679</text:p>
          </table:table-cell>
          <table:table-cell office:value-type="float" office:value="2.266248" calcext:value-type="float">
            <text:p>2.266248</text:p>
          </table:table-cell>
          <table:table-cell office:value-type="float" office:value="2.326715" calcext:value-type="float">
            <text:p>2.326715</text:p>
          </table:table-cell>
          <table:table-cell office:value-type="float" office:value="5.124062" calcext:value-type="float">
            <text:p>5.124062</text:p>
          </table:table-cell>
          <table:table-cell office:value-type="float" office:value="8.256289" calcext:value-type="float">
            <text:p>8.256289</text:p>
          </table:table-cell>
          <table:table-cell office:value-type="float" office:value="8.563702" calcext:value-type="float">
            <text:p>8.563702</text:p>
          </table:table-cell>
          <table:table-cell office:value-type="float" office:value="9.064845" calcext:value-type="float">
            <text:p>9.064845</text:p>
          </table:table-cell>
          <table:table-cell office:value-type="float" office:value="9.519998" calcext:value-type="float">
            <text:p>9.519998</text:p>
          </table:table-cell>
          <table:table-cell office:value-type="float" office:value="10.38775" calcext:value-type="float">
            <text:p>10.38775</text:p>
          </table:table-cell>
          <table:table-cell office:value-type="float" office:value="10.84159" calcext:value-type="float">
            <text:p>10.84159</text:p>
          </table:table-cell>
          <table:table-cell office:value-type="float" office:value="0" calcext:value-type="float">
            <text:p>0</text:p>
          </table:table-cell>
          <table:table-cell office:value-type="float" office:value="0.006448565" calcext:value-type="float">
            <text:p>0.006448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07672" calcext:value-type="float">
            <text:p>0.52076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.545309" calcext:value-type="float">
            <text:p>2.545309</text:p>
          </table:table-cell>
          <table:table-cell office:value-type="float" office:value="135.9622" calcext:value-type="float">
            <text:p>135.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8167" calcext:value-type="float">
            <text:p>35.18167</text:p>
          </table:table-cell>
          <table:table-cell office:value-type="float" office:value="0.02095208" calcext:value-type="float">
            <text:p>0.02095208</text:p>
          </table:table-cell>
          <table:table-cell office:value-type="float" office:value="0.00003498209" calcext:value-type="float">
            <text:p>3.498209E-05</text:p>
          </table:table-cell>
          <table:table-cell office:value-type="float" office:value="0.0212251" calcext:value-type="float">
            <text:p>0.0212251</text:p>
          </table:table-cell>
          <table:table-cell office:value-type="float" office:value="0.001595821" calcext:value-type="float">
            <text:p>0.001595821</text:p>
          </table:table-cell>
          <table:table-cell office:value-type="float" office:value="1169.533" calcext:value-type="float">
            <text:p>1169.533</text:p>
          </table:table-cell>
          <table:table-cell office:value-type="float" office:value="1.861761" calcext:value-type="float">
            <text:p>1.861761</text:p>
          </table:table-cell>
          <table:table-cell office:value-type="float" office:value="0" calcext:value-type="float">
            <text:p>0</text:p>
          </table:table-cell>
          <table:table-cell office:value-type="float" office:value="0.4459839" calcext:value-type="float">
            <text:p>0.4459839</text:p>
          </table:table-cell>
          <table:table-cell office:value-type="float" office:value="0.2452636" calcext:value-type="float">
            <text:p>0.2452636</text:p>
          </table:table-cell>
          <table:table-cell office:value-type="float" office:value="0.2582468" calcext:value-type="float">
            <text:p>0.2582468</text:p>
          </table:table-cell>
          <table:table-cell office:value-type="float" office:value="0.08358345" calcext:value-type="float">
            <text:p>0.08358345</text:p>
          </table:table-cell>
          <table:table-cell office:value-type="float" office:value="0.07140334" calcext:value-type="float">
            <text:p>0.07140334</text:p>
          </table:table-cell>
          <table:table-cell office:value-type="float" office:value="0.03071135" calcext:value-type="float">
            <text:p>0.03071135</text:p>
          </table:table-cell>
          <table:table-cell office:value-type="float" office:value="0.03309817" calcext:value-type="float">
            <text:p>0.03309817</text:p>
          </table:table-cell>
          <table:table-cell office:value-type="float" office:value="0.08072643" calcext:value-type="float">
            <text:p>0.08072643</text:p>
          </table:table-cell>
          <table:table-cell office:value-type="float" office:value="0.1493516" calcext:value-type="float">
            <text:p>0.1493516</text:p>
          </table:table-cell>
          <table:table-cell office:value-type="float" office:value="0.1516365" calcext:value-type="float">
            <text:p>0.1516365</text:p>
          </table:table-cell>
          <table:table-cell office:value-type="float" office:value="0.1563741" calcext:value-type="float">
            <text:p>0.1563741</text:p>
          </table:table-cell>
          <table:table-cell office:value-type="float" office:value="0.1613668" calcext:value-type="float">
            <text:p>0.1613668</text:p>
          </table:table-cell>
          <table:table-cell office:value-type="float" office:value="0.1704011" calcext:value-type="float">
            <text:p>0.1704011</text:p>
          </table:table-cell>
          <table:table-cell office:value-type="float" office:value="0.1751011" calcext:value-type="float">
            <text:p>0.1751011</text:p>
          </table:table-cell>
          <table:table-cell office:value-type="float" office:value="0" calcext:value-type="float">
            <text:p>0</text:p>
          </table:table-cell>
          <table:table-cell office:value-type="float" office:value="17.28011" calcext:value-type="float">
            <text:p>17.28011</text:p>
          </table:table-cell>
          <table:table-cell office:value-type="float" office:value="17.02996" calcext:value-type="float">
            <text:p>17.02996</text:p>
          </table:table-cell>
          <table:table-cell office:value-type="float" office:value="26.44259" calcext:value-type="float">
            <text:p>26.44259</text:p>
          </table:table-cell>
          <table:table-cell office:value-type="float" office:value="5.919638" calcext:value-type="float">
            <text:p>5.919638</text:p>
          </table:table-cell>
          <table:table-cell office:value-type="float" office:value="4.677256" calcext:value-type="float">
            <text:p>4.677256</text:p>
          </table:table-cell>
          <table:table-cell office:value-type="float" office:value="2.268719" calcext:value-type="float">
            <text:p>2.268719</text:p>
          </table:table-cell>
          <table:table-cell office:value-type="float" office:value="2.328982" calcext:value-type="float">
            <text:p>2.328982</text:p>
          </table:table-cell>
          <table:table-cell office:value-type="float" office:value="5.128405" calcext:value-type="float">
            <text:p>5.128405</text:p>
          </table:table-cell>
          <table:table-cell office:value-type="float" office:value="8.262049" calcext:value-type="float">
            <text:p>8.262049</text:p>
          </table:table-cell>
          <table:table-cell office:value-type="float" office:value="8.569016" calcext:value-type="float">
            <text:p>8.569016</text:p>
          </table:table-cell>
          <table:table-cell office:value-type="float" office:value="9.069936" calcext:value-type="float">
            <text:p>9.069936</text:p>
          </table:table-cell>
          <table:table-cell office:value-type="float" office:value="9.524649" calcext:value-type="float">
            <text:p>9.524649</text:p>
          </table:table-cell>
          <table:table-cell office:value-type="float" office:value="10.39163" calcext:value-type="float">
            <text:p>10.39163</text:p>
          </table:table-cell>
          <table:table-cell office:value-type="float" office:value="10.84521" calcext:value-type="float">
            <text:p>10.84521</text:p>
          </table:table-cell>
          <table:table-cell office:value-type="float" office:value="0" calcext:value-type="float">
            <text:p>0</text:p>
          </table:table-cell>
          <table:table-cell office:value-type="float" office:value="34.92212" calcext:value-type="float">
            <text:p>34.92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7786" calcext:value-type="float">
            <text:p>0.56477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.495902" calcext:value-type="float">
            <text:p>2.495902</text:p>
          </table:table-cell>
          <table:table-cell office:value-type="float" office:value="135.9679" calcext:value-type="float">
            <text:p>135.9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0271" calcext:value-type="float">
            <text:p>35.20271</text:p>
          </table:table-cell>
          <table:table-cell office:value-type="float" office:value="0.02095208" calcext:value-type="float">
            <text:p>0.02095208</text:p>
          </table:table-cell>
          <table:table-cell office:value-type="float" office:value="0.00003647072" calcext:value-type="float">
            <text:p>3.647072E-05</text:p>
          </table:table-cell>
          <table:table-cell office:value-type="float" office:value="0.0212251" calcext:value-type="float">
            <text:p>0.0212251</text:p>
          </table:table-cell>
          <table:table-cell office:value-type="float" office:value="0.001597053" calcext:value-type="float">
            <text:p>0.001597053</text:p>
          </table:table-cell>
          <table:table-cell office:value-type="float" office:value="1169.545" calcext:value-type="float">
            <text:p>1169.545</text:p>
          </table:table-cell>
          <table:table-cell office:value-type="float" office:value="1.791435" calcext:value-type="float">
            <text:p>1.791435</text:p>
          </table:table-cell>
          <table:table-cell office:value-type="float" office:value="0" calcext:value-type="float">
            <text:p>0</text:p>
          </table:table-cell>
          <table:table-cell office:value-type="float" office:value="1.00822" calcext:value-type="float">
            <text:p>1.00822</text:p>
          </table:table-cell>
          <table:table-cell office:value-type="float" office:value="0.2735711" calcext:value-type="float">
            <text:p>0.2735711</text:p>
          </table:table-cell>
          <table:table-cell office:value-type="float" office:value="0.2684892" calcext:value-type="float">
            <text:p>0.2684892</text:p>
          </table:table-cell>
          <table:table-cell office:value-type="float" office:value="0.08816061" calcext:value-type="float">
            <text:p>0.08816061</text:p>
          </table:table-cell>
          <table:table-cell office:value-type="float" office:value="0.07557154" calcext:value-type="float">
            <text:p>0.07557154</text:p>
          </table:table-cell>
          <table:table-cell office:value-type="float" office:value="0.03164148" calcext:value-type="float">
            <text:p>0.03164148</text:p>
          </table:table-cell>
          <table:table-cell office:value-type="float" office:value="0.03343979" calcext:value-type="float">
            <text:p>0.03343979</text:p>
          </table:table-cell>
          <table:table-cell office:value-type="float" office:value="0.08092732" calcext:value-type="float">
            <text:p>0.08092732</text:p>
          </table:table-cell>
          <table:table-cell office:value-type="float" office:value="0.1494498" calcext:value-type="float">
            <text:p>0.1494498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56433" calcext:value-type="float">
            <text:p>0.156433</text:p>
          </table:table-cell>
          <table:table-cell office:value-type="float" office:value="0.1614351" calcext:value-type="float">
            <text:p>0.1614351</text:p>
          </table:table-cell>
          <table:table-cell office:value-type="float" office:value="0.1704439" calcext:value-type="float">
            <text:p>0.1704439</text:p>
          </table:table-cell>
          <table:table-cell office:value-type="float" office:value="0.175141" calcext:value-type="float">
            <text:p>0.175141</text:p>
          </table:table-cell>
          <table:table-cell office:value-type="float" office:value="0" calcext:value-type="float">
            <text:p>0</text:p>
          </table:table-cell>
          <table:table-cell office:value-type="float" office:value="17.40186" calcext:value-type="float">
            <text:p>17.40186</text:p>
          </table:table-cell>
          <table:table-cell office:value-type="float" office:value="17.06146" calcext:value-type="float">
            <text:p>17.06146</text:p>
          </table:table-cell>
          <table:table-cell office:value-type="float" office:value="26.45128" calcext:value-type="float">
            <text:p>26.45128</text:p>
          </table:table-cell>
          <table:table-cell office:value-type="float" office:value="5.933049" calcext:value-type="float">
            <text:p>5.933049</text:p>
          </table:table-cell>
          <table:table-cell office:value-type="float" office:value="4.690322" calcext:value-type="float">
            <text:p>4.690322</text:p>
          </table:table-cell>
          <table:table-cell office:value-type="float" office:value="2.271377" calcext:value-type="float">
            <text:p>2.271377</text:p>
          </table:table-cell>
          <table:table-cell office:value-type="float" office:value="2.33131" calcext:value-type="float">
            <text:p>2.33131</text:p>
          </table:table-cell>
          <table:table-cell office:value-type="float" office:value="5.132768" calcext:value-type="float">
            <text:p>5.132768</text:p>
          </table:table-cell>
          <table:table-cell office:value-type="float" office:value="8.267808" calcext:value-type="float">
            <text:p>8.267808</text:p>
          </table:table-cell>
          <table:table-cell office:value-type="float" office:value="8.574332" calcext:value-type="float">
            <text:p>8.574332</text:p>
          </table:table-cell>
          <table:table-cell office:value-type="float" office:value="9.075027" calcext:value-type="float">
            <text:p>9.075027</text:p>
          </table:table-cell>
          <table:table-cell office:value-type="float" office:value="9.529296" calcext:value-type="float">
            <text:p>9.529296</text:p>
          </table:table-cell>
          <table:table-cell office:value-type="float" office:value="10.3955" calcext:value-type="float">
            <text:p>10.3955</text:p>
          </table:table-cell>
          <table:table-cell office:value-type="float" office:value="10.84887" calcext:value-type="float">
            <text:p>10.84887</text:p>
          </table:table-cell>
          <table:table-cell office:value-type="float" office:value="0" calcext:value-type="float">
            <text:p>0</text:p>
          </table:table-cell>
          <table:table-cell office:value-type="float" office:value="47.26025" calcext:value-type="float">
            <text:p>47.2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74486" calcext:value-type="float">
            <text:p>0.60744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.466885" calcext:value-type="float">
            <text:p>2.466885</text:p>
          </table:table-cell>
          <table:table-cell office:value-type="float" office:value="135.9585" calcext:value-type="float">
            <text:p>135.9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2691" calcext:value-type="float">
            <text:p>35.22691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3934128" calcext:value-type="float">
            <text:p>3.934128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5402" calcext:value-type="float">
            <text:p>0.00175402</text:p>
          </table:table-cell>
          <table:table-cell office:value-type="float" office:value="1169.544" calcext:value-type="float">
            <text:p>1169.544</text:p>
          </table:table-cell>
          <table:table-cell office:value-type="float" office:value="1.7604" calcext:value-type="float">
            <text:p>1.7604</text:p>
          </table:table-cell>
          <table:table-cell office:value-type="float" office:value="0" calcext:value-type="float">
            <text:p>0</text:p>
          </table:table-cell>
          <table:table-cell office:value-type="float" office:value="0.7784346" calcext:value-type="float">
            <text:p>0.7784346</text:p>
          </table:table-cell>
          <table:table-cell office:value-type="float" office:value="0.9713277" calcext:value-type="float">
            <text:p>0.9713277</text:p>
          </table:table-cell>
          <table:table-cell office:value-type="float" office:value="0.344586" calcext:value-type="float">
            <text:p>0.344586</text:p>
          </table:table-cell>
          <table:table-cell office:value-type="float" office:value="0.09092685" calcext:value-type="float">
            <text:p>0.09092685</text:p>
          </table:table-cell>
          <table:table-cell office:value-type="float" office:value="0.07987732" calcext:value-type="float">
            <text:p>0.07987732</text:p>
          </table:table-cell>
          <table:table-cell office:value-type="float" office:value="0.03278404" calcext:value-type="float">
            <text:p>0.03278404</text:p>
          </table:table-cell>
          <table:table-cell office:value-type="float" office:value="0.03239991" calcext:value-type="float">
            <text:p>0.03239991</text:p>
          </table:table-cell>
          <table:table-cell office:value-type="float" office:value="0.08114469" calcext:value-type="float">
            <text:p>0.08114469</text:p>
          </table:table-cell>
          <table:table-cell office:value-type="float" office:value="0.1495716" calcext:value-type="float">
            <text:p>0.1495716</text:p>
          </table:table-cell>
          <table:table-cell office:value-type="float" office:value="0.1517777" calcext:value-type="float">
            <text:p>0.1517777</text:p>
          </table:table-cell>
          <table:table-cell office:value-type="float" office:value="0.1564929" calcext:value-type="float">
            <text:p>0.1564929</text:p>
          </table:table-cell>
          <table:table-cell office:value-type="float" office:value="0.1615924" calcext:value-type="float">
            <text:p>0.1615924</text:p>
          </table:table-cell>
          <table:table-cell office:value-type="float" office:value="0.1704786" calcext:value-type="float">
            <text:p>0.1704786</text:p>
          </table:table-cell>
          <table:table-cell office:value-type="float" office:value="0.1751801" calcext:value-type="float">
            <text:p>0.1751801</text:p>
          </table:table-cell>
          <table:table-cell office:value-type="float" office:value="0" calcext:value-type="float">
            <text:p>0</text:p>
          </table:table-cell>
          <table:table-cell office:value-type="float" office:value="17.75499" calcext:value-type="float">
            <text:p>17.75499</text:p>
          </table:table-cell>
          <table:table-cell office:value-type="float" office:value="17.13934" calcext:value-type="float">
            <text:p>17.13934</text:p>
          </table:table-cell>
          <table:table-cell office:value-type="float" office:value="26.44188" calcext:value-type="float">
            <text:p>26.44188</text:p>
          </table:table-cell>
          <table:table-cell office:value-type="float" office:value="5.946981" calcext:value-type="float">
            <text:p>5.946981</text:p>
          </table:table-cell>
          <table:table-cell office:value-type="float" office:value="4.702117" calcext:value-type="float">
            <text:p>4.702117</text:p>
          </table:table-cell>
          <table:table-cell office:value-type="float" office:value="2.274382" calcext:value-type="float">
            <text:p>2.274382</text:p>
          </table:table-cell>
          <table:table-cell office:value-type="float" office:value="2.336032" calcext:value-type="float">
            <text:p>2.336032</text:p>
          </table:table-cell>
          <table:table-cell office:value-type="float" office:value="5.137851" calcext:value-type="float">
            <text:p>5.137851</text:p>
          </table:table-cell>
          <table:table-cell office:value-type="float" office:value="8.27361" calcext:value-type="float">
            <text:p>8.27361</text:p>
          </table:table-cell>
          <table:table-cell office:value-type="float" office:value="8.579668" calcext:value-type="float">
            <text:p>8.579668</text:p>
          </table:table-cell>
          <table:table-cell office:value-type="float" office:value="9.080239" calcext:value-type="float">
            <text:p>9.080239</text:p>
          </table:table-cell>
          <table:table-cell office:value-type="float" office:value="9.534066" calcext:value-type="float">
            <text:p>9.534066</text:p>
          </table:table-cell>
          <table:table-cell office:value-type="float" office:value="10.39946" calcext:value-type="float">
            <text:p>10.39946</text:p>
          </table:table-cell>
          <table:table-cell office:value-type="float" office:value="10.84954" calcext:value-type="float">
            <text:p>10.84954</text:p>
          </table:table-cell>
          <table:table-cell office:value-type="float" office:value="0" calcext:value-type="float">
            <text:p>0</text:p>
          </table:table-cell>
          <table:table-cell office:value-type="float" office:value="1.986367" calcext:value-type="float">
            <text:p>1.986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30798" calcext:value-type="float">
            <text:p>0.63307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2.461925" calcext:value-type="float">
            <text:p>2.461925</text:p>
          </table:table-cell>
          <table:table-cell office:value-type="float" office:value="135.9621" calcext:value-type="float">
            <text:p>135.9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5763" calcext:value-type="float">
            <text:p>35.25763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4102882" calcext:value-type="float">
            <text:p>4.102882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5492" calcext:value-type="float">
            <text:p>0.00175492</text:p>
          </table:table-cell>
          <table:table-cell office:value-type="float" office:value="1169.536" calcext:value-type="float">
            <text:p>1169.536</text:p>
          </table:table-cell>
          <table:table-cell office:value-type="float" office:value="1.798891" calcext:value-type="float">
            <text:p>1.798891</text:p>
          </table:table-cell>
          <table:table-cell office:value-type="float" office:value="0" calcext:value-type="float">
            <text:p>0</text:p>
          </table:table-cell>
          <table:table-cell office:value-type="float" office:value="0.0508653" calcext:value-type="float">
            <text:p>0.0508653</text:p>
          </table:table-cell>
          <table:table-cell office:value-type="float" office:value="0.3112156" calcext:value-type="float">
            <text:p>0.3112156</text:p>
          </table:table-cell>
          <table:table-cell office:value-type="float" office:value="0.2936286" calcext:value-type="float">
            <text:p>0.2936286</text:p>
          </table:table-cell>
          <table:table-cell office:value-type="float" office:value="0.1063715" calcext:value-type="float">
            <text:p>0.1063715</text:p>
          </table:table-cell>
          <table:table-cell office:value-type="float" office:value="0.07813376" calcext:value-type="float">
            <text:p>0.07813376</text:p>
          </table:table-cell>
          <table:table-cell office:value-type="float" office:value="0.03395391" calcext:value-type="float">
            <text:p>0.03395391</text:p>
          </table:table-cell>
          <table:table-cell office:value-type="float" office:value="0.03347215" calcext:value-type="float">
            <text:p>0.03347215</text:p>
          </table:table-cell>
          <table:table-cell office:value-type="float" office:value="0.08110391" calcext:value-type="float">
            <text:p>0.08110391</text:p>
          </table:table-cell>
          <table:table-cell office:value-type="float" office:value="0.1496481" calcext:value-type="float">
            <text:p>0.1496481</text:p>
          </table:table-cell>
          <table:table-cell office:value-type="float" office:value="0.151852" calcext:value-type="float">
            <text:p>0.151852</text:p>
          </table:table-cell>
          <table:table-cell office:value-type="float" office:value="0.156552" calcext:value-type="float">
            <text:p>0.156552</text:p>
          </table:table-cell>
          <table:table-cell office:value-type="float" office:value="0.161528" calcext:value-type="float">
            <text:p>0.161528</text:p>
          </table:table-cell>
          <table:table-cell office:value-type="float" office:value="0.1705259" calcext:value-type="float">
            <text:p>0.1705259</text:p>
          </table:table-cell>
          <table:table-cell office:value-type="float" office:value="0.1752202" calcext:value-type="float">
            <text:p>0.1752202</text:p>
          </table:table-cell>
          <table:table-cell office:value-type="float" office:value="0" calcext:value-type="float">
            <text:p>0</text:p>
          </table:table-cell>
          <table:table-cell office:value-type="float" office:value="17.84171" calcext:value-type="float">
            <text:p>17.84171</text:p>
          </table:table-cell>
          <table:table-cell office:value-type="float" office:value="17.32014" calcext:value-type="float">
            <text:p>17.32014</text:p>
          </table:table-cell>
          <table:table-cell office:value-type="float" office:value="26.50149" calcext:value-type="float">
            <text:p>26.50149</text:p>
          </table:table-cell>
          <table:table-cell office:value-type="float" office:value="5.982952" calcext:value-type="float">
            <text:p>5.982952</text:p>
          </table:table-cell>
          <table:table-cell office:value-type="float" office:value="4.721434" calcext:value-type="float">
            <text:p>4.721434</text:p>
          </table:table-cell>
          <table:table-cell office:value-type="float" office:value="2.277829" calcext:value-type="float">
            <text:p>2.277829</text:p>
          </table:table-cell>
          <table:table-cell office:value-type="float" office:value="2.33843" calcext:value-type="float">
            <text:p>2.33843</text:p>
          </table:table-cell>
          <table:table-cell office:value-type="float" office:value="5.142257" calcext:value-type="float">
            <text:p>5.142257</text:p>
          </table:table-cell>
          <table:table-cell office:value-type="float" office:value="8.279369" calcext:value-type="float">
            <text:p>8.279369</text:p>
          </table:table-cell>
          <table:table-cell office:value-type="float" office:value="8.584986" calcext:value-type="float">
            <text:p>8.584986</text:p>
          </table:table-cell>
          <table:table-cell office:value-type="float" office:value="9.08533" calcext:value-type="float">
            <text:p>9.08533</text:p>
          </table:table-cell>
          <table:table-cell office:value-type="float" office:value="9.538717" calcext:value-type="float">
            <text:p>9.538717</text:p>
          </table:table-cell>
          <table:table-cell office:value-type="float" office:value="10.40333" calcext:value-type="float">
            <text:p>10.40333</text:p>
          </table:table-cell>
          <table:table-cell office:value-type="float" office:value="10.85315" calcext:value-type="float">
            <text:p>10.85315</text:p>
          </table:table-cell>
          <table:table-cell office:value-type="float" office:value="0" calcext:value-type="float">
            <text:p>0</text:p>
          </table:table-cell>
          <table:table-cell office:value-type="float" office:value="0.02681114" calcext:value-type="float">
            <text:p>0.0268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32436" calcext:value-type="float">
            <text:p>0.63324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.447451" calcext:value-type="float">
            <text:p>2.447451</text:p>
          </table:table-cell>
          <table:table-cell office:value-type="float" office:value="135.968" calcext:value-type="float">
            <text:p>135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7821" calcext:value-type="float">
            <text:p>35.27821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4250668" calcext:value-type="float">
            <text:p>4.250668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50913" calcext:value-type="float">
            <text:p>0.001750913</text:p>
          </table:table-cell>
          <table:table-cell office:value-type="float" office:value="1169.526" calcext:value-type="float">
            <text:p>1169.526</text:p>
          </table:table-cell>
          <table:table-cell office:value-type="float" office:value="1.834121" calcext:value-type="float">
            <text:p>1.834121</text:p>
          </table:table-cell>
          <table:table-cell office:value-type="float" office:value="0" calcext:value-type="float">
            <text:p>0</text:p>
          </table:table-cell>
          <table:table-cell office:value-type="float" office:value="0.07769844" calcext:value-type="float">
            <text:p>0.07769844</text:p>
          </table:table-cell>
          <table:table-cell office:value-type="float" office:value="0.2458007" calcext:value-type="float">
            <text:p>0.2458007</text:p>
          </table:table-cell>
          <table:table-cell office:value-type="float" office:value="0.2543933" calcext:value-type="float">
            <text:p>0.2543933</text:p>
          </table:table-cell>
          <table:table-cell office:value-type="float" office:value="0.08790785" calcext:value-type="float">
            <text:p>0.08790785</text:p>
          </table:table-cell>
          <table:table-cell office:value-type="float" office:value="0.07270087" calcext:value-type="float">
            <text:p>0.07270087</text:p>
          </table:table-cell>
          <table:table-cell office:value-type="float" office:value="0.03218275" calcext:value-type="float">
            <text:p>0.03218275</text:p>
          </table:table-cell>
          <table:table-cell office:value-type="float" office:value="0.03355085" calcext:value-type="float">
            <text:p>0.03355085</text:p>
          </table:table-cell>
          <table:table-cell office:value-type="float" office:value="0.08116423" calcext:value-type="float">
            <text:p>0.08116423</text:p>
          </table:table-cell>
          <table:table-cell office:value-type="float" office:value="0.149715" calcext:value-type="float">
            <text:p>0.149715</text:p>
          </table:table-cell>
          <table:table-cell office:value-type="float" office:value="0.151928" calcext:value-type="float">
            <text:p>0.151928</text:p>
          </table:table-cell>
          <table:table-cell office:value-type="float" office:value="0.1566115" calcext:value-type="float">
            <text:p>0.1566115</text:p>
          </table:table-cell>
          <table:table-cell office:value-type="float" office:value="0.1615836" calcext:value-type="float">
            <text:p>0.1615836</text:p>
          </table:table-cell>
          <table:table-cell office:value-type="float" office:value="0.1705698" calcext:value-type="float">
            <text:p>0.1705698</text:p>
          </table:table-cell>
          <table:table-cell office:value-type="float" office:value="0.1752595" calcext:value-type="float">
            <text:p>0.1752595</text:p>
          </table:table-cell>
          <table:table-cell office:value-type="float" office:value="0" calcext:value-type="float">
            <text:p>0</text:p>
          </table:table-cell>
          <table:table-cell office:value-type="float" office:value="17.81132" calcext:value-type="float">
            <text:p>17.81132</text:p>
          </table:table-cell>
          <table:table-cell office:value-type="float" office:value="17.36231" calcext:value-type="float">
            <text:p>17.36231</text:p>
          </table:table-cell>
          <table:table-cell office:value-type="float" office:value="26.51434" calcext:value-type="float">
            <text:p>26.51434</text:p>
          </table:table-cell>
          <table:table-cell office:value-type="float" office:value="6.001888" calcext:value-type="float">
            <text:p>6.001888</text:p>
          </table:table-cell>
          <table:table-cell office:value-type="float" office:value="4.736324" calcext:value-type="float">
            <text:p>4.736324</text:p>
          </table:table-cell>
          <table:table-cell office:value-type="float" office:value="2.281164" calcext:value-type="float">
            <text:p>2.281164</text:p>
          </table:table-cell>
          <table:table-cell office:value-type="float" office:value="2.340924" calcext:value-type="float">
            <text:p>2.340924</text:p>
          </table:table-cell>
          <table:table-cell office:value-type="float" office:value="5.146693" calcext:value-type="float">
            <text:p>5.146693</text:p>
          </table:table-cell>
          <table:table-cell office:value-type="float" office:value="8.285129" calcext:value-type="float">
            <text:p>8.285129</text:p>
          </table:table-cell>
          <table:table-cell office:value-type="float" office:value="8.5903" calcext:value-type="float">
            <text:p>8.5903</text:p>
          </table:table-cell>
          <table:table-cell office:value-type="float" office:value="9.090421" calcext:value-type="float">
            <text:p>9.090421</text:p>
          </table:table-cell>
          <table:table-cell office:value-type="float" office:value="9.543365" calcext:value-type="float">
            <text:p>9.543365</text:p>
          </table:table-cell>
          <table:table-cell office:value-type="float" office:value="10.40721" calcext:value-type="float">
            <text:p>10.40721</text:p>
          </table:table-cell>
          <table:table-cell office:value-type="float" office:value="10.85672" calcext:value-type="float">
            <text:p>10.85672</text:p>
          </table:table-cell>
          <table:table-cell office:value-type="float" office:value="0" calcext:value-type="float">
            <text:p>0</text:p>
          </table:table-cell>
          <table:table-cell office:value-type="float" office:value="0.01579321" calcext:value-type="float">
            <text:p>0.01579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06935" calcext:value-type="float">
            <text:p>0.64069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.433662" calcext:value-type="float">
            <text:p>2.433662</text:p>
          </table:table-cell>
          <table:table-cell office:value-type="float" office:value="135.9724" calcext:value-type="float">
            <text:p>135.9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976" calcext:value-type="float">
            <text:p>35.2976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4398576" calcext:value-type="float">
            <text:p>4.398576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1169.516" calcext:value-type="float">
            <text:p>1169.516</text:p>
          </table:table-cell>
          <table:table-cell office:value-type="float" office:value="1.85443" calcext:value-type="float">
            <text:p>1.85443</text:p>
          </table:table-cell>
          <table:table-cell office:value-type="float" office:value="0" calcext:value-type="float">
            <text:p>0</text:p>
          </table:table-cell>
          <table:table-cell office:value-type="float" office:value="0.09933863" calcext:value-type="float">
            <text:p>0.09933863</text:p>
          </table:table-cell>
          <table:table-cell office:value-type="float" office:value="0.2359451" calcext:value-type="float">
            <text:p>0.2359451</text:p>
          </table:table-cell>
          <table:table-cell office:value-type="float" office:value="0.2526056" calcext:value-type="float">
            <text:p>0.2526056</text:p>
          </table:table-cell>
          <table:table-cell office:value-type="float" office:value="0.08587098" calcext:value-type="float">
            <text:p>0.08587098</text:p>
          </table:table-cell>
          <table:table-cell office:value-type="float" office:value="0.07290833" calcext:value-type="float">
            <text:p>0.07290833</text:p>
          </table:table-cell>
          <table:table-cell office:value-type="float" office:value="0.03185031" calcext:value-type="float">
            <text:p>0.03185031</text:p>
          </table:table-cell>
          <table:table-cell office:value-type="float" office:value="0.03363071" calcext:value-type="float">
            <text:p>0.03363071</text:p>
          </table:table-cell>
          <table:table-cell office:value-type="float" office:value="0.08128111" calcext:value-type="float">
            <text:p>0.08128111</text:p>
          </table:table-cell>
          <table:table-cell office:value-type="float" office:value="0.1497727" calcext:value-type="float">
            <text:p>0.1497727</text:p>
          </table:table-cell>
          <table:table-cell office:value-type="float" office:value="0.1520031" calcext:value-type="float">
            <text:p>0.1520031</text:p>
          </table:table-cell>
          <table:table-cell office:value-type="float" office:value="0.1566712" calcext:value-type="float">
            <text:p>0.1566712</text:p>
          </table:table-cell>
          <table:table-cell office:value-type="float" office:value="0.161632" calcext:value-type="float">
            <text:p>0.161632</text:p>
          </table:table-cell>
          <table:table-cell office:value-type="float" office:value="0.1706131" calcext:value-type="float">
            <text:p>0.1706131</text:p>
          </table:table-cell>
          <table:table-cell office:value-type="float" office:value="0.1752987" calcext:value-type="float">
            <text:p>0.1752987</text:p>
          </table:table-cell>
          <table:table-cell office:value-type="float" office:value="0" calcext:value-type="float">
            <text:p>0</text:p>
          </table:table-cell>
          <table:table-cell office:value-type="float" office:value="17.79538" calcext:value-type="float">
            <text:p>17.79538</text:p>
          </table:table-cell>
          <table:table-cell office:value-type="float" office:value="17.39071" calcext:value-type="float">
            <text:p>17.39071</text:p>
          </table:table-cell>
          <table:table-cell office:value-type="float" office:value="26.51879" calcext:value-type="float">
            <text:p>26.51879</text:p>
          </table:table-cell>
          <table:table-cell office:value-type="float" office:value="6.015988" calcext:value-type="float">
            <text:p>6.015988</text:p>
          </table:table-cell>
          <table:table-cell office:value-type="float" office:value="4.749637" calcext:value-type="float">
            <text:p>4.749637</text:p>
          </table:table-cell>
          <table:table-cell office:value-type="float" office:value="2.284142" calcext:value-type="float">
            <text:p>2.284142</text:p>
          </table:table-cell>
          <table:table-cell office:value-type="float" office:value="2.34342" calcext:value-type="float">
            <text:p>2.34342</text:p>
          </table:table-cell>
          <table:table-cell office:value-type="float" office:value="5.151132" calcext:value-type="float">
            <text:p>5.151132</text:p>
          </table:table-cell>
          <table:table-cell office:value-type="float" office:value="8.290888" calcext:value-type="float">
            <text:p>8.290888</text:p>
          </table:table-cell>
          <table:table-cell office:value-type="float" office:value="8.595618" calcext:value-type="float">
            <text:p>8.595618</text:p>
          </table:table-cell>
          <table:table-cell office:value-type="float" office:value="9.095511" calcext:value-type="float">
            <text:p>9.095511</text:p>
          </table:table-cell>
          <table:table-cell office:value-type="float" office:value="9.548016" calcext:value-type="float">
            <text:p>9.548016</text:p>
          </table:table-cell>
          <table:table-cell office:value-type="float" office:value="10.41109" calcext:value-type="float">
            <text:p>10.41109</text:p>
          </table:table-cell>
          <table:table-cell office:value-type="float" office:value="10.86029" calcext:value-type="float">
            <text:p>10.86029</text:p>
          </table:table-cell>
          <table:table-cell office:value-type="float" office:value="0" calcext:value-type="float">
            <text:p>0</text:p>
          </table:table-cell>
          <table:table-cell office:value-type="float" office:value="0.004656509" calcext:value-type="float">
            <text:p>0.004656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0347" calcext:value-type="float">
            <text:p>0.64903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.406619" calcext:value-type="float">
            <text:p>2.406619</text:p>
          </table:table-cell>
          <table:table-cell office:value-type="float" office:value="135.9735" calcext:value-type="float">
            <text:p>135.9735</text:p>
          </table:table-cell>
          <table:table-cell office:value-type="float" office:value="0" calcext:value-type="float">
            <text:p>0</text:p>
          </table:table-cell>
          <table:table-cell office:value-type="float" office:value="-0.0001007283" calcext:value-type="float">
            <text:p>-0.0001007283</text:p>
          </table:table-cell>
          <table:table-cell office:value-type="float" office:value="35.31734" calcext:value-type="float">
            <text:p>35.31734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4546588" calcext:value-type="float">
            <text:p>4.546588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46011" calcext:value-type="float">
            <text:p>0.001746011</text:p>
          </table:table-cell>
          <table:table-cell office:value-type="float" office:value="1169.509" calcext:value-type="float">
            <text:p>1169.509</text:p>
          </table:table-cell>
          <table:table-cell office:value-type="float" office:value="1.818599" calcext:value-type="float">
            <text:p>1.818599</text:p>
          </table:table-cell>
          <table:table-cell office:value-type="float" office:value="0" calcext:value-type="float">
            <text:p>0</text:p>
          </table:table-cell>
          <table:table-cell office:value-type="float" office:value="0.4895393" calcext:value-type="float">
            <text:p>0.4895393</text:p>
          </table:table-cell>
          <table:table-cell office:value-type="float" office:value="0.2330342" calcext:value-type="float">
            <text:p>0.2330342</text:p>
          </table:table-cell>
          <table:table-cell office:value-type="float" office:value="0.2547824" calcext:value-type="float">
            <text:p>0.2547824</text:p>
          </table:table-cell>
          <table:table-cell office:value-type="float" office:value="0.08554035" calcext:value-type="float">
            <text:p>0.08554035</text:p>
          </table:table-cell>
          <table:table-cell office:value-type="float" office:value="0.07391516" calcext:value-type="float">
            <text:p>0.07391516</text:p>
          </table:table-cell>
          <table:table-cell office:value-type="float" office:value="0.03207439" calcext:value-type="float">
            <text:p>0.03207439</text:p>
          </table:table-cell>
          <table:table-cell office:value-type="float" office:value="0.03372987" calcext:value-type="float">
            <text:p>0.03372987</text:p>
          </table:table-cell>
          <table:table-cell office:value-type="float" office:value="0.08147489" calcext:value-type="float">
            <text:p>0.08147489</text:p>
          </table:table-cell>
          <table:table-cell office:value-type="float" office:value="0.1498569" calcext:value-type="float">
            <text:p>0.1498569</text:p>
          </table:table-cell>
          <table:table-cell office:value-type="float" office:value="0.1520768" calcext:value-type="float">
            <text:p>0.1520768</text:p>
          </table:table-cell>
          <table:table-cell office:value-type="float" office:value="0.1567309" calcext:value-type="float">
            <text:p>0.1567309</text:p>
          </table:table-cell>
          <table:table-cell office:value-type="float" office:value="0.1616943" calcext:value-type="float">
            <text:p>0.1616943</text:p>
          </table:table-cell>
          <table:table-cell office:value-type="float" office:value="0.1706561" calcext:value-type="float">
            <text:p>0.1706561</text:p>
          </table:table-cell>
          <table:table-cell office:value-type="float" office:value="0.1753379" calcext:value-type="float">
            <text:p>0.1753379</text:p>
          </table:table-cell>
          <table:table-cell office:value-type="float" office:value="0" calcext:value-type="float">
            <text:p>0</text:p>
          </table:table-cell>
          <table:table-cell office:value-type="float" office:value="17.81868" calcext:value-type="float">
            <text:p>17.81868</text:p>
          </table:table-cell>
          <table:table-cell office:value-type="float" office:value="17.41704" calcext:value-type="float">
            <text:p>17.41704</text:p>
          </table:table-cell>
          <table:table-cell office:value-type="float" office:value="26.52401" calcext:value-type="float">
            <text:p>26.52401</text:p>
          </table:table-cell>
          <table:table-cell office:value-type="float" office:value="6.029643" calcext:value-type="float">
            <text:p>6.029643</text:p>
          </table:table-cell>
          <table:table-cell office:value-type="float" office:value="4.763056" calcext:value-type="float">
            <text:p>4.763056</text:p>
          </table:table-cell>
          <table:table-cell office:value-type="float" office:value="2.287082" calcext:value-type="float">
            <text:p>2.287082</text:p>
          </table:table-cell>
          <table:table-cell office:value-type="float" office:value="2.345902" calcext:value-type="float">
            <text:p>2.345902</text:p>
          </table:table-cell>
          <table:table-cell office:value-type="float" office:value="5.1556" calcext:value-type="float">
            <text:p>5.1556</text:p>
          </table:table-cell>
          <table:table-cell office:value-type="float" office:value="8.296647" calcext:value-type="float">
            <text:p>8.296647</text:p>
          </table:table-cell>
          <table:table-cell office:value-type="float" office:value="8.600933" calcext:value-type="float">
            <text:p>8.600933</text:p>
          </table:table-cell>
          <table:table-cell office:value-type="float" office:value="9.100602" calcext:value-type="float">
            <text:p>9.100602</text:p>
          </table:table-cell>
          <table:table-cell office:value-type="float" office:value="9.552672" calcext:value-type="float">
            <text:p>9.552672</text:p>
          </table:table-cell>
          <table:table-cell office:value-type="float" office:value="10.41496" calcext:value-type="float">
            <text:p>10.41496</text:p>
          </table:table-cell>
          <table:table-cell office:value-type="float" office:value="10.8639" calcext:value-type="float">
            <text:p>10.8639</text:p>
          </table:table-cell>
          <table:table-cell office:value-type="float" office:value="0" calcext:value-type="float">
            <text:p>0</text:p>
          </table:table-cell>
          <table:table-cell office:value-type="float" office:value="15.93615" calcext:value-type="float">
            <text:p>15.93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38618" calcext:value-type="float">
            <text:p>0.67386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.378756" calcext:value-type="float">
            <text:p>2.378756</text:p>
          </table:table-cell>
          <table:table-cell office:value-type="float" office:value="135.9735" calcext:value-type="float">
            <text:p>135.9735</text:p>
          </table:table-cell>
          <table:table-cell office:value-type="float" office:value="0" calcext:value-type="float">
            <text:p>0</text:p>
          </table:table-cell>
          <table:table-cell office:value-type="float" office:value="-0.0003164025" calcext:value-type="float">
            <text:p>-0.0003164025</text:p>
          </table:table-cell>
          <table:table-cell office:value-type="float" office:value="35.33797" calcext:value-type="float">
            <text:p>35.33797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4694691" calcext:value-type="float">
            <text:p>4.694691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4482" calcext:value-type="float">
            <text:p>0.00174482</text:p>
          </table:table-cell>
          <table:table-cell office:value-type="float" office:value="1169.509" calcext:value-type="float">
            <text:p>1169.509</text:p>
          </table:table-cell>
          <table:table-cell office:value-type="float" office:value="1.780526" calcext:value-type="float">
            <text:p>1.780526</text:p>
          </table:table-cell>
          <table:table-cell office:value-type="float" office:value="0" calcext:value-type="float">
            <text:p>0</text:p>
          </table:table-cell>
          <table:table-cell office:value-type="float" office:value="1.210712" calcext:value-type="float">
            <text:p>1.210712</text:p>
          </table:table-cell>
          <table:table-cell office:value-type="float" office:value="0.2482926" calcext:value-type="float">
            <text:p>0.2482926</text:p>
          </table:table-cell>
          <table:table-cell office:value-type="float" office:value="0.2601063" calcext:value-type="float">
            <text:p>0.2601063</text:p>
          </table:table-cell>
          <table:table-cell office:value-type="float" office:value="0.08720338" calcext:value-type="float">
            <text:p>0.08720338</text:p>
          </table:table-cell>
          <table:table-cell office:value-type="float" office:value="0.07594676" calcext:value-type="float">
            <text:p>0.07594676</text:p>
          </table:table-cell>
          <table:table-cell office:value-type="float" office:value="0.03243241" calcext:value-type="float">
            <text:p>0.03243241</text:p>
          </table:table-cell>
          <table:table-cell office:value-type="float" office:value="0.03383218" calcext:value-type="float">
            <text:p>0.03383218</text:p>
          </table:table-cell>
          <table:table-cell office:value-type="float" office:value="0.0816297" calcext:value-type="float">
            <text:p>0.0816297</text:p>
          </table:table-cell>
          <table:table-cell office:value-type="float" office:value="0.1499751" calcext:value-type="float">
            <text:p>0.1499751</text:p>
          </table:table-cell>
          <table:table-cell office:value-type="float" office:value="0.1521498" calcext:value-type="float">
            <text:p>0.1521498</text:p>
          </table:table-cell>
          <table:table-cell office:value-type="float" office:value="0.1567904" calcext:value-type="float">
            <text:p>0.1567904</text:p>
          </table:table-cell>
          <table:table-cell office:value-type="float" office:value="0.1617631" calcext:value-type="float">
            <text:p>0.1617631</text:p>
          </table:table-cell>
          <table:table-cell office:value-type="float" office:value="0.1706988" calcext:value-type="float">
            <text:p>0.1706988</text:p>
          </table:table-cell>
          <table:table-cell office:value-type="float" office:value="0.1753772" calcext:value-type="float">
            <text:p>0.1753772</text:p>
          </table:table-cell>
          <table:table-cell office:value-type="float" office:value="0" calcext:value-type="float">
            <text:p>0</text:p>
          </table:table-cell>
          <table:table-cell office:value-type="float" office:value="17.9236" calcext:value-type="float">
            <text:p>17.9236</text:p>
          </table:table-cell>
          <table:table-cell office:value-type="float" office:value="17.44267" calcext:value-type="float">
            <text:p>17.44267</text:p>
          </table:table-cell>
          <table:table-cell office:value-type="float" office:value="26.53057" calcext:value-type="float">
            <text:p>26.53057</text:p>
          </table:table-cell>
          <table:table-cell office:value-type="float" office:value="6.043325" calcext:value-type="float">
            <text:p>6.043325</text:p>
          </table:table-cell>
          <table:table-cell office:value-type="float" office:value="4.77689" calcext:value-type="float">
            <text:p>4.77689</text:p>
          </table:table-cell>
          <table:table-cell office:value-type="float" office:value="2.29005" calcext:value-type="float">
            <text:p>2.29005</text:p>
          </table:table-cell>
          <table:table-cell office:value-type="float" office:value="2.348376" calcext:value-type="float">
            <text:p>2.348376</text:p>
          </table:table-cell>
          <table:table-cell office:value-type="float" office:value="5.160095" calcext:value-type="float">
            <text:p>5.160095</text:p>
          </table:table-cell>
          <table:table-cell office:value-type="float" office:value="8.302406" calcext:value-type="float">
            <text:p>8.302406</text:p>
          </table:table-cell>
          <table:table-cell office:value-type="float" office:value="8.606246" calcext:value-type="float">
            <text:p>8.606246</text:p>
          </table:table-cell>
          <table:table-cell office:value-type="float" office:value="9.105693" calcext:value-type="float">
            <text:p>9.105693</text:p>
          </table:table-cell>
          <table:table-cell office:value-type="float" office:value="9.557319" calcext:value-type="float">
            <text:p>9.557319</text:p>
          </table:table-cell>
          <table:table-cell office:value-type="float" office:value="10.41884" calcext:value-type="float">
            <text:p>10.41884</text:p>
          </table:table-cell>
          <table:table-cell office:value-type="float" office:value="10.86752" calcext:value-type="float">
            <text:p>10.86752</text:p>
          </table:table-cell>
          <table:table-cell office:value-type="float" office:value="0" calcext:value-type="float">
            <text:p>0</text:p>
          </table:table-cell>
          <table:table-cell office:value-type="float" office:value="24.15571" calcext:value-type="float">
            <text:p>24.15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5919" calcext:value-type="float">
            <text:p>0.70059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.348042" calcext:value-type="float">
            <text:p>2.348042</text:p>
          </table:table-cell>
          <table:table-cell office:value-type="float" office:value="135.973" calcext:value-type="float">
            <text:p>135.973</text:p>
          </table:table-cell>
          <table:table-cell office:value-type="float" office:value="0" calcext:value-type="float">
            <text:p>0</text:p>
          </table:table-cell>
          <table:table-cell office:value-type="float" office:value="-0.001187861" calcext:value-type="float">
            <text:p>-0.001187861</text:p>
          </table:table-cell>
          <table:table-cell office:value-type="float" office:value="35.36012" calcext:value-type="float">
            <text:p>35.36012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4842872" calcext:value-type="float">
            <text:p>4.842872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44339" calcext:value-type="float">
            <text:p>0.001744339</text:p>
          </table:table-cell>
          <table:table-cell office:value-type="float" office:value="1169.512" calcext:value-type="float">
            <text:p>1169.512</text:p>
          </table:table-cell>
          <table:table-cell office:value-type="float" office:value="1.737013" calcext:value-type="float">
            <text:p>1.737013</text:p>
          </table:table-cell>
          <table:table-cell office:value-type="float" office:value="0" calcext:value-type="float">
            <text:p>0</text:p>
          </table:table-cell>
          <table:table-cell office:value-type="float" office:value="2.33592" calcext:value-type="float">
            <text:p>2.33592</text:p>
          </table:table-cell>
          <table:table-cell office:value-type="float" office:value="0.2843247" calcext:value-type="float">
            <text:p>0.2843247</text:p>
          </table:table-cell>
          <table:table-cell office:value-type="float" office:value="0.2627146" calcext:value-type="float">
            <text:p>0.2627146</text:p>
          </table:table-cell>
          <table:table-cell office:value-type="float" office:value="0.09118796" calcext:value-type="float">
            <text:p>0.09118796</text:p>
          </table:table-cell>
          <table:table-cell office:value-type="float" office:value="0.08089834" calcext:value-type="float">
            <text:p>0.08089834</text:p>
          </table:table-cell>
          <table:table-cell office:value-type="float" office:value="0.03337955" calcext:value-type="float">
            <text:p>0.03337955</text:p>
          </table:table-cell>
          <table:table-cell office:value-type="float" office:value="0.03411333" calcext:value-type="float">
            <text:p>0.03411333</text:p>
          </table:table-cell>
          <table:table-cell office:value-type="float" office:value="0.08178378" calcext:value-type="float">
            <text:p>0.08178378</text:p>
          </table:table-cell>
          <table:table-cell office:value-type="float" office:value="0.1500835" calcext:value-type="float">
            <text:p>0.1500835</text:p>
          </table:table-cell>
          <table:table-cell office:value-type="float" office:value="0.1522213" calcext:value-type="float">
            <text:p>0.1522213</text:p>
          </table:table-cell>
          <table:table-cell office:value-type="float" office:value="0.1568497" calcext:value-type="float">
            <text:p>0.1568497</text:p>
          </table:table-cell>
          <table:table-cell office:value-type="float" office:value="0.1618415" calcext:value-type="float">
            <text:p>0.1618415</text:p>
          </table:table-cell>
          <table:table-cell office:value-type="float" office:value="0.1707412" calcext:value-type="float">
            <text:p>0.1707412</text:p>
          </table:table-cell>
          <table:table-cell office:value-type="float" office:value="0.1754165" calcext:value-type="float">
            <text:p>0.1754165</text:p>
          </table:table-cell>
          <table:table-cell office:value-type="float" office:value="0" calcext:value-type="float">
            <text:p>0</text:p>
          </table:table-cell>
          <table:table-cell office:value-type="float" office:value="18.14279" calcext:value-type="float">
            <text:p>18.14279</text:p>
          </table:table-cell>
          <table:table-cell office:value-type="float" office:value="17.47223" calcext:value-type="float">
            <text:p>17.47223</text:p>
          </table:table-cell>
          <table:table-cell office:value-type="float" office:value="26.53907" calcext:value-type="float">
            <text:p>26.53907</text:p>
          </table:table-cell>
          <table:table-cell office:value-type="float" office:value="6.058187" calcext:value-type="float">
            <text:p>6.058187</text:p>
          </table:table-cell>
          <table:table-cell office:value-type="float" office:value="4.791918" calcext:value-type="float">
            <text:p>4.791918</text:p>
          </table:table-cell>
          <table:table-cell office:value-type="float" office:value="2.293148" calcext:value-type="float">
            <text:p>2.293148</text:p>
          </table:table-cell>
          <table:table-cell office:value-type="float" office:value="2.350873" calcext:value-type="float">
            <text:p>2.350873</text:p>
          </table:table-cell>
          <table:table-cell office:value-type="float" office:value="5.164594" calcext:value-type="float">
            <text:p>5.164594</text:p>
          </table:table-cell>
          <table:table-cell office:value-type="float" office:value="8.308166" calcext:value-type="float">
            <text:p>8.308166</text:p>
          </table:table-cell>
          <table:table-cell office:value-type="float" office:value="8.611562" calcext:value-type="float">
            <text:p>8.611562</text:p>
          </table:table-cell>
          <table:table-cell office:value-type="float" office:value="9.110784" calcext:value-type="float">
            <text:p>9.110784</text:p>
          </table:table-cell>
          <table:table-cell office:value-type="float" office:value="9.561975" calcext:value-type="float">
            <text:p>9.561975</text:p>
          </table:table-cell>
          <table:table-cell office:value-type="float" office:value="10.42272" calcext:value-type="float">
            <text:p>10.42272</text:p>
          </table:table-cell>
          <table:table-cell office:value-type="float" office:value="10.87114" calcext:value-type="float">
            <text:p>10.87114</text:p>
          </table:table-cell>
          <table:table-cell office:value-type="float" office:value="0" calcext:value-type="float">
            <text:p>0</text:p>
          </table:table-cell>
          <table:table-cell office:value-type="float" office:value="27.95199" calcext:value-type="float">
            <text:p>27.95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07108" calcext:value-type="float">
            <text:p>0.73071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2.349298" calcext:value-type="float">
            <text:p>2.349298</text:p>
          </table:table-cell>
          <table:table-cell office:value-type="float" office:value="135.9739" calcext:value-type="float">
            <text:p>135.9739</text:p>
          </table:table-cell>
          <table:table-cell office:value-type="float" office:value="0" calcext:value-type="float">
            <text:p>0</text:p>
          </table:table-cell>
          <table:table-cell office:value-type="float" office:value="-0.005386983" calcext:value-type="float">
            <text:p>-0.005386983</text:p>
          </table:table-cell>
          <table:table-cell office:value-type="float" office:value="35.38373" calcext:value-type="float">
            <text:p>35.38373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4991128" calcext:value-type="float">
            <text:p>4.991128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44503" calcext:value-type="float">
            <text:p>0.001744503</text:p>
          </table:table-cell>
          <table:table-cell office:value-type="float" office:value="1169.506" calcext:value-type="float">
            <text:p>1169.506</text:p>
          </table:table-cell>
          <table:table-cell office:value-type="float" office:value="1.766404" calcext:value-type="float">
            <text:p>1.766404</text:p>
          </table:table-cell>
          <table:table-cell office:value-type="float" office:value="0" calcext:value-type="float">
            <text:p>0</text:p>
          </table:table-cell>
          <table:table-cell office:value-type="float" office:value="0.187437" calcext:value-type="float">
            <text:p>0.187437</text:p>
          </table:table-cell>
          <table:table-cell office:value-type="float" office:value="0.2583628" calcext:value-type="float">
            <text:p>0.2583628</text:p>
          </table:table-cell>
          <table:table-cell office:value-type="float" office:value="0.1886431" calcext:value-type="float">
            <text:p>0.1886431</text:p>
          </table:table-cell>
          <table:table-cell office:value-type="float" office:value="0.0596561" calcext:value-type="float">
            <text:p>0.0596561</text:p>
          </table:table-cell>
          <table:table-cell office:value-type="float" office:value="0.07734035" calcext:value-type="float">
            <text:p>0.07734035</text:p>
          </table:table-cell>
          <table:table-cell office:value-type="float" office:value="0.0284794" calcext:value-type="float">
            <text:p>0.0284794</text:p>
          </table:table-cell>
          <table:table-cell office:value-type="float" office:value="0.03441511" calcext:value-type="float">
            <text:p>0.03441511</text:p>
          </table:table-cell>
          <table:table-cell office:value-type="float" office:value="0.08199616" calcext:value-type="float">
            <text:p>0.08199616</text:p>
          </table:table-cell>
          <table:table-cell office:value-type="float" office:value="0.1502057" calcext:value-type="float">
            <text:p>0.1502057</text:p>
          </table:table-cell>
          <table:table-cell office:value-type="float" office:value="0.1522933" calcext:value-type="float">
            <text:p>0.1522933</text:p>
          </table:table-cell>
          <table:table-cell office:value-type="float" office:value="0.1569089" calcext:value-type="float">
            <text:p>0.1569089</text:p>
          </table:table-cell>
          <table:table-cell office:value-type="float" office:value="0.161892" calcext:value-type="float">
            <text:p>0.161892</text:p>
          </table:table-cell>
          <table:table-cell office:value-type="float" office:value="0.1707836" calcext:value-type="float">
            <text:p>0.1707836</text:p>
          </table:table-cell>
          <table:table-cell office:value-type="float" office:value="0.1754557" calcext:value-type="float">
            <text:p>0.1754557</text:p>
          </table:table-cell>
          <table:table-cell office:value-type="float" office:value="0" calcext:value-type="float">
            <text:p>0</text:p>
          </table:table-cell>
          <table:table-cell office:value-type="float" office:value="18.56059" calcext:value-type="float">
            <text:p>18.56059</text:p>
          </table:table-cell>
          <table:table-cell office:value-type="float" office:value="17.50467" calcext:value-type="float">
            <text:p>17.50467</text:p>
          </table:table-cell>
          <table:table-cell office:value-type="float" office:value="26.53703" calcext:value-type="float">
            <text:p>26.53703</text:p>
          </table:table-cell>
          <table:table-cell office:value-type="float" office:value="6.069191" calcext:value-type="float">
            <text:p>6.069191</text:p>
          </table:table-cell>
          <table:table-cell office:value-type="float" office:value="4.808222" calcext:value-type="float">
            <text:p>4.808222</text:p>
          </table:table-cell>
          <table:table-cell office:value-type="float" office:value="2.296251" calcext:value-type="float">
            <text:p>2.296251</text:p>
          </table:table-cell>
          <table:table-cell office:value-type="float" office:value="2.353442" calcext:value-type="float">
            <text:p>2.353442</text:p>
          </table:table-cell>
          <table:table-cell office:value-type="float" office:value="5.169123" calcext:value-type="float">
            <text:p>5.169123</text:p>
          </table:table-cell>
          <table:table-cell office:value-type="float" office:value="8.313925" calcext:value-type="float">
            <text:p>8.313925</text:p>
          </table:table-cell>
          <table:table-cell office:value-type="float" office:value="8.616879" calcext:value-type="float">
            <text:p>8.616879</text:p>
          </table:table-cell>
          <table:table-cell office:value-type="float" office:value="9.115874" calcext:value-type="float">
            <text:p>9.115874</text:p>
          </table:table-cell>
          <table:table-cell office:value-type="float" office:value="9.566623" calcext:value-type="float">
            <text:p>9.566623</text:p>
          </table:table-cell>
          <table:table-cell office:value-type="float" office:value="10.42659" calcext:value-type="float">
            <text:p>10.42659</text:p>
          </table:table-cell>
          <table:table-cell office:value-type="float" office:value="10.87475" calcext:value-type="float">
            <text:p>10.87475</text:p>
          </table:table-cell>
          <table:table-cell office:value-type="float" office:value="0" calcext:value-type="float">
            <text:p>0</text:p>
          </table:table-cell>
          <table:table-cell office:value-type="float" office:value="0.03162878" calcext:value-type="float">
            <text:p>0.0316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74135" calcext:value-type="float">
            <text:p>0.72741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2.335383" calcext:value-type="float">
            <text:p>2.335383</text:p>
          </table:table-cell>
          <table:table-cell office:value-type="float" office:value="135.9784" calcext:value-type="float">
            <text:p>135.9784</text:p>
          </table:table-cell>
          <table:table-cell office:value-type="float" office:value="0" calcext:value-type="float">
            <text:p>0</text:p>
          </table:table-cell>
          <table:table-cell office:value-type="float" office:value="-0.01566546" calcext:value-type="float">
            <text:p>-0.01566546</text:p>
          </table:table-cell>
          <table:table-cell office:value-type="float" office:value="35.39876" calcext:value-type="float">
            <text:p>35.39876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5139447" calcext:value-type="float">
            <text:p>5.139447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45265" calcext:value-type="float">
            <text:p>0.001745265</text:p>
          </table:table-cell>
          <table:table-cell office:value-type="float" office:value="1169.494" calcext:value-type="float">
            <text:p>1169.494</text:p>
          </table:table-cell>
          <table:table-cell office:value-type="float" office:value="1.791781" calcext:value-type="float">
            <text:p>1.791781</text:p>
          </table:table-cell>
          <table:table-cell office:value-type="float" office:value="0" calcext:value-type="float">
            <text:p>0</text:p>
          </table:table-cell>
          <table:table-cell office:value-type="float" office:value="0.04306193" calcext:value-type="float">
            <text:p>0.04306193</text:p>
          </table:table-cell>
          <table:table-cell office:value-type="float" office:value="0.19593" calcext:value-type="float">
            <text:p>0.19593</text:p>
          </table:table-cell>
          <table:table-cell office:value-type="float" office:value="0.06311211" calcext:value-type="float">
            <text:p>0.06311211</text:p>
          </table:table-cell>
          <table:table-cell office:value-type="float" office:value="0.02904216" calcext:value-type="float">
            <text:p>0.02904216</text:p>
          </table:table-cell>
          <table:table-cell office:value-type="float" office:value="0.05383669" calcext:value-type="float">
            <text:p>0.05383669</text:p>
          </table:table-cell>
          <table:table-cell office:value-type="float" office:value="0.01487256" calcext:value-type="float">
            <text:p>0.01487256</text:p>
          </table:table-cell>
          <table:table-cell office:value-type="float" office:value="0.03434074" calcext:value-type="float">
            <text:p>0.03434074</text:p>
          </table:table-cell>
          <table:table-cell office:value-type="float" office:value="0.08209998" calcext:value-type="float">
            <text:p>0.08209998</text:p>
          </table:table-cell>
          <table:table-cell office:value-type="float" office:value="0.150339" calcext:value-type="float">
            <text:p>0.150339</text:p>
          </table:table-cell>
          <table:table-cell office:value-type="float" office:value="0.1523668" calcext:value-type="float">
            <text:p>0.1523668</text:p>
          </table:table-cell>
          <table:table-cell office:value-type="float" office:value="0.156968" calcext:value-type="float">
            <text:p>0.156968</text:p>
          </table:table-cell>
          <table:table-cell office:value-type="float" office:value="0.1619088" calcext:value-type="float">
            <text:p>0.1619088</text:p>
          </table:table-cell>
          <table:table-cell office:value-type="float" office:value="0.1708265" calcext:value-type="float">
            <text:p>0.1708265</text:p>
          </table:table-cell>
          <table:table-cell office:value-type="float" office:value="0.1754948" calcext:value-type="float">
            <text:p>0.1754948</text:p>
          </table:table-cell>
          <table:table-cell office:value-type="float" office:value="0" calcext:value-type="float">
            <text:p>0</text:p>
          </table:table-cell>
          <table:table-cell office:value-type="float" office:value="18.5466" calcext:value-type="float">
            <text:p>18.5466</text:p>
          </table:table-cell>
          <table:table-cell office:value-type="float" office:value="17.52062" calcext:value-type="float">
            <text:p>17.52062</text:p>
          </table:table-cell>
          <table:table-cell office:value-type="float" office:value="26.49096" calcext:value-type="float">
            <text:p>26.49096</text:p>
          </table:table-cell>
          <table:table-cell office:value-type="float" office:value="6.065449" calcext:value-type="float">
            <text:p>6.065449</text:p>
          </table:table-cell>
          <table:table-cell office:value-type="float" office:value="4.818587" calcext:value-type="float">
            <text:p>4.818587</text:p>
          </table:table-cell>
          <table:table-cell office:value-type="float" office:value="2.296367" calcext:value-type="float">
            <text:p>2.296367</text:p>
          </table:table-cell>
          <table:table-cell office:value-type="float" office:value="2.356007" calcext:value-type="float">
            <text:p>2.356007</text:p>
          </table:table-cell>
          <table:table-cell office:value-type="float" office:value="5.17368" calcext:value-type="float">
            <text:p>5.17368</text:p>
          </table:table-cell>
          <table:table-cell office:value-type="float" office:value="8.319692" calcext:value-type="float">
            <text:p>8.319692</text:p>
          </table:table-cell>
          <table:table-cell office:value-type="float" office:value="8.622192" calcext:value-type="float">
            <text:p>8.622192</text:p>
          </table:table-cell>
          <table:table-cell office:value-type="float" office:value="9.120966" calcext:value-type="float">
            <text:p>9.120966</text:p>
          </table:table-cell>
          <table:table-cell office:value-type="float" office:value="9.57128" calcext:value-type="float">
            <text:p>9.57128</text:p>
          </table:table-cell>
          <table:table-cell office:value-type="float" office:value="10.43047" calcext:value-type="float">
            <text:p>10.43047</text:p>
          </table:table-cell>
          <table:table-cell office:value-type="float" office:value="10.87832" calcext:value-type="float">
            <text:p>10.87832</text:p>
          </table:table-cell>
          <table:table-cell office:value-type="float" office:value="0" calcext:value-type="float">
            <text:p>0</text:p>
          </table:table-cell>
          <table:table-cell office:value-type="float" office:value="0.01370551" calcext:value-type="float">
            <text:p>0.01370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8115" calcext:value-type="float">
            <text:p>0.73581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.30214" calcext:value-type="float">
            <text:p>2.30214</text:p>
          </table:table-cell>
          <table:table-cell office:value-type="float" office:value="135.9839" calcext:value-type="float">
            <text:p>135.9839</text:p>
          </table:table-cell>
          <table:table-cell office:value-type="float" office:value="0" calcext:value-type="float">
            <text:p>0</text:p>
          </table:table-cell>
          <table:table-cell office:value-type="float" office:value="-0.02857929" calcext:value-type="float">
            <text:p>-0.02857929</text:p>
          </table:table-cell>
          <table:table-cell office:value-type="float" office:value="35.41153" calcext:value-type="float">
            <text:p>35.41153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5287833" calcext:value-type="float">
            <text:p>5.287833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46627" calcext:value-type="float">
            <text:p>0.001746627</text:p>
          </table:table-cell>
          <table:table-cell office:value-type="float" office:value="1169.484" calcext:value-type="float">
            <text:p>1169.484</text:p>
          </table:table-cell>
          <table:table-cell office:value-type="float" office:value="1.769212" calcext:value-type="float">
            <text:p>1.769212</text:p>
          </table:table-cell>
          <table:table-cell office:value-type="float" office:value="0" calcext:value-type="float">
            <text:p>0</text:p>
          </table:table-cell>
          <table:table-cell office:value-type="float" office:value="0.3732658" calcext:value-type="float">
            <text:p>0.3732658</text:p>
          </table:table-cell>
          <table:table-cell office:value-type="float" office:value="0.218195" calcext:value-type="float">
            <text:p>0.218195</text:p>
          </table:table-cell>
          <table:table-cell office:value-type="float" office:value="0.04067882" calcext:value-type="float">
            <text:p>0.04067882</text:p>
          </table:table-cell>
          <table:table-cell office:value-type="float" office:value="0.01303745" calcext:value-type="float">
            <text:p>0.01303745</text:p>
          </table:table-cell>
          <table:table-cell office:value-type="float" office:value="0.02971436" calcext:value-type="float">
            <text:p>0.02971436</text:p>
          </table:table-cell>
          <table:table-cell office:value-type="float" office:value="0.009251279" calcext:value-type="float">
            <text:p>0.009251279</text:p>
          </table:table-cell>
          <table:table-cell office:value-type="float" office:value="0.02905769" calcext:value-type="float">
            <text:p>0.02905769</text:p>
          </table:table-cell>
          <table:table-cell office:value-type="float" office:value="0.08219874" calcext:value-type="float">
            <text:p>0.08219874</text:p>
          </table:table-cell>
          <table:table-cell office:value-type="float" office:value="0.1504608" calcext:value-type="float">
            <text:p>0.1504608</text:p>
          </table:table-cell>
          <table:table-cell office:value-type="float" office:value="0.1524406" calcext:value-type="float">
            <text:p>0.1524406</text:p>
          </table:table-cell>
          <table:table-cell office:value-type="float" office:value="0.1570275" calcext:value-type="float">
            <text:p>0.1570275</text:p>
          </table:table-cell>
          <table:table-cell office:value-type="float" office:value="0.1619673" calcext:value-type="float">
            <text:p>0.1619673</text:p>
          </table:table-cell>
          <table:table-cell office:value-type="float" office:value="0.1708688" calcext:value-type="float">
            <text:p>0.1708688</text:p>
          </table:table-cell>
          <table:table-cell office:value-type="float" office:value="0.175534" calcext:value-type="float">
            <text:p>0.175534</text:p>
          </table:table-cell>
          <table:table-cell office:value-type="float" office:value="0" calcext:value-type="float">
            <text:p>0</text:p>
          </table:table-cell>
          <table:table-cell office:value-type="float" office:value="18.54609" calcext:value-type="float">
            <text:p>18.54609</text:p>
          </table:table-cell>
          <table:table-cell office:value-type="float" office:value="17.53511" calcext:value-type="float">
            <text:p>17.53511</text:p>
          </table:table-cell>
          <table:table-cell office:value-type="float" office:value="26.41964" calcext:value-type="float">
            <text:p>26.41964</text:p>
          </table:table-cell>
          <table:table-cell office:value-type="float" office:value="6.053159" calcext:value-type="float">
            <text:p>6.053159</text:p>
          </table:table-cell>
          <table:table-cell office:value-type="float" office:value="4.818604" calcext:value-type="float">
            <text:p>4.818604</text:p>
          </table:table-cell>
          <table:table-cell office:value-type="float" office:value="2.294062" calcext:value-type="float">
            <text:p>2.294062</text:p>
          </table:table-cell>
          <table:table-cell office:value-type="float" office:value="2.358268" calcext:value-type="float">
            <text:p>2.358268</text:p>
          </table:table-cell>
          <table:table-cell office:value-type="float" office:value="5.178238" calcext:value-type="float">
            <text:p>5.178238</text:p>
          </table:table-cell>
          <table:table-cell office:value-type="float" office:value="8.325543" calcext:value-type="float">
            <text:p>8.325543</text:p>
          </table:table-cell>
          <table:table-cell office:value-type="float" office:value="8.627509" calcext:value-type="float">
            <text:p>8.627509</text:p>
          </table:table-cell>
          <table:table-cell office:value-type="float" office:value="9.126057" calcext:value-type="float">
            <text:p>9.126057</text:p>
          </table:table-cell>
          <table:table-cell office:value-type="float" office:value="9.575928" calcext:value-type="float">
            <text:p>9.575928</text:p>
          </table:table-cell>
          <table:table-cell office:value-type="float" office:value="10.43434" calcext:value-type="float">
            <text:p>10.43434</text:p>
          </table:table-cell>
          <table:table-cell office:value-type="float" office:value="10.8819" calcext:value-type="float">
            <text:p>10.8819</text:p>
          </table:table-cell>
          <table:table-cell office:value-type="float" office:value="0" calcext:value-type="float">
            <text:p>0</text:p>
          </table:table-cell>
          <table:table-cell office:value-type="float" office:value="17.62829" calcext:value-type="float">
            <text:p>17.62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24717" calcext:value-type="float">
            <text:p>0.76247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2.276856" calcext:value-type="float">
            <text:p>2.276856</text:p>
          </table:table-cell>
          <table:table-cell office:value-type="float" office:value="135.9829" calcext:value-type="float">
            <text:p>135.9829</text:p>
          </table:table-cell>
          <table:table-cell office:value-type="float" office:value="0" calcext:value-type="float">
            <text:p>0</text:p>
          </table:table-cell>
          <table:table-cell office:value-type="float" office:value="-0.04321826" calcext:value-type="float">
            <text:p>-0.04321826</text:p>
          </table:table-cell>
          <table:table-cell office:value-type="float" office:value="35.42426" calcext:value-type="float">
            <text:p>35.42426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5436287" calcext:value-type="float">
            <text:p>5.436287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48592" calcext:value-type="float">
            <text:p>0.001748592</text:p>
          </table:table-cell>
          <table:table-cell office:value-type="float" office:value="1169.479" calcext:value-type="float">
            <text:p>1169.479</text:p>
          </table:table-cell>
          <table:table-cell office:value-type="float" office:value="1.739932" calcext:value-type="float">
            <text:p>1.739932</text:p>
          </table:table-cell>
          <table:table-cell office:value-type="float" office:value="0" calcext:value-type="float">
            <text:p>0</text:p>
          </table:table-cell>
          <table:table-cell office:value-type="float" office:value="0.9074652" calcext:value-type="float">
            <text:p>0.9074652</text:p>
          </table:table-cell>
          <table:table-cell office:value-type="float" office:value="0.2164451" calcext:value-type="float">
            <text:p>0.2164451</text:p>
          </table:table-cell>
          <table:table-cell office:value-type="float" office:value="0.02797695" calcext:value-type="float">
            <text:p>0.02797695</text:p>
          </table:table-cell>
          <table:table-cell office:value-type="float" office:value="0.01099084" calcext:value-type="float">
            <text:p>0.01099084</text:p>
          </table:table-cell>
          <table:table-cell office:value-type="float" office:value="0.0147306" calcext:value-type="float">
            <text:p>0.0147306</text:p>
          </table:table-cell>
          <table:table-cell office:value-type="float" office:value="0.007532878" calcext:value-type="float">
            <text:p>0.007532878</text:p>
          </table:table-cell>
          <table:table-cell office:value-type="float" office:value="0.01927248" calcext:value-type="float">
            <text:p>0.01927248</text:p>
          </table:table-cell>
          <table:table-cell office:value-type="float" office:value="0.0811379" calcext:value-type="float">
            <text:p>0.0811379</text:p>
          </table:table-cell>
          <table:table-cell office:value-type="float" office:value="0.1505946" calcext:value-type="float">
            <text:p>0.1505946</text:p>
          </table:table-cell>
          <table:table-cell office:value-type="float" office:value="0.1525147" calcext:value-type="float">
            <text:p>0.1525147</text:p>
          </table:table-cell>
          <table:table-cell office:value-type="float" office:value="0.1570869" calcext:value-type="float">
            <text:p>0.1570869</text:p>
          </table:table-cell>
          <table:table-cell office:value-type="float" office:value="0.1620324" calcext:value-type="float">
            <text:p>0.1620324</text:p>
          </table:table-cell>
          <table:table-cell office:value-type="float" office:value="0.1709111" calcext:value-type="float">
            <text:p>0.1709111</text:p>
          </table:table-cell>
          <table:table-cell office:value-type="float" office:value="0.1755731" calcext:value-type="float">
            <text:p>0.1755731</text:p>
          </table:table-cell>
          <table:table-cell office:value-type="float" office:value="0" calcext:value-type="float">
            <text:p>0</text:p>
          </table:table-cell>
          <table:table-cell office:value-type="float" office:value="18.63288" calcext:value-type="float">
            <text:p>18.63288</text:p>
          </table:table-cell>
          <table:table-cell office:value-type="float" office:value="17.55079" calcext:value-type="float">
            <text:p>17.55079</text:p>
          </table:table-cell>
          <table:table-cell office:value-type="float" office:value="26.34339" calcext:value-type="float">
            <text:p>26.34339</text:p>
          </table:table-cell>
          <table:table-cell office:value-type="float" office:value="6.037881" calcext:value-type="float">
            <text:p>6.037881</text:p>
          </table:table-cell>
          <table:table-cell office:value-type="float" office:value="4.810716" calcext:value-type="float">
            <text:p>4.810716</text:p>
          </table:table-cell>
          <table:table-cell office:value-type="float" office:value="2.291062" calcext:value-type="float">
            <text:p>2.291062</text:p>
          </table:table-cell>
          <table:table-cell office:value-type="float" office:value="2.358408" calcext:value-type="float">
            <text:p>2.358408</text:p>
          </table:table-cell>
          <table:table-cell office:value-type="float" office:value="5.182756" calcext:value-type="float">
            <text:p>5.182756</text:p>
          </table:table-cell>
          <table:table-cell office:value-type="float" office:value="8.331394" calcext:value-type="float">
            <text:p>8.331394</text:p>
          </table:table-cell>
          <table:table-cell office:value-type="float" office:value="8.632826" calcext:value-type="float">
            <text:p>8.632826</text:p>
          </table:table-cell>
          <table:table-cell office:value-type="float" office:value="9.131127" calcext:value-type="float">
            <text:p>9.131127</text:p>
          </table:table-cell>
          <table:table-cell office:value-type="float" office:value="9.580583" calcext:value-type="float">
            <text:p>9.580583</text:p>
          </table:table-cell>
          <table:table-cell office:value-type="float" office:value="10.43822" calcext:value-type="float">
            <text:p>10.43822</text:p>
          </table:table-cell>
          <table:table-cell office:value-type="float" office:value="10.88554" calcext:value-type="float">
            <text:p>10.88554</text:p>
          </table:table-cell>
          <table:table-cell office:value-type="float" office:value="0" calcext:value-type="float">
            <text:p>0</text:p>
          </table:table-cell>
          <table:table-cell office:value-type="float" office:value="22.53375" calcext:value-type="float">
            <text:p>22.5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7605" calcext:value-type="float">
            <text:p>0.78776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2.257894" calcext:value-type="float">
            <text:p>2.257894</text:p>
          </table:table-cell>
          <table:table-cell office:value-type="float" office:value="135.9793" calcext:value-type="float">
            <text:p>135.9793</text:p>
          </table:table-cell>
          <table:table-cell office:value-type="float" office:value="0" calcext:value-type="float">
            <text:p>0</text:p>
          </table:table-cell>
          <table:table-cell office:value-type="float" office:value="-0.05929384" calcext:value-type="float">
            <text:p>-0.05929384</text:p>
          </table:table-cell>
          <table:table-cell office:value-type="float" office:value="35.43681" calcext:value-type="float">
            <text:p>35.43681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5584807" calcext:value-type="float">
            <text:p>5.584807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51162" calcext:value-type="float">
            <text:p>0.001751162</text:p>
          </table:table-cell>
          <table:table-cell office:value-type="float" office:value="1169.475" calcext:value-type="float">
            <text:p>1169.475</text:p>
          </table:table-cell>
          <table:table-cell office:value-type="float" office:value="1.717807" calcext:value-type="float">
            <text:p>1.717807</text:p>
          </table:table-cell>
          <table:table-cell office:value-type="float" office:value="0" calcext:value-type="float">
            <text:p>0</text:p>
          </table:table-cell>
          <table:table-cell office:value-type="float" office:value="1.698793" calcext:value-type="float">
            <text:p>1.698793</text:p>
          </table:table-cell>
          <table:table-cell office:value-type="float" office:value="0.2255021" calcext:value-type="float">
            <text:p>0.2255021</text:p>
          </table:table-cell>
          <table:table-cell office:value-type="float" office:value="0.02949292" calcext:value-type="float">
            <text:p>0.02949292</text:p>
          </table:table-cell>
          <table:table-cell office:value-type="float" office:value="0.0100712" calcext:value-type="float">
            <text:p>0.0100712</text:p>
          </table:table-cell>
          <table:table-cell office:value-type="float" office:value="0.01257222" calcext:value-type="float">
            <text:p>0.01257222</text:p>
          </table:table-cell>
          <table:table-cell office:value-type="float" office:value="0.006281828" calcext:value-type="float">
            <text:p>0.006281828</text:p>
          </table:table-cell>
          <table:table-cell office:value-type="float" office:value="0.01590992" calcext:value-type="float">
            <text:p>0.01590992</text:p>
          </table:table-cell>
          <table:table-cell office:value-type="float" office:value="0.0750206" calcext:value-type="float">
            <text:p>0.0750206</text:p>
          </table:table-cell>
          <table:table-cell office:value-type="float" office:value="0.150745" calcext:value-type="float">
            <text:p>0.150745</text:p>
          </table:table-cell>
          <table:table-cell office:value-type="float" office:value="0.1525907" calcext:value-type="float">
            <text:p>0.1525907</text:p>
          </table:table-cell>
          <table:table-cell office:value-type="float" office:value="0.1571462" calcext:value-type="float">
            <text:p>0.1571462</text:p>
          </table:table-cell>
          <table:table-cell office:value-type="float" office:value="0.1621038" calcext:value-type="float">
            <text:p>0.1621038</text:p>
          </table:table-cell>
          <table:table-cell office:value-type="float" office:value="0.170953" calcext:value-type="float">
            <text:p>0.170953</text:p>
          </table:table-cell>
          <table:table-cell office:value-type="float" office:value="0.1756122" calcext:value-type="float">
            <text:p>0.1756122</text:p>
          </table:table-cell>
          <table:table-cell office:value-type="float" office:value="0" calcext:value-type="float">
            <text:p>0</text:p>
          </table:table-cell>
          <table:table-cell office:value-type="float" office:value="18.79144" calcext:value-type="float">
            <text:p>18.79144</text:p>
          </table:table-cell>
          <table:table-cell office:value-type="float" office:value="17.56387" calcext:value-type="float">
            <text:p>17.56387</text:p>
          </table:table-cell>
          <table:table-cell office:value-type="float" office:value="26.26538" calcext:value-type="float">
            <text:p>26.26538</text:p>
          </table:table-cell>
          <table:table-cell office:value-type="float" office:value="6.022384" calcext:value-type="float">
            <text:p>6.022384</text:p>
          </table:table-cell>
          <table:table-cell office:value-type="float" office:value="4.800203" calcext:value-type="float">
            <text:p>4.800203</text:p>
          </table:table-cell>
          <table:table-cell office:value-type="float" office:value="2.28771" calcext:value-type="float">
            <text:p>2.28771</text:p>
          </table:table-cell>
          <table:table-cell office:value-type="float" office:value="2.357111" calcext:value-type="float">
            <text:p>2.357111</text:p>
          </table:table-cell>
          <table:table-cell office:value-type="float" office:value="5.186263" calcext:value-type="float">
            <text:p>5.186263</text:p>
          </table:table-cell>
          <table:table-cell office:value-type="float" office:value="8.337245" calcext:value-type="float">
            <text:p>8.337245</text:p>
          </table:table-cell>
          <table:table-cell office:value-type="float" office:value="8.638142" calcext:value-type="float">
            <text:p>8.638142</text:p>
          </table:table-cell>
          <table:table-cell office:value-type="float" office:value="9.136162" calcext:value-type="float">
            <text:p>9.136162</text:p>
          </table:table-cell>
          <table:table-cell office:value-type="float" office:value="9.585234" calcext:value-type="float">
            <text:p>9.585234</text:p>
          </table:table-cell>
          <table:table-cell office:value-type="float" office:value="10.44202" calcext:value-type="float">
            <text:p>10.44202</text:p>
          </table:table-cell>
          <table:table-cell office:value-type="float" office:value="10.88919" calcext:value-type="float">
            <text:p>10.88919</text:p>
          </table:table-cell>
          <table:table-cell office:value-type="float" office:value="0" calcext:value-type="float">
            <text:p>0</text:p>
          </table:table-cell>
          <table:table-cell office:value-type="float" office:value="18.63291" calcext:value-type="float">
            <text:p>18.63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3316" calcext:value-type="float">
            <text:p>0.80933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2.242063" calcext:value-type="float">
            <text:p>2.242063</text:p>
          </table:table-cell>
          <table:table-cell office:value-type="float" office:value="135.9749" calcext:value-type="float">
            <text:p>135.9749</text:p>
          </table:table-cell>
          <table:table-cell office:value-type="float" office:value="0" calcext:value-type="float">
            <text:p>0</text:p>
          </table:table-cell>
          <table:table-cell office:value-type="float" office:value="-0.07663882" calcext:value-type="float">
            <text:p>-0.07663882</text:p>
          </table:table-cell>
          <table:table-cell office:value-type="float" office:value="35.44921" calcext:value-type="float">
            <text:p>35.44921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5733394" calcext:value-type="float">
            <text:p>5.733394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54325" calcext:value-type="float">
            <text:p>0.001754325</text:p>
          </table:table-cell>
          <table:table-cell office:value-type="float" office:value="1169.468" calcext:value-type="float">
            <text:p>1169.468</text:p>
          </table:table-cell>
          <table:table-cell office:value-type="float" office:value="1.70112" calcext:value-type="float">
            <text:p>1.70112</text:p>
          </table:table-cell>
          <table:table-cell office:value-type="float" office:value="0" calcext:value-type="float">
            <text:p>0</text:p>
          </table:table-cell>
          <table:table-cell office:value-type="float" office:value="1.753839" calcext:value-type="float">
            <text:p>1.753839</text:p>
          </table:table-cell>
          <table:table-cell office:value-type="float" office:value="0.2204697" calcext:value-type="float">
            <text:p>0.2204697</text:p>
          </table:table-cell>
          <table:table-cell office:value-type="float" office:value="0.02358129" calcext:value-type="float">
            <text:p>0.02358129</text:p>
          </table:table-cell>
          <table:table-cell office:value-type="float" office:value="0.009626833" calcext:value-type="float">
            <text:p>0.009626833</text:p>
          </table:table-cell>
          <table:table-cell office:value-type="float" office:value="0.01156149" calcext:value-type="float">
            <text:p>0.01156149</text:p>
          </table:table-cell>
          <table:table-cell office:value-type="float" office:value="0.005734156" calcext:value-type="float">
            <text:p>0.005734156</text:p>
          </table:table-cell>
          <table:table-cell office:value-type="float" office:value="0.01482608" calcext:value-type="float">
            <text:p>0.01482608</text:p>
          </table:table-cell>
          <table:table-cell office:value-type="float" office:value="0.07093379" calcext:value-type="float">
            <text:p>0.07093379</text:p>
          </table:table-cell>
          <table:table-cell office:value-type="float" office:value="0.1509055" calcext:value-type="float">
            <text:p>0.1509055</text:p>
          </table:table-cell>
          <table:table-cell office:value-type="float" office:value="0.1526696" calcext:value-type="float">
            <text:p>0.1526696</text:p>
          </table:table-cell>
          <table:table-cell office:value-type="float" office:value="0.1572058" calcext:value-type="float">
            <text:p>0.1572058</text:p>
          </table:table-cell>
          <table:table-cell office:value-type="float" office:value="0.1621586" calcext:value-type="float">
            <text:p>0.1621586</text:p>
          </table:table-cell>
          <table:table-cell office:value-type="float" office:value="0.1709946" calcext:value-type="float">
            <text:p>0.1709946</text:p>
          </table:table-cell>
          <table:table-cell office:value-type="float" office:value="0.1756514" calcext:value-type="float">
            <text:p>0.1756514</text:p>
          </table:table-cell>
          <table:table-cell office:value-type="float" office:value="0" calcext:value-type="float">
            <text:p>0</text:p>
          </table:table-cell>
          <table:table-cell office:value-type="float" office:value="19.00354" calcext:value-type="float">
            <text:p>19.00354</text:p>
          </table:table-cell>
          <table:table-cell office:value-type="float" office:value="17.57479" calcext:value-type="float">
            <text:p>17.57479</text:p>
          </table:table-cell>
          <table:table-cell office:value-type="float" office:value="26.18651" calcext:value-type="float">
            <text:p>26.18651</text:p>
          </table:table-cell>
          <table:table-cell office:value-type="float" office:value="6.006707" calcext:value-type="float">
            <text:p>6.006707</text:p>
          </table:table-cell>
          <table:table-cell office:value-type="float" office:value="4.789299" calcext:value-type="float">
            <text:p>4.789299</text:p>
          </table:table-cell>
          <table:table-cell office:value-type="float" office:value="2.284186" calcext:value-type="float">
            <text:p>2.284186</text:p>
          </table:table-cell>
          <table:table-cell office:value-type="float" office:value="2.355394" calcext:value-type="float">
            <text:p>2.355394</text:p>
          </table:table-cell>
          <table:table-cell office:value-type="float" office:value="5.188471" calcext:value-type="float">
            <text:p>5.188471</text:p>
          </table:table-cell>
          <table:table-cell office:value-type="float" office:value="8.343095" calcext:value-type="float">
            <text:p>8.343095</text:p>
          </table:table-cell>
          <table:table-cell office:value-type="float" office:value="8.643456" calcext:value-type="float">
            <text:p>8.643456</text:p>
          </table:table-cell>
          <table:table-cell office:value-type="float" office:value="9.141196" calcext:value-type="float">
            <text:p>9.141196</text:p>
          </table:table-cell>
          <table:table-cell office:value-type="float" office:value="9.589881" calcext:value-type="float">
            <text:p>9.589881</text:p>
          </table:table-cell>
          <table:table-cell office:value-type="float" office:value="10.44582" calcext:value-type="float">
            <text:p>10.44582</text:p>
          </table:table-cell>
          <table:table-cell office:value-type="float" office:value="10.89286" calcext:value-type="float">
            <text:p>10.89286</text:p>
          </table:table-cell>
          <table:table-cell office:value-type="float" office:value="0" calcext:value-type="float">
            <text:p>0</text:p>
          </table:table-cell>
          <table:table-cell office:value-type="float" office:value="14.01025" calcext:value-type="float">
            <text:p>14.0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85471" calcext:value-type="float">
            <text:p>0.828547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2.226502" calcext:value-type="float">
            <text:p>2.226502</text:p>
          </table:table-cell>
          <table:table-cell office:value-type="float" office:value="135.9697" calcext:value-type="float">
            <text:p>135.9697</text:p>
          </table:table-cell>
          <table:table-cell office:value-type="float" office:value="0" calcext:value-type="float">
            <text:p>0</text:p>
          </table:table-cell>
          <table:table-cell office:value-type="float" office:value="-0.0951915" calcext:value-type="float">
            <text:p>-0.0951915</text:p>
          </table:table-cell>
          <table:table-cell office:value-type="float" office:value="35.46125" calcext:value-type="float">
            <text:p>35.46125</text:p>
          </table:table-cell>
          <table:table-cell office:value-type="float" office:value="0.03278487" calcext:value-type="float">
            <text:p>0.03278487</text:p>
          </table:table-cell>
          <table:table-cell office:value-type="float" office:value="0.00005882047" calcext:value-type="float">
            <text:p>5.882047E-05</text:p>
          </table:table-cell>
          <table:table-cell office:value-type="float" office:value="0.03802062" calcext:value-type="float">
            <text:p>0.03802062</text:p>
          </table:table-cell>
          <table:table-cell office:value-type="float" office:value="0.001758075" calcext:value-type="float">
            <text:p>0.001758075</text:p>
          </table:table-cell>
          <table:table-cell office:value-type="float" office:value="1169.459" calcext:value-type="float">
            <text:p>1169.459</text:p>
          </table:table-cell>
          <table:table-cell office:value-type="float" office:value="1.685735" calcext:value-type="float">
            <text:p>1.685735</text:p>
          </table:table-cell>
          <table:table-cell office:value-type="float" office:value="0" calcext:value-type="float">
            <text:p>0</text:p>
          </table:table-cell>
          <table:table-cell office:value-type="float" office:value="1.638286" calcext:value-type="float">
            <text:p>1.638286</text:p>
          </table:table-cell>
          <table:table-cell office:value-type="float" office:value="0.2154216" calcext:value-type="float">
            <text:p>0.2154216</text:p>
          </table:table-cell>
          <table:table-cell office:value-type="float" office:value="0.02600267" calcext:value-type="float">
            <text:p>0.02600267</text:p>
          </table:table-cell>
          <table:table-cell office:value-type="float" office:value="0.009756198" calcext:value-type="float">
            <text:p>0.009756198</text:p>
          </table:table-cell>
          <table:table-cell office:value-type="float" office:value="0.00974394" calcext:value-type="float">
            <text:p>0.00974394</text:p>
          </table:table-cell>
          <table:table-cell office:value-type="float" office:value="0.005414904" calcext:value-type="float">
            <text:p>0.005414904</text:p>
          </table:table-cell>
          <table:table-cell office:value-type="float" office:value="0.01431711" calcext:value-type="float">
            <text:p>0.01431711</text:p>
          </table:table-cell>
          <table:table-cell office:value-type="float" office:value="0.07064839" calcext:value-type="float">
            <text:p>0.07064839</text:p>
          </table:table-cell>
          <table:table-cell office:value-type="float" office:value="0.1508093" calcext:value-type="float">
            <text:p>0.1508093</text:p>
          </table:table-cell>
          <table:table-cell office:value-type="float" office:value="0.1527507" calcext:value-type="float">
            <text:p>0.1527507</text:p>
          </table:table-cell>
          <table:table-cell office:value-type="float" office:value="0.1572658" calcext:value-type="float">
            <text:p>0.1572658</text:p>
          </table:table-cell>
          <table:table-cell office:value-type="float" office:value="0.162208" calcext:value-type="float">
            <text:p>0.162208</text:p>
          </table:table-cell>
          <table:table-cell office:value-type="float" office:value="0.171036" calcext:value-type="float">
            <text:p>0.171036</text:p>
          </table:table-cell>
          <table:table-cell office:value-type="float" office:value="0.1756905" calcext:value-type="float">
            <text:p>0.1756905</text:p>
          </table:table-cell>
          <table:table-cell office:value-type="float" office:value="0" calcext:value-type="float">
            <text:p>0</text:p>
          </table:table-cell>
          <table:table-cell office:value-type="float" office:value="19.20321" calcext:value-type="float">
            <text:p>19.20321</text:p>
          </table:table-cell>
          <table:table-cell office:value-type="float" office:value="17.58583" calcext:value-type="float">
            <text:p>17.58583</text:p>
          </table:table-cell>
          <table:table-cell office:value-type="float" office:value="26.10809" calcext:value-type="float">
            <text:p>26.10809</text:p>
          </table:table-cell>
          <table:table-cell office:value-type="float" office:value="5.991147" calcext:value-type="float">
            <text:p>5.991147</text:p>
          </table:table-cell>
          <table:table-cell office:value-type="float" office:value="4.778016" calcext:value-type="float">
            <text:p>4.778016</text:p>
          </table:table-cell>
          <table:table-cell office:value-type="float" office:value="2.280589" calcext:value-type="float">
            <text:p>2.280589</text:p>
          </table:table-cell>
          <table:table-cell office:value-type="float" office:value="2.35353" calcext:value-type="float">
            <text:p>2.35353</text:p>
          </table:table-cell>
          <table:table-cell office:value-type="float" office:value="5.190047" calcext:value-type="float">
            <text:p>5.190047</text:p>
          </table:table-cell>
          <table:table-cell office:value-type="float" office:value="8.348941" calcext:value-type="float">
            <text:p>8.348941</text:p>
          </table:table-cell>
          <table:table-cell office:value-type="float" office:value="8.648769" calcext:value-type="float">
            <text:p>8.648769</text:p>
          </table:table-cell>
          <table:table-cell office:value-type="float" office:value="9.146231" calcext:value-type="float">
            <text:p>9.146231</text:p>
          </table:table-cell>
          <table:table-cell office:value-type="float" office:value="9.594538" calcext:value-type="float">
            <text:p>9.594538</text:p>
          </table:table-cell>
          <table:table-cell office:value-type="float" office:value="10.44962" calcext:value-type="float">
            <text:p>10.44962</text:p>
          </table:table-cell>
          <table:table-cell office:value-type="float" office:value="10.89652" calcext:value-type="float">
            <text:p>10.89652</text:p>
          </table:table-cell>
          <table:table-cell office:value-type="float" office:value="0" calcext:value-type="float">
            <text:p>0</text:p>
          </table:table-cell>
          <table:table-cell office:value-type="float" office:value="10.89633" calcext:value-type="float">
            <text:p>10.8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82169" calcext:value-type="float">
            <text:p>0.84821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2.218738" calcext:value-type="float">
            <text:p>2.218738</text:p>
          </table:table-cell>
          <table:table-cell office:value-type="float" office:value="135.963" calcext:value-type="float">
            <text:p>135.963</text:p>
          </table:table-cell>
          <table:table-cell office:value-type="float" office:value="0" calcext:value-type="float">
            <text:p>0</text:p>
          </table:table-cell>
          <table:table-cell office:value-type="float" office:value="-0.1161465" calcext:value-type="float">
            <text:p>-0.1161465</text:p>
          </table:table-cell>
          <table:table-cell office:value-type="float" office:value="35.47262" calcext:value-type="float">
            <text:p>35.47262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6152428" calcext:value-type="float">
            <text:p>6.152428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37109" calcext:value-type="float">
            <text:p>0.001937109</text:p>
          </table:table-cell>
          <table:table-cell office:value-type="float" office:value="1169.443" calcext:value-type="float">
            <text:p>1169.443</text:p>
          </table:table-cell>
          <table:table-cell office:value-type="float" office:value="1.68428" calcext:value-type="float">
            <text:p>1.68428</text:p>
          </table:table-cell>
          <table:table-cell office:value-type="float" office:value="0" calcext:value-type="float">
            <text:p>0</text:p>
          </table:table-cell>
          <table:table-cell office:value-type="float" office:value="0.02413407" calcext:value-type="float">
            <text:p>0.02413407</text:p>
          </table:table-cell>
          <table:table-cell office:value-type="float" office:value="0.1243457" calcext:value-type="float">
            <text:p>0.1243457</text:p>
          </table:table-cell>
          <table:table-cell office:value-type="float" office:value="0.1339681" calcext:value-type="float">
            <text:p>0.1339681</text:p>
          </table:table-cell>
          <table:table-cell office:value-type="float" office:value="0.04643997" calcext:value-type="float">
            <text:p>0.04643997</text:p>
          </table:table-cell>
          <table:table-cell office:value-type="float" office:value="0.02378869" calcext:value-type="float">
            <text:p>0.02378869</text:p>
          </table:table-cell>
          <table:table-cell office:value-type="float" office:value="0.006036345" calcext:value-type="float">
            <text:p>0.006036345</text:p>
          </table:table-cell>
          <table:table-cell office:value-type="float" office:value="0.01269312" calcext:value-type="float">
            <text:p>0.01269312</text:p>
          </table:table-cell>
          <table:table-cell office:value-type="float" office:value="0.07086386" calcext:value-type="float">
            <text:p>0.07086386</text:p>
          </table:table-cell>
          <table:table-cell office:value-type="float" office:value="0.1479424" calcext:value-type="float">
            <text:p>0.1479424</text:p>
          </table:table-cell>
          <table:table-cell office:value-type="float" office:value="0.1528332" calcext:value-type="float">
            <text:p>0.1528332</text:p>
          </table:table-cell>
          <table:table-cell office:value-type="float" office:value="0.1573265" calcext:value-type="float">
            <text:p>0.1573265</text:p>
          </table:table-cell>
          <table:table-cell office:value-type="float" office:value="0.1622328" calcext:value-type="float">
            <text:p>0.1622328</text:p>
          </table:table-cell>
          <table:table-cell office:value-type="float" office:value="0.1710708" calcext:value-type="float">
            <text:p>0.1710708</text:p>
          </table:table-cell>
          <table:table-cell office:value-type="float" office:value="0.1757295" calcext:value-type="float">
            <text:p>0.1757295</text:p>
          </table:table-cell>
          <table:table-cell office:value-type="float" office:value="0" calcext:value-type="float">
            <text:p>0</text:p>
          </table:table-cell>
          <table:table-cell office:value-type="float" office:value="19.30319" calcext:value-type="float">
            <text:p>19.30319</text:p>
          </table:table-cell>
          <table:table-cell office:value-type="float" office:value="17.60246" calcext:value-type="float">
            <text:p>17.60246</text:p>
          </table:table-cell>
          <table:table-cell office:value-type="float" office:value="26.03145" calcext:value-type="float">
            <text:p>26.03145</text:p>
          </table:table-cell>
          <table:table-cell office:value-type="float" office:value="5.979944" calcext:value-type="float">
            <text:p>5.979944</text:p>
          </table:table-cell>
          <table:table-cell office:value-type="float" office:value="4.765694" calcext:value-type="float">
            <text:p>4.765694</text:p>
          </table:table-cell>
          <table:table-cell office:value-type="float" office:value="2.276611" calcext:value-type="float">
            <text:p>2.276611</text:p>
          </table:table-cell>
          <table:table-cell office:value-type="float" office:value="2.351754" calcext:value-type="float">
            <text:p>2.351754</text:p>
          </table:table-cell>
          <table:table-cell office:value-type="float" office:value="5.192183" calcext:value-type="float">
            <text:p>5.192183</text:p>
          </table:table-cell>
          <table:table-cell office:value-type="float" office:value="8.354449" calcext:value-type="float">
            <text:p>8.354449</text:p>
          </table:table-cell>
          <table:table-cell office:value-type="float" office:value="8.654087" calcext:value-type="float">
            <text:p>8.654087</text:p>
          </table:table-cell>
          <table:table-cell office:value-type="float" office:value="9.151298" calcext:value-type="float">
            <text:p>9.151298</text:p>
          </table:table-cell>
          <table:table-cell office:value-type="float" office:value="9.599221" calcext:value-type="float">
            <text:p>9.599221</text:p>
          </table:table-cell>
          <table:table-cell office:value-type="float" office:value="10.45344" calcext:value-type="float">
            <text:p>10.45344</text:p>
          </table:table-cell>
          <table:table-cell office:value-type="float" office:value="10.89941" calcext:value-type="float">
            <text:p>10.89941</text:p>
          </table:table-cell>
          <table:table-cell office:value-type="float" office:value="0" calcext:value-type="float">
            <text:p>0</text:p>
          </table:table-cell>
          <table:table-cell office:value-type="float" office:value="0.01594759" calcext:value-type="float">
            <text:p>0.0159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5608" calcext:value-type="float">
            <text:p>0.858560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2.209267" calcext:value-type="float">
            <text:p>2.209267</text:p>
          </table:table-cell>
          <table:table-cell office:value-type="float" office:value="135.9634" calcext:value-type="float">
            <text:p>135.9634</text:p>
          </table:table-cell>
          <table:table-cell office:value-type="float" office:value="0" calcext:value-type="float">
            <text:p>0</text:p>
          </table:table-cell>
          <table:table-cell office:value-type="float" office:value="-0.1374503" calcext:value-type="float">
            <text:p>-0.1374503</text:p>
          </table:table-cell>
          <table:table-cell office:value-type="float" office:value="35.47867" calcext:value-type="float">
            <text:p>35.47867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6300026" calcext:value-type="float">
            <text:p>6.300026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32999" calcext:value-type="float">
            <text:p>0.001932999</text:p>
          </table:table-cell>
          <table:table-cell office:value-type="float" office:value="1169.428" calcext:value-type="float">
            <text:p>1169.428</text:p>
          </table:table-cell>
          <table:table-cell office:value-type="float" office:value="1.699739" calcext:value-type="float">
            <text:p>1.699739</text:p>
          </table:table-cell>
          <table:table-cell office:value-type="float" office:value="0" calcext:value-type="float">
            <text:p>0</text:p>
          </table:table-cell>
          <table:table-cell office:value-type="float" office:value="0.02730836" calcext:value-type="float">
            <text:p>0.02730836</text:p>
          </table:table-cell>
          <table:table-cell office:value-type="float" office:value="0.1109896" calcext:value-type="float">
            <text:p>0.1109896</text:p>
          </table:table-cell>
          <table:table-cell office:value-type="float" office:value="0.02005962" calcext:value-type="float">
            <text:p>0.02005962</text:p>
          </table:table-cell>
          <table:table-cell office:value-type="float" office:value="0.007245724" calcext:value-type="float">
            <text:p>0.007245724</text:p>
          </table:table-cell>
          <table:table-cell office:value-type="float" office:value="0.006723474" calcext:value-type="float">
            <text:p>0.006723474</text:p>
          </table:table-cell>
          <table:table-cell office:value-type="float" office:value="0.004114512" calcext:value-type="float">
            <text:p>0.004114512</text:p>
          </table:table-cell>
          <table:table-cell office:value-type="float" office:value="0.01323599" calcext:value-type="float">
            <text:p>0.01323599</text:p>
          </table:table-cell>
          <table:table-cell office:value-type="float" office:value="0.07068526" calcext:value-type="float">
            <text:p>0.07068526</text:p>
          </table:table-cell>
          <table:table-cell office:value-type="float" office:value="0.1436888" calcext:value-type="float">
            <text:p>0.1436888</text:p>
          </table:table-cell>
          <table:table-cell office:value-type="float" office:value="0.1529106" calcext:value-type="float">
            <text:p>0.1529106</text:p>
          </table:table-cell>
          <table:table-cell office:value-type="float" office:value="0.1573866" calcext:value-type="float">
            <text:p>0.1573866</text:p>
          </table:table-cell>
          <table:table-cell office:value-type="float" office:value="0.1622896" calcext:value-type="float">
            <text:p>0.1622896</text:p>
          </table:table-cell>
          <table:table-cell office:value-type="float" office:value="0.1711157" calcext:value-type="float">
            <text:p>0.1711157</text:p>
          </table:table-cell>
          <table:table-cell office:value-type="float" office:value="0.1757687" calcext:value-type="float">
            <text:p>0.1757687</text:p>
          </table:table-cell>
          <table:table-cell office:value-type="float" office:value="0" calcext:value-type="float">
            <text:p>0</text:p>
          </table:table-cell>
          <table:table-cell office:value-type="float" office:value="19.24403" calcext:value-type="float">
            <text:p>19.24403</text:p>
          </table:table-cell>
          <table:table-cell office:value-type="float" office:value="17.57976" calcext:value-type="float">
            <text:p>17.57976</text:p>
          </table:table-cell>
          <table:table-cell office:value-type="float" office:value="25.93809" calcext:value-type="float">
            <text:p>25.93809</text:p>
          </table:table-cell>
          <table:table-cell office:value-type="float" office:value="5.95938" calcext:value-type="float">
            <text:p>5.95938</text:p>
          </table:table-cell>
          <table:table-cell office:value-type="float" office:value="4.748764" calcext:value-type="float">
            <text:p>4.748764</text:p>
          </table:table-cell>
          <table:table-cell office:value-type="float" office:value="2.271386" calcext:value-type="float">
            <text:p>2.271386</text:p>
          </table:table-cell>
          <table:table-cell office:value-type="float" office:value="2.348887" calcext:value-type="float">
            <text:p>2.348887</text:p>
          </table:table-cell>
          <table:table-cell office:value-type="float" office:value="5.194045" calcext:value-type="float">
            <text:p>5.194045</text:p>
          </table:table-cell>
          <table:table-cell office:value-type="float" office:value="8.35911" calcext:value-type="float">
            <text:p>8.35911</text:p>
          </table:table-cell>
          <table:table-cell office:value-type="float" office:value="8.659406" calcext:value-type="float">
            <text:p>8.659406</text:p>
          </table:table-cell>
          <table:table-cell office:value-type="float" office:value="9.156331" calcext:value-type="float">
            <text:p>9.156331</text:p>
          </table:table-cell>
          <table:table-cell office:value-type="float" office:value="9.603799" calcext:value-type="float">
            <text:p>9.603799</text:p>
          </table:table-cell>
          <table:table-cell office:value-type="float" office:value="10.45723" calcext:value-type="float">
            <text:p>10.45723</text:p>
          </table:table-cell>
          <table:table-cell office:value-type="float" office:value="10.90302" calcext:value-type="float">
            <text:p>10.90302</text:p>
          </table:table-cell>
          <table:table-cell office:value-type="float" office:value="0" calcext:value-type="float">
            <text:p>0</text:p>
          </table:table-cell>
          <table:table-cell office:value-type="float" office:value="0.01142745" calcext:value-type="float">
            <text:p>0.01142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6694" calcext:value-type="float">
            <text:p>0.86669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2.195456" calcext:value-type="float">
            <text:p>2.195456</text:p>
          </table:table-cell>
          <table:table-cell office:value-type="float" office:value="135.9667" calcext:value-type="float">
            <text:p>135.9667</text:p>
          </table:table-cell>
          <table:table-cell office:value-type="float" office:value="0" calcext:value-type="float">
            <text:p>0</text:p>
          </table:table-cell>
          <table:table-cell office:value-type="float" office:value="-0.1579913" calcext:value-type="float">
            <text:p>-0.1579913</text:p>
          </table:table-cell>
          <table:table-cell office:value-type="float" office:value="35.48412" calcext:value-type="float">
            <text:p>35.48412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6447807" calcext:value-type="float">
            <text:p>6.447807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30474" calcext:value-type="float">
            <text:p>0.001930474</text:p>
          </table:table-cell>
          <table:table-cell office:value-type="float" office:value="1169.411" calcext:value-type="float">
            <text:p>1169.411</text:p>
          </table:table-cell>
          <table:table-cell office:value-type="float" office:value="1.727081" calcext:value-type="float">
            <text:p>1.727081</text:p>
          </table:table-cell>
          <table:table-cell office:value-type="float" office:value="0" calcext:value-type="float">
            <text:p>0</text:p>
          </table:table-cell>
          <table:table-cell office:value-type="float" office:value="0.01983681" calcext:value-type="float">
            <text:p>0.01983681</text:p>
          </table:table-cell>
          <table:table-cell office:value-type="float" office:value="0.09463146" calcext:value-type="float">
            <text:p>0.09463146</text:p>
          </table:table-cell>
          <table:table-cell office:value-type="float" office:value="0.0184784" calcext:value-type="float">
            <text:p>0.0184784</text:p>
          </table:table-cell>
          <table:table-cell office:value-type="float" office:value="0.007710727" calcext:value-type="float">
            <text:p>0.007710727</text:p>
          </table:table-cell>
          <table:table-cell office:value-type="float" office:value="0.007127212" calcext:value-type="float">
            <text:p>0.007127212</text:p>
          </table:table-cell>
          <table:table-cell office:value-type="float" office:value="0.004211976" calcext:value-type="float">
            <text:p>0.004211976</text:p>
          </table:table-cell>
          <table:table-cell office:value-type="float" office:value="0.01240797" calcext:value-type="float">
            <text:p>0.01240797</text:p>
          </table:table-cell>
          <table:table-cell office:value-type="float" office:value="0.07202499" calcext:value-type="float">
            <text:p>0.07202499</text:p>
          </table:table-cell>
          <table:table-cell office:value-type="float" office:value="0.1397645" calcext:value-type="float">
            <text:p>0.1397645</text:p>
          </table:table-cell>
          <table:table-cell office:value-type="float" office:value="0.1529698" calcext:value-type="float">
            <text:p>0.1529698</text:p>
          </table:table-cell>
          <table:table-cell office:value-type="float" office:value="0.1574465" calcext:value-type="float">
            <text:p>0.1574465</text:p>
          </table:table-cell>
          <table:table-cell office:value-type="float" office:value="0.1623445" calcext:value-type="float">
            <text:p>0.1623445</text:p>
          </table:table-cell>
          <table:table-cell office:value-type="float" office:value="0.1711588" calcext:value-type="float">
            <text:p>0.1711588</text:p>
          </table:table-cell>
          <table:table-cell office:value-type="float" office:value="0.175808" calcext:value-type="float">
            <text:p>0.175808</text:p>
          </table:table-cell>
          <table:table-cell office:value-type="float" office:value="0" calcext:value-type="float">
            <text:p>0</text:p>
          </table:table-cell>
          <table:table-cell office:value-type="float" office:value="19.19248" calcext:value-type="float">
            <text:p>19.19248</text:p>
          </table:table-cell>
          <table:table-cell office:value-type="float" office:value="17.55576" calcext:value-type="float">
            <text:p>17.55576</text:p>
          </table:table-cell>
          <table:table-cell office:value-type="float" office:value="25.83784" calcext:value-type="float">
            <text:p>25.83784</text:p>
          </table:table-cell>
          <table:table-cell office:value-type="float" office:value="5.938401" calcext:value-type="float">
            <text:p>5.938401</text:p>
          </table:table-cell>
          <table:table-cell office:value-type="float" office:value="4.7322" calcext:value-type="float">
            <text:p>4.7322</text:p>
          </table:table-cell>
          <table:table-cell office:value-type="float" office:value="2.266477" calcext:value-type="float">
            <text:p>2.266477</text:p>
          </table:table-cell>
          <table:table-cell office:value-type="float" office:value="2.346117" calcext:value-type="float">
            <text:p>2.346117</text:p>
          </table:table-cell>
          <table:table-cell office:value-type="float" office:value="5.196105" calcext:value-type="float">
            <text:p>5.196105</text:p>
          </table:table-cell>
          <table:table-cell office:value-type="float" office:value="8.362915" calcext:value-type="float">
            <text:p>8.362915</text:p>
          </table:table-cell>
          <table:table-cell office:value-type="float" office:value="8.664768" calcext:value-type="float">
            <text:p>8.664768</text:p>
          </table:table-cell>
          <table:table-cell office:value-type="float" office:value="9.161366" calcext:value-type="float">
            <text:p>9.161366</text:p>
          </table:table-cell>
          <table:table-cell office:value-type="float" office:value="9.608368" calcext:value-type="float">
            <text:p>9.608368</text:p>
          </table:table-cell>
          <table:table-cell office:value-type="float" office:value="10.46103" calcext:value-type="float">
            <text:p>10.46103</text:p>
          </table:table-cell>
          <table:table-cell office:value-type="float" office:value="10.90662" calcext:value-type="float">
            <text:p>10.90662</text:p>
          </table:table-cell>
          <table:table-cell office:value-type="float" office:value="0" calcext:value-type="float">
            <text:p>0</text:p>
          </table:table-cell>
          <table:table-cell office:value-type="float" office:value="0.01196637" calcext:value-type="float">
            <text:p>0.01196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63788" calcext:value-type="float">
            <text:p>0.87637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2.178636" calcext:value-type="float">
            <text:p>2.178636</text:p>
          </table:table-cell>
          <table:table-cell office:value-type="float" office:value="135.9725" calcext:value-type="float">
            <text:p>135.9725</text:p>
          </table:table-cell>
          <table:table-cell office:value-type="float" office:value="0" calcext:value-type="float">
            <text:p>0</text:p>
          </table:table-cell>
          <table:table-cell office:value-type="float" office:value="-0.1795533" calcext:value-type="float">
            <text:p>-0.1795533</text:p>
          </table:table-cell>
          <table:table-cell office:value-type="float" office:value="35.4892" calcext:value-type="float">
            <text:p>35.4892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6595737" calcext:value-type="float">
            <text:p>6.595737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29312" calcext:value-type="float">
            <text:p>0.001929312</text:p>
          </table:table-cell>
          <table:table-cell office:value-type="float" office:value="1169.394" calcext:value-type="float">
            <text:p>1169.394</text:p>
          </table:table-cell>
          <table:table-cell office:value-type="float" office:value="1.756422" calcext:value-type="float">
            <text:p>1.756422</text:p>
          </table:table-cell>
          <table:table-cell office:value-type="float" office:value="0" calcext:value-type="float">
            <text:p>0</text:p>
          </table:table-cell>
          <table:table-cell office:value-type="float" office:value="0.02038532" calcext:value-type="float">
            <text:p>0.02038532</text:p>
          </table:table-cell>
          <table:table-cell office:value-type="float" office:value="0.07059959" calcext:value-type="float">
            <text:p>0.07059959</text:p>
          </table:table-cell>
          <table:table-cell office:value-type="float" office:value="0.01884609" calcext:value-type="float">
            <text:p>0.01884609</text:p>
          </table:table-cell>
          <table:table-cell office:value-type="float" office:value="0.007900571" calcext:value-type="float">
            <text:p>0.007900571</text:p>
          </table:table-cell>
          <table:table-cell office:value-type="float" office:value="0.007283954" calcext:value-type="float">
            <text:p>0.007283954</text:p>
          </table:table-cell>
          <table:table-cell office:value-type="float" office:value="0.004244614" calcext:value-type="float">
            <text:p>0.004244614</text:p>
          </table:table-cell>
          <table:table-cell office:value-type="float" office:value="0.0118417" calcext:value-type="float">
            <text:p>0.0118417</text:p>
          </table:table-cell>
          <table:table-cell office:value-type="float" office:value="0.07208695" calcext:value-type="float">
            <text:p>0.07208695</text:p>
          </table:table-cell>
          <table:table-cell office:value-type="float" office:value="0.1366178" calcext:value-type="float">
            <text:p>0.1366178</text:p>
          </table:table-cell>
          <table:table-cell office:value-type="float" office:value="0.1530129" calcext:value-type="float">
            <text:p>0.1530129</text:p>
          </table:table-cell>
          <table:table-cell office:value-type="float" office:value="0.1575058" calcext:value-type="float">
            <text:p>0.1575058</text:p>
          </table:table-cell>
          <table:table-cell office:value-type="float" office:value="0.1623979" calcext:value-type="float">
            <text:p>0.1623979</text:p>
          </table:table-cell>
          <table:table-cell office:value-type="float" office:value="0.1712008" calcext:value-type="float">
            <text:p>0.1712008</text:p>
          </table:table-cell>
          <table:table-cell office:value-type="float" office:value="0.1758471" calcext:value-type="float">
            <text:p>0.1758471</text:p>
          </table:table-cell>
          <table:table-cell office:value-type="float" office:value="0" calcext:value-type="float">
            <text:p>0</text:p>
          </table:table-cell>
          <table:table-cell office:value-type="float" office:value="19.13914" calcext:value-type="float">
            <text:p>19.13914</text:p>
          </table:table-cell>
          <table:table-cell office:value-type="float" office:value="17.52228" calcext:value-type="float">
            <text:p>17.52228</text:p>
          </table:table-cell>
          <table:table-cell office:value-type="float" office:value="25.74155" calcext:value-type="float">
            <text:p>25.74155</text:p>
          </table:table-cell>
          <table:table-cell office:value-type="float" office:value="5.918526" calcext:value-type="float">
            <text:p>5.918526</text:p>
          </table:table-cell>
          <table:table-cell office:value-type="float" office:value="4.716557" calcext:value-type="float">
            <text:p>4.716557</text:p>
          </table:table-cell>
          <table:table-cell office:value-type="float" office:value="2.26178" calcext:value-type="float">
            <text:p>2.26178</text:p>
          </table:table-cell>
          <table:table-cell office:value-type="float" office:value="2.343264" calcext:value-type="float">
            <text:p>2.343264</text:p>
          </table:table-cell>
          <table:table-cell office:value-type="float" office:value="5.198314" calcext:value-type="float">
            <text:p>5.198314</text:p>
          </table:table-cell>
          <table:table-cell office:value-type="float" office:value="8.366006" calcext:value-type="float">
            <text:p>8.366006</text:p>
          </table:table-cell>
          <table:table-cell office:value-type="float" office:value="8.670156" calcext:value-type="float">
            <text:p>8.670156</text:p>
          </table:table-cell>
          <table:table-cell office:value-type="float" office:value="9.1664" calcext:value-type="float">
            <text:p>9.1664</text:p>
          </table:table-cell>
          <table:table-cell office:value-type="float" office:value="9.612943" calcext:value-type="float">
            <text:p>9.612943</text:p>
          </table:table-cell>
          <table:table-cell office:value-type="float" office:value="10.46483" calcext:value-type="float">
            <text:p>10.46483</text:p>
          </table:table-cell>
          <table:table-cell office:value-type="float" office:value="10.91018" calcext:value-type="float">
            <text:p>10.91018</text:p>
          </table:table-cell>
          <table:table-cell office:value-type="float" office:value="0" calcext:value-type="float">
            <text:p>0</text:p>
          </table:table-cell>
          <table:table-cell office:value-type="float" office:value="0.01107922" calcext:value-type="float">
            <text:p>0.01107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1935" calcext:value-type="float">
            <text:p>0.88619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2.160898" calcext:value-type="float">
            <text:p>2.160898</text:p>
          </table:table-cell>
          <table:table-cell office:value-type="float" office:value="135.9788" calcext:value-type="float">
            <text:p>135.9788</text:p>
          </table:table-cell>
          <table:table-cell office:value-type="float" office:value="0" calcext:value-type="float">
            <text:p>0</text:p>
          </table:table-cell>
          <table:table-cell office:value-type="float" office:value="-0.2020232" calcext:value-type="float">
            <text:p>-0.2020232</text:p>
          </table:table-cell>
          <table:table-cell office:value-type="float" office:value="35.49403" calcext:value-type="float">
            <text:p>35.49403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6743803" calcext:value-type="float">
            <text:p>6.743803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29377" calcext:value-type="float">
            <text:p>0.001929377</text:p>
          </table:table-cell>
          <table:table-cell office:value-type="float" office:value="1169.377" calcext:value-type="float">
            <text:p>1169.377</text:p>
          </table:table-cell>
          <table:table-cell office:value-type="float" office:value="1.780927" calcext:value-type="float">
            <text:p>1.780927</text:p>
          </table:table-cell>
          <table:table-cell office:value-type="float" office:value="0" calcext:value-type="float">
            <text:p>0</text:p>
          </table:table-cell>
          <table:table-cell office:value-type="float" office:value="0.02573155" calcext:value-type="float">
            <text:p>0.02573155</text:p>
          </table:table-cell>
          <table:table-cell office:value-type="float" office:value="0.04812544" calcext:value-type="float">
            <text:p>0.04812544</text:p>
          </table:table-cell>
          <table:table-cell office:value-type="float" office:value="0.01831955" calcext:value-type="float">
            <text:p>0.01831955</text:p>
          </table:table-cell>
          <table:table-cell office:value-type="float" office:value="0.007763087" calcext:value-type="float">
            <text:p>0.007763087</text:p>
          </table:table-cell>
          <table:table-cell office:value-type="float" office:value="0.007274586" calcext:value-type="float">
            <text:p>0.007274586</text:p>
          </table:table-cell>
          <table:table-cell office:value-type="float" office:value="0.004270022" calcext:value-type="float">
            <text:p>0.004270022</text:p>
          </table:table-cell>
          <table:table-cell office:value-type="float" office:value="0.01124733" calcext:value-type="float">
            <text:p>0.01124733</text:p>
          </table:table-cell>
          <table:table-cell office:value-type="float" office:value="0.07168011" calcext:value-type="float">
            <text:p>0.07168011</text:p>
          </table:table-cell>
          <table:table-cell office:value-type="float" office:value="0.133828" calcext:value-type="float">
            <text:p>0.133828</text:p>
          </table:table-cell>
          <table:table-cell office:value-type="float" office:value="0.1530505" calcext:value-type="float">
            <text:p>0.1530505</text:p>
          </table:table-cell>
          <table:table-cell office:value-type="float" office:value="0.1575641" calcext:value-type="float">
            <text:p>0.1575641</text:p>
          </table:table-cell>
          <table:table-cell office:value-type="float" office:value="0.1624521" calcext:value-type="float">
            <text:p>0.1624521</text:p>
          </table:table-cell>
          <table:table-cell office:value-type="float" office:value="0.1712424" calcext:value-type="float">
            <text:p>0.1712424</text:p>
          </table:table-cell>
          <table:table-cell office:value-type="float" office:value="0.1758863" calcext:value-type="float">
            <text:p>0.1758863</text:p>
          </table:table-cell>
          <table:table-cell office:value-type="float" office:value="0" calcext:value-type="float">
            <text:p>0</text:p>
          </table:table-cell>
          <table:table-cell office:value-type="float" office:value="19.09286" calcext:value-type="float">
            <text:p>19.09286</text:p>
          </table:table-cell>
          <table:table-cell office:value-type="float" office:value="17.48188" calcext:value-type="float">
            <text:p>17.48188</text:p>
          </table:table-cell>
          <table:table-cell office:value-type="float" office:value="25.65" calcext:value-type="float">
            <text:p>25.65</text:p>
          </table:table-cell>
          <table:table-cell office:value-type="float" office:value="5.899602" calcext:value-type="float">
            <text:p>5.899602</text:p>
          </table:table-cell>
          <table:table-cell office:value-type="float" office:value="4.701709" calcext:value-type="float">
            <text:p>4.701709</text:p>
          </table:table-cell>
          <table:table-cell office:value-type="float" office:value="2.25726" calcext:value-type="float">
            <text:p>2.25726</text:p>
          </table:table-cell>
          <table:table-cell office:value-type="float" office:value="2.340364" calcext:value-type="float">
            <text:p>2.340364</text:p>
          </table:table-cell>
          <table:table-cell office:value-type="float" office:value="5.200393" calcext:value-type="float">
            <text:p>5.200393</text:p>
          </table:table-cell>
          <table:table-cell office:value-type="float" office:value="8.368462" calcext:value-type="float">
            <text:p>8.368462</text:p>
          </table:table-cell>
          <table:table-cell office:value-type="float" office:value="8.675549" calcext:value-type="float">
            <text:p>8.675549</text:p>
          </table:table-cell>
          <table:table-cell office:value-type="float" office:value="9.171433" calcext:value-type="float">
            <text:p>9.171433</text:p>
          </table:table-cell>
          <table:table-cell office:value-type="float" office:value="9.617521" calcext:value-type="float">
            <text:p>9.617521</text:p>
          </table:table-cell>
          <table:table-cell office:value-type="float" office:value="10.46863" calcext:value-type="float">
            <text:p>10.46863</text:p>
          </table:table-cell>
          <table:table-cell office:value-type="float" office:value="10.9137" calcext:value-type="float">
            <text:p>10.9137</text:p>
          </table:table-cell>
          <table:table-cell office:value-type="float" office:value="0" calcext:value-type="float">
            <text:p>0</text:p>
          </table:table-cell>
          <table:table-cell office:value-type="float" office:value="0.01144619" calcext:value-type="float">
            <text:p>0.01144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4964" calcext:value-type="float">
            <text:p>0.89649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2.145412" calcext:value-type="float">
            <text:p>2.145412</text:p>
          </table:table-cell>
          <table:table-cell office:value-type="float" office:value="135.9835" calcext:value-type="float">
            <text:p>135.9835</text:p>
          </table:table-cell>
          <table:table-cell office:value-type="float" office:value="0" calcext:value-type="float">
            <text:p>0</text:p>
          </table:table-cell>
          <table:table-cell office:value-type="float" office:value="-0.2242886" calcext:value-type="float">
            <text:p>-0.2242886</text:p>
          </table:table-cell>
          <table:table-cell office:value-type="float" office:value="35.49861" calcext:value-type="float">
            <text:p>35.49861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6891996" calcext:value-type="float">
            <text:p>6.891996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30601" calcext:value-type="float">
            <text:p>0.001930601</text:p>
          </table:table-cell>
          <table:table-cell office:value-type="float" office:value="1169.36" calcext:value-type="float">
            <text:p>1169.36</text:p>
          </table:table-cell>
          <table:table-cell office:value-type="float" office:value="1.796169" calcext:value-type="float">
            <text:p>1.796169</text:p>
          </table:table-cell>
          <table:table-cell office:value-type="float" office:value="0" calcext:value-type="float">
            <text:p>0</text:p>
          </table:table-cell>
          <table:table-cell office:value-type="float" office:value="0.01632218" calcext:value-type="float">
            <text:p>0.01632218</text:p>
          </table:table-cell>
          <table:table-cell office:value-type="float" office:value="0.03630943" calcext:value-type="float">
            <text:p>0.03630943</text:p>
          </table:table-cell>
          <table:table-cell office:value-type="float" office:value="0.01838889" calcext:value-type="float">
            <text:p>0.01838889</text:p>
          </table:table-cell>
          <table:table-cell office:value-type="float" office:value="0.007772624" calcext:value-type="float">
            <text:p>0.007772624</text:p>
          </table:table-cell>
          <table:table-cell office:value-type="float" office:value="0.007268215" calcext:value-type="float">
            <text:p>0.007268215</text:p>
          </table:table-cell>
          <table:table-cell office:value-type="float" office:value="0.0042611" calcext:value-type="float">
            <text:p>0.0042611</text:p>
          </table:table-cell>
          <table:table-cell office:value-type="float" office:value="0.01065809" calcext:value-type="float">
            <text:p>0.01065809</text:p>
          </table:table-cell>
          <table:table-cell office:value-type="float" office:value="0.07131578" calcext:value-type="float">
            <text:p>0.07131578</text:p>
          </table:table-cell>
          <table:table-cell office:value-type="float" office:value="0.1308863" calcext:value-type="float">
            <text:p>0.1308863</text:p>
          </table:table-cell>
          <table:table-cell office:value-type="float" office:value="0.1530727" calcext:value-type="float">
            <text:p>0.1530727</text:p>
          </table:table-cell>
          <table:table-cell office:value-type="float" office:value="0.1576205" calcext:value-type="float">
            <text:p>0.1576205</text:p>
          </table:table-cell>
          <table:table-cell office:value-type="float" office:value="0.1625059" calcext:value-type="float">
            <text:p>0.1625059</text:p>
          </table:table-cell>
          <table:table-cell office:value-type="float" office:value="0.1712838" calcext:value-type="float">
            <text:p>0.1712838</text:p>
          </table:table-cell>
          <table:table-cell office:value-type="float" office:value="0.175925" calcext:value-type="float">
            <text:p>0.175925</text:p>
          </table:table-cell>
          <table:table-cell office:value-type="float" office:value="0" calcext:value-type="float">
            <text:p>0</text:p>
          </table:table-cell>
          <table:table-cell office:value-type="float" office:value="19.05298" calcext:value-type="float">
            <text:p>19.05298</text:p>
          </table:table-cell>
          <table:table-cell office:value-type="float" office:value="17.43703" calcext:value-type="float">
            <text:p>17.43703</text:p>
          </table:table-cell>
          <table:table-cell office:value-type="float" office:value="25.56229" calcext:value-type="float">
            <text:p>25.56229</text:p>
          </table:table-cell>
          <table:table-cell office:value-type="float" office:value="5.881383" calcext:value-type="float">
            <text:p>5.881383</text:p>
          </table:table-cell>
          <table:table-cell office:value-type="float" office:value="4.687412" calcext:value-type="float">
            <text:p>4.687412</text:p>
          </table:table-cell>
          <table:table-cell office:value-type="float" office:value="2.252887" calcext:value-type="float">
            <text:p>2.252887</text:p>
          </table:table-cell>
          <table:table-cell office:value-type="float" office:value="2.337415" calcext:value-type="float">
            <text:p>2.337415</text:p>
          </table:table-cell>
          <table:table-cell office:value-type="float" office:value="5.20233" calcext:value-type="float">
            <text:p>5.20233</text:p>
          </table:table-cell>
          <table:table-cell office:value-type="float" office:value="8.370267" calcext:value-type="float">
            <text:p>8.370267</text:p>
          </table:table-cell>
          <table:table-cell office:value-type="float" office:value="8.68094" calcext:value-type="float">
            <text:p>8.68094</text:p>
          </table:table-cell>
          <table:table-cell office:value-type="float" office:value="9.176468" calcext:value-type="float">
            <text:p>9.176468</text:p>
          </table:table-cell>
          <table:table-cell office:value-type="float" office:value="9.622095" calcext:value-type="float">
            <text:p>9.622095</text:p>
          </table:table-cell>
          <table:table-cell office:value-type="float" office:value="10.47243" calcext:value-type="float">
            <text:p>10.47243</text:p>
          </table:table-cell>
          <table:table-cell office:value-type="float" office:value="10.91718" calcext:value-type="float">
            <text:p>10.91718</text:p>
          </table:table-cell>
          <table:table-cell office:value-type="float" office:value="0" calcext:value-type="float">
            <text:p>0</text:p>
          </table:table-cell>
          <table:table-cell office:value-type="float" office:value="0.006036285" calcext:value-type="float">
            <text:p>0.006036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61809" calcext:value-type="float">
            <text:p>0.90618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2.133419" calcext:value-type="float">
            <text:p>2.133419</text:p>
          </table:table-cell>
          <table:table-cell office:value-type="float" office:value="135.9869" calcext:value-type="float">
            <text:p>135.9869</text:p>
          </table:table-cell>
          <table:table-cell office:value-type="float" office:value="0" calcext:value-type="float">
            <text:p>0</text:p>
          </table:table-cell>
          <table:table-cell office:value-type="float" office:value="-0.2460489" calcext:value-type="float">
            <text:p>-0.2460489</text:p>
          </table:table-cell>
          <table:table-cell office:value-type="float" office:value="35.50234" calcext:value-type="float">
            <text:p>35.50234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7040321" calcext:value-type="float">
            <text:p>7.040321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32987" calcext:value-type="float">
            <text:p>0.001932987</text:p>
          </table:table-cell>
          <table:table-cell office:value-type="float" office:value="1169.342" calcext:value-type="float">
            <text:p>1169.342</text:p>
          </table:table-cell>
          <table:table-cell office:value-type="float" office:value="1.808751" calcext:value-type="float">
            <text:p>1.808751</text:p>
          </table:table-cell>
          <table:table-cell office:value-type="float" office:value="0" calcext:value-type="float">
            <text:p>0</text:p>
          </table:table-cell>
          <table:table-cell office:value-type="float" office:value="0.003153976" calcext:value-type="float">
            <text:p>0.003153976</text:p>
          </table:table-cell>
          <table:table-cell office:value-type="float" office:value="0.0227425" calcext:value-type="float">
            <text:p>0.0227425</text:p>
          </table:table-cell>
          <table:table-cell office:value-type="float" office:value="0.01684281" calcext:value-type="float">
            <text:p>0.01684281</text:p>
          </table:table-cell>
          <table:table-cell office:value-type="float" office:value="0.007037694" calcext:value-type="float">
            <text:p>0.007037694</text:p>
          </table:table-cell>
          <table:table-cell office:value-type="float" office:value="0.006707949" calcext:value-type="float">
            <text:p>0.006707949</text:p>
          </table:table-cell>
          <table:table-cell office:value-type="float" office:value="0.004151758" calcext:value-type="float">
            <text:p>0.004151758</text:p>
          </table:table-cell>
          <table:table-cell office:value-type="float" office:value="0.008516073" calcext:value-type="float">
            <text:p>0.008516073</text:p>
          </table:table-cell>
          <table:table-cell office:value-type="float" office:value="0.07118896" calcext:value-type="float">
            <text:p>0.07118896</text:p>
          </table:table-cell>
          <table:table-cell office:value-type="float" office:value="0.1275823" calcext:value-type="float">
            <text:p>0.1275823</text:p>
          </table:table-cell>
          <table:table-cell office:value-type="float" office:value="0.153116" calcext:value-type="float">
            <text:p>0.153116</text:p>
          </table:table-cell>
          <table:table-cell office:value-type="float" office:value="0.1576769" calcext:value-type="float">
            <text:p>0.1576769</text:p>
          </table:table-cell>
          <table:table-cell office:value-type="float" office:value="0.1625555" calcext:value-type="float">
            <text:p>0.1625555</text:p>
          </table:table-cell>
          <table:table-cell office:value-type="float" office:value="0.1713252" calcext:value-type="float">
            <text:p>0.1713252</text:p>
          </table:table-cell>
          <table:table-cell office:value-type="float" office:value="0.1759633" calcext:value-type="float">
            <text:p>0.1759633</text:p>
          </table:table-cell>
          <table:table-cell office:value-type="float" office:value="0" calcext:value-type="float">
            <text:p>0</text:p>
          </table:table-cell>
          <table:table-cell office:value-type="float" office:value="18.99866" calcext:value-type="float">
            <text:p>18.99866</text:p>
          </table:table-cell>
          <table:table-cell office:value-type="float" office:value="17.38514" calcext:value-type="float">
            <text:p>17.38514</text:p>
          </table:table-cell>
          <table:table-cell office:value-type="float" office:value="25.47407" calcext:value-type="float">
            <text:p>25.47407</text:p>
          </table:table-cell>
          <table:table-cell office:value-type="float" office:value="5.863338" calcext:value-type="float">
            <text:p>5.863338</text:p>
          </table:table-cell>
          <table:table-cell office:value-type="float" office:value="4.673321" calcext:value-type="float">
            <text:p>4.673321</text:p>
          </table:table-cell>
          <table:table-cell office:value-type="float" office:value="2.248611" calcext:value-type="float">
            <text:p>2.248611</text:p>
          </table:table-cell>
          <table:table-cell office:value-type="float" office:value="2.33418" calcext:value-type="float">
            <text:p>2.33418</text:p>
          </table:table-cell>
          <table:table-cell office:value-type="float" office:value="5.204176" calcext:value-type="float">
            <text:p>5.204176</text:p>
          </table:table-cell>
          <table:table-cell office:value-type="float" office:value="8.371333" calcext:value-type="float">
            <text:p>8.371333</text:p>
          </table:table-cell>
          <table:table-cell office:value-type="float" office:value="8.686331" calcext:value-type="float">
            <text:p>8.686331</text:p>
          </table:table-cell>
          <table:table-cell office:value-type="float" office:value="9.181502" calcext:value-type="float">
            <text:p>9.181502</text:p>
          </table:table-cell>
          <table:table-cell office:value-type="float" office:value="9.62667" calcext:value-type="float">
            <text:p>9.62667</text:p>
          </table:table-cell>
          <table:table-cell office:value-type="float" office:value="10.47623" calcext:value-type="float">
            <text:p>10.47623</text:p>
          </table:table-cell>
          <table:table-cell office:value-type="float" office:value="10.92066" calcext:value-type="float">
            <text:p>10.92066</text:p>
          </table:table-cell>
          <table:table-cell office:value-type="float" office:value="0" calcext:value-type="float">
            <text:p>0</text:p>
          </table:table-cell>
          <table:table-cell office:value-type="float" office:value="0.0118145" calcext:value-type="float">
            <text:p>0.011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38118" calcext:value-type="float">
            <text:p>0.91381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2.119959" calcext:value-type="float">
            <text:p>2.119959</text:p>
          </table:table-cell>
          <table:table-cell office:value-type="float" office:value="135.9917" calcext:value-type="float">
            <text:p>135.9917</text:p>
          </table:table-cell>
          <table:table-cell office:value-type="float" office:value="0" calcext:value-type="float">
            <text:p>0</text:p>
          </table:table-cell>
          <table:table-cell office:value-type="float" office:value="-0.2680131" calcext:value-type="float">
            <text:p>-0.2680131</text:p>
          </table:table-cell>
          <table:table-cell office:value-type="float" office:value="35.5057" calcext:value-type="float">
            <text:p>35.5057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7188781" calcext:value-type="float">
            <text:p>7.188781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36591" calcext:value-type="float">
            <text:p>0.001936591</text:p>
          </table:table-cell>
          <table:table-cell office:value-type="float" office:value="1169.325" calcext:value-type="float">
            <text:p>1169.325</text:p>
          </table:table-cell>
          <table:table-cell office:value-type="float" office:value="1.822982" calcext:value-type="float">
            <text:p>1.822982</text:p>
          </table:table-cell>
          <table:table-cell office:value-type="float" office:value="0" calcext:value-type="float">
            <text:p>0</text:p>
          </table:table-cell>
          <table:table-cell office:value-type="float" office:value="0.0188214" calcext:value-type="float">
            <text:p>0.0188214</text:p>
          </table:table-cell>
          <table:table-cell office:value-type="float" office:value="0.02392862" calcext:value-type="float">
            <text:p>0.02392862</text:p>
          </table:table-cell>
          <table:table-cell office:value-type="float" office:value="0.01709647" calcext:value-type="float">
            <text:p>0.01709647</text:p>
          </table:table-cell>
          <table:table-cell office:value-type="float" office:value="0.007110873" calcext:value-type="float">
            <text:p>0.007110873</text:p>
          </table:table-cell>
          <table:table-cell office:value-type="float" office:value="0.00670859" calcext:value-type="float">
            <text:p>0.00670859</text:p>
          </table:table-cell>
          <table:table-cell office:value-type="float" office:value="0.004125674" calcext:value-type="float">
            <text:p>0.004125674</text:p>
          </table:table-cell>
          <table:table-cell office:value-type="float" office:value="0.006856927" calcext:value-type="float">
            <text:p>0.006856927</text:p>
          </table:table-cell>
          <table:table-cell office:value-type="float" office:value="0.07107089" calcext:value-type="float">
            <text:p>0.07107089</text:p>
          </table:table-cell>
          <table:table-cell office:value-type="float" office:value="0.124228" calcext:value-type="float">
            <text:p>0.124228</text:p>
          </table:table-cell>
          <table:table-cell office:value-type="float" office:value="0.153175" calcext:value-type="float">
            <text:p>0.153175</text:p>
          </table:table-cell>
          <table:table-cell office:value-type="float" office:value="0.1577341" calcext:value-type="float">
            <text:p>0.1577341</text:p>
          </table:table-cell>
          <table:table-cell office:value-type="float" office:value="0.1626126" calcext:value-type="float">
            <text:p>0.1626126</text:p>
          </table:table-cell>
          <table:table-cell office:value-type="float" office:value="0.1713661" calcext:value-type="float">
            <text:p>0.1713661</text:p>
          </table:table-cell>
          <table:table-cell office:value-type="float" office:value="0.1760016" calcext:value-type="float">
            <text:p>0.1760016</text:p>
          </table:table-cell>
          <table:table-cell office:value-type="float" office:value="0" calcext:value-type="float">
            <text:p>0</text:p>
          </table:table-cell>
          <table:table-cell office:value-type="float" office:value="18.94777" calcext:value-type="float">
            <text:p>18.94777</text:p>
          </table:table-cell>
          <table:table-cell office:value-type="float" office:value="17.33346" calcext:value-type="float">
            <text:p>17.33346</text:p>
          </table:table-cell>
          <table:table-cell office:value-type="float" office:value="25.38615" calcext:value-type="float">
            <text:p>25.38615</text:p>
          </table:table-cell>
          <table:table-cell office:value-type="float" office:value="5.845123" calcext:value-type="float">
            <text:p>5.845123</text:p>
          </table:table-cell>
          <table:table-cell office:value-type="float" office:value="4.659127" calcext:value-type="float">
            <text:p>4.659127</text:p>
          </table:table-cell>
          <table:table-cell office:value-type="float" office:value="2.244342" calcext:value-type="float">
            <text:p>2.244342</text:p>
          </table:table-cell>
          <table:table-cell office:value-type="float" office:value="2.330547" calcext:value-type="float">
            <text:p>2.330547</text:p>
          </table:table-cell>
          <table:table-cell office:value-type="float" office:value="5.205987" calcext:value-type="float">
            <text:p>5.205987</text:p>
          </table:table-cell>
          <table:table-cell office:value-type="float" office:value="8.371623" calcext:value-type="float">
            <text:p>8.371623</text:p>
          </table:table-cell>
          <table:table-cell office:value-type="float" office:value="8.691725" calcext:value-type="float">
            <text:p>8.691725</text:p>
          </table:table-cell>
          <table:table-cell office:value-type="float" office:value="9.186553" calcext:value-type="float">
            <text:p>9.186553</text:p>
          </table:table-cell>
          <table:table-cell office:value-type="float" office:value="9.631244" calcext:value-type="float">
            <text:p>9.631244</text:p>
          </table:table-cell>
          <table:table-cell office:value-type="float" office:value="10.48003" calcext:value-type="float">
            <text:p>10.48003</text:p>
          </table:table-cell>
          <table:table-cell office:value-type="float" office:value="10.92413" calcext:value-type="float">
            <text:p>10.92413</text:p>
          </table:table-cell>
          <table:table-cell office:value-type="float" office:value="0" calcext:value-type="float">
            <text:p>0</text:p>
          </table:table-cell>
          <table:table-cell office:value-type="float" office:value="0.009615711" calcext:value-type="float">
            <text:p>0.00961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6521" calcext:value-type="float">
            <text:p>0.92165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2.106256" calcext:value-type="float">
            <text:p>2.106256</text:p>
          </table:table-cell>
          <table:table-cell office:value-type="float" office:value="135.9969" calcext:value-type="float">
            <text:p>135.9969</text:p>
          </table:table-cell>
          <table:table-cell office:value-type="float" office:value="0" calcext:value-type="float">
            <text:p>0</text:p>
          </table:table-cell>
          <table:table-cell office:value-type="float" office:value="-0.2899451" calcext:value-type="float">
            <text:p>-0.2899451</text:p>
          </table:table-cell>
          <table:table-cell office:value-type="float" office:value="35.50911" calcext:value-type="float">
            <text:p>35.50911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7255196" calcext:value-type="float">
            <text:p>7.255196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41714" calcext:value-type="float">
            <text:p>0.001941714</text:p>
          </table:table-cell>
          <table:table-cell office:value-type="float" office:value="1169.307" calcext:value-type="float">
            <text:p>1169.307</text:p>
          </table:table-cell>
          <table:table-cell office:value-type="float" office:value="1.836967" calcext:value-type="float">
            <text:p>1.836967</text:p>
          </table:table-cell>
          <table:table-cell office:value-type="float" office:value="0" calcext:value-type="float">
            <text:p>0</text:p>
          </table:table-cell>
          <table:table-cell office:value-type="float" office:value="0.01255646" calcext:value-type="float">
            <text:p>0.01255646</text:p>
          </table:table-cell>
          <table:table-cell office:value-type="float" office:value="0.02223602" calcext:value-type="float">
            <text:p>0.02223602</text:p>
          </table:table-cell>
          <table:table-cell office:value-type="float" office:value="0.01735577" calcext:value-type="float">
            <text:p>0.01735577</text:p>
          </table:table-cell>
          <table:table-cell office:value-type="float" office:value="0.007172036" calcext:value-type="float">
            <text:p>0.007172036</text:p>
          </table:table-cell>
          <table:table-cell office:value-type="float" office:value="0.006715618" calcext:value-type="float">
            <text:p>0.006715618</text:p>
          </table:table-cell>
          <table:table-cell office:value-type="float" office:value="0.004107735" calcext:value-type="float">
            <text:p>0.004107735</text:p>
          </table:table-cell>
          <table:table-cell office:value-type="float" office:value="0.005655037" calcext:value-type="float">
            <text:p>0.005655037</text:p>
          </table:table-cell>
          <table:table-cell office:value-type="float" office:value="0.07091802" calcext:value-type="float">
            <text:p>0.07091802</text:p>
          </table:table-cell>
          <table:table-cell office:value-type="float" office:value="0.121052" calcext:value-type="float">
            <text:p>0.121052</text:p>
          </table:table-cell>
          <table:table-cell office:value-type="float" office:value="0.153219" calcext:value-type="float">
            <text:p>0.153219</text:p>
          </table:table-cell>
          <table:table-cell office:value-type="float" office:value="0.1577876" calcext:value-type="float">
            <text:p>0.1577876</text:p>
          </table:table-cell>
          <table:table-cell office:value-type="float" office:value="0.1626741" calcext:value-type="float">
            <text:p>0.1626741</text:p>
          </table:table-cell>
          <table:table-cell office:value-type="float" office:value="0.1714066" calcext:value-type="float">
            <text:p>0.1714066</text:p>
          </table:table-cell>
          <table:table-cell office:value-type="float" office:value="0.1760399" calcext:value-type="float">
            <text:p>0.1760399</text:p>
          </table:table-cell>
          <table:table-cell office:value-type="float" office:value="0" calcext:value-type="float">
            <text:p>0</text:p>
          </table:table-cell>
          <table:table-cell office:value-type="float" office:value="18.90365" calcext:value-type="float">
            <text:p>18.90365</text:p>
          </table:table-cell>
          <table:table-cell office:value-type="float" office:value="17.28417" calcext:value-type="float">
            <text:p>17.28417</text:p>
          </table:table-cell>
          <table:table-cell office:value-type="float" office:value="25.30272" calcext:value-type="float">
            <text:p>25.30272</text:p>
          </table:table-cell>
          <table:table-cell office:value-type="float" office:value="5.82759" calcext:value-type="float">
            <text:p>5.82759</text:p>
          </table:table-cell>
          <table:table-cell office:value-type="float" office:value="4.645352" calcext:value-type="float">
            <text:p>4.645352</text:p>
          </table:table-cell>
          <table:table-cell office:value-type="float" office:value="2.240138" calcext:value-type="float">
            <text:p>2.240138</text:p>
          </table:table-cell>
          <table:table-cell office:value-type="float" office:value="2.326612" calcext:value-type="float">
            <text:p>2.326612</text:p>
          </table:table-cell>
          <table:table-cell office:value-type="float" office:value="5.207741" calcext:value-type="float">
            <text:p>5.207741</text:p>
          </table:table-cell>
          <table:table-cell office:value-type="float" office:value="8.371163" calcext:value-type="float">
            <text:p>8.371163</text:p>
          </table:table-cell>
          <table:table-cell office:value-type="float" office:value="8.697114" calcext:value-type="float">
            <text:p>8.697114</text:p>
          </table:table-cell>
          <table:table-cell office:value-type="float" office:value="9.191644" calcext:value-type="float">
            <text:p>9.191644</text:p>
          </table:table-cell>
          <table:table-cell office:value-type="float" office:value="9.635818" calcext:value-type="float">
            <text:p>9.635818</text:p>
          </table:table-cell>
          <table:table-cell office:value-type="float" office:value="10.48383" calcext:value-type="float">
            <text:p>10.48383</text:p>
          </table:table-cell>
          <table:table-cell office:value-type="float" office:value="10.9276" calcext:value-type="float">
            <text:p>10.9276</text:p>
          </table:table-cell>
          <table:table-cell office:value-type="float" office:value="0" calcext:value-type="float">
            <text:p>0</text:p>
          </table:table-cell>
          <table:table-cell office:value-type="float" office:value="0.05372162" calcext:value-type="float">
            <text:p>0.05372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93161" calcext:value-type="float">
            <text:p>0.92931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2.089623" calcext:value-type="float">
            <text:p>2.089623</text:p>
          </table:table-cell>
          <table:table-cell office:value-type="float" office:value="136.0054" calcext:value-type="float">
            <text:p>136.0054</text:p>
          </table:table-cell>
          <table:table-cell office:value-type="float" office:value="0" calcext:value-type="float">
            <text:p>0</text:p>
          </table:table-cell>
          <table:table-cell office:value-type="float" office:value="-0.3127424" calcext:value-type="float">
            <text:p>-0.3127424</text:p>
          </table:table-cell>
          <table:table-cell office:value-type="float" office:value="35.51149" calcext:value-type="float">
            <text:p>35.51149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7257278" calcext:value-type="float">
            <text:p>7.257278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49905" calcext:value-type="float">
            <text:p>0.001949905</text:p>
          </table:table-cell>
          <table:table-cell office:value-type="float" office:value="1169.29" calcext:value-type="float">
            <text:p>1169.29</text:p>
          </table:table-cell>
          <table:table-cell office:value-type="float" office:value="1.858625" calcext:value-type="float">
            <text:p>1.858625</text:p>
          </table:table-cell>
          <table:table-cell office:value-type="float" office:value="0" calcext:value-type="float">
            <text:p>0</text:p>
          </table:table-cell>
          <table:table-cell office:value-type="float" office:value="0.00827788" calcext:value-type="float">
            <text:p>0.00827788</text:p>
          </table:table-cell>
          <table:table-cell office:value-type="float" office:value="0.01832469" calcext:value-type="float">
            <text:p>0.01832469</text:p>
          </table:table-cell>
          <table:table-cell office:value-type="float" office:value="0.01740254" calcext:value-type="float">
            <text:p>0.01740254</text:p>
          </table:table-cell>
          <table:table-cell office:value-type="float" office:value="0.007323717" calcext:value-type="float">
            <text:p>0.007323717</text:p>
          </table:table-cell>
          <table:table-cell office:value-type="float" office:value="0.006905681" calcext:value-type="float">
            <text:p>0.006905681</text:p>
          </table:table-cell>
          <table:table-cell office:value-type="float" office:value="0.004171522" calcext:value-type="float">
            <text:p>0.004171522</text:p>
          </table:table-cell>
          <table:table-cell office:value-type="float" office:value="0.005282811" calcext:value-type="float">
            <text:p>0.005282811</text:p>
          </table:table-cell>
          <table:table-cell office:value-type="float" office:value="0.06504297" calcext:value-type="float">
            <text:p>0.06504297</text:p>
          </table:table-cell>
          <table:table-cell office:value-type="float" office:value="0.1239235" calcext:value-type="float">
            <text:p>0.1239235</text:p>
          </table:table-cell>
          <table:table-cell office:value-type="float" office:value="0.1530984" calcext:value-type="float">
            <text:p>0.1530984</text:p>
          </table:table-cell>
          <table:table-cell office:value-type="float" office:value="0.1578428" calcext:value-type="float">
            <text:p>0.1578428</text:p>
          </table:table-cell>
          <table:table-cell office:value-type="float" office:value="0.1627181" calcext:value-type="float">
            <text:p>0.1627181</text:p>
          </table:table-cell>
          <table:table-cell office:value-type="float" office:value="0.1714467" calcext:value-type="float">
            <text:p>0.1714467</text:p>
          </table:table-cell>
          <table:table-cell office:value-type="float" office:value="0.1760783" calcext:value-type="float">
            <text:p>0.1760783</text:p>
          </table:table-cell>
          <table:table-cell office:value-type="float" office:value="0" calcext:value-type="float">
            <text:p>0</text:p>
          </table:table-cell>
          <table:table-cell office:value-type="float" office:value="18.84661" calcext:value-type="float">
            <text:p>18.84661</text:p>
          </table:table-cell>
          <table:table-cell office:value-type="float" office:value="17.22799" calcext:value-type="float">
            <text:p>17.22799</text:p>
          </table:table-cell>
          <table:table-cell office:value-type="float" office:value="25.21594" calcext:value-type="float">
            <text:p>25.21594</text:p>
          </table:table-cell>
          <table:table-cell office:value-type="float" office:value="5.810015" calcext:value-type="float">
            <text:p>5.810015</text:p>
          </table:table-cell>
          <table:table-cell office:value-type="float" office:value="4.63171" calcext:value-type="float">
            <text:p>4.63171</text:p>
          </table:table-cell>
          <table:table-cell office:value-type="float" office:value="2.235994" calcext:value-type="float">
            <text:p>2.235994</text:p>
          </table:table-cell>
          <table:table-cell office:value-type="float" office:value="2.322529" calcext:value-type="float">
            <text:p>2.322529</text:p>
          </table:table-cell>
          <table:table-cell office:value-type="float" office:value="5.208695" calcext:value-type="float">
            <text:p>5.208695</text:p>
          </table:table-cell>
          <table:table-cell office:value-type="float" office:value="8.370376" calcext:value-type="float">
            <text:p>8.370376</text:p>
          </table:table-cell>
          <table:table-cell office:value-type="float" office:value="8.702508" calcext:value-type="float">
            <text:p>8.702508</text:p>
          </table:table-cell>
          <table:table-cell office:value-type="float" office:value="9.196734" calcext:value-type="float">
            <text:p>9.196734</text:p>
          </table:table-cell>
          <table:table-cell office:value-type="float" office:value="9.640388" calcext:value-type="float">
            <text:p>9.640388</text:p>
          </table:table-cell>
          <table:table-cell office:value-type="float" office:value="10.48763" calcext:value-type="float">
            <text:p>10.48763</text:p>
          </table:table-cell>
          <table:table-cell office:value-type="float" office:value="10.93104" calcext:value-type="float">
            <text:p>10.93104</text:p>
          </table:table-cell>
          <table:table-cell office:value-type="float" office:value="0" calcext:value-type="float">
            <text:p>0</text:p>
          </table:table-cell>
          <table:table-cell office:value-type="float" office:value="0.009760975" calcext:value-type="float">
            <text:p>0.009760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65484" calcext:value-type="float">
            <text:p>0.93654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2.07725" calcext:value-type="float">
            <text:p>2.07725</text:p>
          </table:table-cell>
          <table:table-cell office:value-type="float" office:value="136.0081" calcext:value-type="float">
            <text:p>136.0081</text:p>
          </table:table-cell>
          <table:table-cell office:value-type="float" office:value="0" calcext:value-type="float">
            <text:p>0</text:p>
          </table:table-cell>
          <table:table-cell office:value-type="float" office:value="-0.33501" calcext:value-type="float">
            <text:p>-0.33501</text:p>
          </table:table-cell>
          <table:table-cell office:value-type="float" office:value="35.51489" calcext:value-type="float">
            <text:p>35.51489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725994" calcext:value-type="float">
            <text:p>7.25994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61756" calcext:value-type="float">
            <text:p>0.001961756</text:p>
          </table:table-cell>
          <table:table-cell office:value-type="float" office:value="1169.271" calcext:value-type="float">
            <text:p>1169.271</text:p>
          </table:table-cell>
          <table:table-cell office:value-type="float" office:value="1.865011" calcext:value-type="float">
            <text:p>1.865011</text:p>
          </table:table-cell>
          <table:table-cell office:value-type="float" office:value="0" calcext:value-type="float">
            <text:p>0</text:p>
          </table:table-cell>
          <table:table-cell office:value-type="float" office:value="0.04727158" calcext:value-type="float">
            <text:p>0.04727158</text:p>
          </table:table-cell>
          <table:table-cell office:value-type="float" office:value="0.02182641" calcext:value-type="float">
            <text:p>0.02182641</text:p>
          </table:table-cell>
          <table:table-cell office:value-type="float" office:value="0.0180729" calcext:value-type="float">
            <text:p>0.0180729</text:p>
          </table:table-cell>
          <table:table-cell office:value-type="float" office:value="0.007607662" calcext:value-type="float">
            <text:p>0.007607662</text:p>
          </table:table-cell>
          <table:table-cell office:value-type="float" office:value="0.007098112" calcext:value-type="float">
            <text:p>0.007098112</text:p>
          </table:table-cell>
          <table:table-cell office:value-type="float" office:value="0.004195618" calcext:value-type="float">
            <text:p>0.004195618</text:p>
          </table:table-cell>
          <table:table-cell office:value-type="float" office:value="0.005220923" calcext:value-type="float">
            <text:p>0.005220923</text:p>
          </table:table-cell>
          <table:table-cell office:value-type="float" office:value="0.06104272" calcext:value-type="float">
            <text:p>0.06104272</text:p>
          </table:table-cell>
          <table:table-cell office:value-type="float" office:value="0.1320591" calcext:value-type="float">
            <text:p>0.1320591</text:p>
          </table:table-cell>
          <table:table-cell office:value-type="float" office:value="0.1504844" calcext:value-type="float">
            <text:p>0.1504844</text:p>
          </table:table-cell>
          <table:table-cell office:value-type="float" office:value="0.1578936" calcext:value-type="float">
            <text:p>0.1578936</text:p>
          </table:table-cell>
          <table:table-cell office:value-type="float" office:value="0.1627732" calcext:value-type="float">
            <text:p>0.1627732</text:p>
          </table:table-cell>
          <table:table-cell office:value-type="float" office:value="0.1714865" calcext:value-type="float">
            <text:p>0.1714865</text:p>
          </table:table-cell>
          <table:table-cell office:value-type="float" office:value="0.1761166" calcext:value-type="float">
            <text:p>0.1761166</text:p>
          </table:table-cell>
          <table:table-cell office:value-type="float" office:value="0" calcext:value-type="float">
            <text:p>0</text:p>
          </table:table-cell>
          <table:table-cell office:value-type="float" office:value="18.81384" calcext:value-type="float">
            <text:p>18.81384</text:p>
          </table:table-cell>
          <table:table-cell office:value-type="float" office:value="17.17797" calcext:value-type="float">
            <text:p>17.17797</text:p>
          </table:table-cell>
          <table:table-cell office:value-type="float" office:value="25.13389" calcext:value-type="float">
            <text:p>25.13389</text:p>
          </table:table-cell>
          <table:table-cell office:value-type="float" office:value="5.792942" calcext:value-type="float">
            <text:p>5.792942</text:p>
          </table:table-cell>
          <table:table-cell office:value-type="float" office:value="4.618327" calcext:value-type="float">
            <text:p>4.618327</text:p>
          </table:table-cell>
          <table:table-cell office:value-type="float" office:value="2.231885" calcext:value-type="float">
            <text:p>2.231885</text:p>
          </table:table-cell>
          <table:table-cell office:value-type="float" office:value="2.318456" calcext:value-type="float">
            <text:p>2.318456</text:p>
          </table:table-cell>
          <table:table-cell office:value-type="float" office:value="5.208422" calcext:value-type="float">
            <text:p>5.208422</text:p>
          </table:table-cell>
          <table:table-cell office:value-type="float" office:value="8.371362" calcext:value-type="float">
            <text:p>8.371362</text:p>
          </table:table-cell>
          <table:table-cell office:value-type="float" office:value="8.707623" calcext:value-type="float">
            <text:p>8.707623</text:p>
          </table:table-cell>
          <table:table-cell office:value-type="float" office:value="9.201825" calcext:value-type="float">
            <text:p>9.201825</text:p>
          </table:table-cell>
          <table:table-cell office:value-type="float" office:value="9.644967" calcext:value-type="float">
            <text:p>9.644967</text:p>
          </table:table-cell>
          <table:table-cell office:value-type="float" office:value="10.49142" calcext:value-type="float">
            <text:p>10.49142</text:p>
          </table:table-cell>
          <table:table-cell office:value-type="float" office:value="10.93452" calcext:value-type="float">
            <text:p>10.93452</text:p>
          </table:table-cell>
          <table:table-cell office:value-type="float" office:value="0" calcext:value-type="float">
            <text:p>0</text:p>
          </table:table-cell>
          <table:table-cell office:value-type="float" office:value="0.03991798" calcext:value-type="float">
            <text:p>0.03991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4432" calcext:value-type="float">
            <text:p>0.94544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2.038313" calcext:value-type="float">
            <text:p>2.038313</text:p>
          </table:table-cell>
          <table:table-cell office:value-type="float" office:value="136.0102" calcext:value-type="float">
            <text:p>136.0102</text:p>
          </table:table-cell>
          <table:table-cell office:value-type="float" office:value="0" calcext:value-type="float">
            <text:p>0</text:p>
          </table:table-cell>
          <table:table-cell office:value-type="float" office:value="-0.3592715" calcext:value-type="float">
            <text:p>-0.3592715</text:p>
          </table:table-cell>
          <table:table-cell office:value-type="float" office:value="35.51916" calcext:value-type="float">
            <text:p>35.51916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7263482" calcext:value-type="float">
            <text:p>7.263482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1977532" calcext:value-type="float">
            <text:p>0.001977532</text:p>
          </table:table-cell>
          <table:table-cell office:value-type="float" office:value="1169.259" calcext:value-type="float">
            <text:p>1169.259</text:p>
          </table:table-cell>
          <table:table-cell office:value-type="float" office:value="1.805083" calcext:value-type="float">
            <text:p>1.805083</text:p>
          </table:table-cell>
          <table:table-cell office:value-type="float" office:value="0" calcext:value-type="float">
            <text:p>0</text:p>
          </table:table-cell>
          <table:table-cell office:value-type="float" office:value="1.277682" calcext:value-type="float">
            <text:p>1.277682</text:p>
          </table:table-cell>
          <table:table-cell office:value-type="float" office:value="0.04794465" calcext:value-type="float">
            <text:p>0.04794465</text:p>
          </table:table-cell>
          <table:table-cell office:value-type="float" office:value="0.01896472" calcext:value-type="float">
            <text:p>0.01896472</text:p>
          </table:table-cell>
          <table:table-cell office:value-type="float" office:value="0.008050153" calcext:value-type="float">
            <text:p>0.008050153</text:p>
          </table:table-cell>
          <table:table-cell office:value-type="float" office:value="0.007442765" calcext:value-type="float">
            <text:p>0.007442765</text:p>
          </table:table-cell>
          <table:table-cell office:value-type="float" office:value="0.004268911" calcext:value-type="float">
            <text:p>0.004268911</text:p>
          </table:table-cell>
          <table:table-cell office:value-type="float" office:value="0.005125463" calcext:value-type="float">
            <text:p>0.005125463</text:p>
          </table:table-cell>
          <table:table-cell office:value-type="float" office:value="0.0581505" calcext:value-type="float">
            <text:p>0.0581505</text:p>
          </table:table-cell>
          <table:table-cell office:value-type="float" office:value="0.134299" calcext:value-type="float">
            <text:p>0.134299</text:p>
          </table:table-cell>
          <table:table-cell office:value-type="float" office:value="0.145694" calcext:value-type="float">
            <text:p>0.145694</text:p>
          </table:table-cell>
          <table:table-cell office:value-type="float" office:value="0.1579327" calcext:value-type="float">
            <text:p>0.1579327</text:p>
          </table:table-cell>
          <table:table-cell office:value-type="float" office:value="0.1628514" calcext:value-type="float">
            <text:p>0.1628514</text:p>
          </table:table-cell>
          <table:table-cell office:value-type="float" office:value="0.1715263" calcext:value-type="float">
            <text:p>0.1715263</text:p>
          </table:table-cell>
          <table:table-cell office:value-type="float" office:value="0.1761549" calcext:value-type="float">
            <text:p>0.1761549</text:p>
          </table:table-cell>
          <table:table-cell office:value-type="float" office:value="0" calcext:value-type="float">
            <text:p>0</text:p>
          </table:table-cell>
          <table:table-cell office:value-type="float" office:value="18.86369" calcext:value-type="float">
            <text:p>18.86369</text:p>
          </table:table-cell>
          <table:table-cell office:value-type="float" office:value="17.12971" calcext:value-type="float">
            <text:p>17.12971</text:p>
          </table:table-cell>
          <table:table-cell office:value-type="float" office:value="25.0548" calcext:value-type="float">
            <text:p>25.0548</text:p>
          </table:table-cell>
          <table:table-cell office:value-type="float" office:value="5.776559" calcext:value-type="float">
            <text:p>5.776559</text:p>
          </table:table-cell>
          <table:table-cell office:value-type="float" office:value="4.605475" calcext:value-type="float">
            <text:p>4.605475</text:p>
          </table:table-cell>
          <table:table-cell office:value-type="float" office:value="2.227865" calcext:value-type="float">
            <text:p>2.227865</text:p>
          </table:table-cell>
          <table:table-cell office:value-type="float" office:value="2.314415" calcext:value-type="float">
            <text:p>2.314415</text:p>
          </table:table-cell>
          <table:table-cell office:value-type="float" office:value="5.207303" calcext:value-type="float">
            <text:p>5.207303</text:p>
          </table:table-cell>
          <table:table-cell office:value-type="float" office:value="8.373598" calcext:value-type="float">
            <text:p>8.373598</text:p>
          </table:table-cell>
          <table:table-cell office:value-type="float" office:value="8.711782" calcext:value-type="float">
            <text:p>8.711782</text:p>
          </table:table-cell>
          <table:table-cell office:value-type="float" office:value="9.206916" calcext:value-type="float">
            <text:p>9.206916</text:p>
          </table:table-cell>
          <table:table-cell office:value-type="float" office:value="9.649536" calcext:value-type="float">
            <text:p>9.649536</text:p>
          </table:table-cell>
          <table:table-cell office:value-type="float" office:value="10.49522" calcext:value-type="float">
            <text:p>10.49522</text:p>
          </table:table-cell>
          <table:table-cell office:value-type="float" office:value="10.93803" calcext:value-type="float">
            <text:p>10.93803</text:p>
          </table:table-cell>
          <table:table-cell office:value-type="float" office:value="0" calcext:value-type="float">
            <text:p>0</text:p>
          </table:table-cell>
          <table:table-cell office:value-type="float" office:value="33.44085" calcext:value-type="float">
            <text:p>33.44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15839" calcext:value-type="float">
            <text:p>0.98158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2.029977" calcext:value-type="float">
            <text:p>2.029977</text:p>
          </table:table-cell>
          <table:table-cell office:value-type="float" office:value="136.0073" calcext:value-type="float">
            <text:p>136.0073</text:p>
          </table:table-cell>
          <table:table-cell office:value-type="float" office:value="0" calcext:value-type="float">
            <text:p>0</text:p>
          </table:table-cell>
          <table:table-cell office:value-type="float" office:value="-0.3873027" calcext:value-type="float">
            <text:p>-0.3873027</text:p>
          </table:table-cell>
          <table:table-cell office:value-type="float" office:value="35.52288" calcext:value-type="float">
            <text:p>35.52288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7629621" calcext:value-type="float">
            <text:p>7.629621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2061997" calcext:value-type="float">
            <text:p>0.002061997</text:p>
          </table:table-cell>
          <table:table-cell office:value-type="float" office:value="1169.25" calcext:value-type="float">
            <text:p>1169.25</text:p>
          </table:table-cell>
          <table:table-cell office:value-type="float" office:value="1.800385" calcext:value-type="float">
            <text:p>1.800385</text:p>
          </table:table-cell>
          <table:table-cell office:value-type="float" office:value="0" calcext:value-type="float">
            <text:p>0</text:p>
          </table:table-cell>
          <table:table-cell office:value-type="float" office:value="0.8365574" calcext:value-type="float">
            <text:p>0.8365574</text:p>
          </table:table-cell>
          <table:table-cell office:value-type="float" office:value="0.03880516" calcext:value-type="float">
            <text:p>0.03880516</text:p>
          </table:table-cell>
          <table:table-cell office:value-type="float" office:value="0.01730974" calcext:value-type="float">
            <text:p>0.01730974</text:p>
          </table:table-cell>
          <table:table-cell office:value-type="float" office:value="0.007368471" calcext:value-type="float">
            <text:p>0.007368471</text:p>
          </table:table-cell>
          <table:table-cell office:value-type="float" office:value="0.007015722" calcext:value-type="float">
            <text:p>0.007015722</text:p>
          </table:table-cell>
          <table:table-cell office:value-type="float" office:value="0.004212028" calcext:value-type="float">
            <text:p>0.004212028</text:p>
          </table:table-cell>
          <table:table-cell office:value-type="float" office:value="0.005068566" calcext:value-type="float">
            <text:p>0.005068566</text:p>
          </table:table-cell>
          <table:table-cell office:value-type="float" office:value="0.06096353" calcext:value-type="float">
            <text:p>0.06096353</text:p>
          </table:table-cell>
          <table:table-cell office:value-type="float" office:value="0.1200655" calcext:value-type="float">
            <text:p>0.1200655</text:p>
          </table:table-cell>
          <table:table-cell office:value-type="float" office:value="0.1410193" calcext:value-type="float">
            <text:p>0.1410193</text:p>
          </table:table-cell>
          <table:table-cell office:value-type="float" office:value="0.1579651" calcext:value-type="float">
            <text:p>0.1579651</text:p>
          </table:table-cell>
          <table:table-cell office:value-type="float" office:value="0.1628971" calcext:value-type="float">
            <text:p>0.1628971</text:p>
          </table:table-cell>
          <table:table-cell office:value-type="float" office:value="0.1715633" calcext:value-type="float">
            <text:p>0.1715633</text:p>
          </table:table-cell>
          <table:table-cell office:value-type="float" office:value="0.1761933" calcext:value-type="float">
            <text:p>0.1761933</text:p>
          </table:table-cell>
          <table:table-cell office:value-type="float" office:value="0" calcext:value-type="float">
            <text:p>0</text:p>
          </table:table-cell>
          <table:table-cell office:value-type="float" office:value="19.01619" calcext:value-type="float">
            <text:p>19.01619</text:p>
          </table:table-cell>
          <table:table-cell office:value-type="float" office:value="17.08099" calcext:value-type="float">
            <text:p>17.08099</text:p>
          </table:table-cell>
          <table:table-cell office:value-type="float" office:value="24.97668" calcext:value-type="float">
            <text:p>24.97668</text:p>
          </table:table-cell>
          <table:table-cell office:value-type="float" office:value="5.760493" calcext:value-type="float">
            <text:p>5.760493</text:p>
          </table:table-cell>
          <table:table-cell office:value-type="float" office:value="4.592902" calcext:value-type="float">
            <text:p>4.592902</text:p>
          </table:table-cell>
          <table:table-cell office:value-type="float" office:value="2.223923" calcext:value-type="float">
            <text:p>2.223923</text:p>
          </table:table-cell>
          <table:table-cell office:value-type="float" office:value="2.310401" calcext:value-type="float">
            <text:p>2.310401</text:p>
          </table:table-cell>
          <table:table-cell office:value-type="float" office:value="5.206257" calcext:value-type="float">
            <text:p>5.206257</text:p>
          </table:table-cell>
          <table:table-cell office:value-type="float" office:value="8.373718" calcext:value-type="float">
            <text:p>8.373718</text:p>
          </table:table-cell>
          <table:table-cell office:value-type="float" office:value="8.714808" calcext:value-type="float">
            <text:p>8.714808</text:p>
          </table:table-cell>
          <table:table-cell office:value-type="float" office:value="9.212008" calcext:value-type="float">
            <text:p>9.212008</text:p>
          </table:table-cell>
          <table:table-cell office:value-type="float" office:value="9.654116" calcext:value-type="float">
            <text:p>9.654116</text:p>
          </table:table-cell>
          <table:table-cell office:value-type="float" office:value="10.49902" calcext:value-type="float">
            <text:p>10.49902</text:p>
          </table:table-cell>
          <table:table-cell office:value-type="float" office:value="10.94157" calcext:value-type="float">
            <text:p>10.94157</text:p>
          </table:table-cell>
          <table:table-cell office:value-type="float" office:value="0" calcext:value-type="float">
            <text:p>0</text:p>
          </table:table-cell>
          <table:table-cell office:value-type="float" office:value="15.29751" calcext:value-type="float">
            <text:p>15.29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0994" calcext:value-type="float">
            <text:p>0.99209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2.010032" calcext:value-type="float">
            <text:p>2.010032</text:p>
          </table:table-cell>
          <table:table-cell office:value-type="float" office:value="136.0055" calcext:value-type="float">
            <text:p>136.0055</text:p>
          </table:table-cell>
          <table:table-cell office:value-type="float" office:value="0" calcext:value-type="float">
            <text:p>0</text:p>
          </table:table-cell>
          <table:table-cell office:value-type="float" office:value="-0.4151559" calcext:value-type="float">
            <text:p>-0.4151559</text:p>
          </table:table-cell>
          <table:table-cell office:value-type="float" office:value="35.52493" calcext:value-type="float">
            <text:p>35.52493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09893599" calcext:value-type="float">
            <text:p>9.893599E-0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2830206" calcext:value-type="float">
            <text:p>0.002830206</text:p>
          </table:table-cell>
          <table:table-cell office:value-type="float" office:value="1169.238" calcext:value-type="float">
            <text:p>1169.238</text:p>
          </table:table-cell>
          <table:table-cell office:value-type="float" office:value="1.772108" calcext:value-type="float">
            <text:p>1.772108</text:p>
          </table:table-cell>
          <table:table-cell office:value-type="float" office:value="0" calcext:value-type="float">
            <text:p>0</text:p>
          </table:table-cell>
          <table:table-cell office:value-type="float" office:value="1.073075" calcext:value-type="float">
            <text:p>1.073075</text:p>
          </table:table-cell>
          <table:table-cell office:value-type="float" office:value="0.04144931" calcext:value-type="float">
            <text:p>0.04144931</text:p>
          </table:table-cell>
          <table:table-cell office:value-type="float" office:value="0.01819357" calcext:value-type="float">
            <text:p>0.01819357</text:p>
          </table:table-cell>
          <table:table-cell office:value-type="float" office:value="0.007754914" calcext:value-type="float">
            <text:p>0.007754914</text:p>
          </table:table-cell>
          <table:table-cell office:value-type="float" office:value="0.007290906" calcext:value-type="float">
            <text:p>0.007290906</text:p>
          </table:table-cell>
          <table:table-cell office:value-type="float" office:value="0.00425381" calcext:value-type="float">
            <text:p>0.00425381</text:p>
          </table:table-cell>
          <table:table-cell office:value-type="float" office:value="0.004707258" calcext:value-type="float">
            <text:p>0.004707258</text:p>
          </table:table-cell>
          <table:table-cell office:value-type="float" office:value="0.06137021" calcext:value-type="float">
            <text:p>0.06137021</text:p>
          </table:table-cell>
          <table:table-cell office:value-type="float" office:value="0.1135586" calcext:value-type="float">
            <text:p>0.1135586</text:p>
          </table:table-cell>
          <table:table-cell office:value-type="float" office:value="0.1372725" calcext:value-type="float">
            <text:p>0.1372725</text:p>
          </table:table-cell>
          <table:table-cell office:value-type="float" office:value="0.1580199" calcext:value-type="float">
            <text:p>0.1580199</text:p>
          </table:table-cell>
          <table:table-cell office:value-type="float" office:value="0.162949" calcext:value-type="float">
            <text:p>0.162949</text:p>
          </table:table-cell>
          <table:table-cell office:value-type="float" office:value="0.1716066" calcext:value-type="float">
            <text:p>0.1716066</text:p>
          </table:table-cell>
          <table:table-cell office:value-type="float" office:value="0.1762316" calcext:value-type="float">
            <text:p>0.1762316</text:p>
          </table:table-cell>
          <table:table-cell office:value-type="float" office:value="0" calcext:value-type="float">
            <text:p>0</text:p>
          </table:table-cell>
          <table:table-cell office:value-type="float" office:value="19.11857" calcext:value-type="float">
            <text:p>19.11857</text:p>
          </table:table-cell>
          <table:table-cell office:value-type="float" office:value="17.03346" calcext:value-type="float">
            <text:p>17.03346</text:p>
          </table:table-cell>
          <table:table-cell office:value-type="float" office:value="24.90068" calcext:value-type="float">
            <text:p>24.90068</text:p>
          </table:table-cell>
          <table:table-cell office:value-type="float" office:value="5.744907" calcext:value-type="float">
            <text:p>5.744907</text:p>
          </table:table-cell>
          <table:table-cell office:value-type="float" office:value="4.580785" calcext:value-type="float">
            <text:p>4.580785</text:p>
          </table:table-cell>
          <table:table-cell office:value-type="float" office:value="2.220122" calcext:value-type="float">
            <text:p>2.220122</text:p>
          </table:table-cell>
          <table:table-cell office:value-type="float" office:value="2.306502" calcext:value-type="float">
            <text:p>2.306502</text:p>
          </table:table-cell>
          <table:table-cell office:value-type="float" office:value="5.205629" calcext:value-type="float">
            <text:p>5.205629</text:p>
          </table:table-cell>
          <table:table-cell office:value-type="float" office:value="8.37188" calcext:value-type="float">
            <text:p>8.37188</text:p>
          </table:table-cell>
          <table:table-cell office:value-type="float" office:value="8.716872" calcext:value-type="float">
            <text:p>8.716872</text:p>
          </table:table-cell>
          <table:table-cell office:value-type="float" office:value="9.217066" calcext:value-type="float">
            <text:p>9.217066</text:p>
          </table:table-cell>
          <table:table-cell office:value-type="float" office:value="9.658685" calcext:value-type="float">
            <text:p>9.658685</text:p>
          </table:table-cell>
          <table:table-cell office:value-type="float" office:value="10.50282" calcext:value-type="float">
            <text:p>10.50282</text:p>
          </table:table-cell>
          <table:table-cell office:value-type="float" office:value="10.9451" calcext:value-type="float">
            <text:p>10.9451</text:p>
          </table:table-cell>
          <table:table-cell office:value-type="float" office:value="0" calcext:value-type="float">
            <text:p>0</text:p>
          </table:table-cell>
          <table:table-cell office:value-type="float" office:value="22.41914" calcext:value-type="float">
            <text:p>22.41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243" calcext:value-type="float">
            <text:p>1.0132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1.999781" calcext:value-type="float">
            <text:p>1.999781</text:p>
          </table:table-cell>
          <table:table-cell office:value-type="float" office:value="136.0018" calcext:value-type="float">
            <text:p>136.0018</text:p>
          </table:table-cell>
          <table:table-cell office:value-type="float" office:value="0" calcext:value-type="float">
            <text:p>0</text:p>
          </table:table-cell>
          <table:table-cell office:value-type="float" office:value="-0.4431512" calcext:value-type="float">
            <text:p>-0.4431512</text:p>
          </table:table-cell>
          <table:table-cell office:value-type="float" office:value="35.52626" calcext:value-type="float">
            <text:p>35.52626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071323" calcext:value-type="float">
            <text:p>0.0001071323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3337628" calcext:value-type="float">
            <text:p>0.003337628</text:p>
          </table:table-cell>
          <table:table-cell office:value-type="float" office:value="1169.225" calcext:value-type="float">
            <text:p>1169.225</text:p>
          </table:table-cell>
          <table:table-cell office:value-type="float" office:value="1.759846" calcext:value-type="float">
            <text:p>1.759846</text:p>
          </table:table-cell>
          <table:table-cell office:value-type="float" office:value="0" calcext:value-type="float">
            <text:p>0</text:p>
          </table:table-cell>
          <table:table-cell office:value-type="float" office:value="0.7955282" calcext:value-type="float">
            <text:p>0.7955282</text:p>
          </table:table-cell>
          <table:table-cell office:value-type="float" office:value="0.0356264" calcext:value-type="float">
            <text:p>0.0356264</text:p>
          </table:table-cell>
          <table:table-cell office:value-type="float" office:value="0.01757835" calcext:value-type="float">
            <text:p>0.01757835</text:p>
          </table:table-cell>
          <table:table-cell office:value-type="float" office:value="0.007428079" calcext:value-type="float">
            <text:p>0.007428079</text:p>
          </table:table-cell>
          <table:table-cell office:value-type="float" office:value="0.007038913" calcext:value-type="float">
            <text:p>0.007038913</text:p>
          </table:table-cell>
          <table:table-cell office:value-type="float" office:value="0.004202916" calcext:value-type="float">
            <text:p>0.004202916</text:p>
          </table:table-cell>
          <table:table-cell office:value-type="float" office:value="0.004359821" calcext:value-type="float">
            <text:p>0.004359821</text:p>
          </table:table-cell>
          <table:table-cell office:value-type="float" office:value="0.06068656" calcext:value-type="float">
            <text:p>0.06068656</text:p>
          </table:table-cell>
          <table:table-cell office:value-type="float" office:value="0.110593" calcext:value-type="float">
            <text:p>0.110593</text:p>
          </table:table-cell>
          <table:table-cell office:value-type="float" office:value="0.1348086" calcext:value-type="float">
            <text:p>0.1348086</text:p>
          </table:table-cell>
          <table:table-cell office:value-type="float" office:value="0.1580974" calcext:value-type="float">
            <text:p>0.1580974</text:p>
          </table:table-cell>
          <table:table-cell office:value-type="float" office:value="0.162999" calcext:value-type="float">
            <text:p>0.162999</text:p>
          </table:table-cell>
          <table:table-cell office:value-type="float" office:value="0.1716507" calcext:value-type="float">
            <text:p>0.1716507</text:p>
          </table:table-cell>
          <table:table-cell office:value-type="float" office:value="0.1762699" calcext:value-type="float">
            <text:p>0.1762699</text:p>
          </table:table-cell>
          <table:table-cell office:value-type="float" office:value="0" calcext:value-type="float">
            <text:p>0</text:p>
          </table:table-cell>
          <table:table-cell office:value-type="float" office:value="19.22146" calcext:value-type="float">
            <text:p>19.22146</text:p>
          </table:table-cell>
          <table:table-cell office:value-type="float" office:value="16.98719" calcext:value-type="float">
            <text:p>16.98719</text:p>
          </table:table-cell>
          <table:table-cell office:value-type="float" office:value="24.82688" calcext:value-type="float">
            <text:p>24.82688</text:p>
          </table:table-cell>
          <table:table-cell office:value-type="float" office:value="5.729692" calcext:value-type="float">
            <text:p>5.729692</text:p>
          </table:table-cell>
          <table:table-cell office:value-type="float" office:value="4.568954" calcext:value-type="float">
            <text:p>4.568954</text:p>
          </table:table-cell>
          <table:table-cell office:value-type="float" office:value="2.216416" calcext:value-type="float">
            <text:p>2.216416</text:p>
          </table:table-cell>
          <table:table-cell office:value-type="float" office:value="2.302618" calcext:value-type="float">
            <text:p>2.302618</text:p>
          </table:table-cell>
          <table:table-cell office:value-type="float" office:value="5.204914" calcext:value-type="float">
            <text:p>5.204914</text:p>
          </table:table-cell>
          <table:table-cell office:value-type="float" office:value="8.369075" calcext:value-type="float">
            <text:p>8.369075</text:p>
          </table:table-cell>
          <table:table-cell office:value-type="float" office:value="8.718197" calcext:value-type="float">
            <text:p>8.718197</text:p>
          </table:table-cell>
          <table:table-cell office:value-type="float" office:value="9.222101" calcext:value-type="float">
            <text:p>9.222101</text:p>
          </table:table-cell>
          <table:table-cell office:value-type="float" office:value="9.663263" calcext:value-type="float">
            <text:p>9.663263</text:p>
          </table:table-cell>
          <table:table-cell office:value-type="float" office:value="10.50662" calcext:value-type="float">
            <text:p>10.50662</text:p>
          </table:table-cell>
          <table:table-cell office:value-type="float" office:value="10.94864" calcext:value-type="float">
            <text:p>10.94864</text:p>
          </table:table-cell>
          <table:table-cell office:value-type="float" office:value="0" calcext:value-type="float">
            <text:p>0</text:p>
          </table:table-cell>
          <table:table-cell office:value-type="float" office:value="16.08104" calcext:value-type="float">
            <text:p>16.0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666" calcext:value-type="float">
            <text:p>1.026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1.985598" calcext:value-type="float">
            <text:p>1.985598</text:p>
          </table:table-cell>
          <table:table-cell office:value-type="float" office:value="135.9993" calcext:value-type="float">
            <text:p>135.9993</text:p>
          </table:table-cell>
          <table:table-cell office:value-type="float" office:value="0" calcext:value-type="float">
            <text:p>0</text:p>
          </table:table-cell>
          <table:table-cell office:value-type="float" office:value="-0.4704942" calcext:value-type="float">
            <text:p>-0.4704942</text:p>
          </table:table-cell>
          <table:table-cell office:value-type="float" office:value="35.52758" calcext:value-type="float">
            <text:p>35.52758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15189" calcext:value-type="float">
            <text:p>0.0001115189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3669102" calcext:value-type="float">
            <text:p>0.003669102</text:p>
          </table:table-cell>
          <table:table-cell office:value-type="float" office:value="1169.212" calcext:value-type="float">
            <text:p>1169.212</text:p>
          </table:table-cell>
          <table:table-cell office:value-type="float" office:value="1.742855" calcext:value-type="float">
            <text:p>1.742855</text:p>
          </table:table-cell>
          <table:table-cell office:value-type="float" office:value="0" calcext:value-type="float">
            <text:p>0</text:p>
          </table:table-cell>
          <table:table-cell office:value-type="float" office:value="0.7204818" calcext:value-type="float">
            <text:p>0.7204818</text:p>
          </table:table-cell>
          <table:table-cell office:value-type="float" office:value="0.03880635" calcext:value-type="float">
            <text:p>0.03880635</text:p>
          </table:table-cell>
          <table:table-cell office:value-type="float" office:value="0.01837029" calcext:value-type="float">
            <text:p>0.01837029</text:p>
          </table:table-cell>
          <table:table-cell office:value-type="float" office:value="0.007862412" calcext:value-type="float">
            <text:p>0.007862412</text:p>
          </table:table-cell>
          <table:table-cell office:value-type="float" office:value="0.00738924" calcext:value-type="float">
            <text:p>0.00738924</text:p>
          </table:table-cell>
          <table:table-cell office:value-type="float" office:value="0.00427448" calcext:value-type="float">
            <text:p>0.00427448</text:p>
          </table:table-cell>
          <table:table-cell office:value-type="float" office:value="0.004305791" calcext:value-type="float">
            <text:p>0.004305791</text:p>
          </table:table-cell>
          <table:table-cell office:value-type="float" office:value="0.05654255" calcext:value-type="float">
            <text:p>0.05654255</text:p>
          </table:table-cell>
          <table:table-cell office:value-type="float" office:value="0.1100771" calcext:value-type="float">
            <text:p>0.1100771</text:p>
          </table:table-cell>
          <table:table-cell office:value-type="float" office:value="0.1396381" calcext:value-type="float">
            <text:p>0.1396381</text:p>
          </table:table-cell>
          <table:table-cell office:value-type="float" office:value="0.1559062" calcext:value-type="float">
            <text:p>0.1559062</text:p>
          </table:table-cell>
          <table:table-cell office:value-type="float" office:value="0.1630555" calcext:value-type="float">
            <text:p>0.1630555</text:p>
          </table:table-cell>
          <table:table-cell office:value-type="float" office:value="0.1716949" calcext:value-type="float">
            <text:p>0.1716949</text:p>
          </table:table-cell>
          <table:table-cell office:value-type="float" office:value="0.1763082" calcext:value-type="float">
            <text:p>0.1763082</text:p>
          </table:table-cell>
          <table:table-cell office:value-type="float" office:value="0" calcext:value-type="float">
            <text:p>0</text:p>
          </table:table-cell>
          <table:table-cell office:value-type="float" office:value="19.31236" calcext:value-type="float">
            <text:p>19.31236</text:p>
          </table:table-cell>
          <table:table-cell office:value-type="float" office:value="16.94312" calcext:value-type="float">
            <text:p>16.94312</text:p>
          </table:table-cell>
          <table:table-cell office:value-type="float" office:value="24.75515" calcext:value-type="float">
            <text:p>24.75515</text:p>
          </table:table-cell>
          <table:table-cell office:value-type="float" office:value="5.714866" calcext:value-type="float">
            <text:p>5.714866</text:p>
          </table:table-cell>
          <table:table-cell office:value-type="float" office:value="4.557373" calcext:value-type="float">
            <text:p>4.557373</text:p>
          </table:table-cell>
          <table:table-cell office:value-type="float" office:value="2.212739" calcext:value-type="float">
            <text:p>2.212739</text:p>
          </table:table-cell>
          <table:table-cell office:value-type="float" office:value="2.298726" calcext:value-type="float">
            <text:p>2.298726</text:p>
          </table:table-cell>
          <table:table-cell office:value-type="float" office:value="5.203777" calcext:value-type="float">
            <text:p>5.203777</text:p>
          </table:table-cell>
          <table:table-cell office:value-type="float" office:value="8.366054" calcext:value-type="float">
            <text:p>8.366054</text:p>
          </table:table-cell>
          <table:table-cell office:value-type="float" office:value="8.719925" calcext:value-type="float">
            <text:p>8.719925</text:p>
          </table:table-cell>
          <table:table-cell office:value-type="float" office:value="9.226913" calcext:value-type="float">
            <text:p>9.226913</text:p>
          </table:table-cell>
          <table:table-cell office:value-type="float" office:value="9.667838" calcext:value-type="float">
            <text:p>9.667838</text:p>
          </table:table-cell>
          <table:table-cell office:value-type="float" office:value="10.51042" calcext:value-type="float">
            <text:p>10.51042</text:p>
          </table:table-cell>
          <table:table-cell office:value-type="float" office:value="10.95218" calcext:value-type="float">
            <text:p>10.95218</text:p>
          </table:table-cell>
          <table:table-cell office:value-type="float" office:value="0" calcext:value-type="float">
            <text:p>0</text:p>
          </table:table-cell>
          <table:table-cell office:value-type="float" office:value="15.86763" calcext:value-type="float">
            <text:p>15.86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947" calcext:value-type="float">
            <text:p>1.0429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1.973842" calcext:value-type="float">
            <text:p>1.973842</text:p>
          </table:table-cell>
          <table:table-cell office:value-type="float" office:value="135.9969" calcext:value-type="float">
            <text:p>135.9969</text:p>
          </table:table-cell>
          <table:table-cell office:value-type="float" office:value="0" calcext:value-type="float">
            <text:p>0</text:p>
          </table:table-cell>
          <table:table-cell office:value-type="float" office:value="-0.4989521" calcext:value-type="float">
            <text:p>-0.4989521</text:p>
          </table:table-cell>
          <table:table-cell office:value-type="float" office:value="35.52861" calcext:value-type="float">
            <text:p>35.52861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3956" calcext:value-type="float">
            <text:p>0.000113956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3883202" calcext:value-type="float">
            <text:p>0.003883202</text:p>
          </table:table-cell>
          <table:table-cell office:value-type="float" office:value="1169.198" calcext:value-type="float">
            <text:p>1169.198</text:p>
          </table:table-cell>
          <table:table-cell office:value-type="float" office:value="1.729897" calcext:value-type="float">
            <text:p>1.729897</text:p>
          </table:table-cell>
          <table:table-cell office:value-type="float" office:value="0" calcext:value-type="float">
            <text:p>0</text:p>
          </table:table-cell>
          <table:table-cell office:value-type="float" office:value="0.6910893" calcext:value-type="float">
            <text:p>0.6910893</text:p>
          </table:table-cell>
          <table:table-cell office:value-type="float" office:value="0.03628931" calcext:value-type="float">
            <text:p>0.03628931</text:p>
          </table:table-cell>
          <table:table-cell office:value-type="float" office:value="0.01876602" calcext:value-type="float">
            <text:p>0.01876602</text:p>
          </table:table-cell>
          <table:table-cell office:value-type="float" office:value="0.008037288" calcext:value-type="float">
            <text:p>0.008037288</text:p>
          </table:table-cell>
          <table:table-cell office:value-type="float" office:value="0.007510063" calcext:value-type="float">
            <text:p>0.007510063</text:p>
          </table:table-cell>
          <table:table-cell office:value-type="float" office:value="0.004297659" calcext:value-type="float">
            <text:p>0.004297659</text:p>
          </table:table-cell>
          <table:table-cell office:value-type="float" office:value="0.004313216" calcext:value-type="float">
            <text:p>0.004313216</text:p>
          </table:table-cell>
          <table:table-cell office:value-type="float" office:value="0.05246535" calcext:value-type="float">
            <text:p>0.05246535</text:p>
          </table:table-cell>
          <table:table-cell office:value-type="float" office:value="0.108549" calcext:value-type="float">
            <text:p>0.108549</text:p>
          </table:table-cell>
          <table:table-cell office:value-type="float" office:value="0.1424769" calcext:value-type="float">
            <text:p>0.1424769</text:p>
          </table:table-cell>
          <table:table-cell office:value-type="float" office:value="0.1495292" calcext:value-type="float">
            <text:p>0.1495292</text:p>
          </table:table-cell>
          <table:table-cell office:value-type="float" office:value="0.1631026" calcext:value-type="float">
            <text:p>0.1631026</text:p>
          </table:table-cell>
          <table:table-cell office:value-type="float" office:value="0.1717388" calcext:value-type="float">
            <text:p>0.1717388</text:p>
          </table:table-cell>
          <table:table-cell office:value-type="float" office:value="0.1763465" calcext:value-type="float">
            <text:p>0.1763465</text:p>
          </table:table-cell>
          <table:table-cell office:value-type="float" office:value="0" calcext:value-type="float">
            <text:p>0</text:p>
          </table:table-cell>
          <table:table-cell office:value-type="float" office:value="19.38971" calcext:value-type="float">
            <text:p>19.38971</text:p>
          </table:table-cell>
          <table:table-cell office:value-type="float" office:value="16.90198" calcext:value-type="float">
            <text:p>16.90198</text:p>
          </table:table-cell>
          <table:table-cell office:value-type="float" office:value="24.68624" calcext:value-type="float">
            <text:p>24.68624</text:p>
          </table:table-cell>
          <table:table-cell office:value-type="float" office:value="5.700501" calcext:value-type="float">
            <text:p>5.700501</text:p>
          </table:table-cell>
          <table:table-cell office:value-type="float" office:value="4.546088" calcext:value-type="float">
            <text:p>4.546088</text:p>
          </table:table-cell>
          <table:table-cell office:value-type="float" office:value="2.209118" calcext:value-type="float">
            <text:p>2.209118</text:p>
          </table:table-cell>
          <table:table-cell office:value-type="float" office:value="2.294857" calcext:value-type="float">
            <text:p>2.294857</text:p>
          </table:table-cell>
          <table:table-cell office:value-type="float" office:value="5.201482" calcext:value-type="float">
            <text:p>5.201482</text:p>
          </table:table-cell>
          <table:table-cell office:value-type="float" office:value="8.362873" calcext:value-type="float">
            <text:p>8.362873</text:p>
          </table:table-cell>
          <table:table-cell office:value-type="float" office:value="8.722523" calcext:value-type="float">
            <text:p>8.722523</text:p>
          </table:table-cell>
          <table:table-cell office:value-type="float" office:value="9.230529" calcext:value-type="float">
            <text:p>9.230529</text:p>
          </table:table-cell>
          <table:table-cell office:value-type="float" office:value="9.672407" calcext:value-type="float">
            <text:p>9.672407</text:p>
          </table:table-cell>
          <table:table-cell office:value-type="float" office:value="10.51422" calcext:value-type="float">
            <text:p>10.51422</text:p>
          </table:table-cell>
          <table:table-cell office:value-type="float" office:value="10.95571" calcext:value-type="float">
            <text:p>10.95571</text:p>
          </table:table-cell>
          <table:table-cell office:value-type="float" office:value="0" calcext:value-type="float">
            <text:p>0</text:p>
          </table:table-cell>
          <table:table-cell office:value-type="float" office:value="14.48658" calcext:value-type="float">
            <text:p>14.48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6927" calcext:value-type="float">
            <text:p>1.0569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1.960119" calcext:value-type="float">
            <text:p>1.960119</text:p>
          </table:table-cell>
          <table:table-cell office:value-type="float" office:value="135.9934" calcext:value-type="float">
            <text:p>135.9934</text:p>
          </table:table-cell>
          <table:table-cell office:value-type="float" office:value="0" calcext:value-type="float">
            <text:p>0</text:p>
          </table:table-cell>
          <table:table-cell office:value-type="float" office:value="-0.5293295" calcext:value-type="float">
            <text:p>-0.5293295</text:p>
          </table:table-cell>
          <table:table-cell office:value-type="float" office:value="35.52892" calcext:value-type="float">
            <text:p>35.52892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53575" calcext:value-type="float">
            <text:p>0.000115357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02145" calcext:value-type="float">
            <text:p>0.00402145</text:p>
          </table:table-cell>
          <table:table-cell office:value-type="float" office:value="1169.184" calcext:value-type="float">
            <text:p>1169.184</text:p>
          </table:table-cell>
          <table:table-cell office:value-type="float" office:value="1.710739" calcext:value-type="float">
            <text:p>1.710739</text:p>
          </table:table-cell>
          <table:table-cell office:value-type="float" office:value="0" calcext:value-type="float">
            <text:p>0</text:p>
          </table:table-cell>
          <table:table-cell office:value-type="float" office:value="0.7166597" calcext:value-type="float">
            <text:p>0.7166597</text:p>
          </table:table-cell>
          <table:table-cell office:value-type="float" office:value="0.03959958" calcext:value-type="float">
            <text:p>0.03959958</text:p>
          </table:table-cell>
          <table:table-cell office:value-type="float" office:value="0.01943127" calcext:value-type="float">
            <text:p>0.01943127</text:p>
          </table:table-cell>
          <table:table-cell office:value-type="float" office:value="0.008387274" calcext:value-type="float">
            <text:p>0.008387274</text:p>
          </table:table-cell>
          <table:table-cell office:value-type="float" office:value="0.007769133" calcext:value-type="float">
            <text:p>0.007769133</text:p>
          </table:table-cell>
          <table:table-cell office:value-type="float" office:value="0.004354411" calcext:value-type="float">
            <text:p>0.004354411</text:p>
          </table:table-cell>
          <table:table-cell office:value-type="float" office:value="0.004331371" calcext:value-type="float">
            <text:p>0.004331371</text:p>
          </table:table-cell>
          <table:table-cell office:value-type="float" office:value="0.04974415" calcext:value-type="float">
            <text:p>0.04974415</text:p>
          </table:table-cell>
          <table:table-cell office:value-type="float" office:value="0.104792" calcext:value-type="float">
            <text:p>0.104792</text:p>
          </table:table-cell>
          <table:table-cell office:value-type="float" office:value="0.1433969" calcext:value-type="float">
            <text:p>0.1433969</text:p>
          </table:table-cell>
          <table:table-cell office:value-type="float" office:value="0.1420976" calcext:value-type="float">
            <text:p>0.1420976</text:p>
          </table:table-cell>
          <table:table-cell office:value-type="float" office:value="0.1631551" calcext:value-type="float">
            <text:p>0.1631551</text:p>
          </table:table-cell>
          <table:table-cell office:value-type="float" office:value="0.1717822" calcext:value-type="float">
            <text:p>0.1717822</text:p>
          </table:table-cell>
          <table:table-cell office:value-type="float" office:value="0.1763849" calcext:value-type="float">
            <text:p>0.1763849</text:p>
          </table:table-cell>
          <table:table-cell office:value-type="float" office:value="0" calcext:value-type="float">
            <text:p>0</text:p>
          </table:table-cell>
          <table:table-cell office:value-type="float" office:value="19.46309" calcext:value-type="float">
            <text:p>19.46309</text:p>
          </table:table-cell>
          <table:table-cell office:value-type="float" office:value="16.86452" calcext:value-type="float">
            <text:p>16.86452</text:p>
          </table:table-cell>
          <table:table-cell office:value-type="float" office:value="24.62032" calcext:value-type="float">
            <text:p>24.62032</text:p>
          </table:table-cell>
          <table:table-cell office:value-type="float" office:value="5.686716" calcext:value-type="float">
            <text:p>5.686716</text:p>
          </table:table-cell>
          <table:table-cell office:value-type="float" office:value="4.535176" calcext:value-type="float">
            <text:p>4.535176</text:p>
          </table:table-cell>
          <table:table-cell office:value-type="float" office:value="2.205551" calcext:value-type="float">
            <text:p>2.205551</text:p>
          </table:table-cell>
          <table:table-cell office:value-type="float" office:value="2.291022" calcext:value-type="float">
            <text:p>2.291022</text:p>
          </table:table-cell>
          <table:table-cell office:value-type="float" office:value="5.19836" calcext:value-type="float">
            <text:p>5.19836</text:p>
          </table:table-cell>
          <table:table-cell office:value-type="float" office:value="8.359208" calcext:value-type="float">
            <text:p>8.359208</text:p>
          </table:table-cell>
          <table:table-cell office:value-type="float" office:value="8.725452" calcext:value-type="float">
            <text:p>8.725452</text:p>
          </table:table-cell>
          <table:table-cell office:value-type="float" office:value="9.232382" calcext:value-type="float">
            <text:p>9.232382</text:p>
          </table:table-cell>
          <table:table-cell office:value-type="float" office:value="9.676986" calcext:value-type="float">
            <text:p>9.676986</text:p>
          </table:table-cell>
          <table:table-cell office:value-type="float" office:value="10.51802" calcext:value-type="float">
            <text:p>10.51802</text:p>
          </table:table-cell>
          <table:table-cell office:value-type="float" office:value="10.95925" calcext:value-type="float">
            <text:p>10.95925</text:p>
          </table:table-cell>
          <table:table-cell office:value-type="float" office:value="0" calcext:value-type="float">
            <text:p>0</text:p>
          </table:table-cell>
          <table:table-cell office:value-type="float" office:value="15.86817" calcext:value-type="float">
            <text:p>15.86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4108" calcext:value-type="float">
            <text:p>1.0741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1.945395" calcext:value-type="float">
            <text:p>1.945395</text:p>
          </table:table-cell>
          <table:table-cell office:value-type="float" office:value="135.9895" calcext:value-type="float">
            <text:p>135.9895</text:p>
          </table:table-cell>
          <table:table-cell office:value-type="float" office:value="0" calcext:value-type="float">
            <text:p>0</text:p>
          </table:table-cell>
          <table:table-cell office:value-type="float" office:value="-0.5623859" calcext:value-type="float">
            <text:p>-0.5623859</text:p>
          </table:table-cell>
          <table:table-cell office:value-type="float" office:value="35.52824" calcext:value-type="float">
            <text:p>35.52824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61627" calcext:value-type="float">
            <text:p>0.0001161627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111787" calcext:value-type="float">
            <text:p>0.004111787</text:p>
          </table:table-cell>
          <table:table-cell office:value-type="float" office:value="1169.17" calcext:value-type="float">
            <text:p>1169.17</text:p>
          </table:table-cell>
          <table:table-cell office:value-type="float" office:value="1.689155" calcext:value-type="float">
            <text:p>1.689155</text:p>
          </table:table-cell>
          <table:table-cell office:value-type="float" office:value="0" calcext:value-type="float">
            <text:p>0</text:p>
          </table:table-cell>
          <table:table-cell office:value-type="float" office:value="0.7771841" calcext:value-type="float">
            <text:p>0.7771841</text:p>
          </table:table-cell>
          <table:table-cell office:value-type="float" office:value="0.04727349" calcext:value-type="float">
            <text:p>0.04727349</text:p>
          </table:table-cell>
          <table:table-cell office:value-type="float" office:value="0.02077055" calcext:value-type="float">
            <text:p>0.02077055</text:p>
          </table:table-cell>
          <table:table-cell office:value-type="float" office:value="0.009058313" calcext:value-type="float">
            <text:p>0.009058313</text:p>
          </table:table-cell>
          <table:table-cell office:value-type="float" office:value="0.008338669" calcext:value-type="float">
            <text:p>0.008338669</text:p>
          </table:table-cell>
          <table:table-cell office:value-type="float" office:value="0.004469188" calcext:value-type="float">
            <text:p>0.004469188</text:p>
          </table:table-cell>
          <table:table-cell office:value-type="float" office:value="0.004365122" calcext:value-type="float">
            <text:p>0.004365122</text:p>
          </table:table-cell>
          <table:table-cell office:value-type="float" office:value="0.049865" calcext:value-type="float">
            <text:p>0.049865</text:p>
          </table:table-cell>
          <table:table-cell office:value-type="float" office:value="0.09592648" calcext:value-type="float">
            <text:p>0.09592648</text:p>
          </table:table-cell>
          <table:table-cell office:value-type="float" office:value="0.1435756" calcext:value-type="float">
            <text:p>0.1435756</text:p>
          </table:table-cell>
          <table:table-cell office:value-type="float" office:value="0.1365891" calcext:value-type="float">
            <text:p>0.1365891</text:p>
          </table:table-cell>
          <table:table-cell office:value-type="float" office:value="0.1631632" calcext:value-type="float">
            <text:p>0.1631632</text:p>
          </table:table-cell>
          <table:table-cell office:value-type="float" office:value="0.1718255" calcext:value-type="float">
            <text:p>0.1718255</text:p>
          </table:table-cell>
          <table:table-cell office:value-type="float" office:value="0.1764232" calcext:value-type="float">
            <text:p>0.1764232</text:p>
          </table:table-cell>
          <table:table-cell office:value-type="float" office:value="0" calcext:value-type="float">
            <text:p>0</text:p>
          </table:table-cell>
          <table:table-cell office:value-type="float" office:value="19.5395" calcext:value-type="float">
            <text:p>19.5395</text:p>
          </table:table-cell>
          <table:table-cell office:value-type="float" office:value="16.83163" calcext:value-type="float">
            <text:p>16.83163</text:p>
          </table:table-cell>
          <table:table-cell office:value-type="float" office:value="24.55764" calcext:value-type="float">
            <text:p>24.55764</text:p>
          </table:table-cell>
          <table:table-cell office:value-type="float" office:value="5.673537" calcext:value-type="float">
            <text:p>5.673537</text:p>
          </table:table-cell>
          <table:table-cell office:value-type="float" office:value="4.524709" calcext:value-type="float">
            <text:p>4.524709</text:p>
          </table:table-cell>
          <table:table-cell office:value-type="float" office:value="2.202059" calcext:value-type="float">
            <text:p>2.202059</text:p>
          </table:table-cell>
          <table:table-cell office:value-type="float" office:value="2.287228" calcext:value-type="float">
            <text:p>2.287228</text:p>
          </table:table-cell>
          <table:table-cell office:value-type="float" office:value="5.195166" calcext:value-type="float">
            <text:p>5.195166</text:p>
          </table:table-cell>
          <table:table-cell office:value-type="float" office:value="8.353871" calcext:value-type="float">
            <text:p>8.353871</text:p>
          </table:table-cell>
          <table:table-cell office:value-type="float" office:value="8.728483" calcext:value-type="float">
            <text:p>8.728483</text:p>
          </table:table-cell>
          <table:table-cell office:value-type="float" office:value="9.232555" calcext:value-type="float">
            <text:p>9.232555</text:p>
          </table:table-cell>
          <table:table-cell office:value-type="float" office:value="9.681552" calcext:value-type="float">
            <text:p>9.681552</text:p>
          </table:table-cell>
          <table:table-cell office:value-type="float" office:value="10.52182" calcext:value-type="float">
            <text:p>10.52182</text:p>
          </table:table-cell>
          <table:table-cell office:value-type="float" office:value="10.9628" calcext:value-type="float">
            <text:p>10.9628</text:p>
          </table:table-cell>
          <table:table-cell office:value-type="float" office:value="0" calcext:value-type="float">
            <text:p>0</text:p>
          </table:table-cell>
          <table:table-cell office:value-type="float" office:value="17.0167" calcext:value-type="float">
            <text:p>17.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2808" calcext:value-type="float">
            <text:p>1.0928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1.934556" calcext:value-type="float">
            <text:p>1.934556</text:p>
          </table:table-cell>
          <table:table-cell office:value-type="float" office:value="135.9846" calcext:value-type="float">
            <text:p>135.9846</text:p>
          </table:table-cell>
          <table:table-cell office:value-type="float" office:value="0" calcext:value-type="float">
            <text:p>0</text:p>
          </table:table-cell>
          <table:table-cell office:value-type="float" office:value="-0.5966638" calcext:value-type="float">
            <text:p>-0.5966638</text:p>
          </table:table-cell>
          <table:table-cell office:value-type="float" office:value="35.52672" calcext:value-type="float">
            <text:p>35.52672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62644" calcext:value-type="float">
            <text:p>0.0001162644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138804" calcext:value-type="float">
            <text:p>0.004138804</text:p>
          </table:table-cell>
          <table:table-cell office:value-type="float" office:value="1169.155" calcext:value-type="float">
            <text:p>1169.155</text:p>
          </table:table-cell>
          <table:table-cell office:value-type="float" office:value="1.673395" calcext:value-type="float">
            <text:p>1.673395</text:p>
          </table:table-cell>
          <table:table-cell office:value-type="float" office:value="0" calcext:value-type="float">
            <text:p>0</text:p>
          </table:table-cell>
          <table:table-cell office:value-type="float" office:value="0.6285733" calcext:value-type="float">
            <text:p>0.6285733</text:p>
          </table:table-cell>
          <table:table-cell office:value-type="float" office:value="0.04674361" calcext:value-type="float">
            <text:p>0.04674361</text:p>
          </table:table-cell>
          <table:table-cell office:value-type="float" office:value="0.0211937" calcext:value-type="float">
            <text:p>0.0211937</text:p>
          </table:table-cell>
          <table:table-cell office:value-type="float" office:value="0.009261552" calcext:value-type="float">
            <text:p>0.009261552</text:p>
          </table:table-cell>
          <table:table-cell office:value-type="float" office:value="0.008560937" calcext:value-type="float">
            <text:p>0.008560937</text:p>
          </table:table-cell>
          <table:table-cell office:value-type="float" office:value="0.004540363" calcext:value-type="float">
            <text:p>0.004540363</text:p>
          </table:table-cell>
          <table:table-cell office:value-type="float" office:value="0.004388953" calcext:value-type="float">
            <text:p>0.004388953</text:p>
          </table:table-cell>
          <table:table-cell office:value-type="float" office:value="0.04621131" calcext:value-type="float">
            <text:p>0.04621131</text:p>
          </table:table-cell>
          <table:table-cell office:value-type="float" office:value="0.09561068" calcext:value-type="float">
            <text:p>0.09561068</text:p>
          </table:table-cell>
          <table:table-cell office:value-type="float" office:value="0.1386015" calcext:value-type="float">
            <text:p>0.1386015</text:p>
          </table:table-cell>
          <table:table-cell office:value-type="float" office:value="0.1397406" calcext:value-type="float">
            <text:p>0.1397406</text:p>
          </table:table-cell>
          <table:table-cell office:value-type="float" office:value="0.1603522" calcext:value-type="float">
            <text:p>0.1603522</text:p>
          </table:table-cell>
          <table:table-cell office:value-type="float" office:value="0.1718677" calcext:value-type="float">
            <text:p>0.1718677</text:p>
          </table:table-cell>
          <table:table-cell office:value-type="float" office:value="0.1764616" calcext:value-type="float">
            <text:p>0.1764616</text:p>
          </table:table-cell>
          <table:table-cell office:value-type="float" office:value="0" calcext:value-type="float">
            <text:p>0</text:p>
          </table:table-cell>
          <table:table-cell office:value-type="float" office:value="19.61069" calcext:value-type="float">
            <text:p>19.61069</text:p>
          </table:table-cell>
          <table:table-cell office:value-type="float" office:value="16.80257" calcext:value-type="float">
            <text:p>16.80257</text:p>
          </table:table-cell>
          <table:table-cell office:value-type="float" office:value="24.49803" calcext:value-type="float">
            <text:p>24.49803</text:p>
          </table:table-cell>
          <table:table-cell office:value-type="float" office:value="5.660944" calcext:value-type="float">
            <text:p>5.660944</text:p>
          </table:table-cell>
          <table:table-cell office:value-type="float" office:value="4.514664" calcext:value-type="float">
            <text:p>4.514664</text:p>
          </table:table-cell>
          <table:table-cell office:value-type="float" office:value="2.198647" calcext:value-type="float">
            <text:p>2.198647</text:p>
          </table:table-cell>
          <table:table-cell office:value-type="float" office:value="2.283478" calcext:value-type="float">
            <text:p>2.283478</text:p>
          </table:table-cell>
          <table:table-cell office:value-type="float" office:value="5.191377" calcext:value-type="float">
            <text:p>5.191377</text:p>
          </table:table-cell>
          <table:table-cell office:value-type="float" office:value="8.34762" calcext:value-type="float">
            <text:p>8.34762</text:p>
          </table:table-cell>
          <table:table-cell office:value-type="float" office:value="8.731095" calcext:value-type="float">
            <text:p>8.731095</text:p>
          </table:table-cell>
          <table:table-cell office:value-type="float" office:value="9.232667" calcext:value-type="float">
            <text:p>9.232667</text:p>
          </table:table-cell>
          <table:table-cell office:value-type="float" office:value="9.685791" calcext:value-type="float">
            <text:p>9.685791</text:p>
          </table:table-cell>
          <table:table-cell office:value-type="float" office:value="10.52558" calcext:value-type="float">
            <text:p>10.52558</text:p>
          </table:table-cell>
          <table:table-cell office:value-type="float" office:value="10.96634" calcext:value-type="float">
            <text:p>10.96634</text:p>
          </table:table-cell>
          <table:table-cell office:value-type="float" office:value="0" calcext:value-type="float">
            <text:p>0</text:p>
          </table:table-cell>
          <table:table-cell office:value-type="float" office:value="13.30304" calcext:value-type="float">
            <text:p>13.3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8825" calcext:value-type="float">
            <text:p>1.1088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1.930878" calcext:value-type="float">
            <text:p>1.930878</text:p>
          </table:table-cell>
          <table:table-cell office:value-type="float" office:value="135.9806" calcext:value-type="float">
            <text:p>135.9806</text:p>
          </table:table-cell>
          <table:table-cell office:value-type="float" office:value="0" calcext:value-type="float">
            <text:p>0</text:p>
          </table:table-cell>
          <table:table-cell office:value-type="float" office:value="-0.6334352" calcext:value-type="float">
            <text:p>-0.6334352</text:p>
          </table:table-cell>
          <table:table-cell office:value-type="float" office:value="35.52423" calcext:value-type="float">
            <text:p>35.52423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63115" calcext:value-type="float">
            <text:p>0.000116311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159219" calcext:value-type="float">
            <text:p>0.004159219</text:p>
          </table:table-cell>
          <table:table-cell office:value-type="float" office:value="1169.134" calcext:value-type="float">
            <text:p>1169.134</text:p>
          </table:table-cell>
          <table:table-cell office:value-type="float" office:value="1.674382" calcext:value-type="float">
            <text:p>1.674382</text:p>
          </table:table-cell>
          <table:table-cell office:value-type="float" office:value="0" calcext:value-type="float">
            <text:p>0</text:p>
          </table:table-cell>
          <table:table-cell office:value-type="float" office:value="0.1824182" calcext:value-type="float">
            <text:p>0.1824182</text:p>
          </table:table-cell>
          <table:table-cell office:value-type="float" office:value="0.05447688" calcext:value-type="float">
            <text:p>0.05447688</text:p>
          </table:table-cell>
          <table:table-cell office:value-type="float" office:value="0.01939308" calcext:value-type="float">
            <text:p>0.01939308</text:p>
          </table:table-cell>
          <table:table-cell office:value-type="float" office:value="0.008566668" calcext:value-type="float">
            <text:p>0.008566668</text:p>
          </table:table-cell>
          <table:table-cell office:value-type="float" office:value="0.008084754" calcext:value-type="float">
            <text:p>0.008084754</text:p>
          </table:table-cell>
          <table:table-cell office:value-type="float" office:value="0.004491439" calcext:value-type="float">
            <text:p>0.004491439</text:p>
          </table:table-cell>
          <table:table-cell office:value-type="float" office:value="0.004380066" calcext:value-type="float">
            <text:p>0.004380066</text:p>
          </table:table-cell>
          <table:table-cell office:value-type="float" office:value="0.04396596" calcext:value-type="float">
            <text:p>0.04396596</text:p>
          </table:table-cell>
          <table:table-cell office:value-type="float" office:value="0.09754661" calcext:value-type="float">
            <text:p>0.09754661</text:p>
          </table:table-cell>
          <table:table-cell office:value-type="float" office:value="0.1331521" calcext:value-type="float">
            <text:p>0.1331521</text:p>
          </table:table-cell>
          <table:table-cell office:value-type="float" office:value="0.1431413" calcext:value-type="float">
            <text:p>0.1431413</text:p>
          </table:table-cell>
          <table:table-cell office:value-type="float" office:value="0.1546965" calcext:value-type="float">
            <text:p>0.1546965</text:p>
          </table:table-cell>
          <table:table-cell office:value-type="float" office:value="0.1719083" calcext:value-type="float">
            <text:p>0.1719083</text:p>
          </table:table-cell>
          <table:table-cell office:value-type="float" office:value="0.1764999" calcext:value-type="float">
            <text:p>0.1764999</text:p>
          </table:table-cell>
          <table:table-cell office:value-type="float" office:value="0" calcext:value-type="float">
            <text:p>0</text:p>
          </table:table-cell>
          <table:table-cell office:value-type="float" office:value="19.69063" calcext:value-type="float">
            <text:p>19.69063</text:p>
          </table:table-cell>
          <table:table-cell office:value-type="float" office:value="16.77397" calcext:value-type="float">
            <text:p>16.77397</text:p>
          </table:table-cell>
          <table:table-cell office:value-type="float" office:value="24.44014" calcext:value-type="float">
            <text:p>24.44014</text:p>
          </table:table-cell>
          <table:table-cell office:value-type="float" office:value="5.648572" calcext:value-type="float">
            <text:p>5.648572</text:p>
          </table:table-cell>
          <table:table-cell office:value-type="float" office:value="4.504787" calcext:value-type="float">
            <text:p>4.504787</text:p>
          </table:table-cell>
          <table:table-cell office:value-type="float" office:value="2.195295" calcext:value-type="float">
            <text:p>2.195295</text:p>
          </table:table-cell>
          <table:table-cell office:value-type="float" office:value="2.279762" calcext:value-type="float">
            <text:p>2.279762</text:p>
          </table:table-cell>
          <table:table-cell office:value-type="float" office:value="5.186918" calcext:value-type="float">
            <text:p>5.186918</text:p>
          </table:table-cell>
          <table:table-cell office:value-type="float" office:value="8.341821" calcext:value-type="float">
            <text:p>8.341821</text:p>
          </table:table-cell>
          <table:table-cell office:value-type="float" office:value="8.732271" calcext:value-type="float">
            <text:p>8.732271</text:p>
          </table:table-cell>
          <table:table-cell office:value-type="float" office:value="9.233668" calcext:value-type="float">
            <text:p>9.233668</text:p>
          </table:table-cell>
          <table:table-cell office:value-type="float" office:value="9.68887" calcext:value-type="float">
            <text:p>9.68887</text:p>
          </table:table-cell>
          <table:table-cell office:value-type="float" office:value="10.5293" calcext:value-type="float">
            <text:p>10.5293</text:p>
          </table:table-cell>
          <table:table-cell office:value-type="float" office:value="10.96987" calcext:value-type="float">
            <text:p>10.96987</text:p>
          </table:table-cell>
          <table:table-cell office:value-type="float" office:value="0" calcext:value-type="float">
            <text:p>0</text:p>
          </table:table-cell>
          <table:table-cell office:value-type="float" office:value="0.5999504" calcext:value-type="float">
            <text:p>0.599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6673" calcext:value-type="float">
            <text:p>1.1166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1.923517" calcext:value-type="float">
            <text:p>1.923517</text:p>
          </table:table-cell>
          <table:table-cell office:value-type="float" office:value="135.9821" calcext:value-type="float">
            <text:p>135.9821</text:p>
          </table:table-cell>
          <table:table-cell office:value-type="float" office:value="0" calcext:value-type="float">
            <text:p>0</text:p>
          </table:table-cell>
          <table:table-cell office:value-type="float" office:value="-0.6710555" calcext:value-type="float">
            <text:p>-0.6710555</text:p>
          </table:table-cell>
          <table:table-cell office:value-type="float" office:value="35.51856" calcext:value-type="float">
            <text:p>35.51856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0181" calcext:value-type="float">
            <text:p>0.0001170181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33077" calcext:value-type="float">
            <text:p>0.004233077</text:p>
          </table:table-cell>
          <table:table-cell office:value-type="float" office:value="1169.111" calcext:value-type="float">
            <text:p>1169.111</text:p>
          </table:table-cell>
          <table:table-cell office:value-type="float" office:value="1.699988" calcext:value-type="float">
            <text:p>1.699988</text:p>
          </table:table-cell>
          <table:table-cell office:value-type="float" office:value="0" calcext:value-type="float">
            <text:p>0</text:p>
          </table:table-cell>
          <table:table-cell office:value-type="float" office:value="0.004098261" calcext:value-type="float">
            <text:p>0.004098261</text:p>
          </table:table-cell>
          <table:table-cell office:value-type="float" office:value="0.01485918" calcext:value-type="float">
            <text:p>0.01485918</text:p>
          </table:table-cell>
          <table:table-cell office:value-type="float" office:value="0.02054906" calcext:value-type="float">
            <text:p>0.02054906</text:p>
          </table:table-cell>
          <table:table-cell office:value-type="float" office:value="0.009016284" calcext:value-type="float">
            <text:p>0.009016284</text:p>
          </table:table-cell>
          <table:table-cell office:value-type="float" office:value="0.008505972" calcext:value-type="float">
            <text:p>0.008505972</text:p>
          </table:table-cell>
          <table:table-cell office:value-type="float" office:value="0.004557666" calcext:value-type="float">
            <text:p>0.004557666</text:p>
          </table:table-cell>
          <table:table-cell office:value-type="float" office:value="0.004286266" calcext:value-type="float">
            <text:p>0.004286266</text:p>
          </table:table-cell>
          <table:table-cell office:value-type="float" office:value="0.04209829" calcext:value-type="float">
            <text:p>0.04209829</text:p>
          </table:table-cell>
          <table:table-cell office:value-type="float" office:value="0.09103069" calcext:value-type="float">
            <text:p>0.09103069</text:p>
          </table:table-cell>
          <table:table-cell office:value-type="float" office:value="0.1296182" calcext:value-type="float">
            <text:p>0.1296182</text:p>
          </table:table-cell>
          <table:table-cell office:value-type="float" office:value="0.1449403" calcext:value-type="float">
            <text:p>0.1449403</text:p>
          </table:table-cell>
          <table:table-cell office:value-type="float" office:value="0.1482885" calcext:value-type="float">
            <text:p>0.1482885</text:p>
          </table:table-cell>
          <table:table-cell office:value-type="float" office:value="0.1719444" calcext:value-type="float">
            <text:p>0.1719444</text:p>
          </table:table-cell>
          <table:table-cell office:value-type="float" office:value="0.1765382" calcext:value-type="float">
            <text:p>0.1765382</text:p>
          </table:table-cell>
          <table:table-cell office:value-type="float" office:value="0" calcext:value-type="float">
            <text:p>0</text:p>
          </table:table-cell>
          <table:table-cell office:value-type="float" office:value="19.63154" calcext:value-type="float">
            <text:p>19.63154</text:p>
          </table:table-cell>
          <table:table-cell office:value-type="float" office:value="16.7376" calcext:value-type="float">
            <text:p>16.7376</text:p>
          </table:table-cell>
          <table:table-cell office:value-type="float" office:value="24.38325" calcext:value-type="float">
            <text:p>24.38325</text:p>
          </table:table-cell>
          <table:table-cell office:value-type="float" office:value="5.636319" calcext:value-type="float">
            <text:p>5.636319</text:p>
          </table:table-cell>
          <table:table-cell office:value-type="float" office:value="4.494939" calcext:value-type="float">
            <text:p>4.494939</text:p>
          </table:table-cell>
          <table:table-cell office:value-type="float" office:value="2.191963" calcext:value-type="float">
            <text:p>2.191963</text:p>
          </table:table-cell>
          <table:table-cell office:value-type="float" office:value="2.276057" calcext:value-type="float">
            <text:p>2.276057</text:p>
          </table:table-cell>
          <table:table-cell office:value-type="float" office:value="5.182023" calcext:value-type="float">
            <text:p>5.182023</text:p>
          </table:table-cell>
          <table:table-cell office:value-type="float" office:value="8.335609" calcext:value-type="float">
            <text:p>8.335609</text:p>
          </table:table-cell>
          <table:table-cell office:value-type="float" office:value="8.732519" calcext:value-type="float">
            <text:p>8.732519</text:p>
          </table:table-cell>
          <table:table-cell office:value-type="float" office:value="9.235284" calcext:value-type="float">
            <text:p>9.235284</text:p>
          </table:table-cell>
          <table:table-cell office:value-type="float" office:value="9.690423" calcext:value-type="float">
            <text:p>9.690423</text:p>
          </table:table-cell>
          <table:table-cell office:value-type="float" office:value="10.53303" calcext:value-type="float">
            <text:p>10.53303</text:p>
          </table:table-cell>
          <table:table-cell office:value-type="float" office:value="10.97335" calcext:value-type="float">
            <text:p>10.97335</text:p>
          </table:table-cell>
          <table:table-cell office:value-type="float" office:value="0" calcext:value-type="float">
            <text:p>0</text:p>
          </table:table-cell>
          <table:table-cell office:value-type="float" office:value="0.07926624" calcext:value-type="float">
            <text:p>0.07926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289" calcext:value-type="float">
            <text:p>1.122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1.910845" calcext:value-type="float">
            <text:p>1.910845</text:p>
          </table:table-cell>
          <table:table-cell office:value-type="float" office:value="135.9854" calcext:value-type="float">
            <text:p>135.9854</text:p>
          </table:table-cell>
          <table:table-cell office:value-type="float" office:value="0" calcext:value-type="float">
            <text:p>0</text:p>
          </table:table-cell>
          <table:table-cell office:value-type="float" office:value="-0.7117779" calcext:value-type="float">
            <text:p>-0.7117779</text:p>
          </table:table-cell>
          <table:table-cell office:value-type="float" office:value="35.51036" calcext:value-type="float">
            <text:p>35.51036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0419" calcext:value-type="float">
            <text:p>0.0001170419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43691" calcext:value-type="float">
            <text:p>0.004243691</text:p>
          </table:table-cell>
          <table:table-cell office:value-type="float" office:value="1169.089" calcext:value-type="float">
            <text:p>1169.089</text:p>
          </table:table-cell>
          <table:table-cell office:value-type="float" office:value="1.722402" calcext:value-type="float">
            <text:p>1.722402</text:p>
          </table:table-cell>
          <table:table-cell office:value-type="float" office:value="0" calcext:value-type="float">
            <text:p>0</text:p>
          </table:table-cell>
          <table:table-cell office:value-type="float" office:value="0.01242223" calcext:value-type="float">
            <text:p>0.01242223</text:p>
          </table:table-cell>
          <table:table-cell office:value-type="float" office:value="0.01870419" calcext:value-type="float">
            <text:p>0.01870419</text:p>
          </table:table-cell>
          <table:table-cell office:value-type="float" office:value="0.02070167" calcext:value-type="float">
            <text:p>0.02070167</text:p>
          </table:table-cell>
          <table:table-cell office:value-type="float" office:value="0.009305119" calcext:value-type="float">
            <text:p>0.009305119</text:p>
          </table:table-cell>
          <table:table-cell office:value-type="float" office:value="0.008641141" calcext:value-type="float">
            <text:p>0.008641141</text:p>
          </table:table-cell>
          <table:table-cell office:value-type="float" office:value="0.004605465" calcext:value-type="float">
            <text:p>0.004605465</text:p>
          </table:table-cell>
          <table:table-cell office:value-type="float" office:value="0.004370245" calcext:value-type="float">
            <text:p>0.004370245</text:p>
          </table:table-cell>
          <table:table-cell office:value-type="float" office:value="0.03878218" calcext:value-type="float">
            <text:p>0.03878218</text:p>
          </table:table-cell>
          <table:table-cell office:value-type="float" office:value="0.08540817" calcext:value-type="float">
            <text:p>0.08540817</text:p>
          </table:table-cell>
          <table:table-cell office:value-type="float" office:value="0.1267693" calcext:value-type="float">
            <text:p>0.1267693</text:p>
          </table:table-cell>
          <table:table-cell office:value-type="float" office:value="0.1452417" calcext:value-type="float">
            <text:p>0.1452417</text:p>
          </table:table-cell>
          <table:table-cell office:value-type="float" office:value="0.142346" calcext:value-type="float">
            <text:p>0.142346</text:p>
          </table:table-cell>
          <table:table-cell office:value-type="float" office:value="0.1719849" calcext:value-type="float">
            <text:p>0.1719849</text:p>
          </table:table-cell>
          <table:table-cell office:value-type="float" office:value="0.1765762" calcext:value-type="float">
            <text:p>0.1765762</text:p>
          </table:table-cell>
          <table:table-cell office:value-type="float" office:value="0" calcext:value-type="float">
            <text:p>0</text:p>
          </table:table-cell>
          <table:table-cell office:value-type="float" office:value="19.57816" calcext:value-type="float">
            <text:p>19.57816</text:p>
          </table:table-cell>
          <table:table-cell office:value-type="float" office:value="16.68894" calcext:value-type="float">
            <text:p>16.68894</text:p>
          </table:table-cell>
          <table:table-cell office:value-type="float" office:value="24.32674" calcext:value-type="float">
            <text:p>24.32674</text:p>
          </table:table-cell>
          <table:table-cell office:value-type="float" office:value="5.624274" calcext:value-type="float">
            <text:p>5.624274</text:p>
          </table:table-cell>
          <table:table-cell office:value-type="float" office:value="4.485316" calcext:value-type="float">
            <text:p>4.485316</text:p>
          </table:table-cell>
          <table:table-cell office:value-type="float" office:value="2.188673" calcext:value-type="float">
            <text:p>2.188673</text:p>
          </table:table-cell>
          <table:table-cell office:value-type="float" office:value="2.272291" calcext:value-type="float">
            <text:p>2.272291</text:p>
          </table:table-cell>
          <table:table-cell office:value-type="float" office:value="5.176567" calcext:value-type="float">
            <text:p>5.176567</text:p>
          </table:table-cell>
          <table:table-cell office:value-type="float" office:value="8.327947" calcext:value-type="float">
            <text:p>8.327947</text:p>
          </table:table-cell>
          <table:table-cell office:value-type="float" office:value="8.732088" calcext:value-type="float">
            <text:p>8.732088</text:p>
          </table:table-cell>
          <table:table-cell office:value-type="float" office:value="9.237109" calcext:value-type="float">
            <text:p>9.237109</text:p>
          </table:table-cell>
          <table:table-cell office:value-type="float" office:value="9.69047" calcext:value-type="float">
            <text:p>9.69047</text:p>
          </table:table-cell>
          <table:table-cell office:value-type="float" office:value="10.53675" calcext:value-type="float">
            <text:p>10.53675</text:p>
          </table:table-cell>
          <table:table-cell office:value-type="float" office:value="10.97677" calcext:value-type="float">
            <text:p>10.97677</text:p>
          </table:table-cell>
          <table:table-cell office:value-type="float" office:value="0" calcext:value-type="float">
            <text:p>0</text:p>
          </table:table-cell>
          <table:table-cell office:value-type="float" office:value="0.005734865" calcext:value-type="float">
            <text:p>0.005734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2357" calcext:value-type="float">
            <text:p>1.13235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1.899987" calcext:value-type="float">
            <text:p>1.899987</text:p>
          </table:table-cell>
          <table:table-cell office:value-type="float" office:value="135.9875" calcext:value-type="float">
            <text:p>135.9875</text:p>
          </table:table-cell>
          <table:table-cell office:value-type="float" office:value="0" calcext:value-type="float">
            <text:p>0</text:p>
          </table:table-cell>
          <table:table-cell office:value-type="float" office:value="-0.7540433" calcext:value-type="float">
            <text:p>-0.7540433</text:p>
          </table:table-cell>
          <table:table-cell office:value-type="float" office:value="35.50067" calcext:value-type="float">
            <text:p>35.50067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6226" calcext:value-type="float">
            <text:p>0.0001176226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53935" calcext:value-type="float">
            <text:p>0.004253935</text:p>
          </table:table-cell>
          <table:table-cell office:value-type="float" office:value="1169.067" calcext:value-type="float">
            <text:p>1169.067</text:p>
          </table:table-cell>
          <table:table-cell office:value-type="float" office:value="1.734677" calcext:value-type="float">
            <text:p>1.734677</text:p>
          </table:table-cell>
          <table:table-cell office:value-type="float" office:value="0" calcext:value-type="float">
            <text:p>0</text:p>
          </table:table-cell>
          <table:table-cell office:value-type="float" office:value="0.006727132" calcext:value-type="float">
            <text:p>0.006727132</text:p>
          </table:table-cell>
          <table:table-cell office:value-type="float" office:value="0.01737478" calcext:value-type="float">
            <text:p>0.01737478</text:p>
          </table:table-cell>
          <table:table-cell office:value-type="float" office:value="0.01894042" calcext:value-type="float">
            <text:p>0.01894042</text:p>
          </table:table-cell>
          <table:table-cell office:value-type="float" office:value="0.008509048" calcext:value-type="float">
            <text:p>0.008509048</text:p>
          </table:table-cell>
          <table:table-cell office:value-type="float" office:value="0.007990941" calcext:value-type="float">
            <text:p>0.007990941</text:p>
          </table:table-cell>
          <table:table-cell office:value-type="float" office:value="0.004489191" calcext:value-type="float">
            <text:p>0.004489191</text:p>
          </table:table-cell>
          <table:table-cell office:value-type="float" office:value="0.004355938" calcext:value-type="float">
            <text:p>0.004355938</text:p>
          </table:table-cell>
          <table:table-cell office:value-type="float" office:value="0.03426725" calcext:value-type="float">
            <text:p>0.03426725</text:p>
          </table:table-cell>
          <table:table-cell office:value-type="float" office:value="0.08383506" calcext:value-type="float">
            <text:p>0.08383506</text:p>
          </table:table-cell>
          <table:table-cell office:value-type="float" office:value="0.124097" calcext:value-type="float">
            <text:p>0.124097</text:p>
          </table:table-cell>
          <table:table-cell office:value-type="float" office:value="0.1450765" calcext:value-type="float">
            <text:p>0.1450765</text:p>
          </table:table-cell>
          <table:table-cell office:value-type="float" office:value="0.1376997" calcext:value-type="float">
            <text:p>0.1376997</text:p>
          </table:table-cell>
          <table:table-cell office:value-type="float" office:value="0.1720253" calcext:value-type="float">
            <text:p>0.1720253</text:p>
          </table:table-cell>
          <table:table-cell office:value-type="float" office:value="0.1766141" calcext:value-type="float">
            <text:p>0.1766141</text:p>
          </table:table-cell>
          <table:table-cell office:value-type="float" office:value="0" calcext:value-type="float">
            <text:p>0</text:p>
          </table:table-cell>
          <table:table-cell office:value-type="float" office:value="19.53191" calcext:value-type="float">
            <text:p>19.53191</text:p>
          </table:table-cell>
          <table:table-cell office:value-type="float" office:value="16.64795" calcext:value-type="float">
            <text:p>16.64795</text:p>
          </table:table-cell>
          <table:table-cell office:value-type="float" office:value="24.26908" calcext:value-type="float">
            <text:p>24.26908</text:p>
          </table:table-cell>
          <table:table-cell office:value-type="float" office:value="5.612283" calcext:value-type="float">
            <text:p>5.612283</text:p>
          </table:table-cell>
          <table:table-cell office:value-type="float" office:value="4.475677" calcext:value-type="float">
            <text:p>4.475677</text:p>
          </table:table-cell>
          <table:table-cell office:value-type="float" office:value="2.185408" calcext:value-type="float">
            <text:p>2.185408</text:p>
          </table:table-cell>
          <table:table-cell office:value-type="float" office:value="2.268605" calcext:value-type="float">
            <text:p>2.268605</text:p>
          </table:table-cell>
          <table:table-cell office:value-type="float" office:value="5.170145" calcext:value-type="float">
            <text:p>5.170145</text:p>
          </table:table-cell>
          <table:table-cell office:value-type="float" office:value="8.31943" calcext:value-type="float">
            <text:p>8.31943</text:p>
          </table:table-cell>
          <table:table-cell office:value-type="float" office:value="8.73109" calcext:value-type="float">
            <text:p>8.73109</text:p>
          </table:table-cell>
          <table:table-cell office:value-type="float" office:value="9.238913" calcext:value-type="float">
            <text:p>9.238913</text:p>
          </table:table-cell>
          <table:table-cell office:value-type="float" office:value="9.689243" calcext:value-type="float">
            <text:p>9.689243</text:p>
          </table:table-cell>
          <table:table-cell office:value-type="float" office:value="10.54047" calcext:value-type="float">
            <text:p>10.54047</text:p>
          </table:table-cell>
          <table:table-cell office:value-type="float" office:value="10.98018" calcext:value-type="float">
            <text:p>10.98018</text:p>
          </table:table-cell>
          <table:table-cell office:value-type="float" office:value="0" calcext:value-type="float">
            <text:p>0</text:p>
          </table:table-cell>
          <table:table-cell office:value-type="float" office:value="0.03139955" calcext:value-type="float">
            <text:p>0.03139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1182" calcext:value-type="float">
            <text:p>1.1411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1.890453" calcext:value-type="float">
            <text:p>1.890453</text:p>
          </table:table-cell>
          <table:table-cell office:value-type="float" office:value="135.9888" calcext:value-type="float">
            <text:p>135.9888</text:p>
          </table:table-cell>
          <table:table-cell office:value-type="float" office:value="0" calcext:value-type="float">
            <text:p>0</text:p>
          </table:table-cell>
          <table:table-cell office:value-type="float" office:value="-0.7973484" calcext:value-type="float">
            <text:p>-0.7973484</text:p>
          </table:table-cell>
          <table:table-cell office:value-type="float" office:value="35.48959" calcext:value-type="float">
            <text:p>35.48959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6441" calcext:value-type="float">
            <text:p>0.0001176441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63526" calcext:value-type="float">
            <text:p>0.004263526</text:p>
          </table:table-cell>
          <table:table-cell office:value-type="float" office:value="1169.043" calcext:value-type="float">
            <text:p>1169.043</text:p>
          </table:table-cell>
          <table:table-cell office:value-type="float" office:value="1.742964" calcext:value-type="float">
            <text:p>1.742964</text:p>
          </table:table-cell>
          <table:table-cell office:value-type="float" office:value="0" calcext:value-type="float">
            <text:p>0</text:p>
          </table:table-cell>
          <table:table-cell office:value-type="float" office:value="0.009555314" calcext:value-type="float">
            <text:p>0.009555314</text:p>
          </table:table-cell>
          <table:table-cell office:value-type="float" office:value="0.01649424" calcext:value-type="float">
            <text:p>0.01649424</text:p>
          </table:table-cell>
          <table:table-cell office:value-type="float" office:value="0.01805554" calcext:value-type="float">
            <text:p>0.01805554</text:p>
          </table:table-cell>
          <table:table-cell office:value-type="float" office:value="0.008083727" calcext:value-type="float">
            <text:p>0.008083727</text:p>
          </table:table-cell>
          <table:table-cell office:value-type="float" office:value="0.007666454" calcext:value-type="float">
            <text:p>0.007666454</text:p>
          </table:table-cell>
          <table:table-cell office:value-type="float" office:value="0.004410534" calcext:value-type="float">
            <text:p>0.004410534</text:p>
          </table:table-cell>
          <table:table-cell office:value-type="float" office:value="0.004332808" calcext:value-type="float">
            <text:p>0.004332808</text:p>
          </table:table-cell>
          <table:table-cell office:value-type="float" office:value="0.03027807" calcext:value-type="float">
            <text:p>0.03027807</text:p>
          </table:table-cell>
          <table:table-cell office:value-type="float" office:value="0.07993811" calcext:value-type="float">
            <text:p>0.07993811</text:p>
          </table:table-cell>
          <table:table-cell office:value-type="float" office:value="0.1190079" calcext:value-type="float">
            <text:p>0.1190079</text:p>
          </table:table-cell>
          <table:table-cell office:value-type="float" office:value="0.1447459" calcext:value-type="float">
            <text:p>0.1447459</text:p>
          </table:table-cell>
          <table:table-cell office:value-type="float" office:value="0.137575" calcext:value-type="float">
            <text:p>0.137575</text:p>
          </table:table-cell>
          <table:table-cell office:value-type="float" office:value="0.1720661" calcext:value-type="float">
            <text:p>0.1720661</text:p>
          </table:table-cell>
          <table:table-cell office:value-type="float" office:value="0.1766517" calcext:value-type="float">
            <text:p>0.1766517</text:p>
          </table:table-cell>
          <table:table-cell office:value-type="float" office:value="0" calcext:value-type="float">
            <text:p>0</text:p>
          </table:table-cell>
          <table:table-cell office:value-type="float" office:value="19.48602" calcext:value-type="float">
            <text:p>19.48602</text:p>
          </table:table-cell>
          <table:table-cell office:value-type="float" office:value="16.60843" calcext:value-type="float">
            <text:p>16.60843</text:p>
          </table:table-cell>
          <table:table-cell office:value-type="float" office:value="24.21054" calcext:value-type="float">
            <text:p>24.21054</text:p>
          </table:table-cell>
          <table:table-cell office:value-type="float" office:value="5.600177" calcext:value-type="float">
            <text:p>5.600177</text:p>
          </table:table-cell>
          <table:table-cell office:value-type="float" office:value="4.465905" calcext:value-type="float">
            <text:p>4.465905</text:p>
          </table:table-cell>
          <table:table-cell office:value-type="float" office:value="2.182138" calcext:value-type="float">
            <text:p>2.182138</text:p>
          </table:table-cell>
          <table:table-cell office:value-type="float" office:value="2.264953" calcext:value-type="float">
            <text:p>2.264953</text:p>
          </table:table-cell>
          <table:table-cell office:value-type="float" office:value="5.162736" calcext:value-type="float">
            <text:p>5.162736</text:p>
          </table:table-cell>
          <table:table-cell office:value-type="float" office:value="8.310589" calcext:value-type="float">
            <text:p>8.310589</text:p>
          </table:table-cell>
          <table:table-cell office:value-type="float" office:value="8.729217" calcext:value-type="float">
            <text:p>8.729217</text:p>
          </table:table-cell>
          <table:table-cell office:value-type="float" office:value="9.240654" calcext:value-type="float">
            <text:p>9.240654</text:p>
          </table:table-cell>
          <table:table-cell office:value-type="float" office:value="9.687402" calcext:value-type="float">
            <text:p>9.687402</text:p>
          </table:table-cell>
          <table:table-cell office:value-type="float" office:value="10.54419" calcext:value-type="float">
            <text:p>10.54419</text:p>
          </table:table-cell>
          <table:table-cell office:value-type="float" office:value="10.98359" calcext:value-type="float">
            <text:p>10.98359</text:p>
          </table:table-cell>
          <table:table-cell office:value-type="float" office:value="0" calcext:value-type="float">
            <text:p>0</text:p>
          </table:table-cell>
          <table:table-cell office:value-type="float" office:value="0.004233235" calcext:value-type="float">
            <text:p>0.004233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9419" calcext:value-type="float">
            <text:p>1.1494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1.883557" calcext:value-type="float">
            <text:p>1.883557</text:p>
          </table:table-cell>
          <table:table-cell office:value-type="float" office:value="135.9902" calcext:value-type="float">
            <text:p>135.9902</text:p>
          </table:table-cell>
          <table:table-cell office:value-type="float" office:value="0" calcext:value-type="float">
            <text:p>0</text:p>
          </table:table-cell>
          <table:table-cell office:value-type="float" office:value="-0.8409626" calcext:value-type="float">
            <text:p>-0.8409626</text:p>
          </table:table-cell>
          <table:table-cell office:value-type="float" office:value="35.47679" calcext:value-type="float">
            <text:p>35.47679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6656" calcext:value-type="float">
            <text:p>0.0001176656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72505" calcext:value-type="float">
            <text:p>0.004272505</text:p>
          </table:table-cell>
          <table:table-cell office:value-type="float" office:value="1169.018" calcext:value-type="float">
            <text:p>1169.018</text:p>
          </table:table-cell>
          <table:table-cell office:value-type="float" office:value="1.749751" calcext:value-type="float">
            <text:p>1.749751</text:p>
          </table:table-cell>
          <table:table-cell office:value-type="float" office:value="0" calcext:value-type="float">
            <text:p>0</text:p>
          </table:table-cell>
          <table:table-cell office:value-type="float" office:value="0.005592735" calcext:value-type="float">
            <text:p>0.005592735</text:p>
          </table:table-cell>
          <table:table-cell office:value-type="float" office:value="0.01139045" calcext:value-type="float">
            <text:p>0.01139045</text:p>
          </table:table-cell>
          <table:table-cell office:value-type="float" office:value="0.01703417" calcext:value-type="float">
            <text:p>0.01703417</text:p>
          </table:table-cell>
          <table:table-cell office:value-type="float" office:value="0.007517859" calcext:value-type="float">
            <text:p>0.007517859</text:p>
          </table:table-cell>
          <table:table-cell office:value-type="float" office:value="0.00714277" calcext:value-type="float">
            <text:p>0.00714277</text:p>
          </table:table-cell>
          <table:table-cell office:value-type="float" office:value="0.004284145" calcext:value-type="float">
            <text:p>0.004284145</text:p>
          </table:table-cell>
          <table:table-cell office:value-type="float" office:value="0.004286066" calcext:value-type="float">
            <text:p>0.004286066</text:p>
          </table:table-cell>
          <table:table-cell office:value-type="float" office:value="0.02723562" calcext:value-type="float">
            <text:p>0.02723562</text:p>
          </table:table-cell>
          <table:table-cell office:value-type="float" office:value="0.07386319" calcext:value-type="float">
            <text:p>0.07386319</text:p>
          </table:table-cell>
          <table:table-cell office:value-type="float" office:value="0.1150249" calcext:value-type="float">
            <text:p>0.1150249</text:p>
          </table:table-cell>
          <table:table-cell office:value-type="float" office:value="0.1396755" calcext:value-type="float">
            <text:p>0.1396755</text:p>
          </table:table-cell>
          <table:table-cell office:value-type="float" office:value="0.1415054" calcext:value-type="float">
            <text:p>0.1415054</text:p>
          </table:table-cell>
          <table:table-cell office:value-type="float" office:value="0.1721082" calcext:value-type="float">
            <text:p>0.1721082</text:p>
          </table:table-cell>
          <table:table-cell office:value-type="float" office:value="0.1766892" calcext:value-type="float">
            <text:p>0.1766892</text:p>
          </table:table-cell>
          <table:table-cell office:value-type="float" office:value="0" calcext:value-type="float">
            <text:p>0</text:p>
          </table:table-cell>
          <table:table-cell office:value-type="float" office:value="19.42632" calcext:value-type="float">
            <text:p>19.42632</text:p>
          </table:table-cell>
          <table:table-cell office:value-type="float" office:value="16.56121" calcext:value-type="float">
            <text:p>16.56121</text:p>
          </table:table-cell>
          <table:table-cell office:value-type="float" office:value="24.1519" calcext:value-type="float">
            <text:p>24.1519</text:p>
          </table:table-cell>
          <table:table-cell office:value-type="float" office:value="5.587926" calcext:value-type="float">
            <text:p>5.587926</text:p>
          </table:table-cell>
          <table:table-cell office:value-type="float" office:value="4.45607" calcext:value-type="float">
            <text:p>4.45607</text:p>
          </table:table-cell>
          <table:table-cell office:value-type="float" office:value="2.178864" calcext:value-type="float">
            <text:p>2.178864</text:p>
          </table:table-cell>
          <table:table-cell office:value-type="float" office:value="2.261311" calcext:value-type="float">
            <text:p>2.261311</text:p>
          </table:table-cell>
          <table:table-cell office:value-type="float" office:value="5.154499" calcext:value-type="float">
            <text:p>5.154499</text:p>
          </table:table-cell>
          <table:table-cell office:value-type="float" office:value="8.300741" calcext:value-type="float">
            <text:p>8.300741</text:p>
          </table:table-cell>
          <table:table-cell office:value-type="float" office:value="8.726201" calcext:value-type="float">
            <text:p>8.726201</text:p>
          </table:table-cell>
          <table:table-cell office:value-type="float" office:value="9.242005" calcext:value-type="float">
            <text:p>9.242005</text:p>
          </table:table-cell>
          <table:table-cell office:value-type="float" office:value="9.686193" calcext:value-type="float">
            <text:p>9.686193</text:p>
          </table:table-cell>
          <table:table-cell office:value-type="float" office:value="10.54791" calcext:value-type="float">
            <text:p>10.54791</text:p>
          </table:table-cell>
          <table:table-cell office:value-type="float" office:value="10.98697" calcext:value-type="float">
            <text:p>10.98697</text:p>
          </table:table-cell>
          <table:table-cell office:value-type="float" office:value="0" calcext:value-type="float">
            <text:p>0</text:p>
          </table:table-cell>
          <table:table-cell office:value-type="float" office:value="0.009889231" calcext:value-type="float">
            <text:p>0.009889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5114" calcext:value-type="float">
            <text:p>1.1551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1.873048" calcext:value-type="float">
            <text:p>1.873048</text:p>
          </table:table-cell>
          <table:table-cell office:value-type="float" office:value="135.9939" calcext:value-type="float">
            <text:p>135.9939</text:p>
          </table:table-cell>
          <table:table-cell office:value-type="float" office:value="0" calcext:value-type="float">
            <text:p>0</text:p>
          </table:table-cell>
          <table:table-cell office:value-type="float" office:value="-0.8871676" calcext:value-type="float">
            <text:p>-0.8871676</text:p>
          </table:table-cell>
          <table:table-cell office:value-type="float" office:value="35.46217" calcext:value-type="float">
            <text:p>35.46217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6842" calcext:value-type="float">
            <text:p>0.0001176842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8084" calcext:value-type="float">
            <text:p>0.00428084</text:p>
          </table:table-cell>
          <table:table-cell office:value-type="float" office:value="1168.993" calcext:value-type="float">
            <text:p>1168.993</text:p>
          </table:table-cell>
          <table:table-cell office:value-type="float" office:value="1.763557" calcext:value-type="float">
            <text:p>1.763557</text:p>
          </table:table-cell>
          <table:table-cell office:value-type="float" office:value="0" calcext:value-type="float">
            <text:p>0</text:p>
          </table:table-cell>
          <table:table-cell office:value-type="float" office:value="0.009432415" calcext:value-type="float">
            <text:p>0.009432415</text:p>
          </table:table-cell>
          <table:table-cell office:value-type="float" office:value="0.0155999" calcext:value-type="float">
            <text:p>0.0155999</text:p>
          </table:table-cell>
          <table:table-cell office:value-type="float" office:value="0.01745138" calcext:value-type="float">
            <text:p>0.01745138</text:p>
          </table:table-cell>
          <table:table-cell office:value-type="float" office:value="0.007789285" calcext:value-type="float">
            <text:p>0.007789285</text:p>
          </table:table-cell>
          <table:table-cell office:value-type="float" office:value="0.007326036" calcext:value-type="float">
            <text:p>0.007326036</text:p>
          </table:table-cell>
          <table:table-cell office:value-type="float" office:value="0.004306448" calcext:value-type="float">
            <text:p>0.004306448</text:p>
          </table:table-cell>
          <table:table-cell office:value-type="float" office:value="0.004283254" calcext:value-type="float">
            <text:p>0.004283254</text:p>
          </table:table-cell>
          <table:table-cell office:value-type="float" office:value="0.02660929" calcext:value-type="float">
            <text:p>0.02660929</text:p>
          </table:table-cell>
          <table:table-cell office:value-type="float" office:value="0.06540496" calcext:value-type="float">
            <text:p>0.06540496</text:p>
          </table:table-cell>
          <table:table-cell office:value-type="float" office:value="0.1150523" calcext:value-type="float">
            <text:p>0.1150523</text:p>
          </table:table-cell>
          <table:table-cell office:value-type="float" office:value="0.1312001" calcext:value-type="float">
            <text:p>0.1312001</text:p>
          </table:table-cell>
          <table:table-cell office:value-type="float" office:value="0.1458098" calcext:value-type="float">
            <text:p>0.1458098</text:p>
          </table:table-cell>
          <table:table-cell office:value-type="float" office:value="0.1721508" calcext:value-type="float">
            <text:p>0.1721508</text:p>
          </table:table-cell>
          <table:table-cell office:value-type="float" office:value="0.1767267" calcext:value-type="float">
            <text:p>0.1767267</text:p>
          </table:table-cell>
          <table:table-cell office:value-type="float" office:value="0" calcext:value-type="float">
            <text:p>0</text:p>
          </table:table-cell>
          <table:table-cell office:value-type="float" office:value="19.36386" calcext:value-type="float">
            <text:p>19.36386</text:p>
          </table:table-cell>
          <table:table-cell office:value-type="float" office:value="16.50485" calcext:value-type="float">
            <text:p>16.50485</text:p>
          </table:table-cell>
          <table:table-cell office:value-type="float" office:value="24.09025" calcext:value-type="float">
            <text:p>24.09025</text:p>
          </table:table-cell>
          <table:table-cell office:value-type="float" office:value="5.575586" calcext:value-type="float">
            <text:p>5.575586</text:p>
          </table:table-cell>
          <table:table-cell office:value-type="float" office:value="4.446203" calcext:value-type="float">
            <text:p>4.446203</text:p>
          </table:table-cell>
          <table:table-cell office:value-type="float" office:value="2.175594" calcext:value-type="float">
            <text:p>2.175594</text:p>
          </table:table-cell>
          <table:table-cell office:value-type="float" office:value="2.257679" calcext:value-type="float">
            <text:p>2.257679</text:p>
          </table:table-cell>
          <table:table-cell office:value-type="float" office:value="5.145844" calcext:value-type="float">
            <text:p>5.145844</text:p>
          </table:table-cell>
          <table:table-cell office:value-type="float" office:value="8.289282" calcext:value-type="float">
            <text:p>8.289282</text:p>
          </table:table-cell>
          <table:table-cell office:value-type="float" office:value="8.722965" calcext:value-type="float">
            <text:p>8.722965</text:p>
          </table:table-cell>
          <table:table-cell office:value-type="float" office:value="9.241246" calcext:value-type="float">
            <text:p>9.241246</text:p>
          </table:table-cell>
          <table:table-cell office:value-type="float" office:value="9.686065" calcext:value-type="float">
            <text:p>9.686065</text:p>
          </table:table-cell>
          <table:table-cell office:value-type="float" office:value="10.55163" calcext:value-type="float">
            <text:p>10.55163</text:p>
          </table:table-cell>
          <table:table-cell office:value-type="float" office:value="10.99036" calcext:value-type="float">
            <text:p>10.99036</text:p>
          </table:table-cell>
          <table:table-cell office:value-type="float" office:value="0" calcext:value-type="float">
            <text:p>0</text:p>
          </table:table-cell>
          <table:table-cell office:value-type="float" office:value="0.009302624" calcext:value-type="float">
            <text:p>0.00930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2197" calcext:value-type="float">
            <text:p>1.1621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1.860599" calcext:value-type="float">
            <text:p>1.860599</text:p>
          </table:table-cell>
          <table:table-cell office:value-type="float" office:value="135.9984" calcext:value-type="float">
            <text:p>135.9984</text:p>
          </table:table-cell>
          <table:table-cell office:value-type="float" office:value="0" calcext:value-type="float">
            <text:p>0</text:p>
          </table:table-cell>
          <table:table-cell office:value-type="float" office:value="-0.9357146" calcext:value-type="float">
            <text:p>-0.9357146</text:p>
          </table:table-cell>
          <table:table-cell office:value-type="float" office:value="35.44688" calcext:value-type="float">
            <text:p>35.44688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7014" calcext:value-type="float">
            <text:p>0.0001177014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88528" calcext:value-type="float">
            <text:p>0.004288528</text:p>
          </table:table-cell>
          <table:table-cell office:value-type="float" office:value="1168.968" calcext:value-type="float">
            <text:p>1168.968</text:p>
          </table:table-cell>
          <table:table-cell office:value-type="float" office:value="1.777263" calcext:value-type="float">
            <text:p>1.777263</text:p>
          </table:table-cell>
          <table:table-cell office:value-type="float" office:value="0" calcext:value-type="float">
            <text:p>0</text:p>
          </table:table-cell>
          <table:table-cell office:value-type="float" office:value="0.01081091" calcext:value-type="float">
            <text:p>0.01081091</text:p>
          </table:table-cell>
          <table:table-cell office:value-type="float" office:value="0.01889797" calcext:value-type="float">
            <text:p>0.01889797</text:p>
          </table:table-cell>
          <table:table-cell office:value-type="float" office:value="0.018337" calcext:value-type="float">
            <text:p>0.018337</text:p>
          </table:table-cell>
          <table:table-cell office:value-type="float" office:value="0.008348087" calcext:value-type="float">
            <text:p>0.008348087</text:p>
          </table:table-cell>
          <table:table-cell office:value-type="float" office:value="0.007882034" calcext:value-type="float">
            <text:p>0.007882034</text:p>
          </table:table-cell>
          <table:table-cell office:value-type="float" office:value="0.004436084" calcext:value-type="float">
            <text:p>0.004436084</text:p>
          </table:table-cell>
          <table:table-cell office:value-type="float" office:value="0.004316131" calcext:value-type="float">
            <text:p>0.004316131</text:p>
          </table:table-cell>
          <table:table-cell office:value-type="float" office:value="0.02744347" calcext:value-type="float">
            <text:p>0.02744347</text:p>
          </table:table-cell>
          <table:table-cell office:value-type="float" office:value="0.05966644" calcext:value-type="float">
            <text:p>0.05966644</text:p>
          </table:table-cell>
          <table:table-cell office:value-type="float" office:value="0.110923" calcext:value-type="float">
            <text:p>0.110923</text:p>
          </table:table-cell>
          <table:table-cell office:value-type="float" office:value="0.1254056" calcext:value-type="float">
            <text:p>0.1254056</text:p>
          </table:table-cell>
          <table:table-cell office:value-type="float" office:value="0.1485335" calcext:value-type="float">
            <text:p>0.1485335</text:p>
          </table:table-cell>
          <table:table-cell office:value-type="float" office:value="0.1721933" calcext:value-type="float">
            <text:p>0.1721933</text:p>
          </table:table-cell>
          <table:table-cell office:value-type="float" office:value="0.1767642" calcext:value-type="float">
            <text:p>0.1767642</text:p>
          </table:table-cell>
          <table:table-cell office:value-type="float" office:value="0" calcext:value-type="float">
            <text:p>0</text:p>
          </table:table-cell>
          <table:table-cell office:value-type="float" office:value="19.31379" calcext:value-type="float">
            <text:p>19.31379</text:p>
          </table:table-cell>
          <table:table-cell office:value-type="float" office:value="16.45804" calcext:value-type="float">
            <text:p>16.45804</text:p>
          </table:table-cell>
          <table:table-cell office:value-type="float" office:value="24.02629" calcext:value-type="float">
            <text:p>24.02629</text:p>
          </table:table-cell>
          <table:table-cell office:value-type="float" office:value="5.56335" calcext:value-type="float">
            <text:p>5.56335</text:p>
          </table:table-cell>
          <table:table-cell office:value-type="float" office:value="4.436592" calcext:value-type="float">
            <text:p>4.436592</text:p>
          </table:table-cell>
          <table:table-cell office:value-type="float" office:value="2.172366" calcext:value-type="float">
            <text:p>2.172366</text:p>
          </table:table-cell>
          <table:table-cell office:value-type="float" office:value="2.254082" calcext:value-type="float">
            <text:p>2.254082</text:p>
          </table:table-cell>
          <table:table-cell office:value-type="float" office:value="5.137393" calcext:value-type="float">
            <text:p>5.137393</text:p>
          </table:table-cell>
          <table:table-cell office:value-type="float" office:value="8.276325" calcext:value-type="float">
            <text:p>8.276325</text:p>
          </table:table-cell>
          <table:table-cell office:value-type="float" office:value="8.719245" calcext:value-type="float">
            <text:p>8.719245</text:p>
          </table:table-cell>
          <table:table-cell office:value-type="float" office:value="9.23885" calcext:value-type="float">
            <text:p>9.23885</text:p>
          </table:table-cell>
          <table:table-cell office:value-type="float" office:value="9.686805" calcext:value-type="float">
            <text:p>9.686805</text:p>
          </table:table-cell>
          <table:table-cell office:value-type="float" office:value="10.55536" calcext:value-type="float">
            <text:p>10.55536</text:p>
          </table:table-cell>
          <table:table-cell office:value-type="float" office:value="10.99373" calcext:value-type="float">
            <text:p>10.99373</text:p>
          </table:table-cell>
          <table:table-cell office:value-type="float" office:value="0" calcext:value-type="float">
            <text:p>0</text:p>
          </table:table-cell>
          <table:table-cell office:value-type="float" office:value="0.006265715" calcext:value-type="float">
            <text:p>0.006265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0553" calcext:value-type="float">
            <text:p>1.1705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1.85107" calcext:value-type="float">
            <text:p>1.85107</text:p>
          </table:table-cell>
          <table:table-cell office:value-type="float" office:value="135.9997" calcext:value-type="float">
            <text:p>135.9997</text:p>
          </table:table-cell>
          <table:table-cell office:value-type="float" office:value="0" calcext:value-type="float">
            <text:p>0</text:p>
          </table:table-cell>
          <table:table-cell office:value-type="float" office:value="-0.9857836" calcext:value-type="float">
            <text:p>-0.9857836</text:p>
          </table:table-cell>
          <table:table-cell office:value-type="float" office:value="35.43101" calcext:value-type="float">
            <text:p>35.43101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7172" calcext:value-type="float">
            <text:p>0.0001177172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95555" calcext:value-type="float">
            <text:p>0.004295555</text:p>
          </table:table-cell>
          <table:table-cell office:value-type="float" office:value="1168.942" calcext:value-type="float">
            <text:p>1168.942</text:p>
          </table:table-cell>
          <table:table-cell office:value-type="float" office:value="1.778755" calcext:value-type="float">
            <text:p>1.778755</text:p>
          </table:table-cell>
          <table:table-cell office:value-type="float" office:value="0" calcext:value-type="float">
            <text:p>0</text:p>
          </table:table-cell>
          <table:table-cell office:value-type="float" office:value="0.02234451" calcext:value-type="float">
            <text:p>0.02234451</text:p>
          </table:table-cell>
          <table:table-cell office:value-type="float" office:value="0.02109966" calcext:value-type="float">
            <text:p>0.02109966</text:p>
          </table:table-cell>
          <table:table-cell office:value-type="float" office:value="0.01878538" calcext:value-type="float">
            <text:p>0.01878538</text:p>
          </table:table-cell>
          <table:table-cell office:value-type="float" office:value="0.008409384" calcext:value-type="float">
            <text:p>0.008409384</text:p>
          </table:table-cell>
          <table:table-cell office:value-type="float" office:value="0.007948544" calcext:value-type="float">
            <text:p>0.007948544</text:p>
          </table:table-cell>
          <table:table-cell office:value-type="float" office:value="0.00447203" calcext:value-type="float">
            <text:p>0.00447203</text:p>
          </table:table-cell>
          <table:table-cell office:value-type="float" office:value="0.004329277" calcext:value-type="float">
            <text:p>0.004329277</text:p>
          </table:table-cell>
          <table:table-cell office:value-type="float" office:value="0.02664451" calcext:value-type="float">
            <text:p>0.02664451</text:p>
          </table:table-cell>
          <table:table-cell office:value-type="float" office:value="0.0553863" calcext:value-type="float">
            <text:p>0.0553863</text:p>
          </table:table-cell>
          <table:table-cell office:value-type="float" office:value="0.1069604" calcext:value-type="float">
            <text:p>0.1069604</text:p>
          </table:table-cell>
          <table:table-cell office:value-type="float" office:value="0.1210885" calcext:value-type="float">
            <text:p>0.1210885</text:p>
          </table:table-cell>
          <table:table-cell office:value-type="float" office:value="0.1494512" calcext:value-type="float">
            <text:p>0.1494512</text:p>
          </table:table-cell>
          <table:table-cell office:value-type="float" office:value="0.1722349" calcext:value-type="float">
            <text:p>0.1722349</text:p>
          </table:table-cell>
          <table:table-cell office:value-type="float" office:value="0.1768017" calcext:value-type="float">
            <text:p>0.1768017</text:p>
          </table:table-cell>
          <table:table-cell office:value-type="float" office:value="0" calcext:value-type="float">
            <text:p>0</text:p>
          </table:table-cell>
          <table:table-cell office:value-type="float" office:value="19.27851" calcext:value-type="float">
            <text:p>19.27851</text:p>
          </table:table-cell>
          <table:table-cell office:value-type="float" office:value="16.42021" calcext:value-type="float">
            <text:p>16.42021</text:p>
          </table:table-cell>
          <table:table-cell office:value-type="float" office:value="23.96505" calcext:value-type="float">
            <text:p>23.96505</text:p>
          </table:table-cell>
          <table:table-cell office:value-type="float" office:value="5.551312" calcext:value-type="float">
            <text:p>5.551312</text:p>
          </table:table-cell>
          <table:table-cell office:value-type="float" office:value="4.427194" calcext:value-type="float">
            <text:p>4.427194</text:p>
          </table:table-cell>
          <table:table-cell office:value-type="float" office:value="2.169189" calcext:value-type="float">
            <text:p>2.169189</text:p>
          </table:table-cell>
          <table:table-cell office:value-type="float" office:value="2.250519" calcext:value-type="float">
            <text:p>2.250519</text:p>
          </table:table-cell>
          <table:table-cell office:value-type="float" office:value="5.128907" calcext:value-type="float">
            <text:p>5.128907</text:p>
          </table:table-cell>
          <table:table-cell office:value-type="float" office:value="8.262398" calcext:value-type="float">
            <text:p>8.262398</text:p>
          </table:table-cell>
          <table:table-cell office:value-type="float" office:value="8.7146" calcext:value-type="float">
            <text:p>8.7146</text:p>
          </table:table-cell>
          <table:table-cell office:value-type="float" office:value="9.235277" calcext:value-type="float">
            <text:p>9.235277</text:p>
          </table:table-cell>
          <table:table-cell office:value-type="float" office:value="9.687915" calcext:value-type="float">
            <text:p>9.687915</text:p>
          </table:table-cell>
          <table:table-cell office:value-type="float" office:value="10.55908" calcext:value-type="float">
            <text:p>10.55908</text:p>
          </table:table-cell>
          <table:table-cell office:value-type="float" office:value="10.99713" calcext:value-type="float">
            <text:p>10.99713</text:p>
          </table:table-cell>
          <table:table-cell office:value-type="float" office:value="0" calcext:value-type="float">
            <text:p>0</text:p>
          </table:table-cell>
          <table:table-cell office:value-type="float" office:value="0.003364917" calcext:value-type="float">
            <text:p>0.003364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9545" calcext:value-type="float">
            <text:p>1.1795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1.842908" calcext:value-type="float">
            <text:p>1.842908</text:p>
          </table:table-cell>
          <table:table-cell office:value-type="float" office:value="135.9991" calcext:value-type="float">
            <text:p>135.9991</text:p>
          </table:table-cell>
          <table:table-cell office:value-type="float" office:value="0" calcext:value-type="float">
            <text:p>0</text:p>
          </table:table-cell>
          <table:table-cell office:value-type="float" office:value="-1.037217" calcext:value-type="float">
            <text:p>-1.037217</text:p>
          </table:table-cell>
          <table:table-cell office:value-type="float" office:value="35.4146" calcext:value-type="float">
            <text:p>35.4146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7314" calcext:value-type="float">
            <text:p>0.0001177314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01917" calcext:value-type="float">
            <text:p>0.004301917</text:p>
          </table:table-cell>
          <table:table-cell office:value-type="float" office:value="1168.915" calcext:value-type="float">
            <text:p>1168.915</text:p>
          </table:table-cell>
          <table:table-cell office:value-type="float" office:value="1.774999" calcext:value-type="float">
            <text:p>1.774999</text:p>
          </table:table-cell>
          <table:table-cell office:value-type="float" office:value="0" calcext:value-type="float">
            <text:p>0</text:p>
          </table:table-cell>
          <table:table-cell office:value-type="float" office:value="0.01599951" calcext:value-type="float">
            <text:p>0.01599951</text:p>
          </table:table-cell>
          <table:table-cell office:value-type="float" office:value="0.02299546" calcext:value-type="float">
            <text:p>0.02299546</text:p>
          </table:table-cell>
          <table:table-cell office:value-type="float" office:value="0.01982924" calcext:value-type="float">
            <text:p>0.01982924</text:p>
          </table:table-cell>
          <table:table-cell office:value-type="float" office:value="0.008913579" calcext:value-type="float">
            <text:p>0.008913579</text:p>
          </table:table-cell>
          <table:table-cell office:value-type="float" office:value="0.008352023" calcext:value-type="float">
            <text:p>0.008352023</text:p>
          </table:table-cell>
          <table:table-cell office:value-type="float" office:value="0.004574633" calcext:value-type="float">
            <text:p>0.004574633</text:p>
          </table:table-cell>
          <table:table-cell office:value-type="float" office:value="0.00435252" calcext:value-type="float">
            <text:p>0.00435252</text:p>
          </table:table-cell>
          <table:table-cell office:value-type="float" office:value="0.02593147" calcext:value-type="float">
            <text:p>0.02593147</text:p>
          </table:table-cell>
          <table:table-cell office:value-type="float" office:value="0.05251629" calcext:value-type="float">
            <text:p>0.05251629</text:p>
          </table:table-cell>
          <table:table-cell office:value-type="float" office:value="0.1042933" calcext:value-type="float">
            <text:p>0.1042933</text:p>
          </table:table-cell>
          <table:table-cell office:value-type="float" office:value="0.1222149" calcext:value-type="float">
            <text:p>0.1222149</text:p>
          </table:table-cell>
          <table:table-cell office:value-type="float" office:value="0.145424" calcext:value-type="float">
            <text:p>0.145424</text:p>
          </table:table-cell>
          <table:table-cell office:value-type="float" office:value="0.1722765" calcext:value-type="float">
            <text:p>0.1722765</text:p>
          </table:table-cell>
          <table:table-cell office:value-type="float" office:value="0.1768392" calcext:value-type="float">
            <text:p>0.1768392</text:p>
          </table:table-cell>
          <table:table-cell office:value-type="float" office:value="0" calcext:value-type="float">
            <text:p>0</text:p>
          </table:table-cell>
          <table:table-cell office:value-type="float" office:value="19.2515" calcext:value-type="float">
            <text:p>19.2515</text:p>
          </table:table-cell>
          <table:table-cell office:value-type="float" office:value="16.38755" calcext:value-type="float">
            <text:p>16.38755</text:p>
          </table:table-cell>
          <table:table-cell office:value-type="float" office:value="23.90765" calcext:value-type="float">
            <text:p>23.90765</text:p>
          </table:table-cell>
          <table:table-cell office:value-type="float" office:value="5.539692" calcext:value-type="float">
            <text:p>5.539692</text:p>
          </table:table-cell>
          <table:table-cell office:value-type="float" office:value="4.418016" calcext:value-type="float">
            <text:p>4.418016</text:p>
          </table:table-cell>
          <table:table-cell office:value-type="float" office:value="2.166058" calcext:value-type="float">
            <text:p>2.166058</text:p>
          </table:table-cell>
          <table:table-cell office:value-type="float" office:value="2.246991" calcext:value-type="float">
            <text:p>2.246991</text:p>
          </table:table-cell>
          <table:table-cell office:value-type="float" office:value="5.1203" calcext:value-type="float">
            <text:p>5.1203</text:p>
          </table:table-cell>
          <table:table-cell office:value-type="float" office:value="8.247809" calcext:value-type="float">
            <text:p>8.247809</text:p>
          </table:table-cell>
          <table:table-cell office:value-type="float" office:value="8.709291" calcext:value-type="float">
            <text:p>8.709291</text:p>
          </table:table-cell>
          <table:table-cell office:value-type="float" office:value="9.231091" calcext:value-type="float">
            <text:p>9.231091</text:p>
          </table:table-cell>
          <table:table-cell office:value-type="float" office:value="9.688922" calcext:value-type="float">
            <text:p>9.688922</text:p>
          </table:table-cell>
          <table:table-cell office:value-type="float" office:value="10.5628" calcext:value-type="float">
            <text:p>10.5628</text:p>
          </table:table-cell>
          <table:table-cell office:value-type="float" office:value="11.00055" calcext:value-type="float">
            <text:p>11.00055</text:p>
          </table:table-cell>
          <table:table-cell office:value-type="float" office:value="0" calcext:value-type="float">
            <text:p>0</text:p>
          </table:table-cell>
          <table:table-cell office:value-type="float" office:value="0.0337863" calcext:value-type="float">
            <text:p>0.0337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9206" calcext:value-type="float">
            <text:p>1.1892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1.816893" calcext:value-type="float">
            <text:p>1.816893</text:p>
          </table:table-cell>
          <table:table-cell office:value-type="float" office:value="135.9985" calcext:value-type="float">
            <text:p>135.9985</text:p>
          </table:table-cell>
          <table:table-cell office:value-type="float" office:value="0" calcext:value-type="float">
            <text:p>0</text:p>
          </table:table-cell>
          <table:table-cell office:value-type="float" office:value="-1.092361" calcext:value-type="float">
            <text:p>-1.092361</text:p>
          </table:table-cell>
          <table:table-cell office:value-type="float" office:value="35.39754" calcext:value-type="float">
            <text:p>35.39754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744" calcext:value-type="float">
            <text:p>0.000117744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07573" calcext:value-type="float">
            <text:p>0.004307573</text:p>
          </table:table-cell>
          <table:table-cell office:value-type="float" office:value="1168.892" calcext:value-type="float">
            <text:p>1168.892</text:p>
          </table:table-cell>
          <table:table-cell office:value-type="float" office:value="1.732198" calcext:value-type="float">
            <text:p>1.732198</text:p>
          </table:table-cell>
          <table:table-cell office:value-type="float" office:value="0" calcext:value-type="float">
            <text:p>0</text:p>
          </table:table-cell>
          <table:table-cell office:value-type="float" office:value="0.4342673" calcext:value-type="float">
            <text:p>0.4342673</text:p>
          </table:table-cell>
          <table:table-cell office:value-type="float" office:value="0.0417372" calcext:value-type="float">
            <text:p>0.0417372</text:p>
          </table:table-cell>
          <table:table-cell office:value-type="float" office:value="0.02151115" calcext:value-type="float">
            <text:p>0.02151115</text:p>
          </table:table-cell>
          <table:table-cell office:value-type="float" office:value="0.009676579" calcext:value-type="float">
            <text:p>0.009676579</text:p>
          </table:table-cell>
          <table:table-cell office:value-type="float" office:value="0.008884143" calcext:value-type="float">
            <text:p>0.008884143</text:p>
          </table:table-cell>
          <table:table-cell office:value-type="float" office:value="0.004686254" calcext:value-type="float">
            <text:p>0.004686254</text:p>
          </table:table-cell>
          <table:table-cell office:value-type="float" office:value="0.004385076" calcext:value-type="float">
            <text:p>0.004385076</text:p>
          </table:table-cell>
          <table:table-cell office:value-type="float" office:value="0.02499356" calcext:value-type="float">
            <text:p>0.02499356</text:p>
          </table:table-cell>
          <table:table-cell office:value-type="float" office:value="0.05088696" calcext:value-type="float">
            <text:p>0.05088696</text:p>
          </table:table-cell>
          <table:table-cell office:value-type="float" office:value="0.1016048" calcext:value-type="float">
            <text:p>0.1016048</text:p>
          </table:table-cell>
          <table:table-cell office:value-type="float" office:value="0.1198174" calcext:value-type="float">
            <text:p>0.1198174</text:p>
          </table:table-cell>
          <table:table-cell office:value-type="float" office:value="0.1385616" calcext:value-type="float">
            <text:p>0.1385616</text:p>
          </table:table-cell>
          <table:table-cell office:value-type="float" office:value="0.1723175" calcext:value-type="float">
            <text:p>0.1723175</text:p>
          </table:table-cell>
          <table:table-cell office:value-type="float" office:value="0.1768768" calcext:value-type="float">
            <text:p>0.1768768</text:p>
          </table:table-cell>
          <table:table-cell office:value-type="float" office:value="0" calcext:value-type="float">
            <text:p>0</text:p>
          </table:table-cell>
          <table:table-cell office:value-type="float" office:value="19.25767" calcext:value-type="float">
            <text:p>19.25767</text:p>
          </table:table-cell>
          <table:table-cell office:value-type="float" office:value="16.35997" calcext:value-type="float">
            <text:p>16.35997</text:p>
          </table:table-cell>
          <table:table-cell office:value-type="float" office:value="23.85506" calcext:value-type="float">
            <text:p>23.85506</text:p>
          </table:table-cell>
          <table:table-cell office:value-type="float" office:value="5.528776" calcext:value-type="float">
            <text:p>5.528776</text:p>
          </table:table-cell>
          <table:table-cell office:value-type="float" office:value="4.409274" calcext:value-type="float">
            <text:p>4.409274</text:p>
          </table:table-cell>
          <table:table-cell office:value-type="float" office:value="2.162991" calcext:value-type="float">
            <text:p>2.162991</text:p>
          </table:table-cell>
          <table:table-cell office:value-type="float" office:value="2.243515" calcext:value-type="float">
            <text:p>2.243515</text:p>
          </table:table-cell>
          <table:table-cell office:value-type="float" office:value="5.111539" calcext:value-type="float">
            <text:p>5.111539</text:p>
          </table:table-cell>
          <table:table-cell office:value-type="float" office:value="8.232862" calcext:value-type="float">
            <text:p>8.232862</text:p>
          </table:table-cell>
          <table:table-cell office:value-type="float" office:value="8.703359" calcext:value-type="float">
            <text:p>8.703359</text:p>
          </table:table-cell>
          <table:table-cell office:value-type="float" office:value="9.227266" calcext:value-type="float">
            <text:p>9.227266</text:p>
          </table:table-cell>
          <table:table-cell office:value-type="float" office:value="9.688083" calcext:value-type="float">
            <text:p>9.688083</text:p>
          </table:table-cell>
          <table:table-cell office:value-type="float" office:value="10.56652" calcext:value-type="float">
            <text:p>10.56652</text:p>
          </table:table-cell>
          <table:table-cell office:value-type="float" office:value="11.00397" calcext:value-type="float">
            <text:p>11.00397</text:p>
          </table:table-cell>
          <table:table-cell office:value-type="float" office:value="0" calcext:value-type="float">
            <text:p>0</text:p>
          </table:table-cell>
          <table:table-cell office:value-type="float" office:value="28.45611" calcext:value-type="float">
            <text:p>28.45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6598" calcext:value-type="float">
            <text:p>1.21659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1.799585" calcext:value-type="float">
            <text:p>1.799585</text:p>
          </table:table-cell>
          <table:table-cell office:value-type="float" office:value="135.9947" calcext:value-type="float">
            <text:p>135.9947</text:p>
          </table:table-cell>
          <table:table-cell office:value-type="float" office:value="0" calcext:value-type="float">
            <text:p>0</text:p>
          </table:table-cell>
          <table:table-cell office:value-type="float" office:value="-1.150122" calcext:value-type="float">
            <text:p>-1.150122</text:p>
          </table:table-cell>
          <table:table-cell office:value-type="float" office:value="35.37996" calcext:value-type="float">
            <text:p>35.37996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7551" calcext:value-type="float">
            <text:p>0.0001177551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12505" calcext:value-type="float">
            <text:p>0.004312505</text:p>
          </table:table-cell>
          <table:table-cell office:value-type="float" office:value="1168.874" calcext:value-type="float">
            <text:p>1168.874</text:p>
          </table:table-cell>
          <table:table-cell office:value-type="float" office:value="1.702646" calcext:value-type="float">
            <text:p>1.702646</text:p>
          </table:table-cell>
          <table:table-cell office:value-type="float" office:value="0" calcext:value-type="float">
            <text:p>0</text:p>
          </table:table-cell>
          <table:table-cell office:value-type="float" office:value="0.5653214" calcext:value-type="float">
            <text:p>0.5653214</text:p>
          </table:table-cell>
          <table:table-cell office:value-type="float" office:value="0.04713596" calcext:value-type="float">
            <text:p>0.04713596</text:p>
          </table:table-cell>
          <table:table-cell office:value-type="float" office:value="0.02169657" calcext:value-type="float">
            <text:p>0.02169657</text:p>
          </table:table-cell>
          <table:table-cell office:value-type="float" office:value="0.009872768" calcext:value-type="float">
            <text:p>0.009872768</text:p>
          </table:table-cell>
          <table:table-cell office:value-type="float" office:value="0.009046728" calcext:value-type="float">
            <text:p>0.009046728</text:p>
          </table:table-cell>
          <table:table-cell office:value-type="float" office:value="0.004754867" calcext:value-type="float">
            <text:p>0.004754867</text:p>
          </table:table-cell>
          <table:table-cell office:value-type="float" office:value="0.004410944" calcext:value-type="float">
            <text:p>0.004410944</text:p>
          </table:table-cell>
          <table:table-cell office:value-type="float" office:value="0.02428286" calcext:value-type="float">
            <text:p>0.02428286</text:p>
          </table:table-cell>
          <table:table-cell office:value-type="float" office:value="0.05141861" calcext:value-type="float">
            <text:p>0.05141861</text:p>
          </table:table-cell>
          <table:table-cell office:value-type="float" office:value="0.09735183" calcext:value-type="float">
            <text:p>0.09735183</text:p>
          </table:table-cell>
          <table:table-cell office:value-type="float" office:value="0.1167047" calcext:value-type="float">
            <text:p>0.1167047</text:p>
          </table:table-cell>
          <table:table-cell office:value-type="float" office:value="0.1352151" calcext:value-type="float">
            <text:p>0.1352151</text:p>
          </table:table-cell>
          <table:table-cell office:value-type="float" office:value="0.1723579" calcext:value-type="float">
            <text:p>0.1723579</text:p>
          </table:table-cell>
          <table:table-cell office:value-type="float" office:value="0.1769143" calcext:value-type="float">
            <text:p>0.1769143</text:p>
          </table:table-cell>
          <table:table-cell office:value-type="float" office:value="0" calcext:value-type="float">
            <text:p>0</text:p>
          </table:table-cell>
          <table:table-cell office:value-type="float" office:value="19.31641" calcext:value-type="float">
            <text:p>19.31641</text:p>
          </table:table-cell>
          <table:table-cell office:value-type="float" office:value="16.33512" calcext:value-type="float">
            <text:p>16.33512</text:p>
          </table:table-cell>
          <table:table-cell office:value-type="float" office:value="23.8073" calcext:value-type="float">
            <text:p>23.8073</text:p>
          </table:table-cell>
          <table:table-cell office:value-type="float" office:value="5.518715" calcext:value-type="float">
            <text:p>5.518715</text:p>
          </table:table-cell>
          <table:table-cell office:value-type="float" office:value="4.401026" calcext:value-type="float">
            <text:p>4.401026</text:p>
          </table:table-cell>
          <table:table-cell office:value-type="float" office:value="2.16001" calcext:value-type="float">
            <text:p>2.16001</text:p>
          </table:table-cell>
          <table:table-cell office:value-type="float" office:value="2.240101" calcext:value-type="float">
            <text:p>2.240101</text:p>
          </table:table-cell>
          <table:table-cell office:value-type="float" office:value="5.102645" calcext:value-type="float">
            <text:p>5.102645</text:p>
          </table:table-cell>
          <table:table-cell office:value-type="float" office:value="8.217783" calcext:value-type="float">
            <text:p>8.217783</text:p>
          </table:table-cell>
          <table:table-cell office:value-type="float" office:value="8.696824" calcext:value-type="float">
            <text:p>8.696824</text:p>
          </table:table-cell>
          <table:table-cell office:value-type="float" office:value="9.222553" calcext:value-type="float">
            <text:p>9.222553</text:p>
          </table:table-cell>
          <table:table-cell office:value-type="float" office:value="9.686099" calcext:value-type="float">
            <text:p>9.686099</text:p>
          </table:table-cell>
          <table:table-cell office:value-type="float" office:value="10.57024" calcext:value-type="float">
            <text:p>10.57024</text:p>
          </table:table-cell>
          <table:table-cell office:value-type="float" office:value="11.00741" calcext:value-type="float">
            <text:p>11.00741</text:p>
          </table:table-cell>
          <table:table-cell office:value-type="float" office:value="0" calcext:value-type="float">
            <text:p>0</text:p>
          </table:table-cell>
          <table:table-cell office:value-type="float" office:value="27.4556" calcext:value-type="float">
            <text:p>27.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857" calcext:value-type="float">
            <text:p>1.2385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1.796101" calcext:value-type="float">
            <text:p>1.796101</text:p>
          </table:table-cell>
          <table:table-cell office:value-type="float" office:value="135.9953" calcext:value-type="float">
            <text:p>135.9953</text:p>
          </table:table-cell>
          <table:table-cell office:value-type="float" office:value="0" calcext:value-type="float">
            <text:p>0</text:p>
          </table:table-cell>
          <table:table-cell office:value-type="float" office:value="-1.209931" calcext:value-type="float">
            <text:p>-1.209931</text:p>
          </table:table-cell>
          <table:table-cell office:value-type="float" office:value="35.36166" calcext:value-type="float">
            <text:p>35.36166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7659" calcext:value-type="float">
            <text:p>0.0001177659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16992" calcext:value-type="float">
            <text:p>0.004316992</text:p>
          </table:table-cell>
          <table:table-cell office:value-type="float" office:value="1168.846" calcext:value-type="float">
            <text:p>1168.846</text:p>
          </table:table-cell>
          <table:table-cell office:value-type="float" office:value="1.7217" calcext:value-type="float">
            <text:p>1.7217</text:p>
          </table:table-cell>
          <table:table-cell office:value-type="float" office:value="0" calcext:value-type="float">
            <text:p>0</text:p>
          </table:table-cell>
          <table:table-cell office:value-type="float" office:value="0.004762418" calcext:value-type="float">
            <text:p>0.004762418</text:p>
          </table:table-cell>
          <table:table-cell office:value-type="float" office:value="0.01933784" calcext:value-type="float">
            <text:p>0.01933784</text:p>
          </table:table-cell>
          <table:table-cell office:value-type="float" office:value="0.02055264" calcext:value-type="float">
            <text:p>0.02055264</text:p>
          </table:table-cell>
          <table:table-cell office:value-type="float" office:value="0.009436208" calcext:value-type="float">
            <text:p>0.009436208</text:p>
          </table:table-cell>
          <table:table-cell office:value-type="float" office:value="0.008683409" calcext:value-type="float">
            <text:p>0.008683409</text:p>
          </table:table-cell>
          <table:table-cell office:value-type="float" office:value="0.004690902" calcext:value-type="float">
            <text:p>0.004690902</text:p>
          </table:table-cell>
          <table:table-cell office:value-type="float" office:value="0.004399419" calcext:value-type="float">
            <text:p>0.004399419</text:p>
          </table:table-cell>
          <table:table-cell office:value-type="float" office:value="0.02352193" calcext:value-type="float">
            <text:p>0.02352193</text:p>
          </table:table-cell>
          <table:table-cell office:value-type="float" office:value="0.06060142" calcext:value-type="float">
            <text:p>0.06060142</text:p>
          </table:table-cell>
          <table:table-cell office:value-type="float" office:value="0.08899938" calcext:value-type="float">
            <text:p>0.08899938</text:p>
          </table:table-cell>
          <table:table-cell office:value-type="float" office:value="0.114746" calcext:value-type="float">
            <text:p>0.114746</text:p>
          </table:table-cell>
          <table:table-cell office:value-type="float" office:value="0.1339654" calcext:value-type="float">
            <text:p>0.1339654</text:p>
          </table:table-cell>
          <table:table-cell office:value-type="float" office:value="0.1723984" calcext:value-type="float">
            <text:p>0.1723984</text:p>
          </table:table-cell>
          <table:table-cell office:value-type="float" office:value="0.1769518" calcext:value-type="float">
            <text:p>0.1769518</text:p>
          </table:table-cell>
          <table:table-cell office:value-type="float" office:value="0" calcext:value-type="float">
            <text:p>0</text:p>
          </table:table-cell>
          <table:table-cell office:value-type="float" office:value="19.38405" calcext:value-type="float">
            <text:p>19.38405</text:p>
          </table:table-cell>
          <table:table-cell office:value-type="float" office:value="16.30911" calcext:value-type="float">
            <text:p>16.30911</text:p>
          </table:table-cell>
          <table:table-cell office:value-type="float" office:value="23.76131" calcext:value-type="float">
            <text:p>23.76131</text:p>
          </table:table-cell>
          <table:table-cell office:value-type="float" office:value="5.508895" calcext:value-type="float">
            <text:p>5.508895</text:p>
          </table:table-cell>
          <table:table-cell office:value-type="float" office:value="4.3929" calcext:value-type="float">
            <text:p>4.3929</text:p>
          </table:table-cell>
          <table:table-cell office:value-type="float" office:value="2.157066" calcext:value-type="float">
            <text:p>2.157066</text:p>
          </table:table-cell>
          <table:table-cell office:value-type="float" office:value="2.236723" calcext:value-type="float">
            <text:p>2.236723</text:p>
          </table:table-cell>
          <table:table-cell office:value-type="float" office:value="5.093639" calcext:value-type="float">
            <text:p>5.093639</text:p>
          </table:table-cell>
          <table:table-cell office:value-type="float" office:value="8.203666" calcext:value-type="float">
            <text:p>8.203666</text:p>
          </table:table-cell>
          <table:table-cell office:value-type="float" office:value="8.688863" calcext:value-type="float">
            <text:p>8.688863</text:p>
          </table:table-cell>
          <table:table-cell office:value-type="float" office:value="9.217299" calcext:value-type="float">
            <text:p>9.217299</text:p>
          </table:table-cell>
          <table:table-cell office:value-type="float" office:value="9.683643" calcext:value-type="float">
            <text:p>9.683643</text:p>
          </table:table-cell>
          <table:table-cell office:value-type="float" office:value="10.57396" calcext:value-type="float">
            <text:p>10.57396</text:p>
          </table:table-cell>
          <table:table-cell office:value-type="float" office:value="11.01081" calcext:value-type="float">
            <text:p>11.01081</text:p>
          </table:table-cell>
          <table:table-cell office:value-type="float" office:value="0" calcext:value-type="float">
            <text:p>0</text:p>
          </table:table-cell>
          <table:table-cell office:value-type="float" office:value="0.009481499" calcext:value-type="float">
            <text:p>0.00948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2614" calcext:value-type="float">
            <text:p>1.2426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1.787224" calcext:value-type="float">
            <text:p>1.787224</text:p>
          </table:table-cell>
          <table:table-cell office:value-type="float" office:value="135.9964" calcext:value-type="float">
            <text:p>135.9964</text:p>
          </table:table-cell>
          <table:table-cell office:value-type="float" office:value="0" calcext:value-type="float">
            <text:p>0</text:p>
          </table:table-cell>
          <table:table-cell office:value-type="float" office:value="-1.265258" calcext:value-type="float">
            <text:p>-1.265258</text:p>
          </table:table-cell>
          <table:table-cell office:value-type="float" office:value="35.34167" calcext:value-type="float">
            <text:p>35.34167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7758" calcext:value-type="float">
            <text:p>0.0001177758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21017" calcext:value-type="float">
            <text:p>0.004321017</text:p>
          </table:table-cell>
          <table:table-cell office:value-type="float" office:value="1168.817" calcext:value-type="float">
            <text:p>1168.817</text:p>
          </table:table-cell>
          <table:table-cell office:value-type="float" office:value="1.731391" calcext:value-type="float">
            <text:p>1.731391</text:p>
          </table:table-cell>
          <table:table-cell office:value-type="float" office:value="0" calcext:value-type="float">
            <text:p>0</text:p>
          </table:table-cell>
          <table:table-cell office:value-type="float" office:value="0.008084574" calcext:value-type="float">
            <text:p>0.008084574</text:p>
          </table:table-cell>
          <table:table-cell office:value-type="float" office:value="0.02015237" calcext:value-type="float">
            <text:p>0.02015237</text:p>
          </table:table-cell>
          <table:table-cell office:value-type="float" office:value="0.02104293" calcext:value-type="float">
            <text:p>0.02104293</text:p>
          </table:table-cell>
          <table:table-cell office:value-type="float" office:value="0.00963324" calcext:value-type="float">
            <text:p>0.00963324</text:p>
          </table:table-cell>
          <table:table-cell office:value-type="float" office:value="0.008695647" calcext:value-type="float">
            <text:p>0.008695647</text:p>
          </table:table-cell>
          <table:table-cell office:value-type="float" office:value="0.004647856" calcext:value-type="float">
            <text:p>0.004647856</text:p>
          </table:table-cell>
          <table:table-cell office:value-type="float" office:value="0.00438195" calcext:value-type="float">
            <text:p>0.00438195</text:p>
          </table:table-cell>
          <table:table-cell office:value-type="float" office:value="0.0226682" calcext:value-type="float">
            <text:p>0.0226682</text:p>
          </table:table-cell>
          <table:table-cell office:value-type="float" office:value="0.06658272" calcext:value-type="float">
            <text:p>0.06658272</text:p>
          </table:table-cell>
          <table:table-cell office:value-type="float" office:value="0.07936825" calcext:value-type="float">
            <text:p>0.07936825</text:p>
          </table:table-cell>
          <table:table-cell office:value-type="float" office:value="0.1127086" calcext:value-type="float">
            <text:p>0.1127086</text:p>
          </table:table-cell>
          <table:table-cell office:value-type="float" office:value="0.1332103" calcext:value-type="float">
            <text:p>0.1332103</text:p>
          </table:table-cell>
          <table:table-cell office:value-type="float" office:value="0.1724385" calcext:value-type="float">
            <text:p>0.1724385</text:p>
          </table:table-cell>
          <table:table-cell office:value-type="float" office:value="0.1769893" calcext:value-type="float">
            <text:p>0.1769893</text:p>
          </table:table-cell>
          <table:table-cell office:value-type="float" office:value="0" calcext:value-type="float">
            <text:p>0</text:p>
          </table:table-cell>
          <table:table-cell office:value-type="float" office:value="19.33248" calcext:value-type="float">
            <text:p>19.33248</text:p>
          </table:table-cell>
          <table:table-cell office:value-type="float" office:value="16.28216" calcext:value-type="float">
            <text:p>16.28216</text:p>
          </table:table-cell>
          <table:table-cell office:value-type="float" office:value="23.71674" calcext:value-type="float">
            <text:p>23.71674</text:p>
          </table:table-cell>
          <table:table-cell office:value-type="float" office:value="5.499338" calcext:value-type="float">
            <text:p>5.499338</text:p>
          </table:table-cell>
          <table:table-cell office:value-type="float" office:value="4.384871" calcext:value-type="float">
            <text:p>4.384871</text:p>
          </table:table-cell>
          <table:table-cell office:value-type="float" office:value="2.154148" calcext:value-type="float">
            <text:p>2.154148</text:p>
          </table:table-cell>
          <table:table-cell office:value-type="float" office:value="2.233372" calcext:value-type="float">
            <text:p>2.233372</text:p>
          </table:table-cell>
          <table:table-cell office:value-type="float" office:value="5.084489" calcext:value-type="float">
            <text:p>5.084489</text:p>
          </table:table-cell>
          <table:table-cell office:value-type="float" office:value="8.191729" calcext:value-type="float">
            <text:p>8.191729</text:p>
          </table:table-cell>
          <table:table-cell office:value-type="float" office:value="8.678843" calcext:value-type="float">
            <text:p>8.678843</text:p>
          </table:table-cell>
          <table:table-cell office:value-type="float" office:value="9.211591" calcext:value-type="float">
            <text:p>9.211591</text:p>
          </table:table-cell>
          <table:table-cell office:value-type="float" office:value="9.680987" calcext:value-type="float">
            <text:p>9.680987</text:p>
          </table:table-cell>
          <table:table-cell office:value-type="float" office:value="10.57761" calcext:value-type="float">
            <text:p>10.57761</text:p>
          </table:table-cell>
          <table:table-cell office:value-type="float" office:value="11.0142" calcext:value-type="float">
            <text:p>11.0142</text:p>
          </table:table-cell>
          <table:table-cell office:value-type="float" office:value="0" calcext:value-type="float">
            <text:p>0</text:p>
          </table:table-cell>
          <table:table-cell office:value-type="float" office:value="0.005071057" calcext:value-type="float">
            <text:p>0.00507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1516" calcext:value-type="float">
            <text:p>1.2515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1.777772" calcext:value-type="float">
            <text:p>1.777772</text:p>
          </table:table-cell>
          <table:table-cell office:value-type="float" office:value="135.9947" calcext:value-type="float">
            <text:p>135.9947</text:p>
          </table:table-cell>
          <table:table-cell office:value-type="float" office:value="0" calcext:value-type="float">
            <text:p>0</text:p>
          </table:table-cell>
          <table:table-cell office:value-type="float" office:value="-1.323104" calcext:value-type="float">
            <text:p>-1.323104</text:p>
          </table:table-cell>
          <table:table-cell office:value-type="float" office:value="35.32106" calcext:value-type="float">
            <text:p>35.32106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7851" calcext:value-type="float">
            <text:p>0.0001177851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24524" calcext:value-type="float">
            <text:p>0.004324524</text:p>
          </table:table-cell>
          <table:table-cell office:value-type="float" office:value="1168.789" calcext:value-type="float">
            <text:p>1168.789</text:p>
          </table:table-cell>
          <table:table-cell office:value-type="float" office:value="1.720003" calcext:value-type="float">
            <text:p>1.720003</text:p>
          </table:table-cell>
          <table:table-cell office:value-type="float" office:value="0" calcext:value-type="float">
            <text:p>0</text:p>
          </table:table-cell>
          <table:table-cell office:value-type="float" office:value="0.07426456" calcext:value-type="float">
            <text:p>0.07426456</text:p>
          </table:table-cell>
          <table:table-cell office:value-type="float" office:value="0.02270393" calcext:value-type="float">
            <text:p>0.02270393</text:p>
          </table:table-cell>
          <table:table-cell office:value-type="float" office:value="0.02145177" calcext:value-type="float">
            <text:p>0.02145177</text:p>
          </table:table-cell>
          <table:table-cell office:value-type="float" office:value="0.01010471" calcext:value-type="float">
            <text:p>0.01010471</text:p>
          </table:table-cell>
          <table:table-cell office:value-type="float" office:value="0.009220525" calcext:value-type="float">
            <text:p>0.009220525</text:p>
          </table:table-cell>
          <table:table-cell office:value-type="float" office:value="0.004723386" calcext:value-type="float">
            <text:p>0.004723386</text:p>
          </table:table-cell>
          <table:table-cell office:value-type="float" office:value="0.00440254" calcext:value-type="float">
            <text:p>0.00440254</text:p>
          </table:table-cell>
          <table:table-cell office:value-type="float" office:value="0.02196022" calcext:value-type="float">
            <text:p>0.02196022</text:p>
          </table:table-cell>
          <table:table-cell office:value-type="float" office:value="0.06702806" calcext:value-type="float">
            <text:p>0.06702806</text:p>
          </table:table-cell>
          <table:table-cell office:value-type="float" office:value="0.07303146" calcext:value-type="float">
            <text:p>0.07303146</text:p>
          </table:table-cell>
          <table:table-cell office:value-type="float" office:value="0.1085527" calcext:value-type="float">
            <text:p>0.1085527</text:p>
          </table:table-cell>
          <table:table-cell office:value-type="float" office:value="0.1329056" calcext:value-type="float">
            <text:p>0.1329056</text:p>
          </table:table-cell>
          <table:table-cell office:value-type="float" office:value="0.1724781" calcext:value-type="float">
            <text:p>0.1724781</text:p>
          </table:table-cell>
          <table:table-cell office:value-type="float" office:value="0.1770268" calcext:value-type="float">
            <text:p>0.1770268</text:p>
          </table:table-cell>
          <table:table-cell office:value-type="float" office:value="0" calcext:value-type="float">
            <text:p>0</text:p>
          </table:table-cell>
          <table:table-cell office:value-type="float" office:value="19.30583" calcext:value-type="float">
            <text:p>19.30583</text:p>
          </table:table-cell>
          <table:table-cell office:value-type="float" office:value="16.25629" calcext:value-type="float">
            <text:p>16.25629</text:p>
          </table:table-cell>
          <table:table-cell office:value-type="float" office:value="23.67417" calcext:value-type="float">
            <text:p>23.67417</text:p>
          </table:table-cell>
          <table:table-cell office:value-type="float" office:value="5.490381" calcext:value-type="float">
            <text:p>5.490381</text:p>
          </table:table-cell>
          <table:table-cell office:value-type="float" office:value="4.377294" calcext:value-type="float">
            <text:p>4.377294</text:p>
          </table:table-cell>
          <table:table-cell office:value-type="float" office:value="2.151294" calcext:value-type="float">
            <text:p>2.151294</text:p>
          </table:table-cell>
          <table:table-cell office:value-type="float" office:value="2.230071" calcext:value-type="float">
            <text:p>2.230071</text:p>
          </table:table-cell>
          <table:table-cell office:value-type="float" office:value="5.075233" calcext:value-type="float">
            <text:p>5.075233</text:p>
          </table:table-cell>
          <table:table-cell office:value-type="float" office:value="8.180361" calcext:value-type="float">
            <text:p>8.180361</text:p>
          </table:table-cell>
          <table:table-cell office:value-type="float" office:value="8.667069" calcext:value-type="float">
            <text:p>8.667069</text:p>
          </table:table-cell>
          <table:table-cell office:value-type="float" office:value="9.205313" calcext:value-type="float">
            <text:p>9.205313</text:p>
          </table:table-cell>
          <table:table-cell office:value-type="float" office:value="9.678198" calcext:value-type="float">
            <text:p>9.678198</text:p>
          </table:table-cell>
          <table:table-cell office:value-type="float" office:value="10.58125" calcext:value-type="float">
            <text:p>10.58125</text:p>
          </table:table-cell>
          <table:table-cell office:value-type="float" office:value="11.01762" calcext:value-type="float">
            <text:p>11.01762</text:p>
          </table:table-cell>
          <table:table-cell office:value-type="float" office:value="0" calcext:value-type="float">
            <text:p>0</text:p>
          </table:table-cell>
          <table:table-cell office:value-type="float" office:value="4.770697" calcext:value-type="float">
            <text:p>4.77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3852" calcext:value-type="float">
            <text:p>1.2638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1.76322" calcext:value-type="float">
            <text:p>1.76322</text:p>
          </table:table-cell>
          <table:table-cell office:value-type="float" office:value="135.9914" calcext:value-type="float">
            <text:p>135.9914</text:p>
          </table:table-cell>
          <table:table-cell office:value-type="float" office:value="0" calcext:value-type="float">
            <text:p>0</text:p>
          </table:table-cell>
          <table:table-cell office:value-type="float" office:value="-1.383372" calcext:value-type="float">
            <text:p>-1.383372</text:p>
          </table:table-cell>
          <table:table-cell office:value-type="float" office:value="35.29964" calcext:value-type="float">
            <text:p>35.29964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7938" calcext:value-type="float">
            <text:p>0.0001177938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2743" calcext:value-type="float">
            <text:p>0.00432743</text:p>
          </table:table-cell>
          <table:table-cell office:value-type="float" office:value="1168.763" calcext:value-type="float">
            <text:p>1168.763</text:p>
          </table:table-cell>
          <table:table-cell office:value-type="float" office:value="1.692849" calcext:value-type="float">
            <text:p>1.692849</text:p>
          </table:table-cell>
          <table:table-cell office:value-type="float" office:value="0" calcext:value-type="float">
            <text:p>0</text:p>
          </table:table-cell>
          <table:table-cell office:value-type="float" office:value="0.202779" calcext:value-type="float">
            <text:p>0.202779</text:p>
          </table:table-cell>
          <table:table-cell office:value-type="float" office:value="0.02782445" calcext:value-type="float">
            <text:p>0.02782445</text:p>
          </table:table-cell>
          <table:table-cell office:value-type="float" office:value="0.02159334" calcext:value-type="float">
            <text:p>0.02159334</text:p>
          </table:table-cell>
          <table:table-cell office:value-type="float" office:value="0.01036776" calcext:value-type="float">
            <text:p>0.01036776</text:p>
          </table:table-cell>
          <table:table-cell office:value-type="float" office:value="0.009584616" calcext:value-type="float">
            <text:p>0.009584616</text:p>
          </table:table-cell>
          <table:table-cell office:value-type="float" office:value="0.004724743" calcext:value-type="float">
            <text:p>0.004724743</text:p>
          </table:table-cell>
          <table:table-cell office:value-type="float" office:value="0.004402232" calcext:value-type="float">
            <text:p>0.004402232</text:p>
          </table:table-cell>
          <table:table-cell office:value-type="float" office:value="0.02120696" calcext:value-type="float">
            <text:p>0.02120696</text:p>
          </table:table-cell>
          <table:table-cell office:value-type="float" office:value="0.0656094" calcext:value-type="float">
            <text:p>0.0656094</text:p>
          </table:table-cell>
          <table:table-cell office:value-type="float" office:value="0.06904595" calcext:value-type="float">
            <text:p>0.06904595</text:p>
          </table:table-cell>
          <table:table-cell office:value-type="float" office:value="0.1050499" calcext:value-type="float">
            <text:p>0.1050499</text:p>
          </table:table-cell>
          <table:table-cell office:value-type="float" office:value="0.130666" calcext:value-type="float">
            <text:p>0.130666</text:p>
          </table:table-cell>
          <table:table-cell office:value-type="float" office:value="0.1725172" calcext:value-type="float">
            <text:p>0.1725172</text:p>
          </table:table-cell>
          <table:table-cell office:value-type="float" office:value="0.1770643" calcext:value-type="float">
            <text:p>0.1770643</text:p>
          </table:table-cell>
          <table:table-cell office:value-type="float" office:value="0" calcext:value-type="float">
            <text:p>0</text:p>
          </table:table-cell>
          <table:table-cell office:value-type="float" office:value="19.30448" calcext:value-type="float">
            <text:p>19.30448</text:p>
          </table:table-cell>
          <table:table-cell office:value-type="float" office:value="16.23133" calcext:value-type="float">
            <text:p>16.23133</text:p>
          </table:table-cell>
          <table:table-cell office:value-type="float" office:value="23.63321" calcext:value-type="float">
            <text:p>23.63321</text:p>
          </table:table-cell>
          <table:table-cell office:value-type="float" office:value="5.481943" calcext:value-type="float">
            <text:p>5.481943</text:p>
          </table:table-cell>
          <table:table-cell office:value-type="float" office:value="4.370193" calcext:value-type="float">
            <text:p>4.370193</text:p>
          </table:table-cell>
          <table:table-cell office:value-type="float" office:value="2.148501" calcext:value-type="float">
            <text:p>2.148501</text:p>
          </table:table-cell>
          <table:table-cell office:value-type="float" office:value="2.22683" calcext:value-type="float">
            <text:p>2.22683</text:p>
          </table:table-cell>
          <table:table-cell office:value-type="float" office:value="5.065892" calcext:value-type="float">
            <text:p>5.065892</text:p>
          </table:table-cell>
          <table:table-cell office:value-type="float" office:value="8.168905" calcext:value-type="float">
            <text:p>8.168905</text:p>
          </table:table-cell>
          <table:table-cell office:value-type="float" office:value="8.654321" calcext:value-type="float">
            <text:p>8.654321</text:p>
          </table:table-cell>
          <table:table-cell office:value-type="float" office:value="9.19777" calcext:value-type="float">
            <text:p>9.19777</text:p>
          </table:table-cell>
          <table:table-cell office:value-type="float" office:value="9.675256" calcext:value-type="float">
            <text:p>9.675256</text:p>
          </table:table-cell>
          <table:table-cell office:value-type="float" office:value="10.5849" calcext:value-type="float">
            <text:p>10.5849</text:p>
          </table:table-cell>
          <table:table-cell office:value-type="float" office:value="11.02105" calcext:value-type="float">
            <text:p>11.02105</text:p>
          </table:table-cell>
          <table:table-cell office:value-type="float" office:value="0" calcext:value-type="float">
            <text:p>0</text:p>
          </table:table-cell>
          <table:table-cell office:value-type="float" office:value="17.95899" calcext:value-type="float">
            <text:p>17.9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2914" calcext:value-type="float">
            <text:p>1.2829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1.74791" calcext:value-type="float">
            <text:p>1.74791</text:p>
          </table:table-cell>
          <table:table-cell office:value-type="float" office:value="135.9879" calcext:value-type="float">
            <text:p>135.9879</text:p>
          </table:table-cell>
          <table:table-cell office:value-type="float" office:value="0" calcext:value-type="float">
            <text:p>0</text:p>
          </table:table-cell>
          <table:table-cell office:value-type="float" office:value="-1.445007" calcext:value-type="float">
            <text:p>-1.445007</text:p>
          </table:table-cell>
          <table:table-cell office:value-type="float" office:value="35.27747" calcext:value-type="float">
            <text:p>35.27747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017" calcext:value-type="float">
            <text:p>0.0001178017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29619" calcext:value-type="float">
            <text:p>0.004329619</text:p>
          </table:table-cell>
          <table:table-cell office:value-type="float" office:value="1168.739" calcext:value-type="float">
            <text:p>1168.739</text:p>
          </table:table-cell>
          <table:table-cell office:value-type="float" office:value="1.663433" calcext:value-type="float">
            <text:p>1.663433</text:p>
          </table:table-cell>
          <table:table-cell office:value-type="float" office:value="0" calcext:value-type="float">
            <text:p>0</text:p>
          </table:table-cell>
          <table:table-cell office:value-type="float" office:value="0.2232871" calcext:value-type="float">
            <text:p>0.2232871</text:p>
          </table:table-cell>
          <table:table-cell office:value-type="float" office:value="0.02971222" calcext:value-type="float">
            <text:p>0.02971222</text:p>
          </table:table-cell>
          <table:table-cell office:value-type="float" office:value="0.02262713" calcext:value-type="float">
            <text:p>0.02262713</text:p>
          </table:table-cell>
          <table:table-cell office:value-type="float" office:value="0.01120978" calcext:value-type="float">
            <text:p>0.01120978</text:p>
          </table:table-cell>
          <table:table-cell office:value-type="float" office:value="0.01041626" calcext:value-type="float">
            <text:p>0.01041626</text:p>
          </table:table-cell>
          <table:table-cell office:value-type="float" office:value="0.004814486" calcext:value-type="float">
            <text:p>0.004814486</text:p>
          </table:table-cell>
          <table:table-cell office:value-type="float" office:value="0.004423752" calcext:value-type="float">
            <text:p>0.004423752</text:p>
          </table:table-cell>
          <table:table-cell office:value-type="float" office:value="0.02053975" calcext:value-type="float">
            <text:p>0.02053975</text:p>
          </table:table-cell>
          <table:table-cell office:value-type="float" office:value="0.06417449" calcext:value-type="float">
            <text:p>0.06417449</text:p>
          </table:table-cell>
          <table:table-cell office:value-type="float" office:value="0.06567731" calcext:value-type="float">
            <text:p>0.06567731</text:p>
          </table:table-cell>
          <table:table-cell office:value-type="float" office:value="0.1052608" calcext:value-type="float">
            <text:p>0.1052608</text:p>
          </table:table-cell>
          <table:table-cell office:value-type="float" office:value="0.1293054" calcext:value-type="float">
            <text:p>0.1293054</text:p>
          </table:table-cell>
          <table:table-cell office:value-type="float" office:value="0.1725562" calcext:value-type="float">
            <text:p>0.1725562</text:p>
          </table:table-cell>
          <table:table-cell office:value-type="float" office:value="0.1771019" calcext:value-type="float">
            <text:p>0.1771019</text:p>
          </table:table-cell>
          <table:table-cell office:value-type="float" office:value="0" calcext:value-type="float">
            <text:p>0</text:p>
          </table:table-cell>
          <table:table-cell office:value-type="float" office:value="19.31323" calcext:value-type="float">
            <text:p>19.31323</text:p>
          </table:table-cell>
          <table:table-cell office:value-type="float" office:value="16.20682" calcext:value-type="float">
            <text:p>16.20682</text:p>
          </table:table-cell>
          <table:table-cell office:value-type="float" office:value="23.59339" calcext:value-type="float">
            <text:p>23.59339</text:p>
          </table:table-cell>
          <table:table-cell office:value-type="float" office:value="5.474033" calcext:value-type="float">
            <text:p>5.474033</text:p>
          </table:table-cell>
          <table:table-cell office:value-type="float" office:value="4.363621" calcext:value-type="float">
            <text:p>4.363621</text:p>
          </table:table-cell>
          <table:table-cell office:value-type="float" office:value="2.145776" calcext:value-type="float">
            <text:p>2.145776</text:p>
          </table:table-cell>
          <table:table-cell office:value-type="float" office:value="2.223653" calcext:value-type="float">
            <text:p>2.223653</text:p>
          </table:table-cell>
          <table:table-cell office:value-type="float" office:value="5.056478" calcext:value-type="float">
            <text:p>5.056478</text:p>
          </table:table-cell>
          <table:table-cell office:value-type="float" office:value="8.157192" calcext:value-type="float">
            <text:p>8.157192</text:p>
          </table:table-cell>
          <table:table-cell office:value-type="float" office:value="8.640826" calcext:value-type="float">
            <text:p>8.640826</text:p>
          </table:table-cell>
          <table:table-cell office:value-type="float" office:value="9.190099" calcext:value-type="float">
            <text:p>9.190099</text:p>
          </table:table-cell>
          <table:table-cell office:value-type="float" office:value="9.671675" calcext:value-type="float">
            <text:p>9.671675</text:p>
          </table:table-cell>
          <table:table-cell office:value-type="float" office:value="10.58854" calcext:value-type="float">
            <text:p>10.58854</text:p>
          </table:table-cell>
          <table:table-cell office:value-type="float" office:value="11.02449" calcext:value-type="float">
            <text:p>11.02449</text:p>
          </table:table-cell>
          <table:table-cell office:value-type="float" office:value="0" calcext:value-type="float">
            <text:p>0</text:p>
          </table:table-cell>
          <table:table-cell office:value-type="float" office:value="25.16616" calcext:value-type="float">
            <text:p>25.1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3049" calcext:value-type="float">
            <text:p>1.30304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1.732226" calcext:value-type="float">
            <text:p>1.732226</text:p>
          </table:table-cell>
          <table:table-cell office:value-type="float" office:value="135.9837" calcext:value-type="float">
            <text:p>135.9837</text:p>
          </table:table-cell>
          <table:table-cell office:value-type="float" office:value="0" calcext:value-type="float">
            <text:p>0</text:p>
          </table:table-cell>
          <table:table-cell office:value-type="float" office:value="-1.507378" calcext:value-type="float">
            <text:p>-1.507378</text:p>
          </table:table-cell>
          <table:table-cell office:value-type="float" office:value="35.25514" calcext:value-type="float">
            <text:p>35.25514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086" calcext:value-type="float">
            <text:p>0.0001178086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30947" calcext:value-type="float">
            <text:p>0.004330947</text:p>
          </table:table-cell>
          <table:table-cell office:value-type="float" office:value="1168.716" calcext:value-type="float">
            <text:p>1168.716</text:p>
          </table:table-cell>
          <table:table-cell office:value-type="float" office:value="1.632245" calcext:value-type="float">
            <text:p>1.632245</text:p>
          </table:table-cell>
          <table:table-cell office:value-type="float" office:value="0" calcext:value-type="float">
            <text:p>0</text:p>
          </table:table-cell>
          <table:table-cell office:value-type="float" office:value="0.2546343" calcext:value-type="float">
            <text:p>0.2546343</text:p>
          </table:table-cell>
          <table:table-cell office:value-type="float" office:value="0.03399442" calcext:value-type="float">
            <text:p>0.03399442</text:p>
          </table:table-cell>
          <table:table-cell office:value-type="float" office:value="0.02461497" calcext:value-type="float">
            <text:p>0.02461497</text:p>
          </table:table-cell>
          <table:table-cell office:value-type="float" office:value="0.01255702" calcext:value-type="float">
            <text:p>0.01255702</text:p>
          </table:table-cell>
          <table:table-cell office:value-type="float" office:value="0.01181235" calcext:value-type="float">
            <text:p>0.01181235</text:p>
          </table:table-cell>
          <table:table-cell office:value-type="float" office:value="0.005030053" calcext:value-type="float">
            <text:p>0.005030053</text:p>
          </table:table-cell>
          <table:table-cell office:value-type="float" office:value="0.00447943" calcext:value-type="float">
            <text:p>0.00447943</text:p>
          </table:table-cell>
          <table:table-cell office:value-type="float" office:value="0.0200097" calcext:value-type="float">
            <text:p>0.0200097</text:p>
          </table:table-cell>
          <table:table-cell office:value-type="float" office:value="0.06388165" calcext:value-type="float">
            <text:p>0.06388165</text:p>
          </table:table-cell>
          <table:table-cell office:value-type="float" office:value="0.06344552" calcext:value-type="float">
            <text:p>0.06344552</text:p>
          </table:table-cell>
          <table:table-cell office:value-type="float" office:value="0.1056035" calcext:value-type="float">
            <text:p>0.1056035</text:p>
          </table:table-cell>
          <table:table-cell office:value-type="float" office:value="0.1297341" calcext:value-type="float">
            <text:p>0.1297341</text:p>
          </table:table-cell>
          <table:table-cell office:value-type="float" office:value="0.172595" calcext:value-type="float">
            <text:p>0.172595</text:p>
          </table:table-cell>
          <table:table-cell office:value-type="float" office:value="0.1771394" calcext:value-type="float">
            <text:p>0.1771394</text:p>
          </table:table-cell>
          <table:table-cell office:value-type="float" office:value="0" calcext:value-type="float">
            <text:p>0</text:p>
          </table:table-cell>
          <table:table-cell office:value-type="float" office:value="19.32557" calcext:value-type="float">
            <text:p>19.32557</text:p>
          </table:table-cell>
          <table:table-cell office:value-type="float" office:value="16.18309" calcext:value-type="float">
            <text:p>16.18309</text:p>
          </table:table-cell>
          <table:table-cell office:value-type="float" office:value="23.55469" calcext:value-type="float">
            <text:p>23.55469</text:p>
          </table:table-cell>
          <table:table-cell office:value-type="float" office:value="5.46671" calcext:value-type="float">
            <text:p>5.46671</text:p>
          </table:table-cell>
          <table:table-cell office:value-type="float" office:value="4.35772" calcext:value-type="float">
            <text:p>4.35772</text:p>
          </table:table-cell>
          <table:table-cell office:value-type="float" office:value="2.143152" calcext:value-type="float">
            <text:p>2.143152</text:p>
          </table:table-cell>
          <table:table-cell office:value-type="float" office:value="2.220557" calcext:value-type="float">
            <text:p>2.220557</text:p>
          </table:table-cell>
          <table:table-cell office:value-type="float" office:value="5.047036" calcext:value-type="float">
            <text:p>5.047036</text:p>
          </table:table-cell>
          <table:table-cell office:value-type="float" office:value="8.145384" calcext:value-type="float">
            <text:p>8.145384</text:p>
          </table:table-cell>
          <table:table-cell office:value-type="float" office:value="8.6268" calcext:value-type="float">
            <text:p>8.6268</text:p>
          </table:table-cell>
          <table:table-cell office:value-type="float" office:value="9.182535" calcext:value-type="float">
            <text:p>9.182535</text:p>
          </table:table-cell>
          <table:table-cell office:value-type="float" office:value="9.668076" calcext:value-type="float">
            <text:p>9.668076</text:p>
          </table:table-cell>
          <table:table-cell office:value-type="float" office:value="10.59219" calcext:value-type="float">
            <text:p>10.59219</text:p>
          </table:table-cell>
          <table:table-cell office:value-type="float" office:value="11.02792" calcext:value-type="float">
            <text:p>11.02792</text:p>
          </table:table-cell>
          <table:table-cell office:value-type="float" office:value="0" calcext:value-type="float">
            <text:p>0</text:p>
          </table:table-cell>
          <table:table-cell office:value-type="float" office:value="28.23602" calcext:value-type="float">
            <text:p>28.23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4509" calcext:value-type="float">
            <text:p>1.32450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1.720448" calcext:value-type="float">
            <text:p>1.720448</text:p>
          </table:table-cell>
          <table:table-cell office:value-type="float" office:value="135.9785" calcext:value-type="float">
            <text:p>135.9785</text:p>
          </table:table-cell>
          <table:table-cell office:value-type="float" office:value="0" calcext:value-type="float">
            <text:p>0</text:p>
          </table:table-cell>
          <table:table-cell office:value-type="float" office:value="-1.568668" calcext:value-type="float">
            <text:p>-1.568668</text:p>
          </table:table-cell>
          <table:table-cell office:value-type="float" office:value="35.23292" calcext:value-type="float">
            <text:p>35.23292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145" calcext:value-type="float">
            <text:p>0.0001178145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31308" calcext:value-type="float">
            <text:p>0.004331308</text:p>
          </table:table-cell>
          <table:table-cell office:value-type="float" office:value="1168.692" calcext:value-type="float">
            <text:p>1168.692</text:p>
          </table:table-cell>
          <table:table-cell office:value-type="float" office:value="1.604897" calcext:value-type="float">
            <text:p>1.604897</text:p>
          </table:table-cell>
          <table:table-cell office:value-type="float" office:value="0" calcext:value-type="float">
            <text:p>0</text:p>
          </table:table-cell>
          <table:table-cell office:value-type="float" office:value="0.1892304" calcext:value-type="float">
            <text:p>0.1892304</text:p>
          </table:table-cell>
          <table:table-cell office:value-type="float" office:value="0.03055929" calcext:value-type="float">
            <text:p>0.03055929</text:p>
          </table:table-cell>
          <table:table-cell office:value-type="float" office:value="0.02475888" calcext:value-type="float">
            <text:p>0.02475888</text:p>
          </table:table-cell>
          <table:table-cell office:value-type="float" office:value="0.01303753" calcext:value-type="float">
            <text:p>0.01303753</text:p>
          </table:table-cell>
          <table:table-cell office:value-type="float" office:value="0.01258168" calcext:value-type="float">
            <text:p>0.01258168</text:p>
          </table:table-cell>
          <table:table-cell office:value-type="float" office:value="0.005237029" calcext:value-type="float">
            <text:p>0.005237029</text:p>
          </table:table-cell>
          <table:table-cell office:value-type="float" office:value="0.004543498" calcext:value-type="float">
            <text:p>0.004543498</text:p>
          </table:table-cell>
          <table:table-cell office:value-type="float" office:value="0.01963938" calcext:value-type="float">
            <text:p>0.01963938</text:p>
          </table:table-cell>
          <table:table-cell office:value-type="float" office:value="0.06472286" calcext:value-type="float">
            <text:p>0.06472286</text:p>
          </table:table-cell>
          <table:table-cell office:value-type="float" office:value="0.0640967" calcext:value-type="float">
            <text:p>0.0640967</text:p>
          </table:table-cell>
          <table:table-cell office:value-type="float" office:value="0.1010761" calcext:value-type="float">
            <text:p>0.1010761</text:p>
          </table:table-cell>
          <table:table-cell office:value-type="float" office:value="0.1308949" calcext:value-type="float">
            <text:p>0.1308949</text:p>
          </table:table-cell>
          <table:table-cell office:value-type="float" office:value="0.1726348" calcext:value-type="float">
            <text:p>0.1726348</text:p>
          </table:table-cell>
          <table:table-cell office:value-type="float" office:value="0.1771768" calcext:value-type="float">
            <text:p>0.1771768</text:p>
          </table:table-cell>
          <table:table-cell office:value-type="float" office:value="0" calcext:value-type="float">
            <text:p>0</text:p>
          </table:table-cell>
          <table:table-cell office:value-type="float" office:value="19.3359" calcext:value-type="float">
            <text:p>19.3359</text:p>
          </table:table-cell>
          <table:table-cell office:value-type="float" office:value="16.15986" calcext:value-type="float">
            <text:p>16.15986</text:p>
          </table:table-cell>
          <table:table-cell office:value-type="float" office:value="23.51672" calcext:value-type="float">
            <text:p>23.51672</text:p>
          </table:table-cell>
          <table:table-cell office:value-type="float" office:value="5.459864" calcext:value-type="float">
            <text:p>5.459864</text:p>
          </table:table-cell>
          <table:table-cell office:value-type="float" office:value="4.352401" calcext:value-type="float">
            <text:p>4.352401</text:p>
          </table:table-cell>
          <table:table-cell office:value-type="float" office:value="2.140648" calcext:value-type="float">
            <text:p>2.140648</text:p>
          </table:table-cell>
          <table:table-cell office:value-type="float" office:value="2.217553" calcext:value-type="float">
            <text:p>2.217553</text:p>
          </table:table-cell>
          <table:table-cell office:value-type="float" office:value="5.03761" calcext:value-type="float">
            <text:p>5.03761</text:p>
          </table:table-cell>
          <table:table-cell office:value-type="float" office:value="8.133758" calcext:value-type="float">
            <text:p>8.133758</text:p>
          </table:table-cell>
          <table:table-cell office:value-type="float" office:value="8.612728" calcext:value-type="float">
            <text:p>8.612728</text:p>
          </table:table-cell>
          <table:table-cell office:value-type="float" office:value="9.174426" calcext:value-type="float">
            <text:p>9.174426</text:p>
          </table:table-cell>
          <table:table-cell office:value-type="float" office:value="9.664713" calcext:value-type="float">
            <text:p>9.664713</text:p>
          </table:table-cell>
          <table:table-cell office:value-type="float" office:value="10.59583" calcext:value-type="float">
            <text:p>10.59583</text:p>
          </table:table-cell>
          <table:table-cell office:value-type="float" office:value="11.03137" calcext:value-type="float">
            <text:p>11.03137</text:p>
          </table:table-cell>
          <table:table-cell office:value-type="float" office:value="0" calcext:value-type="float">
            <text:p>0</text:p>
          </table:table-cell>
          <table:table-cell office:value-type="float" office:value="25.92831" calcext:value-type="float">
            <text:p>25.92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4511" calcext:value-type="float">
            <text:p>1.3445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1.710841" calcext:value-type="float">
            <text:p>1.710841</text:p>
          </table:table-cell>
          <table:table-cell office:value-type="float" office:value="135.9725" calcext:value-type="float">
            <text:p>135.9725</text:p>
          </table:table-cell>
          <table:table-cell office:value-type="float" office:value="0" calcext:value-type="float">
            <text:p>0</text:p>
          </table:table-cell>
          <table:table-cell office:value-type="float" office:value="-1.62989" calcext:value-type="float">
            <text:p>-1.62989</text:p>
          </table:table-cell>
          <table:table-cell office:value-type="float" office:value="35.21091" calcext:value-type="float">
            <text:p>35.21091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194" calcext:value-type="float">
            <text:p>0.0001178194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30832" calcext:value-type="float">
            <text:p>0.004330832</text:p>
          </table:table-cell>
          <table:table-cell office:value-type="float" office:value="1168.669" calcext:value-type="float">
            <text:p>1168.669</text:p>
          </table:table-cell>
          <table:table-cell office:value-type="float" office:value="1.58315" calcext:value-type="float">
            <text:p>1.58315</text:p>
          </table:table-cell>
          <table:table-cell office:value-type="float" office:value="0" calcext:value-type="float">
            <text:p>0</text:p>
          </table:table-cell>
          <table:table-cell office:value-type="float" office:value="0.1771635" calcext:value-type="float">
            <text:p>0.1771635</text:p>
          </table:table-cell>
          <table:table-cell office:value-type="float" office:value="0.02984359" calcext:value-type="float">
            <text:p>0.02984359</text:p>
          </table:table-cell>
          <table:table-cell office:value-type="float" office:value="0.02434669" calcext:value-type="float">
            <text:p>0.02434669</text:p>
          </table:table-cell>
          <table:table-cell office:value-type="float" office:value="0.01294775" calcext:value-type="float">
            <text:p>0.01294775</text:p>
          </table:table-cell>
          <table:table-cell office:value-type="float" office:value="0.01273288" calcext:value-type="float">
            <text:p>0.01273288</text:p>
          </table:table-cell>
          <table:table-cell office:value-type="float" office:value="0.005362262" calcext:value-type="float">
            <text:p>0.005362262</text:p>
          </table:table-cell>
          <table:table-cell office:value-type="float" office:value="0.004587309" calcext:value-type="float">
            <text:p>0.004587309</text:p>
          </table:table-cell>
          <table:table-cell office:value-type="float" office:value="0.01944267" calcext:value-type="float">
            <text:p>0.01944267</text:p>
          </table:table-cell>
          <table:table-cell office:value-type="float" office:value="0.06601115" calcext:value-type="float">
            <text:p>0.06601115</text:p>
          </table:table-cell>
          <table:table-cell office:value-type="float" office:value="0.06558006" calcext:value-type="float">
            <text:p>0.06558006</text:p>
          </table:table-cell>
          <table:table-cell office:value-type="float" office:value="0.09792232" calcext:value-type="float">
            <text:p>0.09792232</text:p>
          </table:table-cell>
          <table:table-cell office:value-type="float" office:value="0.1322862" calcext:value-type="float">
            <text:p>0.1322862</text:p>
          </table:table-cell>
          <table:table-cell office:value-type="float" office:value="0.1726749" calcext:value-type="float">
            <text:p>0.1726749</text:p>
          </table:table-cell>
          <table:table-cell office:value-type="float" office:value="0.1772144" calcext:value-type="float">
            <text:p>0.1772144</text:p>
          </table:table-cell>
          <table:table-cell office:value-type="float" office:value="0" calcext:value-type="float">
            <text:p>0</text:p>
          </table:table-cell>
          <table:table-cell office:value-type="float" office:value="19.3411" calcext:value-type="float">
            <text:p>19.3411</text:p>
          </table:table-cell>
          <table:table-cell office:value-type="float" office:value="16.13649" calcext:value-type="float">
            <text:p>16.13649</text:p>
          </table:table-cell>
          <table:table-cell office:value-type="float" office:value="23.47887" calcext:value-type="float">
            <text:p>23.47887</text:p>
          </table:table-cell>
          <table:table-cell office:value-type="float" office:value="5.453162" calcext:value-type="float">
            <text:p>5.453162</text:p>
          </table:table-cell>
          <table:table-cell office:value-type="float" office:value="4.347352" calcext:value-type="float">
            <text:p>4.347352</text:p>
          </table:table-cell>
          <table:table-cell office:value-type="float" office:value="2.138248" calcext:value-type="float">
            <text:p>2.138248</text:p>
          </table:table-cell>
          <table:table-cell office:value-type="float" office:value="2.214638" calcext:value-type="float">
            <text:p>2.214638</text:p>
          </table:table-cell>
          <table:table-cell office:value-type="float" office:value="5.02824" calcext:value-type="float">
            <text:p>5.02824</text:p>
          </table:table-cell>
          <table:table-cell office:value-type="float" office:value="8.122461" calcext:value-type="float">
            <text:p>8.122461</text:p>
          </table:table-cell>
          <table:table-cell office:value-type="float" office:value="8.598919" calcext:value-type="float">
            <text:p>8.598919</text:p>
          </table:table-cell>
          <table:table-cell office:value-type="float" office:value="9.165558" calcext:value-type="float">
            <text:p>9.165558</text:p>
          </table:table-cell>
          <table:table-cell office:value-type="float" office:value="9.661698" calcext:value-type="float">
            <text:p>9.661698</text:p>
          </table:table-cell>
          <table:table-cell office:value-type="float" office:value="10.59947" calcext:value-type="float">
            <text:p>10.59947</text:p>
          </table:table-cell>
          <table:table-cell office:value-type="float" office:value="11.03481" calcext:value-type="float">
            <text:p>11.03481</text:p>
          </table:table-cell>
          <table:table-cell office:value-type="float" office:value="0" calcext:value-type="float">
            <text:p>0</text:p>
          </table:table-cell>
          <table:table-cell office:value-type="float" office:value="20.01875" calcext:value-type="float">
            <text:p>20.0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1992" calcext:value-type="float">
            <text:p>1.36199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1.71076" calcext:value-type="float">
            <text:p>1.71076</text:p>
          </table:table-cell>
          <table:table-cell office:value-type="float" office:value="135.97" calcext:value-type="float">
            <text:p>135.97</text:p>
          </table:table-cell>
          <table:table-cell office:value-type="float" office:value="0" calcext:value-type="float">
            <text:p>0</text:p>
          </table:table-cell>
          <table:table-cell office:value-type="float" office:value="-1.691265" calcext:value-type="float">
            <text:p>-1.691265</text:p>
          </table:table-cell>
          <table:table-cell office:value-type="float" office:value="35.18889" calcext:value-type="float">
            <text:p>35.18889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236" calcext:value-type="float">
            <text:p>0.0001178236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2945" calcext:value-type="float">
            <text:p>0.00432945</text:p>
          </table:table-cell>
          <table:table-cell office:value-type="float" office:value="1168.638" calcext:value-type="float">
            <text:p>1168.638</text:p>
          </table:table-cell>
          <table:table-cell office:value-type="float" office:value="1.595703" calcext:value-type="float">
            <text:p>1.595703</text:p>
          </table:table-cell>
          <table:table-cell office:value-type="float" office:value="0" calcext:value-type="float">
            <text:p>0</text:p>
          </table:table-cell>
          <table:table-cell office:value-type="float" office:value="0.005856257" calcext:value-type="float">
            <text:p>0.005856257</text:p>
          </table:table-cell>
          <table:table-cell office:value-type="float" office:value="0.01783493" calcext:value-type="float">
            <text:p>0.01783493</text:p>
          </table:table-cell>
          <table:table-cell office:value-type="float" office:value="0.02023913" calcext:value-type="float">
            <text:p>0.02023913</text:p>
          </table:table-cell>
          <table:table-cell office:value-type="float" office:value="0.01067615" calcext:value-type="float">
            <text:p>0.01067615</text:p>
          </table:table-cell>
          <table:table-cell office:value-type="float" office:value="0.01068302" calcext:value-type="float">
            <text:p>0.01068302</text:p>
          </table:table-cell>
          <table:table-cell office:value-type="float" office:value="0.005151197" calcext:value-type="float">
            <text:p>0.005151197</text:p>
          </table:table-cell>
          <table:table-cell office:value-type="float" office:value="0.004550331" calcext:value-type="float">
            <text:p>0.004550331</text:p>
          </table:table-cell>
          <table:table-cell office:value-type="float" office:value="0.01921697" calcext:value-type="float">
            <text:p>0.01921697</text:p>
          </table:table-cell>
          <table:table-cell office:value-type="float" office:value="0.06666966" calcext:value-type="float">
            <text:p>0.06666966</text:p>
          </table:table-cell>
          <table:table-cell office:value-type="float" office:value="0.0707894" calcext:value-type="float">
            <text:p>0.0707894</text:p>
          </table:table-cell>
          <table:table-cell office:value-type="float" office:value="0.09195571" calcext:value-type="float">
            <text:p>0.09195571</text:p>
          </table:table-cell>
          <table:table-cell office:value-type="float" office:value="0.1333379" calcext:value-type="float">
            <text:p>0.1333379</text:p>
          </table:table-cell>
          <table:table-cell office:value-type="float" office:value="0.1727146" calcext:value-type="float">
            <text:p>0.1727146</text:p>
          </table:table-cell>
          <table:table-cell office:value-type="float" office:value="0.1772516" calcext:value-type="float">
            <text:p>0.1772516</text:p>
          </table:table-cell>
          <table:table-cell office:value-type="float" office:value="0" calcext:value-type="float">
            <text:p>0</text:p>
          </table:table-cell>
          <table:table-cell office:value-type="float" office:value="19.32404" calcext:value-type="float">
            <text:p>19.32404</text:p>
          </table:table-cell>
          <table:table-cell office:value-type="float" office:value="16.11132" calcext:value-type="float">
            <text:p>16.11132</text:p>
          </table:table-cell>
          <table:table-cell office:value-type="float" office:value="23.44006" calcext:value-type="float">
            <text:p>23.44006</text:p>
          </table:table-cell>
          <table:table-cell office:value-type="float" office:value="5.446141" calcext:value-type="float">
            <text:p>5.446141</text:p>
          </table:table-cell>
          <table:table-cell office:value-type="float" office:value="4.342069" calcext:value-type="float">
            <text:p>4.342069</text:p>
          </table:table-cell>
          <table:table-cell office:value-type="float" office:value="2.135896" calcext:value-type="float">
            <text:p>2.135896</text:p>
          </table:table-cell>
          <table:table-cell office:value-type="float" office:value="2.211779" calcext:value-type="float">
            <text:p>2.211779</text:p>
          </table:table-cell>
          <table:table-cell office:value-type="float" office:value="5.018921" calcext:value-type="float">
            <text:p>5.018921</text:p>
          </table:table-cell>
          <table:table-cell office:value-type="float" office:value="8.111459" calcext:value-type="float">
            <text:p>8.111459</text:p>
          </table:table-cell>
          <table:table-cell office:value-type="float" office:value="8.585911" calcext:value-type="float">
            <text:p>8.585911</text:p>
          </table:table-cell>
          <table:table-cell office:value-type="float" office:value="9.155616" calcext:value-type="float">
            <text:p>9.155616</text:p>
          </table:table-cell>
          <table:table-cell office:value-type="float" office:value="9.658984" calcext:value-type="float">
            <text:p>9.658984</text:p>
          </table:table-cell>
          <table:table-cell office:value-type="float" office:value="10.60312" calcext:value-type="float">
            <text:p>10.60312</text:p>
          </table:table-cell>
          <table:table-cell office:value-type="float" office:value="11.03817" calcext:value-type="float">
            <text:p>11.03817</text:p>
          </table:table-cell>
          <table:table-cell office:value-type="float" office:value="0" calcext:value-type="float">
            <text:p>0</text:p>
          </table:table-cell>
          <table:table-cell office:value-type="float" office:value="0.01356526" calcext:value-type="float">
            <text:p>0.01356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6209" calcext:value-type="float">
            <text:p>1.3662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1.706312" calcext:value-type="float">
            <text:p>1.706312</text:p>
          </table:table-cell>
          <table:table-cell office:value-type="float" office:value="135.9681" calcext:value-type="float">
            <text:p>135.9681</text:p>
          </table:table-cell>
          <table:table-cell office:value-type="float" office:value="0" calcext:value-type="float">
            <text:p>0</text:p>
          </table:table-cell>
          <table:table-cell office:value-type="float" office:value="-1.746999" calcext:value-type="float">
            <text:p>-1.746999</text:p>
          </table:table-cell>
          <table:table-cell office:value-type="float" office:value="35.16678" calcext:value-type="float">
            <text:p>35.16678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264" calcext:value-type="float">
            <text:p>0.0001178264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27105" calcext:value-type="float">
            <text:p>0.004327105</text:p>
          </table:table-cell>
          <table:table-cell office:value-type="float" office:value="1168.609" calcext:value-type="float">
            <text:p>1168.609</text:p>
          </table:table-cell>
          <table:table-cell office:value-type="float" office:value="1.603349" calcext:value-type="float">
            <text:p>1.603349</text:p>
          </table:table-cell>
          <table:table-cell office:value-type="float" office:value="0" calcext:value-type="float">
            <text:p>0</text:p>
          </table:table-cell>
          <table:table-cell office:value-type="float" office:value="0.003610507" calcext:value-type="float">
            <text:p>0.003610507</text:p>
          </table:table-cell>
          <table:table-cell office:value-type="float" office:value="0.01564297" calcext:value-type="float">
            <text:p>0.01564297</text:p>
          </table:table-cell>
          <table:table-cell office:value-type="float" office:value="0.01819788" calcext:value-type="float">
            <text:p>0.01819788</text:p>
          </table:table-cell>
          <table:table-cell office:value-type="float" office:value="0.009176757" calcext:value-type="float">
            <text:p>0.009176757</text:p>
          </table:table-cell>
          <table:table-cell office:value-type="float" office:value="0.009226457" calcext:value-type="float">
            <text:p>0.009226457</text:p>
          </table:table-cell>
          <table:table-cell office:value-type="float" office:value="0.004874372" calcext:value-type="float">
            <text:p>0.004874372</text:p>
          </table:table-cell>
          <table:table-cell office:value-type="float" office:value="0.004479617" calcext:value-type="float">
            <text:p>0.004479617</text:p>
          </table:table-cell>
          <table:table-cell office:value-type="float" office:value="0.01861604" calcext:value-type="float">
            <text:p>0.01861604</text:p>
          </table:table-cell>
          <table:table-cell office:value-type="float" office:value="0.06411294" calcext:value-type="float">
            <text:p>0.06411294</text:p>
          </table:table-cell>
          <table:table-cell office:value-type="float" office:value="0.08280777" calcext:value-type="float">
            <text:p>0.08280777</text:p>
          </table:table-cell>
          <table:table-cell office:value-type="float" office:value="0.08311538" calcext:value-type="float">
            <text:p>0.08311538</text:p>
          </table:table-cell>
          <table:table-cell office:value-type="float" office:value="0.1309265" calcext:value-type="float">
            <text:p>0.1309265</text:p>
          </table:table-cell>
          <table:table-cell office:value-type="float" office:value="0.172754" calcext:value-type="float">
            <text:p>0.172754</text:p>
          </table:table-cell>
          <table:table-cell office:value-type="float" office:value="0.1772885" calcext:value-type="float">
            <text:p>0.1772885</text:p>
          </table:table-cell>
          <table:table-cell office:value-type="float" office:value="0" calcext:value-type="float">
            <text:p>0</text:p>
          </table:table-cell>
          <table:table-cell office:value-type="float" office:value="19.26935" calcext:value-type="float">
            <text:p>19.26935</text:p>
          </table:table-cell>
          <table:table-cell office:value-type="float" office:value="16.08455" calcext:value-type="float">
            <text:p>16.08455</text:p>
          </table:table-cell>
          <table:table-cell office:value-type="float" office:value="23.39985" calcext:value-type="float">
            <text:p>23.39985</text:p>
          </table:table-cell>
          <table:table-cell office:value-type="float" office:value="5.438546" calcext:value-type="float">
            <text:p>5.438546</text:p>
          </table:table-cell>
          <table:table-cell office:value-type="float" office:value="4.336277" calcext:value-type="float">
            <text:p>4.336277</text:p>
          </table:table-cell>
          <table:table-cell office:value-type="float" office:value="2.133525" calcext:value-type="float">
            <text:p>2.133525</text:p>
          </table:table-cell>
          <table:table-cell office:value-type="float" office:value="2.208945" calcext:value-type="float">
            <text:p>2.208945</text:p>
          </table:table-cell>
          <table:table-cell office:value-type="float" office:value="5.009582" calcext:value-type="float">
            <text:p>5.009582</text:p>
          </table:table-cell>
          <table:table-cell office:value-type="float" office:value="8.100324" calcext:value-type="float">
            <text:p>8.100324</text:p>
          </table:table-cell>
          <table:table-cell office:value-type="float" office:value="8.575083" calcext:value-type="float">
            <text:p>8.575083</text:p>
          </table:table-cell>
          <table:table-cell office:value-type="float" office:value="9.143873" calcext:value-type="float">
            <text:p>9.143873</text:p>
          </table:table-cell>
          <table:table-cell office:value-type="float" office:value="9.656223" calcext:value-type="float">
            <text:p>9.656223</text:p>
          </table:table-cell>
          <table:table-cell office:value-type="float" office:value="10.60676" calcext:value-type="float">
            <text:p>10.60676</text:p>
          </table:table-cell>
          <table:table-cell office:value-type="float" office:value="11.04153" calcext:value-type="float">
            <text:p>11.04153</text:p>
          </table:table-cell>
          <table:table-cell office:value-type="float" office:value="0" calcext:value-type="float">
            <text:p>0</text:p>
          </table:table-cell>
          <table:table-cell office:value-type="float" office:value="0.005241799" calcext:value-type="float">
            <text:p>0.005241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3931" calcext:value-type="float">
            <text:p>1.37393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1.702858" calcext:value-type="float">
            <text:p>1.702858</text:p>
          </table:table-cell>
          <table:table-cell office:value-type="float" office:value="135.9669" calcext:value-type="float">
            <text:p>135.9669</text:p>
          </table:table-cell>
          <table:table-cell office:value-type="float" office:value="0" calcext:value-type="float">
            <text:p>0</text:p>
          </table:table-cell>
          <table:table-cell office:value-type="float" office:value="-1.804075" calcext:value-type="float">
            <text:p>-1.804075</text:p>
          </table:table-cell>
          <table:table-cell office:value-type="float" office:value="35.14372" calcext:value-type="float">
            <text:p>35.14372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283" calcext:value-type="float">
            <text:p>0.0001178283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23709" calcext:value-type="float">
            <text:p>0.004323709</text:p>
          </table:table-cell>
          <table:table-cell office:value-type="float" office:value="1168.579" calcext:value-type="float">
            <text:p>1168.579</text:p>
          </table:table-cell>
          <table:table-cell office:value-type="float" office:value="1.609414" calcext:value-type="float">
            <text:p>1.609414</text:p>
          </table:table-cell>
          <table:table-cell office:value-type="float" office:value="0" calcext:value-type="float">
            <text:p>0</text:p>
          </table:table-cell>
          <table:table-cell office:value-type="float" office:value="0.003103443" calcext:value-type="float">
            <text:p>0.003103443</text:p>
          </table:table-cell>
          <table:table-cell office:value-type="float" office:value="0.01501752" calcext:value-type="float">
            <text:p>0.01501752</text:p>
          </table:table-cell>
          <table:table-cell office:value-type="float" office:value="0.01697991" calcext:value-type="float">
            <text:p>0.01697991</text:p>
          </table:table-cell>
          <table:table-cell office:value-type="float" office:value="0.008230882" calcext:value-type="float">
            <text:p>0.008230882</text:p>
          </table:table-cell>
          <table:table-cell office:value-type="float" office:value="0.008145951" calcext:value-type="float">
            <text:p>0.008145951</text:p>
          </table:table-cell>
          <table:table-cell office:value-type="float" office:value="0.004629689" calcext:value-type="float">
            <text:p>0.004629689</text:p>
          </table:table-cell>
          <table:table-cell office:value-type="float" office:value="0.004399748" calcext:value-type="float">
            <text:p>0.004399748</text:p>
          </table:table-cell>
          <table:table-cell office:value-type="float" office:value="0.0181409" calcext:value-type="float">
            <text:p>0.0181409</text:p>
          </table:table-cell>
          <table:table-cell office:value-type="float" office:value="0.0617974" calcext:value-type="float">
            <text:p>0.0617974</text:p>
          </table:table-cell>
          <table:table-cell office:value-type="float" office:value="0.08624657" calcext:value-type="float">
            <text:p>0.08624657</text:p>
          </table:table-cell>
          <table:table-cell office:value-type="float" office:value="0.0751261" calcext:value-type="float">
            <text:p>0.0751261</text:p>
          </table:table-cell>
          <table:table-cell office:value-type="float" office:value="0.1271224" calcext:value-type="float">
            <text:p>0.1271224</text:p>
          </table:table-cell>
          <table:table-cell office:value-type="float" office:value="0.172793" calcext:value-type="float">
            <text:p>0.172793</text:p>
          </table:table-cell>
          <table:table-cell office:value-type="float" office:value="0.1773252" calcext:value-type="float">
            <text:p>0.1773252</text:p>
          </table:table-cell>
          <table:table-cell office:value-type="float" office:value="0" calcext:value-type="float">
            <text:p>0</text:p>
          </table:table-cell>
          <table:table-cell office:value-type="float" office:value="19.19973" calcext:value-type="float">
            <text:p>19.19973</text:p>
          </table:table-cell>
          <table:table-cell office:value-type="float" office:value="16.05642" calcext:value-type="float">
            <text:p>16.05642</text:p>
          </table:table-cell>
          <table:table-cell office:value-type="float" office:value="23.35866" calcext:value-type="float">
            <text:p>23.35866</text:p>
          </table:table-cell>
          <table:table-cell office:value-type="float" office:value="5.430565" calcext:value-type="float">
            <text:p>5.430565</text:p>
          </table:table-cell>
          <table:table-cell office:value-type="float" office:value="4.33003" calcext:value-type="float">
            <text:p>4.33003</text:p>
          </table:table-cell>
          <table:table-cell office:value-type="float" office:value="2.131127" calcext:value-type="float">
            <text:p>2.131127</text:p>
          </table:table-cell>
          <table:table-cell office:value-type="float" office:value="2.206116" calcext:value-type="float">
            <text:p>2.206116</text:p>
          </table:table-cell>
          <table:table-cell office:value-type="float" office:value="5.000162" calcext:value-type="float">
            <text:p>5.000162</text:p>
          </table:table-cell>
          <table:table-cell office:value-type="float" office:value="8.088637" calcext:value-type="float">
            <text:p>8.088637</text:p>
          </table:table-cell>
          <table:table-cell office:value-type="float" office:value="8.565969" calcext:value-type="float">
            <text:p>8.565969</text:p>
          </table:table-cell>
          <table:table-cell office:value-type="float" office:value="9.130087" calcext:value-type="float">
            <text:p>9.130087</text:p>
          </table:table-cell>
          <table:table-cell office:value-type="float" office:value="9.652494" calcext:value-type="float">
            <text:p>9.652494</text:p>
          </table:table-cell>
          <table:table-cell office:value-type="float" office:value="10.6104" calcext:value-type="float">
            <text:p>10.6104</text:p>
          </table:table-cell>
          <table:table-cell office:value-type="float" office:value="11.04485" calcext:value-type="float">
            <text:p>11.04485</text:p>
          </table:table-cell>
          <table:table-cell office:value-type="float" office:value="0" calcext:value-type="float">
            <text:p>0</text:p>
          </table:table-cell>
          <table:table-cell office:value-type="float" office:value="0.01027368" calcext:value-type="float">
            <text:p>0.0102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9894" calcext:value-type="float">
            <text:p>1.3798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1.698413" calcext:value-type="float">
            <text:p>1.698413</text:p>
          </table:table-cell>
          <table:table-cell office:value-type="float" office:value="135.9667" calcext:value-type="float">
            <text:p>135.9667</text:p>
          </table:table-cell>
          <table:table-cell office:value-type="float" office:value="0" calcext:value-type="float">
            <text:p>0</text:p>
          </table:table-cell>
          <table:table-cell office:value-type="float" office:value="-1.863001" calcext:value-type="float">
            <text:p>-1.863001</text:p>
          </table:table-cell>
          <table:table-cell office:value-type="float" office:value="35.11964" calcext:value-type="float">
            <text:p>35.11964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287" calcext:value-type="float">
            <text:p>0.0001178287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19226" calcext:value-type="float">
            <text:p>0.004319226</text:p>
          </table:table-cell>
          <table:table-cell office:value-type="float" office:value="1168.55" calcext:value-type="float">
            <text:p>1168.55</text:p>
          </table:table-cell>
          <table:table-cell office:value-type="float" office:value="1.616611" calcext:value-type="float">
            <text:p>1.616611</text:p>
          </table:table-cell>
          <table:table-cell office:value-type="float" office:value="0" calcext:value-type="float">
            <text:p>0</text:p>
          </table:table-cell>
          <table:table-cell office:value-type="float" office:value="0.005855228" calcext:value-type="float">
            <text:p>0.005855228</text:p>
          </table:table-cell>
          <table:table-cell office:value-type="float" office:value="0.01474215" calcext:value-type="float">
            <text:p>0.01474215</text:p>
          </table:table-cell>
          <table:table-cell office:value-type="float" office:value="0.01720226" calcext:value-type="float">
            <text:p>0.01720226</text:p>
          </table:table-cell>
          <table:table-cell office:value-type="float" office:value="0.00832856" calcext:value-type="float">
            <text:p>0.00832856</text:p>
          </table:table-cell>
          <table:table-cell office:value-type="float" office:value="0.008306877" calcext:value-type="float">
            <text:p>0.008306877</text:p>
          </table:table-cell>
          <table:table-cell office:value-type="float" office:value="0.004647118" calcext:value-type="float">
            <text:p>0.004647118</text:p>
          </table:table-cell>
          <table:table-cell office:value-type="float" office:value="0.004389756" calcext:value-type="float">
            <text:p>0.004389756</text:p>
          </table:table-cell>
          <table:table-cell office:value-type="float" office:value="0.01748387" calcext:value-type="float">
            <text:p>0.01748387</text:p>
          </table:table-cell>
          <table:table-cell office:value-type="float" office:value="0.05909121" calcext:value-type="float">
            <text:p>0.05909121</text:p>
          </table:table-cell>
          <table:table-cell office:value-type="float" office:value="0.0848885" calcext:value-type="float">
            <text:p>0.0848885</text:p>
          </table:table-cell>
          <table:table-cell office:value-type="float" office:value="0.06846878" calcext:value-type="float">
            <text:p>0.06846878</text:p>
          </table:table-cell>
          <table:table-cell office:value-type="float" office:value="0.1245504" calcext:value-type="float">
            <text:p>0.1245504</text:p>
          </table:table-cell>
          <table:table-cell office:value-type="float" office:value="0.1728316" calcext:value-type="float">
            <text:p>0.1728316</text:p>
          </table:table-cell>
          <table:table-cell office:value-type="float" office:value="0.1773619" calcext:value-type="float">
            <text:p>0.1773619</text:p>
          </table:table-cell>
          <table:table-cell office:value-type="float" office:value="0" calcext:value-type="float">
            <text:p>0</text:p>
          </table:table-cell>
          <table:table-cell office:value-type="float" office:value="19.13961" calcext:value-type="float">
            <text:p>19.13961</text:p>
          </table:table-cell>
          <table:table-cell office:value-type="float" office:value="16.02853" calcext:value-type="float">
            <text:p>16.02853</text:p>
          </table:table-cell>
          <table:table-cell office:value-type="float" office:value="23.3172" calcext:value-type="float">
            <text:p>23.3172</text:p>
          </table:table-cell>
          <table:table-cell office:value-type="float" office:value="5.422476" calcext:value-type="float">
            <text:p>5.422476</text:p>
          </table:table-cell>
          <table:table-cell office:value-type="float" office:value="4.323616" calcext:value-type="float">
            <text:p>4.323616</text:p>
          </table:table-cell>
          <table:table-cell office:value-type="float" office:value="2.128726" calcext:value-type="float">
            <text:p>2.128726</text:p>
          </table:table-cell>
          <table:table-cell office:value-type="float" office:value="2.203301" calcext:value-type="float">
            <text:p>2.203301</text:p>
          </table:table-cell>
          <table:table-cell office:value-type="float" office:value="4.990692" calcext:value-type="float">
            <text:p>4.990692</text:p>
          </table:table-cell>
          <table:table-cell office:value-type="float" office:value="8.07659" calcext:value-type="float">
            <text:p>8.07659</text:p>
          </table:table-cell>
          <table:table-cell office:value-type="float" office:value="8.557068" calcext:value-type="float">
            <text:p>8.557068</text:p>
          </table:table-cell>
          <table:table-cell office:value-type="float" office:value="9.114689" calcext:value-type="float">
            <text:p>9.114689</text:p>
          </table:table-cell>
          <table:table-cell office:value-type="float" office:value="9.648051" calcext:value-type="float">
            <text:p>9.648051</text:p>
          </table:table-cell>
          <table:table-cell office:value-type="float" office:value="10.61405" calcext:value-type="float">
            <text:p>10.61405</text:p>
          </table:table-cell>
          <table:table-cell office:value-type="float" office:value="11.04818" calcext:value-type="float">
            <text:p>11.04818</text:p>
          </table:table-cell>
          <table:table-cell office:value-type="float" office:value="0" calcext:value-type="float">
            <text:p>0</text:p>
          </table:table-cell>
          <table:table-cell office:value-type="float" office:value="0.005837104" calcext:value-type="float">
            <text:p>0.00583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6096" calcext:value-type="float">
            <text:p>1.3860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1.695603" calcext:value-type="float">
            <text:p>1.695603</text:p>
          </table:table-cell>
          <table:table-cell office:value-type="float" office:value="135.9647" calcext:value-type="float">
            <text:p>135.9647</text:p>
          </table:table-cell>
          <table:table-cell office:value-type="float" office:value="0" calcext:value-type="float">
            <text:p>0</text:p>
          </table:table-cell>
          <table:table-cell office:value-type="float" office:value="-1.923706" calcext:value-type="float">
            <text:p>-1.923706</text:p>
          </table:table-cell>
          <table:table-cell office:value-type="float" office:value="35.09449" calcext:value-type="float">
            <text:p>35.09449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287" calcext:value-type="float">
            <text:p>0.0001178287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13557" calcext:value-type="float">
            <text:p>0.004313557</text:p>
          </table:table-cell>
          <table:table-cell office:value-type="float" office:value="1168.52" calcext:value-type="float">
            <text:p>1168.52</text:p>
          </table:table-cell>
          <table:table-cell office:value-type="float" office:value="1.615164" calcext:value-type="float">
            <text:p>1.615164</text:p>
          </table:table-cell>
          <table:table-cell office:value-type="float" office:value="0" calcext:value-type="float">
            <text:p>0</text:p>
          </table:table-cell>
          <table:table-cell office:value-type="float" office:value="0.005985733" calcext:value-type="float">
            <text:p>0.005985733</text:p>
          </table:table-cell>
          <table:table-cell office:value-type="float" office:value="0.01510266" calcext:value-type="float">
            <text:p>0.01510266</text:p>
          </table:table-cell>
          <table:table-cell office:value-type="float" office:value="0.01733802" calcext:value-type="float">
            <text:p>0.01733802</text:p>
          </table:table-cell>
          <table:table-cell office:value-type="float" office:value="0.00830893" calcext:value-type="float">
            <text:p>0.00830893</text:p>
          </table:table-cell>
          <table:table-cell office:value-type="float" office:value="0.008332171" calcext:value-type="float">
            <text:p>0.008332171</text:p>
          </table:table-cell>
          <table:table-cell office:value-type="float" office:value="0.00463104" calcext:value-type="float">
            <text:p>0.00463104</text:p>
          </table:table-cell>
          <table:table-cell office:value-type="float" office:value="0.004383485" calcext:value-type="float">
            <text:p>0.004383485</text:p>
          </table:table-cell>
          <table:table-cell office:value-type="float" office:value="0.01675548" calcext:value-type="float">
            <text:p>0.01675548</text:p>
          </table:table-cell>
          <table:table-cell office:value-type="float" office:value="0.05578024" calcext:value-type="float">
            <text:p>0.05578024</text:p>
          </table:table-cell>
          <table:table-cell office:value-type="float" office:value="0.08154403" calcext:value-type="float">
            <text:p>0.08154403</text:p>
          </table:table-cell>
          <table:table-cell office:value-type="float" office:value="0.06214398" calcext:value-type="float">
            <text:p>0.06214398</text:p>
          </table:table-cell>
          <table:table-cell office:value-type="float" office:value="0.1242003" calcext:value-type="float">
            <text:p>0.1242003</text:p>
          </table:table-cell>
          <table:table-cell office:value-type="float" office:value="0.1728702" calcext:value-type="float">
            <text:p>0.1728702</text:p>
          </table:table-cell>
          <table:table-cell office:value-type="float" office:value="0.1773986" calcext:value-type="float">
            <text:p>0.1773986</text:p>
          </table:table-cell>
          <table:table-cell office:value-type="float" office:value="0" calcext:value-type="float">
            <text:p>0</text:p>
          </table:table-cell>
          <table:table-cell office:value-type="float" office:value="19.10497" calcext:value-type="float">
            <text:p>19.10497</text:p>
          </table:table-cell>
          <table:table-cell office:value-type="float" office:value="16.00185" calcext:value-type="float">
            <text:p>16.00185</text:p>
          </table:table-cell>
          <table:table-cell office:value-type="float" office:value="23.27627" calcext:value-type="float">
            <text:p>23.27627</text:p>
          </table:table-cell>
          <table:table-cell office:value-type="float" office:value="5.414412" calcext:value-type="float">
            <text:p>5.414412</text:p>
          </table:table-cell>
          <table:table-cell office:value-type="float" office:value="4.31733" calcext:value-type="float">
            <text:p>4.31733</text:p>
          </table:table-cell>
          <table:table-cell office:value-type="float" office:value="2.126368" calcext:value-type="float">
            <text:p>2.126368</text:p>
          </table:table-cell>
          <table:table-cell office:value-type="float" office:value="2.200543" calcext:value-type="float">
            <text:p>2.200543</text:p>
          </table:table-cell>
          <table:table-cell office:value-type="float" office:value="4.981144" calcext:value-type="float">
            <text:p>4.981144</text:p>
          </table:table-cell>
          <table:table-cell office:value-type="float" office:value="8.063933" calcext:value-type="float">
            <text:p>8.063933</text:p>
          </table:table-cell>
          <table:table-cell office:value-type="float" office:value="8.547585" calcext:value-type="float">
            <text:p>8.547585</text:p>
          </table:table-cell>
          <table:table-cell office:value-type="float" office:value="9.097783" calcext:value-type="float">
            <text:p>9.097783</text:p>
          </table:table-cell>
          <table:table-cell office:value-type="float" office:value="9.643328" calcext:value-type="float">
            <text:p>9.643328</text:p>
          </table:table-cell>
          <table:table-cell office:value-type="float" office:value="10.61769" calcext:value-type="float">
            <text:p>10.61769</text:p>
          </table:table-cell>
          <table:table-cell office:value-type="float" office:value="11.05152" calcext:value-type="float">
            <text:p>11.05152</text:p>
          </table:table-cell>
          <table:table-cell office:value-type="float" office:value="0" calcext:value-type="float">
            <text:p>0</text:p>
          </table:table-cell>
          <table:table-cell office:value-type="float" office:value="0.001529786" calcext:value-type="float">
            <text:p>0.001529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2419" calcext:value-type="float">
            <text:p>1.3924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1.687762" calcext:value-type="float">
            <text:p>1.687762</text:p>
          </table:table-cell>
          <table:table-cell office:value-type="float" office:value="135.9622" calcext:value-type="float">
            <text:p>135.9622</text:p>
          </table:table-cell>
          <table:table-cell office:value-type="float" office:value="0" calcext:value-type="float">
            <text:p>0</text:p>
          </table:table-cell>
          <table:table-cell office:value-type="float" office:value="-1.986104" calcext:value-type="float">
            <text:p>-1.986104</text:p>
          </table:table-cell>
          <table:table-cell office:value-type="float" office:value="35.06855" calcext:value-type="float">
            <text:p>35.06855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287" calcext:value-type="float">
            <text:p>0.0001178287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306548" calcext:value-type="float">
            <text:p>0.004306548</text:p>
          </table:table-cell>
          <table:table-cell office:value-type="float" office:value="1168.492" calcext:value-type="float">
            <text:p>1168.492</text:p>
          </table:table-cell>
          <table:table-cell office:value-type="float" office:value="1.598943" calcext:value-type="float">
            <text:p>1.598943</text:p>
          </table:table-cell>
          <table:table-cell office:value-type="float" office:value="0" calcext:value-type="float">
            <text:p>0</text:p>
          </table:table-cell>
          <table:table-cell office:value-type="float" office:value="0.05162381" calcext:value-type="float">
            <text:p>0.05162381</text:p>
          </table:table-cell>
          <table:table-cell office:value-type="float" office:value="0.01769676" calcext:value-type="float">
            <text:p>0.01769676</text:p>
          </table:table-cell>
          <table:table-cell office:value-type="float" office:value="0.01829946" calcext:value-type="float">
            <text:p>0.01829946</text:p>
          </table:table-cell>
          <table:table-cell office:value-type="float" office:value="0.0088326" calcext:value-type="float">
            <text:p>0.0088326</text:p>
          </table:table-cell>
          <table:table-cell office:value-type="float" office:value="0.008846493" calcext:value-type="float">
            <text:p>0.008846493</text:p>
          </table:table-cell>
          <table:table-cell office:value-type="float" office:value="0.004730428" calcext:value-type="float">
            <text:p>0.004730428</text:p>
          </table:table-cell>
          <table:table-cell office:value-type="float" office:value="0.004410054" calcext:value-type="float">
            <text:p>0.004410054</text:p>
          </table:table-cell>
          <table:table-cell office:value-type="float" office:value="0.0161496" calcext:value-type="float">
            <text:p>0.0161496</text:p>
          </table:table-cell>
          <table:table-cell office:value-type="float" office:value="0.05390511" calcext:value-type="float">
            <text:p>0.05390511</text:p>
          </table:table-cell>
          <table:table-cell office:value-type="float" office:value="0.07940833" calcext:value-type="float">
            <text:p>0.07940833</text:p>
          </table:table-cell>
          <table:table-cell office:value-type="float" office:value="0.05743957" calcext:value-type="float">
            <text:p>0.05743957</text:p>
          </table:table-cell>
          <table:table-cell office:value-type="float" office:value="0.1240633" calcext:value-type="float">
            <text:p>0.1240633</text:p>
          </table:table-cell>
          <table:table-cell office:value-type="float" office:value="0.1729087" calcext:value-type="float">
            <text:p>0.1729087</text:p>
          </table:table-cell>
          <table:table-cell office:value-type="float" office:value="0.1774353" calcext:value-type="float">
            <text:p>0.1774353</text:p>
          </table:table-cell>
          <table:table-cell office:value-type="float" office:value="0" calcext:value-type="float">
            <text:p>0</text:p>
          </table:table-cell>
          <table:table-cell office:value-type="float" office:value="19.08739" calcext:value-type="float">
            <text:p>19.08739</text:p>
          </table:table-cell>
          <table:table-cell office:value-type="float" office:value="15.97639" calcext:value-type="float">
            <text:p>15.97639</text:p>
          </table:table-cell>
          <table:table-cell office:value-type="float" office:value="23.2363" calcext:value-type="float">
            <text:p>23.2363</text:p>
          </table:table-cell>
          <table:table-cell office:value-type="float" office:value="5.406524" calcext:value-type="float">
            <text:p>5.406524</text:p>
          </table:table-cell>
          <table:table-cell office:value-type="float" office:value="4.311273" calcext:value-type="float">
            <text:p>4.311273</text:p>
          </table:table-cell>
          <table:table-cell office:value-type="float" office:value="2.124071" calcext:value-type="float">
            <text:p>2.124071</text:p>
          </table:table-cell>
          <table:table-cell office:value-type="float" office:value="2.197866" calcext:value-type="float">
            <text:p>2.197866</text:p>
          </table:table-cell>
          <table:table-cell office:value-type="float" office:value="4.971555" calcext:value-type="float">
            <text:p>4.971555</text:p>
          </table:table-cell>
          <table:table-cell office:value-type="float" office:value="8.050838" calcext:value-type="float">
            <text:p>8.050838</text:p>
          </table:table-cell>
          <table:table-cell office:value-type="float" office:value="8.537534" calcext:value-type="float">
            <text:p>8.537534</text:p>
          </table:table-cell>
          <table:table-cell office:value-type="float" office:value="9.079641" calcext:value-type="float">
            <text:p>9.079641</text:p>
          </table:table-cell>
          <table:table-cell office:value-type="float" office:value="9.63856" calcext:value-type="float">
            <text:p>9.63856</text:p>
          </table:table-cell>
          <table:table-cell office:value-type="float" office:value="10.6213" calcext:value-type="float">
            <text:p>10.6213</text:p>
          </table:table-cell>
          <table:table-cell office:value-type="float" office:value="11.05487" calcext:value-type="float">
            <text:p>11.05487</text:p>
          </table:table-cell>
          <table:table-cell office:value-type="float" office:value="0" calcext:value-type="float">
            <text:p>0</text:p>
          </table:table-cell>
          <table:table-cell office:value-type="float" office:value="10.28389" calcext:value-type="float">
            <text:p>10.2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4275" calcext:value-type="float">
            <text:p>1.4042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1.681049" calcext:value-type="float">
            <text:p>1.681049</text:p>
          </table:table-cell>
          <table:table-cell office:value-type="float" office:value="135.9591" calcext:value-type="float">
            <text:p>135.9591</text:p>
          </table:table-cell>
          <table:table-cell office:value-type="float" office:value="0" calcext:value-type="float">
            <text:p>0</text:p>
          </table:table-cell>
          <table:table-cell office:value-type="float" office:value="-2.050555" calcext:value-type="float">
            <text:p>-2.050555</text:p>
          </table:table-cell>
          <table:table-cell office:value-type="float" office:value="35.04215" calcext:value-type="float">
            <text:p>35.04215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287" calcext:value-type="float">
            <text:p>0.0001178287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98041" calcext:value-type="float">
            <text:p>0.004298041</text:p>
          </table:table-cell>
          <table:table-cell office:value-type="float" office:value="1168.465" calcext:value-type="float">
            <text:p>1168.465</text:p>
          </table:table-cell>
          <table:table-cell office:value-type="float" office:value="1.585815" calcext:value-type="float">
            <text:p>1.585815</text:p>
          </table:table-cell>
          <table:table-cell office:value-type="float" office:value="0" calcext:value-type="float">
            <text:p>0</text:p>
          </table:table-cell>
          <table:table-cell office:value-type="float" office:value="0.2191263" calcext:value-type="float">
            <text:p>0.2191263</text:p>
          </table:table-cell>
          <table:table-cell office:value-type="float" office:value="0.03867188" calcext:value-type="float">
            <text:p>0.03867188</text:p>
          </table:table-cell>
          <table:table-cell office:value-type="float" office:value="0.01847835" calcext:value-type="float">
            <text:p>0.01847835</text:p>
          </table:table-cell>
          <table:table-cell office:value-type="float" office:value="0.008976347" calcext:value-type="float">
            <text:p>0.008976347</text:p>
          </table:table-cell>
          <table:table-cell office:value-type="float" office:value="0.00898286" calcext:value-type="float">
            <text:p>0.00898286</text:p>
          </table:table-cell>
          <table:table-cell office:value-type="float" office:value="0.00482736" calcext:value-type="float">
            <text:p>0.00482736</text:p>
          </table:table-cell>
          <table:table-cell office:value-type="float" office:value="0.004441951" calcext:value-type="float">
            <text:p>0.004441951</text:p>
          </table:table-cell>
          <table:table-cell office:value-type="float" office:value="0.01561601" calcext:value-type="float">
            <text:p>0.01561601</text:p>
          </table:table-cell>
          <table:table-cell office:value-type="float" office:value="0.05325658" calcext:value-type="float">
            <text:p>0.05325658</text:p>
          </table:table-cell>
          <table:table-cell office:value-type="float" office:value="0.07888655" calcext:value-type="float">
            <text:p>0.07888655</text:p>
          </table:table-cell>
          <table:table-cell office:value-type="float" office:value="0.05553482" calcext:value-type="float">
            <text:p>0.05553482</text:p>
          </table:table-cell>
          <table:table-cell office:value-type="float" office:value="0.1216556" calcext:value-type="float">
            <text:p>0.1216556</text:p>
          </table:table-cell>
          <table:table-cell office:value-type="float" office:value="0.172947" calcext:value-type="float">
            <text:p>0.172947</text:p>
          </table:table-cell>
          <table:table-cell office:value-type="float" office:value="0.177472" calcext:value-type="float">
            <text:p>0.177472</text:p>
          </table:table-cell>
          <table:table-cell office:value-type="float" office:value="0" calcext:value-type="float">
            <text:p>0</text:p>
          </table:table-cell>
          <table:table-cell office:value-type="float" office:value="19.07847" calcext:value-type="float">
            <text:p>19.07847</text:p>
          </table:table-cell>
          <table:table-cell office:value-type="float" office:value="15.95112" calcext:value-type="float">
            <text:p>15.95112</text:p>
          </table:table-cell>
          <table:table-cell office:value-type="float" office:value="23.19682" calcext:value-type="float">
            <text:p>23.19682</text:p>
          </table:table-cell>
          <table:table-cell office:value-type="float" office:value="5.398821" calcext:value-type="float">
            <text:p>5.398821</text:p>
          </table:table-cell>
          <table:table-cell office:value-type="float" office:value="4.305383" calcext:value-type="float">
            <text:p>4.305383</text:p>
          </table:table-cell>
          <table:table-cell office:value-type="float" office:value="2.121851" calcext:value-type="float">
            <text:p>2.121851</text:p>
          </table:table-cell>
          <table:table-cell office:value-type="float" office:value="2.195278" calcext:value-type="float">
            <text:p>2.195278</text:p>
          </table:table-cell>
          <table:table-cell office:value-type="float" office:value="4.961956" calcext:value-type="float">
            <text:p>4.961956</text:p>
          </table:table-cell>
          <table:table-cell office:value-type="float" office:value="8.037612" calcext:value-type="float">
            <text:p>8.037612</text:p>
          </table:table-cell>
          <table:table-cell office:value-type="float" office:value="8.527282" calcext:value-type="float">
            <text:p>8.527282</text:p>
          </table:table-cell>
          <table:table-cell office:value-type="float" office:value="9.060825" calcext:value-type="float">
            <text:p>9.060825</text:p>
          </table:table-cell>
          <table:table-cell office:value-type="float" office:value="9.633546" calcext:value-type="float">
            <text:p>9.633546</text:p>
          </table:table-cell>
          <table:table-cell office:value-type="float" office:value="10.62487" calcext:value-type="float">
            <text:p>10.62487</text:p>
          </table:table-cell>
          <table:table-cell office:value-type="float" office:value="11.05822" calcext:value-type="float">
            <text:p>11.05822</text:p>
          </table:table-cell>
          <table:table-cell office:value-type="float" office:value="0" calcext:value-type="float">
            <text:p>0</text:p>
          </table:table-cell>
          <table:table-cell office:value-type="float" office:value="8.305962" calcext:value-type="float">
            <text:p>8.305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5751" calcext:value-type="float">
            <text:p>1.41575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1.678909" calcext:value-type="float">
            <text:p>1.678909</text:p>
          </table:table-cell>
          <table:table-cell office:value-type="float" office:value="135.9586" calcext:value-type="float">
            <text:p>135.9586</text:p>
          </table:table-cell>
          <table:table-cell office:value-type="float" office:value="0" calcext:value-type="float">
            <text:p>0</text:p>
          </table:table-cell>
          <table:table-cell office:value-type="float" office:value="-2.113917" calcext:value-type="float">
            <text:p>-2.113917</text:p>
          </table:table-cell>
          <table:table-cell office:value-type="float" office:value="35.01504" calcext:value-type="float">
            <text:p>35.01504</text:p>
          </table:table-cell>
          <table:table-cell office:value-type="float" office:value="0.03579052" calcext:value-type="float">
            <text:p>0.03579052</text:p>
          </table:table-cell>
          <table:table-cell office:value-type="float" office:value="0.0001178287" calcext:value-type="float">
            <text:p>0.0001178287</text:p>
          </table:table-cell>
          <table:table-cell office:value-type="float" office:value="0.04199187" calcext:value-type="float">
            <text:p>0.04199187</text:p>
          </table:table-cell>
          <table:table-cell office:value-type="float" office:value="0.00428794" calcext:value-type="float">
            <text:p>0.00428794</text:p>
          </table:table-cell>
          <table:table-cell office:value-type="float" office:value="1168.435" calcext:value-type="float">
            <text:p>1168.435</text:p>
          </table:table-cell>
          <table:table-cell office:value-type="float" office:value="1.594427" calcext:value-type="float">
            <text:p>1.594427</text:p>
          </table:table-cell>
          <table:table-cell office:value-type="float" office:value="0" calcext:value-type="float">
            <text:p>0</text:p>
          </table:table-cell>
          <table:table-cell office:value-type="float" office:value="0.005815476" calcext:value-type="float">
            <text:p>0.005815476</text:p>
          </table:table-cell>
          <table:table-cell office:value-type="float" office:value="0.01588957" calcext:value-type="float">
            <text:p>0.01588957</text:p>
          </table:table-cell>
          <table:table-cell office:value-type="float" office:value="0.01824293" calcext:value-type="float">
            <text:p>0.01824293</text:p>
          </table:table-cell>
          <table:table-cell office:value-type="float" office:value="0.008964214" calcext:value-type="float">
            <text:p>0.008964214</text:p>
          </table:table-cell>
          <table:table-cell office:value-type="float" office:value="0.00904969" calcext:value-type="float">
            <text:p>0.00904969</text:p>
          </table:table-cell>
          <table:table-cell office:value-type="float" office:value="0.004954573" calcext:value-type="float">
            <text:p>0.004954573</text:p>
          </table:table-cell>
          <table:table-cell office:value-type="float" office:value="0.004481044" calcext:value-type="float">
            <text:p>0.004481044</text:p>
          </table:table-cell>
          <table:table-cell office:value-type="float" office:value="0.01512949" calcext:value-type="float">
            <text:p>0.01512949</text:p>
          </table:table-cell>
          <table:table-cell office:value-type="float" office:value="0.05265395" calcext:value-type="float">
            <text:p>0.05265395</text:p>
          </table:table-cell>
          <table:table-cell office:value-type="float" office:value="0.07860322" calcext:value-type="float">
            <text:p>0.07860322</text:p>
          </table:table-cell>
          <table:table-cell office:value-type="float" office:value="0.05442502" calcext:value-type="float">
            <text:p>0.05442502</text:p>
          </table:table-cell>
          <table:table-cell office:value-type="float" office:value="0.1192348" calcext:value-type="float">
            <text:p>0.1192348</text:p>
          </table:table-cell>
          <table:table-cell office:value-type="float" office:value="0.1729847" calcext:value-type="float">
            <text:p>0.1729847</text:p>
          </table:table-cell>
          <table:table-cell office:value-type="float" office:value="0.1775087" calcext:value-type="float">
            <text:p>0.1775087</text:p>
          </table:table-cell>
          <table:table-cell office:value-type="float" office:value="0" calcext:value-type="float">
            <text:p>0</text:p>
          </table:table-cell>
          <table:table-cell office:value-type="float" office:value="19.04007" calcext:value-type="float">
            <text:p>19.04007</text:p>
          </table:table-cell>
          <table:table-cell office:value-type="float" office:value="15.92546" calcext:value-type="float">
            <text:p>15.92546</text:p>
          </table:table-cell>
          <table:table-cell office:value-type="float" office:value="23.15724" calcext:value-type="float">
            <text:p>23.15724</text:p>
          </table:table-cell>
          <table:table-cell office:value-type="float" office:value="5.391158" calcext:value-type="float">
            <text:p>5.391158</text:p>
          </table:table-cell>
          <table:table-cell office:value-type="float" office:value="4.299579" calcext:value-type="float">
            <text:p>4.299579</text:p>
          </table:table-cell>
          <table:table-cell office:value-type="float" office:value="2.119688" calcext:value-type="float">
            <text:p>2.119688</text:p>
          </table:table-cell>
          <table:table-cell office:value-type="float" office:value="2.192758" calcext:value-type="float">
            <text:p>2.192758</text:p>
          </table:table-cell>
          <table:table-cell office:value-type="float" office:value="4.952349" calcext:value-type="float">
            <text:p>4.952349</text:p>
          </table:table-cell>
          <table:table-cell office:value-type="float" office:value="8.024395" calcext:value-type="float">
            <text:p>8.024395</text:p>
          </table:table-cell>
          <table:table-cell office:value-type="float" office:value="8.517047" calcext:value-type="float">
            <text:p>8.517047</text:p>
          </table:table-cell>
          <table:table-cell office:value-type="float" office:value="9.041794" calcext:value-type="float">
            <text:p>9.041794</text:p>
          </table:table-cell>
          <table:table-cell office:value-type="float" office:value="9.627928" calcext:value-type="float">
            <text:p>9.627928</text:p>
          </table:table-cell>
          <table:table-cell office:value-type="float" office:value="10.62843" calcext:value-type="float">
            <text:p>10.62843</text:p>
          </table:table-cell>
          <table:table-cell office:value-type="float" office:value="11.06155" calcext:value-type="float">
            <text:p>11.06155</text:p>
          </table:table-cell>
          <table:table-cell office:value-type="float" office:value="0" calcext:value-type="float">
            <text:p>0</text:p>
          </table:table-cell>
          <table:table-cell office:value-type="float" office:value="0.002808171" calcext:value-type="float">
            <text:p>0.002808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0394" calcext:value-type="float">
            <text:p>1.4203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1.672881" calcext:value-type="float">
            <text:p>1.672881</text:p>
          </table:table-cell>
          <table:table-cell office:value-type="float" office:value="135.9606" calcext:value-type="float">
            <text:p>135.9606</text:p>
          </table:table-cell>
          <table:table-cell office:value-type="float" office:value="0" calcext:value-type="float">
            <text:p>0</text:p>
          </table:table-cell>
          <table:table-cell office:value-type="float" office:value="-2.178313" calcext:value-type="float">
            <text:p>-2.178313</text:p>
          </table:table-cell>
          <table:table-cell office:value-type="float" office:value="34.98508" calcext:value-type="float">
            <text:p>34.98508</text:p>
          </table:table-cell>
          <table:table-cell office:value-type="float" office:value="0.03671157" calcext:value-type="float">
            <text:p>0.03671157</text:p>
          </table:table-cell>
          <table:table-cell office:value-type="float" office:value="0.0001254512" calcext:value-type="float">
            <text:p>0.0001254512</text:p>
          </table:table-cell>
          <table:table-cell office:value-type="float" office:value="0.04199385" calcext:value-type="float">
            <text:p>0.04199385</text:p>
          </table:table-cell>
          <table:table-cell office:value-type="float" office:value="0.004373349" calcext:value-type="float">
            <text:p>0.004373349</text:p>
          </table:table-cell>
          <table:table-cell office:value-type="float" office:value="1168.404" calcext:value-type="float">
            <text:p>1168.404</text:p>
          </table:table-cell>
          <table:table-cell office:value-type="float" office:value="1.600168" calcext:value-type="float">
            <text:p>1.600168</text:p>
          </table:table-cell>
          <table:table-cell office:value-type="float" office:value="0" calcext:value-type="float">
            <text:p>0</text:p>
          </table:table-cell>
          <table:table-cell office:value-type="float" office:value="0.00296095" calcext:value-type="float">
            <text:p>0.00296095</text:p>
          </table:table-cell>
          <table:table-cell office:value-type="float" office:value="0.009553453" calcext:value-type="float">
            <text:p>0.009553453</text:p>
          </table:table-cell>
          <table:table-cell office:value-type="float" office:value="0.01326226" calcext:value-type="float">
            <text:p>0.01326226</text:p>
          </table:table-cell>
          <table:table-cell office:value-type="float" office:value="0.008355482" calcext:value-type="float">
            <text:p>0.008355482</text:p>
          </table:table-cell>
          <table:table-cell office:value-type="float" office:value="0.009006314" calcext:value-type="float">
            <text:p>0.009006314</text:p>
          </table:table-cell>
          <table:table-cell office:value-type="float" office:value="0.005007593" calcext:value-type="float">
            <text:p>0.005007593</text:p>
          </table:table-cell>
          <table:table-cell office:value-type="float" office:value="0.004272976" calcext:value-type="float">
            <text:p>0.004272976</text:p>
          </table:table-cell>
          <table:table-cell office:value-type="float" office:value="0.01461568" calcext:value-type="float">
            <text:p>0.01461568</text:p>
          </table:table-cell>
          <table:table-cell office:value-type="float" office:value="0.05112079" calcext:value-type="float">
            <text:p>0.05112079</text:p>
          </table:table-cell>
          <table:table-cell office:value-type="float" office:value="0.07717273" calcext:value-type="float">
            <text:p>0.07717273</text:p>
          </table:table-cell>
          <table:table-cell office:value-type="float" office:value="0.05613991" calcext:value-type="float">
            <text:p>0.05613991</text:p>
          </table:table-cell>
          <table:table-cell office:value-type="float" office:value="0.1142821" calcext:value-type="float">
            <text:p>0.1142821</text:p>
          </table:table-cell>
          <table:table-cell office:value-type="float" office:value="0.1730198" calcext:value-type="float">
            <text:p>0.1730198</text:p>
          </table:table-cell>
          <table:table-cell office:value-type="float" office:value="0.1775454" calcext:value-type="float">
            <text:p>0.1775454</text:p>
          </table:table-cell>
          <table:table-cell office:value-type="float" office:value="0" calcext:value-type="float">
            <text:p>0</text:p>
          </table:table-cell>
          <table:table-cell office:value-type="float" office:value="18.96713" calcext:value-type="float">
            <text:p>18.96713</text:p>
          </table:table-cell>
          <table:table-cell office:value-type="float" office:value="15.87746" calcext:value-type="float">
            <text:p>15.87746</text:p>
          </table:table-cell>
          <table:table-cell office:value-type="float" office:value="23.10026" calcext:value-type="float">
            <text:p>23.10026</text:p>
          </table:table-cell>
          <table:table-cell office:value-type="float" office:value="5.382726" calcext:value-type="float">
            <text:p>5.382726</text:p>
          </table:table-cell>
          <table:table-cell office:value-type="float" office:value="4.293631" calcext:value-type="float">
            <text:p>4.293631</text:p>
          </table:table-cell>
          <table:table-cell office:value-type="float" office:value="2.11755" calcext:value-type="float">
            <text:p>2.11755</text:p>
          </table:table-cell>
          <table:table-cell office:value-type="float" office:value="2.189831" calcext:value-type="float">
            <text:p>2.189831</text:p>
          </table:table-cell>
          <table:table-cell office:value-type="float" office:value="4.942701" calcext:value-type="float">
            <text:p>4.942701</text:p>
          </table:table-cell>
          <table:table-cell office:value-type="float" office:value="8.011016" calcext:value-type="float">
            <text:p>8.011016</text:p>
          </table:table-cell>
          <table:table-cell office:value-type="float" office:value="8.506664" calcext:value-type="float">
            <text:p>8.506664</text:p>
          </table:table-cell>
          <table:table-cell office:value-type="float" office:value="9.022839" calcext:value-type="float">
            <text:p>9.022839</text:p>
          </table:table-cell>
          <table:table-cell office:value-type="float" office:value="9.621457" calcext:value-type="float">
            <text:p>9.621457</text:p>
          </table:table-cell>
          <table:table-cell office:value-type="float" office:value="10.632" calcext:value-type="float">
            <text:p>10.632</text:p>
          </table:table-cell>
          <table:table-cell office:value-type="float" office:value="11.06478" calcext:value-type="float">
            <text:p>11.06478</text:p>
          </table:table-cell>
          <table:table-cell office:value-type="float" office:value="0" calcext:value-type="float">
            <text:p>0</text:p>
          </table:table-cell>
          <table:table-cell office:value-type="float" office:value="0.01010626" calcext:value-type="float">
            <text:p>0.01010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5772" calcext:value-type="float">
            <text:p>1.4257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1.667161" calcext:value-type="float">
            <text:p>1.667161</text:p>
          </table:table-cell>
          <table:table-cell office:value-type="float" office:value="135.962" calcext:value-type="float">
            <text:p>135.962</text:p>
          </table:table-cell>
          <table:table-cell office:value-type="float" office:value="0" calcext:value-type="float">
            <text:p>0</text:p>
          </table:table-cell>
          <table:table-cell office:value-type="float" office:value="-2.245763" calcext:value-type="float">
            <text:p>-2.245763</text:p>
          </table:table-cell>
          <table:table-cell office:value-type="float" office:value="34.95274" calcext:value-type="float">
            <text:p>34.95274</text:p>
          </table:table-cell>
          <table:table-cell office:value-type="float" office:value="0.03671157" calcext:value-type="float">
            <text:p>0.03671157</text:p>
          </table:table-cell>
          <table:table-cell office:value-type="float" office:value="0.0001254512" calcext:value-type="float">
            <text:p>0.0001254512</text:p>
          </table:table-cell>
          <table:table-cell office:value-type="float" office:value="0.04199385" calcext:value-type="float">
            <text:p>0.04199385</text:p>
          </table:table-cell>
          <table:table-cell office:value-type="float" office:value="0.004373349" calcext:value-type="float">
            <text:p>0.004373349</text:p>
          </table:table-cell>
          <table:table-cell office:value-type="float" office:value="1168.373" calcext:value-type="float">
            <text:p>1168.373</text:p>
          </table:table-cell>
          <table:table-cell office:value-type="float" office:value="1.61217" calcext:value-type="float">
            <text:p>1.61217</text:p>
          </table:table-cell>
          <table:table-cell office:value-type="float" office:value="0" calcext:value-type="float">
            <text:p>0</text:p>
          </table:table-cell>
          <table:table-cell office:value-type="float" office:value="0.005583967" calcext:value-type="float">
            <text:p>0.005583967</text:p>
          </table:table-cell>
          <table:table-cell office:value-type="float" office:value="0.01328601" calcext:value-type="float">
            <text:p>0.01328601</text:p>
          </table:table-cell>
          <table:table-cell office:value-type="float" office:value="0.01548226" calcext:value-type="float">
            <text:p>0.01548226</text:p>
          </table:table-cell>
          <table:table-cell office:value-type="float" office:value="0.008149583" calcext:value-type="float">
            <text:p>0.008149583</text:p>
          </table:table-cell>
          <table:table-cell office:value-type="float" office:value="0.008412132" calcext:value-type="float">
            <text:p>0.008412132</text:p>
          </table:table-cell>
          <table:table-cell office:value-type="float" office:value="0.004921928" calcext:value-type="float">
            <text:p>0.004921928</text:p>
          </table:table-cell>
          <table:table-cell office:value-type="float" office:value="0.004293045" calcext:value-type="float">
            <text:p>0.004293045</text:p>
          </table:table-cell>
          <table:table-cell office:value-type="float" office:value="0.01411118" calcext:value-type="float">
            <text:p>0.01411118</text:p>
          </table:table-cell>
          <table:table-cell office:value-type="float" office:value="0.04932472" calcext:value-type="float">
            <text:p>0.04932472</text:p>
          </table:table-cell>
          <table:table-cell office:value-type="float" office:value="0.07536866" calcext:value-type="float">
            <text:p>0.07536866</text:p>
          </table:table-cell>
          <table:table-cell office:value-type="float" office:value="0.06744759" calcext:value-type="float">
            <text:p>0.06744759</text:p>
          </table:table-cell>
          <table:table-cell office:value-type="float" office:value="0.1066181" calcext:value-type="float">
            <text:p>0.1066181</text:p>
          </table:table-cell>
          <table:table-cell office:value-type="float" office:value="0.1730593" calcext:value-type="float">
            <text:p>0.1730593</text:p>
          </table:table-cell>
          <table:table-cell office:value-type="float" office:value="0.1775821" calcext:value-type="float">
            <text:p>0.1775821</text:p>
          </table:table-cell>
          <table:table-cell office:value-type="float" office:value="0" calcext:value-type="float">
            <text:p>0</text:p>
          </table:table-cell>
          <table:table-cell office:value-type="float" office:value="18.90384" calcext:value-type="float">
            <text:p>18.90384</text:p>
          </table:table-cell>
          <table:table-cell office:value-type="float" office:value="15.82088" calcext:value-type="float">
            <text:p>15.82088</text:p>
          </table:table-cell>
          <table:table-cell office:value-type="float" office:value="23.01292" calcext:value-type="float">
            <text:p>23.01292</text:p>
          </table:table-cell>
          <table:table-cell office:value-type="float" office:value="5.373531" calcext:value-type="float">
            <text:p>5.373531</text:p>
          </table:table-cell>
          <table:table-cell office:value-type="float" office:value="4.287426" calcext:value-type="float">
            <text:p>4.287426</text:p>
          </table:table-cell>
          <table:table-cell office:value-type="float" office:value="2.115421" calcext:value-type="float">
            <text:p>2.115421</text:p>
          </table:table-cell>
          <table:table-cell office:value-type="float" office:value="2.18651" calcext:value-type="float">
            <text:p>2.18651</text:p>
          </table:table-cell>
          <table:table-cell office:value-type="float" office:value="4.932934" calcext:value-type="float">
            <text:p>4.932934</text:p>
          </table:table-cell>
          <table:table-cell office:value-type="float" office:value="7.997368" calcext:value-type="float">
            <text:p>7.997368</text:p>
          </table:table-cell>
          <table:table-cell office:value-type="float" office:value="8.495975" calcext:value-type="float">
            <text:p>8.495975</text:p>
          </table:table-cell>
          <table:table-cell office:value-type="float" office:value="9.005722" calcext:value-type="float">
            <text:p>9.005722</text:p>
          </table:table-cell>
          <table:table-cell office:value-type="float" office:value="9.613463" calcext:value-type="float">
            <text:p>9.613463</text:p>
          </table:table-cell>
          <table:table-cell office:value-type="float" office:value="10.63556" calcext:value-type="float">
            <text:p>10.63556</text:p>
          </table:table-cell>
          <table:table-cell office:value-type="float" office:value="11.06813" calcext:value-type="float">
            <text:p>11.06813</text:p>
          </table:table-cell>
          <table:table-cell office:value-type="float" office:value="0" calcext:value-type="float">
            <text:p>0</text:p>
          </table:table-cell>
          <table:table-cell office:value-type="float" office:value="0.009402086" calcext:value-type="float">
            <text:p>0.009402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2379" calcext:value-type="float">
            <text:p>1.4323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1.660641" calcext:value-type="float">
            <text:p>1.660641</text:p>
          </table:table-cell>
          <table:table-cell office:value-type="float" office:value="135.9631" calcext:value-type="float">
            <text:p>135.9631</text:p>
          </table:table-cell>
          <table:table-cell office:value-type="float" office:value="0" calcext:value-type="float">
            <text:p>0</text:p>
          </table:table-cell>
          <table:table-cell office:value-type="float" office:value="-2.315175" calcext:value-type="float">
            <text:p>-2.315175</text:p>
          </table:table-cell>
          <table:table-cell office:value-type="float" office:value="34.92083" calcext:value-type="float">
            <text:p>34.92083</text:p>
          </table:table-cell>
          <table:table-cell office:value-type="float" office:value="0.03671157" calcext:value-type="float">
            <text:p>0.03671157</text:p>
          </table:table-cell>
          <table:table-cell office:value-type="float" office:value="0.0001254512" calcext:value-type="float">
            <text:p>0.0001254512</text:p>
          </table:table-cell>
          <table:table-cell office:value-type="float" office:value="0.04199385" calcext:value-type="float">
            <text:p>0.04199385</text:p>
          </table:table-cell>
          <table:table-cell office:value-type="float" office:value="0.004373349" calcext:value-type="float">
            <text:p>0.004373349</text:p>
          </table:table-cell>
          <table:table-cell office:value-type="float" office:value="1168.341" calcext:value-type="float">
            <text:p>1168.341</text:p>
          </table:table-cell>
          <table:table-cell office:value-type="float" office:value="1.621203" calcext:value-type="float">
            <text:p>1.621203</text:p>
          </table:table-cell>
          <table:table-cell office:value-type="float" office:value="0" calcext:value-type="float">
            <text:p>0</text:p>
          </table:table-cell>
          <table:table-cell office:value-type="float" office:value="0.006235532" calcext:value-type="float">
            <text:p>0.006235532</text:p>
          </table:table-cell>
          <table:table-cell office:value-type="float" office:value="0.01489601" calcext:value-type="float">
            <text:p>0.01489601</text:p>
          </table:table-cell>
          <table:table-cell office:value-type="float" office:value="0.01648694" calcext:value-type="float">
            <text:p>0.01648694</text:p>
          </table:table-cell>
          <table:table-cell office:value-type="float" office:value="0.008439074" calcext:value-type="float">
            <text:p>0.008439074</text:p>
          </table:table-cell>
          <table:table-cell office:value-type="float" office:value="0.008518452" calcext:value-type="float">
            <text:p>0.008518452</text:p>
          </table:table-cell>
          <table:table-cell office:value-type="float" office:value="0.004981329" calcext:value-type="float">
            <text:p>0.004981329</text:p>
          </table:table-cell>
          <table:table-cell office:value-type="float" office:value="0.0043246" calcext:value-type="float">
            <text:p>0.0043246</text:p>
          </table:table-cell>
          <table:table-cell office:value-type="float" office:value="0.01368083" calcext:value-type="float">
            <text:p>0.01368083</text:p>
          </table:table-cell>
          <table:table-cell office:value-type="float" office:value="0.04772387" calcext:value-type="float">
            <text:p>0.04772387</text:p>
          </table:table-cell>
          <table:table-cell office:value-type="float" office:value="0.07381468" calcext:value-type="float">
            <text:p>0.07381468</text:p>
          </table:table-cell>
          <table:table-cell office:value-type="float" office:value="0.07258603" calcext:value-type="float">
            <text:p>0.07258603</text:p>
          </table:table-cell>
          <table:table-cell office:value-type="float" office:value="0.09672971" calcext:value-type="float">
            <text:p>0.09672971</text:p>
          </table:table-cell>
          <table:table-cell office:value-type="float" office:value="0.1730963" calcext:value-type="float">
            <text:p>0.1730963</text:p>
          </table:table-cell>
          <table:table-cell office:value-type="float" office:value="0.1776188" calcext:value-type="float">
            <text:p>0.1776188</text:p>
          </table:table-cell>
          <table:table-cell office:value-type="float" office:value="0" calcext:value-type="float">
            <text:p>0</text:p>
          </table:table-cell>
          <table:table-cell office:value-type="float" office:value="18.85186" calcext:value-type="float">
            <text:p>18.85186</text:p>
          </table:table-cell>
          <table:table-cell office:value-type="float" office:value="15.77426" calcext:value-type="float">
            <text:p>15.77426</text:p>
          </table:table-cell>
          <table:table-cell office:value-type="float" office:value="22.93885" calcext:value-type="float">
            <text:p>22.93885</text:p>
          </table:table-cell>
          <table:table-cell office:value-type="float" office:value="5.36446" calcext:value-type="float">
            <text:p>5.36446</text:p>
          </table:table-cell>
          <table:table-cell office:value-type="float" office:value="4.281082" calcext:value-type="float">
            <text:p>4.281082</text:p>
          </table:table-cell>
          <table:table-cell office:value-type="float" office:value="2.1133" calcext:value-type="float">
            <text:p>2.1133</text:p>
          </table:table-cell>
          <table:table-cell office:value-type="float" office:value="2.183306" calcext:value-type="float">
            <text:p>2.183306</text:p>
          </table:table-cell>
          <table:table-cell office:value-type="float" office:value="4.923073" calcext:value-type="float">
            <text:p>4.923073</text:p>
          </table:table-cell>
          <table:table-cell office:value-type="float" office:value="7.983438" calcext:value-type="float">
            <text:p>7.983438</text:p>
          </table:table-cell>
          <table:table-cell office:value-type="float" office:value="8.484935" calcext:value-type="float">
            <text:p>8.484935</text:p>
          </table:table-cell>
          <table:table-cell office:value-type="float" office:value="8.990722" calcext:value-type="float">
            <text:p>8.990722</text:p>
          </table:table-cell>
          <table:table-cell office:value-type="float" office:value="9.603298" calcext:value-type="float">
            <text:p>9.603298</text:p>
          </table:table-cell>
          <table:table-cell office:value-type="float" office:value="10.63913" calcext:value-type="float">
            <text:p>10.63913</text:p>
          </table:table-cell>
          <table:table-cell office:value-type="float" office:value="11.07146" calcext:value-type="float">
            <text:p>11.07146</text:p>
          </table:table-cell>
          <table:table-cell office:value-type="float" office:value="0" calcext:value-type="float">
            <text:p>0</text:p>
          </table:table-cell>
          <table:table-cell office:value-type="float" office:value="0.006850814" calcext:value-type="float">
            <text:p>0.006850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0128" calcext:value-type="float">
            <text:p>1.4401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1.654989" calcext:value-type="float">
            <text:p>1.654989</text:p>
          </table:table-cell>
          <table:table-cell office:value-type="float" office:value="135.9628" calcext:value-type="float">
            <text:p>135.9628</text:p>
          </table:table-cell>
          <table:table-cell office:value-type="float" office:value="0" calcext:value-type="float">
            <text:p>0</text:p>
          </table:table-cell>
          <table:table-cell office:value-type="float" office:value="-2.38566" calcext:value-type="float">
            <text:p>-2.38566</text:p>
          </table:table-cell>
          <table:table-cell office:value-type="float" office:value="34.88863" calcext:value-type="float">
            <text:p>34.88863</text:p>
          </table:table-cell>
          <table:table-cell office:value-type="float" office:value="0.03671157" calcext:value-type="float">
            <text:p>0.03671157</text:p>
          </table:table-cell>
          <table:table-cell office:value-type="float" office:value="0.0001254512" calcext:value-type="float">
            <text:p>0.0001254512</text:p>
          </table:table-cell>
          <table:table-cell office:value-type="float" office:value="0.04199385" calcext:value-type="float">
            <text:p>0.04199385</text:p>
          </table:table-cell>
          <table:table-cell office:value-type="float" office:value="0.004373349" calcext:value-type="float">
            <text:p>0.004373349</text:p>
          </table:table-cell>
          <table:table-cell office:value-type="float" office:value="1168.309" calcext:value-type="float">
            <text:p>1168.309</text:p>
          </table:table-cell>
          <table:table-cell office:value-type="float" office:value="1.624158" calcext:value-type="float">
            <text:p>1.624158</text:p>
          </table:table-cell>
          <table:table-cell office:value-type="float" office:value="0" calcext:value-type="float">
            <text:p>0</text:p>
          </table:table-cell>
          <table:table-cell office:value-type="float" office:value="0.006841074" calcext:value-type="float">
            <text:p>0.006841074</text:p>
          </table:table-cell>
          <table:table-cell office:value-type="float" office:value="0.01585827" calcext:value-type="float">
            <text:p>0.01585827</text:p>
          </table:table-cell>
          <table:table-cell office:value-type="float" office:value="0.01716685" calcext:value-type="float">
            <text:p>0.01716685</text:p>
          </table:table-cell>
          <table:table-cell office:value-type="float" office:value="0.008484399" calcext:value-type="float">
            <text:p>0.008484399</text:p>
          </table:table-cell>
          <table:table-cell office:value-type="float" office:value="0.008502984" calcext:value-type="float">
            <text:p>0.008502984</text:p>
          </table:table-cell>
          <table:table-cell office:value-type="float" office:value="0.005005581" calcext:value-type="float">
            <text:p>0.005005581</text:p>
          </table:table-cell>
          <table:table-cell office:value-type="float" office:value="0.004354293" calcext:value-type="float">
            <text:p>0.004354293</text:p>
          </table:table-cell>
          <table:table-cell office:value-type="float" office:value="0.01333605" calcext:value-type="float">
            <text:p>0.01333605</text:p>
          </table:table-cell>
          <table:table-cell office:value-type="float" office:value="0.04676471" calcext:value-type="float">
            <text:p>0.04676471</text:p>
          </table:table-cell>
          <table:table-cell office:value-type="float" office:value="0.07332867" calcext:value-type="float">
            <text:p>0.07332867</text:p>
          </table:table-cell>
          <table:table-cell office:value-type="float" office:value="0.07487407" calcext:value-type="float">
            <text:p>0.07487407</text:p>
          </table:table-cell>
          <table:table-cell office:value-type="float" office:value="0.08743388" calcext:value-type="float">
            <text:p>0.08743388</text:p>
          </table:table-cell>
          <table:table-cell office:value-type="float" office:value="0.1731324" calcext:value-type="float">
            <text:p>0.1731324</text:p>
          </table:table-cell>
          <table:table-cell office:value-type="float" office:value="0.1776555" calcext:value-type="float">
            <text:p>0.1776555</text:p>
          </table:table-cell>
          <table:table-cell office:value-type="float" office:value="0" calcext:value-type="float">
            <text:p>0</text:p>
          </table:table-cell>
          <table:table-cell office:value-type="float" office:value="18.8105" calcext:value-type="float">
            <text:p>18.8105</text:p>
          </table:table-cell>
          <table:table-cell office:value-type="float" office:value="15.73562" calcext:value-type="float">
            <text:p>15.73562</text:p>
          </table:table-cell>
          <table:table-cell office:value-type="float" office:value="22.87492" calcext:value-type="float">
            <text:p>22.87492</text:p>
          </table:table-cell>
          <table:table-cell office:value-type="float" office:value="5.355458" calcext:value-type="float">
            <text:p>5.355458</text:p>
          </table:table-cell>
          <table:table-cell office:value-type="float" office:value="4.274708" calcext:value-type="float">
            <text:p>4.274708</text:p>
          </table:table-cell>
          <table:table-cell office:value-type="float" office:value="2.111195" calcext:value-type="float">
            <text:p>2.111195</text:p>
          </table:table-cell>
          <table:table-cell office:value-type="float" office:value="2.180197" calcext:value-type="float">
            <text:p>2.180197</text:p>
          </table:table-cell>
          <table:table-cell office:value-type="float" office:value="4.913138" calcext:value-type="float">
            <text:p>4.913138</text:p>
          </table:table-cell>
          <table:table-cell office:value-type="float" office:value="7.969305" calcext:value-type="float">
            <text:p>7.969305</text:p>
          </table:table-cell>
          <table:table-cell office:value-type="float" office:value="8.473718" calcext:value-type="float">
            <text:p>8.473718</text:p>
          </table:table-cell>
          <table:table-cell office:value-type="float" office:value="8.97655" calcext:value-type="float">
            <text:p>8.97655</text:p>
          </table:table-cell>
          <table:table-cell office:value-type="float" office:value="9.590809" calcext:value-type="float">
            <text:p>9.590809</text:p>
          </table:table-cell>
          <table:table-cell office:value-type="float" office:value="10.6427" calcext:value-type="float">
            <text:p>10.6427</text:p>
          </table:table-cell>
          <table:table-cell office:value-type="float" office:value="11.07478" calcext:value-type="float">
            <text:p>11.07478</text:p>
          </table:table-cell>
          <table:table-cell office:value-type="float" office:value="0" calcext:value-type="float">
            <text:p>0</text:p>
          </table:table-cell>
          <table:table-cell office:value-type="float" office:value="0.003468763" calcext:value-type="float">
            <text:p>0.003468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8295" calcext:value-type="float">
            <text:p>1.44829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1.650623" calcext:value-type="float">
            <text:p>1.650623</text:p>
          </table:table-cell>
          <table:table-cell office:value-type="float" office:value="135.9602" calcext:value-type="float">
            <text:p>135.9602</text:p>
          </table:table-cell>
          <table:table-cell office:value-type="float" office:value="0" calcext:value-type="float">
            <text:p>0</text:p>
          </table:table-cell>
          <table:table-cell office:value-type="float" office:value="-2.456852" calcext:value-type="float">
            <text:p>-2.456852</text:p>
          </table:table-cell>
          <table:table-cell office:value-type="float" office:value="34.85634" calcext:value-type="float">
            <text:p>34.85634</text:p>
          </table:table-cell>
          <table:table-cell office:value-type="float" office:value="0.03671157" calcext:value-type="float">
            <text:p>0.03671157</text:p>
          </table:table-cell>
          <table:table-cell office:value-type="float" office:value="0.000126431" calcext:value-type="float">
            <text:p>0.000126431</text:p>
          </table:table-cell>
          <table:table-cell office:value-type="float" office:value="0.04199385" calcext:value-type="float">
            <text:p>0.04199385</text:p>
          </table:table-cell>
          <table:table-cell office:value-type="float" office:value="0.004373371" calcext:value-type="float">
            <text:p>0.004373371</text:p>
          </table:table-cell>
          <table:table-cell office:value-type="float" office:value="1168.276" calcext:value-type="float">
            <text:p>1168.276</text:p>
          </table:table-cell>
          <table:table-cell office:value-type="float" office:value="1.619058" calcext:value-type="float">
            <text:p>1.619058</text:p>
          </table:table-cell>
          <table:table-cell office:value-type="float" office:value="0" calcext:value-type="float">
            <text:p>0</text:p>
          </table:table-cell>
          <table:table-cell office:value-type="float" office:value="0.03297225" calcext:value-type="float">
            <text:p>0.03297225</text:p>
          </table:table-cell>
          <table:table-cell office:value-type="float" office:value="0.0170613" calcext:value-type="float">
            <text:p>0.0170613</text:p>
          </table:table-cell>
          <table:table-cell office:value-type="float" office:value="0.01766333" calcext:value-type="float">
            <text:p>0.01766333</text:p>
          </table:table-cell>
          <table:table-cell office:value-type="float" office:value="0.008517929" calcext:value-type="float">
            <text:p>0.008517929</text:p>
          </table:table-cell>
          <table:table-cell office:value-type="float" office:value="0.00856124" calcext:value-type="float">
            <text:p>0.00856124</text:p>
          </table:table-cell>
          <table:table-cell office:value-type="float" office:value="0.005026724" calcext:value-type="float">
            <text:p>0.005026724</text:p>
          </table:table-cell>
          <table:table-cell office:value-type="float" office:value="0.004373928" calcext:value-type="float">
            <text:p>0.004373928</text:p>
          </table:table-cell>
          <table:table-cell office:value-type="float" office:value="0.01308461" calcext:value-type="float">
            <text:p>0.01308461</text:p>
          </table:table-cell>
          <table:table-cell office:value-type="float" office:value="0.04605022" calcext:value-type="float">
            <text:p>0.04605022</text:p>
          </table:table-cell>
          <table:table-cell office:value-type="float" office:value="0.07332795" calcext:value-type="float">
            <text:p>0.07332795</text:p>
          </table:table-cell>
          <table:table-cell office:value-type="float" office:value="0.07640343" calcext:value-type="float">
            <text:p>0.07640343</text:p>
          </table:table-cell>
          <table:table-cell office:value-type="float" office:value="0.07993282" calcext:value-type="float">
            <text:p>0.07993282</text:p>
          </table:table-cell>
          <table:table-cell office:value-type="float" office:value="0.1731681" calcext:value-type="float">
            <text:p>0.1731681</text:p>
          </table:table-cell>
          <table:table-cell office:value-type="float" office:value="0.1776922" calcext:value-type="float">
            <text:p>0.1776922</text:p>
          </table:table-cell>
          <table:table-cell office:value-type="float" office:value="0" calcext:value-type="float">
            <text:p>0</text:p>
          </table:table-cell>
          <table:table-cell office:value-type="float" office:value="18.78388" calcext:value-type="float">
            <text:p>18.78388</text:p>
          </table:table-cell>
          <table:table-cell office:value-type="float" office:value="15.7038" calcext:value-type="float">
            <text:p>15.7038</text:p>
          </table:table-cell>
          <table:table-cell office:value-type="float" office:value="22.81935" calcext:value-type="float">
            <text:p>22.81935</text:p>
          </table:table-cell>
          <table:table-cell office:value-type="float" office:value="5.346619" calcext:value-type="float">
            <text:p>5.346619</text:p>
          </table:table-cell>
          <table:table-cell office:value-type="float" office:value="4.268361" calcext:value-type="float">
            <text:p>4.268361</text:p>
          </table:table-cell>
          <table:table-cell office:value-type="float" office:value="2.109102" calcext:value-type="float">
            <text:p>2.109102</text:p>
          </table:table-cell>
          <table:table-cell office:value-type="float" office:value="2.177181" calcext:value-type="float">
            <text:p>2.177181</text:p>
          </table:table-cell>
          <table:table-cell office:value-type="float" office:value="4.90318" calcext:value-type="float">
            <text:p>4.90318</text:p>
          </table:table-cell>
          <table:table-cell office:value-type="float" office:value="7.955097" calcext:value-type="float">
            <text:p>7.955097</text:p>
          </table:table-cell>
          <table:table-cell office:value-type="float" office:value="8.462519" calcext:value-type="float">
            <text:p>8.462519</text:p>
          </table:table-cell>
          <table:table-cell office:value-type="float" office:value="8.962888" calcext:value-type="float">
            <text:p>8.962888</text:p>
          </table:table-cell>
          <table:table-cell office:value-type="float" office:value="9.576357" calcext:value-type="float">
            <text:p>9.576357</text:p>
          </table:table-cell>
          <table:table-cell office:value-type="float" office:value="10.64626" calcext:value-type="float">
            <text:p>10.64626</text:p>
          </table:table-cell>
          <table:table-cell office:value-type="float" office:value="11.07814" calcext:value-type="float">
            <text:p>11.07814</text:p>
          </table:table-cell>
          <table:table-cell office:value-type="float" office:value="0" calcext:value-type="float">
            <text:p>0</text:p>
          </table:table-cell>
          <table:table-cell office:value-type="float" office:value="1.789829" calcext:value-type="float">
            <text:p>1.789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7611" calcext:value-type="float">
            <text:p>1.4576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1.64593" calcext:value-type="float">
            <text:p>1.64593</text:p>
          </table:table-cell>
          <table:table-cell office:value-type="float" office:value="135.9594" calcext:value-type="float">
            <text:p>135.9594</text:p>
          </table:table-cell>
          <table:table-cell office:value-type="float" office:value="0" calcext:value-type="float">
            <text:p>0</text:p>
          </table:table-cell>
          <table:table-cell office:value-type="float" office:value="-2.529079" calcext:value-type="float">
            <text:p>-2.529079</text:p>
          </table:table-cell>
          <table:table-cell office:value-type="float" office:value="34.82217" calcext:value-type="float">
            <text:p>34.82217</text:p>
          </table:table-cell>
          <table:table-cell office:value-type="float" office:value="0.03722013" calcext:value-type="float">
            <text:p>0.03722013</text:p>
          </table:table-cell>
          <table:table-cell office:value-type="float" office:value="0.000130565" calcext:value-type="float">
            <text:p>0.000130565</text:p>
          </table:table-cell>
          <table:table-cell office:value-type="float" office:value="0.04200005" calcext:value-type="float">
            <text:p>0.04200005</text:p>
          </table:table-cell>
          <table:table-cell office:value-type="float" office:value="0.004373794" calcext:value-type="float">
            <text:p>0.004373794</text:p>
          </table:table-cell>
          <table:table-cell office:value-type="float" office:value="1168.243" calcext:value-type="float">
            <text:p>1168.243</text:p>
          </table:table-cell>
          <table:table-cell office:value-type="float" office:value="1.617829" calcext:value-type="float">
            <text:p>1.617829</text:p>
          </table:table-cell>
          <table:table-cell office:value-type="float" office:value="0" calcext:value-type="float">
            <text:p>0</text:p>
          </table:table-cell>
          <table:table-cell office:value-type="float" office:value="0.002951694" calcext:value-type="float">
            <text:p>0.002951694</text:p>
          </table:table-cell>
          <table:table-cell office:value-type="float" office:value="0.01098645" calcext:value-type="float">
            <text:p>0.01098645</text:p>
          </table:table-cell>
          <table:table-cell office:value-type="float" office:value="0.0150854" calcext:value-type="float">
            <text:p>0.0150854</text:p>
          </table:table-cell>
          <table:table-cell office:value-type="float" office:value="0.007591401" calcext:value-type="float">
            <text:p>0.007591401</text:p>
          </table:table-cell>
          <table:table-cell office:value-type="float" office:value="0.007999047" calcext:value-type="float">
            <text:p>0.007999047</text:p>
          </table:table-cell>
          <table:table-cell office:value-type="float" office:value="0.004872757" calcext:value-type="float">
            <text:p>0.004872757</text:p>
          </table:table-cell>
          <table:table-cell office:value-type="float" office:value="0.004238902" calcext:value-type="float">
            <text:p>0.004238902</text:p>
          </table:table-cell>
          <table:table-cell office:value-type="float" office:value="0.01286453" calcext:value-type="float">
            <text:p>0.01286453</text:p>
          </table:table-cell>
          <table:table-cell office:value-type="float" office:value="0.04526337" calcext:value-type="float">
            <text:p>0.04526337</text:p>
          </table:table-cell>
          <table:table-cell office:value-type="float" office:value="0.07301044" calcext:value-type="float">
            <text:p>0.07301044</text:p>
          </table:table-cell>
          <table:table-cell office:value-type="float" office:value="0.07714438" calcext:value-type="float">
            <text:p>0.07714438</text:p>
          </table:table-cell>
          <table:table-cell office:value-type="float" office:value="0.07327639" calcext:value-type="float">
            <text:p>0.07327639</text:p>
          </table:table-cell>
          <table:table-cell office:value-type="float" office:value="0.1732046" calcext:value-type="float">
            <text:p>0.1732046</text:p>
          </table:table-cell>
          <table:table-cell office:value-type="float" office:value="0.1777288" calcext:value-type="float">
            <text:p>0.1777288</text:p>
          </table:table-cell>
          <table:table-cell office:value-type="float" office:value="0" calcext:value-type="float">
            <text:p>0</text:p>
          </table:table-cell>
          <table:table-cell office:value-type="float" office:value="18.72871" calcext:value-type="float">
            <text:p>18.72871</text:p>
          </table:table-cell>
          <table:table-cell office:value-type="float" office:value="15.65605" calcext:value-type="float">
            <text:p>15.65605</text:p>
          </table:table-cell>
          <table:table-cell office:value-type="float" office:value="22.76352" calcext:value-type="float">
            <text:p>22.76352</text:p>
          </table:table-cell>
          <table:table-cell office:value-type="float" office:value="5.337232" calcext:value-type="float">
            <text:p>5.337232</text:p>
          </table:table-cell>
          <table:table-cell office:value-type="float" office:value="4.261911" calcext:value-type="float">
            <text:p>4.261911</text:p>
          </table:table-cell>
          <table:table-cell office:value-type="float" office:value="2.106999" calcext:value-type="float">
            <text:p>2.106999</text:p>
          </table:table-cell>
          <table:table-cell office:value-type="float" office:value="2.173884" calcext:value-type="float">
            <text:p>2.173884</text:p>
          </table:table-cell>
          <table:table-cell office:value-type="float" office:value="4.893218" calcext:value-type="float">
            <text:p>4.893218</text:p>
          </table:table-cell>
          <table:table-cell office:value-type="float" office:value="7.940799" calcext:value-type="float">
            <text:p>7.940799</text:p>
          </table:table-cell>
          <table:table-cell office:value-type="float" office:value="8.451319" calcext:value-type="float">
            <text:p>8.451319</text:p>
          </table:table-cell>
          <table:table-cell office:value-type="float" office:value="8.949541" calcext:value-type="float">
            <text:p>8.949541</text:p>
          </table:table-cell>
          <table:table-cell office:value-type="float" office:value="9.560265" calcext:value-type="float">
            <text:p>9.560265</text:p>
          </table:table-cell>
          <table:table-cell office:value-type="float" office:value="10.6498" calcext:value-type="float">
            <text:p>10.6498</text:p>
          </table:table-cell>
          <table:table-cell office:value-type="float" office:value="11.08143" calcext:value-type="float">
            <text:p>11.08143</text:p>
          </table:table-cell>
          <table:table-cell office:value-type="float" office:value="0" calcext:value-type="float">
            <text:p>0</text:p>
          </table:table-cell>
          <table:table-cell office:value-type="float" office:value="0.01027815" calcext:value-type="float">
            <text:p>0.01027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4893" calcext:value-type="float">
            <text:p>1.46489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1.641472" calcext:value-type="float">
            <text:p>1.641472</text:p>
          </table:table-cell>
          <table:table-cell office:value-type="float" office:value="135.9599" calcext:value-type="float">
            <text:p>135.9599</text:p>
          </table:table-cell>
          <table:table-cell office:value-type="float" office:value="0" calcext:value-type="float">
            <text:p>0</text:p>
          </table:table-cell>
          <table:table-cell office:value-type="float" office:value="-2.603738" calcext:value-type="float">
            <text:p>-2.603738</text:p>
          </table:table-cell>
          <table:table-cell office:value-type="float" office:value="34.78534" calcext:value-type="float">
            <text:p>34.78534</text:p>
          </table:table-cell>
          <table:table-cell office:value-type="float" office:value="0.03722013" calcext:value-type="float">
            <text:p>0.03722013</text:p>
          </table:table-cell>
          <table:table-cell office:value-type="float" office:value="0.000130565" calcext:value-type="float">
            <text:p>0.000130565</text:p>
          </table:table-cell>
          <table:table-cell office:value-type="float" office:value="0.04200005" calcext:value-type="float">
            <text:p>0.04200005</text:p>
          </table:table-cell>
          <table:table-cell office:value-type="float" office:value="0.004373794" calcext:value-type="float">
            <text:p>0.004373794</text:p>
          </table:table-cell>
          <table:table-cell office:value-type="float" office:value="1168.209" calcext:value-type="float">
            <text:p>1168.209</text:p>
          </table:table-cell>
          <table:table-cell office:value-type="float" office:value="1.625755" calcext:value-type="float">
            <text:p>1.625755</text:p>
          </table:table-cell>
          <table:table-cell office:value-type="float" office:value="0" calcext:value-type="float">
            <text:p>0</text:p>
          </table:table-cell>
          <table:table-cell office:value-type="float" office:value="0.003604484" calcext:value-type="float">
            <text:p>0.003604484</text:p>
          </table:table-cell>
          <table:table-cell office:value-type="float" office:value="0.01248191" calcext:value-type="float">
            <text:p>0.01248191</text:p>
          </table:table-cell>
          <table:table-cell office:value-type="float" office:value="0.01501599" calcext:value-type="float">
            <text:p>0.01501599</text:p>
          </table:table-cell>
          <table:table-cell office:value-type="float" office:value="0.007422165" calcext:value-type="float">
            <text:p>0.007422165</text:p>
          </table:table-cell>
          <table:table-cell office:value-type="float" office:value="0.007643345" calcext:value-type="float">
            <text:p>0.007643345</text:p>
          </table:table-cell>
          <table:table-cell office:value-type="float" office:value="0.004747048" calcext:value-type="float">
            <text:p>0.004747048</text:p>
          </table:table-cell>
          <table:table-cell office:value-type="float" office:value="0.004240508" calcext:value-type="float">
            <text:p>0.004240508</text:p>
          </table:table-cell>
          <table:table-cell office:value-type="float" office:value="0.0125995" calcext:value-type="float">
            <text:p>0.0125995</text:p>
          </table:table-cell>
          <table:table-cell office:value-type="float" office:value="0.04400812" calcext:value-type="float">
            <text:p>0.04400812</text:p>
          </table:table-cell>
          <table:table-cell office:value-type="float" office:value="0.07164932" calcext:value-type="float">
            <text:p>0.07164932</text:p>
          </table:table-cell>
          <table:table-cell office:value-type="float" office:value="0.07644294" calcext:value-type="float">
            <text:p>0.07644294</text:p>
          </table:table-cell>
          <table:table-cell office:value-type="float" office:value="0.06676565" calcext:value-type="float">
            <text:p>0.06676565</text:p>
          </table:table-cell>
          <table:table-cell office:value-type="float" office:value="0.1732411" calcext:value-type="float">
            <text:p>0.1732411</text:p>
          </table:table-cell>
          <table:table-cell office:value-type="float" office:value="0.1777655" calcext:value-type="float">
            <text:p>0.1777655</text:p>
          </table:table-cell>
          <table:table-cell office:value-type="float" office:value="0" calcext:value-type="float">
            <text:p>0</text:p>
          </table:table-cell>
          <table:table-cell office:value-type="float" office:value="18.66551" calcext:value-type="float">
            <text:p>18.66551</text:p>
          </table:table-cell>
          <table:table-cell office:value-type="float" office:value="15.59972" calcext:value-type="float">
            <text:p>15.59972</text:p>
          </table:table-cell>
          <table:table-cell office:value-type="float" office:value="22.6861" calcext:value-type="float">
            <text:p>22.6861</text:p>
          </table:table-cell>
          <table:table-cell office:value-type="float" office:value="5.327077" calcext:value-type="float">
            <text:p>5.327077</text:p>
          </table:table-cell>
          <table:table-cell office:value-type="float" office:value="4.255159" calcext:value-type="float">
            <text:p>4.255159</text:p>
          </table:table-cell>
          <table:table-cell office:value-type="float" office:value="2.104861" calcext:value-type="float">
            <text:p>2.104861</text:p>
          </table:table-cell>
          <table:table-cell office:value-type="float" office:value="2.170274" calcext:value-type="float">
            <text:p>2.170274</text:p>
          </table:table-cell>
          <table:table-cell office:value-type="float" office:value="4.883165" calcext:value-type="float">
            <text:p>4.883165</text:p>
          </table:table-cell>
          <table:table-cell office:value-type="float" office:value="7.926356" calcext:value-type="float">
            <text:p>7.926356</text:p>
          </table:table-cell>
          <table:table-cell office:value-type="float" office:value="8.439981" calcext:value-type="float">
            <text:p>8.439981</text:p>
          </table:table-cell>
          <table:table-cell office:value-type="float" office:value="8.936255" calcext:value-type="float">
            <text:p>8.936255</text:p>
          </table:table-cell>
          <table:table-cell office:value-type="float" office:value="9.542645" calcext:value-type="float">
            <text:p>9.542645</text:p>
          </table:table-cell>
          <table:table-cell office:value-type="float" office:value="10.65328" calcext:value-type="float">
            <text:p>10.65328</text:p>
          </table:table-cell>
          <table:table-cell office:value-type="float" office:value="11.08477" calcext:value-type="float">
            <text:p>11.08477</text:p>
          </table:table-cell>
          <table:table-cell office:value-type="float" office:value="0" calcext:value-type="float">
            <text:p>0</text:p>
          </table:table-cell>
          <table:table-cell office:value-type="float" office:value="0.009102436" calcext:value-type="float">
            <text:p>0.009102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1321" calcext:value-type="float">
            <text:p>1.4713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1.63769" calcext:value-type="float">
            <text:p>1.63769</text:p>
          </table:table-cell>
          <table:table-cell office:value-type="float" office:value="135.9594" calcext:value-type="float">
            <text:p>135.9594</text:p>
          </table:table-cell>
          <table:table-cell office:value-type="float" office:value="0" calcext:value-type="float">
            <text:p>0</text:p>
          </table:table-cell>
          <table:table-cell office:value-type="float" office:value="-2.680143" calcext:value-type="float">
            <text:p>-2.680143</text:p>
          </table:table-cell>
          <table:table-cell office:value-type="float" office:value="34.74797" calcext:value-type="float">
            <text:p>34.74797</text:p>
          </table:table-cell>
          <table:table-cell office:value-type="float" office:value="0.03722013" calcext:value-type="float">
            <text:p>0.03722013</text:p>
          </table:table-cell>
          <table:table-cell office:value-type="float" office:value="0.000130565" calcext:value-type="float">
            <text:p>0.000130565</text:p>
          </table:table-cell>
          <table:table-cell office:value-type="float" office:value="0.04200005" calcext:value-type="float">
            <text:p>0.04200005</text:p>
          </table:table-cell>
          <table:table-cell office:value-type="float" office:value="0.004373794" calcext:value-type="float">
            <text:p>0.004373794</text:p>
          </table:table-cell>
          <table:table-cell office:value-type="float" office:value="1168.175" calcext:value-type="float">
            <text:p>1168.175</text:p>
          </table:table-cell>
          <table:table-cell office:value-type="float" office:value="1.629666" calcext:value-type="float">
            <text:p>1.629666</text:p>
          </table:table-cell>
          <table:table-cell office:value-type="float" office:value="0" calcext:value-type="float">
            <text:p>0</text:p>
          </table:table-cell>
          <table:table-cell office:value-type="float" office:value="0.003703158" calcext:value-type="float">
            <text:p>0.003703158</text:p>
          </table:table-cell>
          <table:table-cell office:value-type="float" office:value="0.01283632" calcext:value-type="float">
            <text:p>0.01283632</text:p>
          </table:table-cell>
          <table:table-cell office:value-type="float" office:value="0.01516623" calcext:value-type="float">
            <text:p>0.01516623</text:p>
          </table:table-cell>
          <table:table-cell office:value-type="float" office:value="0.007209973" calcext:value-type="float">
            <text:p>0.007209973</text:p>
          </table:table-cell>
          <table:table-cell office:value-type="float" office:value="0.007319412" calcext:value-type="float">
            <text:p>0.007319412</text:p>
          </table:table-cell>
          <table:table-cell office:value-type="float" office:value="0.004622616" calcext:value-type="float">
            <text:p>0.004622616</text:p>
          </table:table-cell>
          <table:table-cell office:value-type="float" office:value="0.00423328" calcext:value-type="float">
            <text:p>0.00423328</text:p>
          </table:table-cell>
          <table:table-cell office:value-type="float" office:value="0.0122853" calcext:value-type="float">
            <text:p>0.0122853</text:p>
          </table:table-cell>
          <table:table-cell office:value-type="float" office:value="0.04239928" calcext:value-type="float">
            <text:p>0.04239928</text:p>
          </table:table-cell>
          <table:table-cell office:value-type="float" office:value="0.06945375" calcext:value-type="float">
            <text:p>0.06945375</text:p>
          </table:table-cell>
          <table:table-cell office:value-type="float" office:value="0.07459822" calcext:value-type="float">
            <text:p>0.07459822</text:p>
          </table:table-cell>
          <table:table-cell office:value-type="float" office:value="0.06003101" calcext:value-type="float">
            <text:p>0.06003101</text:p>
          </table:table-cell>
          <table:table-cell office:value-type="float" office:value="0.1732774" calcext:value-type="float">
            <text:p>0.1732774</text:p>
          </table:table-cell>
          <table:table-cell office:value-type="float" office:value="0.1778022" calcext:value-type="float">
            <text:p>0.1778022</text:p>
          </table:table-cell>
          <table:table-cell office:value-type="float" office:value="0" calcext:value-type="float">
            <text:p>0</text:p>
          </table:table-cell>
          <table:table-cell office:value-type="float" office:value="18.61443" calcext:value-type="float">
            <text:p>18.61443</text:p>
          </table:table-cell>
          <table:table-cell office:value-type="float" office:value="15.55381" calcext:value-type="float">
            <text:p>15.55381</text:p>
          </table:table-cell>
          <table:table-cell office:value-type="float" office:value="22.61414" calcext:value-type="float">
            <text:p>22.61414</text:p>
          </table:table-cell>
          <table:table-cell office:value-type="float" office:value="5.316934" calcext:value-type="float">
            <text:p>5.316934</text:p>
          </table:table-cell>
          <table:table-cell office:value-type="float" office:value="4.248218" calcext:value-type="float">
            <text:p>4.248218</text:p>
          </table:table-cell>
          <table:table-cell office:value-type="float" office:value="2.102697" calcext:value-type="float">
            <text:p>2.102697</text:p>
          </table:table-cell>
          <table:table-cell office:value-type="float" office:value="2.166808" calcext:value-type="float">
            <text:p>2.166808</text:p>
          </table:table-cell>
          <table:table-cell office:value-type="float" office:value="4.873013" calcext:value-type="float">
            <text:p>4.873013</text:p>
          </table:table-cell>
          <table:table-cell office:value-type="float" office:value="7.911672" calcext:value-type="float">
            <text:p>7.911672</text:p>
          </table:table-cell>
          <table:table-cell office:value-type="float" office:value="8.428287" calcext:value-type="float">
            <text:p>8.428287</text:p>
          </table:table-cell>
          <table:table-cell office:value-type="float" office:value="8.922684" calcext:value-type="float">
            <text:p>8.922684</text:p>
          </table:table-cell>
          <table:table-cell office:value-type="float" office:value="9.52348" calcext:value-type="float">
            <text:p>9.52348</text:p>
          </table:table-cell>
          <table:table-cell office:value-type="float" office:value="10.65677" calcext:value-type="float">
            <text:p>10.65677</text:p>
          </table:table-cell>
          <table:table-cell office:value-type="float" office:value="11.08811" calcext:value-type="float">
            <text:p>11.08811</text:p>
          </table:table-cell>
          <table:table-cell office:value-type="float" office:value="0" calcext:value-type="float">
            <text:p>0</text:p>
          </table:table-cell>
          <table:table-cell office:value-type="float" office:value="0.006843732" calcext:value-type="float">
            <text:p>0.006843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7877" calcext:value-type="float">
            <text:p>1.47787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1.634559" calcext:value-type="float">
            <text:p>1.634559</text:p>
          </table:table-cell>
          <table:table-cell office:value-type="float" office:value="135.9584" calcext:value-type="float">
            <text:p>135.9584</text:p>
          </table:table-cell>
          <table:table-cell office:value-type="float" office:value="0" calcext:value-type="float">
            <text:p>0</text:p>
          </table:table-cell>
          <table:table-cell office:value-type="float" office:value="-2.757789" calcext:value-type="float">
            <text:p>-2.757789</text:p>
          </table:table-cell>
          <table:table-cell office:value-type="float" office:value="34.71001" calcext:value-type="float">
            <text:p>34.71001</text:p>
          </table:table-cell>
          <table:table-cell office:value-type="float" office:value="0.03722013" calcext:value-type="float">
            <text:p>0.03722013</text:p>
          </table:table-cell>
          <table:table-cell office:value-type="float" office:value="0.000130565" calcext:value-type="float">
            <text:p>0.000130565</text:p>
          </table:table-cell>
          <table:table-cell office:value-type="float" office:value="0.04200005" calcext:value-type="float">
            <text:p>0.04200005</text:p>
          </table:table-cell>
          <table:table-cell office:value-type="float" office:value="0.004373794" calcext:value-type="float">
            <text:p>0.004373794</text:p>
          </table:table-cell>
          <table:table-cell office:value-type="float" office:value="1168.14" calcext:value-type="float">
            <text:p>1168.14</text:p>
          </table:table-cell>
          <table:table-cell office:value-type="float" office:value="1.629225" calcext:value-type="float">
            <text:p>1.629225</text:p>
          </table:table-cell>
          <table:table-cell office:value-type="float" office:value="0" calcext:value-type="float">
            <text:p>0</text:p>
          </table:table-cell>
          <table:table-cell office:value-type="float" office:value="0.00408234" calcext:value-type="float">
            <text:p>0.00408234</text:p>
          </table:table-cell>
          <table:table-cell office:value-type="float" office:value="0.01376341" calcext:value-type="float">
            <text:p>0.01376341</text:p>
          </table:table-cell>
          <table:table-cell office:value-type="float" office:value="0.01576169" calcext:value-type="float">
            <text:p>0.01576169</text:p>
          </table:table-cell>
          <table:table-cell office:value-type="float" office:value="0.007286071" calcext:value-type="float">
            <text:p>0.007286071</text:p>
          </table:table-cell>
          <table:table-cell office:value-type="float" office:value="0.007302172" calcext:value-type="float">
            <text:p>0.007302172</text:p>
          </table:table-cell>
          <table:table-cell office:value-type="float" office:value="0.004583813" calcext:value-type="float">
            <text:p>0.004583813</text:p>
          </table:table-cell>
          <table:table-cell office:value-type="float" office:value="0.004241743" calcext:value-type="float">
            <text:p>0.004241743</text:p>
          </table:table-cell>
          <table:table-cell office:value-type="float" office:value="0.01198839" calcext:value-type="float">
            <text:p>0.01198839</text:p>
          </table:table-cell>
          <table:table-cell office:value-type="float" office:value="0.04088537" calcext:value-type="float">
            <text:p>0.04088537</text:p>
          </table:table-cell>
          <table:table-cell office:value-type="float" office:value="0.06726439" calcext:value-type="float">
            <text:p>0.06726439</text:p>
          </table:table-cell>
          <table:table-cell office:value-type="float" office:value="0.07260456" calcext:value-type="float">
            <text:p>0.07260456</text:p>
          </table:table-cell>
          <table:table-cell office:value-type="float" office:value="0.0533864" calcext:value-type="float">
            <text:p>0.0533864</text:p>
          </table:table-cell>
          <table:table-cell office:value-type="float" office:value="0.1733132" calcext:value-type="float">
            <text:p>0.1733132</text:p>
          </table:table-cell>
          <table:table-cell office:value-type="float" office:value="0.177839" calcext:value-type="float">
            <text:p>0.177839</text:p>
          </table:table-cell>
          <table:table-cell office:value-type="float" office:value="0" calcext:value-type="float">
            <text:p>0</text:p>
          </table:table-cell>
          <table:table-cell office:value-type="float" office:value="18.57458" calcext:value-type="float">
            <text:p>18.57458</text:p>
          </table:table-cell>
          <table:table-cell office:value-type="float" office:value="15.51516" calcext:value-type="float">
            <text:p>15.51516</text:p>
          </table:table-cell>
          <table:table-cell office:value-type="float" office:value="22.55114" calcext:value-type="float">
            <text:p>22.55114</text:p>
          </table:table-cell>
          <table:table-cell office:value-type="float" office:value="5.306935" calcext:value-type="float">
            <text:p>5.306935</text:p>
          </table:table-cell>
          <table:table-cell office:value-type="float" office:value="4.241176" calcext:value-type="float">
            <text:p>4.241176</text:p>
          </table:table-cell>
          <table:table-cell office:value-type="float" office:value="2.100516" calcext:value-type="float">
            <text:p>2.100516</text:p>
          </table:table-cell>
          <table:table-cell office:value-type="float" office:value="2.163476" calcext:value-type="float">
            <text:p>2.163476</text:p>
          </table:table-cell>
          <table:table-cell office:value-type="float" office:value="4.862791" calcext:value-type="float">
            <text:p>4.862791</text:p>
          </table:table-cell>
          <table:table-cell office:value-type="float" office:value="7.896734" calcext:value-type="float">
            <text:p>7.896734</text:p>
          </table:table-cell>
          <table:table-cell office:value-type="float" office:value="8.41615" calcext:value-type="float">
            <text:p>8.41615</text:p>
          </table:table-cell>
          <table:table-cell office:value-type="float" office:value="8.908689" calcext:value-type="float">
            <text:p>8.908689</text:p>
          </table:table-cell>
          <table:table-cell office:value-type="float" office:value="9.50275" calcext:value-type="float">
            <text:p>9.50275</text:p>
          </table:table-cell>
          <table:table-cell office:value-type="float" office:value="10.66026" calcext:value-type="float">
            <text:p>10.66026</text:p>
          </table:table-cell>
          <table:table-cell office:value-type="float" office:value="11.09145" calcext:value-type="float">
            <text:p>11.09145</text:p>
          </table:table-cell>
          <table:table-cell office:value-type="float" office:value="0" calcext:value-type="float">
            <text:p>0</text:p>
          </table:table-cell>
          <table:table-cell office:value-type="float" office:value="0.002517093" calcext:value-type="float">
            <text:p>0.002517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4424" calcext:value-type="float">
            <text:p>1.48442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1.631257" calcext:value-type="float">
            <text:p>1.631257</text:p>
          </table:table-cell>
          <table:table-cell office:value-type="float" office:value="135.9574" calcext:value-type="float">
            <text:p>135.9574</text:p>
          </table:table-cell>
          <table:table-cell office:value-type="float" office:value="0" calcext:value-type="float">
            <text:p>0</text:p>
          </table:table-cell>
          <table:table-cell office:value-type="float" office:value="-2.836524" calcext:value-type="float">
            <text:p>-2.836524</text:p>
          </table:table-cell>
          <table:table-cell office:value-type="float" office:value="34.6714" calcext:value-type="float">
            <text:p>34.6714</text:p>
          </table:table-cell>
          <table:table-cell office:value-type="float" office:value="0.03722013" calcext:value-type="float">
            <text:p>0.03722013</text:p>
          </table:table-cell>
          <table:table-cell office:value-type="float" office:value="0.0001310515" calcext:value-type="float">
            <text:p>0.0001310515</text:p>
          </table:table-cell>
          <table:table-cell office:value-type="float" office:value="0.04200005" calcext:value-type="float">
            <text:p>0.04200005</text:p>
          </table:table-cell>
          <table:table-cell office:value-type="float" office:value="0.00437386" calcext:value-type="float">
            <text:p>0.00437386</text:p>
          </table:table-cell>
          <table:table-cell office:value-type="float" office:value="1168.104" calcext:value-type="float">
            <text:p>1168.104</text:p>
          </table:table-cell>
          <table:table-cell office:value-type="float" office:value="1.628245" calcext:value-type="float">
            <text:p>1.628245</text:p>
          </table:table-cell>
          <table:table-cell office:value-type="float" office:value="0" calcext:value-type="float">
            <text:p>0</text:p>
          </table:table-cell>
          <table:table-cell office:value-type="float" office:value="0.004136358" calcext:value-type="float">
            <text:p>0.004136358</text:p>
          </table:table-cell>
          <table:table-cell office:value-type="float" office:value="0.01484473" calcext:value-type="float">
            <text:p>0.01484473</text:p>
          </table:table-cell>
          <table:table-cell office:value-type="float" office:value="0.01653601" calcext:value-type="float">
            <text:p>0.01653601</text:p>
          </table:table-cell>
          <table:table-cell office:value-type="float" office:value="0.007561385" calcext:value-type="float">
            <text:p>0.007561385</text:p>
          </table:table-cell>
          <table:table-cell office:value-type="float" office:value="0.007495844" calcext:value-type="float">
            <text:p>0.007495844</text:p>
          </table:table-cell>
          <table:table-cell office:value-type="float" office:value="0.004628666" calcext:value-type="float">
            <text:p>0.004628666</text:p>
          </table:table-cell>
          <table:table-cell office:value-type="float" office:value="0.004264396" calcext:value-type="float">
            <text:p>0.004264396</text:p>
          </table:table-cell>
          <table:table-cell office:value-type="float" office:value="0.01170685" calcext:value-type="float">
            <text:p>0.01170685</text:p>
          </table:table-cell>
          <table:table-cell office:value-type="float" office:value="0.03980044" calcext:value-type="float">
            <text:p>0.03980044</text:p>
          </table:table-cell>
          <table:table-cell office:value-type="float" office:value="0.06579413" calcext:value-type="float">
            <text:p>0.06579413</text:p>
          </table:table-cell>
          <table:table-cell office:value-type="float" office:value="0.07135401" calcext:value-type="float">
            <text:p>0.07135401</text:p>
          </table:table-cell>
          <table:table-cell office:value-type="float" office:value="0.04763187" calcext:value-type="float">
            <text:p>0.04763187</text:p>
          </table:table-cell>
          <table:table-cell office:value-type="float" office:value="0.1733491" calcext:value-type="float">
            <text:p>0.1733491</text:p>
          </table:table-cell>
          <table:table-cell office:value-type="float" office:value="0.1778757" calcext:value-type="float">
            <text:p>0.1778757</text:p>
          </table:table-cell>
          <table:table-cell office:value-type="float" office:value="0" calcext:value-type="float">
            <text:p>0</text:p>
          </table:table-cell>
          <table:table-cell office:value-type="float" office:value="18.53922" calcext:value-type="float">
            <text:p>18.53922</text:p>
          </table:table-cell>
          <table:table-cell office:value-type="float" office:value="15.48187" calcext:value-type="float">
            <text:p>15.48187</text:p>
          </table:table-cell>
          <table:table-cell office:value-type="float" office:value="22.49506" calcext:value-type="float">
            <text:p>22.49506</text:p>
          </table:table-cell>
          <table:table-cell office:value-type="float" office:value="5.297182" calcext:value-type="float">
            <text:p>5.297182</text:p>
          </table:table-cell>
          <table:table-cell office:value-type="float" office:value="4.234195" calcext:value-type="float">
            <text:p>4.234195</text:p>
          </table:table-cell>
          <table:table-cell office:value-type="float" office:value="2.098336" calcext:value-type="float">
            <text:p>2.098336</text:p>
          </table:table-cell>
          <table:table-cell office:value-type="float" office:value="2.160266" calcext:value-type="float">
            <text:p>2.160266</text:p>
          </table:table-cell>
          <table:table-cell office:value-type="float" office:value="4.852512" calcext:value-type="float">
            <text:p>4.852512</text:p>
          </table:table-cell>
          <table:table-cell office:value-type="float" office:value="7.881593" calcext:value-type="float">
            <text:p>7.881593</text:p>
          </table:table-cell>
          <table:table-cell office:value-type="float" office:value="8.403649" calcext:value-type="float">
            <text:p>8.403649</text:p>
          </table:table-cell>
          <table:table-cell office:value-type="float" office:value="8.894354" calcext:value-type="float">
            <text:p>8.894354</text:p>
          </table:table-cell>
          <table:table-cell office:value-type="float" office:value="9.480569" calcext:value-type="float">
            <text:p>9.480569</text:p>
          </table:table-cell>
          <table:table-cell office:value-type="float" office:value="10.66375" calcext:value-type="float">
            <text:p>10.66375</text:p>
          </table:table-cell>
          <table:table-cell office:value-type="float" office:value="11.09479" calcext:value-type="float">
            <text:p>11.09479</text:p>
          </table:table-cell>
          <table:table-cell office:value-type="float" office:value="0" calcext:value-type="float">
            <text:p>0</text:p>
          </table:table-cell>
          <table:table-cell office:value-type="float" office:value="0.002989864" calcext:value-type="float">
            <text:p>0.002989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1152" calcext:value-type="float">
            <text:p>1.4911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1.626874" calcext:value-type="float">
            <text:p>1.626874</text:p>
          </table:table-cell>
          <table:table-cell office:value-type="float" office:value="135.955" calcext:value-type="float">
            <text:p>135.955</text:p>
          </table:table-cell>
          <table:table-cell office:value-type="float" office:value="0" calcext:value-type="float">
            <text:p>0</text:p>
          </table:table-cell>
          <table:table-cell office:value-type="float" office:value="-2.916085" calcext:value-type="float">
            <text:p>-2.916085</text:p>
          </table:table-cell>
          <table:table-cell office:value-type="float" office:value="34.63253" calcext:value-type="float">
            <text:p>34.63253</text:p>
          </table:table-cell>
          <table:table-cell office:value-type="float" office:value="0.03722013" calcext:value-type="float">
            <text:p>0.03722013</text:p>
          </table:table-cell>
          <table:table-cell office:value-type="float" office:value="0.0001310515" calcext:value-type="float">
            <text:p>0.0001310515</text:p>
          </table:table-cell>
          <table:table-cell office:value-type="float" office:value="0.04200005" calcext:value-type="float">
            <text:p>0.04200005</text:p>
          </table:table-cell>
          <table:table-cell office:value-type="float" office:value="0.00437386" calcext:value-type="float">
            <text:p>0.00437386</text:p>
          </table:table-cell>
          <table:table-cell office:value-type="float" office:value="1168.068" calcext:value-type="float">
            <text:p>1168.068</text:p>
          </table:table-cell>
          <table:table-cell office:value-type="float" office:value="1.619559" calcext:value-type="float">
            <text:p>1.619559</text:p>
          </table:table-cell>
          <table:table-cell office:value-type="float" office:value="0" calcext:value-type="float">
            <text:p>0</text:p>
          </table:table-cell>
          <table:table-cell office:value-type="float" office:value="0.03704057" calcext:value-type="float">
            <text:p>0.03704057</text:p>
          </table:table-cell>
          <table:table-cell office:value-type="float" office:value="0.01582756" calcext:value-type="float">
            <text:p>0.01582756</text:p>
          </table:table-cell>
          <table:table-cell office:value-type="float" office:value="0.01672121" calcext:value-type="float">
            <text:p>0.01672121</text:p>
          </table:table-cell>
          <table:table-cell office:value-type="float" office:value="0.007548732" calcext:value-type="float">
            <text:p>0.007548732</text:p>
          </table:table-cell>
          <table:table-cell office:value-type="float" office:value="0.00747767" calcext:value-type="float">
            <text:p>0.00747767</text:p>
          </table:table-cell>
          <table:table-cell office:value-type="float" office:value="0.004600467" calcext:value-type="float">
            <text:p>0.004600467</text:p>
          </table:table-cell>
          <table:table-cell office:value-type="float" office:value="0.004282299" calcext:value-type="float">
            <text:p>0.004282299</text:p>
          </table:table-cell>
          <table:table-cell office:value-type="float" office:value="0.01144866" calcext:value-type="float">
            <text:p>0.01144866</text:p>
          </table:table-cell>
          <table:table-cell office:value-type="float" office:value="0.03881541" calcext:value-type="float">
            <text:p>0.03881541</text:p>
          </table:table-cell>
          <table:table-cell office:value-type="float" office:value="0.06473088" calcext:value-type="float">
            <text:p>0.06473088</text:p>
          </table:table-cell>
          <table:table-cell office:value-type="float" office:value="0.07051839" calcext:value-type="float">
            <text:p>0.07051839</text:p>
          </table:table-cell>
          <table:table-cell office:value-type="float" office:value="0.04331548" calcext:value-type="float">
            <text:p>0.04331548</text:p>
          </table:table-cell>
          <table:table-cell office:value-type="float" office:value="0.1733885" calcext:value-type="float">
            <text:p>0.1733885</text:p>
          </table:table-cell>
          <table:table-cell office:value-type="float" office:value="0.1779123" calcext:value-type="float">
            <text:p>0.1779123</text:p>
          </table:table-cell>
          <table:table-cell office:value-type="float" office:value="0" calcext:value-type="float">
            <text:p>0</text:p>
          </table:table-cell>
          <table:table-cell office:value-type="float" office:value="18.51607" calcext:value-type="float">
            <text:p>18.51607</text:p>
          </table:table-cell>
          <table:table-cell office:value-type="float" office:value="15.4526" calcext:value-type="float">
            <text:p>15.4526</text:p>
          </table:table-cell>
          <table:table-cell office:value-type="float" office:value="22.445" calcext:value-type="float">
            <text:p>22.445</text:p>
          </table:table-cell>
          <table:table-cell office:value-type="float" office:value="5.287779" calcext:value-type="float">
            <text:p>5.287779</text:p>
          </table:table-cell>
          <table:table-cell office:value-type="float" office:value="4.227361" calcext:value-type="float">
            <text:p>4.227361</text:p>
          </table:table-cell>
          <table:table-cell office:value-type="float" office:value="2.09617" calcext:value-type="float">
            <text:p>2.09617</text:p>
          </table:table-cell>
          <table:table-cell office:value-type="float" office:value="2.157171" calcext:value-type="float">
            <text:p>2.157171</text:p>
          </table:table-cell>
          <table:table-cell office:value-type="float" office:value="4.842215" calcext:value-type="float">
            <text:p>4.842215</text:p>
          </table:table-cell>
          <table:table-cell office:value-type="float" office:value="7.866326" calcext:value-type="float">
            <text:p>7.866326</text:p>
          </table:table-cell>
          <table:table-cell office:value-type="float" office:value="8.390956" calcext:value-type="float">
            <text:p>8.390956</text:p>
          </table:table-cell>
          <table:table-cell office:value-type="float" office:value="8.879867" calcext:value-type="float">
            <text:p>8.879867</text:p>
          </table:table-cell>
          <table:table-cell office:value-type="float" office:value="9.457281" calcext:value-type="float">
            <text:p>9.457281</text:p>
          </table:table-cell>
          <table:table-cell office:value-type="float" office:value="10.66724" calcext:value-type="float">
            <text:p>10.66724</text:p>
          </table:table-cell>
          <table:table-cell office:value-type="float" office:value="11.09812" calcext:value-type="float">
            <text:p>11.09812</text:p>
          </table:table-cell>
          <table:table-cell office:value-type="float" office:value="0" calcext:value-type="float">
            <text:p>0</text:p>
          </table:table-cell>
          <table:table-cell office:value-type="float" office:value="5.879995" calcext:value-type="float">
            <text:p>5.87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0282" calcext:value-type="float">
            <text:p>1.5002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1.625319" calcext:value-type="float">
            <text:p>1.625319</text:p>
          </table:table-cell>
          <table:table-cell office:value-type="float" office:value="135.9528" calcext:value-type="float">
            <text:p>135.9528</text:p>
          </table:table-cell>
          <table:table-cell office:value-type="float" office:value="0" calcext:value-type="float">
            <text:p>0</text:p>
          </table:table-cell>
          <table:table-cell office:value-type="float" office:value="-2.996565" calcext:value-type="float">
            <text:p>-2.996565</text:p>
          </table:table-cell>
          <table:table-cell office:value-type="float" office:value="34.59309" calcext:value-type="float">
            <text:p>34.59309</text:p>
          </table:table-cell>
          <table:table-cell office:value-type="float" office:value="0.03722013" calcext:value-type="float">
            <text:p>0.03722013</text:p>
          </table:table-cell>
          <table:table-cell office:value-type="float" office:value="0.0001310515" calcext:value-type="float">
            <text:p>0.0001310515</text:p>
          </table:table-cell>
          <table:table-cell office:value-type="float" office:value="0.04200005" calcext:value-type="float">
            <text:p>0.04200005</text:p>
          </table:table-cell>
          <table:table-cell office:value-type="float" office:value="0.00437386" calcext:value-type="float">
            <text:p>0.00437386</text:p>
          </table:table-cell>
          <table:table-cell office:value-type="float" office:value="1168.033" calcext:value-type="float">
            <text:p>1168.033</text:p>
          </table:table-cell>
          <table:table-cell office:value-type="float" office:value="1.615595" calcext:value-type="float">
            <text:p>1.615595</text:p>
          </table:table-cell>
          <table:table-cell office:value-type="float" office:value="0" calcext:value-type="float">
            <text:p>0</text:p>
          </table:table-cell>
          <table:table-cell office:value-type="float" office:value="0.005646517" calcext:value-type="float">
            <text:p>0.005646517</text:p>
          </table:table-cell>
          <table:table-cell office:value-type="float" office:value="0.01299527" calcext:value-type="float">
            <text:p>0.01299527</text:p>
          </table:table-cell>
          <table:table-cell office:value-type="float" office:value="0.01556022" calcext:value-type="float">
            <text:p>0.01556022</text:p>
          </table:table-cell>
          <table:table-cell office:value-type="float" office:value="0.006924105" calcext:value-type="float">
            <text:p>0.006924105</text:p>
          </table:table-cell>
          <table:table-cell office:value-type="float" office:value="0.006886505" calcext:value-type="float">
            <text:p>0.006886505</text:p>
          </table:table-cell>
          <table:table-cell office:value-type="float" office:value="0.004411458" calcext:value-type="float">
            <text:p>0.004411458</text:p>
          </table:table-cell>
          <table:table-cell office:value-type="float" office:value="0.004255818" calcext:value-type="float">
            <text:p>0.004255818</text:p>
          </table:table-cell>
          <table:table-cell office:value-type="float" office:value="0.0112443" calcext:value-type="float">
            <text:p>0.0112443</text:p>
          </table:table-cell>
          <table:table-cell office:value-type="float" office:value="0.03758865" calcext:value-type="float">
            <text:p>0.03758865</text:p>
          </table:table-cell>
          <table:table-cell office:value-type="float" office:value="0.06316425" calcext:value-type="float">
            <text:p>0.06316425</text:p>
          </table:table-cell>
          <table:table-cell office:value-type="float" office:value="0.06935873" calcext:value-type="float">
            <text:p>0.06935873</text:p>
          </table:table-cell>
          <table:table-cell office:value-type="float" office:value="0.03792738" calcext:value-type="float">
            <text:p>0.03792738</text:p>
          </table:table-cell>
          <table:table-cell office:value-type="float" office:value="0.173427" calcext:value-type="float">
            <text:p>0.173427</text:p>
          </table:table-cell>
          <table:table-cell office:value-type="float" office:value="0.1779487" calcext:value-type="float">
            <text:p>0.1779487</text:p>
          </table:table-cell>
          <table:table-cell office:value-type="float" office:value="0" calcext:value-type="float">
            <text:p>0</text:p>
          </table:table-cell>
          <table:table-cell office:value-type="float" office:value="18.49623" calcext:value-type="float">
            <text:p>18.49623</text:p>
          </table:table-cell>
          <table:table-cell office:value-type="float" office:value="15.42527" calcext:value-type="float">
            <text:p>15.42527</text:p>
          </table:table-cell>
          <table:table-cell office:value-type="float" office:value="22.39937" calcext:value-type="float">
            <text:p>22.39937</text:p>
          </table:table-cell>
          <table:table-cell office:value-type="float" office:value="5.278669" calcext:value-type="float">
            <text:p>5.278669</text:p>
          </table:table-cell>
          <table:table-cell office:value-type="float" office:value="4.220594" calcext:value-type="float">
            <text:p>4.220594</text:p>
          </table:table-cell>
          <table:table-cell office:value-type="float" office:value="2.093996" calcext:value-type="float">
            <text:p>2.093996</text:p>
          </table:table-cell>
          <table:table-cell office:value-type="float" office:value="2.154184" calcext:value-type="float">
            <text:p>2.154184</text:p>
          </table:table-cell>
          <table:table-cell office:value-type="float" office:value="4.831946" calcext:value-type="float">
            <text:p>4.831946</text:p>
          </table:table-cell>
          <table:table-cell office:value-type="float" office:value="7.850913" calcext:value-type="float">
            <text:p>7.850913</text:p>
          </table:table-cell>
          <table:table-cell office:value-type="float" office:value="8.378029" calcext:value-type="float">
            <text:p>8.378029</text:p>
          </table:table-cell>
          <table:table-cell office:value-type="float" office:value="8.865195" calcext:value-type="float">
            <text:p>8.865195</text:p>
          </table:table-cell>
          <table:table-cell office:value-type="float" office:value="9.432907" calcext:value-type="float">
            <text:p>9.432907</text:p>
          </table:table-cell>
          <table:table-cell office:value-type="float" office:value="10.67073" calcext:value-type="float">
            <text:p>10.67073</text:p>
          </table:table-cell>
          <table:table-cell office:value-type="float" office:value="11.10139" calcext:value-type="float">
            <text:p>11.10139</text:p>
          </table:table-cell>
          <table:table-cell office:value-type="float" office:value="0" calcext:value-type="float">
            <text:p>0</text:p>
          </table:table-cell>
          <table:table-cell office:value-type="float" office:value="0.009297786" calcext:value-type="float">
            <text:p>0.009297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6402" calcext:value-type="float">
            <text:p>1.5064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1.623563" calcext:value-type="float">
            <text:p>1.623563</text:p>
          </table:table-cell>
          <table:table-cell office:value-type="float" office:value="135.9522" calcext:value-type="float">
            <text:p>135.9522</text:p>
          </table:table-cell>
          <table:table-cell office:value-type="float" office:value="0" calcext:value-type="float">
            <text:p>0</text:p>
          </table:table-cell>
          <table:table-cell office:value-type="float" office:value="-3.07707" calcext:value-type="float">
            <text:p>-3.07707</text:p>
          </table:table-cell>
          <table:table-cell office:value-type="float" office:value="34.55115" calcext:value-type="float">
            <text:p>34.55115</text:p>
          </table:table-cell>
          <table:table-cell office:value-type="float" office:value="0.03758316" calcext:value-type="float">
            <text:p>0.03758316</text:p>
          </table:table-cell>
          <table:table-cell office:value-type="float" office:value="0.0001333874" calcext:value-type="float">
            <text:p>0.0001333874</text:p>
          </table:table-cell>
          <table:table-cell office:value-type="float" office:value="0.04200188" calcext:value-type="float">
            <text:p>0.04200188</text:p>
          </table:table-cell>
          <table:table-cell office:value-type="float" office:value="0.004374003" calcext:value-type="float">
            <text:p>0.004374003</text:p>
          </table:table-cell>
          <table:table-cell office:value-type="float" office:value="1167.995" calcext:value-type="float">
            <text:p>1167.995</text:p>
          </table:table-cell>
          <table:table-cell office:value-type="float" office:value="1.616759" calcext:value-type="float">
            <text:p>1.616759</text:p>
          </table:table-cell>
          <table:table-cell office:value-type="float" office:value="0" calcext:value-type="float">
            <text:p>0</text:p>
          </table:table-cell>
          <table:table-cell office:value-type="float" office:value="0.002884666" calcext:value-type="float">
            <text:p>0.002884666</text:p>
          </table:table-cell>
          <table:table-cell office:value-type="float" office:value="0.00986068" calcext:value-type="float">
            <text:p>0.00986068</text:p>
          </table:table-cell>
          <table:table-cell office:value-type="float" office:value="0.01381145" calcext:value-type="float">
            <text:p>0.01381145</text:p>
          </table:table-cell>
          <table:table-cell office:value-type="float" office:value="0.006325965" calcext:value-type="float">
            <text:p>0.006325965</text:p>
          </table:table-cell>
          <table:table-cell office:value-type="float" office:value="0.0065272" calcext:value-type="float">
            <text:p>0.0065272</text:p>
          </table:table-cell>
          <table:table-cell office:value-type="float" office:value="0.004292666" calcext:value-type="float">
            <text:p>0.004292666</text:p>
          </table:table-cell>
          <table:table-cell office:value-type="float" office:value="0.004115409" calcext:value-type="float">
            <text:p>0.004115409</text:p>
          </table:table-cell>
          <table:table-cell office:value-type="float" office:value="0.01107381" calcext:value-type="float">
            <text:p>0.01107381</text:p>
          </table:table-cell>
          <table:table-cell office:value-type="float" office:value="0.0365063" calcext:value-type="float">
            <text:p>0.0365063</text:p>
          </table:table-cell>
          <table:table-cell office:value-type="float" office:value="0.06155103" calcext:value-type="float">
            <text:p>0.06155103</text:p>
          </table:table-cell>
          <table:table-cell office:value-type="float" office:value="0.06823277" calcext:value-type="float">
            <text:p>0.06823277</text:p>
          </table:table-cell>
          <table:table-cell office:value-type="float" office:value="0.03310771" calcext:value-type="float">
            <text:p>0.03310771</text:p>
          </table:table-cell>
          <table:table-cell office:value-type="float" office:value="0.1734636" calcext:value-type="float">
            <text:p>0.1734636</text:p>
          </table:table-cell>
          <table:table-cell office:value-type="float" office:value="0.1779846" calcext:value-type="float">
            <text:p>0.1779846</text:p>
          </table:table-cell>
          <table:table-cell office:value-type="float" office:value="0" calcext:value-type="float">
            <text:p>0</text:p>
          </table:table-cell>
          <table:table-cell office:value-type="float" office:value="18.43322" calcext:value-type="float">
            <text:p>18.43322</text:p>
          </table:table-cell>
          <table:table-cell office:value-type="float" office:value="15.37733" calcext:value-type="float">
            <text:p>15.37733</text:p>
          </table:table-cell>
          <table:table-cell office:value-type="float" office:value="22.3498" calcext:value-type="float">
            <text:p>22.3498</text:p>
          </table:table-cell>
          <table:table-cell office:value-type="float" office:value="5.268967" calcext:value-type="float">
            <text:p>5.268967</text:p>
          </table:table-cell>
          <table:table-cell office:value-type="float" office:value="4.213724" calcext:value-type="float">
            <text:p>4.213724</text:p>
          </table:table-cell>
          <table:table-cell office:value-type="float" office:value="2.091793" calcext:value-type="float">
            <text:p>2.091793</text:p>
          </table:table-cell>
          <table:table-cell office:value-type="float" office:value="2.150894" calcext:value-type="float">
            <text:p>2.150894</text:p>
          </table:table-cell>
          <table:table-cell office:value-type="float" office:value="4.821685" calcext:value-type="float">
            <text:p>4.821685</text:p>
          </table:table-cell>
          <table:table-cell office:value-type="float" office:value="7.835346" calcext:value-type="float">
            <text:p>7.835346</text:p>
          </table:table-cell>
          <table:table-cell office:value-type="float" office:value="8.364819" calcext:value-type="float">
            <text:p>8.364819</text:p>
          </table:table-cell>
          <table:table-cell office:value-type="float" office:value="8.850338" calcext:value-type="float">
            <text:p>8.850338</text:p>
          </table:table-cell>
          <table:table-cell office:value-type="float" office:value="9.407382" calcext:value-type="float">
            <text:p>9.407382</text:p>
          </table:table-cell>
          <table:table-cell office:value-type="float" office:value="10.67422" calcext:value-type="float">
            <text:p>10.67422</text:p>
          </table:table-cell>
          <table:table-cell office:value-type="float" office:value="11.10461" calcext:value-type="float">
            <text:p>11.10461</text:p>
          </table:table-cell>
          <table:table-cell office:value-type="float" office:value="0" calcext:value-type="float">
            <text:p>0</text:p>
          </table:table-cell>
          <table:table-cell office:value-type="float" office:value="0.01015471" calcext:value-type="float">
            <text:p>0.01015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081" calcext:value-type="float">
            <text:p>1.5108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1.621847" calcext:value-type="float">
            <text:p>1.621847</text:p>
          </table:table-cell>
          <table:table-cell office:value-type="float" office:value="135.9521" calcext:value-type="float">
            <text:p>135.9521</text:p>
          </table:table-cell>
          <table:table-cell office:value-type="float" office:value="0" calcext:value-type="float">
            <text:p>0</text:p>
          </table:table-cell>
          <table:table-cell office:value-type="float" office:value="-3.161093" calcext:value-type="float">
            <text:p>-3.161093</text:p>
          </table:table-cell>
          <table:table-cell office:value-type="float" office:value="34.50614" calcext:value-type="float">
            <text:p>34.50614</text:p>
          </table:table-cell>
          <table:table-cell office:value-type="float" office:value="0.03758316" calcext:value-type="float">
            <text:p>0.03758316</text:p>
          </table:table-cell>
          <table:table-cell office:value-type="float" office:value="0.0001336792" calcext:value-type="float">
            <text:p>0.0001336792</text:p>
          </table:table-cell>
          <table:table-cell office:value-type="float" office:value="0.04200188" calcext:value-type="float">
            <text:p>0.04200188</text:p>
          </table:table-cell>
          <table:table-cell office:value-type="float" office:value="0.004374031" calcext:value-type="float">
            <text:p>0.004374031</text:p>
          </table:table-cell>
          <table:table-cell office:value-type="float" office:value="1167.958" calcext:value-type="float">
            <text:p>1167.958</text:p>
          </table:table-cell>
          <table:table-cell office:value-type="float" office:value="1.621664" calcext:value-type="float">
            <text:p>1.621664</text:p>
          </table:table-cell>
          <table:table-cell office:value-type="float" office:value="0" calcext:value-type="float">
            <text:p>0</text:p>
          </table:table-cell>
          <table:table-cell office:value-type="float" office:value="0.005544167" calcext:value-type="float">
            <text:p>0.005544167</text:p>
          </table:table-cell>
          <table:table-cell office:value-type="float" office:value="0.01082921" calcext:value-type="float">
            <text:p>0.01082921</text:p>
          </table:table-cell>
          <table:table-cell office:value-type="float" office:value="0.01356235" calcext:value-type="float">
            <text:p>0.01356235</text:p>
          </table:table-cell>
          <table:table-cell office:value-type="float" office:value="0.006437061" calcext:value-type="float">
            <text:p>0.006437061</text:p>
          </table:table-cell>
          <table:table-cell office:value-type="float" office:value="0.006481646" calcext:value-type="float">
            <text:p>0.006481646</text:p>
          </table:table-cell>
          <table:table-cell office:value-type="float" office:value="0.004261712" calcext:value-type="float">
            <text:p>0.004261712</text:p>
          </table:table-cell>
          <table:table-cell office:value-type="float" office:value="0.004116314" calcext:value-type="float">
            <text:p>0.004116314</text:p>
          </table:table-cell>
          <table:table-cell office:value-type="float" office:value="0.01088013" calcext:value-type="float">
            <text:p>0.01088013</text:p>
          </table:table-cell>
          <table:table-cell office:value-type="float" office:value="0.03544298" calcext:value-type="float">
            <text:p>0.03544298</text:p>
          </table:table-cell>
          <table:table-cell office:value-type="float" office:value="0.05974992" calcext:value-type="float">
            <text:p>0.05974992</text:p>
          </table:table-cell>
          <table:table-cell office:value-type="float" office:value="0.066817" calcext:value-type="float">
            <text:p>0.066817</text:p>
          </table:table-cell>
          <table:table-cell office:value-type="float" office:value="0.02892246" calcext:value-type="float">
            <text:p>0.02892246</text:p>
          </table:table-cell>
          <table:table-cell office:value-type="float" office:value="0.1735002" calcext:value-type="float">
            <text:p>0.1735002</text:p>
          </table:table-cell>
          <table:table-cell office:value-type="float" office:value="0.1780205" calcext:value-type="float">
            <text:p>0.1780205</text:p>
          </table:table-cell>
          <table:table-cell office:value-type="float" office:value="0" calcext:value-type="float">
            <text:p>0</text:p>
          </table:table-cell>
          <table:table-cell office:value-type="float" office:value="18.35933" calcext:value-type="float">
            <text:p>18.35933</text:p>
          </table:table-cell>
          <table:table-cell office:value-type="float" office:value="15.31197" calcext:value-type="float">
            <text:p>15.31197</text:p>
          </table:table-cell>
          <table:table-cell office:value-type="float" office:value="22.27714" calcext:value-type="float">
            <text:p>22.27714</text:p>
          </table:table-cell>
          <table:table-cell office:value-type="float" office:value="5.258419" calcext:value-type="float">
            <text:p>5.258419</text:p>
          </table:table-cell>
          <table:table-cell office:value-type="float" office:value="4.206572" calcext:value-type="float">
            <text:p>4.206572</text:p>
          </table:table-cell>
          <table:table-cell office:value-type="float" office:value="2.089564" calcext:value-type="float">
            <text:p>2.089564</text:p>
          </table:table-cell>
          <table:table-cell office:value-type="float" office:value="2.147267" calcext:value-type="float">
            <text:p>2.147267</text:p>
          </table:table-cell>
          <table:table-cell office:value-type="float" office:value="4.811347" calcext:value-type="float">
            <text:p>4.811347</text:p>
          </table:table-cell>
          <table:table-cell office:value-type="float" office:value="7.819603" calcext:value-type="float">
            <text:p>7.819603</text:p>
          </table:table-cell>
          <table:table-cell office:value-type="float" office:value="8.351263" calcext:value-type="float">
            <text:p>8.351263</text:p>
          </table:table-cell>
          <table:table-cell office:value-type="float" office:value="8.835206" calcext:value-type="float">
            <text:p>8.835206</text:p>
          </table:table-cell>
          <table:table-cell office:value-type="float" office:value="9.380841" calcext:value-type="float">
            <text:p>9.380841</text:p>
          </table:table-cell>
          <table:table-cell office:value-type="float" office:value="10.67771" calcext:value-type="float">
            <text:p>10.67771</text:p>
          </table:table-cell>
          <table:table-cell office:value-type="float" office:value="11.10787" calcext:value-type="float">
            <text:p>11.10787</text:p>
          </table:table-cell>
          <table:table-cell office:value-type="float" office:value="0" calcext:value-type="float">
            <text:p>0</text:p>
          </table:table-cell>
          <table:table-cell office:value-type="float" office:value="0.009793283" calcext:value-type="float">
            <text:p>0.009793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5015" calcext:value-type="float">
            <text:p>1.5150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1.620042" calcext:value-type="float">
            <text:p>1.620042</text:p>
          </table:table-cell>
          <table:table-cell office:value-type="float" office:value="135.9514" calcext:value-type="float">
            <text:p>135.9514</text:p>
          </table:table-cell>
          <table:table-cell office:value-type="float" office:value="0" calcext:value-type="float">
            <text:p>0</text:p>
          </table:table-cell>
          <table:table-cell office:value-type="float" office:value="-3.246246" calcext:value-type="float">
            <text:p>-3.246246</text:p>
          </table:table-cell>
          <table:table-cell office:value-type="float" office:value="34.46073" calcext:value-type="float">
            <text:p>34.46073</text:p>
          </table:table-cell>
          <table:table-cell office:value-type="float" office:value="0.03758316" calcext:value-type="float">
            <text:p>0.03758316</text:p>
          </table:table-cell>
          <table:table-cell office:value-type="float" office:value="0.0001336792" calcext:value-type="float">
            <text:p>0.0001336792</text:p>
          </table:table-cell>
          <table:table-cell office:value-type="float" office:value="0.04200188" calcext:value-type="float">
            <text:p>0.04200188</text:p>
          </table:table-cell>
          <table:table-cell office:value-type="float" office:value="0.004374031" calcext:value-type="float">
            <text:p>0.004374031</text:p>
          </table:table-cell>
          <table:table-cell office:value-type="float" office:value="1167.92" calcext:value-type="float">
            <text:p>1167.92</text:p>
          </table:table-cell>
          <table:table-cell office:value-type="float" office:value="1.624824" calcext:value-type="float">
            <text:p>1.624824</text:p>
          </table:table-cell>
          <table:table-cell office:value-type="float" office:value="0" calcext:value-type="float">
            <text:p>0</text:p>
          </table:table-cell>
          <table:table-cell office:value-type="float" office:value="0.006018895" calcext:value-type="float">
            <text:p>0.006018895</text:p>
          </table:table-cell>
          <table:table-cell office:value-type="float" office:value="0.01114185" calcext:value-type="float">
            <text:p>0.01114185</text:p>
          </table:table-cell>
          <table:table-cell office:value-type="float" office:value="0.01373039" calcext:value-type="float">
            <text:p>0.01373039</text:p>
          </table:table-cell>
          <table:table-cell office:value-type="float" office:value="0.006339062" calcext:value-type="float">
            <text:p>0.006339062</text:p>
          </table:table-cell>
          <table:table-cell office:value-type="float" office:value="0.006328403" calcext:value-type="float">
            <text:p>0.006328403</text:p>
          </table:table-cell>
          <table:table-cell office:value-type="float" office:value="0.004227375" calcext:value-type="float">
            <text:p>0.004227375</text:p>
          </table:table-cell>
          <table:table-cell office:value-type="float" office:value="0.004121138" calcext:value-type="float">
            <text:p>0.004121138</text:p>
          </table:table-cell>
          <table:table-cell office:value-type="float" office:value="0.01066464" calcext:value-type="float">
            <text:p>0.01066464</text:p>
          </table:table-cell>
          <table:table-cell office:value-type="float" office:value="0.03455338" calcext:value-type="float">
            <text:p>0.03455338</text:p>
          </table:table-cell>
          <table:table-cell office:value-type="float" office:value="0.05835892" calcext:value-type="float">
            <text:p>0.05835892</text:p>
          </table:table-cell>
          <table:table-cell office:value-type="float" office:value="0.06584831" calcext:value-type="float">
            <text:p>0.06584831</text:p>
          </table:table-cell>
          <table:table-cell office:value-type="float" office:value="0.02547243" calcext:value-type="float">
            <text:p>0.02547243</text:p>
          </table:table-cell>
          <table:table-cell office:value-type="float" office:value="0.1735371" calcext:value-type="float">
            <text:p>0.1735371</text:p>
          </table:table-cell>
          <table:table-cell office:value-type="float" office:value="0.1780563" calcext:value-type="float">
            <text:p>0.1780563</text:p>
          </table:table-cell>
          <table:table-cell office:value-type="float" office:value="0" calcext:value-type="float">
            <text:p>0</text:p>
          </table:table-cell>
          <table:table-cell office:value-type="float" office:value="18.30138" calcext:value-type="float">
            <text:p>18.30138</text:p>
          </table:table-cell>
          <table:table-cell office:value-type="float" office:value="15.26079" calcext:value-type="float">
            <text:p>15.26079</text:p>
          </table:table-cell>
          <table:table-cell office:value-type="float" office:value="22.19837" calcext:value-type="float">
            <text:p>22.19837</text:p>
          </table:table-cell>
          <table:table-cell office:value-type="float" office:value="5.247821" calcext:value-type="float">
            <text:p>5.247821</text:p>
          </table:table-cell>
          <table:table-cell office:value-type="float" office:value="4.19926" calcext:value-type="float">
            <text:p>4.19926</text:p>
          </table:table-cell>
          <table:table-cell office:value-type="float" office:value="2.087328" calcext:value-type="float">
            <text:p>2.087328</text:p>
          </table:table-cell>
          <table:table-cell office:value-type="float" office:value="2.143789" calcext:value-type="float">
            <text:p>2.143789</text:p>
          </table:table-cell>
          <table:table-cell office:value-type="float" office:value="4.800924" calcext:value-type="float">
            <text:p>4.800924</text:p>
          </table:table-cell>
          <table:table-cell office:value-type="float" office:value="7.803724" calcext:value-type="float">
            <text:p>7.803724</text:p>
          </table:table-cell>
          <table:table-cell office:value-type="float" office:value="8.337416" calcext:value-type="float">
            <text:p>8.337416</text:p>
          </table:table-cell>
          <table:table-cell office:value-type="float" office:value="8.819859" calcext:value-type="float">
            <text:p>8.819859</text:p>
          </table:table-cell>
          <table:table-cell office:value-type="float" office:value="9.353477" calcext:value-type="float">
            <text:p>9.353477</text:p>
          </table:table-cell>
          <table:table-cell office:value-type="float" office:value="10.68117" calcext:value-type="float">
            <text:p>10.68117</text:p>
          </table:table-cell>
          <table:table-cell office:value-type="float" office:value="11.11114" calcext:value-type="float">
            <text:p>11.11114</text:p>
          </table:table-cell>
          <table:table-cell office:value-type="float" office:value="0" calcext:value-type="float">
            <text:p>0</text:p>
          </table:table-cell>
          <table:table-cell office:value-type="float" office:value="0.009000394" calcext:value-type="float">
            <text:p>0.00900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9964" calcext:value-type="float">
            <text:p>1.5199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1.618379" calcext:value-type="float">
            <text:p>1.618379</text:p>
          </table:table-cell>
          <table:table-cell office:value-type="float" office:value="135.9506" calcext:value-type="float">
            <text:p>135.9506</text:p>
          </table:table-cell>
          <table:table-cell office:value-type="float" office:value="0" calcext:value-type="float">
            <text:p>0</text:p>
          </table:table-cell>
          <table:table-cell office:value-type="float" office:value="-3.331338" calcext:value-type="float">
            <text:p>-3.331338</text:p>
          </table:table-cell>
          <table:table-cell office:value-type="float" office:value="34.41542" calcext:value-type="float">
            <text:p>34.41542</text:p>
          </table:table-cell>
          <table:table-cell office:value-type="float" office:value="0.03758316" calcext:value-type="float">
            <text:p>0.03758316</text:p>
          </table:table-cell>
          <table:table-cell office:value-type="float" office:value="0.0001336792" calcext:value-type="float">
            <text:p>0.0001336792</text:p>
          </table:table-cell>
          <table:table-cell office:value-type="float" office:value="0.04200188" calcext:value-type="float">
            <text:p>0.04200188</text:p>
          </table:table-cell>
          <table:table-cell office:value-type="float" office:value="0.004374031" calcext:value-type="float">
            <text:p>0.004374031</text:p>
          </table:table-cell>
          <table:table-cell office:value-type="float" office:value="1167.883" calcext:value-type="float">
            <text:p>1167.883</text:p>
          </table:table-cell>
          <table:table-cell office:value-type="float" office:value="1.626727" calcext:value-type="float">
            <text:p>1.626727</text:p>
          </table:table-cell>
          <table:table-cell office:value-type="float" office:value="0" calcext:value-type="float">
            <text:p>0</text:p>
          </table:table-cell>
          <table:table-cell office:value-type="float" office:value="0.006426186" calcext:value-type="float">
            <text:p>0.006426186</text:p>
          </table:table-cell>
          <table:table-cell office:value-type="float" office:value="0.01177496" calcext:value-type="float">
            <text:p>0.01177496</text:p>
          </table:table-cell>
          <table:table-cell office:value-type="float" office:value="0.01413884" calcext:value-type="float">
            <text:p>0.01413884</text:p>
          </table:table-cell>
          <table:table-cell office:value-type="float" office:value="0.006376573" calcext:value-type="float">
            <text:p>0.006376573</text:p>
          </table:table-cell>
          <table:table-cell office:value-type="float" office:value="0.006296291" calcext:value-type="float">
            <text:p>0.006296291</text:p>
          </table:table-cell>
          <table:table-cell office:value-type="float" office:value="0.004201472" calcext:value-type="float">
            <text:p>0.004201472</text:p>
          </table:table-cell>
          <table:table-cell office:value-type="float" office:value="0.00412424" calcext:value-type="float">
            <text:p>0.00412424</text:p>
          </table:table-cell>
          <table:table-cell office:value-type="float" office:value="0.01048478" calcext:value-type="float">
            <text:p>0.01048478</text:p>
          </table:table-cell>
          <table:table-cell office:value-type="float" office:value="0.03368798" calcext:value-type="float">
            <text:p>0.03368798</text:p>
          </table:table-cell>
          <table:table-cell office:value-type="float" office:value="0.0570687" calcext:value-type="float">
            <text:p>0.0570687</text:p>
          </table:table-cell>
          <table:table-cell office:value-type="float" office:value="0.06496011" calcext:value-type="float">
            <text:p>0.06496011</text:p>
          </table:table-cell>
          <table:table-cell office:value-type="float" office:value="0.0226395" calcext:value-type="float">
            <text:p>0.0226395</text:p>
          </table:table-cell>
          <table:table-cell office:value-type="float" office:value="0.1735741" calcext:value-type="float">
            <text:p>0.1735741</text:p>
          </table:table-cell>
          <table:table-cell office:value-type="float" office:value="0.1780922" calcext:value-type="float">
            <text:p>0.1780922</text:p>
          </table:table-cell>
          <table:table-cell office:value-type="float" office:value="0" calcext:value-type="float">
            <text:p>0</text:p>
          </table:table-cell>
          <table:table-cell office:value-type="float" office:value="18.25145" calcext:value-type="float">
            <text:p>18.25145</text:p>
          </table:table-cell>
          <table:table-cell office:value-type="float" office:value="15.21603" calcext:value-type="float">
            <text:p>15.21603</text:p>
          </table:table-cell>
          <table:table-cell office:value-type="float" office:value="22.12862" calcext:value-type="float">
            <text:p>22.12862</text:p>
          </table:table-cell>
          <table:table-cell office:value-type="float" office:value="5.237221" calcext:value-type="float">
            <text:p>5.237221</text:p>
          </table:table-cell>
          <table:table-cell office:value-type="float" office:value="4.191839" calcext:value-type="float">
            <text:p>4.191839</text:p>
          </table:table-cell>
          <table:table-cell office:value-type="float" office:value="2.085074" calcext:value-type="float">
            <text:p>2.085074</text:p>
          </table:table-cell>
          <table:table-cell office:value-type="float" office:value="2.140439" calcext:value-type="float">
            <text:p>2.140439</text:p>
          </table:table-cell>
          <table:table-cell office:value-type="float" office:value="4.790451" calcext:value-type="float">
            <text:p>4.790451</text:p>
          </table:table-cell>
          <table:table-cell office:value-type="float" office:value="7.787715" calcext:value-type="float">
            <text:p>7.787715</text:p>
          </table:table-cell>
          <table:table-cell office:value-type="float" office:value="8.32332" calcext:value-type="float">
            <text:p>8.32332</text:p>
          </table:table-cell>
          <table:table-cell office:value-type="float" office:value="8.804345" calcext:value-type="float">
            <text:p>8.804345</text:p>
          </table:table-cell>
          <table:table-cell office:value-type="float" office:value="9.325452" calcext:value-type="float">
            <text:p>9.325452</text:p>
          </table:table-cell>
          <table:table-cell office:value-type="float" office:value="10.68458" calcext:value-type="float">
            <text:p>10.6845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0" calcext:value-type="float">
            <text:p>0</text:p>
          </table:table-cell>
          <table:table-cell office:value-type="float" office:value="0.006776967" calcext:value-type="float">
            <text:p>0.006776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4888" calcext:value-type="float">
            <text:p>1.5248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1.616964" calcext:value-type="float">
            <text:p>1.616964</text:p>
          </table:table-cell>
          <table:table-cell office:value-type="float" office:value="135.9496" calcext:value-type="float">
            <text:p>135.9496</text:p>
          </table:table-cell>
          <table:table-cell office:value-type="float" office:value="0" calcext:value-type="float">
            <text:p>0</text:p>
          </table:table-cell>
          <table:table-cell office:value-type="float" office:value="-3.416211" calcext:value-type="float">
            <text:p>-3.416211</text:p>
          </table:table-cell>
          <table:table-cell office:value-type="float" office:value="34.37034" calcext:value-type="float">
            <text:p>34.37034</text:p>
          </table:table-cell>
          <table:table-cell office:value-type="float" office:value="0.03758316" calcext:value-type="float">
            <text:p>0.03758316</text:p>
          </table:table-cell>
          <table:table-cell office:value-type="float" office:value="0.0001336792" calcext:value-type="float">
            <text:p>0.0001336792</text:p>
          </table:table-cell>
          <table:table-cell office:value-type="float" office:value="0.04200188" calcext:value-type="float">
            <text:p>0.04200188</text:p>
          </table:table-cell>
          <table:table-cell office:value-type="float" office:value="0.004374031" calcext:value-type="float">
            <text:p>0.004374031</text:p>
          </table:table-cell>
          <table:table-cell office:value-type="float" office:value="1167.845" calcext:value-type="float">
            <text:p>1167.845</text:p>
          </table:table-cell>
          <table:table-cell office:value-type="float" office:value="1.626239" calcext:value-type="float">
            <text:p>1.626239</text:p>
          </table:table-cell>
          <table:table-cell office:value-type="float" office:value="0" calcext:value-type="float">
            <text:p>0</text:p>
          </table:table-cell>
          <table:table-cell office:value-type="float" office:value="0.00710462" calcext:value-type="float">
            <text:p>0.00710462</text:p>
          </table:table-cell>
          <table:table-cell office:value-type="float" office:value="0.0123508" calcext:value-type="float">
            <text:p>0.0123508</text:p>
          </table:table-cell>
          <table:table-cell office:value-type="float" office:value="0.01449856" calcext:value-type="float">
            <text:p>0.01449856</text:p>
          </table:table-cell>
          <table:table-cell office:value-type="float" office:value="0.006386318" calcext:value-type="float">
            <text:p>0.006386318</text:p>
          </table:table-cell>
          <table:table-cell office:value-type="float" office:value="0.006265128" calcext:value-type="float">
            <text:p>0.006265128</text:p>
          </table:table-cell>
          <table:table-cell office:value-type="float" office:value="0.004185999" calcext:value-type="float">
            <text:p>0.004185999</text:p>
          </table:table-cell>
          <table:table-cell office:value-type="float" office:value="0.004132194" calcext:value-type="float">
            <text:p>0.004132194</text:p>
          </table:table-cell>
          <table:table-cell office:value-type="float" office:value="0.01031063" calcext:value-type="float">
            <text:p>0.01031063</text:p>
          </table:table-cell>
          <table:table-cell office:value-type="float" office:value="0.03306248" calcext:value-type="float">
            <text:p>0.03306248</text:p>
          </table:table-cell>
          <table:table-cell office:value-type="float" office:value="0.05625129" calcext:value-type="float">
            <text:p>0.05625129</text:p>
          </table:table-cell>
          <table:table-cell office:value-type="float" office:value="0.0646321" calcext:value-type="float">
            <text:p>0.0646321</text:p>
          </table:table-cell>
          <table:table-cell office:value-type="float" office:value="0.02044577" calcext:value-type="float">
            <text:p>0.02044577</text:p>
          </table:table-cell>
          <table:table-cell office:value-type="float" office:value="0.1736103" calcext:value-type="float">
            <text:p>0.1736103</text:p>
          </table:table-cell>
          <table:table-cell office:value-type="float" office:value="0.1781281" calcext:value-type="float">
            <text:p>0.1781281</text:p>
          </table:table-cell>
          <table:table-cell office:value-type="float" office:value="0" calcext:value-type="float">
            <text:p>0</text:p>
          </table:table-cell>
          <table:table-cell office:value-type="float" office:value="18.20945" calcext:value-type="float">
            <text:p>18.20945</text:p>
          </table:table-cell>
          <table:table-cell office:value-type="float" office:value="15.17691" calcext:value-type="float">
            <text:p>15.17691</text:p>
          </table:table-cell>
          <table:table-cell office:value-type="float" office:value="22.06663" calcext:value-type="float">
            <text:p>22.06663</text:p>
          </table:table-cell>
          <table:table-cell office:value-type="float" office:value="5.226683" calcext:value-type="float">
            <text:p>5.226683</text:p>
          </table:table-cell>
          <table:table-cell office:value-type="float" office:value="4.184391" calcext:value-type="float">
            <text:p>4.184391</text:p>
          </table:table-cell>
          <table:table-cell office:value-type="float" office:value="2.082813" calcext:value-type="float">
            <text:p>2.082813</text:p>
          </table:table-cell>
          <table:table-cell office:value-type="float" office:value="2.137199" calcext:value-type="float">
            <text:p>2.137199</text:p>
          </table:table-cell>
          <table:table-cell office:value-type="float" office:value="4.779948" calcext:value-type="float">
            <text:p>4.779948</text:p>
          </table:table-cell>
          <table:table-cell office:value-type="float" office:value="7.771616" calcext:value-type="float">
            <text:p>7.771616</text:p>
          </table:table-cell>
          <table:table-cell office:value-type="float" office:value="8.309045" calcext:value-type="float">
            <text:p>8.309045</text:p>
          </table:table-cell>
          <table:table-cell office:value-type="float" office:value="8.78875" calcext:value-type="float">
            <text:p>8.78875</text:p>
          </table:table-cell>
          <table:table-cell office:value-type="float" office:value="9.296929" calcext:value-type="float">
            <text:p>9.296929</text:p>
          </table:table-cell>
          <table:table-cell office:value-type="float" office:value="10.68799" calcext:value-type="float">
            <text:p>10.68799</text:p>
          </table:table-cell>
          <table:table-cell office:value-type="float" office:value="11.11765" calcext:value-type="float">
            <text:p>11.11765</text:p>
          </table:table-cell>
          <table:table-cell office:value-type="float" office:value="0" calcext:value-type="float">
            <text:p>0</text:p>
          </table:table-cell>
          <table:table-cell office:value-type="float" office:value="0.003849316" calcext:value-type="float">
            <text:p>0.003849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0001" calcext:value-type="float">
            <text:p>1.53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1.615631" calcext:value-type="float">
            <text:p>1.615631</text:p>
          </table:table-cell>
          <table:table-cell office:value-type="float" office:value="135.948" calcext:value-type="float">
            <text:p>135.948</text:p>
          </table:table-cell>
          <table:table-cell office:value-type="float" office:value="0" calcext:value-type="float">
            <text:p>0</text:p>
          </table:table-cell>
          <table:table-cell office:value-type="float" office:value="-3.501011" calcext:value-type="float">
            <text:p>-3.501011</text:p>
          </table:table-cell>
          <table:table-cell office:value-type="float" office:value="34.32568" calcext:value-type="float">
            <text:p>34.32568</text:p>
          </table:table-cell>
          <table:table-cell office:value-type="float" office:value="0.03758316" calcext:value-type="float">
            <text:p>0.03758316</text:p>
          </table:table-cell>
          <table:table-cell office:value-type="float" office:value="0.0001336792" calcext:value-type="float">
            <text:p>0.0001336792</text:p>
          </table:table-cell>
          <table:table-cell office:value-type="float" office:value="0.04200188" calcext:value-type="float">
            <text:p>0.04200188</text:p>
          </table:table-cell>
          <table:table-cell office:value-type="float" office:value="0.004374031" calcext:value-type="float">
            <text:p>0.004374031</text:p>
          </table:table-cell>
          <table:table-cell office:value-type="float" office:value="1167.808" calcext:value-type="float">
            <text:p>1167.808</text:p>
          </table:table-cell>
          <table:table-cell office:value-type="float" office:value="1.622299" calcext:value-type="float">
            <text:p>1.622299</text:p>
          </table:table-cell>
          <table:table-cell office:value-type="float" office:value="0" calcext:value-type="float">
            <text:p>0</text:p>
          </table:table-cell>
          <table:table-cell office:value-type="float" office:value="0.008993449" calcext:value-type="float">
            <text:p>0.008993449</text:p>
          </table:table-cell>
          <table:table-cell office:value-type="float" office:value="0.01426633" calcext:value-type="float">
            <text:p>0.01426633</text:p>
          </table:table-cell>
          <table:table-cell office:value-type="float" office:value="0.01566551" calcext:value-type="float">
            <text:p>0.01566551</text:p>
          </table:table-cell>
          <table:table-cell office:value-type="float" office:value="0.006876735" calcext:value-type="float">
            <text:p>0.006876735</text:p>
          </table:table-cell>
          <table:table-cell office:value-type="float" office:value="0.006664747" calcext:value-type="float">
            <text:p>0.006664747</text:p>
          </table:table-cell>
          <table:table-cell office:value-type="float" office:value="0.004271885" calcext:value-type="float">
            <text:p>0.004271885</text:p>
          </table:table-cell>
          <table:table-cell office:value-type="float" office:value="0.004163683" calcext:value-type="float">
            <text:p>0.004163683</text:p>
          </table:table-cell>
          <table:table-cell office:value-type="float" office:value="0.01013873" calcext:value-type="float">
            <text:p>0.01013873</text:p>
          </table:table-cell>
          <table:table-cell office:value-type="float" office:value="0.03255083" calcext:value-type="float">
            <text:p>0.03255083</text:p>
          </table:table-cell>
          <table:table-cell office:value-type="float" office:value="0.05572825" calcext:value-type="float">
            <text:p>0.05572825</text:p>
          </table:table-cell>
          <table:table-cell office:value-type="float" office:value="0.06462543" calcext:value-type="float">
            <text:p>0.06462543</text:p>
          </table:table-cell>
          <table:table-cell office:value-type="float" office:value="0.01884141" calcext:value-type="float">
            <text:p>0.01884141</text:p>
          </table:table-cell>
          <table:table-cell office:value-type="float" office:value="0.1736474" calcext:value-type="float">
            <text:p>0.1736474</text:p>
          </table:table-cell>
          <table:table-cell office:value-type="float" office:value="0.178164" calcext:value-type="float">
            <text:p>0.178164</text:p>
          </table:table-cell>
          <table:table-cell office:value-type="float" office:value="0" calcext:value-type="float">
            <text:p>0</text:p>
          </table:table-cell>
          <table:table-cell office:value-type="float" office:value="18.17777" calcext:value-type="float">
            <text:p>18.17777</text:p>
          </table:table-cell>
          <table:table-cell office:value-type="float" office:value="15.1434" calcext:value-type="float">
            <text:p>15.1434</text:p>
          </table:table-cell>
          <table:table-cell office:value-type="float" office:value="22.01133" calcext:value-type="float">
            <text:p>22.01133</text:p>
          </table:table-cell>
          <table:table-cell office:value-type="float" office:value="5.216405" calcext:value-type="float">
            <text:p>5.216405</text:p>
          </table:table-cell>
          <table:table-cell office:value-type="float" office:value="4.17704" calcext:value-type="float">
            <text:p>4.17704</text:p>
          </table:table-cell>
          <table:table-cell office:value-type="float" office:value="2.080554" calcext:value-type="float">
            <text:p>2.080554</text:p>
          </table:table-cell>
          <table:table-cell office:value-type="float" office:value="2.134061" calcext:value-type="float">
            <text:p>2.134061</text:p>
          </table:table-cell>
          <table:table-cell office:value-type="float" office:value="4.769428" calcext:value-type="float">
            <text:p>4.769428</text:p>
          </table:table-cell>
          <table:table-cell office:value-type="float" office:value="7.755457" calcext:value-type="float">
            <text:p>7.755457</text:p>
          </table:table-cell>
          <table:table-cell office:value-type="float" office:value="8.294685" calcext:value-type="float">
            <text:p>8.294685</text:p>
          </table:table-cell>
          <table:table-cell office:value-type="float" office:value="8.773188" calcext:value-type="float">
            <text:p>8.773188</text:p>
          </table:table-cell>
          <table:table-cell office:value-type="float" office:value="9.268038" calcext:value-type="float">
            <text:p>9.268038</text:p>
          </table:table-cell>
          <table:table-cell office:value-type="float" office:value="10.69141" calcext:value-type="float">
            <text:p>10.69141</text:p>
          </table:table-cell>
          <table:table-cell office:value-type="float" office:value="11.12093" calcext:value-type="float">
            <text:p>11.12093</text:p>
          </table:table-cell>
          <table:table-cell office:value-type="float" office:value="0" calcext:value-type="float">
            <text:p>0</text:p>
          </table:table-cell>
          <table:table-cell office:value-type="float" office:value="0.02570771" calcext:value-type="float">
            <text:p>0.02570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5763" calcext:value-type="float">
            <text:p>1.5357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.612474" calcext:value-type="float">
            <text:p>1.612474</text:p>
          </table:table-cell>
          <table:table-cell office:value-type="float" office:value="135.9477" calcext:value-type="float">
            <text:p>135.9477</text:p>
          </table:table-cell>
          <table:table-cell office:value-type="float" office:value="0" calcext:value-type="float">
            <text:p>0</text:p>
          </table:table-cell>
          <table:table-cell office:value-type="float" office:value="-3.586507" calcext:value-type="float">
            <text:p>-3.586507</text:p>
          </table:table-cell>
          <table:table-cell office:value-type="float" office:value="34.27995" calcext:value-type="float">
            <text:p>34.27995</text:p>
          </table:table-cell>
          <table:table-cell office:value-type="float" office:value="0.03808288" calcext:value-type="float">
            <text:p>0.03808288</text:p>
          </table:table-cell>
          <table:table-cell office:value-type="float" office:value="0.00013757" calcext:value-type="float">
            <text:p>0.00013757</text:p>
          </table:table-cell>
          <table:table-cell office:value-type="float" office:value="0.0421107" calcext:value-type="float">
            <text:p>0.0421107</text:p>
          </table:table-cell>
          <table:table-cell office:value-type="float" office:value="0.004374413" calcext:value-type="float">
            <text:p>0.004374413</text:p>
          </table:table-cell>
          <table:table-cell office:value-type="float" office:value="1167.77" calcext:value-type="float">
            <text:p>1167.77</text:p>
          </table:table-cell>
          <table:table-cell office:value-type="float" office:value="1.619636" calcext:value-type="float">
            <text:p>1.619636</text:p>
          </table:table-cell>
          <table:table-cell office:value-type="float" office:value="0" calcext:value-type="float">
            <text:p>0</text:p>
          </table:table-cell>
          <table:table-cell office:value-type="float" office:value="0.004088864" calcext:value-type="float">
            <text:p>0.004088864</text:p>
          </table:table-cell>
          <table:table-cell office:value-type="float" office:value="0.009237213" calcext:value-type="float">
            <text:p>0.009237213</text:p>
          </table:table-cell>
          <table:table-cell office:value-type="float" office:value="0.01287564" calcext:value-type="float">
            <text:p>0.01287564</text:p>
          </table:table-cell>
          <table:table-cell office:value-type="float" office:value="0.006763663" calcext:value-type="float">
            <text:p>0.006763663</text:p>
          </table:table-cell>
          <table:table-cell office:value-type="float" office:value="0.006838278" calcext:value-type="float">
            <text:p>0.006838278</text:p>
          </table:table-cell>
          <table:table-cell office:value-type="float" office:value="0.004348022" calcext:value-type="float">
            <text:p>0.004348022</text:p>
          </table:table-cell>
          <table:table-cell office:value-type="float" office:value="0.004103023" calcext:value-type="float">
            <text:p>0.004103023</text:p>
          </table:table-cell>
          <table:table-cell office:value-type="float" office:value="0.00992734" calcext:value-type="float">
            <text:p>0.00992734</text:p>
          </table:table-cell>
          <table:table-cell office:value-type="float" office:value="0.03212585" calcext:value-type="float">
            <text:p>0.03212585</text:p>
          </table:table-cell>
          <table:table-cell office:value-type="float" office:value="0.05553984" calcext:value-type="float">
            <text:p>0.05553984</text:p>
          </table:table-cell>
          <table:table-cell office:value-type="float" office:value="0.06500772" calcext:value-type="float">
            <text:p>0.06500772</text:p>
          </table:table-cell>
          <table:table-cell office:value-type="float" office:value="0.01783124" calcext:value-type="float">
            <text:p>0.01783124</text:p>
          </table:table-cell>
          <table:table-cell office:value-type="float" office:value="0.1736843" calcext:value-type="float">
            <text:p>0.1736843</text:p>
          </table:table-cell>
          <table:table-cell office:value-type="float" office:value="0.1781998" calcext:value-type="float">
            <text:p>0.1781998</text:p>
          </table:table-cell>
          <table:table-cell office:value-type="float" office:value="0" calcext:value-type="float">
            <text:p>0</text:p>
          </table:table-cell>
          <table:table-cell office:value-type="float" office:value="18.12086" calcext:value-type="float">
            <text:p>18.12086</text:p>
          </table:table-cell>
          <table:table-cell office:value-type="float" office:value="15.09642" calcext:value-type="float">
            <text:p>15.09642</text:p>
          </table:table-cell>
          <table:table-cell office:value-type="float" office:value="21.95302" calcext:value-type="float">
            <text:p>21.95302</text:p>
          </table:table-cell>
          <table:table-cell office:value-type="float" office:value="5.205957" calcext:value-type="float">
            <text:p>5.205957</text:p>
          </table:table-cell>
          <table:table-cell office:value-type="float" office:value="4.169825" calcext:value-type="float">
            <text:p>4.169825</text:p>
          </table:table-cell>
          <table:table-cell office:value-type="float" office:value="2.07831" calcext:value-type="float">
            <text:p>2.07831</text:p>
          </table:table-cell>
          <table:table-cell office:value-type="float" office:value="2.13067" calcext:value-type="float">
            <text:p>2.13067</text:p>
          </table:table-cell>
          <table:table-cell office:value-type="float" office:value="4.758914" calcext:value-type="float">
            <text:p>4.758914</text:p>
          </table:table-cell>
          <table:table-cell office:value-type="float" office:value="7.73927" calcext:value-type="float">
            <text:p>7.73927</text:p>
          </table:table-cell>
          <table:table-cell office:value-type="float" office:value="8.280308" calcext:value-type="float">
            <text:p>8.280308</text:p>
          </table:table-cell>
          <table:table-cell office:value-type="float" office:value="8.757743" calcext:value-type="float">
            <text:p>8.757743</text:p>
          </table:table-cell>
          <table:table-cell office:value-type="float" office:value="9.238944" calcext:value-type="float">
            <text:p>9.238944</text:p>
          </table:table-cell>
          <table:table-cell office:value-type="float" office:value="10.69482" calcext:value-type="float">
            <text:p>10.69482</text:p>
          </table:table-cell>
          <table:table-cell office:value-type="float" office:value="11.12414" calcext:value-type="float">
            <text:p>11.12414</text:p>
          </table:table-cell>
          <table:table-cell office:value-type="float" office:value="0" calcext:value-type="float">
            <text:p>0</text:p>
          </table:table-cell>
          <table:table-cell office:value-type="float" office:value="0.01037164" calcext:value-type="float">
            <text:p>0.0103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1806" calcext:value-type="float">
            <text:p>1.5418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1.610408" calcext:value-type="float">
            <text:p>1.610408</text:p>
          </table:table-cell>
          <table:table-cell office:value-type="float" office:value="135.9474" calcext:value-type="float">
            <text:p>135.9474</text:p>
          </table:table-cell>
          <table:table-cell office:value-type="float" office:value="0" calcext:value-type="float">
            <text:p>0</text:p>
          </table:table-cell>
          <table:table-cell office:value-type="float" office:value="-3.673331" calcext:value-type="float">
            <text:p>-3.673331</text:p>
          </table:table-cell>
          <table:table-cell office:value-type="float" office:value="34.23267" calcext:value-type="float">
            <text:p>34.23267</text:p>
          </table:table-cell>
          <table:table-cell office:value-type="float" office:value="0.03808288" calcext:value-type="float">
            <text:p>0.03808288</text:p>
          </table:table-cell>
          <table:table-cell office:value-type="float" office:value="0.00013757" calcext:value-type="float">
            <text:p>0.00013757</text:p>
          </table:table-cell>
          <table:table-cell office:value-type="float" office:value="0.0421107" calcext:value-type="float">
            <text:p>0.0421107</text:p>
          </table:table-cell>
          <table:table-cell office:value-type="float" office:value="0.004374413" calcext:value-type="float">
            <text:p>0.004374413</text:p>
          </table:table-cell>
          <table:table-cell office:value-type="float" office:value="1167.732" calcext:value-type="float">
            <text:p>1167.732</text:p>
          </table:table-cell>
          <table:table-cell office:value-type="float" office:value="1.625153" calcext:value-type="float">
            <text:p>1.625153</text:p>
          </table:table-cell>
          <table:table-cell office:value-type="float" office:value="0" calcext:value-type="float">
            <text:p>0</text:p>
          </table:table-cell>
          <table:table-cell office:value-type="float" office:value="0.00468855" calcext:value-type="float">
            <text:p>0.00468855</text:p>
          </table:table-cell>
          <table:table-cell office:value-type="float" office:value="0.01169098" calcext:value-type="float">
            <text:p>0.01169098</text:p>
          </table:table-cell>
          <table:table-cell office:value-type="float" office:value="0.01417756" calcext:value-type="float">
            <text:p>0.01417756</text:p>
          </table:table-cell>
          <table:table-cell office:value-type="float" office:value="0.006620639" calcext:value-type="float">
            <text:p>0.006620639</text:p>
          </table:table-cell>
          <table:table-cell office:value-type="float" office:value="0.006677971" calcext:value-type="float">
            <text:p>0.006677971</text:p>
          </table:table-cell>
          <table:table-cell office:value-type="float" office:value="0.00433846" calcext:value-type="float">
            <text:p>0.00433846</text:p>
          </table:table-cell>
          <table:table-cell office:value-type="float" office:value="0.004130376" calcext:value-type="float">
            <text:p>0.004130376</text:p>
          </table:table-cell>
          <table:table-cell office:value-type="float" office:value="0.009738622" calcext:value-type="float">
            <text:p>0.009738622</text:p>
          </table:table-cell>
          <table:table-cell office:value-type="float" office:value="0.0316759" calcext:value-type="float">
            <text:p>0.0316759</text:p>
          </table:table-cell>
          <table:table-cell office:value-type="float" office:value="0.05538504" calcext:value-type="float">
            <text:p>0.05538504</text:p>
          </table:table-cell>
          <table:table-cell office:value-type="float" office:value="0.06541862" calcext:value-type="float">
            <text:p>0.06541862</text:p>
          </table:table-cell>
          <table:table-cell office:value-type="float" office:value="0.01739182" calcext:value-type="float">
            <text:p>0.01739182</text:p>
          </table:table-cell>
          <table:table-cell office:value-type="float" office:value="0.1737218" calcext:value-type="float">
            <text:p>0.1737218</text:p>
          </table:table-cell>
          <table:table-cell office:value-type="float" office:value="0.1782357" calcext:value-type="float">
            <text:p>0.1782357</text:p>
          </table:table-cell>
          <table:table-cell office:value-type="float" office:value="0" calcext:value-type="float">
            <text:p>0</text:p>
          </table:table-cell>
          <table:table-cell office:value-type="float" office:value="18.06059" calcext:value-type="float">
            <text:p>18.06059</text:p>
          </table:table-cell>
          <table:table-cell office:value-type="float" office:value="15.04301" calcext:value-type="float">
            <text:p>15.04301</text:p>
          </table:table-cell>
          <table:table-cell office:value-type="float" office:value="21.87156" calcext:value-type="float">
            <text:p>21.87156</text:p>
          </table:table-cell>
          <table:table-cell office:value-type="float" office:value="5.194715" calcext:value-type="float">
            <text:p>5.194715</text:p>
          </table:table-cell>
          <table:table-cell office:value-type="float" office:value="4.16245" calcext:value-type="float">
            <text:p>4.16245</text:p>
          </table:table-cell>
          <table:table-cell office:value-type="float" office:value="2.076065" calcext:value-type="float">
            <text:p>2.076065</text:p>
          </table:table-cell>
          <table:table-cell office:value-type="float" office:value="2.127019" calcext:value-type="float">
            <text:p>2.127019</text:p>
          </table:table-cell>
          <table:table-cell office:value-type="float" office:value="4.748302" calcext:value-type="float">
            <text:p>4.748302</text:p>
          </table:table-cell>
          <table:table-cell office:value-type="float" office:value="7.723038" calcext:value-type="float">
            <text:p>7.723038</text:p>
          </table:table-cell>
          <table:table-cell office:value-type="float" office:value="8.265939" calcext:value-type="float">
            <text:p>8.265939</text:p>
          </table:table-cell>
          <table:table-cell office:value-type="float" office:value="8.742463" calcext:value-type="float">
            <text:p>8.742463</text:p>
          </table:table-cell>
          <table:table-cell office:value-type="float" office:value="9.209798" calcext:value-type="float">
            <text:p>9.209798</text:p>
          </table:table-cell>
          <table:table-cell office:value-type="float" office:value="10.69823" calcext:value-type="float">
            <text:p>10.69823</text:p>
          </table:table-cell>
          <table:table-cell office:value-type="float" office:value="11.1274" calcext:value-type="float">
            <text:p>11.1274</text:p>
          </table:table-cell>
          <table:table-cell office:value-type="float" office:value="0" calcext:value-type="float">
            <text:p>0</text:p>
          </table:table-cell>
          <table:table-cell office:value-type="float" office:value="0.009552135" calcext:value-type="float">
            <text:p>0.009552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7442" calcext:value-type="float">
            <text:p>1.54744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.609454" calcext:value-type="float">
            <text:p>1.609454</text:p>
          </table:table-cell>
          <table:table-cell office:value-type="float" office:value="135.9463" calcext:value-type="float">
            <text:p>135.9463</text:p>
          </table:table-cell>
          <table:table-cell office:value-type="float" office:value="0" calcext:value-type="float">
            <text:p>0</text:p>
          </table:table-cell>
          <table:table-cell office:value-type="float" office:value="-3.759361" calcext:value-type="float">
            <text:p>-3.759361</text:p>
          </table:table-cell>
          <table:table-cell office:value-type="float" office:value="34.18621" calcext:value-type="float">
            <text:p>34.18621</text:p>
          </table:table-cell>
          <table:table-cell office:value-type="float" office:value="0.03808288" calcext:value-type="float">
            <text:p>0.03808288</text:p>
          </table:table-cell>
          <table:table-cell office:value-type="float" office:value="0.00013757" calcext:value-type="float">
            <text:p>0.00013757</text:p>
          </table:table-cell>
          <table:table-cell office:value-type="float" office:value="0.0421107" calcext:value-type="float">
            <text:p>0.0421107</text:p>
          </table:table-cell>
          <table:table-cell office:value-type="float" office:value="0.004374413" calcext:value-type="float">
            <text:p>0.004374413</text:p>
          </table:table-cell>
          <table:table-cell office:value-type="float" office:value="1167.695" calcext:value-type="float">
            <text:p>1167.695</text:p>
          </table:table-cell>
          <table:table-cell office:value-type="float" office:value="1.626525" calcext:value-type="float">
            <text:p>1.626525</text:p>
          </table:table-cell>
          <table:table-cell office:value-type="float" office:value="0" calcext:value-type="float">
            <text:p>0</text:p>
          </table:table-cell>
          <table:table-cell office:value-type="float" office:value="0.004542316" calcext:value-type="float">
            <text:p>0.004542316</text:p>
          </table:table-cell>
          <table:table-cell office:value-type="float" office:value="0.01109166" calcext:value-type="float">
            <text:p>0.01109166</text:p>
          </table:table-cell>
          <table:table-cell office:value-type="float" office:value="0.01372334" calcext:value-type="float">
            <text:p>0.01372334</text:p>
          </table:table-cell>
          <table:table-cell office:value-type="float" office:value="0.006029248" calcext:value-type="float">
            <text:p>0.006029248</text:p>
          </table:table-cell>
          <table:table-cell office:value-type="float" office:value="0.006067504" calcext:value-type="float">
            <text:p>0.006067504</text:p>
          </table:table-cell>
          <table:table-cell office:value-type="float" office:value="0.004177243" calcext:value-type="float">
            <text:p>0.004177243</text:p>
          </table:table-cell>
          <table:table-cell office:value-type="float" office:value="0.004111852" calcext:value-type="float">
            <text:p>0.004111852</text:p>
          </table:table-cell>
          <table:table-cell office:value-type="float" office:value="0.00961851" calcext:value-type="float">
            <text:p>0.00961851</text:p>
          </table:table-cell>
          <table:table-cell office:value-type="float" office:value="0.03097297" calcext:value-type="float">
            <text:p>0.03097297</text:p>
          </table:table-cell>
          <table:table-cell office:value-type="float" office:value="0.05458595" calcext:value-type="float">
            <text:p>0.05458595</text:p>
          </table:table-cell>
          <table:table-cell office:value-type="float" office:value="0.06505934" calcext:value-type="float">
            <text:p>0.06505934</text:p>
          </table:table-cell>
          <table:table-cell office:value-type="float" office:value="0.01714258" calcext:value-type="float">
            <text:p>0.01714258</text:p>
          </table:table-cell>
          <table:table-cell office:value-type="float" office:value="0.1737597" calcext:value-type="float">
            <text:p>0.1737597</text:p>
          </table:table-cell>
          <table:table-cell office:value-type="float" office:value="0.1782716" calcext:value-type="float">
            <text:p>0.1782716</text:p>
          </table:table-cell>
          <table:table-cell office:value-type="float" office:value="0" calcext:value-type="float">
            <text:p>0</text:p>
          </table:table-cell>
          <table:table-cell office:value-type="float" office:value="18.00816" calcext:value-type="float">
            <text:p>18.00816</text:p>
          </table:table-cell>
          <table:table-cell office:value-type="float" office:value="14.99648" calcext:value-type="float">
            <text:p>14.99648</text:p>
          </table:table-cell>
          <table:table-cell office:value-type="float" office:value="21.80014" calcext:value-type="float">
            <text:p>21.80014</text:p>
          </table:table-cell>
          <table:table-cell office:value-type="float" office:value="5.183064" calcext:value-type="float">
            <text:p>5.183064</text:p>
          </table:table-cell>
          <table:table-cell office:value-type="float" office:value="4.154736" calcext:value-type="float">
            <text:p>4.154736</text:p>
          </table:table-cell>
          <table:table-cell office:value-type="float" office:value="2.073793" calcext:value-type="float">
            <text:p>2.073793</text:p>
          </table:table-cell>
          <table:table-cell office:value-type="float" office:value="2.123536" calcext:value-type="float">
            <text:p>2.123536</text:p>
          </table:table-cell>
          <table:table-cell office:value-type="float" office:value="4.737618" calcext:value-type="float">
            <text:p>4.737618</text:p>
          </table:table-cell>
          <table:table-cell office:value-type="float" office:value="7.706747" calcext:value-type="float">
            <text:p>7.706747</text:p>
          </table:table-cell>
          <table:table-cell office:value-type="float" office:value="8.251535" calcext:value-type="float">
            <text:p>8.251535</text:p>
          </table:table-cell>
          <table:table-cell office:value-type="float" office:value="8.727268" calcext:value-type="float">
            <text:p>8.727268</text:p>
          </table:table-cell>
          <table:table-cell office:value-type="float" office:value="9.180697" calcext:value-type="float">
            <text:p>9.180697</text:p>
          </table:table-cell>
          <table:table-cell office:value-type="float" office:value="10.70164" calcext:value-type="float">
            <text:p>10.70164</text:p>
          </table:table-cell>
          <table:table-cell office:value-type="float" office:value="11.13067" calcext:value-type="float">
            <text:p>11.13067</text:p>
          </table:table-cell>
          <table:table-cell office:value-type="float" office:value="0" calcext:value-type="float">
            <text:p>0</text:p>
          </table:table-cell>
          <table:table-cell office:value-type="float" office:value="0.008004868" calcext:value-type="float">
            <text:p>0.00800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2612" calcext:value-type="float">
            <text:p>1.5526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1.608233" calcext:value-type="float">
            <text:p>1.608233</text:p>
          </table:table-cell>
          <table:table-cell office:value-type="float" office:value="135.9453" calcext:value-type="float">
            <text:p>135.9453</text:p>
          </table:table-cell>
          <table:table-cell office:value-type="float" office:value="0" calcext:value-type="float">
            <text:p>0</text:p>
          </table:table-cell>
          <table:table-cell office:value-type="float" office:value="-3.845253" calcext:value-type="float">
            <text:p>-3.845253</text:p>
          </table:table-cell>
          <table:table-cell office:value-type="float" office:value="34.14028" calcext:value-type="float">
            <text:p>34.14028</text:p>
          </table:table-cell>
          <table:table-cell office:value-type="float" office:value="0.03808288" calcext:value-type="float">
            <text:p>0.03808288</text:p>
          </table:table-cell>
          <table:table-cell office:value-type="float" office:value="0.00013757" calcext:value-type="float">
            <text:p>0.00013757</text:p>
          </table:table-cell>
          <table:table-cell office:value-type="float" office:value="0.0421107" calcext:value-type="float">
            <text:p>0.0421107</text:p>
          </table:table-cell>
          <table:table-cell office:value-type="float" office:value="0.004374413" calcext:value-type="float">
            <text:p>0.004374413</text:p>
          </table:table-cell>
          <table:table-cell office:value-type="float" office:value="1167.657" calcext:value-type="float">
            <text:p>1167.657</text:p>
          </table:table-cell>
          <table:table-cell office:value-type="float" office:value="1.626538" calcext:value-type="float">
            <text:p>1.626538</text:p>
          </table:table-cell>
          <table:table-cell office:value-type="float" office:value="0" calcext:value-type="float">
            <text:p>0</text:p>
          </table:table-cell>
          <table:table-cell office:value-type="float" office:value="0.005184966" calcext:value-type="float">
            <text:p>0.005184966</text:p>
          </table:table-cell>
          <table:table-cell office:value-type="float" office:value="0.01239159" calcext:value-type="float">
            <text:p>0.01239159</text:p>
          </table:table-cell>
          <table:table-cell office:value-type="float" office:value="0.01452433" calcext:value-type="float">
            <text:p>0.01452433</text:p>
          </table:table-cell>
          <table:table-cell office:value-type="float" office:value="0.00622412" calcext:value-type="float">
            <text:p>0.00622412</text:p>
          </table:table-cell>
          <table:table-cell office:value-type="float" office:value="0.006142385" calcext:value-type="float">
            <text:p>0.006142385</text:p>
          </table:table-cell>
          <table:table-cell office:value-type="float" office:value="0.004169522" calcext:value-type="float">
            <text:p>0.004169522</text:p>
          </table:table-cell>
          <table:table-cell office:value-type="float" office:value="0.004116743" calcext:value-type="float">
            <text:p>0.004116743</text:p>
          </table:table-cell>
          <table:table-cell office:value-type="float" office:value="0.009516241" calcext:value-type="float">
            <text:p>0.009516241</text:p>
          </table:table-cell>
          <table:table-cell office:value-type="float" office:value="0.03015163" calcext:value-type="float">
            <text:p>0.03015163</text:p>
          </table:table-cell>
          <table:table-cell office:value-type="float" office:value="0.05309584" calcext:value-type="float">
            <text:p>0.05309584</text:p>
          </table:table-cell>
          <table:table-cell office:value-type="float" office:value="0.06395199" calcext:value-type="float">
            <text:p>0.06395199</text:p>
          </table:table-cell>
          <table:table-cell office:value-type="float" office:value="0.0166265" calcext:value-type="float">
            <text:p>0.0166265</text:p>
          </table:table-cell>
          <table:table-cell office:value-type="float" office:value="0.1737974" calcext:value-type="float">
            <text:p>0.1737974</text:p>
          </table:table-cell>
          <table:table-cell office:value-type="float" office:value="0.1783075" calcext:value-type="float">
            <text:p>0.1783075</text:p>
          </table:table-cell>
          <table:table-cell office:value-type="float" office:value="0" calcext:value-type="float">
            <text:p>0</text:p>
          </table:table-cell>
          <table:table-cell office:value-type="float" office:value="17.96398" calcext:value-type="float">
            <text:p>17.96398</text:p>
          </table:table-cell>
          <table:table-cell office:value-type="float" office:value="14.95614" calcext:value-type="float">
            <text:p>14.95614</text:p>
          </table:table-cell>
          <table:table-cell office:value-type="float" office:value="21.73732" calcext:value-type="float">
            <text:p>21.73732</text:p>
          </table:table-cell>
          <table:table-cell office:value-type="float" office:value="5.171265" calcext:value-type="float">
            <text:p>5.171265</text:p>
          </table:table-cell>
          <table:table-cell office:value-type="float" office:value="4.146764" calcext:value-type="float">
            <text:p>4.146764</text:p>
          </table:table-cell>
          <table:table-cell office:value-type="float" office:value="2.071493" calcext:value-type="float">
            <text:p>2.071493</text:p>
          </table:table-cell>
          <table:table-cell office:value-type="float" office:value="2.120195" calcext:value-type="float">
            <text:p>2.120195</text:p>
          </table:table-cell>
          <table:table-cell office:value-type="float" office:value="4.726901" calcext:value-type="float">
            <text:p>4.726901</text:p>
          </table:table-cell>
          <table:table-cell office:value-type="float" office:value="7.690334" calcext:value-type="float">
            <text:p>7.690334</text:p>
          </table:table-cell>
          <table:table-cell office:value-type="float" office:value="8.236914" calcext:value-type="float">
            <text:p>8.236914</text:p>
          </table:table-cell>
          <table:table-cell office:value-type="float" office:value="8.711929" calcext:value-type="float">
            <text:p>8.711929</text:p>
          </table:table-cell>
          <table:table-cell office:value-type="float" office:value="9.151624" calcext:value-type="float">
            <text:p>9.151624</text:p>
          </table:table-cell>
          <table:table-cell office:value-type="float" office:value="10.70505" calcext:value-type="float">
            <text:p>10.70505</text:p>
          </table:table-cell>
          <table:table-cell office:value-type="float" office:value="11.13394" calcext:value-type="float">
            <text:p>11.13394</text:p>
          </table:table-cell>
          <table:table-cell office:value-type="float" office:value="0" calcext:value-type="float">
            <text:p>0</text:p>
          </table:table-cell>
          <table:table-cell office:value-type="float" office:value="0.00458501" calcext:value-type="float">
            <text:p>0.0045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7791" calcext:value-type="float">
            <text:p>1.5577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1.606804" calcext:value-type="float">
            <text:p>1.606804</text:p>
          </table:table-cell>
          <table:table-cell office:value-type="float" office:value="135.9437" calcext:value-type="float">
            <text:p>135.9437</text:p>
          </table:table-cell>
          <table:table-cell office:value-type="float" office:value="0" calcext:value-type="float">
            <text:p>0</text:p>
          </table:table-cell>
          <table:table-cell office:value-type="float" office:value="-3.93125" calcext:value-type="float">
            <text:p>-3.93125</text:p>
          </table:table-cell>
          <table:table-cell office:value-type="float" office:value="34.09484" calcext:value-type="float">
            <text:p>34.09484</text:p>
          </table:table-cell>
          <table:table-cell office:value-type="float" office:value="0.03808288" calcext:value-type="float">
            <text:p>0.03808288</text:p>
          </table:table-cell>
          <table:table-cell office:value-type="float" office:value="0.00013757" calcext:value-type="float">
            <text:p>0.00013757</text:p>
          </table:table-cell>
          <table:table-cell office:value-type="float" office:value="0.0421107" calcext:value-type="float">
            <text:p>0.0421107</text:p>
          </table:table-cell>
          <table:table-cell office:value-type="float" office:value="0.004374413" calcext:value-type="float">
            <text:p>0.004374413</text:p>
          </table:table-cell>
          <table:table-cell office:value-type="float" office:value="1167.619" calcext:value-type="float">
            <text:p>1167.619</text:p>
          </table:table-cell>
          <table:table-cell office:value-type="float" office:value="1.622536" calcext:value-type="float">
            <text:p>1.622536</text:p>
          </table:table-cell>
          <table:table-cell office:value-type="float" office:value="0" calcext:value-type="float">
            <text:p>0</text:p>
          </table:table-cell>
          <table:table-cell office:value-type="float" office:value="0.01944985" calcext:value-type="float">
            <text:p>0.01944985</text:p>
          </table:table-cell>
          <table:table-cell office:value-type="float" office:value="0.01349341" calcext:value-type="float">
            <text:p>0.01349341</text:p>
          </table:table-cell>
          <table:table-cell office:value-type="float" office:value="0.01499068" calcext:value-type="float">
            <text:p>0.01499068</text:p>
          </table:table-cell>
          <table:table-cell office:value-type="float" office:value="0.006389941" calcext:value-type="float">
            <text:p>0.006389941</text:p>
          </table:table-cell>
          <table:table-cell office:value-type="float" office:value="0.006226238" calcext:value-type="float">
            <text:p>0.006226238</text:p>
          </table:table-cell>
          <table:table-cell office:value-type="float" office:value="0.004173577" calcext:value-type="float">
            <text:p>0.004173577</text:p>
          </table:table-cell>
          <table:table-cell office:value-type="float" office:value="0.004132173" calcext:value-type="float">
            <text:p>0.004132173</text:p>
          </table:table-cell>
          <table:table-cell office:value-type="float" office:value="0.009364307" calcext:value-type="float">
            <text:p>0.009364307</text:p>
          </table:table-cell>
          <table:table-cell office:value-type="float" office:value="0.02935944" calcext:value-type="float">
            <text:p>0.02935944</text:p>
          </table:table-cell>
          <table:table-cell office:value-type="float" office:value="0.05166351" calcext:value-type="float">
            <text:p>0.05166351</text:p>
          </table:table-cell>
          <table:table-cell office:value-type="float" office:value="0.06291041" calcext:value-type="float">
            <text:p>0.06291041</text:p>
          </table:table-cell>
          <table:table-cell office:value-type="float" office:value="0.01620418" calcext:value-type="float">
            <text:p>0.01620418</text:p>
          </table:table-cell>
          <table:table-cell office:value-type="float" office:value="0.1738345" calcext:value-type="float">
            <text:p>0.1738345</text:p>
          </table:table-cell>
          <table:table-cell office:value-type="float" office:value="0.1783434" calcext:value-type="float">
            <text:p>0.1783434</text:p>
          </table:table-cell>
          <table:table-cell office:value-type="float" office:value="0" calcext:value-type="float">
            <text:p>0</text:p>
          </table:table-cell>
          <table:table-cell office:value-type="float" office:value="17.93183" calcext:value-type="float">
            <text:p>17.93183</text:p>
          </table:table-cell>
          <table:table-cell office:value-type="float" office:value="14.92192" calcext:value-type="float">
            <text:p>14.92192</text:p>
          </table:table-cell>
          <table:table-cell office:value-type="float" office:value="21.68171" calcext:value-type="float">
            <text:p>21.68171</text:p>
          </table:table-cell>
          <table:table-cell office:value-type="float" office:value="5.159955" calcext:value-type="float">
            <text:p>5.159955</text:p>
          </table:table-cell>
          <table:table-cell office:value-type="float" office:value="4.138847" calcext:value-type="float">
            <text:p>4.138847</text:p>
          </table:table-cell>
          <table:table-cell office:value-type="float" office:value="2.06919" calcext:value-type="float">
            <text:p>2.06919</text:p>
          </table:table-cell>
          <table:table-cell office:value-type="float" office:value="2.116982" calcext:value-type="float">
            <text:p>2.116982</text:p>
          </table:table-cell>
          <table:table-cell office:value-type="float" office:value="4.716169" calcext:value-type="float">
            <text:p>4.716169</text:p>
          </table:table-cell>
          <table:table-cell office:value-type="float" office:value="7.67382" calcext:value-type="float">
            <text:p>7.67382</text:p>
          </table:table-cell>
          <table:table-cell office:value-type="float" office:value="8.222024" calcext:value-type="float">
            <text:p>8.222024</text:p>
          </table:table-cell>
          <table:table-cell office:value-type="float" office:value="8.696406" calcext:value-type="float">
            <text:p>8.696406</text:p>
          </table:table-cell>
          <table:table-cell office:value-type="float" office:value="9.122548" calcext:value-type="float">
            <text:p>9.122548</text:p>
          </table:table-cell>
          <table:table-cell office:value-type="float" office:value="10.70846" calcext:value-type="float">
            <text:p>10.70846</text:p>
          </table:table-cell>
          <table:table-cell office:value-type="float" office:value="11.13721" calcext:value-type="float">
            <text:p>11.13721</text:p>
          </table:table-cell>
          <table:table-cell office:value-type="float" office:value="0" calcext:value-type="float">
            <text:p>0</text:p>
          </table:table-cell>
          <table:table-cell office:value-type="float" office:value="1.990093" calcext:value-type="float">
            <text:p>1.99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3894" calcext:value-type="float">
            <text:p>1.563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1.6007" calcext:value-type="float">
            <text:p>1.6007</text:p>
          </table:table-cell>
          <table:table-cell office:value-type="float" office:value="135.9414" calcext:value-type="float">
            <text:p>135.9414</text:p>
          </table:table-cell>
          <table:table-cell office:value-type="float" office:value="0" calcext:value-type="float">
            <text:p>0</text:p>
          </table:table-cell>
          <table:table-cell office:value-type="float" office:value="-4.018641" calcext:value-type="float">
            <text:p>-4.018641</text:p>
          </table:table-cell>
          <table:table-cell office:value-type="float" office:value="34.04992" calcext:value-type="float">
            <text:p>34.04992</text:p>
          </table:table-cell>
          <table:table-cell office:value-type="float" office:value="0.03808288" calcext:value-type="float">
            <text:p>0.03808288</text:p>
          </table:table-cell>
          <table:table-cell office:value-type="float" office:value="0.00013757" calcext:value-type="float">
            <text:p>0.00013757</text:p>
          </table:table-cell>
          <table:table-cell office:value-type="float" office:value="0.0421107" calcext:value-type="float">
            <text:p>0.0421107</text:p>
          </table:table-cell>
          <table:table-cell office:value-type="float" office:value="0.004374413" calcext:value-type="float">
            <text:p>0.004374413</text:p>
          </table:table-cell>
          <table:table-cell office:value-type="float" office:value="1167.582" calcext:value-type="float">
            <text:p>1167.582</text:p>
          </table:table-cell>
          <table:table-cell office:value-type="float" office:value="1.609948" calcext:value-type="float">
            <text:p>1.609948</text:p>
          </table:table-cell>
          <table:table-cell office:value-type="float" office:value="0" calcext:value-type="float">
            <text:p>0</text:p>
          </table:table-cell>
          <table:table-cell office:value-type="float" office:value="0.06170252" calcext:value-type="float">
            <text:p>0.06170252</text:p>
          </table:table-cell>
          <table:table-cell office:value-type="float" office:value="0.01769479" calcext:value-type="float">
            <text:p>0.01769479</text:p>
          </table:table-cell>
          <table:table-cell office:value-type="float" office:value="0.01643605" calcext:value-type="float">
            <text:p>0.01643605</text:p>
          </table:table-cell>
          <table:table-cell office:value-type="float" office:value="0.007053904" calcext:value-type="float">
            <text:p>0.007053904</text:p>
          </table:table-cell>
          <table:table-cell office:value-type="float" office:value="0.006760813" calcext:value-type="float">
            <text:p>0.006760813</text:p>
          </table:table-cell>
          <table:table-cell office:value-type="float" office:value="0.004270238" calcext:value-type="float">
            <text:p>0.004270238</text:p>
          </table:table-cell>
          <table:table-cell office:value-type="float" office:value="0.004171568" calcext:value-type="float">
            <text:p>0.004171568</text:p>
          </table:table-cell>
          <table:table-cell office:value-type="float" office:value="0.009203296" calcext:value-type="float">
            <text:p>0.009203296</text:p>
          </table:table-cell>
          <table:table-cell office:value-type="float" office:value="0.02859019" calcext:value-type="float">
            <text:p>0.02859019</text:p>
          </table:table-cell>
          <table:table-cell office:value-type="float" office:value="0.05040675" calcext:value-type="float">
            <text:p>0.05040675</text:p>
          </table:table-cell>
          <table:table-cell office:value-type="float" office:value="0.06208535" calcext:value-type="float">
            <text:p>0.06208535</text:p>
          </table:table-cell>
          <table:table-cell office:value-type="float" office:value="0.01590127" calcext:value-type="float">
            <text:p>0.01590127</text:p>
          </table:table-cell>
          <table:table-cell office:value-type="float" office:value="0.1738713" calcext:value-type="float">
            <text:p>0.1738713</text:p>
          </table:table-cell>
          <table:table-cell office:value-type="float" office:value="0.1783793" calcext:value-type="float">
            <text:p>0.1783793</text:p>
          </table:table-cell>
          <table:table-cell office:value-type="float" office:value="0" calcext:value-type="float">
            <text:p>0</text:p>
          </table:table-cell>
          <table:table-cell office:value-type="float" office:value="17.91568" calcext:value-type="float">
            <text:p>17.91568</text:p>
          </table:table-cell>
          <table:table-cell office:value-type="float" office:value="14.89291" calcext:value-type="float">
            <text:p>14.89291</text:p>
          </table:table-cell>
          <table:table-cell office:value-type="float" office:value="21.63218" calcext:value-type="float">
            <text:p>21.63218</text:p>
          </table:table-cell>
          <table:table-cell office:value-type="float" office:value="5.149482" calcext:value-type="float">
            <text:p>5.149482</text:p>
          </table:table-cell>
          <table:table-cell office:value-type="float" office:value="4.131291" calcext:value-type="float">
            <text:p>4.131291</text:p>
          </table:table-cell>
          <table:table-cell office:value-type="float" office:value="2.066901" calcext:value-type="float">
            <text:p>2.066901</text:p>
          </table:table-cell>
          <table:table-cell office:value-type="float" office:value="2.113888" calcext:value-type="float">
            <text:p>2.113888</text:p>
          </table:table-cell>
          <table:table-cell office:value-type="float" office:value="4.705468" calcext:value-type="float">
            <text:p>4.705468</text:p>
          </table:table-cell>
          <table:table-cell office:value-type="float" office:value="7.657217" calcext:value-type="float">
            <text:p>7.657217</text:p>
          </table:table-cell>
          <table:table-cell office:value-type="float" office:value="8.206904" calcext:value-type="float">
            <text:p>8.206904</text:p>
          </table:table-cell>
          <table:table-cell office:value-type="float" office:value="8.680727" calcext:value-type="float">
            <text:p>8.680727</text:p>
          </table:table-cell>
          <table:table-cell office:value-type="float" office:value="9.09348" calcext:value-type="float">
            <text:p>9.09348</text:p>
          </table:table-cell>
          <table:table-cell office:value-type="float" office:value="10.71187" calcext:value-type="float">
            <text:p>10.71187</text:p>
          </table:table-cell>
          <table:table-cell office:value-type="float" office:value="11.14047" calcext:value-type="float">
            <text:p>11.14047</text:p>
          </table:table-cell>
          <table:table-cell office:value-type="float" office:value="0" calcext:value-type="float">
            <text:p>0</text:p>
          </table:table-cell>
          <table:table-cell office:value-type="float" office:value="16.63609" calcext:value-type="float">
            <text:p>16.63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5359" calcext:value-type="float">
            <text:p>1.5753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.596102" calcext:value-type="float">
            <text:p>1.596102</text:p>
          </table:table-cell>
          <table:table-cell office:value-type="float" office:value="135.9383" calcext:value-type="float">
            <text:p>135.9383</text:p>
          </table:table-cell>
          <table:table-cell office:value-type="float" office:value="0" calcext:value-type="float">
            <text:p>0</text:p>
          </table:table-cell>
          <table:table-cell office:value-type="float" office:value="-4.106658" calcext:value-type="float">
            <text:p>-4.106658</text:p>
          </table:table-cell>
          <table:table-cell office:value-type="float" office:value="34.00537" calcext:value-type="float">
            <text:p>34.00537</text:p>
          </table:table-cell>
          <table:table-cell office:value-type="float" office:value="0.03808288" calcext:value-type="float">
            <text:p>0.03808288</text:p>
          </table:table-cell>
          <table:table-cell office:value-type="float" office:value="0.00013757" calcext:value-type="float">
            <text:p>0.00013757</text:p>
          </table:table-cell>
          <table:table-cell office:value-type="float" office:value="0.0421107" calcext:value-type="float">
            <text:p>0.0421107</text:p>
          </table:table-cell>
          <table:table-cell office:value-type="float" office:value="0.004374413" calcext:value-type="float">
            <text:p>0.004374413</text:p>
          </table:table-cell>
          <table:table-cell office:value-type="float" office:value="1167.547" calcext:value-type="float">
            <text:p>1167.547</text:p>
          </table:table-cell>
          <table:table-cell office:value-type="float" office:value="1.599789" calcext:value-type="float">
            <text:p>1.599789</text:p>
          </table:table-cell>
          <table:table-cell office:value-type="float" office:value="0" calcext:value-type="float">
            <text:p>0</text:p>
          </table:table-cell>
          <table:table-cell office:value-type="float" office:value="0.06003347" calcext:value-type="float">
            <text:p>0.06003347</text:p>
          </table:table-cell>
          <table:table-cell office:value-type="float" office:value="0.01810541" calcext:value-type="float">
            <text:p>0.01810541</text:p>
          </table:table-cell>
          <table:table-cell office:value-type="float" office:value="0.01697983" calcext:value-type="float">
            <text:p>0.01697983</text:p>
          </table:table-cell>
          <table:table-cell office:value-type="float" office:value="0.007368581" calcext:value-type="float">
            <text:p>0.007368581</text:p>
          </table:table-cell>
          <table:table-cell office:value-type="float" office:value="0.00705707" calcext:value-type="float">
            <text:p>0.00705707</text:p>
          </table:table-cell>
          <table:table-cell office:value-type="float" office:value="0.004340039" calcext:value-type="float">
            <text:p>0.004340039</text:p>
          </table:table-cell>
          <table:table-cell office:value-type="float" office:value="0.004214159" calcext:value-type="float">
            <text:p>0.004214159</text:p>
          </table:table-cell>
          <table:table-cell office:value-type="float" office:value="0.009032147" calcext:value-type="float">
            <text:p>0.009032147</text:p>
          </table:table-cell>
          <table:table-cell office:value-type="float" office:value="0.02792407" calcext:value-type="float">
            <text:p>0.02792407</text:p>
          </table:table-cell>
          <table:table-cell office:value-type="float" office:value="0.04957101" calcext:value-type="float">
            <text:p>0.04957101</text:p>
          </table:table-cell>
          <table:table-cell office:value-type="float" office:value="0.06182422" calcext:value-type="float">
            <text:p>0.06182422</text:p>
          </table:table-cell>
          <table:table-cell office:value-type="float" office:value="0.01581739" calcext:value-type="float">
            <text:p>0.01581739</text:p>
          </table:table-cell>
          <table:table-cell office:value-type="float" office:value="0.1739079" calcext:value-type="float">
            <text:p>0.1739079</text:p>
          </table:table-cell>
          <table:table-cell office:value-type="float" office:value="0.1784151" calcext:value-type="float">
            <text:p>0.1784151</text:p>
          </table:table-cell>
          <table:table-cell office:value-type="float" office:value="0" calcext:value-type="float">
            <text:p>0</text:p>
          </table:table-cell>
          <table:table-cell office:value-type="float" office:value="17.90469" calcext:value-type="float">
            <text:p>17.90469</text:p>
          </table:table-cell>
          <table:table-cell office:value-type="float" office:value="14.86651" calcext:value-type="float">
            <text:p>14.86651</text:p>
          </table:table-cell>
          <table:table-cell office:value-type="float" office:value="21.58734" calcext:value-type="float">
            <text:p>21.58734</text:p>
          </table:table-cell>
          <table:table-cell office:value-type="float" office:value="5.139889" calcext:value-type="float">
            <text:p>5.139889</text:p>
          </table:table-cell>
          <table:table-cell office:value-type="float" office:value="4.124234" calcext:value-type="float">
            <text:p>4.124234</text:p>
          </table:table-cell>
          <table:table-cell office:value-type="float" office:value="2.064645" calcext:value-type="float">
            <text:p>2.064645</text:p>
          </table:table-cell>
          <table:table-cell office:value-type="float" office:value="2.110915" calcext:value-type="float">
            <text:p>2.110915</text:p>
          </table:table-cell>
          <table:table-cell office:value-type="float" office:value="4.694828" calcext:value-type="float">
            <text:p>4.694828</text:p>
          </table:table-cell>
          <table:table-cell office:value-type="float" office:value="7.64054" calcext:value-type="float">
            <text:p>7.64054</text:p>
          </table:table-cell>
          <table:table-cell office:value-type="float" office:value="8.191627" calcext:value-type="float">
            <text:p>8.191627</text:p>
          </table:table-cell>
          <table:table-cell office:value-type="float" office:value="8.664982" calcext:value-type="float">
            <text:p>8.664982</text:p>
          </table:table-cell>
          <table:table-cell office:value-type="float" office:value="9.064494" calcext:value-type="float">
            <text:p>9.064494</text:p>
          </table:table-cell>
          <table:table-cell office:value-type="float" office:value="10.71526" calcext:value-type="float">
            <text:p>10.71526</text:p>
          </table:table-cell>
          <table:table-cell office:value-type="float" office:value="11.14376" calcext:value-type="float">
            <text:p>11.14376</text:p>
          </table:table-cell>
          <table:table-cell office:value-type="float" office:value="0" calcext:value-type="float">
            <text:p>0</text:p>
          </table:table-cell>
          <table:table-cell office:value-type="float" office:value="17.19751" calcext:value-type="float">
            <text:p>17.19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6295" calcext:value-type="float">
            <text:p>1.5862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35.9358" calcext:value-type="float">
            <text:p>135.9358</text:p>
          </table:table-cell>
          <table:table-cell office:value-type="float" office:value="0" calcext:value-type="float">
            <text:p>0</text:p>
          </table:table-cell>
          <table:table-cell office:value-type="float" office:value="-4.194299" calcext:value-type="float">
            <text:p>-4.194299</text:p>
          </table:table-cell>
          <table:table-cell office:value-type="float" office:value="33.96099" calcext:value-type="float">
            <text:p>33.96099</text:p>
          </table:table-cell>
          <table:table-cell office:value-type="float" office:value="0.03808288" calcext:value-type="float">
            <text:p>0.03808288</text:p>
          </table:table-cell>
          <table:table-cell office:value-type="float" office:value="0.0001383257" calcext:value-type="float">
            <text:p>0.0001383257</text:p>
          </table:table-cell>
          <table:table-cell office:value-type="float" office:value="0.0421107" calcext:value-type="float">
            <text:p>0.0421107</text:p>
          </table:table-cell>
          <table:table-cell office:value-type="float" office:value="0.00437461" calcext:value-type="float">
            <text:p>0.00437461</text:p>
          </table:table-cell>
          <table:table-cell office:value-type="float" office:value="1167.51" calcext:value-type="float">
            <text:p>1167.51</text:p>
          </table:table-cell>
          <table:table-cell office:value-type="float" office:value="1.594925" calcext:value-type="float">
            <text:p>1.594925</text:p>
          </table:table-cell>
          <table:table-cell office:value-type="float" office:value="0" calcext:value-type="float">
            <text:p>0</text:p>
          </table:table-cell>
          <table:table-cell office:value-type="float" office:value="0.03665974" calcext:value-type="float">
            <text:p>0.03665974</text:p>
          </table:table-cell>
          <table:table-cell office:value-type="float" office:value="0.01706655" calcext:value-type="float">
            <text:p>0.01706655</text:p>
          </table:table-cell>
          <table:table-cell office:value-type="float" office:value="0.01719598" calcext:value-type="float">
            <text:p>0.01719598</text:p>
          </table:table-cell>
          <table:table-cell office:value-type="float" office:value="0.007570338" calcext:value-type="float">
            <text:p>0.007570338</text:p>
          </table:table-cell>
          <table:table-cell office:value-type="float" office:value="0.007254521" calcext:value-type="float">
            <text:p>0.007254521</text:p>
          </table:table-cell>
          <table:table-cell office:value-type="float" office:value="0.004388186" calcext:value-type="float">
            <text:p>0.004388186</text:p>
          </table:table-cell>
          <table:table-cell office:value-type="float" office:value="0.004245192" calcext:value-type="float">
            <text:p>0.004245192</text:p>
          </table:table-cell>
          <table:table-cell office:value-type="float" office:value="0.008888281" calcext:value-type="float">
            <text:p>0.008888281</text:p>
          </table:table-cell>
          <table:table-cell office:value-type="float" office:value="0.02725037" calcext:value-type="float">
            <text:p>0.02725037</text:p>
          </table:table-cell>
          <table:table-cell office:value-type="float" office:value="0.04882545" calcext:value-type="float">
            <text:p>0.04882545</text:p>
          </table:table-cell>
          <table:table-cell office:value-type="float" office:value="0.06170842" calcext:value-type="float">
            <text:p>0.06170842</text:p>
          </table:table-cell>
          <table:table-cell office:value-type="float" office:value="0.01593443" calcext:value-type="float">
            <text:p>0.01593443</text:p>
          </table:table-cell>
          <table:table-cell office:value-type="float" office:value="0.1739441" calcext:value-type="float">
            <text:p>0.1739441</text:p>
          </table:table-cell>
          <table:table-cell office:value-type="float" office:value="0.178451" calcext:value-type="float">
            <text:p>0.178451</text:p>
          </table:table-cell>
          <table:table-cell office:value-type="float" office:value="0" calcext:value-type="float">
            <text:p>0</text:p>
          </table:table-cell>
          <table:table-cell office:value-type="float" office:value="17.88765" calcext:value-type="float">
            <text:p>17.88765</text:p>
          </table:table-cell>
          <table:table-cell office:value-type="float" office:value="14.84067" calcext:value-type="float">
            <text:p>14.84067</text:p>
          </table:table-cell>
          <table:table-cell office:value-type="float" office:value="21.54495" calcext:value-type="float">
            <text:p>21.54495</text:p>
          </table:table-cell>
          <table:table-cell office:value-type="float" office:value="5.130826" calcext:value-type="float">
            <text:p>5.130826</text:p>
          </table:table-cell>
          <table:table-cell office:value-type="float" office:value="4.117476" calcext:value-type="float">
            <text:p>4.117476</text:p>
          </table:table-cell>
          <table:table-cell office:value-type="float" office:value="2.062415" calcext:value-type="float">
            <text:p>2.062415</text:p>
          </table:table-cell>
          <table:table-cell office:value-type="float" office:value="2.108038" calcext:value-type="float">
            <text:p>2.108038</text:p>
          </table:table-cell>
          <table:table-cell office:value-type="float" office:value="4.684258" calcext:value-type="float">
            <text:p>4.684258</text:p>
          </table:table-cell>
          <table:table-cell office:value-type="float" office:value="7.623815" calcext:value-type="float">
            <text:p>7.623815</text:p>
          </table:table-cell>
          <table:table-cell office:value-type="float" office:value="8.176275" calcext:value-type="float">
            <text:p>8.176275</text:p>
          </table:table-cell>
          <table:table-cell office:value-type="float" office:value="8.649289" calcext:value-type="float">
            <text:p>8.649289</text:p>
          </table:table-cell>
          <table:table-cell office:value-type="float" office:value="9.035649" calcext:value-type="float">
            <text:p>9.035649</text:p>
          </table:table-cell>
          <table:table-cell office:value-type="float" office:value="10.71859" calcext:value-type="float">
            <text:p>10.71859</text:p>
          </table:table-cell>
          <table:table-cell office:value-type="float" office:value="11.14703" calcext:value-type="float">
            <text:p>11.14703</text:p>
          </table:table-cell>
          <table:table-cell office:value-type="float" office:value="0" calcext:value-type="float">
            <text:p>0</text:p>
          </table:table-cell>
          <table:table-cell office:value-type="float" office:value="6.969778" calcext:value-type="float">
            <text:p>6.969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415" calcext:value-type="float">
            <text:p>1.594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.59275" calcext:value-type="float">
            <text:p>1.59275</text:p>
          </table:table-cell>
          <table:table-cell office:value-type="float" office:value="135.9352" calcext:value-type="float">
            <text:p>135.9352</text:p>
          </table:table-cell>
          <table:table-cell office:value-type="float" office:value="0" calcext:value-type="float">
            <text:p>0</text:p>
          </table:table-cell>
          <table:table-cell office:value-type="float" office:value="-4.284568" calcext:value-type="float">
            <text:p>-4.284568</text:p>
          </table:table-cell>
          <table:table-cell office:value-type="float" office:value="33.91356" calcext:value-type="float">
            <text:p>33.91356</text:p>
          </table:table-cell>
          <table:table-cell office:value-type="float" office:value="0.03820677" calcext:value-type="float">
            <text:p>0.03820677</text:p>
          </table:table-cell>
          <table:table-cell office:value-type="float" office:value="0.0001418684" calcext:value-type="float">
            <text:p>0.0001418684</text:p>
          </table:table-cell>
          <table:table-cell office:value-type="float" office:value="0.04221699" calcext:value-type="float">
            <text:p>0.04221699</text:p>
          </table:table-cell>
          <table:table-cell office:value-type="float" office:value="0.004377818" calcext:value-type="float">
            <text:p>0.004377818</text:p>
          </table:table-cell>
          <table:table-cell office:value-type="float" office:value="1167.473" calcext:value-type="float">
            <text:p>1167.473</text:p>
          </table:table-cell>
          <table:table-cell office:value-type="float" office:value="1.598956" calcext:value-type="float">
            <text:p>1.598956</text:p>
          </table:table-cell>
          <table:table-cell office:value-type="float" office:value="0" calcext:value-type="float">
            <text:p>0</text:p>
          </table:table-cell>
          <table:table-cell office:value-type="float" office:value="0.00294084" calcext:value-type="float">
            <text:p>0.00294084</text:p>
          </table:table-cell>
          <table:table-cell office:value-type="float" office:value="0.01122713" calcext:value-type="float">
            <text:p>0.01122713</text:p>
          </table:table-cell>
          <table:table-cell office:value-type="float" office:value="0.01384962" calcext:value-type="float">
            <text:p>0.01384962</text:p>
          </table:table-cell>
          <table:table-cell office:value-type="float" office:value="0.007089075" calcext:value-type="float">
            <text:p>0.007089075</text:p>
          </table:table-cell>
          <table:table-cell office:value-type="float" office:value="0.007105425" calcext:value-type="float">
            <text:p>0.007105425</text:p>
          </table:table-cell>
          <table:table-cell office:value-type="float" office:value="0.004371455" calcext:value-type="float">
            <text:p>0.004371455</text:p>
          </table:table-cell>
          <table:table-cell office:value-type="float" office:value="0.004131188" calcext:value-type="float">
            <text:p>0.004131188</text:p>
          </table:table-cell>
          <table:table-cell office:value-type="float" office:value="0.008786353" calcext:value-type="float">
            <text:p>0.008786353</text:p>
          </table:table-cell>
          <table:table-cell office:value-type="float" office:value="0.02661655" calcext:value-type="float">
            <text:p>0.02661655</text:p>
          </table:table-cell>
          <table:table-cell office:value-type="float" office:value="0.04802735" calcext:value-type="float">
            <text:p>0.04802735</text:p>
          </table:table-cell>
          <table:table-cell office:value-type="float" office:value="0.06149375" calcext:value-type="float">
            <text:p>0.06149375</text:p>
          </table:table-cell>
          <table:table-cell office:value-type="float" office:value="0.01627336" calcext:value-type="float">
            <text:p>0.01627336</text:p>
          </table:table-cell>
          <table:table-cell office:value-type="float" office:value="0.1739805" calcext:value-type="float">
            <text:p>0.1739805</text:p>
          </table:table-cell>
          <table:table-cell office:value-type="float" office:value="0.1784869" calcext:value-type="float">
            <text:p>0.1784869</text:p>
          </table:table-cell>
          <table:table-cell office:value-type="float" office:value="0" calcext:value-type="float">
            <text:p>0</text:p>
          </table:table-cell>
          <table:table-cell office:value-type="float" office:value="17.82354" calcext:value-type="float">
            <text:p>17.82354</text:p>
          </table:table-cell>
          <table:table-cell office:value-type="float" office:value="14.78522" calcext:value-type="float">
            <text:p>14.78522</text:p>
          </table:table-cell>
          <table:table-cell office:value-type="float" office:value="21.47737" calcext:value-type="float">
            <text:p>21.47737</text:p>
          </table:table-cell>
          <table:table-cell office:value-type="float" office:value="5.120992" calcext:value-type="float">
            <text:p>5.120992</text:p>
          </table:table-cell>
          <table:table-cell office:value-type="float" office:value="4.110755" calcext:value-type="float">
            <text:p>4.110755</text:p>
          </table:table-cell>
          <table:table-cell office:value-type="float" office:value="2.060194" calcext:value-type="float">
            <text:p>2.060194</text:p>
          </table:table-cell>
          <table:table-cell office:value-type="float" office:value="2.104587" calcext:value-type="float">
            <text:p>2.104587</text:p>
          </table:table-cell>
          <table:table-cell office:value-type="float" office:value="4.673708" calcext:value-type="float">
            <text:p>4.673708</text:p>
          </table:table-cell>
          <table:table-cell office:value-type="float" office:value="7.60703" calcext:value-type="float">
            <text:p>7.60703</text:p>
          </table:table-cell>
          <table:table-cell office:value-type="float" office:value="8.160788" calcext:value-type="float">
            <text:p>8.160788</text:p>
          </table:table-cell>
          <table:table-cell office:value-type="float" office:value="8.6336" calcext:value-type="float">
            <text:p>8.6336</text:p>
          </table:table-cell>
          <table:table-cell office:value-type="float" office:value="9.006969" calcext:value-type="float">
            <text:p>9.006969</text:p>
          </table:table-cell>
          <table:table-cell office:value-type="float" office:value="10.72193" calcext:value-type="float">
            <text:p>10.72193</text:p>
          </table:table-cell>
          <table:table-cell office:value-type="float" office:value="11.15028" calcext:value-type="float">
            <text:p>11.15028</text:p>
          </table:table-cell>
          <table:table-cell office:value-type="float" office:value="0" calcext:value-type="float">
            <text:p>0</text:p>
          </table:table-cell>
          <table:table-cell office:value-type="float" office:value="0.01029954" calcext:value-type="float">
            <text:p>0.01029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9498" calcext:value-type="float">
            <text:p>1.5994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1.600481" calcext:value-type="float">
            <text:p>1.600481</text:p>
          </table:table-cell>
          <table:table-cell office:value-type="float" office:value="135.9342" calcext:value-type="float">
            <text:p>135.9342</text:p>
          </table:table-cell>
          <table:table-cell office:value-type="float" office:value="0" calcext:value-type="float">
            <text:p>0</text:p>
          </table:table-cell>
          <table:table-cell office:value-type="float" office:value="-4.363647" calcext:value-type="float">
            <text:p>-4.363647</text:p>
          </table:table-cell>
          <table:table-cell office:value-type="float" office:value="33.86553" calcext:value-type="float">
            <text:p>33.86553</text:p>
          </table:table-cell>
          <table:table-cell office:value-type="float" office:value="0.03820677" calcext:value-type="float">
            <text:p>0.03820677</text:p>
          </table:table-cell>
          <table:table-cell office:value-type="float" office:value="0.0001418684" calcext:value-type="float">
            <text:p>0.0001418684</text:p>
          </table:table-cell>
          <table:table-cell office:value-type="float" office:value="0.04221699" calcext:value-type="float">
            <text:p>0.04221699</text:p>
          </table:table-cell>
          <table:table-cell office:value-type="float" office:value="0.004377818" calcext:value-type="float">
            <text:p>0.004377818</text:p>
          </table:table-cell>
          <table:table-cell office:value-type="float" office:value="1167.435" calcext:value-type="float">
            <text:p>1167.435</text:p>
          </table:table-cell>
          <table:table-cell office:value-type="float" office:value="1.60402" calcext:value-type="float">
            <text:p>1.60402</text:p>
          </table:table-cell>
          <table:table-cell office:value-type="float" office:value="0" calcext:value-type="float">
            <text:p>0</text:p>
          </table:table-cell>
          <table:table-cell office:value-type="float" office:value="0.003202061" calcext:value-type="float">
            <text:p>0.003202061</text:p>
          </table:table-cell>
          <table:table-cell office:value-type="float" office:value="0.01271227" calcext:value-type="float">
            <text:p>0.01271227</text:p>
          </table:table-cell>
          <table:table-cell office:value-type="float" office:value="0.01465834" calcext:value-type="float">
            <text:p>0.01465834</text:p>
          </table:table-cell>
          <table:table-cell office:value-type="float" office:value="0.007345464" calcext:value-type="float">
            <text:p>0.007345464</text:p>
          </table:table-cell>
          <table:table-cell office:value-type="float" office:value="0.007248532" calcext:value-type="float">
            <text:p>0.007248532</text:p>
          </table:table-cell>
          <table:table-cell office:value-type="float" office:value="0.004426789" calcext:value-type="float">
            <text:p>0.004426789</text:p>
          </table:table-cell>
          <table:table-cell office:value-type="float" office:value="0.004163214" calcext:value-type="float">
            <text:p>0.004163214</text:p>
          </table:table-cell>
          <table:table-cell office:value-type="float" office:value="0.00877963" calcext:value-type="float">
            <text:p>0.00877963</text:p>
          </table:table-cell>
          <table:table-cell office:value-type="float" office:value="0.02599302" calcext:value-type="float">
            <text:p>0.02599302</text:p>
          </table:table-cell>
          <table:table-cell office:value-type="float" office:value="0.04717669" calcext:value-type="float">
            <text:p>0.04717669</text:p>
          </table:table-cell>
          <table:table-cell office:value-type="float" office:value="0.06118993" calcext:value-type="float">
            <text:p>0.06118993</text:p>
          </table:table-cell>
          <table:table-cell office:value-type="float" office:value="0.01681331" calcext:value-type="float">
            <text:p>0.01681331</text:p>
          </table:table-cell>
          <table:table-cell office:value-type="float" office:value="0.1740171" calcext:value-type="float">
            <text:p>0.1740171</text:p>
          </table:table-cell>
          <table:table-cell office:value-type="float" office:value="0.1785228" calcext:value-type="float">
            <text:p>0.1785228</text:p>
          </table:table-cell>
          <table:table-cell office:value-type="float" office:value="0" calcext:value-type="float">
            <text:p>0</text:p>
          </table:table-cell>
          <table:table-cell office:value-type="float" office:value="17.76289" calcext:value-type="float">
            <text:p>17.76289</text:p>
          </table:table-cell>
          <table:table-cell office:value-type="float" office:value="14.73202" calcext:value-type="float">
            <text:p>14.73202</text:p>
          </table:table-cell>
          <table:table-cell office:value-type="float" office:value="21.39506" calcext:value-type="float">
            <text:p>21.39506</text:p>
          </table:table-cell>
          <table:table-cell office:value-type="float" office:value="5.110815" calcext:value-type="float">
            <text:p>5.110815</text:p>
          </table:table-cell>
          <table:table-cell office:value-type="float" office:value="4.103843" calcext:value-type="float">
            <text:p>4.103843</text:p>
          </table:table-cell>
          <table:table-cell office:value-type="float" office:value="2.057966" calcext:value-type="float">
            <text:p>2.057966</text:p>
          </table:table-cell>
          <table:table-cell office:value-type="float" office:value="2.101111" calcext:value-type="float">
            <text:p>2.101111</text:p>
          </table:table-cell>
          <table:table-cell office:value-type="float" office:value="4.66311" calcext:value-type="float">
            <text:p>4.66311</text:p>
          </table:table-cell>
          <table:table-cell office:value-type="float" office:value="7.590172" calcext:value-type="float">
            <text:p>7.590172</text:p>
          </table:table-cell>
          <table:table-cell office:value-type="float" office:value="8.145205" calcext:value-type="float">
            <text:p>8.145205</text:p>
          </table:table-cell>
          <table:table-cell office:value-type="float" office:value="8.617941" calcext:value-type="float">
            <text:p>8.617941</text:p>
          </table:table-cell>
          <table:table-cell office:value-type="float" office:value="8.978528" calcext:value-type="float">
            <text:p>8.978528</text:p>
          </table:table-cell>
          <table:table-cell office:value-type="float" office:value="10.72526" calcext:value-type="float">
            <text:p>10.72526</text:p>
          </table:table-cell>
          <table:table-cell office:value-type="float" office:value="11.15355" calcext:value-type="float">
            <text:p>11.15355</text:p>
          </table:table-cell>
          <table:table-cell office:value-type="float" office:value="0" calcext:value-type="float">
            <text:p>0</text:p>
          </table:table-cell>
          <table:table-cell office:value-type="float" office:value="0.009917505" calcext:value-type="float">
            <text:p>0.00991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626" calcext:value-type="float">
            <text:p>1.606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1.598363" calcext:value-type="float">
            <text:p>1.598363</text:p>
          </table:table-cell>
          <table:table-cell office:value-type="float" office:value="135.933" calcext:value-type="float">
            <text:p>135.933</text:p>
          </table:table-cell>
          <table:table-cell office:value-type="float" office:value="0" calcext:value-type="float">
            <text:p>0</text:p>
          </table:table-cell>
          <table:table-cell office:value-type="float" office:value="-4.452881" calcext:value-type="float">
            <text:p>-4.452881</text:p>
          </table:table-cell>
          <table:table-cell office:value-type="float" office:value="33.81826" calcext:value-type="float">
            <text:p>33.81826</text:p>
          </table:table-cell>
          <table:table-cell office:value-type="float" office:value="0.03820677" calcext:value-type="float">
            <text:p>0.03820677</text:p>
          </table:table-cell>
          <table:table-cell office:value-type="float" office:value="0.0001418684" calcext:value-type="float">
            <text:p>0.0001418684</text:p>
          </table:table-cell>
          <table:table-cell office:value-type="float" office:value="0.04221699" calcext:value-type="float">
            <text:p>0.04221699</text:p>
          </table:table-cell>
          <table:table-cell office:value-type="float" office:value="0.004377818" calcext:value-type="float">
            <text:p>0.004377818</text:p>
          </table:table-cell>
          <table:table-cell office:value-type="float" office:value="1167.398" calcext:value-type="float">
            <text:p>1167.398</text:p>
          </table:table-cell>
          <table:table-cell office:value-type="float" office:value="1.607233" calcext:value-type="float">
            <text:p>1.607233</text:p>
          </table:table-cell>
          <table:table-cell office:value-type="float" office:value="0" calcext:value-type="float">
            <text:p>0</text:p>
          </table:table-cell>
          <table:table-cell office:value-type="float" office:value="0.003244176" calcext:value-type="float">
            <text:p>0.003244176</text:p>
          </table:table-cell>
          <table:table-cell office:value-type="float" office:value="0.01281425" calcext:value-type="float">
            <text:p>0.01281425</text:p>
          </table:table-cell>
          <table:table-cell office:value-type="float" office:value="0.01468358" calcext:value-type="float">
            <text:p>0.01468358</text:p>
          </table:table-cell>
          <table:table-cell office:value-type="float" office:value="0.007059135" calcext:value-type="float">
            <text:p>0.007059135</text:p>
          </table:table-cell>
          <table:table-cell office:value-type="float" office:value="0.006990219" calcext:value-type="float">
            <text:p>0.006990219</text:p>
          </table:table-cell>
          <table:table-cell office:value-type="float" office:value="0.004380439" calcext:value-type="float">
            <text:p>0.004380439</text:p>
          </table:table-cell>
          <table:table-cell office:value-type="float" office:value="0.004180468" calcext:value-type="float">
            <text:p>0.004180468</text:p>
          </table:table-cell>
          <table:table-cell office:value-type="float" office:value="0.008778756" calcext:value-type="float">
            <text:p>0.008778756</text:p>
          </table:table-cell>
          <table:table-cell office:value-type="float" office:value="0.02449063" calcext:value-type="float">
            <text:p>0.02449063</text:p>
          </table:table-cell>
          <table:table-cell office:value-type="float" office:value="0.04451873" calcext:value-type="float">
            <text:p>0.04451873</text:p>
          </table:table-cell>
          <table:table-cell office:value-type="float" office:value="0.05837256" calcext:value-type="float">
            <text:p>0.05837256</text:p>
          </table:table-cell>
          <table:table-cell office:value-type="float" office:value="0.01722893" calcext:value-type="float">
            <text:p>0.01722893</text:p>
          </table:table-cell>
          <table:table-cell office:value-type="float" office:value="0.1740538" calcext:value-type="float">
            <text:p>0.1740538</text:p>
          </table:table-cell>
          <table:table-cell office:value-type="float" office:value="0.1785586" calcext:value-type="float">
            <text:p>0.1785586</text:p>
          </table:table-cell>
          <table:table-cell office:value-type="float" office:value="0" calcext:value-type="float">
            <text:p>0</text:p>
          </table:table-cell>
          <table:table-cell office:value-type="float" office:value="17.7116" calcext:value-type="float">
            <text:p>17.7116</text:p>
          </table:table-cell>
          <table:table-cell office:value-type="float" office:value="14.68637" calcext:value-type="float">
            <text:p>14.68637</text:p>
          </table:table-cell>
          <table:table-cell office:value-type="float" office:value="21.32372" calcext:value-type="float">
            <text:p>21.32372</text:p>
          </table:table-cell>
          <table:table-cell office:value-type="float" office:value="5.100657" calcext:value-type="float">
            <text:p>5.100657</text:p>
          </table:table-cell>
          <table:table-cell office:value-type="float" office:value="4.096838" calcext:value-type="float">
            <text:p>4.096838</text:p>
          </table:table-cell>
          <table:table-cell office:value-type="float" office:value="2.055739" calcext:value-type="float">
            <text:p>2.055739</text:p>
          </table:table-cell>
          <table:table-cell office:value-type="float" office:value="2.0978" calcext:value-type="float">
            <text:p>2.0978</text:p>
          </table:table-cell>
          <table:table-cell office:value-type="float" office:value="4.652485" calcext:value-type="float">
            <text:p>4.652485</text:p>
          </table:table-cell>
          <table:table-cell office:value-type="float" office:value="7.573175" calcext:value-type="float">
            <text:p>7.573175</text:p>
          </table:table-cell>
          <table:table-cell office:value-type="float" office:value="8.129338" calcext:value-type="float">
            <text:p>8.129338</text:p>
          </table:table-cell>
          <table:table-cell office:value-type="float" office:value="8.602035" calcext:value-type="float">
            <text:p>8.602035</text:p>
          </table:table-cell>
          <table:table-cell office:value-type="float" office:value="8.95031" calcext:value-type="float">
            <text:p>8.95031</text:p>
          </table:table-cell>
          <table:table-cell office:value-type="float" office:value="10.72859" calcext:value-type="float">
            <text:p>10.72859</text:p>
          </table:table-cell>
          <table:table-cell office:value-type="float" office:value="11.15682" calcext:value-type="float">
            <text:p>11.15682</text:p>
          </table:table-cell>
          <table:table-cell office:value-type="float" office:value="0" calcext:value-type="float">
            <text:p>0</text:p>
          </table:table-cell>
          <table:table-cell office:value-type="float" office:value="0.007978561" calcext:value-type="float">
            <text:p>0.0079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3069" calcext:value-type="float">
            <text:p>1.61306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1.597134" calcext:value-type="float">
            <text:p>1.597134</text:p>
          </table:table-cell>
          <table:table-cell office:value-type="float" office:value="135.9315" calcext:value-type="float">
            <text:p>135.9315</text:p>
          </table:table-cell>
          <table:table-cell office:value-type="float" office:value="0" calcext:value-type="float">
            <text:p>0</text:p>
          </table:table-cell>
          <table:table-cell office:value-type="float" office:value="-4.540693" calcext:value-type="float">
            <text:p>-4.540693</text:p>
          </table:table-cell>
          <table:table-cell office:value-type="float" office:value="33.77134" calcext:value-type="float">
            <text:p>33.77134</text:p>
          </table:table-cell>
          <table:table-cell office:value-type="float" office:value="0.03820677" calcext:value-type="float">
            <text:p>0.03820677</text:p>
          </table:table-cell>
          <table:table-cell office:value-type="float" office:value="0.0001418684" calcext:value-type="float">
            <text:p>0.0001418684</text:p>
          </table:table-cell>
          <table:table-cell office:value-type="float" office:value="0.04221699" calcext:value-type="float">
            <text:p>0.04221699</text:p>
          </table:table-cell>
          <table:table-cell office:value-type="float" office:value="0.004377818" calcext:value-type="float">
            <text:p>0.004377818</text:p>
          </table:table-cell>
          <table:table-cell office:value-type="float" office:value="1167.36" calcext:value-type="float">
            <text:p>1167.36</text:p>
          </table:table-cell>
          <table:table-cell office:value-type="float" office:value="1.607944" calcext:value-type="float">
            <text:p>1.607944</text:p>
          </table:table-cell>
          <table:table-cell office:value-type="float" office:value="0" calcext:value-type="float">
            <text:p>0</text:p>
          </table:table-cell>
          <table:table-cell office:value-type="float" office:value="0.003161799" calcext:value-type="float">
            <text:p>0.003161799</text:p>
          </table:table-cell>
          <table:table-cell office:value-type="float" office:value="0.01201723" calcext:value-type="float">
            <text:p>0.01201723</text:p>
          </table:table-cell>
          <table:table-cell office:value-type="float" office:value="0.01430387" calcext:value-type="float">
            <text:p>0.01430387</text:p>
          </table:table-cell>
          <table:table-cell office:value-type="float" office:value="0.006597451" calcext:value-type="float">
            <text:p>0.006597451</text:p>
          </table:table-cell>
          <table:table-cell office:value-type="float" office:value="0.006523071" calcext:value-type="float">
            <text:p>0.006523071</text:p>
          </table:table-cell>
          <table:table-cell office:value-type="float" office:value="0.004260053" calcext:value-type="float">
            <text:p>0.004260053</text:p>
          </table:table-cell>
          <table:table-cell office:value-type="float" office:value="0.004169269" calcext:value-type="float">
            <text:p>0.004169269</text:p>
          </table:table-cell>
          <table:table-cell office:value-type="float" office:value="0.008768352" calcext:value-type="float">
            <text:p>0.008768352</text:p>
          </table:table-cell>
          <table:table-cell office:value-type="float" office:value="0.02391127" calcext:value-type="float">
            <text:p>0.02391127</text:p>
          </table:table-cell>
          <table:table-cell office:value-type="float" office:value="0.04280509" calcext:value-type="float">
            <text:p>0.04280509</text:p>
          </table:table-cell>
          <table:table-cell office:value-type="float" office:value="0.05629687" calcext:value-type="float">
            <text:p>0.05629687</text:p>
          </table:table-cell>
          <table:table-cell office:value-type="float" office:value="0.02028072" calcext:value-type="float">
            <text:p>0.02028072</text:p>
          </table:table-cell>
          <table:table-cell office:value-type="float" office:value="0.1740908" calcext:value-type="float">
            <text:p>0.1740908</text:p>
          </table:table-cell>
          <table:table-cell office:value-type="float" office:value="0.1785944" calcext:value-type="float">
            <text:p>0.1785944</text:p>
          </table:table-cell>
          <table:table-cell office:value-type="float" office:value="0" calcext:value-type="float">
            <text:p>0</text:p>
          </table:table-cell>
          <table:table-cell office:value-type="float" office:value="17.66781" calcext:value-type="float">
            <text:p>17.66781</text:p>
          </table:table-cell>
          <table:table-cell office:value-type="float" office:value="14.64662" calcext:value-type="float">
            <text:p>14.64662</text:p>
          </table:table-cell>
          <table:table-cell office:value-type="float" office:value="21.26129" calcext:value-type="float">
            <text:p>21.26129</text:p>
          </table:table-cell>
          <table:table-cell office:value-type="float" office:value="5.090394" calcext:value-type="float">
            <text:p>5.090394</text:p>
          </table:table-cell>
          <table:table-cell office:value-type="float" office:value="4.089636" calcext:value-type="float">
            <text:p>4.089636</text:p>
          </table:table-cell>
          <table:table-cell office:value-type="float" office:value="2.05349" calcext:value-type="float">
            <text:p>2.05349</text:p>
          </table:table-cell>
          <table:table-cell office:value-type="float" office:value="2.094605" calcext:value-type="float">
            <text:p>2.094605</text:p>
          </table:table-cell>
          <table:table-cell office:value-type="float" office:value="4.641872" calcext:value-type="float">
            <text:p>4.641872</text:p>
          </table:table-cell>
          <table:table-cell office:value-type="float" office:value="7.55598" calcext:value-type="float">
            <text:p>7.55598</text:p>
          </table:table-cell>
          <table:table-cell office:value-type="float" office:value="8.112954" calcext:value-type="float">
            <text:p>8.112954</text:p>
          </table:table-cell>
          <table:table-cell office:value-type="float" office:value="8.585447" calcext:value-type="float">
            <text:p>8.585447</text:p>
          </table:table-cell>
          <table:table-cell office:value-type="float" office:value="8.922576" calcext:value-type="float">
            <text:p>8.922576</text:p>
          </table:table-cell>
          <table:table-cell office:value-type="float" office:value="10.73193" calcext:value-type="float">
            <text:p>10.73193</text:p>
          </table:table-cell>
          <table:table-cell office:value-type="float" office:value="11.16005" calcext:value-type="float">
            <text:p>11.16005</text:p>
          </table:table-cell>
          <table:table-cell office:value-type="float" office:value="0" calcext:value-type="float">
            <text:p>0</text:p>
          </table:table-cell>
          <table:table-cell office:value-type="float" office:value="0.005395628" calcext:value-type="float">
            <text:p>0.00539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9287" calcext:value-type="float">
            <text:p>1.61928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1.597223" calcext:value-type="float">
            <text:p>1.597223</text:p>
          </table:table-cell>
          <table:table-cell office:value-type="float" office:value="135.9297" calcext:value-type="float">
            <text:p>135.9297</text:p>
          </table:table-cell>
          <table:table-cell office:value-type="float" office:value="0" calcext:value-type="float">
            <text:p>0</text:p>
          </table:table-cell>
          <table:table-cell office:value-type="float" office:value="-4.623887" calcext:value-type="float">
            <text:p>-4.623887</text:p>
          </table:table-cell>
          <table:table-cell office:value-type="float" office:value="33.72586" calcext:value-type="float">
            <text:p>33.72586</text:p>
          </table:table-cell>
          <table:table-cell office:value-type="float" office:value="0.03820677" calcext:value-type="float">
            <text:p>0.03820677</text:p>
          </table:table-cell>
          <table:table-cell office:value-type="float" office:value="0.0001418684" calcext:value-type="float">
            <text:p>0.0001418684</text:p>
          </table:table-cell>
          <table:table-cell office:value-type="float" office:value="0.04221699" calcext:value-type="float">
            <text:p>0.04221699</text:p>
          </table:table-cell>
          <table:table-cell office:value-type="float" office:value="0.004377849" calcext:value-type="float">
            <text:p>0.004377849</text:p>
          </table:table-cell>
          <table:table-cell office:value-type="float" office:value="1167.322" calcext:value-type="float">
            <text:p>1167.322</text:p>
          </table:table-cell>
          <table:table-cell office:value-type="float" office:value="1.604658" calcext:value-type="float">
            <text:p>1.604658</text:p>
          </table:table-cell>
          <table:table-cell office:value-type="float" office:value="0" calcext:value-type="float">
            <text:p>0</text:p>
          </table:table-cell>
          <table:table-cell office:value-type="float" office:value="0.02252146" calcext:value-type="float">
            <text:p>0.02252146</text:p>
          </table:table-cell>
          <table:table-cell office:value-type="float" office:value="0.0136019" calcext:value-type="float">
            <text:p>0.0136019</text:p>
          </table:table-cell>
          <table:table-cell office:value-type="float" office:value="0.01489313" calcext:value-type="float">
            <text:p>0.01489313</text:p>
          </table:table-cell>
          <table:table-cell office:value-type="float" office:value="0.006666048" calcext:value-type="float">
            <text:p>0.006666048</text:p>
          </table:table-cell>
          <table:table-cell office:value-type="float" office:value="0.006491448" calcext:value-type="float">
            <text:p>0.006491448</text:p>
          </table:table-cell>
          <table:table-cell office:value-type="float" office:value="0.004205001" calcext:value-type="float">
            <text:p>0.004205001</text:p>
          </table:table-cell>
          <table:table-cell office:value-type="float" office:value="0.004158409" calcext:value-type="float">
            <text:p>0.004158409</text:p>
          </table:table-cell>
          <table:table-cell office:value-type="float" office:value="0.008753125" calcext:value-type="float">
            <text:p>0.008753125</text:p>
          </table:table-cell>
          <table:table-cell office:value-type="float" office:value="0.02415186" calcext:value-type="float">
            <text:p>0.02415186</text:p>
          </table:table-cell>
          <table:table-cell office:value-type="float" office:value="0.04324761" calcext:value-type="float">
            <text:p>0.04324761</text:p>
          </table:table-cell>
          <table:table-cell office:value-type="float" office:value="0.05709139" calcext:value-type="float">
            <text:p>0.05709139</text:p>
          </table:table-cell>
          <table:table-cell office:value-type="float" office:value="0.02684897" calcext:value-type="float">
            <text:p>0.02684897</text:p>
          </table:table-cell>
          <table:table-cell office:value-type="float" office:value="0.174129" calcext:value-type="float">
            <text:p>0.174129</text:p>
          </table:table-cell>
          <table:table-cell office:value-type="float" office:value="0.1786297" calcext:value-type="float">
            <text:p>0.1786297</text:p>
          </table:table-cell>
          <table:table-cell office:value-type="float" office:value="0" calcext:value-type="float">
            <text:p>0</text:p>
          </table:table-cell>
          <table:table-cell office:value-type="float" office:value="17.63408" calcext:value-type="float">
            <text:p>17.63408</text:p>
          </table:table-cell>
          <table:table-cell office:value-type="float" office:value="14.61205" calcext:value-type="float">
            <text:p>14.61205</text:p>
          </table:table-cell>
          <table:table-cell office:value-type="float" office:value="21.20542" calcext:value-type="float">
            <text:p>21.20542</text:p>
          </table:table-cell>
          <table:table-cell office:value-type="float" office:value="5.080108" calcext:value-type="float">
            <text:p>5.080108</text:p>
          </table:table-cell>
          <table:table-cell office:value-type="float" office:value="4.082283" calcext:value-type="float">
            <text:p>4.082283</text:p>
          </table:table-cell>
          <table:table-cell office:value-type="float" office:value="2.051211" calcext:value-type="float">
            <text:p>2.051211</text:p>
          </table:table-cell>
          <table:table-cell office:value-type="float" office:value="2.091498" calcext:value-type="float">
            <text:p>2.091498</text:p>
          </table:table-cell>
          <table:table-cell office:value-type="float" office:value="4.631289" calcext:value-type="float">
            <text:p>4.631289</text:p>
          </table:table-cell>
          <table:table-cell office:value-type="float" office:value="7.538836" calcext:value-type="float">
            <text:p>7.538836</text:p>
          </table:table-cell>
          <table:table-cell office:value-type="float" office:value="8.09656" calcext:value-type="float">
            <text:p>8.09656</text:p>
          </table:table-cell>
          <table:table-cell office:value-type="float" office:value="8.56889" calcext:value-type="float">
            <text:p>8.56889</text:p>
          </table:table-cell>
          <table:table-cell office:value-type="float" office:value="8.896209" calcext:value-type="float">
            <text:p>8.896209</text:p>
          </table:table-cell>
          <table:table-cell office:value-type="float" office:value="10.73526" calcext:value-type="float">
            <text:p>10.73526</text:p>
          </table:table-cell>
          <table:table-cell office:value-type="float" office:value="11.16324" calcext:value-type="float">
            <text:p>11.16324</text:p>
          </table:table-cell>
          <table:table-cell office:value-type="float" office:value="0" calcext:value-type="float">
            <text:p>0</text:p>
          </table:table-cell>
          <table:table-cell office:value-type="float" office:value="2.62852" calcext:value-type="float">
            <text:p>2.6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5786" calcext:value-type="float">
            <text:p>1.6257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1.600484" calcext:value-type="float">
            <text:p>1.600484</text:p>
          </table:table-cell>
          <table:table-cell office:value-type="float" office:value="135.927" calcext:value-type="float">
            <text:p>135.927</text:p>
          </table:table-cell>
          <table:table-cell office:value-type="float" office:value="0" calcext:value-type="float">
            <text:p>0</text:p>
          </table:table-cell>
          <table:table-cell office:value-type="float" office:value="-4.700255" calcext:value-type="float">
            <text:p>-4.700255</text:p>
          </table:table-cell>
          <table:table-cell office:value-type="float" office:value="33.68246" calcext:value-type="float">
            <text:p>33.68246</text:p>
          </table:table-cell>
          <table:table-cell office:value-type="float" office:value="0.03820677" calcext:value-type="float">
            <text:p>0.03820677</text:p>
          </table:table-cell>
          <table:table-cell office:value-type="float" office:value="0.0001418684" calcext:value-type="float">
            <text:p>0.0001418684</text:p>
          </table:table-cell>
          <table:table-cell office:value-type="float" office:value="0.04221699" calcext:value-type="float">
            <text:p>0.04221699</text:p>
          </table:table-cell>
          <table:table-cell office:value-type="float" office:value="0.004377849" calcext:value-type="float">
            <text:p>0.004377849</text:p>
          </table:table-cell>
          <table:table-cell office:value-type="float" office:value="1167.285" calcext:value-type="float">
            <text:p>1167.285</text:p>
          </table:table-cell>
          <table:table-cell office:value-type="float" office:value="1.596429" calcext:value-type="float">
            <text:p>1.596429</text:p>
          </table:table-cell>
          <table:table-cell office:value-type="float" office:value="0" calcext:value-type="float">
            <text:p>0</text:p>
          </table:table-cell>
          <table:table-cell office:value-type="float" office:value="0.04586616" calcext:value-type="float">
            <text:p>0.04586616</text:p>
          </table:table-cell>
          <table:table-cell office:value-type="float" office:value="0.01585424" calcext:value-type="float">
            <text:p>0.01585424</text:p>
          </table:table-cell>
          <table:table-cell office:value-type="float" office:value="0.01577012" calcext:value-type="float">
            <text:p>0.01577012</text:p>
          </table:table-cell>
          <table:table-cell office:value-type="float" office:value="0.007044422" calcext:value-type="float">
            <text:p>0.007044422</text:p>
          </table:table-cell>
          <table:table-cell office:value-type="float" office:value="0.00682049" calcext:value-type="float">
            <text:p>0.00682049</text:p>
          </table:table-cell>
          <table:table-cell office:value-type="float" office:value="0.004264272" calcext:value-type="float">
            <text:p>0.004264272</text:p>
          </table:table-cell>
          <table:table-cell office:value-type="float" office:value="0.004190289" calcext:value-type="float">
            <text:p>0.004190289</text:p>
          </table:table-cell>
          <table:table-cell office:value-type="float" office:value="0.008756582" calcext:value-type="float">
            <text:p>0.008756582</text:p>
          </table:table-cell>
          <table:table-cell office:value-type="float" office:value="0.02367344" calcext:value-type="float">
            <text:p>0.02367344</text:p>
          </table:table-cell>
          <table:table-cell office:value-type="float" office:value="0.04212388" calcext:value-type="float">
            <text:p>0.04212388</text:p>
          </table:table-cell>
          <table:table-cell office:value-type="float" office:value="0.05804973" calcext:value-type="float">
            <text:p>0.05804973</text:p>
          </table:table-cell>
          <table:table-cell office:value-type="float" office:value="0.03674722" calcext:value-type="float">
            <text:p>0.03674722</text:p>
          </table:table-cell>
          <table:table-cell office:value-type="float" office:value="0.1741671" calcext:value-type="float">
            <text:p>0.1741671</text:p>
          </table:table-cell>
          <table:table-cell office:value-type="float" office:value="0.178665" calcext:value-type="float">
            <text:p>0.178665</text:p>
          </table:table-cell>
          <table:table-cell office:value-type="float" office:value="0" calcext:value-type="float">
            <text:p>0</text:p>
          </table:table-cell>
          <table:table-cell office:value-type="float" office:value="17.61535" calcext:value-type="float">
            <text:p>17.61535</text:p>
          </table:table-cell>
          <table:table-cell office:value-type="float" office:value="14.58287" calcext:value-type="float">
            <text:p>14.58287</text:p>
          </table:table-cell>
          <table:table-cell office:value-type="float" office:value="21.15619" calcext:value-type="float">
            <text:p>21.15619</text:p>
          </table:table-cell>
          <table:table-cell office:value-type="float" office:value="5.070341" calcext:value-type="float">
            <text:p>5.070341</text:p>
          </table:table-cell>
          <table:table-cell office:value-type="float" office:value="4.075178" calcext:value-type="float">
            <text:p>4.075178</text:p>
          </table:table-cell>
          <table:table-cell office:value-type="float" office:value="2.048941" calcext:value-type="float">
            <text:p>2.048941</text:p>
          </table:table-cell>
          <table:table-cell office:value-type="float" office:value="2.088494" calcext:value-type="float">
            <text:p>2.088494</text:p>
          </table:table-cell>
          <table:table-cell office:value-type="float" office:value="4.620761" calcext:value-type="float">
            <text:p>4.620761</text:p>
          </table:table-cell>
          <table:table-cell office:value-type="float" office:value="7.521749" calcext:value-type="float">
            <text:p>7.521749</text:p>
          </table:table-cell>
          <table:table-cell office:value-type="float" office:value="8.080201" calcext:value-type="float">
            <text:p>8.080201</text:p>
          </table:table-cell>
          <table:table-cell office:value-type="float" office:value="8.552534" calcext:value-type="float">
            <text:p>8.552534</text:p>
          </table:table-cell>
          <table:table-cell office:value-type="float" office:value="8.871907" calcext:value-type="float">
            <text:p>8.871907</text:p>
          </table:table-cell>
          <table:table-cell office:value-type="float" office:value="10.7386" calcext:value-type="float">
            <text:p>10.7386</text:p>
          </table:table-cell>
          <table:table-cell office:value-type="float" office:value="11.16643" calcext:value-type="float">
            <text:p>11.16643</text:p>
          </table:table-cell>
          <table:table-cell office:value-type="float" office:value="0" calcext:value-type="float">
            <text:p>0</text:p>
          </table:table-cell>
          <table:table-cell office:value-type="float" office:value="11.38455" calcext:value-type="float">
            <text:p>11.38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563" calcext:value-type="float">
            <text:p>1.635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1.595594" calcext:value-type="float">
            <text:p>1.595594</text:p>
          </table:table-cell>
          <table:table-cell office:value-type="float" office:value="135.9257" calcext:value-type="float">
            <text:p>135.9257</text:p>
          </table:table-cell>
          <table:table-cell office:value-type="float" office:value="0" calcext:value-type="float">
            <text:p>0</text:p>
          </table:table-cell>
          <table:table-cell office:value-type="float" office:value="-4.781517" calcext:value-type="float">
            <text:p>-4.781517</text:p>
          </table:table-cell>
          <table:table-cell office:value-type="float" office:value="33.64053" calcext:value-type="float">
            <text:p>33.64053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68807" calcext:value-type="float">
            <text:p>0.000146880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79664" calcext:value-type="float">
            <text:p>0.004379664</text:p>
          </table:table-cell>
          <table:table-cell office:value-type="float" office:value="1167.249" calcext:value-type="float">
            <text:p>1167.249</text:p>
          </table:table-cell>
          <table:table-cell office:value-type="float" office:value="1.590958" calcext:value-type="float">
            <text:p>1.590958</text:p>
          </table:table-cell>
          <table:table-cell office:value-type="float" office:value="0" calcext:value-type="float">
            <text:p>0</text:p>
          </table:table-cell>
          <table:table-cell office:value-type="float" office:value="0.005009377" calcext:value-type="float">
            <text:p>0.005009377</text:p>
          </table:table-cell>
          <table:table-cell office:value-type="float" office:value="0.01095921" calcext:value-type="float">
            <text:p>0.01095921</text:p>
          </table:table-cell>
          <table:table-cell office:value-type="float" office:value="0.01521159" calcext:value-type="float">
            <text:p>0.01521159</text:p>
          </table:table-cell>
          <table:table-cell office:value-type="float" office:value="0.007078291" calcext:value-type="float">
            <text:p>0.007078291</text:p>
          </table:table-cell>
          <table:table-cell office:value-type="float" office:value="0.007115363" calcext:value-type="float">
            <text:p>0.007115363</text:p>
          </table:table-cell>
          <table:table-cell office:value-type="float" office:value="0.004350245" calcext:value-type="float">
            <text:p>0.004350245</text:p>
          </table:table-cell>
          <table:table-cell office:value-type="float" office:value="0.004117017" calcext:value-type="float">
            <text:p>0.004117017</text:p>
          </table:table-cell>
          <table:table-cell office:value-type="float" office:value="0.008754096" calcext:value-type="float">
            <text:p>0.008754096</text:p>
          </table:table-cell>
          <table:table-cell office:value-type="float" office:value="0.02302792" calcext:value-type="float">
            <text:p>0.02302792</text:p>
          </table:table-cell>
          <table:table-cell office:value-type="float" office:value="0.04062405" calcext:value-type="float">
            <text:p>0.04062405</text:p>
          </table:table-cell>
          <table:table-cell office:value-type="float" office:value="0.05957763" calcext:value-type="float">
            <text:p>0.05957763</text:p>
          </table:table-cell>
          <table:table-cell office:value-type="float" office:value="0.060182" calcext:value-type="float">
            <text:p>0.060182</text:p>
          </table:table-cell>
          <table:table-cell office:value-type="float" office:value="0.1742099" calcext:value-type="float">
            <text:p>0.1742099</text:p>
          </table:table-cell>
          <table:table-cell office:value-type="float" office:value="0.1787003" calcext:value-type="float">
            <text:p>0.1787003</text:p>
          </table:table-cell>
          <table:table-cell office:value-type="float" office:value="0" calcext:value-type="float">
            <text:p>0</text:p>
          </table:table-cell>
          <table:table-cell office:value-type="float" office:value="17.57278" calcext:value-type="float">
            <text:p>17.57278</text:p>
          </table:table-cell>
          <table:table-cell office:value-type="float" office:value="14.5398" calcext:value-type="float">
            <text:p>14.5398</text:p>
          </table:table-cell>
          <table:table-cell office:value-type="float" office:value="21.10761" calcext:value-type="float">
            <text:p>21.10761</text:p>
          </table:table-cell>
          <table:table-cell office:value-type="float" office:value="5.060631" calcext:value-type="float">
            <text:p>5.060631</text:p>
          </table:table-cell>
          <table:table-cell office:value-type="float" office:value="4.068347" calcext:value-type="float">
            <text:p>4.068347</text:p>
          </table:table-cell>
          <table:table-cell office:value-type="float" office:value="2.046696" calcext:value-type="float">
            <text:p>2.046696</text:p>
          </table:table-cell>
          <table:table-cell office:value-type="float" office:value="2.085264" calcext:value-type="float">
            <text:p>2.085264</text:p>
          </table:table-cell>
          <table:table-cell office:value-type="float" office:value="4.610311" calcext:value-type="float">
            <text:p>4.610311</text:p>
          </table:table-cell>
          <table:table-cell office:value-type="float" office:value="7.5046" calcext:value-type="float">
            <text:p>7.5046</text:p>
          </table:table-cell>
          <table:table-cell office:value-type="float" office:value="8.063564" calcext:value-type="float">
            <text:p>8.063564</text:p>
          </table:table-cell>
          <table:table-cell office:value-type="float" office:value="8.536633" calcext:value-type="float">
            <text:p>8.536633</text:p>
          </table:table-cell>
          <table:table-cell office:value-type="float" office:value="8.851515" calcext:value-type="float">
            <text:p>8.851515</text:p>
          </table:table-cell>
          <table:table-cell office:value-type="float" office:value="10.74193" calcext:value-type="float">
            <text:p>10.74193</text:p>
          </table:table-cell>
          <table:table-cell office:value-type="float" office:value="11.16957" calcext:value-type="float">
            <text:p>11.16957</text:p>
          </table:table-cell>
          <table:table-cell office:value-type="float" office:value="0" calcext:value-type="float">
            <text:p>0</text:p>
          </table:table-cell>
          <table:table-cell office:value-type="float" office:value="0.01077006" calcext:value-type="float">
            <text:p>0.01077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4774" calcext:value-type="float">
            <text:p>1.6447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1.59371" calcext:value-type="float">
            <text:p>1.59371</text:p>
          </table:table-cell>
          <table:table-cell office:value-type="float" office:value="135.925" calcext:value-type="float">
            <text:p>135.925</text:p>
          </table:table-cell>
          <table:table-cell office:value-type="float" office:value="0" calcext:value-type="float">
            <text:p>0</text:p>
          </table:table-cell>
          <table:table-cell office:value-type="float" office:value="-4.848405" calcext:value-type="float">
            <text:p>-4.848405</text:p>
          </table:table-cell>
          <table:table-cell office:value-type="float" office:value="33.60256" calcext:value-type="float">
            <text:p>33.60256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68807" calcext:value-type="float">
            <text:p>0.000146880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79664" calcext:value-type="float">
            <text:p>0.004379664</text:p>
          </table:table-cell>
          <table:table-cell office:value-type="float" office:value="1167.214" calcext:value-type="float">
            <text:p>1167.214</text:p>
          </table:table-cell>
          <table:table-cell office:value-type="float" office:value="1.596944" calcext:value-type="float">
            <text:p>1.596944</text:p>
          </table:table-cell>
          <table:table-cell office:value-type="float" office:value="0" calcext:value-type="float">
            <text:p>0</text:p>
          </table:table-cell>
          <table:table-cell office:value-type="float" office:value="0.006498996" calcext:value-type="float">
            <text:p>0.006498996</text:p>
          </table:table-cell>
          <table:table-cell office:value-type="float" office:value="0.0119759" calcext:value-type="float">
            <text:p>0.0119759</text:p>
          </table:table-cell>
          <table:table-cell office:value-type="float" office:value="0.01481696" calcext:value-type="float">
            <text:p>0.01481696</text:p>
          </table:table-cell>
          <table:table-cell office:value-type="float" office:value="0.007010864" calcext:value-type="float">
            <text:p>0.007010864</text:p>
          </table:table-cell>
          <table:table-cell office:value-type="float" office:value="0.0069554" calcext:value-type="float">
            <text:p>0.0069554</text:p>
          </table:table-cell>
          <table:table-cell office:value-type="float" office:value="0.004331097" calcext:value-type="float">
            <text:p>0.004331097</text:p>
          </table:table-cell>
          <table:table-cell office:value-type="float" office:value="0.0041409" calcext:value-type="float">
            <text:p>0.0041409</text:p>
          </table:table-cell>
          <table:table-cell office:value-type="float" office:value="0.008750171" calcext:value-type="float">
            <text:p>0.008750171</text:p>
          </table:table-cell>
          <table:table-cell office:value-type="float" office:value="0.02259033" calcext:value-type="float">
            <text:p>0.02259033</text:p>
          </table:table-cell>
          <table:table-cell office:value-type="float" office:value="0.04025272" calcext:value-type="float">
            <text:p>0.04025272</text:p>
          </table:table-cell>
          <table:table-cell office:value-type="float" office:value="0.06066721" calcext:value-type="float">
            <text:p>0.06066721</text:p>
          </table:table-cell>
          <table:table-cell office:value-type="float" office:value="0.1109966" calcext:value-type="float">
            <text:p>0.1109966</text:p>
          </table:table-cell>
          <table:table-cell office:value-type="float" office:value="0.1742567" calcext:value-type="float">
            <text:p>0.1742567</text:p>
          </table:table-cell>
          <table:table-cell office:value-type="float" office:value="0.1787356" calcext:value-type="float">
            <text:p>0.1787356</text:p>
          </table:table-cell>
          <table:table-cell office:value-type="float" office:value="0" calcext:value-type="float">
            <text:p>0</text:p>
          </table:table-cell>
          <table:table-cell office:value-type="float" office:value="17.50738" calcext:value-type="float">
            <text:p>17.50738</text:p>
          </table:table-cell>
          <table:table-cell office:value-type="float" office:value="14.48302" calcext:value-type="float">
            <text:p>14.48302</text:p>
          </table:table-cell>
          <table:table-cell office:value-type="float" office:value="21.04889" calcext:value-type="float">
            <text:p>21.04889</text:p>
          </table:table-cell>
          <table:table-cell office:value-type="float" office:value="5.050416" calcext:value-type="float">
            <text:p>5.050416</text:p>
          </table:table-cell>
          <table:table-cell office:value-type="float" office:value="4.061423" calcext:value-type="float">
            <text:p>4.061423</text:p>
          </table:table-cell>
          <table:table-cell office:value-type="float" office:value="2.044454" calcext:value-type="float">
            <text:p>2.044454</text:p>
          </table:table-cell>
          <table:table-cell office:value-type="float" office:value="2.081777" calcext:value-type="float">
            <text:p>2.081777</text:p>
          </table:table-cell>
          <table:table-cell office:value-type="float" office:value="4.599838" calcext:value-type="float">
            <text:p>4.599838</text:p>
          </table:table-cell>
          <table:table-cell office:value-type="float" office:value="7.487408" calcext:value-type="float">
            <text:p>7.487408</text:p>
          </table:table-cell>
          <table:table-cell office:value-type="float" office:value="8.046782" calcext:value-type="float">
            <text:p>8.046782</text:p>
          </table:table-cell>
          <table:table-cell office:value-type="float" office:value="8.521067" calcext:value-type="float">
            <text:p>8.521067</text:p>
          </table:table-cell>
          <table:table-cell office:value-type="float" office:value="8.840366" calcext:value-type="float">
            <text:p>8.840366</text:p>
          </table:table-cell>
          <table:table-cell office:value-type="float" office:value="10.74526" calcext:value-type="float">
            <text:p>10.74526</text:p>
          </table:table-cell>
          <table:table-cell office:value-type="float" office:value="11.17275" calcext:value-type="float">
            <text:p>11.17275</text:p>
          </table:table-cell>
          <table:table-cell office:value-type="float" office:value="0" calcext:value-type="float">
            <text:p>0</text:p>
          </table:table-cell>
          <table:table-cell office:value-type="float" office:value="0.009605671" calcext:value-type="float">
            <text:p>0.009605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1008" calcext:value-type="float">
            <text:p>1.6510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1.591919" calcext:value-type="float">
            <text:p>1.591919</text:p>
          </table:table-cell>
          <table:table-cell office:value-type="float" office:value="135.9234" calcext:value-type="float">
            <text:p>135.9234</text:p>
          </table:table-cell>
          <table:table-cell office:value-type="float" office:value="0" calcext:value-type="float">
            <text:p>0</text:p>
          </table:table-cell>
          <table:table-cell office:value-type="float" office:value="-4.909841" calcext:value-type="float">
            <text:p>-4.909841</text:p>
          </table:table-cell>
          <table:table-cell office:value-type="float" office:value="33.57167" calcext:value-type="float">
            <text:p>33.57167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68807" calcext:value-type="float">
            <text:p>0.000146880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79664" calcext:value-type="float">
            <text:p>0.004379664</text:p>
          </table:table-cell>
          <table:table-cell office:value-type="float" office:value="1167.181" calcext:value-type="float">
            <text:p>1167.181</text:p>
          </table:table-cell>
          <table:table-cell office:value-type="float" office:value="1.598172" calcext:value-type="float">
            <text:p>1.598172</text:p>
          </table:table-cell>
          <table:table-cell office:value-type="float" office:value="0" calcext:value-type="float">
            <text:p>0</text:p>
          </table:table-cell>
          <table:table-cell office:value-type="float" office:value="0.009803942" calcext:value-type="float">
            <text:p>0.009803942</text:p>
          </table:table-cell>
          <table:table-cell office:value-type="float" office:value="0.01296353" calcext:value-type="float">
            <text:p>0.01296353</text:p>
          </table:table-cell>
          <table:table-cell office:value-type="float" office:value="0.01483352" calcext:value-type="float">
            <text:p>0.01483352</text:p>
          </table:table-cell>
          <table:table-cell office:value-type="float" office:value="0.006924198" calcext:value-type="float">
            <text:p>0.006924198</text:p>
          </table:table-cell>
          <table:table-cell office:value-type="float" office:value="0.006814376" calcext:value-type="float">
            <text:p>0.006814376</text:p>
          </table:table-cell>
          <table:table-cell office:value-type="float" office:value="0.004294952" calcext:value-type="float">
            <text:p>0.004294952</text:p>
          </table:table-cell>
          <table:table-cell office:value-type="float" office:value="0.004155194" calcext:value-type="float">
            <text:p>0.004155194</text:p>
          </table:table-cell>
          <table:table-cell office:value-type="float" office:value="0.008746129" calcext:value-type="float">
            <text:p>0.008746129</text:p>
          </table:table-cell>
          <table:table-cell office:value-type="float" office:value="0.02240622" calcext:value-type="float">
            <text:p>0.02240622</text:p>
          </table:table-cell>
          <table:table-cell office:value-type="float" office:value="0.04030043" calcext:value-type="float">
            <text:p>0.04030043</text:p>
          </table:table-cell>
          <table:table-cell office:value-type="float" office:value="0.06218693" calcext:value-type="float">
            <text:p>0.06218693</text:p>
          </table:table-cell>
          <table:table-cell office:value-type="float" office:value="0.1393928" calcext:value-type="float">
            <text:p>0.1393928</text:p>
          </table:table-cell>
          <table:table-cell office:value-type="float" office:value="0.1743037" calcext:value-type="float">
            <text:p>0.1743037</text:p>
          </table:table-cell>
          <table:table-cell office:value-type="float" office:value="0.1787708" calcext:value-type="float">
            <text:p>0.1787708</text:p>
          </table:table-cell>
          <table:table-cell office:value-type="float" office:value="0" calcext:value-type="float">
            <text:p>0</text:p>
          </table:table-cell>
          <table:table-cell office:value-type="float" office:value="17.46356" calcext:value-type="float">
            <text:p>17.46356</text:p>
          </table:table-cell>
          <table:table-cell office:value-type="float" office:value="14.44253" calcext:value-type="float">
            <text:p>14.44253</text:p>
          </table:table-cell>
          <table:table-cell office:value-type="float" office:value="20.9882" calcext:value-type="float">
            <text:p>20.9882</text:p>
          </table:table-cell>
          <table:table-cell office:value-type="float" office:value="5.040339" calcext:value-type="float">
            <text:p>5.040339</text:p>
          </table:table-cell>
          <table:table-cell office:value-type="float" office:value="4.054412" calcext:value-type="float">
            <text:p>4.054412</text:p>
          </table:table-cell>
          <table:table-cell office:value-type="float" office:value="2.042208" calcext:value-type="float">
            <text:p>2.042208</text:p>
          </table:table-cell>
          <table:table-cell office:value-type="float" office:value="2.078463" calcext:value-type="float">
            <text:p>2.078463</text:p>
          </table:table-cell>
          <table:table-cell office:value-type="float" office:value="4.589349" calcext:value-type="float">
            <text:p>4.589349</text:p>
          </table:table-cell>
          <table:table-cell office:value-type="float" office:value="7.470201" calcext:value-type="float">
            <text:p>7.470201</text:p>
          </table:table-cell>
          <table:table-cell office:value-type="float" office:value="8.030033" calcext:value-type="float">
            <text:p>8.030033</text:p>
          </table:table-cell>
          <table:table-cell office:value-type="float" office:value="8.505867" calcext:value-type="float">
            <text:p>8.505867</text:p>
          </table:table-cell>
          <table:table-cell office:value-type="float" office:value="8.839946" calcext:value-type="float">
            <text:p>8.839946</text:p>
          </table:table-cell>
          <table:table-cell office:value-type="float" office:value="10.7486" calcext:value-type="float">
            <text:p>10.7486</text:p>
          </table:table-cell>
          <table:table-cell office:value-type="float" office:value="11.17594" calcext:value-type="float">
            <text:p>11.17594</text:p>
          </table:table-cell>
          <table:table-cell office:value-type="float" office:value="0" calcext:value-type="float">
            <text:p>0</text:p>
          </table:table-cell>
          <table:table-cell office:value-type="float" office:value="0.00366825" calcext:value-type="float">
            <text:p>0.00366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7484" calcext:value-type="float">
            <text:p>1.6574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1.588088" calcext:value-type="float">
            <text:p>1.588088</text:p>
          </table:table-cell>
          <table:table-cell office:value-type="float" office:value="135.9207" calcext:value-type="float">
            <text:p>135.9207</text:p>
          </table:table-cell>
          <table:table-cell office:value-type="float" office:value="0" calcext:value-type="float">
            <text:p>0</text:p>
          </table:table-cell>
          <table:table-cell office:value-type="float" office:value="-4.971064" calcext:value-type="float">
            <text:p>-4.971064</text:p>
          </table:table-cell>
          <table:table-cell office:value-type="float" office:value="33.54408" calcext:value-type="float">
            <text:p>33.54408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68807" calcext:value-type="float">
            <text:p>0.000146880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79664" calcext:value-type="float">
            <text:p>0.004379664</text:p>
          </table:table-cell>
          <table:table-cell office:value-type="float" office:value="1167.15" calcext:value-type="float">
            <text:p>1167.15</text:p>
          </table:table-cell>
          <table:table-cell office:value-type="float" office:value="1.590958" calcext:value-type="float">
            <text:p>1.590958</text:p>
          </table:table-cell>
          <table:table-cell office:value-type="float" office:value="0" calcext:value-type="float">
            <text:p>0</text:p>
          </table:table-cell>
          <table:table-cell office:value-type="float" office:value="0.05602052" calcext:value-type="float">
            <text:p>0.05602052</text:p>
          </table:table-cell>
          <table:table-cell office:value-type="float" office:value="0.01574399" calcext:value-type="float">
            <text:p>0.01574399</text:p>
          </table:table-cell>
          <table:table-cell office:value-type="float" office:value="0.01549084" calcext:value-type="float">
            <text:p>0.01549084</text:p>
          </table:table-cell>
          <table:table-cell office:value-type="float" office:value="0.007044878" calcext:value-type="float">
            <text:p>0.007044878</text:p>
          </table:table-cell>
          <table:table-cell office:value-type="float" office:value="0.006866499" calcext:value-type="float">
            <text:p>0.006866499</text:p>
          </table:table-cell>
          <table:table-cell office:value-type="float" office:value="0.004287959" calcext:value-type="float">
            <text:p>0.004287959</text:p>
          </table:table-cell>
          <table:table-cell office:value-type="float" office:value="0.004174061" calcext:value-type="float">
            <text:p>0.004174061</text:p>
          </table:table-cell>
          <table:table-cell office:value-type="float" office:value="0.0087454" calcext:value-type="float">
            <text:p>0.0087454</text:p>
          </table:table-cell>
          <table:table-cell office:value-type="float" office:value="0.02231352" calcext:value-type="float">
            <text:p>0.02231352</text:p>
          </table:table-cell>
          <table:table-cell office:value-type="float" office:value="0.04037045" calcext:value-type="float">
            <text:p>0.04037045</text:p>
          </table:table-cell>
          <table:table-cell office:value-type="float" office:value="0.06385843" calcext:value-type="float">
            <text:p>0.06385843</text:p>
          </table:table-cell>
          <table:table-cell office:value-type="float" office:value="0.1484207" calcext:value-type="float">
            <text:p>0.1484207</text:p>
          </table:table-cell>
          <table:table-cell office:value-type="float" office:value="0.1743465" calcext:value-type="float">
            <text:p>0.1743465</text:p>
          </table:table-cell>
          <table:table-cell office:value-type="float" office:value="0.1788058" calcext:value-type="float">
            <text:p>0.1788058</text:p>
          </table:table-cell>
          <table:table-cell office:value-type="float" office:value="0" calcext:value-type="float">
            <text:p>0</text:p>
          </table:table-cell>
          <table:table-cell office:value-type="float" office:value="17.44153" calcext:value-type="float">
            <text:p>17.44153</text:p>
          </table:table-cell>
          <table:table-cell office:value-type="float" office:value="14.40977" calcext:value-type="float">
            <text:p>14.40977</text:p>
          </table:table-cell>
          <table:table-cell office:value-type="float" office:value="20.93472" calcext:value-type="float">
            <text:p>20.93472</text:p>
          </table:table-cell>
          <table:table-cell office:value-type="float" office:value="5.030537" calcext:value-type="float">
            <text:p>5.030537</text:p>
          </table:table-cell>
          <table:table-cell office:value-type="float" office:value="4.047448" calcext:value-type="float">
            <text:p>4.047448</text:p>
          </table:table-cell>
          <table:table-cell office:value-type="float" office:value="2.039962" calcext:value-type="float">
            <text:p>2.039962</text:p>
          </table:table-cell>
          <table:table-cell office:value-type="float" office:value="2.075301" calcext:value-type="float">
            <text:p>2.075301</text:p>
          </table:table-cell>
          <table:table-cell office:value-type="float" office:value="4.578879" calcext:value-type="float">
            <text:p>4.578879</text:p>
          </table:table-cell>
          <table:table-cell office:value-type="float" office:value="7.453036" calcext:value-type="float">
            <text:p>7.453036</text:p>
          </table:table-cell>
          <table:table-cell office:value-type="float" office:value="8.013366" calcext:value-type="float">
            <text:p>8.013366</text:p>
          </table:table-cell>
          <table:table-cell office:value-type="float" office:value="8.491115" calcext:value-type="float">
            <text:p>8.491115</text:p>
          </table:table-cell>
          <table:table-cell office:value-type="float" office:value="8.84324" calcext:value-type="float">
            <text:p>8.84324</text:p>
          </table:table-cell>
          <table:table-cell office:value-type="float" office:value="10.75193" calcext:value-type="float">
            <text:p>10.75193</text:p>
          </table:table-cell>
          <table:table-cell office:value-type="float" office:value="11.17912" calcext:value-type="float">
            <text:p>11.17912</text:p>
          </table:table-cell>
          <table:table-cell office:value-type="float" office:value="0" calcext:value-type="float">
            <text:p>0</text:p>
          </table:table-cell>
          <table:table-cell office:value-type="float" office:value="10.45415" calcext:value-type="float">
            <text:p>10.45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7158" calcext:value-type="float">
            <text:p>1.6671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1.580687" calcext:value-type="float">
            <text:p>1.580687</text:p>
          </table:table-cell>
          <table:table-cell office:value-type="float" office:value="135.9178" calcext:value-type="float">
            <text:p>135.9178</text:p>
          </table:table-cell>
          <table:table-cell office:value-type="float" office:value="0" calcext:value-type="float">
            <text:p>0</text:p>
          </table:table-cell>
          <table:table-cell office:value-type="float" office:value="-5.032563" calcext:value-type="float">
            <text:p>-5.032563</text:p>
          </table:table-cell>
          <table:table-cell office:value-type="float" office:value="33.51816" calcext:value-type="float">
            <text:p>33.51816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68807" calcext:value-type="float">
            <text:p>0.000146880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79664" calcext:value-type="float">
            <text:p>0.004379664</text:p>
          </table:table-cell>
          <table:table-cell office:value-type="float" office:value="1167.12" calcext:value-type="float">
            <text:p>1167.12</text:p>
          </table:table-cell>
          <table:table-cell office:value-type="float" office:value="1.57533" calcext:value-type="float">
            <text:p>1.57533</text:p>
          </table:table-cell>
          <table:table-cell office:value-type="float" office:value="0" calcext:value-type="float">
            <text:p>0</text:p>
          </table:table-cell>
          <table:table-cell office:value-type="float" office:value="0.1014249" calcext:value-type="float">
            <text:p>0.1014249</text:p>
          </table:table-cell>
          <table:table-cell office:value-type="float" office:value="0.01932913" calcext:value-type="float">
            <text:p>0.01932913</text:p>
          </table:table-cell>
          <table:table-cell office:value-type="float" office:value="0.01669751" calcext:value-type="float">
            <text:p>0.01669751</text:p>
          </table:table-cell>
          <table:table-cell office:value-type="float" office:value="0.0074708" calcext:value-type="float">
            <text:p>0.0074708</text:p>
          </table:table-cell>
          <table:table-cell office:value-type="float" office:value="0.007174945" calcext:value-type="float">
            <text:p>0.007174945</text:p>
          </table:table-cell>
          <table:table-cell office:value-type="float" office:value="0.004335557" calcext:value-type="float">
            <text:p>0.004335557</text:p>
          </table:table-cell>
          <table:table-cell office:value-type="float" office:value="0.004205533" calcext:value-type="float">
            <text:p>0.004205533</text:p>
          </table:table-cell>
          <table:table-cell office:value-type="float" office:value="0.008754546" calcext:value-type="float">
            <text:p>0.008754546</text:p>
          </table:table-cell>
          <table:table-cell office:value-type="float" office:value="0.02220185" calcext:value-type="float">
            <text:p>0.02220185</text:p>
          </table:table-cell>
          <table:table-cell office:value-type="float" office:value="0.0404305" calcext:value-type="float">
            <text:p>0.0404305</text:p>
          </table:table-cell>
          <table:table-cell office:value-type="float" office:value="0.06560162" calcext:value-type="float">
            <text:p>0.06560162</text:p>
          </table:table-cell>
          <table:table-cell office:value-type="float" office:value="0.1513911" calcext:value-type="float">
            <text:p>0.1513911</text:p>
          </table:table-cell>
          <table:table-cell office:value-type="float" office:value="0.1743856" calcext:value-type="float">
            <text:p>0.1743856</text:p>
          </table:table-cell>
          <table:table-cell office:value-type="float" office:value="0.1788409" calcext:value-type="float">
            <text:p>0.1788409</text:p>
          </table:table-cell>
          <table:table-cell office:value-type="float" office:value="0" calcext:value-type="float">
            <text:p>0</text:p>
          </table:table-cell>
          <table:table-cell office:value-type="float" office:value="17.43328" calcext:value-type="float">
            <text:p>17.43328</text:p>
          </table:table-cell>
          <table:table-cell office:value-type="float" office:value="14.38232" calcext:value-type="float">
            <text:p>14.38232</text:p>
          </table:table-cell>
          <table:table-cell office:value-type="float" office:value="20.88838" calcext:value-type="float">
            <text:p>20.88838</text:p>
          </table:table-cell>
          <table:table-cell office:value-type="float" office:value="5.021288" calcext:value-type="float">
            <text:p>5.021288</text:p>
          </table:table-cell>
          <table:table-cell office:value-type="float" office:value="4.040726" calcext:value-type="float">
            <text:p>4.040726</text:p>
          </table:table-cell>
          <table:table-cell office:value-type="float" office:value="2.037733" calcext:value-type="float">
            <text:p>2.037733</text:p>
          </table:table-cell>
          <table:table-cell office:value-type="float" office:value="2.072284" calcext:value-type="float">
            <text:p>2.072284</text:p>
          </table:table-cell>
          <table:table-cell office:value-type="float" office:value="4.568478" calcext:value-type="float">
            <text:p>4.568478</text:p>
          </table:table-cell>
          <table:table-cell office:value-type="float" office:value="7.435919" calcext:value-type="float">
            <text:p>7.435919</text:p>
          </table:table-cell>
          <table:table-cell office:value-type="float" office:value="7.996771" calcext:value-type="float">
            <text:p>7.996771</text:p>
          </table:table-cell>
          <table:table-cell office:value-type="float" office:value="8.476831" calcext:value-type="float">
            <text:p>8.476831</text:p>
          </table:table-cell>
          <table:table-cell office:value-type="float" office:value="8.847675" calcext:value-type="float">
            <text:p>8.847675</text:p>
          </table:table-cell>
          <table:table-cell office:value-type="float" office:value="10.75521" calcext:value-type="float">
            <text:p>10.75521</text:p>
          </table:table-cell>
          <table:table-cell office:value-type="float" office:value="11.18231" calcext:value-type="float">
            <text:p>11.18231</text:p>
          </table:table-cell>
          <table:table-cell office:value-type="float" office:value="0" calcext:value-type="float">
            <text:p>0</text:p>
          </table:table-cell>
          <table:table-cell office:value-type="float" office:value="27.25498" calcext:value-type="float">
            <text:p>27.25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0831" calcext:value-type="float">
            <text:p>1.6808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1.578413" calcext:value-type="float">
            <text:p>1.578413</text:p>
          </table:table-cell>
          <table:table-cell office:value-type="float" office:value="135.9152" calcext:value-type="float">
            <text:p>135.9152</text:p>
          </table:table-cell>
          <table:table-cell office:value-type="float" office:value="0" calcext:value-type="float">
            <text:p>0</text:p>
          </table:table-cell>
          <table:table-cell office:value-type="float" office:value="-5.097612" calcext:value-type="float">
            <text:p>-5.097612</text:p>
          </table:table-cell>
          <table:table-cell office:value-type="float" office:value="33.49233" calcext:value-type="float">
            <text:p>33.49233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83807" calcext:value-type="float">
            <text:p>0.004383807</text:p>
          </table:table-cell>
          <table:table-cell office:value-type="float" office:value="1167.09" calcext:value-type="float">
            <text:p>1167.09</text:p>
          </table:table-cell>
          <table:table-cell office:value-type="float" office:value="1.573868" calcext:value-type="float">
            <text:p>1.573868</text:p>
          </table:table-cell>
          <table:table-cell office:value-type="float" office:value="0" calcext:value-type="float">
            <text:p>0</text:p>
          </table:table-cell>
          <table:table-cell office:value-type="float" office:value="0.004818981" calcext:value-type="float">
            <text:p>0.004818981</text:p>
          </table:table-cell>
          <table:table-cell office:value-type="float" office:value="0.0104715" calcext:value-type="float">
            <text:p>0.0104715</text:p>
          </table:table-cell>
          <table:table-cell office:value-type="float" office:value="0.01571571" calcext:value-type="float">
            <text:p>0.01571571</text:p>
          </table:table-cell>
          <table:table-cell office:value-type="float" office:value="0.007068444" calcext:value-type="float">
            <text:p>0.007068444</text:p>
          </table:table-cell>
          <table:table-cell office:value-type="float" office:value="0.006957195" calcext:value-type="float">
            <text:p>0.006957195</text:p>
          </table:table-cell>
          <table:table-cell office:value-type="float" office:value="0.004330071" calcext:value-type="float">
            <text:p>0.004330071</text:p>
          </table:table-cell>
          <table:table-cell office:value-type="float" office:value="0.004167205" calcext:value-type="float">
            <text:p>0.004167205</text:p>
          </table:table-cell>
          <table:table-cell office:value-type="float" office:value="0.008756579" calcext:value-type="float">
            <text:p>0.008756579</text:p>
          </table:table-cell>
          <table:table-cell office:value-type="float" office:value="0.02220552" calcext:value-type="float">
            <text:p>0.02220552</text:p>
          </table:table-cell>
          <table:table-cell office:value-type="float" office:value="0.0404009" calcext:value-type="float">
            <text:p>0.0404009</text:p>
          </table:table-cell>
          <table:table-cell office:value-type="float" office:value="0.06720132" calcext:value-type="float">
            <text:p>0.06720132</text:p>
          </table:table-cell>
          <table:table-cell office:value-type="float" office:value="0.1523525" calcext:value-type="float">
            <text:p>0.1523525</text:p>
          </table:table-cell>
          <table:table-cell office:value-type="float" office:value="0.1744228" calcext:value-type="float">
            <text:p>0.1744228</text:p>
          </table:table-cell>
          <table:table-cell office:value-type="float" office:value="0.178876" calcext:value-type="float">
            <text:p>0.178876</text:p>
          </table:table-cell>
          <table:table-cell office:value-type="float" office:value="0" calcext:value-type="float">
            <text:p>0</text:p>
          </table:table-cell>
          <table:table-cell office:value-type="float" office:value="17.40677" calcext:value-type="float">
            <text:p>17.40677</text:p>
          </table:table-cell>
          <table:table-cell office:value-type="float" office:value="14.34491" calcext:value-type="float">
            <text:p>14.34491</text:p>
          </table:table-cell>
          <table:table-cell office:value-type="float" office:value="20.84569" calcext:value-type="float">
            <text:p>20.84569</text:p>
          </table:table-cell>
          <table:table-cell office:value-type="float" office:value="5.01232" calcext:value-type="float">
            <text:p>5.01232</text:p>
          </table:table-cell>
          <table:table-cell office:value-type="float" office:value="4.034183" calcext:value-type="float">
            <text:p>4.034183</text:p>
          </table:table-cell>
          <table:table-cell office:value-type="float" office:value="2.035527" calcext:value-type="float">
            <text:p>2.035527</text:p>
          </table:table-cell>
          <table:table-cell office:value-type="float" office:value="2.069236" calcext:value-type="float">
            <text:p>2.069236</text:p>
          </table:table-cell>
          <table:table-cell office:value-type="float" office:value="4.558153" calcext:value-type="float">
            <text:p>4.558153</text:p>
          </table:table-cell>
          <table:table-cell office:value-type="float" office:value="7.418855" calcext:value-type="float">
            <text:p>7.418855</text:p>
          </table:table-cell>
          <table:table-cell office:value-type="float" office:value="7.980261" calcext:value-type="float">
            <text:p>7.980261</text:p>
          </table:table-cell>
          <table:table-cell office:value-type="float" office:value="8.463013" calcext:value-type="float">
            <text:p>8.463013</text:p>
          </table:table-cell>
          <table:table-cell office:value-type="float" office:value="8.852462" calcext:value-type="float">
            <text:p>8.852462</text:p>
          </table:table-cell>
          <table:table-cell office:value-type="float" office:value="10.75846" calcext:value-type="float">
            <text:p>10.75846</text:p>
          </table:table-cell>
          <table:table-cell office:value-type="float" office:value="11.18548" calcext:value-type="float">
            <text:p>11.18548</text:p>
          </table:table-cell>
          <table:table-cell office:value-type="float" office:value="0" calcext:value-type="float">
            <text:p>0</text:p>
          </table:table-cell>
          <table:table-cell office:value-type="float" office:value="0.01070327" calcext:value-type="float">
            <text:p>0.0107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9045" calcext:value-type="float">
            <text:p>1.6890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1.578044" calcext:value-type="float">
            <text:p>1.578044</text:p>
          </table:table-cell>
          <table:table-cell office:value-type="float" office:value="135.9134" calcext:value-type="float">
            <text:p>135.9134</text:p>
          </table:table-cell>
          <table:table-cell office:value-type="float" office:value="0" calcext:value-type="float">
            <text:p>0</text:p>
          </table:table-cell>
          <table:table-cell office:value-type="float" office:value="-5.156167" calcext:value-type="float">
            <text:p>-5.156167</text:p>
          </table:table-cell>
          <table:table-cell office:value-type="float" office:value="33.46588" calcext:value-type="float">
            <text:p>33.46588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83807" calcext:value-type="float">
            <text:p>0.004383807</text:p>
          </table:table-cell>
          <table:table-cell office:value-type="float" office:value="1167.059" calcext:value-type="float">
            <text:p>1167.059</text:p>
          </table:table-cell>
          <table:table-cell office:value-type="float" office:value="1.577262" calcext:value-type="float">
            <text:p>1.577262</text:p>
          </table:table-cell>
          <table:table-cell office:value-type="float" office:value="0" calcext:value-type="float">
            <text:p>0</text:p>
          </table:table-cell>
          <table:table-cell office:value-type="float" office:value="0.005285235" calcext:value-type="float">
            <text:p>0.005285235</text:p>
          </table:table-cell>
          <table:table-cell office:value-type="float" office:value="0.01103055" calcext:value-type="float">
            <text:p>0.01103055</text:p>
          </table:table-cell>
          <table:table-cell office:value-type="float" office:value="0.01492564" calcext:value-type="float">
            <text:p>0.01492564</text:p>
          </table:table-cell>
          <table:table-cell office:value-type="float" office:value="0.006743416" calcext:value-type="float">
            <text:p>0.006743416</text:p>
          </table:table-cell>
          <table:table-cell office:value-type="float" office:value="0.006560821" calcext:value-type="float">
            <text:p>0.006560821</text:p>
          </table:table-cell>
          <table:table-cell office:value-type="float" office:value="0.004213832" calcext:value-type="float">
            <text:p>0.004213832</text:p>
          </table:table-cell>
          <table:table-cell office:value-type="float" office:value="0.00415024" calcext:value-type="float">
            <text:p>0.00415024</text:p>
          </table:table-cell>
          <table:table-cell office:value-type="float" office:value="0.008743084" calcext:value-type="float">
            <text:p>0.008743084</text:p>
          </table:table-cell>
          <table:table-cell office:value-type="float" office:value="0.02223159" calcext:value-type="float">
            <text:p>0.02223159</text:p>
          </table:table-cell>
          <table:table-cell office:value-type="float" office:value="0.04045045" calcext:value-type="float">
            <text:p>0.04045045</text:p>
          </table:table-cell>
          <table:table-cell office:value-type="float" office:value="0.06910478" calcext:value-type="float">
            <text:p>0.06910478</text:p>
          </table:table-cell>
          <table:table-cell office:value-type="float" office:value="0.1526828" calcext:value-type="float">
            <text:p>0.1526828</text:p>
          </table:table-cell>
          <table:table-cell office:value-type="float" office:value="0.1744593" calcext:value-type="float">
            <text:p>0.1744593</text:p>
          </table:table-cell>
          <table:table-cell office:value-type="float" office:value="0.178911" calcext:value-type="float">
            <text:p>0.178911</text:p>
          </table:table-cell>
          <table:table-cell office:value-type="float" office:value="0" calcext:value-type="float">
            <text:p>0</text:p>
          </table:table-cell>
          <table:table-cell office:value-type="float" office:value="17.34746" calcext:value-type="float">
            <text:p>17.34746</text:p>
          </table:table-cell>
          <table:table-cell office:value-type="float" office:value="14.29408" calcext:value-type="float">
            <text:p>14.29408</text:p>
          </table:table-cell>
          <table:table-cell office:value-type="float" office:value="20.80244" calcext:value-type="float">
            <text:p>20.80244</text:p>
          </table:table-cell>
          <table:table-cell office:value-type="float" office:value="5.003113" calcext:value-type="float">
            <text:p>5.003113</text:p>
          </table:table-cell>
          <table:table-cell office:value-type="float" office:value="4.027417" calcext:value-type="float">
            <text:p>4.027417</text:p>
          </table:table-cell>
          <table:table-cell office:value-type="float" office:value="2.033298" calcext:value-type="float">
            <text:p>2.033298</text:p>
          </table:table-cell>
          <table:table-cell office:value-type="float" office:value="2.066102" calcext:value-type="float">
            <text:p>2.066102</text:p>
          </table:table-cell>
          <table:table-cell office:value-type="float" office:value="4.547848" calcext:value-type="float">
            <text:p>4.547848</text:p>
          </table:table-cell>
          <table:table-cell office:value-type="float" office:value="7.401868" calcext:value-type="float">
            <text:p>7.401868</text:p>
          </table:table-cell>
          <table:table-cell office:value-type="float" office:value="7.963804" calcext:value-type="float">
            <text:p>7.963804</text:p>
          </table:table-cell>
          <table:table-cell office:value-type="float" office:value="8.449663" calcext:value-type="float">
            <text:p>8.449663</text:p>
          </table:table-cell>
          <table:table-cell office:value-type="float" office:value="8.857352" calcext:value-type="float">
            <text:p>8.857352</text:p>
          </table:table-cell>
          <table:table-cell office:value-type="float" office:value="10.76172" calcext:value-type="float">
            <text:p>10.76172</text:p>
          </table:table-cell>
          <table:table-cell office:value-type="float" office:value="11.18865" calcext:value-type="float">
            <text:p>11.18865</text:p>
          </table:table-cell>
          <table:table-cell office:value-type="float" office:value="0" calcext:value-type="float">
            <text:p>0</text:p>
          </table:table-cell>
          <table:table-cell office:value-type="float" office:value="0.008989722" calcext:value-type="float">
            <text:p>0.00898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4705" calcext:value-type="float">
            <text:p>1.69470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1.577955" calcext:value-type="float">
            <text:p>1.577955</text:p>
          </table:table-cell>
          <table:table-cell office:value-type="float" office:value="135.9116" calcext:value-type="float">
            <text:p>135.9116</text:p>
          </table:table-cell>
          <table:table-cell office:value-type="float" office:value="0" calcext:value-type="float">
            <text:p>0</text:p>
          </table:table-cell>
          <table:table-cell office:value-type="float" office:value="-5.213444" calcext:value-type="float">
            <text:p>-5.213444</text:p>
          </table:table-cell>
          <table:table-cell office:value-type="float" office:value="33.44032" calcext:value-type="float">
            <text:p>33.44032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83807" calcext:value-type="float">
            <text:p>0.004383807</text:p>
          </table:table-cell>
          <table:table-cell office:value-type="float" office:value="1167.028" calcext:value-type="float">
            <text:p>1167.028</text:p>
          </table:table-cell>
          <table:table-cell office:value-type="float" office:value="1.577717" calcext:value-type="float">
            <text:p>1.577717</text:p>
          </table:table-cell>
          <table:table-cell office:value-type="float" office:value="0" calcext:value-type="float">
            <text:p>0</text:p>
          </table:table-cell>
          <table:table-cell office:value-type="float" office:value="0.005970318" calcext:value-type="float">
            <text:p>0.005970318</text:p>
          </table:table-cell>
          <table:table-cell office:value-type="float" office:value="0.01186797" calcext:value-type="float">
            <text:p>0.01186797</text:p>
          </table:table-cell>
          <table:table-cell office:value-type="float" office:value="0.01481175" calcext:value-type="float">
            <text:p>0.01481175</text:p>
          </table:table-cell>
          <table:table-cell office:value-type="float" office:value="0.00665924" calcext:value-type="float">
            <text:p>0.00665924</text:p>
          </table:table-cell>
          <table:table-cell office:value-type="float" office:value="0.006397778" calcext:value-type="float">
            <text:p>0.006397778</text:p>
          </table:table-cell>
          <table:table-cell office:value-type="float" office:value="0.004146612" calcext:value-type="float">
            <text:p>0.004146612</text:p>
          </table:table-cell>
          <table:table-cell office:value-type="float" office:value="0.004135643" calcext:value-type="float">
            <text:p>0.004135643</text:p>
          </table:table-cell>
          <table:table-cell office:value-type="float" office:value="0.008726426" calcext:value-type="float">
            <text:p>0.008726426</text:p>
          </table:table-cell>
          <table:table-cell office:value-type="float" office:value="0.02215558" calcext:value-type="float">
            <text:p>0.02215558</text:p>
          </table:table-cell>
          <table:table-cell office:value-type="float" office:value="0.04052336" calcext:value-type="float">
            <text:p>0.04052336</text:p>
          </table:table-cell>
          <table:table-cell office:value-type="float" office:value="0.07097777" calcext:value-type="float">
            <text:p>0.07097777</text:p>
          </table:table-cell>
          <table:table-cell office:value-type="float" office:value="0.152809" calcext:value-type="float">
            <text:p>0.152809</text:p>
          </table:table-cell>
          <table:table-cell office:value-type="float" office:value="0.1744952" calcext:value-type="float">
            <text:p>0.1744952</text:p>
          </table:table-cell>
          <table:table-cell office:value-type="float" office:value="0.1789461" calcext:value-type="float">
            <text:p>0.1789461</text:p>
          </table:table-cell>
          <table:table-cell office:value-type="float" office:value="0" calcext:value-type="float">
            <text:p>0</text:p>
          </table:table-cell>
          <table:table-cell office:value-type="float" office:value="17.30245" calcext:value-type="float">
            <text:p>17.30245</text:p>
          </table:table-cell>
          <table:table-cell office:value-type="float" office:value="14.25465" calcext:value-type="float">
            <text:p>14.25465</text:p>
          </table:table-cell>
          <table:table-cell office:value-type="float" office:value="20.75911" calcext:value-type="float">
            <text:p>20.75911</text:p>
          </table:table-cell>
          <table:table-cell office:value-type="float" office:value="4.994039" calcext:value-type="float">
            <text:p>4.994039</text:p>
          </table:table-cell>
          <table:table-cell office:value-type="float" office:value="4.020561" calcext:value-type="float">
            <text:p>4.020561</text:p>
          </table:table-cell>
          <table:table-cell office:value-type="float" office:value="2.031048" calcext:value-type="float">
            <text:p>2.031048</text:p>
          </table:table-cell>
          <table:table-cell office:value-type="float" office:value="2.063066" calcext:value-type="float">
            <text:p>2.063066</text:p>
          </table:table-cell>
          <table:table-cell office:value-type="float" office:value="4.537574" calcext:value-type="float">
            <text:p>4.537574</text:p>
          </table:table-cell>
          <table:table-cell office:value-type="float" office:value="7.384931" calcext:value-type="float">
            <text:p>7.384931</text:p>
          </table:table-cell>
          <table:table-cell office:value-type="float" office:value="7.947422" calcext:value-type="float">
            <text:p>7.947422</text:p>
          </table:table-cell>
          <table:table-cell office:value-type="float" office:value="8.436823" calcext:value-type="float">
            <text:p>8.436823</text:p>
          </table:table-cell>
          <table:table-cell office:value-type="float" office:value="8.862236" calcext:value-type="float">
            <text:p>8.862236</text:p>
          </table:table-cell>
          <table:table-cell office:value-type="float" office:value="10.76498" calcext:value-type="float">
            <text:p>10.76498</text:p>
          </table:table-cell>
          <table:table-cell office:value-type="float" office:value="11.19183" calcext:value-type="float">
            <text:p>11.19183</text:p>
          </table:table-cell>
          <table:table-cell office:value-type="float" office:value="0" calcext:value-type="float">
            <text:p>0</text:p>
          </table:table-cell>
          <table:table-cell office:value-type="float" office:value="0.004426021" calcext:value-type="float">
            <text:p>0.00442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0094" calcext:value-type="float">
            <text:p>1.7000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1.57728" calcext:value-type="float">
            <text:p>1.57728</text:p>
          </table:table-cell>
          <table:table-cell office:value-type="float" office:value="135.9093" calcext:value-type="float">
            <text:p>135.9093</text:p>
          </table:table-cell>
          <table:table-cell office:value-type="float" office:value="0" calcext:value-type="float">
            <text:p>0</text:p>
          </table:table-cell>
          <table:table-cell office:value-type="float" office:value="-5.270121" calcext:value-type="float">
            <text:p>-5.270121</text:p>
          </table:table-cell>
          <table:table-cell office:value-type="float" office:value="33.41557" calcext:value-type="float">
            <text:p>33.41557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83807" calcext:value-type="float">
            <text:p>0.004383807</text:p>
          </table:table-cell>
          <table:table-cell office:value-type="float" office:value="1166.997" calcext:value-type="float">
            <text:p>1166.997</text:p>
          </table:table-cell>
          <table:table-cell office:value-type="float" office:value="1.573613" calcext:value-type="float">
            <text:p>1.573613</text:p>
          </table:table-cell>
          <table:table-cell office:value-type="float" office:value="0" calcext:value-type="float">
            <text:p>0</text:p>
          </table:table-cell>
          <table:table-cell office:value-type="float" office:value="0.0201029" calcext:value-type="float">
            <text:p>0.0201029</text:p>
          </table:table-cell>
          <table:table-cell office:value-type="float" office:value="0.01302111" calcext:value-type="float">
            <text:p>0.01302111</text:p>
          </table:table-cell>
          <table:table-cell office:value-type="float" office:value="0.0148252" calcext:value-type="float">
            <text:p>0.0148252</text:p>
          </table:table-cell>
          <table:table-cell office:value-type="float" office:value="0.006641399" calcext:value-type="float">
            <text:p>0.006641399</text:p>
          </table:table-cell>
          <table:table-cell office:value-type="float" office:value="0.006352223" calcext:value-type="float">
            <text:p>0.006352223</text:p>
          </table:table-cell>
          <table:table-cell office:value-type="float" office:value="0.004117549" calcext:value-type="float">
            <text:p>0.004117549</text:p>
          </table:table-cell>
          <table:table-cell office:value-type="float" office:value="0.004136944" calcext:value-type="float">
            <text:p>0.004136944</text:p>
          </table:table-cell>
          <table:table-cell office:value-type="float" office:value="0.008720608" calcext:value-type="float">
            <text:p>0.008720608</text:p>
          </table:table-cell>
          <table:table-cell office:value-type="float" office:value="0.02211925" calcext:value-type="float">
            <text:p>0.02211925</text:p>
          </table:table-cell>
          <table:table-cell office:value-type="float" office:value="0.04062063" calcext:value-type="float">
            <text:p>0.04062063</text:p>
          </table:table-cell>
          <table:table-cell office:value-type="float" office:value="0.07282113" calcext:value-type="float">
            <text:p>0.07282113</text:p>
          </table:table-cell>
          <table:table-cell office:value-type="float" office:value="0.1528781" calcext:value-type="float">
            <text:p>0.1528781</text:p>
          </table:table-cell>
          <table:table-cell office:value-type="float" office:value="0.174531" calcext:value-type="float">
            <text:p>0.174531</text:p>
          </table:table-cell>
          <table:table-cell office:value-type="float" office:value="0.1789811" calcext:value-type="float">
            <text:p>0.1789811</text:p>
          </table:table-cell>
          <table:table-cell office:value-type="float" office:value="0" calcext:value-type="float">
            <text:p>0</text:p>
          </table:table-cell>
          <table:table-cell office:value-type="float" office:value="17.27219" calcext:value-type="float">
            <text:p>17.27219</text:p>
          </table:table-cell>
          <table:table-cell office:value-type="float" office:value="14.22335" calcext:value-type="float">
            <text:p>14.22335</text:p>
          </table:table-cell>
          <table:table-cell office:value-type="float" office:value="20.71646" calcext:value-type="float">
            <text:p>20.71646</text:p>
          </table:table-cell>
          <table:table-cell office:value-type="float" office:value="4.985158" calcext:value-type="float">
            <text:p>4.985158</text:p>
          </table:table-cell>
          <table:table-cell office:value-type="float" office:value="4.013796" calcext:value-type="float">
            <text:p>4.013796</text:p>
          </table:table-cell>
          <table:table-cell office:value-type="float" office:value="2.028794" calcext:value-type="float">
            <text:p>2.028794</text:p>
          </table:table-cell>
          <table:table-cell office:value-type="float" office:value="2.060121" calcext:value-type="float">
            <text:p>2.060121</text:p>
          </table:table-cell>
          <table:table-cell office:value-type="float" office:value="4.527346" calcext:value-type="float">
            <text:p>4.527346</text:p>
          </table:table-cell>
          <table:table-cell office:value-type="float" office:value="7.368042" calcext:value-type="float">
            <text:p>7.368042</text:p>
          </table:table-cell>
          <table:table-cell office:value-type="float" office:value="7.93112" calcext:value-type="float">
            <text:p>7.93112</text:p>
          </table:table-cell>
          <table:table-cell office:value-type="float" office:value="8.424469" calcext:value-type="float">
            <text:p>8.424469</text:p>
          </table:table-cell>
          <table:table-cell office:value-type="float" office:value="8.867127" calcext:value-type="float">
            <text:p>8.867127</text:p>
          </table:table-cell>
          <table:table-cell office:value-type="float" office:value="10.76823" calcext:value-type="float">
            <text:p>10.76823</text:p>
          </table:table-cell>
          <table:table-cell office:value-type="float" office:value="11.19499" calcext:value-type="float">
            <text:p>11.19499</text:p>
          </table:table-cell>
          <table:table-cell office:value-type="float" office:value="0" calcext:value-type="float">
            <text:p>0</text:p>
          </table:table-cell>
          <table:table-cell office:value-type="float" office:value="4.069714" calcext:value-type="float">
            <text:p>4.06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6642" calcext:value-type="float">
            <text:p>1.70664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1.57448" calcext:value-type="float">
            <text:p>1.57448</text:p>
          </table:table-cell>
          <table:table-cell office:value-type="float" office:value="135.9065" calcext:value-type="float">
            <text:p>135.9065</text:p>
          </table:table-cell>
          <table:table-cell office:value-type="float" office:value="0" calcext:value-type="float">
            <text:p>0</text:p>
          </table:table-cell>
          <table:table-cell office:value-type="float" office:value="-5.326331" calcext:value-type="float">
            <text:p>-5.326331</text:p>
          </table:table-cell>
          <table:table-cell office:value-type="float" office:value="33.39165" calcext:value-type="float">
            <text:p>33.39165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83807" calcext:value-type="float">
            <text:p>0.004383807</text:p>
          </table:table-cell>
          <table:table-cell office:value-type="float" office:value="1166.967" calcext:value-type="float">
            <text:p>1166.967</text:p>
          </table:table-cell>
          <table:table-cell office:value-type="float" office:value="1.563794" calcext:value-type="float">
            <text:p>1.563794</text:p>
          </table:table-cell>
          <table:table-cell office:value-type="float" office:value="0" calcext:value-type="float">
            <text:p>0</text:p>
          </table:table-cell>
          <table:table-cell office:value-type="float" office:value="0.05699459" calcext:value-type="float">
            <text:p>0.05699459</text:p>
          </table:table-cell>
          <table:table-cell office:value-type="float" office:value="0.01581052" calcext:value-type="float">
            <text:p>0.01581052</text:p>
          </table:table-cell>
          <table:table-cell office:value-type="float" office:value="0.01546271" calcext:value-type="float">
            <text:p>0.01546271</text:p>
          </table:table-cell>
          <table:table-cell office:value-type="float" office:value="0.006891174" calcext:value-type="float">
            <text:p>0.006891174</text:p>
          </table:table-cell>
          <table:table-cell office:value-type="float" office:value="0.006555732" calcext:value-type="float">
            <text:p>0.006555732</text:p>
          </table:table-cell>
          <table:table-cell office:value-type="float" office:value="0.004134214" calcext:value-type="float">
            <text:p>0.004134214</text:p>
          </table:table-cell>
          <table:table-cell office:value-type="float" office:value="0.004155548" calcext:value-type="float">
            <text:p>0.004155548</text:p>
          </table:table-cell>
          <table:table-cell office:value-type="float" office:value="0.008725709" calcext:value-type="float">
            <text:p>0.008725709</text:p>
          </table:table-cell>
          <table:table-cell office:value-type="float" office:value="0.02223177" calcext:value-type="float">
            <text:p>0.02223177</text:p>
          </table:table-cell>
          <table:table-cell office:value-type="float" office:value="0.04119866" calcext:value-type="float">
            <text:p>0.04119866</text:p>
          </table:table-cell>
          <table:table-cell office:value-type="float" office:value="0.07551306" calcext:value-type="float">
            <text:p>0.07551306</text:p>
          </table:table-cell>
          <table:table-cell office:value-type="float" office:value="0.1529365" calcext:value-type="float">
            <text:p>0.1529365</text:p>
          </table:table-cell>
          <table:table-cell office:value-type="float" office:value="0.1745665" calcext:value-type="float">
            <text:p>0.1745665</text:p>
          </table:table-cell>
          <table:table-cell office:value-type="float" office:value="0.1790162" calcext:value-type="float">
            <text:p>0.1790162</text:p>
          </table:table-cell>
          <table:table-cell office:value-type="float" office:value="0" calcext:value-type="float">
            <text:p>0</text:p>
          </table:table-cell>
          <table:table-cell office:value-type="float" office:value="17.25529" calcext:value-type="float">
            <text:p>17.25529</text:p>
          </table:table-cell>
          <table:table-cell office:value-type="float" office:value="14.19701" calcext:value-type="float">
            <text:p>14.19701</text:p>
          </table:table-cell>
          <table:table-cell office:value-type="float" office:value="20.6758" calcext:value-type="float">
            <text:p>20.6758</text:p>
          </table:table-cell>
          <table:table-cell office:value-type="float" office:value="4.976603" calcext:value-type="float">
            <text:p>4.976603</text:p>
          </table:table-cell>
          <table:table-cell office:value-type="float" office:value="4.00725" calcext:value-type="float">
            <text:p>4.00725</text:p>
          </table:table-cell>
          <table:table-cell office:value-type="float" office:value="2.026557" calcext:value-type="float">
            <text:p>2.026557</text:p>
          </table:table-cell>
          <table:table-cell office:value-type="float" office:value="2.057286" calcext:value-type="float">
            <text:p>2.057286</text:p>
          </table:table-cell>
          <table:table-cell office:value-type="float" office:value="4.51721" calcext:value-type="float">
            <text:p>4.51721</text:p>
          </table:table-cell>
          <table:table-cell office:value-type="float" office:value="7.351227" calcext:value-type="float">
            <text:p>7.351227</text:p>
          </table:table-cell>
          <table:table-cell office:value-type="float" office:value="7.914938" calcext:value-type="float">
            <text:p>7.914938</text:p>
          </table:table-cell>
          <table:table-cell office:value-type="float" office:value="8.412677" calcext:value-type="float">
            <text:p>8.412677</text:p>
          </table:table-cell>
          <table:table-cell office:value-type="float" office:value="8.872015" calcext:value-type="float">
            <text:p>8.872015</text:p>
          </table:table-cell>
          <table:table-cell office:value-type="float" office:value="10.77149" calcext:value-type="float">
            <text:p>10.77149</text:p>
          </table:table-cell>
          <table:table-cell office:value-type="float" office:value="11.19815" calcext:value-type="float">
            <text:p>11.19815</text:p>
          </table:table-cell>
          <table:table-cell office:value-type="float" office:value="0" calcext:value-type="float">
            <text:p>0</text:p>
          </table:table-cell>
          <table:table-cell office:value-type="float" office:value="15.44497" calcext:value-type="float">
            <text:p>15.44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6213" calcext:value-type="float">
            <text:p>1.7162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1.571883" calcext:value-type="float">
            <text:p>1.571883</text:p>
          </table:table-cell>
          <table:table-cell office:value-type="float" office:value="135.9033" calcext:value-type="float">
            <text:p>135.9033</text:p>
          </table:table-cell>
          <table:table-cell office:value-type="float" office:value="0" calcext:value-type="float">
            <text:p>0</text:p>
          </table:table-cell>
          <table:table-cell office:value-type="float" office:value="-5.38082" calcext:value-type="float">
            <text:p>-5.38082</text:p>
          </table:table-cell>
          <table:table-cell office:value-type="float" office:value="33.36871" calcext:value-type="float">
            <text:p>33.36871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322911" calcext:value-type="float">
            <text:p>0.004322911</text:p>
          </table:table-cell>
          <table:table-cell office:value-type="float" office:value="1166.938" calcext:value-type="float">
            <text:p>1166.938</text:p>
          </table:table-cell>
          <table:table-cell office:value-type="float" office:value="1.550185" calcext:value-type="float">
            <text:p>1.550185</text:p>
          </table:table-cell>
          <table:table-cell office:value-type="float" office:value="0" calcext:value-type="float">
            <text:p>0</text:p>
          </table:table-cell>
          <table:table-cell office:value-type="float" office:value="0.09230695" calcext:value-type="float">
            <text:p>0.09230695</text:p>
          </table:table-cell>
          <table:table-cell office:value-type="float" office:value="0.01837885" calcext:value-type="float">
            <text:p>0.01837885</text:p>
          </table:table-cell>
          <table:table-cell office:value-type="float" office:value="0.0165317" calcext:value-type="float">
            <text:p>0.0165317</text:p>
          </table:table-cell>
          <table:table-cell office:value-type="float" office:value="0.007387638" calcext:value-type="float">
            <text:p>0.007387638</text:p>
          </table:table-cell>
          <table:table-cell office:value-type="float" office:value="0.006983953" calcext:value-type="float">
            <text:p>0.006983953</text:p>
          </table:table-cell>
          <table:table-cell office:value-type="float" office:value="0.004210598" calcext:value-type="float">
            <text:p>0.004210598</text:p>
          </table:table-cell>
          <table:table-cell office:value-type="float" office:value="0.004196141" calcext:value-type="float">
            <text:p>0.004196141</text:p>
          </table:table-cell>
          <table:table-cell office:value-type="float" office:value="0.008743319" calcext:value-type="float">
            <text:p>0.008743319</text:p>
          </table:table-cell>
          <table:table-cell office:value-type="float" office:value="0.02254331" calcext:value-type="float">
            <text:p>0.02254331</text:p>
          </table:table-cell>
          <table:table-cell office:value-type="float" office:value="0.04194919" calcext:value-type="float">
            <text:p>0.04194919</text:p>
          </table:table-cell>
          <table:table-cell office:value-type="float" office:value="0.07860384" calcext:value-type="float">
            <text:p>0.07860384</text:p>
          </table:table-cell>
          <table:table-cell office:value-type="float" office:value="0.1530002" calcext:value-type="float">
            <text:p>0.1530002</text:p>
          </table:table-cell>
          <table:table-cell office:value-type="float" office:value="0.1746434" calcext:value-type="float">
            <text:p>0.1746434</text:p>
          </table:table-cell>
          <table:table-cell office:value-type="float" office:value="0.1790401" calcext:value-type="float">
            <text:p>0.1790401</text:p>
          </table:table-cell>
          <table:table-cell office:value-type="float" office:value="0" calcext:value-type="float">
            <text:p>0</text:p>
          </table:table-cell>
          <table:table-cell office:value-type="float" office:value="17.24707" calcext:value-type="float">
            <text:p>17.24707</text:p>
          </table:table-cell>
          <table:table-cell office:value-type="float" office:value="14.17316" calcext:value-type="float">
            <text:p>14.17316</text:p>
          </table:table-cell>
          <table:table-cell office:value-type="float" office:value="20.63791" calcext:value-type="float">
            <text:p>20.63791</text:p>
          </table:table-cell>
          <table:table-cell office:value-type="float" office:value="4.968568" calcext:value-type="float">
            <text:p>4.968568</text:p>
          </table:table-cell>
          <table:table-cell office:value-type="float" office:value="4.001088" calcext:value-type="float">
            <text:p>4.001088</text:p>
          </table:table-cell>
          <table:table-cell office:value-type="float" office:value="2.024366" calcext:value-type="float">
            <text:p>2.024366</text:p>
          </table:table-cell>
          <table:table-cell office:value-type="float" office:value="2.054595" calcext:value-type="float">
            <text:p>2.054595</text:p>
          </table:table-cell>
          <table:table-cell office:value-type="float" office:value="4.507213" calcext:value-type="float">
            <text:p>4.507213</text:p>
          </table:table-cell>
          <table:table-cell office:value-type="float" office:value="7.334584" calcext:value-type="float">
            <text:p>7.334584</text:p>
          </table:table-cell>
          <table:table-cell office:value-type="float" office:value="7.899011" calcext:value-type="float">
            <text:p>7.899011</text:p>
          </table:table-cell>
          <table:table-cell office:value-type="float" office:value="8.40167" calcext:value-type="float">
            <text:p>8.40167</text:p>
          </table:table-cell>
          <table:table-cell office:value-type="float" office:value="8.876901" calcext:value-type="float">
            <text:p>8.876901</text:p>
          </table:table-cell>
          <table:table-cell office:value-type="float" office:value="10.77477" calcext:value-type="float">
            <text:p>10.77477</text:p>
          </table:table-cell>
          <table:table-cell office:value-type="float" office:value="11.20128" calcext:value-type="float">
            <text:p>11.20128</text:p>
          </table:table-cell>
          <table:table-cell office:value-type="float" office:value="0" calcext:value-type="float">
            <text:p>0</text:p>
          </table:table-cell>
          <table:table-cell office:value-type="float" office:value="23.93336" calcext:value-type="float">
            <text:p>23.9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7686" calcext:value-type="float">
            <text:p>1.7276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1.571481" calcext:value-type="float">
            <text:p>1.571481</text:p>
          </table:table-cell>
          <table:table-cell office:value-type="float" office:value="135.8996" calcext:value-type="float">
            <text:p>135.8996</text:p>
          </table:table-cell>
          <table:table-cell office:value-type="float" office:value="0" calcext:value-type="float">
            <text:p>0</text:p>
          </table:table-cell>
          <table:table-cell office:value-type="float" office:value="-5.433585" calcext:value-type="float">
            <text:p>-5.433585</text:p>
          </table:table-cell>
          <table:table-cell office:value-type="float" office:value="33.34652" calcext:value-type="float">
            <text:p>33.34652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179661" calcext:value-type="float">
            <text:p>0.004179661</text:p>
          </table:table-cell>
          <table:table-cell office:value-type="float" office:value="1166.911" calcext:value-type="float">
            <text:p>1166.911</text:p>
          </table:table-cell>
          <table:table-cell office:value-type="float" office:value="1.537609" calcext:value-type="float">
            <text:p>1.537609</text:p>
          </table:table-cell>
          <table:table-cell office:value-type="float" office:value="0" calcext:value-type="float">
            <text:p>0</text:p>
          </table:table-cell>
          <table:table-cell office:value-type="float" office:value="0.08276674" calcext:value-type="float">
            <text:p>0.08276674</text:p>
          </table:table-cell>
          <table:table-cell office:value-type="float" office:value="0.01804326" calcext:value-type="float">
            <text:p>0.01804326</text:p>
          </table:table-cell>
          <table:table-cell office:value-type="float" office:value="0.01675298" calcext:value-type="float">
            <text:p>0.01675298</text:p>
          </table:table-cell>
          <table:table-cell office:value-type="float" office:value="0.007658756" calcext:value-type="float">
            <text:p>0.007658756</text:p>
          </table:table-cell>
          <table:table-cell office:value-type="float" office:value="0.007237709" calcext:value-type="float">
            <text:p>0.007237709</text:p>
          </table:table-cell>
          <table:table-cell office:value-type="float" office:value="0.004285005" calcext:value-type="float">
            <text:p>0.004285005</text:p>
          </table:table-cell>
          <table:table-cell office:value-type="float" office:value="0.004244517" calcext:value-type="float">
            <text:p>0.004244517</text:p>
          </table:table-cell>
          <table:table-cell office:value-type="float" office:value="0.008769324" calcext:value-type="float">
            <text:p>0.008769324</text:p>
          </table:table-cell>
          <table:table-cell office:value-type="float" office:value="0.02267591" calcext:value-type="float">
            <text:p>0.02267591</text:p>
          </table:table-cell>
          <table:table-cell office:value-type="float" office:value="0.0424042" calcext:value-type="float">
            <text:p>0.0424042</text:p>
          </table:table-cell>
          <table:table-cell office:value-type="float" office:value="0.0815383" calcext:value-type="float">
            <text:p>0.0815383</text:p>
          </table:table-cell>
          <table:table-cell office:value-type="float" office:value="0.1530427" calcext:value-type="float">
            <text:p>0.1530427</text:p>
          </table:table-cell>
          <table:table-cell office:value-type="float" office:value="0.1746495" calcext:value-type="float">
            <text:p>0.1746495</text:p>
          </table:table-cell>
          <table:table-cell office:value-type="float" office:value="0.1790842" calcext:value-type="float">
            <text:p>0.1790842</text:p>
          </table:table-cell>
          <table:table-cell office:value-type="float" office:value="0" calcext:value-type="float">
            <text:p>0</text:p>
          </table:table-cell>
          <table:table-cell office:value-type="float" office:value="17.2404" calcext:value-type="float">
            <text:p>17.2404</text:p>
          </table:table-cell>
          <table:table-cell office:value-type="float" office:value="14.15017" calcext:value-type="float">
            <text:p>14.15017</text:p>
          </table:table-cell>
          <table:table-cell office:value-type="float" office:value="20.60163" calcext:value-type="float">
            <text:p>20.60163</text:p>
          </table:table-cell>
          <table:table-cell office:value-type="float" office:value="4.961071" calcext:value-type="float">
            <text:p>4.961071</text:p>
          </table:table-cell>
          <table:table-cell office:value-type="float" office:value="3.995271" calcext:value-type="float">
            <text:p>3.995271</text:p>
          </table:table-cell>
          <table:table-cell office:value-type="float" office:value="2.022238" calcext:value-type="float">
            <text:p>2.022238</text:p>
          </table:table-cell>
          <table:table-cell office:value-type="float" office:value="2.052058" calcext:value-type="float">
            <text:p>2.052058</text:p>
          </table:table-cell>
          <table:table-cell office:value-type="float" office:value="4.497376" calcext:value-type="float">
            <text:p>4.497376</text:p>
          </table:table-cell>
          <table:table-cell office:value-type="float" office:value="7.318111" calcext:value-type="float">
            <text:p>7.318111</text:p>
          </table:table-cell>
          <table:table-cell office:value-type="float" office:value="7.883299" calcext:value-type="float">
            <text:p>7.883299</text:p>
          </table:table-cell>
          <table:table-cell office:value-type="float" office:value="8.39142" calcext:value-type="float">
            <text:p>8.39142</text:p>
          </table:table-cell>
          <table:table-cell office:value-type="float" office:value="8.881781" calcext:value-type="float">
            <text:p>8.881781</text:p>
          </table:table-cell>
          <table:table-cell office:value-type="float" office:value="10.77802" calcext:value-type="float">
            <text:p>10.77802</text:p>
          </table:table-cell>
          <table:table-cell office:value-type="float" office:value="11.20442" calcext:value-type="float">
            <text:p>11.20442</text:p>
          </table:table-cell>
          <table:table-cell office:value-type="float" office:value="0" calcext:value-type="float">
            <text:p>0</text:p>
          </table:table-cell>
          <table:table-cell office:value-type="float" office:value="23.349" calcext:value-type="float">
            <text:p>23.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882" calcext:value-type="float">
            <text:p>1.738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1.573572" calcext:value-type="float">
            <text:p>1.573572</text:p>
          </table:table-cell>
          <table:table-cell office:value-type="float" office:value="135.8958" calcext:value-type="float">
            <text:p>135.8958</text:p>
          </table:table-cell>
          <table:table-cell office:value-type="float" office:value="0" calcext:value-type="float">
            <text:p>0</text:p>
          </table:table-cell>
          <table:table-cell office:value-type="float" office:value="-5.482929" calcext:value-type="float">
            <text:p>-5.482929</text:p>
          </table:table-cell>
          <table:table-cell office:value-type="float" office:value="33.32497" calcext:value-type="float">
            <text:p>33.32497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162819" calcext:value-type="float">
            <text:p>0.004162819</text:p>
          </table:table-cell>
          <table:table-cell office:value-type="float" office:value="1166.883" calcext:value-type="float">
            <text:p>1166.883</text:p>
          </table:table-cell>
          <table:table-cell office:value-type="float" office:value="1.524399" calcext:value-type="float">
            <text:p>1.524399</text:p>
          </table:table-cell>
          <table:table-cell office:value-type="float" office:value="0" calcext:value-type="float">
            <text:p>0</text:p>
          </table:table-cell>
          <table:table-cell office:value-type="float" office:value="0.09207209" calcext:value-type="float">
            <text:p>0.09207209</text:p>
          </table:table-cell>
          <table:table-cell office:value-type="float" office:value="0.01998246" calcext:value-type="float">
            <text:p>0.01998246</text:p>
          </table:table-cell>
          <table:table-cell office:value-type="float" office:value="0.01783428" calcext:value-type="float">
            <text:p>0.01783428</text:p>
          </table:table-cell>
          <table:table-cell office:value-type="float" office:value="0.008186653" calcext:value-type="float">
            <text:p>0.008186653</text:p>
          </table:table-cell>
          <table:table-cell office:value-type="float" office:value="0.00761398" calcext:value-type="float">
            <text:p>0.00761398</text:p>
          </table:table-cell>
          <table:table-cell office:value-type="float" office:value="0.004376371" calcext:value-type="float">
            <text:p>0.004376371</text:p>
          </table:table-cell>
          <table:table-cell office:value-type="float" office:value="0.00429653" calcext:value-type="float">
            <text:p>0.00429653</text:p>
          </table:table-cell>
          <table:table-cell office:value-type="float" office:value="0.008799135" calcext:value-type="float">
            <text:p>0.008799135</text:p>
          </table:table-cell>
          <table:table-cell office:value-type="float" office:value="0.0227151" calcext:value-type="float">
            <text:p>0.0227151</text:p>
          </table:table-cell>
          <table:table-cell office:value-type="float" office:value="0.04272007" calcext:value-type="float">
            <text:p>0.04272007</text:p>
          </table:table-cell>
          <table:table-cell office:value-type="float" office:value="0.08440416" calcext:value-type="float">
            <text:p>0.08440416</text:p>
          </table:table-cell>
          <table:table-cell office:value-type="float" office:value="0.1530817" calcext:value-type="float">
            <text:p>0.1530817</text:p>
          </table:table-cell>
          <table:table-cell office:value-type="float" office:value="0.1746758" calcext:value-type="float">
            <text:p>0.1746758</text:p>
          </table:table-cell>
          <table:table-cell office:value-type="float" office:value="0.1791179" calcext:value-type="float">
            <text:p>0.1791179</text:p>
          </table:table-cell>
          <table:table-cell office:value-type="float" office:value="0" calcext:value-type="float">
            <text:p>0</text:p>
          </table:table-cell>
          <table:table-cell office:value-type="float" office:value="17.23328" calcext:value-type="float">
            <text:p>17.23328</text:p>
          </table:table-cell>
          <table:table-cell office:value-type="float" office:value="14.12771" calcext:value-type="float">
            <text:p>14.12771</text:p>
          </table:table-cell>
          <table:table-cell office:value-type="float" office:value="20.56612" calcext:value-type="float">
            <text:p>20.56612</text:p>
          </table:table-cell>
          <table:table-cell office:value-type="float" office:value="4.953924" calcext:value-type="float">
            <text:p>4.953924</text:p>
          </table:table-cell>
          <table:table-cell office:value-type="float" office:value="3.989639" calcext:value-type="float">
            <text:p>3.989639</text:p>
          </table:table-cell>
          <table:table-cell office:value-type="float" office:value="2.02017" calcext:value-type="float">
            <text:p>2.02017</text:p>
          </table:table-cell>
          <table:table-cell office:value-type="float" office:value="2.049672" calcext:value-type="float">
            <text:p>2.049672</text:p>
          </table:table-cell>
          <table:table-cell office:value-type="float" office:value="4.487712" calcext:value-type="float">
            <text:p>4.487712</text:p>
          </table:table-cell>
          <table:table-cell office:value-type="float" office:value="7.301806" calcext:value-type="float">
            <text:p>7.301806</text:p>
          </table:table-cell>
          <table:table-cell office:value-type="float" office:value="7.867768" calcext:value-type="float">
            <text:p>7.867768</text:p>
          </table:table-cell>
          <table:table-cell office:value-type="float" office:value="8.3819" calcext:value-type="float">
            <text:p>8.3819</text:p>
          </table:table-cell>
          <table:table-cell office:value-type="float" office:value="8.886666" calcext:value-type="float">
            <text:p>8.886666</text:p>
          </table:table-cell>
          <table:table-cell office:value-type="float" office:value="10.78128" calcext:value-type="float">
            <text:p>10.78128</text:p>
          </table:table-cell>
          <table:table-cell office:value-type="float" office:value="11.20756" calcext:value-type="float">
            <text:p>11.20756</text:p>
          </table:table-cell>
          <table:table-cell office:value-type="float" office:value="0" calcext:value-type="float">
            <text:p>0</text:p>
          </table:table-cell>
          <table:table-cell office:value-type="float" office:value="24.01786" calcext:value-type="float">
            <text:p>24.0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0332" calcext:value-type="float">
            <text:p>1.75033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1.579426" calcext:value-type="float">
            <text:p>1.579426</text:p>
          </table:table-cell>
          <table:table-cell office:value-type="float" office:value="135.8914" calcext:value-type="float">
            <text:p>135.8914</text:p>
          </table:table-cell>
          <table:table-cell office:value-type="float" office:value="0" calcext:value-type="float">
            <text:p>0</text:p>
          </table:table-cell>
          <table:table-cell office:value-type="float" office:value="-5.527921" calcext:value-type="float">
            <text:p>-5.527921</text:p>
          </table:table-cell>
          <table:table-cell office:value-type="float" office:value="33.3041" calcext:value-type="float">
            <text:p>33.3041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162819" calcext:value-type="float">
            <text:p>0.004162819</text:p>
          </table:table-cell>
          <table:table-cell office:value-type="float" office:value="1166.857" calcext:value-type="float">
            <text:p>1166.857</text:p>
          </table:table-cell>
          <table:table-cell office:value-type="float" office:value="1.50937" calcext:value-type="float">
            <text:p>1.50937</text:p>
          </table:table-cell>
          <table:table-cell office:value-type="float" office:value="0" calcext:value-type="float">
            <text:p>0</text:p>
          </table:table-cell>
          <table:table-cell office:value-type="float" office:value="0.09301925" calcext:value-type="float">
            <text:p>0.09301925</text:p>
          </table:table-cell>
          <table:table-cell office:value-type="float" office:value="0.02129392" calcext:value-type="float">
            <text:p>0.02129392</text:p>
          </table:table-cell>
          <table:table-cell office:value-type="float" office:value="0.01890546" calcext:value-type="float">
            <text:p>0.01890546</text:p>
          </table:table-cell>
          <table:table-cell office:value-type="float" office:value="0.008872832" calcext:value-type="float">
            <text:p>0.008872832</text:p>
          </table:table-cell>
          <table:table-cell office:value-type="float" office:value="0.008236953" calcext:value-type="float">
            <text:p>0.008236953</text:p>
          </table:table-cell>
          <table:table-cell office:value-type="float" office:value="0.00456951" calcext:value-type="float">
            <text:p>0.00456951</text:p>
          </table:table-cell>
          <table:table-cell office:value-type="float" office:value="0.00438789" calcext:value-type="float">
            <text:p>0.00438789</text:p>
          </table:table-cell>
          <table:table-cell office:value-type="float" office:value="0.008841144" calcext:value-type="float">
            <text:p>0.008841144</text:p>
          </table:table-cell>
          <table:table-cell office:value-type="float" office:value="0.02276984" calcext:value-type="float">
            <text:p>0.02276984</text:p>
          </table:table-cell>
          <table:table-cell office:value-type="float" office:value="0.043051" calcext:value-type="float">
            <text:p>0.043051</text:p>
          </table:table-cell>
          <table:table-cell office:value-type="float" office:value="0.08727337" calcext:value-type="float">
            <text:p>0.08727337</text:p>
          </table:table-cell>
          <table:table-cell office:value-type="float" office:value="0.1531662" calcext:value-type="float">
            <text:p>0.1531662</text:p>
          </table:table-cell>
          <table:table-cell office:value-type="float" office:value="0.1747089" calcext:value-type="float">
            <text:p>0.1747089</text:p>
          </table:table-cell>
          <table:table-cell office:value-type="float" office:value="0.1791545" calcext:value-type="float">
            <text:p>0.1791545</text:p>
          </table:table-cell>
          <table:table-cell office:value-type="float" office:value="0" calcext:value-type="float">
            <text:p>0</text:p>
          </table:table-cell>
          <table:table-cell office:value-type="float" office:value="17.2288" calcext:value-type="float">
            <text:p>17.2288</text:p>
          </table:table-cell>
          <table:table-cell office:value-type="float" office:value="14.10601" calcext:value-type="float">
            <text:p>14.10601</text:p>
          </table:table-cell>
          <table:table-cell office:value-type="float" office:value="20.53149" calcext:value-type="float">
            <text:p>20.53149</text:p>
          </table:table-cell>
          <table:table-cell office:value-type="float" office:value="4.947128" calcext:value-type="float">
            <text:p>4.947128</text:p>
          </table:table-cell>
          <table:table-cell office:value-type="float" office:value="3.984287" calcext:value-type="float">
            <text:p>3.984287</text:p>
          </table:table-cell>
          <table:table-cell office:value-type="float" office:value="2.018176" calcext:value-type="float">
            <text:p>2.018176</text:p>
          </table:table-cell>
          <table:table-cell office:value-type="float" office:value="2.047438" calcext:value-type="float">
            <text:p>2.047438</text:p>
          </table:table-cell>
          <table:table-cell office:value-type="float" office:value="4.478231" calcext:value-type="float">
            <text:p>4.478231</text:p>
          </table:table-cell>
          <table:table-cell office:value-type="float" office:value="7.285659" calcext:value-type="float">
            <text:p>7.285659</text:p>
          </table:table-cell>
          <table:table-cell office:value-type="float" office:value="7.852404" calcext:value-type="float">
            <text:p>7.852404</text:p>
          </table:table-cell>
          <table:table-cell office:value-type="float" office:value="8.373096" calcext:value-type="float">
            <text:p>8.373096</text:p>
          </table:table-cell>
          <table:table-cell office:value-type="float" office:value="8.891556" calcext:value-type="float">
            <text:p>8.891556</text:p>
          </table:table-cell>
          <table:table-cell office:value-type="float" office:value="10.78454" calcext:value-type="float">
            <text:p>10.78454</text:p>
          </table:table-cell>
          <table:table-cell office:value-type="float" office:value="11.21071" calcext:value-type="float">
            <text:p>11.21071</text:p>
          </table:table-cell>
          <table:table-cell office:value-type="float" office:value="0" calcext:value-type="float">
            <text:p>0</text:p>
          </table:table-cell>
          <table:table-cell office:value-type="float" office:value="23.78632" calcext:value-type="float">
            <text:p>23.7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3136" calcext:value-type="float">
            <text:p>1.7631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1.585729" calcext:value-type="float">
            <text:p>1.585729</text:p>
          </table:table-cell>
          <table:table-cell office:value-type="float" office:value="135.8866" calcext:value-type="float">
            <text:p>135.8866</text:p>
          </table:table-cell>
          <table:table-cell office:value-type="float" office:value="0" calcext:value-type="float">
            <text:p>0</text:p>
          </table:table-cell>
          <table:table-cell office:value-type="float" office:value="-5.573234" calcext:value-type="float">
            <text:p>-5.573234</text:p>
          </table:table-cell>
          <table:table-cell office:value-type="float" office:value="33.28375" calcext:value-type="float">
            <text:p>33.28375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7" calcext:value-type="float">
            <text:p>0.0001490767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162828" calcext:value-type="float">
            <text:p>0.004162828</text:p>
          </table:table-cell>
          <table:table-cell office:value-type="float" office:value="1166.83" calcext:value-type="float">
            <text:p>1166.83</text:p>
          </table:table-cell>
          <table:table-cell office:value-type="float" office:value="1.498351" calcext:value-type="float">
            <text:p>1.498351</text:p>
          </table:table-cell>
          <table:table-cell office:value-type="float" office:value="0" calcext:value-type="float">
            <text:p>0</text:p>
          </table:table-cell>
          <table:table-cell office:value-type="float" office:value="0.07812771" calcext:value-type="float">
            <text:p>0.07812771</text:p>
          </table:table-cell>
          <table:table-cell office:value-type="float" office:value="0.0202298" calcext:value-type="float">
            <text:p>0.0202298</text:p>
          </table:table-cell>
          <table:table-cell office:value-type="float" office:value="0.01839257" calcext:value-type="float">
            <text:p>0.01839257</text:p>
          </table:table-cell>
          <table:table-cell office:value-type="float" office:value="0.008648238" calcext:value-type="float">
            <text:p>0.008648238</text:p>
          </table:table-cell>
          <table:table-cell office:value-type="float" office:value="0.008063534" calcext:value-type="float">
            <text:p>0.008063534</text:p>
          </table:table-cell>
          <table:table-cell office:value-type="float" office:value="0.004623831" calcext:value-type="float">
            <text:p>0.004623831</text:p>
          </table:table-cell>
          <table:table-cell office:value-type="float" office:value="0.004439594" calcext:value-type="float">
            <text:p>0.004439594</text:p>
          </table:table-cell>
          <table:table-cell office:value-type="float" office:value="0.008882474" calcext:value-type="float">
            <text:p>0.008882474</text:p>
          </table:table-cell>
          <table:table-cell office:value-type="float" office:value="0.02275631" calcext:value-type="float">
            <text:p>0.02275631</text:p>
          </table:table-cell>
          <table:table-cell office:value-type="float" office:value="0.04337782" calcext:value-type="float">
            <text:p>0.04337782</text:p>
          </table:table-cell>
          <table:table-cell office:value-type="float" office:value="0.09017006" calcext:value-type="float">
            <text:p>0.09017006</text:p>
          </table:table-cell>
          <table:table-cell office:value-type="float" office:value="0.1533056" calcext:value-type="float">
            <text:p>0.1533056</text:p>
          </table:table-cell>
          <table:table-cell office:value-type="float" office:value="0.1747436" calcext:value-type="float">
            <text:p>0.1747436</text:p>
          </table:table-cell>
          <table:table-cell office:value-type="float" office:value="0.1791899" calcext:value-type="float">
            <text:p>0.1791899</text:p>
          </table:table-cell>
          <table:table-cell office:value-type="float" office:value="0" calcext:value-type="float">
            <text:p>0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4.08418" calcext:value-type="float">
            <text:p>14.08418</text:p>
          </table:table-cell>
          <table:table-cell office:value-type="float" office:value="20.49701" calcext:value-type="float">
            <text:p>20.49701</text:p>
          </table:table-cell>
          <table:table-cell office:value-type="float" office:value="4.940393" calcext:value-type="float">
            <text:p>4.940393</text:p>
          </table:table-cell>
          <table:table-cell office:value-type="float" office:value="3.979013" calcext:value-type="float">
            <text:p>3.979013</text:p>
          </table:table-cell>
          <table:table-cell office:value-type="float" office:value="2.016247" calcext:value-type="float">
            <text:p>2.016247</text:p>
          </table:table-cell>
          <table:table-cell office:value-type="float" office:value="2.045328" calcext:value-type="float">
            <text:p>2.045328</text:p>
          </table:table-cell>
          <table:table-cell office:value-type="float" office:value="4.468937" calcext:value-type="float">
            <text:p>4.468937</text:p>
          </table:table-cell>
          <table:table-cell office:value-type="float" office:value="7.269684" calcext:value-type="float">
            <text:p>7.269684</text:p>
          </table:table-cell>
          <table:table-cell office:value-type="float" office:value="7.837217" calcext:value-type="float">
            <text:p>7.837217</text:p>
          </table:table-cell>
          <table:table-cell office:value-type="float" office:value="8.365006" calcext:value-type="float">
            <text:p>8.365006</text:p>
          </table:table-cell>
          <table:table-cell office:value-type="float" office:value="8.89644" calcext:value-type="float">
            <text:p>8.89644</text:p>
          </table:table-cell>
          <table:table-cell office:value-type="float" office:value="10.78779" calcext:value-type="float">
            <text:p>10.78779</text:p>
          </table:table-cell>
          <table:table-cell office:value-type="float" office:value="11.21385" calcext:value-type="float">
            <text:p>11.21385</text:p>
          </table:table-cell>
          <table:table-cell office:value-type="float" office:value="0" calcext:value-type="float">
            <text:p>0</text:p>
          </table:table-cell>
          <table:table-cell office:value-type="float" office:value="18.2656" calcext:value-type="float">
            <text:p>18.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4208" calcext:value-type="float">
            <text:p>1.7742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1.590822" calcext:value-type="float">
            <text:p>1.590822</text:p>
          </table:table-cell>
          <table:table-cell office:value-type="float" office:value="135.8839" calcext:value-type="float">
            <text:p>135.8839</text:p>
          </table:table-cell>
          <table:table-cell office:value-type="float" office:value="0" calcext:value-type="float">
            <text:p>0</text:p>
          </table:table-cell>
          <table:table-cell office:value-type="float" office:value="-5.623686" calcext:value-type="float">
            <text:p>-5.623686</text:p>
          </table:table-cell>
          <table:table-cell office:value-type="float" office:value="33.26316" calcext:value-type="float">
            <text:p>33.26316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9" calcext:value-type="float">
            <text:p>0.0001490769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4054251" calcext:value-type="float">
            <text:p>0.004054251</text:p>
          </table:table-cell>
          <table:table-cell office:value-type="float" office:value="1166.8" calcext:value-type="float">
            <text:p>1166.8</text:p>
          </table:table-cell>
          <table:table-cell office:value-type="float" office:value="1.502159" calcext:value-type="float">
            <text:p>1.502159</text:p>
          </table:table-cell>
          <table:table-cell office:value-type="float" office:value="0" calcext:value-type="float">
            <text:p>0</text:p>
          </table:table-cell>
          <table:table-cell office:value-type="float" office:value="0.008243938" calcext:value-type="float">
            <text:p>0.008243938</text:p>
          </table:table-cell>
          <table:table-cell office:value-type="float" office:value="0.01173119" calcext:value-type="float">
            <text:p>0.01173119</text:p>
          </table:table-cell>
          <table:table-cell office:value-type="float" office:value="0.01493164" calcext:value-type="float">
            <text:p>0.01493164</text:p>
          </table:table-cell>
          <table:table-cell office:value-type="float" office:value="0.007122461" calcext:value-type="float">
            <text:p>0.007122461</text:p>
          </table:table-cell>
          <table:table-cell office:value-type="float" office:value="0.006938044" calcext:value-type="float">
            <text:p>0.006938044</text:p>
          </table:table-cell>
          <table:table-cell office:value-type="float" office:value="0.00440226" calcext:value-type="float">
            <text:p>0.00440226</text:p>
          </table:table-cell>
          <table:table-cell office:value-type="float" office:value="0.004383966" calcext:value-type="float">
            <text:p>0.004383966</text:p>
          </table:table-cell>
          <table:table-cell office:value-type="float" office:value="0.008884552" calcext:value-type="float">
            <text:p>0.008884552</text:p>
          </table:table-cell>
          <table:table-cell office:value-type="float" office:value="0.02273096" calcext:value-type="float">
            <text:p>0.02273096</text:p>
          </table:table-cell>
          <table:table-cell office:value-type="float" office:value="0.04362158" calcext:value-type="float">
            <text:p>0.04362158</text:p>
          </table:table-cell>
          <table:table-cell office:value-type="float" office:value="0.09302712" calcext:value-type="float">
            <text:p>0.09302712</text:p>
          </table:table-cell>
          <table:table-cell office:value-type="float" office:value="0.1534132" calcext:value-type="float">
            <text:p>0.1534132</text:p>
          </table:table-cell>
          <table:table-cell office:value-type="float" office:value="0.1748328" calcext:value-type="float">
            <text:p>0.1748328</text:p>
          </table:table-cell>
          <table:table-cell office:value-type="float" office:value="0.1792075" calcext:value-type="float">
            <text:p>0.1792075</text:p>
          </table:table-cell>
          <table:table-cell office:value-type="float" office:value="0" calcext:value-type="float">
            <text:p>0</text:p>
          </table:table-cell>
          <table:table-cell office:value-type="float" office:value="17.18109" calcext:value-type="float">
            <text:p>17.18109</text:p>
          </table:table-cell>
          <table:table-cell office:value-type="float" office:value="14.05484" calcext:value-type="float">
            <text:p>14.05484</text:p>
          </table:table-cell>
          <table:table-cell office:value-type="float" office:value="20.4613" calcext:value-type="float">
            <text:p>20.4613</text:p>
          </table:table-cell>
          <table:table-cell office:value-type="float" office:value="4.93335" calcext:value-type="float">
            <text:p>4.93335</text:p>
          </table:table-cell>
          <table:table-cell office:value-type="float" office:value="3.97353" calcext:value-type="float">
            <text:p>3.97353</text:p>
          </table:table-cell>
          <table:table-cell office:value-type="float" office:value="2.014325" calcext:value-type="float">
            <text:p>2.014325</text:p>
          </table:table-cell>
          <table:table-cell office:value-type="float" office:value="2.043261" calcext:value-type="float">
            <text:p>2.043261</text:p>
          </table:table-cell>
          <table:table-cell office:value-type="float" office:value="4.45977" calcext:value-type="float">
            <text:p>4.45977</text:p>
          </table:table-cell>
          <table:table-cell office:value-type="float" office:value="7.25383" calcext:value-type="float">
            <text:p>7.25383</text:p>
          </table:table-cell>
          <table:table-cell office:value-type="float" office:value="7.822167" calcext:value-type="float">
            <text:p>7.822167</text:p>
          </table:table-cell>
          <table:table-cell office:value-type="float" office:value="8.357617" calcext:value-type="float">
            <text:p>8.357617</text:p>
          </table:table-cell>
          <table:table-cell office:value-type="float" office:value="8.90132" calcext:value-type="float">
            <text:p>8.90132</text:p>
          </table:table-cell>
          <table:table-cell office:value-type="float" office:value="10.7911" calcext:value-type="float">
            <text:p>10.7911</text:p>
          </table:table-cell>
          <table:table-cell office:value-type="float" office:value="11.21695" calcext:value-type="float">
            <text:p>11.21695</text:p>
          </table:table-cell>
          <table:table-cell office:value-type="float" office:value="0" calcext:value-type="float">
            <text:p>0</text:p>
          </table:table-cell>
          <table:table-cell office:value-type="float" office:value="0.02468874" calcext:value-type="float">
            <text:p>0.02468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013" calcext:value-type="float">
            <text:p>1.780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1.596296" calcext:value-type="float">
            <text:p>1.596296</text:p>
          </table:table-cell>
          <table:table-cell office:value-type="float" office:value="135.8811" calcext:value-type="float">
            <text:p>135.8811</text:p>
          </table:table-cell>
          <table:table-cell office:value-type="float" office:value="0" calcext:value-type="float">
            <text:p>0</text:p>
          </table:table-cell>
          <table:table-cell office:value-type="float" office:value="-5.668524" calcext:value-type="float">
            <text:p>-5.668524</text:p>
          </table:table-cell>
          <table:table-cell office:value-type="float" office:value="33.24299" calcext:value-type="float">
            <text:p>33.24299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490769" calcext:value-type="float">
            <text:p>0.0001490769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3907948" calcext:value-type="float">
            <text:p>0.003907948</text:p>
          </table:table-cell>
          <table:table-cell office:value-type="float" office:value="1166.771" calcext:value-type="float">
            <text:p>1166.771</text:p>
          </table:table-cell>
          <table:table-cell office:value-type="float" office:value="1.501128" calcext:value-type="float">
            <text:p>1.501128</text:p>
          </table:table-cell>
          <table:table-cell office:value-type="float" office:value="0" calcext:value-type="float">
            <text:p>0</text:p>
          </table:table-cell>
          <table:table-cell office:value-type="float" office:value="0.01427531" calcext:value-type="float">
            <text:p>0.01427531</text:p>
          </table:table-cell>
          <table:table-cell office:value-type="float" office:value="0.01271759" calcext:value-type="float">
            <text:p>0.01271759</text:p>
          </table:table-cell>
          <table:table-cell office:value-type="float" office:value="0.01468061" calcext:value-type="float">
            <text:p>0.01468061</text:p>
          </table:table-cell>
          <table:table-cell office:value-type="float" office:value="0.006799007" calcext:value-type="float">
            <text:p>0.006799007</text:p>
          </table:table-cell>
          <table:table-cell office:value-type="float" office:value="0.006542977" calcext:value-type="float">
            <text:p>0.006542977</text:p>
          </table:table-cell>
          <table:table-cell office:value-type="float" office:value="0.004246145" calcext:value-type="float">
            <text:p>0.004246145</text:p>
          </table:table-cell>
          <table:table-cell office:value-type="float" office:value="0.004310368" calcext:value-type="float">
            <text:p>0.004310368</text:p>
          </table:table-cell>
          <table:table-cell office:value-type="float" office:value="0.008871469" calcext:value-type="float">
            <text:p>0.008871469</text:p>
          </table:table-cell>
          <table:table-cell office:value-type="float" office:value="0.02291733" calcext:value-type="float">
            <text:p>0.02291733</text:p>
          </table:table-cell>
          <table:table-cell office:value-type="float" office:value="0.04388319" calcext:value-type="float">
            <text:p>0.04388319</text:p>
          </table:table-cell>
          <table:table-cell office:value-type="float" office:value="0.095902" calcext:value-type="float">
            <text:p>0.095902</text:p>
          </table:table-cell>
          <table:table-cell office:value-type="float" office:value="0.1535637" calcext:value-type="float">
            <text:p>0.1535637</text:p>
          </table:table-cell>
          <table:table-cell office:value-type="float" office:value="0.1748298" calcext:value-type="float">
            <text:p>0.1748298</text:p>
          </table:table-cell>
          <table:table-cell office:value-type="float" office:value="0.1792537" calcext:value-type="float">
            <text:p>0.1792537</text:p>
          </table:table-cell>
          <table:table-cell office:value-type="float" office:value="0" calcext:value-type="float">
            <text:p>0</text:p>
          </table:table-cell>
          <table:table-cell office:value-type="float" office:value="17.14866" calcext:value-type="float">
            <text:p>17.14866</text:p>
          </table:table-cell>
          <table:table-cell office:value-type="float" office:value="14.02747" calcext:value-type="float">
            <text:p>14.02747</text:p>
          </table:table-cell>
          <table:table-cell office:value-type="float" office:value="20.42412" calcext:value-type="float">
            <text:p>20.42412</text:p>
          </table:table-cell>
          <table:table-cell office:value-type="float" office:value="4.925912" calcext:value-type="float">
            <text:p>4.925912</text:p>
          </table:table-cell>
          <table:table-cell office:value-type="float" office:value="3.967679" calcext:value-type="float">
            <text:p>3.967679</text:p>
          </table:table-cell>
          <table:table-cell office:value-type="float" office:value="2.012355" calcext:value-type="float">
            <text:p>2.012355</text:p>
          </table:table-cell>
          <table:table-cell office:value-type="float" office:value="2.041183" calcext:value-type="float">
            <text:p>2.041183</text:p>
          </table:table-cell>
          <table:table-cell office:value-type="float" office:value="4.45067" calcext:value-type="float">
            <text:p>4.45067</text:p>
          </table:table-cell>
          <table:table-cell office:value-type="float" office:value="7.238071" calcext:value-type="float">
            <text:p>7.238071</text:p>
          </table:table-cell>
          <table:table-cell office:value-type="float" office:value="7.80724" calcext:value-type="float">
            <text:p>7.80724</text:p>
          </table:table-cell>
          <table:table-cell office:value-type="float" office:value="8.350918" calcext:value-type="float">
            <text:p>8.350918</text:p>
          </table:table-cell>
          <table:table-cell office:value-type="float" office:value="8.906209" calcext:value-type="float">
            <text:p>8.906209</text:p>
          </table:table-cell>
          <table:table-cell office:value-type="float" office:value="10.79436" calcext:value-type="float">
            <text:p>10.79436</text:p>
          </table:table-cell>
          <table:table-cell office:value-type="float" office:value="11.22001" calcext:value-type="float">
            <text:p>11.22001</text:p>
          </table:table-cell>
          <table:table-cell office:value-type="float" office:value="0" calcext:value-type="float">
            <text:p>0</text:p>
          </table:table-cell>
          <table:table-cell office:value-type="float" office:value="1.28632" calcext:value-type="float">
            <text:p>1.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5771" calcext:value-type="float">
            <text:p>1.78577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1.600656" calcext:value-type="float">
            <text:p>1.600656</text:p>
          </table:table-cell>
          <table:table-cell office:value-type="float" office:value="135.879" calcext:value-type="float">
            <text:p>135.879</text:p>
          </table:table-cell>
          <table:table-cell office:value-type="float" office:value="0" calcext:value-type="float">
            <text:p>0</text:p>
          </table:table-cell>
          <table:table-cell office:value-type="float" office:value="-5.714108" calcext:value-type="float">
            <text:p>-5.714108</text:p>
          </table:table-cell>
          <table:table-cell office:value-type="float" office:value="33.22243" calcext:value-type="float">
            <text:p>33.22243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515259" calcext:value-type="float">
            <text:p>0.0001515259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3807091" calcext:value-type="float">
            <text:p>0.003807091</text:p>
          </table:table-cell>
          <table:table-cell office:value-type="float" office:value="1166.744" calcext:value-type="float">
            <text:p>1166.744</text:p>
          </table:table-cell>
          <table:table-cell office:value-type="float" office:value="1.50186" calcext:value-type="float">
            <text:p>1.50186</text:p>
          </table:table-cell>
          <table:table-cell office:value-type="float" office:value="0" calcext:value-type="float">
            <text:p>0</text:p>
          </table:table-cell>
          <table:table-cell office:value-type="float" office:value="0.005013585" calcext:value-type="float">
            <text:p>0.005013585</text:p>
          </table:table-cell>
          <table:table-cell office:value-type="float" office:value="0.009997539" calcext:value-type="float">
            <text:p>0.009997539</text:p>
          </table:table-cell>
          <table:table-cell office:value-type="float" office:value="0.01481532" calcext:value-type="float">
            <text:p>0.01481532</text:p>
          </table:table-cell>
          <table:table-cell office:value-type="float" office:value="0.0065404" calcext:value-type="float">
            <text:p>0.0065404</text:p>
          </table:table-cell>
          <table:table-cell office:value-type="float" office:value="0.006541325" calcext:value-type="float">
            <text:p>0.006541325</text:p>
          </table:table-cell>
          <table:table-cell office:value-type="float" office:value="0.00424764" calcext:value-type="float">
            <text:p>0.00424764</text:p>
          </table:table-cell>
          <table:table-cell office:value-type="float" office:value="0.004131351" calcext:value-type="float">
            <text:p>0.004131351</text:p>
          </table:table-cell>
          <table:table-cell office:value-type="float" office:value="0.008856891" calcext:value-type="float">
            <text:p>0.008856891</text:p>
          </table:table-cell>
          <table:table-cell office:value-type="float" office:value="0.02326732" calcext:value-type="float">
            <text:p>0.02326732</text:p>
          </table:table-cell>
          <table:table-cell office:value-type="float" office:value="0.04420805" calcext:value-type="float">
            <text:p>0.04420805</text:p>
          </table:table-cell>
          <table:table-cell office:value-type="float" office:value="0.09873913" calcext:value-type="float">
            <text:p>0.09873913</text:p>
          </table:table-cell>
          <table:table-cell office:value-type="float" office:value="0.1536815" calcext:value-type="float">
            <text:p>0.1536815</text:p>
          </table:table-cell>
          <table:table-cell office:value-type="float" office:value="0.1748537" calcext:value-type="float">
            <text:p>0.1748537</text:p>
          </table:table-cell>
          <table:table-cell office:value-type="float" office:value="0.1792907" calcext:value-type="float">
            <text:p>0.1792907</text:p>
          </table:table-cell>
          <table:table-cell office:value-type="float" office:value="0" calcext:value-type="float">
            <text:p>0</text:p>
          </table:table-cell>
          <table:table-cell office:value-type="float" office:value="17.09481" calcext:value-type="float">
            <text:p>17.09481</text:p>
          </table:table-cell>
          <table:table-cell office:value-type="float" office:value="13.98627" calcext:value-type="float">
            <text:p>13.98627</text:p>
          </table:table-cell>
          <table:table-cell office:value-type="float" office:value="20.38689" calcext:value-type="float">
            <text:p>20.38689</text:p>
          </table:table-cell>
          <table:table-cell office:value-type="float" office:value="4.917973" calcext:value-type="float">
            <text:p>4.917973</text:p>
          </table:table-cell>
          <table:table-cell office:value-type="float" office:value="3.961767" calcext:value-type="float">
            <text:p>3.961767</text:p>
          </table:table-cell>
          <table:table-cell office:value-type="float" office:value="2.010379" calcext:value-type="float">
            <text:p>2.010379</text:p>
          </table:table-cell>
          <table:table-cell office:value-type="float" office:value="2.038833" calcext:value-type="float">
            <text:p>2.038833</text:p>
          </table:table-cell>
          <table:table-cell office:value-type="float" office:value="4.441662" calcext:value-type="float">
            <text:p>4.441662</text:p>
          </table:table-cell>
          <table:table-cell office:value-type="float" office:value="7.222476" calcext:value-type="float">
            <text:p>7.222476</text:p>
          </table:table-cell>
          <table:table-cell office:value-type="float" office:value="7.792459" calcext:value-type="float">
            <text:p>7.792459</text:p>
          </table:table-cell>
          <table:table-cell office:value-type="float" office:value="8.3449" calcext:value-type="float">
            <text:p>8.3449</text:p>
          </table:table-cell>
          <table:table-cell office:value-type="float" office:value="8.911094" calcext:value-type="float">
            <text:p>8.911094</text:p>
          </table:table-cell>
          <table:table-cell office:value-type="float" office:value="10.79761" calcext:value-type="float">
            <text:p>10.79761</text:p>
          </table:table-cell>
          <table:table-cell office:value-type="float" office:value="11.22305" calcext:value-type="float">
            <text:p>11.22305</text:p>
          </table:table-cell>
          <table:table-cell office:value-type="float" office:value="0" calcext:value-type="float">
            <text:p>0</text:p>
          </table:table-cell>
          <table:table-cell office:value-type="float" office:value="0.01066305" calcext:value-type="float">
            <text:p>0.01066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445" calcext:value-type="float">
            <text:p>1.7914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1.607841" calcext:value-type="float">
            <text:p>1.607841</text:p>
          </table:table-cell>
          <table:table-cell office:value-type="float" office:value="135.8776" calcext:value-type="float">
            <text:p>135.8776</text:p>
          </table:table-cell>
          <table:table-cell office:value-type="float" office:value="0" calcext:value-type="float">
            <text:p>0</text:p>
          </table:table-cell>
          <table:table-cell office:value-type="float" office:value="-5.756396" calcext:value-type="float">
            <text:p>-5.756396</text:p>
          </table:table-cell>
          <table:table-cell office:value-type="float" office:value="33.20151" calcext:value-type="float">
            <text:p>33.20151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515259" calcext:value-type="float">
            <text:p>0.0001515259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3807091" calcext:value-type="float">
            <text:p>0.003807091</text:p>
          </table:table-cell>
          <table:table-cell office:value-type="float" office:value="1166.716" calcext:value-type="float">
            <text:p>1166.716</text:p>
          </table:table-cell>
          <table:table-cell office:value-type="float" office:value="1.509213" calcext:value-type="float">
            <text:p>1.509213</text:p>
          </table:table-cell>
          <table:table-cell office:value-type="float" office:value="0" calcext:value-type="float">
            <text:p>0</text:p>
          </table:table-cell>
          <table:table-cell office:value-type="float" office:value="0.005731998" calcext:value-type="float">
            <text:p>0.005731998</text:p>
          </table:table-cell>
          <table:table-cell office:value-type="float" office:value="0.01129552" calcext:value-type="float">
            <text:p>0.01129552</text:p>
          </table:table-cell>
          <table:table-cell office:value-type="float" office:value="0.01542456" calcext:value-type="float">
            <text:p>0.01542456</text:p>
          </table:table-cell>
          <table:table-cell office:value-type="float" office:value="0.006901252" calcext:value-type="float">
            <text:p>0.006901252</text:p>
          </table:table-cell>
          <table:table-cell office:value-type="float" office:value="0.006674037" calcext:value-type="float">
            <text:p>0.006674037</text:p>
          </table:table-cell>
          <table:table-cell office:value-type="float" office:value="0.004290895" calcext:value-type="float">
            <text:p>0.004290895</text:p>
          </table:table-cell>
          <table:table-cell office:value-type="float" office:value="0.004154482" calcext:value-type="float">
            <text:p>0.004154482</text:p>
          </table:table-cell>
          <table:table-cell office:value-type="float" office:value="0.008854037" calcext:value-type="float">
            <text:p>0.008854037</text:p>
          </table:table-cell>
          <table:table-cell office:value-type="float" office:value="0.02355421" calcext:value-type="float">
            <text:p>0.02355421</text:p>
          </table:table-cell>
          <table:table-cell office:value-type="float" office:value="0.04455954" calcext:value-type="float">
            <text:p>0.04455954</text:p>
          </table:table-cell>
          <table:table-cell office:value-type="float" office:value="0.1017889" calcext:value-type="float">
            <text:p>0.1017889</text:p>
          </table:table-cell>
          <table:table-cell office:value-type="float" office:value="0.1538026" calcext:value-type="float">
            <text:p>0.1538026</text:p>
          </table:table-cell>
          <table:table-cell office:value-type="float" office:value="0.1748874" calcext:value-type="float">
            <text:p>0.1748874</text:p>
          </table:table-cell>
          <table:table-cell office:value-type="float" office:value="0.1793265" calcext:value-type="float">
            <text:p>0.1793265</text:p>
          </table:table-cell>
          <table:table-cell office:value-type="float" office:value="0" calcext:value-type="float">
            <text:p>0</text:p>
          </table:table-cell>
          <table:table-cell office:value-type="float" office:value="17.02776" calcext:value-type="float">
            <text:p>17.02776</text:p>
          </table:table-cell>
          <table:table-cell office:value-type="float" office:value="13.93106" calcext:value-type="float">
            <text:p>13.93106</text:p>
          </table:table-cell>
          <table:table-cell office:value-type="float" office:value="20.34848" calcext:value-type="float">
            <text:p>20.34848</text:p>
          </table:table-cell>
          <table:table-cell office:value-type="float" office:value="4.909647" calcext:value-type="float">
            <text:p>4.909647</text:p>
          </table:table-cell>
          <table:table-cell office:value-type="float" office:value="3.955719" calcext:value-type="float">
            <text:p>3.955719</text:p>
          </table:table-cell>
          <table:table-cell office:value-type="float" office:value="2.008399" calcext:value-type="float">
            <text:p>2.008399</text:p>
          </table:table-cell>
          <table:table-cell office:value-type="float" office:value="2.036167" calcext:value-type="float">
            <text:p>2.036167</text:p>
          </table:table-cell>
          <table:table-cell office:value-type="float" office:value="4.432685" calcext:value-type="float">
            <text:p>4.432685</text:p>
          </table:table-cell>
          <table:table-cell office:value-type="float" office:value="7.207009" calcext:value-type="float">
            <text:p>7.207009</text:p>
          </table:table-cell>
          <table:table-cell office:value-type="float" office:value="7.777795" calcext:value-type="float">
            <text:p>7.777795</text:p>
          </table:table-cell>
          <table:table-cell office:value-type="float" office:value="8.339578" calcext:value-type="float">
            <text:p>8.339578</text:p>
          </table:table-cell>
          <table:table-cell office:value-type="float" office:value="8.916016" calcext:value-type="float">
            <text:p>8.916016</text:p>
          </table:table-cell>
          <table:table-cell office:value-type="float" office:value="10.80087" calcext:value-type="float">
            <text:p>10.80087</text:p>
          </table:table-cell>
          <table:table-cell office:value-type="float" office:value="11.2261" calcext:value-type="float">
            <text:p>11.2261</text:p>
          </table:table-cell>
          <table:table-cell office:value-type="float" office:value="0" calcext:value-type="float">
            <text:p>0</text:p>
          </table:table-cell>
          <table:table-cell office:value-type="float" office:value="0.01026426" calcext:value-type="float">
            <text:p>0.01026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6744" calcext:value-type="float">
            <text:p>1.7967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1.616505" calcext:value-type="float">
            <text:p>1.616505</text:p>
          </table:table-cell>
          <table:table-cell office:value-type="float" office:value="135.8757" calcext:value-type="float">
            <text:p>135.8757</text:p>
          </table:table-cell>
          <table:table-cell office:value-type="float" office:value="0" calcext:value-type="float">
            <text:p>0</text:p>
          </table:table-cell>
          <table:table-cell office:value-type="float" office:value="-5.796196" calcext:value-type="float">
            <text:p>-5.796196</text:p>
          </table:table-cell>
          <table:table-cell office:value-type="float" office:value="33.18182" calcext:value-type="float">
            <text:p>33.18182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515259" calcext:value-type="float">
            <text:p>0.0001515259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3807091" calcext:value-type="float">
            <text:p>0.003807091</text:p>
          </table:table-cell>
          <table:table-cell office:value-type="float" office:value="1166.688" calcext:value-type="float">
            <text:p>1166.688</text:p>
          </table:table-cell>
          <table:table-cell office:value-type="float" office:value="1.513642" calcext:value-type="float">
            <text:p>1.513642</text:p>
          </table:table-cell>
          <table:table-cell office:value-type="float" office:value="0" calcext:value-type="float">
            <text:p>0</text:p>
          </table:table-cell>
          <table:table-cell office:value-type="float" office:value="0.01246991" calcext:value-type="float">
            <text:p>0.01246991</text:p>
          </table:table-cell>
          <table:table-cell office:value-type="float" office:value="0.01201951" calcext:value-type="float">
            <text:p>0.01201951</text:p>
          </table:table-cell>
          <table:table-cell office:value-type="float" office:value="0.01508989" calcext:value-type="float">
            <text:p>0.01508989</text:p>
          </table:table-cell>
          <table:table-cell office:value-type="float" office:value="0.006889778" calcext:value-type="float">
            <text:p>0.006889778</text:p>
          </table:table-cell>
          <table:table-cell office:value-type="float" office:value="0.006636437" calcext:value-type="float">
            <text:p>0.006636437</text:p>
          </table:table-cell>
          <table:table-cell office:value-type="float" office:value="0.004311757" calcext:value-type="float">
            <text:p>0.004311757</text:p>
          </table:table-cell>
          <table:table-cell office:value-type="float" office:value="0.004183613" calcext:value-type="float">
            <text:p>0.004183613</text:p>
          </table:table-cell>
          <table:table-cell office:value-type="float" office:value="0.008863433" calcext:value-type="float">
            <text:p>0.008863433</text:p>
          </table:table-cell>
          <table:table-cell office:value-type="float" office:value="0.02370327" calcext:value-type="float">
            <text:p>0.02370327</text:p>
          </table:table-cell>
          <table:table-cell office:value-type="float" office:value="0.04489873" calcext:value-type="float">
            <text:p>0.04489873</text:p>
          </table:table-cell>
          <table:table-cell office:value-type="float" office:value="0.105122" calcext:value-type="float">
            <text:p>0.105122</text:p>
          </table:table-cell>
          <table:table-cell office:value-type="float" office:value="0.1539336" calcext:value-type="float">
            <text:p>0.1539336</text:p>
          </table:table-cell>
          <table:table-cell office:value-type="float" office:value="0.1749229" calcext:value-type="float">
            <text:p>0.1749229</text:p>
          </table:table-cell>
          <table:table-cell office:value-type="float" office:value="0.179362" calcext:value-type="float">
            <text:p>0.179362</text:p>
          </table:table-cell>
          <table:table-cell office:value-type="float" office:value="0" calcext:value-type="float">
            <text:p>0</text:p>
          </table:table-cell>
          <table:table-cell office:value-type="float" office:value="16.9818" calcext:value-type="float">
            <text:p>16.9818</text:p>
          </table:table-cell>
          <table:table-cell office:value-type="float" office:value="13.89037" calcext:value-type="float">
            <text:p>13.89037</text:p>
          </table:table-cell>
          <table:table-cell office:value-type="float" office:value="20.30952" calcext:value-type="float">
            <text:p>20.30952</text:p>
          </table:table-cell>
          <table:table-cell office:value-type="float" office:value="4.901474" calcext:value-type="float">
            <text:p>4.901474</text:p>
          </table:table-cell>
          <table:table-cell office:value-type="float" office:value="3.949627" calcext:value-type="float">
            <text:p>3.949627</text:p>
          </table:table-cell>
          <table:table-cell office:value-type="float" office:value="2.006425" calcext:value-type="float">
            <text:p>2.006425</text:p>
          </table:table-cell>
          <table:table-cell office:value-type="float" office:value="2.033574" calcext:value-type="float">
            <text:p>2.033574</text:p>
          </table:table-cell>
          <table:table-cell office:value-type="float" office:value="4.423739" calcext:value-type="float">
            <text:p>4.423739</text:p>
          </table:table-cell>
          <table:table-cell office:value-type="float" office:value="7.191651" calcext:value-type="float">
            <text:p>7.191651</text:p>
          </table:table-cell>
          <table:table-cell office:value-type="float" office:value="7.763255" calcext:value-type="float">
            <text:p>7.763255</text:p>
          </table:table-cell>
          <table:table-cell office:value-type="float" office:value="8.335009" calcext:value-type="float">
            <text:p>8.335009</text:p>
          </table:table-cell>
          <table:table-cell office:value-type="float" office:value="8.920976" calcext:value-type="float">
            <text:p>8.920976</text:p>
          </table:table-cell>
          <table:table-cell office:value-type="float" office:value="10.80413" calcext:value-type="float">
            <text:p>10.80413</text:p>
          </table:table-cell>
          <table:table-cell office:value-type="float" office:value="11.22917" calcext:value-type="float">
            <text:p>11.22917</text:p>
          </table:table-cell>
          <table:table-cell office:value-type="float" office:value="0" calcext:value-type="float">
            <text:p>0</text:p>
          </table:table-cell>
          <table:table-cell office:value-type="float" office:value="0.409857" calcext:value-type="float">
            <text:p>0.40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2665" calcext:value-type="float">
            <text:p>1.8026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1.621841" calcext:value-type="float">
            <text:p>1.621841</text:p>
          </table:table-cell>
          <table:table-cell office:value-type="float" office:value="135.8727" calcext:value-type="float">
            <text:p>135.8727</text:p>
          </table:table-cell>
          <table:table-cell office:value-type="float" office:value="0" calcext:value-type="float">
            <text:p>0</text:p>
          </table:table-cell>
          <table:table-cell office:value-type="float" office:value="-5.835531" calcext:value-type="float">
            <text:p>-5.835531</text:p>
          </table:table-cell>
          <table:table-cell office:value-type="float" office:value="33.16341" calcext:value-type="float">
            <text:p>33.16341</text:p>
          </table:table-cell>
          <table:table-cell office:value-type="float" office:value="0.03872432" calcext:value-type="float">
            <text:p>0.03872432</text:p>
          </table:table-cell>
          <table:table-cell office:value-type="float" office:value="0.0001515259" calcext:value-type="float">
            <text:p>0.0001515259</text:p>
          </table:table-cell>
          <table:table-cell office:value-type="float" office:value="0.04240423" calcext:value-type="float">
            <text:p>0.04240423</text:p>
          </table:table-cell>
          <table:table-cell office:value-type="float" office:value="0.003807091" calcext:value-type="float">
            <text:p>0.003807091</text:p>
          </table:table-cell>
          <table:table-cell office:value-type="float" office:value="1166.661" calcext:value-type="float">
            <text:p>1166.661</text:p>
          </table:table-cell>
          <table:table-cell office:value-type="float" office:value="1.503532" calcext:value-type="float">
            <text:p>1.503532</text:p>
          </table:table-cell>
          <table:table-cell office:value-type="float" office:value="0" calcext:value-type="float">
            <text:p>0</text:p>
          </table:table-cell>
          <table:table-cell office:value-type="float" office:value="0.07368497" calcext:value-type="float">
            <text:p>0.07368497</text:p>
          </table:table-cell>
          <table:table-cell office:value-type="float" office:value="0.01622625" calcext:value-type="float">
            <text:p>0.01622625</text:p>
          </table:table-cell>
          <table:table-cell office:value-type="float" office:value="0.01557105" calcext:value-type="float">
            <text:p>0.01557105</text:p>
          </table:table-cell>
          <table:table-cell office:value-type="float" office:value="0.007101492" calcext:value-type="float">
            <text:p>0.007101492</text:p>
          </table:table-cell>
          <table:table-cell office:value-type="float" office:value="0.006752254" calcext:value-type="float">
            <text:p>0.006752254</text:p>
          </table:table-cell>
          <table:table-cell office:value-type="float" office:value="0.004299549" calcext:value-type="float">
            <text:p>0.004299549</text:p>
          </table:table-cell>
          <table:table-cell office:value-type="float" office:value="0.004201311" calcext:value-type="float">
            <text:p>0.004201311</text:p>
          </table:table-cell>
          <table:table-cell office:value-type="float" office:value="0.00887283" calcext:value-type="float">
            <text:p>0.00887283</text:p>
          </table:table-cell>
          <table:table-cell office:value-type="float" office:value="0.0238049" calcext:value-type="float">
            <text:p>0.0238049</text:p>
          </table:table-cell>
          <table:table-cell office:value-type="float" office:value="0.04522864" calcext:value-type="float">
            <text:p>0.04522864</text:p>
          </table:table-cell>
          <table:table-cell office:value-type="float" office:value="0.1086697" calcext:value-type="float">
            <text:p>0.1086697</text:p>
          </table:table-cell>
          <table:table-cell office:value-type="float" office:value="0.1540746" calcext:value-type="float">
            <text:p>0.1540746</text:p>
          </table:table-cell>
          <table:table-cell office:value-type="float" office:value="0.1749587" calcext:value-type="float">
            <text:p>0.1749587</text:p>
          </table:table-cell>
          <table:table-cell office:value-type="float" office:value="0.1793968" calcext:value-type="float">
            <text:p>0.1793968</text:p>
          </table:table-cell>
          <table:table-cell office:value-type="float" office:value="0" calcext:value-type="float">
            <text:p>0</text:p>
          </table:table-cell>
          <table:table-cell office:value-type="float" office:value="16.96521" calcext:value-type="float">
            <text:p>16.96521</text:p>
          </table:table-cell>
          <table:table-cell office:value-type="float" office:value="13.86106" calcext:value-type="float">
            <text:p>13.86106</text:p>
          </table:table-cell>
          <table:table-cell office:value-type="float" office:value="20.27097" calcext:value-type="float">
            <text:p>20.27097</text:p>
          </table:table-cell>
          <table:table-cell office:value-type="float" office:value="4.893557" calcext:value-type="float">
            <text:p>4.893557</text:p>
          </table:table-cell>
          <table:table-cell office:value-type="float" office:value="3.943548" calcext:value-type="float">
            <text:p>3.943548</text:p>
          </table:table-cell>
          <table:table-cell office:value-type="float" office:value="2.004443" calcext:value-type="float">
            <text:p>2.004443</text:p>
          </table:table-cell>
          <table:table-cell office:value-type="float" office:value="2.031067" calcext:value-type="float">
            <text:p>2.031067</text:p>
          </table:table-cell>
          <table:table-cell office:value-type="float" office:value="4.414863" calcext:value-type="float">
            <text:p>4.414863</text:p>
          </table:table-cell>
          <table:table-cell office:value-type="float" office:value="7.176393" calcext:value-type="float">
            <text:p>7.176393</text:p>
          </table:table-cell>
          <table:table-cell office:value-type="float" office:value="7.748858" calcext:value-type="float">
            <text:p>7.748858</text:p>
          </table:table-cell>
          <table:table-cell office:value-type="float" office:value="8.33125" calcext:value-type="float">
            <text:p>8.33125</text:p>
          </table:table-cell>
          <table:table-cell office:value-type="float" office:value="8.925943" calcext:value-type="float">
            <text:p>8.925943</text:p>
          </table:table-cell>
          <table:table-cell office:value-type="float" office:value="10.80738" calcext:value-type="float">
            <text:p>10.80738</text:p>
          </table:table-cell>
          <table:table-cell office:value-type="float" office:value="11.23222" calcext:value-type="float">
            <text:p>11.23222</text:p>
          </table:table-cell>
          <table:table-cell office:value-type="float" office:value="0" calcext:value-type="float">
            <text:p>0</text:p>
          </table:table-cell>
          <table:table-cell office:value-type="float" office:value="16.39487" calcext:value-type="float">
            <text:p>16.3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3144" calcext:value-type="float">
            <text:p>1.81314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1.627185" calcext:value-type="float">
            <text:p>1.627185</text:p>
          </table:table-cell>
          <table:table-cell office:value-type="float" office:value="135.8703" calcext:value-type="float">
            <text:p>135.8703</text:p>
          </table:table-cell>
          <table:table-cell office:value-type="float" office:value="0" calcext:value-type="float">
            <text:p>0</text:p>
          </table:table-cell>
          <table:table-cell office:value-type="float" office:value="-5.884801" calcext:value-type="float">
            <text:p>-5.884801</text:p>
          </table:table-cell>
          <table:table-cell office:value-type="float" office:value="33.1422" calcext:value-type="float">
            <text:p>33.142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5" calcext:value-type="float">
            <text:p>0.0001535395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760346" calcext:value-type="float">
            <text:p>0.003760346</text:p>
          </table:table-cell>
          <table:table-cell office:value-type="float" office:value="1166.634" calcext:value-type="float">
            <text:p>1166.634</text:p>
          </table:table-cell>
          <table:table-cell office:value-type="float" office:value="1.504775" calcext:value-type="float">
            <text:p>1.504775</text:p>
          </table:table-cell>
          <table:table-cell office:value-type="float" office:value="0" calcext:value-type="float">
            <text:p>0</text:p>
          </table:table-cell>
          <table:table-cell office:value-type="float" office:value="0.009667661" calcext:value-type="float">
            <text:p>0.009667661</text:p>
          </table:table-cell>
          <table:table-cell office:value-type="float" office:value="0.01003196" calcext:value-type="float">
            <text:p>0.01003196</text:p>
          </table:table-cell>
          <table:table-cell office:value-type="float" office:value="0.01159331" calcext:value-type="float">
            <text:p>0.01159331</text:p>
          </table:table-cell>
          <table:table-cell office:value-type="float" office:value="0.004978606" calcext:value-type="float">
            <text:p>0.004978606</text:p>
          </table:table-cell>
          <table:table-cell office:value-type="float" office:value="0.005043695" calcext:value-type="float">
            <text:p>0.005043695</text:p>
          </table:table-cell>
          <table:table-cell office:value-type="float" office:value="0.004200518" calcext:value-type="float">
            <text:p>0.004200518</text:p>
          </table:table-cell>
          <table:table-cell office:value-type="float" office:value="0.004042018" calcext:value-type="float">
            <text:p>0.004042018</text:p>
          </table:table-cell>
          <table:table-cell office:value-type="float" office:value="0.008865691" calcext:value-type="float">
            <text:p>0.008865691</text:p>
          </table:table-cell>
          <table:table-cell office:value-type="float" office:value="0.02363783" calcext:value-type="float">
            <text:p>0.02363783</text:p>
          </table:table-cell>
          <table:table-cell office:value-type="float" office:value="0.04486314" calcext:value-type="float">
            <text:p>0.04486314</text:p>
          </table:table-cell>
          <table:table-cell office:value-type="float" office:value="0.1115488" calcext:value-type="float">
            <text:p>0.1115488</text:p>
          </table:table-cell>
          <table:table-cell office:value-type="float" office:value="0.1541834" calcext:value-type="float">
            <text:p>0.1541834</text:p>
          </table:table-cell>
          <table:table-cell office:value-type="float" office:value="0.1751045" calcext:value-type="float">
            <text:p>0.1751045</text:p>
          </table:table-cell>
          <table:table-cell office:value-type="float" office:value="0.1793927" calcext:value-type="float">
            <text:p>0.1793927</text:p>
          </table:table-cell>
          <table:table-cell office:value-type="float" office:value="0" calcext:value-type="float">
            <text:p>0</text:p>
          </table:table-cell>
          <table:table-cell office:value-type="float" office:value="16.91887" calcext:value-type="float">
            <text:p>16.91887</text:p>
          </table:table-cell>
          <table:table-cell office:value-type="float" office:value="13.81231" calcext:value-type="float">
            <text:p>13.81231</text:p>
          </table:table-cell>
          <table:table-cell office:value-type="float" office:value="20.19894" calcext:value-type="float">
            <text:p>20.19894</text:p>
          </table:table-cell>
          <table:table-cell office:value-type="float" office:value="4.88013" calcext:value-type="float">
            <text:p>4.88013</text:p>
          </table:table-cell>
          <table:table-cell office:value-type="float" office:value="3.936575" calcext:value-type="float">
            <text:p>3.936575</text:p>
          </table:table-cell>
          <table:table-cell office:value-type="float" office:value="2.002464" calcext:value-type="float">
            <text:p>2.002464</text:p>
          </table:table-cell>
          <table:table-cell office:value-type="float" office:value="2.028265" calcext:value-type="float">
            <text:p>2.028265</text:p>
          </table:table-cell>
          <table:table-cell office:value-type="float" office:value="4.406084" calcext:value-type="float">
            <text:p>4.406084</text:p>
          </table:table-cell>
          <table:table-cell office:value-type="float" office:value="7.161229" calcext:value-type="float">
            <text:p>7.161229</text:p>
          </table:table-cell>
          <table:table-cell office:value-type="float" office:value="7.734513" calcext:value-type="float">
            <text:p>7.734513</text:p>
          </table:table-cell>
          <table:table-cell office:value-type="float" office:value="8.328259" calcext:value-type="float">
            <text:p>8.328259</text:p>
          </table:table-cell>
          <table:table-cell office:value-type="float" office:value="8.930939" calcext:value-type="float">
            <text:p>8.930939</text:p>
          </table:table-cell>
          <table:table-cell office:value-type="float" office:value="10.8106" calcext:value-type="float">
            <text:p>10.8106</text:p>
          </table:table-cell>
          <table:table-cell office:value-type="float" office:value="11.23491" calcext:value-type="float">
            <text:p>11.23491</text:p>
          </table:table-cell>
          <table:table-cell office:value-type="float" office:value="0" calcext:value-type="float">
            <text:p>0</text:p>
          </table:table-cell>
          <table:table-cell office:value-type="float" office:value="0.05306363" calcext:value-type="float">
            <text:p>0.05306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8936" calcext:value-type="float">
            <text:p>1.8189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1.638966" calcext:value-type="float">
            <text:p>1.638966</text:p>
          </table:table-cell>
          <table:table-cell office:value-type="float" office:value="135.8697" calcext:value-type="float">
            <text:p>135.8697</text:p>
          </table:table-cell>
          <table:table-cell office:value-type="float" office:value="0" calcext:value-type="float">
            <text:p>0</text:p>
          </table:table-cell>
          <table:table-cell office:value-type="float" office:value="-5.923551" calcext:value-type="float">
            <text:p>-5.923551</text:p>
          </table:table-cell>
          <table:table-cell office:value-type="float" office:value="33.11923" calcext:value-type="float">
            <text:p>33.1192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5" calcext:value-type="float">
            <text:p>0.0001535395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609496" calcext:value-type="float">
            <text:p>0.003609496</text:p>
          </table:table-cell>
          <table:table-cell office:value-type="float" office:value="1166.606" calcext:value-type="float">
            <text:p>1166.606</text:p>
          </table:table-cell>
          <table:table-cell office:value-type="float" office:value="1.514698" calcext:value-type="float">
            <text:p>1.514698</text:p>
          </table:table-cell>
          <table:table-cell office:value-type="float" office:value="0" calcext:value-type="float">
            <text:p>0</text:p>
          </table:table-cell>
          <table:table-cell office:value-type="float" office:value="0.005579623" calcext:value-type="float">
            <text:p>0.005579623</text:p>
          </table:table-cell>
          <table:table-cell office:value-type="float" office:value="0.01020642" calcext:value-type="float">
            <text:p>0.01020642</text:p>
          </table:table-cell>
          <table:table-cell office:value-type="float" office:value="0.01217901" calcext:value-type="float">
            <text:p>0.01217901</text:p>
          </table:table-cell>
          <table:table-cell office:value-type="float" office:value="0.005029758" calcext:value-type="float">
            <text:p>0.005029758</text:p>
          </table:table-cell>
          <table:table-cell office:value-type="float" office:value="0.004568425" calcext:value-type="float">
            <text:p>0.004568425</text:p>
          </table:table-cell>
          <table:table-cell office:value-type="float" office:value="0.004213343" calcext:value-type="float">
            <text:p>0.004213343</text:p>
          </table:table-cell>
          <table:table-cell office:value-type="float" office:value="0.00405124" calcext:value-type="float">
            <text:p>0.00405124</text:p>
          </table:table-cell>
          <table:table-cell office:value-type="float" office:value="0.008845223" calcext:value-type="float">
            <text:p>0.008845223</text:p>
          </table:table-cell>
          <table:table-cell office:value-type="float" office:value="0.02344209" calcext:value-type="float">
            <text:p>0.02344209</text:p>
          </table:table-cell>
          <table:table-cell office:value-type="float" office:value="0.04321972" calcext:value-type="float">
            <text:p>0.04321972</text:p>
          </table:table-cell>
          <table:table-cell office:value-type="float" office:value="0.1150485" calcext:value-type="float">
            <text:p>0.1150485</text:p>
          </table:table-cell>
          <table:table-cell office:value-type="float" office:value="0.1542512" calcext:value-type="float">
            <text:p>0.1542512</text:p>
          </table:table-cell>
          <table:table-cell office:value-type="float" office:value="0.1750613" calcext:value-type="float">
            <text:p>0.1750613</text:p>
          </table:table-cell>
          <table:table-cell office:value-type="float" office:value="0.1794496" calcext:value-type="float">
            <text:p>0.1794496</text:p>
          </table:table-cell>
          <table:table-cell office:value-type="float" office:value="0" calcext:value-type="float">
            <text:p>0</text:p>
          </table:table-cell>
          <table:table-cell office:value-type="float" office:value="16.85121" calcext:value-type="float">
            <text:p>16.85121</text:p>
          </table:table-cell>
          <table:table-cell office:value-type="float" office:value="13.75574" calcext:value-type="float">
            <text:p>13.75574</text:p>
          </table:table-cell>
          <table:table-cell office:value-type="float" office:value="20.11059" calcext:value-type="float">
            <text:p>20.11059</text:p>
          </table:table-cell>
          <table:table-cell office:value-type="float" office:value="4.860075" calcext:value-type="float">
            <text:p>4.860075</text:p>
          </table:table-cell>
          <table:table-cell office:value-type="float" office:value="3.921099" calcext:value-type="float">
            <text:p>3.921099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2.025017" calcext:value-type="float">
            <text:p>2.025017</text:p>
          </table:table-cell>
          <table:table-cell office:value-type="float" office:value="4.397239" calcext:value-type="float">
            <text:p>4.397239</text:p>
          </table:table-cell>
          <table:table-cell office:value-type="float" office:value="7.14605" calcext:value-type="float">
            <text:p>7.14605</text:p>
          </table:table-cell>
          <table:table-cell office:value-type="float" office:value="7.719985" calcext:value-type="float">
            <text:p>7.719985</text:p>
          </table:table-cell>
          <table:table-cell office:value-type="float" office:value="8.32601" calcext:value-type="float">
            <text:p>8.32601</text:p>
          </table:table-cell>
          <table:table-cell office:value-type="float" office:value="8.935901" calcext:value-type="float">
            <text:p>8.935901</text:p>
          </table:table-cell>
          <table:table-cell office:value-type="float" office:value="10.81388" calcext:value-type="float">
            <text:p>10.81388</text:p>
          </table:table-cell>
          <table:table-cell office:value-type="float" office:value="11.23794" calcext:value-type="float">
            <text:p>11.23794</text:p>
          </table:table-cell>
          <table:table-cell office:value-type="float" office:value="0" calcext:value-type="float">
            <text:p>0</text:p>
          </table:table-cell>
          <table:table-cell office:value-type="float" office:value="0.01069096" calcext:value-type="float">
            <text:p>0.0106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3732" calcext:value-type="float">
            <text:p>1.8237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1.647444" calcext:value-type="float">
            <text:p>1.647444</text:p>
          </table:table-cell>
          <table:table-cell office:value-type="float" office:value="135.8688" calcext:value-type="float">
            <text:p>135.8688</text:p>
          </table:table-cell>
          <table:table-cell office:value-type="float" office:value="0" calcext:value-type="float">
            <text:p>0</text:p>
          </table:table-cell>
          <table:table-cell office:value-type="float" office:value="-5.965547" calcext:value-type="float">
            <text:p>-5.965547</text:p>
          </table:table-cell>
          <table:table-cell office:value-type="float" office:value="33.09674" calcext:value-type="float">
            <text:p>33.09674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464549" calcext:value-type="float">
            <text:p>0.003464549</text:p>
          </table:table-cell>
          <table:table-cell office:value-type="float" office:value="1166.578" calcext:value-type="float">
            <text:p>1166.578</text:p>
          </table:table-cell>
          <table:table-cell office:value-type="float" office:value="1.522954" calcext:value-type="float">
            <text:p>1.522954</text:p>
          </table:table-cell>
          <table:table-cell office:value-type="float" office:value="0" calcext:value-type="float">
            <text:p>0</text:p>
          </table:table-cell>
          <table:table-cell office:value-type="float" office:value="0.00504887" calcext:value-type="float">
            <text:p>0.00504887</text:p>
          </table:table-cell>
          <table:table-cell office:value-type="float" office:value="0.009650959" calcext:value-type="float">
            <text:p>0.009650959</text:p>
          </table:table-cell>
          <table:table-cell office:value-type="float" office:value="0.01181802" calcext:value-type="float">
            <text:p>0.01181802</text:p>
          </table:table-cell>
          <table:table-cell office:value-type="float" office:value="0.004900574" calcext:value-type="float">
            <text:p>0.004900574</text:p>
          </table:table-cell>
          <table:table-cell office:value-type="float" office:value="0.004469364" calcext:value-type="float">
            <text:p>0.004469364</text:p>
          </table:table-cell>
          <table:table-cell office:value-type="float" office:value="0.004137278" calcext:value-type="float">
            <text:p>0.004137278</text:p>
          </table:table-cell>
          <table:table-cell office:value-type="float" office:value="0.004046322" calcext:value-type="float">
            <text:p>0.004046322</text:p>
          </table:table-cell>
          <table:table-cell office:value-type="float" office:value="0.008858686" calcext:value-type="float">
            <text:p>0.008858686</text:p>
          </table:table-cell>
          <table:table-cell office:value-type="float" office:value="0.02341656" calcext:value-type="float">
            <text:p>0.02341656</text:p>
          </table:table-cell>
          <table:table-cell office:value-type="float" office:value="0.04294799" calcext:value-type="float">
            <text:p>0.04294799</text:p>
          </table:table-cell>
          <table:table-cell office:value-type="float" office:value="0.1179849" calcext:value-type="float">
            <text:p>0.1179849</text:p>
          </table:table-cell>
          <table:table-cell office:value-type="float" office:value="0.1543112" calcext:value-type="float">
            <text:p>0.1543112</text:p>
          </table:table-cell>
          <table:table-cell office:value-type="float" office:value="0.1750735" calcext:value-type="float">
            <text:p>0.1750735</text:p>
          </table:table-cell>
          <table:table-cell office:value-type="float" office:value="0.1794922" calcext:value-type="float">
            <text:p>0.1794922</text:p>
          </table:table-cell>
          <table:table-cell office:value-type="float" office:value="0" calcext:value-type="float">
            <text:p>0</text:p>
          </table:table-cell>
          <table:table-cell office:value-type="float" office:value="16.78548" calcext:value-type="float">
            <text:p>16.78548</text:p>
          </table:table-cell>
          <table:table-cell office:value-type="float" office:value="13.70043" calcext:value-type="float">
            <text:p>13.70043</text:p>
          </table:table-cell>
          <table:table-cell office:value-type="float" office:value="20.02493" calcext:value-type="float">
            <text:p>20.02493</text:p>
          </table:table-cell>
          <table:table-cell office:value-type="float" office:value="4.840679" calcext:value-type="float">
            <text:p>4.840679</text:p>
          </table:table-cell>
          <table:table-cell office:value-type="float" office:value="3.905358" calcext:value-type="float">
            <text:p>3.905358</text:p>
          </table:table-cell>
          <table:table-cell office:value-type="float" office:value="1.998416" calcext:value-type="float">
            <text:p>1.998416</text:p>
          </table:table-cell>
          <table:table-cell office:value-type="float" office:value="2.021847" calcext:value-type="float">
            <text:p>2.021847</text:p>
          </table:table-cell>
          <table:table-cell office:value-type="float" office:value="4.38837" calcext:value-type="float">
            <text:p>4.38837</text:p>
          </table:table-cell>
          <table:table-cell office:value-type="float" office:value="7.130906" calcext:value-type="float">
            <text:p>7.130906</text:p>
          </table:table-cell>
          <table:table-cell office:value-type="float" office:value="7.705333" calcext:value-type="float">
            <text:p>7.705333</text:p>
          </table:table-cell>
          <table:table-cell office:value-type="float" office:value="8.324512" calcext:value-type="float">
            <text:p>8.324512</text:p>
          </table:table-cell>
          <table:table-cell office:value-type="float" office:value="8.940862" calcext:value-type="float">
            <text:p>8.940862</text:p>
          </table:table-cell>
          <table:table-cell office:value-type="float" office:value="10.81713" calcext:value-type="float">
            <text:p>10.81713</text:p>
          </table:table-cell>
          <table:table-cell office:value-type="float" office:value="11.24101" calcext:value-type="float">
            <text:p>11.24101</text:p>
          </table:table-cell>
          <table:table-cell office:value-type="float" office:value="0" calcext:value-type="float">
            <text:p>0</text:p>
          </table:table-cell>
          <table:table-cell office:value-type="float" office:value="0.01049314" calcext:value-type="float">
            <text:p>0.01049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8193" calcext:value-type="float">
            <text:p>1.82819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1.655938" calcext:value-type="float">
            <text:p>1.655938</text:p>
          </table:table-cell>
          <table:table-cell office:value-type="float" office:value="135.868" calcext:value-type="float">
            <text:p>135.868</text:p>
          </table:table-cell>
          <table:table-cell office:value-type="float" office:value="0" calcext:value-type="float">
            <text:p>0</text:p>
          </table:table-cell>
          <table:table-cell office:value-type="float" office:value="-6.006494" calcext:value-type="float">
            <text:p>-6.006494</text:p>
          </table:table-cell>
          <table:table-cell office:value-type="float" office:value="33.07488" calcext:value-type="float">
            <text:p>33.0748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420632" calcext:value-type="float">
            <text:p>0.003420632</text:p>
          </table:table-cell>
          <table:table-cell office:value-type="float" office:value="1166.551" calcext:value-type="float">
            <text:p>1166.551</text:p>
          </table:table-cell>
          <table:table-cell office:value-type="float" office:value="1.53097" calcext:value-type="float">
            <text:p>1.53097</text:p>
          </table:table-cell>
          <table:table-cell office:value-type="float" office:value="0" calcext:value-type="float">
            <text:p>0</text:p>
          </table:table-cell>
          <table:table-cell office:value-type="float" office:value="0.005046964" calcext:value-type="float">
            <text:p>0.005046964</text:p>
          </table:table-cell>
          <table:table-cell office:value-type="float" office:value="0.009844376" calcext:value-type="float">
            <text:p>0.009844376</text:p>
          </table:table-cell>
          <table:table-cell office:value-type="float" office:value="0.01189669" calcext:value-type="float">
            <text:p>0.01189669</text:p>
          </table:table-cell>
          <table:table-cell office:value-type="float" office:value="0.004934049" calcext:value-type="float">
            <text:p>0.004934049</text:p>
          </table:table-cell>
          <table:table-cell office:value-type="float" office:value="0.004511151" calcext:value-type="float">
            <text:p>0.004511151</text:p>
          </table:table-cell>
          <table:table-cell office:value-type="float" office:value="0.004058362" calcext:value-type="float">
            <text:p>0.004058362</text:p>
          </table:table-cell>
          <table:table-cell office:value-type="float" office:value="0.004028875" calcext:value-type="float">
            <text:p>0.004028875</text:p>
          </table:table-cell>
          <table:table-cell office:value-type="float" office:value="0.008913239" calcext:value-type="float">
            <text:p>0.008913239</text:p>
          </table:table-cell>
          <table:table-cell office:value-type="float" office:value="0.02336217" calcext:value-type="float">
            <text:p>0.02336217</text:p>
          </table:table-cell>
          <table:table-cell office:value-type="float" office:value="0.04252614" calcext:value-type="float">
            <text:p>0.04252614</text:p>
          </table:table-cell>
          <table:table-cell office:value-type="float" office:value="0.120358" calcext:value-type="float">
            <text:p>0.120358</text:p>
          </table:table-cell>
          <table:table-cell office:value-type="float" office:value="0.1543943" calcext:value-type="float">
            <text:p>0.1543943</text:p>
          </table:table-cell>
          <table:table-cell office:value-type="float" office:value="0.1751033" calcext:value-type="float">
            <text:p>0.1751033</text:p>
          </table:table-cell>
          <table:table-cell office:value-type="float" office:value="0.1795285" calcext:value-type="float">
            <text:p>0.1795285</text:p>
          </table:table-cell>
          <table:table-cell office:value-type="float" office:value="0" calcext:value-type="float">
            <text:p>0</text:p>
          </table:table-cell>
          <table:table-cell office:value-type="float" office:value="16.72249" calcext:value-type="float">
            <text:p>16.72249</text:p>
          </table:table-cell>
          <table:table-cell office:value-type="float" office:value="13.64754" calcext:value-type="float">
            <text:p>13.64754</text:p>
          </table:table-cell>
          <table:table-cell office:value-type="float" office:value="19.94296" calcext:value-type="float">
            <text:p>19.94296</text:p>
          </table:table-cell>
          <table:table-cell office:value-type="float" office:value="4.822189" calcext:value-type="float">
            <text:p>4.822189</text:p>
          </table:table-cell>
          <table:table-cell office:value-type="float" office:value="3.890399" calcext:value-type="float">
            <text:p>3.890399</text:p>
          </table:table-cell>
          <table:table-cell office:value-type="float" office:value="1.996344" calcext:value-type="float">
            <text:p>1.996344</text:p>
          </table:table-cell>
          <table:table-cell office:value-type="float" office:value="2.018747" calcext:value-type="float">
            <text:p>2.018747</text:p>
          </table:table-cell>
          <table:table-cell office:value-type="float" office:value="4.379499" calcext:value-type="float">
            <text:p>4.379499</text:p>
          </table:table-cell>
          <table:table-cell office:value-type="float" office:value="7.115799" calcext:value-type="float">
            <text:p>7.115799</text:p>
          </table:table-cell>
          <table:table-cell office:value-type="float" office:value="7.690664" calcext:value-type="float">
            <text:p>7.690664</text:p>
          </table:table-cell>
          <table:table-cell office:value-type="float" office:value="8.323617" calcext:value-type="float">
            <text:p>8.323617</text:p>
          </table:table-cell>
          <table:table-cell office:value-type="float" office:value="8.945828" calcext:value-type="float">
            <text:p>8.945828</text:p>
          </table:table-cell>
          <table:table-cell office:value-type="float" office:value="10.82039" calcext:value-type="float">
            <text:p>10.82039</text:p>
          </table:table-cell>
          <table:table-cell office:value-type="float" office:value="11.24408" calcext:value-type="float">
            <text:p>11.24408</text:p>
          </table:table-cell>
          <table:table-cell office:value-type="float" office:value="0" calcext:value-type="float">
            <text:p>0</text:p>
          </table:table-cell>
          <table:table-cell office:value-type="float" office:value="0.01035158" calcext:value-type="float">
            <text:p>0.01035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2446" calcext:value-type="float">
            <text:p>1.8324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1.664308" calcext:value-type="float">
            <text:p>1.664308</text:p>
          </table:table-cell>
          <table:table-cell office:value-type="float" office:value="135.8673" calcext:value-type="float">
            <text:p>135.8673</text:p>
          </table:table-cell>
          <table:table-cell office:value-type="float" office:value="0" calcext:value-type="float">
            <text:p>0</text:p>
          </table:table-cell>
          <table:table-cell office:value-type="float" office:value="-6.046782" calcext:value-type="float">
            <text:p>-6.046782</text:p>
          </table:table-cell>
          <table:table-cell office:value-type="float" office:value="33.05363" calcext:value-type="float">
            <text:p>33.0536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420632" calcext:value-type="float">
            <text:p>0.003420632</text:p>
          </table:table-cell>
          <table:table-cell office:value-type="float" office:value="1166.522" calcext:value-type="float">
            <text:p>1166.522</text:p>
          </table:table-cell>
          <table:table-cell office:value-type="float" office:value="1.539238" calcext:value-type="float">
            <text:p>1.539238</text:p>
          </table:table-cell>
          <table:table-cell office:value-type="float" office:value="0" calcext:value-type="float">
            <text:p>0</text:p>
          </table:table-cell>
          <table:table-cell office:value-type="float" office:value="0.004863589" calcext:value-type="float">
            <text:p>0.004863589</text:p>
          </table:table-cell>
          <table:table-cell office:value-type="float" office:value="0.009759035" calcext:value-type="float">
            <text:p>0.009759035</text:p>
          </table:table-cell>
          <table:table-cell office:value-type="float" office:value="0.01185503" calcext:value-type="float">
            <text:p>0.01185503</text:p>
          </table:table-cell>
          <table:table-cell office:value-type="float" office:value="0.004956039" calcext:value-type="float">
            <text:p>0.004956039</text:p>
          </table:table-cell>
          <table:table-cell office:value-type="float" office:value="0.004549188" calcext:value-type="float">
            <text:p>0.004549188</text:p>
          </table:table-cell>
          <table:table-cell office:value-type="float" office:value="0.004022279" calcext:value-type="float">
            <text:p>0.004022279</text:p>
          </table:table-cell>
          <table:table-cell office:value-type="float" office:value="0.004026425" calcext:value-type="float">
            <text:p>0.004026425</text:p>
          </table:table-cell>
          <table:table-cell office:value-type="float" office:value="0.008937855" calcext:value-type="float">
            <text:p>0.008937855</text:p>
          </table:table-cell>
          <table:table-cell office:value-type="float" office:value="0.02333415" calcext:value-type="float">
            <text:p>0.02333415</text:p>
          </table:table-cell>
          <table:table-cell office:value-type="float" office:value="0.04212573" calcext:value-type="float">
            <text:p>0.04212573</text:p>
          </table:table-cell>
          <table:table-cell office:value-type="float" office:value="0.1223349" calcext:value-type="float">
            <text:p>0.1223349</text:p>
          </table:table-cell>
          <table:table-cell office:value-type="float" office:value="0.1544838" calcext:value-type="float">
            <text:p>0.1544838</text:p>
          </table:table-cell>
          <table:table-cell office:value-type="float" office:value="0.1751382" calcext:value-type="float">
            <text:p>0.1751382</text:p>
          </table:table-cell>
          <table:table-cell office:value-type="float" office:value="0.1795658" calcext:value-type="float">
            <text:p>0.1795658</text:p>
          </table:table-cell>
          <table:table-cell office:value-type="float" office:value="0" calcext:value-type="float">
            <text:p>0</text:p>
          </table:table-cell>
          <table:table-cell office:value-type="float" office:value="16.66282" calcext:value-type="float">
            <text:p>16.66282</text:p>
          </table:table-cell>
          <table:table-cell office:value-type="float" office:value="13.5975" calcext:value-type="float">
            <text:p>13.5975</text:p>
          </table:table-cell>
          <table:table-cell office:value-type="float" office:value="19.8656" calcext:value-type="float">
            <text:p>19.8656</text:p>
          </table:table-cell>
          <table:table-cell office:value-type="float" office:value="4.804796" calcext:value-type="float">
            <text:p>4.804796</text:p>
          </table:table-cell>
          <table:table-cell office:value-type="float" office:value="3.876463" calcext:value-type="float">
            <text:p>3.876463</text:p>
          </table:table-cell>
          <table:table-cell office:value-type="float" office:value="1.994249" calcext:value-type="float">
            <text:p>1.994249</text:p>
          </table:table-cell>
          <table:table-cell office:value-type="float" office:value="2.015716" calcext:value-type="float">
            <text:p>2.015716</text:p>
          </table:table-cell>
          <table:table-cell office:value-type="float" office:value="4.370631" calcext:value-type="float">
            <text:p>4.370631</text:p>
          </table:table-cell>
          <table:table-cell office:value-type="float" office:value="7.100736" calcext:value-type="float">
            <text:p>7.100736</text:p>
          </table:table-cell>
          <table:table-cell office:value-type="float" office:value="7.675931" calcext:value-type="float">
            <text:p>7.675931</text:p>
          </table:table-cell>
          <table:table-cell office:value-type="float" office:value="8.323211" calcext:value-type="float">
            <text:p>8.323211</text:p>
          </table:table-cell>
          <table:table-cell office:value-type="float" office:value="8.950786" calcext:value-type="float">
            <text:p>8.950786</text:p>
          </table:table-cell>
          <table:table-cell office:value-type="float" office:value="10.82358" calcext:value-type="float">
            <text:p>10.82358</text:p>
          </table:table-cell>
          <table:table-cell office:value-type="float" office:value="11.24716" calcext:value-type="float">
            <text:p>11.24716</text:p>
          </table:table-cell>
          <table:table-cell office:value-type="float" office:value="0" calcext:value-type="float">
            <text:p>0</text:p>
          </table:table-cell>
          <table:table-cell office:value-type="float" office:value="0.01001314" calcext:value-type="float">
            <text:p>0.0100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67" calcext:value-type="float">
            <text:p>1.83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1.674369" calcext:value-type="float">
            <text:p>1.674369</text:p>
          </table:table-cell>
          <table:table-cell office:value-type="float" office:value="135.8668" calcext:value-type="float">
            <text:p>135.8668</text:p>
          </table:table-cell>
          <table:table-cell office:value-type="float" office:value="0" calcext:value-type="float">
            <text:p>0</text:p>
          </table:table-cell>
          <table:table-cell office:value-type="float" office:value="-6.084534" calcext:value-type="float">
            <text:p>-6.084534</text:p>
          </table:table-cell>
          <table:table-cell office:value-type="float" office:value="33.03297" calcext:value-type="float">
            <text:p>33.03297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420632" calcext:value-type="float">
            <text:p>0.003420632</text:p>
          </table:table-cell>
          <table:table-cell office:value-type="float" office:value="1166.493" calcext:value-type="float">
            <text:p>1166.493</text:p>
          </table:table-cell>
          <table:table-cell office:value-type="float" office:value="1.54813" calcext:value-type="float">
            <text:p>1.54813</text:p>
          </table:table-cell>
          <table:table-cell office:value-type="float" office:value="0" calcext:value-type="float">
            <text:p>0</text:p>
          </table:table-cell>
          <table:table-cell office:value-type="float" office:value="0.005044101" calcext:value-type="float">
            <text:p>0.005044101</text:p>
          </table:table-cell>
          <table:table-cell office:value-type="float" office:value="0.01008548" calcext:value-type="float">
            <text:p>0.01008548</text:p>
          </table:table-cell>
          <table:table-cell office:value-type="float" office:value="0.01202106" calcext:value-type="float">
            <text:p>0.01202106</text:p>
          </table:table-cell>
          <table:table-cell office:value-type="float" office:value="0.005048392" calcext:value-type="float">
            <text:p>0.005048392</text:p>
          </table:table-cell>
          <table:table-cell office:value-type="float" office:value="0.004629178" calcext:value-type="float">
            <text:p>0.004629178</text:p>
          </table:table-cell>
          <table:table-cell office:value-type="float" office:value="0.003998067" calcext:value-type="float">
            <text:p>0.003998067</text:p>
          </table:table-cell>
          <table:table-cell office:value-type="float" office:value="0.004025809" calcext:value-type="float">
            <text:p>0.004025809</text:p>
          </table:table-cell>
          <table:table-cell office:value-type="float" office:value="0.008950934" calcext:value-type="float">
            <text:p>0.008950934</text:p>
          </table:table-cell>
          <table:table-cell office:value-type="float" office:value="0.02324007" calcext:value-type="float">
            <text:p>0.02324007</text:p>
          </table:table-cell>
          <table:table-cell office:value-type="float" office:value="0.04159606" calcext:value-type="float">
            <text:p>0.04159606</text:p>
          </table:table-cell>
          <table:table-cell office:value-type="float" office:value="0.1239872" calcext:value-type="float">
            <text:p>0.1239872</text:p>
          </table:table-cell>
          <table:table-cell office:value-type="float" office:value="0.1545714" calcext:value-type="float">
            <text:p>0.1545714</text:p>
          </table:table-cell>
          <table:table-cell office:value-type="float" office:value="0.1751736" calcext:value-type="float">
            <text:p>0.1751736</text:p>
          </table:table-cell>
          <table:table-cell office:value-type="float" office:value="0.1796012" calcext:value-type="float">
            <text:p>0.1796012</text:p>
          </table:table-cell>
          <table:table-cell office:value-type="float" office:value="0" calcext:value-type="float">
            <text:p>0</text:p>
          </table:table-cell>
          <table:table-cell office:value-type="float" office:value="16.60664" calcext:value-type="float">
            <text:p>16.60664</text:p>
          </table:table-cell>
          <table:table-cell office:value-type="float" office:value="13.5504" calcext:value-type="float">
            <text:p>13.5504</text:p>
          </table:table-cell>
          <table:table-cell office:value-type="float" office:value="19.79265" calcext:value-type="float">
            <text:p>19.79265</text:p>
          </table:table-cell>
          <table:table-cell office:value-type="float" office:value="4.788472" calcext:value-type="float">
            <text:p>4.788472</text:p>
          </table:table-cell>
          <table:table-cell office:value-type="float" office:value="3.863433" calcext:value-type="float">
            <text:p>3.863433</text:p>
          </table:table-cell>
          <table:table-cell office:value-type="float" office:value="1.992132" calcext:value-type="float">
            <text:p>1.992132</text:p>
          </table:table-cell>
          <table:table-cell office:value-type="float" office:value="2.012755" calcext:value-type="float">
            <text:p>2.012755</text:p>
          </table:table-cell>
          <table:table-cell office:value-type="float" office:value="4.361762" calcext:value-type="float">
            <text:p>4.361762</text:p>
          </table:table-cell>
          <table:table-cell office:value-type="float" office:value="7.085698" calcext:value-type="float">
            <text:p>7.085698</text:p>
          </table:table-cell>
          <table:table-cell office:value-type="float" office:value="7.661144" calcext:value-type="float">
            <text:p>7.661144</text:p>
          </table:table-cell>
          <table:table-cell office:value-type="float" office:value="8.323216" calcext:value-type="float">
            <text:p>8.323216</text:p>
          </table:table-cell>
          <table:table-cell office:value-type="float" office:value="8.95575" calcext:value-type="float">
            <text:p>8.95575</text:p>
          </table:table-cell>
          <table:table-cell office:value-type="float" office:value="10.82676" calcext:value-type="float">
            <text:p>10.82676</text:p>
          </table:table-cell>
          <table:table-cell office:value-type="float" office:value="11.25023" calcext:value-type="float">
            <text:p>11.25023</text:p>
          </table:table-cell>
          <table:table-cell office:value-type="float" office:value="0" calcext:value-type="float">
            <text:p>0</text:p>
          </table:table-cell>
          <table:table-cell office:value-type="float" office:value="0.009803108" calcext:value-type="float">
            <text:p>0.009803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0922" calcext:value-type="float">
            <text:p>1.8409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1.68542" calcext:value-type="float">
            <text:p>1.68542</text:p>
          </table:table-cell>
          <table:table-cell office:value-type="float" office:value="135.8664" calcext:value-type="float">
            <text:p>135.8664</text:p>
          </table:table-cell>
          <table:table-cell office:value-type="float" office:value="0" calcext:value-type="float">
            <text:p>0</text:p>
          </table:table-cell>
          <table:table-cell office:value-type="float" office:value="-6.120588" calcext:value-type="float">
            <text:p>-6.120588</text:p>
          </table:table-cell>
          <table:table-cell office:value-type="float" office:value="33.01287" calcext:value-type="float">
            <text:p>33.01287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420632" calcext:value-type="float">
            <text:p>0.003420632</text:p>
          </table:table-cell>
          <table:table-cell office:value-type="float" office:value="1166.464" calcext:value-type="float">
            <text:p>1166.464</text:p>
          </table:table-cell>
          <table:table-cell office:value-type="float" office:value="1.55724" calcext:value-type="float">
            <text:p>1.55724</text:p>
          </table:table-cell>
          <table:table-cell office:value-type="float" office:value="0" calcext:value-type="float">
            <text:p>0</text:p>
          </table:table-cell>
          <table:table-cell office:value-type="float" office:value="0.005266583" calcext:value-type="float">
            <text:p>0.005266583</text:p>
          </table:table-cell>
          <table:table-cell office:value-type="float" office:value="0.01043289" calcext:value-type="float">
            <text:p>0.01043289</text:p>
          </table:table-cell>
          <table:table-cell office:value-type="float" office:value="0.01215532" calcext:value-type="float">
            <text:p>0.01215532</text:p>
          </table:table-cell>
          <table:table-cell office:value-type="float" office:value="0.005111455" calcext:value-type="float">
            <text:p>0.005111455</text:p>
          </table:table-cell>
          <table:table-cell office:value-type="float" office:value="0.004688215" calcext:value-type="float">
            <text:p>0.004688215</text:p>
          </table:table-cell>
          <table:table-cell office:value-type="float" office:value="0.003976865" calcext:value-type="float">
            <text:p>0.003976865</text:p>
          </table:table-cell>
          <table:table-cell office:value-type="float" office:value="0.004027743" calcext:value-type="float">
            <text:p>0.004027743</text:p>
          </table:table-cell>
          <table:table-cell office:value-type="float" office:value="0.008958002" calcext:value-type="float">
            <text:p>0.008958002</text:p>
          </table:table-cell>
          <table:table-cell office:value-type="float" office:value="0.02321916" calcext:value-type="float">
            <text:p>0.02321916</text:p>
          </table:table-cell>
          <table:table-cell office:value-type="float" office:value="0.04124738" calcext:value-type="float">
            <text:p>0.04124738</text:p>
          </table:table-cell>
          <table:table-cell office:value-type="float" office:value="0.1253906" calcext:value-type="float">
            <text:p>0.1253906</text:p>
          </table:table-cell>
          <table:table-cell office:value-type="float" office:value="0.1546635" calcext:value-type="float">
            <text:p>0.1546635</text:p>
          </table:table-cell>
          <table:table-cell office:value-type="float" office:value="0.1752087" calcext:value-type="float">
            <text:p>0.1752087</text:p>
          </table:table-cell>
          <table:table-cell office:value-type="float" office:value="0.1796358" calcext:value-type="float">
            <text:p>0.1796358</text:p>
          </table:table-cell>
          <table:table-cell office:value-type="float" office:value="0" calcext:value-type="float">
            <text:p>0</text:p>
          </table:table-cell>
          <table:table-cell office:value-type="float" office:value="16.5537" calcext:value-type="float">
            <text:p>16.5537</text:p>
          </table:table-cell>
          <table:table-cell office:value-type="float" office:value="13.50591" calcext:value-type="float">
            <text:p>13.50591</text:p>
          </table:table-cell>
          <table:table-cell office:value-type="float" office:value="19.72371" calcext:value-type="float">
            <text:p>19.72371</text:p>
          </table:table-cell>
          <table:table-cell office:value-type="float" office:value="4.773094" calcext:value-type="float">
            <text:p>4.773094</text:p>
          </table:table-cell>
          <table:table-cell office:value-type="float" office:value="3.851199" calcext:value-type="float">
            <text:p>3.851199</text:p>
          </table:table-cell>
          <table:table-cell office:value-type="float" office:value="1.989995" calcext:value-type="float">
            <text:p>1.989995</text:p>
          </table:table-cell>
          <table:table-cell office:value-type="float" office:value="2.00986" calcext:value-type="float">
            <text:p>2.00986</text:p>
          </table:table-cell>
          <table:table-cell office:value-type="float" office:value="4.352892" calcext:value-type="float">
            <text:p>4.352892</text:p>
          </table:table-cell>
          <table:table-cell office:value-type="float" office:value="7.070686" calcext:value-type="float">
            <text:p>7.070686</text:p>
          </table:table-cell>
          <table:table-cell office:value-type="float" office:value="7.646337" calcext:value-type="float">
            <text:p>7.646337</text:p>
          </table:table-cell>
          <table:table-cell office:value-type="float" office:value="8.323568" calcext:value-type="float">
            <text:p>8.323568</text:p>
          </table:table-cell>
          <table:table-cell office:value-type="float" office:value="8.960713" calcext:value-type="float">
            <text:p>8.960713</text:p>
          </table:table-cell>
          <table:table-cell office:value-type="float" office:value="10.82994" calcext:value-type="float">
            <text:p>10.82994</text:p>
          </table:table-cell>
          <table:table-cell office:value-type="float" office:value="11.25329" calcext:value-type="float">
            <text:p>11.25329</text:p>
          </table:table-cell>
          <table:table-cell office:value-type="float" office:value="0" calcext:value-type="float">
            <text:p>0</text:p>
          </table:table-cell>
          <table:table-cell office:value-type="float" office:value="0.009509152" calcext:value-type="float">
            <text:p>0.009509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5208" calcext:value-type="float">
            <text:p>1.8452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1.693877" calcext:value-type="float">
            <text:p>1.693877</text:p>
          </table:table-cell>
          <table:table-cell office:value-type="float" office:value="135.8657" calcext:value-type="float">
            <text:p>135.8657</text:p>
          </table:table-cell>
          <table:table-cell office:value-type="float" office:value="0" calcext:value-type="float">
            <text:p>0</text:p>
          </table:table-cell>
          <table:table-cell office:value-type="float" office:value="-6.15897" calcext:value-type="float">
            <text:p>-6.15897</text:p>
          </table:table-cell>
          <table:table-cell office:value-type="float" office:value="32.99329" calcext:value-type="float">
            <text:p>32.9932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420632" calcext:value-type="float">
            <text:p>0.003420632</text:p>
          </table:table-cell>
          <table:table-cell office:value-type="float" office:value="1166.436" calcext:value-type="float">
            <text:p>1166.436</text:p>
          </table:table-cell>
          <table:table-cell office:value-type="float" office:value="1.56476" calcext:value-type="float">
            <text:p>1.56476</text:p>
          </table:table-cell>
          <table:table-cell office:value-type="float" office:value="0" calcext:value-type="float">
            <text:p>0</text:p>
          </table:table-cell>
          <table:table-cell office:value-type="float" office:value="0.004761017" calcext:value-type="float">
            <text:p>0.004761017</text:p>
          </table:table-cell>
          <table:table-cell office:value-type="float" office:value="0.009661466" calcext:value-type="float">
            <text:p>0.009661466</text:p>
          </table:table-cell>
          <table:table-cell office:value-type="float" office:value="0.01176124" calcext:value-type="float">
            <text:p>0.01176124</text:p>
          </table:table-cell>
          <table:table-cell office:value-type="float" office:value="0.00499059" calcext:value-type="float">
            <text:p>0.00499059</text:p>
          </table:table-cell>
          <table:table-cell office:value-type="float" office:value="0.004631798" calcext:value-type="float">
            <text:p>0.004631798</text:p>
          </table:table-cell>
          <table:table-cell office:value-type="float" office:value="0.003922022" calcext:value-type="float">
            <text:p>0.003922022</text:p>
          </table:table-cell>
          <table:table-cell office:value-type="float" office:value="0.00402295" calcext:value-type="float">
            <text:p>0.00402295</text:p>
          </table:table-cell>
          <table:table-cell office:value-type="float" office:value="0.00897963" calcext:value-type="float">
            <text:p>0.00897963</text:p>
          </table:table-cell>
          <table:table-cell office:value-type="float" office:value="0.02327343" calcext:value-type="float">
            <text:p>0.02327343</text:p>
          </table:table-cell>
          <table:table-cell office:value-type="float" office:value="0.04118313" calcext:value-type="float">
            <text:p>0.04118313</text:p>
          </table:table-cell>
          <table:table-cell office:value-type="float" office:value="0.1266946" calcext:value-type="float">
            <text:p>0.1266946</text:p>
          </table:table-cell>
          <table:table-cell office:value-type="float" office:value="0.1547661" calcext:value-type="float">
            <text:p>0.1547661</text:p>
          </table:table-cell>
          <table:table-cell office:value-type="float" office:value="0.1752439" calcext:value-type="float">
            <text:p>0.1752439</text:p>
          </table:table-cell>
          <table:table-cell office:value-type="float" office:value="0.17967" calcext:value-type="float">
            <text:p>0.17967</text:p>
          </table:table-cell>
          <table:table-cell office:value-type="float" office:value="0" calcext:value-type="float">
            <text:p>0</text:p>
          </table:table-cell>
          <table:table-cell office:value-type="float" office:value="16.50495" calcext:value-type="float">
            <text:p>16.50495</text:p>
          </table:table-cell>
          <table:table-cell office:value-type="float" office:value="13.46407" calcext:value-type="float">
            <text:p>13.46407</text:p>
          </table:table-cell>
          <table:table-cell office:value-type="float" office:value="19.65833" calcext:value-type="float">
            <text:p>19.65833</text:p>
          </table:table-cell>
          <table:table-cell office:value-type="float" office:value="4.758522" calcext:value-type="float">
            <text:p>4.758522</text:p>
          </table:table-cell>
          <table:table-cell office:value-type="float" office:value="3.83961" calcext:value-type="float">
            <text:p>3.83961</text:p>
          </table:table-cell>
          <table:table-cell office:value-type="float" office:value="1.987841" calcext:value-type="float">
            <text:p>1.987841</text:p>
          </table:table-cell>
          <table:table-cell office:value-type="float" office:value="2.007023" calcext:value-type="float">
            <text:p>2.007023</text:p>
          </table:table-cell>
          <table:table-cell office:value-type="float" office:value="4.344024" calcext:value-type="float">
            <text:p>4.344024</text:p>
          </table:table-cell>
          <table:table-cell office:value-type="float" office:value="7.055717" calcext:value-type="float">
            <text:p>7.055717</text:p>
          </table:table-cell>
          <table:table-cell office:value-type="float" office:value="7.631514" calcext:value-type="float">
            <text:p>7.631514</text:p>
          </table:table-cell>
          <table:table-cell office:value-type="float" office:value="8.32422" calcext:value-type="float">
            <text:p>8.32422</text:p>
          </table:table-cell>
          <table:table-cell office:value-type="float" office:value="8.965671" calcext:value-type="float">
            <text:p>8.965671</text:p>
          </table:table-cell>
          <table:table-cell office:value-type="float" office:value="10.83312" calcext:value-type="float">
            <text:p>10.83312</text:p>
          </table:table-cell>
          <table:table-cell office:value-type="float" office:value="11.25638" calcext:value-type="float">
            <text:p>11.25638</text:p>
          </table:table-cell>
          <table:table-cell office:value-type="float" office:value="0" calcext:value-type="float">
            <text:p>0</text:p>
          </table:table-cell>
          <table:table-cell office:value-type="float" office:value="0.008182566" calcext:value-type="float">
            <text:p>0.00818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9334" calcext:value-type="float">
            <text:p>1.84933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1.698289" calcext:value-type="float">
            <text:p>1.698289</text:p>
          </table:table-cell>
          <table:table-cell office:value-type="float" office:value="135.8651" calcext:value-type="float">
            <text:p>135.8651</text:p>
          </table:table-cell>
          <table:table-cell office:value-type="float" office:value="0" calcext:value-type="float">
            <text:p>0</text:p>
          </table:table-cell>
          <table:table-cell office:value-type="float" office:value="-6.200827" calcext:value-type="float">
            <text:p>-6.200827</text:p>
          </table:table-cell>
          <table:table-cell office:value-type="float" office:value="32.97423" calcext:value-type="float">
            <text:p>32.9742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297813" calcext:value-type="float">
            <text:p>0.003297813</text:p>
          </table:table-cell>
          <table:table-cell office:value-type="float" office:value="1166.407" calcext:value-type="float">
            <text:p>1166.407</text:p>
          </table:table-cell>
          <table:table-cell office:value-type="float" office:value="1.570241" calcext:value-type="float">
            <text:p>1.570241</text:p>
          </table:table-cell>
          <table:table-cell office:value-type="float" office:value="0" calcext:value-type="float">
            <text:p>0</text:p>
          </table:table-cell>
          <table:table-cell office:value-type="float" office:value="0.005542327" calcext:value-type="float">
            <text:p>0.005542327</text:p>
          </table:table-cell>
          <table:table-cell office:value-type="float" office:value="0.009930402" calcext:value-type="float">
            <text:p>0.009930402</text:p>
          </table:table-cell>
          <table:table-cell office:value-type="float" office:value="0.01181928" calcext:value-type="float">
            <text:p>0.01181928</text:p>
          </table:table-cell>
          <table:table-cell office:value-type="float" office:value="0.004971745" calcext:value-type="float">
            <text:p>0.004971745</text:p>
          </table:table-cell>
          <table:table-cell office:value-type="float" office:value="0.004591916" calcext:value-type="float">
            <text:p>0.004591916</text:p>
          </table:table-cell>
          <table:table-cell office:value-type="float" office:value="0.003834972" calcext:value-type="float">
            <text:p>0.003834972</text:p>
          </table:table-cell>
          <table:table-cell office:value-type="float" office:value="0.003998224" calcext:value-type="float">
            <text:p>0.003998224</text:p>
          </table:table-cell>
          <table:table-cell office:value-type="float" office:value="0.009065477" calcext:value-type="float">
            <text:p>0.009065477</text:p>
          </table:table-cell>
          <table:table-cell office:value-type="float" office:value="0.0233726" calcext:value-type="float">
            <text:p>0.0233726</text:p>
          </table:table-cell>
          <table:table-cell office:value-type="float" office:value="0.04113379" calcext:value-type="float">
            <text:p>0.04113379</text:p>
          </table:table-cell>
          <table:table-cell office:value-type="float" office:value="0.1280027" calcext:value-type="float">
            <text:p>0.1280027</text:p>
          </table:table-cell>
          <table:table-cell office:value-type="float" office:value="0.1548978" calcext:value-type="float">
            <text:p>0.1548978</text:p>
          </table:table-cell>
          <table:table-cell office:value-type="float" office:value="0.1753268" calcext:value-type="float">
            <text:p>0.1753268</text:p>
          </table:table-cell>
          <table:table-cell office:value-type="float" office:value="0.1796884" calcext:value-type="float">
            <text:p>0.1796884</text:p>
          </table:table-cell>
          <table:table-cell office:value-type="float" office:value="0" calcext:value-type="float">
            <text:p>0</text:p>
          </table:table-cell>
          <table:table-cell office:value-type="float" office:value="16.46058" calcext:value-type="float">
            <text:p>16.46058</text:p>
          </table:table-cell>
          <table:table-cell office:value-type="float" office:value="13.42484" calcext:value-type="float">
            <text:p>13.42484</text:p>
          </table:table-cell>
          <table:table-cell office:value-type="float" office:value="19.59647" calcext:value-type="float">
            <text:p>19.59647</text:p>
          </table:table-cell>
          <table:table-cell office:value-type="float" office:value="4.744606" calcext:value-type="float">
            <text:p>4.744606</text:p>
          </table:table-cell>
          <table:table-cell office:value-type="float" office:value="3.828559" calcext:value-type="float">
            <text:p>3.828559</text:p>
          </table:table-cell>
          <table:table-cell office:value-type="float" office:value="1.985649" calcext:value-type="float">
            <text:p>1.985649</text:p>
          </table:table-cell>
          <table:table-cell office:value-type="float" office:value="2.004233" calcext:value-type="float">
            <text:p>2.004233</text:p>
          </table:table-cell>
          <table:table-cell office:value-type="float" office:value="4.335155" calcext:value-type="float">
            <text:p>4.335155</text:p>
          </table:table-cell>
          <table:table-cell office:value-type="float" office:value="7.040798" calcext:value-type="float">
            <text:p>7.040798</text:p>
          </table:table-cell>
          <table:table-cell office:value-type="float" office:value="7.616708" calcext:value-type="float">
            <text:p>7.616708</text:p>
          </table:table-cell>
          <table:table-cell office:value-type="float" office:value="8.325166" calcext:value-type="float">
            <text:p>8.325166</text:p>
          </table:table-cell>
          <table:table-cell office:value-type="float" office:value="8.970634" calcext:value-type="float">
            <text:p>8.970634</text:p>
          </table:table-cell>
          <table:table-cell office:value-type="float" office:value="10.83635" calcext:value-type="float">
            <text:p>10.83635</text:p>
          </table:table-cell>
          <table:table-cell office:value-type="float" office:value="11.25939" calcext:value-type="float">
            <text:p>11.25939</text:p>
          </table:table-cell>
          <table:table-cell office:value-type="float" office:value="0" calcext:value-type="float">
            <text:p>0</text:p>
          </table:table-cell>
          <table:table-cell office:value-type="float" office:value="0.005757399" calcext:value-type="float">
            <text:p>0.005757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2982" calcext:value-type="float">
            <text:p>1.85298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1.70526" calcext:value-type="float">
            <text:p>1.70526</text:p>
          </table:table-cell>
          <table:table-cell office:value-type="float" office:value="135.8642" calcext:value-type="float">
            <text:p>135.8642</text:p>
          </table:table-cell>
          <table:table-cell office:value-type="float" office:value="0" calcext:value-type="float">
            <text:p>0</text:p>
          </table:table-cell>
          <table:table-cell office:value-type="float" office:value="-6.238942" calcext:value-type="float">
            <text:p>-6.238942</text:p>
          </table:table-cell>
          <table:table-cell office:value-type="float" office:value="32.95586" calcext:value-type="float">
            <text:p>32.9558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151564" calcext:value-type="float">
            <text:p>0.003151564</text:p>
          </table:table-cell>
          <table:table-cell office:value-type="float" office:value="1166.379" calcext:value-type="float">
            <text:p>1166.379</text:p>
          </table:table-cell>
          <table:table-cell office:value-type="float" office:value="1.572691" calcext:value-type="float">
            <text:p>1.572691</text:p>
          </table:table-cell>
          <table:table-cell office:value-type="float" office:value="0" calcext:value-type="float">
            <text:p>0</text:p>
          </table:table-cell>
          <table:table-cell office:value-type="float" office:value="0.01896868" calcext:value-type="float">
            <text:p>0.01896868</text:p>
          </table:table-cell>
          <table:table-cell office:value-type="float" office:value="0.01095871" calcext:value-type="float">
            <text:p>0.01095871</text:p>
          </table:table-cell>
          <table:table-cell office:value-type="float" office:value="0.01236682" calcext:value-type="float">
            <text:p>0.01236682</text:p>
          </table:table-cell>
          <table:table-cell office:value-type="float" office:value="0.00522187" calcext:value-type="float">
            <text:p>0.00522187</text:p>
          </table:table-cell>
          <table:table-cell office:value-type="float" office:value="0.004797955" calcext:value-type="float">
            <text:p>0.004797955</text:p>
          </table:table-cell>
          <table:table-cell office:value-type="float" office:value="0.003869707" calcext:value-type="float">
            <text:p>0.003869707</text:p>
          </table:table-cell>
          <table:table-cell office:value-type="float" office:value="0.004009714" calcext:value-type="float">
            <text:p>0.004009714</text:p>
          </table:table-cell>
          <table:table-cell office:value-type="float" office:value="0.009111924" calcext:value-type="float">
            <text:p>0.009111924</text:p>
          </table:table-cell>
          <table:table-cell office:value-type="float" office:value="0.02355835" calcext:value-type="float">
            <text:p>0.02355835</text:p>
          </table:table-cell>
          <table:table-cell office:value-type="float" office:value="0.0411815" calcext:value-type="float">
            <text:p>0.0411815</text:p>
          </table:table-cell>
          <table:table-cell office:value-type="float" office:value="0.1294656" calcext:value-type="float">
            <text:p>0.1294656</text:p>
          </table:table-cell>
          <table:table-cell office:value-type="float" office:value="0.1550265" calcext:value-type="float">
            <text:p>0.1550265</text:p>
          </table:table-cell>
          <table:table-cell office:value-type="float" office:value="0.1753274" calcext:value-type="float">
            <text:p>0.1753274</text:p>
          </table:table-cell>
          <table:table-cell office:value-type="float" office:value="0.1797325" calcext:value-type="float">
            <text:p>0.1797325</text:p>
          </table:table-cell>
          <table:table-cell office:value-type="float" office:value="0" calcext:value-type="float">
            <text:p>0</text:p>
          </table:table-cell>
          <table:table-cell office:value-type="float" office:value="16.42586" calcext:value-type="float">
            <text:p>16.42586</text:p>
          </table:table-cell>
          <table:table-cell office:value-type="float" office:value="13.38852" calcext:value-type="float">
            <text:p>13.38852</text:p>
          </table:table-cell>
          <table:table-cell office:value-type="float" office:value="19.53808" calcext:value-type="float">
            <text:p>19.53808</text:p>
          </table:table-cell>
          <table:table-cell office:value-type="float" office:value="4.731467" calcext:value-type="float">
            <text:p>4.731467</text:p>
          </table:table-cell>
          <table:table-cell office:value-type="float" office:value="3.818124" calcext:value-type="float">
            <text:p>3.818124</text:p>
          </table:table-cell>
          <table:table-cell office:value-type="float" office:value="1.983442" calcext:value-type="float">
            <text:p>1.983442</text:p>
          </table:table-cell>
          <table:table-cell office:value-type="float" office:value="2.00149" calcext:value-type="float">
            <text:p>2.00149</text:p>
          </table:table-cell>
          <table:table-cell office:value-type="float" office:value="4.326311" calcext:value-type="float">
            <text:p>4.326311</text:p>
          </table:table-cell>
          <table:table-cell office:value-type="float" office:value="7.025953" calcext:value-type="float">
            <text:p>7.025953</text:p>
          </table:table-cell>
          <table:table-cell office:value-type="float" office:value="7.601947" calcext:value-type="float">
            <text:p>7.601947</text:p>
          </table:table-cell>
          <table:table-cell office:value-type="float" office:value="8.326425" calcext:value-type="float">
            <text:p>8.326425</text:p>
          </table:table-cell>
          <table:table-cell office:value-type="float" office:value="8.975642" calcext:value-type="float">
            <text:p>8.975642</text:p>
          </table:table-cell>
          <table:table-cell office:value-type="float" office:value="10.83961" calcext:value-type="float">
            <text:p>10.83961</text:p>
          </table:table-cell>
          <table:table-cell office:value-type="float" office:value="11.26241" calcext:value-type="float">
            <text:p>11.26241</text:p>
          </table:table-cell>
          <table:table-cell office:value-type="float" office:value="0" calcext:value-type="float">
            <text:p>0</text:p>
          </table:table-cell>
          <table:table-cell office:value-type="float" office:value="3.036726" calcext:value-type="float">
            <text:p>3.036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7864" calcext:value-type="float">
            <text:p>1.85786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1.709496" calcext:value-type="float">
            <text:p>1.709496</text:p>
          </table:table-cell>
          <table:table-cell office:value-type="float" office:value="135.8627" calcext:value-type="float">
            <text:p>135.8627</text:p>
          </table:table-cell>
          <table:table-cell office:value-type="float" office:value="0" calcext:value-type="float">
            <text:p>0</text:p>
          </table:table-cell>
          <table:table-cell office:value-type="float" office:value="-6.279987" calcext:value-type="float">
            <text:p>-6.279987</text:p>
          </table:table-cell>
          <table:table-cell office:value-type="float" office:value="32.93798" calcext:value-type="float">
            <text:p>32.9379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065847" calcext:value-type="float">
            <text:p>0.003065847</text:p>
          </table:table-cell>
          <table:table-cell office:value-type="float" office:value="1166.351" calcext:value-type="float">
            <text:p>1166.351</text:p>
          </table:table-cell>
          <table:table-cell office:value-type="float" office:value="1.5731" calcext:value-type="float">
            <text:p>1.5731</text:p>
          </table:table-cell>
          <table:table-cell office:value-type="float" office:value="0" calcext:value-type="float">
            <text:p>0</text:p>
          </table:table-cell>
          <table:table-cell office:value-type="float" office:value="0.01346501" calcext:value-type="float">
            <text:p>0.01346501</text:p>
          </table:table-cell>
          <table:table-cell office:value-type="float" office:value="0.008949713" calcext:value-type="float">
            <text:p>0.008949713</text:p>
          </table:table-cell>
          <table:table-cell office:value-type="float" office:value="0.01135747" calcext:value-type="float">
            <text:p>0.01135747</text:p>
          </table:table-cell>
          <table:table-cell office:value-type="float" office:value="0.004870381" calcext:value-type="float">
            <text:p>0.004870381</text:p>
          </table:table-cell>
          <table:table-cell office:value-type="float" office:value="0.004592044" calcext:value-type="float">
            <text:p>0.004592044</text:p>
          </table:table-cell>
          <table:table-cell office:value-type="float" office:value="0.00380964" calcext:value-type="float">
            <text:p>0.00380964</text:p>
          </table:table-cell>
          <table:table-cell office:value-type="float" office:value="0.004007523" calcext:value-type="float">
            <text:p>0.004007523</text:p>
          </table:table-cell>
          <table:table-cell office:value-type="float" office:value="0.009128369" calcext:value-type="float">
            <text:p>0.009128369</text:p>
          </table:table-cell>
          <table:table-cell office:value-type="float" office:value="0.02376413" calcext:value-type="float">
            <text:p>0.02376413</text:p>
          </table:table-cell>
          <table:table-cell office:value-type="float" office:value="0.04147056" calcext:value-type="float">
            <text:p>0.04147056</text:p>
          </table:table-cell>
          <table:table-cell office:value-type="float" office:value="0.1311291" calcext:value-type="float">
            <text:p>0.1311291</text:p>
          </table:table-cell>
          <table:table-cell office:value-type="float" office:value="0.1551492" calcext:value-type="float">
            <text:p>0.1551492</text:p>
          </table:table-cell>
          <table:table-cell office:value-type="float" office:value="0.1753521" calcext:value-type="float">
            <text:p>0.1753521</text:p>
          </table:table-cell>
          <table:table-cell office:value-type="float" office:value="0.1797681" calcext:value-type="float">
            <text:p>0.1797681</text:p>
          </table:table-cell>
          <table:table-cell office:value-type="float" office:value="0" calcext:value-type="float">
            <text:p>0</text:p>
          </table:table-cell>
          <table:table-cell office:value-type="float" office:value="16.39955" calcext:value-type="float">
            <text:p>16.39955</text:p>
          </table:table-cell>
          <table:table-cell office:value-type="float" office:value="13.3529" calcext:value-type="float">
            <text:p>13.3529</text:p>
          </table:table-cell>
          <table:table-cell office:value-type="float" office:value="19.48203" calcext:value-type="float">
            <text:p>19.48203</text:p>
          </table:table-cell>
          <table:table-cell office:value-type="float" office:value="4.718906" calcext:value-type="float">
            <text:p>4.718906</text:p>
          </table:table-cell>
          <table:table-cell office:value-type="float" office:value="3.808163" calcext:value-type="float">
            <text:p>3.808163</text:p>
          </table:table-cell>
          <table:table-cell office:value-type="float" office:value="1.981228" calcext:value-type="float">
            <text:p>1.981228</text:p>
          </table:table-cell>
          <table:table-cell office:value-type="float" office:value="1.998789" calcext:value-type="float">
            <text:p>1.998789</text:p>
          </table:table-cell>
          <table:table-cell office:value-type="float" office:value="4.317473" calcext:value-type="float">
            <text:p>4.317473</text:p>
          </table:table-cell>
          <table:table-cell office:value-type="float" office:value="7.011173" calcext:value-type="float">
            <text:p>7.011173</text:p>
          </table:table-cell>
          <table:table-cell office:value-type="float" office:value="7.587258" calcext:value-type="float">
            <text:p>7.587258</text:p>
          </table:table-cell>
          <table:table-cell office:value-type="float" office:value="8.32804" calcext:value-type="float">
            <text:p>8.32804</text:p>
          </table:table-cell>
          <table:table-cell office:value-type="float" office:value="8.980681" calcext:value-type="float">
            <text:p>8.980681</text:p>
          </table:table-cell>
          <table:table-cell office:value-type="float" office:value="10.84278" calcext:value-type="float">
            <text:p>10.84278</text:p>
          </table:table-cell>
          <table:table-cell office:value-type="float" office:value="11.26549" calcext:value-type="float">
            <text:p>11.26549</text:p>
          </table:table-cell>
          <table:table-cell office:value-type="float" office:value="0" calcext:value-type="float">
            <text:p>0</text:p>
          </table:table-cell>
          <table:table-cell office:value-type="float" office:value="3.871057" calcext:value-type="float">
            <text:p>3.87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2993" calcext:value-type="float">
            <text:p>1.8629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1.710213" calcext:value-type="float">
            <text:p>1.710213</text:p>
          </table:table-cell>
          <table:table-cell office:value-type="float" office:value="135.8609" calcext:value-type="float">
            <text:p>135.8609</text:p>
          </table:table-cell>
          <table:table-cell office:value-type="float" office:value="0" calcext:value-type="float">
            <text:p>0</text:p>
          </table:table-cell>
          <table:table-cell office:value-type="float" office:value="-6.323889" calcext:value-type="float">
            <text:p>-6.323889</text:p>
          </table:table-cell>
          <table:table-cell office:value-type="float" office:value="32.9204" calcext:value-type="float">
            <text:p>32.9204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065847" calcext:value-type="float">
            <text:p>0.003065847</text:p>
          </table:table-cell>
          <table:table-cell office:value-type="float" office:value="1166.323" calcext:value-type="float">
            <text:p>1166.323</text:p>
          </table:table-cell>
          <table:table-cell office:value-type="float" office:value="1.570563" calcext:value-type="float">
            <text:p>1.570563</text:p>
          </table:table-cell>
          <table:table-cell office:value-type="float" office:value="0" calcext:value-type="float">
            <text:p>0</text:p>
          </table:table-cell>
          <table:table-cell office:value-type="float" office:value="0.02107129" calcext:value-type="float">
            <text:p>0.02107129</text:p>
          </table:table-cell>
          <table:table-cell office:value-type="float" office:value="0.009360814" calcext:value-type="float">
            <text:p>0.009360814</text:p>
          </table:table-cell>
          <table:table-cell office:value-type="float" office:value="0.01132965" calcext:value-type="float">
            <text:p>0.01132965</text:p>
          </table:table-cell>
          <table:table-cell office:value-type="float" office:value="0.00477095" calcext:value-type="float">
            <text:p>0.00477095</text:p>
          </table:table-cell>
          <table:table-cell office:value-type="float" office:value="0.004443033" calcext:value-type="float">
            <text:p>0.004443033</text:p>
          </table:table-cell>
          <table:table-cell office:value-type="float" office:value="0.003677723" calcext:value-type="float">
            <text:p>0.003677723</text:p>
          </table:table-cell>
          <table:table-cell office:value-type="float" office:value="0.003959021" calcext:value-type="float">
            <text:p>0.003959021</text:p>
          </table:table-cell>
          <table:table-cell office:value-type="float" office:value="0.009258438" calcext:value-type="float">
            <text:p>0.009258438</text:p>
          </table:table-cell>
          <table:table-cell office:value-type="float" office:value="0.02355403" calcext:value-type="float">
            <text:p>0.02355403</text:p>
          </table:table-cell>
          <table:table-cell office:value-type="float" office:value="0.04067042" calcext:value-type="float">
            <text:p>0.04067042</text:p>
          </table:table-cell>
          <table:table-cell office:value-type="float" office:value="0.1322298" calcext:value-type="float">
            <text:p>0.1322298</text:p>
          </table:table-cell>
          <table:table-cell office:value-type="float" office:value="0.1550958" calcext:value-type="float">
            <text:p>0.1550958</text:p>
          </table:table-cell>
          <table:table-cell office:value-type="float" office:value="0.1753854" calcext:value-type="float">
            <text:p>0.1753854</text:p>
          </table:table-cell>
          <table:table-cell office:value-type="float" office:value="0.1798043" calcext:value-type="float">
            <text:p>0.1798043</text:p>
          </table:table-cell>
          <table:table-cell office:value-type="float" office:value="0" calcext:value-type="float">
            <text:p>0</text:p>
          </table:table-cell>
          <table:table-cell office:value-type="float" office:value="16.37756" calcext:value-type="float">
            <text:p>16.37756</text:p>
          </table:table-cell>
          <table:table-cell office:value-type="float" office:value="13.31741" calcext:value-type="float">
            <text:p>13.31741</text:p>
          </table:table-cell>
          <table:table-cell office:value-type="float" office:value="19.42693" calcext:value-type="float">
            <text:p>19.42693</text:p>
          </table:table-cell>
          <table:table-cell office:value-type="float" office:value="4.706509" calcext:value-type="float">
            <text:p>4.706509</text:p>
          </table:table-cell>
          <table:table-cell office:value-type="float" office:value="3.798354" calcext:value-type="float">
            <text:p>3.798354</text:p>
          </table:table-cell>
          <table:table-cell office:value-type="float" office:value="1.978963" calcext:value-type="float">
            <text:p>1.978963</text:p>
          </table:table-cell>
          <table:table-cell office:value-type="float" office:value="1.996107" calcext:value-type="float">
            <text:p>1.996107</text:p>
          </table:table-cell>
          <table:table-cell office:value-type="float" office:value="4.30866" calcext:value-type="float">
            <text:p>4.30866</text:p>
          </table:table-cell>
          <table:table-cell office:value-type="float" office:value="6.996445" calcext:value-type="float">
            <text:p>6.996445</text:p>
          </table:table-cell>
          <table:table-cell office:value-type="float" office:value="7.572607" calcext:value-type="float">
            <text:p>7.572607</text:p>
          </table:table-cell>
          <table:table-cell office:value-type="float" office:value="8.329996" calcext:value-type="float">
            <text:p>8.329996</text:p>
          </table:table-cell>
          <table:table-cell office:value-type="float" office:value="8.98572" calcext:value-type="float">
            <text:p>8.98572</text:p>
          </table:table-cell>
          <table:table-cell office:value-type="float" office:value="10.84596" calcext:value-type="float">
            <text:p>10.84596</text:p>
          </table:table-cell>
          <table:table-cell office:value-type="float" office:value="11.26856" calcext:value-type="float">
            <text:p>11.26856</text:p>
          </table:table-cell>
          <table:table-cell office:value-type="float" office:value="0" calcext:value-type="float">
            <text:p>0</text:p>
          </table:table-cell>
          <table:table-cell office:value-type="float" office:value="8.148814" calcext:value-type="float">
            <text:p>8.148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7859" calcext:value-type="float">
            <text:p>1.8678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1.707465" calcext:value-type="float">
            <text:p>1.707465</text:p>
          </table:table-cell>
          <table:table-cell office:value-type="float" office:value="135.8594" calcext:value-type="float">
            <text:p>135.8594</text:p>
          </table:table-cell>
          <table:table-cell office:value-type="float" office:value="0" calcext:value-type="float">
            <text:p>0</text:p>
          </table:table-cell>
          <table:table-cell office:value-type="float" office:value="-6.368942" calcext:value-type="float">
            <text:p>-6.368942</text:p>
          </table:table-cell>
          <table:table-cell office:value-type="float" office:value="32.90294" calcext:value-type="float">
            <text:p>32.90294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065847" calcext:value-type="float">
            <text:p>0.003065847</text:p>
          </table:table-cell>
          <table:table-cell office:value-type="float" office:value="1166.295" calcext:value-type="float">
            <text:p>1166.295</text:p>
          </table:table-cell>
          <table:table-cell office:value-type="float" office:value="1.562387" calcext:value-type="float">
            <text:p>1.562387</text:p>
          </table:table-cell>
          <table:table-cell office:value-type="float" office:value="0" calcext:value-type="float">
            <text:p>0</text:p>
          </table:table-cell>
          <table:table-cell office:value-type="float" office:value="0.04755831" calcext:value-type="float">
            <text:p>0.04755831</text:p>
          </table:table-cell>
          <table:table-cell office:value-type="float" office:value="0.01094836" calcext:value-type="float">
            <text:p>0.01094836</text:p>
          </table:table-cell>
          <table:table-cell office:value-type="float" office:value="0.01193051" calcext:value-type="float">
            <text:p>0.01193051</text:p>
          </table:table-cell>
          <table:table-cell office:value-type="float" office:value="0.005059847" calcext:value-type="float">
            <text:p>0.005059847</text:p>
          </table:table-cell>
          <table:table-cell office:value-type="float" office:value="0.004676027" calcext:value-type="float">
            <text:p>0.004676027</text:p>
          </table:table-cell>
          <table:table-cell office:value-type="float" office:value="0.00371597" calcext:value-type="float">
            <text:p>0.00371597</text:p>
          </table:table-cell>
          <table:table-cell office:value-type="float" office:value="0.003964643" calcext:value-type="float">
            <text:p>0.003964643</text:p>
          </table:table-cell>
          <table:table-cell office:value-type="float" office:value="0.00937487" calcext:value-type="float">
            <text:p>0.00937487</text:p>
          </table:table-cell>
          <table:table-cell office:value-type="float" office:value="0.0236678" calcext:value-type="float">
            <text:p>0.0236678</text:p>
          </table:table-cell>
          <table:table-cell office:value-type="float" office:value="0.03995778" calcext:value-type="float">
            <text:p>0.03995778</text:p>
          </table:table-cell>
          <table:table-cell office:value-type="float" office:value="0.1325072" calcext:value-type="float">
            <text:p>0.1325072</text:p>
          </table:table-cell>
          <table:table-cell office:value-type="float" office:value="0.1539875" calcext:value-type="float">
            <text:p>0.1539875</text:p>
          </table:table-cell>
          <table:table-cell office:value-type="float" office:value="0.1754201" calcext:value-type="float">
            <text:p>0.1754201</text:p>
          </table:table-cell>
          <table:table-cell office:value-type="float" office:value="0.1798396" calcext:value-type="float">
            <text:p>0.1798396</text:p>
          </table:table-cell>
          <table:table-cell office:value-type="float" office:value="0" calcext:value-type="float">
            <text:p>0</text:p>
          </table:table-cell>
          <table:table-cell office:value-type="float" office:value="16.36164" calcext:value-type="float">
            <text:p>16.36164</text:p>
          </table:table-cell>
          <table:table-cell office:value-type="float" office:value="13.28365" calcext:value-type="float">
            <text:p>13.28365</text:p>
          </table:table-cell>
          <table:table-cell office:value-type="float" office:value="19.37398" calcext:value-type="float">
            <text:p>19.37398</text:p>
          </table:table-cell>
          <table:table-cell office:value-type="float" office:value="4.694598" calcext:value-type="float">
            <text:p>4.694598</text:p>
          </table:table-cell>
          <table:table-cell office:value-type="float" office:value="3.788926" calcext:value-type="float">
            <text:p>3.788926</text:p>
          </table:table-cell>
          <table:table-cell office:value-type="float" office:value="1.976678" calcext:value-type="float">
            <text:p>1.976678</text:p>
          </table:table-cell>
          <table:table-cell office:value-type="float" office:value="1.993452" calcext:value-type="float">
            <text:p>1.993452</text:p>
          </table:table-cell>
          <table:table-cell office:value-type="float" office:value="4.299892" calcext:value-type="float">
            <text:p>4.299892</text:p>
          </table:table-cell>
          <table:table-cell office:value-type="float" office:value="6.981733" calcext:value-type="float">
            <text:p>6.981733</text:p>
          </table:table-cell>
          <table:table-cell office:value-type="float" office:value="7.557777" calcext:value-type="float">
            <text:p>7.557777</text:p>
          </table:table-cell>
          <table:table-cell office:value-type="float" office:value="8.332069" calcext:value-type="float">
            <text:p>8.332069</text:p>
          </table:table-cell>
          <table:table-cell office:value-type="float" office:value="8.990534" calcext:value-type="float">
            <text:p>8.990534</text:p>
          </table:table-cell>
          <table:table-cell office:value-type="float" office:value="10.84914" calcext:value-type="float">
            <text:p>10.84914</text:p>
          </table:table-cell>
          <table:table-cell office:value-type="float" office:value="11.27164" calcext:value-type="float">
            <text:p>11.27164</text:p>
          </table:table-cell>
          <table:table-cell office:value-type="float" office:value="0" calcext:value-type="float">
            <text:p>0</text:p>
          </table:table-cell>
          <table:table-cell office:value-type="float" office:value="19.59644" calcext:value-type="float">
            <text:p>19.5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5784" calcext:value-type="float">
            <text:p>1.87578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1.706966" calcext:value-type="float">
            <text:p>1.706966</text:p>
          </table:table-cell>
          <table:table-cell office:value-type="float" office:value="135.8574" calcext:value-type="float">
            <text:p>135.8574</text:p>
          </table:table-cell>
          <table:table-cell office:value-type="float" office:value="0" calcext:value-type="float">
            <text:p>0</text:p>
          </table:table-cell>
          <table:table-cell office:value-type="float" office:value="-6.414235" calcext:value-type="float">
            <text:p>-6.414235</text:p>
          </table:table-cell>
          <table:table-cell office:value-type="float" office:value="32.88564" calcext:value-type="float">
            <text:p>32.88564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065847" calcext:value-type="float">
            <text:p>0.003065847</text:p>
          </table:table-cell>
          <table:table-cell office:value-type="float" office:value="1166.269" calcext:value-type="float">
            <text:p>1166.269</text:p>
          </table:table-cell>
          <table:table-cell office:value-type="float" office:value="1.558141" calcext:value-type="float">
            <text:p>1.558141</text:p>
          </table:table-cell>
          <table:table-cell office:value-type="float" office:value="0" calcext:value-type="float">
            <text:p>0</text:p>
          </table:table-cell>
          <table:table-cell office:value-type="float" office:value="0.044439" calcext:value-type="float">
            <text:p>0.044439</text:p>
          </table:table-cell>
          <table:table-cell office:value-type="float" office:value="0.01025647" calcext:value-type="float">
            <text:p>0.01025647</text:p>
          </table:table-cell>
          <table:table-cell office:value-type="float" office:value="0.01156545" calcext:value-type="float">
            <text:p>0.01156545</text:p>
          </table:table-cell>
          <table:table-cell office:value-type="float" office:value="0.004931734" calcext:value-type="float">
            <text:p>0.004931734</text:p>
          </table:table-cell>
          <table:table-cell office:value-type="float" office:value="0.004605758" calcext:value-type="float">
            <text:p>0.004605758</text:p>
          </table:table-cell>
          <table:table-cell office:value-type="float" office:value="0.003690438" calcext:value-type="float">
            <text:p>0.003690438</text:p>
          </table:table-cell>
          <table:table-cell office:value-type="float" office:value="0.003963403" calcext:value-type="float">
            <text:p>0.003963403</text:p>
          </table:table-cell>
          <table:table-cell office:value-type="float" office:value="0.009440421" calcext:value-type="float">
            <text:p>0.009440421</text:p>
          </table:table-cell>
          <table:table-cell office:value-type="float" office:value="0.02393043" calcext:value-type="float">
            <text:p>0.02393043</text:p>
          </table:table-cell>
          <table:table-cell office:value-type="float" office:value="0.04000191" calcext:value-type="float">
            <text:p>0.04000191</text:p>
          </table:table-cell>
          <table:table-cell office:value-type="float" office:value="0.1326287" calcext:value-type="float">
            <text:p>0.1326287</text:p>
          </table:table-cell>
          <table:table-cell office:value-type="float" office:value="0.1536815" calcext:value-type="float">
            <text:p>0.1536815</text:p>
          </table:table-cell>
          <table:table-cell office:value-type="float" office:value="0.175455" calcext:value-type="float">
            <text:p>0.175455</text:p>
          </table:table-cell>
          <table:table-cell office:value-type="float" office:value="0.1798743" calcext:value-type="float">
            <text:p>0.1798743</text:p>
          </table:table-cell>
          <table:table-cell office:value-type="float" office:value="0" calcext:value-type="float">
            <text:p>0</text:p>
          </table:table-cell>
          <table:table-cell office:value-type="float" office:value="16.34938" calcext:value-type="float">
            <text:p>16.34938</text:p>
          </table:table-cell>
          <table:table-cell office:value-type="float" office:value="13.25109" calcext:value-type="float">
            <text:p>13.25109</text:p>
          </table:table-cell>
          <table:table-cell office:value-type="float" office:value="19.32278" calcext:value-type="float">
            <text:p>19.32278</text:p>
          </table:table-cell>
          <table:table-cell office:value-type="float" office:value="4.683193" calcext:value-type="float">
            <text:p>4.683193</text:p>
          </table:table-cell>
          <table:table-cell office:value-type="float" office:value="3.779835" calcext:value-type="float">
            <text:p>3.779835</text:p>
          </table:table-cell>
          <table:table-cell office:value-type="float" office:value="1.974387" calcext:value-type="float">
            <text:p>1.974387</text:p>
          </table:table-cell>
          <table:table-cell office:value-type="float" office:value="1.990832" calcext:value-type="float">
            <text:p>1.990832</text:p>
          </table:table-cell>
          <table:table-cell office:value-type="float" office:value="4.291149" calcext:value-type="float">
            <text:p>4.291149</text:p>
          </table:table-cell>
          <table:table-cell office:value-type="float" office:value="6.967095" calcext:value-type="float">
            <text:p>6.967095</text:p>
          </table:table-cell>
          <table:table-cell office:value-type="float" office:value="7.542933" calcext:value-type="float">
            <text:p>7.542933</text:p>
          </table:table-cell>
          <table:table-cell office:value-type="float" office:value="8.334163" calcext:value-type="float">
            <text:p>8.334163</text:p>
          </table:table-cell>
          <table:table-cell office:value-type="float" office:value="8.995193" calcext:value-type="float">
            <text:p>8.995193</text:p>
          </table:table-cell>
          <table:table-cell office:value-type="float" office:value="10.85232" calcext:value-type="float">
            <text:p>10.85232</text:p>
          </table:table-cell>
          <table:table-cell office:value-type="float" office:value="11.27472" calcext:value-type="float">
            <text:p>11.27472</text:p>
          </table:table-cell>
          <table:table-cell office:value-type="float" office:value="0" calcext:value-type="float">
            <text:p>0</text:p>
          </table:table-cell>
          <table:table-cell office:value-type="float" office:value="15.79992" calcext:value-type="float">
            <text:p>15.79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1784" calcext:value-type="float">
            <text:p>1.88178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1.704584" calcext:value-type="float">
            <text:p>1.704584</text:p>
          </table:table-cell>
          <table:table-cell office:value-type="float" office:value="135.8556" calcext:value-type="float">
            <text:p>135.8556</text:p>
          </table:table-cell>
          <table:table-cell office:value-type="float" office:value="0" calcext:value-type="float">
            <text:p>0</text:p>
          </table:table-cell>
          <table:table-cell office:value-type="float" office:value="-6.459521" calcext:value-type="float">
            <text:p>-6.459521</text:p>
          </table:table-cell>
          <table:table-cell office:value-type="float" office:value="32.86856" calcext:value-type="float">
            <text:p>32.8685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3065847" calcext:value-type="float">
            <text:p>0.003065847</text:p>
          </table:table-cell>
          <table:table-cell office:value-type="float" office:value="1166.242" calcext:value-type="float">
            <text:p>1166.242</text:p>
          </table:table-cell>
          <table:table-cell office:value-type="float" office:value="1.550737" calcext:value-type="float">
            <text:p>1.550737</text:p>
          </table:table-cell>
          <table:table-cell office:value-type="float" office:value="0" calcext:value-type="float">
            <text:p>0</text:p>
          </table:table-cell>
          <table:table-cell office:value-type="float" office:value="0.06296679" calcext:value-type="float">
            <text:p>0.06296679</text:p>
          </table:table-cell>
          <table:table-cell office:value-type="float" office:value="0.01152712" calcext:value-type="float">
            <text:p>0.01152712</text:p>
          </table:table-cell>
          <table:table-cell office:value-type="float" office:value="0.01203304" calcext:value-type="float">
            <text:p>0.01203304</text:p>
          </table:table-cell>
          <table:table-cell office:value-type="float" office:value="0.005151756" calcext:value-type="float">
            <text:p>0.005151756</text:p>
          </table:table-cell>
          <table:table-cell office:value-type="float" office:value="0.004765749" calcext:value-type="float">
            <text:p>0.004765749</text:p>
          </table:table-cell>
          <table:table-cell office:value-type="float" office:value="0.003699973" calcext:value-type="float">
            <text:p>0.003699973</text:p>
          </table:table-cell>
          <table:table-cell office:value-type="float" office:value="0.003962898" calcext:value-type="float">
            <text:p>0.003962898</text:p>
          </table:table-cell>
          <table:table-cell office:value-type="float" office:value="0.009551356" calcext:value-type="float">
            <text:p>0.009551356</text:p>
          </table:table-cell>
          <table:table-cell office:value-type="float" office:value="0.02424186" calcext:value-type="float">
            <text:p>0.02424186</text:p>
          </table:table-cell>
          <table:table-cell office:value-type="float" office:value="0.040326" calcext:value-type="float">
            <text:p>0.040326</text:p>
          </table:table-cell>
          <table:table-cell office:value-type="float" office:value="0.1327516" calcext:value-type="float">
            <text:p>0.1327516</text:p>
          </table:table-cell>
          <table:table-cell office:value-type="float" office:value="0.1536302" calcext:value-type="float">
            <text:p>0.1536302</text:p>
          </table:table-cell>
          <table:table-cell office:value-type="float" office:value="0.17549" calcext:value-type="float">
            <text:p>0.17549</text:p>
          </table:table-cell>
          <table:table-cell office:value-type="float" office:value="0.1799085" calcext:value-type="float">
            <text:p>0.1799085</text:p>
          </table:table-cell>
          <table:table-cell office:value-type="float" office:value="0" calcext:value-type="float">
            <text:p>0</text:p>
          </table:table-cell>
          <table:table-cell office:value-type="float" office:value="16.33869" calcext:value-type="float">
            <text:p>16.33869</text:p>
          </table:table-cell>
          <table:table-cell office:value-type="float" office:value="13.21926" calcext:value-type="float">
            <text:p>13.21926</text:p>
          </table:table-cell>
          <table:table-cell office:value-type="float" office:value="19.27293" calcext:value-type="float">
            <text:p>19.27293</text:p>
          </table:table-cell>
          <table:table-cell office:value-type="float" office:value="4.672065" calcext:value-type="float">
            <text:p>4.672065</text:p>
          </table:table-cell>
          <table:table-cell office:value-type="float" office:value="3.771003" calcext:value-type="float">
            <text:p>3.771003</text:p>
          </table:table-cell>
          <table:table-cell office:value-type="float" office:value="1.972077" calcext:value-type="float">
            <text:p>1.972077</text:p>
          </table:table-cell>
          <table:table-cell office:value-type="float" office:value="1.988231" calcext:value-type="float">
            <text:p>1.988231</text:p>
          </table:table-cell>
          <table:table-cell office:value-type="float" office:value="4.282444" calcext:value-type="float">
            <text:p>4.282444</text:p>
          </table:table-cell>
          <table:table-cell office:value-type="float" office:value="6.952549" calcext:value-type="float">
            <text:p>6.952549</text:p>
          </table:table-cell>
          <table:table-cell office:value-type="float" office:value="7.528174" calcext:value-type="float">
            <text:p>7.528174</text:p>
          </table:table-cell>
          <table:table-cell office:value-type="float" office:value="8.336282" calcext:value-type="float">
            <text:p>8.336282</text:p>
          </table:table-cell>
          <table:table-cell office:value-type="float" office:value="8.999792" calcext:value-type="float">
            <text:p>8.999792</text:p>
          </table:table-cell>
          <table:table-cell office:value-type="float" office:value="10.8555" calcext:value-type="float">
            <text:p>10.8555</text:p>
          </table:table-cell>
          <table:table-cell office:value-type="float" office:value="11.2778" calcext:value-type="float">
            <text:p>11.2778</text:p>
          </table:table-cell>
          <table:table-cell office:value-type="float" office:value="0" calcext:value-type="float">
            <text:p>0</text:p>
          </table:table-cell>
          <table:table-cell office:value-type="float" office:value="19.67208" calcext:value-type="float">
            <text:p>19.67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9207" calcext:value-type="float">
            <text:p>1.8892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1.703306" calcext:value-type="float">
            <text:p>1.703306</text:p>
          </table:table-cell>
          <table:table-cell office:value-type="float" office:value="135.8537" calcext:value-type="float">
            <text:p>135.8537</text:p>
          </table:table-cell>
          <table:table-cell office:value-type="float" office:value="0" calcext:value-type="float">
            <text:p>0</text:p>
          </table:table-cell>
          <table:table-cell office:value-type="float" office:value="-6.505219" calcext:value-type="float">
            <text:p>-6.505219</text:p>
          </table:table-cell>
          <table:table-cell office:value-type="float" office:value="32.8517" calcext:value-type="float">
            <text:p>32.8517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7" calcext:value-type="float">
            <text:p>0.000153539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972093" calcext:value-type="float">
            <text:p>0.002972093</text:p>
          </table:table-cell>
          <table:table-cell office:value-type="float" office:value="1166.215" calcext:value-type="float">
            <text:p>1166.215</text:p>
          </table:table-cell>
          <table:table-cell office:value-type="float" office:value="1.547046" calcext:value-type="float">
            <text:p>1.547046</text:p>
          </table:table-cell>
          <table:table-cell office:value-type="float" office:value="0" calcext:value-type="float">
            <text:p>0</text:p>
          </table:table-cell>
          <table:table-cell office:value-type="float" office:value="0.04990225" calcext:value-type="float">
            <text:p>0.04990225</text:p>
          </table:table-cell>
          <table:table-cell office:value-type="float" office:value="0.01286395" calcext:value-type="float">
            <text:p>0.01286395</text:p>
          </table:table-cell>
          <table:table-cell office:value-type="float" office:value="0.01204381" calcext:value-type="float">
            <text:p>0.01204381</text:p>
          </table:table-cell>
          <table:table-cell office:value-type="float" office:value="0.005204172" calcext:value-type="float">
            <text:p>0.005204172</text:p>
          </table:table-cell>
          <table:table-cell office:value-type="float" office:value="0.004837207" calcext:value-type="float">
            <text:p>0.004837207</text:p>
          </table:table-cell>
          <table:table-cell office:value-type="float" office:value="0.00371353" calcext:value-type="float">
            <text:p>0.00371353</text:p>
          </table:table-cell>
          <table:table-cell office:value-type="float" office:value="0.003971766" calcext:value-type="float">
            <text:p>0.003971766</text:p>
          </table:table-cell>
          <table:table-cell office:value-type="float" office:value="0.009599537" calcext:value-type="float">
            <text:p>0.009599537</text:p>
          </table:table-cell>
          <table:table-cell office:value-type="float" office:value="0.02454233" calcext:value-type="float">
            <text:p>0.02454233</text:p>
          </table:table-cell>
          <table:table-cell office:value-type="float" office:value="0.04075597" calcext:value-type="float">
            <text:p>0.04075597</text:p>
          </table:table-cell>
          <table:table-cell office:value-type="float" office:value="0.1328862" calcext:value-type="float">
            <text:p>0.1328862</text:p>
          </table:table-cell>
          <table:table-cell office:value-type="float" office:value="0.1536862" calcext:value-type="float">
            <text:p>0.1536862</text:p>
          </table:table-cell>
          <table:table-cell office:value-type="float" office:value="0.1756248" calcext:value-type="float">
            <text:p>0.1756248</text:p>
          </table:table-cell>
          <table:table-cell office:value-type="float" office:value="0.1799051" calcext:value-type="float">
            <text:p>0.1799051</text:p>
          </table:table-cell>
          <table:table-cell office:value-type="float" office:value="0" calcext:value-type="float">
            <text:p>0</text:p>
          </table:table-cell>
          <table:table-cell office:value-type="float" office:value="16.32718" calcext:value-type="float">
            <text:p>16.32718</text:p>
          </table:table-cell>
          <table:table-cell office:value-type="float" office:value="13.18803" calcext:value-type="float">
            <text:p>13.18803</text:p>
          </table:table-cell>
          <table:table-cell office:value-type="float" office:value="19.22429" calcext:value-type="float">
            <text:p>19.22429</text:p>
          </table:table-cell>
          <table:table-cell office:value-type="float" office:value="4.661289" calcext:value-type="float">
            <text:p>4.661289</text:p>
          </table:table-cell>
          <table:table-cell office:value-type="float" office:value="3.762435" calcext:value-type="float">
            <text:p>3.762435</text:p>
          </table:table-cell>
          <table:table-cell office:value-type="float" office:value="1.969758" calcext:value-type="float">
            <text:p>1.969758</text:p>
          </table:table-cell>
          <table:table-cell office:value-type="float" office:value="1.985652" calcext:value-type="float">
            <text:p>1.985652</text:p>
          </table:table-cell>
          <table:table-cell office:value-type="float" office:value="4.273764" calcext:value-type="float">
            <text:p>4.273764</text:p>
          </table:table-cell>
          <table:table-cell office:value-type="float" office:value="6.938096" calcext:value-type="float">
            <text:p>6.938096</text:p>
          </table:table-cell>
          <table:table-cell office:value-type="float" office:value="7.513548" calcext:value-type="float">
            <text:p>7.513548</text:p>
          </table:table-cell>
          <table:table-cell office:value-type="float" office:value="8.338431" calcext:value-type="float">
            <text:p>8.338431</text:p>
          </table:table-cell>
          <table:table-cell office:value-type="float" office:value="9.004361" calcext:value-type="float">
            <text:p>9.004361</text:p>
          </table:table-cell>
          <table:table-cell office:value-type="float" office:value="10.85872" calcext:value-type="float">
            <text:p>10.85872</text:p>
          </table:table-cell>
          <table:table-cell office:value-type="float" office:value="11.28082" calcext:value-type="float">
            <text:p>11.28082</text:p>
          </table:table-cell>
          <table:table-cell office:value-type="float" office:value="0" calcext:value-type="float">
            <text:p>0</text:p>
          </table:table-cell>
          <table:table-cell office:value-type="float" office:value="15.33076" calcext:value-type="float">
            <text:p>15.33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5556" calcext:value-type="float">
            <text:p>1.8955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1.704298" calcext:value-type="float">
            <text:p>1.704298</text:p>
          </table:table-cell>
          <table:table-cell office:value-type="float" office:value="135.8535" calcext:value-type="float">
            <text:p>135.8535</text:p>
          </table:table-cell>
          <table:table-cell office:value-type="float" office:value="0" calcext:value-type="float">
            <text:p>0</text:p>
          </table:table-cell>
          <table:table-cell office:value-type="float" office:value="-6.550957" calcext:value-type="float">
            <text:p>-6.550957</text:p>
          </table:table-cell>
          <table:table-cell office:value-type="float" office:value="32.83455" calcext:value-type="float">
            <text:p>32.8345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819482" calcext:value-type="float">
            <text:p>0.002819482</text:p>
          </table:table-cell>
          <table:table-cell office:value-type="float" office:value="1166.186" calcext:value-type="float">
            <text:p>1166.186</text:p>
          </table:table-cell>
          <table:table-cell office:value-type="float" office:value="1.560983" calcext:value-type="float">
            <text:p>1.560983</text:p>
          </table:table-cell>
          <table:table-cell office:value-type="float" office:value="0" calcext:value-type="float">
            <text:p>0</text:p>
          </table:table-cell>
          <table:table-cell office:value-type="float" office:value="0.005076361" calcext:value-type="float">
            <text:p>0.005076361</text:p>
          </table:table-cell>
          <table:table-cell office:value-type="float" office:value="0.01029683" calcext:value-type="float">
            <text:p>0.01029683</text:p>
          </table:table-cell>
          <table:table-cell office:value-type="float" office:value="0.01226096" calcext:value-type="float">
            <text:p>0.01226096</text:p>
          </table:table-cell>
          <table:table-cell office:value-type="float" office:value="0.005328449" calcext:value-type="float">
            <text:p>0.005328449</text:p>
          </table:table-cell>
          <table:table-cell office:value-type="float" office:value="0.00493435" calcext:value-type="float">
            <text:p>0.00493435</text:p>
          </table:table-cell>
          <table:table-cell office:value-type="float" office:value="0.003727848" calcext:value-type="float">
            <text:p>0.003727848</text:p>
          </table:table-cell>
          <table:table-cell office:value-type="float" office:value="0.003977561" calcext:value-type="float">
            <text:p>0.003977561</text:p>
          </table:table-cell>
          <table:table-cell office:value-type="float" office:value="0.009653416" calcext:value-type="float">
            <text:p>0.009653416</text:p>
          </table:table-cell>
          <table:table-cell office:value-type="float" office:value="0.02481326" calcext:value-type="float">
            <text:p>0.02481326</text:p>
          </table:table-cell>
          <table:table-cell office:value-type="float" office:value="0.04123653" calcext:value-type="float">
            <text:p>0.04123653</text:p>
          </table:table-cell>
          <table:table-cell office:value-type="float" office:value="0.1330313" calcext:value-type="float">
            <text:p>0.1330313</text:p>
          </table:table-cell>
          <table:table-cell office:value-type="float" office:value="0.1537476" calcext:value-type="float">
            <text:p>0.1537476</text:p>
          </table:table-cell>
          <table:table-cell office:value-type="float" office:value="0.1755874" calcext:value-type="float">
            <text:p>0.1755874</text:p>
          </table:table-cell>
          <table:table-cell office:value-type="float" office:value="0.1799576" calcext:value-type="float">
            <text:p>0.1799576</text:p>
          </table:table-cell>
          <table:table-cell office:value-type="float" office:value="0" calcext:value-type="float">
            <text:p>0</text:p>
          </table:table-cell>
          <table:table-cell office:value-type="float" office:value="16.27613" calcext:value-type="float">
            <text:p>16.27613</text:p>
          </table:table-cell>
          <table:table-cell office:value-type="float" office:value="13.15536" calcext:value-type="float">
            <text:p>13.15536</text:p>
          </table:table-cell>
          <table:table-cell office:value-type="float" office:value="19.17607" calcext:value-type="float">
            <text:p>19.17607</text:p>
          </table:table-cell>
          <table:table-cell office:value-type="float" office:value="4.650621" calcext:value-type="float">
            <text:p>4.650621</text:p>
          </table:table-cell>
          <table:table-cell office:value-type="float" office:value="3.754022" calcext:value-type="float">
            <text:p>3.754022</text:p>
          </table:table-cell>
          <table:table-cell office:value-type="float" office:value="1.96743" calcext:value-type="float">
            <text:p>1.96743</text:p>
          </table:table-cell>
          <table:table-cell office:value-type="float" office:value="1.983091" calcext:value-type="float">
            <text:p>1.983091</text:p>
          </table:table-cell>
          <table:table-cell office:value-type="float" office:value="4.26511" calcext:value-type="float">
            <text:p>4.26511</text:p>
          </table:table-cell>
          <table:table-cell office:value-type="float" office:value="6.923729" calcext:value-type="float">
            <text:p>6.923729</text:p>
          </table:table-cell>
          <table:table-cell office:value-type="float" office:value="7.499052" calcext:value-type="float">
            <text:p>7.499052</text:p>
          </table:table-cell>
          <table:table-cell office:value-type="float" office:value="8.340587" calcext:value-type="float">
            <text:p>8.340587</text:p>
          </table:table-cell>
          <table:table-cell office:value-type="float" office:value="9.008941" calcext:value-type="float">
            <text:p>9.008941</text:p>
          </table:table-cell>
          <table:table-cell office:value-type="float" office:value="10.86198" calcext:value-type="float">
            <text:p>10.86198</text:p>
          </table:table-cell>
          <table:table-cell office:value-type="float" office:value="11.2838" calcext:value-type="float">
            <text:p>11.2838</text:p>
          </table:table-cell>
          <table:table-cell office:value-type="float" office:value="0" calcext:value-type="float">
            <text:p>0</text:p>
          </table:table-cell>
          <table:table-cell office:value-type="float" office:value="0.009979804" calcext:value-type="float">
            <text:p>0.009979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907" calcext:value-type="float">
            <text:p>1.8979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1.704097" calcext:value-type="float">
            <text:p>1.704097</text:p>
          </table:table-cell>
          <table:table-cell office:value-type="float" office:value="135.8528" calcext:value-type="float">
            <text:p>135.8528</text:p>
          </table:table-cell>
          <table:table-cell office:value-type="float" office:value="0" calcext:value-type="float">
            <text:p>0</text:p>
          </table:table-cell>
          <table:table-cell office:value-type="float" office:value="-6.595318" calcext:value-type="float">
            <text:p>-6.595318</text:p>
          </table:table-cell>
          <table:table-cell office:value-type="float" office:value="32.81738" calcext:value-type="float">
            <text:p>32.8173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673761" calcext:value-type="float">
            <text:p>0.002673761</text:p>
          </table:table-cell>
          <table:table-cell office:value-type="float" office:value="1166.157" calcext:value-type="float">
            <text:p>1166.157</text:p>
          </table:table-cell>
          <table:table-cell office:value-type="float" office:value="1.570026" calcext:value-type="float">
            <text:p>1.570026</text:p>
          </table:table-cell>
          <table:table-cell office:value-type="float" office:value="0" calcext:value-type="float">
            <text:p>0</text:p>
          </table:table-cell>
          <table:table-cell office:value-type="float" office:value="0.0054758" calcext:value-type="float">
            <text:p>0.0054758</text:p>
          </table:table-cell>
          <table:table-cell office:value-type="float" office:value="0.009697701" calcext:value-type="float">
            <text:p>0.009697701</text:p>
          </table:table-cell>
          <table:table-cell office:value-type="float" office:value="0.01183131" calcext:value-type="float">
            <text:p>0.01183131</text:p>
          </table:table-cell>
          <table:table-cell office:value-type="float" office:value="0.005265125" calcext:value-type="float">
            <text:p>0.005265125</text:p>
          </table:table-cell>
          <table:table-cell office:value-type="float" office:value="0.004949705" calcext:value-type="float">
            <text:p>0.004949705</text:p>
          </table:table-cell>
          <table:table-cell office:value-type="float" office:value="0.003744417" calcext:value-type="float">
            <text:p>0.003744417</text:p>
          </table:table-cell>
          <table:table-cell office:value-type="float" office:value="0.003988809" calcext:value-type="float">
            <text:p>0.003988809</text:p>
          </table:table-cell>
          <table:table-cell office:value-type="float" office:value="0.009691225" calcext:value-type="float">
            <text:p>0.009691225</text:p>
          </table:table-cell>
          <table:table-cell office:value-type="float" office:value="0.0250647" calcext:value-type="float">
            <text:p>0.0250647</text:p>
          </table:table-cell>
          <table:table-cell office:value-type="float" office:value="0.04173798" calcext:value-type="float">
            <text:p>0.04173798</text:p>
          </table:table-cell>
          <table:table-cell office:value-type="float" office:value="0.1331965" calcext:value-type="float">
            <text:p>0.1331965</text:p>
          </table:table-cell>
          <table:table-cell office:value-type="float" office:value="0.1538162" calcext:value-type="float">
            <text:p>0.1538162</text:p>
          </table:table-cell>
          <table:table-cell office:value-type="float" office:value="0.1756009" calcext:value-type="float">
            <text:p>0.1756009</text:p>
          </table:table-cell>
          <table:table-cell office:value-type="float" office:value="0.1799992" calcext:value-type="float">
            <text:p>0.1799992</text:p>
          </table:table-cell>
          <table:table-cell office:value-type="float" office:value="0" calcext:value-type="float">
            <text:p>0</text:p>
          </table:table-cell>
          <table:table-cell office:value-type="float" office:value="16.233" calcext:value-type="float">
            <text:p>16.233</text:p>
          </table:table-cell>
          <table:table-cell office:value-type="float" office:value="13.11909" calcext:value-type="float">
            <text:p>13.11909</text:p>
          </table:table-cell>
          <table:table-cell office:value-type="float" office:value="19.12636" calcext:value-type="float">
            <text:p>19.12636</text:p>
          </table:table-cell>
          <table:table-cell office:value-type="float" office:value="4.639977" calcext:value-type="float">
            <text:p>4.639977</text:p>
          </table:table-cell>
          <table:table-cell office:value-type="float" office:value="3.745717" calcext:value-type="float">
            <text:p>3.745717</text:p>
          </table:table-cell>
          <table:table-cell office:value-type="float" office:value="1.965093" calcext:value-type="float">
            <text:p>1.965093</text:p>
          </table:table-cell>
          <table:table-cell office:value-type="float" office:value="1.980542" calcext:value-type="float">
            <text:p>1.980542</text:p>
          </table:table-cell>
          <table:table-cell office:value-type="float" office:value="4.256482" calcext:value-type="float">
            <text:p>4.256482</text:p>
          </table:table-cell>
          <table:table-cell office:value-type="float" office:value="6.909446" calcext:value-type="float">
            <text:p>6.909446</text:p>
          </table:table-cell>
          <table:table-cell office:value-type="float" office:value="7.484697" calcext:value-type="float">
            <text:p>7.484697</text:p>
          </table:table-cell>
          <table:table-cell office:value-type="float" office:value="8.342793" calcext:value-type="float">
            <text:p>8.342793</text:p>
          </table:table-cell>
          <table:table-cell office:value-type="float" office:value="9.013515" calcext:value-type="float">
            <text:p>9.013515</text:p>
          </table:table-cell>
          <table:table-cell office:value-type="float" office:value="10.86516" calcext:value-type="float">
            <text:p>10.86516</text:p>
          </table:table-cell>
          <table:table-cell office:value-type="float" office:value="11.2868" calcext:value-type="float">
            <text:p>11.2868</text:p>
          </table:table-cell>
          <table:table-cell office:value-type="float" office:value="0" calcext:value-type="float">
            <text:p>0</text:p>
          </table:table-cell>
          <table:table-cell office:value-type="float" office:value="0.004753564" calcext:value-type="float">
            <text:p>0.004753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663" calcext:value-type="float">
            <text:p>1.90166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1.704144" calcext:value-type="float">
            <text:p>1.704144</text:p>
          </table:table-cell>
          <table:table-cell office:value-type="float" office:value="135.8515" calcext:value-type="float">
            <text:p>135.8515</text:p>
          </table:table-cell>
          <table:table-cell office:value-type="float" office:value="0" calcext:value-type="float">
            <text:p>0</text:p>
          </table:table-cell>
          <table:table-cell office:value-type="float" office:value="-6.639341" calcext:value-type="float">
            <text:p>-6.639341</text:p>
          </table:table-cell>
          <table:table-cell office:value-type="float" office:value="32.80054" calcext:value-type="float">
            <text:p>32.80054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637159" calcext:value-type="float">
            <text:p>0.002637159</text:p>
          </table:table-cell>
          <table:table-cell office:value-type="float" office:value="1166.129" calcext:value-type="float">
            <text:p>1166.129</text:p>
          </table:table-cell>
          <table:table-cell office:value-type="float" office:value="1.570961" calcext:value-type="float">
            <text:p>1.570961</text:p>
          </table:table-cell>
          <table:table-cell office:value-type="float" office:value="0" calcext:value-type="float">
            <text:p>0</text:p>
          </table:table-cell>
          <table:table-cell office:value-type="float" office:value="0.01287028" calcext:value-type="float">
            <text:p>0.01287028</text:p>
          </table:table-cell>
          <table:table-cell office:value-type="float" office:value="0.009596323" calcext:value-type="float">
            <text:p>0.009596323</text:p>
          </table:table-cell>
          <table:table-cell office:value-type="float" office:value="0.01160239" calcext:value-type="float">
            <text:p>0.01160239</text:p>
          </table:table-cell>
          <table:table-cell office:value-type="float" office:value="0.005088068" calcext:value-type="float">
            <text:p>0.005088068</text:p>
          </table:table-cell>
          <table:table-cell office:value-type="float" office:value="0.004788938" calcext:value-type="float">
            <text:p>0.004788938</text:p>
          </table:table-cell>
          <table:table-cell office:value-type="float" office:value="0.003682854" calcext:value-type="float">
            <text:p>0.003682854</text:p>
          </table:table-cell>
          <table:table-cell office:value-type="float" office:value="0.003968882" calcext:value-type="float">
            <text:p>0.003968882</text:p>
          </table:table-cell>
          <table:table-cell office:value-type="float" office:value="0.00980316" calcext:value-type="float">
            <text:p>0.00980316</text:p>
          </table:table-cell>
          <table:table-cell office:value-type="float" office:value="0.02533319" calcext:value-type="float">
            <text:p>0.02533319</text:p>
          </table:table-cell>
          <table:table-cell office:value-type="float" office:value="0.04223312" calcext:value-type="float">
            <text:p>0.04223312</text:p>
          </table:table-cell>
          <table:table-cell office:value-type="float" office:value="0.1333648" calcext:value-type="float">
            <text:p>0.1333648</text:p>
          </table:table-cell>
          <table:table-cell office:value-type="float" office:value="0.153887" calcext:value-type="float">
            <text:p>0.153887</text:p>
          </table:table-cell>
          <table:table-cell office:value-type="float" office:value="0.1756316" calcext:value-type="float">
            <text:p>0.1756316</text:p>
          </table:table-cell>
          <table:table-cell office:value-type="float" office:value="0.180037" calcext:value-type="float">
            <text:p>0.180037</text:p>
          </table:table-cell>
          <table:table-cell office:value-type="float" office:value="0" calcext:value-type="float">
            <text:p>0</text:p>
          </table:table-cell>
          <table:table-cell office:value-type="float" office:value="16.20122" calcext:value-type="float">
            <text:p>16.20122</text:p>
          </table:table-cell>
          <table:table-cell office:value-type="float" office:value="13.0857" calcext:value-type="float">
            <text:p>13.0857</text:p>
          </table:table-cell>
          <table:table-cell office:value-type="float" office:value="19.07612" calcext:value-type="float">
            <text:p>19.07612</text:p>
          </table:table-cell>
          <table:table-cell office:value-type="float" office:value="4.629223" calcext:value-type="float">
            <text:p>4.629223</text:p>
          </table:table-cell>
          <table:table-cell office:value-type="float" office:value="3.737379" calcext:value-type="float">
            <text:p>3.737379</text:p>
          </table:table-cell>
          <table:table-cell office:value-type="float" office:value="1.962734" calcext:value-type="float">
            <text:p>1.962734</text:p>
          </table:table-cell>
          <table:table-cell office:value-type="float" office:value="1.977999" calcext:value-type="float">
            <text:p>1.977999</text:p>
          </table:table-cell>
          <table:table-cell office:value-type="float" office:value="4.247877" calcext:value-type="float">
            <text:p>4.247877</text:p>
          </table:table-cell>
          <table:table-cell office:value-type="float" office:value="6.89524" calcext:value-type="float">
            <text:p>6.89524</text:p>
          </table:table-cell>
          <table:table-cell office:value-type="float" office:value="7.470481" calcext:value-type="float">
            <text:p>7.470481</text:p>
          </table:table-cell>
          <table:table-cell office:value-type="float" office:value="8.345012" calcext:value-type="float">
            <text:p>8.345012</text:p>
          </table:table-cell>
          <table:table-cell office:value-type="float" office:value="9.018084" calcext:value-type="float">
            <text:p>9.018084</text:p>
          </table:table-cell>
          <table:table-cell office:value-type="float" office:value="10.86834" calcext:value-type="float">
            <text:p>10.86834</text:p>
          </table:table-cell>
          <table:table-cell office:value-type="float" office:value="11.28982" calcext:value-type="float">
            <text:p>11.28982</text:p>
          </table:table-cell>
          <table:table-cell office:value-type="float" office:value="0" calcext:value-type="float">
            <text:p>0</text:p>
          </table:table-cell>
          <table:table-cell office:value-type="float" office:value="1.875005" calcext:value-type="float">
            <text:p>1.875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51" calcext:value-type="float">
            <text:p>1.905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1.703033" calcext:value-type="float">
            <text:p>1.703033</text:p>
          </table:table-cell>
          <table:table-cell office:value-type="float" office:value="135.8499" calcext:value-type="float">
            <text:p>135.8499</text:p>
          </table:table-cell>
          <table:table-cell office:value-type="float" office:value="0" calcext:value-type="float">
            <text:p>0</text:p>
          </table:table-cell>
          <table:table-cell office:value-type="float" office:value="-6.68352" calcext:value-type="float">
            <text:p>-6.68352</text:p>
          </table:table-cell>
          <table:table-cell office:value-type="float" office:value="32.78406" calcext:value-type="float">
            <text:p>32.7840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637159" calcext:value-type="float">
            <text:p>0.002637159</text:p>
          </table:table-cell>
          <table:table-cell office:value-type="float" office:value="1166.103" calcext:value-type="float">
            <text:p>1166.103</text:p>
          </table:table-cell>
          <table:table-cell office:value-type="float" office:value="1.568315" calcext:value-type="float">
            <text:p>1.568315</text:p>
          </table:table-cell>
          <table:table-cell office:value-type="float" office:value="0" calcext:value-type="float">
            <text:p>0</text:p>
          </table:table-cell>
          <table:table-cell office:value-type="float" office:value="0.02275878" calcext:value-type="float">
            <text:p>0.02275878</text:p>
          </table:table-cell>
          <table:table-cell office:value-type="float" office:value="0.01012754" calcext:value-type="float">
            <text:p>0.01012754</text:p>
          </table:table-cell>
          <table:table-cell office:value-type="float" office:value="0.01170769" calcext:value-type="float">
            <text:p>0.01170769</text:p>
          </table:table-cell>
          <table:table-cell office:value-type="float" office:value="0.005109434" calcext:value-type="float">
            <text:p>0.005109434</text:p>
          </table:table-cell>
          <table:table-cell office:value-type="float" office:value="0.004787654" calcext:value-type="float">
            <text:p>0.004787654</text:p>
          </table:table-cell>
          <table:table-cell office:value-type="float" office:value="0.00366625" calcext:value-type="float">
            <text:p>0.00366625</text:p>
          </table:table-cell>
          <table:table-cell office:value-type="float" office:value="0.003961262" calcext:value-type="float">
            <text:p>0.003961262</text:p>
          </table:table-cell>
          <table:table-cell office:value-type="float" office:value="0.009925614" calcext:value-type="float">
            <text:p>0.009925614</text:p>
          </table:table-cell>
          <table:table-cell office:value-type="float" office:value="0.02569375" calcext:value-type="float">
            <text:p>0.02569375</text:p>
          </table:table-cell>
          <table:table-cell office:value-type="float" office:value="0.04275036" calcext:value-type="float">
            <text:p>0.04275036</text:p>
          </table:table-cell>
          <table:table-cell office:value-type="float" office:value="0.1335317" calcext:value-type="float">
            <text:p>0.1335317</text:p>
          </table:table-cell>
          <table:table-cell office:value-type="float" office:value="0.1539609" calcext:value-type="float">
            <text:p>0.1539609</text:p>
          </table:table-cell>
          <table:table-cell office:value-type="float" office:value="0.1756666" calcext:value-type="float">
            <text:p>0.1756666</text:p>
          </table:table-cell>
          <table:table-cell office:value-type="float" office:value="0.1800743" calcext:value-type="float">
            <text:p>0.1800743</text:p>
          </table:table-cell>
          <table:table-cell office:value-type="float" office:value="0" calcext:value-type="float">
            <text:p>0</text:p>
          </table:table-cell>
          <table:table-cell office:value-type="float" office:value="16.17969" calcext:value-type="float">
            <text:p>16.17969</text:p>
          </table:table-cell>
          <table:table-cell office:value-type="float" office:value="13.05359" calcext:value-type="float">
            <text:p>13.05359</text:p>
          </table:table-cell>
          <table:table-cell office:value-type="float" office:value="19.02687" calcext:value-type="float">
            <text:p>19.02687</text:p>
          </table:table-cell>
          <table:table-cell office:value-type="float" office:value="4.618504" calcext:value-type="float">
            <text:p>4.618504</text:p>
          </table:table-cell>
          <table:table-cell office:value-type="float" office:value="3.729053" calcext:value-type="float">
            <text:p>3.729053</text:p>
          </table:table-cell>
          <table:table-cell office:value-type="float" office:value="1.960358" calcext:value-type="float">
            <text:p>1.960358</text:p>
          </table:table-cell>
          <table:table-cell office:value-type="float" office:value="1.975469" calcext:value-type="float">
            <text:p>1.975469</text:p>
          </table:table-cell>
          <table:table-cell office:value-type="float" office:value="4.239315" calcext:value-type="float">
            <text:p>4.239315</text:p>
          </table:table-cell>
          <table:table-cell office:value-type="float" office:value="6.881124" calcext:value-type="float">
            <text:p>6.881124</text:p>
          </table:table-cell>
          <table:table-cell office:value-type="float" office:value="7.456413" calcext:value-type="float">
            <text:p>7.456413</text:p>
          </table:table-cell>
          <table:table-cell office:value-type="float" office:value="8.347275" calcext:value-type="float">
            <text:p>8.347275</text:p>
          </table:table-cell>
          <table:table-cell office:value-type="float" office:value="9.022663" calcext:value-type="float">
            <text:p>9.022663</text:p>
          </table:table-cell>
          <table:table-cell office:value-type="float" office:value="10.87152" calcext:value-type="float">
            <text:p>10.87152</text:p>
          </table:table-cell>
          <table:table-cell office:value-type="float" office:value="11.29282" calcext:value-type="float">
            <text:p>11.29282</text:p>
          </table:table-cell>
          <table:table-cell office:value-type="float" office:value="0" calcext:value-type="float">
            <text:p>0</text:p>
          </table:table-cell>
          <table:table-cell office:value-type="float" office:value="7.639109" calcext:value-type="float">
            <text:p>7.639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0849" calcext:value-type="float">
            <text:p>1.9108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1.701732" calcext:value-type="float">
            <text:p>1.701732</text:p>
          </table:table-cell>
          <table:table-cell office:value-type="float" office:value="135.8481" calcext:value-type="float">
            <text:p>135.8481</text:p>
          </table:table-cell>
          <table:table-cell office:value-type="float" office:value="0" calcext:value-type="float">
            <text:p>0</text:p>
          </table:table-cell>
          <table:table-cell office:value-type="float" office:value="-6.72765" calcext:value-type="float">
            <text:p>-6.72765</text:p>
          </table:table-cell>
          <table:table-cell office:value-type="float" office:value="32.76789" calcext:value-type="float">
            <text:p>32.7678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637159" calcext:value-type="float">
            <text:p>0.002637159</text:p>
          </table:table-cell>
          <table:table-cell office:value-type="float" office:value="1166.077" calcext:value-type="float">
            <text:p>1166.077</text:p>
          </table:table-cell>
          <table:table-cell office:value-type="float" office:value="1.56479" calcext:value-type="float">
            <text:p>1.56479</text:p>
          </table:table-cell>
          <table:table-cell office:value-type="float" office:value="0" calcext:value-type="float">
            <text:p>0</text:p>
          </table:table-cell>
          <table:table-cell office:value-type="float" office:value="0.02735337" calcext:value-type="float">
            <text:p>0.02735337</text:p>
          </table:table-cell>
          <table:table-cell office:value-type="float" office:value="0.009896518" calcext:value-type="float">
            <text:p>0.009896518</text:p>
          </table:table-cell>
          <table:table-cell office:value-type="float" office:value="0.01147327" calcext:value-type="float">
            <text:p>0.01147327</text:p>
          </table:table-cell>
          <table:table-cell office:value-type="float" office:value="0.004998067" calcext:value-type="float">
            <text:p>0.004998067</text:p>
          </table:table-cell>
          <table:table-cell office:value-type="float" office:value="0.00470912" calcext:value-type="float">
            <text:p>0.00470912</text:p>
          </table:table-cell>
          <table:table-cell office:value-type="float" office:value="0.003641932" calcext:value-type="float">
            <text:p>0.003641932</text:p>
          </table:table-cell>
          <table:table-cell office:value-type="float" office:value="0.003954816" calcext:value-type="float">
            <text:p>0.003954816</text:p>
          </table:table-cell>
          <table:table-cell office:value-type="float" office:value="0.01002999" calcext:value-type="float">
            <text:p>0.01002999</text:p>
          </table:table-cell>
          <table:table-cell office:value-type="float" office:value="0.02607746" calcext:value-type="float">
            <text:p>0.02607746</text:p>
          </table:table-cell>
          <table:table-cell office:value-type="float" office:value="0.04329953" calcext:value-type="float">
            <text:p>0.04329953</text:p>
          </table:table-cell>
          <table:table-cell office:value-type="float" office:value="0.1336921" calcext:value-type="float">
            <text:p>0.1336921</text:p>
          </table:table-cell>
          <table:table-cell office:value-type="float" office:value="0.1540345" calcext:value-type="float">
            <text:p>0.1540345</text:p>
          </table:table-cell>
          <table:table-cell office:value-type="float" office:value="0.1757016" calcext:value-type="float">
            <text:p>0.1757016</text:p>
          </table:table-cell>
          <table:table-cell office:value-type="float" office:value="0.1801091" calcext:value-type="float">
            <text:p>0.1801091</text:p>
          </table:table-cell>
          <table:table-cell office:value-type="float" office:value="0" calcext:value-type="float">
            <text:p>0</text:p>
          </table:table-cell>
          <table:table-cell office:value-type="float" office:value="16.16234" calcext:value-type="float">
            <text:p>16.16234</text:p>
          </table:table-cell>
          <table:table-cell office:value-type="float" office:value="13.02238" calcext:value-type="float">
            <text:p>13.02238</text:p>
          </table:table-cell>
          <table:table-cell office:value-type="float" office:value="18.97875" calcext:value-type="float">
            <text:p>18.97875</text:p>
          </table:table-cell>
          <table:table-cell office:value-type="float" office:value="4.607909" calcext:value-type="float">
            <text:p>4.607909</text:p>
          </table:table-cell>
          <table:table-cell office:value-type="float" office:value="3.720809" calcext:value-type="float">
            <text:p>3.720809</text:p>
          </table:table-cell>
          <table:table-cell office:value-type="float" office:value="1.957969" calcext:value-type="float">
            <text:p>1.957969</text:p>
          </table:table-cell>
          <table:table-cell office:value-type="float" office:value="1.97294" calcext:value-type="float">
            <text:p>1.97294</text:p>
          </table:table-cell>
          <table:table-cell office:value-type="float" office:value="4.230795" calcext:value-type="float">
            <text:p>4.230795</text:p>
          </table:table-cell>
          <table:table-cell office:value-type="float" office:value="6.867112" calcext:value-type="float">
            <text:p>6.867112</text:p>
          </table:table-cell>
          <table:table-cell office:value-type="float" office:value="7.442492" calcext:value-type="float">
            <text:p>7.442492</text:p>
          </table:table-cell>
          <table:table-cell office:value-type="float" office:value="8.349556" calcext:value-type="float">
            <text:p>8.349556</text:p>
          </table:table-cell>
          <table:table-cell office:value-type="float" office:value="9.027237" calcext:value-type="float">
            <text:p>9.027237</text:p>
          </table:table-cell>
          <table:table-cell office:value-type="float" office:value="10.87469" calcext:value-type="float">
            <text:p>10.87469</text:p>
          </table:table-cell>
          <table:table-cell office:value-type="float" office:value="11.29584" calcext:value-type="float">
            <text:p>11.29584</text:p>
          </table:table-cell>
          <table:table-cell office:value-type="float" office:value="0" calcext:value-type="float">
            <text:p>0</text:p>
          </table:table-cell>
          <table:table-cell office:value-type="float" office:value="10.98109" calcext:value-type="float">
            <text:p>10.98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424" calcext:value-type="float">
            <text:p>1.9164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1.700808" calcext:value-type="float">
            <text:p>1.700808</text:p>
          </table:table-cell>
          <table:table-cell office:value-type="float" office:value="135.8463" calcext:value-type="float">
            <text:p>135.8463</text:p>
          </table:table-cell>
          <table:table-cell office:value-type="float" office:value="0" calcext:value-type="float">
            <text:p>0</text:p>
          </table:table-cell>
          <table:table-cell office:value-type="float" office:value="-6.771526" calcext:value-type="float">
            <text:p>-6.771526</text:p>
          </table:table-cell>
          <table:table-cell office:value-type="float" office:value="32.75198" calcext:value-type="float">
            <text:p>32.7519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637159" calcext:value-type="float">
            <text:p>0.002637159</text:p>
          </table:table-cell>
          <table:table-cell office:value-type="float" office:value="1166.052" calcext:value-type="float">
            <text:p>1166.052</text:p>
          </table:table-cell>
          <table:table-cell office:value-type="float" office:value="1.561851" calcext:value-type="float">
            <text:p>1.561851</text:p>
          </table:table-cell>
          <table:table-cell office:value-type="float" office:value="0" calcext:value-type="float">
            <text:p>0</text:p>
          </table:table-cell>
          <table:table-cell office:value-type="float" office:value="0.02678698" calcext:value-type="float">
            <text:p>0.02678698</text:p>
          </table:table-cell>
          <table:table-cell office:value-type="float" office:value="0.01002544" calcext:value-type="float">
            <text:p>0.01002544</text:p>
          </table:table-cell>
          <table:table-cell office:value-type="float" office:value="0.01148713" calcext:value-type="float">
            <text:p>0.01148713</text:p>
          </table:table-cell>
          <table:table-cell office:value-type="float" office:value="0.004989364" calcext:value-type="float">
            <text:p>0.004989364</text:p>
          </table:table-cell>
          <table:table-cell office:value-type="float" office:value="0.004690696" calcext:value-type="float">
            <text:p>0.004690696</text:p>
          </table:table-cell>
          <table:table-cell office:value-type="float" office:value="0.003619973" calcext:value-type="float">
            <text:p>0.003619973</text:p>
          </table:table-cell>
          <table:table-cell office:value-type="float" office:value="0.00394543" calcext:value-type="float">
            <text:p>0.00394543</text:p>
          </table:table-cell>
          <table:table-cell office:value-type="float" office:value="0.01015934" calcext:value-type="float">
            <text:p>0.01015934</text:p>
          </table:table-cell>
          <table:table-cell office:value-type="float" office:value="0.0264817" calcext:value-type="float">
            <text:p>0.0264817</text:p>
          </table:table-cell>
          <table:table-cell office:value-type="float" office:value="0.04387462" calcext:value-type="float">
            <text:p>0.04387462</text:p>
          </table:table-cell>
          <table:table-cell office:value-type="float" office:value="0.1338447" calcext:value-type="float">
            <text:p>0.1338447</text:p>
          </table:table-cell>
          <table:table-cell office:value-type="float" office:value="0.154106" calcext:value-type="float">
            <text:p>0.154106</text:p>
          </table:table-cell>
          <table:table-cell office:value-type="float" office:value="0.1757368" calcext:value-type="float">
            <text:p>0.1757368</text:p>
          </table:table-cell>
          <table:table-cell office:value-type="float" office:value="0.180143" calcext:value-type="float">
            <text:p>0.180143</text:p>
          </table:table-cell>
          <table:table-cell office:value-type="float" office:value="0" calcext:value-type="float">
            <text:p>0</text:p>
          </table:table-cell>
          <table:table-cell office:value-type="float" office:value="16.14568" calcext:value-type="float">
            <text:p>16.14568</text:p>
          </table:table-cell>
          <table:table-cell office:value-type="float" office:value="12.99183" calcext:value-type="float">
            <text:p>12.99183</text:p>
          </table:table-cell>
          <table:table-cell office:value-type="float" office:value="18.93158" calcext:value-type="float">
            <text:p>18.93158</text:p>
          </table:table-cell>
          <table:table-cell office:value-type="float" office:value="4.597451" calcext:value-type="float">
            <text:p>4.597451</text:p>
          </table:table-cell>
          <table:table-cell office:value-type="float" office:value="3.712656" calcext:value-type="float">
            <text:p>3.712656</text:p>
          </table:table-cell>
          <table:table-cell office:value-type="float" office:value="1.955565" calcext:value-type="float">
            <text:p>1.955565</text:p>
          </table:table-cell>
          <table:table-cell office:value-type="float" office:value="1.970426" calcext:value-type="float">
            <text:p>1.970426</text:p>
          </table:table-cell>
          <table:table-cell office:value-type="float" office:value="4.222311" calcext:value-type="float">
            <text:p>4.222311</text:p>
          </table:table-cell>
          <table:table-cell office:value-type="float" office:value="6.85321" calcext:value-type="float">
            <text:p>6.85321</text:p>
          </table:table-cell>
          <table:table-cell office:value-type="float" office:value="7.42873" calcext:value-type="float">
            <text:p>7.42873</text:p>
          </table:table-cell>
          <table:table-cell office:value-type="float" office:value="8.351875" calcext:value-type="float">
            <text:p>8.351875</text:p>
          </table:table-cell>
          <table:table-cell office:value-type="float" office:value="9.031811" calcext:value-type="float">
            <text:p>9.031811</text:p>
          </table:table-cell>
          <table:table-cell office:value-type="float" office:value="10.87787" calcext:value-type="float">
            <text:p>10.87787</text:p>
          </table:table-cell>
          <table:table-cell office:value-type="float" office:value="11.29885" calcext:value-type="float">
            <text:p>11.29885</text:p>
          </table:table-cell>
          <table:table-cell office:value-type="float" office:value="0" calcext:value-type="float">
            <text:p>0</text:p>
          </table:table-cell>
          <table:table-cell office:value-type="float" office:value="11.03004" calcext:value-type="float">
            <text:p>11.03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1502" calcext:value-type="float">
            <text:p>1.9215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1.700841" calcext:value-type="float">
            <text:p>1.700841</text:p>
          </table:table-cell>
          <table:table-cell office:value-type="float" office:value="135.8443" calcext:value-type="float">
            <text:p>135.8443</text:p>
          </table:table-cell>
          <table:table-cell office:value-type="float" office:value="0" calcext:value-type="float">
            <text:p>0</text:p>
          </table:table-cell>
          <table:table-cell office:value-type="float" office:value="-6.815026" calcext:value-type="float">
            <text:p>-6.815026</text:p>
          </table:table-cell>
          <table:table-cell office:value-type="float" office:value="32.7363" calcext:value-type="float">
            <text:p>32.736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637159" calcext:value-type="float">
            <text:p>0.002637159</text:p>
          </table:table-cell>
          <table:table-cell office:value-type="float" office:value="1166.026" calcext:value-type="float">
            <text:p>1166.026</text:p>
          </table:table-cell>
          <table:table-cell office:value-type="float" office:value="1.560663" calcext:value-type="float">
            <text:p>1.560663</text:p>
          </table:table-cell>
          <table:table-cell office:value-type="float" office:value="0" calcext:value-type="float">
            <text:p>0</text:p>
          </table:table-cell>
          <table:table-cell office:value-type="float" office:value="0.01877412" calcext:value-type="float">
            <text:p>0.01877412</text:p>
          </table:table-cell>
          <table:table-cell office:value-type="float" office:value="0.009265498" calcext:value-type="float">
            <text:p>0.009265498</text:p>
          </table:table-cell>
          <table:table-cell office:value-type="float" office:value="0.01117867" calcext:value-type="float">
            <text:p>0.01117867</text:p>
          </table:table-cell>
          <table:table-cell office:value-type="float" office:value="0.004852494" calcext:value-type="float">
            <text:p>0.004852494</text:p>
          </table:table-cell>
          <table:table-cell office:value-type="float" office:value="0.004588041" calcext:value-type="float">
            <text:p>0.004588041</text:p>
          </table:table-cell>
          <table:table-cell office:value-type="float" office:value="0.003590425" calcext:value-type="float">
            <text:p>0.003590425</text:p>
          </table:table-cell>
          <table:table-cell office:value-type="float" office:value="0.003936162" calcext:value-type="float">
            <text:p>0.003936162</text:p>
          </table:table-cell>
          <table:table-cell office:value-type="float" office:value="0.01028318" calcext:value-type="float">
            <text:p>0.01028318</text:p>
          </table:table-cell>
          <table:table-cell office:value-type="float" office:value="0.02690673" calcext:value-type="float">
            <text:p>0.02690673</text:p>
          </table:table-cell>
          <table:table-cell office:value-type="float" office:value="0.04447648" calcext:value-type="float">
            <text:p>0.04447648</text:p>
          </table:table-cell>
          <table:table-cell office:value-type="float" office:value="0.1339907" calcext:value-type="float">
            <text:p>0.1339907</text:p>
          </table:table-cell>
          <table:table-cell office:value-type="float" office:value="0.1541752" calcext:value-type="float">
            <text:p>0.1541752</text:p>
          </table:table-cell>
          <table:table-cell office:value-type="float" office:value="0.1757718" calcext:value-type="float">
            <text:p>0.1757718</text:p>
          </table:table-cell>
          <table:table-cell office:value-type="float" office:value="0.1801767" calcext:value-type="float">
            <text:p>0.1801767</text:p>
          </table:table-cell>
          <table:table-cell office:value-type="float" office:value="0" calcext:value-type="float">
            <text:p>0</text:p>
          </table:table-cell>
          <table:table-cell office:value-type="float" office:value="16.12789" calcext:value-type="float">
            <text:p>16.12789</text:p>
          </table:table-cell>
          <table:table-cell office:value-type="float" office:value="12.96181" calcext:value-type="float">
            <text:p>12.96181</text:p>
          </table:table-cell>
          <table:table-cell office:value-type="float" office:value="18.88523" calcext:value-type="float">
            <text:p>18.88523</text:p>
          </table:table-cell>
          <table:table-cell office:value-type="float" office:value="4.587142" calcext:value-type="float">
            <text:p>4.587142</text:p>
          </table:table-cell>
          <table:table-cell office:value-type="float" office:value="3.704616" calcext:value-type="float">
            <text:p>3.704616</text:p>
          </table:table-cell>
          <table:table-cell office:value-type="float" office:value="1.953146" calcext:value-type="float">
            <text:p>1.953146</text:p>
          </table:table-cell>
          <table:table-cell office:value-type="float" office:value="1.967913" calcext:value-type="float">
            <text:p>1.967913</text:p>
          </table:table-cell>
          <table:table-cell office:value-type="float" office:value="4.213873" calcext:value-type="float">
            <text:p>4.213873</text:p>
          </table:table-cell>
          <table:table-cell office:value-type="float" office:value="6.839418" calcext:value-type="float">
            <text:p>6.839418</text:p>
          </table:table-cell>
          <table:table-cell office:value-type="float" office:value="7.415132" calcext:value-type="float">
            <text:p>7.415132</text:p>
          </table:table-cell>
          <table:table-cell office:value-type="float" office:value="8.354204" calcext:value-type="float">
            <text:p>8.354204</text:p>
          </table:table-cell>
          <table:table-cell office:value-type="float" office:value="9.036383" calcext:value-type="float">
            <text:p>9.036383</text:p>
          </table:table-cell>
          <table:table-cell office:value-type="float" office:value="10.88103" calcext:value-type="float">
            <text:p>10.88103</text:p>
          </table:table-cell>
          <table:table-cell office:value-type="float" office:value="11.30187" calcext:value-type="float">
            <text:p>11.30187</text:p>
          </table:table-cell>
          <table:table-cell office:value-type="float" office:value="0" calcext:value-type="float">
            <text:p>0</text:p>
          </table:table-cell>
          <table:table-cell office:value-type="float" office:value="7.455839" calcext:value-type="float">
            <text:p>7.455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606" calcext:value-type="float">
            <text:p>1.9256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1.700916" calcext:value-type="float">
            <text:p>1.700916</text:p>
          </table:table-cell>
          <table:table-cell office:value-type="float" office:value="135.8426" calcext:value-type="float">
            <text:p>135.8426</text:p>
          </table:table-cell>
          <table:table-cell office:value-type="float" office:value="0" calcext:value-type="float">
            <text:p>0</text:p>
          </table:table-cell>
          <table:table-cell office:value-type="float" office:value="-6.857747" calcext:value-type="float">
            <text:p>-6.857747</text:p>
          </table:table-cell>
          <table:table-cell office:value-type="float" office:value="32.72079" calcext:value-type="float">
            <text:p>32.7207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637159" calcext:value-type="float">
            <text:p>0.002637159</text:p>
          </table:table-cell>
          <table:table-cell office:value-type="float" office:value="1166" calcext:value-type="float">
            <text:p>1166</text:p>
          </table:table-cell>
          <table:table-cell office:value-type="float" office:value="1.559077" calcext:value-type="float">
            <text:p>1.559077</text:p>
          </table:table-cell>
          <table:table-cell office:value-type="float" office:value="0" calcext:value-type="float">
            <text:p>0</text:p>
          </table:table-cell>
          <table:table-cell office:value-type="float" office:value="0.01700507" calcext:value-type="float">
            <text:p>0.01700507</text:p>
          </table:table-cell>
          <table:table-cell office:value-type="float" office:value="0.008974936" calcext:value-type="float">
            <text:p>0.008974936</text:p>
          </table:table-cell>
          <table:table-cell office:value-type="float" office:value="0.01094432" calcext:value-type="float">
            <text:p>0.01094432</text:p>
          </table:table-cell>
          <table:table-cell office:value-type="float" office:value="0.004722512" calcext:value-type="float">
            <text:p>0.004722512</text:p>
          </table:table-cell>
          <table:table-cell office:value-type="float" office:value="0.004451991" calcext:value-type="float">
            <text:p>0.004451991</text:p>
          </table:table-cell>
          <table:table-cell office:value-type="float" office:value="0.003533852" calcext:value-type="float">
            <text:p>0.003533852</text:p>
          </table:table-cell>
          <table:table-cell office:value-type="float" office:value="0.003912342" calcext:value-type="float">
            <text:p>0.003912342</text:p>
          </table:table-cell>
          <table:table-cell office:value-type="float" office:value="0.01048258" calcext:value-type="float">
            <text:p>0.01048258</text:p>
          </table:table-cell>
          <table:table-cell office:value-type="float" office:value="0.02738439" calcext:value-type="float">
            <text:p>0.02738439</text:p>
          </table:table-cell>
          <table:table-cell office:value-type="float" office:value="0.04510398" calcext:value-type="float">
            <text:p>0.04510398</text:p>
          </table:table-cell>
          <table:table-cell office:value-type="float" office:value="0.1341317" calcext:value-type="float">
            <text:p>0.1341317</text:p>
          </table:table-cell>
          <table:table-cell office:value-type="float" office:value="0.1542431" calcext:value-type="float">
            <text:p>0.1542431</text:p>
          </table:table-cell>
          <table:table-cell office:value-type="float" office:value="0.1758067" calcext:value-type="float">
            <text:p>0.1758067</text:p>
          </table:table-cell>
          <table:table-cell office:value-type="float" office:value="0.1802102" calcext:value-type="float">
            <text:p>0.1802102</text:p>
          </table:table-cell>
          <table:table-cell office:value-type="float" office:value="0" calcext:value-type="float">
            <text:p>0</text:p>
          </table:table-cell>
          <table:table-cell office:value-type="float" office:value="16.10872" calcext:value-type="float">
            <text:p>16.10872</text:p>
          </table:table-cell>
          <table:table-cell office:value-type="float" office:value="12.9321" calcext:value-type="float">
            <text:p>12.9321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4.576921" calcext:value-type="float">
            <text:p>4.576921</text:p>
          </table:table-cell>
          <table:table-cell office:value-type="float" office:value="3.696615" calcext:value-type="float">
            <text:p>3.696615</text:p>
          </table:table-cell>
          <table:table-cell office:value-type="float" office:value="1.950706" calcext:value-type="float">
            <text:p>1.950706</text:p>
          </table:table-cell>
          <table:table-cell office:value-type="float" office:value="1.965402" calcext:value-type="float">
            <text:p>1.965402</text:p>
          </table:table-cell>
          <table:table-cell office:value-type="float" office:value="4.205486" calcext:value-type="float">
            <text:p>4.205486</text:p>
          </table:table-cell>
          <table:table-cell office:value-type="float" office:value="6.825747" calcext:value-type="float">
            <text:p>6.825747</text:p>
          </table:table-cell>
          <table:table-cell office:value-type="float" office:value="7.401695" calcext:value-type="float">
            <text:p>7.401695</text:p>
          </table:table-cell>
          <table:table-cell office:value-type="float" office:value="8.356581" calcext:value-type="float">
            <text:p>8.356581</text:p>
          </table:table-cell>
          <table:table-cell office:value-type="float" office:value="9.040955" calcext:value-type="float">
            <text:p>9.040955</text:p>
          </table:table-cell>
          <table:table-cell office:value-type="float" office:value="10.88413" calcext:value-type="float">
            <text:p>10.88413</text:p>
          </table:table-cell>
          <table:table-cell office:value-type="float" office:value="11.30489" calcext:value-type="float">
            <text:p>11.30489</text:p>
          </table:table-cell>
          <table:table-cell office:value-type="float" office:value="0" calcext:value-type="float">
            <text:p>0</text:p>
          </table:table-cell>
          <table:table-cell office:value-type="float" office:value="6.686104" calcext:value-type="float">
            <text:p>6.686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313" calcext:value-type="float">
            <text:p>1.9293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1.701324" calcext:value-type="float">
            <text:p>1.701324</text:p>
          </table:table-cell>
          <table:table-cell office:value-type="float" office:value="135.8412" calcext:value-type="float">
            <text:p>135.8412</text:p>
          </table:table-cell>
          <table:table-cell office:value-type="float" office:value="0" calcext:value-type="float">
            <text:p>0</text:p>
          </table:table-cell>
          <table:table-cell office:value-type="float" office:value="-6.900019" calcext:value-type="float">
            <text:p>-6.900019</text:p>
          </table:table-cell>
          <table:table-cell office:value-type="float" office:value="32.70555" calcext:value-type="float">
            <text:p>32.7055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582744" calcext:value-type="float">
            <text:p>0.002582744</text:p>
          </table:table-cell>
          <table:table-cell office:value-type="float" office:value="1165.974" calcext:value-type="float">
            <text:p>1165.974</text:p>
          </table:table-cell>
          <table:table-cell office:value-type="float" office:value="1.558213" calcext:value-type="float">
            <text:p>1.558213</text:p>
          </table:table-cell>
          <table:table-cell office:value-type="float" office:value="0" calcext:value-type="float">
            <text:p>0</text:p>
          </table:table-cell>
          <table:table-cell office:value-type="float" office:value="0.01432182" calcext:value-type="float">
            <text:p>0.01432182</text:p>
          </table:table-cell>
          <table:table-cell office:value-type="float" office:value="0.008739542" calcext:value-type="float">
            <text:p>0.008739542</text:p>
          </table:table-cell>
          <table:table-cell office:value-type="float" office:value="0.01079358" calcext:value-type="float">
            <text:p>0.01079358</text:p>
          </table:table-cell>
          <table:table-cell office:value-type="float" office:value="0.004649965" calcext:value-type="float">
            <text:p>0.004649965</text:p>
          </table:table-cell>
          <table:table-cell office:value-type="float" office:value="0.004386616" calcext:value-type="float">
            <text:p>0.004386616</text:p>
          </table:table-cell>
          <table:table-cell office:value-type="float" office:value="0.00350496" calcext:value-type="float">
            <text:p>0.00350496</text:p>
          </table:table-cell>
          <table:table-cell office:value-type="float" office:value="0.003899474" calcext:value-type="float">
            <text:p>0.003899474</text:p>
          </table:table-cell>
          <table:table-cell office:value-type="float" office:value="0.01068358" calcext:value-type="float">
            <text:p>0.01068358</text:p>
          </table:table-cell>
          <table:table-cell office:value-type="float" office:value="0.02795477" calcext:value-type="float">
            <text:p>0.02795477</text:p>
          </table:table-cell>
          <table:table-cell office:value-type="float" office:value="0.04577585" calcext:value-type="float">
            <text:p>0.04577585</text:p>
          </table:table-cell>
          <table:table-cell office:value-type="float" office:value="0.1342691" calcext:value-type="float">
            <text:p>0.1342691</text:p>
          </table:table-cell>
          <table:table-cell office:value-type="float" office:value="0.1543239" calcext:value-type="float">
            <text:p>0.1543239</text:p>
          </table:table-cell>
          <table:table-cell office:value-type="float" office:value="0.1760019" calcext:value-type="float">
            <text:p>0.1760019</text:p>
          </table:table-cell>
          <table:table-cell office:value-type="float" office:value="0.1801839" calcext:value-type="float">
            <text:p>0.1801839</text:p>
          </table:table-cell>
          <table:table-cell office:value-type="float" office:value="0" calcext:value-type="float">
            <text:p>0</text:p>
          </table:table-cell>
          <table:table-cell office:value-type="float" office:value="16.08833" calcext:value-type="float">
            <text:p>16.08833</text:p>
          </table:table-cell>
          <table:table-cell office:value-type="float" office:value="12.90285" calcext:value-type="float">
            <text:p>12.90285</text:p>
          </table:table-cell>
          <table:table-cell office:value-type="float" office:value="18.79442" calcext:value-type="float">
            <text:p>18.79442</text:p>
          </table:table-cell>
          <table:table-cell office:value-type="float" office:value="4.566816" calcext:value-type="float">
            <text:p>4.566816</text:p>
          </table:table-cell>
          <table:table-cell office:value-type="float" office:value="3.688693" calcext:value-type="float">
            <text:p>3.688693</text:p>
          </table:table-cell>
          <table:table-cell office:value-type="float" office:value="1.948254" calcext:value-type="float">
            <text:p>1.948254</text:p>
          </table:table-cell>
          <table:table-cell office:value-type="float" office:value="1.962904" calcext:value-type="float">
            <text:p>1.962904</text:p>
          </table:table-cell>
          <table:table-cell office:value-type="float" office:value="4.197161" calcext:value-type="float">
            <text:p>4.197161</text:p>
          </table:table-cell>
          <table:table-cell office:value-type="float" office:value="6.81221" calcext:value-type="float">
            <text:p>6.81221</text:p>
          </table:table-cell>
          <table:table-cell office:value-type="float" office:value="7.388437" calcext:value-type="float">
            <text:p>7.388437</text:p>
          </table:table-cell>
          <table:table-cell office:value-type="float" office:value="8.358956" calcext:value-type="float">
            <text:p>8.358956</text:p>
          </table:table-cell>
          <table:table-cell office:value-type="float" office:value="9.045533" calcext:value-type="float">
            <text:p>9.045533</text:p>
          </table:table-cell>
          <table:table-cell office:value-type="float" office:value="10.88728" calcext:value-type="float">
            <text:p>10.88728</text:p>
          </table:table-cell>
          <table:table-cell office:value-type="float" office:value="11.30787" calcext:value-type="float">
            <text:p>11.30787</text:p>
          </table:table-cell>
          <table:table-cell office:value-type="float" office:value="0" calcext:value-type="float">
            <text:p>0</text:p>
          </table:table-cell>
          <table:table-cell office:value-type="float" office:value="4.788382" calcext:value-type="float">
            <text:p>4.788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2535" calcext:value-type="float">
            <text:p>1.9325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1.701679" calcext:value-type="float">
            <text:p>1.701679</text:p>
          </table:table-cell>
          <table:table-cell office:value-type="float" office:value="135.8398" calcext:value-type="float">
            <text:p>135.8398</text:p>
          </table:table-cell>
          <table:table-cell office:value-type="float" office:value="0" calcext:value-type="float">
            <text:p>0</text:p>
          </table:table-cell>
          <table:table-cell office:value-type="float" office:value="-6.941751" calcext:value-type="float">
            <text:p>-6.941751</text:p>
          </table:table-cell>
          <table:table-cell office:value-type="float" office:value="32.69058" calcext:value-type="float">
            <text:p>32.6905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424713" calcext:value-type="float">
            <text:p>0.002424713</text:p>
          </table:table-cell>
          <table:table-cell office:value-type="float" office:value="1165.948" calcext:value-type="float">
            <text:p>1165.948</text:p>
          </table:table-cell>
          <table:table-cell office:value-type="float" office:value="1.557089" calcext:value-type="float">
            <text:p>1.557089</text:p>
          </table:table-cell>
          <table:table-cell office:value-type="float" office:value="0" calcext:value-type="float">
            <text:p>0</text:p>
          </table:table-cell>
          <table:table-cell office:value-type="float" office:value="0.01473768" calcext:value-type="float">
            <text:p>0.01473768</text:p>
          </table:table-cell>
          <table:table-cell office:value-type="float" office:value="0.008883215" calcext:value-type="float">
            <text:p>0.008883215</text:p>
          </table:table-cell>
          <table:table-cell office:value-type="float" office:value="0.01079896" calcext:value-type="float">
            <text:p>0.01079896</text:p>
          </table:table-cell>
          <table:table-cell office:value-type="float" office:value="0.004616888" calcext:value-type="float">
            <text:p>0.004616888</text:p>
          </table:table-cell>
          <table:table-cell office:value-type="float" office:value="0.004332472" calcext:value-type="float">
            <text:p>0.004332472</text:p>
          </table:table-cell>
          <table:table-cell office:value-type="float" office:value="0.003470189" calcext:value-type="float">
            <text:p>0.003470189</text:p>
          </table:table-cell>
          <table:table-cell office:value-type="float" office:value="0.003883135" calcext:value-type="float">
            <text:p>0.003883135</text:p>
          </table:table-cell>
          <table:table-cell office:value-type="float" office:value="0.01090785" calcext:value-type="float">
            <text:p>0.01090785</text:p>
          </table:table-cell>
          <table:table-cell office:value-type="float" office:value="0.02857088" calcext:value-type="float">
            <text:p>0.02857088</text:p>
          </table:table-cell>
          <table:table-cell office:value-type="float" office:value="0.04649768" calcext:value-type="float">
            <text:p>0.04649768</text:p>
          </table:table-cell>
          <table:table-cell office:value-type="float" office:value="0.1344071" calcext:value-type="float">
            <text:p>0.1344071</text:p>
          </table:table-cell>
          <table:table-cell office:value-type="float" office:value="0.1544033" calcext:value-type="float">
            <text:p>0.1544033</text:p>
          </table:table-cell>
          <table:table-cell office:value-type="float" office:value="0.175921" calcext:value-type="float">
            <text:p>0.175921</text:p>
          </table:table-cell>
          <table:table-cell office:value-type="float" office:value="0.18025" calcext:value-type="float">
            <text:p>0.18025</text:p>
          </table:table-cell>
          <table:table-cell office:value-type="float" office:value="0" calcext:value-type="float">
            <text:p>0</text:p>
          </table:table-cell>
          <table:table-cell office:value-type="float" office:value="16.06734" calcext:value-type="float">
            <text:p>16.06734</text:p>
          </table:table-cell>
          <table:table-cell office:value-type="float" office:value="12.87402" calcext:value-type="float">
            <text:p>12.87402</text:p>
          </table:table-cell>
          <table:table-cell office:value-type="float" office:value="18.7498" calcext:value-type="float">
            <text:p>18.7498</text:p>
          </table:table-cell>
          <table:table-cell office:value-type="float" office:value="4.556863" calcext:value-type="float">
            <text:p>4.556863</text:p>
          </table:table-cell>
          <table:table-cell office:value-type="float" office:value="3.680837" calcext:value-type="float">
            <text:p>3.680837</text:p>
          </table:table-cell>
          <table:table-cell office:value-type="float" office:value="1.945789" calcext:value-type="float">
            <text:p>1.945789</text:p>
          </table:table-cell>
          <table:table-cell office:value-type="float" office:value="1.960406" calcext:value-type="float">
            <text:p>1.960406</text:p>
          </table:table-cell>
          <table:table-cell office:value-type="float" office:value="4.188901" calcext:value-type="float">
            <text:p>4.188901</text:p>
          </table:table-cell>
          <table:table-cell office:value-type="float" office:value="6.798821" calcext:value-type="float">
            <text:p>6.798821</text:p>
          </table:table-cell>
          <table:table-cell office:value-type="float" office:value="7.375365" calcext:value-type="float">
            <text:p>7.375365</text:p>
          </table:table-cell>
          <table:table-cell office:value-type="float" office:value="8.361371" calcext:value-type="float">
            <text:p>8.361371</text:p>
          </table:table-cell>
          <table:table-cell office:value-type="float" office:value="9.050103" calcext:value-type="float">
            <text:p>9.050103</text:p>
          </table:table-cell>
          <table:table-cell office:value-type="float" office:value="10.89052" calcext:value-type="float">
            <text:p>10.89052</text:p>
          </table:table-cell>
          <table:table-cell office:value-type="float" office:value="11.31081" calcext:value-type="float">
            <text:p>11.31081</text:p>
          </table:table-cell>
          <table:table-cell office:value-type="float" office:value="0" calcext:value-type="float">
            <text:p>0</text:p>
          </table:table-cell>
          <table:table-cell office:value-type="float" office:value="4.55568" calcext:value-type="float">
            <text:p>4.5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615" calcext:value-type="float">
            <text:p>1.9356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1.700477" calcext:value-type="float">
            <text:p>1.700477</text:p>
          </table:table-cell>
          <table:table-cell office:value-type="float" office:value="135.8385" calcext:value-type="float">
            <text:p>135.8385</text:p>
          </table:table-cell>
          <table:table-cell office:value-type="float" office:value="0" calcext:value-type="float">
            <text:p>0</text:p>
          </table:table-cell>
          <table:table-cell office:value-type="float" office:value="-6.983639" calcext:value-type="float">
            <text:p>-6.983639</text:p>
          </table:table-cell>
          <table:table-cell office:value-type="float" office:value="32.67591" calcext:value-type="float">
            <text:p>32.67591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275381" calcext:value-type="float">
            <text:p>0.002275381</text:p>
          </table:table-cell>
          <table:table-cell office:value-type="float" office:value="1165.922" calcext:value-type="float">
            <text:p>1165.922</text:p>
          </table:table-cell>
          <table:table-cell office:value-type="float" office:value="1.55344" calcext:value-type="float">
            <text:p>1.55344</text:p>
          </table:table-cell>
          <table:table-cell office:value-type="float" office:value="0" calcext:value-type="float">
            <text:p>0</text:p>
          </table:table-cell>
          <table:table-cell office:value-type="float" office:value="0.0273715" calcext:value-type="float">
            <text:p>0.0273715</text:p>
          </table:table-cell>
          <table:table-cell office:value-type="float" office:value="0.01022083" calcext:value-type="float">
            <text:p>0.01022083</text:p>
          </table:table-cell>
          <table:table-cell office:value-type="float" office:value="0.01140733" calcext:value-type="float">
            <text:p>0.01140733</text:p>
          </table:table-cell>
          <table:table-cell office:value-type="float" office:value="0.004890513" calcext:value-type="float">
            <text:p>0.004890513</text:p>
          </table:table-cell>
          <table:table-cell office:value-type="float" office:value="0.004542927" calcext:value-type="float">
            <text:p>0.004542927</text:p>
          </table:table-cell>
          <table:table-cell office:value-type="float" office:value="0.003511166" calcext:value-type="float">
            <text:p>0.003511166</text:p>
          </table:table-cell>
          <table:table-cell office:value-type="float" office:value="0.003891671" calcext:value-type="float">
            <text:p>0.003891671</text:p>
          </table:table-cell>
          <table:table-cell office:value-type="float" office:value="0.01106277" calcext:value-type="float">
            <text:p>0.01106277</text:p>
          </table:table-cell>
          <table:table-cell office:value-type="float" office:value="0.02920758" calcext:value-type="float">
            <text:p>0.02920758</text:p>
          </table:table-cell>
          <table:table-cell office:value-type="float" office:value="0.0472638" calcext:value-type="float">
            <text:p>0.0472638</text:p>
          </table:table-cell>
          <table:table-cell office:value-type="float" office:value="0.1345469" calcext:value-type="float">
            <text:p>0.1345469</text:p>
          </table:table-cell>
          <table:table-cell office:value-type="float" office:value="0.1544646" calcext:value-type="float">
            <text:p>0.1544646</text:p>
          </table:table-cell>
          <table:table-cell office:value-type="float" office:value="0.1759205" calcext:value-type="float">
            <text:p>0.1759205</text:p>
          </table:table-cell>
          <table:table-cell office:value-type="float" office:value="0.1802937" calcext:value-type="float">
            <text:p>0.1802937</text:p>
          </table:table-cell>
          <table:table-cell office:value-type="float" office:value="0" calcext:value-type="float">
            <text:p>0</text:p>
          </table:table-cell>
          <table:table-cell office:value-type="float" office:value="16.0491" calcext:value-type="float">
            <text:p>16.0491</text:p>
          </table:table-cell>
          <table:table-cell office:value-type="float" office:value="12.84581" calcext:value-type="float">
            <text:p>12.84581</text:p>
          </table:table-cell>
          <table:table-cell office:value-type="float" office:value="18.70592" calcext:value-type="float">
            <text:p>18.70592</text:p>
          </table:table-cell>
          <table:table-cell office:value-type="float" office:value="4.547044" calcext:value-type="float">
            <text:p>4.547044</text:p>
          </table:table-cell>
          <table:table-cell office:value-type="float" office:value="3.673108" calcext:value-type="float">
            <text:p>3.673108</text:p>
          </table:table-cell>
          <table:table-cell office:value-type="float" office:value="1.943319" calcext:value-type="float">
            <text:p>1.943319</text:p>
          </table:table-cell>
          <table:table-cell office:value-type="float" office:value="1.957917" calcext:value-type="float">
            <text:p>1.957917</text:p>
          </table:table-cell>
          <table:table-cell office:value-type="float" office:value="4.180703" calcext:value-type="float">
            <text:p>4.180703</text:p>
          </table:table-cell>
          <table:table-cell office:value-type="float" office:value="6.785587" calcext:value-type="float">
            <text:p>6.785587</text:p>
          </table:table-cell>
          <table:table-cell office:value-type="float" office:value="7.362484" calcext:value-type="float">
            <text:p>7.362484</text:p>
          </table:table-cell>
          <table:table-cell office:value-type="float" office:value="8.363804" calcext:value-type="float">
            <text:p>8.363804</text:p>
          </table:table-cell>
          <table:table-cell office:value-type="float" office:value="9.054677" calcext:value-type="float">
            <text:p>9.054677</text:p>
          </table:table-cell>
          <table:table-cell office:value-type="float" office:value="10.8937" calcext:value-type="float">
            <text:p>10.8937</text:p>
          </table:table-cell>
          <table:table-cell office:value-type="float" office:value="11.31377" calcext:value-type="float">
            <text:p>11.31377</text:p>
          </table:table-cell>
          <table:table-cell office:value-type="float" office:value="0" calcext:value-type="float">
            <text:p>0</text:p>
          </table:table-cell>
          <table:table-cell office:value-type="float" office:value="8.935805" calcext:value-type="float">
            <text:p>8.93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231" calcext:value-type="float">
            <text:p>1.9402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1.700357" calcext:value-type="float">
            <text:p>1.700357</text:p>
          </table:table-cell>
          <table:table-cell office:value-type="float" office:value="135.8367" calcext:value-type="float">
            <text:p>135.8367</text:p>
          </table:table-cell>
          <table:table-cell office:value-type="float" office:value="0" calcext:value-type="float">
            <text:p>0</text:p>
          </table:table-cell>
          <table:table-cell office:value-type="float" office:value="-7.02542" calcext:value-type="float">
            <text:p>-7.02542</text:p>
          </table:table-cell>
          <table:table-cell office:value-type="float" office:value="32.66155" calcext:value-type="float">
            <text:p>32.6615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175573" calcext:value-type="float">
            <text:p>0.002175573</text:p>
          </table:table-cell>
          <table:table-cell office:value-type="float" office:value="1165.896" calcext:value-type="float">
            <text:p>1165.896</text:p>
          </table:table-cell>
          <table:table-cell office:value-type="float" office:value="1.551971" calcext:value-type="float">
            <text:p>1.551971</text:p>
          </table:table-cell>
          <table:table-cell office:value-type="float" office:value="0" calcext:value-type="float">
            <text:p>0</text:p>
          </table:table-cell>
          <table:table-cell office:value-type="float" office:value="0.01899869" calcext:value-type="float">
            <text:p>0.01899869</text:p>
          </table:table-cell>
          <table:table-cell office:value-type="float" office:value="0.009550632" calcext:value-type="float">
            <text:p>0.009550632</text:p>
          </table:table-cell>
          <table:table-cell office:value-type="float" office:value="0.01118803" calcext:value-type="float">
            <text:p>0.01118803</text:p>
          </table:table-cell>
          <table:table-cell office:value-type="float" office:value="0.004842031" calcext:value-type="float">
            <text:p>0.004842031</text:p>
          </table:table-cell>
          <table:table-cell office:value-type="float" office:value="0.004541244" calcext:value-type="float">
            <text:p>0.004541244</text:p>
          </table:table-cell>
          <table:table-cell office:value-type="float" office:value="0.0035226" calcext:value-type="float">
            <text:p>0.0035226</text:p>
          </table:table-cell>
          <table:table-cell office:value-type="float" office:value="0.003899749" calcext:value-type="float">
            <text:p>0.003899749</text:p>
          </table:table-cell>
          <table:table-cell office:value-type="float" office:value="0.01109737" calcext:value-type="float">
            <text:p>0.01109737</text:p>
          </table:table-cell>
          <table:table-cell office:value-type="float" office:value="0.0297037" calcext:value-type="float">
            <text:p>0.0297037</text:p>
          </table:table-cell>
          <table:table-cell office:value-type="float" office:value="0.04803788" calcext:value-type="float">
            <text:p>0.04803788</text:p>
          </table:table-cell>
          <table:table-cell office:value-type="float" office:value="0.1346865" calcext:value-type="float">
            <text:p>0.1346865</text:p>
          </table:table-cell>
          <table:table-cell office:value-type="float" office:value="0.154521" calcext:value-type="float">
            <text:p>0.154521</text:p>
          </table:table-cell>
          <table:table-cell office:value-type="float" office:value="0.1759463" calcext:value-type="float">
            <text:p>0.1759463</text:p>
          </table:table-cell>
          <table:table-cell office:value-type="float" office:value="0.1803322" calcext:value-type="float">
            <text:p>0.1803322</text:p>
          </table:table-cell>
          <table:table-cell office:value-type="float" office:value="0" calcext:value-type="float">
            <text:p>0</text:p>
          </table:table-cell>
          <table:table-cell office:value-type="float" office:value="16.03163" calcext:value-type="float">
            <text:p>16.03163</text:p>
          </table:table-cell>
          <table:table-cell office:value-type="float" office:value="12.81799" calcext:value-type="float">
            <text:p>12.81799</text:p>
          </table:table-cell>
          <table:table-cell office:value-type="float" office:value="18.66273" calcext:value-type="float">
            <text:p>18.66273</text:p>
          </table:table-cell>
          <table:table-cell office:value-type="float" office:value="4.537378" calcext:value-type="float">
            <text:p>4.537378</text:p>
          </table:table-cell>
          <table:table-cell office:value-type="float" office:value="3.665521" calcext:value-type="float">
            <text:p>3.665521</text:p>
          </table:table-cell>
          <table:table-cell office:value-type="float" office:value="1.940852" calcext:value-type="float">
            <text:p>1.940852</text:p>
          </table:table-cell>
          <table:table-cell office:value-type="float" office:value="1.955442" calcext:value-type="float">
            <text:p>1.955442</text:p>
          </table:table-cell>
          <table:table-cell office:value-type="float" office:value="4.172549" calcext:value-type="float">
            <text:p>4.172549</text:p>
          </table:table-cell>
          <table:table-cell office:value-type="float" office:value="6.772499" calcext:value-type="float">
            <text:p>6.772499</text:p>
          </table:table-cell>
          <table:table-cell office:value-type="float" office:value="7.349804" calcext:value-type="float">
            <text:p>7.349804</text:p>
          </table:table-cell>
          <table:table-cell office:value-type="float" office:value="8.366248" calcext:value-type="float">
            <text:p>8.366248</text:p>
          </table:table-cell>
          <table:table-cell office:value-type="float" office:value="9.059251" calcext:value-type="float">
            <text:p>9.059251</text:p>
          </table:table-cell>
          <table:table-cell office:value-type="float" office:value="10.89688" calcext:value-type="float">
            <text:p>10.89688</text:p>
          </table:table-cell>
          <table:table-cell office:value-type="float" office:value="11.31678" calcext:value-type="float">
            <text:p>11.31678</text:p>
          </table:table-cell>
          <table:table-cell office:value-type="float" office:value="0" calcext:value-type="float">
            <text:p>0</text:p>
          </table:table-cell>
          <table:table-cell office:value-type="float" office:value="6.683231" calcext:value-type="float">
            <text:p>6.68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068" calcext:value-type="float">
            <text:p>1.94406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1.700121" calcext:value-type="float">
            <text:p>1.700121</text:p>
          </table:table-cell>
          <table:table-cell office:value-type="float" office:value="135.8353" calcext:value-type="float">
            <text:p>135.8353</text:p>
          </table:table-cell>
          <table:table-cell office:value-type="float" office:value="0" calcext:value-type="float">
            <text:p>0</text:p>
          </table:table-cell>
          <table:table-cell office:value-type="float" office:value="-7.066816" calcext:value-type="float">
            <text:p>-7.066816</text:p>
          </table:table-cell>
          <table:table-cell office:value-type="float" office:value="32.64738" calcext:value-type="float">
            <text:p>32.6473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175573" calcext:value-type="float">
            <text:p>0.002175573</text:p>
          </table:table-cell>
          <table:table-cell office:value-type="float" office:value="1165.87" calcext:value-type="float">
            <text:p>1165.87</text:p>
          </table:table-cell>
          <table:table-cell office:value-type="float" office:value="1.550654" calcext:value-type="float">
            <text:p>1.550654</text:p>
          </table:table-cell>
          <table:table-cell office:value-type="float" office:value="0" calcext:value-type="float">
            <text:p>0</text:p>
          </table:table-cell>
          <table:table-cell office:value-type="float" office:value="0.01732039" calcext:value-type="float">
            <text:p>0.01732039</text:p>
          </table:table-cell>
          <table:table-cell office:value-type="float" office:value="0.00962037" calcext:value-type="float">
            <text:p>0.00962037</text:p>
          </table:table-cell>
          <table:table-cell office:value-type="float" office:value="0.01119426" calcext:value-type="float">
            <text:p>0.01119426</text:p>
          </table:table-cell>
          <table:table-cell office:value-type="float" office:value="0.004850136" calcext:value-type="float">
            <text:p>0.004850136</text:p>
          </table:table-cell>
          <table:table-cell office:value-type="float" office:value="0.004547778" calcext:value-type="float">
            <text:p>0.004547778</text:p>
          </table:table-cell>
          <table:table-cell office:value-type="float" office:value="0.00352003" calcext:value-type="float">
            <text:p>0.00352003</text:p>
          </table:table-cell>
          <table:table-cell office:value-type="float" office:value="0.00389825" calcext:value-type="float">
            <text:p>0.00389825</text:p>
          </table:table-cell>
          <table:table-cell office:value-type="float" office:value="0.01120018" calcext:value-type="float">
            <text:p>0.01120018</text:p>
          </table:table-cell>
          <table:table-cell office:value-type="float" office:value="0.0301151" calcext:value-type="float">
            <text:p>0.0301151</text:p>
          </table:table-cell>
          <table:table-cell office:value-type="float" office:value="0.048772" calcext:value-type="float">
            <text:p>0.048772</text:p>
          </table:table-cell>
          <table:table-cell office:value-type="float" office:value="0.1348244" calcext:value-type="float">
            <text:p>0.1348244</text:p>
          </table:table-cell>
          <table:table-cell office:value-type="float" office:value="0.1545799" calcext:value-type="float">
            <text:p>0.1545799</text:p>
          </table:table-cell>
          <table:table-cell office:value-type="float" office:value="0.1759807" calcext:value-type="float">
            <text:p>0.1759807</text:p>
          </table:table-cell>
          <table:table-cell office:value-type="float" office:value="0.1803719" calcext:value-type="float">
            <text:p>0.1803719</text:p>
          </table:table-cell>
          <table:table-cell office:value-type="float" office:value="0" calcext:value-type="float">
            <text:p>0</text:p>
          </table:table-cell>
          <table:table-cell office:value-type="float" office:value="16.01167" calcext:value-type="float">
            <text:p>16.01167</text:p>
          </table:table-cell>
          <table:table-cell office:value-type="float" office:value="12.79054" calcext:value-type="float">
            <text:p>12.79054</text:p>
          </table:table-cell>
          <table:table-cell office:value-type="float" office:value="18.61992" calcext:value-type="float">
            <text:p>18.61992</text:p>
          </table:table-cell>
          <table:table-cell office:value-type="float" office:value="4.527793" calcext:value-type="float">
            <text:p>4.527793</text:p>
          </table:table-cell>
          <table:table-cell office:value-type="float" office:value="3.657992" calcext:value-type="float">
            <text:p>3.657992</text:p>
          </table:table-cell>
          <table:table-cell office:value-type="float" office:value="1.938385" calcext:value-type="float">
            <text:p>1.938385</text:p>
          </table:table-cell>
          <table:table-cell office:value-type="float" office:value="1.952977" calcext:value-type="float">
            <text:p>1.952977</text:p>
          </table:table-cell>
          <table:table-cell office:value-type="float" office:value="4.164432" calcext:value-type="float">
            <text:p>4.164432</text:p>
          </table:table-cell>
          <table:table-cell office:value-type="float" office:value="6.759529" calcext:value-type="float">
            <text:p>6.759529</text:p>
          </table:table-cell>
          <table:table-cell office:value-type="float" office:value="7.337325" calcext:value-type="float">
            <text:p>7.337325</text:p>
          </table:table-cell>
          <table:table-cell office:value-type="float" office:value="8.368737" calcext:value-type="float">
            <text:p>8.368737</text:p>
          </table:table-cell>
          <table:table-cell office:value-type="float" office:value="9.063826" calcext:value-type="float">
            <text:p>9.063826</text:p>
          </table:table-cell>
          <table:table-cell office:value-type="float" office:value="10.89999" calcext:value-type="float">
            <text:p>10.89999</text:p>
          </table:table-cell>
          <table:table-cell office:value-type="float" office:value="11.3198" calcext:value-type="float">
            <text:p>11.3198</text:p>
          </table:table-cell>
          <table:table-cell office:value-type="float" office:value="0" calcext:value-type="float">
            <text:p>0</text:p>
          </table:table-cell>
          <table:table-cell office:value-type="float" office:value="5.416807" calcext:value-type="float">
            <text:p>5.416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702" calcext:value-type="float">
            <text:p>1.9477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1.699574" calcext:value-type="float">
            <text:p>1.699574</text:p>
          </table:table-cell>
          <table:table-cell office:value-type="float" office:value="135.8341" calcext:value-type="float">
            <text:p>135.8341</text:p>
          </table:table-cell>
          <table:table-cell office:value-type="float" office:value="0" calcext:value-type="float">
            <text:p>0</text:p>
          </table:table-cell>
          <table:table-cell office:value-type="float" office:value="-7.107944" calcext:value-type="float">
            <text:p>-7.107944</text:p>
          </table:table-cell>
          <table:table-cell office:value-type="float" office:value="32.6334" calcext:value-type="float">
            <text:p>32.6334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175573" calcext:value-type="float">
            <text:p>0.002175573</text:p>
          </table:table-cell>
          <table:table-cell office:value-type="float" office:value="1165.843" calcext:value-type="float">
            <text:p>1165.843</text:p>
          </table:table-cell>
          <table:table-cell office:value-type="float" office:value="1.549418" calcext:value-type="float">
            <text:p>1.549418</text:p>
          </table:table-cell>
          <table:table-cell office:value-type="float" office:value="0" calcext:value-type="float">
            <text:p>0</text:p>
          </table:table-cell>
          <table:table-cell office:value-type="float" office:value="0.01834041" calcext:value-type="float">
            <text:p>0.01834041</text:p>
          </table:table-cell>
          <table:table-cell office:value-type="float" office:value="0.009859568" calcext:value-type="float">
            <text:p>0.009859568</text:p>
          </table:table-cell>
          <table:table-cell office:value-type="float" office:value="0.01114786" calcext:value-type="float">
            <text:p>0.01114786</text:p>
          </table:table-cell>
          <table:table-cell office:value-type="float" office:value="0.00481553" calcext:value-type="float">
            <text:p>0.00481553</text:p>
          </table:table-cell>
          <table:table-cell office:value-type="float" office:value="0.004513757" calcext:value-type="float">
            <text:p>0.004513757</text:p>
          </table:table-cell>
          <table:table-cell office:value-type="float" office:value="0.003509504" calcext:value-type="float">
            <text:p>0.003509504</text:p>
          </table:table-cell>
          <table:table-cell office:value-type="float" office:value="0.003894866" calcext:value-type="float">
            <text:p>0.003894866</text:p>
          </table:table-cell>
          <table:table-cell office:value-type="float" office:value="0.01130437" calcext:value-type="float">
            <text:p>0.01130437</text:p>
          </table:table-cell>
          <table:table-cell office:value-type="float" office:value="0.03052402" calcext:value-type="float">
            <text:p>0.03052402</text:p>
          </table:table-cell>
          <table:table-cell office:value-type="float" office:value="0.04946839" calcext:value-type="float">
            <text:p>0.04946839</text:p>
          </table:table-cell>
          <table:table-cell office:value-type="float" office:value="0.1349571" calcext:value-type="float">
            <text:p>0.1349571</text:p>
          </table:table-cell>
          <table:table-cell office:value-type="float" office:value="0.1546418" calcext:value-type="float">
            <text:p>0.1546418</text:p>
          </table:table-cell>
          <table:table-cell office:value-type="float" office:value="0.1760151" calcext:value-type="float">
            <text:p>0.1760151</text:p>
          </table:table-cell>
          <table:table-cell office:value-type="float" office:value="0.1804077" calcext:value-type="float">
            <text:p>0.1804077</text:p>
          </table:table-cell>
          <table:table-cell office:value-type="float" office:value="0" calcext:value-type="float">
            <text:p>0</text:p>
          </table:table-cell>
          <table:table-cell office:value-type="float" office:value="15.98912" calcext:value-type="float">
            <text:p>15.98912</text:p>
          </table:table-cell>
          <table:table-cell office:value-type="float" office:value="12.76355" calcext:value-type="float">
            <text:p>12.76355</text:p>
          </table:table-cell>
          <table:table-cell office:value-type="float" office:value="18.57743" calcext:value-type="float">
            <text:p>18.57743</text:p>
          </table:table-cell>
          <table:table-cell office:value-type="float" office:value="4.518281" calcext:value-type="float">
            <text:p>4.518281</text:p>
          </table:table-cell>
          <table:table-cell office:value-type="float" office:value="3.650514" calcext:value-type="float">
            <text:p>3.650514</text:p>
          </table:table-cell>
          <table:table-cell office:value-type="float" office:value="1.935917" calcext:value-type="float">
            <text:p>1.935917</text:p>
          </table:table-cell>
          <table:table-cell office:value-type="float" office:value="1.950521" calcext:value-type="float">
            <text:p>1.950521</text:p>
          </table:table-cell>
          <table:table-cell office:value-type="float" office:value="4.15636" calcext:value-type="float">
            <text:p>4.15636</text:p>
          </table:table-cell>
          <table:table-cell office:value-type="float" office:value="6.746676" calcext:value-type="float">
            <text:p>6.746676</text:p>
          </table:table-cell>
          <table:table-cell office:value-type="float" office:value="7.32503" calcext:value-type="float">
            <text:p>7.32503</text:p>
          </table:table-cell>
          <table:table-cell office:value-type="float" office:value="8.371226" calcext:value-type="float">
            <text:p>8.371226</text:p>
          </table:table-cell>
          <table:table-cell office:value-type="float" office:value="9.068404" calcext:value-type="float">
            <text:p>9.068404</text:p>
          </table:table-cell>
          <table:table-cell office:value-type="float" office:value="10.90309" calcext:value-type="float">
            <text:p>10.90309</text:p>
          </table:table-cell>
          <table:table-cell office:value-type="float" office:value="11.3228" calcext:value-type="float">
            <text:p>11.3228</text:p>
          </table:table-cell>
          <table:table-cell office:value-type="float" office:value="0" calcext:value-type="float">
            <text:p>0</text:p>
          </table:table-cell>
          <table:table-cell office:value-type="float" office:value="4.776722" calcext:value-type="float">
            <text:p>4.776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285" calcext:value-type="float">
            <text:p>1.9512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1.698953" calcext:value-type="float">
            <text:p>1.698953</text:p>
          </table:table-cell>
          <table:table-cell office:value-type="float" office:value="135.8332" calcext:value-type="float">
            <text:p>135.8332</text:p>
          </table:table-cell>
          <table:table-cell office:value-type="float" office:value="0" calcext:value-type="float">
            <text:p>0</text:p>
          </table:table-cell>
          <table:table-cell office:value-type="float" office:value="-7.148886" calcext:value-type="float">
            <text:p>-7.148886</text:p>
          </table:table-cell>
          <table:table-cell office:value-type="float" office:value="32.6196" calcext:value-type="float">
            <text:p>32.619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175573" calcext:value-type="float">
            <text:p>0.002175573</text:p>
          </table:table-cell>
          <table:table-cell office:value-type="float" office:value="1165.817" calcext:value-type="float">
            <text:p>1165.817</text:p>
          </table:table-cell>
          <table:table-cell office:value-type="float" office:value="1.549195" calcext:value-type="float">
            <text:p>1.549195</text:p>
          </table:table-cell>
          <table:table-cell office:value-type="float" office:value="0" calcext:value-type="float">
            <text:p>0</text:p>
          </table:table-cell>
          <table:table-cell office:value-type="float" office:value="0.01569812" calcext:value-type="float">
            <text:p>0.01569812</text:p>
          </table:table-cell>
          <table:table-cell office:value-type="float" office:value="0.01041864" calcext:value-type="float">
            <text:p>0.01041864</text:p>
          </table:table-cell>
          <table:table-cell office:value-type="float" office:value="0.0114271" calcext:value-type="float">
            <text:p>0.0114271</text:p>
          </table:table-cell>
          <table:table-cell office:value-type="float" office:value="0.004920883" calcext:value-type="float">
            <text:p>0.004920883</text:p>
          </table:table-cell>
          <table:table-cell office:value-type="float" office:value="0.004585702" calcext:value-type="float">
            <text:p>0.004585702</text:p>
          </table:table-cell>
          <table:table-cell office:value-type="float" office:value="0.003517875" calcext:value-type="float">
            <text:p>0.003517875</text:p>
          </table:table-cell>
          <table:table-cell office:value-type="float" office:value="0.003894941" calcext:value-type="float">
            <text:p>0.003894941</text:p>
          </table:table-cell>
          <table:table-cell office:value-type="float" office:value="0.01141555" calcext:value-type="float">
            <text:p>0.01141555</text:p>
          </table:table-cell>
          <table:table-cell office:value-type="float" office:value="0.03094138" calcext:value-type="float">
            <text:p>0.03094138</text:p>
          </table:table-cell>
          <table:table-cell office:value-type="float" office:value="0.05014025" calcext:value-type="float">
            <text:p>0.05014025</text:p>
          </table:table-cell>
          <table:table-cell office:value-type="float" office:value="0.1350838" calcext:value-type="float">
            <text:p>0.1350838</text:p>
          </table:table-cell>
          <table:table-cell office:value-type="float" office:value="0.1547021" calcext:value-type="float">
            <text:p>0.1547021</text:p>
          </table:table-cell>
          <table:table-cell office:value-type="float" office:value="0.1760498" calcext:value-type="float">
            <text:p>0.1760498</text:p>
          </table:table-cell>
          <table:table-cell office:value-type="float" office:value="0.1804419" calcext:value-type="float">
            <text:p>0.1804419</text:p>
          </table:table-cell>
          <table:table-cell office:value-type="float" office:value="0" calcext:value-type="float">
            <text:p>0</text:p>
          </table:table-cell>
          <table:table-cell office:value-type="float" office:value="15.96376" calcext:value-type="float">
            <text:p>15.96376</text:p>
          </table:table-cell>
          <table:table-cell office:value-type="float" office:value="12.73696" calcext:value-type="float">
            <text:p>12.73696</text:p>
          </table:table-cell>
          <table:table-cell office:value-type="float" office:value="18.5352" calcext:value-type="float">
            <text:p>18.5352</text:p>
          </table:table-cell>
          <table:table-cell office:value-type="float" office:value="4.508822" calcext:value-type="float">
            <text:p>4.508822</text:p>
          </table:table-cell>
          <table:table-cell office:value-type="float" office:value="3.64307" calcext:value-type="float">
            <text:p>3.64307</text:p>
          </table:table-cell>
          <table:table-cell office:value-type="float" office:value="1.933451" calcext:value-type="float">
            <text:p>1.933451</text:p>
          </table:table-cell>
          <table:table-cell office:value-type="float" office:value="1.948071" calcext:value-type="float">
            <text:p>1.948071</text:p>
          </table:table-cell>
          <table:table-cell office:value-type="float" office:value="4.148336" calcext:value-type="float">
            <text:p>4.148336</text:p>
          </table:table-cell>
          <table:table-cell office:value-type="float" office:value="6.733933" calcext:value-type="float">
            <text:p>6.733933</text:p>
          </table:table-cell>
          <table:table-cell office:value-type="float" office:value="7.312911" calcext:value-type="float">
            <text:p>7.312911</text:p>
          </table:table-cell>
          <table:table-cell office:value-type="float" office:value="8.373747" calcext:value-type="float">
            <text:p>8.373747</text:p>
          </table:table-cell>
          <table:table-cell office:value-type="float" office:value="9.072975" calcext:value-type="float">
            <text:p>9.072975</text:p>
          </table:table-cell>
          <table:table-cell office:value-type="float" office:value="10.90619" calcext:value-type="float">
            <text:p>10.90619</text:p>
          </table:table-cell>
          <table:table-cell office:value-type="float" office:value="11.32582" calcext:value-type="float">
            <text:p>11.32582</text:p>
          </table:table-cell>
          <table:table-cell office:value-type="float" office:value="0" calcext:value-type="float">
            <text:p>0</text:p>
          </table:table-cell>
          <table:table-cell office:value-type="float" office:value="3.209979" calcext:value-type="float">
            <text:p>3.209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678" calcext:value-type="float">
            <text:p>1.95467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1.697643" calcext:value-type="float">
            <text:p>1.697643</text:p>
          </table:table-cell>
          <table:table-cell office:value-type="float" office:value="135.8319" calcext:value-type="float">
            <text:p>135.8319</text:p>
          </table:table-cell>
          <table:table-cell office:value-type="float" office:value="0" calcext:value-type="float">
            <text:p>0</text:p>
          </table:table-cell>
          <table:table-cell office:value-type="float" office:value="-7.190355" calcext:value-type="float">
            <text:p>-7.190355</text:p>
          </table:table-cell>
          <table:table-cell office:value-type="float" office:value="32.60608" calcext:value-type="float">
            <text:p>32.6060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175573" calcext:value-type="float">
            <text:p>0.002175573</text:p>
          </table:table-cell>
          <table:table-cell office:value-type="float" office:value="1165.79" calcext:value-type="float">
            <text:p>1165.79</text:p>
          </table:table-cell>
          <table:table-cell office:value-type="float" office:value="1.549817" calcext:value-type="float">
            <text:p>1.549817</text:p>
          </table:table-cell>
          <table:table-cell office:value-type="float" office:value="0" calcext:value-type="float">
            <text:p>0</text:p>
          </table:table-cell>
          <table:table-cell office:value-type="float" office:value="0.02409865" calcext:value-type="float">
            <text:p>0.02409865</text:p>
          </table:table-cell>
          <table:table-cell office:value-type="float" office:value="0.01174048" calcext:value-type="float">
            <text:p>0.01174048</text:p>
          </table:table-cell>
          <table:table-cell office:value-type="float" office:value="0.01238619" calcext:value-type="float">
            <text:p>0.01238619</text:p>
          </table:table-cell>
          <table:table-cell office:value-type="float" office:value="0.005489233" calcext:value-type="float">
            <text:p>0.005489233</text:p>
          </table:table-cell>
          <table:table-cell office:value-type="float" office:value="0.0050887" calcext:value-type="float">
            <text:p>0.0050887</text:p>
          </table:table-cell>
          <table:table-cell office:value-type="float" office:value="0.003632833" calcext:value-type="float">
            <text:p>0.003632833</text:p>
          </table:table-cell>
          <table:table-cell office:value-type="float" office:value="0.003933167" calcext:value-type="float">
            <text:p>0.003933167</text:p>
          </table:table-cell>
          <table:table-cell office:value-type="float" office:value="0.01139447" calcext:value-type="float">
            <text:p>0.01139447</text:p>
          </table:table-cell>
          <table:table-cell office:value-type="float" office:value="0.03130636" calcext:value-type="float">
            <text:p>0.03130636</text:p>
          </table:table-cell>
          <table:table-cell office:value-type="float" office:value="0.05079658" calcext:value-type="float">
            <text:p>0.05079658</text:p>
          </table:table-cell>
          <table:table-cell office:value-type="float" office:value="0.1352122" calcext:value-type="float">
            <text:p>0.1352122</text:p>
          </table:table-cell>
          <table:table-cell office:value-type="float" office:value="0.1547665" calcext:value-type="float">
            <text:p>0.1547665</text:p>
          </table:table-cell>
          <table:table-cell office:value-type="float" office:value="0.1760841" calcext:value-type="float">
            <text:p>0.1760841</text:p>
          </table:table-cell>
          <table:table-cell office:value-type="float" office:value="0.1804757" calcext:value-type="float">
            <text:p>0.1804757</text:p>
          </table:table-cell>
          <table:table-cell office:value-type="float" office:value="0" calcext:value-type="float">
            <text:p>0</text:p>
          </table:table-cell>
          <table:table-cell office:value-type="float" office:value="15.94031" calcext:value-type="float">
            <text:p>15.94031</text:p>
          </table:table-cell>
          <table:table-cell office:value-type="float" office:value="12.71096" calcext:value-type="float">
            <text:p>12.71096</text:p>
          </table:table-cell>
          <table:table-cell office:value-type="float" office:value="18.4935" calcext:value-type="float">
            <text:p>18.4935</text:p>
          </table:table-cell>
          <table:table-cell office:value-type="float" office:value="4.499554" calcext:value-type="float">
            <text:p>4.499554</text:p>
          </table:table-cell>
          <table:table-cell office:value-type="float" office:value="3.635763" calcext:value-type="float">
            <text:p>3.635763</text:p>
          </table:table-cell>
          <table:table-cell office:value-type="float" office:value="1.931003" calcext:value-type="float">
            <text:p>1.931003</text:p>
          </table:table-cell>
          <table:table-cell office:value-type="float" office:value="1.945626" calcext:value-type="float">
            <text:p>1.945626</text:p>
          </table:table-cell>
          <table:table-cell office:value-type="float" office:value="4.140346" calcext:value-type="float">
            <text:p>4.140346</text:p>
          </table:table-cell>
          <table:table-cell office:value-type="float" office:value="6.721304" calcext:value-type="float">
            <text:p>6.721304</text:p>
          </table:table-cell>
          <table:table-cell office:value-type="float" office:value="7.300974" calcext:value-type="float">
            <text:p>7.300974</text:p>
          </table:table-cell>
          <table:table-cell office:value-type="float" office:value="8.376292" calcext:value-type="float">
            <text:p>8.376292</text:p>
          </table:table-cell>
          <table:table-cell office:value-type="float" office:value="9.077553" calcext:value-type="float">
            <text:p>9.077553</text:p>
          </table:table-cell>
          <table:table-cell office:value-type="float" office:value="10.90929" calcext:value-type="float">
            <text:p>10.90929</text:p>
          </table:table-cell>
          <table:table-cell office:value-type="float" office:value="11.32884" calcext:value-type="float">
            <text:p>11.32884</text:p>
          </table:table-cell>
          <table:table-cell office:value-type="float" office:value="0" calcext:value-type="float">
            <text:p>0</text:p>
          </table:table-cell>
          <table:table-cell office:value-type="float" office:value="3.207165" calcext:value-type="float">
            <text:p>3.207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189" calcext:value-type="float">
            <text:p>1.9591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1.695728" calcext:value-type="float">
            <text:p>1.695728</text:p>
          </table:table-cell>
          <table:table-cell office:value-type="float" office:value="135.8299" calcext:value-type="float">
            <text:p>135.8299</text:p>
          </table:table-cell>
          <table:table-cell office:value-type="float" office:value="0" calcext:value-type="float">
            <text:p>0</text:p>
          </table:table-cell>
          <table:table-cell office:value-type="float" office:value="-7.231768" calcext:value-type="float">
            <text:p>-7.231768</text:p>
          </table:table-cell>
          <table:table-cell office:value-type="float" office:value="32.5928" calcext:value-type="float">
            <text:p>32.592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175573" calcext:value-type="float">
            <text:p>0.002175573</text:p>
          </table:table-cell>
          <table:table-cell office:value-type="float" office:value="1165.764" calcext:value-type="float">
            <text:p>1165.764</text:p>
          </table:table-cell>
          <table:table-cell office:value-type="float" office:value="1.545663" calcext:value-type="float">
            <text:p>1.545663</text:p>
          </table:table-cell>
          <table:table-cell office:value-type="float" office:value="0" calcext:value-type="float">
            <text:p>0</text:p>
          </table:table-cell>
          <table:table-cell office:value-type="float" office:value="0.03025253" calcext:value-type="float">
            <text:p>0.03025253</text:p>
          </table:table-cell>
          <table:table-cell office:value-type="float" office:value="0.00997353" calcext:value-type="float">
            <text:p>0.00997353</text:p>
          </table:table-cell>
          <table:table-cell office:value-type="float" office:value="0.01141559" calcext:value-type="float">
            <text:p>0.01141559</text:p>
          </table:table-cell>
          <table:table-cell office:value-type="float" office:value="0.005125067" calcext:value-type="float">
            <text:p>0.005125067</text:p>
          </table:table-cell>
          <table:table-cell office:value-type="float" office:value="0.004867577" calcext:value-type="float">
            <text:p>0.004867577</text:p>
          </table:table-cell>
          <table:table-cell office:value-type="float" office:value="0.003612188" calcext:value-type="float">
            <text:p>0.003612188</text:p>
          </table:table-cell>
          <table:table-cell office:value-type="float" office:value="0.003935942" calcext:value-type="float">
            <text:p>0.003935942</text:p>
          </table:table-cell>
          <table:table-cell office:value-type="float" office:value="0.01135638" calcext:value-type="float">
            <text:p>0.01135638</text:p>
          </table:table-cell>
          <table:table-cell office:value-type="float" office:value="0.0314514" calcext:value-type="float">
            <text:p>0.0314514</text:p>
          </table:table-cell>
          <table:table-cell office:value-type="float" office:value="0.05138682" calcext:value-type="float">
            <text:p>0.05138682</text:p>
          </table:table-cell>
          <table:table-cell office:value-type="float" office:value="0.1353367" calcext:value-type="float">
            <text:p>0.1353367</text:p>
          </table:table-cell>
          <table:table-cell office:value-type="float" office:value="0.1548314" calcext:value-type="float">
            <text:p>0.1548314</text:p>
          </table:table-cell>
          <table:table-cell office:value-type="float" office:value="0.1761183" calcext:value-type="float">
            <text:p>0.1761183</text:p>
          </table:table-cell>
          <table:table-cell office:value-type="float" office:value="0.1805093" calcext:value-type="float">
            <text:p>0.1805093</text:p>
          </table:table-cell>
          <table:table-cell office:value-type="float" office:value="0" calcext:value-type="float">
            <text:p>0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.68497" calcext:value-type="float">
            <text:p>12.68497</text:p>
          </table:table-cell>
          <table:table-cell office:value-type="float" office:value="18.45208" calcext:value-type="float">
            <text:p>18.45208</text:p>
          </table:table-cell>
          <table:table-cell office:value-type="float" office:value="4.490374" calcext:value-type="float">
            <text:p>4.490374</text:p>
          </table:table-cell>
          <table:table-cell office:value-type="float" office:value="3.628556" calcext:value-type="float">
            <text:p>3.628556</text:p>
          </table:table-cell>
          <table:table-cell office:value-type="float" office:value="1.928568" calcext:value-type="float">
            <text:p>1.928568</text:p>
          </table:table-cell>
          <table:table-cell office:value-type="float" office:value="1.943193" calcext:value-type="float">
            <text:p>1.943193</text:p>
          </table:table-cell>
          <table:table-cell office:value-type="float" office:value="4.13237" calcext:value-type="float">
            <text:p>4.13237</text:p>
          </table:table-cell>
          <table:table-cell office:value-type="float" office:value="6.708759" calcext:value-type="float">
            <text:p>6.708759</text:p>
          </table:table-cell>
          <table:table-cell office:value-type="float" office:value="7.2892" calcext:value-type="float">
            <text:p>7.2892</text:p>
          </table:table-cell>
          <table:table-cell office:value-type="float" office:value="8.378838" calcext:value-type="float">
            <text:p>8.378838</text:p>
          </table:table-cell>
          <table:table-cell office:value-type="float" office:value="9.082122" calcext:value-type="float">
            <text:p>9.082122</text:p>
          </table:table-cell>
          <table:table-cell office:value-type="float" office:value="10.91239" calcext:value-type="float">
            <text:p>10.91239</text:p>
          </table:table-cell>
          <table:table-cell office:value-type="float" office:value="11.33187" calcext:value-type="float">
            <text:p>11.33187</text:p>
          </table:table-cell>
          <table:table-cell office:value-type="float" office:value="0" calcext:value-type="float">
            <text:p>0</text:p>
          </table:table-cell>
          <table:table-cell office:value-type="float" office:value="8.678722" calcext:value-type="float">
            <text:p>8.67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911" calcext:value-type="float">
            <text:p>1.9649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1.692848" calcext:value-type="float">
            <text:p>1.692848</text:p>
          </table:table-cell>
          <table:table-cell office:value-type="float" office:value="135.8282" calcext:value-type="float">
            <text:p>135.8282</text:p>
          </table:table-cell>
          <table:table-cell office:value-type="float" office:value="0" calcext:value-type="float">
            <text:p>0</text:p>
          </table:table-cell>
          <table:table-cell office:value-type="float" office:value="-7.273057" calcext:value-type="float">
            <text:p>-7.273057</text:p>
          </table:table-cell>
          <table:table-cell office:value-type="float" office:value="32.57972" calcext:value-type="float">
            <text:p>32.5797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175573" calcext:value-type="float">
            <text:p>0.002175573</text:p>
          </table:table-cell>
          <table:table-cell office:value-type="float" office:value="1165.739" calcext:value-type="float">
            <text:p>1165.739</text:p>
          </table:table-cell>
          <table:table-cell office:value-type="float" office:value="1.539228" calcext:value-type="float">
            <text:p>1.539228</text:p>
          </table:table-cell>
          <table:table-cell office:value-type="float" office:value="0" calcext:value-type="float">
            <text:p>0</text:p>
          </table:table-cell>
          <table:table-cell office:value-type="float" office:value="0.05268629" calcext:value-type="float">
            <text:p>0.05268629</text:p>
          </table:table-cell>
          <table:table-cell office:value-type="float" office:value="0.01158464" calcext:value-type="float">
            <text:p>0.01158464</text:p>
          </table:table-cell>
          <table:table-cell office:value-type="float" office:value="0.01188732" calcext:value-type="float">
            <text:p>0.01188732</text:p>
          </table:table-cell>
          <table:table-cell office:value-type="float" office:value="0.005284573" calcext:value-type="float">
            <text:p>0.005284573</text:p>
          </table:table-cell>
          <table:table-cell office:value-type="float" office:value="0.004941347" calcext:value-type="float">
            <text:p>0.004941347</text:p>
          </table:table-cell>
          <table:table-cell office:value-type="float" office:value="0.003599572" calcext:value-type="float">
            <text:p>0.003599572</text:p>
          </table:table-cell>
          <table:table-cell office:value-type="float" office:value="0.003925527" calcext:value-type="float">
            <text:p>0.003925527</text:p>
          </table:table-cell>
          <table:table-cell office:value-type="float" office:value="0.01150853" calcext:value-type="float">
            <text:p>0.01150853</text:p>
          </table:table-cell>
          <table:table-cell office:value-type="float" office:value="0.03166337" calcext:value-type="float">
            <text:p>0.03166337</text:p>
          </table:table-cell>
          <table:table-cell office:value-type="float" office:value="0.05189624" calcext:value-type="float">
            <text:p>0.05189624</text:p>
          </table:table-cell>
          <table:table-cell office:value-type="float" office:value="0.1354517" calcext:value-type="float">
            <text:p>0.1354517</text:p>
          </table:table-cell>
          <table:table-cell office:value-type="float" office:value="0.154896" calcext:value-type="float">
            <text:p>0.154896</text:p>
          </table:table-cell>
          <table:table-cell office:value-type="float" office:value="0.1761526" calcext:value-type="float">
            <text:p>0.1761526</text:p>
          </table:table-cell>
          <table:table-cell office:value-type="float" office:value="0.1805429" calcext:value-type="float">
            <text:p>0.1805429</text:p>
          </table:table-cell>
          <table:table-cell office:value-type="float" office:value="0" calcext:value-type="float">
            <text:p>0</text:p>
          </table:table-cell>
          <table:table-cell office:value-type="float" office:value="15.9143" calcext:value-type="float">
            <text:p>15.9143</text:p>
          </table:table-cell>
          <table:table-cell office:value-type="float" office:value="12.65893" calcext:value-type="float">
            <text:p>12.65893</text:p>
          </table:table-cell>
          <table:table-cell office:value-type="float" office:value="18.41087" calcext:value-type="float">
            <text:p>18.41087</text:p>
          </table:table-cell>
          <table:table-cell office:value-type="float" office:value="4.481184" calcext:value-type="float">
            <text:p>4.481184</text:p>
          </table:table-cell>
          <table:table-cell office:value-type="float" office:value="3.621323" calcext:value-type="float">
            <text:p>3.621323</text:p>
          </table:table-cell>
          <table:table-cell office:value-type="float" office:value="1.92613" calcext:value-type="float">
            <text:p>1.92613</text:p>
          </table:table-cell>
          <table:table-cell office:value-type="float" office:value="1.94077" calcext:value-type="float">
            <text:p>1.94077</text:p>
          </table:table-cell>
          <table:table-cell office:value-type="float" office:value="4.124433" calcext:value-type="float">
            <text:p>4.124433</text:p>
          </table:table-cell>
          <table:table-cell office:value-type="float" office:value="6.696281" calcext:value-type="float">
            <text:p>6.696281</text:p>
          </table:table-cell>
          <table:table-cell office:value-type="float" office:value="7.277576" calcext:value-type="float">
            <text:p>7.277576</text:p>
          </table:table-cell>
          <table:table-cell office:value-type="float" office:value="8.381416" calcext:value-type="float">
            <text:p>8.381416</text:p>
          </table:table-cell>
          <table:table-cell office:value-type="float" office:value="9.0867" calcext:value-type="float">
            <text:p>9.0867</text:p>
          </table:table-cell>
          <table:table-cell office:value-type="float" office:value="10.91549" calcext:value-type="float">
            <text:p>10.91549</text:p>
          </table:table-cell>
          <table:table-cell office:value-type="float" office:value="11.33488" calcext:value-type="float">
            <text:p>11.33488</text:p>
          </table:table-cell>
          <table:table-cell office:value-type="float" office:value="0" calcext:value-type="float">
            <text:p>0</text:p>
          </table:table-cell>
          <table:table-cell office:value-type="float" office:value="14.33553" calcext:value-type="float">
            <text:p>14.33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245" calcext:value-type="float">
            <text:p>1.97124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6.080107" calcext:value-type="float">
            <text:p>6.080107</text:p>
          </table:table-cell>
          <table:table-cell office:value-type="float" office:value="135.8262" calcext:value-type="float">
            <text:p>135.8262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57196" calcext:value-type="float">
            <text:p>32.5719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175573" calcext:value-type="float">
            <text:p>0.002175573</text:p>
          </table:table-cell>
          <table:table-cell office:value-type="float" office:value="1165.716" calcext:value-type="float">
            <text:p>1165.716</text:p>
          </table:table-cell>
          <table:table-cell office:value-type="float" office:value="1.533414" calcext:value-type="float">
            <text:p>1.533414</text:p>
          </table:table-cell>
          <table:table-cell office:value-type="float" office:value="0" calcext:value-type="float">
            <text:p>0</text:p>
          </table:table-cell>
          <table:table-cell office:value-type="float" office:value="0.2359559" calcext:value-type="float">
            <text:p>0.2359559</text:p>
          </table:table-cell>
          <table:table-cell office:value-type="float" office:value="0.122664" calcext:value-type="float">
            <text:p>0.122664</text:p>
          </table:table-cell>
          <table:table-cell office:value-type="float" office:value="0.1184455" calcext:value-type="float">
            <text:p>0.1184455</text:p>
          </table:table-cell>
          <table:table-cell office:value-type="float" office:value="0.04829249" calcext:value-type="float">
            <text:p>0.04829249</text:p>
          </table:table-cell>
          <table:table-cell office:value-type="float" office:value="0.04777047" calcext:value-type="float">
            <text:p>0.04777047</text:p>
          </table:table-cell>
          <table:table-cell office:value-type="float" office:value="0.01879306" calcext:value-type="float">
            <text:p>0.01879306</text:p>
          </table:table-cell>
          <table:table-cell office:value-type="float" office:value="0.02111405" calcext:value-type="float">
            <text:p>0.02111405</text:p>
          </table:table-cell>
          <table:table-cell office:value-type="float" office:value="0.04354903" calcext:value-type="float">
            <text:p>0.04354903</text:p>
          </table:table-cell>
          <table:table-cell office:value-type="float" office:value="0.07951102" calcext:value-type="float">
            <text:p>0.07951102</text:p>
          </table:table-cell>
          <table:table-cell office:value-type="float" office:value="0.09228432" calcext:value-type="float">
            <text:p>0.09228432</text:p>
          </table:table-cell>
          <table:table-cell office:value-type="float" office:value="0.1417319" calcext:value-type="float">
            <text:p>0.1417319</text:p>
          </table:table-cell>
          <table:table-cell office:value-type="float" office:value="0.1567381" calcext:value-type="float">
            <text:p>0.1567381</text:p>
          </table:table-cell>
          <table:table-cell office:value-type="float" office:value="0.1761869" calcext:value-type="float">
            <text:p>0.1761869</text:p>
          </table:table-cell>
          <table:table-cell office:value-type="float" office:value="0.1805759" calcext:value-type="float">
            <text:p>0.1805759</text:p>
          </table:table-cell>
          <table:table-cell office:value-type="float" office:value="0" calcext:value-type="float">
            <text:p>0</text:p>
          </table:table-cell>
          <table:table-cell office:value-type="float" office:value="15.6891" calcext:value-type="float">
            <text:p>15.6891</text:p>
          </table:table-cell>
          <table:table-cell office:value-type="float" office:value="12.66448" calcext:value-type="float">
            <text:p>12.66448</text:p>
          </table:table-cell>
          <table:table-cell office:value-type="float" office:value="18.37823" calcext:value-type="float">
            <text:p>18.37823</text:p>
          </table:table-cell>
          <table:table-cell office:value-type="float" office:value="4.497208" calcext:value-type="float">
            <text:p>4.497208</text:p>
          </table:table-cell>
          <table:table-cell office:value-type="float" office:value="3.620767" calcext:value-type="float">
            <text:p>3.620767</text:p>
          </table:table-cell>
          <table:table-cell office:value-type="float" office:value="1.924874" calcext:value-type="float">
            <text:p>1.924874</text:p>
          </table:table-cell>
          <table:table-cell office:value-type="float" office:value="1.939279" calcext:value-type="float">
            <text:p>1.939279</text:p>
          </table:table-cell>
          <table:table-cell office:value-type="float" office:value="4.118413" calcext:value-type="float">
            <text:p>4.118413</text:p>
          </table:table-cell>
          <table:table-cell office:value-type="float" office:value="6.68667" calcext:value-type="float">
            <text:p>6.68667</text:p>
          </table:table-cell>
          <table:table-cell office:value-type="float" office:value="7.268785" calcext:value-type="float">
            <text:p>7.268785</text:p>
          </table:table-cell>
          <table:table-cell office:value-type="float" office:value="8.384478" calcext:value-type="float">
            <text:p>8.384478</text:p>
          </table:table-cell>
          <table:table-cell office:value-type="float" office:value="9.091468" calcext:value-type="float">
            <text:p>9.091468</text:p>
          </table:table-cell>
          <table:table-cell office:value-type="float" office:value="10.9186" calcext:value-type="float">
            <text:p>10.9186</text:p>
          </table:table-cell>
          <table:table-cell office:value-type="float" office:value="11.33364" calcext:value-type="float">
            <text:p>11.33364</text:p>
          </table:table-cell>
          <table:table-cell office:value-type="float" office:value="0" calcext:value-type="float">
            <text:p>0</text:p>
          </table:table-cell>
          <table:table-cell office:value-type="float" office:value="3.678456" calcext:value-type="float">
            <text:p>3.678456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1.979275" calcext:value-type="float">
            <text:p>1.979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6.062022" calcext:value-type="float">
            <text:p>6.062022</text:p>
          </table:table-cell>
          <table:table-cell office:value-type="float" office:value="135.8257" calcext:value-type="float">
            <text:p>135.8257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58392" calcext:value-type="float">
            <text:p>32.5839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2048819" calcext:value-type="float">
            <text:p>0.002048819</text:p>
          </table:table-cell>
          <table:table-cell office:value-type="float" office:value="1165.702" calcext:value-type="float">
            <text:p>1165.702</text:p>
          </table:table-cell>
          <table:table-cell office:value-type="float" office:value="1.54387" calcext:value-type="float">
            <text:p>1.54387</text:p>
          </table:table-cell>
          <table:table-cell office:value-type="float" office:value="0" calcext:value-type="float">
            <text:p>0</text:p>
          </table:table-cell>
          <table:table-cell office:value-type="float" office:value="0.4151292" calcext:value-type="float">
            <text:p>0.4151292</text:p>
          </table:table-cell>
          <table:table-cell office:value-type="float" office:value="0.2130927" calcext:value-type="float">
            <text:p>0.2130927</text:p>
          </table:table-cell>
          <table:table-cell office:value-type="float" office:value="0.1800283" calcext:value-type="float">
            <text:p>0.1800283</text:p>
          </table:table-cell>
          <table:table-cell office:value-type="float" office:value="0.07533463" calcext:value-type="float">
            <text:p>0.07533463</text:p>
          </table:table-cell>
          <table:table-cell office:value-type="float" office:value="0.07569492" calcext:value-type="float">
            <text:p>0.07569492</text:p>
          </table:table-cell>
          <table:table-cell office:value-type="float" office:value="0.02846441" calcext:value-type="float">
            <text:p>0.02846441</text:p>
          </table:table-cell>
          <table:table-cell office:value-type="float" office:value="0.03265932" calcext:value-type="float">
            <text:p>0.03265932</text:p>
          </table:table-cell>
          <table:table-cell office:value-type="float" office:value="0.0660526" calcext:value-type="float">
            <text:p>0.0660526</text:p>
          </table:table-cell>
          <table:table-cell office:value-type="float" office:value="0.1164265" calcext:value-type="float">
            <text:p>0.1164265</text:p>
          </table:table-cell>
          <table:table-cell office:value-type="float" office:value="0.1234959" calcext:value-type="float">
            <text:p>0.1234959</text:p>
          </table:table-cell>
          <table:table-cell office:value-type="float" office:value="0.1468001" calcext:value-type="float">
            <text:p>0.1468001</text:p>
          </table:table-cell>
          <table:table-cell office:value-type="float" office:value="0.158371" calcext:value-type="float">
            <text:p>0.158371</text:p>
          </table:table-cell>
          <table:table-cell office:value-type="float" office:value="0.1763133" calcext:value-type="float">
            <text:p>0.1763133</text:p>
          </table:table-cell>
          <table:table-cell office:value-type="float" office:value="0.1805706" calcext:value-type="float">
            <text:p>0.1805706</text:p>
          </table:table-cell>
          <table:table-cell office:value-type="float" office:value="0" calcext:value-type="float">
            <text:p>0</text:p>
          </table:table-cell>
          <table:table-cell office:value-type="float" office:value="15.77406" calcext:value-type="float">
            <text:p>15.77406</text:p>
          </table:table-cell>
          <table:table-cell office:value-type="float" office:value="12.6755" calcext:value-type="float">
            <text:p>12.6755</text:p>
          </table:table-cell>
          <table:table-cell office:value-type="float" office:value="18.37644" calcext:value-type="float">
            <text:p>18.37644</text:p>
          </table:table-cell>
          <table:table-cell office:value-type="float" office:value="4.504486" calcext:value-type="float">
            <text:p>4.504486</text:p>
          </table:table-cell>
          <table:table-cell office:value-type="float" office:value="3.630255" calcext:value-type="float">
            <text:p>3.630255</text:p>
          </table:table-cell>
          <table:table-cell office:value-type="float" office:value="1.926211" calcext:value-type="float">
            <text:p>1.926211</text:p>
          </table:table-cell>
          <table:table-cell office:value-type="float" office:value="1.940783" calcext:value-type="float">
            <text:p>1.940783</text:p>
          </table:table-cell>
          <table:table-cell office:value-type="float" office:value="4.119674" calcext:value-type="float">
            <text:p>4.119674</text:p>
          </table:table-cell>
          <table:table-cell office:value-type="float" office:value="6.687462" calcext:value-type="float">
            <text:p>6.687462</text:p>
          </table:table-cell>
          <table:table-cell office:value-type="float" office:value="7.269774" calcext:value-type="float">
            <text:p>7.269774</text:p>
          </table:table-cell>
          <table:table-cell office:value-type="float" office:value="8.389152" calcext:value-type="float">
            <text:p>8.389152</text:p>
          </table:table-cell>
          <table:table-cell office:value-type="float" office:value="9.096725" calcext:value-type="float">
            <text:p>9.096725</text:p>
          </table:table-cell>
          <table:table-cell office:value-type="float" office:value="10.92178" calcext:value-type="float">
            <text:p>10.92178</text:p>
          </table:table-cell>
          <table:table-cell office:value-type="float" office:value="11.33659" calcext:value-type="float">
            <text:p>11.33659</text:p>
          </table:table-cell>
          <table:table-cell office:value-type="float" office:value="0" calcext:value-type="float">
            <text:p>0</text:p>
          </table:table-cell>
          <table:table-cell office:value-type="float" office:value="11.21119" calcext:value-type="float">
            <text:p>11.21119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1.997411" calcext:value-type="float">
            <text:p>1.9974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6.042569" calcext:value-type="float">
            <text:p>6.042569</text:p>
          </table:table-cell>
          <table:table-cell office:value-type="float" office:value="135.8254" calcext:value-type="float">
            <text:p>135.825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60268" calcext:value-type="float">
            <text:p>32.6026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399" calcext:value-type="float">
            <text:p>0.00015353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894581" calcext:value-type="float">
            <text:p>0.001894581</text:p>
          </table:table-cell>
          <table:table-cell office:value-type="float" office:value="1165.695" calcext:value-type="float">
            <text:p>1165.695</text:p>
          </table:table-cell>
          <table:table-cell office:value-type="float" office:value="1.554109" calcext:value-type="float">
            <text:p>1.554109</text:p>
          </table:table-cell>
          <table:table-cell office:value-type="float" office:value="0" calcext:value-type="float">
            <text:p>0</text:p>
          </table:table-cell>
          <table:table-cell office:value-type="float" office:value="0.5398377" calcext:value-type="float">
            <text:p>0.5398377</text:p>
          </table:table-cell>
          <table:table-cell office:value-type="float" office:value="0.2350303" calcext:value-type="float">
            <text:p>0.2350303</text:p>
          </table:table-cell>
          <table:table-cell office:value-type="float" office:value="0.1942514" calcext:value-type="float">
            <text:p>0.1942514</text:p>
          </table:table-cell>
          <table:table-cell office:value-type="float" office:value="0.08273105" calcext:value-type="float">
            <text:p>0.08273105</text:p>
          </table:table-cell>
          <table:table-cell office:value-type="float" office:value="0.08354338" calcext:value-type="float">
            <text:p>0.08354338</text:p>
          </table:table-cell>
          <table:table-cell office:value-type="float" office:value="0.03063562" calcext:value-type="float">
            <text:p>0.03063562</text:p>
          </table:table-cell>
          <table:table-cell office:value-type="float" office:value="0.03539005" calcext:value-type="float">
            <text:p>0.03539005</text:p>
          </table:table-cell>
          <table:table-cell office:value-type="float" office:value="0.07196421" calcext:value-type="float">
            <text:p>0.07196421</text:p>
          </table:table-cell>
          <table:table-cell office:value-type="float" office:value="0.1281108" calcext:value-type="float">
            <text:p>0.1281108</text:p>
          </table:table-cell>
          <table:table-cell office:value-type="float" office:value="0.1334562" calcext:value-type="float">
            <text:p>0.1334562</text:p>
          </table:table-cell>
          <table:table-cell office:value-type="float" office:value="0.1485348" calcext:value-type="float">
            <text:p>0.1485348</text:p>
          </table:table-cell>
          <table:table-cell office:value-type="float" office:value="0.1590095" calcext:value-type="float">
            <text:p>0.1590095</text:p>
          </table:table-cell>
          <table:table-cell office:value-type="float" office:value="0.1762812" calcext:value-type="float">
            <text:p>0.1762812</text:p>
          </table:table-cell>
          <table:table-cell office:value-type="float" office:value="0.1806209" calcext:value-type="float">
            <text:p>0.1806209</text:p>
          </table:table-cell>
          <table:table-cell office:value-type="float" office:value="0" calcext:value-type="float">
            <text:p>0</text:p>
          </table:table-cell>
          <table:table-cell office:value-type="float" office:value="15.88296" calcext:value-type="float">
            <text:p>15.88296</text:p>
          </table:table-cell>
          <table:table-cell office:value-type="float" office:value="12.69625" calcext:value-type="float">
            <text:p>12.69625</text:p>
          </table:table-cell>
          <table:table-cell office:value-type="float" office:value="18.38347" calcext:value-type="float">
            <text:p>18.38347</text:p>
          </table:table-cell>
          <table:table-cell office:value-type="float" office:value="4.515878" calcext:value-type="float">
            <text:p>4.515878</text:p>
          </table:table-cell>
          <table:table-cell office:value-type="float" office:value="3.644032" calcext:value-type="float">
            <text:p>3.644032</text:p>
          </table:table-cell>
          <table:table-cell office:value-type="float" office:value="1.928431" calcext:value-type="float">
            <text:p>1.928431</text:p>
          </table:table-cell>
          <table:table-cell office:value-type="float" office:value="1.943261" calcext:value-type="float">
            <text:p>1.943261</text:p>
          </table:table-cell>
          <table:table-cell office:value-type="float" office:value="4.123354" calcext:value-type="float">
            <text:p>4.123354</text:p>
          </table:table-cell>
          <table:table-cell office:value-type="float" office:value="6.692044" calcext:value-type="float">
            <text:p>6.692044</text:p>
          </table:table-cell>
          <table:table-cell office:value-type="float" office:value="7.27435" calcext:value-type="float">
            <text:p>7.27435</text:p>
          </table:table-cell>
          <table:table-cell office:value-type="float" office:value="8.394453" calcext:value-type="float">
            <text:p>8.394453</text:p>
          </table:table-cell>
          <table:table-cell office:value-type="float" office:value="9.102198" calcext:value-type="float">
            <text:p>9.102198</text:p>
          </table:table-cell>
          <table:table-cell office:value-type="float" office:value="10.92496" calcext:value-type="float">
            <text:p>10.92496</text:p>
          </table:table-cell>
          <table:table-cell office:value-type="float" office:value="11.33954" calcext:value-type="float">
            <text:p>11.33954</text:p>
          </table:table-cell>
          <table:table-cell office:value-type="float" office:value="0" calcext:value-type="float">
            <text:p>0</text:p>
          </table:table-cell>
          <table:table-cell office:value-type="float" office:value="15.82885" calcext:value-type="float">
            <text:p>15.8288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016697" calcext:value-type="float">
            <text:p>2.0166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6.007761" calcext:value-type="float">
            <text:p>6.007761</text:p>
          </table:table-cell>
          <table:table-cell office:value-type="float" office:value="135.8273" calcext:value-type="float">
            <text:p>135.827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62875" calcext:value-type="float">
            <text:p>32.6287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423" calcext:value-type="float">
            <text:p>0.000153542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747963" calcext:value-type="float">
            <text:p>0.001747963</text:p>
          </table:table-cell>
          <table:table-cell office:value-type="float" office:value="1165.69" calcext:value-type="float">
            <text:p>1165.69</text:p>
          </table:table-cell>
          <table:table-cell office:value-type="float" office:value="1.579957" calcext:value-type="float">
            <text:p>1.579957</text:p>
          </table:table-cell>
          <table:table-cell office:value-type="float" office:value="0" calcext:value-type="float">
            <text:p>0</text:p>
          </table:table-cell>
          <table:table-cell office:value-type="float" office:value="0.6394875" calcext:value-type="float">
            <text:p>0.6394875</text:p>
          </table:table-cell>
          <table:table-cell office:value-type="float" office:value="0.3507368" calcext:value-type="float">
            <text:p>0.3507368</text:p>
          </table:table-cell>
          <table:table-cell office:value-type="float" office:value="0.2226949" calcext:value-type="float">
            <text:p>0.2226949</text:p>
          </table:table-cell>
          <table:table-cell office:value-type="float" office:value="0.09633549" calcext:value-type="float">
            <text:p>0.09633549</text:p>
          </table:table-cell>
          <table:table-cell office:value-type="float" office:value="0.09536543" calcext:value-type="float">
            <text:p>0.09536543</text:p>
          </table:table-cell>
          <table:table-cell office:value-type="float" office:value="0.03219616" calcext:value-type="float">
            <text:p>0.03219616</text:p>
          </table:table-cell>
          <table:table-cell office:value-type="float" office:value="0.03653634" calcext:value-type="float">
            <text:p>0.03653634</text:p>
          </table:table-cell>
          <table:table-cell office:value-type="float" office:value="0.0736427" calcext:value-type="float">
            <text:p>0.0736427</text:p>
          </table:table-cell>
          <table:table-cell office:value-type="float" office:value="0.1320154" calcext:value-type="float">
            <text:p>0.1320154</text:p>
          </table:table-cell>
          <table:table-cell office:value-type="float" office:value="0.1367888" calcext:value-type="float">
            <text:p>0.1367888</text:p>
          </table:table-cell>
          <table:table-cell office:value-type="float" office:value="0.1491618" calcext:value-type="float">
            <text:p>0.1491618</text:p>
          </table:table-cell>
          <table:table-cell office:value-type="float" office:value="0.1593261" calcext:value-type="float">
            <text:p>0.1593261</text:p>
          </table:table-cell>
          <table:table-cell office:value-type="float" office:value="0.1762958" calcext:value-type="float">
            <text:p>0.1762958</text:p>
          </table:table-cell>
          <table:table-cell office:value-type="float" office:value="0.180662" calcext:value-type="float">
            <text:p>0.180662</text:p>
          </table:table-cell>
          <table:table-cell office:value-type="float" office:value="0" calcext:value-type="float">
            <text:p>0</text:p>
          </table:table-cell>
          <table:table-cell office:value-type="float" office:value="16.2407" calcext:value-type="float">
            <text:p>16.2407</text:p>
          </table:table-cell>
          <table:table-cell office:value-type="float" office:value="12.78494" calcext:value-type="float">
            <text:p>12.78494</text:p>
          </table:table-cell>
          <table:table-cell office:value-type="float" office:value="18.39542" calcext:value-type="float">
            <text:p>18.39542</text:p>
          </table:table-cell>
          <table:table-cell office:value-type="float" office:value="4.529521" calcext:value-type="float">
            <text:p>4.529521</text:p>
          </table:table-cell>
          <table:table-cell office:value-type="float" office:value="3.65993" calcext:value-type="float">
            <text:p>3.65993</text:p>
          </table:table-cell>
          <table:table-cell office:value-type="float" office:value="1.930907" calcext:value-type="float">
            <text:p>1.930907</text:p>
          </table:table-cell>
          <table:table-cell office:value-type="float" office:value="1.945996" calcext:value-type="float">
            <text:p>1.945996</text:p>
          </table:table-cell>
          <table:table-cell office:value-type="float" office:value="4.127672" calcext:value-type="float">
            <text:p>4.127672</text:p>
          </table:table-cell>
          <table:table-cell office:value-type="float" office:value="6.697802" calcext:value-type="float">
            <text:p>6.697802</text:p>
          </table:table-cell>
          <table:table-cell office:value-type="float" office:value="7.280043" calcext:value-type="float">
            <text:p>7.280043</text:p>
          </table:table-cell>
          <table:table-cell office:value-type="float" office:value="8.399961" calcext:value-type="float">
            <text:p>8.399961</text:p>
          </table:table-cell>
          <table:table-cell office:value-type="float" office:value="9.107751" calcext:value-type="float">
            <text:p>9.107751</text:p>
          </table:table-cell>
          <table:table-cell office:value-type="float" office:value="10.92808" calcext:value-type="float">
            <text:p>10.92808</text:p>
          </table:table-cell>
          <table:table-cell office:value-type="float" office:value="11.34251" calcext:value-type="float">
            <text:p>11.34251</text:p>
          </table:table-cell>
          <table:table-cell office:value-type="float" office:value="0" calcext:value-type="float">
            <text:p>0</text:p>
          </table:table-cell>
          <table:table-cell office:value-type="float" office:value="23.76304" calcext:value-type="float">
            <text:p>23.7630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049116" calcext:value-type="float">
            <text:p>2.0491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5.973098" calcext:value-type="float">
            <text:p>5.973098</text:p>
          </table:table-cell>
          <table:table-cell office:value-type="float" office:value="135.8288" calcext:value-type="float">
            <text:p>135.8288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65348" calcext:value-type="float">
            <text:p>32.6534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423" calcext:value-type="float">
            <text:p>0.000153542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711298" calcext:value-type="float">
            <text:p>0.001711298</text:p>
          </table:table-cell>
          <table:table-cell office:value-type="float" office:value="1165.692" calcext:value-type="float">
            <text:p>1165.692</text:p>
          </table:table-cell>
          <table:table-cell office:value-type="float" office:value="1.599226" calcext:value-type="float">
            <text:p>1.599226</text:p>
          </table:table-cell>
          <table:table-cell office:value-type="float" office:value="0" calcext:value-type="float">
            <text:p>0</text:p>
          </table:table-cell>
          <table:table-cell office:value-type="float" office:value="0.7110726" calcext:value-type="float">
            <text:p>0.7110726</text:p>
          </table:table-cell>
          <table:table-cell office:value-type="float" office:value="0.3156859" calcext:value-type="float">
            <text:p>0.3156859</text:p>
          </table:table-cell>
          <table:table-cell office:value-type="float" office:value="0.2458659" calcext:value-type="float">
            <text:p>0.2458659</text:p>
          </table:table-cell>
          <table:table-cell office:value-type="float" office:value="0.1138396" calcext:value-type="float">
            <text:p>0.1138396</text:p>
          </table:table-cell>
          <table:table-cell office:value-type="float" office:value="0.1128891" calcext:value-type="float">
            <text:p>0.1128891</text:p>
          </table:table-cell>
          <table:table-cell office:value-type="float" office:value="0.03487513" calcext:value-type="float">
            <text:p>0.03487513</text:p>
          </table:table-cell>
          <table:table-cell office:value-type="float" office:value="0.03834821" calcext:value-type="float">
            <text:p>0.03834821</text:p>
          </table:table-cell>
          <table:table-cell office:value-type="float" office:value="0.07443859" calcext:value-type="float">
            <text:p>0.07443859</text:p>
          </table:table-cell>
          <table:table-cell office:value-type="float" office:value="0.133428" calcext:value-type="float">
            <text:p>0.133428</text:p>
          </table:table-cell>
          <table:table-cell office:value-type="float" office:value="0.1379641" calcext:value-type="float">
            <text:p>0.1379641</text:p>
          </table:table-cell>
          <table:table-cell office:value-type="float" office:value="0.149414" calcext:value-type="float">
            <text:p>0.149414</text:p>
          </table:table-cell>
          <table:table-cell office:value-type="float" office:value="0.159515" calcext:value-type="float">
            <text:p>0.159515</text:p>
          </table:table-cell>
          <table:table-cell office:value-type="float" office:value="0.1763265" calcext:value-type="float">
            <text:p>0.1763265</text:p>
          </table:table-cell>
          <table:table-cell office:value-type="float" office:value="0.1807" calcext:value-type="float">
            <text:p>0.1807</text:p>
          </table:table-cell>
          <table:table-cell office:value-type="float" office:value="0" calcext:value-type="float">
            <text:p>0</text:p>
          </table:table-cell>
          <table:table-cell office:value-type="float" office:value="16.42734" calcext:value-type="float">
            <text:p>16.42734</text:p>
          </table:table-cell>
          <table:table-cell office:value-type="float" office:value="12.84779" calcext:value-type="float">
            <text:p>12.84779</text:p>
          </table:table-cell>
          <table:table-cell office:value-type="float" office:value="18.41632" calcext:value-type="float">
            <text:p>18.41632</text:p>
          </table:table-cell>
          <table:table-cell office:value-type="float" office:value="4.548119" calcext:value-type="float">
            <text:p>4.548119</text:p>
          </table:table-cell>
          <table:table-cell office:value-type="float" office:value="3.680396" calcext:value-type="float">
            <text:p>3.680396</text:p>
          </table:table-cell>
          <table:table-cell office:value-type="float" office:value="1.933787" calcext:value-type="float">
            <text:p>1.933787</text:p>
          </table:table-cell>
          <table:table-cell office:value-type="float" office:value="1.948981" calcext:value-type="float">
            <text:p>1.948981</text:p>
          </table:table-cell>
          <table:table-cell office:value-type="float" office:value="4.1322" calcext:value-type="float">
            <text:p>4.1322</text:p>
          </table:table-cell>
          <table:table-cell office:value-type="float" office:value="6.703948" calcext:value-type="float">
            <text:p>6.703948</text:p>
          </table:table-cell>
          <table:table-cell office:value-type="float" office:value="7.286106" calcext:value-type="float">
            <text:p>7.286106</text:p>
          </table:table-cell>
          <table:table-cell office:value-type="float" office:value="8.405538" calcext:value-type="float">
            <text:p>8.405538</text:p>
          </table:table-cell>
          <table:table-cell office:value-type="float" office:value="9.113338" calcext:value-type="float">
            <text:p>9.113338</text:p>
          </table:table-cell>
          <table:table-cell office:value-type="float" office:value="10.93118" calcext:value-type="float">
            <text:p>10.93118</text:p>
          </table:table-cell>
          <table:table-cell office:value-type="float" office:value="11.34547" calcext:value-type="float">
            <text:p>11.34547</text:p>
          </table:table-cell>
          <table:table-cell office:value-type="float" office:value="0" calcext:value-type="float">
            <text:p>0</text:p>
          </table:table-cell>
          <table:table-cell office:value-type="float" office:value="30.64665" calcext:value-type="float">
            <text:p>30.6466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081724" calcext:value-type="float">
            <text:p>2.0817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5.954856" calcext:value-type="float">
            <text:p>5.954856</text:p>
          </table:table-cell>
          <table:table-cell office:value-type="float" office:value="135.828" calcext:value-type="float">
            <text:p>135.828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67738" calcext:value-type="float">
            <text:p>32.6773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423" calcext:value-type="float">
            <text:p>0.000153542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711298" calcext:value-type="float">
            <text:p>0.001711298</text:p>
          </table:table-cell>
          <table:table-cell office:value-type="float" office:value="1165.692" calcext:value-type="float">
            <text:p>1165.692</text:p>
          </table:table-cell>
          <table:table-cell office:value-type="float" office:value="1.601686" calcext:value-type="float">
            <text:p>1.601686</text:p>
          </table:table-cell>
          <table:table-cell office:value-type="float" office:value="0" calcext:value-type="float">
            <text:p>0</text:p>
          </table:table-cell>
          <table:table-cell office:value-type="float" office:value="0.609465" calcext:value-type="float">
            <text:p>0.609465</text:p>
          </table:table-cell>
          <table:table-cell office:value-type="float" office:value="0.2645208" calcext:value-type="float">
            <text:p>0.2645208</text:p>
          </table:table-cell>
          <table:table-cell office:value-type="float" office:value="0.2299308" calcext:value-type="float">
            <text:p>0.2299308</text:p>
          </table:table-cell>
          <table:table-cell office:value-type="float" office:value="0.1087077" calcext:value-type="float">
            <text:p>0.1087077</text:p>
          </table:table-cell>
          <table:table-cell office:value-type="float" office:value="0.1106552" calcext:value-type="float">
            <text:p>0.1106552</text:p>
          </table:table-cell>
          <table:table-cell office:value-type="float" office:value="0.03493827" calcext:value-type="float">
            <text:p>0.03493827</text:p>
          </table:table-cell>
          <table:table-cell office:value-type="float" office:value="0.03895316" calcext:value-type="float">
            <text:p>0.03895316</text:p>
          </table:table-cell>
          <table:table-cell office:value-type="float" office:value="0.07495961" calcext:value-type="float">
            <text:p>0.07495961</text:p>
          </table:table-cell>
          <table:table-cell office:value-type="float" office:value="0.1340513" calcext:value-type="float">
            <text:p>0.1340513</text:p>
          </table:table-cell>
          <table:table-cell office:value-type="float" office:value="0.138426" calcext:value-type="float">
            <text:p>0.138426</text:p>
          </table:table-cell>
          <table:table-cell office:value-type="float" office:value="0.1495418" calcext:value-type="float">
            <text:p>0.1495418</text:p>
          </table:table-cell>
          <table:table-cell office:value-type="float" office:value="0.1596579" calcext:value-type="float">
            <text:p>0.1596579</text:p>
          </table:table-cell>
          <table:table-cell office:value-type="float" office:value="0.1763609" calcext:value-type="float">
            <text:p>0.1763609</text:p>
          </table:table-cell>
          <table:table-cell office:value-type="float" office:value="0.1807369" calcext:value-type="float">
            <text:p>0.1807369</text:p>
          </table:table-cell>
          <table:table-cell office:value-type="float" office:value="0" calcext:value-type="float">
            <text:p>0</text:p>
          </table:table-cell>
          <table:table-cell office:value-type="float" office:value="16.56447" calcext:value-type="float">
            <text:p>16.56447</text:p>
          </table:table-cell>
          <table:table-cell office:value-type="float" office:value="12.89258" calcext:value-type="float">
            <text:p>12.89258</text:p>
          </table:table-cell>
          <table:table-cell office:value-type="float" office:value="18.43743" calcext:value-type="float">
            <text:p>18.43743</text:p>
          </table:table-cell>
          <table:table-cell office:value-type="float" office:value="4.568117" calcext:value-type="float">
            <text:p>4.568117</text:p>
          </table:table-cell>
          <table:table-cell office:value-type="float" office:value="3.702859" calcext:value-type="float">
            <text:p>3.702859</text:p>
          </table:table-cell>
          <table:table-cell office:value-type="float" office:value="1.936933" calcext:value-type="float">
            <text:p>1.936933</text:p>
          </table:table-cell>
          <table:table-cell office:value-type="float" office:value="1.952185" calcext:value-type="float">
            <text:p>1.952185</text:p>
          </table:table-cell>
          <table:table-cell office:value-type="float" office:value="4.136853" calcext:value-type="float">
            <text:p>4.136853</text:p>
          </table:table-cell>
          <table:table-cell office:value-type="float" office:value="6.710239" calcext:value-type="float">
            <text:p>6.710239</text:p>
          </table:table-cell>
          <table:table-cell office:value-type="float" office:value="7.292294" calcext:value-type="float">
            <text:p>7.292294</text:p>
          </table:table-cell>
          <table:table-cell office:value-type="float" office:value="8.411139" calcext:value-type="float">
            <text:p>8.411139</text:p>
          </table:table-cell>
          <table:table-cell office:value-type="float" office:value="9.118916" calcext:value-type="float">
            <text:p>9.118916</text:p>
          </table:table-cell>
          <table:table-cell office:value-type="float" office:value="10.93429" calcext:value-type="float">
            <text:p>10.93429</text:p>
          </table:table-cell>
          <table:table-cell office:value-type="float" office:value="11.34846" calcext:value-type="float">
            <text:p>11.34846</text:p>
          </table:table-cell>
          <table:table-cell office:value-type="float" office:value="0" calcext:value-type="float">
            <text:p>0</text:p>
          </table:table-cell>
          <table:table-cell office:value-type="float" office:value="23.20732" calcext:value-type="float">
            <text:p>23.2073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100209" calcext:value-type="float">
            <text:p>2.10020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5.941171" calcext:value-type="float">
            <text:p>5.941171</text:p>
          </table:table-cell>
          <table:table-cell office:value-type="float" office:value="135.8269" calcext:value-type="float">
            <text:p>135.8269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69988" calcext:value-type="float">
            <text:p>32.6998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35423" calcext:value-type="float">
            <text:p>0.000153542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711298" calcext:value-type="float">
            <text:p>0.001711298</text:p>
          </table:table-cell>
          <table:table-cell office:value-type="float" office:value="1165.688" calcext:value-type="float">
            <text:p>1165.688</text:p>
          </table:table-cell>
          <table:table-cell office:value-type="float" office:value="1.596179" calcext:value-type="float">
            <text:p>1.596179</text:p>
          </table:table-cell>
          <table:table-cell office:value-type="float" office:value="0" calcext:value-type="float">
            <text:p>0</text:p>
          </table:table-cell>
          <table:table-cell office:value-type="float" office:value="0.4795718" calcext:value-type="float">
            <text:p>0.4795718</text:p>
          </table:table-cell>
          <table:table-cell office:value-type="float" office:value="0.2371867" calcext:value-type="float">
            <text:p>0.2371867</text:p>
          </table:table-cell>
          <table:table-cell office:value-type="float" office:value="0.2164075" calcext:value-type="float">
            <text:p>0.2164075</text:p>
          </table:table-cell>
          <table:table-cell office:value-type="float" office:value="0.1009898" calcext:value-type="float">
            <text:p>0.1009898</text:p>
          </table:table-cell>
          <table:table-cell office:value-type="float" office:value="0.1037532" calcext:value-type="float">
            <text:p>0.1037532</text:p>
          </table:table-cell>
          <table:table-cell office:value-type="float" office:value="0.03377877" calcext:value-type="float">
            <text:p>0.03377877</text:p>
          </table:table-cell>
          <table:table-cell office:value-type="float" office:value="0.03854991" calcext:value-type="float">
            <text:p>0.03854991</text:p>
          </table:table-cell>
          <table:table-cell office:value-type="float" office:value="0.07513593" calcext:value-type="float">
            <text:p>0.07513593</text:p>
          </table:table-cell>
          <table:table-cell office:value-type="float" office:value="0.1343858" calcext:value-type="float">
            <text:p>0.1343858</text:p>
          </table:table-cell>
          <table:table-cell office:value-type="float" office:value="0.1386534" calcext:value-type="float">
            <text:p>0.1386534</text:p>
          </table:table-cell>
          <table:table-cell office:value-type="float" office:value="0.1496279" calcext:value-type="float">
            <text:p>0.1496279</text:p>
          </table:table-cell>
          <table:table-cell office:value-type="float" office:value="0.1597998" calcext:value-type="float">
            <text:p>0.1597998</text:p>
          </table:table-cell>
          <table:table-cell office:value-type="float" office:value="0.1763952" calcext:value-type="float">
            <text:p>0.1763952</text:p>
          </table:table-cell>
          <table:table-cell office:value-type="float" office:value="0.1807711" calcext:value-type="float">
            <text:p>0.1807711</text:p>
          </table:table-cell>
          <table:table-cell office:value-type="float" office:value="0" calcext:value-type="float">
            <text:p>0</text:p>
          </table:table-cell>
          <table:table-cell office:value-type="float" office:value="16.64352" calcext:value-type="float">
            <text:p>16.64352</text:p>
          </table:table-cell>
          <table:table-cell office:value-type="float" office:value="12.92518" calcext:value-type="float">
            <text:p>12.92518</text:p>
          </table:table-cell>
          <table:table-cell office:value-type="float" office:value="18.45368" calcext:value-type="float">
            <text:p>18.45368</text:p>
          </table:table-cell>
          <table:table-cell office:value-type="float" office:value="4.586049" calcext:value-type="float">
            <text:p>4.586049</text:p>
          </table:table-cell>
          <table:table-cell office:value-type="float" office:value="3.723749" calcext:value-type="float">
            <text:p>3.723749</text:p>
          </table:table-cell>
          <table:table-cell office:value-type="float" office:value="1.939948" calcext:value-type="float">
            <text:p>1.939948</text:p>
          </table:table-cell>
          <table:table-cell office:value-type="float" office:value="1.955387" calcext:value-type="float">
            <text:p>1.955387</text:p>
          </table:table-cell>
          <table:table-cell office:value-type="float" office:value="4.141562" calcext:value-type="float">
            <text:p>4.141562</text:p>
          </table:table-cell>
          <table:table-cell office:value-type="float" office:value="6.716594" calcext:value-type="float">
            <text:p>6.716594</text:p>
          </table:table-cell>
          <table:table-cell office:value-type="float" office:value="7.298524" calcext:value-type="float">
            <text:p>7.298524</text:p>
          </table:table-cell>
          <table:table-cell office:value-type="float" office:value="8.416739" calcext:value-type="float">
            <text:p>8.416739</text:p>
          </table:table-cell>
          <table:table-cell office:value-type="float" office:value="9.124541" calcext:value-type="float">
            <text:p>9.124541</text:p>
          </table:table-cell>
          <table:table-cell office:value-type="float" office:value="10.93739" calcext:value-type="float">
            <text:p>10.93739</text:p>
          </table:table-cell>
          <table:table-cell office:value-type="float" office:value="11.35144" calcext:value-type="float">
            <text:p>11.35144</text:p>
          </table:table-cell>
          <table:table-cell office:value-type="float" office:value="0" calcext:value-type="float">
            <text:p>0</text:p>
          </table:table-cell>
          <table:table-cell office:value-type="float" office:value="16.7406" calcext:value-type="float">
            <text:p>16.7406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114514" calcext:value-type="float">
            <text:p>2.1145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5.924926" calcext:value-type="float">
            <text:p>5.924926</text:p>
          </table:table-cell>
          <table:table-cell office:value-type="float" office:value="135.8275" calcext:value-type="float">
            <text:p>135.8275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76231" calcext:value-type="float">
            <text:p>32.76231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0837" calcext:value-type="float">
            <text:p>0.000155083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733756" calcext:value-type="float">
            <text:p>0.001733756</text:p>
          </table:table-cell>
          <table:table-cell office:value-type="float" office:value="1165.612" calcext:value-type="float">
            <text:p>1165.612</text:p>
          </table:table-cell>
          <table:table-cell office:value-type="float" office:value="1.602731" calcext:value-type="float">
            <text:p>1.602731</text:p>
          </table:table-cell>
          <table:table-cell office:value-type="float" office:value="0" calcext:value-type="float">
            <text:p>0</text:p>
          </table:table-cell>
          <table:table-cell office:value-type="float" office:value="0.8784319" calcext:value-type="float">
            <text:p>0.8784319</text:p>
          </table:table-cell>
          <table:table-cell office:value-type="float" office:value="1.012957" calcext:value-type="float">
            <text:p>1.012957</text:p>
          </table:table-cell>
          <table:table-cell office:value-type="float" office:value="1.048297" calcext:value-type="float">
            <text:p>1.048297</text:p>
          </table:table-cell>
          <table:table-cell office:value-type="float" office:value="0.1353975" calcext:value-type="float">
            <text:p>0.1353975</text:p>
          </table:table-cell>
          <table:table-cell office:value-type="float" office:value="0.09871746" calcext:value-type="float">
            <text:p>0.09871746</text:p>
          </table:table-cell>
          <table:table-cell office:value-type="float" office:value="0.03302765" calcext:value-type="float">
            <text:p>0.03302765</text:p>
          </table:table-cell>
          <table:table-cell office:value-type="float" office:value="0.03593327" calcext:value-type="float">
            <text:p>0.03593327</text:p>
          </table:table-cell>
          <table:table-cell office:value-type="float" office:value="0.07510312" calcext:value-type="float">
            <text:p>0.07510312</text:p>
          </table:table-cell>
          <table:table-cell office:value-type="float" office:value="0.1345856" calcext:value-type="float">
            <text:p>0.1345856</text:p>
          </table:table-cell>
          <table:table-cell office:value-type="float" office:value="0.1388022" calcext:value-type="float">
            <text:p>0.1388022</text:p>
          </table:table-cell>
          <table:table-cell office:value-type="float" office:value="0.1497001" calcext:value-type="float">
            <text:p>0.1497001</text:p>
          </table:table-cell>
          <table:table-cell office:value-type="float" office:value="0.1599814" calcext:value-type="float">
            <text:p>0.1599814</text:p>
          </table:table-cell>
          <table:table-cell office:value-type="float" office:value="0.1764296" calcext:value-type="float">
            <text:p>0.1764296</text:p>
          </table:table-cell>
          <table:table-cell office:value-type="float" office:value="0.1808042" calcext:value-type="float">
            <text:p>0.1808042</text:p>
          </table:table-cell>
          <table:table-cell office:value-type="float" office:value="0" calcext:value-type="float">
            <text:p>0</text:p>
          </table:table-cell>
          <table:table-cell office:value-type="float" office:value="16.62941" calcext:value-type="float">
            <text:p>16.62941</text:p>
          </table:table-cell>
          <table:table-cell office:value-type="float" office:value="15.53849" calcext:value-type="float">
            <text:p>15.53849</text:p>
          </table:table-cell>
          <table:table-cell office:value-type="float" office:value="17.21116" calcext:value-type="float">
            <text:p>17.21116</text:p>
          </table:table-cell>
          <table:table-cell office:value-type="float" office:value="4.607844" calcext:value-type="float">
            <text:p>4.607844</text:p>
          </table:table-cell>
          <table:table-cell office:value-type="float" office:value="3.74389" calcext:value-type="float">
            <text:p>3.74389</text:p>
          </table:table-cell>
          <table:table-cell office:value-type="float" office:value="1.942832" calcext:value-type="float">
            <text:p>1.942832</text:p>
          </table:table-cell>
          <table:table-cell office:value-type="float" office:value="1.958501" calcext:value-type="float">
            <text:p>1.958501</text:p>
          </table:table-cell>
          <table:table-cell office:value-type="float" office:value="4.146275" calcext:value-type="float">
            <text:p>4.146275</text:p>
          </table:table-cell>
          <table:table-cell office:value-type="float" office:value="6.722988" calcext:value-type="float">
            <text:p>6.722988</text:p>
          </table:table-cell>
          <table:table-cell office:value-type="float" office:value="7.304753" calcext:value-type="float">
            <text:p>7.304753</text:p>
          </table:table-cell>
          <table:table-cell office:value-type="float" office:value="8.422339" calcext:value-type="float">
            <text:p>8.422339</text:p>
          </table:table-cell>
          <table:table-cell office:value-type="float" office:value="9.130197" calcext:value-type="float">
            <text:p>9.130197</text:p>
          </table:table-cell>
          <table:table-cell office:value-type="float" office:value="10.94049" calcext:value-type="float">
            <text:p>10.94049</text:p>
          </table:table-cell>
          <table:table-cell office:value-type="float" office:value="11.35443" calcext:value-type="float">
            <text:p>11.35443</text:p>
          </table:table-cell>
          <table:table-cell office:value-type="float" office:value="0" calcext:value-type="float">
            <text:p>0</text:p>
          </table:table-cell>
          <table:table-cell office:value-type="float" office:value="6.684907" calcext:value-type="float">
            <text:p>6.684907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129758" calcext:value-type="float">
            <text:p>2.12975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5.91272" calcext:value-type="float">
            <text:p>5.91272</text:p>
          </table:table-cell>
          <table:table-cell office:value-type="float" office:value="135.8273" calcext:value-type="float">
            <text:p>135.827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8054" calcext:value-type="float">
            <text:p>32.8054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0851" calcext:value-type="float">
            <text:p>0.000155085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733768" calcext:value-type="float">
            <text:p>0.001733768</text:p>
          </table:table-cell>
          <table:table-cell office:value-type="float" office:value="1165.61" calcext:value-type="float">
            <text:p>1165.61</text:p>
          </table:table-cell>
          <table:table-cell office:value-type="float" office:value="1.608811" calcext:value-type="float">
            <text:p>1.608811</text:p>
          </table:table-cell>
          <table:table-cell office:value-type="float" office:value="0" calcext:value-type="float">
            <text:p>0</text:p>
          </table:table-cell>
          <table:table-cell office:value-type="float" office:value="0.4959981" calcext:value-type="float">
            <text:p>0.4959981</text:p>
          </table:table-cell>
          <table:table-cell office:value-type="float" office:value="0.3429582" calcext:value-type="float">
            <text:p>0.3429582</text:p>
          </table:table-cell>
          <table:table-cell office:value-type="float" office:value="0.3311495" calcext:value-type="float">
            <text:p>0.3311495</text:p>
          </table:table-cell>
          <table:table-cell office:value-type="float" office:value="0.1176559" calcext:value-type="float">
            <text:p>0.1176559</text:p>
          </table:table-cell>
          <table:table-cell office:value-type="float" office:value="0.09066438" calcext:value-type="float">
            <text:p>0.09066438</text:p>
          </table:table-cell>
          <table:table-cell office:value-type="float" office:value="0.03132276" calcext:value-type="float">
            <text:p>0.03132276</text:p>
          </table:table-cell>
          <table:table-cell office:value-type="float" office:value="0.03598449" calcext:value-type="float">
            <text:p>0.03598449</text:p>
          </table:table-cell>
          <table:table-cell office:value-type="float" office:value="0.07492081" calcext:value-type="float">
            <text:p>0.07492081</text:p>
          </table:table-cell>
          <table:table-cell office:value-type="float" office:value="0.1347121" calcext:value-type="float">
            <text:p>0.1347121</text:p>
          </table:table-cell>
          <table:table-cell office:value-type="float" office:value="0.1389198" calcext:value-type="float">
            <text:p>0.1389198</text:p>
          </table:table-cell>
          <table:table-cell office:value-type="float" office:value="0.1497663" calcext:value-type="float">
            <text:p>0.1497663</text:p>
          </table:table-cell>
          <table:table-cell office:value-type="float" office:value="0.1601271" calcext:value-type="float">
            <text:p>0.1601271</text:p>
          </table:table-cell>
          <table:table-cell office:value-type="float" office:value="0.1764638" calcext:value-type="float">
            <text:p>0.1764638</text:p>
          </table:table-cell>
          <table:table-cell office:value-type="float" office:value="0.1808368" calcext:value-type="float">
            <text:p>0.1808368</text:p>
          </table:table-cell>
          <table:table-cell office:value-type="float" office:value="0" calcext:value-type="float">
            <text:p>0</text:p>
          </table:table-cell>
          <table:table-cell office:value-type="float" office:value="16.87057" calcext:value-type="float">
            <text:p>16.87057</text:p>
          </table:table-cell>
          <table:table-cell office:value-type="float" office:value="15.75702" calcext:value-type="float">
            <text:p>15.75702</text:p>
          </table:table-cell>
          <table:table-cell office:value-type="float" office:value="17.44585" calcext:value-type="float">
            <text:p>17.44585</text:p>
          </table:table-cell>
          <table:table-cell office:value-type="float" office:value="4.635955" calcext:value-type="float">
            <text:p>4.635955</text:p>
          </table:table-cell>
          <table:table-cell office:value-type="float" office:value="3.761819" calcext:value-type="float">
            <text:p>3.761819</text:p>
          </table:table-cell>
          <table:table-cell office:value-type="float" office:value="1.945435" calcext:value-type="float">
            <text:p>1.945435</text:p>
          </table:table-cell>
          <table:table-cell office:value-type="float" office:value="1.961737" calcext:value-type="float">
            <text:p>1.961737</text:p>
          </table:table-cell>
          <table:table-cell office:value-type="float" office:value="4.150975" calcext:value-type="float">
            <text:p>4.150975</text:p>
          </table:table-cell>
          <table:table-cell office:value-type="float" office:value="6.72939" calcext:value-type="float">
            <text:p>6.72939</text:p>
          </table:table-cell>
          <table:table-cell office:value-type="float" office:value="7.310984" calcext:value-type="float">
            <text:p>7.310984</text:p>
          </table:table-cell>
          <table:table-cell office:value-type="float" office:value="8.427939" calcext:value-type="float">
            <text:p>8.427939</text:p>
          </table:table-cell>
          <table:table-cell office:value-type="float" office:value="9.13586" calcext:value-type="float">
            <text:p>9.13586</text:p>
          </table:table-cell>
          <table:table-cell office:value-type="float" office:value="10.94359" calcext:value-type="float">
            <text:p>10.94359</text:p>
          </table:table-cell>
          <table:table-cell office:value-type="float" office:value="11.35742" calcext:value-type="float">
            <text:p>11.35742</text:p>
          </table:table-cell>
          <table:table-cell office:value-type="float" office:value="0" calcext:value-type="float">
            <text:p>0</text:p>
          </table:table-cell>
          <table:table-cell office:value-type="float" office:value="10.6271" calcext:value-type="float">
            <text:p>10.6271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141704" calcext:value-type="float">
            <text:p>2.14170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5.90181" calcext:value-type="float">
            <text:p>5.90181</text:p>
          </table:table-cell>
          <table:table-cell office:value-type="float" office:value="135.8271" calcext:value-type="float">
            <text:p>135.827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82987" calcext:value-type="float">
            <text:p>32.82987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1143" calcext:value-type="float">
            <text:p>0.000155114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734031" calcext:value-type="float">
            <text:p>0.001734031</text:p>
          </table:table-cell>
          <table:table-cell office:value-type="float" office:value="1165.601" calcext:value-type="float">
            <text:p>1165.601</text:p>
          </table:table-cell>
          <table:table-cell office:value-type="float" office:value="1.614191" calcext:value-type="float">
            <text:p>1.614191</text:p>
          </table:table-cell>
          <table:table-cell office:value-type="float" office:value="0" calcext:value-type="float">
            <text:p>0</text:p>
          </table:table-cell>
          <table:table-cell office:value-type="float" office:value="0.4228314" calcext:value-type="float">
            <text:p>0.4228314</text:p>
          </table:table-cell>
          <table:table-cell office:value-type="float" office:value="0.2262726" calcext:value-type="float">
            <text:p>0.2262726</text:p>
          </table:table-cell>
          <table:table-cell office:value-type="float" office:value="0.2025371" calcext:value-type="float">
            <text:p>0.2025371</text:p>
          </table:table-cell>
          <table:table-cell office:value-type="float" office:value="0.09283887" calcext:value-type="float">
            <text:p>0.09283887</text:p>
          </table:table-cell>
          <table:table-cell office:value-type="float" office:value="0.08145032" calcext:value-type="float">
            <text:p>0.08145032</text:p>
          </table:table-cell>
          <table:table-cell office:value-type="float" office:value="0.02958636" calcext:value-type="float">
            <text:p>0.02958636</text:p>
          </table:table-cell>
          <table:table-cell office:value-type="float" office:value="0.03179723" calcext:value-type="float">
            <text:p>0.03179723</text:p>
          </table:table-cell>
          <table:table-cell office:value-type="float" office:value="0.07457693" calcext:value-type="float">
            <text:p>0.07457693</text:p>
          </table:table-cell>
          <table:table-cell office:value-type="float" office:value="0.1347706" calcext:value-type="float">
            <text:p>0.1347706</text:p>
          </table:table-cell>
          <table:table-cell office:value-type="float" office:value="0.1390196" calcext:value-type="float">
            <text:p>0.1390196</text:p>
          </table:table-cell>
          <table:table-cell office:value-type="float" office:value="0.1498288" calcext:value-type="float">
            <text:p>0.1498288</text:p>
          </table:table-cell>
          <table:table-cell office:value-type="float" office:value="0.1602702" calcext:value-type="float">
            <text:p>0.1602702</text:p>
          </table:table-cell>
          <table:table-cell office:value-type="float" office:value="0.1764984" calcext:value-type="float">
            <text:p>0.1764984</text:p>
          </table:table-cell>
          <table:table-cell office:value-type="float" office:value="0.1808695" calcext:value-type="float">
            <text:p>0.1808695</text:p>
          </table:table-cell>
          <table:table-cell office:value-type="float" office:value="0" calcext:value-type="float">
            <text:p>0</text:p>
          </table:table-cell>
          <table:table-cell office:value-type="float" office:value="16.98278" calcext:value-type="float">
            <text:p>16.98278</text:p>
          </table:table-cell>
          <table:table-cell office:value-type="float" office:value="15.7988" calcext:value-type="float">
            <text:p>15.7988</text:p>
          </table:table-cell>
          <table:table-cell office:value-type="float" office:value="17.48643" calcext:value-type="float">
            <text:p>17.48643</text:p>
          </table:table-cell>
          <table:table-cell office:value-type="float" office:value="4.658548" calcext:value-type="float">
            <text:p>4.658548</text:p>
          </table:table-cell>
          <table:table-cell office:value-type="float" office:value="3.77839" calcext:value-type="float">
            <text:p>3.77839</text:p>
          </table:table-cell>
          <table:table-cell office:value-type="float" office:value="1.947754" calcext:value-type="float">
            <text:p>1.947754</text:p>
          </table:table-cell>
          <table:table-cell office:value-type="float" office:value="1.964522" calcext:value-type="float">
            <text:p>1.964522</text:p>
          </table:table-cell>
          <table:table-cell office:value-type="float" office:value="4.155627" calcext:value-type="float">
            <text:p>4.155627</text:p>
          </table:table-cell>
          <table:table-cell office:value-type="float" office:value="6.735791" calcext:value-type="float">
            <text:p>6.735791</text:p>
          </table:table-cell>
          <table:table-cell office:value-type="float" office:value="7.317286" calcext:value-type="float">
            <text:p>7.317286</text:p>
          </table:table-cell>
          <table:table-cell office:value-type="float" office:value="8.433539" calcext:value-type="float">
            <text:p>8.433539</text:p>
          </table:table-cell>
          <table:table-cell office:value-type="float" office:value="9.141521" calcext:value-type="float">
            <text:p>9.141521</text:p>
          </table:table-cell>
          <table:table-cell office:value-type="float" office:value="10.94669" calcext:value-type="float">
            <text:p>10.94669</text:p>
          </table:table-cell>
          <table:table-cell office:value-type="float" office:value="11.36042" calcext:value-type="float">
            <text:p>11.36042</text:p>
          </table:table-cell>
          <table:table-cell office:value-type="float" office:value="0" calcext:value-type="float">
            <text:p>0</text:p>
          </table:table-cell>
          <table:table-cell office:value-type="float" office:value="16.23334" calcext:value-type="float">
            <text:p>16.2333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152471" calcext:value-type="float">
            <text:p>2.15247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5.887286" calcext:value-type="float">
            <text:p>5.887286</text:p>
          </table:table-cell>
          <table:table-cell office:value-type="float" office:value="135.8272" calcext:value-type="float">
            <text:p>135.8272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85189" calcext:value-type="float">
            <text:p>32.8518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1236" calcext:value-type="float">
            <text:p>0.0001551236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734114" calcext:value-type="float">
            <text:p>0.001734114</text:p>
          </table:table-cell>
          <table:table-cell office:value-type="float" office:value="1165.591" calcext:value-type="float">
            <text:p>1165.591</text:p>
          </table:table-cell>
          <table:table-cell office:value-type="float" office:value="1.621658" calcext:value-type="float">
            <text:p>1.621658</text:p>
          </table:table-cell>
          <table:table-cell office:value-type="float" office:value="0" calcext:value-type="float">
            <text:p>0</text:p>
          </table:table-cell>
          <table:table-cell office:value-type="float" office:value="0.4960454" calcext:value-type="float">
            <text:p>0.4960454</text:p>
          </table:table-cell>
          <table:table-cell office:value-type="float" office:value="0.2402129" calcext:value-type="float">
            <text:p>0.2402129</text:p>
          </table:table-cell>
          <table:table-cell office:value-type="float" office:value="0.2040269" calcext:value-type="float">
            <text:p>0.2040269</text:p>
          </table:table-cell>
          <table:table-cell office:value-type="float" office:value="0.08186141" calcext:value-type="float">
            <text:p>0.08186141</text:p>
          </table:table-cell>
          <table:table-cell office:value-type="float" office:value="0.08012625" calcext:value-type="float">
            <text:p>0.08012625</text:p>
          </table:table-cell>
          <table:table-cell office:value-type="float" office:value="0.02939319" calcext:value-type="float">
            <text:p>0.02939319</text:p>
          </table:table-cell>
          <table:table-cell office:value-type="float" office:value="0.03277472" calcext:value-type="float">
            <text:p>0.03277472</text:p>
          </table:table-cell>
          <table:table-cell office:value-type="float" office:value="0.07429183" calcext:value-type="float">
            <text:p>0.07429183</text:p>
          </table:table-cell>
          <table:table-cell office:value-type="float" office:value="0.1347804" calcext:value-type="float">
            <text:p>0.1347804</text:p>
          </table:table-cell>
          <table:table-cell office:value-type="float" office:value="0.1391048" calcext:value-type="float">
            <text:p>0.1391048</text:p>
          </table:table-cell>
          <table:table-cell office:value-type="float" office:value="0.1498891" calcext:value-type="float">
            <text:p>0.1498891</text:p>
          </table:table-cell>
          <table:table-cell office:value-type="float" office:value="0.1604228" calcext:value-type="float">
            <text:p>0.1604228</text:p>
          </table:table-cell>
          <table:table-cell office:value-type="float" office:value="0.1765327" calcext:value-type="float">
            <text:p>0.1765327</text:p>
          </table:table-cell>
          <table:table-cell office:value-type="float" office:value="0.1809021" calcext:value-type="float">
            <text:p>0.1809021</text:p>
          </table:table-cell>
          <table:table-cell office:value-type="float" office:value="0" calcext:value-type="float">
            <text:p>0</text:p>
          </table:table-cell>
          <table:table-cell office:value-type="float" office:value="17.10009" calcext:value-type="float">
            <text:p>17.10009</text:p>
          </table:table-cell>
          <table:table-cell office:value-type="float" office:value="15.81862" calcext:value-type="float">
            <text:p>15.81862</text:p>
          </table:table-cell>
          <table:table-cell office:value-type="float" office:value="17.50172" calcext:value-type="float">
            <text:p>17.50172</text:p>
          </table:table-cell>
          <table:table-cell office:value-type="float" office:value="4.675009" calcext:value-type="float">
            <text:p>4.675009</text:p>
          </table:table-cell>
          <table:table-cell office:value-type="float" office:value="3.795159" calcext:value-type="float">
            <text:p>3.795159</text:p>
          </table:table-cell>
          <table:table-cell office:value-type="float" office:value="1.949902" calcext:value-type="float">
            <text:p>1.949902</text:p>
          </table:table-cell>
          <table:table-cell office:value-type="float" office:value="1.967548" calcext:value-type="float">
            <text:p>1.967548</text:p>
          </table:table-cell>
          <table:table-cell office:value-type="float" office:value="4.160224" calcext:value-type="float">
            <text:p>4.160224</text:p>
          </table:table-cell>
          <table:table-cell office:value-type="float" office:value="6.742191" calcext:value-type="float">
            <text:p>6.742191</text:p>
          </table:table-cell>
          <table:table-cell office:value-type="float" office:value="7.323593" calcext:value-type="float">
            <text:p>7.323593</text:p>
          </table:table-cell>
          <table:table-cell office:value-type="float" office:value="8.439139" calcext:value-type="float">
            <text:p>8.439139</text:p>
          </table:table-cell>
          <table:table-cell office:value-type="float" office:value="9.147181" calcext:value-type="float">
            <text:p>9.147181</text:p>
          </table:table-cell>
          <table:table-cell office:value-type="float" office:value="10.94977" calcext:value-type="float">
            <text:p>10.94977</text:p>
          </table:table-cell>
          <table:table-cell office:value-type="float" office:value="11.36341" calcext:value-type="float">
            <text:p>11.36341</text:p>
          </table:table-cell>
          <table:table-cell office:value-type="float" office:value="0" calcext:value-type="float">
            <text:p>0</text:p>
          </table:table-cell>
          <table:table-cell office:value-type="float" office:value="21.0782" calcext:value-type="float">
            <text:p>21.078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166492" calcext:value-type="float">
            <text:p>2.16649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5.870575" calcext:value-type="float">
            <text:p>5.870575</text:p>
          </table:table-cell>
          <table:table-cell office:value-type="float" office:value="135.8274" calcext:value-type="float">
            <text:p>135.827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87421" calcext:value-type="float">
            <text:p>32.87421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1303" calcext:value-type="float">
            <text:p>0.000155130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734175" calcext:value-type="float">
            <text:p>0.001734175</text:p>
          </table:table-cell>
          <table:table-cell office:value-type="float" office:value="1165.582" calcext:value-type="float">
            <text:p>1165.582</text:p>
          </table:table-cell>
          <table:table-cell office:value-type="float" office:value="1.629427" calcext:value-type="float">
            <text:p>1.629427</text:p>
          </table:table-cell>
          <table:table-cell office:value-type="float" office:value="0" calcext:value-type="float">
            <text:p>0</text:p>
          </table:table-cell>
          <table:table-cell office:value-type="float" office:value="0.6553507" calcext:value-type="float">
            <text:p>0.6553507</text:p>
          </table:table-cell>
          <table:table-cell office:value-type="float" office:value="0.2893583" calcext:value-type="float">
            <text:p>0.2893583</text:p>
          </table:table-cell>
          <table:table-cell office:value-type="float" office:value="0.226656" calcext:value-type="float">
            <text:p>0.226656</text:p>
          </table:table-cell>
          <table:table-cell office:value-type="float" office:value="0.08282937" calcext:value-type="float">
            <text:p>0.08282937</text:p>
          </table:table-cell>
          <table:table-cell office:value-type="float" office:value="0.08257814" calcext:value-type="float">
            <text:p>0.08257814</text:p>
          </table:table-cell>
          <table:table-cell office:value-type="float" office:value="0.02951096" calcext:value-type="float">
            <text:p>0.02951096</text:p>
          </table:table-cell>
          <table:table-cell office:value-type="float" office:value="0.03328219" calcext:value-type="float">
            <text:p>0.03328219</text:p>
          </table:table-cell>
          <table:table-cell office:value-type="float" office:value="0.07420631" calcext:value-type="float">
            <text:p>0.07420631</text:p>
          </table:table-cell>
          <table:table-cell office:value-type="float" office:value="0.1347876" calcext:value-type="float">
            <text:p>0.1347876</text:p>
          </table:table-cell>
          <table:table-cell office:value-type="float" office:value="0.1391791" calcext:value-type="float">
            <text:p>0.1391791</text:p>
          </table:table-cell>
          <table:table-cell office:value-type="float" office:value="0.1499472" calcext:value-type="float">
            <text:p>0.1499472</text:p>
          </table:table-cell>
          <table:table-cell office:value-type="float" office:value="0.1605739" calcext:value-type="float">
            <text:p>0.1605739</text:p>
          </table:table-cell>
          <table:table-cell office:value-type="float" office:value="0.1765667" calcext:value-type="float">
            <text:p>0.1765667</text:p>
          </table:table-cell>
          <table:table-cell office:value-type="float" office:value="0.1809347" calcext:value-type="float">
            <text:p>0.1809347</text:p>
          </table:table-cell>
          <table:table-cell office:value-type="float" office:value="0" calcext:value-type="float">
            <text:p>0</text:p>
          </table:table-cell>
          <table:table-cell office:value-type="float" office:value="17.24123" calcext:value-type="float">
            <text:p>17.24123</text:p>
          </table:table-cell>
          <table:table-cell office:value-type="float" office:value="15.84186" calcext:value-type="float">
            <text:p>15.84186</text:p>
          </table:table-cell>
          <table:table-cell office:value-type="float" office:value="17.5188" calcext:value-type="float">
            <text:p>17.5188</text:p>
          </table:table-cell>
          <table:table-cell office:value-type="float" office:value="4.688865" calcext:value-type="float">
            <text:p>4.688865</text:p>
          </table:table-cell>
          <table:table-cell office:value-type="float" office:value="3.812073" calcext:value-type="float">
            <text:p>3.812073</text:p>
          </table:table-cell>
          <table:table-cell office:value-type="float" office:value="1.952084" calcext:value-type="float">
            <text:p>1.952084</text:p>
          </table:table-cell>
          <table:table-cell office:value-type="float" office:value="1.970701" calcext:value-type="float">
            <text:p>1.970701</text:p>
          </table:table-cell>
          <table:table-cell office:value-type="float" office:value="4.164802" calcext:value-type="float">
            <text:p>4.164802</text:p>
          </table:table-cell>
          <table:table-cell office:value-type="float" office:value="6.748571" calcext:value-type="float">
            <text:p>6.748571</text:p>
          </table:table-cell>
          <table:table-cell office:value-type="float" office:value="7.329894" calcext:value-type="float">
            <text:p>7.329894</text:p>
          </table:table-cell>
          <table:table-cell office:value-type="float" office:value="8.444709" calcext:value-type="float">
            <text:p>8.444709</text:p>
          </table:table-cell>
          <table:table-cell office:value-type="float" office:value="9.152836" calcext:value-type="float">
            <text:p>9.152836</text:p>
          </table:table-cell>
          <table:table-cell office:value-type="float" office:value="10.9528" calcext:value-type="float">
            <text:p>10.9528</text:p>
          </table:table-cell>
          <table:table-cell office:value-type="float" office:value="11.36642" calcext:value-type="float">
            <text:p>11.36642</text:p>
          </table:table-cell>
          <table:table-cell office:value-type="float" office:value="0" calcext:value-type="float">
            <text:p>0</text:p>
          </table:table-cell>
          <table:table-cell office:value-type="float" office:value="25.41002" calcext:value-type="float">
            <text:p>25.4100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182479" calcext:value-type="float">
            <text:p>2.1824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5.851414" calcext:value-type="float">
            <text:p>5.851414</text:p>
          </table:table-cell>
          <table:table-cell office:value-type="float" office:value="135.8276" calcext:value-type="float">
            <text:p>135.8276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89831" calcext:value-type="float">
            <text:p>32.89831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1303" calcext:value-type="float">
            <text:p>0.000155130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687904" calcext:value-type="float">
            <text:p>0.001687904</text:p>
          </table:table-cell>
          <table:table-cell office:value-type="float" office:value="1165.573" calcext:value-type="float">
            <text:p>1165.573</text:p>
          </table:table-cell>
          <table:table-cell office:value-type="float" office:value="1.636486" calcext:value-type="float">
            <text:p>1.636486</text:p>
          </table:table-cell>
          <table:table-cell office:value-type="float" office:value="0" calcext:value-type="float">
            <text:p>0</text:p>
          </table:table-cell>
          <table:table-cell office:value-type="float" office:value="0.8810515" calcext:value-type="float">
            <text:p>0.8810515</text:p>
          </table:table-cell>
          <table:table-cell office:value-type="float" office:value="0.3319534" calcext:value-type="float">
            <text:p>0.3319534</text:p>
          </table:table-cell>
          <table:table-cell office:value-type="float" office:value="0.2697129" calcext:value-type="float">
            <text:p>0.2697129</text:p>
          </table:table-cell>
          <table:table-cell office:value-type="float" office:value="0.09609673" calcext:value-type="float">
            <text:p>0.09609673</text:p>
          </table:table-cell>
          <table:table-cell office:value-type="float" office:value="0.09555269" calcext:value-type="float">
            <text:p>0.09555269</text:p>
          </table:table-cell>
          <table:table-cell office:value-type="float" office:value="0.03099169" calcext:value-type="float">
            <text:p>0.03099169</text:p>
          </table:table-cell>
          <table:table-cell office:value-type="float" office:value="0.03445789" calcext:value-type="float">
            <text:p>0.03445789</text:p>
          </table:table-cell>
          <table:table-cell office:value-type="float" office:value="0.07429826" calcext:value-type="float">
            <text:p>0.07429826</text:p>
          </table:table-cell>
          <table:table-cell office:value-type="float" office:value="0.1348207" calcext:value-type="float">
            <text:p>0.1348207</text:p>
          </table:table-cell>
          <table:table-cell office:value-type="float" office:value="0.1392481" calcext:value-type="float">
            <text:p>0.1392481</text:p>
          </table:table-cell>
          <table:table-cell office:value-type="float" office:value="0.1500032" calcext:value-type="float">
            <text:p>0.1500032</text:p>
          </table:table-cell>
          <table:table-cell office:value-type="float" office:value="0.1606565" calcext:value-type="float">
            <text:p>0.1606565</text:p>
          </table:table-cell>
          <table:table-cell office:value-type="float" office:value="0.1766466" calcext:value-type="float">
            <text:p>0.1766466</text:p>
          </table:table-cell>
          <table:table-cell office:value-type="float" office:value="0.1809545" calcext:value-type="float">
            <text:p>0.1809545</text:p>
          </table:table-cell>
          <table:table-cell office:value-type="float" office:value="0" calcext:value-type="float">
            <text:p>0</text:p>
          </table:table-cell>
          <table:table-cell office:value-type="float" office:value="17.40611" calcext:value-type="float">
            <text:p>17.40611</text:p>
          </table:table-cell>
          <table:table-cell office:value-type="float" office:value="15.88064" calcext:value-type="float">
            <text:p>15.88064</text:p>
          </table:table-cell>
          <table:table-cell office:value-type="float" office:value="17.54828" calcext:value-type="float">
            <text:p>17.54828</text:p>
          </table:table-cell>
          <table:table-cell office:value-type="float" office:value="4.705659" calcext:value-type="float">
            <text:p>4.705659</text:p>
          </table:table-cell>
          <table:table-cell office:value-type="float" office:value="3.831873" calcext:value-type="float">
            <text:p>3.831873</text:p>
          </table:table-cell>
          <table:table-cell office:value-type="float" office:value="1.954477" calcext:value-type="float">
            <text:p>1.954477</text:p>
          </table:table-cell>
          <table:table-cell office:value-type="float" office:value="1.973952" calcext:value-type="float">
            <text:p>1.973952</text:p>
          </table:table-cell>
          <table:table-cell office:value-type="float" office:value="4.169388" calcext:value-type="float">
            <text:p>4.169388</text:p>
          </table:table-cell>
          <table:table-cell office:value-type="float" office:value="6.754925" calcext:value-type="float">
            <text:p>6.754925</text:p>
          </table:table-cell>
          <table:table-cell office:value-type="float" office:value="7.336199" calcext:value-type="float">
            <text:p>7.336199</text:p>
          </table:table-cell>
          <table:table-cell office:value-type="float" office:value="8.450252" calcext:value-type="float">
            <text:p>8.450252</text:p>
          </table:table-cell>
          <table:table-cell office:value-type="float" office:value="9.158532" calcext:value-type="float">
            <text:p>9.158532</text:p>
          </table:table-cell>
          <table:table-cell office:value-type="float" office:value="10.95584" calcext:value-type="float">
            <text:p>10.95584</text:p>
          </table:table-cell>
          <table:table-cell office:value-type="float" office:value="11.36942" calcext:value-type="float">
            <text:p>11.36942</text:p>
          </table:table-cell>
          <table:table-cell office:value-type="float" office:value="0" calcext:value-type="float">
            <text:p>0</text:p>
          </table:table-cell>
          <table:table-cell office:value-type="float" office:value="25.51284" calcext:value-type="float">
            <text:p>25.5128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20088" calcext:value-type="float">
            <text:p>2.200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5.835031" calcext:value-type="float">
            <text:p>5.835031</text:p>
          </table:table-cell>
          <table:table-cell office:value-type="float" office:value="135.8273" calcext:value-type="float">
            <text:p>135.827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9235" calcext:value-type="float">
            <text:p>32.923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1303" calcext:value-type="float">
            <text:p>0.000155130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542762" calcext:value-type="float">
            <text:p>0.001542762</text:p>
          </table:table-cell>
          <table:table-cell office:value-type="float" office:value="1165.565" calcext:value-type="float">
            <text:p>1165.565</text:p>
          </table:table-cell>
          <table:table-cell office:value-type="float" office:value="1.638394" calcext:value-type="float">
            <text:p>1.638394</text:p>
          </table:table-cell>
          <table:table-cell office:value-type="float" office:value="0" calcext:value-type="float">
            <text:p>0</text:p>
          </table:table-cell>
          <table:table-cell office:value-type="float" office:value="1.008538" calcext:value-type="float">
            <text:p>1.008538</text:p>
          </table:table-cell>
          <table:table-cell office:value-type="float" office:value="0.3194186" calcext:value-type="float">
            <text:p>0.3194186</text:p>
          </table:table-cell>
          <table:table-cell office:value-type="float" office:value="0.2797478" calcext:value-type="float">
            <text:p>0.2797478</text:p>
          </table:table-cell>
          <table:table-cell office:value-type="float" office:value="0.1024819" calcext:value-type="float">
            <text:p>0.1024819</text:p>
          </table:table-cell>
          <table:table-cell office:value-type="float" office:value="0.1040605" calcext:value-type="float">
            <text:p>0.1040605</text:p>
          </table:table-cell>
          <table:table-cell office:value-type="float" office:value="0.03217959" calcext:value-type="float">
            <text:p>0.03217959</text:p>
          </table:table-cell>
          <table:table-cell office:value-type="float" office:value="0.03569126" calcext:value-type="float">
            <text:p>0.03569126</text:p>
          </table:table-cell>
          <table:table-cell office:value-type="float" office:value="0.07460252" calcext:value-type="float">
            <text:p>0.07460252</text:p>
          </table:table-cell>
          <table:table-cell office:value-type="float" office:value="0.1349061" calcext:value-type="float">
            <text:p>0.1349061</text:p>
          </table:table-cell>
          <table:table-cell office:value-type="float" office:value="0.139308" calcext:value-type="float">
            <text:p>0.139308</text:p>
          </table:table-cell>
          <table:table-cell office:value-type="float" office:value="0.1500583" calcext:value-type="float">
            <text:p>0.1500583</text:p>
          </table:table-cell>
          <table:table-cell office:value-type="float" office:value="0.1606973" calcext:value-type="float">
            <text:p>0.1606973</text:p>
          </table:table-cell>
          <table:table-cell office:value-type="float" office:value="0.176647" calcext:value-type="float">
            <text:p>0.176647</text:p>
          </table:table-cell>
          <table:table-cell office:value-type="float" office:value="0.1809984" calcext:value-type="float">
            <text:p>0.1809984</text:p>
          </table:table-cell>
          <table:table-cell office:value-type="float" office:value="0" calcext:value-type="float">
            <text:p>0</text:p>
          </table:table-cell>
          <table:table-cell office:value-type="float" office:value="17.54712" calcext:value-type="float">
            <text:p>17.54712</text:p>
          </table:table-cell>
          <table:table-cell office:value-type="float" office:value="15.92918" calcext:value-type="float">
            <text:p>15.92918</text:p>
          </table:table-cell>
          <table:table-cell office:value-type="float" office:value="17.58828" calcext:value-type="float">
            <text:p>17.58828</text:p>
          </table:table-cell>
          <table:table-cell office:value-type="float" office:value="4.726216" calcext:value-type="float">
            <text:p>4.726216</text:p>
          </table:table-cell>
          <table:table-cell office:value-type="float" office:value="3.85561" calcext:value-type="float">
            <text:p>3.85561</text:p>
          </table:table-cell>
          <table:table-cell office:value-type="float" office:value="1.957219" calcext:value-type="float">
            <text:p>1.957219</text:p>
          </table:table-cell>
          <table:table-cell office:value-type="float" office:value="1.977355" calcext:value-type="float">
            <text:p>1.977355</text:p>
          </table:table-cell>
          <table:table-cell office:value-type="float" office:value="4.174034" calcext:value-type="float">
            <text:p>4.174034</text:p>
          </table:table-cell>
          <table:table-cell office:value-type="float" office:value="6.76128" calcext:value-type="float">
            <text:p>6.76128</text:p>
          </table:table-cell>
          <table:table-cell office:value-type="float" office:value="7.3425" calcext:value-type="float">
            <text:p>7.3425</text:p>
          </table:table-cell>
          <table:table-cell office:value-type="float" office:value="8.455795" calcext:value-type="float">
            <text:p>8.455795</text:p>
          </table:table-cell>
          <table:table-cell office:value-type="float" office:value="9.164189" calcext:value-type="float">
            <text:p>9.164189</text:p>
          </table:table-cell>
          <table:table-cell office:value-type="float" office:value="10.95894" calcext:value-type="float">
            <text:p>10.95894</text:p>
          </table:table-cell>
          <table:table-cell office:value-type="float" office:value="11.37243" calcext:value-type="float">
            <text:p>11.37243</text:p>
          </table:table-cell>
          <table:table-cell office:value-type="float" office:value="0" calcext:value-type="float">
            <text:p>0</text:p>
          </table:table-cell>
          <table:table-cell office:value-type="float" office:value="16.85879" calcext:value-type="float">
            <text:p>16.85879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216937" calcext:value-type="float">
            <text:p>2.2169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5.81943" calcext:value-type="float">
            <text:p>5.81943</text:p>
          </table:table-cell>
          <table:table-cell office:value-type="float" office:value="135.8269" calcext:value-type="float">
            <text:p>135.8269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94838" calcext:value-type="float">
            <text:p>32.9483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1303" calcext:value-type="float">
            <text:p>0.000155130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512357" calcext:value-type="float">
            <text:p>0.001512357</text:p>
          </table:table-cell>
          <table:table-cell office:value-type="float" office:value="1165.555" calcext:value-type="float">
            <text:p>1165.555</text:p>
          </table:table-cell>
          <table:table-cell office:value-type="float" office:value="1.637977" calcext:value-type="float">
            <text:p>1.637977</text:p>
          </table:table-cell>
          <table:table-cell office:value-type="float" office:value="0" calcext:value-type="float">
            <text:p>0</text:p>
          </table:table-cell>
          <table:table-cell office:value-type="float" office:value="1.01366" calcext:value-type="float">
            <text:p>1.01366</text:p>
          </table:table-cell>
          <table:table-cell office:value-type="float" office:value="0.3186136" calcext:value-type="float">
            <text:p>0.3186136</text:p>
          </table:table-cell>
          <table:table-cell office:value-type="float" office:value="0.2815424" calcext:value-type="float">
            <text:p>0.2815424</text:p>
          </table:table-cell>
          <table:table-cell office:value-type="float" office:value="0.1023088" calcext:value-type="float">
            <text:p>0.1023088</text:p>
          </table:table-cell>
          <table:table-cell office:value-type="float" office:value="0.1044741" calcext:value-type="float">
            <text:p>0.1044741</text:p>
          </table:table-cell>
          <table:table-cell office:value-type="float" office:value="0.03200607" calcext:value-type="float">
            <text:p>0.03200607</text:p>
          </table:table-cell>
          <table:table-cell office:value-type="float" office:value="0.03627367" calcext:value-type="float">
            <text:p>0.03627367</text:p>
          </table:table-cell>
          <table:table-cell office:value-type="float" office:value="0.07482157" calcext:value-type="float">
            <text:p>0.07482157</text:p>
          </table:table-cell>
          <table:table-cell office:value-type="float" office:value="0.1350269" calcext:value-type="float">
            <text:p>0.1350269</text:p>
          </table:table-cell>
          <table:table-cell office:value-type="float" office:value="0.1393587" calcext:value-type="float">
            <text:p>0.1393587</text:p>
          </table:table-cell>
          <table:table-cell office:value-type="float" office:value="0.150113" calcext:value-type="float">
            <text:p>0.150113</text:p>
          </table:table-cell>
          <table:table-cell office:value-type="float" office:value="0.1607267" calcext:value-type="float">
            <text:p>0.1607267</text:p>
          </table:table-cell>
          <table:table-cell office:value-type="float" office:value="0.1766705" calcext:value-type="float">
            <text:p>0.1766705</text:p>
          </table:table-cell>
          <table:table-cell office:value-type="float" office:value="0.1810302" calcext:value-type="float">
            <text:p>0.1810302</text:p>
          </table:table-cell>
          <table:table-cell office:value-type="float" office:value="0" calcext:value-type="float">
            <text:p>0</text:p>
          </table:table-cell>
          <table:table-cell office:value-type="float" office:value="17.67507" calcext:value-type="float">
            <text:p>17.67507</text:p>
          </table:table-cell>
          <table:table-cell office:value-type="float" office:value="15.97432" calcext:value-type="float">
            <text:p>15.97432</text:p>
          </table:table-cell>
          <table:table-cell office:value-type="float" office:value="17.62711" calcext:value-type="float">
            <text:p>17.62711</text:p>
          </table:table-cell>
          <table:table-cell office:value-type="float" office:value="4.746692" calcext:value-type="float">
            <text:p>4.746692</text:p>
          </table:table-cell>
          <table:table-cell office:value-type="float" office:value="3.879761" calcext:value-type="float">
            <text:p>3.879761</text:p>
          </table:table-cell>
          <table:table-cell office:value-type="float" office:value="1.960097" calcext:value-type="float">
            <text:p>1.960097</text:p>
          </table:table-cell>
          <table:table-cell office:value-type="float" office:value="1.980814" calcext:value-type="float">
            <text:p>1.980814</text:p>
          </table:table-cell>
          <table:table-cell office:value-type="float" office:value="4.178751" calcext:value-type="float">
            <text:p>4.178751</text:p>
          </table:table-cell>
          <table:table-cell office:value-type="float" office:value="6.767652" calcext:value-type="float">
            <text:p>6.767652</text:p>
          </table:table-cell>
          <table:table-cell office:value-type="float" office:value="7.348756" calcext:value-type="float">
            <text:p>7.348756</text:p>
          </table:table-cell>
          <table:table-cell office:value-type="float" office:value="8.461338" calcext:value-type="float">
            <text:p>8.461338</text:p>
          </table:table-cell>
          <table:table-cell office:value-type="float" office:value="9.169854" calcext:value-type="float">
            <text:p>9.169854</text:p>
          </table:table-cell>
          <table:table-cell office:value-type="float" office:value="10.96201" calcext:value-type="float">
            <text:p>10.96201</text:p>
          </table:table-cell>
          <table:table-cell office:value-type="float" office:value="11.37542" calcext:value-type="float">
            <text:p>11.37542</text:p>
          </table:table-cell>
          <table:table-cell office:value-type="float" office:value="0" calcext:value-type="float">
            <text:p>0</text:p>
          </table:table-cell>
          <table:table-cell office:value-type="float" office:value="11.70135" calcext:value-type="float">
            <text:p>11.7013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232281" calcext:value-type="float">
            <text:p>2.23228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5.799387" calcext:value-type="float">
            <text:p>5.799387</text:p>
          </table:table-cell>
          <table:table-cell office:value-type="float" office:value="135.8268" calcext:value-type="float">
            <text:p>135.8268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2.97415" calcext:value-type="float">
            <text:p>32.9741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1303" calcext:value-type="float">
            <text:p>0.000155130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512357" calcext:value-type="float">
            <text:p>0.001512357</text:p>
          </table:table-cell>
          <table:table-cell office:value-type="float" office:value="1165.546" calcext:value-type="float">
            <text:p>1165.546</text:p>
          </table:table-cell>
          <table:table-cell office:value-type="float" office:value="1.637025" calcext:value-type="float">
            <text:p>1.637025</text:p>
          </table:table-cell>
          <table:table-cell office:value-type="float" office:value="0" calcext:value-type="float">
            <text:p>0</text:p>
          </table:table-cell>
          <table:table-cell office:value-type="float" office:value="1.087415" calcext:value-type="float">
            <text:p>1.087415</text:p>
          </table:table-cell>
          <table:table-cell office:value-type="float" office:value="0.3826583" calcext:value-type="float">
            <text:p>0.3826583</text:p>
          </table:table-cell>
          <table:table-cell office:value-type="float" office:value="0.3274803" calcext:value-type="float">
            <text:p>0.3274803</text:p>
          </table:table-cell>
          <table:table-cell office:value-type="float" office:value="0.1149499" calcext:value-type="float">
            <text:p>0.1149499</text:p>
          </table:table-cell>
          <table:table-cell office:value-type="float" office:value="0.1153954" calcext:value-type="float">
            <text:p>0.1153954</text:p>
          </table:table-cell>
          <table:table-cell office:value-type="float" office:value="0.0328918" calcext:value-type="float">
            <text:p>0.0328918</text:p>
          </table:table-cell>
          <table:table-cell office:value-type="float" office:value="0.03723725" calcext:value-type="float">
            <text:p>0.03723725</text:p>
          </table:table-cell>
          <table:table-cell office:value-type="float" office:value="0.07503776" calcext:value-type="float">
            <text:p>0.07503776</text:p>
          </table:table-cell>
          <table:table-cell office:value-type="float" office:value="0.1351329" calcext:value-type="float">
            <text:p>0.1351329</text:p>
          </table:table-cell>
          <table:table-cell office:value-type="float" office:value="0.1394095" calcext:value-type="float">
            <text:p>0.1394095</text:p>
          </table:table-cell>
          <table:table-cell office:value-type="float" office:value="0.1501681" calcext:value-type="float">
            <text:p>0.1501681</text:p>
          </table:table-cell>
          <table:table-cell office:value-type="float" office:value="0.1607562" calcext:value-type="float">
            <text:p>0.1607562</text:p>
          </table:table-cell>
          <table:table-cell office:value-type="float" office:value="0.1767016" calcext:value-type="float">
            <text:p>0.1767016</text:p>
          </table:table-cell>
          <table:table-cell office:value-type="float" office:value="0.1810643" calcext:value-type="float">
            <text:p>0.1810643</text:p>
          </table:table-cell>
          <table:table-cell office:value-type="float" office:value="0" calcext:value-type="float">
            <text:p>0</text:p>
          </table:table-cell>
          <table:table-cell office:value-type="float" office:value="17.79852" calcext:value-type="float">
            <text:p>17.79852</text:p>
          </table:table-cell>
          <table:table-cell office:value-type="float" office:value="16.03017" calcext:value-type="float">
            <text:p>16.03017</text:p>
          </table:table-cell>
          <table:table-cell office:value-type="float" office:value="17.67338" calcext:value-type="float">
            <text:p>17.67338</text:p>
          </table:table-cell>
          <table:table-cell office:value-type="float" office:value="4.768815" calcext:value-type="float">
            <text:p>4.768815</text:p>
          </table:table-cell>
          <table:table-cell office:value-type="float" office:value="3.905196" calcext:value-type="float">
            <text:p>3.905196</text:p>
          </table:table-cell>
          <table:table-cell office:value-type="float" office:value="1.963078" calcext:value-type="float">
            <text:p>1.963078</text:p>
          </table:table-cell>
          <table:table-cell office:value-type="float" office:value="1.984286" calcext:value-type="float">
            <text:p>1.984286</text:p>
          </table:table-cell>
          <table:table-cell office:value-type="float" office:value="4.183516" calcext:value-type="float">
            <text:p>4.183516</text:p>
          </table:table-cell>
          <table:table-cell office:value-type="float" office:value="6.774051" calcext:value-type="float">
            <text:p>6.774051</text:p>
          </table:table-cell>
          <table:table-cell office:value-type="float" office:value="7.354982" calcext:value-type="float">
            <text:p>7.354982</text:p>
          </table:table-cell>
          <table:table-cell office:value-type="float" office:value="8.466882" calcext:value-type="float">
            <text:p>8.466882</text:p>
          </table:table-cell>
          <table:table-cell office:value-type="float" office:value="9.175513" calcext:value-type="float">
            <text:p>9.175513</text:p>
          </table:table-cell>
          <table:table-cell office:value-type="float" office:value="10.96503" calcext:value-type="float">
            <text:p>10.96503</text:p>
          </table:table-cell>
          <table:table-cell office:value-type="float" office:value="11.37844" calcext:value-type="float">
            <text:p>11.37844</text:p>
          </table:table-cell>
          <table:table-cell office:value-type="float" office:value="0" calcext:value-type="float">
            <text:p>0</text:p>
          </table:table-cell>
          <table:table-cell office:value-type="float" office:value="12.17962" calcext:value-type="float">
            <text:p>12.1796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251765" calcext:value-type="float">
            <text:p>2.25176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5.782759" calcext:value-type="float">
            <text:p>5.782759</text:p>
          </table:table-cell>
          <table:table-cell office:value-type="float" office:value="135.8265" calcext:value-type="float">
            <text:p>135.8265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00133" calcext:value-type="float">
            <text:p>33.0013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326" calcext:value-type="float">
            <text:p>0.000155326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513607" calcext:value-type="float">
            <text:p>0.001513607</text:p>
          </table:table-cell>
          <table:table-cell office:value-type="float" office:value="1165.536" calcext:value-type="float">
            <text:p>1165.536</text:p>
          </table:table-cell>
          <table:table-cell office:value-type="float" office:value="1.642622" calcext:value-type="float">
            <text:p>1.642622</text:p>
          </table:table-cell>
          <table:table-cell office:value-type="float" office:value="0" calcext:value-type="float">
            <text:p>0</text:p>
          </table:table-cell>
          <table:table-cell office:value-type="float" office:value="0.1857569" calcext:value-type="float">
            <text:p>0.1857569</text:p>
          </table:table-cell>
          <table:table-cell office:value-type="float" office:value="0.2523837" calcext:value-type="float">
            <text:p>0.2523837</text:p>
          </table:table-cell>
          <table:table-cell office:value-type="float" office:value="0.270391" calcext:value-type="float">
            <text:p>0.270391</text:p>
          </table:table-cell>
          <table:table-cell office:value-type="float" office:value="0.117527" calcext:value-type="float">
            <text:p>0.117527</text:p>
          </table:table-cell>
          <table:table-cell office:value-type="float" office:value="0.115187" calcext:value-type="float">
            <text:p>0.115187</text:p>
          </table:table-cell>
          <table:table-cell office:value-type="float" office:value="0.03349738" calcext:value-type="float">
            <text:p>0.03349738</text:p>
          </table:table-cell>
          <table:table-cell office:value-type="float" office:value="0.034802" calcext:value-type="float">
            <text:p>0.034802</text:p>
          </table:table-cell>
          <table:table-cell office:value-type="float" office:value="0.07536855" calcext:value-type="float">
            <text:p>0.07536855</text:p>
          </table:table-cell>
          <table:table-cell office:value-type="float" office:value="0.1352193" calcext:value-type="float">
            <text:p>0.1352193</text:p>
          </table:table-cell>
          <table:table-cell office:value-type="float" office:value="0.1394622" calcext:value-type="float">
            <text:p>0.1394622</text:p>
          </table:table-cell>
          <table:table-cell office:value-type="float" office:value="0.1502232" calcext:value-type="float">
            <text:p>0.1502232</text:p>
          </table:table-cell>
          <table:table-cell office:value-type="float" office:value="0.1607725" calcext:value-type="float">
            <text:p>0.1607725</text:p>
          </table:table-cell>
          <table:table-cell office:value-type="float" office:value="0.1767341" calcext:value-type="float">
            <text:p>0.1767341</text:p>
          </table:table-cell>
          <table:table-cell office:value-type="float" office:value="0.1810976" calcext:value-type="float">
            <text:p>0.1810976</text:p>
          </table:table-cell>
          <table:table-cell office:value-type="float" office:value="0" calcext:value-type="float">
            <text:p>0</text:p>
          </table:table-cell>
          <table:table-cell office:value-type="float" office:value="17.89835" calcext:value-type="float">
            <text:p>17.89835</text:p>
          </table:table-cell>
          <table:table-cell office:value-type="float" office:value="16.10114" calcext:value-type="float">
            <text:p>16.10114</text:p>
          </table:table-cell>
          <table:table-cell office:value-type="float" office:value="17.73252" calcext:value-type="float">
            <text:p>17.73252</text:p>
          </table:table-cell>
          <table:table-cell office:value-type="float" office:value="4.7949" calcext:value-type="float">
            <text:p>4.7949</text:p>
          </table:table-cell>
          <table:table-cell office:value-type="float" office:value="3.93437" calcext:value-type="float">
            <text:p>3.93437</text:p>
          </table:table-cell>
          <table:table-cell office:value-type="float" office:value="1.966376" calcext:value-type="float">
            <text:p>1.966376</text:p>
          </table:table-cell>
          <table:table-cell office:value-type="float" office:value="1.987783" calcext:value-type="float">
            <text:p>1.987783</text:p>
          </table:table-cell>
          <table:table-cell office:value-type="float" office:value="4.18835" calcext:value-type="float">
            <text:p>4.18835</text:p>
          </table:table-cell>
          <table:table-cell office:value-type="float" office:value="6.780451" calcext:value-type="float">
            <text:p>6.780451</text:p>
          </table:table-cell>
          <table:table-cell office:value-type="float" office:value="7.36121" calcext:value-type="float">
            <text:p>7.36121</text:p>
          </table:table-cell>
          <table:table-cell office:value-type="float" office:value="8.472425" calcext:value-type="float">
            <text:p>8.472425</text:p>
          </table:table-cell>
          <table:table-cell office:value-type="float" office:value="9.181168" calcext:value-type="float">
            <text:p>9.181168</text:p>
          </table:table-cell>
          <table:table-cell office:value-type="float" office:value="10.96805" calcext:value-type="float">
            <text:p>10.96805</text:p>
          </table:table-cell>
          <table:table-cell office:value-type="float" office:value="11.38146" calcext:value-type="float">
            <text:p>11.38146</text:p>
          </table:table-cell>
          <table:table-cell office:value-type="float" office:value="0" calcext:value-type="float">
            <text:p>0</text:p>
          </table:table-cell>
          <table:table-cell office:value-type="float" office:value="1.445709" calcext:value-type="float">
            <text:p>1.445709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268093" calcext:value-type="float">
            <text:p>2.2680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5.76858" calcext:value-type="float">
            <text:p>5.76858</text:p>
          </table:table-cell>
          <table:table-cell office:value-type="float" office:value="135.8264" calcext:value-type="float">
            <text:p>135.826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02509" calcext:value-type="float">
            <text:p>33.0250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3551" calcext:value-type="float">
            <text:p>0.000155355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513858" calcext:value-type="float">
            <text:p>0.001513858</text:p>
          </table:table-cell>
          <table:table-cell office:value-type="float" office:value="1165.526" calcext:value-type="float">
            <text:p>1165.526</text:p>
          </table:table-cell>
          <table:table-cell office:value-type="float" office:value="1.650456" calcext:value-type="float">
            <text:p>1.650456</text:p>
          </table:table-cell>
          <table:table-cell office:value-type="float" office:value="0" calcext:value-type="float">
            <text:p>0</text:p>
          </table:table-cell>
          <table:table-cell office:value-type="float" office:value="0.2973485" calcext:value-type="float">
            <text:p>0.2973485</text:p>
          </table:table-cell>
          <table:table-cell office:value-type="float" office:value="0.2217199" calcext:value-type="float">
            <text:p>0.2217199</text:p>
          </table:table-cell>
          <table:table-cell office:value-type="float" office:value="0.2147046" calcext:value-type="float">
            <text:p>0.2147046</text:p>
          </table:table-cell>
          <table:table-cell office:value-type="float" office:value="0.09667101" calcext:value-type="float">
            <text:p>0.09667101</text:p>
          </table:table-cell>
          <table:table-cell office:value-type="float" office:value="0.09068712" calcext:value-type="float">
            <text:p>0.09068712</text:p>
          </table:table-cell>
          <table:table-cell office:value-type="float" office:value="0.03154042" calcext:value-type="float">
            <text:p>0.03154042</text:p>
          </table:table-cell>
          <table:table-cell office:value-type="float" office:value="0.03283027" calcext:value-type="float">
            <text:p>0.03283027</text:p>
          </table:table-cell>
          <table:table-cell office:value-type="float" office:value="0.0752392" calcext:value-type="float">
            <text:p>0.0752392</text:p>
          </table:table-cell>
          <table:table-cell office:value-type="float" office:value="0.1352808" calcext:value-type="float">
            <text:p>0.1352808</text:p>
          </table:table-cell>
          <table:table-cell office:value-type="float" office:value="0.1395185" calcext:value-type="float">
            <text:p>0.1395185</text:p>
          </table:table-cell>
          <table:table-cell office:value-type="float" office:value="0.1502792" calcext:value-type="float">
            <text:p>0.1502792</text:p>
          </table:table-cell>
          <table:table-cell office:value-type="float" office:value="0.1608048" calcext:value-type="float">
            <text:p>0.1608048</text:p>
          </table:table-cell>
          <table:table-cell office:value-type="float" office:value="0.1767672" calcext:value-type="float">
            <text:p>0.1767672</text:p>
          </table:table-cell>
          <table:table-cell office:value-type="float" office:value="0.1811304" calcext:value-type="float">
            <text:p>0.1811304</text:p>
          </table:table-cell>
          <table:table-cell office:value-type="float" office:value="0" calcext:value-type="float">
            <text:p>0</text:p>
          </table:table-cell>
          <table:table-cell office:value-type="float" office:value="17.94043" calcext:value-type="float">
            <text:p>17.94043</text:p>
          </table:table-cell>
          <table:table-cell office:value-type="float" office:value="16.1321" calcext:value-type="float">
            <text:p>16.1321</text:p>
          </table:table-cell>
          <table:table-cell office:value-type="float" office:value="17.76624" calcext:value-type="float">
            <text:p>17.76624</text:p>
          </table:table-cell>
          <table:table-cell office:value-type="float" office:value="4.82442" calcext:value-type="float">
            <text:p>4.82442</text:p>
          </table:table-cell>
          <table:table-cell office:value-type="float" office:value="3.961247" calcext:value-type="float">
            <text:p>3.961247</text:p>
          </table:table-cell>
          <table:table-cell office:value-type="float" office:value="1.969504" calcext:value-type="float">
            <text:p>1.969504</text:p>
          </table:table-cell>
          <table:table-cell office:value-type="float" office:value="1.990996" calcext:value-type="float">
            <text:p>1.990996</text:p>
          </table:table-cell>
          <table:table-cell office:value-type="float" office:value="4.193216" calcext:value-type="float">
            <text:p>4.193216</text:p>
          </table:table-cell>
          <table:table-cell office:value-type="float" office:value="6.78685" calcext:value-type="float">
            <text:p>6.78685</text:p>
          </table:table-cell>
          <table:table-cell office:value-type="float" office:value="7.367437" calcext:value-type="float">
            <text:p>7.367437</text:p>
          </table:table-cell>
          <table:table-cell office:value-type="float" office:value="8.477968" calcext:value-type="float">
            <text:p>8.477968</text:p>
          </table:table-cell>
          <table:table-cell office:value-type="float" office:value="9.186832" calcext:value-type="float">
            <text:p>9.186832</text:p>
          </table:table-cell>
          <table:table-cell office:value-type="float" office:value="10.97108" calcext:value-type="float">
            <text:p>10.97108</text:p>
          </table:table-cell>
          <table:table-cell office:value-type="float" office:value="11.38428" calcext:value-type="float">
            <text:p>11.38428</text:p>
          </table:table-cell>
          <table:table-cell office:value-type="float" office:value="0" calcext:value-type="float">
            <text:p>0</text:p>
          </table:table-cell>
          <table:table-cell office:value-type="float" office:value="13.24891" calcext:value-type="float">
            <text:p>13.24891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281875" calcext:value-type="float">
            <text:p>2.28187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5.757196" calcext:value-type="float">
            <text:p>5.757196</text:p>
          </table:table-cell>
          <table:table-cell office:value-type="float" office:value="135.8261" calcext:value-type="float">
            <text:p>135.826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04672" calcext:value-type="float">
            <text:p>33.0467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3767" calcext:value-type="float">
            <text:p>0.000155376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514046" calcext:value-type="float">
            <text:p>0.001514046</text:p>
          </table:table-cell>
          <table:table-cell office:value-type="float" office:value="1165.516" calcext:value-type="float">
            <text:p>1165.516</text:p>
          </table:table-cell>
          <table:table-cell office:value-type="float" office:value="1.655873" calcext:value-type="float">
            <text:p>1.655873</text:p>
          </table:table-cell>
          <table:table-cell office:value-type="float" office:value="0" calcext:value-type="float">
            <text:p>0</text:p>
          </table:table-cell>
          <table:table-cell office:value-type="float" office:value="0.3478199" calcext:value-type="float">
            <text:p>0.3478199</text:p>
          </table:table-cell>
          <table:table-cell office:value-type="float" office:value="0.2143162" calcext:value-type="float">
            <text:p>0.2143162</text:p>
          </table:table-cell>
          <table:table-cell office:value-type="float" office:value="0.1965644" calcext:value-type="float">
            <text:p>0.1965644</text:p>
          </table:table-cell>
          <table:table-cell office:value-type="float" office:value="0.07618017" calcext:value-type="float">
            <text:p>0.07618017</text:p>
          </table:table-cell>
          <table:table-cell office:value-type="float" office:value="0.07738701" calcext:value-type="float">
            <text:p>0.07738701</text:p>
          </table:table-cell>
          <table:table-cell office:value-type="float" office:value="0.02941082" calcext:value-type="float">
            <text:p>0.02941082</text:p>
          </table:table-cell>
          <table:table-cell office:value-type="float" office:value="0.03307083" calcext:value-type="float">
            <text:p>0.03307083</text:p>
          </table:table-cell>
          <table:table-cell office:value-type="float" office:value="0.07491835" calcext:value-type="float">
            <text:p>0.07491835</text:p>
          </table:table-cell>
          <table:table-cell office:value-type="float" office:value="0.1352654" calcext:value-type="float">
            <text:p>0.1352654</text:p>
          </table:table-cell>
          <table:table-cell office:value-type="float" office:value="0.1395718" calcext:value-type="float">
            <text:p>0.1395718</text:p>
          </table:table-cell>
          <table:table-cell office:value-type="float" office:value="0.1503355" calcext:value-type="float">
            <text:p>0.1503355</text:p>
          </table:table-cell>
          <table:table-cell office:value-type="float" office:value="0.1608343" calcext:value-type="float">
            <text:p>0.1608343</text:p>
          </table:table-cell>
          <table:table-cell office:value-type="float" office:value="0.1768011" calcext:value-type="float">
            <text:p>0.1768011</text:p>
          </table:table-cell>
          <table:table-cell office:value-type="float" office:value="0.1811629" calcext:value-type="float">
            <text:p>0.1811629</text:p>
          </table:table-cell>
          <table:table-cell office:value-type="float" office:value="0" calcext:value-type="float">
            <text:p>0</text:p>
          </table:table-cell>
          <table:table-cell office:value-type="float" office:value="18.00505" calcext:value-type="float">
            <text:p>18.00505</text:p>
          </table:table-cell>
          <table:table-cell office:value-type="float" office:value="16.14916" calcext:value-type="float">
            <text:p>16.14916</text:p>
          </table:table-cell>
          <table:table-cell office:value-type="float" office:value="17.7827" calcext:value-type="float">
            <text:p>17.7827</text:p>
          </table:table-cell>
          <table:table-cell office:value-type="float" office:value="4.841275" calcext:value-type="float">
            <text:p>4.841275</text:p>
          </table:table-cell>
          <table:table-cell office:value-type="float" office:value="3.980876" calcext:value-type="float">
            <text:p>3.980876</text:p>
          </table:table-cell>
          <table:table-cell office:value-type="float" office:value="1.972421" calcext:value-type="float">
            <text:p>1.972421</text:p>
          </table:table-cell>
          <table:table-cell office:value-type="float" office:value="1.994143" calcext:value-type="float">
            <text:p>1.994143</text:p>
          </table:table-cell>
          <table:table-cell office:value-type="float" office:value="4.198062" calcext:value-type="float">
            <text:p>4.198062</text:p>
          </table:table-cell>
          <table:table-cell office:value-type="float" office:value="6.79325" calcext:value-type="float">
            <text:p>6.79325</text:p>
          </table:table-cell>
          <table:table-cell office:value-type="float" office:value="7.373662" calcext:value-type="float">
            <text:p>7.373662</text:p>
          </table:table-cell>
          <table:table-cell office:value-type="float" office:value="8.483512" calcext:value-type="float">
            <text:p>8.483512</text:p>
          </table:table-cell>
          <table:table-cell office:value-type="float" office:value="9.192458" calcext:value-type="float">
            <text:p>9.192458</text:p>
          </table:table-cell>
          <table:table-cell office:value-type="float" office:value="10.9741" calcext:value-type="float">
            <text:p>10.9741</text:p>
          </table:table-cell>
          <table:table-cell office:value-type="float" office:value="11.3874" calcext:value-type="float">
            <text:p>11.3874</text:p>
          </table:table-cell>
          <table:table-cell office:value-type="float" office:value="0" calcext:value-type="float">
            <text:p>0</text:p>
          </table:table-cell>
          <table:table-cell office:value-type="float" office:value="13.8528" calcext:value-type="float">
            <text:p>13.8528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293082" calcext:value-type="float">
            <text:p>2.29308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5.744803" calcext:value-type="float">
            <text:p>5.744803</text:p>
          </table:table-cell>
          <table:table-cell office:value-type="float" office:value="135.8259" calcext:value-type="float">
            <text:p>135.8259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06786" calcext:value-type="float">
            <text:p>33.0678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3918" calcext:value-type="float">
            <text:p>0.0001553918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376307" calcext:value-type="float">
            <text:p>0.001376307</text:p>
          </table:table-cell>
          <table:table-cell office:value-type="float" office:value="1165.506" calcext:value-type="float">
            <text:p>1165.506</text:p>
          </table:table-cell>
          <table:table-cell office:value-type="float" office:value="1.662043" calcext:value-type="float">
            <text:p>1.662043</text:p>
          </table:table-cell>
          <table:table-cell office:value-type="float" office:value="0" calcext:value-type="float">
            <text:p>0</text:p>
          </table:table-cell>
          <table:table-cell office:value-type="float" office:value="0.3992982" calcext:value-type="float">
            <text:p>0.3992982</text:p>
          </table:table-cell>
          <table:table-cell office:value-type="float" office:value="0.2259162" calcext:value-type="float">
            <text:p>0.2259162</text:p>
          </table:table-cell>
          <table:table-cell office:value-type="float" office:value="0.2004074" calcext:value-type="float">
            <text:p>0.2004074</text:p>
          </table:table-cell>
          <table:table-cell office:value-type="float" office:value="0.0729214" calcext:value-type="float">
            <text:p>0.0729214</text:p>
          </table:table-cell>
          <table:table-cell office:value-type="float" office:value="0.07495693" calcext:value-type="float">
            <text:p>0.07495693</text:p>
          </table:table-cell>
          <table:table-cell office:value-type="float" office:value="0.02724576" calcext:value-type="float">
            <text:p>0.02724576</text:p>
          </table:table-cell>
          <table:table-cell office:value-type="float" office:value="0.03333478" calcext:value-type="float">
            <text:p>0.03333478</text:p>
          </table:table-cell>
          <table:table-cell office:value-type="float" office:value="0.07464927" calcext:value-type="float">
            <text:p>0.07464927</text:p>
          </table:table-cell>
          <table:table-cell office:value-type="float" office:value="0.135194" calcext:value-type="float">
            <text:p>0.135194</text:p>
          </table:table-cell>
          <table:table-cell office:value-type="float" office:value="0.1396171" calcext:value-type="float">
            <text:p>0.1396171</text:p>
          </table:table-cell>
          <table:table-cell office:value-type="float" office:value="0.1503915" calcext:value-type="float">
            <text:p>0.1503915</text:p>
          </table:table-cell>
          <table:table-cell office:value-type="float" office:value="0.1608737" calcext:value-type="float">
            <text:p>0.1608737</text:p>
          </table:table-cell>
          <table:table-cell office:value-type="float" office:value="0.1768768" calcext:value-type="float">
            <text:p>0.1768768</text:p>
          </table:table-cell>
          <table:table-cell office:value-type="float" office:value="0.1811812" calcext:value-type="float">
            <text:p>0.1811812</text:p>
          </table:table-cell>
          <table:table-cell office:value-type="float" office:value="0" calcext:value-type="float">
            <text:p>0</text:p>
          </table:table-cell>
          <table:table-cell office:value-type="float" office:value="18.08713" calcext:value-type="float">
            <text:p>18.08713</text:p>
          </table:table-cell>
          <table:table-cell office:value-type="float" office:value="16.16502" calcext:value-type="float">
            <text:p>16.16502</text:p>
          </table:table-cell>
          <table:table-cell office:value-type="float" office:value="17.79598" calcext:value-type="float">
            <text:p>17.79598</text:p>
          </table:table-cell>
          <table:table-cell office:value-type="float" office:value="4.853343" calcext:value-type="float">
            <text:p>4.853343</text:p>
          </table:table-cell>
          <table:table-cell office:value-type="float" office:value="3.996935" calcext:value-type="float">
            <text:p>3.996935</text:p>
          </table:table-cell>
          <table:table-cell office:value-type="float" office:value="1.97496" calcext:value-type="float">
            <text:p>1.97496</text:p>
          </table:table-cell>
          <table:table-cell office:value-type="float" office:value="1.997233" calcext:value-type="float">
            <text:p>1.997233</text:p>
          </table:table-cell>
          <table:table-cell office:value-type="float" office:value="4.20286" calcext:value-type="float">
            <text:p>4.20286</text:p>
          </table:table-cell>
          <table:table-cell office:value-type="float" office:value="6.799621" calcext:value-type="float">
            <text:p>6.799621</text:p>
          </table:table-cell>
          <table:table-cell office:value-type="float" office:value="7.379888" calcext:value-type="float">
            <text:p>7.379888</text:p>
          </table:table-cell>
          <table:table-cell office:value-type="float" office:value="8.489055" calcext:value-type="float">
            <text:p>8.489055</text:p>
          </table:table-cell>
          <table:table-cell office:value-type="float" office:value="9.198045" calcext:value-type="float">
            <text:p>9.198045</text:p>
          </table:table-cell>
          <table:table-cell office:value-type="float" office:value="10.97719" calcext:value-type="float">
            <text:p>10.97719</text:p>
          </table:table-cell>
          <table:table-cell office:value-type="float" office:value="11.39038" calcext:value-type="float">
            <text:p>11.39038</text:p>
          </table:table-cell>
          <table:table-cell office:value-type="float" office:value="0" calcext:value-type="float">
            <text:p>0</text:p>
          </table:table-cell>
          <table:table-cell office:value-type="float" office:value="15.64032" calcext:value-type="float">
            <text:p>15.6403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305124" calcext:value-type="float">
            <text:p>2.3051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5.73094" calcext:value-type="float">
            <text:p>5.73094</text:p>
          </table:table-cell>
          <table:table-cell office:value-type="float" office:value="135.8258" calcext:value-type="float">
            <text:p>135.8258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08927" calcext:value-type="float">
            <text:p>33.08927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3985" calcext:value-type="float">
            <text:p>0.0001553985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229549" calcext:value-type="float">
            <text:p>0.001229549</text:p>
          </table:table-cell>
          <table:table-cell office:value-type="float" office:value="1165.497" calcext:value-type="float">
            <text:p>1165.497</text:p>
          </table:table-cell>
          <table:table-cell office:value-type="float" office:value="1.669215" calcext:value-type="float">
            <text:p>1.669215</text:p>
          </table:table-cell>
          <table:table-cell office:value-type="float" office:value="0" calcext:value-type="float">
            <text:p>0</text:p>
          </table:table-cell>
          <table:table-cell office:value-type="float" office:value="0.4607814" calcext:value-type="float">
            <text:p>0.4607814</text:p>
          </table:table-cell>
          <table:table-cell office:value-type="float" office:value="0.2464488" calcext:value-type="float">
            <text:p>0.2464488</text:p>
          </table:table-cell>
          <table:table-cell office:value-type="float" office:value="0.2114992" calcext:value-type="float">
            <text:p>0.2114992</text:p>
          </table:table-cell>
          <table:table-cell office:value-type="float" office:value="0.07351285" calcext:value-type="float">
            <text:p>0.07351285</text:p>
          </table:table-cell>
          <table:table-cell office:value-type="float" office:value="0.07451431" calcext:value-type="float">
            <text:p>0.07451431</text:p>
          </table:table-cell>
          <table:table-cell office:value-type="float" office:value="0.02664098" calcext:value-type="float">
            <text:p>0.02664098</text:p>
          </table:table-cell>
          <table:table-cell office:value-type="float" office:value="0.03369304" calcext:value-type="float">
            <text:p>0.03369304</text:p>
          </table:table-cell>
          <table:table-cell office:value-type="float" office:value="0.07446457" calcext:value-type="float">
            <text:p>0.07446457</text:p>
          </table:table-cell>
          <table:table-cell office:value-type="float" office:value="0.1351077" calcext:value-type="float">
            <text:p>0.1351077</text:p>
          </table:table-cell>
          <table:table-cell office:value-type="float" office:value="0.1396541" calcext:value-type="float">
            <text:p>0.1396541</text:p>
          </table:table-cell>
          <table:table-cell office:value-type="float" office:value="0.1504465" calcext:value-type="float">
            <text:p>0.1504465</text:p>
          </table:table-cell>
          <table:table-cell office:value-type="float" office:value="0.160902" calcext:value-type="float">
            <text:p>0.160902</text:p>
          </table:table-cell>
          <table:table-cell office:value-type="float" office:value="0.1768793" calcext:value-type="float">
            <text:p>0.1768793</text:p>
          </table:table-cell>
          <table:table-cell office:value-type="float" office:value="0.1812222" calcext:value-type="float">
            <text:p>0.1812222</text:p>
          </table:table-cell>
          <table:table-cell office:value-type="float" office:value="0" calcext:value-type="float">
            <text:p>0</text:p>
          </table:table-cell>
          <table:table-cell office:value-type="float" office:value="18.18628" calcext:value-type="float">
            <text:p>18.18628</text:p>
          </table:table-cell>
          <table:table-cell office:value-type="float" office:value="16.18416" calcext:value-type="float">
            <text:p>16.18416</text:p>
          </table:table-cell>
          <table:table-cell office:value-type="float" office:value="17.8115" calcext:value-type="float">
            <text:p>17.8115</text:p>
          </table:table-cell>
          <table:table-cell office:value-type="float" office:value="4.864752" calcext:value-type="float">
            <text:p>4.864752</text:p>
          </table:table-cell>
          <table:table-cell office:value-type="float" office:value="4.01226" calcext:value-type="float">
            <text:p>4.01226</text:p>
          </table:table-cell>
          <table:table-cell office:value-type="float" office:value="1.977174" calcext:value-type="float">
            <text:p>1.977174</text:p>
          </table:table-cell>
          <table:table-cell office:value-type="float" office:value="2.000316" calcext:value-type="float">
            <text:p>2.000316</text:p>
          </table:table-cell>
          <table:table-cell office:value-type="float" office:value="4.207634" calcext:value-type="float">
            <text:p>4.207634</text:p>
          </table:table-cell>
          <table:table-cell office:value-type="float" office:value="6.805975" calcext:value-type="float">
            <text:p>6.805975</text:p>
          </table:table-cell>
          <table:table-cell office:value-type="float" office:value="7.386115" calcext:value-type="float">
            <text:p>7.386115</text:p>
          </table:table-cell>
          <table:table-cell office:value-type="float" office:value="8.494573" calcext:value-type="float">
            <text:p>8.494573</text:p>
          </table:table-cell>
          <table:table-cell office:value-type="float" office:value="9.203622" calcext:value-type="float">
            <text:p>9.203622</text:p>
          </table:table-cell>
          <table:table-cell office:value-type="float" office:value="10.98027" calcext:value-type="float">
            <text:p>10.98027</text:p>
          </table:table-cell>
          <table:table-cell office:value-type="float" office:value="11.39329" calcext:value-type="float">
            <text:p>11.39329</text:p>
          </table:table-cell>
          <table:table-cell office:value-type="float" office:value="0" calcext:value-type="float">
            <text:p>0</text:p>
          </table:table-cell>
          <table:table-cell office:value-type="float" office:value="18.55692" calcext:value-type="float">
            <text:p>18.5569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318495" calcext:value-type="float">
            <text:p>2.3184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5.7131" calcext:value-type="float">
            <text:p>5.7131</text:p>
          </table:table-cell>
          <table:table-cell office:value-type="float" office:value="135.8261" calcext:value-type="float">
            <text:p>135.826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11163" calcext:value-type="float">
            <text:p>33.1116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3985" calcext:value-type="float">
            <text:p>0.0001553985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168365" calcext:value-type="float">
            <text:p>0.001168365</text:p>
          </table:table-cell>
          <table:table-cell office:value-type="float" office:value="1165.488" calcext:value-type="float">
            <text:p>1165.488</text:p>
          </table:table-cell>
          <table:table-cell office:value-type="float" office:value="1.678867" calcext:value-type="float">
            <text:p>1.678867</text:p>
          </table:table-cell>
          <table:table-cell office:value-type="float" office:value="0" calcext:value-type="float">
            <text:p>0</text:p>
          </table:table-cell>
          <table:table-cell office:value-type="float" office:value="0.5649877" calcext:value-type="float">
            <text:p>0.5649877</text:p>
          </table:table-cell>
          <table:table-cell office:value-type="float" office:value="0.2845296" calcext:value-type="float">
            <text:p>0.2845296</text:p>
          </table:table-cell>
          <table:table-cell office:value-type="float" office:value="0.2367492" calcext:value-type="float">
            <text:p>0.2367492</text:p>
          </table:table-cell>
          <table:table-cell office:value-type="float" office:value="0.0780919" calcext:value-type="float">
            <text:p>0.0780919</text:p>
          </table:table-cell>
          <table:table-cell office:value-type="float" office:value="0.07838573" calcext:value-type="float">
            <text:p>0.07838573</text:p>
          </table:table-cell>
          <table:table-cell office:value-type="float" office:value="0.02708657" calcext:value-type="float">
            <text:p>0.02708657</text:p>
          </table:table-cell>
          <table:table-cell office:value-type="float" office:value="0.03427272" calcext:value-type="float">
            <text:p>0.03427272</text:p>
          </table:table-cell>
          <table:table-cell office:value-type="float" office:value="0.07437975" calcext:value-type="float">
            <text:p>0.07437975</text:p>
          </table:table-cell>
          <table:table-cell office:value-type="float" office:value="0.1350369" calcext:value-type="float">
            <text:p>0.1350369</text:p>
          </table:table-cell>
          <table:table-cell office:value-type="float" office:value="0.1396859" calcext:value-type="float">
            <text:p>0.1396859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609286" calcext:value-type="float">
            <text:p>0.1609286</text:p>
          </table:table-cell>
          <table:table-cell office:value-type="float" office:value="0.1769037" calcext:value-type="float">
            <text:p>0.1769037</text:p>
          </table:table-cell>
          <table:table-cell office:value-type="float" office:value="0.1812554" calcext:value-type="float">
            <text:p>0.1812554</text:p>
          </table:table-cell>
          <table:table-cell office:value-type="float" office:value="0" calcext:value-type="float">
            <text:p>0</text:p>
          </table:table-cell>
          <table:table-cell office:value-type="float" office:value="18.31059" calcext:value-type="float">
            <text:p>18.31059</text:p>
          </table:table-cell>
          <table:table-cell office:value-type="float" office:value="16.21156" calcext:value-type="float">
            <text:p>16.21156</text:p>
          </table:table-cell>
          <table:table-cell office:value-type="float" office:value="17.83359" calcext:value-type="float">
            <text:p>17.83359</text:p>
          </table:table-cell>
          <table:table-cell office:value-type="float" office:value="4.877088" calcext:value-type="float">
            <text:p>4.877088</text:p>
          </table:table-cell>
          <table:table-cell office:value-type="float" office:value="4.028085" calcext:value-type="float">
            <text:p>4.028085</text:p>
          </table:table-cell>
          <table:table-cell office:value-type="float" office:value="1.979352" calcext:value-type="float">
            <text:p>1.979352</text:p>
          </table:table-cell>
          <table:table-cell office:value-type="float" office:value="2.003428" calcext:value-type="float">
            <text:p>2.003428</text:p>
          </table:table-cell>
          <table:table-cell office:value-type="float" office:value="4.212408" calcext:value-type="float">
            <text:p>4.212408</text:p>
          </table:table-cell>
          <table:table-cell office:value-type="float" office:value="6.812296" calcext:value-type="float">
            <text:p>6.812296</text:p>
          </table:table-cell>
          <table:table-cell office:value-type="float" office:value="7.392342" calcext:value-type="float">
            <text:p>7.392342</text:p>
          </table:table-cell>
          <table:table-cell office:value-type="float" office:value="8.500059" calcext:value-type="float">
            <text:p>8.500059</text:p>
          </table:table-cell>
          <table:table-cell office:value-type="float" office:value="9.209204" calcext:value-type="float">
            <text:p>9.209204</text:p>
          </table:table-cell>
          <table:table-cell office:value-type="float" office:value="10.98329" calcext:value-type="float">
            <text:p>10.98329</text:p>
          </table:table-cell>
          <table:table-cell office:value-type="float" office:value="11.39625" calcext:value-type="float">
            <text:p>11.39625</text:p>
          </table:table-cell>
          <table:table-cell office:value-type="float" office:value="0" calcext:value-type="float">
            <text:p>0</text:p>
          </table:table-cell>
          <table:table-cell office:value-type="float" office:value="25.74755" calcext:value-type="float">
            <text:p>25.7475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335447" calcext:value-type="float">
            <text:p>2.3354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5.685804" calcext:value-type="float">
            <text:p>5.685804</text:p>
          </table:table-cell>
          <table:table-cell office:value-type="float" office:value="135.8272" calcext:value-type="float">
            <text:p>135.8272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13671" calcext:value-type="float">
            <text:p>33.13671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3985" calcext:value-type="float">
            <text:p>0.0001553985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168365" calcext:value-type="float">
            <text:p>0.001168365</text:p>
          </table:table-cell>
          <table:table-cell office:value-type="float" office:value="1165.482" calcext:value-type="float">
            <text:p>1165.482</text:p>
          </table:table-cell>
          <table:table-cell office:value-type="float" office:value="1.694897" calcext:value-type="float">
            <text:p>1.694897</text:p>
          </table:table-cell>
          <table:table-cell office:value-type="float" office:value="0" calcext:value-type="float">
            <text:p>0</text:p>
          </table:table-cell>
          <table:table-cell office:value-type="float" office:value="0.8300518" calcext:value-type="float">
            <text:p>0.8300518</text:p>
          </table:table-cell>
          <table:table-cell office:value-type="float" office:value="0.3781878" calcext:value-type="float">
            <text:p>0.3781878</text:p>
          </table:table-cell>
          <table:table-cell office:value-type="float" office:value="0.2955177" calcext:value-type="float">
            <text:p>0.2955177</text:p>
          </table:table-cell>
          <table:table-cell office:value-type="float" office:value="0.09131597" calcext:value-type="float">
            <text:p>0.09131597</text:p>
          </table:table-cell>
          <table:table-cell office:value-type="float" office:value="0.09052696" calcext:value-type="float">
            <text:p>0.09052696</text:p>
          </table:table-cell>
          <table:table-cell office:value-type="float" office:value="0.02866045" calcext:value-type="float">
            <text:p>0.02866045</text:p>
          </table:table-cell>
          <table:table-cell office:value-type="float" office:value="0.03543436" calcext:value-type="float">
            <text:p>0.03543436</text:p>
          </table:table-cell>
          <table:table-cell office:value-type="float" office:value="0.07447377" calcext:value-type="float">
            <text:p>0.07447377</text:p>
          </table:table-cell>
          <table:table-cell office:value-type="float" office:value="0.1350021" calcext:value-type="float">
            <text:p>0.1350021</text:p>
          </table:table-cell>
          <table:table-cell office:value-type="float" office:value="0.139717" calcext:value-type="float">
            <text:p>0.139717</text:p>
          </table:table-cell>
          <table:table-cell office:value-type="float" office:value="0.1505527" calcext:value-type="float">
            <text:p>0.1505527</text:p>
          </table:table-cell>
          <table:table-cell office:value-type="float" office:value="0.1609664" calcext:value-type="float">
            <text:p>0.1609664</text:p>
          </table:table-cell>
          <table:table-cell office:value-type="float" office:value="0.1769355" calcext:value-type="float">
            <text:p>0.1769355</text:p>
          </table:table-cell>
          <table:table-cell office:value-type="float" office:value="0.1812905" calcext:value-type="float">
            <text:p>0.1812905</text:p>
          </table:table-cell>
          <table:table-cell office:value-type="float" office:value="0" calcext:value-type="float">
            <text:p>0</text:p>
          </table:table-cell>
          <table:table-cell office:value-type="float" office:value="18.50789" calcext:value-type="float">
            <text:p>18.50789</text:p>
          </table:table-cell>
          <table:table-cell office:value-type="float" office:value="16.25994" calcext:value-type="float">
            <text:p>16.25994</text:p>
          </table:table-cell>
          <table:table-cell office:value-type="float" office:value="17.87198" calcext:value-type="float">
            <text:p>17.87198</text:p>
          </table:table-cell>
          <table:table-cell office:value-type="float" office:value="4.892806" calcext:value-type="float">
            <text:p>4.892806</text:p>
          </table:table-cell>
          <table:table-cell office:value-type="float" office:value="4.046793" calcext:value-type="float">
            <text:p>4.046793</text:p>
          </table:table-cell>
          <table:table-cell office:value-type="float" office:value="1.981738" calcext:value-type="float">
            <text:p>1.981738</text:p>
          </table:table-cell>
          <table:table-cell office:value-type="float" office:value="2.006645" calcext:value-type="float">
            <text:p>2.006645</text:p>
          </table:table-cell>
          <table:table-cell office:value-type="float" office:value="4.21719" calcext:value-type="float">
            <text:p>4.21719</text:p>
          </table:table-cell>
          <table:table-cell office:value-type="float" office:value="6.818604" calcext:value-type="float">
            <text:p>6.818604</text:p>
          </table:table-cell>
          <table:table-cell office:value-type="float" office:value="7.398568" calcext:value-type="float">
            <text:p>7.398568</text:p>
          </table:table-cell>
          <table:table-cell office:value-type="float" office:value="8.505546" calcext:value-type="float">
            <text:p>8.505546</text:p>
          </table:table-cell>
          <table:table-cell office:value-type="float" office:value="9.21479" calcext:value-type="float">
            <text:p>9.21479</text:p>
          </table:table-cell>
          <table:table-cell office:value-type="float" office:value="10.98632" calcext:value-type="float">
            <text:p>10.98632</text:p>
          </table:table-cell>
          <table:table-cell office:value-type="float" office:value="11.39926" calcext:value-type="float">
            <text:p>11.39926</text:p>
          </table:table-cell>
          <table:table-cell office:value-type="float" office:value="0" calcext:value-type="float">
            <text:p>0</text:p>
          </table:table-cell>
          <table:table-cell office:value-type="float" office:value="40.76706" calcext:value-type="float">
            <text:p>40.76706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361" calcext:value-type="float">
            <text:p>2.3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5.6516" calcext:value-type="float">
            <text:p>5.6516</text:p>
          </table:table-cell>
          <table:table-cell office:value-type="float" office:value="135.8288" calcext:value-type="float">
            <text:p>135.8288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16573" calcext:value-type="float">
            <text:p>33.1657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3985" calcext:value-type="float">
            <text:p>0.0001553985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168365" calcext:value-type="float">
            <text:p>0.001168365</text:p>
          </table:table-cell>
          <table:table-cell office:value-type="float" office:value="1165.479" calcext:value-type="float">
            <text:p>1165.479</text:p>
          </table:table-cell>
          <table:table-cell office:value-type="float" office:value="1.715257" calcext:value-type="float">
            <text:p>1.715257</text:p>
          </table:table-cell>
          <table:table-cell office:value-type="float" office:value="0" calcext:value-type="float">
            <text:p>0</text:p>
          </table:table-cell>
          <table:table-cell office:value-type="float" office:value="1.217225" calcext:value-type="float">
            <text:p>1.217225</text:p>
          </table:table-cell>
          <table:table-cell office:value-type="float" office:value="0.4705214" calcext:value-type="float">
            <text:p>0.4705214</text:p>
          </table:table-cell>
          <table:table-cell office:value-type="float" office:value="0.3516489" calcext:value-type="float">
            <text:p>0.3516489</text:p>
          </table:table-cell>
          <table:table-cell office:value-type="float" office:value="0.1045682" calcext:value-type="float">
            <text:p>0.1045682</text:p>
          </table:table-cell>
          <table:table-cell office:value-type="float" office:value="0.1039957" calcext:value-type="float">
            <text:p>0.1039957</text:p>
          </table:table-cell>
          <table:table-cell office:value-type="float" office:value="0.03076058" calcext:value-type="float">
            <text:p>0.03076058</text:p>
          </table:table-cell>
          <table:table-cell office:value-type="float" office:value="0.03720083" calcext:value-type="float">
            <text:p>0.03720083</text:p>
          </table:table-cell>
          <table:table-cell office:value-type="float" office:value="0.07478062" calcext:value-type="float">
            <text:p>0.07478062</text:p>
          </table:table-cell>
          <table:table-cell office:value-type="float" office:value="0.1350249" calcext:value-type="float">
            <text:p>0.1350249</text:p>
          </table:table-cell>
          <table:table-cell office:value-type="float" office:value="0.1397523" calcext:value-type="float">
            <text:p>0.1397523</text:p>
          </table:table-cell>
          <table:table-cell office:value-type="float" office:value="0.1506047" calcext:value-type="float">
            <text:p>0.1506047</text:p>
          </table:table-cell>
          <table:table-cell office:value-type="float" office:value="0.1610165" calcext:value-type="float">
            <text:p>0.1610165</text:p>
          </table:table-cell>
          <table:table-cell office:value-type="float" office:value="0.1769687" calcext:value-type="float">
            <text:p>0.1769687</text:p>
          </table:table-cell>
          <table:table-cell office:value-type="float" office:value="0.1813237" calcext:value-type="float">
            <text:p>0.1813237</text:p>
          </table:table-cell>
          <table:table-cell office:value-type="float" office:value="0" calcext:value-type="float">
            <text:p>0</text:p>
          </table:table-cell>
          <table:table-cell office:value-type="float" office:value="18.82079" calcext:value-type="float">
            <text:p>18.82079</text:p>
          </table:table-cell>
          <table:table-cell office:value-type="float" office:value="16.33614" calcext:value-type="float">
            <text:p>16.33614</text:p>
          </table:table-cell>
          <table:table-cell office:value-type="float" office:value="17.93322" calcext:value-type="float">
            <text:p>17.93322</text:p>
          </table:table-cell>
          <table:table-cell office:value-type="float" office:value="4.913864" calcext:value-type="float">
            <text:p>4.913864</text:p>
          </table:table-cell>
          <table:table-cell office:value-type="float" office:value="4.070616" calcext:value-type="float">
            <text:p>4.070616</text:p>
          </table:table-cell>
          <table:table-cell office:value-type="float" office:value="1.984556" calcext:value-type="float">
            <text:p>1.984556</text:p>
          </table:table-cell>
          <table:table-cell office:value-type="float" office:value="2.010129" calcext:value-type="float">
            <text:p>2.010129</text:p>
          </table:table-cell>
          <table:table-cell office:value-type="float" office:value="4.222035" calcext:value-type="float">
            <text:p>4.222035</text:p>
          </table:table-cell>
          <table:table-cell office:value-type="float" office:value="6.824912" calcext:value-type="float">
            <text:p>6.824912</text:p>
          </table:table-cell>
          <table:table-cell office:value-type="float" office:value="7.404796" calcext:value-type="float">
            <text:p>7.404796</text:p>
          </table:table-cell>
          <table:table-cell office:value-type="float" office:value="8.511033" calcext:value-type="float">
            <text:p>8.511033</text:p>
          </table:table-cell>
          <table:table-cell office:value-type="float" office:value="9.220369" calcext:value-type="float">
            <text:p>9.220369</text:p>
          </table:table-cell>
          <table:table-cell office:value-type="float" office:value="10.98934" calcext:value-type="float">
            <text:p>10.98934</text:p>
          </table:table-cell>
          <table:table-cell office:value-type="float" office:value="11.40222" calcext:value-type="float">
            <text:p>11.40222</text:p>
          </table:table-cell>
          <table:table-cell office:value-type="float" office:value="0" calcext:value-type="float">
            <text:p>0</text:p>
          </table:table-cell>
          <table:table-cell office:value-type="float" office:value="49.76968" calcext:value-type="float">
            <text:p>49.76968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392798" calcext:value-type="float">
            <text:p>2.3927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5.627913" calcext:value-type="float">
            <text:p>5.627913</text:p>
          </table:table-cell>
          <table:table-cell office:value-type="float" office:value="135.8296" calcext:value-type="float">
            <text:p>135.8296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19949" calcext:value-type="float">
            <text:p>33.1994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038" calcext:value-type="float">
            <text:p>0.0001554038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168411" calcext:value-type="float">
            <text:p>0.001168411</text:p>
          </table:table-cell>
          <table:table-cell office:value-type="float" office:value="1165.475" calcext:value-type="float">
            <text:p>1165.475</text:p>
          </table:table-cell>
          <table:table-cell office:value-type="float" office:value="1.727291" calcext:value-type="float">
            <text:p>1.727291</text:p>
          </table:table-cell>
          <table:table-cell office:value-type="float" office:value="0" calcext:value-type="float">
            <text:p>0</text:p>
          </table:table-cell>
          <table:table-cell office:value-type="float" office:value="0.3182183" calcext:value-type="float">
            <text:p>0.3182183</text:p>
          </table:table-cell>
          <table:table-cell office:value-type="float" office:value="0.3885605" calcext:value-type="float">
            <text:p>0.3885605</text:p>
          </table:table-cell>
          <table:table-cell office:value-type="float" office:value="0.3333678" calcext:value-type="float">
            <text:p>0.3333678</text:p>
          </table:table-cell>
          <table:table-cell office:value-type="float" office:value="0.1642272" calcext:value-type="float">
            <text:p>0.1642272</text:p>
          </table:table-cell>
          <table:table-cell office:value-type="float" office:value="0.1076537" calcext:value-type="float">
            <text:p>0.1076537</text:p>
          </table:table-cell>
          <table:table-cell office:value-type="float" office:value="0.03180309" calcext:value-type="float">
            <text:p>0.03180309</text:p>
          </table:table-cell>
          <table:table-cell office:value-type="float" office:value="0.03808365" calcext:value-type="float">
            <text:p>0.03808365</text:p>
          </table:table-cell>
          <table:table-cell office:value-type="float" office:value="0.0751431" calcext:value-type="float">
            <text:p>0.0751431</text:p>
          </table:table-cell>
          <table:table-cell office:value-type="float" office:value="0.1350977" calcext:value-type="float">
            <text:p>0.1350977</text:p>
          </table:table-cell>
          <table:table-cell office:value-type="float" office:value="0.1397958" calcext:value-type="float">
            <text:p>0.1397958</text:p>
          </table:table-cell>
          <table:table-cell office:value-type="float" office:value="0.1506571" calcext:value-type="float">
            <text:p>0.1506571</text:p>
          </table:table-cell>
          <table:table-cell office:value-type="float" office:value="0.1609706" calcext:value-type="float">
            <text:p>0.1609706</text:p>
          </table:table-cell>
          <table:table-cell office:value-type="float" office:value="0.177002" calcext:value-type="float">
            <text:p>0.177002</text:p>
          </table:table-cell>
          <table:table-cell office:value-type="float" office:value="0.1813561" calcext:value-type="float">
            <text:p>0.1813561</text:p>
          </table:table-cell>
          <table:table-cell office:value-type="float" office:value="0" calcext:value-type="float">
            <text:p>0</text:p>
          </table:table-cell>
          <table:table-cell office:value-type="float" office:value="19.16954" calcext:value-type="float">
            <text:p>19.16954</text:p>
          </table:table-cell>
          <table:table-cell office:value-type="float" office:value="16.4798" calcext:value-type="float">
            <text:p>16.4798</text:p>
          </table:table-cell>
          <table:table-cell office:value-type="float" office:value="18.01705" calcext:value-type="float">
            <text:p>18.01705</text:p>
          </table:table-cell>
          <table:table-cell office:value-type="float" office:value="4.942719" calcext:value-type="float">
            <text:p>4.942719</text:p>
          </table:table-cell>
          <table:table-cell office:value-type="float" office:value="4.097596" calcext:value-type="float">
            <text:p>4.097596</text:p>
          </table:table-cell>
          <table:table-cell office:value-type="float" office:value="1.987739" calcext:value-type="float">
            <text:p>1.987739</text:p>
          </table:table-cell>
          <table:table-cell office:value-type="float" office:value="2.01389" calcext:value-type="float">
            <text:p>2.01389</text:p>
          </table:table-cell>
          <table:table-cell office:value-type="float" office:value="4.226971" calcext:value-type="float">
            <text:p>4.226971</text:p>
          </table:table-cell>
          <table:table-cell office:value-type="float" office:value="6.831219" calcext:value-type="float">
            <text:p>6.831219</text:p>
          </table:table-cell>
          <table:table-cell office:value-type="float" office:value="7.410958" calcext:value-type="float">
            <text:p>7.410958</text:p>
          </table:table-cell>
          <table:table-cell office:value-type="float" office:value="8.51652" calcext:value-type="float">
            <text:p>8.51652</text:p>
          </table:table-cell>
          <table:table-cell office:value-type="float" office:value="9.225887" calcext:value-type="float">
            <text:p>9.225887</text:p>
          </table:table-cell>
          <table:table-cell office:value-type="float" office:value="10.99236" calcext:value-type="float">
            <text:p>10.99236</text:p>
          </table:table-cell>
          <table:table-cell office:value-type="float" office:value="11.40516" calcext:value-type="float">
            <text:p>11.40516</text:p>
          </table:table-cell>
          <table:table-cell office:value-type="float" office:value="0" calcext:value-type="float">
            <text:p>0</text:p>
          </table:table-cell>
          <table:table-cell office:value-type="float" office:value="3.052239" calcext:value-type="float">
            <text:p>3.052239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414894" calcext:value-type="float">
            <text:p>2.41489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5.606516" calcext:value-type="float">
            <text:p>5.606516</text:p>
          </table:table-cell>
          <table:table-cell office:value-type="float" office:value="135.8304" calcext:value-type="float">
            <text:p>135.830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22801" calcext:value-type="float">
            <text:p>33.22801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038" calcext:value-type="float">
            <text:p>0.0001554038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168412" calcext:value-type="float">
            <text:p>0.001168412</text:p>
          </table:table-cell>
          <table:table-cell office:value-type="float" office:value="1165.469" calcext:value-type="float">
            <text:p>1165.469</text:p>
          </table:table-cell>
          <table:table-cell office:value-type="float" office:value="1.738417" calcext:value-type="float">
            <text:p>1.738417</text:p>
          </table:table-cell>
          <table:table-cell office:value-type="float" office:value="0" calcext:value-type="float">
            <text:p>0</text:p>
          </table:table-cell>
          <table:table-cell office:value-type="float" office:value="0.4726473" calcext:value-type="float">
            <text:p>0.4726473</text:p>
          </table:table-cell>
          <table:table-cell office:value-type="float" office:value="0.2893797" calcext:value-type="float">
            <text:p>0.2893797</text:p>
          </table:table-cell>
          <table:table-cell office:value-type="float" office:value="0.2567136" calcext:value-type="float">
            <text:p>0.2567136</text:p>
          </table:table-cell>
          <table:table-cell office:value-type="float" office:value="0.102743" calcext:value-type="float">
            <text:p>0.102743</text:p>
          </table:table-cell>
          <table:table-cell office:value-type="float" office:value="0.08422516" calcext:value-type="float">
            <text:p>0.08422516</text:p>
          </table:table-cell>
          <table:table-cell office:value-type="float" office:value="0.0335145" calcext:value-type="float">
            <text:p>0.0335145</text:p>
          </table:table-cell>
          <table:table-cell office:value-type="float" office:value="0.03766316" calcext:value-type="float">
            <text:p>0.03766316</text:p>
          </table:table-cell>
          <table:table-cell office:value-type="float" office:value="0.07517897" calcext:value-type="float">
            <text:p>0.07517897</text:p>
          </table:table-cell>
          <table:table-cell office:value-type="float" office:value="0.1351792" calcext:value-type="float">
            <text:p>0.1351792</text:p>
          </table:table-cell>
          <table:table-cell office:value-type="float" office:value="0.1398476" calcext:value-type="float">
            <text:p>0.1398476</text:p>
          </table:table-cell>
          <table:table-cell office:value-type="float" office:value="0.1507104" calcext:value-type="float">
            <text:p>0.1507104</text:p>
          </table:table-cell>
          <table:table-cell office:value-type="float" office:value="0.1609977" calcext:value-type="float">
            <text:p>0.1609977</text:p>
          </table:table-cell>
          <table:table-cell office:value-type="float" office:value="0.1770354" calcext:value-type="float">
            <text:p>0.1770354</text:p>
          </table:table-cell>
          <table:table-cell office:value-type="float" office:value="0.1813879" calcext:value-type="float">
            <text:p>0.1813879</text:p>
          </table:table-cell>
          <table:table-cell office:value-type="float" office:value="0" calcext:value-type="float">
            <text:p>0</text:p>
          </table:table-cell>
          <table:table-cell office:value-type="float" office:value="19.27558" calcext:value-type="float">
            <text:p>19.27558</text:p>
          </table:table-cell>
          <table:table-cell office:value-type="float" office:value="16.55473" calcext:value-type="float">
            <text:p>16.55473</text:p>
          </table:table-cell>
          <table:table-cell office:value-type="float" office:value="18.0798" calcext:value-type="float">
            <text:p>18.0798</text:p>
          </table:table-cell>
          <table:table-cell office:value-type="float" office:value="4.988414" calcext:value-type="float">
            <text:p>4.988414</text:p>
          </table:table-cell>
          <table:table-cell office:value-type="float" office:value="4.128603" calcext:value-type="float">
            <text:p>4.128603</text:p>
          </table:table-cell>
          <table:table-cell office:value-type="float" office:value="1.991413" calcext:value-type="float">
            <text:p>1.991413</text:p>
          </table:table-cell>
          <table:table-cell office:value-type="float" office:value="2.017669" calcext:value-type="float">
            <text:p>2.017669</text:p>
          </table:table-cell>
          <table:table-cell office:value-type="float" office:value="4.231959" calcext:value-type="float">
            <text:p>4.231959</text:p>
          </table:table-cell>
          <table:table-cell office:value-type="float" office:value="6.837527" calcext:value-type="float">
            <text:p>6.837527</text:p>
          </table:table-cell>
          <table:table-cell office:value-type="float" office:value="7.417111" calcext:value-type="float">
            <text:p>7.417111</text:p>
          </table:table-cell>
          <table:table-cell office:value-type="float" office:value="8.522006" calcext:value-type="float">
            <text:p>8.522006</text:p>
          </table:table-cell>
          <table:table-cell office:value-type="float" office:value="9.231393" calcext:value-type="float">
            <text:p>9.231393</text:p>
          </table:table-cell>
          <table:table-cell office:value-type="float" office:value="10.99539" calcext:value-type="float">
            <text:p>10.99539</text:p>
          </table:table-cell>
          <table:table-cell office:value-type="float" office:value="11.40809" calcext:value-type="float">
            <text:p>11.40809</text:p>
          </table:table-cell>
          <table:table-cell office:value-type="float" office:value="0" calcext:value-type="float">
            <text:p>0</text:p>
          </table:table-cell>
          <table:table-cell office:value-type="float" office:value="15.52139" calcext:value-type="float">
            <text:p>15.52139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434876" calcext:value-type="float">
            <text:p>2.43487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5.586098" calcext:value-type="float">
            <text:p>5.586098</text:p>
          </table:table-cell>
          <table:table-cell office:value-type="float" office:value="135.831" calcext:value-type="float">
            <text:p>135.83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2533" calcext:value-type="float">
            <text:p>33.253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061" calcext:value-type="float">
            <text:p>0.000155406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168433" calcext:value-type="float">
            <text:p>0.001168433</text:p>
          </table:table-cell>
          <table:table-cell office:value-type="float" office:value="1165.463" calcext:value-type="float">
            <text:p>1165.463</text:p>
          </table:table-cell>
          <table:table-cell office:value-type="float" office:value="1.749777" calcext:value-type="float">
            <text:p>1.749777</text:p>
          </table:table-cell>
          <table:table-cell office:value-type="float" office:value="0" calcext:value-type="float">
            <text:p>0</text:p>
          </table:table-cell>
          <table:table-cell office:value-type="float" office:value="0.5617502" calcext:value-type="float">
            <text:p>0.5617502</text:p>
          </table:table-cell>
          <table:table-cell office:value-type="float" office:value="0.2781113" calcext:value-type="float">
            <text:p>0.2781113</text:p>
          </table:table-cell>
          <table:table-cell office:value-type="float" office:value="0.2437683" calcext:value-type="float">
            <text:p>0.2437683</text:p>
          </table:table-cell>
          <table:table-cell office:value-type="float" office:value="0.08295381" calcext:value-type="float">
            <text:p>0.08295381</text:p>
          </table:table-cell>
          <table:table-cell office:value-type="float" office:value="0.07496274" calcext:value-type="float">
            <text:p>0.07496274</text:p>
          </table:table-cell>
          <table:table-cell office:value-type="float" office:value="0.0316282" calcext:value-type="float">
            <text:p>0.0316282</text:p>
          </table:table-cell>
          <table:table-cell office:value-type="float" office:value="0.03661992" calcext:value-type="float">
            <text:p>0.03661992</text:p>
          </table:table-cell>
          <table:table-cell office:value-type="float" office:value="0.07497966" calcext:value-type="float">
            <text:p>0.07497966</text:p>
          </table:table-cell>
          <table:table-cell office:value-type="float" office:value="0.1352237" calcext:value-type="float">
            <text:p>0.1352237</text:p>
          </table:table-cell>
          <table:table-cell office:value-type="float" office:value="0.1399021" calcext:value-type="float">
            <text:p>0.1399021</text:p>
          </table:table-cell>
          <table:table-cell office:value-type="float" office:value="0.1507647" calcext:value-type="float">
            <text:p>0.1507647</text:p>
          </table:table-cell>
          <table:table-cell office:value-type="float" office:value="0.1610233" calcext:value-type="float">
            <text:p>0.1610233</text:p>
          </table:table-cell>
          <table:table-cell office:value-type="float" office:value="0.1770689" calcext:value-type="float">
            <text:p>0.1770689</text:p>
          </table:table-cell>
          <table:table-cell office:value-type="float" office:value="0.1814197" calcext:value-type="float">
            <text:p>0.1814197</text:p>
          </table:table-cell>
          <table:table-cell office:value-type="float" office:value="0" calcext:value-type="float">
            <text:p>0</text:p>
          </table:table-cell>
          <table:table-cell office:value-type="float" office:value="19.4382" calcext:value-type="float">
            <text:p>19.4382</text:p>
          </table:table-cell>
          <table:table-cell office:value-type="float" office:value="16.60005" calcext:value-type="float">
            <text:p>16.60005</text:p>
          </table:table-cell>
          <table:table-cell office:value-type="float" office:value="18.11999" calcext:value-type="float">
            <text:p>18.11999</text:p>
          </table:table-cell>
          <table:table-cell office:value-type="float" office:value="5.010905" calcext:value-type="float">
            <text:p>5.010905</text:p>
          </table:table-cell>
          <table:table-cell office:value-type="float" office:value="4.14891" calcext:value-type="float">
            <text:p>4.14891</text:p>
          </table:table-cell>
          <table:table-cell office:value-type="float" office:value="1.995321" calcext:value-type="float">
            <text:p>1.995321</text:p>
          </table:table-cell>
          <table:table-cell office:value-type="float" office:value="2.021423" calcext:value-type="float">
            <text:p>2.021423</text:p>
          </table:table-cell>
          <table:table-cell office:value-type="float" office:value="4.236939" calcext:value-type="float">
            <text:p>4.236939</text:p>
          </table:table-cell>
          <table:table-cell office:value-type="float" office:value="6.843835" calcext:value-type="float">
            <text:p>6.843835</text:p>
          </table:table-cell>
          <table:table-cell office:value-type="float" office:value="7.423262" calcext:value-type="float">
            <text:p>7.423262</text:p>
          </table:table-cell>
          <table:table-cell office:value-type="float" office:value="8.527493" calcext:value-type="float">
            <text:p>8.527493</text:p>
          </table:table-cell>
          <table:table-cell office:value-type="float" office:value="9.236901" calcext:value-type="float">
            <text:p>9.236901</text:p>
          </table:table-cell>
          <table:table-cell office:value-type="float" office:value="10.99841" calcext:value-type="float">
            <text:p>10.99841</text:p>
          </table:table-cell>
          <table:table-cell office:value-type="float" office:value="11.411" calcext:value-type="float">
            <text:p>11.411</text:p>
          </table:table-cell>
          <table:table-cell office:value-type="float" office:value="0" calcext:value-type="float">
            <text:p>0</text:p>
          </table:table-cell>
          <table:table-cell office:value-type="float" office:value="24.26415" calcext:value-type="float">
            <text:p>24.2641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454031" calcext:value-type="float">
            <text:p>2.4540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5.569566" calcext:value-type="float">
            <text:p>5.569566</text:p>
          </table:table-cell>
          <table:table-cell office:value-type="float" office:value="135.8313" calcext:value-type="float">
            <text:p>135.831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27684" calcext:value-type="float">
            <text:p>33.27684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273" calcext:value-type="float">
            <text:p>0.000155427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168621" calcext:value-type="float">
            <text:p>0.001168621</text:p>
          </table:table-cell>
          <table:table-cell office:value-type="float" office:value="1165.456" calcext:value-type="float">
            <text:p>1165.456</text:p>
          </table:table-cell>
          <table:table-cell office:value-type="float" office:value="1.758" calcext:value-type="float">
            <text:p>1.758</text:p>
          </table:table-cell>
          <table:table-cell office:value-type="float" office:value="0" calcext:value-type="float">
            <text:p>0</text:p>
          </table:table-cell>
          <table:table-cell office:value-type="float" office:value="0.584315" calcext:value-type="float">
            <text:p>0.584315</text:p>
          </table:table-cell>
          <table:table-cell office:value-type="float" office:value="0.2668582" calcext:value-type="float">
            <text:p>0.2668582</text:p>
          </table:table-cell>
          <table:table-cell office:value-type="float" office:value="0.2275567" calcext:value-type="float">
            <text:p>0.2275567</text:p>
          </table:table-cell>
          <table:table-cell office:value-type="float" office:value="0.07075913" calcext:value-type="float">
            <text:p>0.07075913</text:p>
          </table:table-cell>
          <table:table-cell office:value-type="float" office:value="0.06927757" calcext:value-type="float">
            <text:p>0.06927757</text:p>
          </table:table-cell>
          <table:table-cell office:value-type="float" office:value="0.02791639" calcext:value-type="float">
            <text:p>0.02791639</text:p>
          </table:table-cell>
          <table:table-cell office:value-type="float" office:value="0.03439036" calcext:value-type="float">
            <text:p>0.03439036</text:p>
          </table:table-cell>
          <table:table-cell office:value-type="float" office:value="0.07462359" calcext:value-type="float">
            <text:p>0.07462359</text:p>
          </table:table-cell>
          <table:table-cell office:value-type="float" office:value="0.1352328" calcext:value-type="float">
            <text:p>0.1352328</text:p>
          </table:table-cell>
          <table:table-cell office:value-type="float" office:value="0.1399551" calcext:value-type="float">
            <text:p>0.1399551</text:p>
          </table:table-cell>
          <table:table-cell office:value-type="float" office:value="0.1508195" calcext:value-type="float">
            <text:p>0.1508195</text:p>
          </table:table-cell>
          <table:table-cell office:value-type="float" office:value="0.161043" calcext:value-type="float">
            <text:p>0.161043</text:p>
          </table:table-cell>
          <table:table-cell office:value-type="float" office:value="0.1771023" calcext:value-type="float">
            <text:p>0.1771023</text:p>
          </table:table-cell>
          <table:table-cell office:value-type="float" office:value="0.1814515" calcext:value-type="float">
            <text:p>0.1814515</text:p>
          </table:table-cell>
          <table:table-cell office:value-type="float" office:value="0" calcext:value-type="float">
            <text:p>0</text:p>
          </table:table-cell>
          <table:table-cell office:value-type="float" office:value="19.59173" calcext:value-type="float">
            <text:p>19.59173</text:p>
          </table:table-cell>
          <table:table-cell office:value-type="float" office:value="16.63382" calcext:value-type="float">
            <text:p>16.63382</text:p>
          </table:table-cell>
          <table:table-cell office:value-type="float" office:value="18.15021" calcext:value-type="float">
            <text:p>18.15021</text:p>
          </table:table-cell>
          <table:table-cell office:value-type="float" office:value="5.025221" calcext:value-type="float">
            <text:p>5.025221</text:p>
          </table:table-cell>
          <table:table-cell office:value-type="float" office:value="4.164885" calcext:value-type="float">
            <text:p>4.164885</text:p>
          </table:table-cell>
          <table:table-cell office:value-type="float" office:value="1.998496" calcext:value-type="float">
            <text:p>1.998496</text:p>
          </table:table-cell>
          <table:table-cell office:value-type="float" office:value="2.024939" calcext:value-type="float">
            <text:p>2.024939</text:p>
          </table:table-cell>
          <table:table-cell office:value-type="float" office:value="4.241885" calcext:value-type="float">
            <text:p>4.241885</text:p>
          </table:table-cell>
          <table:table-cell office:value-type="float" office:value="6.850142" calcext:value-type="float">
            <text:p>6.850142</text:p>
          </table:table-cell>
          <table:table-cell office:value-type="float" office:value="7.42941" calcext:value-type="float">
            <text:p>7.42941</text:p>
          </table:table-cell>
          <table:table-cell office:value-type="float" office:value="8.532979" calcext:value-type="float">
            <text:p>8.532979</text:p>
          </table:table-cell>
          <table:table-cell office:value-type="float" office:value="9.242401" calcext:value-type="float">
            <text:p>9.242401</text:p>
          </table:table-cell>
          <table:table-cell office:value-type="float" office:value="11.00143" calcext:value-type="float">
            <text:p>11.00143</text:p>
          </table:table-cell>
          <table:table-cell office:value-type="float" office:value="11.41393" calcext:value-type="float">
            <text:p>11.41393</text:p>
          </table:table-cell>
          <table:table-cell office:value-type="float" office:value="0" calcext:value-type="float">
            <text:p>0</text:p>
          </table:table-cell>
          <table:table-cell office:value-type="float" office:value="25.54354" calcext:value-type="float">
            <text:p>25.5435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469651" calcext:value-type="float">
            <text:p>2.4696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5.550644" calcext:value-type="float">
            <text:p>5.550644</text:p>
          </table:table-cell>
          <table:table-cell office:value-type="float" office:value="135.8318" calcext:value-type="float">
            <text:p>135.8318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3002" calcext:value-type="float">
            <text:p>33.300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273" calcext:value-type="float">
            <text:p>0.000155427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134078" calcext:value-type="float">
            <text:p>0.001134078</text:p>
          </table:table-cell>
          <table:table-cell office:value-type="float" office:value="1165.448" calcext:value-type="float">
            <text:p>1165.448</text:p>
          </table:table-cell>
          <table:table-cell office:value-type="float" office:value="1.767896" calcext:value-type="float">
            <text:p>1.767896</text:p>
          </table:table-cell>
          <table:table-cell office:value-type="float" office:value="0" calcext:value-type="float">
            <text:p>0</text:p>
          </table:table-cell>
          <table:table-cell office:value-type="float" office:value="0.6637949" calcext:value-type="float">
            <text:p>0.6637949</text:p>
          </table:table-cell>
          <table:table-cell office:value-type="float" office:value="0.2820404" calcext:value-type="float">
            <text:p>0.282040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0683734" calcext:value-type="float">
            <text:p>0.0683734</text:p>
          </table:table-cell>
          <table:table-cell office:value-type="float" office:value="0.06800832" calcext:value-type="float">
            <text:p>0.06800832</text:p>
          </table:table-cell>
          <table:table-cell office:value-type="float" office:value="0.02678183" calcext:value-type="float">
            <text:p>0.02678183</text:p>
          </table:table-cell>
          <table:table-cell office:value-type="float" office:value="0.03450812" calcext:value-type="float">
            <text:p>0.03450812</text:p>
          </table:table-cell>
          <table:table-cell office:value-type="float" office:value="0.074362" calcext:value-type="float">
            <text:p>0.074362</text:p>
          </table:table-cell>
          <table:table-cell office:value-type="float" office:value="0.1352145" calcext:value-type="float">
            <text:p>0.1352145</text:p>
          </table:table-cell>
          <table:table-cell office:value-type="float" office:value="0.1400059" calcext:value-type="float">
            <text:p>0.1400059</text:p>
          </table:table-cell>
          <table:table-cell office:value-type="float" office:value="0.1508736" calcext:value-type="float">
            <text:p>0.1508736</text:p>
          </table:table-cell>
          <table:table-cell office:value-type="float" office:value="0.1610699" calcext:value-type="float">
            <text:p>0.1610699</text:p>
          </table:table-cell>
          <table:table-cell office:value-type="float" office:value="0.17715" calcext:value-type="float">
            <text:p>0.17715</text:p>
          </table:table-cell>
          <table:table-cell office:value-type="float" office:value="0.181483" calcext:value-type="float">
            <text:p>0.181483</text:p>
          </table:table-cell>
          <table:table-cell office:value-type="float" office:value="0" calcext:value-type="float">
            <text:p>0</text:p>
          </table:table-cell>
          <table:table-cell office:value-type="float" office:value="19.77699" calcext:value-type="float">
            <text:p>19.77699</text:p>
          </table:table-cell>
          <table:table-cell office:value-type="float" office:value="16.66598" calcext:value-type="float">
            <text:p>16.66598</text:p>
          </table:table-cell>
          <table:table-cell office:value-type="float" office:value="18.17863" calcext:value-type="float">
            <text:p>18.17863</text:p>
          </table:table-cell>
          <table:table-cell office:value-type="float" office:value="5.036087" calcext:value-type="float">
            <text:p>5.036087</text:p>
          </table:table-cell>
          <table:table-cell office:value-type="float" office:value="4.178922" calcext:value-type="float">
            <text:p>4.178922</text:p>
          </table:table-cell>
          <table:table-cell office:value-type="float" office:value="2.000927" calcext:value-type="float">
            <text:p>2.000927</text:p>
          </table:table-cell>
          <table:table-cell office:value-type="float" office:value="2.028373" calcext:value-type="float">
            <text:p>2.028373</text:p>
          </table:table-cell>
          <table:table-cell office:value-type="float" office:value="4.246812" calcext:value-type="float">
            <text:p>4.246812</text:p>
          </table:table-cell>
          <table:table-cell office:value-type="float" office:value="6.85645" calcext:value-type="float">
            <text:p>6.85645</text:p>
          </table:table-cell>
          <table:table-cell office:value-type="float" office:value="7.435564" calcext:value-type="float">
            <text:p>7.435564</text:p>
          </table:table-cell>
          <table:table-cell office:value-type="float" office:value="8.538466" calcext:value-type="float">
            <text:p>8.538466</text:p>
          </table:table-cell>
          <table:table-cell office:value-type="float" office:value="9.247895" calcext:value-type="float">
            <text:p>9.247895</text:p>
          </table:table-cell>
          <table:table-cell office:value-type="float" office:value="11.00446" calcext:value-type="float">
            <text:p>11.00446</text:p>
          </table:table-cell>
          <table:table-cell office:value-type="float" office:value="11.41685" calcext:value-type="float">
            <text:p>11.41685</text:p>
          </table:table-cell>
          <table:table-cell office:value-type="float" office:value="0" calcext:value-type="float">
            <text:p>0</text:p>
          </table:table-cell>
          <table:table-cell office:value-type="float" office:value="29.15794" calcext:value-type="float">
            <text:p>29.1579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487407" calcext:value-type="float">
            <text:p>2.4874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5.535873" calcext:value-type="float">
            <text:p>5.535873</text:p>
          </table:table-cell>
          <table:table-cell office:value-type="float" office:value="135.8319" calcext:value-type="float">
            <text:p>135.8319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32339" calcext:value-type="float">
            <text:p>33.3233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378" calcext:value-type="float">
            <text:p>0.0001554378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094463" calcext:value-type="float">
            <text:p>0.001094463</text:p>
          </table:table-cell>
          <table:table-cell office:value-type="float" office:value="1165.441" calcext:value-type="float">
            <text:p>1165.441</text:p>
          </table:table-cell>
          <table:table-cell office:value-type="float" office:value="1.774978" calcext:value-type="float">
            <text:p>1.774978</text:p>
          </table:table-cell>
          <table:table-cell office:value-type="float" office:value="0" calcext:value-type="float">
            <text:p>0</text:p>
          </table:table-cell>
          <table:table-cell office:value-type="float" office:value="0.5364454" calcext:value-type="float">
            <text:p>0.5364454</text:p>
          </table:table-cell>
          <table:table-cell office:value-type="float" office:value="0.247051" calcext:value-type="float">
            <text:p>0.247051</text:p>
          </table:table-cell>
          <table:table-cell office:value-type="float" office:value="0.2204368" calcext:value-type="float">
            <text:p>0.2204368</text:p>
          </table:table-cell>
          <table:table-cell office:value-type="float" office:value="0.06465515" calcext:value-type="float">
            <text:p>0.06465515</text:p>
          </table:table-cell>
          <table:table-cell office:value-type="float" office:value="0.06518264" calcext:value-type="float">
            <text:p>0.06518264</text:p>
          </table:table-cell>
          <table:table-cell office:value-type="float" office:value="0.02637113" calcext:value-type="float">
            <text:p>0.02637113</text:p>
          </table:table-cell>
          <table:table-cell office:value-type="float" office:value="0.03377592" calcext:value-type="float">
            <text:p>0.03377592</text:p>
          </table:table-cell>
          <table:table-cell office:value-type="float" office:value="0.07429459" calcext:value-type="float">
            <text:p>0.07429459</text:p>
          </table:table-cell>
          <table:table-cell office:value-type="float" office:value="0.1351819" calcext:value-type="float">
            <text:p>0.1351819</text:p>
          </table:table-cell>
          <table:table-cell office:value-type="float" office:value="0.1400507" calcext:value-type="float">
            <text:p>0.1400507</text:p>
          </table:table-cell>
          <table:table-cell office:value-type="float" office:value="0.1509281" calcext:value-type="float">
            <text:p>0.1509281</text:p>
          </table:table-cell>
          <table:table-cell office:value-type="float" office:value="0.1610776" calcext:value-type="float">
            <text:p>0.1610776</text:p>
          </table:table-cell>
          <table:table-cell office:value-type="float" office:value="0.1771734" calcext:value-type="float">
            <text:p>0.1771734</text:p>
          </table:table-cell>
          <table:table-cell office:value-type="float" office:value="0.1815152" calcext:value-type="float">
            <text:p>0.1815152</text:p>
          </table:table-cell>
          <table:table-cell office:value-type="float" office:value="0" calcext:value-type="float">
            <text:p>0</text:p>
          </table:table-cell>
          <table:table-cell office:value-type="float" office:value="19.96368" calcext:value-type="float">
            <text:p>19.96368</text:p>
          </table:table-cell>
          <table:table-cell office:value-type="float" office:value="16.69697" calcext:value-type="float">
            <text:p>16.69697</text:p>
          </table:table-cell>
          <table:table-cell office:value-type="float" office:value="18.20762" calcext:value-type="float">
            <text:p>18.20762</text:p>
          </table:table-cell>
          <table:table-cell office:value-type="float" office:value="5.046123" calcext:value-type="float">
            <text:p>5.046123</text:p>
          </table:table-cell>
          <table:table-cell office:value-type="float" office:value="4.192246" calcext:value-type="float">
            <text:p>4.192246</text:p>
          </table:table-cell>
          <table:table-cell office:value-type="float" office:value="2.00318" calcext:value-type="float">
            <text:p>2.00318</text:p>
          </table:table-cell>
          <table:table-cell office:value-type="float" office:value="2.031705" calcext:value-type="float">
            <text:p>2.031705</text:p>
          </table:table-cell>
          <table:table-cell office:value-type="float" office:value="4.251755" calcext:value-type="float">
            <text:p>4.251755</text:p>
          </table:table-cell>
          <table:table-cell office:value-type="float" office:value="6.862758" calcext:value-type="float">
            <text:p>6.862758</text:p>
          </table:table-cell>
          <table:table-cell office:value-type="float" office:value="7.441714" calcext:value-type="float">
            <text:p>7.441714</text:p>
          </table:table-cell>
          <table:table-cell office:value-type="float" office:value="8.543908" calcext:value-type="float">
            <text:p>8.543908</text:p>
          </table:table-cell>
          <table:table-cell office:value-type="float" office:value="9.253322" calcext:value-type="float">
            <text:p>9.253322</text:p>
          </table:table-cell>
          <table:table-cell office:value-type="float" office:value="11.00748" calcext:value-type="float">
            <text:p>11.00748</text:p>
          </table:table-cell>
          <table:table-cell office:value-type="float" office:value="11.41958" calcext:value-type="float">
            <text:p>11.41958</text:p>
          </table:table-cell>
          <table:table-cell office:value-type="float" office:value="0" calcext:value-type="float">
            <text:p>0</text:p>
          </table:table-cell>
          <table:table-cell office:value-type="float" office:value="25.91065" calcext:value-type="float">
            <text:p>25.9106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01444" calcext:value-type="float">
            <text:p>2.50144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5.52111" calcext:value-type="float">
            <text:p>5.52111</text:p>
          </table:table-cell>
          <table:table-cell office:value-type="float" office:value="135.8321" calcext:value-type="float">
            <text:p>135.832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3451" calcext:value-type="float">
            <text:p>33.3451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598" calcext:value-type="float">
            <text:p>0.0001554598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094662" calcext:value-type="float">
            <text:p>0.001094662</text:p>
          </table:table-cell>
          <table:table-cell office:value-type="float" office:value="1165.433" calcext:value-type="float">
            <text:p>1165.433</text:p>
          </table:table-cell>
          <table:table-cell office:value-type="float" office:value="1.782448" calcext:value-type="float">
            <text:p>1.782448</text:p>
          </table:table-cell>
          <table:table-cell office:value-type="float" office:value="0" calcext:value-type="float">
            <text:p>0</text:p>
          </table:table-cell>
          <table:table-cell office:value-type="float" office:value="0.6294395" calcext:value-type="float">
            <text:p>0.6294395</text:p>
          </table:table-cell>
          <table:table-cell office:value-type="float" office:value="0.256434" calcext:value-type="float">
            <text:p>0.256434</text:p>
          </table:table-cell>
          <table:table-cell office:value-type="float" office:value="0.2135489" calcext:value-type="float">
            <text:p>0.2135489</text:p>
          </table:table-cell>
          <table:table-cell office:value-type="float" office:value="0.06230626" calcext:value-type="float">
            <text:p>0.06230626</text:p>
          </table:table-cell>
          <table:table-cell office:value-type="float" office:value="0.06120283" calcext:value-type="float">
            <text:p>0.06120283</text:p>
          </table:table-cell>
          <table:table-cell office:value-type="float" office:value="0.02536409" calcext:value-type="float">
            <text:p>0.02536409</text:p>
          </table:table-cell>
          <table:table-cell office:value-type="float" office:value="0.03294691" calcext:value-type="float">
            <text:p>0.03294691</text:p>
          </table:table-cell>
          <table:table-cell office:value-type="float" office:value="0.07414142" calcext:value-type="float">
            <text:p>0.07414142</text:p>
          </table:table-cell>
          <table:table-cell office:value-type="float" office:value="0.1351269" calcext:value-type="float">
            <text:p>0.1351269</text:p>
          </table:table-cell>
          <table:table-cell office:value-type="float" office:value="0.1400924" calcext:value-type="float">
            <text:p>0.1400924</text:p>
          </table:table-cell>
          <table:table-cell office:value-type="float" office:value="0.150982" calcext:value-type="float">
            <text:p>0.150982</text:p>
          </table:table-cell>
          <table:table-cell office:value-type="float" office:value="0.1611001" calcext:value-type="float">
            <text:p>0.1611001</text:p>
          </table:table-cell>
          <table:table-cell office:value-type="float" office:value="0.1772037" calcext:value-type="float">
            <text:p>0.1772037</text:p>
          </table:table-cell>
          <table:table-cell office:value-type="float" office:value="0.1815463" calcext:value-type="float">
            <text:p>0.1815463</text:p>
          </table:table-cell>
          <table:table-cell office:value-type="float" office:value="0" calcext:value-type="float">
            <text:p>0</text:p>
          </table:table-cell>
          <table:table-cell office:value-type="float" office:value="20.10102" calcext:value-type="float">
            <text:p>20.10102</text:p>
          </table:table-cell>
          <table:table-cell office:value-type="float" office:value="16.72064" calcext:value-type="float">
            <text:p>16.72064</text:p>
          </table:table-cell>
          <table:table-cell office:value-type="float" office:value="18.22764" calcext:value-type="float">
            <text:p>18.22764</text:p>
          </table:table-cell>
          <table:table-cell office:value-type="float" office:value="5.053926" calcext:value-type="float">
            <text:p>5.053926</text:p>
          </table:table-cell>
          <table:table-cell office:value-type="float" office:value="4.203228" calcext:value-type="float">
            <text:p>4.203228</text:p>
          </table:table-cell>
          <table:table-cell office:value-type="float" office:value="2.005179" calcext:value-type="float">
            <text:p>2.005179</text:p>
          </table:table-cell>
          <table:table-cell office:value-type="float" office:value="2.034738" calcext:value-type="float">
            <text:p>2.034738</text:p>
          </table:table-cell>
          <table:table-cell office:value-type="float" office:value="4.256713" calcext:value-type="float">
            <text:p>4.256713</text:p>
          </table:table-cell>
          <table:table-cell office:value-type="float" office:value="6.869065" calcext:value-type="float">
            <text:p>6.869065</text:p>
          </table:table-cell>
          <table:table-cell office:value-type="float" office:value="7.447865" calcext:value-type="float">
            <text:p>7.447865</text:p>
          </table:table-cell>
          <table:table-cell office:value-type="float" office:value="8.549338" calcext:value-type="float">
            <text:p>8.549338</text:p>
          </table:table-cell>
          <table:table-cell office:value-type="float" office:value="9.258754" calcext:value-type="float">
            <text:p>9.258754</text:p>
          </table:table-cell>
          <table:table-cell office:value-type="float" office:value="11.0105" calcext:value-type="float">
            <text:p>11.0105</text:p>
          </table:table-cell>
          <table:table-cell office:value-type="float" office:value="11.42145" calcext:value-type="float">
            <text:p>11.42145</text:p>
          </table:table-cell>
          <table:table-cell office:value-type="float" office:value="0" calcext:value-type="float">
            <text:p>0</text:p>
          </table:table-cell>
          <table:table-cell office:value-type="float" office:value="27.89256" calcext:value-type="float">
            <text:p>27.89256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1546" calcext:value-type="float">
            <text:p>2.5154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5.506835" calcext:value-type="float">
            <text:p>5.506835</text:p>
          </table:table-cell>
          <table:table-cell office:value-type="float" office:value="135.8324" calcext:value-type="float">
            <text:p>135.832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3665" calcext:value-type="float">
            <text:p>33.366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682" calcext:value-type="float">
            <text:p>0.0001554682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1025583" calcext:value-type="float">
            <text:p>0.001025583</text:p>
          </table:table-cell>
          <table:table-cell office:value-type="float" office:value="1165.425" calcext:value-type="float">
            <text:p>1165.425</text:p>
          </table:table-cell>
          <table:table-cell office:value-type="float" office:value="1.789318" calcext:value-type="float">
            <text:p>1.789318</text:p>
          </table:table-cell>
          <table:table-cell office:value-type="float" office:value="0" calcext:value-type="float">
            <text:p>0</text:p>
          </table:table-cell>
          <table:table-cell office:value-type="float" office:value="0.634282" calcext:value-type="float">
            <text:p>0.634282</text:p>
          </table:table-cell>
          <table:table-cell office:value-type="float" office:value="0.2607774" calcext:value-type="float">
            <text:p>0.2607774</text:p>
          </table:table-cell>
          <table:table-cell office:value-type="float" office:value="0.2126002" calcext:value-type="float">
            <text:p>0.2126002</text:p>
          </table:table-cell>
          <table:table-cell office:value-type="float" office:value="0.0601024" calcext:value-type="float">
            <text:p>0.0601024</text:p>
          </table:table-cell>
          <table:table-cell office:value-type="float" office:value="0.05838839" calcext:value-type="float">
            <text:p>0.05838839</text:p>
          </table:table-cell>
          <table:table-cell office:value-type="float" office:value="0.02476654" calcext:value-type="float">
            <text:p>0.02476654</text:p>
          </table:table-cell>
          <table:table-cell office:value-type="float" office:value="0.0328688" calcext:value-type="float">
            <text:p>0.0328688</text:p>
          </table:table-cell>
          <table:table-cell office:value-type="float" office:value="0.07411127" calcext:value-type="float">
            <text:p>0.07411127</text:p>
          </table:table-cell>
          <table:table-cell office:value-type="float" office:value="0.1350824" calcext:value-type="float">
            <text:p>0.1350824</text:p>
          </table:table-cell>
          <table:table-cell office:value-type="float" office:value="0.1401312" calcext:value-type="float">
            <text:p>0.1401312</text:p>
          </table:table-cell>
          <table:table-cell office:value-type="float" office:value="0.1510355" calcext:value-type="float">
            <text:p>0.1510355</text:p>
          </table:table-cell>
          <table:table-cell office:value-type="float" office:value="0.1611318" calcext:value-type="float">
            <text:p>0.1611318</text:p>
          </table:table-cell>
          <table:table-cell office:value-type="float" office:value="0.1773097" calcext:value-type="float">
            <text:p>0.1773097</text:p>
          </table:table-cell>
          <table:table-cell office:value-type="float" office:value="0.1815541" calcext:value-type="float">
            <text:p>0.1815541</text:p>
          </table:table-cell>
          <table:table-cell office:value-type="float" office:value="0" calcext:value-type="float">
            <text:p>0</text:p>
          </table:table-cell>
          <table:table-cell office:value-type="float" office:value="20.25117" calcext:value-type="float">
            <text:p>20.25117</text:p>
          </table:table-cell>
          <table:table-cell office:value-type="float" office:value="16.74196" calcext:value-type="float">
            <text:p>16.74196</text:p>
          </table:table-cell>
          <table:table-cell office:value-type="float" office:value="18.24409" calcext:value-type="float">
            <text:p>18.24409</text:p>
          </table:table-cell>
          <table:table-cell office:value-type="float" office:value="5.060545" calcext:value-type="float">
            <text:p>5.060545</text:p>
          </table:table-cell>
          <table:table-cell office:value-type="float" office:value="4.212497" calcext:value-type="float">
            <text:p>4.212497</text:p>
          </table:table-cell>
          <table:table-cell office:value-type="float" office:value="2.006951" calcext:value-type="float">
            <text:p>2.006951</text:p>
          </table:table-cell>
          <table:table-cell office:value-type="float" office:value="2.037711" calcext:value-type="float">
            <text:p>2.037711</text:p>
          </table:table-cell>
          <table:table-cell office:value-type="float" office:value="4.261672" calcext:value-type="float">
            <text:p>4.261672</text:p>
          </table:table-cell>
          <table:table-cell office:value-type="float" office:value="6.875373" calcext:value-type="float">
            <text:p>6.875373</text:p>
          </table:table-cell>
          <table:table-cell office:value-type="float" office:value="7.454016" calcext:value-type="float">
            <text:p>7.454016</text:p>
          </table:table-cell>
          <table:table-cell office:value-type="float" office:value="8.554769" calcext:value-type="float">
            <text:p>8.554769</text:p>
          </table:table-cell>
          <table:table-cell office:value-type="float" office:value="9.264181" calcext:value-type="float">
            <text:p>9.264181</text:p>
          </table:table-cell>
          <table:table-cell office:value-type="float" office:value="11.01354" calcext:value-type="float">
            <text:p>11.01354</text:p>
          </table:table-cell>
          <table:table-cell office:value-type="float" office:value="11.42554" calcext:value-type="float">
            <text:p>11.42554</text:p>
          </table:table-cell>
          <table:table-cell office:value-type="float" office:value="0" calcext:value-type="float">
            <text:p>0</text:p>
          </table:table-cell>
          <table:table-cell office:value-type="float" office:value="27.13358" calcext:value-type="float">
            <text:p>27.13358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28908" calcext:value-type="float">
            <text:p>2.5289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5.486314" calcext:value-type="float">
            <text:p>5.486314</text:p>
          </table:table-cell>
          <table:table-cell office:value-type="float" office:value="135.8331" calcext:value-type="float">
            <text:p>135.833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39048" calcext:value-type="float">
            <text:p>33.3904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698" calcext:value-type="float">
            <text:p>0.0001554698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8759687" calcext:value-type="float">
            <text:p>0.0008759687</text:p>
          </table:table-cell>
          <table:table-cell office:value-type="float" office:value="1165.417" calcext:value-type="float">
            <text:p>1165.417</text:p>
          </table:table-cell>
          <table:table-cell office:value-type="float" office:value="1.80101" calcext:value-type="float">
            <text:p>1.80101</text:p>
          </table:table-cell>
          <table:table-cell office:value-type="float" office:value="0" calcext:value-type="float">
            <text:p>0</text:p>
          </table:table-cell>
          <table:table-cell office:value-type="float" office:value="0.5889176" calcext:value-type="float">
            <text:p>0.5889176</text:p>
          </table:table-cell>
          <table:table-cell office:value-type="float" office:value="0.5033129" calcext:value-type="float">
            <text:p>0.5033129</text:p>
          </table:table-cell>
          <table:table-cell office:value-type="float" office:value="0.2717669" calcext:value-type="float">
            <text:p>0.2717669</text:p>
          </table:table-cell>
          <table:table-cell office:value-type="float" office:value="0.06919225" calcext:value-type="float">
            <text:p>0.06919225</text:p>
          </table:table-cell>
          <table:table-cell office:value-type="float" office:value="0.06233547" calcext:value-type="float">
            <text:p>0.06233547</text:p>
          </table:table-cell>
          <table:table-cell office:value-type="float" office:value="0.02512455" calcext:value-type="float">
            <text:p>0.02512455</text:p>
          </table:table-cell>
          <table:table-cell office:value-type="float" office:value="0.03318057" calcext:value-type="float">
            <text:p>0.03318057</text:p>
          </table:table-cell>
          <table:table-cell office:value-type="float" office:value="0.07415394" calcext:value-type="float">
            <text:p>0.07415394</text:p>
          </table:table-cell>
          <table:table-cell office:value-type="float" office:value="0.1350495" calcext:value-type="float">
            <text:p>0.1350495</text:p>
          </table:table-cell>
          <table:table-cell office:value-type="float" office:value="0.1401676" calcext:value-type="float">
            <text:p>0.1401676</text:p>
          </table:table-cell>
          <table:table-cell office:value-type="float" office:value="0.1510885" calcext:value-type="float">
            <text:p>0.1510885</text:p>
          </table:table-cell>
          <table:table-cell office:value-type="float" office:value="0.1611785" calcext:value-type="float">
            <text:p>0.1611785</text:p>
          </table:table-cell>
          <table:table-cell office:value-type="float" office:value="0.17729" calcext:value-type="float">
            <text:p>0.17729</text:p>
          </table:table-cell>
          <table:table-cell office:value-type="float" office:value="0.1816014" calcext:value-type="float">
            <text:p>0.1816014</text:p>
          </table:table-cell>
          <table:table-cell office:value-type="float" office:value="0" calcext:value-type="float">
            <text:p>0</text:p>
          </table:table-cell>
          <table:table-cell office:value-type="float" office:value="20.49829" calcext:value-type="float">
            <text:p>20.49829</text:p>
          </table:table-cell>
          <table:table-cell office:value-type="float" office:value="16.79078" calcext:value-type="float">
            <text:p>16.79078</text:p>
          </table:table-cell>
          <table:table-cell office:value-type="float" office:value="18.26957" calcext:value-type="float">
            <text:p>18.26957</text:p>
          </table:table-cell>
          <table:table-cell office:value-type="float" office:value="5.06784" calcext:value-type="float">
            <text:p>5.06784</text:p>
          </table:table-cell>
          <table:table-cell office:value-type="float" office:value="4.222047" calcext:value-type="float">
            <text:p>4.222047</text:p>
          </table:table-cell>
          <table:table-cell office:value-type="float" office:value="2.008661" calcext:value-type="float">
            <text:p>2.008661</text:p>
          </table:table-cell>
          <table:table-cell office:value-type="float" office:value="2.040652" calcext:value-type="float">
            <text:p>2.040652</text:p>
          </table:table-cell>
          <table:table-cell office:value-type="float" office:value="4.26663" calcext:value-type="float">
            <text:p>4.26663</text:p>
          </table:table-cell>
          <table:table-cell office:value-type="float" office:value="6.881681" calcext:value-type="float">
            <text:p>6.881681</text:p>
          </table:table-cell>
          <table:table-cell office:value-type="float" office:value="7.460164" calcext:value-type="float">
            <text:p>7.460164</text:p>
          </table:table-cell>
          <table:table-cell office:value-type="float" office:value="8.560199" calcext:value-type="float">
            <text:p>8.560199</text:p>
          </table:table-cell>
          <table:table-cell office:value-type="float" office:value="9.269608" calcext:value-type="float">
            <text:p>9.269608</text:p>
          </table:table-cell>
          <table:table-cell office:value-type="float" office:value="11.01657" calcext:value-type="float">
            <text:p>11.01657</text:p>
          </table:table-cell>
          <table:table-cell office:value-type="float" office:value="11.42843" calcext:value-type="float">
            <text:p>11.42843</text:p>
          </table:table-cell>
          <table:table-cell office:value-type="float" office:value="0" calcext:value-type="float">
            <text:p>0</text:p>
          </table:table-cell>
          <table:table-cell office:value-type="float" office:value="2.24543" calcext:value-type="float">
            <text:p>2.24543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48042" calcext:value-type="float">
            <text:p>2.5480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5.473506" calcext:value-type="float">
            <text:p>5.473506</text:p>
          </table:table-cell>
          <table:table-cell office:value-type="float" office:value="135.8332" calcext:value-type="float">
            <text:p>135.8332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41563" calcext:value-type="float">
            <text:p>33.4156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862" calcext:value-type="float">
            <text:p>0.0001554862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7396839" calcext:value-type="float">
            <text:p>0.0007396839</text:p>
          </table:table-cell>
          <table:table-cell office:value-type="float" office:value="1165.409" calcext:value-type="float">
            <text:p>1165.409</text:p>
          </table:table-cell>
          <table:table-cell office:value-type="float" office:value="1.806947" calcext:value-type="float">
            <text:p>1.806947</text:p>
          </table:table-cell>
          <table:table-cell office:value-type="float" office:value="0" calcext:value-type="float">
            <text:p>0</text:p>
          </table:table-cell>
          <table:table-cell office:value-type="float" office:value="0.3786218" calcext:value-type="float">
            <text:p>0.3786218</text:p>
          </table:table-cell>
          <table:table-cell office:value-type="float" office:value="0.2598506" calcext:value-type="float">
            <text:p>0.2598506</text:p>
          </table:table-cell>
          <table:table-cell office:value-type="float" office:value="0.2176706" calcext:value-type="float">
            <text:p>0.2176706</text:p>
          </table:table-cell>
          <table:table-cell office:value-type="float" office:value="0.0696634" calcext:value-type="float">
            <text:p>0.0696634</text:p>
          </table:table-cell>
          <table:table-cell office:value-type="float" office:value="0.05951134" calcext:value-type="float">
            <text:p>0.05951134</text:p>
          </table:table-cell>
          <table:table-cell office:value-type="float" office:value="0.02593388" calcext:value-type="float">
            <text:p>0.02593388</text:p>
          </table:table-cell>
          <table:table-cell office:value-type="float" office:value="0.0317319" calcext:value-type="float">
            <text:p>0.0317319</text:p>
          </table:table-cell>
          <table:table-cell office:value-type="float" office:value="0.07416657" calcext:value-type="float">
            <text:p>0.07416657</text:p>
          </table:table-cell>
          <table:table-cell office:value-type="float" office:value="0.135031" calcext:value-type="float">
            <text:p>0.135031</text:p>
          </table:table-cell>
          <table:table-cell office:value-type="float" office:value="0.1402034" calcext:value-type="float">
            <text:p>0.1402034</text:p>
          </table:table-cell>
          <table:table-cell office:value-type="float" office:value="0.1511411" calcext:value-type="float">
            <text:p>0.1511411</text:p>
          </table:table-cell>
          <table:table-cell office:value-type="float" office:value="0.1611471" calcext:value-type="float">
            <text:p>0.1611471</text:p>
          </table:table-cell>
          <table:table-cell office:value-type="float" office:value="0.177307" calcext:value-type="float">
            <text:p>0.177307</text:p>
          </table:table-cell>
          <table:table-cell office:value-type="float" office:value="0.1816387" calcext:value-type="float">
            <text:p>0.1816387</text:p>
          </table:table-cell>
          <table:table-cell office:value-type="float" office:value="0" calcext:value-type="float">
            <text:p>0</text:p>
          </table:table-cell>
          <table:table-cell office:value-type="float" office:value="20.61652" calcext:value-type="float">
            <text:p>20.61652</text:p>
          </table:table-cell>
          <table:table-cell office:value-type="float" office:value="16.87033" calcext:value-type="float">
            <text:p>16.87033</text:p>
          </table:table-cell>
          <table:table-cell office:value-type="float" office:value="18.30886" calcext:value-type="float">
            <text:p>18.30886</text:p>
          </table:table-cell>
          <table:table-cell office:value-type="float" office:value="5.083802" calcext:value-type="float">
            <text:p>5.083802</text:p>
          </table:table-cell>
          <table:table-cell office:value-type="float" office:value="4.233376" calcext:value-type="float">
            <text:p>4.233376</text:p>
          </table:table-cell>
          <table:table-cell office:value-type="float" office:value="2.010608" calcext:value-type="float">
            <text:p>2.010608</text:p>
          </table:table-cell>
          <table:table-cell office:value-type="float" office:value="2.043586" calcext:value-type="float">
            <text:p>2.043586</text:p>
          </table:table-cell>
          <table:table-cell office:value-type="float" office:value="4.271588" calcext:value-type="float">
            <text:p>4.271588</text:p>
          </table:table-cell>
          <table:table-cell office:value-type="float" office:value="6.887989" calcext:value-type="float">
            <text:p>6.887989</text:p>
          </table:table-cell>
          <table:table-cell office:value-type="float" office:value="7.466316" calcext:value-type="float">
            <text:p>7.466316</text:p>
          </table:table-cell>
          <table:table-cell office:value-type="float" office:value="8.565629" calcext:value-type="float">
            <text:p>8.565629</text:p>
          </table:table-cell>
          <table:table-cell office:value-type="float" office:value="9.275035" calcext:value-type="float">
            <text:p>9.275035</text:p>
          </table:table-cell>
          <table:table-cell office:value-type="float" office:value="11.01959" calcext:value-type="float">
            <text:p>11.01959</text:p>
          </table:table-cell>
          <table:table-cell office:value-type="float" office:value="11.43011" calcext:value-type="float">
            <text:p>11.43011</text:p>
          </table:table-cell>
          <table:table-cell office:value-type="float" office:value="0" calcext:value-type="float">
            <text:p>0</text:p>
          </table:table-cell>
          <table:table-cell office:value-type="float" office:value="14.98453" calcext:value-type="float">
            <text:p>14.98453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60206" calcext:value-type="float">
            <text:p>2.56020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5.467447" calcext:value-type="float">
            <text:p>5.467447</text:p>
          </table:table-cell>
          <table:table-cell office:value-type="float" office:value="135.8327" calcext:value-type="float">
            <text:p>135.8327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4357" calcext:value-type="float">
            <text:p>33.4357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4982" calcext:value-type="float">
            <text:p>0.0001554982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7397945" calcext:value-type="float">
            <text:p>0.0007397945</text:p>
          </table:table-cell>
          <table:table-cell office:value-type="float" office:value="1165.398" calcext:value-type="float">
            <text:p>1165.398</text:p>
          </table:table-cell>
          <table:table-cell office:value-type="float" office:value="1.808287" calcext:value-type="float">
            <text:p>1.808287</text:p>
          </table:table-cell>
          <table:table-cell office:value-type="float" office:value="0" calcext:value-type="float">
            <text:p>0</text:p>
          </table:table-cell>
          <table:table-cell office:value-type="float" office:value="0.3903621" calcext:value-type="float">
            <text:p>0.3903621</text:p>
          </table:table-cell>
          <table:table-cell office:value-type="float" office:value="0.1794047" calcext:value-type="float">
            <text:p>0.1794047</text:p>
          </table:table-cell>
          <table:table-cell office:value-type="float" office:value="0.1720298" calcext:value-type="float">
            <text:p>0.1720298</text:p>
          </table:table-cell>
          <table:table-cell office:value-type="float" office:value="0.05291677" calcext:value-type="float">
            <text:p>0.05291677</text:p>
          </table:table-cell>
          <table:table-cell office:value-type="float" office:value="0.0506048" calcext:value-type="float">
            <text:p>0.0506048</text:p>
          </table:table-cell>
          <table:table-cell office:value-type="float" office:value="0.02391089" calcext:value-type="float">
            <text:p>0.02391089</text:p>
          </table:table-cell>
          <table:table-cell office:value-type="float" office:value="0.03168277" calcext:value-type="float">
            <text:p>0.03168277</text:p>
          </table:table-cell>
          <table:table-cell office:value-type="float" office:value="0.07394887" calcext:value-type="float">
            <text:p>0.07394887</text:p>
          </table:table-cell>
          <table:table-cell office:value-type="float" office:value="0.135007" calcext:value-type="float">
            <text:p>0.135007</text:p>
          </table:table-cell>
          <table:table-cell office:value-type="float" office:value="0.1402403" calcext:value-type="float">
            <text:p>0.1402403</text:p>
          </table:table-cell>
          <table:table-cell office:value-type="float" office:value="0.1511933" calcext:value-type="float">
            <text:p>0.1511933</text:p>
          </table:table-cell>
          <table:table-cell office:value-type="float" office:value="0.1611443" calcext:value-type="float">
            <text:p>0.1611443</text:p>
          </table:table-cell>
          <table:table-cell office:value-type="float" office:value="0.1773362" calcext:value-type="float">
            <text:p>0.1773362</text:p>
          </table:table-cell>
          <table:table-cell office:value-type="float" office:value="0.1816702" calcext:value-type="float">
            <text:p>0.1816702</text:p>
          </table:table-cell>
          <table:table-cell office:value-type="float" office:value="0" calcext:value-type="float">
            <text:p>0</text:p>
          </table:table-cell>
          <table:table-cell office:value-type="float" office:value="20.67828" calcext:value-type="float">
            <text:p>20.67828</text:p>
          </table:table-cell>
          <table:table-cell office:value-type="float" office:value="16.88781" calcext:value-type="float">
            <text:p>16.88781</text:p>
          </table:table-cell>
          <table:table-cell office:value-type="float" office:value="18.32162" calcext:value-type="float">
            <text:p>18.32162</text:p>
          </table:table-cell>
          <table:table-cell office:value-type="float" office:value="5.090789" calcext:value-type="float">
            <text:p>5.090789</text:p>
          </table:table-cell>
          <table:table-cell office:value-type="float" office:value="4.241332" calcext:value-type="float">
            <text:p>4.241332</text:p>
          </table:table-cell>
          <table:table-cell office:value-type="float" office:value="2.012384" calcext:value-type="float">
            <text:p>2.012384</text:p>
          </table:table-cell>
          <table:table-cell office:value-type="float" office:value="2.046298" calcext:value-type="float">
            <text:p>2.046298</text:p>
          </table:table-cell>
          <table:table-cell office:value-type="float" office:value="4.276526" calcext:value-type="float">
            <text:p>4.276526</text:p>
          </table:table-cell>
          <table:table-cell office:value-type="float" office:value="6.894296" calcext:value-type="float">
            <text:p>6.894296</text:p>
          </table:table-cell>
          <table:table-cell office:value-type="float" office:value="7.472439" calcext:value-type="float">
            <text:p>7.472439</text:p>
          </table:table-cell>
          <table:table-cell office:value-type="float" office:value="8.571059" calcext:value-type="float">
            <text:p>8.571059</text:p>
          </table:table-cell>
          <table:table-cell office:value-type="float" office:value="9.280415" calcext:value-type="float">
            <text:p>9.280415</text:p>
          </table:table-cell>
          <table:table-cell office:value-type="float" office:value="11.02261" calcext:value-type="float">
            <text:p>11.02261</text:p>
          </table:table-cell>
          <table:table-cell office:value-type="float" office:value="11.42928" calcext:value-type="float">
            <text:p>11.42928</text:p>
          </table:table-cell>
          <table:table-cell office:value-type="float" office:value="0" calcext:value-type="float">
            <text:p>0</text:p>
          </table:table-cell>
          <table:table-cell office:value-type="float" office:value="9.427115" calcext:value-type="float">
            <text:p>9.42711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66119" calcext:value-type="float">
            <text:p>2.56611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5.460305" calcext:value-type="float">
            <text:p>5.460305</text:p>
          </table:table-cell>
          <table:table-cell office:value-type="float" office:value="135.8326" calcext:value-type="float">
            <text:p>135.8326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45399" calcext:value-type="float">
            <text:p>33.4539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5122" calcext:value-type="float">
            <text:p>0.0001555122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7399259" calcext:value-type="float">
            <text:p>0.0007399259</text:p>
          </table:table-cell>
          <table:table-cell office:value-type="float" office:value="1165.386" calcext:value-type="float">
            <text:p>1165.386</text:p>
          </table:table-cell>
          <table:table-cell office:value-type="float" office:value="1.810445" calcext:value-type="float">
            <text:p>1.810445</text:p>
          </table:table-cell>
          <table:table-cell office:value-type="float" office:value="0" calcext:value-type="float">
            <text:p>0</text:p>
          </table:table-cell>
          <table:table-cell office:value-type="float" office:value="0.4105259" calcext:value-type="float">
            <text:p>0.4105259</text:p>
          </table:table-cell>
          <table:table-cell office:value-type="float" office:value="0.1735298" calcext:value-type="float">
            <text:p>0.1735298</text:p>
          </table:table-cell>
          <table:table-cell office:value-type="float" office:value="0.1627479" calcext:value-type="float">
            <text:p>0.1627479</text:p>
          </table:table-cell>
          <table:table-cell office:value-type="float" office:value="0.04862309" calcext:value-type="float">
            <text:p>0.04862309</text:p>
          </table:table-cell>
          <table:table-cell office:value-type="float" office:value="0.04683838" calcext:value-type="float">
            <text:p>0.04683838</text:p>
          </table:table-cell>
          <table:table-cell office:value-type="float" office:value="0.02296178" calcext:value-type="float">
            <text:p>0.02296178</text:p>
          </table:table-cell>
          <table:table-cell office:value-type="float" office:value="0.03043362" calcext:value-type="float">
            <text:p>0.03043362</text:p>
          </table:table-cell>
          <table:table-cell office:value-type="float" office:value="0.07374555" calcext:value-type="float">
            <text:p>0.07374555</text:p>
          </table:table-cell>
          <table:table-cell office:value-type="float" office:value="0.1349774" calcext:value-type="float">
            <text:p>0.1349774</text:p>
          </table:table-cell>
          <table:table-cell office:value-type="float" office:value="0.1402762" calcext:value-type="float">
            <text:p>0.1402762</text:p>
          </table:table-cell>
          <table:table-cell office:value-type="float" office:value="0.1512451" calcext:value-type="float">
            <text:p>0.1512451</text:p>
          </table:table-cell>
          <table:table-cell office:value-type="float" office:value="0.1611582" calcext:value-type="float">
            <text:p>0.1611582</text:p>
          </table:table-cell>
          <table:table-cell office:value-type="float" office:value="0.1773711" calcext:value-type="float">
            <text:p>0.1773711</text:p>
          </table:table-cell>
          <table:table-cell office:value-type="float" office:value="0.1817019" calcext:value-type="float">
            <text:p>0.1817019</text:p>
          </table:table-cell>
          <table:table-cell office:value-type="float" office:value="0" calcext:value-type="float">
            <text:p>0</text:p>
          </table:table-cell>
          <table:table-cell office:value-type="float" office:value="20.70919" calcext:value-type="float">
            <text:p>20.70919</text:p>
          </table:table-cell>
          <table:table-cell office:value-type="float" office:value="16.89182" calcext:value-type="float">
            <text:p>16.89182</text:p>
          </table:table-cell>
          <table:table-cell office:value-type="float" office:value="18.32434" calcext:value-type="float">
            <text:p>18.32434</text:p>
          </table:table-cell>
          <table:table-cell office:value-type="float" office:value="5.093633" calcext:value-type="float">
            <text:p>5.093633</text:p>
          </table:table-cell>
          <table:table-cell office:value-type="float" office:value="4.246427" calcext:value-type="float">
            <text:p>4.246427</text:p>
          </table:table-cell>
          <table:table-cell office:value-type="float" office:value="2.013726" calcext:value-type="float">
            <text:p>2.013726</text:p>
          </table:table-cell>
          <table:table-cell office:value-type="float" office:value="2.048879" calcext:value-type="float">
            <text:p>2.048879</text:p>
          </table:table-cell>
          <table:table-cell office:value-type="float" office:value="4.281425" calcext:value-type="float">
            <text:p>4.281425</text:p>
          </table:table-cell>
          <table:table-cell office:value-type="float" office:value="6.900604" calcext:value-type="float">
            <text:p>6.900604</text:p>
          </table:table-cell>
          <table:table-cell office:value-type="float" office:value="7.478514" calcext:value-type="float">
            <text:p>7.478514</text:p>
          </table:table-cell>
          <table:table-cell office:value-type="float" office:value="8.576488" calcext:value-type="float">
            <text:p>8.576488</text:p>
          </table:table-cell>
          <table:table-cell office:value-type="float" office:value="9.285759" calcext:value-type="float">
            <text:p>9.285759</text:p>
          </table:table-cell>
          <table:table-cell office:value-type="float" office:value="11.02564" calcext:value-type="float">
            <text:p>11.02564</text:p>
          </table:table-cell>
          <table:table-cell office:value-type="float" office:value="11.43149" calcext:value-type="float">
            <text:p>11.43149</text:p>
          </table:table-cell>
          <table:table-cell office:value-type="float" office:value="0" calcext:value-type="float">
            <text:p>0</text:p>
          </table:table-cell>
          <table:table-cell office:value-type="float" office:value="11.42494" calcext:value-type="float">
            <text:p>11.4249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72985" calcext:value-type="float">
            <text:p>2.57298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5.454156" calcext:value-type="float">
            <text:p>5.454156</text:p>
          </table:table-cell>
          <table:table-cell office:value-type="float" office:value="135.8324" calcext:value-type="float">
            <text:p>135.832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47202" calcext:value-type="float">
            <text:p>33.4720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5167" calcext:value-type="float">
            <text:p>0.000155516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7399675" calcext:value-type="float">
            <text:p>0.0007399675</text:p>
          </table:table-cell>
          <table:table-cell office:value-type="float" office:value="1165.375" calcext:value-type="float">
            <text:p>1165.375</text:p>
          </table:table-cell>
          <table:table-cell office:value-type="float" office:value="1.812068" calcext:value-type="float">
            <text:p>1.812068</text:p>
          </table:table-cell>
          <table:table-cell office:value-type="float" office:value="0" calcext:value-type="float">
            <text:p>0</text:p>
          </table:table-cell>
          <table:table-cell office:value-type="float" office:value="0.4089145" calcext:value-type="float">
            <text:p>0.4089145</text:p>
          </table:table-cell>
          <table:table-cell office:value-type="float" office:value="0.1800452" calcext:value-type="float">
            <text:p>0.1800452</text:p>
          </table:table-cell>
          <table:table-cell office:value-type="float" office:value="0.156863" calcext:value-type="float">
            <text:p>0.156863</text:p>
          </table:table-cell>
          <table:table-cell office:value-type="float" office:value="0.04695674" calcext:value-type="float">
            <text:p>0.04695674</text:p>
          </table:table-cell>
          <table:table-cell office:value-type="float" office:value="0.04439899" calcext:value-type="float">
            <text:p>0.04439899</text:p>
          </table:table-cell>
          <table:table-cell office:value-type="float" office:value="0.02243705" calcext:value-type="float">
            <text:p>0.02243705</text:p>
          </table:table-cell>
          <table:table-cell office:value-type="float" office:value="0.03065835" calcext:value-type="float">
            <text:p>0.03065835</text:p>
          </table:table-cell>
          <table:table-cell office:value-type="float" office:value="0.07366618" calcext:value-type="float">
            <text:p>0.07366618</text:p>
          </table:table-cell>
          <table:table-cell office:value-type="float" office:value="0.1349371" calcext:value-type="float">
            <text:p>0.1349371</text:p>
          </table:table-cell>
          <table:table-cell office:value-type="float" office:value="0.1403087" calcext:value-type="float">
            <text:p>0.1403087</text:p>
          </table:table-cell>
          <table:table-cell office:value-type="float" office:value="0.1512965" calcext:value-type="float">
            <text:p>0.1512965</text:p>
          </table:table-cell>
          <table:table-cell office:value-type="float" office:value="0.1611701" calcext:value-type="float">
            <text:p>0.1611701</text:p>
          </table:table-cell>
          <table:table-cell office:value-type="float" office:value="0.1774046" calcext:value-type="float">
            <text:p>0.1774046</text:p>
          </table:table-cell>
          <table:table-cell office:value-type="float" office:value="0.1817332" calcext:value-type="float">
            <text:p>0.1817332</text:p>
          </table:table-cell>
          <table:table-cell office:value-type="float" office:value="0" calcext:value-type="float">
            <text:p>0</text:p>
          </table:table-cell>
          <table:table-cell office:value-type="float" office:value="20.7403" calcext:value-type="float">
            <text:p>20.7403</text:p>
          </table:table-cell>
          <table:table-cell office:value-type="float" office:value="16.89811" calcext:value-type="float">
            <text:p>16.89811</text:p>
          </table:table-cell>
          <table:table-cell office:value-type="float" office:value="18.32388" calcext:value-type="float">
            <text:p>18.32388</text:p>
          </table:table-cell>
          <table:table-cell office:value-type="float" office:value="5.09532" calcext:value-type="float">
            <text:p>5.09532</text:p>
          </table:table-cell>
          <table:table-cell office:value-type="float" office:value="4.250171" calcext:value-type="float">
            <text:p>4.250171</text:p>
          </table:table-cell>
          <table:table-cell office:value-type="float" office:value="2.014884" calcext:value-type="float">
            <text:p>2.014884</text:p>
          </table:table-cell>
          <table:table-cell office:value-type="float" office:value="2.051325" calcext:value-type="float">
            <text:p>2.051325</text:p>
          </table:table-cell>
          <table:table-cell office:value-type="float" office:value="4.286282" calcext:value-type="float">
            <text:p>4.286282</text:p>
          </table:table-cell>
          <table:table-cell office:value-type="float" office:value="6.906912" calcext:value-type="float">
            <text:p>6.906912</text:p>
          </table:table-cell>
          <table:table-cell office:value-type="float" office:value="7.484591" calcext:value-type="float">
            <text:p>7.484591</text:p>
          </table:table-cell>
          <table:table-cell office:value-type="float" office:value="8.581919" calcext:value-type="float">
            <text:p>8.581919</text:p>
          </table:table-cell>
          <table:table-cell office:value-type="float" office:value="9.291108" calcext:value-type="float">
            <text:p>9.291108</text:p>
          </table:table-cell>
          <table:table-cell office:value-type="float" office:value="11.02859" calcext:value-type="float">
            <text:p>11.02859</text:p>
          </table:table-cell>
          <table:table-cell office:value-type="float" office:value="11.42886" calcext:value-type="float">
            <text:p>11.42886</text:p>
          </table:table-cell>
          <table:table-cell office:value-type="float" office:value="0" calcext:value-type="float">
            <text:p>0</text:p>
          </table:table-cell>
          <table:table-cell office:value-type="float" office:value="10.27919" calcext:value-type="float">
            <text:p>10.27919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78806" calcext:value-type="float">
            <text:p>2.57880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5.447419" calcext:value-type="float">
            <text:p>5.447419</text:p>
          </table:table-cell>
          <table:table-cell office:value-type="float" office:value="135.8323" calcext:value-type="float">
            <text:p>135.832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48995" calcext:value-type="float">
            <text:p>33.4899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5169" calcext:value-type="float">
            <text:p>0.000155516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7399709" calcext:value-type="float">
            <text:p>0.0007399709</text:p>
          </table:table-cell>
          <table:table-cell office:value-type="float" office:value="1165.363" calcext:value-type="float">
            <text:p>1165.363</text:p>
          </table:table-cell>
          <table:table-cell office:value-type="float" office:value="1.814001" calcext:value-type="float">
            <text:p>1.814001</text:p>
          </table:table-cell>
          <table:table-cell office:value-type="float" office:value="0" calcext:value-type="float">
            <text:p>0</text:p>
          </table:table-cell>
          <table:table-cell office:value-type="float" office:value="0.4446284" calcext:value-type="float">
            <text:p>0.4446284</text:p>
          </table:table-cell>
          <table:table-cell office:value-type="float" office:value="0.1814658" calcext:value-type="float">
            <text:p>0.1814658</text:p>
          </table:table-cell>
          <table:table-cell office:value-type="float" office:value="0.1575952" calcext:value-type="float">
            <text:p>0.1575952</text:p>
          </table:table-cell>
          <table:table-cell office:value-type="float" office:value="0.04620329" calcext:value-type="float">
            <text:p>0.04620329</text:p>
          </table:table-cell>
          <table:table-cell office:value-type="float" office:value="0.04345889" calcext:value-type="float">
            <text:p>0.04345889</text:p>
          </table:table-cell>
          <table:table-cell office:value-type="float" office:value="0.02217408" calcext:value-type="float">
            <text:p>0.02217408</text:p>
          </table:table-cell>
          <table:table-cell office:value-type="float" office:value="0.0304945" calcext:value-type="float">
            <text:p>0.0304945</text:p>
          </table:table-cell>
          <table:table-cell office:value-type="float" office:value="0.07361866" calcext:value-type="float">
            <text:p>0.07361866</text:p>
          </table:table-cell>
          <table:table-cell office:value-type="float" office:value="0.1348666" calcext:value-type="float">
            <text:p>0.1348666</text:p>
          </table:table-cell>
          <table:table-cell office:value-type="float" office:value="0.1403382" calcext:value-type="float">
            <text:p>0.1403382</text:p>
          </table:table-cell>
          <table:table-cell office:value-type="float" office:value="0.1513472" calcext:value-type="float">
            <text:p>0.1513472</text:p>
          </table:table-cell>
          <table:table-cell office:value-type="float" office:value="0.1611859" calcext:value-type="float">
            <text:p>0.1611859</text:p>
          </table:table-cell>
          <table:table-cell office:value-type="float" office:value="0.1774371" calcext:value-type="float">
            <text:p>0.1774371</text:p>
          </table:table-cell>
          <table:table-cell office:value-type="float" office:value="0.1817655" calcext:value-type="float">
            <text:p>0.1817655</text:p>
          </table:table-cell>
          <table:table-cell office:value-type="float" office:value="0" calcext:value-type="float">
            <text:p>0</text:p>
          </table:table-cell>
          <table:table-cell office:value-type="float" office:value="20.7763" calcext:value-type="float">
            <text:p>20.7763</text:p>
          </table:table-cell>
          <table:table-cell office:value-type="float" office:value="16.90441" calcext:value-type="float">
            <text:p>16.90441</text:p>
          </table:table-cell>
          <table:table-cell office:value-type="float" office:value="18.32265" calcext:value-type="float">
            <text:p>18.32265</text:p>
          </table:table-cell>
          <table:table-cell office:value-type="float" office:value="5.096505" calcext:value-type="float">
            <text:p>5.096505</text:p>
          </table:table-cell>
          <table:table-cell office:value-type="float" office:value="4.253168" calcext:value-type="float">
            <text:p>4.253168</text:p>
          </table:table-cell>
          <table:table-cell office:value-type="float" office:value="2.015922" calcext:value-type="float">
            <text:p>2.015922</text:p>
          </table:table-cell>
          <table:table-cell office:value-type="float" office:value="2.053719" calcext:value-type="float">
            <text:p>2.053719</text:p>
          </table:table-cell>
          <table:table-cell office:value-type="float" office:value="4.291105" calcext:value-type="float">
            <text:p>4.291105</text:p>
          </table:table-cell>
          <table:table-cell office:value-type="float" office:value="6.913219" calcext:value-type="float">
            <text:p>6.913219</text:p>
          </table:table-cell>
          <table:table-cell office:value-type="float" office:value="7.490665" calcext:value-type="float">
            <text:p>7.490665</text:p>
          </table:table-cell>
          <table:table-cell office:value-type="float" office:value="8.587301" calcext:value-type="float">
            <text:p>8.587301</text:p>
          </table:table-cell>
          <table:table-cell office:value-type="float" office:value="9.296457" calcext:value-type="float">
            <text:p>9.296457</text:p>
          </table:table-cell>
          <table:table-cell office:value-type="float" office:value="11.03154" calcext:value-type="float">
            <text:p>11.03154</text:p>
          </table:table-cell>
          <table:table-cell office:value-type="float" office:value="11.42828" calcext:value-type="float">
            <text:p>11.42828</text:p>
          </table:table-cell>
          <table:table-cell office:value-type="float" office:value="0" calcext:value-type="float">
            <text:p>0</text:p>
          </table:table-cell>
          <table:table-cell office:value-type="float" office:value="11.14281" calcext:value-type="float">
            <text:p>11.14281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85086" calcext:value-type="float">
            <text:p>2.58508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5.438354" calcext:value-type="float">
            <text:p>5.438354</text:p>
          </table:table-cell>
          <table:table-cell office:value-type="float" office:value="135.8324" calcext:value-type="float">
            <text:p>135.832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50806" calcext:value-type="float">
            <text:p>33.5080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5169" calcext:value-type="float">
            <text:p>0.000155516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7399709" calcext:value-type="float">
            <text:p>0.0007399709</text:p>
          </table:table-cell>
          <table:table-cell office:value-type="float" office:value="1165.351" calcext:value-type="float">
            <text:p>1165.351</text:p>
          </table:table-cell>
          <table:table-cell office:value-type="float" office:value="1.817848" calcext:value-type="float">
            <text:p>1.817848</text:p>
          </table:table-cell>
          <table:table-cell office:value-type="float" office:value="0" calcext:value-type="float">
            <text:p>0</text:p>
          </table:table-cell>
          <table:table-cell office:value-type="float" office:value="0.5775056" calcext:value-type="float">
            <text:p>0.5775056</text:p>
          </table:table-cell>
          <table:table-cell office:value-type="float" office:value="0.1837688" calcext:value-type="float">
            <text:p>0.1837688</text:p>
          </table:table-cell>
          <table:table-cell office:value-type="float" office:value="0.1612258" calcext:value-type="float">
            <text:p>0.1612258</text:p>
          </table:table-cell>
          <table:table-cell office:value-type="float" office:value="0.04621578" calcext:value-type="float">
            <text:p>0.04621578</text:p>
          </table:table-cell>
          <table:table-cell office:value-type="float" office:value="0.04335898" calcext:value-type="float">
            <text:p>0.04335898</text:p>
          </table:table-cell>
          <table:table-cell office:value-type="float" office:value="0.0220766" calcext:value-type="float">
            <text:p>0.0220766</text:p>
          </table:table-cell>
          <table:table-cell office:value-type="float" office:value="0.03033752" calcext:value-type="float">
            <text:p>0.03033752</text:p>
          </table:table-cell>
          <table:table-cell office:value-type="float" office:value="0.07356729" calcext:value-type="float">
            <text:p>0.07356729</text:p>
          </table:table-cell>
          <table:table-cell office:value-type="float" office:value="0.1348344" calcext:value-type="float">
            <text:p>0.1348344</text:p>
          </table:table-cell>
          <table:table-cell office:value-type="float" office:value="0.1403663" calcext:value-type="float">
            <text:p>0.1403663</text:p>
          </table:table-cell>
          <table:table-cell office:value-type="float" office:value="0.1513972" calcext:value-type="float">
            <text:p>0.1513972</text:p>
          </table:table-cell>
          <table:table-cell office:value-type="float" office:value="0.1612125" calcext:value-type="float">
            <text:p>0.1612125</text:p>
          </table:table-cell>
          <table:table-cell office:value-type="float" office:value="0.1774709" calcext:value-type="float">
            <text:p>0.1774709</text:p>
          </table:table-cell>
          <table:table-cell office:value-type="float" office:value="0.1817975" calcext:value-type="float">
            <text:p>0.1817975</text:p>
          </table:table-cell>
          <table:table-cell office:value-type="float" office:value="0" calcext:value-type="float">
            <text:p>0</text:p>
          </table:table-cell>
          <table:table-cell office:value-type="float" office:value="20.84235" calcext:value-type="float">
            <text:p>20.84235</text:p>
          </table:table-cell>
          <table:table-cell office:value-type="float" office:value="16.90769" calcext:value-type="float">
            <text:p>16.90769</text:p>
          </table:table-cell>
          <table:table-cell office:value-type="float" office:value="18.32241" calcext:value-type="float">
            <text:p>18.32241</text:p>
          </table:table-cell>
          <table:table-cell office:value-type="float" office:value="5.097552" calcext:value-type="float">
            <text:p>5.097552</text:p>
          </table:table-cell>
          <table:table-cell office:value-type="float" office:value="4.255917" calcext:value-type="float">
            <text:p>4.255917</text:p>
          </table:table-cell>
          <table:table-cell office:value-type="float" office:value="2.016898" calcext:value-type="float">
            <text:p>2.016898</text:p>
          </table:table-cell>
          <table:table-cell office:value-type="float" office:value="2.056042" calcext:value-type="float">
            <text:p>2.056042</text:p>
          </table:table-cell>
          <table:table-cell office:value-type="float" office:value="4.295889" calcext:value-type="float">
            <text:p>4.295889</text:p>
          </table:table-cell>
          <table:table-cell office:value-type="float" office:value="6.919527" calcext:value-type="float">
            <text:p>6.919527</text:p>
          </table:table-cell>
          <table:table-cell office:value-type="float" office:value="7.496738" calcext:value-type="float">
            <text:p>7.496738</text:p>
          </table:table-cell>
          <table:table-cell office:value-type="float" office:value="8.592675" calcext:value-type="float">
            <text:p>8.592675</text:p>
          </table:table-cell>
          <table:table-cell office:value-type="float" office:value="9.301803" calcext:value-type="float">
            <text:p>9.301803</text:p>
          </table:table-cell>
          <table:table-cell office:value-type="float" office:value="11.03448" calcext:value-type="float">
            <text:p>11.03448</text:p>
          </table:table-cell>
          <table:table-cell office:value-type="float" office:value="11.43328" calcext:value-type="float">
            <text:p>11.43328</text:p>
          </table:table-cell>
          <table:table-cell office:value-type="float" office:value="0" calcext:value-type="float">
            <text:p>0</text:p>
          </table:table-cell>
          <table:table-cell office:value-type="float" office:value="16.12621" calcext:value-type="float">
            <text:p>16.12621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593482" calcext:value-type="float">
            <text:p>2.5934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5.427905" calcext:value-type="float">
            <text:p>5.427905</text:p>
          </table:table-cell>
          <table:table-cell office:value-type="float" office:value="135.8327" calcext:value-type="float">
            <text:p>135.8327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5263" calcext:value-type="float">
            <text:p>33.526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5169" calcext:value-type="float">
            <text:p>0.000155516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7399709" calcext:value-type="float">
            <text:p>0.0007399709</text:p>
          </table:table-cell>
          <table:table-cell office:value-type="float" office:value="1165.34" calcext:value-type="float">
            <text:p>1165.34</text:p>
          </table:table-cell>
          <table:table-cell office:value-type="float" office:value="1.82303" calcext:value-type="float">
            <text:p>1.82303</text:p>
          </table:table-cell>
          <table:table-cell office:value-type="float" office:value="0" calcext:value-type="float">
            <text:p>0</text:p>
          </table:table-cell>
          <table:table-cell office:value-type="float" office:value="0.44792" calcext:value-type="float">
            <text:p>0.44792</text:p>
          </table:table-cell>
          <table:table-cell office:value-type="float" office:value="0.1786286" calcext:value-type="float">
            <text:p>0.1786286</text:p>
          </table:table-cell>
          <table:table-cell office:value-type="float" office:value="0.1649382" calcext:value-type="float">
            <text:p>0.1649382</text:p>
          </table:table-cell>
          <table:table-cell office:value-type="float" office:value="0.04633747" calcext:value-type="float">
            <text:p>0.04633747</text:p>
          </table:table-cell>
          <table:table-cell office:value-type="float" office:value="0.04344248" calcext:value-type="float">
            <text:p>0.04344248</text:p>
          </table:table-cell>
          <table:table-cell office:value-type="float" office:value="0.0220496" calcext:value-type="float">
            <text:p>0.0220496</text:p>
          </table:table-cell>
          <table:table-cell office:value-type="float" office:value="0.03024545" calcext:value-type="float">
            <text:p>0.03024545</text:p>
          </table:table-cell>
          <table:table-cell office:value-type="float" office:value="0.07353178" calcext:value-type="float">
            <text:p>0.07353178</text:p>
          </table:table-cell>
          <table:table-cell office:value-type="float" office:value="0.1348234" calcext:value-type="float">
            <text:p>0.1348234</text:p>
          </table:table-cell>
          <table:table-cell office:value-type="float" office:value="0.1403943" calcext:value-type="float">
            <text:p>0.1403943</text:p>
          </table:table-cell>
          <table:table-cell office:value-type="float" office:value="0.1514466" calcext:value-type="float">
            <text:p>0.1514466</text:p>
          </table:table-cell>
          <table:table-cell office:value-type="float" office:value="0.1612264" calcext:value-type="float">
            <text:p>0.1612264</text:p>
          </table:table-cell>
          <table:table-cell office:value-type="float" office:value="0.177504" calcext:value-type="float">
            <text:p>0.177504</text:p>
          </table:table-cell>
          <table:table-cell office:value-type="float" office:value="0.1818298" calcext:value-type="float">
            <text:p>0.1818298</text:p>
          </table:table-cell>
          <table:table-cell office:value-type="float" office:value="0" calcext:value-type="float">
            <text:p>0</text:p>
          </table:table-cell>
          <table:table-cell office:value-type="float" office:value="20.92707" calcext:value-type="float">
            <text:p>20.92707</text:p>
          </table:table-cell>
          <table:table-cell office:value-type="float" office:value="16.90922" calcext:value-type="float">
            <text:p>16.90922</text:p>
          </table:table-cell>
          <table:table-cell office:value-type="float" office:value="18.32355" calcext:value-type="float">
            <text:p>18.32355</text:p>
          </table:table-cell>
          <table:table-cell office:value-type="float" office:value="5.098639" calcext:value-type="float">
            <text:p>5.098639</text:p>
          </table:table-cell>
          <table:table-cell office:value-type="float" office:value="4.258645" calcext:value-type="float">
            <text:p>4.258645</text:p>
          </table:table-cell>
          <table:table-cell office:value-type="float" office:value="2.01785" calcext:value-type="float">
            <text:p>2.01785</text:p>
          </table:table-cell>
          <table:table-cell office:value-type="float" office:value="2.058312" calcext:value-type="float">
            <text:p>2.058312</text:p>
          </table:table-cell>
          <table:table-cell office:value-type="float" office:value="4.300632" calcext:value-type="float">
            <text:p>4.300632</text:p>
          </table:table-cell>
          <table:table-cell office:value-type="float" office:value="6.925835" calcext:value-type="float">
            <text:p>6.925835</text:p>
          </table:table-cell>
          <table:table-cell office:value-type="float" office:value="7.502816" calcext:value-type="float">
            <text:p>7.502816</text:p>
          </table:table-cell>
          <table:table-cell office:value-type="float" office:value="8.598049" calcext:value-type="float">
            <text:p>8.598049</text:p>
          </table:table-cell>
          <table:table-cell office:value-type="float" office:value="9.307075" calcext:value-type="float">
            <text:p>9.307075</text:p>
          </table:table-cell>
          <table:table-cell office:value-type="float" office:value="11.03743" calcext:value-type="float">
            <text:p>11.03743</text:p>
          </table:table-cell>
          <table:table-cell office:value-type="float" office:value="11.44023" calcext:value-type="float">
            <text:p>11.44023</text:p>
          </table:table-cell>
          <table:table-cell office:value-type="float" office:value="0" calcext:value-type="float">
            <text:p>0</text:p>
          </table:table-cell>
          <table:table-cell office:value-type="float" office:value="24.45426" calcext:value-type="float">
            <text:p>24.45426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603146" calcext:value-type="float">
            <text:p>2.60314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5.409848" calcext:value-type="float">
            <text:p>5.409848</text:p>
          </table:table-cell>
          <table:table-cell office:value-type="float" office:value="135.8337" calcext:value-type="float">
            <text:p>135.8337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54525" calcext:value-type="float">
            <text:p>33.5452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5234" calcext:value-type="float">
            <text:p>0.0001555234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7400322" calcext:value-type="float">
            <text:p>0.0007400322</text:p>
          </table:table-cell>
          <table:table-cell office:value-type="float" office:value="1165.332" calcext:value-type="float">
            <text:p>1165.332</text:p>
          </table:table-cell>
          <table:table-cell office:value-type="float" office:value="1.835956" calcext:value-type="float">
            <text:p>1.835956</text:p>
          </table:table-cell>
          <table:table-cell office:value-type="float" office:value="0" calcext:value-type="float">
            <text:p>0</text:p>
          </table:table-cell>
          <table:table-cell office:value-type="float" office:value="0.7026877" calcext:value-type="float">
            <text:p>0.7026877</text:p>
          </table:table-cell>
          <table:table-cell office:value-type="float" office:value="0.218068" calcext:value-type="float">
            <text:p>0.218068</text:p>
          </table:table-cell>
          <table:table-cell office:value-type="float" office:value="0.1837298" calcext:value-type="float">
            <text:p>0.1837298</text:p>
          </table:table-cell>
          <table:table-cell office:value-type="float" office:value="0.05092652" calcext:value-type="float">
            <text:p>0.05092652</text:p>
          </table:table-cell>
          <table:table-cell office:value-type="float" office:value="0.04527834" calcext:value-type="float">
            <text:p>0.04527834</text:p>
          </table:table-cell>
          <table:table-cell office:value-type="float" office:value="0.02219675" calcext:value-type="float">
            <text:p>0.02219675</text:p>
          </table:table-cell>
          <table:table-cell office:value-type="float" office:value="0.03016391" calcext:value-type="float">
            <text:p>0.03016391</text:p>
          </table:table-cell>
          <table:table-cell office:value-type="float" office:value="0.07350527" calcext:value-type="float">
            <text:p>0.07350527</text:p>
          </table:table-cell>
          <table:table-cell office:value-type="float" office:value="0.1347954" calcext:value-type="float">
            <text:p>0.1347954</text:p>
          </table:table-cell>
          <table:table-cell office:value-type="float" office:value="0.1404233" calcext:value-type="float">
            <text:p>0.1404233</text:p>
          </table:table-cell>
          <table:table-cell office:value-type="float" office:value="0.1514957" calcext:value-type="float">
            <text:p>0.1514957</text:p>
          </table:table-cell>
          <table:table-cell office:value-type="float" office:value="0.1612632" calcext:value-type="float">
            <text:p>0.1612632</text:p>
          </table:table-cell>
          <table:table-cell office:value-type="float" office:value="0.1775377" calcext:value-type="float">
            <text:p>0.1775377</text:p>
          </table:table-cell>
          <table:table-cell office:value-type="float" office:value="0.181862" calcext:value-type="float">
            <text:p>0.181862</text:p>
          </table:table-cell>
          <table:table-cell office:value-type="float" office:value="0" calcext:value-type="float">
            <text:p>0</text:p>
          </table:table-cell>
          <table:table-cell office:value-type="float" office:value="21.06229" calcext:value-type="float">
            <text:p>21.06229</text:p>
          </table:table-cell>
          <table:table-cell office:value-type="float" office:value="16.91155" calcext:value-type="float">
            <text:p>16.91155</text:p>
          </table:table-cell>
          <table:table-cell office:value-type="float" office:value="18.32787" calcext:value-type="float">
            <text:p>18.32787</text:p>
          </table:table-cell>
          <table:table-cell office:value-type="float" office:value="5.100121" calcext:value-type="float">
            <text:p>5.100121</text:p>
          </table:table-cell>
          <table:table-cell office:value-type="float" office:value="4.261522" calcext:value-type="float">
            <text:p>4.261522</text:p>
          </table:table-cell>
          <table:table-cell office:value-type="float" office:value="2.018796" calcext:value-type="float">
            <text:p>2.018796</text:p>
          </table:table-cell>
          <table:table-cell office:value-type="float" office:value="2.060527" calcext:value-type="float">
            <text:p>2.060527</text:p>
          </table:table-cell>
          <table:table-cell office:value-type="float" office:value="4.305335" calcext:value-type="float">
            <text:p>4.305335</text:p>
          </table:table-cell>
          <table:table-cell office:value-type="float" office:value="6.932142" calcext:value-type="float">
            <text:p>6.932142</text:p>
          </table:table-cell>
          <table:table-cell office:value-type="float" office:value="7.50889" calcext:value-type="float">
            <text:p>7.50889</text:p>
          </table:table-cell>
          <table:table-cell office:value-type="float" office:value="8.603422" calcext:value-type="float">
            <text:p>8.603422</text:p>
          </table:table-cell>
          <table:table-cell office:value-type="float" office:value="9.312346" calcext:value-type="float">
            <text:p>9.312346</text:p>
          </table:table-cell>
          <table:table-cell office:value-type="float" office:value="11.04037" calcext:value-type="float">
            <text:p>11.04037</text:p>
          </table:table-cell>
          <table:table-cell office:value-type="float" office:value="11.45144" calcext:value-type="float">
            <text:p>11.45144</text:p>
          </table:table-cell>
          <table:table-cell office:value-type="float" office:value="0" calcext:value-type="float">
            <text:p>0</text:p>
          </table:table-cell>
          <table:table-cell office:value-type="float" office:value="44.25373" calcext:value-type="float">
            <text:p>44.25373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619807" calcext:value-type="float">
            <text:p>2.6198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5.400912" calcext:value-type="float">
            <text:p>5.400912</text:p>
          </table:table-cell>
          <table:table-cell office:value-type="float" office:value="135.8339" calcext:value-type="float">
            <text:p>135.8339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56613" calcext:value-type="float">
            <text:p>33.5661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562" calcext:value-type="float">
            <text:p>0.000155562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6506977" calcext:value-type="float">
            <text:p>0.0006506977</text:p>
          </table:table-cell>
          <table:table-cell office:value-type="float" office:value="1165.324" calcext:value-type="float">
            <text:p>1165.324</text:p>
          </table:table-cell>
          <table:table-cell office:value-type="float" office:value="1.839533" calcext:value-type="float">
            <text:p>1.839533</text:p>
          </table:table-cell>
          <table:table-cell office:value-type="float" office:value="0" calcext:value-type="float">
            <text:p>0</text:p>
          </table:table-cell>
          <table:table-cell office:value-type="float" office:value="0.4744087" calcext:value-type="float">
            <text:p>0.4744087</text:p>
          </table:table-cell>
          <table:table-cell office:value-type="float" office:value="0.2798595" calcext:value-type="float">
            <text:p>0.2798595</text:p>
          </table:table-cell>
          <table:table-cell office:value-type="float" office:value="0.1846999" calcext:value-type="float">
            <text:p>0.1846999</text:p>
          </table:table-cell>
          <table:table-cell office:value-type="float" office:value="0.05354456" calcext:value-type="float">
            <text:p>0.05354456</text:p>
          </table:table-cell>
          <table:table-cell office:value-type="float" office:value="0.04510738" calcext:value-type="float">
            <text:p>0.04510738</text:p>
          </table:table-cell>
          <table:table-cell office:value-type="float" office:value="0.02238441" calcext:value-type="float">
            <text:p>0.02238441</text:p>
          </table:table-cell>
          <table:table-cell office:value-type="float" office:value="0.02686738" calcext:value-type="float">
            <text:p>0.02686738</text:p>
          </table:table-cell>
          <table:table-cell office:value-type="float" office:value="0.07322121" calcext:value-type="float">
            <text:p>0.07322121</text:p>
          </table:table-cell>
          <table:table-cell office:value-type="float" office:value="0.1348077" calcext:value-type="float">
            <text:p>0.1348077</text:p>
          </table:table-cell>
          <table:table-cell office:value-type="float" office:value="0.1404546" calcext:value-type="float">
            <text:p>0.1404546</text:p>
          </table:table-cell>
          <table:table-cell office:value-type="float" office:value="0.1515451" calcext:value-type="float">
            <text:p>0.1515451</text:p>
          </table:table-cell>
          <table:table-cell office:value-type="float" office:value="0.1612685" calcext:value-type="float">
            <text:p>0.1612685</text:p>
          </table:table-cell>
          <table:table-cell office:value-type="float" office:value="0.1776951" calcext:value-type="float">
            <text:p>0.1776951</text:p>
          </table:table-cell>
          <table:table-cell office:value-type="float" office:value="0.1818452" calcext:value-type="float">
            <text:p>0.1818452</text:p>
          </table:table-cell>
          <table:table-cell office:value-type="float" office:value="0" calcext:value-type="float">
            <text:p>0</text:p>
          </table:table-cell>
          <table:table-cell office:value-type="float" office:value="21.26277" calcext:value-type="float">
            <text:p>21.26277</text:p>
          </table:table-cell>
          <table:table-cell office:value-type="float" office:value="16.93776" calcext:value-type="float">
            <text:p>16.93776</text:p>
          </table:table-cell>
          <table:table-cell office:value-type="float" office:value="18.33719" calcext:value-type="float">
            <text:p>18.33719</text:p>
          </table:table-cell>
          <table:table-cell office:value-type="float" office:value="5.102964" calcext:value-type="float">
            <text:p>5.102964</text:p>
          </table:table-cell>
          <table:table-cell office:value-type="float" office:value="4.265125" calcext:value-type="float">
            <text:p>4.265125</text:p>
          </table:table-cell>
          <table:table-cell office:value-type="float" office:value="2.019806" calcext:value-type="float">
            <text:p>2.019806</text:p>
          </table:table-cell>
          <table:table-cell office:value-type="float" office:value="2.062508" calcext:value-type="float">
            <text:p>2.062508</text:p>
          </table:table-cell>
          <table:table-cell office:value-type="float" office:value="4.31" calcext:value-type="float">
            <text:p>4.31</text:p>
          </table:table-cell>
          <table:table-cell office:value-type="float" office:value="6.93845" calcext:value-type="float">
            <text:p>6.93845</text:p>
          </table:table-cell>
          <table:table-cell office:value-type="float" office:value="7.514965" calcext:value-type="float">
            <text:p>7.514965</text:p>
          </table:table-cell>
          <table:table-cell office:value-type="float" office:value="8.608796" calcext:value-type="float">
            <text:p>8.608796</text:p>
          </table:table-cell>
          <table:table-cell office:value-type="float" office:value="9.317618" calcext:value-type="float">
            <text:p>9.317618</text:p>
          </table:table-cell>
          <table:table-cell office:value-type="float" office:value="11.04339" calcext:value-type="float">
            <text:p>11.04339</text:p>
          </table:table-cell>
          <table:table-cell office:value-type="float" office:value="11.45415" calcext:value-type="float">
            <text:p>11.45415</text:p>
          </table:table-cell>
          <table:table-cell office:value-type="float" office:value="0" calcext:value-type="float">
            <text:p>0</text:p>
          </table:table-cell>
          <table:table-cell office:value-type="float" office:value="18.80862" calcext:value-type="float">
            <text:p>18.8086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628069" calcext:value-type="float">
            <text:p>2.62806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5.391317" calcext:value-type="float">
            <text:p>5.391317</text:p>
          </table:table-cell>
          <table:table-cell office:value-type="float" office:value="135.8341" calcext:value-type="float">
            <text:p>135.834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58577" calcext:value-type="float">
            <text:p>33.58577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5813" calcext:value-type="float">
            <text:p>0.0001555813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4926187" calcext:value-type="float">
            <text:p>0.0004926187</text:p>
          </table:table-cell>
          <table:table-cell office:value-type="float" office:value="1165.314" calcext:value-type="float">
            <text:p>1165.314</text:p>
          </table:table-cell>
          <table:table-cell office:value-type="float" office:value="1.84358" calcext:value-type="float">
            <text:p>1.84358</text:p>
          </table:table-cell>
          <table:table-cell office:value-type="float" office:value="0" calcext:value-type="float">
            <text:p>0</text:p>
          </table:table-cell>
          <table:table-cell office:value-type="float" office:value="0.4609423" calcext:value-type="float">
            <text:p>0.4609423</text:p>
          </table:table-cell>
          <table:table-cell office:value-type="float" office:value="0.2169109" calcext:value-type="float">
            <text:p>0.2169109</text:p>
          </table:table-cell>
          <table:table-cell office:value-type="float" office:value="0.178315" calcext:value-type="float">
            <text:p>0.178315</text:p>
          </table:table-cell>
          <table:table-cell office:value-type="float" office:value="0.04879356" calcext:value-type="float">
            <text:p>0.04879356</text:p>
          </table:table-cell>
          <table:table-cell office:value-type="float" office:value="0.04374748" calcext:value-type="float">
            <text:p>0.04374748</text:p>
          </table:table-cell>
          <table:table-cell office:value-type="float" office:value="0.02223269" calcext:value-type="float">
            <text:p>0.02223269</text:p>
          </table:table-cell>
          <table:table-cell office:value-type="float" office:value="0.02877351" calcext:value-type="float">
            <text:p>0.02877351</text:p>
          </table:table-cell>
          <table:table-cell office:value-type="float" office:value="0.07314423" calcext:value-type="float">
            <text:p>0.07314423</text:p>
          </table:table-cell>
          <table:table-cell office:value-type="float" office:value="0.1348168" calcext:value-type="float">
            <text:p>0.1348168</text:p>
          </table:table-cell>
          <table:table-cell office:value-type="float" office:value="0.140489" calcext:value-type="float">
            <text:p>0.140489</text:p>
          </table:table-cell>
          <table:table-cell office:value-type="float" office:value="0.1515953" calcext:value-type="float">
            <text:p>0.1515953</text:p>
          </table:table-cell>
          <table:table-cell office:value-type="float" office:value="0.1612799" calcext:value-type="float">
            <text:p>0.1612799</text:p>
          </table:table-cell>
          <table:table-cell office:value-type="float" office:value="0.1776347" calcext:value-type="float">
            <text:p>0.1776347</text:p>
          </table:table-cell>
          <table:table-cell office:value-type="float" office:value="0.1819023" calcext:value-type="float">
            <text:p>0.1819023</text:p>
          </table:table-cell>
          <table:table-cell office:value-type="float" office:value="0" calcext:value-type="float">
            <text:p>0</text:p>
          </table:table-cell>
          <table:table-cell office:value-type="float" office:value="21.36275" calcext:value-type="float">
            <text:p>21.36275</text:p>
          </table:table-cell>
          <table:table-cell office:value-type="float" office:value="16.96104" calcext:value-type="float">
            <text:p>16.96104</text:p>
          </table:table-cell>
          <table:table-cell office:value-type="float" office:value="18.34533" calcext:value-type="float">
            <text:p>18.34533</text:p>
          </table:table-cell>
          <table:table-cell office:value-type="float" office:value="5.105909" calcext:value-type="float">
            <text:p>5.105909</text:p>
          </table:table-cell>
          <table:table-cell office:value-type="float" office:value="4.268316" calcext:value-type="float">
            <text:p>4.268316</text:p>
          </table:table-cell>
          <table:table-cell office:value-type="float" office:value="2.020859" calcext:value-type="float">
            <text:p>2.020859</text:p>
          </table:table-cell>
          <table:table-cell office:value-type="float" office:value="2.064315" calcext:value-type="float">
            <text:p>2.064315</text:p>
          </table:table-cell>
          <table:table-cell office:value-type="float" office:value="4.31462" calcext:value-type="float">
            <text:p>4.31462</text:p>
          </table:table-cell>
          <table:table-cell office:value-type="float" office:value="6.944758" calcext:value-type="float">
            <text:p>6.944758</text:p>
          </table:table-cell>
          <table:table-cell office:value-type="float" office:value="7.521005" calcext:value-type="float">
            <text:p>7.521005</text:p>
          </table:table-cell>
          <table:table-cell office:value-type="float" office:value="8.614169" calcext:value-type="float">
            <text:p>8.614169</text:p>
          </table:table-cell>
          <table:table-cell office:value-type="float" office:value="9.322886" calcext:value-type="float">
            <text:p>9.322886</text:p>
          </table:table-cell>
          <table:table-cell office:value-type="float" office:value="11.04643" calcext:value-type="float">
            <text:p>11.04643</text:p>
          </table:table-cell>
          <table:table-cell office:value-type="float" office:value="11.4566" calcext:value-type="float">
            <text:p>11.4566</text:p>
          </table:table-cell>
          <table:table-cell office:value-type="float" office:value="0" calcext:value-type="float">
            <text:p>0</text:p>
          </table:table-cell>
          <table:table-cell office:value-type="float" office:value="19.65522" calcext:value-type="float">
            <text:p>19.6552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63691" calcext:value-type="float">
            <text:p>2.6369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5.383479" calcext:value-type="float">
            <text:p>5.383479</text:p>
          </table:table-cell>
          <table:table-cell office:value-type="float" office:value="135.8342" calcext:value-type="float">
            <text:p>135.8342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60444" calcext:value-type="float">
            <text:p>33.60444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067" calcext:value-type="float">
            <text:p>0.0001556067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3431989" calcext:value-type="float">
            <text:p>0.0003431989</text:p>
          </table:table-cell>
          <table:table-cell office:value-type="float" office:value="1165.303" calcext:value-type="float">
            <text:p>1165.303</text:p>
          </table:table-cell>
          <table:table-cell office:value-type="float" office:value="1.846147" calcext:value-type="float">
            <text:p>1.846147</text:p>
          </table:table-cell>
          <table:table-cell office:value-type="float" office:value="0" calcext:value-type="float">
            <text:p>0</text:p>
          </table:table-cell>
          <table:table-cell office:value-type="float" office:value="0.4394143" calcext:value-type="float">
            <text:p>0.4394143</text:p>
          </table:table-cell>
          <table:table-cell office:value-type="float" office:value="0.1945569" calcext:value-type="float">
            <text:p>0.1945569</text:p>
          </table:table-cell>
          <table:table-cell office:value-type="float" office:value="0.169311" calcext:value-type="float">
            <text:p>0.169311</text:p>
          </table:table-cell>
          <table:table-cell office:value-type="float" office:value="0.04694791" calcext:value-type="float">
            <text:p>0.04694791</text:p>
          </table:table-cell>
          <table:table-cell office:value-type="float" office:value="0.04272996" calcext:value-type="float">
            <text:p>0.04272996</text:p>
          </table:table-cell>
          <table:table-cell office:value-type="float" office:value="0.02207183" calcext:value-type="float">
            <text:p>0.02207183</text:p>
          </table:table-cell>
          <table:table-cell office:value-type="float" office:value="0.02890831" calcext:value-type="float">
            <text:p>0.02890831</text:p>
          </table:table-cell>
          <table:table-cell office:value-type="float" office:value="0.07323801" calcext:value-type="float">
            <text:p>0.07323801</text:p>
          </table:table-cell>
          <table:table-cell office:value-type="float" office:value="0.1347969" calcext:value-type="float">
            <text:p>0.1347969</text:p>
          </table:table-cell>
          <table:table-cell office:value-type="float" office:value="0.1405264" calcext:value-type="float">
            <text:p>0.1405264</text:p>
          </table:table-cell>
          <table:table-cell office:value-type="float" office:value="0.1516485" calcext:value-type="float">
            <text:p>0.1516485</text:p>
          </table:table-cell>
          <table:table-cell office:value-type="float" office:value="0.1612731" calcext:value-type="float">
            <text:p>0.1612731</text:p>
          </table:table-cell>
          <table:table-cell office:value-type="float" office:value="0.1776389" calcext:value-type="float">
            <text:p>0.1776389</text:p>
          </table:table-cell>
          <table:table-cell office:value-type="float" office:value="0.1819434" calcext:value-type="float">
            <text:p>0.1819434</text:p>
          </table:table-cell>
          <table:table-cell office:value-type="float" office:value="0" calcext:value-type="float">
            <text:p>0</text:p>
          </table:table-cell>
          <table:table-cell office:value-type="float" office:value="21.4433" calcext:value-type="float">
            <text:p>21.4433</text:p>
          </table:table-cell>
          <table:table-cell office:value-type="float" office:value="16.97099" calcext:value-type="float">
            <text:p>16.97099</text:p>
          </table:table-cell>
          <table:table-cell office:value-type="float" office:value="18.35056" calcext:value-type="float">
            <text:p>18.35056</text:p>
          </table:table-cell>
          <table:table-cell office:value-type="float" office:value="5.107601" calcext:value-type="float">
            <text:p>5.107601</text:p>
          </table:table-cell>
          <table:table-cell office:value-type="float" office:value="4.27108" calcext:value-type="float">
            <text:p>4.27108</text:p>
          </table:table-cell>
          <table:table-cell office:value-type="float" office:value="2.021868" calcext:value-type="float">
            <text:p>2.021868</text:p>
          </table:table-cell>
          <table:table-cell office:value-type="float" office:value="2.06635" calcext:value-type="float">
            <text:p>2.06635</text:p>
          </table:table-cell>
          <table:table-cell office:value-type="float" office:value="4.319267" calcext:value-type="float">
            <text:p>4.319267</text:p>
          </table:table-cell>
          <table:table-cell office:value-type="float" office:value="6.951068" calcext:value-type="float">
            <text:p>6.951068</text:p>
          </table:table-cell>
          <table:table-cell office:value-type="float" office:value="7.527004" calcext:value-type="float">
            <text:p>7.527004</text:p>
          </table:table-cell>
          <table:table-cell office:value-type="float" office:value="8.619543" calcext:value-type="float">
            <text:p>8.619543</text:p>
          </table:table-cell>
          <table:table-cell office:value-type="float" office:value="9.328162" calcext:value-type="float">
            <text:p>9.328162</text:p>
          </table:table-cell>
          <table:table-cell office:value-type="float" office:value="11.04946" calcext:value-type="float">
            <text:p>11.04946</text:p>
          </table:table-cell>
          <table:table-cell office:value-type="float" office:value="11.45732" calcext:value-type="float">
            <text:p>11.45732</text:p>
          </table:table-cell>
          <table:table-cell office:value-type="float" office:value="0" calcext:value-type="float">
            <text:p>0</text:p>
          </table:table-cell>
          <table:table-cell office:value-type="float" office:value="18.22247" calcext:value-type="float">
            <text:p>18.22247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644138" calcext:value-type="float">
            <text:p>2.6441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5.374867" calcext:value-type="float">
            <text:p>5.374867</text:p>
          </table:table-cell>
          <table:table-cell office:value-type="float" office:value="135.8343" calcext:value-type="float">
            <text:p>135.834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62259" calcext:value-type="float">
            <text:p>33.6225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199" calcext:value-type="float">
            <text:p>0.000155619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3682" calcext:value-type="float">
            <text:p>0.0002663682</text:p>
          </table:table-cell>
          <table:table-cell office:value-type="float" office:value="1165.292" calcext:value-type="float">
            <text:p>1165.292</text:p>
          </table:table-cell>
          <table:table-cell office:value-type="float" office:value="1.84924" calcext:value-type="float">
            <text:p>1.84924</text:p>
          </table:table-cell>
          <table:table-cell office:value-type="float" office:value="0" calcext:value-type="float">
            <text:p>0</text:p>
          </table:table-cell>
          <table:table-cell office:value-type="float" office:value="0.3742388" calcext:value-type="float">
            <text:p>0.3742388</text:p>
          </table:table-cell>
          <table:table-cell office:value-type="float" office:value="0.1890666" calcext:value-type="float">
            <text:p>0.1890666</text:p>
          </table:table-cell>
          <table:table-cell office:value-type="float" office:value="0.169144" calcext:value-type="float">
            <text:p>0.169144</text:p>
          </table:table-cell>
          <table:table-cell office:value-type="float" office:value="0.04640457" calcext:value-type="float">
            <text:p>0.04640457</text:p>
          </table:table-cell>
          <table:table-cell office:value-type="float" office:value="0.04231104" calcext:value-type="float">
            <text:p>0.04231104</text:p>
          </table:table-cell>
          <table:table-cell office:value-type="float" office:value="0.02193507" calcext:value-type="float">
            <text:p>0.02193507</text:p>
          </table:table-cell>
          <table:table-cell office:value-type="float" office:value="0.02912755" calcext:value-type="float">
            <text:p>0.02912755</text:p>
          </table:table-cell>
          <table:table-cell office:value-type="float" office:value="0.07336751" calcext:value-type="float">
            <text:p>0.07336751</text:p>
          </table:table-cell>
          <table:table-cell office:value-type="float" office:value="0.1348225" calcext:value-type="float">
            <text:p>0.1348225</text:p>
          </table:table-cell>
          <table:table-cell office:value-type="float" office:value="0.140565" calcext:value-type="float">
            <text:p>0.140565</text:p>
          </table:table-cell>
          <table:table-cell office:value-type="float" office:value="0.1516994" calcext:value-type="float">
            <text:p>0.1516994</text:p>
          </table:table-cell>
          <table:table-cell office:value-type="float" office:value="0.1612762" calcext:value-type="float">
            <text:p>0.1612762</text:p>
          </table:table-cell>
          <table:table-cell office:value-type="float" office:value="0.1776652" calcext:value-type="float">
            <text:p>0.1776652</text:p>
          </table:table-cell>
          <table:table-cell office:value-type="float" office:value="0.1819802" calcext:value-type="float">
            <text:p>0.1819802</text:p>
          </table:table-cell>
          <table:table-cell office:value-type="float" office:value="0" calcext:value-type="float">
            <text:p>0</text:p>
          </table:table-cell>
          <table:table-cell office:value-type="float" office:value="21.50439" calcext:value-type="float">
            <text:p>21.50439</text:p>
          </table:table-cell>
          <table:table-cell office:value-type="float" office:value="16.97746" calcext:value-type="float">
            <text:p>16.97746</text:p>
          </table:table-cell>
          <table:table-cell office:value-type="float" office:value="18.35359" calcext:value-type="float">
            <text:p>18.35359</text:p>
          </table:table-cell>
          <table:table-cell office:value-type="float" office:value="5.108762" calcext:value-type="float">
            <text:p>5.108762</text:p>
          </table:table-cell>
          <table:table-cell office:value-type="float" office:value="4.273449" calcext:value-type="float">
            <text:p>4.273449</text:p>
          </table:table-cell>
          <table:table-cell office:value-type="float" office:value="2.02282" calcext:value-type="float">
            <text:p>2.02282</text:p>
          </table:table-cell>
          <table:table-cell office:value-type="float" office:value="2.068444" calcext:value-type="float">
            <text:p>2.068444</text:p>
          </table:table-cell>
          <table:table-cell office:value-type="float" office:value="4.323916" calcext:value-type="float">
            <text:p>4.323916</text:p>
          </table:table-cell>
          <table:table-cell office:value-type="float" office:value="6.957421" calcext:value-type="float">
            <text:p>6.957421</text:p>
          </table:table-cell>
          <table:table-cell office:value-type="float" office:value="7.533003" calcext:value-type="float">
            <text:p>7.533003</text:p>
          </table:table-cell>
          <table:table-cell office:value-type="float" office:value="8.624916" calcext:value-type="float">
            <text:p>8.624916</text:p>
          </table:table-cell>
          <table:table-cell office:value-type="float" office:value="9.333371" calcext:value-type="float">
            <text:p>9.333371</text:p>
          </table:table-cell>
          <table:table-cell office:value-type="float" office:value="11.05241" calcext:value-type="float">
            <text:p>11.05241</text:p>
          </table:table-cell>
          <table:table-cell office:value-type="float" office:value="11.46181" calcext:value-type="float">
            <text:p>11.46181</text:p>
          </table:table-cell>
          <table:table-cell office:value-type="float" office:value="0" calcext:value-type="float">
            <text:p>0</text:p>
          </table:table-cell>
          <table:table-cell office:value-type="float" office:value="20.22134" calcext:value-type="float">
            <text:p>20.2213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652064" calcext:value-type="float">
            <text:p>2.65206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5.361809" calcext:value-type="float">
            <text:p>5.361809</text:p>
          </table:table-cell>
          <table:table-cell office:value-type="float" office:value="135.835" calcext:value-type="float">
            <text:p>135.835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64135" calcext:value-type="float">
            <text:p>33.6413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256" calcext:value-type="float">
            <text:p>0.0001556256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422" calcext:value-type="float">
            <text:p>0.000266422</text:p>
          </table:table-cell>
          <table:table-cell office:value-type="float" office:value="1165.281" calcext:value-type="float">
            <text:p>1165.281</text:p>
          </table:table-cell>
          <table:table-cell office:value-type="float" office:value="1.856411" calcext:value-type="float">
            <text:p>1.856411</text:p>
          </table:table-cell>
          <table:table-cell office:value-type="float" office:value="0" calcext:value-type="float">
            <text:p>0</text:p>
          </table:table-cell>
          <table:table-cell office:value-type="float" office:value="0.6012975" calcext:value-type="float">
            <text:p>0.6012975</text:p>
          </table:table-cell>
          <table:table-cell office:value-type="float" office:value="0.2327484" calcext:value-type="float">
            <text:p>0.2327484</text:p>
          </table:table-cell>
          <table:table-cell office:value-type="float" office:value="0.188117" calcext:value-type="float">
            <text:p>0.188117</text:p>
          </table:table-cell>
          <table:table-cell office:value-type="float" office:value="0.04819959" calcext:value-type="float">
            <text:p>0.04819959</text:p>
          </table:table-cell>
          <table:table-cell office:value-type="float" office:value="0.04370296" calcext:value-type="float">
            <text:p>0.04370296</text:p>
          </table:table-cell>
          <table:table-cell office:value-type="float" office:value="0.02201098" calcext:value-type="float">
            <text:p>0.02201098</text:p>
          </table:table-cell>
          <table:table-cell office:value-type="float" office:value="0.0296434" calcext:value-type="float">
            <text:p>0.0296434</text:p>
          </table:table-cell>
          <table:table-cell office:value-type="float" office:value="0.07346983" calcext:value-type="float">
            <text:p>0.07346983</text:p>
          </table:table-cell>
          <table:table-cell office:value-type="float" office:value="0.134832" calcext:value-type="float">
            <text:p>0.134832</text:p>
          </table:table-cell>
          <table:table-cell office:value-type="float" office:value="0.1406046" calcext:value-type="float">
            <text:p>0.1406046</text:p>
          </table:table-cell>
          <table:table-cell office:value-type="float" office:value="0.1517497" calcext:value-type="float">
            <text:p>0.1517497</text:p>
          </table:table-cell>
          <table:table-cell office:value-type="float" office:value="0.1613052" calcext:value-type="float">
            <text:p>0.1613052</text:p>
          </table:table-cell>
          <table:table-cell office:value-type="float" office:value="0.1776994" calcext:value-type="float">
            <text:p>0.1776994</text:p>
          </table:table-cell>
          <table:table-cell office:value-type="float" office:value="0.1820155" calcext:value-type="float">
            <text:p>0.1820155</text:p>
          </table:table-cell>
          <table:table-cell office:value-type="float" office:value="0" calcext:value-type="float">
            <text:p>0</text:p>
          </table:table-cell>
          <table:table-cell office:value-type="float" office:value="21.6074" calcext:value-type="float">
            <text:p>21.6074</text:p>
          </table:table-cell>
          <table:table-cell office:value-type="float" office:value="16.98674" calcext:value-type="float">
            <text:p>16.98674</text:p>
          </table:table-cell>
          <table:table-cell office:value-type="float" office:value="18.35857" calcext:value-type="float">
            <text:p>18.35857</text:p>
          </table:table-cell>
          <table:table-cell office:value-type="float" office:value="5.109945" calcext:value-type="float">
            <text:p>5.109945</text:p>
          </table:table-cell>
          <table:table-cell office:value-type="float" office:value="4.275831" calcext:value-type="float">
            <text:p>4.275831</text:p>
          </table:table-cell>
          <table:table-cell office:value-type="float" office:value="2.023746" calcext:value-type="float">
            <text:p>2.023746</text:p>
          </table:table-cell>
          <table:table-cell office:value-type="float" office:value="2.070553" calcext:value-type="float">
            <text:p>2.070553</text:p>
          </table:table-cell>
          <table:table-cell office:value-type="float" office:value="4.328567" calcext:value-type="float">
            <text:p>4.328567</text:p>
          </table:table-cell>
          <table:table-cell office:value-type="float" office:value="6.963775" calcext:value-type="float">
            <text:p>6.963775</text:p>
          </table:table-cell>
          <table:table-cell office:value-type="float" office:value="7.539004" calcext:value-type="float">
            <text:p>7.539004</text:p>
          </table:table-cell>
          <table:table-cell office:value-type="float" office:value="8.63029" calcext:value-type="float">
            <text:p>8.63029</text:p>
          </table:table-cell>
          <table:table-cell office:value-type="float" office:value="9.338561" calcext:value-type="float">
            <text:p>9.338561</text:p>
          </table:table-cell>
          <table:table-cell office:value-type="float" office:value="11.05536" calcext:value-type="float">
            <text:p>11.05536</text:p>
          </table:table-cell>
          <table:table-cell office:value-type="float" office:value="11.46558" calcext:value-type="float">
            <text:p>11.46558</text:p>
          </table:table-cell>
          <table:table-cell office:value-type="float" office:value="0" calcext:value-type="float">
            <text:p>0</text:p>
          </table:table-cell>
          <table:table-cell office:value-type="float" office:value="27.69557" calcext:value-type="float">
            <text:p>27.69557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664065" calcext:value-type="float">
            <text:p>2.66406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5.351532" calcext:value-type="float">
            <text:p>5.351532</text:p>
          </table:table-cell>
          <table:table-cell office:value-type="float" office:value="135.8354" calcext:value-type="float">
            <text:p>135.835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66113" calcext:value-type="float">
            <text:p>33.6611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292" calcext:value-type="float">
            <text:p>0.0001556292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4571" calcext:value-type="float">
            <text:p>0.0002664571</text:p>
          </table:table-cell>
          <table:table-cell office:value-type="float" office:value="1165.271" calcext:value-type="float">
            <text:p>1165.271</text:p>
          </table:table-cell>
          <table:table-cell office:value-type="float" office:value="1.861009" calcext:value-type="float">
            <text:p>1.861009</text:p>
          </table:table-cell>
          <table:table-cell office:value-type="float" office:value="0" calcext:value-type="float">
            <text:p>0</text:p>
          </table:table-cell>
          <table:table-cell office:value-type="float" office:value="0.6145279" calcext:value-type="float">
            <text:p>0.6145279</text:p>
          </table:table-cell>
          <table:table-cell office:value-type="float" office:value="0.2233345" calcext:value-type="float">
            <text:p>0.2233345</text:p>
          </table:table-cell>
          <table:table-cell office:value-type="float" office:value="0.1841481" calcext:value-type="float">
            <text:p>0.1841481</text:p>
          </table:table-cell>
          <table:table-cell office:value-type="float" office:value="0.04815321" calcext:value-type="float">
            <text:p>0.04815321</text:p>
          </table:table-cell>
          <table:table-cell office:value-type="float" office:value="0.04449159" calcext:value-type="float">
            <text:p>0.04449159</text:p>
          </table:table-cell>
          <table:table-cell office:value-type="float" office:value="0.02218205" calcext:value-type="float">
            <text:p>0.02218205</text:p>
          </table:table-cell>
          <table:table-cell office:value-type="float" office:value="0.03000145" calcext:value-type="float">
            <text:p>0.03000145</text:p>
          </table:table-cell>
          <table:table-cell office:value-type="float" office:value="0.07357974" calcext:value-type="float">
            <text:p>0.07357974</text:p>
          </table:table-cell>
          <table:table-cell office:value-type="float" office:value="0.1348716" calcext:value-type="float">
            <text:p>0.1348716</text:p>
          </table:table-cell>
          <table:table-cell office:value-type="float" office:value="0.1406453" calcext:value-type="float">
            <text:p>0.1406453</text:p>
          </table:table-cell>
          <table:table-cell office:value-type="float" office:value="0.1517997" calcext:value-type="float">
            <text:p>0.1517997</text:p>
          </table:table-cell>
          <table:table-cell office:value-type="float" office:value="0.1613126" calcext:value-type="float">
            <text:p>0.1613126</text:p>
          </table:table-cell>
          <table:table-cell office:value-type="float" office:value="0.1777311" calcext:value-type="float">
            <text:p>0.1777311</text:p>
          </table:table-cell>
          <table:table-cell office:value-type="float" office:value="0.1820486" calcext:value-type="float">
            <text:p>0.1820486</text:p>
          </table:table-cell>
          <table:table-cell office:value-type="float" office:value="0" calcext:value-type="float">
            <text:p>0</text:p>
          </table:table-cell>
          <table:table-cell office:value-type="float" office:value="21.76104" calcext:value-type="float">
            <text:p>21.76104</text:p>
          </table:table-cell>
          <table:table-cell office:value-type="float" office:value="17.00088" calcext:value-type="float">
            <text:p>17.00088</text:p>
          </table:table-cell>
          <table:table-cell office:value-type="float" office:value="18.36847" calcext:value-type="float">
            <text:p>18.36847</text:p>
          </table:table-cell>
          <table:table-cell office:value-type="float" office:value="5.11177" calcext:value-type="float">
            <text:p>5.11177</text:p>
          </table:table-cell>
          <table:table-cell office:value-type="float" office:value="4.27889" calcext:value-type="float">
            <text:p>4.27889</text:p>
          </table:table-cell>
          <table:table-cell office:value-type="float" office:value="2.024715" calcext:value-type="float">
            <text:p>2.024715</text:p>
          </table:table-cell>
          <table:table-cell office:value-type="float" office:value="2.072731" calcext:value-type="float">
            <text:p>2.072731</text:p>
          </table:table-cell>
          <table:table-cell office:value-type="float" office:value="4.333218" calcext:value-type="float">
            <text:p>4.333218</text:p>
          </table:table-cell>
          <table:table-cell office:value-type="float" office:value="6.970137" calcext:value-type="float">
            <text:p>6.970137</text:p>
          </table:table-cell>
          <table:table-cell office:value-type="float" office:value="7.545002" calcext:value-type="float">
            <text:p>7.545002</text:p>
          </table:table-cell>
          <table:table-cell office:value-type="float" office:value="8.635664" calcext:value-type="float">
            <text:p>8.635664</text:p>
          </table:table-cell>
          <table:table-cell office:value-type="float" office:value="9.34376" calcext:value-type="float">
            <text:p>9.34376</text:p>
          </table:table-cell>
          <table:table-cell office:value-type="float" office:value="11.05831" calcext:value-type="float">
            <text:p>11.05831</text:p>
          </table:table-cell>
          <table:table-cell office:value-type="float" office:value="11.46694" calcext:value-type="float">
            <text:p>11.46694</text:p>
          </table:table-cell>
          <table:table-cell office:value-type="float" office:value="0" calcext:value-type="float">
            <text:p>0</text:p>
          </table:table-cell>
          <table:table-cell office:value-type="float" office:value="22.80259" calcext:value-type="float">
            <text:p>22.80259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673542" calcext:value-type="float">
            <text:p>2.6735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5.340853" calcext:value-type="float">
            <text:p>5.340853</text:p>
          </table:table-cell>
          <table:table-cell office:value-type="float" office:value="135.836" calcext:value-type="float">
            <text:p>135.836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68033" calcext:value-type="float">
            <text:p>33.6803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356" calcext:value-type="float">
            <text:p>0.0001556356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5205" calcext:value-type="float">
            <text:p>0.0002665205</text:p>
          </table:table-cell>
          <table:table-cell office:value-type="float" office:value="1165.261" calcext:value-type="float">
            <text:p>1165.261</text:p>
          </table:table-cell>
          <table:table-cell office:value-type="float" office:value="1.865977" calcext:value-type="float">
            <text:p>1.865977</text:p>
          </table:table-cell>
          <table:table-cell office:value-type="float" office:value="0" calcext:value-type="float">
            <text:p>0</text:p>
          </table:table-cell>
          <table:table-cell office:value-type="float" office:value="0.5280582" calcext:value-type="float">
            <text:p>0.5280582</text:p>
          </table:table-cell>
          <table:table-cell office:value-type="float" office:value="0.2167319" calcext:value-type="float">
            <text:p>0.2167319</text:p>
          </table:table-cell>
          <table:table-cell office:value-type="float" office:value="0.1815862" calcext:value-type="float">
            <text:p>0.1815862</text:p>
          </table:table-cell>
          <table:table-cell office:value-type="float" office:value="0.04749836" calcext:value-type="float">
            <text:p>0.04749836</text:p>
          </table:table-cell>
          <table:table-cell office:value-type="float" office:value="0.04388426" calcext:value-type="float">
            <text:p>0.04388426</text:p>
          </table:table-cell>
          <table:table-cell office:value-type="float" office:value="0.02207628" calcext:value-type="float">
            <text:p>0.02207628</text:p>
          </table:table-cell>
          <table:table-cell office:value-type="float" office:value="0.02987424" calcext:value-type="float">
            <text:p>0.02987424</text:p>
          </table:table-cell>
          <table:table-cell office:value-type="float" office:value="0.07361076" calcext:value-type="float">
            <text:p>0.07361076</text:p>
          </table:table-cell>
          <table:table-cell office:value-type="float" office:value="0.1349426" calcext:value-type="float">
            <text:p>0.1349426</text:p>
          </table:table-cell>
          <table:table-cell office:value-type="float" office:value="0.1406881" calcext:value-type="float">
            <text:p>0.1406881</text:p>
          </table:table-cell>
          <table:table-cell office:value-type="float" office:value="0.15185" calcext:value-type="float">
            <text:p>0.15185</text:p>
          </table:table-cell>
          <table:table-cell office:value-type="float" office:value="0.1613213" calcext:value-type="float">
            <text:p>0.1613213</text:p>
          </table:table-cell>
          <table:table-cell office:value-type="float" office:value="0.1777656" calcext:value-type="float">
            <text:p>0.1777656</text:p>
          </table:table-cell>
          <table:table-cell office:value-type="float" office:value="0.1820797" calcext:value-type="float">
            <text:p>0.1820797</text:p>
          </table:table-cell>
          <table:table-cell office:value-type="float" office:value="0" calcext:value-type="float">
            <text:p>0</text:p>
          </table:table-cell>
          <table:table-cell office:value-type="float" office:value="21.88454" calcext:value-type="float">
            <text:p>21.88454</text:p>
          </table:table-cell>
          <table:table-cell office:value-type="float" office:value="17.01209" calcext:value-type="float">
            <text:p>17.01209</text:p>
          </table:table-cell>
          <table:table-cell office:value-type="float" office:value="18.37568" calcext:value-type="float">
            <text:p>18.37568</text:p>
          </table:table-cell>
          <table:table-cell office:value-type="float" office:value="5.113248" calcext:value-type="float">
            <text:p>5.113248</text:p>
          </table:table-cell>
          <table:table-cell office:value-type="float" office:value="4.281792" calcext:value-type="float">
            <text:p>4.281792</text:p>
          </table:table-cell>
          <table:table-cell office:value-type="float" office:value="2.02567" calcext:value-type="float">
            <text:p>2.02567</text:p>
          </table:table-cell>
          <table:table-cell office:value-type="float" office:value="2.074903" calcext:value-type="float">
            <text:p>2.074903</text:p>
          </table:table-cell>
          <table:table-cell office:value-type="float" office:value="4.337855" calcext:value-type="float">
            <text:p>4.337855</text:p>
          </table:table-cell>
          <table:table-cell office:value-type="float" office:value="6.976536" calcext:value-type="float">
            <text:p>6.976536</text:p>
          </table:table-cell>
          <table:table-cell office:value-type="float" office:value="7.551001" calcext:value-type="float">
            <text:p>7.551001</text:p>
          </table:table-cell>
          <table:table-cell office:value-type="float" office:value="8.640998" calcext:value-type="float">
            <text:p>8.640998</text:p>
          </table:table-cell>
          <table:table-cell office:value-type="float" office:value="9.348954" calcext:value-type="float">
            <text:p>9.348954</text:p>
          </table:table-cell>
          <table:table-cell office:value-type="float" office:value="11.06125" calcext:value-type="float">
            <text:p>11.06125</text:p>
          </table:table-cell>
          <table:table-cell office:value-type="float" office:value="11.47127" calcext:value-type="float">
            <text:p>11.47127</text:p>
          </table:table-cell>
          <table:table-cell office:value-type="float" office:value="0" calcext:value-type="float">
            <text:p>0</text:p>
          </table:table-cell>
          <table:table-cell office:value-type="float" office:value="25.00305" calcext:value-type="float">
            <text:p>25.0030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683369" calcext:value-type="float">
            <text:p>2.68336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5.321195" calcext:value-type="float">
            <text:p>5.321195</text:p>
          </table:table-cell>
          <table:table-cell office:value-type="float" office:value="135.8373" calcext:value-type="float">
            <text:p>135.837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70082" calcext:value-type="float">
            <text:p>33.7008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376" calcext:value-type="float">
            <text:p>0.0001556376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5394" calcext:value-type="float">
            <text:p>0.0002665394</text:p>
          </table:table-cell>
          <table:table-cell office:value-type="float" office:value="1165.252" calcext:value-type="float">
            <text:p>1165.252</text:p>
          </table:table-cell>
          <table:table-cell office:value-type="float" office:value="1.879455" calcext:value-type="float">
            <text:p>1.879455</text:p>
          </table:table-cell>
          <table:table-cell office:value-type="float" office:value="0" calcext:value-type="float">
            <text:p>0</text:p>
          </table:table-cell>
          <table:table-cell office:value-type="float" office:value="0.8160358" calcext:value-type="float">
            <text:p>0.8160358</text:p>
          </table:table-cell>
          <table:table-cell office:value-type="float" office:value="0.2793305" calcext:value-type="float">
            <text:p>0.2793305</text:p>
          </table:table-cell>
          <table:table-cell office:value-type="float" office:value="0.2177575" calcext:value-type="float">
            <text:p>0.2177575</text:p>
          </table:table-cell>
          <table:table-cell office:value-type="float" office:value="0.05183884" calcext:value-type="float">
            <text:p>0.05183884</text:p>
          </table:table-cell>
          <table:table-cell office:value-type="float" office:value="0.0476669" calcext:value-type="float">
            <text:p>0.0476669</text:p>
          </table:table-cell>
          <table:table-cell office:value-type="float" office:value="0.02247207" calcext:value-type="float">
            <text:p>0.02247207</text:p>
          </table:table-cell>
          <table:table-cell office:value-type="float" office:value="0.03022648" calcext:value-type="float">
            <text:p>0.03022648</text:p>
          </table:table-cell>
          <table:table-cell office:value-type="float" office:value="0.0736632" calcext:value-type="float">
            <text:p>0.0736632</text:p>
          </table:table-cell>
          <table:table-cell office:value-type="float" office:value="0.1349875" calcext:value-type="float">
            <text:p>0.1349875</text:p>
          </table:table-cell>
          <table:table-cell office:value-type="float" office:value="0.1407335" calcext:value-type="float">
            <text:p>0.1407335</text:p>
          </table:table-cell>
          <table:table-cell office:value-type="float" office:value="0.1518999" calcext:value-type="float">
            <text:p>0.1518999</text:p>
          </table:table-cell>
          <table:table-cell office:value-type="float" office:value="0.1613549" calcext:value-type="float">
            <text:p>0.1613549</text:p>
          </table:table-cell>
          <table:table-cell office:value-type="float" office:value="0.1777966" calcext:value-type="float">
            <text:p>0.1777966</text:p>
          </table:table-cell>
          <table:table-cell office:value-type="float" office:value="0.1821119" calcext:value-type="float">
            <text:p>0.1821119</text:p>
          </table:table-cell>
          <table:table-cell office:value-type="float" office:value="0" calcext:value-type="float">
            <text:p>0</text:p>
          </table:table-cell>
          <table:table-cell office:value-type="float" office:value="22.06671" calcext:value-type="float">
            <text:p>22.06671</text:p>
          </table:table-cell>
          <table:table-cell office:value-type="float" office:value="17.03246" calcext:value-type="float">
            <text:p>17.03246</text:p>
          </table:table-cell>
          <table:table-cell office:value-type="float" office:value="18.38925" calcext:value-type="float">
            <text:p>18.38925</text:p>
          </table:table-cell>
          <table:table-cell office:value-type="float" office:value="5.115268" calcext:value-type="float">
            <text:p>5.115268</text:p>
          </table:table-cell>
          <table:table-cell office:value-type="float" office:value="4.285077" calcext:value-type="float">
            <text:p>4.285077</text:p>
          </table:table-cell>
          <table:table-cell office:value-type="float" office:value="2.02663" calcext:value-type="float">
            <text:p>2.02663</text:p>
          </table:table-cell>
          <table:table-cell office:value-type="float" office:value="2.077064" calcext:value-type="float">
            <text:p>2.077064</text:p>
          </table:table-cell>
          <table:table-cell office:value-type="float" office:value="4.342469" calcext:value-type="float">
            <text:p>4.342469</text:p>
          </table:table-cell>
          <table:table-cell office:value-type="float" office:value="6.982935" calcext:value-type="float">
            <text:p>6.982935</text:p>
          </table:table-cell>
          <table:table-cell office:value-type="float" office:value="7.557" calcext:value-type="float">
            <text:p>7.557</text:p>
          </table:table-cell>
          <table:table-cell office:value-type="float" office:value="8.646316" calcext:value-type="float">
            <text:p>8.646316</text:p>
          </table:table-cell>
          <table:table-cell office:value-type="float" office:value="9.354111" calcext:value-type="float">
            <text:p>9.354111</text:p>
          </table:table-cell>
          <table:table-cell office:value-type="float" office:value="11.0642" calcext:value-type="float">
            <text:p>11.0642</text:p>
          </table:table-cell>
          <table:table-cell office:value-type="float" office:value="11.47357" calcext:value-type="float">
            <text:p>11.47357</text:p>
          </table:table-cell>
          <table:table-cell office:value-type="float" office:value="0" calcext:value-type="float">
            <text:p>0</text:p>
          </table:table-cell>
          <table:table-cell office:value-type="float" office:value="43.00764" calcext:value-type="float">
            <text:p>43.0076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01508" calcext:value-type="float">
            <text:p>2.70150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5.310792" calcext:value-type="float">
            <text:p>5.310792</text:p>
          </table:table-cell>
          <table:table-cell office:value-type="float" office:value="135.8379" calcext:value-type="float">
            <text:p>135.8379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72172" calcext:value-type="float">
            <text:p>33.7217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434" calcext:value-type="float">
            <text:p>0.0001556434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5945" calcext:value-type="float">
            <text:p>0.0002665945</text:p>
          </table:table-cell>
          <table:table-cell office:value-type="float" office:value="1165.244" calcext:value-type="float">
            <text:p>1165.244</text:p>
          </table:table-cell>
          <table:table-cell office:value-type="float" office:value="1.883862" calcext:value-type="float">
            <text:p>1.883862</text:p>
          </table:table-cell>
          <table:table-cell office:value-type="float" office:value="0" calcext:value-type="float">
            <text:p>0</text:p>
          </table:table-cell>
          <table:table-cell office:value-type="float" office:value="1.242595" calcext:value-type="float">
            <text:p>1.242595</text:p>
          </table:table-cell>
          <table:table-cell office:value-type="float" office:value="0.2518648" calcext:value-type="float">
            <text:p>0.2518648</text:p>
          </table:table-cell>
          <table:table-cell office:value-type="float" office:value="0.1936335" calcext:value-type="float">
            <text:p>0.1936335</text:p>
          </table:table-cell>
          <table:table-cell office:value-type="float" office:value="0.04963297" calcext:value-type="float">
            <text:p>0.04963297</text:p>
          </table:table-cell>
          <table:table-cell office:value-type="float" office:value="0.04630681" calcext:value-type="float">
            <text:p>0.04630681</text:p>
          </table:table-cell>
          <table:table-cell office:value-type="float" office:value="0.02248746" calcext:value-type="float">
            <text:p>0.02248746</text:p>
          </table:table-cell>
          <table:table-cell office:value-type="float" office:value="0.03028208" calcext:value-type="float">
            <text:p>0.03028208</text:p>
          </table:table-cell>
          <table:table-cell office:value-type="float" office:value="0.07373992" calcext:value-type="float">
            <text:p>0.07373992</text:p>
          </table:table-cell>
          <table:table-cell office:value-type="float" office:value="0.1350767" calcext:value-type="float">
            <text:p>0.1350767</text:p>
          </table:table-cell>
          <table:table-cell office:value-type="float" office:value="0.1407788" calcext:value-type="float">
            <text:p>0.1407788</text:p>
          </table:table-cell>
          <table:table-cell office:value-type="float" office:value="0.1519508" calcext:value-type="float">
            <text:p>0.1519508</text:p>
          </table:table-cell>
          <table:table-cell office:value-type="float" office:value="0.1613601" calcext:value-type="float">
            <text:p>0.1613601</text:p>
          </table:table-cell>
          <table:table-cell office:value-type="float" office:value="0.17783" calcext:value-type="float">
            <text:p>0.17783</text:p>
          </table:table-cell>
          <table:table-cell office:value-type="float" office:value="0.1821415" calcext:value-type="float">
            <text:p>0.1821415</text:p>
          </table:table-cell>
          <table:table-cell office:value-type="float" office:value="0" calcext:value-type="float">
            <text:p>0</text:p>
          </table:table-cell>
          <table:table-cell office:value-type="float" office:value="22.27122" calcext:value-type="float">
            <text:p>22.27122</text:p>
          </table:table-cell>
          <table:table-cell office:value-type="float" office:value="17.05341" calcext:value-type="float">
            <text:p>17.05341</text:p>
          </table:table-cell>
          <table:table-cell office:value-type="float" office:value="18.40505" calcext:value-type="float">
            <text:p>18.40505</text:p>
          </table:table-cell>
          <table:table-cell office:value-type="float" office:value="5.117896" calcext:value-type="float">
            <text:p>5.117896</text:p>
          </table:table-cell>
          <table:table-cell office:value-type="float" office:value="4.289132" calcext:value-type="float">
            <text:p>4.289132</text:p>
          </table:table-cell>
          <table:table-cell office:value-type="float" office:value="2.027669" calcext:value-type="float">
            <text:p>2.027669</text:p>
          </table:table-cell>
          <table:table-cell office:value-type="float" office:value="2.079274" calcext:value-type="float">
            <text:p>2.079274</text:p>
          </table:table-cell>
          <table:table-cell office:value-type="float" office:value="4.347056" calcext:value-type="float">
            <text:p>4.347056</text:p>
          </table:table-cell>
          <table:table-cell office:value-type="float" office:value="6.989368" calcext:value-type="float">
            <text:p>6.989368</text:p>
          </table:table-cell>
          <table:table-cell office:value-type="float" office:value="7.562997" calcext:value-type="float">
            <text:p>7.562997</text:p>
          </table:table-cell>
          <table:table-cell office:value-type="float" office:value="8.651632" calcext:value-type="float">
            <text:p>8.651632</text:p>
          </table:table-cell>
          <table:table-cell office:value-type="float" office:value="9.359232" calcext:value-type="float">
            <text:p>9.359232</text:p>
          </table:table-cell>
          <table:table-cell office:value-type="float" office:value="11.06715" calcext:value-type="float">
            <text:p>11.06715</text:p>
          </table:table-cell>
          <table:table-cell office:value-type="float" office:value="11.47183" calcext:value-type="float">
            <text:p>11.47183</text:p>
          </table:table-cell>
          <table:table-cell office:value-type="float" office:value="0" calcext:value-type="float">
            <text:p>0</text:p>
          </table:table-cell>
          <table:table-cell office:value-type="float" office:value="29.73837" calcext:value-type="float">
            <text:p>29.73837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11106" calcext:value-type="float">
            <text:p>2.7111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5.302848" calcext:value-type="float">
            <text:p>5.302848</text:p>
          </table:table-cell>
          <table:table-cell office:value-type="float" office:value="135.8384" calcext:value-type="float">
            <text:p>135.838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74127" calcext:value-type="float">
            <text:p>33.74127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436" calcext:value-type="float">
            <text:p>0.0001556436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598" calcext:value-type="float">
            <text:p>0.000266598</text:p>
          </table:table-cell>
          <table:table-cell office:value-type="float" office:value="1165.234" calcext:value-type="float">
            <text:p>1165.234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0" calcext:value-type="float">
            <text:p>0</text:p>
          </table:table-cell>
          <table:table-cell office:value-type="float" office:value="0.8975639" calcext:value-type="float">
            <text:p>0.8975639</text:p>
          </table:table-cell>
          <table:table-cell office:value-type="float" office:value="0.2219319" calcext:value-type="float">
            <text:p>0.2219319</text:p>
          </table:table-cell>
          <table:table-cell office:value-type="float" office:value="0.171228" calcext:value-type="float">
            <text:p>0.171228</text:p>
          </table:table-cell>
          <table:table-cell office:value-type="float" office:value="0.04627969" calcext:value-type="float">
            <text:p>0.04627969</text:p>
          </table:table-cell>
          <table:table-cell office:value-type="float" office:value="0.04317413" calcext:value-type="float">
            <text:p>0.04317413</text:p>
          </table:table-cell>
          <table:table-cell office:value-type="float" office:value="0.02203814" calcext:value-type="float">
            <text:p>0.02203814</text:p>
          </table:table-cell>
          <table:table-cell office:value-type="float" office:value="0.03011591" calcext:value-type="float">
            <text:p>0.03011591</text:p>
          </table:table-cell>
          <table:table-cell office:value-type="float" office:value="0.07375836" calcext:value-type="float">
            <text:p>0.07375836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1408259" calcext:value-type="float">
            <text:p>0.1408259</text:p>
          </table:table-cell>
          <table:table-cell office:value-type="float" office:value="0.1520023" calcext:value-type="float">
            <text:p>0.1520023</text:p>
          </table:table-cell>
          <table:table-cell office:value-type="float" office:value="0.1613643" calcext:value-type="float">
            <text:p>0.1613643</text:p>
          </table:table-cell>
          <table:table-cell office:value-type="float" office:value="0.1778632" calcext:value-type="float">
            <text:p>0.1778632</text:p>
          </table:table-cell>
          <table:table-cell office:value-type="float" office:value="0.1821717" calcext:value-type="float">
            <text:p>0.1821717</text:p>
          </table:table-cell>
          <table:table-cell office:value-type="float" office:value="0" calcext:value-type="float">
            <text:p>0</text:p>
          </table:table-cell>
          <table:table-cell office:value-type="float" office:value="22.42026" calcext:value-type="float">
            <text:p>22.42026</text:p>
          </table:table-cell>
          <table:table-cell office:value-type="float" office:value="17.06821" calcext:value-type="float">
            <text:p>17.06821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5.11941" calcext:value-type="float">
            <text:p>5.11941</text:p>
          </table:table-cell>
          <table:table-cell office:value-type="float" office:value="4.292192" calcext:value-type="float">
            <text:p>4.292192</text:p>
          </table:table-cell>
          <table:table-cell office:value-type="float" office:value="2.028636" calcext:value-type="float">
            <text:p>2.028636</text:p>
          </table:table-cell>
          <table:table-cell office:value-type="float" office:value="2.081449" calcext:value-type="float">
            <text:p>2.081449</text:p>
          </table:table-cell>
          <table:table-cell office:value-type="float" office:value="4.351642" calcext:value-type="float">
            <text:p>4.351642</text:p>
          </table:table-cell>
          <table:table-cell office:value-type="float" office:value="6.995813" calcext:value-type="float">
            <text:p>6.995813</text:p>
          </table:table-cell>
          <table:table-cell office:value-type="float" office:value="7.568997" calcext:value-type="float">
            <text:p>7.568997</text:p>
          </table:table-cell>
          <table:table-cell office:value-type="float" office:value="8.656949" calcext:value-type="float">
            <text:p>8.656949</text:p>
          </table:table-cell>
          <table:table-cell office:value-type="float" office:value="9.364349" calcext:value-type="float">
            <text:p>9.364349</text:p>
          </table:table-cell>
          <table:table-cell office:value-type="float" office:value="11.07009" calcext:value-type="float">
            <text:p>11.07009</text:p>
          </table:table-cell>
          <table:table-cell office:value-type="float" office:value="11.47118" calcext:value-type="float">
            <text:p>11.47118</text:p>
          </table:table-cell>
          <table:table-cell office:value-type="float" office:value="0" calcext:value-type="float">
            <text:p>0</text:p>
          </table:table-cell>
          <table:table-cell office:value-type="float" office:value="22.2084" calcext:value-type="float">
            <text:p>22.208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18451" calcext:value-type="float">
            <text:p>2.7184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5.29342" calcext:value-type="float">
            <text:p>5.29342</text:p>
          </table:table-cell>
          <table:table-cell office:value-type="float" office:value="135.8391" calcext:value-type="float">
            <text:p>135.839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76009" calcext:value-type="float">
            <text:p>33.76009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436" calcext:value-type="float">
            <text:p>0.0001556436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5982" calcext:value-type="float">
            <text:p>0.0002665982</text:p>
          </table:table-cell>
          <table:table-cell office:value-type="float" office:value="1165.223" calcext:value-type="float">
            <text:p>1165.223</text:p>
          </table:table-cell>
          <table:table-cell office:value-type="float" office:value="1.890364" calcext:value-type="float">
            <text:p>1.890364</text:p>
          </table:table-cell>
          <table:table-cell office:value-type="float" office:value="0" calcext:value-type="float">
            <text:p>0</text:p>
          </table:table-cell>
          <table:table-cell office:value-type="float" office:value="0.6788391" calcext:value-type="float">
            <text:p>0.6788391</text:p>
          </table:table-cell>
          <table:table-cell office:value-type="float" office:value="0.2041626" calcext:value-type="float">
            <text:p>0.2041626</text:p>
          </table:table-cell>
          <table:table-cell office:value-type="float" office:value="0.1692066" calcext:value-type="float">
            <text:p>0.1692066</text:p>
          </table:table-cell>
          <table:table-cell office:value-type="float" office:value="0.04558043" calcext:value-type="float">
            <text:p>0.04558043</text:p>
          </table:table-cell>
          <table:table-cell office:value-type="float" office:value="0.04227534" calcext:value-type="float">
            <text:p>0.04227534</text:p>
          </table:table-cell>
          <table:table-cell office:value-type="float" office:value="0.02182263" calcext:value-type="float">
            <text:p>0.02182263</text:p>
          </table:table-cell>
          <table:table-cell office:value-type="float" office:value="0.0299185" calcext:value-type="float">
            <text:p>0.0299185</text:p>
          </table:table-cell>
          <table:table-cell office:value-type="float" office:value="0.07373001" calcext:value-type="float">
            <text:p>0.07373001</text:p>
          </table:table-cell>
          <table:table-cell office:value-type="float" office:value="0.1352441" calcext:value-type="float">
            <text:p>0.1352441</text:p>
          </table:table-cell>
          <table:table-cell office:value-type="float" office:value="0.1408737" calcext:value-type="float">
            <text:p>0.1408737</text:p>
          </table:table-cell>
          <table:table-cell office:value-type="float" office:value="0.1520538" calcext:value-type="float">
            <text:p>0.1520538</text:p>
          </table:table-cell>
          <table:table-cell office:value-type="float" office:value="0.1613846" calcext:value-type="float">
            <text:p>0.1613846</text:p>
          </table:table-cell>
          <table:table-cell office:value-type="float" office:value="0.1778965" calcext:value-type="float">
            <text:p>0.1778965</text:p>
          </table:table-cell>
          <table:table-cell office:value-type="float" office:value="0.1822027" calcext:value-type="float">
            <text:p>0.1822027</text:p>
          </table:table-cell>
          <table:table-cell office:value-type="float" office:value="0" calcext:value-type="float">
            <text:p>0</text:p>
          </table:table-cell>
          <table:table-cell office:value-type="float" office:value="22.55717" calcext:value-type="float">
            <text:p>22.55717</text:p>
          </table:table-cell>
          <table:table-cell office:value-type="float" office:value="17.07448" calcext:value-type="float">
            <text:p>17.07448</text:p>
          </table:table-cell>
          <table:table-cell office:value-type="float" office:value="18.41549" calcext:value-type="float">
            <text:p>18.41549</text:p>
          </table:table-cell>
          <table:table-cell office:value-type="float" office:value="5.120186" calcext:value-type="float">
            <text:p>5.120186</text:p>
          </table:table-cell>
          <table:table-cell office:value-type="float" office:value="4.294477" calcext:value-type="float">
            <text:p>4.294477</text:p>
          </table:table-cell>
          <table:table-cell office:value-type="float" office:value="2.029504" calcext:value-type="float">
            <text:p>2.029504</text:p>
          </table:table-cell>
          <table:table-cell office:value-type="float" office:value="2.083549" calcext:value-type="float">
            <text:p>2.083549</text:p>
          </table:table-cell>
          <table:table-cell office:value-type="float" office:value="4.356194" calcext:value-type="float">
            <text:p>4.356194</text:p>
          </table:table-cell>
          <table:table-cell office:value-type="float" office:value="7.002258" calcext:value-type="float">
            <text:p>7.002258</text:p>
          </table:table-cell>
          <table:table-cell office:value-type="float" office:value="7.574997" calcext:value-type="float">
            <text:p>7.574997</text:p>
          </table:table-cell>
          <table:table-cell office:value-type="float" office:value="8.662266" calcext:value-type="float">
            <text:p>8.662266</text:p>
          </table:table-cell>
          <table:table-cell office:value-type="float" office:value="9.369461" calcext:value-type="float">
            <text:p>9.369461</text:p>
          </table:table-cell>
          <table:table-cell office:value-type="float" office:value="11.07304" calcext:value-type="float">
            <text:p>11.07304</text:p>
          </table:table-cell>
          <table:table-cell office:value-type="float" office:value="11.477" calcext:value-type="float">
            <text:p>11.477</text:p>
          </table:table-cell>
          <table:table-cell office:value-type="float" office:value="0" calcext:value-type="float">
            <text:p>0</text:p>
          </table:table-cell>
          <table:table-cell office:value-type="float" office:value="21.81203" calcext:value-type="float">
            <text:p>21.81203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27056" calcext:value-type="float">
            <text:p>2.72705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5.278369" calcext:value-type="float">
            <text:p>5.278369</text:p>
          </table:table-cell>
          <table:table-cell office:value-type="float" office:value="135.8403" calcext:value-type="float">
            <text:p>135.840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77906" calcext:value-type="float">
            <text:p>33.7790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438" calcext:value-type="float">
            <text:p>0.0001556438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6" calcext:value-type="float">
            <text:p>0.0002666</text:p>
          </table:table-cell>
          <table:table-cell office:value-type="float" office:value="1165.213" calcext:value-type="float">
            <text:p>1165.213</text:p>
          </table:table-cell>
          <table:table-cell office:value-type="float" office:value="1.900171" calcext:value-type="float">
            <text:p>1.900171</text:p>
          </table:table-cell>
          <table:table-cell office:value-type="float" office:value="0" calcext:value-type="float">
            <text:p>0</text:p>
          </table:table-cell>
          <table:table-cell office:value-type="float" office:value="0.817337" calcext:value-type="float">
            <text:p>0.817337</text:p>
          </table:table-cell>
          <table:table-cell office:value-type="float" office:value="0.2242215" calcext:value-type="float">
            <text:p>0.2242215</text:p>
          </table:table-cell>
          <table:table-cell office:value-type="float" office:value="0.1834943" calcext:value-type="float">
            <text:p>0.1834943</text:p>
          </table:table-cell>
          <table:table-cell office:value-type="float" office:value="0.04698808" calcext:value-type="float">
            <text:p>0.04698808</text:p>
          </table:table-cell>
          <table:table-cell office:value-type="float" office:value="0.04341887" calcext:value-type="float">
            <text:p>0.04341887</text:p>
          </table:table-cell>
          <table:table-cell office:value-type="float" office:value="0.02188739" calcext:value-type="float">
            <text:p>0.02188739</text:p>
          </table:table-cell>
          <table:table-cell office:value-type="float" office:value="0.0298866" calcext:value-type="float">
            <text:p>0.0298866</text:p>
          </table:table-cell>
          <table:table-cell office:value-type="float" office:value="0.07371847" calcext:value-type="float">
            <text:p>0.07371847</text:p>
          </table:table-cell>
          <table:table-cell office:value-type="float" office:value="0.1352934" calcext:value-type="float">
            <text:p>0.1352934</text:p>
          </table:table-cell>
          <table:table-cell office:value-type="float" office:value="0.1409204" calcext:value-type="float">
            <text:p>0.1409204</text:p>
          </table:table-cell>
          <table:table-cell office:value-type="float" office:value="0.1521057" calcext:value-type="float">
            <text:p>0.1521057</text:p>
          </table:table-cell>
          <table:table-cell office:value-type="float" office:value="0.1614109" calcext:value-type="float">
            <text:p>0.1614109</text:p>
          </table:table-cell>
          <table:table-cell office:value-type="float" office:value="0.1779296" calcext:value-type="float">
            <text:p>0.1779296</text:p>
          </table:table-cell>
          <table:table-cell office:value-type="float" office:value="0.1822341" calcext:value-type="float">
            <text:p>0.1822341</text:p>
          </table:table-cell>
          <table:table-cell office:value-type="float" office:value="0" calcext:value-type="float">
            <text:p>0</text:p>
          </table:table-cell>
          <table:table-cell office:value-type="float" office:value="22.70751" calcext:value-type="float">
            <text:p>22.70751</text:p>
          </table:table-cell>
          <table:table-cell office:value-type="float" office:value="17.08018" calcext:value-type="float">
            <text:p>17.08018</text:p>
          </table:table-cell>
          <table:table-cell office:value-type="float" office:value="18.42042" calcext:value-type="float">
            <text:p>18.42042</text:p>
          </table:table-cell>
          <table:table-cell office:value-type="float" office:value="5.120991" calcext:value-type="float">
            <text:p>5.120991</text:p>
          </table:table-cell>
          <table:table-cell office:value-type="float" office:value="4.296671" calcext:value-type="float">
            <text:p>4.296671</text:p>
          </table:table-cell>
          <table:table-cell office:value-type="float" office:value="2.03034" calcext:value-type="float">
            <text:p>2.03034</text:p>
          </table:table-cell>
          <table:table-cell office:value-type="float" office:value="2.085601" calcext:value-type="float">
            <text:p>2.085601</text:p>
          </table:table-cell>
          <table:table-cell office:value-type="float" office:value="4.360716" calcext:value-type="float">
            <text:p>4.360716</text:p>
          </table:table-cell>
          <table:table-cell office:value-type="float" office:value="7.008703" calcext:value-type="float">
            <text:p>7.008703</text:p>
          </table:table-cell>
          <table:table-cell office:value-type="float" office:value="7.580995" calcext:value-type="float">
            <text:p>7.580995</text:p>
          </table:table-cell>
          <table:table-cell office:value-type="float" office:value="8.667583" calcext:value-type="float">
            <text:p>8.667583</text:p>
          </table:table-cell>
          <table:table-cell office:value-type="float" office:value="9.374579" calcext:value-type="float">
            <text:p>9.374579</text:p>
          </table:table-cell>
          <table:table-cell office:value-type="float" office:value="11.07598" calcext:value-type="float">
            <text:p>11.07598</text:p>
          </table:table-cell>
          <table:table-cell office:value-type="float" office:value="11.48264" calcext:value-type="float">
            <text:p>11.48264</text:p>
          </table:table-cell>
          <table:table-cell office:value-type="float" office:value="0" calcext:value-type="float">
            <text:p>0</text:p>
          </table:table-cell>
          <table:table-cell office:value-type="float" office:value="38.20745" calcext:value-type="float">
            <text:p>38.2074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40789" calcext:value-type="float">
            <text:p>2.74078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5.268669" calcext:value-type="float">
            <text:p>5.268669</text:p>
          </table:table-cell>
          <table:table-cell office:value-type="float" office:value="135.8411" calcext:value-type="float">
            <text:p>135.841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79845" calcext:value-type="float">
            <text:p>33.7984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458" calcext:value-type="float">
            <text:p>0.0001556458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2666191" calcext:value-type="float">
            <text:p>0.0002666191</text:p>
          </table:table-cell>
          <table:table-cell office:value-type="float" office:value="1165.203" calcext:value-type="float">
            <text:p>1165.203</text:p>
          </table:table-cell>
          <table:table-cell office:value-type="float" office:value="1.904132" calcext:value-type="float">
            <text:p>1.904132</text:p>
          </table:table-cell>
          <table:table-cell office:value-type="float" office:value="0" calcext:value-type="float">
            <text:p>0</text:p>
          </table:table-cell>
          <table:table-cell office:value-type="float" office:value="0.6896144" calcext:value-type="float">
            <text:p>0.6896144</text:p>
          </table:table-cell>
          <table:table-cell office:value-type="float" office:value="0.2164088" calcext:value-type="float">
            <text:p>0.2164088</text:p>
          </table:table-cell>
          <table:table-cell office:value-type="float" office:value="0.1760836" calcext:value-type="float">
            <text:p>0.1760836</text:p>
          </table:table-cell>
          <table:table-cell office:value-type="float" office:value="0.04603453" calcext:value-type="float">
            <text:p>0.04603453</text:p>
          </table:table-cell>
          <table:table-cell office:value-type="float" office:value="0.04293265" calcext:value-type="float">
            <text:p>0.04293265</text:p>
          </table:table-cell>
          <table:table-cell office:value-type="float" office:value="0.02187263" calcext:value-type="float">
            <text:p>0.02187263</text:p>
          </table:table-cell>
          <table:table-cell office:value-type="float" office:value="0.02984578" calcext:value-type="float">
            <text:p>0.02984578</text:p>
          </table:table-cell>
          <table:table-cell office:value-type="float" office:value="0.07373342" calcext:value-type="float">
            <text:p>0.07373342</text:p>
          </table:table-cell>
          <table:table-cell office:value-type="float" office:value="0.1353626" calcext:value-type="float">
            <text:p>0.1353626</text:p>
          </table:table-cell>
          <table:table-cell office:value-type="float" office:value="0.1409669" calcext:value-type="float">
            <text:p>0.1409669</text:p>
          </table:table-cell>
          <table:table-cell office:value-type="float" office:value="0.1521574" calcext:value-type="float">
            <text:p>0.1521574</text:p>
          </table:table-cell>
          <table:table-cell office:value-type="float" office:value="0.1614294" calcext:value-type="float">
            <text:p>0.1614294</text:p>
          </table:table-cell>
          <table:table-cell office:value-type="float" office:value="0.1779606" calcext:value-type="float">
            <text:p>0.1779606</text:p>
          </table:table-cell>
          <table:table-cell office:value-type="float" office:value="0.1822659" calcext:value-type="float">
            <text:p>0.1822659</text:p>
          </table:table-cell>
          <table:table-cell office:value-type="float" office:value="0" calcext:value-type="float">
            <text:p>0</text:p>
          </table:table-cell>
          <table:table-cell office:value-type="float" office:value="22.87999" calcext:value-type="float">
            <text:p>22.87999</text:p>
          </table:table-cell>
          <table:table-cell office:value-type="float" office:value="17.08896" calcext:value-type="float">
            <text:p>17.08896</text:p>
          </table:table-cell>
          <table:table-cell office:value-type="float" office:value="18.42685" calcext:value-type="float">
            <text:p>18.42685</text:p>
          </table:table-cell>
          <table:table-cell office:value-type="float" office:value="5.121976" calcext:value-type="float">
            <text:p>5.121976</text:p>
          </table:table-cell>
          <table:table-cell office:value-type="float" office:value="4.29912" calcext:value-type="float">
            <text:p>4.29912</text:p>
          </table:table-cell>
          <table:table-cell office:value-type="float" office:value="2.031193" calcext:value-type="float">
            <text:p>2.031193</text:p>
          </table:table-cell>
          <table:table-cell office:value-type="float" office:value="2.087641" calcext:value-type="float">
            <text:p>2.087641</text:p>
          </table:table-cell>
          <table:table-cell office:value-type="float" office:value="4.365211" calcext:value-type="float">
            <text:p>4.365211</text:p>
          </table:table-cell>
          <table:table-cell office:value-type="float" office:value="7.015148" calcext:value-type="float">
            <text:p>7.015148</text:p>
          </table:table-cell>
          <table:table-cell office:value-type="float" office:value="7.586992" calcext:value-type="float">
            <text:p>7.586992</text:p>
          </table:table-cell>
          <table:table-cell office:value-type="float" office:value="8.6729" calcext:value-type="float">
            <text:p>8.6729</text:p>
          </table:table-cell>
          <table:table-cell office:value-type="float" office:value="9.379659" calcext:value-type="float">
            <text:p>9.379659</text:p>
          </table:table-cell>
          <table:table-cell office:value-type="float" office:value="11.07893" calcext:value-type="float">
            <text:p>11.07893</text:p>
          </table:table-cell>
          <table:table-cell office:value-type="float" office:value="11.48728" calcext:value-type="float">
            <text:p>11.48728</text:p>
          </table:table-cell>
          <table:table-cell office:value-type="float" office:value="0" calcext:value-type="float">
            <text:p>0</text:p>
          </table:table-cell>
          <table:table-cell office:value-type="float" office:value="28.64102" calcext:value-type="float">
            <text:p>28.6410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49546" calcext:value-type="float">
            <text:p>2.74954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5.257053" calcext:value-type="float">
            <text:p>5.257053</text:p>
          </table:table-cell>
          <table:table-cell office:value-type="float" office:value="135.842" calcext:value-type="float">
            <text:p>135.842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81796" calcext:value-type="float">
            <text:p>33.8179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02" calcext:value-type="float">
            <text:p>0.0001556502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1716336" calcext:value-type="float">
            <text:p>0.0001716336</text:p>
          </table:table-cell>
          <table:table-cell office:value-type="float" office:value="1165.194" calcext:value-type="float">
            <text:p>1165.194</text:p>
          </table:table-cell>
          <table:table-cell office:value-type="float" office:value="1.909953" calcext:value-type="float">
            <text:p>1.909953</text:p>
          </table:table-cell>
          <table:table-cell office:value-type="float" office:value="0" calcext:value-type="float">
            <text:p>0</text:p>
          </table:table-cell>
          <table:table-cell office:value-type="float" office:value="0.9911707" calcext:value-type="float">
            <text:p>0.9911707</text:p>
          </table:table-cell>
          <table:table-cell office:value-type="float" office:value="0.2426535" calcext:value-type="float">
            <text:p>0.2426535</text:p>
          </table:table-cell>
          <table:table-cell office:value-type="float" office:value="0.1862417" calcext:value-type="float">
            <text:p>0.1862417</text:p>
          </table:table-cell>
          <table:table-cell office:value-type="float" office:value="0.04723545" calcext:value-type="float">
            <text:p>0.04723545</text:p>
          </table:table-cell>
          <table:table-cell office:value-type="float" office:value="0.04396749" calcext:value-type="float">
            <text:p>0.04396749</text:p>
          </table:table-cell>
          <table:table-cell office:value-type="float" office:value="0.02197123" calcext:value-type="float">
            <text:p>0.02197123</text:p>
          </table:table-cell>
          <table:table-cell office:value-type="float" office:value="0.02986742" calcext:value-type="float">
            <text:p>0.02986742</text:p>
          </table:table-cell>
          <table:table-cell office:value-type="float" office:value="0.07374374" calcext:value-type="float">
            <text:p>0.07374374</text:p>
          </table:table-cell>
          <table:table-cell office:value-type="float" office:value="0.1354324" calcext:value-type="float">
            <text:p>0.1354324</text:p>
          </table:table-cell>
          <table:table-cell office:value-type="float" office:value="0.1410139" calcext:value-type="float">
            <text:p>0.1410139</text:p>
          </table:table-cell>
          <table:table-cell office:value-type="float" office:value="0.1522095" calcext:value-type="float">
            <text:p>0.1522095</text:p>
          </table:table-cell>
          <table:table-cell office:value-type="float" office:value="0.161461" calcext:value-type="float">
            <text:p>0.161461</text:p>
          </table:table-cell>
          <table:table-cell office:value-type="float" office:value="0.1781141" calcext:value-type="float">
            <text:p>0.1781141</text:p>
          </table:table-cell>
          <table:table-cell office:value-type="float" office:value="0.1822495" calcext:value-type="float">
            <text:p>0.1822495</text:p>
          </table:table-cell>
          <table:table-cell office:value-type="float" office:value="0" calcext:value-type="float">
            <text:p>0</text:p>
          </table:table-cell>
          <table:table-cell office:value-type="float" office:value="23.0479" calcext:value-type="float">
            <text:p>23.0479</text:p>
          </table:table-cell>
          <table:table-cell office:value-type="float" office:value="17.10116" calcext:value-type="float">
            <text:p>17.10116</text:p>
          </table:table-cell>
          <table:table-cell office:value-type="float" office:value="18.4341" calcext:value-type="float">
            <text:p>18.4341</text:p>
          </table:table-cell>
          <table:table-cell office:value-type="float" office:value="5.122937" calcext:value-type="float">
            <text:p>5.122937</text:p>
          </table:table-cell>
          <table:table-cell office:value-type="float" office:value="4.301533" calcext:value-type="float">
            <text:p>4.301533</text:p>
          </table:table-cell>
          <table:table-cell office:value-type="float" office:value="2.032032" calcext:value-type="float">
            <text:p>2.032032</text:p>
          </table:table-cell>
          <table:table-cell office:value-type="float" office:value="2.089656" calcext:value-type="float">
            <text:p>2.089656</text:p>
          </table:table-cell>
          <table:table-cell office:value-type="float" office:value="4.369689" calcext:value-type="float">
            <text:p>4.369689</text:p>
          </table:table-cell>
          <table:table-cell office:value-type="float" office:value="7.021635" calcext:value-type="float">
            <text:p>7.021635</text:p>
          </table:table-cell>
          <table:table-cell office:value-type="float" office:value="7.592993" calcext:value-type="float">
            <text:p>7.592993</text:p>
          </table:table-cell>
          <table:table-cell office:value-type="float" office:value="8.678217" calcext:value-type="float">
            <text:p>8.678217</text:p>
          </table:table-cell>
          <table:table-cell office:value-type="float" office:value="9.384698" calcext:value-type="float">
            <text:p>9.384698</text:p>
          </table:table-cell>
          <table:table-cell office:value-type="float" office:value="11.08192" calcext:value-type="float">
            <text:p>11.08192</text:p>
          </table:table-cell>
          <table:table-cell office:value-type="float" office:value="11.48652" calcext:value-type="float">
            <text:p>11.48652</text:p>
          </table:table-cell>
          <table:table-cell office:value-type="float" office:value="0" calcext:value-type="float">
            <text:p>0</text:p>
          </table:table-cell>
          <table:table-cell office:value-type="float" office:value="27.54022" calcext:value-type="float">
            <text:p>27.54022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60025" calcext:value-type="float">
            <text:p>2.7600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5.25312" calcext:value-type="float">
            <text:p>5.25312</text:p>
          </table:table-cell>
          <table:table-cell office:value-type="float" office:value="135.8421" calcext:value-type="float">
            <text:p>135.842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83696" calcext:value-type="float">
            <text:p>33.83696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02" calcext:value-type="float">
            <text:p>0.0001556502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0.00001247592" calcext:value-type="float">
            <text:p>1.247592E-05</text:p>
          </table:table-cell>
          <table:table-cell office:value-type="float" office:value="1165.183" calcext:value-type="float">
            <text:p>1165.183</text:p>
          </table:table-cell>
          <table:table-cell office:value-type="float" office:value="1.909965" calcext:value-type="float">
            <text:p>1.909965</text:p>
          </table:table-cell>
          <table:table-cell office:value-type="float" office:value="0" calcext:value-type="float">
            <text:p>0</text:p>
          </table:table-cell>
          <table:table-cell office:value-type="float" office:value="0.5573812" calcext:value-type="float">
            <text:p>0.5573812</text:p>
          </table:table-cell>
          <table:table-cell office:value-type="float" office:value="0.2436938" calcext:value-type="float">
            <text:p>0.2436938</text:p>
          </table:table-cell>
          <table:table-cell office:value-type="float" office:value="0.168945" calcext:value-type="float">
            <text:p>0.168945</text:p>
          </table:table-cell>
          <table:table-cell office:value-type="float" office:value="0.04466336" calcext:value-type="float">
            <text:p>0.04466336</text:p>
          </table:table-cell>
          <table:table-cell office:value-type="float" office:value="0.04171444" calcext:value-type="float">
            <text:p>0.04171444</text:p>
          </table:table-cell>
          <table:table-cell office:value-type="float" office:value="0.0217209" calcext:value-type="float">
            <text:p>0.0217209</text:p>
          </table:table-cell>
          <table:table-cell office:value-type="float" office:value="0.02979858" calcext:value-type="float">
            <text:p>0.02979858</text:p>
          </table:table-cell>
          <table:table-cell office:value-type="float" office:value="0.07377138" calcext:value-type="float">
            <text:p>0.07377138</text:p>
          </table:table-cell>
          <table:table-cell office:value-type="float" office:value="0.1355027" calcext:value-type="float">
            <text:p>0.1355027</text:p>
          </table:table-cell>
          <table:table-cell office:value-type="float" office:value="0.1410616" calcext:value-type="float">
            <text:p>0.1410616</text:p>
          </table:table-cell>
          <table:table-cell office:value-type="float" office:value="0.1522623" calcext:value-type="float">
            <text:p>0.1522623</text:p>
          </table:table-cell>
          <table:table-cell office:value-type="float" office:value="0.1614568" calcext:value-type="float">
            <text:p>0.1614568</text:p>
          </table:table-cell>
          <table:table-cell office:value-type="float" office:value="0.1780577" calcext:value-type="float">
            <text:p>0.1780577</text:p>
          </table:table-cell>
          <table:table-cell office:value-type="float" office:value="0.1823044" calcext:value-type="float">
            <text:p>0.1823044</text:p>
          </table:table-cell>
          <table:table-cell office:value-type="float" office:value="0" calcext:value-type="float">
            <text:p>0</text:p>
          </table:table-cell>
          <table:table-cell office:value-type="float" office:value="23.16009" calcext:value-type="float">
            <text:p>23.16009</text:p>
          </table:table-cell>
          <table:table-cell office:value-type="float" office:value="17.11755" calcext:value-type="float">
            <text:p>17.11755</text:p>
          </table:table-cell>
          <table:table-cell office:value-type="float" office:value="18.43945" calcext:value-type="float">
            <text:p>18.43945</text:p>
          </table:table-cell>
          <table:table-cell office:value-type="float" office:value="5.123739" calcext:value-type="float">
            <text:p>5.123739</text:p>
          </table:table-cell>
          <table:table-cell office:value-type="float" office:value="4.303891" calcext:value-type="float">
            <text:p>4.303891</text:p>
          </table:table-cell>
          <table:table-cell office:value-type="float" office:value="2.03287" calcext:value-type="float">
            <text:p>2.03287</text:p>
          </table:table-cell>
          <table:table-cell office:value-type="float" office:value="2.09167" calcext:value-type="float">
            <text:p>2.09167</text:p>
          </table:table-cell>
          <table:table-cell office:value-type="float" office:value="4.374155" calcext:value-type="float">
            <text:p>4.374155</text:p>
          </table:table-cell>
          <table:table-cell office:value-type="float" office:value="7.028126" calcext:value-type="float">
            <text:p>7.028126</text:p>
          </table:table-cell>
          <table:table-cell office:value-type="float" office:value="7.598991" calcext:value-type="float">
            <text:p>7.598991</text:p>
          </table:table-cell>
          <table:table-cell office:value-type="float" office:value="8.683534" calcext:value-type="float">
            <text:p>8.683534</text:p>
          </table:table-cell>
          <table:table-cell office:value-type="float" office:value="9.389732" calcext:value-type="float">
            <text:p>9.389732</text:p>
          </table:table-cell>
          <table:table-cell office:value-type="float" office:value="11.08494" calcext:value-type="float">
            <text:p>11.08494</text:p>
          </table:table-cell>
          <table:table-cell office:value-type="float" office:value="11.47513" calcext:value-type="float">
            <text:p>11.47513</text:p>
          </table:table-cell>
          <table:table-cell office:value-type="float" office:value="0" calcext:value-type="float">
            <text:p>0</text:p>
          </table:table-cell>
          <table:table-cell office:value-type="float" office:value="13.27417" calcext:value-type="float">
            <text:p>13.27417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63666" calcext:value-type="float">
            <text:p>2.76366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5.245522" calcext:value-type="float">
            <text:p>5.245522</text:p>
          </table:table-cell>
          <table:table-cell office:value-type="float" office:value="135.8428" calcext:value-type="float">
            <text:p>135.8428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85483" calcext:value-type="float">
            <text:p>33.8548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08" calcext:value-type="float">
            <text:p>0.0001556508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1381683" calcext:value-type="float">
            <text:p>-0.0001381683</text:p>
          </table:table-cell>
          <table:table-cell office:value-type="float" office:value="1165.171" calcext:value-type="float">
            <text:p>1165.171</text:p>
          </table:table-cell>
          <table:table-cell office:value-type="float" office:value="1.912269" calcext:value-type="float">
            <text:p>1.912269</text:p>
          </table:table-cell>
          <table:table-cell office:value-type="float" office:value="0" calcext:value-type="float">
            <text:p>0</text:p>
          </table:table-cell>
          <table:table-cell office:value-type="float" office:value="0.6151205" calcext:value-type="float">
            <text:p>0.6151205</text:p>
          </table:table-cell>
          <table:table-cell office:value-type="float" office:value="0.205874" calcext:value-type="float">
            <text:p>0.205874</text:p>
          </table:table-cell>
          <table:table-cell office:value-type="float" office:value="0.1639049" calcext:value-type="float">
            <text:p>0.1639049</text:p>
          </table:table-cell>
          <table:table-cell office:value-type="float" office:value="0.04398299" calcext:value-type="float">
            <text:p>0.04398299</text:p>
          </table:table-cell>
          <table:table-cell office:value-type="float" office:value="0.04051954" calcext:value-type="float">
            <text:p>0.04051954</text:p>
          </table:table-cell>
          <table:table-cell office:value-type="float" office:value="0.0214745" calcext:value-type="float">
            <text:p>0.0214745</text:p>
          </table:table-cell>
          <table:table-cell office:value-type="float" office:value="0.02955934" calcext:value-type="float">
            <text:p>0.02955934</text:p>
          </table:table-cell>
          <table:table-cell office:value-type="float" office:value="0.0737455" calcext:value-type="float">
            <text:p>0.0737455</text:p>
          </table:table-cell>
          <table:table-cell office:value-type="float" office:value="0.1355657" calcext:value-type="float">
            <text:p>0.1355657</text:p>
          </table:table-cell>
          <table:table-cell office:value-type="float" office:value="0.1411102" calcext:value-type="float">
            <text:p>0.1411102</text:p>
          </table:table-cell>
          <table:table-cell office:value-type="float" office:value="0.1523148" calcext:value-type="float">
            <text:p>0.1523148</text:p>
          </table:table-cell>
          <table:table-cell office:value-type="float" office:value="0.1614887" calcext:value-type="float">
            <text:p>0.1614887</text:p>
          </table:table-cell>
          <table:table-cell office:value-type="float" office:value="0.1780628" calcext:value-type="float">
            <text:p>0.1780628</text:p>
          </table:table-cell>
          <table:table-cell office:value-type="float" office:value="0.1823444" calcext:value-type="float">
            <text:p>0.1823444</text:p>
          </table:table-cell>
          <table:table-cell office:value-type="float" office:value="0" calcext:value-type="float">
            <text:p>0</text:p>
          </table:table-cell>
          <table:table-cell office:value-type="float" office:value="23.22996" calcext:value-type="float">
            <text:p>23.22996</text:p>
          </table:table-cell>
          <table:table-cell office:value-type="float" office:value="17.12198" calcext:value-type="float">
            <text:p>17.12198</text:p>
          </table:table-cell>
          <table:table-cell office:value-type="float" office:value="18.44251" calcext:value-type="float">
            <text:p>18.44251</text:p>
          </table:table-cell>
          <table:table-cell office:value-type="float" office:value="5.123909" calcext:value-type="float">
            <text:p>5.123909</text:p>
          </table:table-cell>
          <table:table-cell office:value-type="float" office:value="4.305489" calcext:value-type="float">
            <text:p>4.305489</text:p>
          </table:table-cell>
          <table:table-cell office:value-type="float" office:value="2.033627" calcext:value-type="float">
            <text:p>2.033627</text:p>
          </table:table-cell>
          <table:table-cell office:value-type="float" office:value="2.093623" calcext:value-type="float">
            <text:p>2.093623</text:p>
          </table:table-cell>
          <table:table-cell office:value-type="float" office:value="4.378599" calcext:value-type="float">
            <text:p>4.378599</text:p>
          </table:table-cell>
          <table:table-cell office:value-type="float" office:value="7.034598" calcext:value-type="float">
            <text:p>7.034598</text:p>
          </table:table-cell>
          <table:table-cell office:value-type="float" office:value="7.604991" calcext:value-type="float">
            <text:p>7.604991</text:p>
          </table:table-cell>
          <table:table-cell office:value-type="float" office:value="8.688851" calcext:value-type="float">
            <text:p>8.688851</text:p>
          </table:table-cell>
          <table:table-cell office:value-type="float" office:value="9.394776" calcext:value-type="float">
            <text:p>9.394776</text:p>
          </table:table-cell>
          <table:table-cell office:value-type="float" office:value="11.08788" calcext:value-type="float">
            <text:p>11.08788</text:p>
          </table:table-cell>
          <table:table-cell office:value-type="float" office:value="11.48041" calcext:value-type="float">
            <text:p>11.48041</text:p>
          </table:table-cell>
          <table:table-cell office:value-type="float" office:value="0" calcext:value-type="float">
            <text:p>0</text:p>
          </table:table-cell>
          <table:table-cell office:value-type="float" office:value="15.33743" calcext:value-type="float">
            <text:p>15.33743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70489" calcext:value-type="float">
            <text:p>2.77048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5.240392" calcext:value-type="float">
            <text:p>5.240392</text:p>
          </table:table-cell>
          <table:table-cell office:value-type="float" office:value="135.8431" calcext:value-type="float">
            <text:p>135.843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87278" calcext:value-type="float">
            <text:p>33.8727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09" calcext:value-type="float">
            <text:p>0.0001556509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235" calcext:value-type="float">
            <text:p>-0.0002258235</text:p>
          </table:table-cell>
          <table:table-cell office:value-type="float" office:value="1165.157" calcext:value-type="float">
            <text:p>1165.157</text:p>
          </table:table-cell>
          <table:table-cell office:value-type="float" office:value="1.91204" calcext:value-type="float">
            <text:p>1.91204</text:p>
          </table:table-cell>
          <table:table-cell office:value-type="float" office:value="0" calcext:value-type="float">
            <text:p>0</text:p>
          </table:table-cell>
          <table:table-cell office:value-type="float" office:value="0.5669419" calcext:value-type="float">
            <text:p>0.5669419</text:p>
          </table:table-cell>
          <table:table-cell office:value-type="float" office:value="0.2108005" calcext:value-type="float">
            <text:p>0.2108005</text:p>
          </table:table-cell>
          <table:table-cell office:value-type="float" office:value="0.1651547" calcext:value-type="float">
            <text:p>0.1651547</text:p>
          </table:table-cell>
          <table:table-cell office:value-type="float" office:value="0.04371753" calcext:value-type="float">
            <text:p>0.04371753</text:p>
          </table:table-cell>
          <table:table-cell office:value-type="float" office:value="0.04024244" calcext:value-type="float">
            <text:p>0.04024244</text:p>
          </table:table-cell>
          <table:table-cell office:value-type="float" office:value="0.02140925" calcext:value-type="float">
            <text:p>0.02140925</text:p>
          </table:table-cell>
          <table:table-cell office:value-type="float" office:value="0.02945259" calcext:value-type="float">
            <text:p>0.02945259</text:p>
          </table:table-cell>
          <table:table-cell office:value-type="float" office:value="0.07372792" calcext:value-type="float">
            <text:p>0.07372792</text:p>
          </table:table-cell>
          <table:table-cell office:value-type="float" office:value="0.1356202" calcext:value-type="float">
            <text:p>0.1356202</text:p>
          </table:table-cell>
          <table:table-cell office:value-type="float" office:value="0.1411589" calcext:value-type="float">
            <text:p>0.1411589</text:p>
          </table:table-cell>
          <table:table-cell office:value-type="float" office:value="0.1523667" calcext:value-type="float">
            <text:p>0.1523667</text:p>
          </table:table-cell>
          <table:table-cell office:value-type="float" office:value="0.1614838" calcext:value-type="float">
            <text:p>0.1614838</text:p>
          </table:table-cell>
          <table:table-cell office:value-type="float" office:value="0.1780885" calcext:value-type="float">
            <text:p>0.1780885</text:p>
          </table:table-cell>
          <table:table-cell office:value-type="float" office:value="0.1823796" calcext:value-type="float">
            <text:p>0.1823796</text:p>
          </table:table-cell>
          <table:table-cell office:value-type="float" office:value="0" calcext:value-type="float">
            <text:p>0</text:p>
          </table:table-cell>
          <table:table-cell office:value-type="float" office:value="23.32579" calcext:value-type="float">
            <text:p>23.32579</text:p>
          </table:table-cell>
          <table:table-cell office:value-type="float" office:value="17.12513" calcext:value-type="float">
            <text:p>17.12513</text:p>
          </table:table-cell>
          <table:table-cell office:value-type="float" office:value="18.44359" calcext:value-type="float">
            <text:p>18.44359</text:p>
          </table:table-cell>
          <table:table-cell office:value-type="float" office:value="5.123963" calcext:value-type="float">
            <text:p>5.123963</text:p>
          </table:table-cell>
          <table:table-cell office:value-type="float" office:value="4.30685" calcext:value-type="float">
            <text:p>4.30685</text:p>
          </table:table-cell>
          <table:table-cell office:value-type="float" office:value="2.034346" calcext:value-type="float">
            <text:p>2.034346</text:p>
          </table:table-cell>
          <table:table-cell office:value-type="float" office:value="2.095529" calcext:value-type="float">
            <text:p>2.095529</text:p>
          </table:table-cell>
          <table:table-cell office:value-type="float" office:value="4.383018" calcext:value-type="float">
            <text:p>4.383018</text:p>
          </table:table-cell>
          <table:table-cell office:value-type="float" office:value="7.041043" calcext:value-type="float">
            <text:p>7.041043</text:p>
          </table:table-cell>
          <table:table-cell office:value-type="float" office:value="7.61099" calcext:value-type="float">
            <text:p>7.61099</text:p>
          </table:table-cell>
          <table:table-cell office:value-type="float" office:value="8.694168" calcext:value-type="float">
            <text:p>8.694168</text:p>
          </table:table-cell>
          <table:table-cell office:value-type="float" office:value="9.399816" calcext:value-type="float">
            <text:p>9.399816</text:p>
          </table:table-cell>
          <table:table-cell office:value-type="float" office:value="11.09083" calcext:value-type="float">
            <text:p>11.09083</text:p>
          </table:table-cell>
          <table:table-cell office:value-type="float" office:value="11.47698" calcext:value-type="float">
            <text:p>11.47698</text:p>
          </table:table-cell>
          <table:table-cell office:value-type="float" office:value="0" calcext:value-type="float">
            <text:p>0</text:p>
          </table:table-cell>
          <table:table-cell office:value-type="float" office:value="11.06921" calcext:value-type="float">
            <text:p>11.06921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751" calcext:value-type="float">
            <text:p>2.77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5.236932" calcext:value-type="float">
            <text:p>5.236932</text:p>
          </table:table-cell>
          <table:table-cell office:value-type="float" office:value="135.8432" calcext:value-type="float">
            <text:p>135.8432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89028" calcext:value-type="float">
            <text:p>33.8902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209" calcext:value-type="float">
            <text:p>-0.0002258209</text:p>
          </table:table-cell>
          <table:table-cell office:value-type="float" office:value="1165.143" calcext:value-type="float">
            <text:p>1165.143</text:p>
          </table:table-cell>
          <table:table-cell office:value-type="float" office:value="1.911462" calcext:value-type="float">
            <text:p>1.911462</text:p>
          </table:table-cell>
          <table:table-cell office:value-type="float" office:value="0" calcext:value-type="float">
            <text:p>0</text:p>
          </table:table-cell>
          <table:table-cell office:value-type="float" office:value="0.3513987" calcext:value-type="float">
            <text:p>0.3513987</text:p>
          </table:table-cell>
          <table:table-cell office:value-type="float" office:value="0.1809835" calcext:value-type="float">
            <text:p>0.1809835</text:p>
          </table:table-cell>
          <table:table-cell office:value-type="float" office:value="0.1827857" calcext:value-type="float">
            <text:p>0.1827857</text:p>
          </table:table-cell>
          <table:table-cell office:value-type="float" office:value="0.04318628" calcext:value-type="float">
            <text:p>0.04318628</text:p>
          </table:table-cell>
          <table:table-cell office:value-type="float" office:value="0.03963286" calcext:value-type="float">
            <text:p>0.03963286</text:p>
          </table:table-cell>
          <table:table-cell office:value-type="float" office:value="0.02129603" calcext:value-type="float">
            <text:p>0.02129603</text:p>
          </table:table-cell>
          <table:table-cell office:value-type="float" office:value="0.02932867" calcext:value-type="float">
            <text:p>0.02932867</text:p>
          </table:table-cell>
          <table:table-cell office:value-type="float" office:value="0.07371878" calcext:value-type="float">
            <text:p>0.07371878</text:p>
          </table:table-cell>
          <table:table-cell office:value-type="float" office:value="0.1356719" calcext:value-type="float">
            <text:p>0.1356719</text:p>
          </table:table-cell>
          <table:table-cell office:value-type="float" office:value="0.1412067" calcext:value-type="float">
            <text:p>0.1412067</text:p>
          </table:table-cell>
          <table:table-cell office:value-type="float" office:value="0.1524184" calcext:value-type="float">
            <text:p>0.1524184</text:p>
          </table:table-cell>
          <table:table-cell office:value-type="float" office:value="0.1614918" calcext:value-type="float">
            <text:p>0.1614918</text:p>
          </table:table-cell>
          <table:table-cell office:value-type="float" office:value="0.1781219" calcext:value-type="float">
            <text:p>0.1781219</text:p>
          </table:table-cell>
          <table:table-cell office:value-type="float" office:value="0.1824131" calcext:value-type="float">
            <text:p>0.1824131</text:p>
          </table:table-cell>
          <table:table-cell office:value-type="float" office:value="0" calcext:value-type="float">
            <text:p>0</text:p>
          </table:table-cell>
          <table:table-cell office:value-type="float" office:value="23.36232" calcext:value-type="float">
            <text:p>23.36232</text:p>
          </table:table-cell>
          <table:table-cell office:value-type="float" office:value="17.12775" calcext:value-type="float">
            <text:p>17.12775</text:p>
          </table:table-cell>
          <table:table-cell office:value-type="float" office:value="18.44829" calcext:value-type="float">
            <text:p>18.44829</text:p>
          </table:table-cell>
          <table:table-cell office:value-type="float" office:value="5.123875" calcext:value-type="float">
            <text:p>5.123875</text:p>
          </table:table-cell>
          <table:table-cell office:value-type="float" office:value="4.30802" calcext:value-type="float">
            <text:p>4.30802</text:p>
          </table:table-cell>
          <table:table-cell office:value-type="float" office:value="2.035038" calcext:value-type="float">
            <text:p>2.035038</text:p>
          </table:table-cell>
          <table:table-cell office:value-type="float" office:value="2.097397" calcext:value-type="float">
            <text:p>2.097397</text:p>
          </table:table-cell>
          <table:table-cell office:value-type="float" office:value="4.387421" calcext:value-type="float">
            <text:p>4.387421</text:p>
          </table:table-cell>
          <table:table-cell office:value-type="float" office:value="7.047488" calcext:value-type="float">
            <text:p>7.047488</text:p>
          </table:table-cell>
          <table:table-cell office:value-type="float" office:value="7.616989" calcext:value-type="float">
            <text:p>7.616989</text:p>
          </table:table-cell>
          <table:table-cell office:value-type="float" office:value="8.699485" calcext:value-type="float">
            <text:p>8.699485</text:p>
          </table:table-cell>
          <table:table-cell office:value-type="float" office:value="9.404852" calcext:value-type="float">
            <text:p>9.404852</text:p>
          </table:table-cell>
          <table:table-cell office:value-type="float" office:value="11.09378" calcext:value-type="float">
            <text:p>11.09378</text:p>
          </table:table-cell>
          <table:table-cell office:value-type="float" office:value="11.46938" calcext:value-type="float">
            <text:p>11.46938</text:p>
          </table:table-cell>
          <table:table-cell office:value-type="float" office:value="0" calcext:value-type="float">
            <text:p>0</text:p>
          </table:table-cell>
          <table:table-cell office:value-type="float" office:value="7.119355" calcext:value-type="float">
            <text:p>7.11935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78274" calcext:value-type="float">
            <text:p>2.77827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5.234579" calcext:value-type="float">
            <text:p>5.234579</text:p>
          </table:table-cell>
          <table:table-cell office:value-type="float" office:value="135.8432" calcext:value-type="float">
            <text:p>135.8432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90742" calcext:value-type="float">
            <text:p>33.9074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203" calcext:value-type="float">
            <text:p>-0.0002258203</text:p>
          </table:table-cell>
          <table:table-cell office:value-type="float" office:value="1165.128" calcext:value-type="float">
            <text:p>1165.128</text:p>
          </table:table-cell>
          <table:table-cell office:value-type="float" office:value="1.910714" calcext:value-type="float">
            <text:p>1.910714</text:p>
          </table:table-cell>
          <table:table-cell office:value-type="float" office:value="0" calcext:value-type="float">
            <text:p>0</text:p>
          </table:table-cell>
          <table:table-cell office:value-type="float" office:value="0.2543438" calcext:value-type="float">
            <text:p>0.2543438</text:p>
          </table:table-cell>
          <table:table-cell office:value-type="float" office:value="0.1586286" calcext:value-type="float">
            <text:p>0.1586286</text:p>
          </table:table-cell>
          <table:table-cell office:value-type="float" office:value="0.1798676" calcext:value-type="float">
            <text:p>0.1798676</text:p>
          </table:table-cell>
          <table:table-cell office:value-type="float" office:value="0.04474485" calcext:value-type="float">
            <text:p>0.04474485</text:p>
          </table:table-cell>
          <table:table-cell office:value-type="float" office:value="0.03871145" calcext:value-type="float">
            <text:p>0.03871145</text:p>
          </table:table-cell>
          <table:table-cell office:value-type="float" office:value="0.02114528" calcext:value-type="float">
            <text:p>0.02114528</text:p>
          </table:table-cell>
          <table:table-cell office:value-type="float" office:value="0.02917196" calcext:value-type="float">
            <text:p>0.02917196</text:p>
          </table:table-cell>
          <table:table-cell office:value-type="float" office:value="0.0737033" calcext:value-type="float">
            <text:p>0.0737033</text:p>
          </table:table-cell>
          <table:table-cell office:value-type="float" office:value="0.1357215" calcext:value-type="float">
            <text:p>0.1357215</text:p>
          </table:table-cell>
          <table:table-cell office:value-type="float" office:value="0.1412539" calcext:value-type="float">
            <text:p>0.1412539</text:p>
          </table:table-cell>
          <table:table-cell office:value-type="float" office:value="0.1524706" calcext:value-type="float">
            <text:p>0.1524706</text:p>
          </table:table-cell>
          <table:table-cell office:value-type="float" office:value="0.1615073" calcext:value-type="float">
            <text:p>0.1615073</text:p>
          </table:table-cell>
          <table:table-cell office:value-type="float" office:value="0.1781548" calcext:value-type="float">
            <text:p>0.1781548</text:p>
          </table:table-cell>
          <table:table-cell office:value-type="float" office:value="0.1824455" calcext:value-type="float">
            <text:p>0.1824455</text:p>
          </table:table-cell>
          <table:table-cell office:value-type="float" office:value="0" calcext:value-type="float">
            <text:p>0</text:p>
          </table:table-cell>
          <table:table-cell office:value-type="float" office:value="23.37655" calcext:value-type="float">
            <text:p>23.37655</text:p>
          </table:table-cell>
          <table:table-cell office:value-type="float" office:value="17.12652" calcext:value-type="float">
            <text:p>17.12652</text:p>
          </table:table-cell>
          <table:table-cell office:value-type="float" office:value="18.45464" calcext:value-type="float">
            <text:p>18.45464</text:p>
          </table:table-cell>
          <table:table-cell office:value-type="float" office:value="5.123841" calcext:value-type="float">
            <text:p>5.123841</text:p>
          </table:table-cell>
          <table:table-cell office:value-type="float" office:value="4.308899" calcext:value-type="float">
            <text:p>4.308899</text:p>
          </table:table-cell>
          <table:table-cell office:value-type="float" office:value="2.035692" calcext:value-type="float">
            <text:p>2.035692</text:p>
          </table:table-cell>
          <table:table-cell office:value-type="float" office:value="2.099225" calcext:value-type="float">
            <text:p>2.099225</text:p>
          </table:table-cell>
          <table:table-cell office:value-type="float" office:value="4.391794" calcext:value-type="float">
            <text:p>4.391794</text:p>
          </table:table-cell>
          <table:table-cell office:value-type="float" office:value="7.053933" calcext:value-type="float">
            <text:p>7.053933</text:p>
          </table:table-cell>
          <table:table-cell office:value-type="float" office:value="7.622988" calcext:value-type="float">
            <text:p>7.622988</text:p>
          </table:table-cell>
          <table:table-cell office:value-type="float" office:value="8.704803" calcext:value-type="float">
            <text:p>8.704803</text:p>
          </table:table-cell>
          <table:table-cell office:value-type="float" office:value="9.409892" calcext:value-type="float">
            <text:p>9.409892</text:p>
          </table:table-cell>
          <table:table-cell office:value-type="float" office:value="11.09668" calcext:value-type="float">
            <text:p>11.09668</text:p>
          </table:table-cell>
          <table:table-cell office:value-type="float" office:value="11.45993" calcext:value-type="float">
            <text:p>11.45993</text:p>
          </table:table-cell>
          <table:table-cell office:value-type="float" office:value="0" calcext:value-type="float">
            <text:p>0</text:p>
          </table:table-cell>
          <table:table-cell office:value-type="float" office:value="4.14695" calcext:value-type="float">
            <text:p>4.1469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80432" calcext:value-type="float">
            <text:p>2.78043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5.231971" calcext:value-type="float">
            <text:p>5.231971</text:p>
          </table:table-cell>
          <table:table-cell office:value-type="float" office:value="135.8433" calcext:value-type="float">
            <text:p>135.843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92392" calcext:value-type="float">
            <text:p>33.9239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203" calcext:value-type="float">
            <text:p>-0.0002258203</text:p>
          </table:table-cell>
          <table:table-cell office:value-type="float" office:value="1165.113" calcext:value-type="float">
            <text:p>1165.113</text:p>
          </table:table-cell>
          <table:table-cell office:value-type="float" office:value="1.909693" calcext:value-type="float">
            <text:p>1.909693</text:p>
          </table:table-cell>
          <table:table-cell office:value-type="float" office:value="0" calcext:value-type="float">
            <text:p>0</text:p>
          </table:table-cell>
          <table:table-cell office:value-type="float" office:value="0.2268277" calcext:value-type="float">
            <text:p>0.2268277</text:p>
          </table:table-cell>
          <table:table-cell office:value-type="float" office:value="0.1406128" calcext:value-type="float">
            <text:p>0.1406128</text:p>
          </table:table-cell>
          <table:table-cell office:value-type="float" office:value="0.1417368" calcext:value-type="float">
            <text:p>0.1417368</text:p>
          </table:table-cell>
          <table:table-cell office:value-type="float" office:value="0.0477469" calcext:value-type="float">
            <text:p>0.0477469</text:p>
          </table:table-cell>
          <table:table-cell office:value-type="float" office:value="0.03785737" calcext:value-type="float">
            <text:p>0.03785737</text:p>
          </table:table-cell>
          <table:table-cell office:value-type="float" office:value="0.02097657" calcext:value-type="float">
            <text:p>0.02097657</text:p>
          </table:table-cell>
          <table:table-cell office:value-type="float" office:value="0.02901394" calcext:value-type="float">
            <text:p>0.02901394</text:p>
          </table:table-cell>
          <table:table-cell office:value-type="float" office:value="0.07367218" calcext:value-type="float">
            <text:p>0.07367218</text:p>
          </table:table-cell>
          <table:table-cell office:value-type="float" office:value="0.1357697" calcext:value-type="float">
            <text:p>0.1357697</text:p>
          </table:table-cell>
          <table:table-cell office:value-type="float" office:value="0.1413007" calcext:value-type="float">
            <text:p>0.1413007</text:p>
          </table:table-cell>
          <table:table-cell office:value-type="float" office:value="0.1525222" calcext:value-type="float">
            <text:p>0.1525222</text:p>
          </table:table-cell>
          <table:table-cell office:value-type="float" office:value="0.1615282" calcext:value-type="float">
            <text:p>0.1615282</text:p>
          </table:table-cell>
          <table:table-cell office:value-type="float" office:value="0.1781874" calcext:value-type="float">
            <text:p>0.1781874</text:p>
          </table:table-cell>
          <table:table-cell office:value-type="float" office:value="0.1824777" calcext:value-type="float">
            <text:p>0.1824777</text:p>
          </table:table-cell>
          <table:table-cell office:value-type="float" office:value="0" calcext:value-type="float">
            <text:p>0</text:p>
          </table:table-cell>
          <table:table-cell office:value-type="float" office:value="23.37968" calcext:value-type="float">
            <text:p>23.37968</text:p>
          </table:table-cell>
          <table:table-cell office:value-type="float" office:value="17.12211" calcext:value-type="float">
            <text:p>17.12211</text:p>
          </table:table-cell>
          <table:table-cell office:value-type="float" office:value="18.45373" calcext:value-type="float">
            <text:p>18.45373</text:p>
          </table:table-cell>
          <table:table-cell office:value-type="float" office:value="5.125051" calcext:value-type="float">
            <text:p>5.125051</text:p>
          </table:table-cell>
          <table:table-cell office:value-type="float" office:value="4.309407" calcext:value-type="float">
            <text:p>4.309407</text:p>
          </table:table-cell>
          <table:table-cell office:value-type="float" office:value="2.036301" calcext:value-type="float">
            <text:p>2.036301</text:p>
          </table:table-cell>
          <table:table-cell office:value-type="float" office:value="2.101005" calcext:value-type="float">
            <text:p>2.101005</text:p>
          </table:table-cell>
          <table:table-cell office:value-type="float" office:value="4.396146" calcext:value-type="float">
            <text:p>4.396146</text:p>
          </table:table-cell>
          <table:table-cell office:value-type="float" office:value="7.060378" calcext:value-type="float">
            <text:p>7.060378</text:p>
          </table:table-cell>
          <table:table-cell office:value-type="float" office:value="7.628985" calcext:value-type="float">
            <text:p>7.628985</text:p>
          </table:table-cell>
          <table:table-cell office:value-type="float" office:value="8.710077" calcext:value-type="float">
            <text:p>8.710077</text:p>
          </table:table-cell>
          <table:table-cell office:value-type="float" office:value="9.414865" calcext:value-type="float">
            <text:p>9.414865</text:p>
          </table:table-cell>
          <table:table-cell office:value-type="float" office:value="11.09955" calcext:value-type="float">
            <text:p>11.09955</text:p>
          </table:table-cell>
          <table:table-cell office:value-type="float" office:value="11.45785" calcext:value-type="float">
            <text:p>11.45785</text:p>
          </table:table-cell>
          <table:table-cell office:value-type="float" office:value="0" calcext:value-type="float">
            <text:p>0</text:p>
          </table:table-cell>
          <table:table-cell office:value-type="float" office:value="4.574587" calcext:value-type="float">
            <text:p>4.574587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82796" calcext:value-type="float">
            <text:p>2.78279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5.224778" calcext:value-type="float">
            <text:p>5.224778</text:p>
          </table:table-cell>
          <table:table-cell office:value-type="float" office:value="135.8439" calcext:value-type="float">
            <text:p>135.8439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94038" calcext:value-type="float">
            <text:p>33.94038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198" calcext:value-type="float">
            <text:p>-0.0002258198</text:p>
          </table:table-cell>
          <table:table-cell office:value-type="float" office:value="1165.098" calcext:value-type="float">
            <text:p>1165.098</text:p>
          </table:table-cell>
          <table:table-cell office:value-type="float" office:value="1.911644" calcext:value-type="float">
            <text:p>1.911644</text:p>
          </table:table-cell>
          <table:table-cell office:value-type="float" office:value="0" calcext:value-type="float">
            <text:p>0</text:p>
          </table:table-cell>
          <table:table-cell office:value-type="float" office:value="0.5891707" calcext:value-type="float">
            <text:p>0.5891707</text:p>
          </table:table-cell>
          <table:table-cell office:value-type="float" office:value="0.1733353" calcext:value-type="float">
            <text:p>0.1733353</text:p>
          </table:table-cell>
          <table:table-cell office:value-type="float" office:value="0.1443126" calcext:value-type="float">
            <text:p>0.1443126</text:p>
          </table:table-cell>
          <table:table-cell office:value-type="float" office:value="0.04338445" calcext:value-type="float">
            <text:p>0.04338445</text:p>
          </table:table-cell>
          <table:table-cell office:value-type="float" office:value="0.03765053" calcext:value-type="float">
            <text:p>0.03765053</text:p>
          </table:table-cell>
          <table:table-cell office:value-type="float" office:value="0.02089902" calcext:value-type="float">
            <text:p>0.02089902</text:p>
          </table:table-cell>
          <table:table-cell office:value-type="float" office:value="0.02893465" calcext:value-type="float">
            <text:p>0.02893465</text:p>
          </table:table-cell>
          <table:table-cell office:value-type="float" office:value="0.07364417" calcext:value-type="float">
            <text:p>0.07364417</text:p>
          </table:table-cell>
          <table:table-cell office:value-type="float" office:value="0.1358141" calcext:value-type="float">
            <text:p>0.1358141</text:p>
          </table:table-cell>
          <table:table-cell office:value-type="float" office:value="0.1413471" calcext:value-type="float">
            <text:p>0.1413471</text:p>
          </table:table-cell>
          <table:table-cell office:value-type="float" office:value="0.1525733" calcext:value-type="float">
            <text:p>0.1525733</text:p>
          </table:table-cell>
          <table:table-cell office:value-type="float" office:value="0.1615661" calcext:value-type="float">
            <text:p>0.1615661</text:p>
          </table:table-cell>
          <table:table-cell office:value-type="float" office:value="0.1782224" calcext:value-type="float">
            <text:p>0.1782224</text:p>
          </table:table-cell>
          <table:table-cell office:value-type="float" office:value="0.1825087" calcext:value-type="float">
            <text:p>0.1825087</text:p>
          </table:table-cell>
          <table:table-cell office:value-type="float" office:value="0" calcext:value-type="float">
            <text:p>0</text:p>
          </table:table-cell>
          <table:table-cell office:value-type="float" office:value="23.40492" calcext:value-type="float">
            <text:p>23.40492</text:p>
          </table:table-cell>
          <table:table-cell office:value-type="float" office:value="17.11677" calcext:value-type="float">
            <text:p>17.11677</text:p>
          </table:table-cell>
          <table:table-cell office:value-type="float" office:value="18.44987" calcext:value-type="float">
            <text:p>18.44987</text:p>
          </table:table-cell>
          <table:table-cell office:value-type="float" office:value="5.125552" calcext:value-type="float">
            <text:p>5.125552</text:p>
          </table:table-cell>
          <table:table-cell office:value-type="float" office:value="4.309775" calcext:value-type="float">
            <text:p>4.309775</text:p>
          </table:table-cell>
          <table:table-cell office:value-type="float" office:value="2.036877" calcext:value-type="float">
            <text:p>2.036877</text:p>
          </table:table-cell>
          <table:table-cell office:value-type="float" office:value="2.102747" calcext:value-type="float">
            <text:p>2.102747</text:p>
          </table:table-cell>
          <table:table-cell office:value-type="float" office:value="4.400475" calcext:value-type="float">
            <text:p>4.400475</text:p>
          </table:table-cell>
          <table:table-cell office:value-type="float" office:value="7.06682" calcext:value-type="float">
            <text:p>7.06682</text:p>
          </table:table-cell>
          <table:table-cell office:value-type="float" office:value="7.634984" calcext:value-type="float">
            <text:p>7.634984</text:p>
          </table:table-cell>
          <table:table-cell office:value-type="float" office:value="8.715338" calcext:value-type="float">
            <text:p>8.715338</text:p>
          </table:table-cell>
          <table:table-cell office:value-type="float" office:value="9.419827" calcext:value-type="float">
            <text:p>9.419827</text:p>
          </table:table-cell>
          <table:table-cell office:value-type="float" office:value="11.10242" calcext:value-type="float">
            <text:p>11.10242</text:p>
          </table:table-cell>
          <table:table-cell office:value-type="float" office:value="11.46498" calcext:value-type="float">
            <text:p>11.46498</text:p>
          </table:table-cell>
          <table:table-cell office:value-type="float" office:value="0" calcext:value-type="float">
            <text:p>0</text:p>
          </table:table-cell>
          <table:table-cell office:value-type="float" office:value="16.32387" calcext:value-type="float">
            <text:p>16.32387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89141" calcext:value-type="float">
            <text:p>2.78914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5.220078" calcext:value-type="float">
            <text:p>5.220078</text:p>
          </table:table-cell>
          <table:table-cell office:value-type="float" office:value="135.8443" calcext:value-type="float">
            <text:p>135.844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95755" calcext:value-type="float">
            <text:p>33.9575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198" calcext:value-type="float">
            <text:p>-0.0002258198</text:p>
          </table:table-cell>
          <table:table-cell office:value-type="float" office:value="1165.084" calcext:value-type="float">
            <text:p>1165.084</text:p>
          </table:table-cell>
          <table:table-cell office:value-type="float" office:value="1.910852" calcext:value-type="float">
            <text:p>1.910852</text:p>
          </table:table-cell>
          <table:table-cell office:value-type="float" office:value="0" calcext:value-type="float">
            <text:p>0</text:p>
          </table:table-cell>
          <table:table-cell office:value-type="float" office:value="0.6044855" calcext:value-type="float">
            <text:p>0.6044855</text:p>
          </table:table-cell>
          <table:table-cell office:value-type="float" office:value="0.1900057" calcext:value-type="float">
            <text:p>0.1900057</text:p>
          </table:table-cell>
          <table:table-cell office:value-type="float" office:value="0.1542319" calcext:value-type="float">
            <text:p>0.1542319</text:p>
          </table:table-cell>
          <table:table-cell office:value-type="float" office:value="0.04210621" calcext:value-type="float">
            <text:p>0.04210621</text:p>
          </table:table-cell>
          <table:table-cell office:value-type="float" office:value="0.03772497" calcext:value-type="float">
            <text:p>0.03772497</text:p>
          </table:table-cell>
          <table:table-cell office:value-type="float" office:value="0.02088124" calcext:value-type="float">
            <text:p>0.02088124</text:p>
          </table:table-cell>
          <table:table-cell office:value-type="float" office:value="0.02890987" calcext:value-type="float">
            <text:p>0.02890987</text:p>
          </table:table-cell>
          <table:table-cell office:value-type="float" office:value="0.07363344" calcext:value-type="float">
            <text:p>0.07363344</text:p>
          </table:table-cell>
          <table:table-cell office:value-type="float" office:value="0.1358577" calcext:value-type="float">
            <text:p>0.1358577</text:p>
          </table:table-cell>
          <table:table-cell office:value-type="float" office:value="0.1413933" calcext:value-type="float">
            <text:p>0.1413933</text:p>
          </table:table-cell>
          <table:table-cell office:value-type="float" office:value="0.1526244" calcext:value-type="float">
            <text:p>0.1526244</text:p>
          </table:table-cell>
          <table:table-cell office:value-type="float" office:value="0.1615872" calcext:value-type="float">
            <text:p>0.1615872</text:p>
          </table:table-cell>
          <table:table-cell office:value-type="float" office:value="0.1782539" calcext:value-type="float">
            <text:p>0.1782539</text:p>
          </table:table-cell>
          <table:table-cell office:value-type="float" office:value="0.1825398" calcext:value-type="float">
            <text:p>0.1825398</text:p>
          </table:table-cell>
          <table:table-cell office:value-type="float" office:value="0" calcext:value-type="float">
            <text:p>0</text:p>
          </table:table-cell>
          <table:table-cell office:value-type="float" office:value="23.47993" calcext:value-type="float">
            <text:p>23.47993</text:p>
          </table:table-cell>
          <table:table-cell office:value-type="float" office:value="17.11605" calcext:value-type="float">
            <text:p>17.11605</text:p>
          </table:table-cell>
          <table:table-cell office:value-type="float" office:value="18.44767" calcext:value-type="float">
            <text:p>18.44767</text:p>
          </table:table-cell>
          <table:table-cell office:value-type="float" office:value="5.125276" calcext:value-type="float">
            <text:p>5.125276</text:p>
          </table:table-cell>
          <table:table-cell office:value-type="float" office:value="4.310099" calcext:value-type="float">
            <text:p>4.310099</text:p>
          </table:table-cell>
          <table:table-cell office:value-type="float" office:value="2.037439" calcext:value-type="float">
            <text:p>2.037439</text:p>
          </table:table-cell>
          <table:table-cell office:value-type="float" office:value="2.104468" calcext:value-type="float">
            <text:p>2.104468</text:p>
          </table:table-cell>
          <table:table-cell office:value-type="float" office:value="4.404785" calcext:value-type="float">
            <text:p>4.404785</text:p>
          </table:table-cell>
          <table:table-cell office:value-type="float" office:value="7.073219" calcext:value-type="float">
            <text:p>7.073219</text:p>
          </table:table-cell>
          <table:table-cell office:value-type="float" office:value="7.640985" calcext:value-type="float">
            <text:p>7.640985</text:p>
          </table:table-cell>
          <table:table-cell office:value-type="float" office:value="8.720598" calcext:value-type="float">
            <text:p>8.720598</text:p>
          </table:table-cell>
          <table:table-cell office:value-type="float" office:value="9.424788" calcext:value-type="float">
            <text:p>9.424788</text:p>
          </table:table-cell>
          <table:table-cell office:value-type="float" office:value="11.10528" calcext:value-type="float">
            <text:p>11.10528</text:p>
          </table:table-cell>
          <table:table-cell office:value-type="float" office:value="11.46671" calcext:value-type="float">
            <text:p>11.46671</text:p>
          </table:table-cell>
          <table:table-cell office:value-type="float" office:value="0" calcext:value-type="float">
            <text:p>0</text:p>
          </table:table-cell>
          <table:table-cell office:value-type="float" office:value="12.37454" calcext:value-type="float">
            <text:p>12.37454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93264" calcext:value-type="float">
            <text:p>2.7932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5.214871" calcext:value-type="float">
            <text:p>5.214871</text:p>
          </table:table-cell>
          <table:table-cell office:value-type="float" office:value="135.8447" calcext:value-type="float">
            <text:p>135.8447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97462" calcext:value-type="float">
            <text:p>33.9746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198" calcext:value-type="float">
            <text:p>-0.0002258198</text:p>
          </table:table-cell>
          <table:table-cell office:value-type="float" office:value="1165.07" calcext:value-type="float">
            <text:p>1165.07</text:p>
          </table:table-cell>
          <table:table-cell office:value-type="float" office:value="1.910251" calcext:value-type="float">
            <text:p>1.910251</text:p>
          </table:table-cell>
          <table:table-cell office:value-type="float" office:value="0" calcext:value-type="float">
            <text:p>0</text:p>
          </table:table-cell>
          <table:table-cell office:value-type="float" office:value="0.6442666" calcext:value-type="float">
            <text:p>0.6442666</text:p>
          </table:table-cell>
          <table:table-cell office:value-type="float" office:value="0.1865533" calcext:value-type="float">
            <text:p>0.1865533</text:p>
          </table:table-cell>
          <table:table-cell office:value-type="float" office:value="0.1536245" calcext:value-type="float">
            <text:p>0.1536245</text:p>
          </table:table-cell>
          <table:table-cell office:value-type="float" office:value="0.04211826" calcext:value-type="float">
            <text:p>0.04211826</text:p>
          </table:table-cell>
          <table:table-cell office:value-type="float" office:value="0.03774039" calcext:value-type="float">
            <text:p>0.03774039</text:p>
          </table:table-cell>
          <table:table-cell office:value-type="float" office:value="0.02087328" calcext:value-type="float">
            <text:p>0.02087328</text:p>
          </table:table-cell>
          <table:table-cell office:value-type="float" office:value="0.02889893" calcext:value-type="float">
            <text:p>0.02889893</text:p>
          </table:table-cell>
          <table:table-cell office:value-type="float" office:value="0.07363761" calcext:value-type="float">
            <text:p>0.07363761</text:p>
          </table:table-cell>
          <table:table-cell office:value-type="float" office:value="0.135904" calcext:value-type="float">
            <text:p>0.135904</text:p>
          </table:table-cell>
          <table:table-cell office:value-type="float" office:value="0.1414396" calcext:value-type="float">
            <text:p>0.1414396</text:p>
          </table:table-cell>
          <table:table-cell office:value-type="float" office:value="0.1526756" calcext:value-type="float">
            <text:p>0.1526756</text:p>
          </table:table-cell>
          <table:table-cell office:value-type="float" office:value="0.1616131" calcext:value-type="float">
            <text:p>0.1616131</text:p>
          </table:table-cell>
          <table:table-cell office:value-type="float" office:value="0.1782857" calcext:value-type="float">
            <text:p>0.1782857</text:p>
          </table:table-cell>
          <table:table-cell office:value-type="float" office:value="0.1825712" calcext:value-type="float">
            <text:p>0.1825712</text:p>
          </table:table-cell>
          <table:table-cell office:value-type="float" office:value="0" calcext:value-type="float">
            <text:p>0</text:p>
          </table:table-cell>
          <table:table-cell office:value-type="float" office:value="23.54181" calcext:value-type="float">
            <text:p>23.54181</text:p>
          </table:table-cell>
          <table:table-cell office:value-type="float" office:value="17.11545" calcext:value-type="float">
            <text:p>17.11545</text:p>
          </table:table-cell>
          <table:table-cell office:value-type="float" office:value="18.44665" calcext:value-type="float">
            <text:p>18.44665</text:p>
          </table:table-cell>
          <table:table-cell office:value-type="float" office:value="5.124927" calcext:value-type="float">
            <text:p>5.124927</text:p>
          </table:table-cell>
          <table:table-cell office:value-type="float" office:value="4.310442" calcext:value-type="float">
            <text:p>4.310442</text:p>
          </table:table-cell>
          <table:table-cell office:value-type="float" office:value="2.037998" calcext:value-type="float">
            <text:p>2.037998</text:p>
          </table:table-cell>
          <table:table-cell office:value-type="float" office:value="2.106181" calcext:value-type="float">
            <text:p>2.106181</text:p>
          </table:table-cell>
          <table:table-cell office:value-type="float" office:value="4.409067" calcext:value-type="float">
            <text:p>4.409067</text:p>
          </table:table-cell>
          <table:table-cell office:value-type="float" office:value="7.079618" calcext:value-type="float">
            <text:p>7.079618</text:p>
          </table:table-cell>
          <table:table-cell office:value-type="float" office:value="7.646984" calcext:value-type="float">
            <text:p>7.646984</text:p>
          </table:table-cell>
          <table:table-cell office:value-type="float" office:value="8.725859" calcext:value-type="float">
            <text:p>8.725859</text:p>
          </table:table-cell>
          <table:table-cell office:value-type="float" office:value="9.42975" calcext:value-type="float">
            <text:p>9.42975</text:p>
          </table:table-cell>
          <table:table-cell office:value-type="float" office:value="11.10816" calcext:value-type="float">
            <text:p>11.10816</text:p>
          </table:table-cell>
          <table:table-cell office:value-type="float" office:value="11.47069" calcext:value-type="float">
            <text:p>11.47069</text:p>
          </table:table-cell>
          <table:table-cell office:value-type="float" office:value="0" calcext:value-type="float">
            <text:p>0</text:p>
          </table:table-cell>
          <table:table-cell office:value-type="float" office:value="12.11317" calcext:value-type="float">
            <text:p>12.11317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797817" calcext:value-type="float">
            <text:p>2.7978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5.20862" calcext:value-type="float">
            <text:p>5.20862</text:p>
          </table:table-cell>
          <table:table-cell office:value-type="float" office:value="135.8453" calcext:value-type="float">
            <text:p>135.8453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3.99172" calcext:value-type="float">
            <text:p>33.9917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198" calcext:value-type="float">
            <text:p>-0.0002258198</text:p>
          </table:table-cell>
          <table:table-cell office:value-type="float" office:value="1165.056" calcext:value-type="float">
            <text:p>1165.056</text:p>
          </table:table-cell>
          <table:table-cell office:value-type="float" office:value="1.909858" calcext:value-type="float">
            <text:p>1.909858</text:p>
          </table:table-cell>
          <table:table-cell office:value-type="float" office:value="0" calcext:value-type="float">
            <text:p>0</text:p>
          </table:table-cell>
          <table:table-cell office:value-type="float" office:value="0.5784485" calcext:value-type="float">
            <text:p>0.5784485</text:p>
          </table:table-cell>
          <table:table-cell office:value-type="float" office:value="0.1836009" calcext:value-type="float">
            <text:p>0.1836009</text:p>
          </table:table-cell>
          <table:table-cell office:value-type="float" office:value="0.154709" calcext:value-type="float">
            <text:p>0.154709</text:p>
          </table:table-cell>
          <table:table-cell office:value-type="float" office:value="0.04175085" calcext:value-type="float">
            <text:p>0.04175085</text:p>
          </table:table-cell>
          <table:table-cell office:value-type="float" office:value="0.03784079" calcext:value-type="float">
            <text:p>0.03784079</text:p>
          </table:table-cell>
          <table:table-cell office:value-type="float" office:value="0.02088404" calcext:value-type="float">
            <text:p>0.02088404</text:p>
          </table:table-cell>
          <table:table-cell office:value-type="float" office:value="0.02889996" calcext:value-type="float">
            <text:p>0.02889996</text:p>
          </table:table-cell>
          <table:table-cell office:value-type="float" office:value="0.07364975" calcext:value-type="float">
            <text:p>0.07364975</text:p>
          </table:table-cell>
          <table:table-cell office:value-type="float" office:value="0.1359528" calcext:value-type="float">
            <text:p>0.1359528</text:p>
          </table:table-cell>
          <table:table-cell office:value-type="float" office:value="0.1414867" calcext:value-type="float">
            <text:p>0.1414867</text:p>
          </table:table-cell>
          <table:table-cell office:value-type="float" office:value="0.1527265" calcext:value-type="float">
            <text:p>0.1527265</text:p>
          </table:table-cell>
          <table:table-cell office:value-type="float" office:value="0.1616317" calcext:value-type="float">
            <text:p>0.1616317</text:p>
          </table:table-cell>
          <table:table-cell office:value-type="float" office:value="0.1783188" calcext:value-type="float">
            <text:p>0.1783188</text:p>
          </table:table-cell>
          <table:table-cell office:value-type="float" office:value="0.1826021" calcext:value-type="float">
            <text:p>0.1826021</text:p>
          </table:table-cell>
          <table:table-cell office:value-type="float" office:value="0" calcext:value-type="float">
            <text:p>0</text:p>
          </table:table-cell>
          <table:table-cell office:value-type="float" office:value="23.61032" calcext:value-type="float">
            <text:p>23.61032</text:p>
          </table:table-cell>
          <table:table-cell office:value-type="float" office:value="17.11426" calcext:value-type="float">
            <text:p>17.11426</text:p>
          </table:table-cell>
          <table:table-cell office:value-type="float" office:value="18.44525" calcext:value-type="float">
            <text:p>18.44525</text:p>
          </table:table-cell>
          <table:table-cell office:value-type="float" office:value="5.124499" calcext:value-type="float">
            <text:p>5.124499</text:p>
          </table:table-cell>
          <table:table-cell office:value-type="float" office:value="4.310799" calcext:value-type="float">
            <text:p>4.310799</text:p>
          </table:table-cell>
          <table:table-cell office:value-type="float" office:value="2.038557" calcext:value-type="float">
            <text:p>2.038557</text:p>
          </table:table-cell>
          <table:table-cell office:value-type="float" office:value="2.107882" calcext:value-type="float">
            <text:p>2.107882</text:p>
          </table:table-cell>
          <table:table-cell office:value-type="float" office:value="4.413348" calcext:value-type="float">
            <text:p>4.413348</text:p>
          </table:table-cell>
          <table:table-cell office:value-type="float" office:value="7.086018" calcext:value-type="float">
            <text:p>7.086018</text:p>
          </table:table-cell>
          <table:table-cell office:value-type="float" office:value="7.65298" calcext:value-type="float">
            <text:p>7.65298</text:p>
          </table:table-cell>
          <table:table-cell office:value-type="float" office:value="8.731119" calcext:value-type="float">
            <text:p>8.731119</text:p>
          </table:table-cell>
          <table:table-cell office:value-type="float" office:value="9.434712" calcext:value-type="float">
            <text:p>9.434712</text:p>
          </table:table-cell>
          <table:table-cell office:value-type="float" office:value="11.11103" calcext:value-type="float">
            <text:p>11.11103</text:p>
          </table:table-cell>
          <table:table-cell office:value-type="float" office:value="11.47648" calcext:value-type="float">
            <text:p>11.47648</text:p>
          </table:table-cell>
          <table:table-cell office:value-type="float" office:value="0" calcext:value-type="float">
            <text:p>0</text:p>
          </table:table-cell>
          <table:table-cell office:value-type="float" office:value="16.34498" calcext:value-type="float">
            <text:p>16.34498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803286" calcext:value-type="float">
            <text:p>2.80328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5.20231" calcext:value-type="float">
            <text:p>5.20231</text:p>
          </table:table-cell>
          <table:table-cell office:value-type="float" office:value="135.8459" calcext:value-type="float">
            <text:p>135.8459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4.00875" calcext:value-type="float">
            <text:p>34.00875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198" calcext:value-type="float">
            <text:p>-0.0002258198</text:p>
          </table:table-cell>
          <table:table-cell office:value-type="float" office:value="1165.043" calcext:value-type="float">
            <text:p>1165.043</text:p>
          </table:table-cell>
          <table:table-cell office:value-type="float" office:value="1.908575" calcext:value-type="float">
            <text:p>1.908575</text:p>
          </table:table-cell>
          <table:table-cell office:value-type="float" office:value="0" calcext:value-type="float">
            <text:p>0</text:p>
          </table:table-cell>
          <table:table-cell office:value-type="float" office:value="0.4750947" calcext:value-type="float">
            <text:p>0.4750947</text:p>
          </table:table-cell>
          <table:table-cell office:value-type="float" office:value="0.1701101" calcext:value-type="float">
            <text:p>0.1701101</text:p>
          </table:table-cell>
          <table:table-cell office:value-type="float" office:value="0.154409" calcext:value-type="float">
            <text:p>0.154409</text:p>
          </table:table-cell>
          <table:table-cell office:value-type="float" office:value="0.04177131" calcext:value-type="float">
            <text:p>0.04177131</text:p>
          </table:table-cell>
          <table:table-cell office:value-type="float" office:value="0.03792604" calcext:value-type="float">
            <text:p>0.03792604</text:p>
          </table:table-cell>
          <table:table-cell office:value-type="float" office:value="0.02090629" calcext:value-type="float">
            <text:p>0.02090629</text:p>
          </table:table-cell>
          <table:table-cell office:value-type="float" office:value="0.02891595" calcext:value-type="float">
            <text:p>0.02891595</text:p>
          </table:table-cell>
          <table:table-cell office:value-type="float" office:value="0.07366898" calcext:value-type="float">
            <text:p>0.07366898</text:p>
          </table:table-cell>
          <table:table-cell office:value-type="float" office:value="0.1360047" calcext:value-type="float">
            <text:p>0.1360047</text:p>
          </table:table-cell>
          <table:table-cell office:value-type="float" office:value="0.1415344" calcext:value-type="float">
            <text:p>0.1415344</text:p>
          </table:table-cell>
          <table:table-cell office:value-type="float" office:value="0.1527773" calcext:value-type="float">
            <text:p>0.1527773</text:p>
          </table:table-cell>
          <table:table-cell office:value-type="float" office:value="0.1616554" calcext:value-type="float">
            <text:p>0.1616554</text:p>
          </table:table-cell>
          <table:table-cell office:value-type="float" office:value="0.1783502" calcext:value-type="float">
            <text:p>0.1783502</text:p>
          </table:table-cell>
          <table:table-cell office:value-type="float" office:value="0.1826336" calcext:value-type="float">
            <text:p>0.1826336</text:p>
          </table:table-cell>
          <table:table-cell office:value-type="float" office:value="0" calcext:value-type="float">
            <text:p>0</text:p>
          </table:table-cell>
          <table:table-cell office:value-type="float" office:value="23.66792" calcext:value-type="float">
            <text:p>23.66792</text:p>
          </table:table-cell>
          <table:table-cell office:value-type="float" office:value="17.11434" calcext:value-type="float">
            <text:p>17.11434</text:p>
          </table:table-cell>
          <table:table-cell office:value-type="float" office:value="18.44453" calcext:value-type="float">
            <text:p>18.44453</text:p>
          </table:table-cell>
          <table:table-cell office:value-type="float" office:value="5.124033" calcext:value-type="float">
            <text:p>5.124033</text:p>
          </table:table-cell>
          <table:table-cell office:value-type="float" office:value="4.311194" calcext:value-type="float">
            <text:p>4.311194</text:p>
          </table:table-cell>
          <table:table-cell office:value-type="float" office:value="2.039115" calcext:value-type="float">
            <text:p>2.039115</text:p>
          </table:table-cell>
          <table:table-cell office:value-type="float" office:value="2.109582" calcext:value-type="float">
            <text:p>2.109582</text:p>
          </table:table-cell>
          <table:table-cell office:value-type="float" office:value="4.417605" calcext:value-type="float">
            <text:p>4.417605</text:p>
          </table:table-cell>
          <table:table-cell office:value-type="float" office:value="7.092412" calcext:value-type="float">
            <text:p>7.092412</text:p>
          </table:table-cell>
          <table:table-cell office:value-type="float" office:value="7.65893" calcext:value-type="float">
            <text:p>7.65893</text:p>
          </table:table-cell>
          <table:table-cell office:value-type="float" office:value="8.73638" calcext:value-type="float">
            <text:p>8.73638</text:p>
          </table:table-cell>
          <table:table-cell office:value-type="float" office:value="9.439672" calcext:value-type="float">
            <text:p>9.439672</text:p>
          </table:table-cell>
          <table:table-cell office:value-type="float" office:value="11.11389" calcext:value-type="float">
            <text:p>11.11389</text:p>
          </table:table-cell>
          <table:table-cell office:value-type="float" office:value="11.48362" calcext:value-type="float">
            <text:p>11.48362</text:p>
          </table:table-cell>
          <table:table-cell office:value-type="float" office:value="0" calcext:value-type="float">
            <text:p>0</text:p>
          </table:table-cell>
          <table:table-cell office:value-type="float" office:value="18.94529" calcext:value-type="float">
            <text:p>18.94529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808776" calcext:value-type="float">
            <text:p>2.80877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5.18899" calcext:value-type="float">
            <text:p>5.18899</text:p>
          </table:table-cell>
          <table:table-cell office:value-type="float" office:value="135.8474" calcext:value-type="float">
            <text:p>135.8474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4.02603" calcext:value-type="float">
            <text:p>34.02603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198" calcext:value-type="float">
            <text:p>-0.0002258198</text:p>
          </table:table-cell>
          <table:table-cell office:value-type="float" office:value="1165.031" calcext:value-type="float">
            <text:p>1165.031</text:p>
          </table:table-cell>
          <table:table-cell office:value-type="float" office:value="1.910696" calcext:value-type="float">
            <text:p>1.910696</text:p>
          </table:table-cell>
          <table:table-cell office:value-type="float" office:value="0" calcext:value-type="float">
            <text:p>0</text:p>
          </table:table-cell>
          <table:table-cell office:value-type="float" office:value="0.7800931" calcext:value-type="float">
            <text:p>0.7800931</text:p>
          </table:table-cell>
          <table:table-cell office:value-type="float" office:value="0.2007874" calcext:value-type="float">
            <text:p>0.2007874</text:p>
          </table:table-cell>
          <table:table-cell office:value-type="float" office:value="0.1502206" calcext:value-type="float">
            <text:p>0.1502206</text:p>
          </table:table-cell>
          <table:table-cell office:value-type="float" office:value="0.0410646" calcext:value-type="float">
            <text:p>0.0410646</text:p>
          </table:table-cell>
          <table:table-cell office:value-type="float" office:value="0.03819653" calcext:value-type="float">
            <text:p>0.03819653</text:p>
          </table:table-cell>
          <table:table-cell office:value-type="float" office:value="0.02095571" calcext:value-type="float">
            <text:p>0.02095571</text:p>
          </table:table-cell>
          <table:table-cell office:value-type="float" office:value="0.02895297" calcext:value-type="float">
            <text:p>0.02895297</text:p>
          </table:table-cell>
          <table:table-cell office:value-type="float" office:value="0.07369413" calcext:value-type="float">
            <text:p>0.07369413</text:p>
          </table:table-cell>
          <table:table-cell office:value-type="float" office:value="0.1360592" calcext:value-type="float">
            <text:p>0.1360592</text:p>
          </table:table-cell>
          <table:table-cell office:value-type="float" office:value="0.141583" calcext:value-type="float">
            <text:p>0.141583</text:p>
          </table:table-cell>
          <table:table-cell office:value-type="float" office:value="0.1528281" calcext:value-type="float">
            <text:p>0.1528281</text:p>
          </table:table-cell>
          <table:table-cell office:value-type="float" office:value="0.1616978" calcext:value-type="float">
            <text:p>0.1616978</text:p>
          </table:table-cell>
          <table:table-cell office:value-type="float" office:value="0.178386" calcext:value-type="float">
            <text:p>0.178386</text:p>
          </table:table-cell>
          <table:table-cell office:value-type="float" office:value="0.182664" calcext:value-type="float">
            <text:p>0.182664</text:p>
          </table:table-cell>
          <table:table-cell office:value-type="float" office:value="0" calcext:value-type="float">
            <text:p>0</text:p>
          </table:table-cell>
          <table:table-cell office:value-type="float" office:value="23.77382" calcext:value-type="float">
            <text:p>23.77382</text:p>
          </table:table-cell>
          <table:table-cell office:value-type="float" office:value="17.11312" calcext:value-type="float">
            <text:p>17.11312</text:p>
          </table:table-cell>
          <table:table-cell office:value-type="float" office:value="18.44178" calcext:value-type="float">
            <text:p>18.44178</text:p>
          </table:table-cell>
          <table:table-cell office:value-type="float" office:value="5.123351" calcext:value-type="float">
            <text:p>5.123351</text:p>
          </table:table-cell>
          <table:table-cell office:value-type="float" office:value="4.311649" calcext:value-type="float">
            <text:p>4.311649</text:p>
          </table:table-cell>
          <table:table-cell office:value-type="float" office:value="2.039678" calcext:value-type="float">
            <text:p>2.039678</text:p>
          </table:table-cell>
          <table:table-cell office:value-type="float" office:value="2.111282" calcext:value-type="float">
            <text:p>2.111282</text:p>
          </table:table-cell>
          <table:table-cell office:value-type="float" office:value="4.421855" calcext:value-type="float">
            <text:p>4.421855</text:p>
          </table:table-cell>
          <table:table-cell office:value-type="float" office:value="7.098766" calcext:value-type="float">
            <text:p>7.098766</text:p>
          </table:table-cell>
          <table:table-cell office:value-type="float" office:value="7.664854" calcext:value-type="float">
            <text:p>7.664854</text:p>
          </table:table-cell>
          <table:table-cell office:value-type="float" office:value="8.74164" calcext:value-type="float">
            <text:p>8.74164</text:p>
          </table:table-cell>
          <table:table-cell office:value-type="float" office:value="9.444559" calcext:value-type="float">
            <text:p>9.444559</text:p>
          </table:table-cell>
          <table:table-cell office:value-type="float" office:value="11.11676" calcext:value-type="float">
            <text:p>11.11676</text:p>
          </table:table-cell>
          <table:table-cell office:value-type="float" office:value="11.50276" calcext:value-type="float">
            <text:p>11.50276</text:p>
          </table:table-cell>
          <table:table-cell office:value-type="float" office:value="0" calcext:value-type="float">
            <text:p>0</text:p>
          </table:table-cell>
          <table:table-cell office:value-type="float" office:value="34.28695" calcext:value-type="float">
            <text:p>34.28695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820347" calcext:value-type="float">
            <text:p>2.8203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5.182094" calcext:value-type="float">
            <text:p>5.182094</text:p>
          </table:table-cell>
          <table:table-cell office:value-type="float" office:value="135.8481" calcext:value-type="float">
            <text:p>135.8481</text:p>
          </table:table-cell>
          <table:table-cell office:value-type="float" office:value="0" calcext:value-type="float">
            <text:p>0</text:p>
          </table:table-cell>
          <table:table-cell office:value-type="float" office:value="-2.899402" calcext:value-type="float">
            <text:p>-2.899402</text:p>
          </table:table-cell>
          <table:table-cell office:value-type="float" office:value="34.04392" calcext:value-type="float">
            <text:p>34.04392</text:p>
          </table:table-cell>
          <table:table-cell office:value-type="float" office:value="0.04054623" calcext:value-type="float">
            <text:p>0.04054623</text:p>
          </table:table-cell>
          <table:table-cell office:value-type="float" office:value="0.0001556511" calcext:value-type="float">
            <text:p>0.0001556511</text:p>
          </table:table-cell>
          <table:table-cell office:value-type="float" office:value="0.04413663" calcext:value-type="float">
            <text:p>0.04413663</text:p>
          </table:table-cell>
          <table:table-cell office:value-type="float" office:value="-0.0002258198" calcext:value-type="float">
            <text:p>-0.0002258198</text:p>
          </table:table-cell>
          <table:table-cell office:value-type="float" office:value="1165.02" calcext:value-type="float">
            <text:p>1165.02</text:p>
          </table:table-cell>
          <table:table-cell office:value-type="float" office:value="1.910698" calcext:value-type="float">
            <text:p>1.910698</text:p>
          </table:table-cell>
          <table:table-cell office:value-type="float" office:value="0" calcext:value-type="float">
            <text:p>0</text:p>
          </table:table-cell>
          <table:table-cell office:value-type="float" office:value="0.8276902" calcext:value-type="float">
            <text:p>0.8276902</text:p>
          </table:table-cell>
          <table:table-cell office:value-type="float" office:value="0.2155282" calcext:value-type="float">
            <text:p>0.2155282</text:p>
          </table:table-cell>
          <table:table-cell office:value-type="float" office:value="0.1591163" calcext:value-type="float">
            <text:p>0.1591163</text:p>
          </table:table-cell>
          <table:table-cell office:value-type="float" office:value="0.04127825" calcext:value-type="float">
            <text:p>0.04127825</text:p>
          </table:table-cell>
          <table:table-cell office:value-type="float" office:value="0.03829283" calcext:value-type="float">
            <text:p>0.03829283</text:p>
          </table:table-cell>
          <table:table-cell office:value-type="float" office:value="0.02101473" calcext:value-type="float">
            <text:p>0.02101473</text:p>
          </table:table-cell>
          <table:table-cell office:value-type="float" office:value="0.02899515" calcext:value-type="float">
            <text:p>0.02899515</text:p>
          </table:table-cell>
          <table:table-cell office:value-type="float" office:value="0.07372783" calcext:value-type="float">
            <text:p>0.07372783</text:p>
          </table:table-cell>
          <table:table-cell office:value-type="float" office:value="0.1361147" calcext:value-type="float">
            <text:p>0.1361147</text:p>
          </table:table-cell>
          <table:table-cell office:value-type="float" office:value="0.1416329" calcext:value-type="float">
            <text:p>0.1416329</text:p>
          </table:table-cell>
          <table:table-cell office:value-type="float" office:value="0.1528802" calcext:value-type="float">
            <text:p>0.1528802</text:p>
          </table:table-cell>
          <table:table-cell office:value-type="float" office:value="0.161714" calcext:value-type="float">
            <text:p>0.161714</text:p>
          </table:table-cell>
          <table:table-cell office:value-type="float" office:value="0.1784144" calcext:value-type="float">
            <text:p>0.1784144</text:p>
          </table:table-cell>
          <table:table-cell office:value-type="float" office:value="0.182696" calcext:value-type="float">
            <text:p>0.182696</text:p>
          </table:table-cell>
          <table:table-cell office:value-type="float" office:value="0" calcext:value-type="float">
            <text:p>0</text:p>
          </table:table-cell>
          <table:table-cell office:value-type="float" office:value="23.90486" calcext:value-type="float">
            <text:p>23.90486</text:p>
          </table:table-cell>
          <table:table-cell office:value-type="float" office:value="17.11958" calcext:value-type="float">
            <text:p>17.11958</text:p>
          </table:table-cell>
          <table:table-cell office:value-type="float" office:value="18.4403" calcext:value-type="float">
            <text:p>18.4403</text:p>
          </table:table-cell>
          <table:table-cell office:value-type="float" office:value="5.122567" calcext:value-type="float">
            <text:p>5.122567</text:p>
          </table:table-cell>
          <table:table-cell office:value-type="float" office:value="4.312166" calcext:value-type="float">
            <text:p>4.312166</text:p>
          </table:table-cell>
          <table:table-cell office:value-type="float" office:value="2.040248" calcext:value-type="float">
            <text:p>2.040248</text:p>
          </table:table-cell>
          <table:table-cell office:value-type="float" office:value="2.112983" calcext:value-type="float">
            <text:p>2.112983</text:p>
          </table:table-cell>
          <table:table-cell office:value-type="float" office:value="4.426104" calcext:value-type="float">
            <text:p>4.426104</text:p>
          </table:table-cell>
          <table:table-cell office:value-type="float" office:value="7.10512" calcext:value-type="float">
            <text:p>7.10512</text:p>
          </table:table-cell>
          <table:table-cell office:value-type="float" office:value="7.670774" calcext:value-type="float">
            <text:p>7.670774</text:p>
          </table:table-cell>
          <table:table-cell office:value-type="float" office:value="8.746901" calcext:value-type="float">
            <text:p>8.746901</text:p>
          </table:table-cell>
          <table:table-cell office:value-type="float" office:value="9.449438" calcext:value-type="float">
            <text:p>9.449438</text:p>
          </table:table-cell>
          <table:table-cell office:value-type="float" office:value="11.11963" calcext:value-type="float">
            <text:p>11.11963</text:p>
          </table:table-cell>
          <table:table-cell office:value-type="float" office:value="11.50543" calcext:value-type="float">
            <text:p>11.50543</text:p>
          </table:table-cell>
          <table:table-cell office:value-type="float" office:value="0" calcext:value-type="float">
            <text:p>0</text:p>
          </table:table-cell>
          <table:table-cell office:value-type="float" office:value="23.3316" calcext:value-type="float">
            <text:p>23.3316</text:p>
          </table:table-cell>
          <table:table-cell office:value-type="float" office:value="0" calcext:value-type="float">
            <text:p>0</text:p>
          </table:table-cell>
          <table:table-cell office:value-type="float" office:value="2.954991" calcext:value-type="float">
            <text:p>2.954991</text:p>
          </table:table-cell>
          <table:table-cell office:value-type="float" office:value="2.826379" calcext:value-type="float">
            <text:p>2.826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5:14.712735548</dc:date>
    <meta:editing-duration>PT7S</meta:editing-duration>
    <meta:editing-cycles>1</meta:editing-cycles>
    <meta:document-statistic meta:table-count="1" meta:cell-count="17616" meta:object-count="0"/>
    <meta:generator>LibreOffice/6.4.7.2$Linux_X86_64 LibreOffice_project/40$Build-2</meta:generator>
  </office:meta>
</office:document-meta>
</file>